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99.5pt"/>
    </style:style>
    <style:style style:name="co4" style:family="table-column">
      <style:table-column-properties fo:break-before="auto" style:column-width="82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4"/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East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Mx</text:p>
          </table:table-cell>
          <table:table-cell table:style-name="ce1" office:value-type="string" calcext:value-type="string">
            <text:p>My</text:p>
          </table:table-cell>
          <table:table-cell table:style-name="ce1" office:value-type="string" calcext:value-type="string">
            <text:p>Mz</text:p>
          </table:table-cell>
          <table:table-cell table:style-name="ce1" office:value-type="string" calcext:value-type="string">
            <text:p>Len</text:p>
          </table:table-cell>
          <table:table-cell table:style-name="ce1" office:value-type="string" calcext:value-type="string">
            <text:p>Mnx</text:p>
          </table:table-cell>
          <table:table-cell table:style-name="ce1" office:value-type="string" calcext:value-type="string">
            <text:p>Mny</text:p>
          </table:table-cell>
          <table:table-cell table:style-name="ce1" office:value-type="string" calcext:value-type="string">
            <text:p>Mnz</text:p>
          </table:table-cell>
          <table:table-cell table:style-name="ce3" office:value-type="string" calcext:value-type="string">
            <text:p>Bearing to North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1.07" calcext:value-type="float">
            <text:p>-161.07</text:p>
          </table:table-cell>
          <table:table-cell office:value-type="float" office:value="180.4" calcext:value-type="float">
            <text:p>180.40</text:p>
          </table:table-cell>
          <table:table-cell office:value-type="float" office:value="-494.03" calcext:value-type="float">
            <text:p>-494.03</text:p>
          </table:table-cell>
          <table:table-cell table:formula="of:=SQRT([.B2]^2 + [.C2]^2 + [.D2]^2)" office:value-type="float" office:value="550.048494043934" calcext:value-type="float">
            <text:p>550.05</text:p>
          </table:table-cell>
          <table:table-cell table:formula="of:=[.B2]/[.$E2]" office:value-type="float" office:value="-0.292828726456135" calcext:value-type="float">
            <text:p>-0.29</text:p>
          </table:table-cell>
          <table:table-cell table:formula="of:=[.C2]/[.$E2]" office:value-type="float" office:value="0.327971082465305" calcext:value-type="float">
            <text:p>0.33</text:p>
          </table:table-cell>
          <table:table-cell table:formula="of:=[.D2]/[.$E2]" office:value-type="float" office:value="-0.898157172230236" calcext:value-type="float">
            <text:p>-0.90</text:p>
          </table:table-cell>
          <table:table-cell table:style-name="ce2" table:formula="of:=DEGREES(ATAN2([.G2];[.F2]))" office:value-type="float" office:value="-41.7600472425844" calcext:value-type="float">
            <text:p>-41.7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1.07" calcext:value-type="float">
            <text:p>-161.07</text:p>
          </table:table-cell>
          <table:table-cell office:value-type="float" office:value="180.4" calcext:value-type="float">
            <text:p>180.40</text:p>
          </table:table-cell>
          <table:table-cell office:value-type="float" office:value="-494.03" calcext:value-type="float">
            <text:p>-494.03</text:p>
          </table:table-cell>
          <table:table-cell table:formula="of:=SQRT([.B3]^2 + [.C3]^2 + [.D3]^2)" office:value-type="float" office:value="550.048494043934" calcext:value-type="float">
            <text:p>550.05</text:p>
          </table:table-cell>
          <table:table-cell table:formula="of:=[.B3]/[.$E3]" office:value-type="float" office:value="-0.292828726456135" calcext:value-type="float">
            <text:p>-0.29</text:p>
          </table:table-cell>
          <table:table-cell table:formula="of:=[.C3]/[.$E3]" office:value-type="float" office:value="0.327971082465305" calcext:value-type="float">
            <text:p>0.33</text:p>
          </table:table-cell>
          <table:table-cell table:formula="of:=[.D3]/[.$E3]" office:value-type="float" office:value="-0.898157172230236" calcext:value-type="float">
            <text:p>-0.90</text:p>
          </table:table-cell>
          <table:table-cell table:style-name="ce2" table:formula="of:=DEGREES(ATAN2([.G3];[.F3]))" office:value-type="float" office:value="-41.7600472425844" calcext:value-type="float">
            <text:p>-41.7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0.12" calcext:value-type="float">
            <text:p>-170.12</text:p>
          </table:table-cell>
          <table:table-cell office:value-type="float" office:value="189.42" calcext:value-type="float">
            <text:p>189.42</text:p>
          </table:table-cell>
          <table:table-cell office:value-type="float" office:value="-495.76" calcext:value-type="float">
            <text:p>-495.76</text:p>
          </table:table-cell>
          <table:table-cell table:formula="of:=SQRT([.B4]^2 + [.C4]^2 + [.D4]^2)" office:value-type="float" office:value="557.313850895525" calcext:value-type="float">
            <text:p>557.31</text:p>
          </table:table-cell>
          <table:table-cell table:formula="of:=[.B4]/[.$E4]" office:value-type="float" office:value="-0.305249904926355" calcext:value-type="float">
            <text:p>-0.31</text:p>
          </table:table-cell>
          <table:table-cell table:formula="of:=[.C4]/[.$E4]" office:value-type="float" office:value="0.339880302087645" calcext:value-type="float">
            <text:p>0.34</text:p>
          </table:table-cell>
          <table:table-cell table:formula="of:=[.D4]/[.$E4]" office:value-type="float" office:value="-0.889552626771043" calcext:value-type="float">
            <text:p>-0.89</text:p>
          </table:table-cell>
          <table:table-cell table:style-name="ce2" table:formula="of:=DEGREES(ATAN2([.G4];[.F4]))" office:value-type="float" office:value="-41.9273286860354" calcext:value-type="float">
            <text:p>-41.9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0.12" calcext:value-type="float">
            <text:p>-170.12</text:p>
          </table:table-cell>
          <table:table-cell office:value-type="float" office:value="189.42" calcext:value-type="float">
            <text:p>189.42</text:p>
          </table:table-cell>
          <table:table-cell office:value-type="float" office:value="-495.76" calcext:value-type="float">
            <text:p>-495.76</text:p>
          </table:table-cell>
          <table:table-cell table:formula="of:=SQRT([.B5]^2 + [.C5]^2 + [.D5]^2)" office:value-type="float" office:value="557.313850895525" calcext:value-type="float">
            <text:p>557.31</text:p>
          </table:table-cell>
          <table:table-cell table:formula="of:=[.B5]/[.$E5]" office:value-type="float" office:value="-0.305249904926355" calcext:value-type="float">
            <text:p>-0.31</text:p>
          </table:table-cell>
          <table:table-cell table:formula="of:=[.C5]/[.$E5]" office:value-type="float" office:value="0.339880302087645" calcext:value-type="float">
            <text:p>0.34</text:p>
          </table:table-cell>
          <table:table-cell table:formula="of:=[.D5]/[.$E5]" office:value-type="float" office:value="-0.889552626771043" calcext:value-type="float">
            <text:p>-0.89</text:p>
          </table:table-cell>
          <table:table-cell table:style-name="ce2" table:formula="of:=DEGREES(ATAN2([.G5];[.F5]))" office:value-type="float" office:value="-41.9273286860354" calcext:value-type="float">
            <text:p>-41.9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0.12" calcext:value-type="float">
            <text:p>-170.12</text:p>
          </table:table-cell>
          <table:table-cell office:value-type="float" office:value="189.42" calcext:value-type="float">
            <text:p>189.42</text:p>
          </table:table-cell>
          <table:table-cell office:value-type="float" office:value="-495.76" calcext:value-type="float">
            <text:p>-495.76</text:p>
          </table:table-cell>
          <table:table-cell table:formula="of:=SQRT([.B6]^2 + [.C6]^2 + [.D6]^2)" office:value-type="float" office:value="557.313850895525" calcext:value-type="float">
            <text:p>557.31</text:p>
          </table:table-cell>
          <table:table-cell table:formula="of:=[.B6]/[.$E6]" office:value-type="float" office:value="-0.305249904926355" calcext:value-type="float">
            <text:p>-0.31</text:p>
          </table:table-cell>
          <table:table-cell table:formula="of:=[.C6]/[.$E6]" office:value-type="float" office:value="0.339880302087645" calcext:value-type="float">
            <text:p>0.34</text:p>
          </table:table-cell>
          <table:table-cell table:formula="of:=[.D6]/[.$E6]" office:value-type="float" office:value="-0.889552626771043" calcext:value-type="float">
            <text:p>-0.89</text:p>
          </table:table-cell>
          <table:table-cell table:style-name="ce2" table:formula="of:=DEGREES(ATAN2([.G6];[.F6]))" office:value-type="float" office:value="-41.9273286860354" calcext:value-type="float">
            <text:p>-41.9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0.12" calcext:value-type="float">
            <text:p>-170.12</text:p>
          </table:table-cell>
          <table:table-cell office:value-type="float" office:value="189.42" calcext:value-type="float">
            <text:p>189.42</text:p>
          </table:table-cell>
          <table:table-cell office:value-type="float" office:value="-495.76" calcext:value-type="float">
            <text:p>-495.76</text:p>
          </table:table-cell>
          <table:table-cell table:formula="of:=SQRT([.B7]^2 + [.C7]^2 + [.D7]^2)" office:value-type="float" office:value="557.313850895525" calcext:value-type="float">
            <text:p>557.31</text:p>
          </table:table-cell>
          <table:table-cell table:formula="of:=[.B7]/[.$E7]" office:value-type="float" office:value="-0.305249904926355" calcext:value-type="float">
            <text:p>-0.31</text:p>
          </table:table-cell>
          <table:table-cell table:formula="of:=[.C7]/[.$E7]" office:value-type="float" office:value="0.339880302087645" calcext:value-type="float">
            <text:p>0.34</text:p>
          </table:table-cell>
          <table:table-cell table:formula="of:=[.D7]/[.$E7]" office:value-type="float" office:value="-0.889552626771043" calcext:value-type="float">
            <text:p>-0.89</text:p>
          </table:table-cell>
          <table:table-cell table:style-name="ce2" table:formula="of:=DEGREES(ATAN2([.G7];[.F7]))" office:value-type="float" office:value="-41.9273286860354" calcext:value-type="float">
            <text:p>-41.9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184" calcext:value-type="float">
            <text:p>184.00</text:p>
          </table:table-cell>
          <table:table-cell office:value-type="float" office:value="-483.59" calcext:value-type="float">
            <text:p>-483.59</text:p>
          </table:table-cell>
          <table:table-cell table:formula="of:=SQRT([.B8]^2 + [.C8]^2 + [.D8]^2)" office:value-type="float" office:value="545.229504887621" calcext:value-type="float">
            <text:p>545.23</text:p>
          </table:table-cell>
          <table:table-cell table:formula="of:=[.B8]/[.$E8]" office:value-type="float" office:value="-0.315335099180733" calcext:value-type="float">
            <text:p>-0.32</text:p>
          </table:table-cell>
          <table:table-cell table:formula="of:=[.C8]/[.$E8]" office:value-type="float" office:value="0.337472565865497" calcext:value-type="float">
            <text:p>0.34</text:p>
          </table:table-cell>
          <table:table-cell table:formula="of:=[.D8]/[.$E8]" office:value-type="float" office:value="-0.886947598515738" calcext:value-type="float">
            <text:p>-0.89</text:p>
          </table:table-cell>
          <table:table-cell table:style-name="ce2" table:formula="of:=DEGREES(ATAN2([.G8];[.F8]))" office:value-type="float" office:value="-43.0577777903494" calcext:value-type="float">
            <text:p>-43.0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184" calcext:value-type="float">
            <text:p>184.00</text:p>
          </table:table-cell>
          <table:table-cell office:value-type="float" office:value="-483.59" calcext:value-type="float">
            <text:p>-483.59</text:p>
          </table:table-cell>
          <table:table-cell table:formula="of:=SQRT([.B9]^2 + [.C9]^2 + [.D9]^2)" office:value-type="float" office:value="545.229504887621" calcext:value-type="float">
            <text:p>545.23</text:p>
          </table:table-cell>
          <table:table-cell table:formula="of:=[.B9]/[.$E9]" office:value-type="float" office:value="-0.315335099180733" calcext:value-type="float">
            <text:p>-0.32</text:p>
          </table:table-cell>
          <table:table-cell table:formula="of:=[.C9]/[.$E9]" office:value-type="float" office:value="0.337472565865497" calcext:value-type="float">
            <text:p>0.34</text:p>
          </table:table-cell>
          <table:table-cell table:formula="of:=[.D9]/[.$E9]" office:value-type="float" office:value="-0.886947598515738" calcext:value-type="float">
            <text:p>-0.89</text:p>
          </table:table-cell>
          <table:table-cell table:style-name="ce2" table:formula="of:=DEGREES(ATAN2([.G9];[.F9]))" office:value-type="float" office:value="-43.0577777903494" calcext:value-type="float">
            <text:p>-43.0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184" calcext:value-type="float">
            <text:p>184.00</text:p>
          </table:table-cell>
          <table:table-cell office:value-type="float" office:value="-483.59" calcext:value-type="float">
            <text:p>-483.59</text:p>
          </table:table-cell>
          <table:table-cell table:formula="of:=SQRT([.B10]^2 + [.C10]^2 + [.D10]^2)" office:value-type="float" office:value="545.229504887621" calcext:value-type="float">
            <text:p>545.23</text:p>
          </table:table-cell>
          <table:table-cell table:formula="of:=[.B10]/[.$E10]" office:value-type="float" office:value="-0.315335099180733" calcext:value-type="float">
            <text:p>-0.32</text:p>
          </table:table-cell>
          <table:table-cell table:formula="of:=[.C10]/[.$E10]" office:value-type="float" office:value="0.337472565865497" calcext:value-type="float">
            <text:p>0.34</text:p>
          </table:table-cell>
          <table:table-cell table:formula="of:=[.D10]/[.$E10]" office:value-type="float" office:value="-0.886947598515738" calcext:value-type="float">
            <text:p>-0.89</text:p>
          </table:table-cell>
          <table:table-cell table:style-name="ce2" table:formula="of:=DEGREES(ATAN2([.G10];[.F10]))" office:value-type="float" office:value="-43.0577777903494" calcext:value-type="float">
            <text:p>-43.0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8.31" calcext:value-type="float">
            <text:p>-168.31</text:p>
          </table:table-cell>
          <table:table-cell office:value-type="float" office:value="194.83" calcext:value-type="float">
            <text:p>194.83</text:p>
          </table:table-cell>
          <table:table-cell office:value-type="float" office:value="-490.55" calcext:value-type="float">
            <text:p>-490.55</text:p>
          </table:table-cell>
          <table:table-cell table:formula="of:=SQRT([.B11]^2 + [.C11]^2 + [.D11]^2)" office:value-type="float" office:value="554.00928466949" calcext:value-type="float">
            <text:p>554.01</text:p>
          </table:table-cell>
          <table:table-cell table:formula="of:=[.B11]/[.$E11]" office:value-type="float" office:value="-0.30380357271523" calcext:value-type="float">
            <text:p>-0.30</text:p>
          </table:table-cell>
          <table:table-cell table:formula="of:=[.C11]/[.$E11]" office:value-type="float" office:value="0.351672806559968" calcext:value-type="float">
            <text:p>0.35</text:p>
          </table:table-cell>
          <table:table-cell table:formula="of:=[.D11]/[.$E11]" office:value-type="float" office:value="-0.885454474454614" calcext:value-type="float">
            <text:p>-0.89</text:p>
          </table:table-cell>
          <table:table-cell table:style-name="ce2" table:formula="of:=DEGREES(ATAN2([.G11];[.F11]))" office:value-type="float" office:value="-40.8231222717729" calcext:value-type="float">
            <text:p>-40.8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8.31" calcext:value-type="float">
            <text:p>-168.31</text:p>
          </table:table-cell>
          <table:table-cell office:value-type="float" office:value="194.83" calcext:value-type="float">
            <text:p>194.83</text:p>
          </table:table-cell>
          <table:table-cell office:value-type="float" office:value="-490.55" calcext:value-type="float">
            <text:p>-490.55</text:p>
          </table:table-cell>
          <table:table-cell table:formula="of:=SQRT([.B12]^2 + [.C12]^2 + [.D12]^2)" office:value-type="float" office:value="554.00928466949" calcext:value-type="float">
            <text:p>554.01</text:p>
          </table:table-cell>
          <table:table-cell table:formula="of:=[.B12]/[.$E12]" office:value-type="float" office:value="-0.30380357271523" calcext:value-type="float">
            <text:p>-0.30</text:p>
          </table:table-cell>
          <table:table-cell table:formula="of:=[.C12]/[.$E12]" office:value-type="float" office:value="0.351672806559968" calcext:value-type="float">
            <text:p>0.35</text:p>
          </table:table-cell>
          <table:table-cell table:formula="of:=[.D12]/[.$E12]" office:value-type="float" office:value="-0.885454474454614" calcext:value-type="float">
            <text:p>-0.89</text:p>
          </table:table-cell>
          <table:table-cell table:style-name="ce2" table:formula="of:=DEGREES(ATAN2([.G12];[.F12]))" office:value-type="float" office:value="-40.8231222717729" calcext:value-type="float">
            <text:p>-40.8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8.31" calcext:value-type="float">
            <text:p>-168.31</text:p>
          </table:table-cell>
          <table:table-cell office:value-type="float" office:value="194.83" calcext:value-type="float">
            <text:p>194.83</text:p>
          </table:table-cell>
          <table:table-cell office:value-type="float" office:value="-490.55" calcext:value-type="float">
            <text:p>-490.55</text:p>
          </table:table-cell>
          <table:table-cell table:formula="of:=SQRT([.B13]^2 + [.C13]^2 + [.D13]^2)" office:value-type="float" office:value="554.00928466949" calcext:value-type="float">
            <text:p>554.01</text:p>
          </table:table-cell>
          <table:table-cell table:formula="of:=[.B13]/[.$E13]" office:value-type="float" office:value="-0.30380357271523" calcext:value-type="float">
            <text:p>-0.30</text:p>
          </table:table-cell>
          <table:table-cell table:formula="of:=[.C13]/[.$E13]" office:value-type="float" office:value="0.351672806559968" calcext:value-type="float">
            <text:p>0.35</text:p>
          </table:table-cell>
          <table:table-cell table:formula="of:=[.D13]/[.$E13]" office:value-type="float" office:value="-0.885454474454614" calcext:value-type="float">
            <text:p>-0.89</text:p>
          </table:table-cell>
          <table:table-cell table:style-name="ce2" table:formula="of:=DEGREES(ATAN2([.G13];[.F13]))" office:value-type="float" office:value="-40.8231222717729" calcext:value-type="float">
            <text:p>-40.8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8.31" calcext:value-type="float">
            <text:p>-168.31</text:p>
          </table:table-cell>
          <table:table-cell office:value-type="float" office:value="194.83" calcext:value-type="float">
            <text:p>194.83</text:p>
          </table:table-cell>
          <table:table-cell office:value-type="float" office:value="-490.55" calcext:value-type="float">
            <text:p>-490.55</text:p>
          </table:table-cell>
          <table:table-cell table:formula="of:=SQRT([.B14]^2 + [.C14]^2 + [.D14]^2)" office:value-type="float" office:value="554.00928466949" calcext:value-type="float">
            <text:p>554.01</text:p>
          </table:table-cell>
          <table:table-cell table:formula="of:=[.B14]/[.$E14]" office:value-type="float" office:value="-0.30380357271523" calcext:value-type="float">
            <text:p>-0.30</text:p>
          </table:table-cell>
          <table:table-cell table:formula="of:=[.C14]/[.$E14]" office:value-type="float" office:value="0.351672806559968" calcext:value-type="float">
            <text:p>0.35</text:p>
          </table:table-cell>
          <table:table-cell table:formula="of:=[.D14]/[.$E14]" office:value-type="float" office:value="-0.885454474454614" calcext:value-type="float">
            <text:p>-0.89</text:p>
          </table:table-cell>
          <table:table-cell table:style-name="ce2" table:formula="of:=DEGREES(ATAN2([.G14];[.F14]))" office:value-type="float" office:value="-40.8231222717729" calcext:value-type="float">
            <text:p>-40.8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8.31" calcext:value-type="float">
            <text:p>-168.31</text:p>
          </table:table-cell>
          <table:table-cell office:value-type="float" office:value="176.79" calcext:value-type="float">
            <text:p>176.79</text:p>
          </table:table-cell>
          <table:table-cell office:value-type="float" office:value="-497.5" calcext:value-type="float">
            <text:p>-497.50</text:p>
          </table:table-cell>
          <table:table-cell table:formula="of:=SQRT([.B15]^2 + [.C15]^2 + [.D15]^2)" office:value-type="float" office:value="554.156304845483" calcext:value-type="float">
            <text:p>554.16</text:p>
          </table:table-cell>
          <table:table-cell table:formula="of:=[.B15]/[.$E15]" office:value-type="float" office:value="-0.303722972252261" calcext:value-type="float">
            <text:p>-0.30</text:p>
          </table:table-cell>
          <table:table-cell table:formula="of:=[.C15]/[.$E15]" office:value-type="float" office:value="0.319025514018639" calcext:value-type="float">
            <text:p>0.32</text:p>
          </table:table-cell>
          <table:table-cell table:formula="of:=[.D15]/[.$E15]" office:value-type="float" office:value="-0.897761147261005" calcext:value-type="float">
            <text:p>-0.90</text:p>
          </table:table-cell>
          <table:table-cell table:style-name="ce2" table:formula="of:=DEGREES(ATAN2([.G15];[.F15]))" office:value-type="float" office:value="-43.5923777031147" calcext:value-type="float">
            <text:p>-43.5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8.31" calcext:value-type="float">
            <text:p>-168.31</text:p>
          </table:table-cell>
          <table:table-cell office:value-type="float" office:value="176.79" calcext:value-type="float">
            <text:p>176.79</text:p>
          </table:table-cell>
          <table:table-cell office:value-type="float" office:value="-497.5" calcext:value-type="float">
            <text:p>-497.50</text:p>
          </table:table-cell>
          <table:table-cell table:formula="of:=SQRT([.B16]^2 + [.C16]^2 + [.D16]^2)" office:value-type="float" office:value="554.156304845483" calcext:value-type="float">
            <text:p>554.16</text:p>
          </table:table-cell>
          <table:table-cell table:formula="of:=[.B16]/[.$E16]" office:value-type="float" office:value="-0.303722972252261" calcext:value-type="float">
            <text:p>-0.30</text:p>
          </table:table-cell>
          <table:table-cell table:formula="of:=[.C16]/[.$E16]" office:value-type="float" office:value="0.319025514018639" calcext:value-type="float">
            <text:p>0.32</text:p>
          </table:table-cell>
          <table:table-cell table:formula="of:=[.D16]/[.$E16]" office:value-type="float" office:value="-0.897761147261005" calcext:value-type="float">
            <text:p>-0.90</text:p>
          </table:table-cell>
          <table:table-cell table:style-name="ce2" table:formula="of:=DEGREES(ATAN2([.G16];[.F16]))" office:value-type="float" office:value="-43.5923777031147" calcext:value-type="float">
            <text:p>-43.5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8.31" calcext:value-type="float">
            <text:p>-168.31</text:p>
          </table:table-cell>
          <table:table-cell office:value-type="float" office:value="176.79" calcext:value-type="float">
            <text:p>176.79</text:p>
          </table:table-cell>
          <table:table-cell office:value-type="float" office:value="-497.5" calcext:value-type="float">
            <text:p>-497.50</text:p>
          </table:table-cell>
          <table:table-cell table:formula="of:=SQRT([.B17]^2 + [.C17]^2 + [.D17]^2)" office:value-type="float" office:value="554.156304845483" calcext:value-type="float">
            <text:p>554.16</text:p>
          </table:table-cell>
          <table:table-cell table:formula="of:=[.B17]/[.$E17]" office:value-type="float" office:value="-0.303722972252261" calcext:value-type="float">
            <text:p>-0.30</text:p>
          </table:table-cell>
          <table:table-cell table:formula="of:=[.C17]/[.$E17]" office:value-type="float" office:value="0.319025514018639" calcext:value-type="float">
            <text:p>0.32</text:p>
          </table:table-cell>
          <table:table-cell table:formula="of:=[.D17]/[.$E17]" office:value-type="float" office:value="-0.897761147261005" calcext:value-type="float">
            <text:p>-0.90</text:p>
          </table:table-cell>
          <table:table-cell table:style-name="ce2" table:formula="of:=DEGREES(ATAN2([.G17];[.F17]))" office:value-type="float" office:value="-43.5923777031147" calcext:value-type="float">
            <text:p>-43.5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8.31" calcext:value-type="float">
            <text:p>-168.31</text:p>
          </table:table-cell>
          <table:table-cell office:value-type="float" office:value="176.79" calcext:value-type="float">
            <text:p>176.79</text:p>
          </table:table-cell>
          <table:table-cell office:value-type="float" office:value="-497.5" calcext:value-type="float">
            <text:p>-497.50</text:p>
          </table:table-cell>
          <table:table-cell table:formula="of:=SQRT([.B18]^2 + [.C18]^2 + [.D18]^2)" office:value-type="float" office:value="554.156304845483" calcext:value-type="float">
            <text:p>554.16</text:p>
          </table:table-cell>
          <table:table-cell table:formula="of:=[.B18]/[.$E18]" office:value-type="float" office:value="-0.303722972252261" calcext:value-type="float">
            <text:p>-0.30</text:p>
          </table:table-cell>
          <table:table-cell table:formula="of:=[.C18]/[.$E18]" office:value-type="float" office:value="0.319025514018639" calcext:value-type="float">
            <text:p>0.32</text:p>
          </table:table-cell>
          <table:table-cell table:formula="of:=[.D18]/[.$E18]" office:value-type="float" office:value="-0.897761147261005" calcext:value-type="float">
            <text:p>-0.90</text:p>
          </table:table-cell>
          <table:table-cell table:style-name="ce2" table:formula="of:=DEGREES(ATAN2([.G18];[.F18]))" office:value-type="float" office:value="-43.5923777031147" calcext:value-type="float">
            <text:p>-43.5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8.31" calcext:value-type="float">
            <text:p>-168.31</text:p>
          </table:table-cell>
          <table:table-cell office:value-type="float" office:value="176.79" calcext:value-type="float">
            <text:p>176.79</text:p>
          </table:table-cell>
          <table:table-cell office:value-type="float" office:value="-497.5" calcext:value-type="float">
            <text:p>-497.50</text:p>
          </table:table-cell>
          <table:table-cell table:formula="of:=SQRT([.B19]^2 + [.C19]^2 + [.D19]^2)" office:value-type="float" office:value="554.156304845483" calcext:value-type="float">
            <text:p>554.16</text:p>
          </table:table-cell>
          <table:table-cell table:formula="of:=[.B19]/[.$E19]" office:value-type="float" office:value="-0.303722972252261" calcext:value-type="float">
            <text:p>-0.30</text:p>
          </table:table-cell>
          <table:table-cell table:formula="of:=[.C19]/[.$E19]" office:value-type="float" office:value="0.319025514018639" calcext:value-type="float">
            <text:p>0.32</text:p>
          </table:table-cell>
          <table:table-cell table:formula="of:=[.D19]/[.$E19]" office:value-type="float" office:value="-0.897761147261005" calcext:value-type="float">
            <text:p>-0.90</text:p>
          </table:table-cell>
          <table:table-cell table:style-name="ce2" table:formula="of:=DEGREES(ATAN2([.G19];[.F19]))" office:value-type="float" office:value="-43.5923777031147" calcext:value-type="float">
            <text:p>-43.5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0.12" calcext:value-type="float">
            <text:p>-170.12</text:p>
          </table:table-cell>
          <table:table-cell office:value-type="float" office:value="193.02" calcext:value-type="float">
            <text:p>193.02</text:p>
          </table:table-cell>
          <table:table-cell office:value-type="float" office:value="-502.72" calcext:value-type="float">
            <text:p>-502.72</text:p>
          </table:table-cell>
          <table:table-cell table:formula="of:=SQRT([.B20]^2 + [.C20]^2 + [.D20]^2)" office:value-type="float" office:value="564.734391727651" calcext:value-type="float">
            <text:p>564.73</text:p>
          </table:table-cell>
          <table:table-cell table:formula="of:=[.B20]/[.$E20]" office:value-type="float" office:value="-0.301238958512097" calcext:value-type="float">
            <text:p>-0.30</text:p>
          </table:table-cell>
          <table:table-cell table:formula="of:=[.C20]/[.$E20]" office:value-type="float" office:value="0.34178899466262" calcext:value-type="float">
            <text:p>0.34</text:p>
          </table:table-cell>
          <table:table-cell table:formula="of:=[.D20]/[.$E20]" office:value-type="float" office:value="-0.890188391859871" calcext:value-type="float">
            <text:p>-0.89</text:p>
          </table:table-cell>
          <table:table-cell table:style-name="ce2" table:formula="of:=DEGREES(ATAN2([.G20];[.F20]))" office:value-type="float" office:value="-41.3916444114254" calcext:value-type="float">
            <text:p>-41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0.12" calcext:value-type="float">
            <text:p>-170.12</text:p>
          </table:table-cell>
          <table:table-cell office:value-type="float" office:value="193.02" calcext:value-type="float">
            <text:p>193.02</text:p>
          </table:table-cell>
          <table:table-cell office:value-type="float" office:value="-502.72" calcext:value-type="float">
            <text:p>-502.72</text:p>
          </table:table-cell>
          <table:table-cell table:formula="of:=SQRT([.B21]^2 + [.C21]^2 + [.D21]^2)" office:value-type="float" office:value="564.734391727651" calcext:value-type="float">
            <text:p>564.73</text:p>
          </table:table-cell>
          <table:table-cell table:formula="of:=[.B21]/[.$E21]" office:value-type="float" office:value="-0.301238958512097" calcext:value-type="float">
            <text:p>-0.30</text:p>
          </table:table-cell>
          <table:table-cell table:formula="of:=[.C21]/[.$E21]" office:value-type="float" office:value="0.34178899466262" calcext:value-type="float">
            <text:p>0.34</text:p>
          </table:table-cell>
          <table:table-cell table:formula="of:=[.D21]/[.$E21]" office:value-type="float" office:value="-0.890188391859871" calcext:value-type="float">
            <text:p>-0.89</text:p>
          </table:table-cell>
          <table:table-cell table:style-name="ce2" table:formula="of:=DEGREES(ATAN2([.G21];[.F21]))" office:value-type="float" office:value="-41.3916444114254" calcext:value-type="float">
            <text:p>-41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0.12" calcext:value-type="float">
            <text:p>-170.12</text:p>
          </table:table-cell>
          <table:table-cell office:value-type="float" office:value="193.02" calcext:value-type="float">
            <text:p>193.02</text:p>
          </table:table-cell>
          <table:table-cell office:value-type="float" office:value="-502.72" calcext:value-type="float">
            <text:p>-502.72</text:p>
          </table:table-cell>
          <table:table-cell table:formula="of:=SQRT([.B22]^2 + [.C22]^2 + [.D22]^2)" office:value-type="float" office:value="564.734391727651" calcext:value-type="float">
            <text:p>564.73</text:p>
          </table:table-cell>
          <table:table-cell table:formula="of:=[.B22]/[.$E22]" office:value-type="float" office:value="-0.301238958512097" calcext:value-type="float">
            <text:p>-0.30</text:p>
          </table:table-cell>
          <table:table-cell table:formula="of:=[.C22]/[.$E22]" office:value-type="float" office:value="0.34178899466262" calcext:value-type="float">
            <text:p>0.34</text:p>
          </table:table-cell>
          <table:table-cell table:formula="of:=[.D22]/[.$E22]" office:value-type="float" office:value="-0.890188391859871" calcext:value-type="float">
            <text:p>-0.89</text:p>
          </table:table-cell>
          <table:table-cell table:style-name="ce2" table:formula="of:=DEGREES(ATAN2([.G22];[.F22]))" office:value-type="float" office:value="-41.3916444114254" calcext:value-type="float">
            <text:p>-41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0.12" calcext:value-type="float">
            <text:p>-170.12</text:p>
          </table:table-cell>
          <table:table-cell office:value-type="float" office:value="193.02" calcext:value-type="float">
            <text:p>193.02</text:p>
          </table:table-cell>
          <table:table-cell office:value-type="float" office:value="-502.72" calcext:value-type="float">
            <text:p>-502.72</text:p>
          </table:table-cell>
          <table:table-cell table:formula="of:=SQRT([.B23]^2 + [.C23]^2 + [.D23]^2)" office:value-type="float" office:value="564.734391727651" calcext:value-type="float">
            <text:p>564.73</text:p>
          </table:table-cell>
          <table:table-cell table:formula="of:=[.B23]/[.$E23]" office:value-type="float" office:value="-0.301238958512097" calcext:value-type="float">
            <text:p>-0.30</text:p>
          </table:table-cell>
          <table:table-cell table:formula="of:=[.C23]/[.$E23]" office:value-type="float" office:value="0.34178899466262" calcext:value-type="float">
            <text:p>0.34</text:p>
          </table:table-cell>
          <table:table-cell table:formula="of:=[.D23]/[.$E23]" office:value-type="float" office:value="-0.890188391859871" calcext:value-type="float">
            <text:p>-0.89</text:p>
          </table:table-cell>
          <table:table-cell table:style-name="ce2" table:formula="of:=DEGREES(ATAN2([.G23];[.F23]))" office:value-type="float" office:value="-41.3916444114254" calcext:value-type="float">
            <text:p>-41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59.26" calcext:value-type="float">
            <text:p>-159.26</text:p>
          </table:table-cell>
          <table:table-cell office:value-type="float" office:value="178.59" calcext:value-type="float">
            <text:p>178.59</text:p>
          </table:table-cell>
          <table:table-cell office:value-type="float" office:value="-502.72" calcext:value-type="float">
            <text:p>-502.72</text:p>
          </table:table-cell>
          <table:table-cell table:formula="of:=SQRT([.B24]^2 + [.C24]^2 + [.D24]^2)" office:value-type="float" office:value="556.763445369755" calcext:value-type="float">
            <text:p>556.76</text:p>
          </table:table-cell>
          <table:table-cell table:formula="of:=[.B24]/[.$E24]" office:value-type="float" office:value="-0.28604607814048" calcext:value-type="float">
            <text:p>-0.29</text:p>
          </table:table-cell>
          <table:table-cell table:formula="of:=[.C24]/[.$E24]" office:value-type="float" office:value="0.320764593087457" calcext:value-type="float">
            <text:p>0.32</text:p>
          </table:table-cell>
          <table:table-cell table:formula="of:=[.D24]/[.$E24]" office:value-type="float" office:value="-0.902932841911229" calcext:value-type="float">
            <text:p>-0.90</text:p>
          </table:table-cell>
          <table:table-cell table:style-name="ce2" table:formula="of:=DEGREES(ATAN2([.G24];[.F24]))" office:value-type="float" office:value="-41.7254068985833" calcext:value-type="float">
            <text:p>-41.7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59.26" calcext:value-type="float">
            <text:p>-159.26</text:p>
          </table:table-cell>
          <table:table-cell office:value-type="float" office:value="178.59" calcext:value-type="float">
            <text:p>178.59</text:p>
          </table:table-cell>
          <table:table-cell office:value-type="float" office:value="-502.72" calcext:value-type="float">
            <text:p>-502.72</text:p>
          </table:table-cell>
          <table:table-cell table:formula="of:=SQRT([.B25]^2 + [.C25]^2 + [.D25]^2)" office:value-type="float" office:value="556.763445369755" calcext:value-type="float">
            <text:p>556.76</text:p>
          </table:table-cell>
          <table:table-cell table:formula="of:=[.B25]/[.$E25]" office:value-type="float" office:value="-0.28604607814048" calcext:value-type="float">
            <text:p>-0.29</text:p>
          </table:table-cell>
          <table:table-cell table:formula="of:=[.C25]/[.$E25]" office:value-type="float" office:value="0.320764593087457" calcext:value-type="float">
            <text:p>0.32</text:p>
          </table:table-cell>
          <table:table-cell table:formula="of:=[.D25]/[.$E25]" office:value-type="float" office:value="-0.902932841911229" calcext:value-type="float">
            <text:p>-0.90</text:p>
          </table:table-cell>
          <table:table-cell table:style-name="ce2" table:formula="of:=DEGREES(ATAN2([.G25];[.F25]))" office:value-type="float" office:value="-41.7254068985833" calcext:value-type="float">
            <text:p>-41.7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59.26" calcext:value-type="float">
            <text:p>-159.26</text:p>
          </table:table-cell>
          <table:table-cell office:value-type="float" office:value="178.59" calcext:value-type="float">
            <text:p>178.59</text:p>
          </table:table-cell>
          <table:table-cell office:value-type="float" office:value="-502.72" calcext:value-type="float">
            <text:p>-502.72</text:p>
          </table:table-cell>
          <table:table-cell table:formula="of:=SQRT([.B26]^2 + [.C26]^2 + [.D26]^2)" office:value-type="float" office:value="556.763445369755" calcext:value-type="float">
            <text:p>556.76</text:p>
          </table:table-cell>
          <table:table-cell table:formula="of:=[.B26]/[.$E26]" office:value-type="float" office:value="-0.28604607814048" calcext:value-type="float">
            <text:p>-0.29</text:p>
          </table:table-cell>
          <table:table-cell table:formula="of:=[.C26]/[.$E26]" office:value-type="float" office:value="0.320764593087457" calcext:value-type="float">
            <text:p>0.32</text:p>
          </table:table-cell>
          <table:table-cell table:formula="of:=[.D26]/[.$E26]" office:value-type="float" office:value="-0.902932841911229" calcext:value-type="float">
            <text:p>-0.90</text:p>
          </table:table-cell>
          <table:table-cell table:style-name="ce2" table:formula="of:=DEGREES(ATAN2([.G26];[.F26]))" office:value-type="float" office:value="-41.7254068985833" calcext:value-type="float">
            <text:p>-41.7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59.26" calcext:value-type="float">
            <text:p>-159.26</text:p>
          </table:table-cell>
          <table:table-cell office:value-type="float" office:value="178.59" calcext:value-type="float">
            <text:p>178.59</text:p>
          </table:table-cell>
          <table:table-cell office:value-type="float" office:value="-502.72" calcext:value-type="float">
            <text:p>-502.72</text:p>
          </table:table-cell>
          <table:table-cell table:formula="of:=SQRT([.B27]^2 + [.C27]^2 + [.D27]^2)" office:value-type="float" office:value="556.763445369755" calcext:value-type="float">
            <text:p>556.76</text:p>
          </table:table-cell>
          <table:table-cell table:formula="of:=[.B27]/[.$E27]" office:value-type="float" office:value="-0.28604607814048" calcext:value-type="float">
            <text:p>-0.29</text:p>
          </table:table-cell>
          <table:table-cell table:formula="of:=[.C27]/[.$E27]" office:value-type="float" office:value="0.320764593087457" calcext:value-type="float">
            <text:p>0.32</text:p>
          </table:table-cell>
          <table:table-cell table:formula="of:=[.D27]/[.$E27]" office:value-type="float" office:value="-0.902932841911229" calcext:value-type="float">
            <text:p>-0.90</text:p>
          </table:table-cell>
          <table:table-cell table:style-name="ce2" table:formula="of:=DEGREES(ATAN2([.G27];[.F27]))" office:value-type="float" office:value="-41.7254068985833" calcext:value-type="float">
            <text:p>-41.7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174.98" calcext:value-type="float">
            <text:p>174.98</text:p>
          </table:table-cell>
          <table:table-cell office:value-type="float" office:value="-495.76" calcext:value-type="float">
            <text:p>-495.76</text:p>
          </table:table-cell>
          <table:table-cell table:formula="of:=SQRT([.B28]^2 + [.C28]^2 + [.D28]^2)" office:value-type="float" office:value="556.012354538998" calcext:value-type="float">
            <text:p>556.01</text:p>
          </table:table-cell>
          <table:table-cell table:formula="of:=[.B28]/[.$E28]" office:value-type="float" office:value="-0.325496364464877" calcext:value-type="float">
            <text:p>-0.33</text:p>
          </table:table-cell>
          <table:table-cell table:formula="of:=[.C28]/[.$E28]" office:value-type="float" office:value="0.314705237341497" calcext:value-type="float">
            <text:p>0.31</text:p>
          </table:table-cell>
          <table:table-cell table:formula="of:=[.D28]/[.$E28]" office:value-type="float" office:value="-0.891634863781122" calcext:value-type="float">
            <text:p>-0.89</text:p>
          </table:table-cell>
          <table:table-cell table:style-name="ce2" table:formula="of:=DEGREES(ATAN2([.G28];[.F28]))" office:value-type="float" office:value="-45.9656762698093" calcext:value-type="float">
            <text:p>-45.9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174.98" calcext:value-type="float">
            <text:p>174.98</text:p>
          </table:table-cell>
          <table:table-cell office:value-type="float" office:value="-495.76" calcext:value-type="float">
            <text:p>-495.76</text:p>
          </table:table-cell>
          <table:table-cell table:formula="of:=SQRT([.B29]^2 + [.C29]^2 + [.D29]^2)" office:value-type="float" office:value="556.012354538998" calcext:value-type="float">
            <text:p>556.01</text:p>
          </table:table-cell>
          <table:table-cell table:formula="of:=[.B29]/[.$E29]" office:value-type="float" office:value="-0.325496364464877" calcext:value-type="float">
            <text:p>-0.33</text:p>
          </table:table-cell>
          <table:table-cell table:formula="of:=[.C29]/[.$E29]" office:value-type="float" office:value="0.314705237341497" calcext:value-type="float">
            <text:p>0.31</text:p>
          </table:table-cell>
          <table:table-cell table:formula="of:=[.D29]/[.$E29]" office:value-type="float" office:value="-0.891634863781122" calcext:value-type="float">
            <text:p>-0.89</text:p>
          </table:table-cell>
          <table:table-cell table:style-name="ce2" table:formula="of:=DEGREES(ATAN2([.G29];[.F29]))" office:value-type="float" office:value="-45.9656762698093" calcext:value-type="float">
            <text:p>-45.9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174.98" calcext:value-type="float">
            <text:p>174.98</text:p>
          </table:table-cell>
          <table:table-cell office:value-type="float" office:value="-495.76" calcext:value-type="float">
            <text:p>-495.76</text:p>
          </table:table-cell>
          <table:table-cell table:formula="of:=SQRT([.B30]^2 + [.C30]^2 + [.D30]^2)" office:value-type="float" office:value="556.012354538998" calcext:value-type="float">
            <text:p>556.01</text:p>
          </table:table-cell>
          <table:table-cell table:formula="of:=[.B30]/[.$E30]" office:value-type="float" office:value="-0.325496364464877" calcext:value-type="float">
            <text:p>-0.33</text:p>
          </table:table-cell>
          <table:table-cell table:formula="of:=[.C30]/[.$E30]" office:value-type="float" office:value="0.314705237341497" calcext:value-type="float">
            <text:p>0.31</text:p>
          </table:table-cell>
          <table:table-cell table:formula="of:=[.D30]/[.$E30]" office:value-type="float" office:value="-0.891634863781122" calcext:value-type="float">
            <text:p>-0.89</text:p>
          </table:table-cell>
          <table:table-cell table:style-name="ce2" table:formula="of:=DEGREES(ATAN2([.G30];[.F30]))" office:value-type="float" office:value="-45.9656762698093" calcext:value-type="float">
            <text:p>-45.9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85.81" calcext:value-type="float">
            <text:p>185.81</text:p>
          </table:table-cell>
          <table:table-cell office:value-type="float" office:value="-495.76" calcext:value-type="float">
            <text:p>-495.76</text:p>
          </table:table-cell>
          <table:table-cell table:formula="of:=SQRT([.B31]^2 + [.C31]^2 + [.D31]^2)" office:value-type="float" office:value="557.215327588895" calcext:value-type="float">
            <text:p>557.22</text:p>
          </table:table-cell>
          <table:table-cell table:formula="of:=[.B31]/[.$E31]" office:value-type="float" office:value="-0.311800468145382" calcext:value-type="float">
            <text:p>-0.31</text:p>
          </table:table-cell>
          <table:table-cell table:formula="of:=[.C31]/[.$E31]" office:value-type="float" office:value="0.333461753114386" calcext:value-type="float">
            <text:p>0.33</text:p>
          </table:table-cell>
          <table:table-cell table:formula="of:=[.D31]/[.$E31]" office:value-type="float" office:value="-0.889709911866897" calcext:value-type="float">
            <text:p>-0.89</text:p>
          </table:table-cell>
          <table:table-cell table:style-name="ce2" table:formula="of:=DEGREES(ATAN2([.G31];[.F31]))" office:value-type="float" office:value="-43.0773176056252" calcext:value-type="float">
            <text:p>-43.0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85.81" calcext:value-type="float">
            <text:p>185.81</text:p>
          </table:table-cell>
          <table:table-cell office:value-type="float" office:value="-495.76" calcext:value-type="float">
            <text:p>-495.76</text:p>
          </table:table-cell>
          <table:table-cell table:formula="of:=SQRT([.B32]^2 + [.C32]^2 + [.D32]^2)" office:value-type="float" office:value="557.215327588895" calcext:value-type="float">
            <text:p>557.22</text:p>
          </table:table-cell>
          <table:table-cell table:formula="of:=[.B32]/[.$E32]" office:value-type="float" office:value="-0.311800468145382" calcext:value-type="float">
            <text:p>-0.31</text:p>
          </table:table-cell>
          <table:table-cell table:formula="of:=[.C32]/[.$E32]" office:value-type="float" office:value="0.333461753114386" calcext:value-type="float">
            <text:p>0.33</text:p>
          </table:table-cell>
          <table:table-cell table:formula="of:=[.D32]/[.$E32]" office:value-type="float" office:value="-0.889709911866897" calcext:value-type="float">
            <text:p>-0.89</text:p>
          </table:table-cell>
          <table:table-cell table:style-name="ce2" table:formula="of:=DEGREES(ATAN2([.G32];[.F32]))" office:value-type="float" office:value="-43.0773176056252" calcext:value-type="float">
            <text:p>-43.0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85.81" calcext:value-type="float">
            <text:p>185.81</text:p>
          </table:table-cell>
          <table:table-cell office:value-type="float" office:value="-495.76" calcext:value-type="float">
            <text:p>-495.76</text:p>
          </table:table-cell>
          <table:table-cell table:formula="of:=SQRT([.B33]^2 + [.C33]^2 + [.D33]^2)" office:value-type="float" office:value="557.215327588895" calcext:value-type="float">
            <text:p>557.22</text:p>
          </table:table-cell>
          <table:table-cell table:formula="of:=[.B33]/[.$E33]" office:value-type="float" office:value="-0.311800468145382" calcext:value-type="float">
            <text:p>-0.31</text:p>
          </table:table-cell>
          <table:table-cell table:formula="of:=[.C33]/[.$E33]" office:value-type="float" office:value="0.333461753114386" calcext:value-type="float">
            <text:p>0.33</text:p>
          </table:table-cell>
          <table:table-cell table:formula="of:=[.D33]/[.$E33]" office:value-type="float" office:value="-0.889709911866897" calcext:value-type="float">
            <text:p>-0.89</text:p>
          </table:table-cell>
          <table:table-cell table:style-name="ce2" table:formula="of:=DEGREES(ATAN2([.G33];[.F33]))" office:value-type="float" office:value="-43.0773176056252" calcext:value-type="float">
            <text:p>-43.0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85.81" calcext:value-type="float">
            <text:p>185.81</text:p>
          </table:table-cell>
          <table:table-cell office:value-type="float" office:value="-495.76" calcext:value-type="float">
            <text:p>-495.76</text:p>
          </table:table-cell>
          <table:table-cell table:formula="of:=SQRT([.B34]^2 + [.C34]^2 + [.D34]^2)" office:value-type="float" office:value="557.215327588895" calcext:value-type="float">
            <text:p>557.22</text:p>
          </table:table-cell>
          <table:table-cell table:formula="of:=[.B34]/[.$E34]" office:value-type="float" office:value="-0.311800468145382" calcext:value-type="float">
            <text:p>-0.31</text:p>
          </table:table-cell>
          <table:table-cell table:formula="of:=[.C34]/[.$E34]" office:value-type="float" office:value="0.333461753114386" calcext:value-type="float">
            <text:p>0.33</text:p>
          </table:table-cell>
          <table:table-cell table:formula="of:=[.D34]/[.$E34]" office:value-type="float" office:value="-0.889709911866897" calcext:value-type="float">
            <text:p>-0.89</text:p>
          </table:table-cell>
          <table:table-cell table:style-name="ce2" table:formula="of:=DEGREES(ATAN2([.G34];[.F34]))" office:value-type="float" office:value="-43.0773176056252" calcext:value-type="float">
            <text:p>-43.0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196.63" calcext:value-type="float">
            <text:p>196.63</text:p>
          </table:table-cell>
          <table:table-cell office:value-type="float" office:value="-506.2" calcext:value-type="float">
            <text:p>-506.20</text:p>
          </table:table-cell>
          <table:table-cell table:formula="of:=SQRT([.B35]^2 + [.C35]^2 + [.D35]^2)" office:value-type="float" office:value="572.412052021968" calcext:value-type="float">
            <text:p>572.41</text:p>
          </table:table-cell>
          <table:table-cell table:formula="of:=[.B35]/[.$E35]" office:value-type="float" office:value="-0.316170841198596" calcext:value-type="float">
            <text:p>-0.32</text:p>
          </table:table-cell>
          <table:table-cell table:formula="of:=[.C35]/[.$E35]" office:value-type="float" office:value="0.343511285804398" calcext:value-type="float">
            <text:p>0.34</text:p>
          </table:table-cell>
          <table:table-cell table:formula="of:=[.D35]/[.$E35]" office:value-type="float" office:value="-0.884327991019611" calcext:value-type="float">
            <text:p>-0.88</text:p>
          </table:table-cell>
          <table:table-cell table:style-name="ce2" table:formula="of:=DEGREES(ATAN2([.G35];[.F35]))" office:value-type="float" office:value="-42.6267416752826" calcext:value-type="float">
            <text:p>-42.6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196.63" calcext:value-type="float">
            <text:p>196.63</text:p>
          </table:table-cell>
          <table:table-cell office:value-type="float" office:value="-506.2" calcext:value-type="float">
            <text:p>-506.20</text:p>
          </table:table-cell>
          <table:table-cell table:formula="of:=SQRT([.B36]^2 + [.C36]^2 + [.D36]^2)" office:value-type="float" office:value="572.412052021968" calcext:value-type="float">
            <text:p>572.41</text:p>
          </table:table-cell>
          <table:table-cell table:formula="of:=[.B36]/[.$E36]" office:value-type="float" office:value="-0.316170841198596" calcext:value-type="float">
            <text:p>-0.32</text:p>
          </table:table-cell>
          <table:table-cell table:formula="of:=[.C36]/[.$E36]" office:value-type="float" office:value="0.343511285804398" calcext:value-type="float">
            <text:p>0.34</text:p>
          </table:table-cell>
          <table:table-cell table:formula="of:=[.D36]/[.$E36]" office:value-type="float" office:value="-0.884327991019611" calcext:value-type="float">
            <text:p>-0.88</text:p>
          </table:table-cell>
          <table:table-cell table:style-name="ce2" table:formula="of:=DEGREES(ATAN2([.G36];[.F36]))" office:value-type="float" office:value="-42.6267416752826" calcext:value-type="float">
            <text:p>-42.6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196.63" calcext:value-type="float">
            <text:p>196.63</text:p>
          </table:table-cell>
          <table:table-cell office:value-type="float" office:value="-506.2" calcext:value-type="float">
            <text:p>-506.20</text:p>
          </table:table-cell>
          <table:table-cell table:formula="of:=SQRT([.B37]^2 + [.C37]^2 + [.D37]^2)" office:value-type="float" office:value="572.412052021968" calcext:value-type="float">
            <text:p>572.41</text:p>
          </table:table-cell>
          <table:table-cell table:formula="of:=[.B37]/[.$E37]" office:value-type="float" office:value="-0.316170841198596" calcext:value-type="float">
            <text:p>-0.32</text:p>
          </table:table-cell>
          <table:table-cell table:formula="of:=[.C37]/[.$E37]" office:value-type="float" office:value="0.343511285804398" calcext:value-type="float">
            <text:p>0.34</text:p>
          </table:table-cell>
          <table:table-cell table:formula="of:=[.D37]/[.$E37]" office:value-type="float" office:value="-0.884327991019611" calcext:value-type="float">
            <text:p>-0.88</text:p>
          </table:table-cell>
          <table:table-cell table:style-name="ce2" table:formula="of:=DEGREES(ATAN2([.G37];[.F37]))" office:value-type="float" office:value="-42.6267416752826" calcext:value-type="float">
            <text:p>-42.6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196.63" calcext:value-type="float">
            <text:p>196.63</text:p>
          </table:table-cell>
          <table:table-cell office:value-type="float" office:value="-506.2" calcext:value-type="float">
            <text:p>-506.20</text:p>
          </table:table-cell>
          <table:table-cell table:formula="of:=SQRT([.B38]^2 + [.C38]^2 + [.D38]^2)" office:value-type="float" office:value="572.412052021968" calcext:value-type="float">
            <text:p>572.41</text:p>
          </table:table-cell>
          <table:table-cell table:formula="of:=[.B38]/[.$E38]" office:value-type="float" office:value="-0.316170841198596" calcext:value-type="float">
            <text:p>-0.32</text:p>
          </table:table-cell>
          <table:table-cell table:formula="of:=[.C38]/[.$E38]" office:value-type="float" office:value="0.343511285804398" calcext:value-type="float">
            <text:p>0.34</text:p>
          </table:table-cell>
          <table:table-cell table:formula="of:=[.D38]/[.$E38]" office:value-type="float" office:value="-0.884327991019611" calcext:value-type="float">
            <text:p>-0.88</text:p>
          </table:table-cell>
          <table:table-cell table:style-name="ce2" table:formula="of:=DEGREES(ATAN2([.G38];[.F38]))" office:value-type="float" office:value="-42.6267416752826" calcext:value-type="float">
            <text:p>-42.6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196.63" calcext:value-type="float">
            <text:p>196.63</text:p>
          </table:table-cell>
          <table:table-cell office:value-type="float" office:value="-506.2" calcext:value-type="float">
            <text:p>-506.20</text:p>
          </table:table-cell>
          <table:table-cell table:formula="of:=SQRT([.B39]^2 + [.C39]^2 + [.D39]^2)" office:value-type="float" office:value="572.412052021968" calcext:value-type="float">
            <text:p>572.41</text:p>
          </table:table-cell>
          <table:table-cell table:formula="of:=[.B39]/[.$E39]" office:value-type="float" office:value="-0.316170841198596" calcext:value-type="float">
            <text:p>-0.32</text:p>
          </table:table-cell>
          <table:table-cell table:formula="of:=[.C39]/[.$E39]" office:value-type="float" office:value="0.343511285804398" calcext:value-type="float">
            <text:p>0.34</text:p>
          </table:table-cell>
          <table:table-cell table:formula="of:=[.D39]/[.$E39]" office:value-type="float" office:value="-0.884327991019611" calcext:value-type="float">
            <text:p>-0.88</text:p>
          </table:table-cell>
          <table:table-cell table:style-name="ce2" table:formula="of:=DEGREES(ATAN2([.G39];[.F39]))" office:value-type="float" office:value="-42.6267416752826" calcext:value-type="float">
            <text:p>-42.6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71.38" calcext:value-type="float">
            <text:p>171.38</text:p>
          </table:table-cell>
          <table:table-cell office:value-type="float" office:value="-492.29" calcext:value-type="float">
            <text:p>-492.29</text:p>
          </table:table-cell>
          <table:table-cell table:formula="of:=SQRT([.B40]^2 + [.C40]^2 + [.D40]^2)" office:value-type="float" office:value="549.459858497416" calcext:value-type="float">
            <text:p>549.46</text:p>
          </table:table-cell>
          <table:table-cell table:formula="of:=[.B40]/[.$E40]" office:value-type="float" office:value="-0.316201442768029" calcext:value-type="float">
            <text:p>-0.32</text:p>
          </table:table-cell>
          <table:table-cell table:formula="of:=[.C40]/[.$E40]" office:value-type="float" office:value="0.311906315538073" calcext:value-type="float">
            <text:p>0.31</text:p>
          </table:table-cell>
          <table:table-cell table:formula="of:=[.D40]/[.$E40]" office:value-type="float" office:value="-0.895952620353822" calcext:value-type="float">
            <text:p>-0.90</text:p>
          </table:table-cell>
          <table:table-cell table:style-name="ce2" table:formula="of:=DEGREES(ATAN2([.G40];[.F40]))" office:value-type="float" office:value="-45.3917939617137" calcext:value-type="float">
            <text:p>-45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71.38" calcext:value-type="float">
            <text:p>171.38</text:p>
          </table:table-cell>
          <table:table-cell office:value-type="float" office:value="-492.29" calcext:value-type="float">
            <text:p>-492.29</text:p>
          </table:table-cell>
          <table:table-cell table:formula="of:=SQRT([.B41]^2 + [.C41]^2 + [.D41]^2)" office:value-type="float" office:value="549.459858497416" calcext:value-type="float">
            <text:p>549.46</text:p>
          </table:table-cell>
          <table:table-cell table:formula="of:=[.B41]/[.$E41]" office:value-type="float" office:value="-0.316201442768029" calcext:value-type="float">
            <text:p>-0.32</text:p>
          </table:table-cell>
          <table:table-cell table:formula="of:=[.C41]/[.$E41]" office:value-type="float" office:value="0.311906315538073" calcext:value-type="float">
            <text:p>0.31</text:p>
          </table:table-cell>
          <table:table-cell table:formula="of:=[.D41]/[.$E41]" office:value-type="float" office:value="-0.895952620353822" calcext:value-type="float">
            <text:p>-0.90</text:p>
          </table:table-cell>
          <table:table-cell table:style-name="ce2" table:formula="of:=DEGREES(ATAN2([.G41];[.F41]))" office:value-type="float" office:value="-45.3917939617137" calcext:value-type="float">
            <text:p>-45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71.38" calcext:value-type="float">
            <text:p>171.38</text:p>
          </table:table-cell>
          <table:table-cell office:value-type="float" office:value="-492.29" calcext:value-type="float">
            <text:p>-492.29</text:p>
          </table:table-cell>
          <table:table-cell table:formula="of:=SQRT([.B42]^2 + [.C42]^2 + [.D42]^2)" office:value-type="float" office:value="549.459858497416" calcext:value-type="float">
            <text:p>549.46</text:p>
          </table:table-cell>
          <table:table-cell table:formula="of:=[.B42]/[.$E42]" office:value-type="float" office:value="-0.316201442768029" calcext:value-type="float">
            <text:p>-0.32</text:p>
          </table:table-cell>
          <table:table-cell table:formula="of:=[.C42]/[.$E42]" office:value-type="float" office:value="0.311906315538073" calcext:value-type="float">
            <text:p>0.31</text:p>
          </table:table-cell>
          <table:table-cell table:formula="of:=[.D42]/[.$E42]" office:value-type="float" office:value="-0.895952620353822" calcext:value-type="float">
            <text:p>-0.90</text:p>
          </table:table-cell>
          <table:table-cell table:style-name="ce2" table:formula="of:=DEGREES(ATAN2([.G42];[.F42]))" office:value-type="float" office:value="-45.3917939617137" calcext:value-type="float">
            <text:p>-45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71.38" calcext:value-type="float">
            <text:p>171.38</text:p>
          </table:table-cell>
          <table:table-cell office:value-type="float" office:value="-492.29" calcext:value-type="float">
            <text:p>-492.29</text:p>
          </table:table-cell>
          <table:table-cell table:formula="of:=SQRT([.B43]^2 + [.C43]^2 + [.D43]^2)" office:value-type="float" office:value="549.459858497416" calcext:value-type="float">
            <text:p>549.46</text:p>
          </table:table-cell>
          <table:table-cell table:formula="of:=[.B43]/[.$E43]" office:value-type="float" office:value="-0.316201442768029" calcext:value-type="float">
            <text:p>-0.32</text:p>
          </table:table-cell>
          <table:table-cell table:formula="of:=[.C43]/[.$E43]" office:value-type="float" office:value="0.311906315538073" calcext:value-type="float">
            <text:p>0.31</text:p>
          </table:table-cell>
          <table:table-cell table:formula="of:=[.D43]/[.$E43]" office:value-type="float" office:value="-0.895952620353822" calcext:value-type="float">
            <text:p>-0.90</text:p>
          </table:table-cell>
          <table:table-cell table:style-name="ce2" table:formula="of:=DEGREES(ATAN2([.G43];[.F43]))" office:value-type="float" office:value="-45.3917939617137" calcext:value-type="float">
            <text:p>-45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52.02" calcext:value-type="float">
            <text:p>-152.02</text:p>
          </table:table-cell>
          <table:table-cell office:value-type="float" office:value="193.02" calcext:value-type="float">
            <text:p>193.02</text:p>
          </table:table-cell>
          <table:table-cell office:value-type="float" office:value="-492.29" calcext:value-type="float">
            <text:p>-492.29</text:p>
          </table:table-cell>
          <table:table-cell table:formula="of:=SQRT([.B44]^2 + [.C44]^2 + [.D44]^2)" office:value-type="float" office:value="550.196551152404" calcext:value-type="float">
            <text:p>550.20</text:p>
          </table:table-cell>
          <table:table-cell table:formula="of:=[.B44]/[.$E44]" office:value-type="float" office:value="-0.276301259398281" calcext:value-type="float">
            <text:p>-0.28</text:p>
          </table:table-cell>
          <table:table-cell table:formula="of:=[.C44]/[.$E44]" office:value-type="float" office:value="0.35082008346965" calcext:value-type="float">
            <text:p>0.35</text:p>
          </table:table-cell>
          <table:table-cell table:formula="of:=[.D44]/[.$E44]" office:value-type="float" office:value="-0.894752973221811" calcext:value-type="float">
            <text:p>-0.89</text:p>
          </table:table-cell>
          <table:table-cell table:style-name="ce2" table:formula="of:=DEGREES(ATAN2([.G44];[.F44]))" office:value-type="float" office:value="-38.2235007935725" calcext:value-type="float">
            <text:p>-38.2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52.02" calcext:value-type="float">
            <text:p>-152.02</text:p>
          </table:table-cell>
          <table:table-cell office:value-type="float" office:value="193.02" calcext:value-type="float">
            <text:p>193.02</text:p>
          </table:table-cell>
          <table:table-cell office:value-type="float" office:value="-492.29" calcext:value-type="float">
            <text:p>-492.29</text:p>
          </table:table-cell>
          <table:table-cell table:formula="of:=SQRT([.B45]^2 + [.C45]^2 + [.D45]^2)" office:value-type="float" office:value="550.196551152404" calcext:value-type="float">
            <text:p>550.20</text:p>
          </table:table-cell>
          <table:table-cell table:formula="of:=[.B45]/[.$E45]" office:value-type="float" office:value="-0.276301259398281" calcext:value-type="float">
            <text:p>-0.28</text:p>
          </table:table-cell>
          <table:table-cell table:formula="of:=[.C45]/[.$E45]" office:value-type="float" office:value="0.35082008346965" calcext:value-type="float">
            <text:p>0.35</text:p>
          </table:table-cell>
          <table:table-cell table:formula="of:=[.D45]/[.$E45]" office:value-type="float" office:value="-0.894752973221811" calcext:value-type="float">
            <text:p>-0.89</text:p>
          </table:table-cell>
          <table:table-cell table:style-name="ce2" table:formula="of:=DEGREES(ATAN2([.G45];[.F45]))" office:value-type="float" office:value="-38.2235007935725" calcext:value-type="float">
            <text:p>-38.2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52.02" calcext:value-type="float">
            <text:p>-152.02</text:p>
          </table:table-cell>
          <table:table-cell office:value-type="float" office:value="193.02" calcext:value-type="float">
            <text:p>193.02</text:p>
          </table:table-cell>
          <table:table-cell office:value-type="float" office:value="-492.29" calcext:value-type="float">
            <text:p>-492.29</text:p>
          </table:table-cell>
          <table:table-cell table:formula="of:=SQRT([.B46]^2 + [.C46]^2 + [.D46]^2)" office:value-type="float" office:value="550.196551152404" calcext:value-type="float">
            <text:p>550.20</text:p>
          </table:table-cell>
          <table:table-cell table:formula="of:=[.B46]/[.$E46]" office:value-type="float" office:value="-0.276301259398281" calcext:value-type="float">
            <text:p>-0.28</text:p>
          </table:table-cell>
          <table:table-cell table:formula="of:=[.C46]/[.$E46]" office:value-type="float" office:value="0.35082008346965" calcext:value-type="float">
            <text:p>0.35</text:p>
          </table:table-cell>
          <table:table-cell table:formula="of:=[.D46]/[.$E46]" office:value-type="float" office:value="-0.894752973221811" calcext:value-type="float">
            <text:p>-0.89</text:p>
          </table:table-cell>
          <table:table-cell table:style-name="ce2" table:formula="of:=DEGREES(ATAN2([.G46];[.F46]))" office:value-type="float" office:value="-38.2235007935725" calcext:value-type="float">
            <text:p>-38.2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59.26" calcext:value-type="float">
            <text:p>-159.26</text:p>
          </table:table-cell>
          <table:table-cell office:value-type="float" office:value="196.63" calcext:value-type="float">
            <text:p>196.63</text:p>
          </table:table-cell>
          <table:table-cell office:value-type="float" office:value="-499.24" calcext:value-type="float">
            <text:p>-499.24</text:p>
          </table:table-cell>
          <table:table-cell table:formula="of:=SQRT([.B47]^2 + [.C47]^2 + [.D47]^2)" office:value-type="float" office:value="559.703208942025" calcext:value-type="float">
            <text:p>559.70</text:p>
          </table:table-cell>
          <table:table-cell table:formula="of:=[.B47]/[.$E47]" office:value-type="float" office:value="-0.284543660739484" calcext:value-type="float">
            <text:p>-0.28</text:p>
          </table:table-cell>
          <table:table-cell table:formula="of:=[.C47]/[.$E47]" office:value-type="float" office:value="0.351311189320637" calcext:value-type="float">
            <text:p>0.35</text:p>
          </table:table-cell>
          <table:table-cell table:formula="of:=[.D47]/[.$E47]" office:value-type="float" office:value="-0.891972731304659" calcext:value-type="float">
            <text:p>-0.89</text:p>
          </table:table-cell>
          <table:table-cell table:style-name="ce2" table:formula="of:=DEGREES(ATAN2([.G47];[.F47]))" office:value-type="float" office:value="-39.0056602331044" calcext:value-type="float">
            <text:p>-39.0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59.26" calcext:value-type="float">
            <text:p>-159.26</text:p>
          </table:table-cell>
          <table:table-cell office:value-type="float" office:value="196.63" calcext:value-type="float">
            <text:p>196.63</text:p>
          </table:table-cell>
          <table:table-cell office:value-type="float" office:value="-499.24" calcext:value-type="float">
            <text:p>-499.24</text:p>
          </table:table-cell>
          <table:table-cell table:formula="of:=SQRT([.B48]^2 + [.C48]^2 + [.D48]^2)" office:value-type="float" office:value="559.703208942025" calcext:value-type="float">
            <text:p>559.70</text:p>
          </table:table-cell>
          <table:table-cell table:formula="of:=[.B48]/[.$E48]" office:value-type="float" office:value="-0.284543660739484" calcext:value-type="float">
            <text:p>-0.28</text:p>
          </table:table-cell>
          <table:table-cell table:formula="of:=[.C48]/[.$E48]" office:value-type="float" office:value="0.351311189320637" calcext:value-type="float">
            <text:p>0.35</text:p>
          </table:table-cell>
          <table:table-cell table:formula="of:=[.D48]/[.$E48]" office:value-type="float" office:value="-0.891972731304659" calcext:value-type="float">
            <text:p>-0.89</text:p>
          </table:table-cell>
          <table:table-cell table:style-name="ce2" table:formula="of:=DEGREES(ATAN2([.G48];[.F48]))" office:value-type="float" office:value="-39.0056602331044" calcext:value-type="float">
            <text:p>-39.0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59.26" calcext:value-type="float">
            <text:p>-159.26</text:p>
          </table:table-cell>
          <table:table-cell office:value-type="float" office:value="196.63" calcext:value-type="float">
            <text:p>196.63</text:p>
          </table:table-cell>
          <table:table-cell office:value-type="float" office:value="-499.24" calcext:value-type="float">
            <text:p>-499.24</text:p>
          </table:table-cell>
          <table:table-cell table:formula="of:=SQRT([.B49]^2 + [.C49]^2 + [.D49]^2)" office:value-type="float" office:value="559.703208942025" calcext:value-type="float">
            <text:p>559.70</text:p>
          </table:table-cell>
          <table:table-cell table:formula="of:=[.B49]/[.$E49]" office:value-type="float" office:value="-0.284543660739484" calcext:value-type="float">
            <text:p>-0.28</text:p>
          </table:table-cell>
          <table:table-cell table:formula="of:=[.C49]/[.$E49]" office:value-type="float" office:value="0.351311189320637" calcext:value-type="float">
            <text:p>0.35</text:p>
          </table:table-cell>
          <table:table-cell table:formula="of:=[.D49]/[.$E49]" office:value-type="float" office:value="-0.891972731304659" calcext:value-type="float">
            <text:p>-0.89</text:p>
          </table:table-cell>
          <table:table-cell table:style-name="ce2" table:formula="of:=DEGREES(ATAN2([.G49];[.F49]))" office:value-type="float" office:value="-39.0056602331044" calcext:value-type="float">
            <text:p>-39.0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59.26" calcext:value-type="float">
            <text:p>-159.26</text:p>
          </table:table-cell>
          <table:table-cell office:value-type="float" office:value="196.63" calcext:value-type="float">
            <text:p>196.63</text:p>
          </table:table-cell>
          <table:table-cell office:value-type="float" office:value="-499.24" calcext:value-type="float">
            <text:p>-499.24</text:p>
          </table:table-cell>
          <table:table-cell table:formula="of:=SQRT([.B50]^2 + [.C50]^2 + [.D50]^2)" office:value-type="float" office:value="559.703208942025" calcext:value-type="float">
            <text:p>559.70</text:p>
          </table:table-cell>
          <table:table-cell table:formula="of:=[.B50]/[.$E50]" office:value-type="float" office:value="-0.284543660739484" calcext:value-type="float">
            <text:p>-0.28</text:p>
          </table:table-cell>
          <table:table-cell table:formula="of:=[.C50]/[.$E50]" office:value-type="float" office:value="0.351311189320637" calcext:value-type="float">
            <text:p>0.35</text:p>
          </table:table-cell>
          <table:table-cell table:formula="of:=[.D50]/[.$E50]" office:value-type="float" office:value="-0.891972731304659" calcext:value-type="float">
            <text:p>-0.89</text:p>
          </table:table-cell>
          <table:table-cell table:style-name="ce2" table:formula="of:=DEGREES(ATAN2([.G50];[.F50]))" office:value-type="float" office:value="-39.0056602331044" calcext:value-type="float">
            <text:p>-39.0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7.36" calcext:value-type="float">
            <text:p>-177.36</text:p>
          </table:table-cell>
          <table:table-cell office:value-type="float" office:value="189.42" calcext:value-type="float">
            <text:p>189.42</text:p>
          </table:table-cell>
          <table:table-cell office:value-type="float" office:value="-506.2" calcext:value-type="float">
            <text:p>-506.20</text:p>
          </table:table-cell>
          <table:table-cell table:formula="of:=SQRT([.B51]^2 + [.C51]^2 + [.D51]^2)" office:value-type="float" office:value="568.836484413579" calcext:value-type="float">
            <text:p>568.84</text:p>
          </table:table-cell>
          <table:table-cell table:formula="of:=[.B51]/[.$E51]" office:value-type="float" office:value="-0.311794346635207" calcext:value-type="float">
            <text:p>-0.31</text:p>
          </table:table-cell>
          <table:table-cell table:formula="of:=[.C51]/[.$E51]" office:value-type="float" office:value="0.33299551837867" calcext:value-type="float">
            <text:p>0.33</text:p>
          </table:table-cell>
          <table:table-cell table:formula="of:=[.D51]/[.$E51]" office:value-type="float" office:value="-0.889886661404724" calcext:value-type="float">
            <text:p>-0.89</text:p>
          </table:table-cell>
          <table:table-cell table:style-name="ce2" table:formula="of:=DEGREES(ATAN2([.G51];[.F51]))" office:value-type="float" office:value="-43.1167505218086" calcext:value-type="float">
            <text:p>-43.1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7.36" calcext:value-type="float">
            <text:p>-177.36</text:p>
          </table:table-cell>
          <table:table-cell office:value-type="float" office:value="189.42" calcext:value-type="float">
            <text:p>189.42</text:p>
          </table:table-cell>
          <table:table-cell office:value-type="float" office:value="-506.2" calcext:value-type="float">
            <text:p>-506.20</text:p>
          </table:table-cell>
          <table:table-cell table:formula="of:=SQRT([.B52]^2 + [.C52]^2 + [.D52]^2)" office:value-type="float" office:value="568.836484413579" calcext:value-type="float">
            <text:p>568.84</text:p>
          </table:table-cell>
          <table:table-cell table:formula="of:=[.B52]/[.$E52]" office:value-type="float" office:value="-0.311794346635207" calcext:value-type="float">
            <text:p>-0.31</text:p>
          </table:table-cell>
          <table:table-cell table:formula="of:=[.C52]/[.$E52]" office:value-type="float" office:value="0.33299551837867" calcext:value-type="float">
            <text:p>0.33</text:p>
          </table:table-cell>
          <table:table-cell table:formula="of:=[.D52]/[.$E52]" office:value-type="float" office:value="-0.889886661404724" calcext:value-type="float">
            <text:p>-0.89</text:p>
          </table:table-cell>
          <table:table-cell table:style-name="ce2" table:formula="of:=DEGREES(ATAN2([.G52];[.F52]))" office:value-type="float" office:value="-43.1167505218086" calcext:value-type="float">
            <text:p>-43.1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7.36" calcext:value-type="float">
            <text:p>-177.36</text:p>
          </table:table-cell>
          <table:table-cell office:value-type="float" office:value="189.42" calcext:value-type="float">
            <text:p>189.42</text:p>
          </table:table-cell>
          <table:table-cell office:value-type="float" office:value="-506.2" calcext:value-type="float">
            <text:p>-506.20</text:p>
          </table:table-cell>
          <table:table-cell table:formula="of:=SQRT([.B53]^2 + [.C53]^2 + [.D53]^2)" office:value-type="float" office:value="568.836484413579" calcext:value-type="float">
            <text:p>568.84</text:p>
          </table:table-cell>
          <table:table-cell table:formula="of:=[.B53]/[.$E53]" office:value-type="float" office:value="-0.311794346635207" calcext:value-type="float">
            <text:p>-0.31</text:p>
          </table:table-cell>
          <table:table-cell table:formula="of:=[.C53]/[.$E53]" office:value-type="float" office:value="0.33299551837867" calcext:value-type="float">
            <text:p>0.33</text:p>
          </table:table-cell>
          <table:table-cell table:formula="of:=[.D53]/[.$E53]" office:value-type="float" office:value="-0.889886661404724" calcext:value-type="float">
            <text:p>-0.89</text:p>
          </table:table-cell>
          <table:table-cell table:style-name="ce2" table:formula="of:=DEGREES(ATAN2([.G53];[.F53]))" office:value-type="float" office:value="-43.1167505218086" calcext:value-type="float">
            <text:p>-43.1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7.36" calcext:value-type="float">
            <text:p>-177.36</text:p>
          </table:table-cell>
          <table:table-cell office:value-type="float" office:value="189.42" calcext:value-type="float">
            <text:p>189.42</text:p>
          </table:table-cell>
          <table:table-cell office:value-type="float" office:value="-506.2" calcext:value-type="float">
            <text:p>-506.20</text:p>
          </table:table-cell>
          <table:table-cell table:formula="of:=SQRT([.B54]^2 + [.C54]^2 + [.D54]^2)" office:value-type="float" office:value="568.836484413579" calcext:value-type="float">
            <text:p>568.84</text:p>
          </table:table-cell>
          <table:table-cell table:formula="of:=[.B54]/[.$E54]" office:value-type="float" office:value="-0.311794346635207" calcext:value-type="float">
            <text:p>-0.31</text:p>
          </table:table-cell>
          <table:table-cell table:formula="of:=[.C54]/[.$E54]" office:value-type="float" office:value="0.33299551837867" calcext:value-type="float">
            <text:p>0.33</text:p>
          </table:table-cell>
          <table:table-cell table:formula="of:=[.D54]/[.$E54]" office:value-type="float" office:value="-0.889886661404724" calcext:value-type="float">
            <text:p>-0.89</text:p>
          </table:table-cell>
          <table:table-cell table:style-name="ce2" table:formula="of:=DEGREES(ATAN2([.G54];[.F54]))" office:value-type="float" office:value="-43.1167505218086" calcext:value-type="float">
            <text:p>-43.1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194.83" calcext:value-type="float">
            <text:p>194.83</text:p>
          </table:table-cell>
          <table:table-cell office:value-type="float" office:value="-494.03" calcext:value-type="float">
            <text:p>-494.03</text:p>
          </table:table-cell>
          <table:table-cell table:formula="of:=SQRT([.B55]^2 + [.C55]^2 + [.D55]^2)" office:value-type="float" office:value="561.637386487046" calcext:value-type="float">
            <text:p>561.64</text:p>
          </table:table-cell>
          <table:table-cell table:formula="of:=[.B55]/[.$E55]" office:value-type="float" office:value="-0.325459102969129" calcext:value-type="float">
            <text:p>-0.33</text:p>
          </table:table-cell>
          <table:table-cell table:formula="of:=[.C55]/[.$E55]" office:value-type="float" office:value="0.346896422295943" calcext:value-type="float">
            <text:p>0.35</text:p>
          </table:table-cell>
          <table:table-cell table:formula="of:=[.D55]/[.$E55]" office:value-type="float" office:value="-0.879624490616766" calcext:value-type="float">
            <text:p>-0.88</text:p>
          </table:table-cell>
          <table:table-cell table:style-name="ce2" table:formula="of:=DEGREES(ATAN2([.G55];[.F55]))" office:value-type="float" office:value="-43.1738054990235" calcext:value-type="float">
            <text:p>-43.1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194.83" calcext:value-type="float">
            <text:p>194.83</text:p>
          </table:table-cell>
          <table:table-cell office:value-type="float" office:value="-494.03" calcext:value-type="float">
            <text:p>-494.03</text:p>
          </table:table-cell>
          <table:table-cell table:formula="of:=SQRT([.B56]^2 + [.C56]^2 + [.D56]^2)" office:value-type="float" office:value="561.637386487046" calcext:value-type="float">
            <text:p>561.64</text:p>
          </table:table-cell>
          <table:table-cell table:formula="of:=[.B56]/[.$E56]" office:value-type="float" office:value="-0.325459102969129" calcext:value-type="float">
            <text:p>-0.33</text:p>
          </table:table-cell>
          <table:table-cell table:formula="of:=[.C56]/[.$E56]" office:value-type="float" office:value="0.346896422295943" calcext:value-type="float">
            <text:p>0.35</text:p>
          </table:table-cell>
          <table:table-cell table:formula="of:=[.D56]/[.$E56]" office:value-type="float" office:value="-0.879624490616766" calcext:value-type="float">
            <text:p>-0.88</text:p>
          </table:table-cell>
          <table:table-cell table:style-name="ce2" table:formula="of:=DEGREES(ATAN2([.G56];[.F56]))" office:value-type="float" office:value="-43.1738054990235" calcext:value-type="float">
            <text:p>-43.1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194.83" calcext:value-type="float">
            <text:p>194.83</text:p>
          </table:table-cell>
          <table:table-cell office:value-type="float" office:value="-494.03" calcext:value-type="float">
            <text:p>-494.03</text:p>
          </table:table-cell>
          <table:table-cell table:formula="of:=SQRT([.B57]^2 + [.C57]^2 + [.D57]^2)" office:value-type="float" office:value="561.637386487046" calcext:value-type="float">
            <text:p>561.64</text:p>
          </table:table-cell>
          <table:table-cell table:formula="of:=[.B57]/[.$E57]" office:value-type="float" office:value="-0.325459102969129" calcext:value-type="float">
            <text:p>-0.33</text:p>
          </table:table-cell>
          <table:table-cell table:formula="of:=[.C57]/[.$E57]" office:value-type="float" office:value="0.346896422295943" calcext:value-type="float">
            <text:p>0.35</text:p>
          </table:table-cell>
          <table:table-cell table:formula="of:=[.D57]/[.$E57]" office:value-type="float" office:value="-0.879624490616766" calcext:value-type="float">
            <text:p>-0.88</text:p>
          </table:table-cell>
          <table:table-cell table:style-name="ce2" table:formula="of:=DEGREES(ATAN2([.G57];[.F57]))" office:value-type="float" office:value="-43.1738054990235" calcext:value-type="float">
            <text:p>-43.1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194.83" calcext:value-type="float">
            <text:p>194.83</text:p>
          </table:table-cell>
          <table:table-cell office:value-type="float" office:value="-494.03" calcext:value-type="float">
            <text:p>-494.03</text:p>
          </table:table-cell>
          <table:table-cell table:formula="of:=SQRT([.B58]^2 + [.C58]^2 + [.D58]^2)" office:value-type="float" office:value="561.637386487046" calcext:value-type="float">
            <text:p>561.64</text:p>
          </table:table-cell>
          <table:table-cell table:formula="of:=[.B58]/[.$E58]" office:value-type="float" office:value="-0.325459102969129" calcext:value-type="float">
            <text:p>-0.33</text:p>
          </table:table-cell>
          <table:table-cell table:formula="of:=[.C58]/[.$E58]" office:value-type="float" office:value="0.346896422295943" calcext:value-type="float">
            <text:p>0.35</text:p>
          </table:table-cell>
          <table:table-cell table:formula="of:=[.D58]/[.$E58]" office:value-type="float" office:value="-0.879624490616766" calcext:value-type="float">
            <text:p>-0.88</text:p>
          </table:table-cell>
          <table:table-cell table:style-name="ce2" table:formula="of:=DEGREES(ATAN2([.G58];[.F58]))" office:value-type="float" office:value="-43.1738054990235" calcext:value-type="float">
            <text:p>-43.1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194.83" calcext:value-type="float">
            <text:p>194.83</text:p>
          </table:table-cell>
          <table:table-cell office:value-type="float" office:value="-494.03" calcext:value-type="float">
            <text:p>-494.03</text:p>
          </table:table-cell>
          <table:table-cell table:formula="of:=SQRT([.B59]^2 + [.C59]^2 + [.D59]^2)" office:value-type="float" office:value="561.637386487046" calcext:value-type="float">
            <text:p>561.64</text:p>
          </table:table-cell>
          <table:table-cell table:formula="of:=[.B59]/[.$E59]" office:value-type="float" office:value="-0.325459102969129" calcext:value-type="float">
            <text:p>-0.33</text:p>
          </table:table-cell>
          <table:table-cell table:formula="of:=[.C59]/[.$E59]" office:value-type="float" office:value="0.346896422295943" calcext:value-type="float">
            <text:p>0.35</text:p>
          </table:table-cell>
          <table:table-cell table:formula="of:=[.D59]/[.$E59]" office:value-type="float" office:value="-0.879624490616766" calcext:value-type="float">
            <text:p>-0.88</text:p>
          </table:table-cell>
          <table:table-cell table:style-name="ce2" table:formula="of:=DEGREES(ATAN2([.G59];[.F59]))" office:value-type="float" office:value="-43.1738054990235" calcext:value-type="float">
            <text:p>-43.1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89.42" calcext:value-type="float">
            <text:p>189.42</text:p>
          </table:table-cell>
          <table:table-cell office:value-type="float" office:value="-509.68" calcext:value-type="float">
            <text:p>-509.68</text:p>
          </table:table-cell>
          <table:table-cell table:formula="of:=SQRT([.B60]^2 + [.C60]^2 + [.D60]^2)" office:value-type="float" office:value="570.823288242517" calcext:value-type="float">
            <text:p>570.82</text:p>
          </table:table-cell>
          <table:table-cell table:formula="of:=[.B60]/[.$E60]" office:value-type="float" office:value="-0.304367399821616" calcext:value-type="float">
            <text:p>-0.30</text:p>
          </table:table-cell>
          <table:table-cell table:formula="of:=[.C60]/[.$E60]" office:value-type="float" office:value="0.33183649634057" calcext:value-type="float">
            <text:p>0.33</text:p>
          </table:table-cell>
          <table:table-cell table:formula="of:=[.D60]/[.$E60]" office:value-type="float" office:value="-0.892885785317609" calcext:value-type="float">
            <text:p>-0.89</text:p>
          </table:table-cell>
          <table:table-cell table:style-name="ce2" table:formula="of:=DEGREES(ATAN2([.G60];[.F60]))" office:value-type="float" office:value="-42.5277008003561" calcext:value-type="float">
            <text:p>-42.5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89.42" calcext:value-type="float">
            <text:p>189.42</text:p>
          </table:table-cell>
          <table:table-cell office:value-type="float" office:value="-509.68" calcext:value-type="float">
            <text:p>-509.68</text:p>
          </table:table-cell>
          <table:table-cell table:formula="of:=SQRT([.B61]^2 + [.C61]^2 + [.D61]^2)" office:value-type="float" office:value="570.823288242517" calcext:value-type="float">
            <text:p>570.82</text:p>
          </table:table-cell>
          <table:table-cell table:formula="of:=[.B61]/[.$E61]" office:value-type="float" office:value="-0.304367399821616" calcext:value-type="float">
            <text:p>-0.30</text:p>
          </table:table-cell>
          <table:table-cell table:formula="of:=[.C61]/[.$E61]" office:value-type="float" office:value="0.33183649634057" calcext:value-type="float">
            <text:p>0.33</text:p>
          </table:table-cell>
          <table:table-cell table:formula="of:=[.D61]/[.$E61]" office:value-type="float" office:value="-0.892885785317609" calcext:value-type="float">
            <text:p>-0.89</text:p>
          </table:table-cell>
          <table:table-cell table:style-name="ce2" table:formula="of:=DEGREES(ATAN2([.G61];[.F61]))" office:value-type="float" office:value="-42.5277008003561" calcext:value-type="float">
            <text:p>-42.5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89.42" calcext:value-type="float">
            <text:p>189.42</text:p>
          </table:table-cell>
          <table:table-cell office:value-type="float" office:value="-509.68" calcext:value-type="float">
            <text:p>-509.68</text:p>
          </table:table-cell>
          <table:table-cell table:formula="of:=SQRT([.B62]^2 + [.C62]^2 + [.D62]^2)" office:value-type="float" office:value="570.823288242517" calcext:value-type="float">
            <text:p>570.82</text:p>
          </table:table-cell>
          <table:table-cell table:formula="of:=[.B62]/[.$E62]" office:value-type="float" office:value="-0.304367399821616" calcext:value-type="float">
            <text:p>-0.30</text:p>
          </table:table-cell>
          <table:table-cell table:formula="of:=[.C62]/[.$E62]" office:value-type="float" office:value="0.33183649634057" calcext:value-type="float">
            <text:p>0.33</text:p>
          </table:table-cell>
          <table:table-cell table:formula="of:=[.D62]/[.$E62]" office:value-type="float" office:value="-0.892885785317609" calcext:value-type="float">
            <text:p>-0.89</text:p>
          </table:table-cell>
          <table:table-cell table:style-name="ce2" table:formula="of:=DEGREES(ATAN2([.G62];[.F62]))" office:value-type="float" office:value="-42.5277008003561" calcext:value-type="float">
            <text:p>-42.5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191.22" calcext:value-type="float">
            <text:p>191.22</text:p>
          </table:table-cell>
          <table:table-cell office:value-type="float" office:value="-500.98" calcext:value-type="float">
            <text:p>-500.98</text:p>
          </table:table-cell>
          <table:table-cell table:formula="of:=SQRT([.B63]^2 + [.C63]^2 + [.D63]^2)" office:value-type="float" office:value="566.531758068336" calcext:value-type="float">
            <text:p>566.53</text:p>
          </table:table-cell>
          <table:table-cell table:formula="of:=[.B63]/[.$E63]" office:value-type="float" office:value="-0.322647402191973" calcext:value-type="float">
            <text:p>-0.32</text:p>
          </table:table-cell>
          <table:table-cell table:formula="of:=[.C63]/[.$E63]" office:value-type="float" office:value="0.337527415324411" calcext:value-type="float">
            <text:p>0.34</text:p>
          </table:table-cell>
          <table:table-cell table:formula="of:=[.D63]/[.$E63]" office:value-type="float" office:value="-0.884292880081703" calcext:value-type="float">
            <text:p>-0.88</text:p>
          </table:table-cell>
          <table:table-cell table:style-name="ce2" table:formula="of:=DEGREES(ATAN2([.G63];[.F63]))" office:value-type="float" office:value="-43.7088001579395" calcext:value-type="float">
            <text:p>-43.7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191.22" calcext:value-type="float">
            <text:p>191.22</text:p>
          </table:table-cell>
          <table:table-cell office:value-type="float" office:value="-500.98" calcext:value-type="float">
            <text:p>-500.98</text:p>
          </table:table-cell>
          <table:table-cell table:formula="of:=SQRT([.B64]^2 + [.C64]^2 + [.D64]^2)" office:value-type="float" office:value="566.531758068336" calcext:value-type="float">
            <text:p>566.53</text:p>
          </table:table-cell>
          <table:table-cell table:formula="of:=[.B64]/[.$E64]" office:value-type="float" office:value="-0.322647402191973" calcext:value-type="float">
            <text:p>-0.32</text:p>
          </table:table-cell>
          <table:table-cell table:formula="of:=[.C64]/[.$E64]" office:value-type="float" office:value="0.337527415324411" calcext:value-type="float">
            <text:p>0.34</text:p>
          </table:table-cell>
          <table:table-cell table:formula="of:=[.D64]/[.$E64]" office:value-type="float" office:value="-0.884292880081703" calcext:value-type="float">
            <text:p>-0.88</text:p>
          </table:table-cell>
          <table:table-cell table:style-name="ce2" table:formula="of:=DEGREES(ATAN2([.G64];[.F64]))" office:value-type="float" office:value="-43.7088001579395" calcext:value-type="float">
            <text:p>-43.7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191.22" calcext:value-type="float">
            <text:p>191.22</text:p>
          </table:table-cell>
          <table:table-cell office:value-type="float" office:value="-500.98" calcext:value-type="float">
            <text:p>-500.98</text:p>
          </table:table-cell>
          <table:table-cell table:formula="of:=SQRT([.B65]^2 + [.C65]^2 + [.D65]^2)" office:value-type="float" office:value="566.531758068336" calcext:value-type="float">
            <text:p>566.53</text:p>
          </table:table-cell>
          <table:table-cell table:formula="of:=[.B65]/[.$E65]" office:value-type="float" office:value="-0.322647402191973" calcext:value-type="float">
            <text:p>-0.32</text:p>
          </table:table-cell>
          <table:table-cell table:formula="of:=[.C65]/[.$E65]" office:value-type="float" office:value="0.337527415324411" calcext:value-type="float">
            <text:p>0.34</text:p>
          </table:table-cell>
          <table:table-cell table:formula="of:=[.D65]/[.$E65]" office:value-type="float" office:value="-0.884292880081703" calcext:value-type="float">
            <text:p>-0.88</text:p>
          </table:table-cell>
          <table:table-cell table:style-name="ce2" table:formula="of:=DEGREES(ATAN2([.G65];[.F65]))" office:value-type="float" office:value="-43.7088001579395" calcext:value-type="float">
            <text:p>-43.7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191.22" calcext:value-type="float">
            <text:p>191.22</text:p>
          </table:table-cell>
          <table:table-cell office:value-type="float" office:value="-500.98" calcext:value-type="float">
            <text:p>-500.98</text:p>
          </table:table-cell>
          <table:table-cell table:formula="of:=SQRT([.B66]^2 + [.C66]^2 + [.D66]^2)" office:value-type="float" office:value="566.531758068336" calcext:value-type="float">
            <text:p>566.53</text:p>
          </table:table-cell>
          <table:table-cell table:formula="of:=[.B66]/[.$E66]" office:value-type="float" office:value="-0.322647402191973" calcext:value-type="float">
            <text:p>-0.32</text:p>
          </table:table-cell>
          <table:table-cell table:formula="of:=[.C66]/[.$E66]" office:value-type="float" office:value="0.337527415324411" calcext:value-type="float">
            <text:p>0.34</text:p>
          </table:table-cell>
          <table:table-cell table:formula="of:=[.D66]/[.$E66]" office:value-type="float" office:value="-0.884292880081703" calcext:value-type="float">
            <text:p>-0.88</text:p>
          </table:table-cell>
          <table:table-cell table:style-name="ce2" table:formula="of:=DEGREES(ATAN2([.G66];[.F66]))" office:value-type="float" office:value="-43.7088001579395" calcext:value-type="float">
            <text:p>-43.7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82.2" calcext:value-type="float">
            <text:p>182.20</text:p>
          </table:table-cell>
          <table:table-cell office:value-type="float" office:value="-499.24" calcext:value-type="float">
            <text:p>-499.24</text:p>
          </table:table-cell>
          <table:table-cell table:formula="of:=SQRT([.B67]^2 + [.C67]^2 + [.D67]^2)" office:value-type="float" office:value="559.127002746245" calcext:value-type="float">
            <text:p>559.13</text:p>
          </table:table-cell>
          <table:table-cell table:formula="of:=[.B67]/[.$E67]" office:value-type="float" office:value="-0.310734411227945" calcext:value-type="float">
            <text:p>-0.31</text:p>
          </table:table-cell>
          <table:table-cell table:formula="of:=[.C67]/[.$E67]" office:value-type="float" office:value="0.325865141738986" calcext:value-type="float">
            <text:p>0.33</text:p>
          </table:table-cell>
          <table:table-cell table:formula="of:=[.D67]/[.$E67]" office:value-type="float" office:value="-0.892891950393917" calcext:value-type="float">
            <text:p>-0.89</text:p>
          </table:table-cell>
          <table:table-cell table:style-name="ce2" table:formula="of:=DEGREES(ATAN2([.G67];[.F67]))" office:value-type="float" office:value="-43.6384473531257" calcext:value-type="float">
            <text:p>-43.6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82.2" calcext:value-type="float">
            <text:p>182.20</text:p>
          </table:table-cell>
          <table:table-cell office:value-type="float" office:value="-499.24" calcext:value-type="float">
            <text:p>-499.24</text:p>
          </table:table-cell>
          <table:table-cell table:formula="of:=SQRT([.B68]^2 + [.C68]^2 + [.D68]^2)" office:value-type="float" office:value="559.127002746245" calcext:value-type="float">
            <text:p>559.13</text:p>
          </table:table-cell>
          <table:table-cell table:formula="of:=[.B68]/[.$E68]" office:value-type="float" office:value="-0.310734411227945" calcext:value-type="float">
            <text:p>-0.31</text:p>
          </table:table-cell>
          <table:table-cell table:formula="of:=[.C68]/[.$E68]" office:value-type="float" office:value="0.325865141738986" calcext:value-type="float">
            <text:p>0.33</text:p>
          </table:table-cell>
          <table:table-cell table:formula="of:=[.D68]/[.$E68]" office:value-type="float" office:value="-0.892891950393917" calcext:value-type="float">
            <text:p>-0.89</text:p>
          </table:table-cell>
          <table:table-cell table:style-name="ce2" table:formula="of:=DEGREES(ATAN2([.G68];[.F68]))" office:value-type="float" office:value="-43.6384473531257" calcext:value-type="float">
            <text:p>-43.6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82.2" calcext:value-type="float">
            <text:p>182.20</text:p>
          </table:table-cell>
          <table:table-cell office:value-type="float" office:value="-499.24" calcext:value-type="float">
            <text:p>-499.24</text:p>
          </table:table-cell>
          <table:table-cell table:formula="of:=SQRT([.B69]^2 + [.C69]^2 + [.D69]^2)" office:value-type="float" office:value="559.127002746245" calcext:value-type="float">
            <text:p>559.13</text:p>
          </table:table-cell>
          <table:table-cell table:formula="of:=[.B69]/[.$E69]" office:value-type="float" office:value="-0.310734411227945" calcext:value-type="float">
            <text:p>-0.31</text:p>
          </table:table-cell>
          <table:table-cell table:formula="of:=[.C69]/[.$E69]" office:value-type="float" office:value="0.325865141738986" calcext:value-type="float">
            <text:p>0.33</text:p>
          </table:table-cell>
          <table:table-cell table:formula="of:=[.D69]/[.$E69]" office:value-type="float" office:value="-0.892891950393917" calcext:value-type="float">
            <text:p>-0.89</text:p>
          </table:table-cell>
          <table:table-cell table:style-name="ce2" table:formula="of:=DEGREES(ATAN2([.G69];[.F69]))" office:value-type="float" office:value="-43.6384473531257" calcext:value-type="float">
            <text:p>-43.6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78.59" calcext:value-type="float">
            <text:p>178.59</text:p>
          </table:table-cell>
          <table:table-cell office:value-type="float" office:value="-499.24" calcext:value-type="float">
            <text:p>-499.24</text:p>
          </table:table-cell>
          <table:table-cell table:formula="of:=SQRT([.B70]^2 + [.C70]^2 + [.D70]^2)" office:value-type="float" office:value="557.961067907072" calcext:value-type="float">
            <text:p>557.96</text:p>
          </table:table-cell>
          <table:table-cell table:formula="of:=[.B70]/[.$E70]" office:value-type="float" office:value="-0.311383732653075" calcext:value-type="float">
            <text:p>-0.31</text:p>
          </table:table-cell>
          <table:table-cell table:formula="of:=[.C70]/[.$E70]" office:value-type="float" office:value="0.320076095398369" calcext:value-type="float">
            <text:p>0.32</text:p>
          </table:table-cell>
          <table:table-cell table:formula="of:=[.D70]/[.$E70]" office:value-type="float" office:value="-0.8947577684455" calcext:value-type="float">
            <text:p>-0.89</text:p>
          </table:table-cell>
          <table:table-cell table:style-name="ce2" table:formula="of:=DEGREES(ATAN2([.G70];[.F70]))" office:value-type="float" office:value="-44.2113445332387" calcext:value-type="float">
            <text:p>-44.2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78.59" calcext:value-type="float">
            <text:p>178.59</text:p>
          </table:table-cell>
          <table:table-cell office:value-type="float" office:value="-499.24" calcext:value-type="float">
            <text:p>-499.24</text:p>
          </table:table-cell>
          <table:table-cell table:formula="of:=SQRT([.B71]^2 + [.C71]^2 + [.D71]^2)" office:value-type="float" office:value="557.961067907072" calcext:value-type="float">
            <text:p>557.96</text:p>
          </table:table-cell>
          <table:table-cell table:formula="of:=[.B71]/[.$E71]" office:value-type="float" office:value="-0.311383732653075" calcext:value-type="float">
            <text:p>-0.31</text:p>
          </table:table-cell>
          <table:table-cell table:formula="of:=[.C71]/[.$E71]" office:value-type="float" office:value="0.320076095398369" calcext:value-type="float">
            <text:p>0.32</text:p>
          </table:table-cell>
          <table:table-cell table:formula="of:=[.D71]/[.$E71]" office:value-type="float" office:value="-0.8947577684455" calcext:value-type="float">
            <text:p>-0.89</text:p>
          </table:table-cell>
          <table:table-cell table:style-name="ce2" table:formula="of:=DEGREES(ATAN2([.G71];[.F71]))" office:value-type="float" office:value="-44.2113445332387" calcext:value-type="float">
            <text:p>-44.2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78.59" calcext:value-type="float">
            <text:p>178.59</text:p>
          </table:table-cell>
          <table:table-cell office:value-type="float" office:value="-499.24" calcext:value-type="float">
            <text:p>-499.24</text:p>
          </table:table-cell>
          <table:table-cell table:formula="of:=SQRT([.B72]^2 + [.C72]^2 + [.D72]^2)" office:value-type="float" office:value="557.961067907072" calcext:value-type="float">
            <text:p>557.96</text:p>
          </table:table-cell>
          <table:table-cell table:formula="of:=[.B72]/[.$E72]" office:value-type="float" office:value="-0.311383732653075" calcext:value-type="float">
            <text:p>-0.31</text:p>
          </table:table-cell>
          <table:table-cell table:formula="of:=[.C72]/[.$E72]" office:value-type="float" office:value="0.320076095398369" calcext:value-type="float">
            <text:p>0.32</text:p>
          </table:table-cell>
          <table:table-cell table:formula="of:=[.D72]/[.$E72]" office:value-type="float" office:value="-0.8947577684455" calcext:value-type="float">
            <text:p>-0.89</text:p>
          </table:table-cell>
          <table:table-cell table:style-name="ce2" table:formula="of:=DEGREES(ATAN2([.G72];[.F72]))" office:value-type="float" office:value="-44.2113445332387" calcext:value-type="float">
            <text:p>-44.2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78.59" calcext:value-type="float">
            <text:p>178.59</text:p>
          </table:table-cell>
          <table:table-cell office:value-type="float" office:value="-499.24" calcext:value-type="float">
            <text:p>-499.24</text:p>
          </table:table-cell>
          <table:table-cell table:formula="of:=SQRT([.B73]^2 + [.C73]^2 + [.D73]^2)" office:value-type="float" office:value="557.961067907072" calcext:value-type="float">
            <text:p>557.96</text:p>
          </table:table-cell>
          <table:table-cell table:formula="of:=[.B73]/[.$E73]" office:value-type="float" office:value="-0.311383732653075" calcext:value-type="float">
            <text:p>-0.31</text:p>
          </table:table-cell>
          <table:table-cell table:formula="of:=[.C73]/[.$E73]" office:value-type="float" office:value="0.320076095398369" calcext:value-type="float">
            <text:p>0.32</text:p>
          </table:table-cell>
          <table:table-cell table:formula="of:=[.D73]/[.$E73]" office:value-type="float" office:value="-0.8947577684455" calcext:value-type="float">
            <text:p>-0.89</text:p>
          </table:table-cell>
          <table:table-cell table:style-name="ce2" table:formula="of:=DEGREES(ATAN2([.G73];[.F73]))" office:value-type="float" office:value="-44.2113445332387" calcext:value-type="float">
            <text:p>-44.2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78.59" calcext:value-type="float">
            <text:p>178.59</text:p>
          </table:table-cell>
          <table:table-cell office:value-type="float" office:value="-499.24" calcext:value-type="float">
            <text:p>-499.24</text:p>
          </table:table-cell>
          <table:table-cell table:formula="of:=SQRT([.B74]^2 + [.C74]^2 + [.D74]^2)" office:value-type="float" office:value="557.961067907072" calcext:value-type="float">
            <text:p>557.96</text:p>
          </table:table-cell>
          <table:table-cell table:formula="of:=[.B74]/[.$E74]" office:value-type="float" office:value="-0.311383732653075" calcext:value-type="float">
            <text:p>-0.31</text:p>
          </table:table-cell>
          <table:table-cell table:formula="of:=[.C74]/[.$E74]" office:value-type="float" office:value="0.320076095398369" calcext:value-type="float">
            <text:p>0.32</text:p>
          </table:table-cell>
          <table:table-cell table:formula="of:=[.D74]/[.$E74]" office:value-type="float" office:value="-0.8947577684455" calcext:value-type="float">
            <text:p>-0.89</text:p>
          </table:table-cell>
          <table:table-cell table:style-name="ce2" table:formula="of:=DEGREES(ATAN2([.G74];[.F74]))" office:value-type="float" office:value="-44.2113445332387" calcext:value-type="float">
            <text:p>-44.2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184" calcext:value-type="float">
            <text:p>184.00</text:p>
          </table:table-cell>
          <table:table-cell office:value-type="float" office:value="-497.5" calcext:value-type="float">
            <text:p>-497.50</text:p>
          </table:table-cell>
          <table:table-cell table:formula="of:=SQRT([.B75]^2 + [.C75]^2 + [.D75]^2)" office:value-type="float" office:value="559.878682305372" calcext:value-type="float">
            <text:p>559.88</text:p>
          </table:table-cell>
          <table:table-cell table:formula="of:=[.B75]/[.$E75]" office:value-type="float" office:value="-0.320015756381801" calcext:value-type="float">
            <text:p>-0.32</text:p>
          </table:table-cell>
          <table:table-cell table:formula="of:=[.C75]/[.$E75]" office:value-type="float" office:value="0.328642625295817" calcext:value-type="float">
            <text:p>0.33</text:p>
          </table:table-cell>
          <table:table-cell table:formula="of:=[.D75]/[.$E75]" office:value-type="float" office:value="-0.888585359155808" calcext:value-type="float">
            <text:p>-0.89</text:p>
          </table:table-cell>
          <table:table-cell table:style-name="ce2" table:formula="of:=DEGREES(ATAN2([.G75];[.F75]))" office:value-type="float" office:value="-44.2380364555549" calcext:value-type="float">
            <text:p>-44.2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184" calcext:value-type="float">
            <text:p>184.00</text:p>
          </table:table-cell>
          <table:table-cell office:value-type="float" office:value="-497.5" calcext:value-type="float">
            <text:p>-497.50</text:p>
          </table:table-cell>
          <table:table-cell table:formula="of:=SQRT([.B76]^2 + [.C76]^2 + [.D76]^2)" office:value-type="float" office:value="559.878682305372" calcext:value-type="float">
            <text:p>559.88</text:p>
          </table:table-cell>
          <table:table-cell table:formula="of:=[.B76]/[.$E76]" office:value-type="float" office:value="-0.320015756381801" calcext:value-type="float">
            <text:p>-0.32</text:p>
          </table:table-cell>
          <table:table-cell table:formula="of:=[.C76]/[.$E76]" office:value-type="float" office:value="0.328642625295817" calcext:value-type="float">
            <text:p>0.33</text:p>
          </table:table-cell>
          <table:table-cell table:formula="of:=[.D76]/[.$E76]" office:value-type="float" office:value="-0.888585359155808" calcext:value-type="float">
            <text:p>-0.89</text:p>
          </table:table-cell>
          <table:table-cell table:style-name="ce2" table:formula="of:=DEGREES(ATAN2([.G76];[.F76]))" office:value-type="float" office:value="-44.2380364555549" calcext:value-type="float">
            <text:p>-44.2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184" calcext:value-type="float">
            <text:p>184.00</text:p>
          </table:table-cell>
          <table:table-cell office:value-type="float" office:value="-497.5" calcext:value-type="float">
            <text:p>-497.50</text:p>
          </table:table-cell>
          <table:table-cell table:formula="of:=SQRT([.B77]^2 + [.C77]^2 + [.D77]^2)" office:value-type="float" office:value="559.878682305372" calcext:value-type="float">
            <text:p>559.88</text:p>
          </table:table-cell>
          <table:table-cell table:formula="of:=[.B77]/[.$E77]" office:value-type="float" office:value="-0.320015756381801" calcext:value-type="float">
            <text:p>-0.32</text:p>
          </table:table-cell>
          <table:table-cell table:formula="of:=[.C77]/[.$E77]" office:value-type="float" office:value="0.328642625295817" calcext:value-type="float">
            <text:p>0.33</text:p>
          </table:table-cell>
          <table:table-cell table:formula="of:=[.D77]/[.$E77]" office:value-type="float" office:value="-0.888585359155808" calcext:value-type="float">
            <text:p>-0.89</text:p>
          </table:table-cell>
          <table:table-cell table:style-name="ce2" table:formula="of:=DEGREES(ATAN2([.G77];[.F77]))" office:value-type="float" office:value="-44.2380364555549" calcext:value-type="float">
            <text:p>-44.2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184" calcext:value-type="float">
            <text:p>184.00</text:p>
          </table:table-cell>
          <table:table-cell office:value-type="float" office:value="-497.5" calcext:value-type="float">
            <text:p>-497.50</text:p>
          </table:table-cell>
          <table:table-cell table:formula="of:=SQRT([.B78]^2 + [.C78]^2 + [.D78]^2)" office:value-type="float" office:value="559.878682305372" calcext:value-type="float">
            <text:p>559.88</text:p>
          </table:table-cell>
          <table:table-cell table:formula="of:=[.B78]/[.$E78]" office:value-type="float" office:value="-0.320015756381801" calcext:value-type="float">
            <text:p>-0.32</text:p>
          </table:table-cell>
          <table:table-cell table:formula="of:=[.C78]/[.$E78]" office:value-type="float" office:value="0.328642625295817" calcext:value-type="float">
            <text:p>0.33</text:p>
          </table:table-cell>
          <table:table-cell table:formula="of:=[.D78]/[.$E78]" office:value-type="float" office:value="-0.888585359155808" calcext:value-type="float">
            <text:p>-0.89</text:p>
          </table:table-cell>
          <table:table-cell table:style-name="ce2" table:formula="of:=DEGREES(ATAN2([.G78];[.F78]))" office:value-type="float" office:value="-44.2380364555549" calcext:value-type="float">
            <text:p>-44.2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184" calcext:value-type="float">
            <text:p>184.00</text:p>
          </table:table-cell>
          <table:table-cell office:value-type="float" office:value="-497.5" calcext:value-type="float">
            <text:p>-497.50</text:p>
          </table:table-cell>
          <table:table-cell table:formula="of:=SQRT([.B79]^2 + [.C79]^2 + [.D79]^2)" office:value-type="float" office:value="559.878682305372" calcext:value-type="float">
            <text:p>559.88</text:p>
          </table:table-cell>
          <table:table-cell table:formula="of:=[.B79]/[.$E79]" office:value-type="float" office:value="-0.320015756381801" calcext:value-type="float">
            <text:p>-0.32</text:p>
          </table:table-cell>
          <table:table-cell table:formula="of:=[.C79]/[.$E79]" office:value-type="float" office:value="0.328642625295817" calcext:value-type="float">
            <text:p>0.33</text:p>
          </table:table-cell>
          <table:table-cell table:formula="of:=[.D79]/[.$E79]" office:value-type="float" office:value="-0.888585359155808" calcext:value-type="float">
            <text:p>-0.89</text:p>
          </table:table-cell>
          <table:table-cell table:style-name="ce2" table:formula="of:=DEGREES(ATAN2([.G79];[.F79]))" office:value-type="float" office:value="-44.2380364555549" calcext:value-type="float">
            <text:p>-44.2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.41" calcext:value-type="float">
            <text:p>-186.41</text:p>
          </table:table-cell>
          <table:table-cell office:value-type="float" office:value="180.4" calcext:value-type="float">
            <text:p>180.40</text:p>
          </table:table-cell>
          <table:table-cell office:value-type="float" office:value="-511.42" calcext:value-type="float">
            <text:p>-511.42</text:p>
          </table:table-cell>
          <table:table-cell table:formula="of:=SQRT([.B80]^2 + [.C80]^2 + [.D80]^2)" office:value-type="float" office:value="573.448571800471" calcext:value-type="float">
            <text:p>573.45</text:p>
          </table:table-cell>
          <table:table-cell table:formula="of:=[.B80]/[.$E80]" office:value-type="float" office:value="-0.32506838305434" calcext:value-type="float">
            <text:p>-0.33</text:p>
          </table:table-cell>
          <table:table-cell table:formula="of:=[.C80]/[.$E80]" office:value-type="float" office:value="0.314587931457556" calcext:value-type="float">
            <text:p>0.31</text:p>
          </table:table-cell>
          <table:table-cell table:formula="of:=[.D80]/[.$E80]" office:value-type="float" office:value="-0.891832371984608" calcext:value-type="float">
            <text:p>-0.89</text:p>
          </table:table-cell>
          <table:table-cell table:style-name="ce2" table:formula="of:=DEGREES(ATAN2([.G80];[.F80]))" office:value-type="float" office:value="-45.9386789515948" calcext:value-type="float">
            <text:p>-45.9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.41" calcext:value-type="float">
            <text:p>-186.41</text:p>
          </table:table-cell>
          <table:table-cell office:value-type="float" office:value="180.4" calcext:value-type="float">
            <text:p>180.40</text:p>
          </table:table-cell>
          <table:table-cell office:value-type="float" office:value="-511.42" calcext:value-type="float">
            <text:p>-511.42</text:p>
          </table:table-cell>
          <table:table-cell table:formula="of:=SQRT([.B81]^2 + [.C81]^2 + [.D81]^2)" office:value-type="float" office:value="573.448571800471" calcext:value-type="float">
            <text:p>573.45</text:p>
          </table:table-cell>
          <table:table-cell table:formula="of:=[.B81]/[.$E81]" office:value-type="float" office:value="-0.32506838305434" calcext:value-type="float">
            <text:p>-0.33</text:p>
          </table:table-cell>
          <table:table-cell table:formula="of:=[.C81]/[.$E81]" office:value-type="float" office:value="0.314587931457556" calcext:value-type="float">
            <text:p>0.31</text:p>
          </table:table-cell>
          <table:table-cell table:formula="of:=[.D81]/[.$E81]" office:value-type="float" office:value="-0.891832371984608" calcext:value-type="float">
            <text:p>-0.89</text:p>
          </table:table-cell>
          <table:table-cell table:style-name="ce2" table:formula="of:=DEGREES(ATAN2([.G81];[.F81]))" office:value-type="float" office:value="-45.9386789515948" calcext:value-type="float">
            <text:p>-45.9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.41" calcext:value-type="float">
            <text:p>-186.41</text:p>
          </table:table-cell>
          <table:table-cell office:value-type="float" office:value="180.4" calcext:value-type="float">
            <text:p>180.40</text:p>
          </table:table-cell>
          <table:table-cell office:value-type="float" office:value="-511.42" calcext:value-type="float">
            <text:p>-511.42</text:p>
          </table:table-cell>
          <table:table-cell table:formula="of:=SQRT([.B82]^2 + [.C82]^2 + [.D82]^2)" office:value-type="float" office:value="573.448571800471" calcext:value-type="float">
            <text:p>573.45</text:p>
          </table:table-cell>
          <table:table-cell table:formula="of:=[.B82]/[.$E82]" office:value-type="float" office:value="-0.32506838305434" calcext:value-type="float">
            <text:p>-0.33</text:p>
          </table:table-cell>
          <table:table-cell table:formula="of:=[.C82]/[.$E82]" office:value-type="float" office:value="0.314587931457556" calcext:value-type="float">
            <text:p>0.31</text:p>
          </table:table-cell>
          <table:table-cell table:formula="of:=[.D82]/[.$E82]" office:value-type="float" office:value="-0.891832371984608" calcext:value-type="float">
            <text:p>-0.89</text:p>
          </table:table-cell>
          <table:table-cell table:style-name="ce2" table:formula="of:=DEGREES(ATAN2([.G82];[.F82]))" office:value-type="float" office:value="-45.9386789515948" calcext:value-type="float">
            <text:p>-45.9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0</text:p>
          </table:table-cell>
          <table:table-cell office:value-type="float" office:value="196.63" calcext:value-type="float">
            <text:p>196.63</text:p>
          </table:table-cell>
          <table:table-cell office:value-type="float" office:value="-492.29" calcext:value-type="float">
            <text:p>-492.29</text:p>
          </table:table-cell>
          <table:table-cell table:formula="of:=SQRT([.B83]^2 + [.C83]^2 + [.D83]^2)" office:value-type="float" office:value="561.328745923456" calcext:value-type="float">
            <text:p>561.33</text:p>
          </table:table-cell>
          <table:table-cell table:formula="of:=[.B83]/[.$E83]" office:value-type="float" office:value="-0.328862545060488" calcext:value-type="float">
            <text:p>-0.33</text:p>
          </table:table-cell>
          <table:table-cell table:formula="of:=[.C83]/[.$E83]" office:value-type="float" office:value="0.350293836593953" calcext:value-type="float">
            <text:p>0.35</text:p>
          </table:table-cell>
          <table:table-cell table:formula="of:=[.D83]/[.$E83]" office:value-type="float" office:value="-0.877008354863639" calcext:value-type="float">
            <text:p>-0.88</text:p>
          </table:table-cell>
          <table:table-cell table:style-name="ce2" table:formula="of:=DEGREES(ATAN2([.G83];[.F83]))" office:value-type="float" office:value="-43.1925882513484" calcext:value-type="float">
            <text:p>-43.1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0</text:p>
          </table:table-cell>
          <table:table-cell office:value-type="float" office:value="196.63" calcext:value-type="float">
            <text:p>196.63</text:p>
          </table:table-cell>
          <table:table-cell office:value-type="float" office:value="-492.29" calcext:value-type="float">
            <text:p>-492.29</text:p>
          </table:table-cell>
          <table:table-cell table:formula="of:=SQRT([.B84]^2 + [.C84]^2 + [.D84]^2)" office:value-type="float" office:value="561.328745923456" calcext:value-type="float">
            <text:p>561.33</text:p>
          </table:table-cell>
          <table:table-cell table:formula="of:=[.B84]/[.$E84]" office:value-type="float" office:value="-0.328862545060488" calcext:value-type="float">
            <text:p>-0.33</text:p>
          </table:table-cell>
          <table:table-cell table:formula="of:=[.C84]/[.$E84]" office:value-type="float" office:value="0.350293836593953" calcext:value-type="float">
            <text:p>0.35</text:p>
          </table:table-cell>
          <table:table-cell table:formula="of:=[.D84]/[.$E84]" office:value-type="float" office:value="-0.877008354863639" calcext:value-type="float">
            <text:p>-0.88</text:p>
          </table:table-cell>
          <table:table-cell table:style-name="ce2" table:formula="of:=DEGREES(ATAN2([.G84];[.F84]))" office:value-type="float" office:value="-43.1925882513484" calcext:value-type="float">
            <text:p>-43.1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0</text:p>
          </table:table-cell>
          <table:table-cell office:value-type="float" office:value="196.63" calcext:value-type="float">
            <text:p>196.63</text:p>
          </table:table-cell>
          <table:table-cell office:value-type="float" office:value="-492.29" calcext:value-type="float">
            <text:p>-492.29</text:p>
          </table:table-cell>
          <table:table-cell table:formula="of:=SQRT([.B85]^2 + [.C85]^2 + [.D85]^2)" office:value-type="float" office:value="561.328745923456" calcext:value-type="float">
            <text:p>561.33</text:p>
          </table:table-cell>
          <table:table-cell table:formula="of:=[.B85]/[.$E85]" office:value-type="float" office:value="-0.328862545060488" calcext:value-type="float">
            <text:p>-0.33</text:p>
          </table:table-cell>
          <table:table-cell table:formula="of:=[.C85]/[.$E85]" office:value-type="float" office:value="0.350293836593953" calcext:value-type="float">
            <text:p>0.35</text:p>
          </table:table-cell>
          <table:table-cell table:formula="of:=[.D85]/[.$E85]" office:value-type="float" office:value="-0.877008354863639" calcext:value-type="float">
            <text:p>-0.88</text:p>
          </table:table-cell>
          <table:table-cell table:style-name="ce2" table:formula="of:=DEGREES(ATAN2([.G85];[.F85]))" office:value-type="float" office:value="-43.1925882513484" calcext:value-type="float">
            <text:p>-43.1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0</text:p>
          </table:table-cell>
          <table:table-cell office:value-type="float" office:value="196.63" calcext:value-type="float">
            <text:p>196.63</text:p>
          </table:table-cell>
          <table:table-cell office:value-type="float" office:value="-492.29" calcext:value-type="float">
            <text:p>-492.29</text:p>
          </table:table-cell>
          <table:table-cell table:formula="of:=SQRT([.B86]^2 + [.C86]^2 + [.D86]^2)" office:value-type="float" office:value="561.328745923456" calcext:value-type="float">
            <text:p>561.33</text:p>
          </table:table-cell>
          <table:table-cell table:formula="of:=[.B86]/[.$E86]" office:value-type="float" office:value="-0.328862545060488" calcext:value-type="float">
            <text:p>-0.33</text:p>
          </table:table-cell>
          <table:table-cell table:formula="of:=[.C86]/[.$E86]" office:value-type="float" office:value="0.350293836593953" calcext:value-type="float">
            <text:p>0.35</text:p>
          </table:table-cell>
          <table:table-cell table:formula="of:=[.D86]/[.$E86]" office:value-type="float" office:value="-0.877008354863639" calcext:value-type="float">
            <text:p>-0.88</text:p>
          </table:table-cell>
          <table:table-cell table:style-name="ce2" table:formula="of:=DEGREES(ATAN2([.G86];[.F86]))" office:value-type="float" office:value="-43.1925882513484" calcext:value-type="float">
            <text:p>-43.1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182.2" calcext:value-type="float">
            <text:p>182.20</text:p>
          </table:table-cell>
          <table:table-cell office:value-type="float" office:value="-499.24" calcext:value-type="float">
            <text:p>-499.24</text:p>
          </table:table-cell>
          <table:table-cell table:formula="of:=SQRT([.B87]^2 + [.C87]^2 + [.D87]^2)" office:value-type="float" office:value="561.418897081315" calcext:value-type="float">
            <text:p>561.42</text:p>
          </table:table-cell>
          <table:table-cell table:formula="of:=[.B87]/[.$E87]" office:value-type="float" office:value="-0.32236178892601" calcext:value-type="float">
            <text:p>-0.32</text:p>
          </table:table-cell>
          <table:table-cell table:formula="of:=[.C87]/[.$E87]" office:value-type="float" office:value="0.32453485436136" calcext:value-type="float">
            <text:p>0.32</text:p>
          </table:table-cell>
          <table:table-cell table:formula="of:=[.D87]/[.$E87]" office:value-type="float" office:value="-0.889246875364245" calcext:value-type="float">
            <text:p>-0.89</text:p>
          </table:table-cell>
          <table:table-cell table:style-name="ce2" table:formula="of:=DEGREES(ATAN2([.G87];[.F87]))" office:value-type="float" office:value="-44.8075318352342" calcext:value-type="float">
            <text:p>-44.8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182.2" calcext:value-type="float">
            <text:p>182.20</text:p>
          </table:table-cell>
          <table:table-cell office:value-type="float" office:value="-499.24" calcext:value-type="float">
            <text:p>-499.24</text:p>
          </table:table-cell>
          <table:table-cell table:formula="of:=SQRT([.B88]^2 + [.C88]^2 + [.D88]^2)" office:value-type="float" office:value="561.418897081315" calcext:value-type="float">
            <text:p>561.42</text:p>
          </table:table-cell>
          <table:table-cell table:formula="of:=[.B88]/[.$E88]" office:value-type="float" office:value="-0.32236178892601" calcext:value-type="float">
            <text:p>-0.32</text:p>
          </table:table-cell>
          <table:table-cell table:formula="of:=[.C88]/[.$E88]" office:value-type="float" office:value="0.32453485436136" calcext:value-type="float">
            <text:p>0.32</text:p>
          </table:table-cell>
          <table:table-cell table:formula="of:=[.D88]/[.$E88]" office:value-type="float" office:value="-0.889246875364245" calcext:value-type="float">
            <text:p>-0.89</text:p>
          </table:table-cell>
          <table:table-cell table:style-name="ce2" table:formula="of:=DEGREES(ATAN2([.G88];[.F88]))" office:value-type="float" office:value="-44.8075318352342" calcext:value-type="float">
            <text:p>-44.8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182.2" calcext:value-type="float">
            <text:p>182.20</text:p>
          </table:table-cell>
          <table:table-cell office:value-type="float" office:value="-499.24" calcext:value-type="float">
            <text:p>-499.24</text:p>
          </table:table-cell>
          <table:table-cell table:formula="of:=SQRT([.B89]^2 + [.C89]^2 + [.D89]^2)" office:value-type="float" office:value="561.418897081315" calcext:value-type="float">
            <text:p>561.42</text:p>
          </table:table-cell>
          <table:table-cell table:formula="of:=[.B89]/[.$E89]" office:value-type="float" office:value="-0.32236178892601" calcext:value-type="float">
            <text:p>-0.32</text:p>
          </table:table-cell>
          <table:table-cell table:formula="of:=[.C89]/[.$E89]" office:value-type="float" office:value="0.32453485436136" calcext:value-type="float">
            <text:p>0.32</text:p>
          </table:table-cell>
          <table:table-cell table:formula="of:=[.D89]/[.$E89]" office:value-type="float" office:value="-0.889246875364245" calcext:value-type="float">
            <text:p>-0.89</text:p>
          </table:table-cell>
          <table:table-cell table:style-name="ce2" table:formula="of:=DEGREES(ATAN2([.G89];[.F89]))" office:value-type="float" office:value="-44.8075318352342" calcext:value-type="float">
            <text:p>-44.8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4.69" calcext:value-type="float">
            <text:p>-164.69</text:p>
          </table:table-cell>
          <table:table-cell office:value-type="float" office:value="180.4" calcext:value-type="float">
            <text:p>180.40</text:p>
          </table:table-cell>
          <table:table-cell office:value-type="float" office:value="-497.5" calcext:value-type="float">
            <text:p>-497.50</text:p>
          </table:table-cell>
          <table:table-cell table:formula="of:=SQRT([.B90]^2 + [.C90]^2 + [.D90]^2)" office:value-type="float" office:value="554.232086855317" calcext:value-type="float">
            <text:p>554.23</text:p>
          </table:table-cell>
          <table:table-cell table:formula="of:=[.B90]/[.$E90]" office:value-type="float" office:value="-0.297149883425989" calcext:value-type="float">
            <text:p>-0.30</text:p>
          </table:table-cell>
          <table:table-cell table:formula="of:=[.C90]/[.$E90]" office:value-type="float" office:value="0.325495409375483" calcext:value-type="float">
            <text:p>0.33</text:p>
          </table:table-cell>
          <table:table-cell table:formula="of:=[.D90]/[.$E90]" office:value-type="float" office:value="-0.897638393371968" calcext:value-type="float">
            <text:p>-0.90</text:p>
          </table:table-cell>
          <table:table-cell table:style-name="ce2" table:formula="of:=DEGREES(ATAN2([.G90];[.F90]))" office:value-type="float" office:value="-42.3934462096341" calcext:value-type="float">
            <text:p>-42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4.69" calcext:value-type="float">
            <text:p>-164.69</text:p>
          </table:table-cell>
          <table:table-cell office:value-type="float" office:value="180.4" calcext:value-type="float">
            <text:p>180.40</text:p>
          </table:table-cell>
          <table:table-cell office:value-type="float" office:value="-497.5" calcext:value-type="float">
            <text:p>-497.50</text:p>
          </table:table-cell>
          <table:table-cell table:formula="of:=SQRT([.B91]^2 + [.C91]^2 + [.D91]^2)" office:value-type="float" office:value="554.232086855317" calcext:value-type="float">
            <text:p>554.23</text:p>
          </table:table-cell>
          <table:table-cell table:formula="of:=[.B91]/[.$E91]" office:value-type="float" office:value="-0.297149883425989" calcext:value-type="float">
            <text:p>-0.30</text:p>
          </table:table-cell>
          <table:table-cell table:formula="of:=[.C91]/[.$E91]" office:value-type="float" office:value="0.325495409375483" calcext:value-type="float">
            <text:p>0.33</text:p>
          </table:table-cell>
          <table:table-cell table:formula="of:=[.D91]/[.$E91]" office:value-type="float" office:value="-0.897638393371968" calcext:value-type="float">
            <text:p>-0.90</text:p>
          </table:table-cell>
          <table:table-cell table:style-name="ce2" table:formula="of:=DEGREES(ATAN2([.G91];[.F91]))" office:value-type="float" office:value="-42.3934462096341" calcext:value-type="float">
            <text:p>-42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4.69" calcext:value-type="float">
            <text:p>-164.69</text:p>
          </table:table-cell>
          <table:table-cell office:value-type="float" office:value="180.4" calcext:value-type="float">
            <text:p>180.40</text:p>
          </table:table-cell>
          <table:table-cell office:value-type="float" office:value="-497.5" calcext:value-type="float">
            <text:p>-497.50</text:p>
          </table:table-cell>
          <table:table-cell table:formula="of:=SQRT([.B92]^2 + [.C92]^2 + [.D92]^2)" office:value-type="float" office:value="554.232086855317" calcext:value-type="float">
            <text:p>554.23</text:p>
          </table:table-cell>
          <table:table-cell table:formula="of:=[.B92]/[.$E92]" office:value-type="float" office:value="-0.297149883425989" calcext:value-type="float">
            <text:p>-0.30</text:p>
          </table:table-cell>
          <table:table-cell table:formula="of:=[.C92]/[.$E92]" office:value-type="float" office:value="0.325495409375483" calcext:value-type="float">
            <text:p>0.33</text:p>
          </table:table-cell>
          <table:table-cell table:formula="of:=[.D92]/[.$E92]" office:value-type="float" office:value="-0.897638393371968" calcext:value-type="float">
            <text:p>-0.90</text:p>
          </table:table-cell>
          <table:table-cell table:style-name="ce2" table:formula="of:=DEGREES(ATAN2([.G92];[.F92]))" office:value-type="float" office:value="-42.3934462096341" calcext:value-type="float">
            <text:p>-42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4.69" calcext:value-type="float">
            <text:p>-164.69</text:p>
          </table:table-cell>
          <table:table-cell office:value-type="float" office:value="180.4" calcext:value-type="float">
            <text:p>180.40</text:p>
          </table:table-cell>
          <table:table-cell office:value-type="float" office:value="-497.5" calcext:value-type="float">
            <text:p>-497.50</text:p>
          </table:table-cell>
          <table:table-cell table:formula="of:=SQRT([.B93]^2 + [.C93]^2 + [.D93]^2)" office:value-type="float" office:value="554.232086855317" calcext:value-type="float">
            <text:p>554.23</text:p>
          </table:table-cell>
          <table:table-cell table:formula="of:=[.B93]/[.$E93]" office:value-type="float" office:value="-0.297149883425989" calcext:value-type="float">
            <text:p>-0.30</text:p>
          </table:table-cell>
          <table:table-cell table:formula="of:=[.C93]/[.$E93]" office:value-type="float" office:value="0.325495409375483" calcext:value-type="float">
            <text:p>0.33</text:p>
          </table:table-cell>
          <table:table-cell table:formula="of:=[.D93]/[.$E93]" office:value-type="float" office:value="-0.897638393371968" calcext:value-type="float">
            <text:p>-0.90</text:p>
          </table:table-cell>
          <table:table-cell table:style-name="ce2" table:formula="of:=DEGREES(ATAN2([.G93];[.F93]))" office:value-type="float" office:value="-42.3934462096341" calcext:value-type="float">
            <text:p>-42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4.69" calcext:value-type="float">
            <text:p>-164.69</text:p>
          </table:table-cell>
          <table:table-cell office:value-type="float" office:value="180.4" calcext:value-type="float">
            <text:p>180.40</text:p>
          </table:table-cell>
          <table:table-cell office:value-type="float" office:value="-497.5" calcext:value-type="float">
            <text:p>-497.50</text:p>
          </table:table-cell>
          <table:table-cell table:formula="of:=SQRT([.B94]^2 + [.C94]^2 + [.D94]^2)" office:value-type="float" office:value="554.232086855317" calcext:value-type="float">
            <text:p>554.23</text:p>
          </table:table-cell>
          <table:table-cell table:formula="of:=[.B94]/[.$E94]" office:value-type="float" office:value="-0.297149883425989" calcext:value-type="float">
            <text:p>-0.30</text:p>
          </table:table-cell>
          <table:table-cell table:formula="of:=[.C94]/[.$E94]" office:value-type="float" office:value="0.325495409375483" calcext:value-type="float">
            <text:p>0.33</text:p>
          </table:table-cell>
          <table:table-cell table:formula="of:=[.D94]/[.$E94]" office:value-type="float" office:value="-0.897638393371968" calcext:value-type="float">
            <text:p>-0.90</text:p>
          </table:table-cell>
          <table:table-cell table:style-name="ce2" table:formula="of:=DEGREES(ATAN2([.G94];[.F94]))" office:value-type="float" office:value="-42.3934462096341" calcext:value-type="float">
            <text:p>-42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0.12" calcext:value-type="float">
            <text:p>-170.12</text:p>
          </table:table-cell>
          <table:table-cell office:value-type="float" office:value="178.59" calcext:value-type="float">
            <text:p>178.59</text:p>
          </table:table-cell>
          <table:table-cell office:value-type="float" office:value="-495.76" calcext:value-type="float">
            <text:p>-495.76</text:p>
          </table:table-cell>
          <table:table-cell table:formula="of:=SQRT([.B95]^2 + [.C95]^2 + [.D95]^2)" office:value-type="float" office:value="553.726629393964" calcext:value-type="float">
            <text:p>553.73</text:p>
          </table:table-cell>
          <table:table-cell table:formula="of:=[.B95]/[.$E95]" office:value-type="float" office:value="-0.307227413256594" calcext:value-type="float">
            <text:p>-0.31</text:p>
          </table:table-cell>
          <table:table-cell table:formula="of:=[.C95]/[.$E95]" office:value-type="float" office:value="0.322523769888873" calcext:value-type="float">
            <text:p>0.32</text:p>
          </table:table-cell>
          <table:table-cell table:formula="of:=[.D95]/[.$E95]" office:value-type="float" office:value="-0.895315438491" calcext:value-type="float">
            <text:p>-0.90</text:p>
          </table:table-cell>
          <table:table-cell table:style-name="ce2" table:formula="of:=DEGREES(ATAN2([.G95];[.F95]))" office:value-type="float" office:value="-43.6085863671204" calcext:value-type="float">
            <text:p>-43.6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0.12" calcext:value-type="float">
            <text:p>-170.12</text:p>
          </table:table-cell>
          <table:table-cell office:value-type="float" office:value="178.59" calcext:value-type="float">
            <text:p>178.59</text:p>
          </table:table-cell>
          <table:table-cell office:value-type="float" office:value="-495.76" calcext:value-type="float">
            <text:p>-495.76</text:p>
          </table:table-cell>
          <table:table-cell table:formula="of:=SQRT([.B96]^2 + [.C96]^2 + [.D96]^2)" office:value-type="float" office:value="553.726629393964" calcext:value-type="float">
            <text:p>553.73</text:p>
          </table:table-cell>
          <table:table-cell table:formula="of:=[.B96]/[.$E96]" office:value-type="float" office:value="-0.307227413256594" calcext:value-type="float">
            <text:p>-0.31</text:p>
          </table:table-cell>
          <table:table-cell table:formula="of:=[.C96]/[.$E96]" office:value-type="float" office:value="0.322523769888873" calcext:value-type="float">
            <text:p>0.32</text:p>
          </table:table-cell>
          <table:table-cell table:formula="of:=[.D96]/[.$E96]" office:value-type="float" office:value="-0.895315438491" calcext:value-type="float">
            <text:p>-0.90</text:p>
          </table:table-cell>
          <table:table-cell table:style-name="ce2" table:formula="of:=DEGREES(ATAN2([.G96];[.F96]))" office:value-type="float" office:value="-43.6085863671204" calcext:value-type="float">
            <text:p>-43.6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0.12" calcext:value-type="float">
            <text:p>-170.12</text:p>
          </table:table-cell>
          <table:table-cell office:value-type="float" office:value="178.59" calcext:value-type="float">
            <text:p>178.59</text:p>
          </table:table-cell>
          <table:table-cell office:value-type="float" office:value="-495.76" calcext:value-type="float">
            <text:p>-495.76</text:p>
          </table:table-cell>
          <table:table-cell table:formula="of:=SQRT([.B97]^2 + [.C97]^2 + [.D97]^2)" office:value-type="float" office:value="553.726629393964" calcext:value-type="float">
            <text:p>553.73</text:p>
          </table:table-cell>
          <table:table-cell table:formula="of:=[.B97]/[.$E97]" office:value-type="float" office:value="-0.307227413256594" calcext:value-type="float">
            <text:p>-0.31</text:p>
          </table:table-cell>
          <table:table-cell table:formula="of:=[.C97]/[.$E97]" office:value-type="float" office:value="0.322523769888873" calcext:value-type="float">
            <text:p>0.32</text:p>
          </table:table-cell>
          <table:table-cell table:formula="of:=[.D97]/[.$E97]" office:value-type="float" office:value="-0.895315438491" calcext:value-type="float">
            <text:p>-0.90</text:p>
          </table:table-cell>
          <table:table-cell table:style-name="ce2" table:formula="of:=DEGREES(ATAN2([.G97];[.F97]))" office:value-type="float" office:value="-43.6085863671204" calcext:value-type="float">
            <text:p>-43.6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0.12" calcext:value-type="float">
            <text:p>-170.12</text:p>
          </table:table-cell>
          <table:table-cell office:value-type="float" office:value="178.59" calcext:value-type="float">
            <text:p>178.59</text:p>
          </table:table-cell>
          <table:table-cell office:value-type="float" office:value="-495.76" calcext:value-type="float">
            <text:p>-495.76</text:p>
          </table:table-cell>
          <table:table-cell table:formula="of:=SQRT([.B98]^2 + [.C98]^2 + [.D98]^2)" office:value-type="float" office:value="553.726629393964" calcext:value-type="float">
            <text:p>553.73</text:p>
          </table:table-cell>
          <table:table-cell table:formula="of:=[.B98]/[.$E98]" office:value-type="float" office:value="-0.307227413256594" calcext:value-type="float">
            <text:p>-0.31</text:p>
          </table:table-cell>
          <table:table-cell table:formula="of:=[.C98]/[.$E98]" office:value-type="float" office:value="0.322523769888873" calcext:value-type="float">
            <text:p>0.32</text:p>
          </table:table-cell>
          <table:table-cell table:formula="of:=[.D98]/[.$E98]" office:value-type="float" office:value="-0.895315438491" calcext:value-type="float">
            <text:p>-0.90</text:p>
          </table:table-cell>
          <table:table-cell table:style-name="ce2" table:formula="of:=DEGREES(ATAN2([.G98];[.F98]))" office:value-type="float" office:value="-43.6085863671204" calcext:value-type="float">
            <text:p>-43.6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0.12" calcext:value-type="float">
            <text:p>-170.12</text:p>
          </table:table-cell>
          <table:table-cell office:value-type="float" office:value="185.81" calcext:value-type="float">
            <text:p>185.81</text:p>
          </table:table-cell>
          <table:table-cell office:value-type="float" office:value="-492.29" calcext:value-type="float">
            <text:p>-492.29</text:p>
          </table:table-cell>
          <table:table-cell table:formula="of:=SQRT([.B99]^2 + [.C99]^2 + [.D99]^2)" office:value-type="float" office:value="553.005980618655" calcext:value-type="float">
            <text:p>553.01</text:p>
          </table:table-cell>
          <table:table-cell table:formula="of:=[.B99]/[.$E99]" office:value-type="float" office:value="-0.307627776122212" calcext:value-type="float">
            <text:p>-0.31</text:p>
          </table:table-cell>
          <table:table-cell table:formula="of:=[.C99]/[.$E99]" office:value-type="float" office:value="0.335999982843101" calcext:value-type="float">
            <text:p>0.34</text:p>
          </table:table-cell>
          <table:table-cell table:formula="of:=[.D99]/[.$E99]" office:value-type="float" office:value="-0.890207370721866" calcext:value-type="float">
            <text:p>-0.89</text:p>
          </table:table-cell>
          <table:table-cell table:style-name="ce2" table:formula="of:=DEGREES(ATAN2([.G99];[.F99]))" office:value-type="float" office:value="-42.4759386220274" calcext:value-type="float">
            <text:p>-42.4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0.12" calcext:value-type="float">
            <text:p>-170.12</text:p>
          </table:table-cell>
          <table:table-cell office:value-type="float" office:value="185.81" calcext:value-type="float">
            <text:p>185.81</text:p>
          </table:table-cell>
          <table:table-cell office:value-type="float" office:value="-492.29" calcext:value-type="float">
            <text:p>-492.29</text:p>
          </table:table-cell>
          <table:table-cell table:formula="of:=SQRT([.B100]^2 + [.C100]^2 + [.D100]^2)" office:value-type="float" office:value="553.005980618655" calcext:value-type="float">
            <text:p>553.01</text:p>
          </table:table-cell>
          <table:table-cell table:formula="of:=[.B100]/[.$E100]" office:value-type="float" office:value="-0.307627776122212" calcext:value-type="float">
            <text:p>-0.31</text:p>
          </table:table-cell>
          <table:table-cell table:formula="of:=[.C100]/[.$E100]" office:value-type="float" office:value="0.335999982843101" calcext:value-type="float">
            <text:p>0.34</text:p>
          </table:table-cell>
          <table:table-cell table:formula="of:=[.D100]/[.$E100]" office:value-type="float" office:value="-0.890207370721866" calcext:value-type="float">
            <text:p>-0.89</text:p>
          </table:table-cell>
          <table:table-cell table:style-name="ce2" table:formula="of:=DEGREES(ATAN2([.G100];[.F100]))" office:value-type="float" office:value="-42.4759386220274" calcext:value-type="float">
            <text:p>-42.4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0.12" calcext:value-type="float">
            <text:p>-170.12</text:p>
          </table:table-cell>
          <table:table-cell office:value-type="float" office:value="185.81" calcext:value-type="float">
            <text:p>185.81</text:p>
          </table:table-cell>
          <table:table-cell office:value-type="float" office:value="-492.29" calcext:value-type="float">
            <text:p>-492.29</text:p>
          </table:table-cell>
          <table:table-cell table:formula="of:=SQRT([.B101]^2 + [.C101]^2 + [.D101]^2)" office:value-type="float" office:value="553.005980618655" calcext:value-type="float">
            <text:p>553.01</text:p>
          </table:table-cell>
          <table:table-cell table:formula="of:=[.B101]/[.$E101]" office:value-type="float" office:value="-0.307627776122212" calcext:value-type="float">
            <text:p>-0.31</text:p>
          </table:table-cell>
          <table:table-cell table:formula="of:=[.C101]/[.$E101]" office:value-type="float" office:value="0.335999982843101" calcext:value-type="float">
            <text:p>0.34</text:p>
          </table:table-cell>
          <table:table-cell table:formula="of:=[.D101]/[.$E101]" office:value-type="float" office:value="-0.890207370721866" calcext:value-type="float">
            <text:p>-0.89</text:p>
          </table:table-cell>
          <table:table-cell table:style-name="ce2" table:formula="of:=DEGREES(ATAN2([.G101];[.F101]))" office:value-type="float" office:value="-42.4759386220274" calcext:value-type="float">
            <text:p>-42.4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0.12" calcext:value-type="float">
            <text:p>-170.12</text:p>
          </table:table-cell>
          <table:table-cell office:value-type="float" office:value="185.81" calcext:value-type="float">
            <text:p>185.81</text:p>
          </table:table-cell>
          <table:table-cell office:value-type="float" office:value="-492.29" calcext:value-type="float">
            <text:p>-492.29</text:p>
          </table:table-cell>
          <table:table-cell table:formula="of:=SQRT([.B102]^2 + [.C102]^2 + [.D102]^2)" office:value-type="float" office:value="553.005980618655" calcext:value-type="float">
            <text:p>553.01</text:p>
          </table:table-cell>
          <table:table-cell table:formula="of:=[.B102]/[.$E102]" office:value-type="float" office:value="-0.307627776122212" calcext:value-type="float">
            <text:p>-0.31</text:p>
          </table:table-cell>
          <table:table-cell table:formula="of:=[.C102]/[.$E102]" office:value-type="float" office:value="0.335999982843101" calcext:value-type="float">
            <text:p>0.34</text:p>
          </table:table-cell>
          <table:table-cell table:formula="of:=[.D102]/[.$E102]" office:value-type="float" office:value="-0.890207370721866" calcext:value-type="float">
            <text:p>-0.89</text:p>
          </table:table-cell>
          <table:table-cell table:style-name="ce2" table:formula="of:=DEGREES(ATAN2([.G102];[.F102]))" office:value-type="float" office:value="-42.4759386220274" calcext:value-type="float">
            <text:p>-42.4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5.55" calcext:value-type="float">
            <text:p>-175.55</text:p>
          </table:table-cell>
          <table:table-cell office:value-type="float" office:value="187.61" calcext:value-type="float">
            <text:p>187.61</text:p>
          </table:table-cell>
          <table:table-cell office:value-type="float" office:value="-497.5" calcext:value-type="float">
            <text:p>-497.50</text:p>
          </table:table-cell>
          <table:table-cell table:formula="of:=SQRT([.B103]^2 + [.C103]^2 + [.D103]^2)" office:value-type="float" office:value="559.929964013358" calcext:value-type="float">
            <text:p>559.93</text:p>
          </table:table-cell>
          <table:table-cell table:formula="of:=[.B103]/[.$E103]" office:value-type="float" office:value="-0.313521353173755" calcext:value-type="float">
            <text:p>-0.31</text:p>
          </table:table-cell>
          <table:table-cell table:formula="of:=[.C103]/[.$E103]" office:value-type="float" office:value="0.335059761144564" calcext:value-type="float">
            <text:p>0.34</text:p>
          </table:table-cell>
          <table:table-cell table:formula="of:=[.D103]/[.$E103]" office:value-type="float" office:value="-0.888503977236931" calcext:value-type="float">
            <text:p>-0.89</text:p>
          </table:table-cell>
          <table:table-cell table:style-name="ce2" table:formula="of:=DEGREES(ATAN2([.G103];[.F103]))" office:value-type="float" office:value="-43.097991901829" calcext:value-type="float">
            <text:p>-43.1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5.55" calcext:value-type="float">
            <text:p>-175.55</text:p>
          </table:table-cell>
          <table:table-cell office:value-type="float" office:value="187.61" calcext:value-type="float">
            <text:p>187.61</text:p>
          </table:table-cell>
          <table:table-cell office:value-type="float" office:value="-497.5" calcext:value-type="float">
            <text:p>-497.50</text:p>
          </table:table-cell>
          <table:table-cell table:formula="of:=SQRT([.B104]^2 + [.C104]^2 + [.D104]^2)" office:value-type="float" office:value="559.929964013358" calcext:value-type="float">
            <text:p>559.93</text:p>
          </table:table-cell>
          <table:table-cell table:formula="of:=[.B104]/[.$E104]" office:value-type="float" office:value="-0.313521353173755" calcext:value-type="float">
            <text:p>-0.31</text:p>
          </table:table-cell>
          <table:table-cell table:formula="of:=[.C104]/[.$E104]" office:value-type="float" office:value="0.335059761144564" calcext:value-type="float">
            <text:p>0.34</text:p>
          </table:table-cell>
          <table:table-cell table:formula="of:=[.D104]/[.$E104]" office:value-type="float" office:value="-0.888503977236931" calcext:value-type="float">
            <text:p>-0.89</text:p>
          </table:table-cell>
          <table:table-cell table:style-name="ce2" table:formula="of:=DEGREES(ATAN2([.G104];[.F104]))" office:value-type="float" office:value="-43.097991901829" calcext:value-type="float">
            <text:p>-43.1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5.55" calcext:value-type="float">
            <text:p>-175.55</text:p>
          </table:table-cell>
          <table:table-cell office:value-type="float" office:value="187.61" calcext:value-type="float">
            <text:p>187.61</text:p>
          </table:table-cell>
          <table:table-cell office:value-type="float" office:value="-497.5" calcext:value-type="float">
            <text:p>-497.50</text:p>
          </table:table-cell>
          <table:table-cell table:formula="of:=SQRT([.B105]^2 + [.C105]^2 + [.D105]^2)" office:value-type="float" office:value="559.929964013358" calcext:value-type="float">
            <text:p>559.93</text:p>
          </table:table-cell>
          <table:table-cell table:formula="of:=[.B105]/[.$E105]" office:value-type="float" office:value="-0.313521353173755" calcext:value-type="float">
            <text:p>-0.31</text:p>
          </table:table-cell>
          <table:table-cell table:formula="of:=[.C105]/[.$E105]" office:value-type="float" office:value="0.335059761144564" calcext:value-type="float">
            <text:p>0.34</text:p>
          </table:table-cell>
          <table:table-cell table:formula="of:=[.D105]/[.$E105]" office:value-type="float" office:value="-0.888503977236931" calcext:value-type="float">
            <text:p>-0.89</text:p>
          </table:table-cell>
          <table:table-cell table:style-name="ce2" table:formula="of:=DEGREES(ATAN2([.G105];[.F105]))" office:value-type="float" office:value="-43.097991901829" calcext:value-type="float">
            <text:p>-43.1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5.55" calcext:value-type="float">
            <text:p>-175.55</text:p>
          </table:table-cell>
          <table:table-cell office:value-type="float" office:value="187.61" calcext:value-type="float">
            <text:p>187.61</text:p>
          </table:table-cell>
          <table:table-cell office:value-type="float" office:value="-497.5" calcext:value-type="float">
            <text:p>-497.50</text:p>
          </table:table-cell>
          <table:table-cell table:formula="of:=SQRT([.B106]^2 + [.C106]^2 + [.D106]^2)" office:value-type="float" office:value="559.929964013358" calcext:value-type="float">
            <text:p>559.93</text:p>
          </table:table-cell>
          <table:table-cell table:formula="of:=[.B106]/[.$E106]" office:value-type="float" office:value="-0.313521353173755" calcext:value-type="float">
            <text:p>-0.31</text:p>
          </table:table-cell>
          <table:table-cell table:formula="of:=[.C106]/[.$E106]" office:value-type="float" office:value="0.335059761144564" calcext:value-type="float">
            <text:p>0.34</text:p>
          </table:table-cell>
          <table:table-cell table:formula="of:=[.D106]/[.$E106]" office:value-type="float" office:value="-0.888503977236931" calcext:value-type="float">
            <text:p>-0.89</text:p>
          </table:table-cell>
          <table:table-cell table:style-name="ce2" table:formula="of:=DEGREES(ATAN2([.G106];[.F106]))" office:value-type="float" office:value="-43.097991901829" calcext:value-type="float">
            <text:p>-43.1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7.36" calcext:value-type="float">
            <text:p>-177.36</text:p>
          </table:table-cell>
          <table:table-cell office:value-type="float" office:value="200.24" calcext:value-type="float">
            <text:p>200.24</text:p>
          </table:table-cell>
          <table:table-cell office:value-type="float" office:value="-502.72" calcext:value-type="float">
            <text:p>-502.72</text:p>
          </table:table-cell>
          <table:table-cell table:formula="of:=SQRT([.B107]^2 + [.C107]^2 + [.D107]^2)" office:value-type="float" office:value="569.455903121568" calcext:value-type="float">
            <text:p>569.46</text:p>
          </table:table-cell>
          <table:table-cell table:formula="of:=[.B107]/[.$E107]" office:value-type="float" office:value="-0.311455196140336" calcext:value-type="float">
            <text:p>-0.31</text:p>
          </table:table-cell>
          <table:table-cell table:formula="of:=[.C107]/[.$E107]" office:value-type="float" office:value="0.351633899837285" calcext:value-type="float">
            <text:p>0.35</text:p>
          </table:table-cell>
          <table:table-cell table:formula="of:=[.D107]/[.$E107]" office:value-type="float" office:value="-0.882807601509189" calcext:value-type="float">
            <text:p>-0.88</text:p>
          </table:table-cell>
          <table:table-cell table:style-name="ce2" table:formula="of:=DEGREES(ATAN2([.G107];[.F107]))" office:value-type="float" office:value="-41.5325037423815" calcext:value-type="float">
            <text:p>-41.5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7.36" calcext:value-type="float">
            <text:p>-177.36</text:p>
          </table:table-cell>
          <table:table-cell office:value-type="float" office:value="200.24" calcext:value-type="float">
            <text:p>200.24</text:p>
          </table:table-cell>
          <table:table-cell office:value-type="float" office:value="-502.72" calcext:value-type="float">
            <text:p>-502.72</text:p>
          </table:table-cell>
          <table:table-cell table:formula="of:=SQRT([.B108]^2 + [.C108]^2 + [.D108]^2)" office:value-type="float" office:value="569.455903121568" calcext:value-type="float">
            <text:p>569.46</text:p>
          </table:table-cell>
          <table:table-cell table:formula="of:=[.B108]/[.$E108]" office:value-type="float" office:value="-0.311455196140336" calcext:value-type="float">
            <text:p>-0.31</text:p>
          </table:table-cell>
          <table:table-cell table:formula="of:=[.C108]/[.$E108]" office:value-type="float" office:value="0.351633899837285" calcext:value-type="float">
            <text:p>0.35</text:p>
          </table:table-cell>
          <table:table-cell table:formula="of:=[.D108]/[.$E108]" office:value-type="float" office:value="-0.882807601509189" calcext:value-type="float">
            <text:p>-0.88</text:p>
          </table:table-cell>
          <table:table-cell table:style-name="ce2" table:formula="of:=DEGREES(ATAN2([.G108];[.F108]))" office:value-type="float" office:value="-41.5325037423815" calcext:value-type="float">
            <text:p>-41.5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7.36" calcext:value-type="float">
            <text:p>-177.36</text:p>
          </table:table-cell>
          <table:table-cell office:value-type="float" office:value="200.24" calcext:value-type="float">
            <text:p>200.24</text:p>
          </table:table-cell>
          <table:table-cell office:value-type="float" office:value="-502.72" calcext:value-type="float">
            <text:p>-502.72</text:p>
          </table:table-cell>
          <table:table-cell table:formula="of:=SQRT([.B109]^2 + [.C109]^2 + [.D109]^2)" office:value-type="float" office:value="569.455903121568" calcext:value-type="float">
            <text:p>569.46</text:p>
          </table:table-cell>
          <table:table-cell table:formula="of:=[.B109]/[.$E109]" office:value-type="float" office:value="-0.311455196140336" calcext:value-type="float">
            <text:p>-0.31</text:p>
          </table:table-cell>
          <table:table-cell table:formula="of:=[.C109]/[.$E109]" office:value-type="float" office:value="0.351633899837285" calcext:value-type="float">
            <text:p>0.35</text:p>
          </table:table-cell>
          <table:table-cell table:formula="of:=[.D109]/[.$E109]" office:value-type="float" office:value="-0.882807601509189" calcext:value-type="float">
            <text:p>-0.88</text:p>
          </table:table-cell>
          <table:table-cell table:style-name="ce2" table:formula="of:=DEGREES(ATAN2([.G109];[.F109]))" office:value-type="float" office:value="-41.5325037423815" calcext:value-type="float">
            <text:p>-41.5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169.57" calcext:value-type="float">
            <text:p>169.57</text:p>
          </table:table-cell>
          <table:table-cell office:value-type="float" office:value="-494.03" calcext:value-type="float">
            <text:p>-494.03</text:p>
          </table:table-cell>
          <table:table-cell table:formula="of:=SQRT([.B110]^2 + [.C110]^2 + [.D110]^2)" office:value-type="float" office:value="553.382155386312" calcext:value-type="float">
            <text:p>553.38</text:p>
          </table:table-cell>
          <table:table-cell table:formula="of:=[.B110]/[.$E110]" office:value-type="float" office:value="-0.330314229002191" calcext:value-type="float">
            <text:p>-0.33</text:p>
          </table:table-cell>
          <table:table-cell table:formula="of:=[.C110]/[.$E110]" office:value-type="float" office:value="0.306424770566779" calcext:value-type="float">
            <text:p>0.31</text:p>
          </table:table-cell>
          <table:table-cell table:formula="of:=[.D110]/[.$E110]" office:value-type="float" office:value="-0.892746531834084" calcext:value-type="float">
            <text:p>-0.89</text:p>
          </table:table-cell>
          <table:table-cell table:style-name="ce2" table:formula="of:=DEGREES(ATAN2([.G110];[.F110]))" office:value-type="float" office:value="-47.1486408810346" calcext:value-type="float">
            <text:p>-47.1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169.57" calcext:value-type="float">
            <text:p>169.57</text:p>
          </table:table-cell>
          <table:table-cell office:value-type="float" office:value="-494.03" calcext:value-type="float">
            <text:p>-494.03</text:p>
          </table:table-cell>
          <table:table-cell table:formula="of:=SQRT([.B111]^2 + [.C111]^2 + [.D111]^2)" office:value-type="float" office:value="553.382155386312" calcext:value-type="float">
            <text:p>553.38</text:p>
          </table:table-cell>
          <table:table-cell table:formula="of:=[.B111]/[.$E111]" office:value-type="float" office:value="-0.330314229002191" calcext:value-type="float">
            <text:p>-0.33</text:p>
          </table:table-cell>
          <table:table-cell table:formula="of:=[.C111]/[.$E111]" office:value-type="float" office:value="0.306424770566779" calcext:value-type="float">
            <text:p>0.31</text:p>
          </table:table-cell>
          <table:table-cell table:formula="of:=[.D111]/[.$E111]" office:value-type="float" office:value="-0.892746531834084" calcext:value-type="float">
            <text:p>-0.89</text:p>
          </table:table-cell>
          <table:table-cell table:style-name="ce2" table:formula="of:=DEGREES(ATAN2([.G111];[.F111]))" office:value-type="float" office:value="-47.1486408810346" calcext:value-type="float">
            <text:p>-47.1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169.57" calcext:value-type="float">
            <text:p>169.57</text:p>
          </table:table-cell>
          <table:table-cell office:value-type="float" office:value="-494.03" calcext:value-type="float">
            <text:p>-494.03</text:p>
          </table:table-cell>
          <table:table-cell table:formula="of:=SQRT([.B112]^2 + [.C112]^2 + [.D112]^2)" office:value-type="float" office:value="553.382155386312" calcext:value-type="float">
            <text:p>553.38</text:p>
          </table:table-cell>
          <table:table-cell table:formula="of:=[.B112]/[.$E112]" office:value-type="float" office:value="-0.330314229002191" calcext:value-type="float">
            <text:p>-0.33</text:p>
          </table:table-cell>
          <table:table-cell table:formula="of:=[.C112]/[.$E112]" office:value-type="float" office:value="0.306424770566779" calcext:value-type="float">
            <text:p>0.31</text:p>
          </table:table-cell>
          <table:table-cell table:formula="of:=[.D112]/[.$E112]" office:value-type="float" office:value="-0.892746531834084" calcext:value-type="float">
            <text:p>-0.89</text:p>
          </table:table-cell>
          <table:table-cell table:style-name="ce2" table:formula="of:=DEGREES(ATAN2([.G112];[.F112]))" office:value-type="float" office:value="-47.1486408810346" calcext:value-type="float">
            <text:p>-47.1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169.57" calcext:value-type="float">
            <text:p>169.57</text:p>
          </table:table-cell>
          <table:table-cell office:value-type="float" office:value="-494.03" calcext:value-type="float">
            <text:p>-494.03</text:p>
          </table:table-cell>
          <table:table-cell table:formula="of:=SQRT([.B113]^2 + [.C113]^2 + [.D113]^2)" office:value-type="float" office:value="553.382155386312" calcext:value-type="float">
            <text:p>553.38</text:p>
          </table:table-cell>
          <table:table-cell table:formula="of:=[.B113]/[.$E113]" office:value-type="float" office:value="-0.330314229002191" calcext:value-type="float">
            <text:p>-0.33</text:p>
          </table:table-cell>
          <table:table-cell table:formula="of:=[.C113]/[.$E113]" office:value-type="float" office:value="0.306424770566779" calcext:value-type="float">
            <text:p>0.31</text:p>
          </table:table-cell>
          <table:table-cell table:formula="of:=[.D113]/[.$E113]" office:value-type="float" office:value="-0.892746531834084" calcext:value-type="float">
            <text:p>-0.89</text:p>
          </table:table-cell>
          <table:table-cell table:style-name="ce2" table:formula="of:=DEGREES(ATAN2([.G113];[.F113]))" office:value-type="float" office:value="-47.1486408810346" calcext:value-type="float">
            <text:p>-47.1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169.57" calcext:value-type="float">
            <text:p>169.57</text:p>
          </table:table-cell>
          <table:table-cell office:value-type="float" office:value="-494.03" calcext:value-type="float">
            <text:p>-494.03</text:p>
          </table:table-cell>
          <table:table-cell table:formula="of:=SQRT([.B114]^2 + [.C114]^2 + [.D114]^2)" office:value-type="float" office:value="553.382155386312" calcext:value-type="float">
            <text:p>553.38</text:p>
          </table:table-cell>
          <table:table-cell table:formula="of:=[.B114]/[.$E114]" office:value-type="float" office:value="-0.330314229002191" calcext:value-type="float">
            <text:p>-0.33</text:p>
          </table:table-cell>
          <table:table-cell table:formula="of:=[.C114]/[.$E114]" office:value-type="float" office:value="0.306424770566779" calcext:value-type="float">
            <text:p>0.31</text:p>
          </table:table-cell>
          <table:table-cell table:formula="of:=[.D114]/[.$E114]" office:value-type="float" office:value="-0.892746531834084" calcext:value-type="float">
            <text:p>-0.89</text:p>
          </table:table-cell>
          <table:table-cell table:style-name="ce2" table:formula="of:=DEGREES(ATAN2([.G114];[.F114]))" office:value-type="float" office:value="-47.1486408810346" calcext:value-type="float">
            <text:p>-47.1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6.5" calcext:value-type="float">
            <text:p>-166.50</text:p>
          </table:table-cell>
          <table:table-cell office:value-type="float" office:value="171.38" calcext:value-type="float">
            <text:p>171.38</text:p>
          </table:table-cell>
          <table:table-cell office:value-type="float" office:value="-502.72" calcext:value-type="float">
            <text:p>-502.72</text:p>
          </table:table-cell>
          <table:table-cell table:formula="of:=SQRT([.B115]^2 + [.C115]^2 + [.D115]^2)" office:value-type="float" office:value="556.615444270099" calcext:value-type="float">
            <text:p>556.62</text:p>
          </table:table-cell>
          <table:table-cell table:formula="of:=[.B115]/[.$E115]" office:value-type="float" office:value="-0.299129321174936" calcext:value-type="float">
            <text:p>-0.30</text:p>
          </table:table-cell>
          <table:table-cell table:formula="of:=[.C115]/[.$E115]" office:value-type="float" office:value="0.307896594972736" calcext:value-type="float">
            <text:p>0.31</text:p>
          </table:table-cell>
          <table:table-cell table:formula="of:=[.D115]/[.$E115]" office:value-type="float" office:value="-0.903172926973355" calcext:value-type="float">
            <text:p>-0.90</text:p>
          </table:table-cell>
          <table:table-cell table:style-name="ce2" table:formula="of:=DEGREES(ATAN2([.G115];[.F115]))" office:value-type="float" office:value="-44.1725347322019" calcext:value-type="float">
            <text:p>-44.1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6.5" calcext:value-type="float">
            <text:p>-166.50</text:p>
          </table:table-cell>
          <table:table-cell office:value-type="float" office:value="171.38" calcext:value-type="float">
            <text:p>171.38</text:p>
          </table:table-cell>
          <table:table-cell office:value-type="float" office:value="-502.72" calcext:value-type="float">
            <text:p>-502.72</text:p>
          </table:table-cell>
          <table:table-cell table:formula="of:=SQRT([.B116]^2 + [.C116]^2 + [.D116]^2)" office:value-type="float" office:value="556.615444270099" calcext:value-type="float">
            <text:p>556.62</text:p>
          </table:table-cell>
          <table:table-cell table:formula="of:=[.B116]/[.$E116]" office:value-type="float" office:value="-0.299129321174936" calcext:value-type="float">
            <text:p>-0.30</text:p>
          </table:table-cell>
          <table:table-cell table:formula="of:=[.C116]/[.$E116]" office:value-type="float" office:value="0.307896594972736" calcext:value-type="float">
            <text:p>0.31</text:p>
          </table:table-cell>
          <table:table-cell table:formula="of:=[.D116]/[.$E116]" office:value-type="float" office:value="-0.903172926973355" calcext:value-type="float">
            <text:p>-0.90</text:p>
          </table:table-cell>
          <table:table-cell table:style-name="ce2" table:formula="of:=DEGREES(ATAN2([.G116];[.F116]))" office:value-type="float" office:value="-44.1725347322019" calcext:value-type="float">
            <text:p>-44.1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6.5" calcext:value-type="float">
            <text:p>-166.50</text:p>
          </table:table-cell>
          <table:table-cell office:value-type="float" office:value="171.38" calcext:value-type="float">
            <text:p>171.38</text:p>
          </table:table-cell>
          <table:table-cell office:value-type="float" office:value="-502.72" calcext:value-type="float">
            <text:p>-502.72</text:p>
          </table:table-cell>
          <table:table-cell table:formula="of:=SQRT([.B117]^2 + [.C117]^2 + [.D117]^2)" office:value-type="float" office:value="556.615444270099" calcext:value-type="float">
            <text:p>556.62</text:p>
          </table:table-cell>
          <table:table-cell table:formula="of:=[.B117]/[.$E117]" office:value-type="float" office:value="-0.299129321174936" calcext:value-type="float">
            <text:p>-0.30</text:p>
          </table:table-cell>
          <table:table-cell table:formula="of:=[.C117]/[.$E117]" office:value-type="float" office:value="0.307896594972736" calcext:value-type="float">
            <text:p>0.31</text:p>
          </table:table-cell>
          <table:table-cell table:formula="of:=[.D117]/[.$E117]" office:value-type="float" office:value="-0.903172926973355" calcext:value-type="float">
            <text:p>-0.90</text:p>
          </table:table-cell>
          <table:table-cell table:style-name="ce2" table:formula="of:=DEGREES(ATAN2([.G117];[.F117]))" office:value-type="float" office:value="-44.1725347322019" calcext:value-type="float">
            <text:p>-44.1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6.5" calcext:value-type="float">
            <text:p>-166.50</text:p>
          </table:table-cell>
          <table:table-cell office:value-type="float" office:value="171.38" calcext:value-type="float">
            <text:p>171.38</text:p>
          </table:table-cell>
          <table:table-cell office:value-type="float" office:value="-502.72" calcext:value-type="float">
            <text:p>-502.72</text:p>
          </table:table-cell>
          <table:table-cell table:formula="of:=SQRT([.B118]^2 + [.C118]^2 + [.D118]^2)" office:value-type="float" office:value="556.615444270099" calcext:value-type="float">
            <text:p>556.62</text:p>
          </table:table-cell>
          <table:table-cell table:formula="of:=[.B118]/[.$E118]" office:value-type="float" office:value="-0.299129321174936" calcext:value-type="float">
            <text:p>-0.30</text:p>
          </table:table-cell>
          <table:table-cell table:formula="of:=[.C118]/[.$E118]" office:value-type="float" office:value="0.307896594972736" calcext:value-type="float">
            <text:p>0.31</text:p>
          </table:table-cell>
          <table:table-cell table:formula="of:=[.D118]/[.$E118]" office:value-type="float" office:value="-0.903172926973355" calcext:value-type="float">
            <text:p>-0.90</text:p>
          </table:table-cell>
          <table:table-cell table:style-name="ce2" table:formula="of:=DEGREES(ATAN2([.G118];[.F118]))" office:value-type="float" office:value="-44.1725347322019" calcext:value-type="float">
            <text:p>-44.1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194.83" calcext:value-type="float">
            <text:p>194.83</text:p>
          </table:table-cell>
          <table:table-cell office:value-type="float" office:value="-504.46" calcext:value-type="float">
            <text:p>-504.46</text:p>
          </table:table-cell>
          <table:table-cell table:formula="of:=SQRT([.B119]^2 + [.C119]^2 + [.D119]^2)" office:value-type="float" office:value="567.449156665159" calcext:value-type="float">
            <text:p>567.45</text:p>
          </table:table-cell>
          <table:table-cell table:formula="of:=[.B119]/[.$E119]" office:value-type="float" office:value="-0.302987497611971" calcext:value-type="float">
            <text:p>-0.30</text:p>
          </table:table-cell>
          <table:table-cell table:formula="of:=[.C119]/[.$E119]" office:value-type="float" office:value="0.343343536088759" calcext:value-type="float">
            <text:p>0.34</text:p>
          </table:table-cell>
          <table:table-cell table:formula="of:=[.D119]/[.$E119]" office:value-type="float" office:value="-0.888995946288228" calcext:value-type="float">
            <text:p>-0.89</text:p>
          </table:table-cell>
          <table:table-cell table:style-name="ce2" table:formula="of:=DEGREES(ATAN2([.G119];[.F119]))" office:value-type="float" office:value="-41.427166944052" calcext:value-type="float">
            <text:p>-41.4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194.83" calcext:value-type="float">
            <text:p>194.83</text:p>
          </table:table-cell>
          <table:table-cell office:value-type="float" office:value="-504.46" calcext:value-type="float">
            <text:p>-504.46</text:p>
          </table:table-cell>
          <table:table-cell table:formula="of:=SQRT([.B120]^2 + [.C120]^2 + [.D120]^2)" office:value-type="float" office:value="567.449156665159" calcext:value-type="float">
            <text:p>567.45</text:p>
          </table:table-cell>
          <table:table-cell table:formula="of:=[.B120]/[.$E120]" office:value-type="float" office:value="-0.302987497611971" calcext:value-type="float">
            <text:p>-0.30</text:p>
          </table:table-cell>
          <table:table-cell table:formula="of:=[.C120]/[.$E120]" office:value-type="float" office:value="0.343343536088759" calcext:value-type="float">
            <text:p>0.34</text:p>
          </table:table-cell>
          <table:table-cell table:formula="of:=[.D120]/[.$E120]" office:value-type="float" office:value="-0.888995946288228" calcext:value-type="float">
            <text:p>-0.89</text:p>
          </table:table-cell>
          <table:table-cell table:style-name="ce2" table:formula="of:=DEGREES(ATAN2([.G120];[.F120]))" office:value-type="float" office:value="-41.427166944052" calcext:value-type="float">
            <text:p>-41.4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194.83" calcext:value-type="float">
            <text:p>194.83</text:p>
          </table:table-cell>
          <table:table-cell office:value-type="float" office:value="-504.46" calcext:value-type="float">
            <text:p>-504.46</text:p>
          </table:table-cell>
          <table:table-cell table:formula="of:=SQRT([.B121]^2 + [.C121]^2 + [.D121]^2)" office:value-type="float" office:value="567.449156665159" calcext:value-type="float">
            <text:p>567.45</text:p>
          </table:table-cell>
          <table:table-cell table:formula="of:=[.B121]/[.$E121]" office:value-type="float" office:value="-0.302987497611971" calcext:value-type="float">
            <text:p>-0.30</text:p>
          </table:table-cell>
          <table:table-cell table:formula="of:=[.C121]/[.$E121]" office:value-type="float" office:value="0.343343536088759" calcext:value-type="float">
            <text:p>0.34</text:p>
          </table:table-cell>
          <table:table-cell table:formula="of:=[.D121]/[.$E121]" office:value-type="float" office:value="-0.888995946288228" calcext:value-type="float">
            <text:p>-0.89</text:p>
          </table:table-cell>
          <table:table-cell table:style-name="ce2" table:formula="of:=DEGREES(ATAN2([.G121];[.F121]))" office:value-type="float" office:value="-41.427166944052" calcext:value-type="float">
            <text:p>-41.4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194.83" calcext:value-type="float">
            <text:p>194.83</text:p>
          </table:table-cell>
          <table:table-cell office:value-type="float" office:value="-504.46" calcext:value-type="float">
            <text:p>-504.46</text:p>
          </table:table-cell>
          <table:table-cell table:formula="of:=SQRT([.B122]^2 + [.C122]^2 + [.D122]^2)" office:value-type="float" office:value="567.449156665159" calcext:value-type="float">
            <text:p>567.45</text:p>
          </table:table-cell>
          <table:table-cell table:formula="of:=[.B122]/[.$E122]" office:value-type="float" office:value="-0.302987497611971" calcext:value-type="float">
            <text:p>-0.30</text:p>
          </table:table-cell>
          <table:table-cell table:formula="of:=[.C122]/[.$E122]" office:value-type="float" office:value="0.343343536088759" calcext:value-type="float">
            <text:p>0.34</text:p>
          </table:table-cell>
          <table:table-cell table:formula="of:=[.D122]/[.$E122]" office:value-type="float" office:value="-0.888995946288228" calcext:value-type="float">
            <text:p>-0.89</text:p>
          </table:table-cell>
          <table:table-cell table:style-name="ce2" table:formula="of:=DEGREES(ATAN2([.G122];[.F122]))" office:value-type="float" office:value="-41.427166944052" calcext:value-type="float">
            <text:p>-41.4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176.79" calcext:value-type="float">
            <text:p>176.79</text:p>
          </table:table-cell>
          <table:table-cell office:value-type="float" office:value="-490.55" calcext:value-type="float">
            <text:p>-490.55</text:p>
          </table:table-cell>
          <table:table-cell table:formula="of:=SQRT([.B123]^2 + [.C123]^2 + [.D123]^2)" office:value-type="float" office:value="551.358227924459" calcext:value-type="float">
            <text:p>551.36</text:p>
          </table:table-cell>
          <table:table-cell table:formula="of:=[.B123]/[.$E123]" office:value-type="float" office:value="-0.324961143092885" calcext:value-type="float">
            <text:p>-0.32</text:p>
          </table:table-cell>
          <table:table-cell table:formula="of:=[.C123]/[.$E123]" office:value-type="float" office:value="0.320644530263946" calcext:value-type="float">
            <text:p>0.32</text:p>
          </table:table-cell>
          <table:table-cell table:formula="of:=[.D123]/[.$E123]" office:value-type="float" office:value="-0.889711942536223" calcext:value-type="float">
            <text:p>-0.89</text:p>
          </table:table-cell>
          <table:table-cell table:style-name="ce2" table:formula="of:=DEGREES(ATAN2([.G123];[.F123]))" office:value-type="float" office:value="-45.3830821532388" calcext:value-type="float">
            <text:p>-45.3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176.79" calcext:value-type="float">
            <text:p>176.79</text:p>
          </table:table-cell>
          <table:table-cell office:value-type="float" office:value="-490.55" calcext:value-type="float">
            <text:p>-490.55</text:p>
          </table:table-cell>
          <table:table-cell table:formula="of:=SQRT([.B124]^2 + [.C124]^2 + [.D124]^2)" office:value-type="float" office:value="551.358227924459" calcext:value-type="float">
            <text:p>551.36</text:p>
          </table:table-cell>
          <table:table-cell table:formula="of:=[.B124]/[.$E124]" office:value-type="float" office:value="-0.324961143092885" calcext:value-type="float">
            <text:p>-0.32</text:p>
          </table:table-cell>
          <table:table-cell table:formula="of:=[.C124]/[.$E124]" office:value-type="float" office:value="0.320644530263946" calcext:value-type="float">
            <text:p>0.32</text:p>
          </table:table-cell>
          <table:table-cell table:formula="of:=[.D124]/[.$E124]" office:value-type="float" office:value="-0.889711942536223" calcext:value-type="float">
            <text:p>-0.89</text:p>
          </table:table-cell>
          <table:table-cell table:style-name="ce2" table:formula="of:=DEGREES(ATAN2([.G124];[.F124]))" office:value-type="float" office:value="-45.3830821532388" calcext:value-type="float">
            <text:p>-45.3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176.79" calcext:value-type="float">
            <text:p>176.79</text:p>
          </table:table-cell>
          <table:table-cell office:value-type="float" office:value="-490.55" calcext:value-type="float">
            <text:p>-490.55</text:p>
          </table:table-cell>
          <table:table-cell table:formula="of:=SQRT([.B125]^2 + [.C125]^2 + [.D125]^2)" office:value-type="float" office:value="551.358227924459" calcext:value-type="float">
            <text:p>551.36</text:p>
          </table:table-cell>
          <table:table-cell table:formula="of:=[.B125]/[.$E125]" office:value-type="float" office:value="-0.324961143092885" calcext:value-type="float">
            <text:p>-0.32</text:p>
          </table:table-cell>
          <table:table-cell table:formula="of:=[.C125]/[.$E125]" office:value-type="float" office:value="0.320644530263946" calcext:value-type="float">
            <text:p>0.32</text:p>
          </table:table-cell>
          <table:table-cell table:formula="of:=[.D125]/[.$E125]" office:value-type="float" office:value="-0.889711942536223" calcext:value-type="float">
            <text:p>-0.89</text:p>
          </table:table-cell>
          <table:table-cell table:style-name="ce2" table:formula="of:=DEGREES(ATAN2([.G125];[.F125]))" office:value-type="float" office:value="-45.3830821532388" calcext:value-type="float">
            <text:p>-45.3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180.4" calcext:value-type="float">
            <text:p>180.40</text:p>
          </table:table-cell>
          <table:table-cell office:value-type="float" office:value="-500.98" calcext:value-type="float">
            <text:p>-500.98</text:p>
          </table:table-cell>
          <table:table-cell table:formula="of:=SQRT([.B126]^2 + [.C126]^2 + [.D126]^2)" office:value-type="float" office:value="561.806914606789" calcext:value-type="float">
            <text:p>561.81</text:p>
          </table:table-cell>
          <table:table-cell table:formula="of:=[.B126]/[.$E126]" office:value-type="float" office:value="-0.318917399095029" calcext:value-type="float">
            <text:p>-0.32</text:p>
          </table:table-cell>
          <table:table-cell table:formula="of:=[.C126]/[.$E126]" office:value-type="float" office:value="0.321106763390875" calcext:value-type="float">
            <text:p>0.32</text:p>
          </table:table-cell>
          <table:table-cell table:formula="of:=[.D126]/[.$E126]" office:value-type="float" office:value="-0.891729857669406" calcext:value-type="float">
            <text:p>-0.89</text:p>
          </table:table-cell>
          <table:table-cell table:style-name="ce2" table:formula="of:=DEGREES(ATAN2([.G126];[.F126]))" office:value-type="float" office:value="-44.8040060797097" calcext:value-type="float">
            <text:p>-44.8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180.4" calcext:value-type="float">
            <text:p>180.40</text:p>
          </table:table-cell>
          <table:table-cell office:value-type="float" office:value="-500.98" calcext:value-type="float">
            <text:p>-500.98</text:p>
          </table:table-cell>
          <table:table-cell table:formula="of:=SQRT([.B127]^2 + [.C127]^2 + [.D127]^2)" office:value-type="float" office:value="561.806914606789" calcext:value-type="float">
            <text:p>561.81</text:p>
          </table:table-cell>
          <table:table-cell table:formula="of:=[.B127]/[.$E127]" office:value-type="float" office:value="-0.318917399095029" calcext:value-type="float">
            <text:p>-0.32</text:p>
          </table:table-cell>
          <table:table-cell table:formula="of:=[.C127]/[.$E127]" office:value-type="float" office:value="0.321106763390875" calcext:value-type="float">
            <text:p>0.32</text:p>
          </table:table-cell>
          <table:table-cell table:formula="of:=[.D127]/[.$E127]" office:value-type="float" office:value="-0.891729857669406" calcext:value-type="float">
            <text:p>-0.89</text:p>
          </table:table-cell>
          <table:table-cell table:style-name="ce2" table:formula="of:=DEGREES(ATAN2([.G127];[.F127]))" office:value-type="float" office:value="-44.8040060797097" calcext:value-type="float">
            <text:p>-44.8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180.4" calcext:value-type="float">
            <text:p>180.40</text:p>
          </table:table-cell>
          <table:table-cell office:value-type="float" office:value="-500.98" calcext:value-type="float">
            <text:p>-500.98</text:p>
          </table:table-cell>
          <table:table-cell table:formula="of:=SQRT([.B128]^2 + [.C128]^2 + [.D128]^2)" office:value-type="float" office:value="561.806914606789" calcext:value-type="float">
            <text:p>561.81</text:p>
          </table:table-cell>
          <table:table-cell table:formula="of:=[.B128]/[.$E128]" office:value-type="float" office:value="-0.318917399095029" calcext:value-type="float">
            <text:p>-0.32</text:p>
          </table:table-cell>
          <table:table-cell table:formula="of:=[.C128]/[.$E128]" office:value-type="float" office:value="0.321106763390875" calcext:value-type="float">
            <text:p>0.32</text:p>
          </table:table-cell>
          <table:table-cell table:formula="of:=[.D128]/[.$E128]" office:value-type="float" office:value="-0.891729857669406" calcext:value-type="float">
            <text:p>-0.89</text:p>
          </table:table-cell>
          <table:table-cell table:style-name="ce2" table:formula="of:=DEGREES(ATAN2([.G128];[.F128]))" office:value-type="float" office:value="-44.8040060797097" calcext:value-type="float">
            <text:p>-44.8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180.4" calcext:value-type="float">
            <text:p>180.40</text:p>
          </table:table-cell>
          <table:table-cell office:value-type="float" office:value="-500.98" calcext:value-type="float">
            <text:p>-500.98</text:p>
          </table:table-cell>
          <table:table-cell table:formula="of:=SQRT([.B129]^2 + [.C129]^2 + [.D129]^2)" office:value-type="float" office:value="561.806914606789" calcext:value-type="float">
            <text:p>561.81</text:p>
          </table:table-cell>
          <table:table-cell table:formula="of:=[.B129]/[.$E129]" office:value-type="float" office:value="-0.318917399095029" calcext:value-type="float">
            <text:p>-0.32</text:p>
          </table:table-cell>
          <table:table-cell table:formula="of:=[.C129]/[.$E129]" office:value-type="float" office:value="0.321106763390875" calcext:value-type="float">
            <text:p>0.32</text:p>
          </table:table-cell>
          <table:table-cell table:formula="of:=[.D129]/[.$E129]" office:value-type="float" office:value="-0.891729857669406" calcext:value-type="float">
            <text:p>-0.89</text:p>
          </table:table-cell>
          <table:table-cell table:style-name="ce2" table:formula="of:=DEGREES(ATAN2([.G129];[.F129]))" office:value-type="float" office:value="-44.8040060797097" calcext:value-type="float">
            <text:p>-44.8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52.02" calcext:value-type="float">
            <text:p>-152.02</text:p>
          </table:table-cell>
          <table:table-cell office:value-type="float" office:value="178.59" calcext:value-type="float">
            <text:p>178.59</text:p>
          </table:table-cell>
          <table:table-cell office:value-type="float" office:value="-481.85" calcext:value-type="float">
            <text:p>-481.85</text:p>
          </table:table-cell>
          <table:table-cell table:formula="of:=SQRT([.B130]^2 + [.C130]^2 + [.D130]^2)" office:value-type="float" office:value="535.895410504699" calcext:value-type="float">
            <text:p>535.90</text:p>
          </table:table-cell>
          <table:table-cell table:formula="of:=[.B130]/[.$E130]" office:value-type="float" office:value="-0.283674756342529" calcext:value-type="float">
            <text:p>-0.28</text:p>
          </table:table-cell>
          <table:table-cell table:formula="of:=[.C130]/[.$E130]" office:value-type="float" office:value="0.333255326504488" calcext:value-type="float">
            <text:p>0.33</text:p>
          </table:table-cell>
          <table:table-cell table:formula="of:=[.D130]/[.$E130]" office:value-type="float" office:value="-0.899149331296195" calcext:value-type="float">
            <text:p>-0.90</text:p>
          </table:table-cell>
          <table:table-cell table:style-name="ce2" table:formula="of:=DEGREES(ATAN2([.G130];[.F130]))" office:value-type="float" office:value="-40.4052085712027" calcext:value-type="float">
            <text:p>-40.4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52.02" calcext:value-type="float">
            <text:p>-152.02</text:p>
          </table:table-cell>
          <table:table-cell office:value-type="float" office:value="178.59" calcext:value-type="float">
            <text:p>178.59</text:p>
          </table:table-cell>
          <table:table-cell office:value-type="float" office:value="-481.85" calcext:value-type="float">
            <text:p>-481.85</text:p>
          </table:table-cell>
          <table:table-cell table:formula="of:=SQRT([.B131]^2 + [.C131]^2 + [.D131]^2)" office:value-type="float" office:value="535.895410504699" calcext:value-type="float">
            <text:p>535.90</text:p>
          </table:table-cell>
          <table:table-cell table:formula="of:=[.B131]/[.$E131]" office:value-type="float" office:value="-0.283674756342529" calcext:value-type="float">
            <text:p>-0.28</text:p>
          </table:table-cell>
          <table:table-cell table:formula="of:=[.C131]/[.$E131]" office:value-type="float" office:value="0.333255326504488" calcext:value-type="float">
            <text:p>0.33</text:p>
          </table:table-cell>
          <table:table-cell table:formula="of:=[.D131]/[.$E131]" office:value-type="float" office:value="-0.899149331296195" calcext:value-type="float">
            <text:p>-0.90</text:p>
          </table:table-cell>
          <table:table-cell table:style-name="ce2" table:formula="of:=DEGREES(ATAN2([.G131];[.F131]))" office:value-type="float" office:value="-40.4052085712027" calcext:value-type="float">
            <text:p>-40.4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52.02" calcext:value-type="float">
            <text:p>-152.02</text:p>
          </table:table-cell>
          <table:table-cell office:value-type="float" office:value="178.59" calcext:value-type="float">
            <text:p>178.59</text:p>
          </table:table-cell>
          <table:table-cell office:value-type="float" office:value="-481.85" calcext:value-type="float">
            <text:p>-481.85</text:p>
          </table:table-cell>
          <table:table-cell table:formula="of:=SQRT([.B132]^2 + [.C132]^2 + [.D132]^2)" office:value-type="float" office:value="535.895410504699" calcext:value-type="float">
            <text:p>535.90</text:p>
          </table:table-cell>
          <table:table-cell table:formula="of:=[.B132]/[.$E132]" office:value-type="float" office:value="-0.283674756342529" calcext:value-type="float">
            <text:p>-0.28</text:p>
          </table:table-cell>
          <table:table-cell table:formula="of:=[.C132]/[.$E132]" office:value-type="float" office:value="0.333255326504488" calcext:value-type="float">
            <text:p>0.33</text:p>
          </table:table-cell>
          <table:table-cell table:formula="of:=[.D132]/[.$E132]" office:value-type="float" office:value="-0.899149331296195" calcext:value-type="float">
            <text:p>-0.90</text:p>
          </table:table-cell>
          <table:table-cell table:style-name="ce2" table:formula="of:=DEGREES(ATAN2([.G132];[.F132]))" office:value-type="float" office:value="-40.4052085712027" calcext:value-type="float">
            <text:p>-40.4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52.02" calcext:value-type="float">
            <text:p>-152.02</text:p>
          </table:table-cell>
          <table:table-cell office:value-type="float" office:value="178.59" calcext:value-type="float">
            <text:p>178.59</text:p>
          </table:table-cell>
          <table:table-cell office:value-type="float" office:value="-481.85" calcext:value-type="float">
            <text:p>-481.85</text:p>
          </table:table-cell>
          <table:table-cell table:formula="of:=SQRT([.B133]^2 + [.C133]^2 + [.D133]^2)" office:value-type="float" office:value="535.895410504699" calcext:value-type="float">
            <text:p>535.90</text:p>
          </table:table-cell>
          <table:table-cell table:formula="of:=[.B133]/[.$E133]" office:value-type="float" office:value="-0.283674756342529" calcext:value-type="float">
            <text:p>-0.28</text:p>
          </table:table-cell>
          <table:table-cell table:formula="of:=[.C133]/[.$E133]" office:value-type="float" office:value="0.333255326504488" calcext:value-type="float">
            <text:p>0.33</text:p>
          </table:table-cell>
          <table:table-cell table:formula="of:=[.D133]/[.$E133]" office:value-type="float" office:value="-0.899149331296195" calcext:value-type="float">
            <text:p>-0.90</text:p>
          </table:table-cell>
          <table:table-cell table:style-name="ce2" table:formula="of:=DEGREES(ATAN2([.G133];[.F133]))" office:value-type="float" office:value="-40.4052085712027" calcext:value-type="float">
            <text:p>-40.4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52.02" calcext:value-type="float">
            <text:p>-152.02</text:p>
          </table:table-cell>
          <table:table-cell office:value-type="float" office:value="178.59" calcext:value-type="float">
            <text:p>178.59</text:p>
          </table:table-cell>
          <table:table-cell office:value-type="float" office:value="-481.85" calcext:value-type="float">
            <text:p>-481.85</text:p>
          </table:table-cell>
          <table:table-cell table:formula="of:=SQRT([.B134]^2 + [.C134]^2 + [.D134]^2)" office:value-type="float" office:value="535.895410504699" calcext:value-type="float">
            <text:p>535.90</text:p>
          </table:table-cell>
          <table:table-cell table:formula="of:=[.B134]/[.$E134]" office:value-type="float" office:value="-0.283674756342529" calcext:value-type="float">
            <text:p>-0.28</text:p>
          </table:table-cell>
          <table:table-cell table:formula="of:=[.C134]/[.$E134]" office:value-type="float" office:value="0.333255326504488" calcext:value-type="float">
            <text:p>0.33</text:p>
          </table:table-cell>
          <table:table-cell table:formula="of:=[.D134]/[.$E134]" office:value-type="float" office:value="-0.899149331296195" calcext:value-type="float">
            <text:p>-0.90</text:p>
          </table:table-cell>
          <table:table-cell table:style-name="ce2" table:formula="of:=DEGREES(ATAN2([.G134];[.F134]))" office:value-type="float" office:value="-40.4052085712027" calcext:value-type="float">
            <text:p>-40.4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.41" calcext:value-type="float">
            <text:p>-186.41</text:p>
          </table:table-cell>
          <table:table-cell office:value-type="float" office:value="191.22" calcext:value-type="float">
            <text:p>191.22</text:p>
          </table:table-cell>
          <table:table-cell office:value-type="float" office:value="-487.07" calcext:value-type="float">
            <text:p>-487.07</text:p>
          </table:table-cell>
          <table:table-cell table:formula="of:=SQRT([.B135]^2 + [.C135]^2 + [.D135]^2)" office:value-type="float" office:value="555.473636998193" calcext:value-type="float">
            <text:p>555.47</text:p>
          </table:table-cell>
          <table:table-cell table:formula="of:=[.B135]/[.$E135]" office:value-type="float" office:value="-0.335587483516534" calcext:value-type="float">
            <text:p>-0.34</text:p>
          </table:table-cell>
          <table:table-cell table:formula="of:=[.C135]/[.$E135]" office:value-type="float" office:value="0.344246760356373" calcext:value-type="float">
            <text:p>0.34</text:p>
          </table:table-cell>
          <table:table-cell table:formula="of:=[.D135]/[.$E135]" office:value-type="float" office:value="-0.876855295297452" calcext:value-type="float">
            <text:p>-0.88</text:p>
          </table:table-cell>
          <table:table-cell table:style-name="ce2" table:formula="of:=DEGREES(ATAN2([.G135];[.F135]))" office:value-type="float" office:value="-44.2702438977795" calcext:value-type="float">
            <text:p>-44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.41" calcext:value-type="float">
            <text:p>-186.41</text:p>
          </table:table-cell>
          <table:table-cell office:value-type="float" office:value="191.22" calcext:value-type="float">
            <text:p>191.22</text:p>
          </table:table-cell>
          <table:table-cell office:value-type="float" office:value="-487.07" calcext:value-type="float">
            <text:p>-487.07</text:p>
          </table:table-cell>
          <table:table-cell table:formula="of:=SQRT([.B136]^2 + [.C136]^2 + [.D136]^2)" office:value-type="float" office:value="555.473636998193" calcext:value-type="float">
            <text:p>555.47</text:p>
          </table:table-cell>
          <table:table-cell table:formula="of:=[.B136]/[.$E136]" office:value-type="float" office:value="-0.335587483516534" calcext:value-type="float">
            <text:p>-0.34</text:p>
          </table:table-cell>
          <table:table-cell table:formula="of:=[.C136]/[.$E136]" office:value-type="float" office:value="0.344246760356373" calcext:value-type="float">
            <text:p>0.34</text:p>
          </table:table-cell>
          <table:table-cell table:formula="of:=[.D136]/[.$E136]" office:value-type="float" office:value="-0.876855295297452" calcext:value-type="float">
            <text:p>-0.88</text:p>
          </table:table-cell>
          <table:table-cell table:style-name="ce2" table:formula="of:=DEGREES(ATAN2([.G136];[.F136]))" office:value-type="float" office:value="-44.2702438977795" calcext:value-type="float">
            <text:p>-44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.41" calcext:value-type="float">
            <text:p>-186.41</text:p>
          </table:table-cell>
          <table:table-cell office:value-type="float" office:value="191.22" calcext:value-type="float">
            <text:p>191.22</text:p>
          </table:table-cell>
          <table:table-cell office:value-type="float" office:value="-487.07" calcext:value-type="float">
            <text:p>-487.07</text:p>
          </table:table-cell>
          <table:table-cell table:formula="of:=SQRT([.B137]^2 + [.C137]^2 + [.D137]^2)" office:value-type="float" office:value="555.473636998193" calcext:value-type="float">
            <text:p>555.47</text:p>
          </table:table-cell>
          <table:table-cell table:formula="of:=[.B137]/[.$E137]" office:value-type="float" office:value="-0.335587483516534" calcext:value-type="float">
            <text:p>-0.34</text:p>
          </table:table-cell>
          <table:table-cell table:formula="of:=[.C137]/[.$E137]" office:value-type="float" office:value="0.344246760356373" calcext:value-type="float">
            <text:p>0.34</text:p>
          </table:table-cell>
          <table:table-cell table:formula="of:=[.D137]/[.$E137]" office:value-type="float" office:value="-0.876855295297452" calcext:value-type="float">
            <text:p>-0.88</text:p>
          </table:table-cell>
          <table:table-cell table:style-name="ce2" table:formula="of:=DEGREES(ATAN2([.G137];[.F137]))" office:value-type="float" office:value="-44.2702438977795" calcext:value-type="float">
            <text:p>-44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.41" calcext:value-type="float">
            <text:p>-186.41</text:p>
          </table:table-cell>
          <table:table-cell office:value-type="float" office:value="191.22" calcext:value-type="float">
            <text:p>191.22</text:p>
          </table:table-cell>
          <table:table-cell office:value-type="float" office:value="-487.07" calcext:value-type="float">
            <text:p>-487.07</text:p>
          </table:table-cell>
          <table:table-cell table:formula="of:=SQRT([.B138]^2 + [.C138]^2 + [.D138]^2)" office:value-type="float" office:value="555.473636998193" calcext:value-type="float">
            <text:p>555.47</text:p>
          </table:table-cell>
          <table:table-cell table:formula="of:=[.B138]/[.$E138]" office:value-type="float" office:value="-0.335587483516534" calcext:value-type="float">
            <text:p>-0.34</text:p>
          </table:table-cell>
          <table:table-cell table:formula="of:=[.C138]/[.$E138]" office:value-type="float" office:value="0.344246760356373" calcext:value-type="float">
            <text:p>0.34</text:p>
          </table:table-cell>
          <table:table-cell table:formula="of:=[.D138]/[.$E138]" office:value-type="float" office:value="-0.876855295297452" calcext:value-type="float">
            <text:p>-0.88</text:p>
          </table:table-cell>
          <table:table-cell table:style-name="ce2" table:formula="of:=DEGREES(ATAN2([.G138];[.F138]))" office:value-type="float" office:value="-44.2702438977795" calcext:value-type="float">
            <text:p>-44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89.42" calcext:value-type="float">
            <text:p>189.42</text:p>
          </table:table-cell>
          <table:table-cell office:value-type="float" office:value="-492.29" calcext:value-type="float">
            <text:p>-492.29</text:p>
          </table:table-cell>
          <table:table-cell table:formula="of:=SQRT([.B139]^2 + [.C139]^2 + [.D139]^2)" office:value-type="float" office:value="555.351211486929" calcext:value-type="float">
            <text:p>555.35</text:p>
          </table:table-cell>
          <table:table-cell table:formula="of:=[.B139]/[.$E139]" office:value-type="float" office:value="-0.312847071198096" calcext:value-type="float">
            <text:p>-0.31</text:p>
          </table:table-cell>
          <table:table-cell table:formula="of:=[.C139]/[.$E139]" office:value-type="float" office:value="0.341081456350543" calcext:value-type="float">
            <text:p>0.34</text:p>
          </table:table-cell>
          <table:table-cell table:formula="of:=[.D139]/[.$E139]" office:value-type="float" office:value="-0.886448052723095" calcext:value-type="float">
            <text:p>-0.89</text:p>
          </table:table-cell>
          <table:table-cell table:style-name="ce2" table:formula="of:=DEGREES(ATAN2([.G139];[.F139]))" office:value-type="float" office:value="-42.5277008003561" calcext:value-type="float">
            <text:p>-42.5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89.42" calcext:value-type="float">
            <text:p>189.42</text:p>
          </table:table-cell>
          <table:table-cell office:value-type="float" office:value="-492.29" calcext:value-type="float">
            <text:p>-492.29</text:p>
          </table:table-cell>
          <table:table-cell table:formula="of:=SQRT([.B140]^2 + [.C140]^2 + [.D140]^2)" office:value-type="float" office:value="555.351211486929" calcext:value-type="float">
            <text:p>555.35</text:p>
          </table:table-cell>
          <table:table-cell table:formula="of:=[.B140]/[.$E140]" office:value-type="float" office:value="-0.312847071198096" calcext:value-type="float">
            <text:p>-0.31</text:p>
          </table:table-cell>
          <table:table-cell table:formula="of:=[.C140]/[.$E140]" office:value-type="float" office:value="0.341081456350543" calcext:value-type="float">
            <text:p>0.34</text:p>
          </table:table-cell>
          <table:table-cell table:formula="of:=[.D140]/[.$E140]" office:value-type="float" office:value="-0.886448052723095" calcext:value-type="float">
            <text:p>-0.89</text:p>
          </table:table-cell>
          <table:table-cell table:style-name="ce2" table:formula="of:=DEGREES(ATAN2([.G140];[.F140]))" office:value-type="float" office:value="-42.5277008003561" calcext:value-type="float">
            <text:p>-42.5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89.42" calcext:value-type="float">
            <text:p>189.42</text:p>
          </table:table-cell>
          <table:table-cell office:value-type="float" office:value="-492.29" calcext:value-type="float">
            <text:p>-492.29</text:p>
          </table:table-cell>
          <table:table-cell table:formula="of:=SQRT([.B141]^2 + [.C141]^2 + [.D141]^2)" office:value-type="float" office:value="555.351211486929" calcext:value-type="float">
            <text:p>555.35</text:p>
          </table:table-cell>
          <table:table-cell table:formula="of:=[.B141]/[.$E141]" office:value-type="float" office:value="-0.312847071198096" calcext:value-type="float">
            <text:p>-0.31</text:p>
          </table:table-cell>
          <table:table-cell table:formula="of:=[.C141]/[.$E141]" office:value-type="float" office:value="0.341081456350543" calcext:value-type="float">
            <text:p>0.34</text:p>
          </table:table-cell>
          <table:table-cell table:formula="of:=[.D141]/[.$E141]" office:value-type="float" office:value="-0.886448052723095" calcext:value-type="float">
            <text:p>-0.89</text:p>
          </table:table-cell>
          <table:table-cell table:style-name="ce2" table:formula="of:=DEGREES(ATAN2([.G141];[.F141]))" office:value-type="float" office:value="-42.5277008003561" calcext:value-type="float">
            <text:p>-42.5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89.42" calcext:value-type="float">
            <text:p>189.42</text:p>
          </table:table-cell>
          <table:table-cell office:value-type="float" office:value="-492.29" calcext:value-type="float">
            <text:p>-492.29</text:p>
          </table:table-cell>
          <table:table-cell table:formula="of:=SQRT([.B142]^2 + [.C142]^2 + [.D142]^2)" office:value-type="float" office:value="555.351211486929" calcext:value-type="float">
            <text:p>555.35</text:p>
          </table:table-cell>
          <table:table-cell table:formula="of:=[.B142]/[.$E142]" office:value-type="float" office:value="-0.312847071198096" calcext:value-type="float">
            <text:p>-0.31</text:p>
          </table:table-cell>
          <table:table-cell table:formula="of:=[.C142]/[.$E142]" office:value-type="float" office:value="0.341081456350543" calcext:value-type="float">
            <text:p>0.34</text:p>
          </table:table-cell>
          <table:table-cell table:formula="of:=[.D142]/[.$E142]" office:value-type="float" office:value="-0.886448052723095" calcext:value-type="float">
            <text:p>-0.89</text:p>
          </table:table-cell>
          <table:table-cell table:style-name="ce2" table:formula="of:=DEGREES(ATAN2([.G142];[.F142]))" office:value-type="float" office:value="-42.5277008003561" calcext:value-type="float">
            <text:p>-42.5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5.55" calcext:value-type="float">
            <text:p>-175.55</text:p>
          </table:table-cell>
          <table:table-cell office:value-type="float" office:value="187.61" calcext:value-type="float">
            <text:p>187.61</text:p>
          </table:table-cell>
          <table:table-cell office:value-type="float" office:value="-490.55" calcext:value-type="float">
            <text:p>-490.55</text:p>
          </table:table-cell>
          <table:table-cell table:formula="of:=SQRT([.B143]^2 + [.C143]^2 + [.D143]^2)" office:value-type="float" office:value="553.764044607448" calcext:value-type="float">
            <text:p>553.76</text:p>
          </table:table-cell>
          <table:table-cell table:formula="of:=[.B143]/[.$E143]" office:value-type="float" office:value="-0.317012275732787" calcext:value-type="float">
            <text:p>-0.32</text:p>
          </table:table-cell>
          <table:table-cell table:formula="of:=[.C143]/[.$E143]" office:value-type="float" office:value="0.338790504415997" calcext:value-type="float">
            <text:p>0.34</text:p>
          </table:table-cell>
          <table:table-cell table:formula="of:=[.D143]/[.$E143]" office:value-type="float" office:value="-0.885846607010646" calcext:value-type="float">
            <text:p>-0.89</text:p>
          </table:table-cell>
          <table:table-cell table:style-name="ce2" table:formula="of:=DEGREES(ATAN2([.G143];[.F143]))" office:value-type="float" office:value="-43.0979919018291" calcext:value-type="float">
            <text:p>-43.1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5.55" calcext:value-type="float">
            <text:p>-175.55</text:p>
          </table:table-cell>
          <table:table-cell office:value-type="float" office:value="187.61" calcext:value-type="float">
            <text:p>187.61</text:p>
          </table:table-cell>
          <table:table-cell office:value-type="float" office:value="-490.55" calcext:value-type="float">
            <text:p>-490.55</text:p>
          </table:table-cell>
          <table:table-cell table:formula="of:=SQRT([.B144]^2 + [.C144]^2 + [.D144]^2)" office:value-type="float" office:value="553.764044607448" calcext:value-type="float">
            <text:p>553.76</text:p>
          </table:table-cell>
          <table:table-cell table:formula="of:=[.B144]/[.$E144]" office:value-type="float" office:value="-0.317012275732787" calcext:value-type="float">
            <text:p>-0.32</text:p>
          </table:table-cell>
          <table:table-cell table:formula="of:=[.C144]/[.$E144]" office:value-type="float" office:value="0.338790504415997" calcext:value-type="float">
            <text:p>0.34</text:p>
          </table:table-cell>
          <table:table-cell table:formula="of:=[.D144]/[.$E144]" office:value-type="float" office:value="-0.885846607010646" calcext:value-type="float">
            <text:p>-0.89</text:p>
          </table:table-cell>
          <table:table-cell table:style-name="ce2" table:formula="of:=DEGREES(ATAN2([.G144];[.F144]))" office:value-type="float" office:value="-43.0979919018291" calcext:value-type="float">
            <text:p>-43.1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5.55" calcext:value-type="float">
            <text:p>-175.55</text:p>
          </table:table-cell>
          <table:table-cell office:value-type="float" office:value="187.61" calcext:value-type="float">
            <text:p>187.61</text:p>
          </table:table-cell>
          <table:table-cell office:value-type="float" office:value="-490.55" calcext:value-type="float">
            <text:p>-490.55</text:p>
          </table:table-cell>
          <table:table-cell table:formula="of:=SQRT([.B145]^2 + [.C145]^2 + [.D145]^2)" office:value-type="float" office:value="553.764044607448" calcext:value-type="float">
            <text:p>553.76</text:p>
          </table:table-cell>
          <table:table-cell table:formula="of:=[.B145]/[.$E145]" office:value-type="float" office:value="-0.317012275732787" calcext:value-type="float">
            <text:p>-0.32</text:p>
          </table:table-cell>
          <table:table-cell table:formula="of:=[.C145]/[.$E145]" office:value-type="float" office:value="0.338790504415997" calcext:value-type="float">
            <text:p>0.34</text:p>
          </table:table-cell>
          <table:table-cell table:formula="of:=[.D145]/[.$E145]" office:value-type="float" office:value="-0.885846607010646" calcext:value-type="float">
            <text:p>-0.89</text:p>
          </table:table-cell>
          <table:table-cell table:style-name="ce2" table:formula="of:=DEGREES(ATAN2([.G145];[.F145]))" office:value-type="float" office:value="-43.0979919018291" calcext:value-type="float">
            <text:p>-43.1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7.36" calcext:value-type="float">
            <text:p>-177.36</text:p>
          </table:table-cell>
          <table:table-cell office:value-type="float" office:value="193.02" calcext:value-type="float">
            <text:p>193.02</text:p>
          </table:table-cell>
          <table:table-cell office:value-type="float" office:value="-495.76" calcext:value-type="float">
            <text:p>-495.76</text:p>
          </table:table-cell>
          <table:table-cell table:formula="of:=SQRT([.B146]^2 + [.C146]^2 + [.D146]^2)" office:value-type="float" office:value="560.795210036605" calcext:value-type="float">
            <text:p>560.80</text:p>
          </table:table-cell>
          <table:table-cell table:formula="of:=[.B146]/[.$E146]" office:value-type="float" office:value="-0.316265183485471" calcext:value-type="float">
            <text:p>-0.32</text:p>
          </table:table-cell>
          <table:table-cell table:formula="of:=[.C146]/[.$E146]" office:value-type="float" office:value="0.344189815721502" calcext:value-type="float">
            <text:p>0.34</text:p>
          </table:table-cell>
          <table:table-cell table:formula="of:=[.D146]/[.$E146]" office:value-type="float" office:value="-0.884030375308733" calcext:value-type="float">
            <text:p>-0.88</text:p>
          </table:table-cell>
          <table:table-cell table:style-name="ce2" table:formula="of:=DEGREES(ATAN2([.G146];[.F146]))" office:value-type="float" office:value="-42.57892484712" calcext:value-type="float">
            <text:p>-42.5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7.36" calcext:value-type="float">
            <text:p>-177.36</text:p>
          </table:table-cell>
          <table:table-cell office:value-type="float" office:value="193.02" calcext:value-type="float">
            <text:p>193.02</text:p>
          </table:table-cell>
          <table:table-cell office:value-type="float" office:value="-495.76" calcext:value-type="float">
            <text:p>-495.76</text:p>
          </table:table-cell>
          <table:table-cell table:formula="of:=SQRT([.B147]^2 + [.C147]^2 + [.D147]^2)" office:value-type="float" office:value="560.795210036605" calcext:value-type="float">
            <text:p>560.80</text:p>
          </table:table-cell>
          <table:table-cell table:formula="of:=[.B147]/[.$E147]" office:value-type="float" office:value="-0.316265183485471" calcext:value-type="float">
            <text:p>-0.32</text:p>
          </table:table-cell>
          <table:table-cell table:formula="of:=[.C147]/[.$E147]" office:value-type="float" office:value="0.344189815721502" calcext:value-type="float">
            <text:p>0.34</text:p>
          </table:table-cell>
          <table:table-cell table:formula="of:=[.D147]/[.$E147]" office:value-type="float" office:value="-0.884030375308733" calcext:value-type="float">
            <text:p>-0.88</text:p>
          </table:table-cell>
          <table:table-cell table:style-name="ce2" table:formula="of:=DEGREES(ATAN2([.G147];[.F147]))" office:value-type="float" office:value="-42.57892484712" calcext:value-type="float">
            <text:p>-42.5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7.36" calcext:value-type="float">
            <text:p>-177.36</text:p>
          </table:table-cell>
          <table:table-cell office:value-type="float" office:value="193.02" calcext:value-type="float">
            <text:p>193.02</text:p>
          </table:table-cell>
          <table:table-cell office:value-type="float" office:value="-495.76" calcext:value-type="float">
            <text:p>-495.76</text:p>
          </table:table-cell>
          <table:table-cell table:formula="of:=SQRT([.B148]^2 + [.C148]^2 + [.D148]^2)" office:value-type="float" office:value="560.795210036605" calcext:value-type="float">
            <text:p>560.80</text:p>
          </table:table-cell>
          <table:table-cell table:formula="of:=[.B148]/[.$E148]" office:value-type="float" office:value="-0.316265183485471" calcext:value-type="float">
            <text:p>-0.32</text:p>
          </table:table-cell>
          <table:table-cell table:formula="of:=[.C148]/[.$E148]" office:value-type="float" office:value="0.344189815721502" calcext:value-type="float">
            <text:p>0.34</text:p>
          </table:table-cell>
          <table:table-cell table:formula="of:=[.D148]/[.$E148]" office:value-type="float" office:value="-0.884030375308733" calcext:value-type="float">
            <text:p>-0.88</text:p>
          </table:table-cell>
          <table:table-cell table:style-name="ce2" table:formula="of:=DEGREES(ATAN2([.G148];[.F148]))" office:value-type="float" office:value="-42.57892484712" calcext:value-type="float">
            <text:p>-42.5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7.36" calcext:value-type="float">
            <text:p>-177.36</text:p>
          </table:table-cell>
          <table:table-cell office:value-type="float" office:value="193.02" calcext:value-type="float">
            <text:p>193.02</text:p>
          </table:table-cell>
          <table:table-cell office:value-type="float" office:value="-495.76" calcext:value-type="float">
            <text:p>-495.76</text:p>
          </table:table-cell>
          <table:table-cell table:formula="of:=SQRT([.B149]^2 + [.C149]^2 + [.D149]^2)" office:value-type="float" office:value="560.795210036605" calcext:value-type="float">
            <text:p>560.80</text:p>
          </table:table-cell>
          <table:table-cell table:formula="of:=[.B149]/[.$E149]" office:value-type="float" office:value="-0.316265183485471" calcext:value-type="float">
            <text:p>-0.32</text:p>
          </table:table-cell>
          <table:table-cell table:formula="of:=[.C149]/[.$E149]" office:value-type="float" office:value="0.344189815721502" calcext:value-type="float">
            <text:p>0.34</text:p>
          </table:table-cell>
          <table:table-cell table:formula="of:=[.D149]/[.$E149]" office:value-type="float" office:value="-0.884030375308733" calcext:value-type="float">
            <text:p>-0.88</text:p>
          </table:table-cell>
          <table:table-cell table:style-name="ce2" table:formula="of:=DEGREES(ATAN2([.G149];[.F149]))" office:value-type="float" office:value="-42.57892484712" calcext:value-type="float">
            <text:p>-42.5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7.36" calcext:value-type="float">
            <text:p>-177.36</text:p>
          </table:table-cell>
          <table:table-cell office:value-type="float" office:value="185.81" calcext:value-type="float">
            <text:p>185.81</text:p>
          </table:table-cell>
          <table:table-cell office:value-type="float" office:value="-495.76" calcext:value-type="float">
            <text:p>-495.76</text:p>
          </table:table-cell>
          <table:table-cell table:formula="of:=SQRT([.B150]^2 + [.C150]^2 + [.D150]^2)" office:value-type="float" office:value="558.354639364625" calcext:value-type="float">
            <text:p>558.35</text:p>
          </table:table-cell>
          <table:table-cell table:formula="of:=[.B150]/[.$E150]" office:value-type="float" office:value="-0.317647580043081" calcext:value-type="float">
            <text:p>-0.32</text:p>
          </table:table-cell>
          <table:table-cell table:formula="of:=[.C150]/[.$E150]" office:value-type="float" office:value="0.332781330896509" calcext:value-type="float">
            <text:p>0.33</text:p>
          </table:table-cell>
          <table:table-cell table:formula="of:=[.D150]/[.$E150]" office:value-type="float" office:value="-0.887894476105986" calcext:value-type="float">
            <text:p>-0.89</text:p>
          </table:table-cell>
          <table:table-cell table:style-name="ce2" table:formula="of:=DEGREES(ATAN2([.G150];[.F150]))" office:value-type="float" office:value="-43.6671200886119" calcext:value-type="float">
            <text:p>-43.6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7.36" calcext:value-type="float">
            <text:p>-177.36</text:p>
          </table:table-cell>
          <table:table-cell office:value-type="float" office:value="185.81" calcext:value-type="float">
            <text:p>185.81</text:p>
          </table:table-cell>
          <table:table-cell office:value-type="float" office:value="-495.76" calcext:value-type="float">
            <text:p>-495.76</text:p>
          </table:table-cell>
          <table:table-cell table:formula="of:=SQRT([.B151]^2 + [.C151]^2 + [.D151]^2)" office:value-type="float" office:value="558.354639364625" calcext:value-type="float">
            <text:p>558.35</text:p>
          </table:table-cell>
          <table:table-cell table:formula="of:=[.B151]/[.$E151]" office:value-type="float" office:value="-0.317647580043081" calcext:value-type="float">
            <text:p>-0.32</text:p>
          </table:table-cell>
          <table:table-cell table:formula="of:=[.C151]/[.$E151]" office:value-type="float" office:value="0.332781330896509" calcext:value-type="float">
            <text:p>0.33</text:p>
          </table:table-cell>
          <table:table-cell table:formula="of:=[.D151]/[.$E151]" office:value-type="float" office:value="-0.887894476105986" calcext:value-type="float">
            <text:p>-0.89</text:p>
          </table:table-cell>
          <table:table-cell table:style-name="ce2" table:formula="of:=DEGREES(ATAN2([.G151];[.F151]))" office:value-type="float" office:value="-43.6671200886119" calcext:value-type="float">
            <text:p>-43.6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7.36" calcext:value-type="float">
            <text:p>-177.36</text:p>
          </table:table-cell>
          <table:table-cell office:value-type="float" office:value="185.81" calcext:value-type="float">
            <text:p>185.81</text:p>
          </table:table-cell>
          <table:table-cell office:value-type="float" office:value="-495.76" calcext:value-type="float">
            <text:p>-495.76</text:p>
          </table:table-cell>
          <table:table-cell table:formula="of:=SQRT([.B152]^2 + [.C152]^2 + [.D152]^2)" office:value-type="float" office:value="558.354639364625" calcext:value-type="float">
            <text:p>558.35</text:p>
          </table:table-cell>
          <table:table-cell table:formula="of:=[.B152]/[.$E152]" office:value-type="float" office:value="-0.317647580043081" calcext:value-type="float">
            <text:p>-0.32</text:p>
          </table:table-cell>
          <table:table-cell table:formula="of:=[.C152]/[.$E152]" office:value-type="float" office:value="0.332781330896509" calcext:value-type="float">
            <text:p>0.33</text:p>
          </table:table-cell>
          <table:table-cell table:formula="of:=[.D152]/[.$E152]" office:value-type="float" office:value="-0.887894476105986" calcext:value-type="float">
            <text:p>-0.89</text:p>
          </table:table-cell>
          <table:table-cell table:style-name="ce2" table:formula="of:=DEGREES(ATAN2([.G152];[.F152]))" office:value-type="float" office:value="-43.6671200886119" calcext:value-type="float">
            <text:p>-43.6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7.36" calcext:value-type="float">
            <text:p>-177.36</text:p>
          </table:table-cell>
          <table:table-cell office:value-type="float" office:value="185.81" calcext:value-type="float">
            <text:p>185.81</text:p>
          </table:table-cell>
          <table:table-cell office:value-type="float" office:value="-495.76" calcext:value-type="float">
            <text:p>-495.76</text:p>
          </table:table-cell>
          <table:table-cell table:formula="of:=SQRT([.B153]^2 + [.C153]^2 + [.D153]^2)" office:value-type="float" office:value="558.354639364625" calcext:value-type="float">
            <text:p>558.35</text:p>
          </table:table-cell>
          <table:table-cell table:formula="of:=[.B153]/[.$E153]" office:value-type="float" office:value="-0.317647580043081" calcext:value-type="float">
            <text:p>-0.32</text:p>
          </table:table-cell>
          <table:table-cell table:formula="of:=[.C153]/[.$E153]" office:value-type="float" office:value="0.332781330896509" calcext:value-type="float">
            <text:p>0.33</text:p>
          </table:table-cell>
          <table:table-cell table:formula="of:=[.D153]/[.$E153]" office:value-type="float" office:value="-0.887894476105986" calcext:value-type="float">
            <text:p>-0.89</text:p>
          </table:table-cell>
          <table:table-cell table:style-name="ce2" table:formula="of:=DEGREES(ATAN2([.G153];[.F153]))" office:value-type="float" office:value="-43.6671200886119" calcext:value-type="float">
            <text:p>-43.6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7.36" calcext:value-type="float">
            <text:p>-177.36</text:p>
          </table:table-cell>
          <table:table-cell office:value-type="float" office:value="185.81" calcext:value-type="float">
            <text:p>185.81</text:p>
          </table:table-cell>
          <table:table-cell office:value-type="float" office:value="-495.76" calcext:value-type="float">
            <text:p>-495.76</text:p>
          </table:table-cell>
          <table:table-cell table:formula="of:=SQRT([.B154]^2 + [.C154]^2 + [.D154]^2)" office:value-type="float" office:value="558.354639364625" calcext:value-type="float">
            <text:p>558.35</text:p>
          </table:table-cell>
          <table:table-cell table:formula="of:=[.B154]/[.$E154]" office:value-type="float" office:value="-0.317647580043081" calcext:value-type="float">
            <text:p>-0.32</text:p>
          </table:table-cell>
          <table:table-cell table:formula="of:=[.C154]/[.$E154]" office:value-type="float" office:value="0.332781330896509" calcext:value-type="float">
            <text:p>0.33</text:p>
          </table:table-cell>
          <table:table-cell table:formula="of:=[.D154]/[.$E154]" office:value-type="float" office:value="-0.887894476105986" calcext:value-type="float">
            <text:p>-0.89</text:p>
          </table:table-cell>
          <table:table-cell table:style-name="ce2" table:formula="of:=DEGREES(ATAN2([.G154];[.F154]))" office:value-type="float" office:value="-43.6671200886119" calcext:value-type="float">
            <text:p>-43.6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6.5" calcext:value-type="float">
            <text:p>-166.50</text:p>
          </table:table-cell>
          <table:table-cell office:value-type="float" office:value="189.42" calcext:value-type="float">
            <text:p>189.42</text:p>
          </table:table-cell>
          <table:table-cell office:value-type="float" office:value="-506.2" calcext:value-type="float">
            <text:p>-506.20</text:p>
          </table:table-cell>
          <table:table-cell table:formula="of:=SQRT([.B155]^2 + [.C155]^2 + [.D155]^2)" office:value-type="float" office:value="565.544539713717" calcext:value-type="float">
            <text:p>565.54</text:p>
          </table:table-cell>
          <table:table-cell table:formula="of:=[.B155]/[.$E155]" office:value-type="float" office:value="-0.29440652027917" calcext:value-type="float">
            <text:p>-0.29</text:p>
          </table:table-cell>
          <table:table-cell table:formula="of:=[.C155]/[.$E155]" office:value-type="float" office:value="0.334933832259942" calcext:value-type="float">
            <text:p>0.33</text:p>
          </table:table-cell>
          <table:table-cell table:formula="of:=[.D155]/[.$E155]" office:value-type="float" office:value="-0.895066549941835" calcext:value-type="float">
            <text:p>-0.90</text:p>
          </table:table-cell>
          <table:table-cell table:style-name="ce2" table:formula="of:=DEGREES(ATAN2([.G155];[.F155]))" office:value-type="float" office:value="-41.3154402588011" calcext:value-type="float">
            <text:p>-41.3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6.5" calcext:value-type="float">
            <text:p>-166.50</text:p>
          </table:table-cell>
          <table:table-cell office:value-type="float" office:value="189.42" calcext:value-type="float">
            <text:p>189.42</text:p>
          </table:table-cell>
          <table:table-cell office:value-type="float" office:value="-506.2" calcext:value-type="float">
            <text:p>-506.20</text:p>
          </table:table-cell>
          <table:table-cell table:formula="of:=SQRT([.B156]^2 + [.C156]^2 + [.D156]^2)" office:value-type="float" office:value="565.544539713717" calcext:value-type="float">
            <text:p>565.54</text:p>
          </table:table-cell>
          <table:table-cell table:formula="of:=[.B156]/[.$E156]" office:value-type="float" office:value="-0.29440652027917" calcext:value-type="float">
            <text:p>-0.29</text:p>
          </table:table-cell>
          <table:table-cell table:formula="of:=[.C156]/[.$E156]" office:value-type="float" office:value="0.334933832259942" calcext:value-type="float">
            <text:p>0.33</text:p>
          </table:table-cell>
          <table:table-cell table:formula="of:=[.D156]/[.$E156]" office:value-type="float" office:value="-0.895066549941835" calcext:value-type="float">
            <text:p>-0.90</text:p>
          </table:table-cell>
          <table:table-cell table:style-name="ce2" table:formula="of:=DEGREES(ATAN2([.G156];[.F156]))" office:value-type="float" office:value="-41.3154402588011" calcext:value-type="float">
            <text:p>-41.3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6.5" calcext:value-type="float">
            <text:p>-166.50</text:p>
          </table:table-cell>
          <table:table-cell office:value-type="float" office:value="189.42" calcext:value-type="float">
            <text:p>189.42</text:p>
          </table:table-cell>
          <table:table-cell office:value-type="float" office:value="-506.2" calcext:value-type="float">
            <text:p>-506.20</text:p>
          </table:table-cell>
          <table:table-cell table:formula="of:=SQRT([.B157]^2 + [.C157]^2 + [.D157]^2)" office:value-type="float" office:value="565.544539713717" calcext:value-type="float">
            <text:p>565.54</text:p>
          </table:table-cell>
          <table:table-cell table:formula="of:=[.B157]/[.$E157]" office:value-type="float" office:value="-0.29440652027917" calcext:value-type="float">
            <text:p>-0.29</text:p>
          </table:table-cell>
          <table:table-cell table:formula="of:=[.C157]/[.$E157]" office:value-type="float" office:value="0.334933832259942" calcext:value-type="float">
            <text:p>0.33</text:p>
          </table:table-cell>
          <table:table-cell table:formula="of:=[.D157]/[.$E157]" office:value-type="float" office:value="-0.895066549941835" calcext:value-type="float">
            <text:p>-0.90</text:p>
          </table:table-cell>
          <table:table-cell table:style-name="ce2" table:formula="of:=DEGREES(ATAN2([.G157];[.F157]))" office:value-type="float" office:value="-41.3154402588011" calcext:value-type="float">
            <text:p>-41.3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6.5" calcext:value-type="float">
            <text:p>-166.50</text:p>
          </table:table-cell>
          <table:table-cell office:value-type="float" office:value="189.42" calcext:value-type="float">
            <text:p>189.42</text:p>
          </table:table-cell>
          <table:table-cell office:value-type="float" office:value="-506.2" calcext:value-type="float">
            <text:p>-506.20</text:p>
          </table:table-cell>
          <table:table-cell table:formula="of:=SQRT([.B158]^2 + [.C158]^2 + [.D158]^2)" office:value-type="float" office:value="565.544539713717" calcext:value-type="float">
            <text:p>565.54</text:p>
          </table:table-cell>
          <table:table-cell table:formula="of:=[.B158]/[.$E158]" office:value-type="float" office:value="-0.29440652027917" calcext:value-type="float">
            <text:p>-0.29</text:p>
          </table:table-cell>
          <table:table-cell table:formula="of:=[.C158]/[.$E158]" office:value-type="float" office:value="0.334933832259942" calcext:value-type="float">
            <text:p>0.33</text:p>
          </table:table-cell>
          <table:table-cell table:formula="of:=[.D158]/[.$E158]" office:value-type="float" office:value="-0.895066549941835" calcext:value-type="float">
            <text:p>-0.90</text:p>
          </table:table-cell>
          <table:table-cell table:style-name="ce2" table:formula="of:=DEGREES(ATAN2([.G158];[.F158]))" office:value-type="float" office:value="-41.3154402588011" calcext:value-type="float">
            <text:p>-41.3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7.36" calcext:value-type="float">
            <text:p>-177.36</text:p>
          </table:table-cell>
          <table:table-cell office:value-type="float" office:value="189.42" calcext:value-type="float">
            <text:p>189.42</text:p>
          </table:table-cell>
          <table:table-cell office:value-type="float" office:value="-478.37" calcext:value-type="float">
            <text:p>-478.37</text:p>
          </table:table-cell>
          <table:table-cell table:formula="of:=SQRT([.B159]^2 + [.C159]^2 + [.D159]^2)" office:value-type="float" office:value="544.21903945011" calcext:value-type="float">
            <text:p>544.22</text:p>
          </table:table-cell>
          <table:table-cell table:formula="of:=[.B159]/[.$E159]" office:value-type="float" office:value="-0.325898190146394" calcext:value-type="float">
            <text:p>-0.33</text:p>
          </table:table-cell>
          <table:table-cell table:formula="of:=[.C159]/[.$E159]" office:value-type="float" office:value="0.348058385078541" calcext:value-type="float">
            <text:p>0.35</text:p>
          </table:table-cell>
          <table:table-cell table:formula="of:=[.D159]/[.$E159]" office:value-type="float" office:value="-0.879002690687476" calcext:value-type="float">
            <text:p>-0.88</text:p>
          </table:table-cell>
          <table:table-cell table:style-name="ce2" table:formula="of:=DEGREES(ATAN2([.G159];[.F159]))" office:value-type="float" office:value="-43.1167505218086" calcext:value-type="float">
            <text:p>-43.1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7.36" calcext:value-type="float">
            <text:p>-177.36</text:p>
          </table:table-cell>
          <table:table-cell office:value-type="float" office:value="189.42" calcext:value-type="float">
            <text:p>189.42</text:p>
          </table:table-cell>
          <table:table-cell office:value-type="float" office:value="-478.37" calcext:value-type="float">
            <text:p>-478.37</text:p>
          </table:table-cell>
          <table:table-cell table:formula="of:=SQRT([.B160]^2 + [.C160]^2 + [.D160]^2)" office:value-type="float" office:value="544.21903945011" calcext:value-type="float">
            <text:p>544.22</text:p>
          </table:table-cell>
          <table:table-cell table:formula="of:=[.B160]/[.$E160]" office:value-type="float" office:value="-0.325898190146394" calcext:value-type="float">
            <text:p>-0.33</text:p>
          </table:table-cell>
          <table:table-cell table:formula="of:=[.C160]/[.$E160]" office:value-type="float" office:value="0.348058385078541" calcext:value-type="float">
            <text:p>0.35</text:p>
          </table:table-cell>
          <table:table-cell table:formula="of:=[.D160]/[.$E160]" office:value-type="float" office:value="-0.879002690687476" calcext:value-type="float">
            <text:p>-0.88</text:p>
          </table:table-cell>
          <table:table-cell table:style-name="ce2" table:formula="of:=DEGREES(ATAN2([.G160];[.F160]))" office:value-type="float" office:value="-43.1167505218086" calcext:value-type="float">
            <text:p>-43.1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7.36" calcext:value-type="float">
            <text:p>-177.36</text:p>
          </table:table-cell>
          <table:table-cell office:value-type="float" office:value="189.42" calcext:value-type="float">
            <text:p>189.42</text:p>
          </table:table-cell>
          <table:table-cell office:value-type="float" office:value="-478.37" calcext:value-type="float">
            <text:p>-478.37</text:p>
          </table:table-cell>
          <table:table-cell table:formula="of:=SQRT([.B161]^2 + [.C161]^2 + [.D161]^2)" office:value-type="float" office:value="544.21903945011" calcext:value-type="float">
            <text:p>544.22</text:p>
          </table:table-cell>
          <table:table-cell table:formula="of:=[.B161]/[.$E161]" office:value-type="float" office:value="-0.325898190146394" calcext:value-type="float">
            <text:p>-0.33</text:p>
          </table:table-cell>
          <table:table-cell table:formula="of:=[.C161]/[.$E161]" office:value-type="float" office:value="0.348058385078541" calcext:value-type="float">
            <text:p>0.35</text:p>
          </table:table-cell>
          <table:table-cell table:formula="of:=[.D161]/[.$E161]" office:value-type="float" office:value="-0.879002690687476" calcext:value-type="float">
            <text:p>-0.88</text:p>
          </table:table-cell>
          <table:table-cell table:style-name="ce2" table:formula="of:=DEGREES(ATAN2([.G161];[.F161]))" office:value-type="float" office:value="-43.1167505218086" calcext:value-type="float">
            <text:p>-43.1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74.98" calcext:value-type="float">
            <text:p>174.98</text:p>
          </table:table-cell>
          <table:table-cell office:value-type="float" office:value="-502.72" calcext:value-type="float">
            <text:p>-502.72</text:p>
          </table:table-cell>
          <table:table-cell table:formula="of:=SQRT([.B162]^2 + [.C162]^2 + [.D162]^2)" office:value-type="float" office:value="559.938377323791" calcext:value-type="float">
            <text:p>559.94</text:p>
          </table:table-cell>
          <table:table-cell table:formula="of:=[.B162]/[.$E162]" office:value-type="float" office:value="-0.310284143820228" calcext:value-type="float">
            <text:p>-0.31</text:p>
          </table:table-cell>
          <table:table-cell table:formula="of:=[.C162]/[.$E162]" office:value-type="float" office:value="0.312498673222421" calcext:value-type="float">
            <text:p>0.31</text:p>
          </table:table-cell>
          <table:table-cell table:formula="of:=[.D162]/[.$E162]" office:value-type="float" office:value="-0.897813081508604" calcext:value-type="float">
            <text:p>-0.90</text:p>
          </table:table-cell>
          <table:table-cell table:style-name="ce2" table:formula="of:=DEGREES(ATAN2([.G162];[.F162]))" office:value-type="float" office:value="-44.79626500586" calcext:value-type="float">
            <text:p>-44.8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74.98" calcext:value-type="float">
            <text:p>174.98</text:p>
          </table:table-cell>
          <table:table-cell office:value-type="float" office:value="-502.72" calcext:value-type="float">
            <text:p>-502.72</text:p>
          </table:table-cell>
          <table:table-cell table:formula="of:=SQRT([.B163]^2 + [.C163]^2 + [.D163]^2)" office:value-type="float" office:value="559.938377323791" calcext:value-type="float">
            <text:p>559.94</text:p>
          </table:table-cell>
          <table:table-cell table:formula="of:=[.B163]/[.$E163]" office:value-type="float" office:value="-0.310284143820228" calcext:value-type="float">
            <text:p>-0.31</text:p>
          </table:table-cell>
          <table:table-cell table:formula="of:=[.C163]/[.$E163]" office:value-type="float" office:value="0.312498673222421" calcext:value-type="float">
            <text:p>0.31</text:p>
          </table:table-cell>
          <table:table-cell table:formula="of:=[.D163]/[.$E163]" office:value-type="float" office:value="-0.897813081508604" calcext:value-type="float">
            <text:p>-0.90</text:p>
          </table:table-cell>
          <table:table-cell table:style-name="ce2" table:formula="of:=DEGREES(ATAN2([.G163];[.F163]))" office:value-type="float" office:value="-44.79626500586" calcext:value-type="float">
            <text:p>-44.8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74.98" calcext:value-type="float">
            <text:p>174.98</text:p>
          </table:table-cell>
          <table:table-cell office:value-type="float" office:value="-502.72" calcext:value-type="float">
            <text:p>-502.72</text:p>
          </table:table-cell>
          <table:table-cell table:formula="of:=SQRT([.B164]^2 + [.C164]^2 + [.D164]^2)" office:value-type="float" office:value="559.938377323791" calcext:value-type="float">
            <text:p>559.94</text:p>
          </table:table-cell>
          <table:table-cell table:formula="of:=[.B164]/[.$E164]" office:value-type="float" office:value="-0.310284143820228" calcext:value-type="float">
            <text:p>-0.31</text:p>
          </table:table-cell>
          <table:table-cell table:formula="of:=[.C164]/[.$E164]" office:value-type="float" office:value="0.312498673222421" calcext:value-type="float">
            <text:p>0.31</text:p>
          </table:table-cell>
          <table:table-cell table:formula="of:=[.D164]/[.$E164]" office:value-type="float" office:value="-0.897813081508604" calcext:value-type="float">
            <text:p>-0.90</text:p>
          </table:table-cell>
          <table:table-cell table:style-name="ce2" table:formula="of:=DEGREES(ATAN2([.G164];[.F164]))" office:value-type="float" office:value="-44.79626500586" calcext:value-type="float">
            <text:p>-44.8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74.98" calcext:value-type="float">
            <text:p>174.98</text:p>
          </table:table-cell>
          <table:table-cell office:value-type="float" office:value="-502.72" calcext:value-type="float">
            <text:p>-502.72</text:p>
          </table:table-cell>
          <table:table-cell table:formula="of:=SQRT([.B165]^2 + [.C165]^2 + [.D165]^2)" office:value-type="float" office:value="559.938377323791" calcext:value-type="float">
            <text:p>559.94</text:p>
          </table:table-cell>
          <table:table-cell table:formula="of:=[.B165]/[.$E165]" office:value-type="float" office:value="-0.310284143820228" calcext:value-type="float">
            <text:p>-0.31</text:p>
          </table:table-cell>
          <table:table-cell table:formula="of:=[.C165]/[.$E165]" office:value-type="float" office:value="0.312498673222421" calcext:value-type="float">
            <text:p>0.31</text:p>
          </table:table-cell>
          <table:table-cell table:formula="of:=[.D165]/[.$E165]" office:value-type="float" office:value="-0.897813081508604" calcext:value-type="float">
            <text:p>-0.90</text:p>
          </table:table-cell>
          <table:table-cell table:style-name="ce2" table:formula="of:=DEGREES(ATAN2([.G165];[.F165]))" office:value-type="float" office:value="-44.79626500586" calcext:value-type="float">
            <text:p>-44.8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4.69" calcext:value-type="float">
            <text:p>-164.69</text:p>
          </table:table-cell>
          <table:table-cell office:value-type="float" office:value="187.61" calcext:value-type="float">
            <text:p>187.61</text:p>
          </table:table-cell>
          <table:table-cell office:value-type="float" office:value="-497.5" calcext:value-type="float">
            <text:p>-497.50</text:p>
          </table:table-cell>
          <table:table-cell table:formula="of:=SQRT([.B166]^2 + [.C166]^2 + [.D166]^2)" office:value-type="float" office:value="556.620659156665" calcext:value-type="float">
            <text:p>556.62</text:p>
          </table:table-cell>
          <table:table-cell table:formula="of:=[.B166]/[.$E166]" office:value-type="float" office:value="-0.295874752923331" calcext:value-type="float">
            <text:p>-0.30</text:p>
          </table:table-cell>
          <table:table-cell table:formula="of:=[.C166]/[.$E166]" office:value-type="float" office:value="0.337051808828382" calcext:value-type="float">
            <text:p>0.34</text:p>
          </table:table-cell>
          <table:table-cell table:formula="of:=[.D166]/[.$E166]" office:value-type="float" office:value="-0.893786444710409" calcext:value-type="float">
            <text:p>-0.89</text:p>
          </table:table-cell>
          <table:table-cell table:style-name="ce2" table:formula="of:=DEGREES(ATAN2([.G166];[.F166]))" office:value-type="float" office:value="-41.2776860795775" calcext:value-type="float">
            <text:p>-41.2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4.69" calcext:value-type="float">
            <text:p>-164.69</text:p>
          </table:table-cell>
          <table:table-cell office:value-type="float" office:value="187.61" calcext:value-type="float">
            <text:p>187.61</text:p>
          </table:table-cell>
          <table:table-cell office:value-type="float" office:value="-497.5" calcext:value-type="float">
            <text:p>-497.50</text:p>
          </table:table-cell>
          <table:table-cell table:formula="of:=SQRT([.B167]^2 + [.C167]^2 + [.D167]^2)" office:value-type="float" office:value="556.620659156665" calcext:value-type="float">
            <text:p>556.62</text:p>
          </table:table-cell>
          <table:table-cell table:formula="of:=[.B167]/[.$E167]" office:value-type="float" office:value="-0.295874752923331" calcext:value-type="float">
            <text:p>-0.30</text:p>
          </table:table-cell>
          <table:table-cell table:formula="of:=[.C167]/[.$E167]" office:value-type="float" office:value="0.337051808828382" calcext:value-type="float">
            <text:p>0.34</text:p>
          </table:table-cell>
          <table:table-cell table:formula="of:=[.D167]/[.$E167]" office:value-type="float" office:value="-0.893786444710409" calcext:value-type="float">
            <text:p>-0.89</text:p>
          </table:table-cell>
          <table:table-cell table:style-name="ce2" table:formula="of:=DEGREES(ATAN2([.G167];[.F167]))" office:value-type="float" office:value="-41.2776860795775" calcext:value-type="float">
            <text:p>-41.2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4.69" calcext:value-type="float">
            <text:p>-164.69</text:p>
          </table:table-cell>
          <table:table-cell office:value-type="float" office:value="187.61" calcext:value-type="float">
            <text:p>187.61</text:p>
          </table:table-cell>
          <table:table-cell office:value-type="float" office:value="-497.5" calcext:value-type="float">
            <text:p>-497.50</text:p>
          </table:table-cell>
          <table:table-cell table:formula="of:=SQRT([.B168]^2 + [.C168]^2 + [.D168]^2)" office:value-type="float" office:value="556.620659156665" calcext:value-type="float">
            <text:p>556.62</text:p>
          </table:table-cell>
          <table:table-cell table:formula="of:=[.B168]/[.$E168]" office:value-type="float" office:value="-0.295874752923331" calcext:value-type="float">
            <text:p>-0.30</text:p>
          </table:table-cell>
          <table:table-cell table:formula="of:=[.C168]/[.$E168]" office:value-type="float" office:value="0.337051808828382" calcext:value-type="float">
            <text:p>0.34</text:p>
          </table:table-cell>
          <table:table-cell table:formula="of:=[.D168]/[.$E168]" office:value-type="float" office:value="-0.893786444710409" calcext:value-type="float">
            <text:p>-0.89</text:p>
          </table:table-cell>
          <table:table-cell table:style-name="ce2" table:formula="of:=DEGREES(ATAN2([.G168];[.F168]))" office:value-type="float" office:value="-41.2776860795775" calcext:value-type="float">
            <text:p>-41.2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4.69" calcext:value-type="float">
            <text:p>-164.69</text:p>
          </table:table-cell>
          <table:table-cell office:value-type="float" office:value="187.61" calcext:value-type="float">
            <text:p>187.61</text:p>
          </table:table-cell>
          <table:table-cell office:value-type="float" office:value="-497.5" calcext:value-type="float">
            <text:p>-497.50</text:p>
          </table:table-cell>
          <table:table-cell table:formula="of:=SQRT([.B169]^2 + [.C169]^2 + [.D169]^2)" office:value-type="float" office:value="556.620659156665" calcext:value-type="float">
            <text:p>556.62</text:p>
          </table:table-cell>
          <table:table-cell table:formula="of:=[.B169]/[.$E169]" office:value-type="float" office:value="-0.295874752923331" calcext:value-type="float">
            <text:p>-0.30</text:p>
          </table:table-cell>
          <table:table-cell table:formula="of:=[.C169]/[.$E169]" office:value-type="float" office:value="0.337051808828382" calcext:value-type="float">
            <text:p>0.34</text:p>
          </table:table-cell>
          <table:table-cell table:formula="of:=[.D169]/[.$E169]" office:value-type="float" office:value="-0.893786444710409" calcext:value-type="float">
            <text:p>-0.89</text:p>
          </table:table-cell>
          <table:table-cell table:style-name="ce2" table:formula="of:=DEGREES(ATAN2([.G169];[.F169]))" office:value-type="float" office:value="-41.2776860795775" calcext:value-type="float">
            <text:p>-41.2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4.69" calcext:value-type="float">
            <text:p>-164.69</text:p>
          </table:table-cell>
          <table:table-cell office:value-type="float" office:value="187.61" calcext:value-type="float">
            <text:p>187.61</text:p>
          </table:table-cell>
          <table:table-cell office:value-type="float" office:value="-494.03" calcext:value-type="float">
            <text:p>-494.03</text:p>
          </table:table-cell>
          <table:table-cell table:formula="of:=SQRT([.B170]^2 + [.C170]^2 + [.D170]^2)" office:value-type="float" office:value="553.521407987081" calcext:value-type="float">
            <text:p>553.52</text:p>
          </table:table-cell>
          <table:table-cell table:formula="of:=[.B170]/[.$E170]" office:value-type="float" office:value="-0.297531400996588" calcext:value-type="float">
            <text:p>-0.30</text:p>
          </table:table-cell>
          <table:table-cell table:formula="of:=[.C170]/[.$E170]" office:value-type="float" office:value="0.33893901354648" calcext:value-type="float">
            <text:p>0.34</text:p>
          </table:table-cell>
          <table:table-cell table:formula="of:=[.D170]/[.$E170]" office:value-type="float" office:value="-0.892521938395436" calcext:value-type="float">
            <text:p>-0.89</text:p>
          </table:table-cell>
          <table:table-cell table:style-name="ce2" table:formula="of:=DEGREES(ATAN2([.G170];[.F170]))" office:value-type="float" office:value="-41.2776860795775" calcext:value-type="float">
            <text:p>-41.2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4.69" calcext:value-type="float">
            <text:p>-164.69</text:p>
          </table:table-cell>
          <table:table-cell office:value-type="float" office:value="187.61" calcext:value-type="float">
            <text:p>187.61</text:p>
          </table:table-cell>
          <table:table-cell office:value-type="float" office:value="-494.03" calcext:value-type="float">
            <text:p>-494.03</text:p>
          </table:table-cell>
          <table:table-cell table:formula="of:=SQRT([.B171]^2 + [.C171]^2 + [.D171]^2)" office:value-type="float" office:value="553.521407987081" calcext:value-type="float">
            <text:p>553.52</text:p>
          </table:table-cell>
          <table:table-cell table:formula="of:=[.B171]/[.$E171]" office:value-type="float" office:value="-0.297531400996588" calcext:value-type="float">
            <text:p>-0.30</text:p>
          </table:table-cell>
          <table:table-cell table:formula="of:=[.C171]/[.$E171]" office:value-type="float" office:value="0.33893901354648" calcext:value-type="float">
            <text:p>0.34</text:p>
          </table:table-cell>
          <table:table-cell table:formula="of:=[.D171]/[.$E171]" office:value-type="float" office:value="-0.892521938395436" calcext:value-type="float">
            <text:p>-0.89</text:p>
          </table:table-cell>
          <table:table-cell table:style-name="ce2" table:formula="of:=DEGREES(ATAN2([.G171];[.F171]))" office:value-type="float" office:value="-41.2776860795775" calcext:value-type="float">
            <text:p>-41.2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4.69" calcext:value-type="float">
            <text:p>-164.69</text:p>
          </table:table-cell>
          <table:table-cell office:value-type="float" office:value="187.61" calcext:value-type="float">
            <text:p>187.61</text:p>
          </table:table-cell>
          <table:table-cell office:value-type="float" office:value="-494.03" calcext:value-type="float">
            <text:p>-494.03</text:p>
          </table:table-cell>
          <table:table-cell table:formula="of:=SQRT([.B172]^2 + [.C172]^2 + [.D172]^2)" office:value-type="float" office:value="553.521407987081" calcext:value-type="float">
            <text:p>553.52</text:p>
          </table:table-cell>
          <table:table-cell table:formula="of:=[.B172]/[.$E172]" office:value-type="float" office:value="-0.297531400996588" calcext:value-type="float">
            <text:p>-0.30</text:p>
          </table:table-cell>
          <table:table-cell table:formula="of:=[.C172]/[.$E172]" office:value-type="float" office:value="0.33893901354648" calcext:value-type="float">
            <text:p>0.34</text:p>
          </table:table-cell>
          <table:table-cell table:formula="of:=[.D172]/[.$E172]" office:value-type="float" office:value="-0.892521938395436" calcext:value-type="float">
            <text:p>-0.89</text:p>
          </table:table-cell>
          <table:table-cell table:style-name="ce2" table:formula="of:=DEGREES(ATAN2([.G172];[.F172]))" office:value-type="float" office:value="-41.2776860795775" calcext:value-type="float">
            <text:p>-41.2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4.69" calcext:value-type="float">
            <text:p>-164.69</text:p>
          </table:table-cell>
          <table:table-cell office:value-type="float" office:value="187.61" calcext:value-type="float">
            <text:p>187.61</text:p>
          </table:table-cell>
          <table:table-cell office:value-type="float" office:value="-494.03" calcext:value-type="float">
            <text:p>-494.03</text:p>
          </table:table-cell>
          <table:table-cell table:formula="of:=SQRT([.B173]^2 + [.C173]^2 + [.D173]^2)" office:value-type="float" office:value="553.521407987081" calcext:value-type="float">
            <text:p>553.52</text:p>
          </table:table-cell>
          <table:table-cell table:formula="of:=[.B173]/[.$E173]" office:value-type="float" office:value="-0.297531400996588" calcext:value-type="float">
            <text:p>-0.30</text:p>
          </table:table-cell>
          <table:table-cell table:formula="of:=[.C173]/[.$E173]" office:value-type="float" office:value="0.33893901354648" calcext:value-type="float">
            <text:p>0.34</text:p>
          </table:table-cell>
          <table:table-cell table:formula="of:=[.D173]/[.$E173]" office:value-type="float" office:value="-0.892521938395436" calcext:value-type="float">
            <text:p>-0.89</text:p>
          </table:table-cell>
          <table:table-cell table:style-name="ce2" table:formula="of:=DEGREES(ATAN2([.G173];[.F173]))" office:value-type="float" office:value="-41.2776860795775" calcext:value-type="float">
            <text:p>-41.2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4.69" calcext:value-type="float">
            <text:p>-164.69</text:p>
          </table:table-cell>
          <table:table-cell office:value-type="float" office:value="187.61" calcext:value-type="float">
            <text:p>187.61</text:p>
          </table:table-cell>
          <table:table-cell office:value-type="float" office:value="-494.03" calcext:value-type="float">
            <text:p>-494.03</text:p>
          </table:table-cell>
          <table:table-cell table:formula="of:=SQRT([.B174]^2 + [.C174]^2 + [.D174]^2)" office:value-type="float" office:value="553.521407987081" calcext:value-type="float">
            <text:p>553.52</text:p>
          </table:table-cell>
          <table:table-cell table:formula="of:=[.B174]/[.$E174]" office:value-type="float" office:value="-0.297531400996588" calcext:value-type="float">
            <text:p>-0.30</text:p>
          </table:table-cell>
          <table:table-cell table:formula="of:=[.C174]/[.$E174]" office:value-type="float" office:value="0.33893901354648" calcext:value-type="float">
            <text:p>0.34</text:p>
          </table:table-cell>
          <table:table-cell table:formula="of:=[.D174]/[.$E174]" office:value-type="float" office:value="-0.892521938395436" calcext:value-type="float">
            <text:p>-0.89</text:p>
          </table:table-cell>
          <table:table-cell table:style-name="ce2" table:formula="of:=DEGREES(ATAN2([.G174];[.F174]))" office:value-type="float" office:value="-41.2776860795775" calcext:value-type="float">
            <text:p>-41.2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6.5" calcext:value-type="float">
            <text:p>-166.50</text:p>
          </table:table-cell>
          <table:table-cell office:value-type="float" office:value="174.98" calcext:value-type="float">
            <text:p>174.98</text:p>
          </table:table-cell>
          <table:table-cell office:value-type="float" office:value="-506.2" calcext:value-type="float">
            <text:p>-506.20</text:p>
          </table:table-cell>
          <table:table-cell table:formula="of:=SQRT([.B175]^2 + [.C175]^2 + [.D175]^2)" office:value-type="float" office:value="560.873150008092" calcext:value-type="float">
            <text:p>560.87</text:p>
          </table:table-cell>
          <table:table-cell table:formula="of:=[.B175]/[.$E175]" office:value-type="float" office:value="-0.296858567748514" calcext:value-type="float">
            <text:p>-0.30</text:p>
          </table:table-cell>
          <table:table-cell table:formula="of:=[.C175]/[.$E175]" office:value-type="float" office:value="0.311977850958769" calcext:value-type="float">
            <text:p>0.31</text:p>
          </table:table-cell>
          <table:table-cell table:formula="of:=[.D175]/[.$E175]" office:value-type="float" office:value="-0.902521363329117" calcext:value-type="float">
            <text:p>-0.90</text:p>
          </table:table-cell>
          <table:table-cell table:style-name="ce2" table:formula="of:=DEGREES(ATAN2([.G175];[.F175]))" office:value-type="float" office:value="-43.5774617200355" calcext:value-type="float">
            <text:p>-43.5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6.5" calcext:value-type="float">
            <text:p>-166.50</text:p>
          </table:table-cell>
          <table:table-cell office:value-type="float" office:value="174.98" calcext:value-type="float">
            <text:p>174.98</text:p>
          </table:table-cell>
          <table:table-cell office:value-type="float" office:value="-506.2" calcext:value-type="float">
            <text:p>-506.20</text:p>
          </table:table-cell>
          <table:table-cell table:formula="of:=SQRT([.B176]^2 + [.C176]^2 + [.D176]^2)" office:value-type="float" office:value="560.873150008092" calcext:value-type="float">
            <text:p>560.87</text:p>
          </table:table-cell>
          <table:table-cell table:formula="of:=[.B176]/[.$E176]" office:value-type="float" office:value="-0.296858567748514" calcext:value-type="float">
            <text:p>-0.30</text:p>
          </table:table-cell>
          <table:table-cell table:formula="of:=[.C176]/[.$E176]" office:value-type="float" office:value="0.311977850958769" calcext:value-type="float">
            <text:p>0.31</text:p>
          </table:table-cell>
          <table:table-cell table:formula="of:=[.D176]/[.$E176]" office:value-type="float" office:value="-0.902521363329117" calcext:value-type="float">
            <text:p>-0.90</text:p>
          </table:table-cell>
          <table:table-cell table:style-name="ce2" table:formula="of:=DEGREES(ATAN2([.G176];[.F176]))" office:value-type="float" office:value="-43.5774617200355" calcext:value-type="float">
            <text:p>-43.5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6.5" calcext:value-type="float">
            <text:p>-166.50</text:p>
          </table:table-cell>
          <table:table-cell office:value-type="float" office:value="174.98" calcext:value-type="float">
            <text:p>174.98</text:p>
          </table:table-cell>
          <table:table-cell office:value-type="float" office:value="-506.2" calcext:value-type="float">
            <text:p>-506.20</text:p>
          </table:table-cell>
          <table:table-cell table:formula="of:=SQRT([.B177]^2 + [.C177]^2 + [.D177]^2)" office:value-type="float" office:value="560.873150008092" calcext:value-type="float">
            <text:p>560.87</text:p>
          </table:table-cell>
          <table:table-cell table:formula="of:=[.B177]/[.$E177]" office:value-type="float" office:value="-0.296858567748514" calcext:value-type="float">
            <text:p>-0.30</text:p>
          </table:table-cell>
          <table:table-cell table:formula="of:=[.C177]/[.$E177]" office:value-type="float" office:value="0.311977850958769" calcext:value-type="float">
            <text:p>0.31</text:p>
          </table:table-cell>
          <table:table-cell table:formula="of:=[.D177]/[.$E177]" office:value-type="float" office:value="-0.902521363329117" calcext:value-type="float">
            <text:p>-0.90</text:p>
          </table:table-cell>
          <table:table-cell table:style-name="ce2" table:formula="of:=DEGREES(ATAN2([.G177];[.F177]))" office:value-type="float" office:value="-43.5774617200355" calcext:value-type="float">
            <text:p>-43.5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180.4" calcext:value-type="float">
            <text:p>180.40</text:p>
          </table:table-cell>
          <table:table-cell office:value-type="float" office:value="-500.98" calcext:value-type="float">
            <text:p>-500.98</text:p>
          </table:table-cell>
          <table:table-cell table:formula="of:=SQRT([.B178]^2 + [.C178]^2 + [.D178]^2)" office:value-type="float" office:value="561.806914606789" calcext:value-type="float">
            <text:p>561.81</text:p>
          </table:table-cell>
          <table:table-cell table:formula="of:=[.B178]/[.$E178]" office:value-type="float" office:value="-0.318917399095029" calcext:value-type="float">
            <text:p>-0.32</text:p>
          </table:table-cell>
          <table:table-cell table:formula="of:=[.C178]/[.$E178]" office:value-type="float" office:value="0.321106763390875" calcext:value-type="float">
            <text:p>0.32</text:p>
          </table:table-cell>
          <table:table-cell table:formula="of:=[.D178]/[.$E178]" office:value-type="float" office:value="-0.891729857669406" calcext:value-type="float">
            <text:p>-0.89</text:p>
          </table:table-cell>
          <table:table-cell table:style-name="ce2" table:formula="of:=DEGREES(ATAN2([.G178];[.F178]))" office:value-type="float" office:value="-44.8040060797097" calcext:value-type="float">
            <text:p>-44.8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180.4" calcext:value-type="float">
            <text:p>180.40</text:p>
          </table:table-cell>
          <table:table-cell office:value-type="float" office:value="-500.98" calcext:value-type="float">
            <text:p>-500.98</text:p>
          </table:table-cell>
          <table:table-cell table:formula="of:=SQRT([.B179]^2 + [.C179]^2 + [.D179]^2)" office:value-type="float" office:value="561.806914606789" calcext:value-type="float">
            <text:p>561.81</text:p>
          </table:table-cell>
          <table:table-cell table:formula="of:=[.B179]/[.$E179]" office:value-type="float" office:value="-0.318917399095029" calcext:value-type="float">
            <text:p>-0.32</text:p>
          </table:table-cell>
          <table:table-cell table:formula="of:=[.C179]/[.$E179]" office:value-type="float" office:value="0.321106763390875" calcext:value-type="float">
            <text:p>0.32</text:p>
          </table:table-cell>
          <table:table-cell table:formula="of:=[.D179]/[.$E179]" office:value-type="float" office:value="-0.891729857669406" calcext:value-type="float">
            <text:p>-0.89</text:p>
          </table:table-cell>
          <table:table-cell table:style-name="ce2" table:formula="of:=DEGREES(ATAN2([.G179];[.F179]))" office:value-type="float" office:value="-44.8040060797097" calcext:value-type="float">
            <text:p>-44.8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180.4" calcext:value-type="float">
            <text:p>180.40</text:p>
          </table:table-cell>
          <table:table-cell office:value-type="float" office:value="-500.98" calcext:value-type="float">
            <text:p>-500.98</text:p>
          </table:table-cell>
          <table:table-cell table:formula="of:=SQRT([.B180]^2 + [.C180]^2 + [.D180]^2)" office:value-type="float" office:value="561.806914606789" calcext:value-type="float">
            <text:p>561.81</text:p>
          </table:table-cell>
          <table:table-cell table:formula="of:=[.B180]/[.$E180]" office:value-type="float" office:value="-0.318917399095029" calcext:value-type="float">
            <text:p>-0.32</text:p>
          </table:table-cell>
          <table:table-cell table:formula="of:=[.C180]/[.$E180]" office:value-type="float" office:value="0.321106763390875" calcext:value-type="float">
            <text:p>0.32</text:p>
          </table:table-cell>
          <table:table-cell table:formula="of:=[.D180]/[.$E180]" office:value-type="float" office:value="-0.891729857669406" calcext:value-type="float">
            <text:p>-0.89</text:p>
          </table:table-cell>
          <table:table-cell table:style-name="ce2" table:formula="of:=DEGREES(ATAN2([.G180];[.F180]))" office:value-type="float" office:value="-44.8040060797097" calcext:value-type="float">
            <text:p>-44.8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180.4" calcext:value-type="float">
            <text:p>180.40</text:p>
          </table:table-cell>
          <table:table-cell office:value-type="float" office:value="-500.98" calcext:value-type="float">
            <text:p>-500.98</text:p>
          </table:table-cell>
          <table:table-cell table:formula="of:=SQRT([.B181]^2 + [.C181]^2 + [.D181]^2)" office:value-type="float" office:value="561.806914606789" calcext:value-type="float">
            <text:p>561.81</text:p>
          </table:table-cell>
          <table:table-cell table:formula="of:=[.B181]/[.$E181]" office:value-type="float" office:value="-0.318917399095029" calcext:value-type="float">
            <text:p>-0.32</text:p>
          </table:table-cell>
          <table:table-cell table:formula="of:=[.C181]/[.$E181]" office:value-type="float" office:value="0.321106763390875" calcext:value-type="float">
            <text:p>0.32</text:p>
          </table:table-cell>
          <table:table-cell table:formula="of:=[.D181]/[.$E181]" office:value-type="float" office:value="-0.891729857669406" calcext:value-type="float">
            <text:p>-0.89</text:p>
          </table:table-cell>
          <table:table-cell table:style-name="ce2" table:formula="of:=DEGREES(ATAN2([.G181];[.F181]))" office:value-type="float" office:value="-44.8040060797097" calcext:value-type="float">
            <text:p>-44.8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93.02" calcext:value-type="float">
            <text:p>193.02</text:p>
          </table:table-cell>
          <table:table-cell office:value-type="float" office:value="-499.24" calcext:value-type="float">
            <text:p>-499.24</text:p>
          </table:table-cell>
          <table:table-cell table:formula="of:=SQRT([.B182]^2 + [.C182]^2 + [.D182]^2)" office:value-type="float" office:value="562.745844587057" calcext:value-type="float">
            <text:p>562.75</text:p>
          </table:table-cell>
          <table:table-cell table:formula="of:=[.B182]/[.$E182]" office:value-type="float" office:value="-0.30873617579085" calcext:value-type="float">
            <text:p>-0.31</text:p>
          </table:table-cell>
          <table:table-cell table:formula="of:=[.C182]/[.$E182]" office:value-type="float" office:value="0.342996757517842" calcext:value-type="float">
            <text:p>0.34</text:p>
          </table:table-cell>
          <table:table-cell table:formula="of:=[.D182]/[.$E182]" office:value-type="float" office:value="-0.887150042602878" calcext:value-type="float">
            <text:p>-0.89</text:p>
          </table:table-cell>
          <table:table-cell table:style-name="ce2" table:formula="of:=DEGREES(ATAN2([.G182];[.F182]))" office:value-type="float" office:value="-41.9908202738834" calcext:value-type="float">
            <text:p>-41.9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93.02" calcext:value-type="float">
            <text:p>193.02</text:p>
          </table:table-cell>
          <table:table-cell office:value-type="float" office:value="-499.24" calcext:value-type="float">
            <text:p>-499.24</text:p>
          </table:table-cell>
          <table:table-cell table:formula="of:=SQRT([.B183]^2 + [.C183]^2 + [.D183]^2)" office:value-type="float" office:value="562.745844587057" calcext:value-type="float">
            <text:p>562.75</text:p>
          </table:table-cell>
          <table:table-cell table:formula="of:=[.B183]/[.$E183]" office:value-type="float" office:value="-0.30873617579085" calcext:value-type="float">
            <text:p>-0.31</text:p>
          </table:table-cell>
          <table:table-cell table:formula="of:=[.C183]/[.$E183]" office:value-type="float" office:value="0.342996757517842" calcext:value-type="float">
            <text:p>0.34</text:p>
          </table:table-cell>
          <table:table-cell table:formula="of:=[.D183]/[.$E183]" office:value-type="float" office:value="-0.887150042602878" calcext:value-type="float">
            <text:p>-0.89</text:p>
          </table:table-cell>
          <table:table-cell table:style-name="ce2" table:formula="of:=DEGREES(ATAN2([.G183];[.F183]))" office:value-type="float" office:value="-41.9908202738834" calcext:value-type="float">
            <text:p>-41.9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93.02" calcext:value-type="float">
            <text:p>193.02</text:p>
          </table:table-cell>
          <table:table-cell office:value-type="float" office:value="-499.24" calcext:value-type="float">
            <text:p>-499.24</text:p>
          </table:table-cell>
          <table:table-cell table:formula="of:=SQRT([.B184]^2 + [.C184]^2 + [.D184]^2)" office:value-type="float" office:value="562.745844587057" calcext:value-type="float">
            <text:p>562.75</text:p>
          </table:table-cell>
          <table:table-cell table:formula="of:=[.B184]/[.$E184]" office:value-type="float" office:value="-0.30873617579085" calcext:value-type="float">
            <text:p>-0.31</text:p>
          </table:table-cell>
          <table:table-cell table:formula="of:=[.C184]/[.$E184]" office:value-type="float" office:value="0.342996757517842" calcext:value-type="float">
            <text:p>0.34</text:p>
          </table:table-cell>
          <table:table-cell table:formula="of:=[.D184]/[.$E184]" office:value-type="float" office:value="-0.887150042602878" calcext:value-type="float">
            <text:p>-0.89</text:p>
          </table:table-cell>
          <table:table-cell table:style-name="ce2" table:formula="of:=DEGREES(ATAN2([.G184];[.F184]))" office:value-type="float" office:value="-41.9908202738834" calcext:value-type="float">
            <text:p>-41.9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93.02" calcext:value-type="float">
            <text:p>193.02</text:p>
          </table:table-cell>
          <table:table-cell office:value-type="float" office:value="-506.2" calcext:value-type="float">
            <text:p>-506.20</text:p>
          </table:table-cell>
          <table:table-cell table:formula="of:=SQRT([.B185]^2 + [.C185]^2 + [.D185]^2)" office:value-type="float" office:value="568.929475418527" calcext:value-type="float">
            <text:p>568.93</text:p>
          </table:table-cell>
          <table:table-cell table:formula="of:=[.B185]/[.$E185]" office:value-type="float" office:value="-0.305380556829456" calcext:value-type="float">
            <text:p>-0.31</text:p>
          </table:table-cell>
          <table:table-cell table:formula="of:=[.C185]/[.$E185]" office:value-type="float" office:value="0.339268764125829" calcext:value-type="float">
            <text:p>0.34</text:p>
          </table:table-cell>
          <table:table-cell table:formula="of:=[.D185]/[.$E185]" office:value-type="float" office:value="-0.889741210239845" calcext:value-type="float">
            <text:p>-0.89</text:p>
          </table:table-cell>
          <table:table-cell table:style-name="ce2" table:formula="of:=DEGREES(ATAN2([.G185];[.F185]))" office:value-type="float" office:value="-41.9908202738834" calcext:value-type="float">
            <text:p>-41.9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93.02" calcext:value-type="float">
            <text:p>193.02</text:p>
          </table:table-cell>
          <table:table-cell office:value-type="float" office:value="-506.2" calcext:value-type="float">
            <text:p>-506.20</text:p>
          </table:table-cell>
          <table:table-cell table:formula="of:=SQRT([.B186]^2 + [.C186]^2 + [.D186]^2)" office:value-type="float" office:value="568.929475418527" calcext:value-type="float">
            <text:p>568.93</text:p>
          </table:table-cell>
          <table:table-cell table:formula="of:=[.B186]/[.$E186]" office:value-type="float" office:value="-0.305380556829456" calcext:value-type="float">
            <text:p>-0.31</text:p>
          </table:table-cell>
          <table:table-cell table:formula="of:=[.C186]/[.$E186]" office:value-type="float" office:value="0.339268764125829" calcext:value-type="float">
            <text:p>0.34</text:p>
          </table:table-cell>
          <table:table-cell table:formula="of:=[.D186]/[.$E186]" office:value-type="float" office:value="-0.889741210239845" calcext:value-type="float">
            <text:p>-0.89</text:p>
          </table:table-cell>
          <table:table-cell table:style-name="ce2" table:formula="of:=DEGREES(ATAN2([.G186];[.F186]))" office:value-type="float" office:value="-41.9908202738834" calcext:value-type="float">
            <text:p>-41.9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93.02" calcext:value-type="float">
            <text:p>193.02</text:p>
          </table:table-cell>
          <table:table-cell office:value-type="float" office:value="-506.2" calcext:value-type="float">
            <text:p>-506.20</text:p>
          </table:table-cell>
          <table:table-cell table:formula="of:=SQRT([.B187]^2 + [.C187]^2 + [.D187]^2)" office:value-type="float" office:value="568.929475418527" calcext:value-type="float">
            <text:p>568.93</text:p>
          </table:table-cell>
          <table:table-cell table:formula="of:=[.B187]/[.$E187]" office:value-type="float" office:value="-0.305380556829456" calcext:value-type="float">
            <text:p>-0.31</text:p>
          </table:table-cell>
          <table:table-cell table:formula="of:=[.C187]/[.$E187]" office:value-type="float" office:value="0.339268764125829" calcext:value-type="float">
            <text:p>0.34</text:p>
          </table:table-cell>
          <table:table-cell table:formula="of:=[.D187]/[.$E187]" office:value-type="float" office:value="-0.889741210239845" calcext:value-type="float">
            <text:p>-0.89</text:p>
          </table:table-cell>
          <table:table-cell table:style-name="ce2" table:formula="of:=DEGREES(ATAN2([.G187];[.F187]))" office:value-type="float" office:value="-41.9908202738834" calcext:value-type="float">
            <text:p>-41.9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93.02" calcext:value-type="float">
            <text:p>193.02</text:p>
          </table:table-cell>
          <table:table-cell office:value-type="float" office:value="-506.2" calcext:value-type="float">
            <text:p>-506.20</text:p>
          </table:table-cell>
          <table:table-cell table:formula="of:=SQRT([.B188]^2 + [.C188]^2 + [.D188]^2)" office:value-type="float" office:value="568.929475418527" calcext:value-type="float">
            <text:p>568.93</text:p>
          </table:table-cell>
          <table:table-cell table:formula="of:=[.B188]/[.$E188]" office:value-type="float" office:value="-0.305380556829456" calcext:value-type="float">
            <text:p>-0.31</text:p>
          </table:table-cell>
          <table:table-cell table:formula="of:=[.C188]/[.$E188]" office:value-type="float" office:value="0.339268764125829" calcext:value-type="float">
            <text:p>0.34</text:p>
          </table:table-cell>
          <table:table-cell table:formula="of:=[.D188]/[.$E188]" office:value-type="float" office:value="-0.889741210239845" calcext:value-type="float">
            <text:p>-0.89</text:p>
          </table:table-cell>
          <table:table-cell table:style-name="ce2" table:formula="of:=DEGREES(ATAN2([.G188];[.F188]))" office:value-type="float" office:value="-41.9908202738834" calcext:value-type="float">
            <text:p>-41.9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93.02" calcext:value-type="float">
            <text:p>193.02</text:p>
          </table:table-cell>
          <table:table-cell office:value-type="float" office:value="-506.2" calcext:value-type="float">
            <text:p>-506.20</text:p>
          </table:table-cell>
          <table:table-cell table:formula="of:=SQRT([.B189]^2 + [.C189]^2 + [.D189]^2)" office:value-type="float" office:value="568.929475418527" calcext:value-type="float">
            <text:p>568.93</text:p>
          </table:table-cell>
          <table:table-cell table:formula="of:=[.B189]/[.$E189]" office:value-type="float" office:value="-0.305380556829456" calcext:value-type="float">
            <text:p>-0.31</text:p>
          </table:table-cell>
          <table:table-cell table:formula="of:=[.C189]/[.$E189]" office:value-type="float" office:value="0.339268764125829" calcext:value-type="float">
            <text:p>0.34</text:p>
          </table:table-cell>
          <table:table-cell table:formula="of:=[.D189]/[.$E189]" office:value-type="float" office:value="-0.889741210239845" calcext:value-type="float">
            <text:p>-0.89</text:p>
          </table:table-cell>
          <table:table-cell table:style-name="ce2" table:formula="of:=DEGREES(ATAN2([.G189];[.F189]))" office:value-type="float" office:value="-41.9908202738834" calcext:value-type="float">
            <text:p>-41.9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93.02" calcext:value-type="float">
            <text:p>193.02</text:p>
          </table:table-cell>
          <table:table-cell office:value-type="float" office:value="-495.76" calcext:value-type="float">
            <text:p>-495.76</text:p>
          </table:table-cell>
          <table:table-cell table:formula="of:=SQRT([.B190]^2 + [.C190]^2 + [.D190]^2)" office:value-type="float" office:value="559.660866596906" calcext:value-type="float">
            <text:p>559.66</text:p>
          </table:table-cell>
          <table:table-cell table:formula="of:=[.B190]/[.$E190]" office:value-type="float" office:value="-0.310437999813083" calcext:value-type="float">
            <text:p>-0.31</text:p>
          </table:table-cell>
          <table:table-cell table:formula="of:=[.C190]/[.$E190]" office:value-type="float" office:value="0.344887433659038" calcext:value-type="float">
            <text:p>0.34</text:p>
          </table:table-cell>
          <table:table-cell table:formula="of:=[.D190]/[.$E190]" office:value-type="float" office:value="-0.885822164080429" calcext:value-type="float">
            <text:p>-0.89</text:p>
          </table:table-cell>
          <table:table-cell table:style-name="ce2" table:formula="of:=DEGREES(ATAN2([.G190];[.F190]))" office:value-type="float" office:value="-41.9908202738834" calcext:value-type="float">
            <text:p>-41.9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93.02" calcext:value-type="float">
            <text:p>193.02</text:p>
          </table:table-cell>
          <table:table-cell office:value-type="float" office:value="-495.76" calcext:value-type="float">
            <text:p>-495.76</text:p>
          </table:table-cell>
          <table:table-cell table:formula="of:=SQRT([.B191]^2 + [.C191]^2 + [.D191]^2)" office:value-type="float" office:value="559.660866596906" calcext:value-type="float">
            <text:p>559.66</text:p>
          </table:table-cell>
          <table:table-cell table:formula="of:=[.B191]/[.$E191]" office:value-type="float" office:value="-0.310437999813083" calcext:value-type="float">
            <text:p>-0.31</text:p>
          </table:table-cell>
          <table:table-cell table:formula="of:=[.C191]/[.$E191]" office:value-type="float" office:value="0.344887433659038" calcext:value-type="float">
            <text:p>0.34</text:p>
          </table:table-cell>
          <table:table-cell table:formula="of:=[.D191]/[.$E191]" office:value-type="float" office:value="-0.885822164080429" calcext:value-type="float">
            <text:p>-0.89</text:p>
          </table:table-cell>
          <table:table-cell table:style-name="ce2" table:formula="of:=DEGREES(ATAN2([.G191];[.F191]))" office:value-type="float" office:value="-41.9908202738834" calcext:value-type="float">
            <text:p>-41.9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93.02" calcext:value-type="float">
            <text:p>193.02</text:p>
          </table:table-cell>
          <table:table-cell office:value-type="float" office:value="-495.76" calcext:value-type="float">
            <text:p>-495.76</text:p>
          </table:table-cell>
          <table:table-cell table:formula="of:=SQRT([.B192]^2 + [.C192]^2 + [.D192]^2)" office:value-type="float" office:value="559.660866596906" calcext:value-type="float">
            <text:p>559.66</text:p>
          </table:table-cell>
          <table:table-cell table:formula="of:=[.B192]/[.$E192]" office:value-type="float" office:value="-0.310437999813083" calcext:value-type="float">
            <text:p>-0.31</text:p>
          </table:table-cell>
          <table:table-cell table:formula="of:=[.C192]/[.$E192]" office:value-type="float" office:value="0.344887433659038" calcext:value-type="float">
            <text:p>0.34</text:p>
          </table:table-cell>
          <table:table-cell table:formula="of:=[.D192]/[.$E192]" office:value-type="float" office:value="-0.885822164080429" calcext:value-type="float">
            <text:p>-0.89</text:p>
          </table:table-cell>
          <table:table-cell table:style-name="ce2" table:formula="of:=DEGREES(ATAN2([.G192];[.F192]))" office:value-type="float" office:value="-41.9908202738834" calcext:value-type="float">
            <text:p>-41.9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93.02" calcext:value-type="float">
            <text:p>193.02</text:p>
          </table:table-cell>
          <table:table-cell office:value-type="float" office:value="-495.76" calcext:value-type="float">
            <text:p>-495.76</text:p>
          </table:table-cell>
          <table:table-cell table:formula="of:=SQRT([.B193]^2 + [.C193]^2 + [.D193]^2)" office:value-type="float" office:value="559.660866596906" calcext:value-type="float">
            <text:p>559.66</text:p>
          </table:table-cell>
          <table:table-cell table:formula="of:=[.B193]/[.$E193]" office:value-type="float" office:value="-0.310437999813083" calcext:value-type="float">
            <text:p>-0.31</text:p>
          </table:table-cell>
          <table:table-cell table:formula="of:=[.C193]/[.$E193]" office:value-type="float" office:value="0.344887433659038" calcext:value-type="float">
            <text:p>0.34</text:p>
          </table:table-cell>
          <table:table-cell table:formula="of:=[.D193]/[.$E193]" office:value-type="float" office:value="-0.885822164080429" calcext:value-type="float">
            <text:p>-0.89</text:p>
          </table:table-cell>
          <table:table-cell table:style-name="ce2" table:formula="of:=DEGREES(ATAN2([.G193];[.F193]))" office:value-type="float" office:value="-41.9908202738834" calcext:value-type="float">
            <text:p>-41.9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6.5" calcext:value-type="float">
            <text:p>-166.50</text:p>
          </table:table-cell>
          <table:table-cell office:value-type="float" office:value="189.42" calcext:value-type="float">
            <text:p>189.42</text:p>
          </table:table-cell>
          <table:table-cell office:value-type="float" office:value="-509.68" calcext:value-type="float">
            <text:p>-509.68</text:p>
          </table:table-cell>
          <table:table-cell table:formula="of:=SQRT([.B194]^2 + [.C194]^2 + [.D194]^2)" office:value-type="float" office:value="568.661488761108" calcext:value-type="float">
            <text:p>568.66</text:p>
          </table:table-cell>
          <table:table-cell table:formula="of:=[.B194]/[.$E194]" office:value-type="float" office:value="-0.292792818382582" calcext:value-type="float">
            <text:p>-0.29</text:p>
          </table:table-cell>
          <table:table-cell table:formula="of:=[.C194]/[.$E194]" office:value-type="float" office:value="0.333097991940112" calcext:value-type="float">
            <text:p>0.33</text:p>
          </table:table-cell>
          <table:table-cell table:formula="of:=[.D194]/[.$E194]" office:value-type="float" office:value="-0.896280142181589" calcext:value-type="float">
            <text:p>-0.90</text:p>
          </table:table-cell>
          <table:table-cell table:style-name="ce2" table:formula="of:=DEGREES(ATAN2([.G194];[.F194]))" office:value-type="float" office:value="-41.3154402588011" calcext:value-type="float">
            <text:p>-41.3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6.5" calcext:value-type="float">
            <text:p>-166.50</text:p>
          </table:table-cell>
          <table:table-cell office:value-type="float" office:value="189.42" calcext:value-type="float">
            <text:p>189.42</text:p>
          </table:table-cell>
          <table:table-cell office:value-type="float" office:value="-509.68" calcext:value-type="float">
            <text:p>-509.68</text:p>
          </table:table-cell>
          <table:table-cell table:formula="of:=SQRT([.B195]^2 + [.C195]^2 + [.D195]^2)" office:value-type="float" office:value="568.661488761108" calcext:value-type="float">
            <text:p>568.66</text:p>
          </table:table-cell>
          <table:table-cell table:formula="of:=[.B195]/[.$E195]" office:value-type="float" office:value="-0.292792818382582" calcext:value-type="float">
            <text:p>-0.29</text:p>
          </table:table-cell>
          <table:table-cell table:formula="of:=[.C195]/[.$E195]" office:value-type="float" office:value="0.333097991940112" calcext:value-type="float">
            <text:p>0.33</text:p>
          </table:table-cell>
          <table:table-cell table:formula="of:=[.D195]/[.$E195]" office:value-type="float" office:value="-0.896280142181589" calcext:value-type="float">
            <text:p>-0.90</text:p>
          </table:table-cell>
          <table:table-cell table:style-name="ce2" table:formula="of:=DEGREES(ATAN2([.G195];[.F195]))" office:value-type="float" office:value="-41.3154402588011" calcext:value-type="float">
            <text:p>-41.3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6.5" calcext:value-type="float">
            <text:p>-166.50</text:p>
          </table:table-cell>
          <table:table-cell office:value-type="float" office:value="189.42" calcext:value-type="float">
            <text:p>189.42</text:p>
          </table:table-cell>
          <table:table-cell office:value-type="float" office:value="-509.68" calcext:value-type="float">
            <text:p>-509.68</text:p>
          </table:table-cell>
          <table:table-cell table:formula="of:=SQRT([.B196]^2 + [.C196]^2 + [.D196]^2)" office:value-type="float" office:value="568.661488761108" calcext:value-type="float">
            <text:p>568.66</text:p>
          </table:table-cell>
          <table:table-cell table:formula="of:=[.B196]/[.$E196]" office:value-type="float" office:value="-0.292792818382582" calcext:value-type="float">
            <text:p>-0.29</text:p>
          </table:table-cell>
          <table:table-cell table:formula="of:=[.C196]/[.$E196]" office:value-type="float" office:value="0.333097991940112" calcext:value-type="float">
            <text:p>0.33</text:p>
          </table:table-cell>
          <table:table-cell table:formula="of:=[.D196]/[.$E196]" office:value-type="float" office:value="-0.896280142181589" calcext:value-type="float">
            <text:p>-0.90</text:p>
          </table:table-cell>
          <table:table-cell table:style-name="ce2" table:formula="of:=DEGREES(ATAN2([.G196];[.F196]))" office:value-type="float" office:value="-41.3154402588011" calcext:value-type="float">
            <text:p>-41.3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6.5" calcext:value-type="float">
            <text:p>-166.50</text:p>
          </table:table-cell>
          <table:table-cell office:value-type="float" office:value="189.42" calcext:value-type="float">
            <text:p>189.42</text:p>
          </table:table-cell>
          <table:table-cell office:value-type="float" office:value="-509.68" calcext:value-type="float">
            <text:p>-509.68</text:p>
          </table:table-cell>
          <table:table-cell table:formula="of:=SQRT([.B197]^2 + [.C197]^2 + [.D197]^2)" office:value-type="float" office:value="568.661488761108" calcext:value-type="float">
            <text:p>568.66</text:p>
          </table:table-cell>
          <table:table-cell table:formula="of:=[.B197]/[.$E197]" office:value-type="float" office:value="-0.292792818382582" calcext:value-type="float">
            <text:p>-0.29</text:p>
          </table:table-cell>
          <table:table-cell table:formula="of:=[.C197]/[.$E197]" office:value-type="float" office:value="0.333097991940112" calcext:value-type="float">
            <text:p>0.33</text:p>
          </table:table-cell>
          <table:table-cell table:formula="of:=[.D197]/[.$E197]" office:value-type="float" office:value="-0.896280142181589" calcext:value-type="float">
            <text:p>-0.90</text:p>
          </table:table-cell>
          <table:table-cell table:style-name="ce2" table:formula="of:=DEGREES(ATAN2([.G197];[.F197]))" office:value-type="float" office:value="-41.3154402588011" calcext:value-type="float">
            <text:p>-41.3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0.12" calcext:value-type="float">
            <text:p>-170.12</text:p>
          </table:table-cell>
          <table:table-cell office:value-type="float" office:value="178.59" calcext:value-type="float">
            <text:p>178.59</text:p>
          </table:table-cell>
          <table:table-cell office:value-type="float" office:value="-502.72" calcext:value-type="float">
            <text:p>-502.72</text:p>
          </table:table-cell>
          <table:table-cell table:formula="of:=SQRT([.B198]^2 + [.C198]^2 + [.D198]^2)" office:value-type="float" office:value="559.966606950807" calcext:value-type="float">
            <text:p>559.97</text:p>
          </table:table-cell>
          <table:table-cell table:formula="of:=[.B198]/[.$E198]" office:value-type="float" office:value="-0.3038038302433" calcext:value-type="float">
            <text:p>-0.30</text:p>
          </table:table-cell>
          <table:table-cell table:formula="of:=[.C198]/[.$E198]" office:value-type="float" office:value="0.318929732207565" calcext:value-type="float">
            <text:p>0.32</text:p>
          </table:table-cell>
          <table:table-cell table:formula="of:=[.D198]/[.$E198]" office:value-type="float" office:value="-0.897767820008888" calcext:value-type="float">
            <text:p>-0.90</text:p>
          </table:table-cell>
          <table:table-cell table:style-name="ce2" table:formula="of:=DEGREES(ATAN2([.G198];[.F198]))" office:value-type="float" office:value="-43.6085863671204" calcext:value-type="float">
            <text:p>-43.6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0.12" calcext:value-type="float">
            <text:p>-170.12</text:p>
          </table:table-cell>
          <table:table-cell office:value-type="float" office:value="178.59" calcext:value-type="float">
            <text:p>178.59</text:p>
          </table:table-cell>
          <table:table-cell office:value-type="float" office:value="-502.72" calcext:value-type="float">
            <text:p>-502.72</text:p>
          </table:table-cell>
          <table:table-cell table:formula="of:=SQRT([.B199]^2 + [.C199]^2 + [.D199]^2)" office:value-type="float" office:value="559.966606950807" calcext:value-type="float">
            <text:p>559.97</text:p>
          </table:table-cell>
          <table:table-cell table:formula="of:=[.B199]/[.$E199]" office:value-type="float" office:value="-0.3038038302433" calcext:value-type="float">
            <text:p>-0.30</text:p>
          </table:table-cell>
          <table:table-cell table:formula="of:=[.C199]/[.$E199]" office:value-type="float" office:value="0.318929732207565" calcext:value-type="float">
            <text:p>0.32</text:p>
          </table:table-cell>
          <table:table-cell table:formula="of:=[.D199]/[.$E199]" office:value-type="float" office:value="-0.897767820008888" calcext:value-type="float">
            <text:p>-0.90</text:p>
          </table:table-cell>
          <table:table-cell table:style-name="ce2" table:formula="of:=DEGREES(ATAN2([.G199];[.F199]))" office:value-type="float" office:value="-43.6085863671204" calcext:value-type="float">
            <text:p>-43.6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0.12" calcext:value-type="float">
            <text:p>-170.12</text:p>
          </table:table-cell>
          <table:table-cell office:value-type="float" office:value="178.59" calcext:value-type="float">
            <text:p>178.59</text:p>
          </table:table-cell>
          <table:table-cell office:value-type="float" office:value="-502.72" calcext:value-type="float">
            <text:p>-502.72</text:p>
          </table:table-cell>
          <table:table-cell table:formula="of:=SQRT([.B200]^2 + [.C200]^2 + [.D200]^2)" office:value-type="float" office:value="559.966606950807" calcext:value-type="float">
            <text:p>559.97</text:p>
          </table:table-cell>
          <table:table-cell table:formula="of:=[.B200]/[.$E200]" office:value-type="float" office:value="-0.3038038302433" calcext:value-type="float">
            <text:p>-0.30</text:p>
          </table:table-cell>
          <table:table-cell table:formula="of:=[.C200]/[.$E200]" office:value-type="float" office:value="0.318929732207565" calcext:value-type="float">
            <text:p>0.32</text:p>
          </table:table-cell>
          <table:table-cell table:formula="of:=[.D200]/[.$E200]" office:value-type="float" office:value="-0.897767820008888" calcext:value-type="float">
            <text:p>-0.90</text:p>
          </table:table-cell>
          <table:table-cell table:style-name="ce2" table:formula="of:=DEGREES(ATAN2([.G200];[.F200]))" office:value-type="float" office:value="-43.6085863671204" calcext:value-type="float">
            <text:p>-43.6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1.07" calcext:value-type="float">
            <text:p>-161.07</text:p>
          </table:table-cell>
          <table:table-cell office:value-type="float" office:value="184" calcext:value-type="float">
            <text:p>184.00</text:p>
          </table:table-cell>
          <table:table-cell office:value-type="float" office:value="-480.11" calcext:value-type="float">
            <text:p>-480.11</text:p>
          </table:table-cell>
          <table:table-cell table:formula="of:=SQRT([.B201]^2 + [.C201]^2 + [.D201]^2)" office:value-type="float" office:value="538.799737379298" calcext:value-type="float">
            <text:p>538.80</text:p>
          </table:table-cell>
          <table:table-cell table:formula="of:=[.B201]/[.$E201]" office:value-type="float" office:value="-0.298942239250967" calcext:value-type="float">
            <text:p>-0.30</text:p>
          </table:table-cell>
          <table:table-cell table:formula="of:=[.C201]/[.$E201]" office:value-type="float" office:value="0.341499795257825" calcext:value-type="float">
            <text:p>0.34</text:p>
          </table:table-cell>
          <table:table-cell table:formula="of:=[.D201]/[.$E201]" office:value-type="float" office:value="-0.891073188593665" calcext:value-type="float">
            <text:p>-0.89</text:p>
          </table:table-cell>
          <table:table-cell table:style-name="ce2" table:formula="of:=DEGREES(ATAN2([.G201];[.F201]))" office:value-type="float" office:value="-41.1982682160891" calcext:value-type="float">
            <text:p>-41.2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1.07" calcext:value-type="float">
            <text:p>-161.07</text:p>
          </table:table-cell>
          <table:table-cell office:value-type="float" office:value="184" calcext:value-type="float">
            <text:p>184.00</text:p>
          </table:table-cell>
          <table:table-cell office:value-type="float" office:value="-480.11" calcext:value-type="float">
            <text:p>-480.11</text:p>
          </table:table-cell>
          <table:table-cell table:formula="of:=SQRT([.B202]^2 + [.C202]^2 + [.D202]^2)" office:value-type="float" office:value="538.799737379298" calcext:value-type="float">
            <text:p>538.80</text:p>
          </table:table-cell>
          <table:table-cell table:formula="of:=[.B202]/[.$E202]" office:value-type="float" office:value="-0.298942239250967" calcext:value-type="float">
            <text:p>-0.30</text:p>
          </table:table-cell>
          <table:table-cell table:formula="of:=[.C202]/[.$E202]" office:value-type="float" office:value="0.341499795257825" calcext:value-type="float">
            <text:p>0.34</text:p>
          </table:table-cell>
          <table:table-cell table:formula="of:=[.D202]/[.$E202]" office:value-type="float" office:value="-0.891073188593665" calcext:value-type="float">
            <text:p>-0.89</text:p>
          </table:table-cell>
          <table:table-cell table:style-name="ce2" table:formula="of:=DEGREES(ATAN2([.G202];[.F202]))" office:value-type="float" office:value="-41.1982682160891" calcext:value-type="float">
            <text:p>-41.2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1.07" calcext:value-type="float">
            <text:p>-161.07</text:p>
          </table:table-cell>
          <table:table-cell office:value-type="float" office:value="184" calcext:value-type="float">
            <text:p>184.00</text:p>
          </table:table-cell>
          <table:table-cell office:value-type="float" office:value="-480.11" calcext:value-type="float">
            <text:p>-480.11</text:p>
          </table:table-cell>
          <table:table-cell table:formula="of:=SQRT([.B203]^2 + [.C203]^2 + [.D203]^2)" office:value-type="float" office:value="538.799737379298" calcext:value-type="float">
            <text:p>538.80</text:p>
          </table:table-cell>
          <table:table-cell table:formula="of:=[.B203]/[.$E203]" office:value-type="float" office:value="-0.298942239250967" calcext:value-type="float">
            <text:p>-0.30</text:p>
          </table:table-cell>
          <table:table-cell table:formula="of:=[.C203]/[.$E203]" office:value-type="float" office:value="0.341499795257825" calcext:value-type="float">
            <text:p>0.34</text:p>
          </table:table-cell>
          <table:table-cell table:formula="of:=[.D203]/[.$E203]" office:value-type="float" office:value="-0.891073188593665" calcext:value-type="float">
            <text:p>-0.89</text:p>
          </table:table-cell>
          <table:table-cell table:style-name="ce2" table:formula="of:=DEGREES(ATAN2([.G203];[.F203]))" office:value-type="float" office:value="-41.1982682160891" calcext:value-type="float">
            <text:p>-41.2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1.07" calcext:value-type="float">
            <text:p>-161.07</text:p>
          </table:table-cell>
          <table:table-cell office:value-type="float" office:value="184" calcext:value-type="float">
            <text:p>184.00</text:p>
          </table:table-cell>
          <table:table-cell office:value-type="float" office:value="-480.11" calcext:value-type="float">
            <text:p>-480.11</text:p>
          </table:table-cell>
          <table:table-cell table:formula="of:=SQRT([.B204]^2 + [.C204]^2 + [.D204]^2)" office:value-type="float" office:value="538.799737379298" calcext:value-type="float">
            <text:p>538.80</text:p>
          </table:table-cell>
          <table:table-cell table:formula="of:=[.B204]/[.$E204]" office:value-type="float" office:value="-0.298942239250967" calcext:value-type="float">
            <text:p>-0.30</text:p>
          </table:table-cell>
          <table:table-cell table:formula="of:=[.C204]/[.$E204]" office:value-type="float" office:value="0.341499795257825" calcext:value-type="float">
            <text:p>0.34</text:p>
          </table:table-cell>
          <table:table-cell table:formula="of:=[.D204]/[.$E204]" office:value-type="float" office:value="-0.891073188593665" calcext:value-type="float">
            <text:p>-0.89</text:p>
          </table:table-cell>
          <table:table-cell table:style-name="ce2" table:formula="of:=DEGREES(ATAN2([.G204];[.F204]))" office:value-type="float" office:value="-41.1982682160891" calcext:value-type="float">
            <text:p>-41.2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85.81" calcext:value-type="float">
            <text:p>185.81</text:p>
          </table:table-cell>
          <table:table-cell office:value-type="float" office:value="-499.24" calcext:value-type="float">
            <text:p>-499.24</text:p>
          </table:table-cell>
          <table:table-cell table:formula="of:=SQRT([.B205]^2 + [.C205]^2 + [.D205]^2)" office:value-type="float" office:value="560.313770400122" calcext:value-type="float">
            <text:p>560.31</text:p>
          </table:table-cell>
          <table:table-cell table:formula="of:=[.B205]/[.$E205]" office:value-type="float" office:value="-0.310076262940909" calcext:value-type="float">
            <text:p>-0.31</text:p>
          </table:table-cell>
          <table:table-cell table:formula="of:=[.C205]/[.$E205]" office:value-type="float" office:value="0.33161776457379" calcext:value-type="float">
            <text:p>0.33</text:p>
          </table:table-cell>
          <table:table-cell table:formula="of:=[.D205]/[.$E205]" office:value-type="float" office:value="-0.891000768450669" calcext:value-type="float">
            <text:p>-0.89</text:p>
          </table:table-cell>
          <table:table-cell table:style-name="ce2" table:formula="of:=DEGREES(ATAN2([.G205];[.F205]))" office:value-type="float" office:value="-43.0773176056252" calcext:value-type="float">
            <text:p>-43.0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85.81" calcext:value-type="float">
            <text:p>185.81</text:p>
          </table:table-cell>
          <table:table-cell office:value-type="float" office:value="-499.24" calcext:value-type="float">
            <text:p>-499.24</text:p>
          </table:table-cell>
          <table:table-cell table:formula="of:=SQRT([.B206]^2 + [.C206]^2 + [.D206]^2)" office:value-type="float" office:value="560.313770400122" calcext:value-type="float">
            <text:p>560.31</text:p>
          </table:table-cell>
          <table:table-cell table:formula="of:=[.B206]/[.$E206]" office:value-type="float" office:value="-0.310076262940909" calcext:value-type="float">
            <text:p>-0.31</text:p>
          </table:table-cell>
          <table:table-cell table:formula="of:=[.C206]/[.$E206]" office:value-type="float" office:value="0.33161776457379" calcext:value-type="float">
            <text:p>0.33</text:p>
          </table:table-cell>
          <table:table-cell table:formula="of:=[.D206]/[.$E206]" office:value-type="float" office:value="-0.891000768450669" calcext:value-type="float">
            <text:p>-0.89</text:p>
          </table:table-cell>
          <table:table-cell table:style-name="ce2" table:formula="of:=DEGREES(ATAN2([.G206];[.F206]))" office:value-type="float" office:value="-43.0773176056252" calcext:value-type="float">
            <text:p>-43.0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85.81" calcext:value-type="float">
            <text:p>185.81</text:p>
          </table:table-cell>
          <table:table-cell office:value-type="float" office:value="-499.24" calcext:value-type="float">
            <text:p>-499.24</text:p>
          </table:table-cell>
          <table:table-cell table:formula="of:=SQRT([.B207]^2 + [.C207]^2 + [.D207]^2)" office:value-type="float" office:value="560.313770400122" calcext:value-type="float">
            <text:p>560.31</text:p>
          </table:table-cell>
          <table:table-cell table:formula="of:=[.B207]/[.$E207]" office:value-type="float" office:value="-0.310076262940909" calcext:value-type="float">
            <text:p>-0.31</text:p>
          </table:table-cell>
          <table:table-cell table:formula="of:=[.C207]/[.$E207]" office:value-type="float" office:value="0.33161776457379" calcext:value-type="float">
            <text:p>0.33</text:p>
          </table:table-cell>
          <table:table-cell table:formula="of:=[.D207]/[.$E207]" office:value-type="float" office:value="-0.891000768450669" calcext:value-type="float">
            <text:p>-0.89</text:p>
          </table:table-cell>
          <table:table-cell table:style-name="ce2" table:formula="of:=DEGREES(ATAN2([.G207];[.F207]))" office:value-type="float" office:value="-43.0773176056252" calcext:value-type="float">
            <text:p>-43.0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85.81" calcext:value-type="float">
            <text:p>185.81</text:p>
          </table:table-cell>
          <table:table-cell office:value-type="float" office:value="-499.24" calcext:value-type="float">
            <text:p>-499.24</text:p>
          </table:table-cell>
          <table:table-cell table:formula="of:=SQRT([.B208]^2 + [.C208]^2 + [.D208]^2)" office:value-type="float" office:value="560.313770400122" calcext:value-type="float">
            <text:p>560.31</text:p>
          </table:table-cell>
          <table:table-cell table:formula="of:=[.B208]/[.$E208]" office:value-type="float" office:value="-0.310076262940909" calcext:value-type="float">
            <text:p>-0.31</text:p>
          </table:table-cell>
          <table:table-cell table:formula="of:=[.C208]/[.$E208]" office:value-type="float" office:value="0.33161776457379" calcext:value-type="float">
            <text:p>0.33</text:p>
          </table:table-cell>
          <table:table-cell table:formula="of:=[.D208]/[.$E208]" office:value-type="float" office:value="-0.891000768450669" calcext:value-type="float">
            <text:p>-0.89</text:p>
          </table:table-cell>
          <table:table-cell table:style-name="ce2" table:formula="of:=DEGREES(ATAN2([.G208];[.F208]))" office:value-type="float" office:value="-43.0773176056252" calcext:value-type="float">
            <text:p>-43.0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85.81" calcext:value-type="float">
            <text:p>185.81</text:p>
          </table:table-cell>
          <table:table-cell office:value-type="float" office:value="-499.24" calcext:value-type="float">
            <text:p>-499.24</text:p>
          </table:table-cell>
          <table:table-cell table:formula="of:=SQRT([.B209]^2 + [.C209]^2 + [.D209]^2)" office:value-type="float" office:value="560.313770400122" calcext:value-type="float">
            <text:p>560.31</text:p>
          </table:table-cell>
          <table:table-cell table:formula="of:=[.B209]/[.$E209]" office:value-type="float" office:value="-0.310076262940909" calcext:value-type="float">
            <text:p>-0.31</text:p>
          </table:table-cell>
          <table:table-cell table:formula="of:=[.C209]/[.$E209]" office:value-type="float" office:value="0.33161776457379" calcext:value-type="float">
            <text:p>0.33</text:p>
          </table:table-cell>
          <table:table-cell table:formula="of:=[.D209]/[.$E209]" office:value-type="float" office:value="-0.891000768450669" calcext:value-type="float">
            <text:p>-0.89</text:p>
          </table:table-cell>
          <table:table-cell table:style-name="ce2" table:formula="of:=DEGREES(ATAN2([.G209];[.F209]))" office:value-type="float" office:value="-43.0773176056252" calcext:value-type="float">
            <text:p>-43.0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8.31" calcext:value-type="float">
            <text:p>-168.31</text:p>
          </table:table-cell>
          <table:table-cell office:value-type="float" office:value="180.4" calcext:value-type="float">
            <text:p>180.40</text:p>
          </table:table-cell>
          <table:table-cell office:value-type="float" office:value="-507.94" calcext:value-type="float">
            <text:p>-507.94</text:p>
          </table:table-cell>
          <table:table-cell table:formula="of:=SQRT([.B210]^2 + [.C210]^2 + [.D210]^2)" office:value-type="float" office:value="564.69058757872" calcext:value-type="float">
            <text:p>564.69</text:p>
          </table:table-cell>
          <table:table-cell table:formula="of:=[.B210]/[.$E210]" office:value-type="float" office:value="-0.298057031057804" calcext:value-type="float">
            <text:p>-0.30</text:p>
          </table:table-cell>
          <table:table-cell table:formula="of:=[.C210]/[.$E210]" office:value-type="float" office:value="0.319466985935641" calcext:value-type="float">
            <text:p>0.32</text:p>
          </table:table-cell>
          <table:table-cell table:formula="of:=[.D210]/[.$E210]" office:value-type="float" office:value="-0.899501445876661" calcext:value-type="float">
            <text:p>-0.90</text:p>
          </table:table-cell>
          <table:table-cell table:style-name="ce2" table:formula="of:=DEGREES(ATAN2([.G210];[.F210]))" office:value-type="float" office:value="-43.0143138488235" calcext:value-type="float">
            <text:p>-43.0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8.31" calcext:value-type="float">
            <text:p>-168.31</text:p>
          </table:table-cell>
          <table:table-cell office:value-type="float" office:value="180.4" calcext:value-type="float">
            <text:p>180.40</text:p>
          </table:table-cell>
          <table:table-cell office:value-type="float" office:value="-507.94" calcext:value-type="float">
            <text:p>-507.94</text:p>
          </table:table-cell>
          <table:table-cell table:formula="of:=SQRT([.B211]^2 + [.C211]^2 + [.D211]^2)" office:value-type="float" office:value="564.69058757872" calcext:value-type="float">
            <text:p>564.69</text:p>
          </table:table-cell>
          <table:table-cell table:formula="of:=[.B211]/[.$E211]" office:value-type="float" office:value="-0.298057031057804" calcext:value-type="float">
            <text:p>-0.30</text:p>
          </table:table-cell>
          <table:table-cell table:formula="of:=[.C211]/[.$E211]" office:value-type="float" office:value="0.319466985935641" calcext:value-type="float">
            <text:p>0.32</text:p>
          </table:table-cell>
          <table:table-cell table:formula="of:=[.D211]/[.$E211]" office:value-type="float" office:value="-0.899501445876661" calcext:value-type="float">
            <text:p>-0.90</text:p>
          </table:table-cell>
          <table:table-cell table:style-name="ce2" table:formula="of:=DEGREES(ATAN2([.G211];[.F211]))" office:value-type="float" office:value="-43.0143138488235" calcext:value-type="float">
            <text:p>-43.0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8.31" calcext:value-type="float">
            <text:p>-168.31</text:p>
          </table:table-cell>
          <table:table-cell office:value-type="float" office:value="180.4" calcext:value-type="float">
            <text:p>180.40</text:p>
          </table:table-cell>
          <table:table-cell office:value-type="float" office:value="-507.94" calcext:value-type="float">
            <text:p>-507.94</text:p>
          </table:table-cell>
          <table:table-cell table:formula="of:=SQRT([.B212]^2 + [.C212]^2 + [.D212]^2)" office:value-type="float" office:value="564.69058757872" calcext:value-type="float">
            <text:p>564.69</text:p>
          </table:table-cell>
          <table:table-cell table:formula="of:=[.B212]/[.$E212]" office:value-type="float" office:value="-0.298057031057804" calcext:value-type="float">
            <text:p>-0.30</text:p>
          </table:table-cell>
          <table:table-cell table:formula="of:=[.C212]/[.$E212]" office:value-type="float" office:value="0.319466985935641" calcext:value-type="float">
            <text:p>0.32</text:p>
          </table:table-cell>
          <table:table-cell table:formula="of:=[.D212]/[.$E212]" office:value-type="float" office:value="-0.899501445876661" calcext:value-type="float">
            <text:p>-0.90</text:p>
          </table:table-cell>
          <table:table-cell table:style-name="ce2" table:formula="of:=DEGREES(ATAN2([.G212];[.F212]))" office:value-type="float" office:value="-43.0143138488235" calcext:value-type="float">
            <text:p>-43.0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8.31" calcext:value-type="float">
            <text:p>-168.31</text:p>
          </table:table-cell>
          <table:table-cell office:value-type="float" office:value="180.4" calcext:value-type="float">
            <text:p>180.40</text:p>
          </table:table-cell>
          <table:table-cell office:value-type="float" office:value="-507.94" calcext:value-type="float">
            <text:p>-507.94</text:p>
          </table:table-cell>
          <table:table-cell table:formula="of:=SQRT([.B213]^2 + [.C213]^2 + [.D213]^2)" office:value-type="float" office:value="564.69058757872" calcext:value-type="float">
            <text:p>564.69</text:p>
          </table:table-cell>
          <table:table-cell table:formula="of:=[.B213]/[.$E213]" office:value-type="float" office:value="-0.298057031057804" calcext:value-type="float">
            <text:p>-0.30</text:p>
          </table:table-cell>
          <table:table-cell table:formula="of:=[.C213]/[.$E213]" office:value-type="float" office:value="0.319466985935641" calcext:value-type="float">
            <text:p>0.32</text:p>
          </table:table-cell>
          <table:table-cell table:formula="of:=[.D213]/[.$E213]" office:value-type="float" office:value="-0.899501445876661" calcext:value-type="float">
            <text:p>-0.90</text:p>
          </table:table-cell>
          <table:table-cell table:style-name="ce2" table:formula="of:=DEGREES(ATAN2([.G213];[.F213]))" office:value-type="float" office:value="-43.0143138488235" calcext:value-type="float">
            <text:p>-43.0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5.55" calcext:value-type="float">
            <text:p>-175.55</text:p>
          </table:table-cell>
          <table:table-cell office:value-type="float" office:value="187.61" calcext:value-type="float">
            <text:p>187.61</text:p>
          </table:table-cell>
          <table:table-cell office:value-type="float" office:value="-497.5" calcext:value-type="float">
            <text:p>-497.50</text:p>
          </table:table-cell>
          <table:table-cell table:formula="of:=SQRT([.B214]^2 + [.C214]^2 + [.D214]^2)" office:value-type="float" office:value="559.929964013358" calcext:value-type="float">
            <text:p>559.93</text:p>
          </table:table-cell>
          <table:table-cell table:formula="of:=[.B214]/[.$E214]" office:value-type="float" office:value="-0.313521353173755" calcext:value-type="float">
            <text:p>-0.31</text:p>
          </table:table-cell>
          <table:table-cell table:formula="of:=[.C214]/[.$E214]" office:value-type="float" office:value="0.335059761144564" calcext:value-type="float">
            <text:p>0.34</text:p>
          </table:table-cell>
          <table:table-cell table:formula="of:=[.D214]/[.$E214]" office:value-type="float" office:value="-0.888503977236931" calcext:value-type="float">
            <text:p>-0.89</text:p>
          </table:table-cell>
          <table:table-cell table:style-name="ce2" table:formula="of:=DEGREES(ATAN2([.G214];[.F214]))" office:value-type="float" office:value="-43.097991901829" calcext:value-type="float">
            <text:p>-43.1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5.55" calcext:value-type="float">
            <text:p>-175.55</text:p>
          </table:table-cell>
          <table:table-cell office:value-type="float" office:value="187.61" calcext:value-type="float">
            <text:p>187.61</text:p>
          </table:table-cell>
          <table:table-cell office:value-type="float" office:value="-497.5" calcext:value-type="float">
            <text:p>-497.50</text:p>
          </table:table-cell>
          <table:table-cell table:formula="of:=SQRT([.B215]^2 + [.C215]^2 + [.D215]^2)" office:value-type="float" office:value="559.929964013358" calcext:value-type="float">
            <text:p>559.93</text:p>
          </table:table-cell>
          <table:table-cell table:formula="of:=[.B215]/[.$E215]" office:value-type="float" office:value="-0.313521353173755" calcext:value-type="float">
            <text:p>-0.31</text:p>
          </table:table-cell>
          <table:table-cell table:formula="of:=[.C215]/[.$E215]" office:value-type="float" office:value="0.335059761144564" calcext:value-type="float">
            <text:p>0.34</text:p>
          </table:table-cell>
          <table:table-cell table:formula="of:=[.D215]/[.$E215]" office:value-type="float" office:value="-0.888503977236931" calcext:value-type="float">
            <text:p>-0.89</text:p>
          </table:table-cell>
          <table:table-cell table:style-name="ce2" table:formula="of:=DEGREES(ATAN2([.G215];[.F215]))" office:value-type="float" office:value="-43.097991901829" calcext:value-type="float">
            <text:p>-43.1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5.55" calcext:value-type="float">
            <text:p>-175.55</text:p>
          </table:table-cell>
          <table:table-cell office:value-type="float" office:value="187.61" calcext:value-type="float">
            <text:p>187.61</text:p>
          </table:table-cell>
          <table:table-cell office:value-type="float" office:value="-497.5" calcext:value-type="float">
            <text:p>-497.50</text:p>
          </table:table-cell>
          <table:table-cell table:formula="of:=SQRT([.B216]^2 + [.C216]^2 + [.D216]^2)" office:value-type="float" office:value="559.929964013358" calcext:value-type="float">
            <text:p>559.93</text:p>
          </table:table-cell>
          <table:table-cell table:formula="of:=[.B216]/[.$E216]" office:value-type="float" office:value="-0.313521353173755" calcext:value-type="float">
            <text:p>-0.31</text:p>
          </table:table-cell>
          <table:table-cell table:formula="of:=[.C216]/[.$E216]" office:value-type="float" office:value="0.335059761144564" calcext:value-type="float">
            <text:p>0.34</text:p>
          </table:table-cell>
          <table:table-cell table:formula="of:=[.D216]/[.$E216]" office:value-type="float" office:value="-0.888503977236931" calcext:value-type="float">
            <text:p>-0.89</text:p>
          </table:table-cell>
          <table:table-cell table:style-name="ce2" table:formula="of:=DEGREES(ATAN2([.G216];[.F216]))" office:value-type="float" office:value="-43.097991901829" calcext:value-type="float">
            <text:p>-43.1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5.55" calcext:value-type="float">
            <text:p>-175.55</text:p>
          </table:table-cell>
          <table:table-cell office:value-type="float" office:value="187.61" calcext:value-type="float">
            <text:p>187.61</text:p>
          </table:table-cell>
          <table:table-cell office:value-type="float" office:value="-497.5" calcext:value-type="float">
            <text:p>-497.50</text:p>
          </table:table-cell>
          <table:table-cell table:formula="of:=SQRT([.B217]^2 + [.C217]^2 + [.D217]^2)" office:value-type="float" office:value="559.929964013358" calcext:value-type="float">
            <text:p>559.93</text:p>
          </table:table-cell>
          <table:table-cell table:formula="of:=[.B217]/[.$E217]" office:value-type="float" office:value="-0.313521353173755" calcext:value-type="float">
            <text:p>-0.31</text:p>
          </table:table-cell>
          <table:table-cell table:formula="of:=[.C217]/[.$E217]" office:value-type="float" office:value="0.335059761144564" calcext:value-type="float">
            <text:p>0.34</text:p>
          </table:table-cell>
          <table:table-cell table:formula="of:=[.D217]/[.$E217]" office:value-type="float" office:value="-0.888503977236931" calcext:value-type="float">
            <text:p>-0.89</text:p>
          </table:table-cell>
          <table:table-cell table:style-name="ce2" table:formula="of:=DEGREES(ATAN2([.G217];[.F217]))" office:value-type="float" office:value="-43.097991901829" calcext:value-type="float">
            <text:p>-43.1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8.31" calcext:value-type="float">
            <text:p>-168.31</text:p>
          </table:table-cell>
          <table:table-cell office:value-type="float" office:value="191.22" calcext:value-type="float">
            <text:p>191.22</text:p>
          </table:table-cell>
          <table:table-cell office:value-type="float" office:value="-500.98" calcext:value-type="float">
            <text:p>-500.98</text:p>
          </table:table-cell>
          <table:table-cell table:formula="of:=SQRT([.B218]^2 + [.C218]^2 + [.D218]^2)" office:value-type="float" office:value="562.0269610081" calcext:value-type="float">
            <text:p>562.03</text:p>
          </table:table-cell>
          <table:table-cell table:formula="of:=[.B218]/[.$E218]" office:value-type="float" office:value="-0.299469619212048" calcext:value-type="float">
            <text:p>-0.30</text:p>
          </table:table-cell>
          <table:table-cell table:formula="of:=[.C218]/[.$E218]" office:value-type="float" office:value="0.340232788222493" calcext:value-type="float">
            <text:p>0.34</text:p>
          </table:table-cell>
          <table:table-cell table:formula="of:=[.D218]/[.$E218]" office:value-type="float" office:value="-0.891380725048136" calcext:value-type="float">
            <text:p>-0.89</text:p>
          </table:table-cell>
          <table:table-cell table:style-name="ce2" table:formula="of:=DEGREES(ATAN2([.G218];[.F218]))" office:value-type="float" office:value="-41.3539232991952" calcext:value-type="float">
            <text:p>-41.3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8.31" calcext:value-type="float">
            <text:p>-168.31</text:p>
          </table:table-cell>
          <table:table-cell office:value-type="float" office:value="191.22" calcext:value-type="float">
            <text:p>191.22</text:p>
          </table:table-cell>
          <table:table-cell office:value-type="float" office:value="-500.98" calcext:value-type="float">
            <text:p>-500.98</text:p>
          </table:table-cell>
          <table:table-cell table:formula="of:=SQRT([.B219]^2 + [.C219]^2 + [.D219]^2)" office:value-type="float" office:value="562.0269610081" calcext:value-type="float">
            <text:p>562.03</text:p>
          </table:table-cell>
          <table:table-cell table:formula="of:=[.B219]/[.$E219]" office:value-type="float" office:value="-0.299469619212048" calcext:value-type="float">
            <text:p>-0.30</text:p>
          </table:table-cell>
          <table:table-cell table:formula="of:=[.C219]/[.$E219]" office:value-type="float" office:value="0.340232788222493" calcext:value-type="float">
            <text:p>0.34</text:p>
          </table:table-cell>
          <table:table-cell table:formula="of:=[.D219]/[.$E219]" office:value-type="float" office:value="-0.891380725048136" calcext:value-type="float">
            <text:p>-0.89</text:p>
          </table:table-cell>
          <table:table-cell table:style-name="ce2" table:formula="of:=DEGREES(ATAN2([.G219];[.F219]))" office:value-type="float" office:value="-41.3539232991952" calcext:value-type="float">
            <text:p>-41.3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8.31" calcext:value-type="float">
            <text:p>-168.31</text:p>
          </table:table-cell>
          <table:table-cell office:value-type="float" office:value="191.22" calcext:value-type="float">
            <text:p>191.22</text:p>
          </table:table-cell>
          <table:table-cell office:value-type="float" office:value="-500.98" calcext:value-type="float">
            <text:p>-500.98</text:p>
          </table:table-cell>
          <table:table-cell table:formula="of:=SQRT([.B220]^2 + [.C220]^2 + [.D220]^2)" office:value-type="float" office:value="562.0269610081" calcext:value-type="float">
            <text:p>562.03</text:p>
          </table:table-cell>
          <table:table-cell table:formula="of:=[.B220]/[.$E220]" office:value-type="float" office:value="-0.299469619212048" calcext:value-type="float">
            <text:p>-0.30</text:p>
          </table:table-cell>
          <table:table-cell table:formula="of:=[.C220]/[.$E220]" office:value-type="float" office:value="0.340232788222493" calcext:value-type="float">
            <text:p>0.34</text:p>
          </table:table-cell>
          <table:table-cell table:formula="of:=[.D220]/[.$E220]" office:value-type="float" office:value="-0.891380725048136" calcext:value-type="float">
            <text:p>-0.89</text:p>
          </table:table-cell>
          <table:table-cell table:style-name="ce2" table:formula="of:=DEGREES(ATAN2([.G220];[.F220]))" office:value-type="float" office:value="-41.3539232991952" calcext:value-type="float">
            <text:p>-41.3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4.69" calcext:value-type="float">
            <text:p>-164.69</text:p>
          </table:table-cell>
          <table:table-cell office:value-type="float" office:value="180.4" calcext:value-type="float">
            <text:p>180.40</text:p>
          </table:table-cell>
          <table:table-cell office:value-type="float" office:value="-494.03" calcext:value-type="float">
            <text:p>-494.03</text:p>
          </table:table-cell>
          <table:table-cell table:formula="of:=SQRT([.B221]^2 + [.C221]^2 + [.D221]^2)" office:value-type="float" office:value="551.119403577845" calcext:value-type="float">
            <text:p>551.12</text:p>
          </table:table-cell>
          <table:table-cell table:formula="of:=[.B221]/[.$E221]" office:value-type="float" office:value="-0.298828164878317" calcext:value-type="float">
            <text:p>-0.30</text:p>
          </table:table-cell>
          <table:table-cell table:formula="of:=[.C221]/[.$E221]" office:value-type="float" office:value="0.327333784346641" calcext:value-type="float">
            <text:p>0.33</text:p>
          </table:table-cell>
          <table:table-cell table:formula="of:=[.D221]/[.$E221]" office:value-type="float" office:value="-0.89641191508188" calcext:value-type="float">
            <text:p>-0.90</text:p>
          </table:table-cell>
          <table:table-cell table:style-name="ce2" table:formula="of:=DEGREES(ATAN2([.G221];[.F221]))" office:value-type="float" office:value="-42.3934462096341" calcext:value-type="float">
            <text:p>-42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4.69" calcext:value-type="float">
            <text:p>-164.69</text:p>
          </table:table-cell>
          <table:table-cell office:value-type="float" office:value="180.4" calcext:value-type="float">
            <text:p>180.40</text:p>
          </table:table-cell>
          <table:table-cell office:value-type="float" office:value="-494.03" calcext:value-type="float">
            <text:p>-494.03</text:p>
          </table:table-cell>
          <table:table-cell table:formula="of:=SQRT([.B222]^2 + [.C222]^2 + [.D222]^2)" office:value-type="float" office:value="551.119403577845" calcext:value-type="float">
            <text:p>551.12</text:p>
          </table:table-cell>
          <table:table-cell table:formula="of:=[.B222]/[.$E222]" office:value-type="float" office:value="-0.298828164878317" calcext:value-type="float">
            <text:p>-0.30</text:p>
          </table:table-cell>
          <table:table-cell table:formula="of:=[.C222]/[.$E222]" office:value-type="float" office:value="0.327333784346641" calcext:value-type="float">
            <text:p>0.33</text:p>
          </table:table-cell>
          <table:table-cell table:formula="of:=[.D222]/[.$E222]" office:value-type="float" office:value="-0.89641191508188" calcext:value-type="float">
            <text:p>-0.90</text:p>
          </table:table-cell>
          <table:table-cell table:style-name="ce2" table:formula="of:=DEGREES(ATAN2([.G222];[.F222]))" office:value-type="float" office:value="-42.3934462096341" calcext:value-type="float">
            <text:p>-42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4.69" calcext:value-type="float">
            <text:p>-164.69</text:p>
          </table:table-cell>
          <table:table-cell office:value-type="float" office:value="180.4" calcext:value-type="float">
            <text:p>180.40</text:p>
          </table:table-cell>
          <table:table-cell office:value-type="float" office:value="-494.03" calcext:value-type="float">
            <text:p>-494.03</text:p>
          </table:table-cell>
          <table:table-cell table:formula="of:=SQRT([.B223]^2 + [.C223]^2 + [.D223]^2)" office:value-type="float" office:value="551.119403577845" calcext:value-type="float">
            <text:p>551.12</text:p>
          </table:table-cell>
          <table:table-cell table:formula="of:=[.B223]/[.$E223]" office:value-type="float" office:value="-0.298828164878317" calcext:value-type="float">
            <text:p>-0.30</text:p>
          </table:table-cell>
          <table:table-cell table:formula="of:=[.C223]/[.$E223]" office:value-type="float" office:value="0.327333784346641" calcext:value-type="float">
            <text:p>0.33</text:p>
          </table:table-cell>
          <table:table-cell table:formula="of:=[.D223]/[.$E223]" office:value-type="float" office:value="-0.89641191508188" calcext:value-type="float">
            <text:p>-0.90</text:p>
          </table:table-cell>
          <table:table-cell table:style-name="ce2" table:formula="of:=DEGREES(ATAN2([.G223];[.F223]))" office:value-type="float" office:value="-42.3934462096341" calcext:value-type="float">
            <text:p>-42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4.69" calcext:value-type="float">
            <text:p>-164.69</text:p>
          </table:table-cell>
          <table:table-cell office:value-type="float" office:value="180.4" calcext:value-type="float">
            <text:p>180.40</text:p>
          </table:table-cell>
          <table:table-cell office:value-type="float" office:value="-494.03" calcext:value-type="float">
            <text:p>-494.03</text:p>
          </table:table-cell>
          <table:table-cell table:formula="of:=SQRT([.B224]^2 + [.C224]^2 + [.D224]^2)" office:value-type="float" office:value="551.119403577845" calcext:value-type="float">
            <text:p>551.12</text:p>
          </table:table-cell>
          <table:table-cell table:formula="of:=[.B224]/[.$E224]" office:value-type="float" office:value="-0.298828164878317" calcext:value-type="float">
            <text:p>-0.30</text:p>
          </table:table-cell>
          <table:table-cell table:formula="of:=[.C224]/[.$E224]" office:value-type="float" office:value="0.327333784346641" calcext:value-type="float">
            <text:p>0.33</text:p>
          </table:table-cell>
          <table:table-cell table:formula="of:=[.D224]/[.$E224]" office:value-type="float" office:value="-0.89641191508188" calcext:value-type="float">
            <text:p>-0.90</text:p>
          </table:table-cell>
          <table:table-cell table:style-name="ce2" table:formula="of:=DEGREES(ATAN2([.G224];[.F224]))" office:value-type="float" office:value="-42.3934462096341" calcext:value-type="float">
            <text:p>-42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8.31" calcext:value-type="float">
            <text:p>-168.31</text:p>
          </table:table-cell>
          <table:table-cell office:value-type="float" office:value="184" calcext:value-type="float">
            <text:p>184.00</text:p>
          </table:table-cell>
          <table:table-cell office:value-type="float" office:value="-490.55" calcext:value-type="float">
            <text:p>-490.55</text:p>
          </table:table-cell>
          <table:table-cell table:formula="of:=SQRT([.B225]^2 + [.C225]^2 + [.D225]^2)" office:value-type="float" office:value="550.294065568583" calcext:value-type="float">
            <text:p>550.29</text:p>
          </table:table-cell>
          <table:table-cell table:formula="of:=[.B225]/[.$E225]" office:value-type="float" office:value="-0.30585465214148" calcext:value-type="float">
            <text:p>-0.31</text:p>
          </table:table-cell>
          <table:table-cell table:formula="of:=[.C225]/[.$E225]" office:value-type="float" office:value="0.334366680494518" calcext:value-type="float">
            <text:p>0.33</text:p>
          </table:table-cell>
          <table:table-cell table:formula="of:=[.D225]/[.$E225]" office:value-type="float" office:value="-0.891432473459707" calcext:value-type="float">
            <text:p>-0.89</text:p>
          </table:table-cell>
          <table:table-cell table:style-name="ce2" table:formula="of:=DEGREES(ATAN2([.G225];[.F225]))" office:value-type="float" office:value="-42.4500378447751" calcext:value-type="float">
            <text:p>-42.4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8.31" calcext:value-type="float">
            <text:p>-168.31</text:p>
          </table:table-cell>
          <table:table-cell office:value-type="float" office:value="184" calcext:value-type="float">
            <text:p>184.00</text:p>
          </table:table-cell>
          <table:table-cell office:value-type="float" office:value="-490.55" calcext:value-type="float">
            <text:p>-490.55</text:p>
          </table:table-cell>
          <table:table-cell table:formula="of:=SQRT([.B226]^2 + [.C226]^2 + [.D226]^2)" office:value-type="float" office:value="550.294065568583" calcext:value-type="float">
            <text:p>550.29</text:p>
          </table:table-cell>
          <table:table-cell table:formula="of:=[.B226]/[.$E226]" office:value-type="float" office:value="-0.30585465214148" calcext:value-type="float">
            <text:p>-0.31</text:p>
          </table:table-cell>
          <table:table-cell table:formula="of:=[.C226]/[.$E226]" office:value-type="float" office:value="0.334366680494518" calcext:value-type="float">
            <text:p>0.33</text:p>
          </table:table-cell>
          <table:table-cell table:formula="of:=[.D226]/[.$E226]" office:value-type="float" office:value="-0.891432473459707" calcext:value-type="float">
            <text:p>-0.89</text:p>
          </table:table-cell>
          <table:table-cell table:style-name="ce2" table:formula="of:=DEGREES(ATAN2([.G226];[.F226]))" office:value-type="float" office:value="-42.4500378447751" calcext:value-type="float">
            <text:p>-42.4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8.31" calcext:value-type="float">
            <text:p>-168.31</text:p>
          </table:table-cell>
          <table:table-cell office:value-type="float" office:value="184" calcext:value-type="float">
            <text:p>184.00</text:p>
          </table:table-cell>
          <table:table-cell office:value-type="float" office:value="-490.55" calcext:value-type="float">
            <text:p>-490.55</text:p>
          </table:table-cell>
          <table:table-cell table:formula="of:=SQRT([.B227]^2 + [.C227]^2 + [.D227]^2)" office:value-type="float" office:value="550.294065568583" calcext:value-type="float">
            <text:p>550.29</text:p>
          </table:table-cell>
          <table:table-cell table:formula="of:=[.B227]/[.$E227]" office:value-type="float" office:value="-0.30585465214148" calcext:value-type="float">
            <text:p>-0.31</text:p>
          </table:table-cell>
          <table:table-cell table:formula="of:=[.C227]/[.$E227]" office:value-type="float" office:value="0.334366680494518" calcext:value-type="float">
            <text:p>0.33</text:p>
          </table:table-cell>
          <table:table-cell table:formula="of:=[.D227]/[.$E227]" office:value-type="float" office:value="-0.891432473459707" calcext:value-type="float">
            <text:p>-0.89</text:p>
          </table:table-cell>
          <table:table-cell table:style-name="ce2" table:formula="of:=DEGREES(ATAN2([.G227];[.F227]))" office:value-type="float" office:value="-42.4500378447751" calcext:value-type="float">
            <text:p>-42.4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8.31" calcext:value-type="float">
            <text:p>-168.31</text:p>
          </table:table-cell>
          <table:table-cell office:value-type="float" office:value="184" calcext:value-type="float">
            <text:p>184.00</text:p>
          </table:table-cell>
          <table:table-cell office:value-type="float" office:value="-490.55" calcext:value-type="float">
            <text:p>-490.55</text:p>
          </table:table-cell>
          <table:table-cell table:formula="of:=SQRT([.B228]^2 + [.C228]^2 + [.D228]^2)" office:value-type="float" office:value="550.294065568583" calcext:value-type="float">
            <text:p>550.29</text:p>
          </table:table-cell>
          <table:table-cell table:formula="of:=[.B228]/[.$E228]" office:value-type="float" office:value="-0.30585465214148" calcext:value-type="float">
            <text:p>-0.31</text:p>
          </table:table-cell>
          <table:table-cell table:formula="of:=[.C228]/[.$E228]" office:value-type="float" office:value="0.334366680494518" calcext:value-type="float">
            <text:p>0.33</text:p>
          </table:table-cell>
          <table:table-cell table:formula="of:=[.D228]/[.$E228]" office:value-type="float" office:value="-0.891432473459707" calcext:value-type="float">
            <text:p>-0.89</text:p>
          </table:table-cell>
          <table:table-cell table:style-name="ce2" table:formula="of:=DEGREES(ATAN2([.G228];[.F228]))" office:value-type="float" office:value="-42.4500378447751" calcext:value-type="float">
            <text:p>-42.4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8.31" calcext:value-type="float">
            <text:p>-168.31</text:p>
          </table:table-cell>
          <table:table-cell office:value-type="float" office:value="184" calcext:value-type="float">
            <text:p>184.00</text:p>
          </table:table-cell>
          <table:table-cell office:value-type="float" office:value="-490.55" calcext:value-type="float">
            <text:p>-490.55</text:p>
          </table:table-cell>
          <table:table-cell table:formula="of:=SQRT([.B229]^2 + [.C229]^2 + [.D229]^2)" office:value-type="float" office:value="550.294065568583" calcext:value-type="float">
            <text:p>550.29</text:p>
          </table:table-cell>
          <table:table-cell table:formula="of:=[.B229]/[.$E229]" office:value-type="float" office:value="-0.30585465214148" calcext:value-type="float">
            <text:p>-0.31</text:p>
          </table:table-cell>
          <table:table-cell table:formula="of:=[.C229]/[.$E229]" office:value-type="float" office:value="0.334366680494518" calcext:value-type="float">
            <text:p>0.33</text:p>
          </table:table-cell>
          <table:table-cell table:formula="of:=[.D229]/[.$E229]" office:value-type="float" office:value="-0.891432473459707" calcext:value-type="float">
            <text:p>-0.89</text:p>
          </table:table-cell>
          <table:table-cell table:style-name="ce2" table:formula="of:=DEGREES(ATAN2([.G229];[.F229]))" office:value-type="float" office:value="-42.4500378447751" calcext:value-type="float">
            <text:p>-42.4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184" calcext:value-type="float">
            <text:p>184.00</text:p>
          </table:table-cell>
          <table:table-cell office:value-type="float" office:value="-497.5" calcext:value-type="float">
            <text:p>-497.50</text:p>
          </table:table-cell>
          <table:table-cell table:formula="of:=SQRT([.B230]^2 + [.C230]^2 + [.D230]^2)" office:value-type="float" office:value="557.60395882741" calcext:value-type="float">
            <text:p>557.60</text:p>
          </table:table-cell>
          <table:table-cell table:formula="of:=[.B230]/[.$E230]" office:value-type="float" office:value="-0.308337122214041" calcext:value-type="float">
            <text:p>-0.31</text:p>
          </table:table-cell>
          <table:table-cell table:formula="of:=[.C230]/[.$E230]" office:value-type="float" office:value="0.329983309994669" calcext:value-type="float">
            <text:p>0.33</text:p>
          </table:table-cell>
          <table:table-cell table:formula="of:=[.D230]/[.$E230]" office:value-type="float" office:value="-0.89221030827363" calcext:value-type="float">
            <text:p>-0.89</text:p>
          </table:table-cell>
          <table:table-cell table:style-name="ce2" table:formula="of:=DEGREES(ATAN2([.G230];[.F230]))" office:value-type="float" office:value="-43.0577777903494" calcext:value-type="float">
            <text:p>-43.0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184" calcext:value-type="float">
            <text:p>184.00</text:p>
          </table:table-cell>
          <table:table-cell office:value-type="float" office:value="-497.5" calcext:value-type="float">
            <text:p>-497.50</text:p>
          </table:table-cell>
          <table:table-cell table:formula="of:=SQRT([.B231]^2 + [.C231]^2 + [.D231]^2)" office:value-type="float" office:value="557.60395882741" calcext:value-type="float">
            <text:p>557.60</text:p>
          </table:table-cell>
          <table:table-cell table:formula="of:=[.B231]/[.$E231]" office:value-type="float" office:value="-0.308337122214041" calcext:value-type="float">
            <text:p>-0.31</text:p>
          </table:table-cell>
          <table:table-cell table:formula="of:=[.C231]/[.$E231]" office:value-type="float" office:value="0.329983309994669" calcext:value-type="float">
            <text:p>0.33</text:p>
          </table:table-cell>
          <table:table-cell table:formula="of:=[.D231]/[.$E231]" office:value-type="float" office:value="-0.89221030827363" calcext:value-type="float">
            <text:p>-0.89</text:p>
          </table:table-cell>
          <table:table-cell table:style-name="ce2" table:formula="of:=DEGREES(ATAN2([.G231];[.F231]))" office:value-type="float" office:value="-43.0577777903494" calcext:value-type="float">
            <text:p>-43.0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184" calcext:value-type="float">
            <text:p>184.00</text:p>
          </table:table-cell>
          <table:table-cell office:value-type="float" office:value="-497.5" calcext:value-type="float">
            <text:p>-497.50</text:p>
          </table:table-cell>
          <table:table-cell table:formula="of:=SQRT([.B232]^2 + [.C232]^2 + [.D232]^2)" office:value-type="float" office:value="557.60395882741" calcext:value-type="float">
            <text:p>557.60</text:p>
          </table:table-cell>
          <table:table-cell table:formula="of:=[.B232]/[.$E232]" office:value-type="float" office:value="-0.308337122214041" calcext:value-type="float">
            <text:p>-0.31</text:p>
          </table:table-cell>
          <table:table-cell table:formula="of:=[.C232]/[.$E232]" office:value-type="float" office:value="0.329983309994669" calcext:value-type="float">
            <text:p>0.33</text:p>
          </table:table-cell>
          <table:table-cell table:formula="of:=[.D232]/[.$E232]" office:value-type="float" office:value="-0.89221030827363" calcext:value-type="float">
            <text:p>-0.89</text:p>
          </table:table-cell>
          <table:table-cell table:style-name="ce2" table:formula="of:=DEGREES(ATAN2([.G232];[.F232]))" office:value-type="float" office:value="-43.0577777903494" calcext:value-type="float">
            <text:p>-43.0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184" calcext:value-type="float">
            <text:p>184.00</text:p>
          </table:table-cell>
          <table:table-cell office:value-type="float" office:value="-497.5" calcext:value-type="float">
            <text:p>-497.50</text:p>
          </table:table-cell>
          <table:table-cell table:formula="of:=SQRT([.B233]^2 + [.C233]^2 + [.D233]^2)" office:value-type="float" office:value="557.60395882741" calcext:value-type="float">
            <text:p>557.60</text:p>
          </table:table-cell>
          <table:table-cell table:formula="of:=[.B233]/[.$E233]" office:value-type="float" office:value="-0.308337122214041" calcext:value-type="float">
            <text:p>-0.31</text:p>
          </table:table-cell>
          <table:table-cell table:formula="of:=[.C233]/[.$E233]" office:value-type="float" office:value="0.329983309994669" calcext:value-type="float">
            <text:p>0.33</text:p>
          </table:table-cell>
          <table:table-cell table:formula="of:=[.D233]/[.$E233]" office:value-type="float" office:value="-0.89221030827363" calcext:value-type="float">
            <text:p>-0.89</text:p>
          </table:table-cell>
          <table:table-cell table:style-name="ce2" table:formula="of:=DEGREES(ATAN2([.G233];[.F233]))" office:value-type="float" office:value="-43.0577777903494" calcext:value-type="float">
            <text:p>-43.0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59.26" calcext:value-type="float">
            <text:p>-159.26</text:p>
          </table:table-cell>
          <table:table-cell office:value-type="float" office:value="182.2" calcext:value-type="float">
            <text:p>182.20</text:p>
          </table:table-cell>
          <table:table-cell office:value-type="float" office:value="-485.33" calcext:value-type="float">
            <text:p>-485.33</text:p>
          </table:table-cell>
          <table:table-cell table:formula="of:=SQRT([.B234]^2 + [.C234]^2 + [.D234]^2)" office:value-type="float" office:value="542.315218761192" calcext:value-type="float">
            <text:p>542.32</text:p>
          </table:table-cell>
          <table:table-cell table:formula="of:=[.B234]/[.$E234]" office:value-type="float" office:value="-0.29366684631089" calcext:value-type="float">
            <text:p>-0.29</text:p>
          </table:table-cell>
          <table:table-cell table:formula="of:=[.C234]/[.$E234]" office:value-type="float" office:value="0.33596696846568" calcext:value-type="float">
            <text:p>0.34</text:p>
          </table:table-cell>
          <table:table-cell table:formula="of:=[.D234]/[.$E234]" office:value-type="float" office:value="-0.894922331533746" calcext:value-type="float">
            <text:p>-0.89</text:p>
          </table:table-cell>
          <table:table-cell table:style-name="ce2" table:formula="of:=DEGREES(ATAN2([.G234];[.F234]))" office:value-type="float" office:value="-41.1565246703321" calcext:value-type="float">
            <text:p>-41.1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59.26" calcext:value-type="float">
            <text:p>-159.26</text:p>
          </table:table-cell>
          <table:table-cell office:value-type="float" office:value="182.2" calcext:value-type="float">
            <text:p>182.20</text:p>
          </table:table-cell>
          <table:table-cell office:value-type="float" office:value="-485.33" calcext:value-type="float">
            <text:p>-485.33</text:p>
          </table:table-cell>
          <table:table-cell table:formula="of:=SQRT([.B235]^2 + [.C235]^2 + [.D235]^2)" office:value-type="float" office:value="542.315218761192" calcext:value-type="float">
            <text:p>542.32</text:p>
          </table:table-cell>
          <table:table-cell table:formula="of:=[.B235]/[.$E235]" office:value-type="float" office:value="-0.29366684631089" calcext:value-type="float">
            <text:p>-0.29</text:p>
          </table:table-cell>
          <table:table-cell table:formula="of:=[.C235]/[.$E235]" office:value-type="float" office:value="0.33596696846568" calcext:value-type="float">
            <text:p>0.34</text:p>
          </table:table-cell>
          <table:table-cell table:formula="of:=[.D235]/[.$E235]" office:value-type="float" office:value="-0.894922331533746" calcext:value-type="float">
            <text:p>-0.89</text:p>
          </table:table-cell>
          <table:table-cell table:style-name="ce2" table:formula="of:=DEGREES(ATAN2([.G235];[.F235]))" office:value-type="float" office:value="-41.1565246703321" calcext:value-type="float">
            <text:p>-41.1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59.26" calcext:value-type="float">
            <text:p>-159.26</text:p>
          </table:table-cell>
          <table:table-cell office:value-type="float" office:value="182.2" calcext:value-type="float">
            <text:p>182.20</text:p>
          </table:table-cell>
          <table:table-cell office:value-type="float" office:value="-485.33" calcext:value-type="float">
            <text:p>-485.33</text:p>
          </table:table-cell>
          <table:table-cell table:formula="of:=SQRT([.B236]^2 + [.C236]^2 + [.D236]^2)" office:value-type="float" office:value="542.315218761192" calcext:value-type="float">
            <text:p>542.32</text:p>
          </table:table-cell>
          <table:table-cell table:formula="of:=[.B236]/[.$E236]" office:value-type="float" office:value="-0.29366684631089" calcext:value-type="float">
            <text:p>-0.29</text:p>
          </table:table-cell>
          <table:table-cell table:formula="of:=[.C236]/[.$E236]" office:value-type="float" office:value="0.33596696846568" calcext:value-type="float">
            <text:p>0.34</text:p>
          </table:table-cell>
          <table:table-cell table:formula="of:=[.D236]/[.$E236]" office:value-type="float" office:value="-0.894922331533746" calcext:value-type="float">
            <text:p>-0.89</text:p>
          </table:table-cell>
          <table:table-cell table:style-name="ce2" table:formula="of:=DEGREES(ATAN2([.G236];[.F236]))" office:value-type="float" office:value="-41.1565246703321" calcext:value-type="float">
            <text:p>-41.1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59.26" calcext:value-type="float">
            <text:p>-159.26</text:p>
          </table:table-cell>
          <table:table-cell office:value-type="float" office:value="182.2" calcext:value-type="float">
            <text:p>182.20</text:p>
          </table:table-cell>
          <table:table-cell office:value-type="float" office:value="-485.33" calcext:value-type="float">
            <text:p>-485.33</text:p>
          </table:table-cell>
          <table:table-cell table:formula="of:=SQRT([.B237]^2 + [.C237]^2 + [.D237]^2)" office:value-type="float" office:value="542.315218761192" calcext:value-type="float">
            <text:p>542.32</text:p>
          </table:table-cell>
          <table:table-cell table:formula="of:=[.B237]/[.$E237]" office:value-type="float" office:value="-0.29366684631089" calcext:value-type="float">
            <text:p>-0.29</text:p>
          </table:table-cell>
          <table:table-cell table:formula="of:=[.C237]/[.$E237]" office:value-type="float" office:value="0.33596696846568" calcext:value-type="float">
            <text:p>0.34</text:p>
          </table:table-cell>
          <table:table-cell table:formula="of:=[.D237]/[.$E237]" office:value-type="float" office:value="-0.894922331533746" calcext:value-type="float">
            <text:p>-0.89</text:p>
          </table:table-cell>
          <table:table-cell table:style-name="ce2" table:formula="of:=DEGREES(ATAN2([.G237];[.F237]))" office:value-type="float" office:value="-41.1565246703321" calcext:value-type="float">
            <text:p>-41.1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6.5" calcext:value-type="float">
            <text:p>-166.50</text:p>
          </table:table-cell>
          <table:table-cell office:value-type="float" office:value="182.2" calcext:value-type="float">
            <text:p>182.20</text:p>
          </table:table-cell>
          <table:table-cell office:value-type="float" office:value="-488.81" calcext:value-type="float">
            <text:p>-488.81</text:p>
          </table:table-cell>
          <table:table-cell table:formula="of:=SQRT([.B238]^2 + [.C238]^2 + [.D238]^2)" office:value-type="float" office:value="547.589541627668" calcext:value-type="float">
            <text:p>547.59</text:p>
          </table:table-cell>
          <table:table-cell table:formula="of:=[.B238]/[.$E238]" office:value-type="float" office:value="-0.304059861160042" calcext:value-type="float">
            <text:p>-0.30</text:p>
          </table:table-cell>
          <table:table-cell table:formula="of:=[.C238]/[.$E238]" office:value-type="float" office:value="0.332730971191349" calcext:value-type="float">
            <text:p>0.33</text:p>
          </table:table-cell>
          <table:table-cell table:formula="of:=[.D238]/[.$E238]" office:value-type="float" office:value="-0.892657662063905" calcext:value-type="float">
            <text:p>-0.89</text:p>
          </table:table-cell>
          <table:table-cell table:style-name="ce2" table:formula="of:=DEGREES(ATAN2([.G238];[.F238]))" office:value-type="float" office:value="-42.4220343372588" calcext:value-type="float">
            <text:p>-42.4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6.5" calcext:value-type="float">
            <text:p>-166.50</text:p>
          </table:table-cell>
          <table:table-cell office:value-type="float" office:value="182.2" calcext:value-type="float">
            <text:p>182.20</text:p>
          </table:table-cell>
          <table:table-cell office:value-type="float" office:value="-488.81" calcext:value-type="float">
            <text:p>-488.81</text:p>
          </table:table-cell>
          <table:table-cell table:formula="of:=SQRT([.B239]^2 + [.C239]^2 + [.D239]^2)" office:value-type="float" office:value="547.589541627668" calcext:value-type="float">
            <text:p>547.59</text:p>
          </table:table-cell>
          <table:table-cell table:formula="of:=[.B239]/[.$E239]" office:value-type="float" office:value="-0.304059861160042" calcext:value-type="float">
            <text:p>-0.30</text:p>
          </table:table-cell>
          <table:table-cell table:formula="of:=[.C239]/[.$E239]" office:value-type="float" office:value="0.332730971191349" calcext:value-type="float">
            <text:p>0.33</text:p>
          </table:table-cell>
          <table:table-cell table:formula="of:=[.D239]/[.$E239]" office:value-type="float" office:value="-0.892657662063905" calcext:value-type="float">
            <text:p>-0.89</text:p>
          </table:table-cell>
          <table:table-cell table:style-name="ce2" table:formula="of:=DEGREES(ATAN2([.G239];[.F239]))" office:value-type="float" office:value="-42.4220343372588" calcext:value-type="float">
            <text:p>-42.4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6.5" calcext:value-type="float">
            <text:p>-166.50</text:p>
          </table:table-cell>
          <table:table-cell office:value-type="float" office:value="182.2" calcext:value-type="float">
            <text:p>182.20</text:p>
          </table:table-cell>
          <table:table-cell office:value-type="float" office:value="-488.81" calcext:value-type="float">
            <text:p>-488.81</text:p>
          </table:table-cell>
          <table:table-cell table:formula="of:=SQRT([.B240]^2 + [.C240]^2 + [.D240]^2)" office:value-type="float" office:value="547.589541627668" calcext:value-type="float">
            <text:p>547.59</text:p>
          </table:table-cell>
          <table:table-cell table:formula="of:=[.B240]/[.$E240]" office:value-type="float" office:value="-0.304059861160042" calcext:value-type="float">
            <text:p>-0.30</text:p>
          </table:table-cell>
          <table:table-cell table:formula="of:=[.C240]/[.$E240]" office:value-type="float" office:value="0.332730971191349" calcext:value-type="float">
            <text:p>0.33</text:p>
          </table:table-cell>
          <table:table-cell table:formula="of:=[.D240]/[.$E240]" office:value-type="float" office:value="-0.892657662063905" calcext:value-type="float">
            <text:p>-0.89</text:p>
          </table:table-cell>
          <table:table-cell table:style-name="ce2" table:formula="of:=DEGREES(ATAN2([.G240];[.F240]))" office:value-type="float" office:value="-42.4220343372588" calcext:value-type="float">
            <text:p>-42.4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2.88" calcext:value-type="float">
            <text:p>-162.88</text:p>
          </table:table-cell>
          <table:table-cell office:value-type="float" office:value="189.42" calcext:value-type="float">
            <text:p>189.42</text:p>
          </table:table-cell>
          <table:table-cell office:value-type="float" office:value="-495.76" calcext:value-type="float">
            <text:p>-495.76</text:p>
          </table:table-cell>
          <table:table-cell table:formula="of:=SQRT([.B241]^2 + [.C241]^2 + [.D241]^2)" office:value-type="float" office:value="555.146654857975" calcext:value-type="float">
            <text:p>555.15</text:p>
          </table:table-cell>
          <table:table-cell table:formula="of:=[.B241]/[.$E241]" office:value-type="float" office:value="-0.293399948598573" calcext:value-type="float">
            <text:p>-0.29</text:p>
          </table:table-cell>
          <table:table-cell table:formula="of:=[.C241]/[.$E241]" office:value-type="float" office:value="0.341207135704456" calcext:value-type="float">
            <text:p>0.34</text:p>
          </table:table-cell>
          <table:table-cell table:formula="of:=[.D241]/[.$E241]" office:value-type="float" office:value="-0.893025285592024" calcext:value-type="float">
            <text:p>-0.89</text:p>
          </table:table-cell>
          <table:table-cell table:style-name="ce2" table:formula="of:=DEGREES(ATAN2([.G241];[.F241]))" office:value-type="float" office:value="-40.6918445984583" calcext:value-type="float">
            <text:p>-40.6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2.88" calcext:value-type="float">
            <text:p>-162.88</text:p>
          </table:table-cell>
          <table:table-cell office:value-type="float" office:value="189.42" calcext:value-type="float">
            <text:p>189.42</text:p>
          </table:table-cell>
          <table:table-cell office:value-type="float" office:value="-495.76" calcext:value-type="float">
            <text:p>-495.76</text:p>
          </table:table-cell>
          <table:table-cell table:formula="of:=SQRT([.B242]^2 + [.C242]^2 + [.D242]^2)" office:value-type="float" office:value="555.146654857975" calcext:value-type="float">
            <text:p>555.15</text:p>
          </table:table-cell>
          <table:table-cell table:formula="of:=[.B242]/[.$E242]" office:value-type="float" office:value="-0.293399948598573" calcext:value-type="float">
            <text:p>-0.29</text:p>
          </table:table-cell>
          <table:table-cell table:formula="of:=[.C242]/[.$E242]" office:value-type="float" office:value="0.341207135704456" calcext:value-type="float">
            <text:p>0.34</text:p>
          </table:table-cell>
          <table:table-cell table:formula="of:=[.D242]/[.$E242]" office:value-type="float" office:value="-0.893025285592024" calcext:value-type="float">
            <text:p>-0.89</text:p>
          </table:table-cell>
          <table:table-cell table:style-name="ce2" table:formula="of:=DEGREES(ATAN2([.G242];[.F242]))" office:value-type="float" office:value="-40.6918445984583" calcext:value-type="float">
            <text:p>-40.6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2.88" calcext:value-type="float">
            <text:p>-162.88</text:p>
          </table:table-cell>
          <table:table-cell office:value-type="float" office:value="189.42" calcext:value-type="float">
            <text:p>189.42</text:p>
          </table:table-cell>
          <table:table-cell office:value-type="float" office:value="-495.76" calcext:value-type="float">
            <text:p>-495.76</text:p>
          </table:table-cell>
          <table:table-cell table:formula="of:=SQRT([.B243]^2 + [.C243]^2 + [.D243]^2)" office:value-type="float" office:value="555.146654857975" calcext:value-type="float">
            <text:p>555.15</text:p>
          </table:table-cell>
          <table:table-cell table:formula="of:=[.B243]/[.$E243]" office:value-type="float" office:value="-0.293399948598573" calcext:value-type="float">
            <text:p>-0.29</text:p>
          </table:table-cell>
          <table:table-cell table:formula="of:=[.C243]/[.$E243]" office:value-type="float" office:value="0.341207135704456" calcext:value-type="float">
            <text:p>0.34</text:p>
          </table:table-cell>
          <table:table-cell table:formula="of:=[.D243]/[.$E243]" office:value-type="float" office:value="-0.893025285592024" calcext:value-type="float">
            <text:p>-0.89</text:p>
          </table:table-cell>
          <table:table-cell table:style-name="ce2" table:formula="of:=DEGREES(ATAN2([.G243];[.F243]))" office:value-type="float" office:value="-40.6918445984583" calcext:value-type="float">
            <text:p>-40.6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2.88" calcext:value-type="float">
            <text:p>-162.88</text:p>
          </table:table-cell>
          <table:table-cell office:value-type="float" office:value="189.42" calcext:value-type="float">
            <text:p>189.42</text:p>
          </table:table-cell>
          <table:table-cell office:value-type="float" office:value="-495.76" calcext:value-type="float">
            <text:p>-495.76</text:p>
          </table:table-cell>
          <table:table-cell table:formula="of:=SQRT([.B244]^2 + [.C244]^2 + [.D244]^2)" office:value-type="float" office:value="555.146654857975" calcext:value-type="float">
            <text:p>555.15</text:p>
          </table:table-cell>
          <table:table-cell table:formula="of:=[.B244]/[.$E244]" office:value-type="float" office:value="-0.293399948598573" calcext:value-type="float">
            <text:p>-0.29</text:p>
          </table:table-cell>
          <table:table-cell table:formula="of:=[.C244]/[.$E244]" office:value-type="float" office:value="0.341207135704456" calcext:value-type="float">
            <text:p>0.34</text:p>
          </table:table-cell>
          <table:table-cell table:formula="of:=[.D244]/[.$E244]" office:value-type="float" office:value="-0.893025285592024" calcext:value-type="float">
            <text:p>-0.89</text:p>
          </table:table-cell>
          <table:table-cell table:style-name="ce2" table:formula="of:=DEGREES(ATAN2([.G244];[.F244]))" office:value-type="float" office:value="-40.6918445984583" calcext:value-type="float">
            <text:p>-40.6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89.42" calcext:value-type="float">
            <text:p>189.42</text:p>
          </table:table-cell>
          <table:table-cell office:value-type="float" office:value="-506.2" calcext:value-type="float">
            <text:p>-506.20</text:p>
          </table:table-cell>
          <table:table-cell table:formula="of:=SQRT([.B245]^2 + [.C245]^2 + [.D245]^2)" office:value-type="float" office:value="567.718208268856" calcext:value-type="float">
            <text:p>567.72</text:p>
          </table:table-cell>
          <table:table-cell table:formula="of:=[.B245]/[.$E245]" office:value-type="float" office:value="-0.30603210795332" calcext:value-type="float">
            <text:p>-0.31</text:p>
          </table:table-cell>
          <table:table-cell table:formula="of:=[.C245]/[.$E245]" office:value-type="float" office:value="0.333651444045804" calcext:value-type="float">
            <text:p>0.33</text:p>
          </table:table-cell>
          <table:table-cell table:formula="of:=[.D245]/[.$E245]" office:value-type="float" office:value="-0.891639536353003" calcext:value-type="float">
            <text:p>-0.89</text:p>
          </table:table-cell>
          <table:table-cell table:style-name="ce2" table:formula="of:=DEGREES(ATAN2([.G245];[.F245]))" office:value-type="float" office:value="-42.5277008003561" calcext:value-type="float">
            <text:p>-42.5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89.42" calcext:value-type="float">
            <text:p>189.42</text:p>
          </table:table-cell>
          <table:table-cell office:value-type="float" office:value="-506.2" calcext:value-type="float">
            <text:p>-506.20</text:p>
          </table:table-cell>
          <table:table-cell table:formula="of:=SQRT([.B246]^2 + [.C246]^2 + [.D246]^2)" office:value-type="float" office:value="567.718208268856" calcext:value-type="float">
            <text:p>567.72</text:p>
          </table:table-cell>
          <table:table-cell table:formula="of:=[.B246]/[.$E246]" office:value-type="float" office:value="-0.30603210795332" calcext:value-type="float">
            <text:p>-0.31</text:p>
          </table:table-cell>
          <table:table-cell table:formula="of:=[.C246]/[.$E246]" office:value-type="float" office:value="0.333651444045804" calcext:value-type="float">
            <text:p>0.33</text:p>
          </table:table-cell>
          <table:table-cell table:formula="of:=[.D246]/[.$E246]" office:value-type="float" office:value="-0.891639536353003" calcext:value-type="float">
            <text:p>-0.89</text:p>
          </table:table-cell>
          <table:table-cell table:style-name="ce2" table:formula="of:=DEGREES(ATAN2([.G246];[.F246]))" office:value-type="float" office:value="-42.5277008003561" calcext:value-type="float">
            <text:p>-42.5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89.42" calcext:value-type="float">
            <text:p>189.42</text:p>
          </table:table-cell>
          <table:table-cell office:value-type="float" office:value="-506.2" calcext:value-type="float">
            <text:p>-506.20</text:p>
          </table:table-cell>
          <table:table-cell table:formula="of:=SQRT([.B247]^2 + [.C247]^2 + [.D247]^2)" office:value-type="float" office:value="567.718208268856" calcext:value-type="float">
            <text:p>567.72</text:p>
          </table:table-cell>
          <table:table-cell table:formula="of:=[.B247]/[.$E247]" office:value-type="float" office:value="-0.30603210795332" calcext:value-type="float">
            <text:p>-0.31</text:p>
          </table:table-cell>
          <table:table-cell table:formula="of:=[.C247]/[.$E247]" office:value-type="float" office:value="0.333651444045804" calcext:value-type="float">
            <text:p>0.33</text:p>
          </table:table-cell>
          <table:table-cell table:formula="of:=[.D247]/[.$E247]" office:value-type="float" office:value="-0.891639536353003" calcext:value-type="float">
            <text:p>-0.89</text:p>
          </table:table-cell>
          <table:table-cell table:style-name="ce2" table:formula="of:=DEGREES(ATAN2([.G247];[.F247]))" office:value-type="float" office:value="-42.5277008003561" calcext:value-type="float">
            <text:p>-42.5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89.42" calcext:value-type="float">
            <text:p>189.42</text:p>
          </table:table-cell>
          <table:table-cell office:value-type="float" office:value="-506.2" calcext:value-type="float">
            <text:p>-506.20</text:p>
          </table:table-cell>
          <table:table-cell table:formula="of:=SQRT([.B248]^2 + [.C248]^2 + [.D248]^2)" office:value-type="float" office:value="567.718208268856" calcext:value-type="float">
            <text:p>567.72</text:p>
          </table:table-cell>
          <table:table-cell table:formula="of:=[.B248]/[.$E248]" office:value-type="float" office:value="-0.30603210795332" calcext:value-type="float">
            <text:p>-0.31</text:p>
          </table:table-cell>
          <table:table-cell table:formula="of:=[.C248]/[.$E248]" office:value-type="float" office:value="0.333651444045804" calcext:value-type="float">
            <text:p>0.33</text:p>
          </table:table-cell>
          <table:table-cell table:formula="of:=[.D248]/[.$E248]" office:value-type="float" office:value="-0.891639536353003" calcext:value-type="float">
            <text:p>-0.89</text:p>
          </table:table-cell>
          <table:table-cell table:style-name="ce2" table:formula="of:=DEGREES(ATAN2([.G248];[.F248]))" office:value-type="float" office:value="-42.5277008003561" calcext:value-type="float">
            <text:p>-42.5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93.02" calcext:value-type="float">
            <text:p>193.02</text:p>
          </table:table-cell>
          <table:table-cell office:value-type="float" office:value="-516.64" calcext:value-type="float">
            <text:p>-516.64</text:p>
          </table:table-cell>
          <table:table-cell table:formula="of:=SQRT([.B249]^2 + [.C249]^2 + [.D249]^2)" office:value-type="float" office:value="578.238011202999" calcext:value-type="float">
            <text:p>578.24</text:p>
          </table:table-cell>
          <table:table-cell table:formula="of:=[.B249]/[.$E249]" office:value-type="float" office:value="-0.300464508790319" calcext:value-type="float">
            <text:p>-0.30</text:p>
          </table:table-cell>
          <table:table-cell table:formula="of:=[.C249]/[.$E249]" office:value-type="float" office:value="0.333807180192859" calcext:value-type="float">
            <text:p>0.33</text:p>
          </table:table-cell>
          <table:table-cell table:formula="of:=[.D249]/[.$E249]" office:value-type="float" office:value="-0.893472912521182" calcext:value-type="float">
            <text:p>-0.89</text:p>
          </table:table-cell>
          <table:table-cell table:style-name="ce2" table:formula="of:=DEGREES(ATAN2([.G249];[.F249]))" office:value-type="float" office:value="-41.9908202738834" calcext:value-type="float">
            <text:p>-41.9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93.02" calcext:value-type="float">
            <text:p>193.02</text:p>
          </table:table-cell>
          <table:table-cell office:value-type="float" office:value="-516.64" calcext:value-type="float">
            <text:p>-516.64</text:p>
          </table:table-cell>
          <table:table-cell table:formula="of:=SQRT([.B250]^2 + [.C250]^2 + [.D250]^2)" office:value-type="float" office:value="578.238011202999" calcext:value-type="float">
            <text:p>578.24</text:p>
          </table:table-cell>
          <table:table-cell table:formula="of:=[.B250]/[.$E250]" office:value-type="float" office:value="-0.300464508790319" calcext:value-type="float">
            <text:p>-0.30</text:p>
          </table:table-cell>
          <table:table-cell table:formula="of:=[.C250]/[.$E250]" office:value-type="float" office:value="0.333807180192859" calcext:value-type="float">
            <text:p>0.33</text:p>
          </table:table-cell>
          <table:table-cell table:formula="of:=[.D250]/[.$E250]" office:value-type="float" office:value="-0.893472912521182" calcext:value-type="float">
            <text:p>-0.89</text:p>
          </table:table-cell>
          <table:table-cell table:style-name="ce2" table:formula="of:=DEGREES(ATAN2([.G250];[.F250]))" office:value-type="float" office:value="-41.9908202738834" calcext:value-type="float">
            <text:p>-41.9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193.02" calcext:value-type="float">
            <text:p>193.02</text:p>
          </table:table-cell>
          <table:table-cell office:value-type="float" office:value="-516.64" calcext:value-type="float">
            <text:p>-516.64</text:p>
          </table:table-cell>
          <table:table-cell table:formula="of:=SQRT([.B251]^2 + [.C251]^2 + [.D251]^2)" office:value-type="float" office:value="578.238011202999" calcext:value-type="float">
            <text:p>578.24</text:p>
          </table:table-cell>
          <table:table-cell table:formula="of:=[.B251]/[.$E251]" office:value-type="float" office:value="-0.300464508790319" calcext:value-type="float">
            <text:p>-0.30</text:p>
          </table:table-cell>
          <table:table-cell table:formula="of:=[.C251]/[.$E251]" office:value-type="float" office:value="0.333807180192859" calcext:value-type="float">
            <text:p>0.33</text:p>
          </table:table-cell>
          <table:table-cell table:formula="of:=[.D251]/[.$E251]" office:value-type="float" office:value="-0.893472912521182" calcext:value-type="float">
            <text:p>-0.89</text:p>
          </table:table-cell>
          <table:table-cell table:style-name="ce2" table:formula="of:=DEGREES(ATAN2([.G251];[.F251]))" office:value-type="float" office:value="-41.9908202738834" calcext:value-type="float">
            <text:p>-41.9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184" calcext:value-type="float">
            <text:p>184.00</text:p>
          </table:table-cell>
          <table:table-cell office:value-type="float" office:value="-511.42" calcext:value-type="float">
            <text:p>-511.42</text:p>
          </table:table-cell>
          <table:table-cell table:formula="of:=SQRT([.B252]^2 + [.C252]^2 + [.D252]^2)" office:value-type="float" office:value="570.058191152447" calcext:value-type="float">
            <text:p>570.06</text:p>
          </table:table-cell>
          <table:table-cell table:formula="of:=[.B252]/[.$E252]" office:value-type="float" office:value="-0.301600788600934" calcext:value-type="float">
            <text:p>-0.30</text:p>
          </table:table-cell>
          <table:table-cell table:formula="of:=[.C252]/[.$E252]" office:value-type="float" office:value="0.322774065623055" calcext:value-type="float">
            <text:p>0.32</text:p>
          </table:table-cell>
          <table:table-cell table:formula="of:=[.D252]/[.$E252]" office:value-type="float" office:value="-0.897136481744254" calcext:value-type="float">
            <text:p>-0.90</text:p>
          </table:table-cell>
          <table:table-cell table:style-name="ce2" table:formula="of:=DEGREES(ATAN2([.G252];[.F252]))" office:value-type="float" office:value="-43.0577777903494" calcext:value-type="float">
            <text:p>-43.0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184" calcext:value-type="float">
            <text:p>184.00</text:p>
          </table:table-cell>
          <table:table-cell office:value-type="float" office:value="-511.42" calcext:value-type="float">
            <text:p>-511.42</text:p>
          </table:table-cell>
          <table:table-cell table:formula="of:=SQRT([.B253]^2 + [.C253]^2 + [.D253]^2)" office:value-type="float" office:value="570.058191152447" calcext:value-type="float">
            <text:p>570.06</text:p>
          </table:table-cell>
          <table:table-cell table:formula="of:=[.B253]/[.$E253]" office:value-type="float" office:value="-0.301600788600934" calcext:value-type="float">
            <text:p>-0.30</text:p>
          </table:table-cell>
          <table:table-cell table:formula="of:=[.C253]/[.$E253]" office:value-type="float" office:value="0.322774065623055" calcext:value-type="float">
            <text:p>0.32</text:p>
          </table:table-cell>
          <table:table-cell table:formula="of:=[.D253]/[.$E253]" office:value-type="float" office:value="-0.897136481744254" calcext:value-type="float">
            <text:p>-0.90</text:p>
          </table:table-cell>
          <table:table-cell table:style-name="ce2" table:formula="of:=DEGREES(ATAN2([.G253];[.F253]))" office:value-type="float" office:value="-43.0577777903494" calcext:value-type="float">
            <text:p>-43.0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184" calcext:value-type="float">
            <text:p>184.00</text:p>
          </table:table-cell>
          <table:table-cell office:value-type="float" office:value="-511.42" calcext:value-type="float">
            <text:p>-511.42</text:p>
          </table:table-cell>
          <table:table-cell table:formula="of:=SQRT([.B254]^2 + [.C254]^2 + [.D254]^2)" office:value-type="float" office:value="570.058191152447" calcext:value-type="float">
            <text:p>570.06</text:p>
          </table:table-cell>
          <table:table-cell table:formula="of:=[.B254]/[.$E254]" office:value-type="float" office:value="-0.301600788600934" calcext:value-type="float">
            <text:p>-0.30</text:p>
          </table:table-cell>
          <table:table-cell table:formula="of:=[.C254]/[.$E254]" office:value-type="float" office:value="0.322774065623055" calcext:value-type="float">
            <text:p>0.32</text:p>
          </table:table-cell>
          <table:table-cell table:formula="of:=[.D254]/[.$E254]" office:value-type="float" office:value="-0.897136481744254" calcext:value-type="float">
            <text:p>-0.90</text:p>
          </table:table-cell>
          <table:table-cell table:style-name="ce2" table:formula="of:=DEGREES(ATAN2([.G254];[.F254]))" office:value-type="float" office:value="-43.0577777903494" calcext:value-type="float">
            <text:p>-43.0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184" calcext:value-type="float">
            <text:p>184.00</text:p>
          </table:table-cell>
          <table:table-cell office:value-type="float" office:value="-511.42" calcext:value-type="float">
            <text:p>-511.42</text:p>
          </table:table-cell>
          <table:table-cell table:formula="of:=SQRT([.B255]^2 + [.C255]^2 + [.D255]^2)" office:value-type="float" office:value="570.058191152447" calcext:value-type="float">
            <text:p>570.06</text:p>
          </table:table-cell>
          <table:table-cell table:formula="of:=[.B255]/[.$E255]" office:value-type="float" office:value="-0.301600788600934" calcext:value-type="float">
            <text:p>-0.30</text:p>
          </table:table-cell>
          <table:table-cell table:formula="of:=[.C255]/[.$E255]" office:value-type="float" office:value="0.322774065623055" calcext:value-type="float">
            <text:p>0.32</text:p>
          </table:table-cell>
          <table:table-cell table:formula="of:=[.D255]/[.$E255]" office:value-type="float" office:value="-0.897136481744254" calcext:value-type="float">
            <text:p>-0.90</text:p>
          </table:table-cell>
          <table:table-cell table:style-name="ce2" table:formula="of:=DEGREES(ATAN2([.G255];[.F255]))" office:value-type="float" office:value="-43.0577777903494" calcext:value-type="float">
            <text:p>-43.0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8.31" calcext:value-type="float">
            <text:p>-168.31</text:p>
          </table:table-cell>
          <table:table-cell office:value-type="float" office:value="184" calcext:value-type="float">
            <text:p>184.00</text:p>
          </table:table-cell>
          <table:table-cell office:value-type="float" office:value="-511.42" calcext:value-type="float">
            <text:p>-511.42</text:p>
          </table:table-cell>
          <table:table-cell table:formula="of:=SQRT([.B256]^2 + [.C256]^2 + [.D256]^2)" office:value-type="float" office:value="568.976864643897" calcext:value-type="float">
            <text:p>568.98</text:p>
          </table:table-cell>
          <table:table-cell table:formula="of:=[.B256]/[.$E256]" office:value-type="float" office:value="-0.295811676113297" calcext:value-type="float">
            <text:p>-0.30</text:p>
          </table:table-cell>
          <table:table-cell table:formula="of:=[.C256]/[.$E256]" office:value-type="float" office:value="0.323387489779851" calcext:value-type="float">
            <text:p>0.32</text:p>
          </table:table-cell>
          <table:table-cell table:formula="of:=[.D256]/[.$E256]" office:value-type="float" office:value="-0.898841467517453" calcext:value-type="float">
            <text:p>-0.90</text:p>
          </table:table-cell>
          <table:table-cell table:style-name="ce2" table:formula="of:=DEGREES(ATAN2([.G256];[.F256]))" office:value-type="float" office:value="-42.4500378447751" calcext:value-type="float">
            <text:p>-42.4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8.31" calcext:value-type="float">
            <text:p>-168.31</text:p>
          </table:table-cell>
          <table:table-cell office:value-type="float" office:value="184" calcext:value-type="float">
            <text:p>184.00</text:p>
          </table:table-cell>
          <table:table-cell office:value-type="float" office:value="-511.42" calcext:value-type="float">
            <text:p>-511.42</text:p>
          </table:table-cell>
          <table:table-cell table:formula="of:=SQRT([.B257]^2 + [.C257]^2 + [.D257]^2)" office:value-type="float" office:value="568.976864643897" calcext:value-type="float">
            <text:p>568.98</text:p>
          </table:table-cell>
          <table:table-cell table:formula="of:=[.B257]/[.$E257]" office:value-type="float" office:value="-0.295811676113297" calcext:value-type="float">
            <text:p>-0.30</text:p>
          </table:table-cell>
          <table:table-cell table:formula="of:=[.C257]/[.$E257]" office:value-type="float" office:value="0.323387489779851" calcext:value-type="float">
            <text:p>0.32</text:p>
          </table:table-cell>
          <table:table-cell table:formula="of:=[.D257]/[.$E257]" office:value-type="float" office:value="-0.898841467517453" calcext:value-type="float">
            <text:p>-0.90</text:p>
          </table:table-cell>
          <table:table-cell table:style-name="ce2" table:formula="of:=DEGREES(ATAN2([.G257];[.F257]))" office:value-type="float" office:value="-42.4500378447751" calcext:value-type="float">
            <text:p>-42.4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8.31" calcext:value-type="float">
            <text:p>-168.31</text:p>
          </table:table-cell>
          <table:table-cell office:value-type="float" office:value="184" calcext:value-type="float">
            <text:p>184.00</text:p>
          </table:table-cell>
          <table:table-cell office:value-type="float" office:value="-511.42" calcext:value-type="float">
            <text:p>-511.42</text:p>
          </table:table-cell>
          <table:table-cell table:formula="of:=SQRT([.B258]^2 + [.C258]^2 + [.D258]^2)" office:value-type="float" office:value="568.976864643897" calcext:value-type="float">
            <text:p>568.98</text:p>
          </table:table-cell>
          <table:table-cell table:formula="of:=[.B258]/[.$E258]" office:value-type="float" office:value="-0.295811676113297" calcext:value-type="float">
            <text:p>-0.30</text:p>
          </table:table-cell>
          <table:table-cell table:formula="of:=[.C258]/[.$E258]" office:value-type="float" office:value="0.323387489779851" calcext:value-type="float">
            <text:p>0.32</text:p>
          </table:table-cell>
          <table:table-cell table:formula="of:=[.D258]/[.$E258]" office:value-type="float" office:value="-0.898841467517453" calcext:value-type="float">
            <text:p>-0.90</text:p>
          </table:table-cell>
          <table:table-cell table:style-name="ce2" table:formula="of:=DEGREES(ATAN2([.G258];[.F258]))" office:value-type="float" office:value="-42.4500378447751" calcext:value-type="float">
            <text:p>-42.4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4.69" calcext:value-type="float">
            <text:p>-164.69</text:p>
          </table:table-cell>
          <table:table-cell office:value-type="float" office:value="202.04" calcext:value-type="float">
            <text:p>202.04</text:p>
          </table:table-cell>
          <table:table-cell office:value-type="float" office:value="-511.42" calcext:value-type="float">
            <text:p>-511.42</text:p>
          </table:table-cell>
          <table:table-cell table:formula="of:=SQRT([.B259]^2 + [.C259]^2 + [.D259]^2)" office:value-type="float" office:value="574.015134033938" calcext:value-type="float">
            <text:p>574.02</text:p>
          </table:table-cell>
          <table:table-cell table:formula="of:=[.B259]/[.$E259]" office:value-type="float" office:value="-0.286908811693914" calcext:value-type="float">
            <text:p>-0.29</text:p>
          </table:table-cell>
          <table:table-cell table:formula="of:=[.C259]/[.$E259]" office:value-type="float" office:value="0.35197678252862" calcext:value-type="float">
            <text:p>0.35</text:p>
          </table:table-cell>
          <table:table-cell table:formula="of:=[.D259]/[.$E259]" office:value-type="float" office:value="-0.890952118990233" calcext:value-type="float">
            <text:p>-0.89</text:p>
          </table:table-cell>
          <table:table-cell table:style-name="ce2" table:formula="of:=DEGREES(ATAN2([.G259];[.F259]))" office:value-type="float" office:value="-39.1847027756058" calcext:value-type="float">
            <text:p>-39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4.69" calcext:value-type="float">
            <text:p>-164.69</text:p>
          </table:table-cell>
          <table:table-cell office:value-type="float" office:value="202.04" calcext:value-type="float">
            <text:p>202.04</text:p>
          </table:table-cell>
          <table:table-cell office:value-type="float" office:value="-511.42" calcext:value-type="float">
            <text:p>-511.42</text:p>
          </table:table-cell>
          <table:table-cell table:formula="of:=SQRT([.B260]^2 + [.C260]^2 + [.D260]^2)" office:value-type="float" office:value="574.015134033938" calcext:value-type="float">
            <text:p>574.02</text:p>
          </table:table-cell>
          <table:table-cell table:formula="of:=[.B260]/[.$E260]" office:value-type="float" office:value="-0.286908811693914" calcext:value-type="float">
            <text:p>-0.29</text:p>
          </table:table-cell>
          <table:table-cell table:formula="of:=[.C260]/[.$E260]" office:value-type="float" office:value="0.35197678252862" calcext:value-type="float">
            <text:p>0.35</text:p>
          </table:table-cell>
          <table:table-cell table:formula="of:=[.D260]/[.$E260]" office:value-type="float" office:value="-0.890952118990233" calcext:value-type="float">
            <text:p>-0.89</text:p>
          </table:table-cell>
          <table:table-cell table:style-name="ce2" table:formula="of:=DEGREES(ATAN2([.G260];[.F260]))" office:value-type="float" office:value="-39.1847027756058" calcext:value-type="float">
            <text:p>-39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4.69" calcext:value-type="float">
            <text:p>-164.69</text:p>
          </table:table-cell>
          <table:table-cell office:value-type="float" office:value="202.04" calcext:value-type="float">
            <text:p>202.04</text:p>
          </table:table-cell>
          <table:table-cell office:value-type="float" office:value="-511.42" calcext:value-type="float">
            <text:p>-511.42</text:p>
          </table:table-cell>
          <table:table-cell table:formula="of:=SQRT([.B261]^2 + [.C261]^2 + [.D261]^2)" office:value-type="float" office:value="574.015134033938" calcext:value-type="float">
            <text:p>574.02</text:p>
          </table:table-cell>
          <table:table-cell table:formula="of:=[.B261]/[.$E261]" office:value-type="float" office:value="-0.286908811693914" calcext:value-type="float">
            <text:p>-0.29</text:p>
          </table:table-cell>
          <table:table-cell table:formula="of:=[.C261]/[.$E261]" office:value-type="float" office:value="0.35197678252862" calcext:value-type="float">
            <text:p>0.35</text:p>
          </table:table-cell>
          <table:table-cell table:formula="of:=[.D261]/[.$E261]" office:value-type="float" office:value="-0.890952118990233" calcext:value-type="float">
            <text:p>-0.89</text:p>
          </table:table-cell>
          <table:table-cell table:style-name="ce2" table:formula="of:=DEGREES(ATAN2([.G261];[.F261]))" office:value-type="float" office:value="-39.1847027756058" calcext:value-type="float">
            <text:p>-39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4.69" calcext:value-type="float">
            <text:p>-164.69</text:p>
          </table:table-cell>
          <table:table-cell office:value-type="float" office:value="202.04" calcext:value-type="float">
            <text:p>202.04</text:p>
          </table:table-cell>
          <table:table-cell office:value-type="float" office:value="-511.42" calcext:value-type="float">
            <text:p>-511.42</text:p>
          </table:table-cell>
          <table:table-cell table:formula="of:=SQRT([.B262]^2 + [.C262]^2 + [.D262]^2)" office:value-type="float" office:value="574.015134033938" calcext:value-type="float">
            <text:p>574.02</text:p>
          </table:table-cell>
          <table:table-cell table:formula="of:=[.B262]/[.$E262]" office:value-type="float" office:value="-0.286908811693914" calcext:value-type="float">
            <text:p>-0.29</text:p>
          </table:table-cell>
          <table:table-cell table:formula="of:=[.C262]/[.$E262]" office:value-type="float" office:value="0.35197678252862" calcext:value-type="float">
            <text:p>0.35</text:p>
          </table:table-cell>
          <table:table-cell table:formula="of:=[.D262]/[.$E262]" office:value-type="float" office:value="-0.890952118990233" calcext:value-type="float">
            <text:p>-0.89</text:p>
          </table:table-cell>
          <table:table-cell table:style-name="ce2" table:formula="of:=DEGREES(ATAN2([.G262];[.F262]))" office:value-type="float" office:value="-39.1847027756058" calcext:value-type="float">
            <text:p>-39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2.88" calcext:value-type="float">
            <text:p>-162.88</text:p>
          </table:table-cell>
          <table:table-cell office:value-type="float" office:value="189.42" calcext:value-type="float">
            <text:p>189.42</text:p>
          </table:table-cell>
          <table:table-cell office:value-type="float" office:value="-506.2" calcext:value-type="float">
            <text:p>-506.20</text:p>
          </table:table-cell>
          <table:table-cell table:formula="of:=SQRT([.B263]^2 + [.C263]^2 + [.D263]^2)" office:value-type="float" office:value="564.489389448553" calcext:value-type="float">
            <text:p>564.49</text:p>
          </table:table-cell>
          <table:table-cell table:formula="of:=[.B263]/[.$E263]" office:value-type="float" office:value="-0.28854395325148" calcext:value-type="float">
            <text:p>-0.29</text:p>
          </table:table-cell>
          <table:table-cell table:formula="of:=[.C263]/[.$E263]" office:value-type="float" office:value="0.335559894553631" calcext:value-type="float">
            <text:p>0.34</text:p>
          </table:table-cell>
          <table:table-cell table:formula="of:=[.D263]/[.$E263]" office:value-type="float" office:value="-0.896739618958125" calcext:value-type="float">
            <text:p>-0.90</text:p>
          </table:table-cell>
          <table:table-cell table:style-name="ce2" table:formula="of:=DEGREES(ATAN2([.G263];[.F263]))" office:value-type="float" office:value="-40.6918445984583" calcext:value-type="float">
            <text:p>-40.6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2.88" calcext:value-type="float">
            <text:p>-162.88</text:p>
          </table:table-cell>
          <table:table-cell office:value-type="float" office:value="189.42" calcext:value-type="float">
            <text:p>189.42</text:p>
          </table:table-cell>
          <table:table-cell office:value-type="float" office:value="-506.2" calcext:value-type="float">
            <text:p>-506.20</text:p>
          </table:table-cell>
          <table:table-cell table:formula="of:=SQRT([.B264]^2 + [.C264]^2 + [.D264]^2)" office:value-type="float" office:value="564.489389448553" calcext:value-type="float">
            <text:p>564.49</text:p>
          </table:table-cell>
          <table:table-cell table:formula="of:=[.B264]/[.$E264]" office:value-type="float" office:value="-0.28854395325148" calcext:value-type="float">
            <text:p>-0.29</text:p>
          </table:table-cell>
          <table:table-cell table:formula="of:=[.C264]/[.$E264]" office:value-type="float" office:value="0.335559894553631" calcext:value-type="float">
            <text:p>0.34</text:p>
          </table:table-cell>
          <table:table-cell table:formula="of:=[.D264]/[.$E264]" office:value-type="float" office:value="-0.896739618958125" calcext:value-type="float">
            <text:p>-0.90</text:p>
          </table:table-cell>
          <table:table-cell table:style-name="ce2" table:formula="of:=DEGREES(ATAN2([.G264];[.F264]))" office:value-type="float" office:value="-40.6918445984583" calcext:value-type="float">
            <text:p>-40.6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2.88" calcext:value-type="float">
            <text:p>-162.88</text:p>
          </table:table-cell>
          <table:table-cell office:value-type="float" office:value="189.42" calcext:value-type="float">
            <text:p>189.42</text:p>
          </table:table-cell>
          <table:table-cell office:value-type="float" office:value="-506.2" calcext:value-type="float">
            <text:p>-506.20</text:p>
          </table:table-cell>
          <table:table-cell table:formula="of:=SQRT([.B265]^2 + [.C265]^2 + [.D265]^2)" office:value-type="float" office:value="564.489389448553" calcext:value-type="float">
            <text:p>564.49</text:p>
          </table:table-cell>
          <table:table-cell table:formula="of:=[.B265]/[.$E265]" office:value-type="float" office:value="-0.28854395325148" calcext:value-type="float">
            <text:p>-0.29</text:p>
          </table:table-cell>
          <table:table-cell table:formula="of:=[.C265]/[.$E265]" office:value-type="float" office:value="0.335559894553631" calcext:value-type="float">
            <text:p>0.34</text:p>
          </table:table-cell>
          <table:table-cell table:formula="of:=[.D265]/[.$E265]" office:value-type="float" office:value="-0.896739618958125" calcext:value-type="float">
            <text:p>-0.90</text:p>
          </table:table-cell>
          <table:table-cell table:style-name="ce2" table:formula="of:=DEGREES(ATAN2([.G265];[.F265]))" office:value-type="float" office:value="-40.6918445984583" calcext:value-type="float">
            <text:p>-40.6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2.88" calcext:value-type="float">
            <text:p>-162.88</text:p>
          </table:table-cell>
          <table:table-cell office:value-type="float" office:value="189.42" calcext:value-type="float">
            <text:p>189.42</text:p>
          </table:table-cell>
          <table:table-cell office:value-type="float" office:value="-506.2" calcext:value-type="float">
            <text:p>-506.20</text:p>
          </table:table-cell>
          <table:table-cell table:formula="of:=SQRT([.B266]^2 + [.C266]^2 + [.D266]^2)" office:value-type="float" office:value="564.489389448553" calcext:value-type="float">
            <text:p>564.49</text:p>
          </table:table-cell>
          <table:table-cell table:formula="of:=[.B266]/[.$E266]" office:value-type="float" office:value="-0.28854395325148" calcext:value-type="float">
            <text:p>-0.29</text:p>
          </table:table-cell>
          <table:table-cell table:formula="of:=[.C266]/[.$E266]" office:value-type="float" office:value="0.335559894553631" calcext:value-type="float">
            <text:p>0.34</text:p>
          </table:table-cell>
          <table:table-cell table:formula="of:=[.D266]/[.$E266]" office:value-type="float" office:value="-0.896739618958125" calcext:value-type="float">
            <text:p>-0.90</text:p>
          </table:table-cell>
          <table:table-cell table:style-name="ce2" table:formula="of:=DEGREES(ATAN2([.G266];[.F266]))" office:value-type="float" office:value="-40.6918445984583" calcext:value-type="float">
            <text:p>-40.6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2.88" calcext:value-type="float">
            <text:p>-162.88</text:p>
          </table:table-cell>
          <table:table-cell office:value-type="float" office:value="189.42" calcext:value-type="float">
            <text:p>189.42</text:p>
          </table:table-cell>
          <table:table-cell office:value-type="float" office:value="-506.2" calcext:value-type="float">
            <text:p>-506.20</text:p>
          </table:table-cell>
          <table:table-cell table:formula="of:=SQRT([.B267]^2 + [.C267]^2 + [.D267]^2)" office:value-type="float" office:value="564.489389448553" calcext:value-type="float">
            <text:p>564.49</text:p>
          </table:table-cell>
          <table:table-cell table:formula="of:=[.B267]/[.$E267]" office:value-type="float" office:value="-0.28854395325148" calcext:value-type="float">
            <text:p>-0.29</text:p>
          </table:table-cell>
          <table:table-cell table:formula="of:=[.C267]/[.$E267]" office:value-type="float" office:value="0.335559894553631" calcext:value-type="float">
            <text:p>0.34</text:p>
          </table:table-cell>
          <table:table-cell table:formula="of:=[.D267]/[.$E267]" office:value-type="float" office:value="-0.896739618958125" calcext:value-type="float">
            <text:p>-0.90</text:p>
          </table:table-cell>
          <table:table-cell table:style-name="ce2" table:formula="of:=DEGREES(ATAN2([.G267];[.F267]))" office:value-type="float" office:value="-40.6918445984583" calcext:value-type="float">
            <text:p>-40.6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198.43" calcext:value-type="float">
            <text:p>198.43</text:p>
          </table:table-cell>
          <table:table-cell office:value-type="float" office:value="-507.94" calcext:value-type="float">
            <text:p>-507.94</text:p>
          </table:table-cell>
          <table:table-cell table:formula="of:=SQRT([.B268]^2 + [.C268]^2 + [.D268]^2)" office:value-type="float" office:value="571.784429133918" calcext:value-type="float">
            <text:p>571.78</text:p>
          </table:table-cell>
          <table:table-cell table:formula="of:=[.B268]/[.$E268]" office:value-type="float" office:value="-0.300690244854031" calcext:value-type="float">
            <text:p>-0.30</text:p>
          </table:table-cell>
          <table:table-cell table:formula="of:=[.C268]/[.$E268]" office:value-type="float" office:value="0.347036382751035" calcext:value-type="float">
            <text:p>0.35</text:p>
          </table:table-cell>
          <table:table-cell table:formula="of:=[.D268]/[.$E268]" office:value-type="float" office:value="-0.888341784279396" calcext:value-type="float">
            <text:p>-0.89</text:p>
          </table:table-cell>
          <table:table-cell table:style-name="ce2" table:formula="of:=DEGREES(ATAN2([.G268];[.F268]))" office:value-type="float" office:value="-40.9073470467051" calcext:value-type="float">
            <text:p>-40.9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198.43" calcext:value-type="float">
            <text:p>198.43</text:p>
          </table:table-cell>
          <table:table-cell office:value-type="float" office:value="-507.94" calcext:value-type="float">
            <text:p>-507.94</text:p>
          </table:table-cell>
          <table:table-cell table:formula="of:=SQRT([.B269]^2 + [.C269]^2 + [.D269]^2)" office:value-type="float" office:value="571.784429133918" calcext:value-type="float">
            <text:p>571.78</text:p>
          </table:table-cell>
          <table:table-cell table:formula="of:=[.B269]/[.$E269]" office:value-type="float" office:value="-0.300690244854031" calcext:value-type="float">
            <text:p>-0.30</text:p>
          </table:table-cell>
          <table:table-cell table:formula="of:=[.C269]/[.$E269]" office:value-type="float" office:value="0.347036382751035" calcext:value-type="float">
            <text:p>0.35</text:p>
          </table:table-cell>
          <table:table-cell table:formula="of:=[.D269]/[.$E269]" office:value-type="float" office:value="-0.888341784279396" calcext:value-type="float">
            <text:p>-0.89</text:p>
          </table:table-cell>
          <table:table-cell table:style-name="ce2" table:formula="of:=DEGREES(ATAN2([.G269];[.F269]))" office:value-type="float" office:value="-40.9073470467051" calcext:value-type="float">
            <text:p>-40.9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198.43" calcext:value-type="float">
            <text:p>198.43</text:p>
          </table:table-cell>
          <table:table-cell office:value-type="float" office:value="-507.94" calcext:value-type="float">
            <text:p>-507.94</text:p>
          </table:table-cell>
          <table:table-cell table:formula="of:=SQRT([.B270]^2 + [.C270]^2 + [.D270]^2)" office:value-type="float" office:value="571.784429133918" calcext:value-type="float">
            <text:p>571.78</text:p>
          </table:table-cell>
          <table:table-cell table:formula="of:=[.B270]/[.$E270]" office:value-type="float" office:value="-0.300690244854031" calcext:value-type="float">
            <text:p>-0.30</text:p>
          </table:table-cell>
          <table:table-cell table:formula="of:=[.C270]/[.$E270]" office:value-type="float" office:value="0.347036382751035" calcext:value-type="float">
            <text:p>0.35</text:p>
          </table:table-cell>
          <table:table-cell table:formula="of:=[.D270]/[.$E270]" office:value-type="float" office:value="-0.888341784279396" calcext:value-type="float">
            <text:p>-0.89</text:p>
          </table:table-cell>
          <table:table-cell table:style-name="ce2" table:formula="of:=DEGREES(ATAN2([.G270];[.F270]))" office:value-type="float" office:value="-40.9073470467051" calcext:value-type="float">
            <text:p>-40.9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198.43" calcext:value-type="float">
            <text:p>198.43</text:p>
          </table:table-cell>
          <table:table-cell office:value-type="float" office:value="-507.94" calcext:value-type="float">
            <text:p>-507.94</text:p>
          </table:table-cell>
          <table:table-cell table:formula="of:=SQRT([.B271]^2 + [.C271]^2 + [.D271]^2)" office:value-type="float" office:value="571.784429133918" calcext:value-type="float">
            <text:p>571.78</text:p>
          </table:table-cell>
          <table:table-cell table:formula="of:=[.B271]/[.$E271]" office:value-type="float" office:value="-0.300690244854031" calcext:value-type="float">
            <text:p>-0.30</text:p>
          </table:table-cell>
          <table:table-cell table:formula="of:=[.C271]/[.$E271]" office:value-type="float" office:value="0.347036382751035" calcext:value-type="float">
            <text:p>0.35</text:p>
          </table:table-cell>
          <table:table-cell table:formula="of:=[.D271]/[.$E271]" office:value-type="float" office:value="-0.888341784279396" calcext:value-type="float">
            <text:p>-0.89</text:p>
          </table:table-cell>
          <table:table-cell table:style-name="ce2" table:formula="of:=DEGREES(ATAN2([.G271];[.F271]))" office:value-type="float" office:value="-40.9073470467051" calcext:value-type="float">
            <text:p>-40.9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1.07" calcext:value-type="float">
            <text:p>-161.07</text:p>
          </table:table-cell>
          <table:table-cell office:value-type="float" office:value="184" calcext:value-type="float">
            <text:p>184.00</text:p>
          </table:table-cell>
          <table:table-cell office:value-type="float" office:value="-507.94" calcext:value-type="float">
            <text:p>-507.94</text:p>
          </table:table-cell>
          <table:table-cell table:formula="of:=SQRT([.B272]^2 + [.C272]^2 + [.D272]^2)" office:value-type="float" office:value="563.739823411474" calcext:value-type="float">
            <text:p>563.74</text:p>
          </table:table-cell>
          <table:table-cell table:formula="of:=[.B272]/[.$E272]" office:value-type="float" office:value="-0.285716909309838" calcext:value-type="float">
            <text:p>-0.29</text:p>
          </table:table-cell>
          <table:table-cell table:formula="of:=[.C272]/[.$E272]" office:value-type="float" office:value="0.326391701204508" calcext:value-type="float">
            <text:p>0.33</text:p>
          </table:table-cell>
          <table:table-cell table:formula="of:=[.D272]/[.$E272]" office:value-type="float" office:value="-0.901018482118575" calcext:value-type="float">
            <text:p>-0.90</text:p>
          </table:table-cell>
          <table:table-cell table:style-name="ce2" table:formula="of:=DEGREES(ATAN2([.G272];[.F272]))" office:value-type="float" office:value="-41.1982682160891" calcext:value-type="float">
            <text:p>-41.2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1.07" calcext:value-type="float">
            <text:p>-161.07</text:p>
          </table:table-cell>
          <table:table-cell office:value-type="float" office:value="184" calcext:value-type="float">
            <text:p>184.00</text:p>
          </table:table-cell>
          <table:table-cell office:value-type="float" office:value="-507.94" calcext:value-type="float">
            <text:p>-507.94</text:p>
          </table:table-cell>
          <table:table-cell table:formula="of:=SQRT([.B273]^2 + [.C273]^2 + [.D273]^2)" office:value-type="float" office:value="563.739823411474" calcext:value-type="float">
            <text:p>563.74</text:p>
          </table:table-cell>
          <table:table-cell table:formula="of:=[.B273]/[.$E273]" office:value-type="float" office:value="-0.285716909309838" calcext:value-type="float">
            <text:p>-0.29</text:p>
          </table:table-cell>
          <table:table-cell table:formula="of:=[.C273]/[.$E273]" office:value-type="float" office:value="0.326391701204508" calcext:value-type="float">
            <text:p>0.33</text:p>
          </table:table-cell>
          <table:table-cell table:formula="of:=[.D273]/[.$E273]" office:value-type="float" office:value="-0.901018482118575" calcext:value-type="float">
            <text:p>-0.90</text:p>
          </table:table-cell>
          <table:table-cell table:style-name="ce2" table:formula="of:=DEGREES(ATAN2([.G273];[.F273]))" office:value-type="float" office:value="-41.1982682160891" calcext:value-type="float">
            <text:p>-41.2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1.07" calcext:value-type="float">
            <text:p>-161.07</text:p>
          </table:table-cell>
          <table:table-cell office:value-type="float" office:value="184" calcext:value-type="float">
            <text:p>184.00</text:p>
          </table:table-cell>
          <table:table-cell office:value-type="float" office:value="-507.94" calcext:value-type="float">
            <text:p>-507.94</text:p>
          </table:table-cell>
          <table:table-cell table:formula="of:=SQRT([.B274]^2 + [.C274]^2 + [.D274]^2)" office:value-type="float" office:value="563.739823411474" calcext:value-type="float">
            <text:p>563.74</text:p>
          </table:table-cell>
          <table:table-cell table:formula="of:=[.B274]/[.$E274]" office:value-type="float" office:value="-0.285716909309838" calcext:value-type="float">
            <text:p>-0.29</text:p>
          </table:table-cell>
          <table:table-cell table:formula="of:=[.C274]/[.$E274]" office:value-type="float" office:value="0.326391701204508" calcext:value-type="float">
            <text:p>0.33</text:p>
          </table:table-cell>
          <table:table-cell table:formula="of:=[.D274]/[.$E274]" office:value-type="float" office:value="-0.901018482118575" calcext:value-type="float">
            <text:p>-0.90</text:p>
          </table:table-cell>
          <table:table-cell table:style-name="ce2" table:formula="of:=DEGREES(ATAN2([.G274];[.F274]))" office:value-type="float" office:value="-41.1982682160891" calcext:value-type="float">
            <text:p>-41.2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1.07" calcext:value-type="float">
            <text:p>-161.07</text:p>
          </table:table-cell>
          <table:table-cell office:value-type="float" office:value="184" calcext:value-type="float">
            <text:p>184.00</text:p>
          </table:table-cell>
          <table:table-cell office:value-type="float" office:value="-507.94" calcext:value-type="float">
            <text:p>-507.94</text:p>
          </table:table-cell>
          <table:table-cell table:formula="of:=SQRT([.B275]^2 + [.C275]^2 + [.D275]^2)" office:value-type="float" office:value="563.739823411474" calcext:value-type="float">
            <text:p>563.74</text:p>
          </table:table-cell>
          <table:table-cell table:formula="of:=[.B275]/[.$E275]" office:value-type="float" office:value="-0.285716909309838" calcext:value-type="float">
            <text:p>-0.29</text:p>
          </table:table-cell>
          <table:table-cell table:formula="of:=[.C275]/[.$E275]" office:value-type="float" office:value="0.326391701204508" calcext:value-type="float">
            <text:p>0.33</text:p>
          </table:table-cell>
          <table:table-cell table:formula="of:=[.D275]/[.$E275]" office:value-type="float" office:value="-0.901018482118575" calcext:value-type="float">
            <text:p>-0.90</text:p>
          </table:table-cell>
          <table:table-cell table:style-name="ce2" table:formula="of:=DEGREES(ATAN2([.G275];[.F275]))" office:value-type="float" office:value="-41.1982682160891" calcext:value-type="float">
            <text:p>-41.2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196.63" calcext:value-type="float">
            <text:p>196.63</text:p>
          </table:table-cell>
          <table:table-cell office:value-type="float" office:value="-502.72" calcext:value-type="float">
            <text:p>-502.72</text:p>
          </table:table-cell>
          <table:table-cell table:formula="of:=SQRT([.B276]^2 + [.C276]^2 + [.D276]^2)" office:value-type="float" office:value="569.336908780732" calcext:value-type="float">
            <text:p>569.34</text:p>
          </table:table-cell>
          <table:table-cell table:formula="of:=[.B276]/[.$E276]" office:value-type="float" office:value="-0.317878565764477" calcext:value-type="float">
            <text:p>-0.32</text:p>
          </table:table-cell>
          <table:table-cell table:formula="of:=[.C276]/[.$E276]" office:value-type="float" office:value="0.345366683535579" calcext:value-type="float">
            <text:p>0.35</text:p>
          </table:table-cell>
          <table:table-cell table:formula="of:=[.D276]/[.$E276]" office:value-type="float" office:value="-0.882992112836323" calcext:value-type="float">
            <text:p>-0.88</text:p>
          </table:table-cell>
          <table:table-cell table:style-name="ce2" table:formula="of:=DEGREES(ATAN2([.G276];[.F276]))" office:value-type="float" office:value="-42.6267416752826" calcext:value-type="float">
            <text:p>-42.6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196.63" calcext:value-type="float">
            <text:p>196.63</text:p>
          </table:table-cell>
          <table:table-cell office:value-type="float" office:value="-502.72" calcext:value-type="float">
            <text:p>-502.72</text:p>
          </table:table-cell>
          <table:table-cell table:formula="of:=SQRT([.B277]^2 + [.C277]^2 + [.D277]^2)" office:value-type="float" office:value="569.336908780732" calcext:value-type="float">
            <text:p>569.34</text:p>
          </table:table-cell>
          <table:table-cell table:formula="of:=[.B277]/[.$E277]" office:value-type="float" office:value="-0.317878565764477" calcext:value-type="float">
            <text:p>-0.32</text:p>
          </table:table-cell>
          <table:table-cell table:formula="of:=[.C277]/[.$E277]" office:value-type="float" office:value="0.345366683535579" calcext:value-type="float">
            <text:p>0.35</text:p>
          </table:table-cell>
          <table:table-cell table:formula="of:=[.D277]/[.$E277]" office:value-type="float" office:value="-0.882992112836323" calcext:value-type="float">
            <text:p>-0.88</text:p>
          </table:table-cell>
          <table:table-cell table:style-name="ce2" table:formula="of:=DEGREES(ATAN2([.G277];[.F277]))" office:value-type="float" office:value="-42.6267416752826" calcext:value-type="float">
            <text:p>-42.6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196.63" calcext:value-type="float">
            <text:p>196.63</text:p>
          </table:table-cell>
          <table:table-cell office:value-type="float" office:value="-502.72" calcext:value-type="float">
            <text:p>-502.72</text:p>
          </table:table-cell>
          <table:table-cell table:formula="of:=SQRT([.B278]^2 + [.C278]^2 + [.D278]^2)" office:value-type="float" office:value="569.336908780732" calcext:value-type="float">
            <text:p>569.34</text:p>
          </table:table-cell>
          <table:table-cell table:formula="of:=[.B278]/[.$E278]" office:value-type="float" office:value="-0.317878565764477" calcext:value-type="float">
            <text:p>-0.32</text:p>
          </table:table-cell>
          <table:table-cell table:formula="of:=[.C278]/[.$E278]" office:value-type="float" office:value="0.345366683535579" calcext:value-type="float">
            <text:p>0.35</text:p>
          </table:table-cell>
          <table:table-cell table:formula="of:=[.D278]/[.$E278]" office:value-type="float" office:value="-0.882992112836323" calcext:value-type="float">
            <text:p>-0.88</text:p>
          </table:table-cell>
          <table:table-cell table:style-name="ce2" table:formula="of:=DEGREES(ATAN2([.G278];[.F278]))" office:value-type="float" office:value="-42.6267416752826" calcext:value-type="float">
            <text:p>-42.6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187.61" calcext:value-type="float">
            <text:p>187.61</text:p>
          </table:table-cell>
          <table:table-cell office:value-type="float" office:value="-504.46" calcext:value-type="float">
            <text:p>-504.46</text:p>
          </table:table-cell>
          <table:table-cell table:formula="of:=SQRT([.B279]^2 + [.C279]^2 + [.D279]^2)" office:value-type="float" office:value="565.010910160149" calcext:value-type="float">
            <text:p>565.01</text:p>
          </table:table-cell>
          <table:table-cell table:formula="of:=[.B279]/[.$E279]" office:value-type="float" office:value="-0.304295009013662" calcext:value-type="float">
            <text:p>-0.30</text:p>
          </table:table-cell>
          <table:table-cell table:formula="of:=[.C279]/[.$E279]" office:value-type="float" office:value="0.332046685517671" calcext:value-type="float">
            <text:p>0.33</text:p>
          </table:table-cell>
          <table:table-cell table:formula="of:=[.D279]/[.$E279]" office:value-type="float" office:value="-0.892832316914046" calcext:value-type="float">
            <text:p>-0.89</text:p>
          </table:table-cell>
          <table:table-cell table:style-name="ce2" table:formula="of:=DEGREES(ATAN2([.G279];[.F279]))" office:value-type="float" office:value="-42.5028400054134" calcext:value-type="float">
            <text:p>-42.5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187.61" calcext:value-type="float">
            <text:p>187.61</text:p>
          </table:table-cell>
          <table:table-cell office:value-type="float" office:value="-504.46" calcext:value-type="float">
            <text:p>-504.46</text:p>
          </table:table-cell>
          <table:table-cell table:formula="of:=SQRT([.B280]^2 + [.C280]^2 + [.D280]^2)" office:value-type="float" office:value="565.010910160149" calcext:value-type="float">
            <text:p>565.01</text:p>
          </table:table-cell>
          <table:table-cell table:formula="of:=[.B280]/[.$E280]" office:value-type="float" office:value="-0.304295009013662" calcext:value-type="float">
            <text:p>-0.30</text:p>
          </table:table-cell>
          <table:table-cell table:formula="of:=[.C280]/[.$E280]" office:value-type="float" office:value="0.332046685517671" calcext:value-type="float">
            <text:p>0.33</text:p>
          </table:table-cell>
          <table:table-cell table:formula="of:=[.D280]/[.$E280]" office:value-type="float" office:value="-0.892832316914046" calcext:value-type="float">
            <text:p>-0.89</text:p>
          </table:table-cell>
          <table:table-cell table:style-name="ce2" table:formula="of:=DEGREES(ATAN2([.G280];[.F280]))" office:value-type="float" office:value="-42.5028400054134" calcext:value-type="float">
            <text:p>-42.5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187.61" calcext:value-type="float">
            <text:p>187.61</text:p>
          </table:table-cell>
          <table:table-cell office:value-type="float" office:value="-504.46" calcext:value-type="float">
            <text:p>-504.46</text:p>
          </table:table-cell>
          <table:table-cell table:formula="of:=SQRT([.B281]^2 + [.C281]^2 + [.D281]^2)" office:value-type="float" office:value="565.010910160149" calcext:value-type="float">
            <text:p>565.01</text:p>
          </table:table-cell>
          <table:table-cell table:formula="of:=[.B281]/[.$E281]" office:value-type="float" office:value="-0.304295009013662" calcext:value-type="float">
            <text:p>-0.30</text:p>
          </table:table-cell>
          <table:table-cell table:formula="of:=[.C281]/[.$E281]" office:value-type="float" office:value="0.332046685517671" calcext:value-type="float">
            <text:p>0.33</text:p>
          </table:table-cell>
          <table:table-cell table:formula="of:=[.D281]/[.$E281]" office:value-type="float" office:value="-0.892832316914046" calcext:value-type="float">
            <text:p>-0.89</text:p>
          </table:table-cell>
          <table:table-cell table:style-name="ce2" table:formula="of:=DEGREES(ATAN2([.G281];[.F281]))" office:value-type="float" office:value="-42.5028400054134" calcext:value-type="float">
            <text:p>-42.5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187.61" calcext:value-type="float">
            <text:p>187.61</text:p>
          </table:table-cell>
          <table:table-cell office:value-type="float" office:value="-504.46" calcext:value-type="float">
            <text:p>-504.46</text:p>
          </table:table-cell>
          <table:table-cell table:formula="of:=SQRT([.B282]^2 + [.C282]^2 + [.D282]^2)" office:value-type="float" office:value="565.010910160149" calcext:value-type="float">
            <text:p>565.01</text:p>
          </table:table-cell>
          <table:table-cell table:formula="of:=[.B282]/[.$E282]" office:value-type="float" office:value="-0.304295009013662" calcext:value-type="float">
            <text:p>-0.30</text:p>
          </table:table-cell>
          <table:table-cell table:formula="of:=[.C282]/[.$E282]" office:value-type="float" office:value="0.332046685517671" calcext:value-type="float">
            <text:p>0.33</text:p>
          </table:table-cell>
          <table:table-cell table:formula="of:=[.D282]/[.$E282]" office:value-type="float" office:value="-0.892832316914046" calcext:value-type="float">
            <text:p>-0.89</text:p>
          </table:table-cell>
          <table:table-cell table:style-name="ce2" table:formula="of:=DEGREES(ATAN2([.G282];[.F282]))" office:value-type="float" office:value="-42.5028400054134" calcext:value-type="float">
            <text:p>-42.5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6.5" calcext:value-type="float">
            <text:p>-166.50</text:p>
          </table:table-cell>
          <table:table-cell office:value-type="float" office:value="193.02" calcext:value-type="float">
            <text:p>193.02</text:p>
          </table:table-cell>
          <table:table-cell office:value-type="float" office:value="-513.16" calcext:value-type="float">
            <text:p>-513.16</text:p>
          </table:table-cell>
          <table:table-cell table:formula="of:=SQRT([.B283]^2 + [.C283]^2 + [.D283]^2)" office:value-type="float" office:value="572.985301731205" calcext:value-type="float">
            <text:p>572.99</text:p>
          </table:table-cell>
          <table:table-cell table:formula="of:=[.B283]/[.$E283]" office:value-type="float" office:value="-0.290583370109042" calcext:value-type="float">
            <text:p>-0.29</text:p>
          </table:table-cell>
          <table:table-cell table:formula="of:=[.C283]/[.$E283]" office:value-type="float" office:value="0.336867279870555" calcext:value-type="float">
            <text:p>0.34</text:p>
          </table:table-cell>
          <table:table-cell table:formula="of:=[.D283]/[.$E283]" office:value-type="float" office:value="-0.895590163394331" calcext:value-type="float">
            <text:p>-0.90</text:p>
          </table:table-cell>
          <table:table-cell table:style-name="ce2" table:formula="of:=DEGREES(ATAN2([.G283];[.F283]))" office:value-type="float" office:value="-40.7812164636691" calcext:value-type="float">
            <text:p>-40.7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6.5" calcext:value-type="float">
            <text:p>-166.50</text:p>
          </table:table-cell>
          <table:table-cell office:value-type="float" office:value="193.02" calcext:value-type="float">
            <text:p>193.02</text:p>
          </table:table-cell>
          <table:table-cell office:value-type="float" office:value="-513.16" calcext:value-type="float">
            <text:p>-513.16</text:p>
          </table:table-cell>
          <table:table-cell table:formula="of:=SQRT([.B284]^2 + [.C284]^2 + [.D284]^2)" office:value-type="float" office:value="572.985301731205" calcext:value-type="float">
            <text:p>572.99</text:p>
          </table:table-cell>
          <table:table-cell table:formula="of:=[.B284]/[.$E284]" office:value-type="float" office:value="-0.290583370109042" calcext:value-type="float">
            <text:p>-0.29</text:p>
          </table:table-cell>
          <table:table-cell table:formula="of:=[.C284]/[.$E284]" office:value-type="float" office:value="0.336867279870555" calcext:value-type="float">
            <text:p>0.34</text:p>
          </table:table-cell>
          <table:table-cell table:formula="of:=[.D284]/[.$E284]" office:value-type="float" office:value="-0.895590163394331" calcext:value-type="float">
            <text:p>-0.90</text:p>
          </table:table-cell>
          <table:table-cell table:style-name="ce2" table:formula="of:=DEGREES(ATAN2([.G284];[.F284]))" office:value-type="float" office:value="-40.7812164636691" calcext:value-type="float">
            <text:p>-40.7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6.5" calcext:value-type="float">
            <text:p>-166.50</text:p>
          </table:table-cell>
          <table:table-cell office:value-type="float" office:value="193.02" calcext:value-type="float">
            <text:p>193.02</text:p>
          </table:table-cell>
          <table:table-cell office:value-type="float" office:value="-513.16" calcext:value-type="float">
            <text:p>-513.16</text:p>
          </table:table-cell>
          <table:table-cell table:formula="of:=SQRT([.B285]^2 + [.C285]^2 + [.D285]^2)" office:value-type="float" office:value="572.985301731205" calcext:value-type="float">
            <text:p>572.99</text:p>
          </table:table-cell>
          <table:table-cell table:formula="of:=[.B285]/[.$E285]" office:value-type="float" office:value="-0.290583370109042" calcext:value-type="float">
            <text:p>-0.29</text:p>
          </table:table-cell>
          <table:table-cell table:formula="of:=[.C285]/[.$E285]" office:value-type="float" office:value="0.336867279870555" calcext:value-type="float">
            <text:p>0.34</text:p>
          </table:table-cell>
          <table:table-cell table:formula="of:=[.D285]/[.$E285]" office:value-type="float" office:value="-0.895590163394331" calcext:value-type="float">
            <text:p>-0.90</text:p>
          </table:table-cell>
          <table:table-cell table:style-name="ce2" table:formula="of:=DEGREES(ATAN2([.G285];[.F285]))" office:value-type="float" office:value="-40.7812164636691" calcext:value-type="float">
            <text:p>-40.7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6.5" calcext:value-type="float">
            <text:p>-166.50</text:p>
          </table:table-cell>
          <table:table-cell office:value-type="float" office:value="193.02" calcext:value-type="float">
            <text:p>193.02</text:p>
          </table:table-cell>
          <table:table-cell office:value-type="float" office:value="-513.16" calcext:value-type="float">
            <text:p>-513.16</text:p>
          </table:table-cell>
          <table:table-cell table:formula="of:=SQRT([.B286]^2 + [.C286]^2 + [.D286]^2)" office:value-type="float" office:value="572.985301731205" calcext:value-type="float">
            <text:p>572.99</text:p>
          </table:table-cell>
          <table:table-cell table:formula="of:=[.B286]/[.$E286]" office:value-type="float" office:value="-0.290583370109042" calcext:value-type="float">
            <text:p>-0.29</text:p>
          </table:table-cell>
          <table:table-cell table:formula="of:=[.C286]/[.$E286]" office:value-type="float" office:value="0.336867279870555" calcext:value-type="float">
            <text:p>0.34</text:p>
          </table:table-cell>
          <table:table-cell table:formula="of:=[.D286]/[.$E286]" office:value-type="float" office:value="-0.895590163394331" calcext:value-type="float">
            <text:p>-0.90</text:p>
          </table:table-cell>
          <table:table-cell table:style-name="ce2" table:formula="of:=DEGREES(ATAN2([.G286];[.F286]))" office:value-type="float" office:value="-40.7812164636691" calcext:value-type="float">
            <text:p>-40.7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6.5" calcext:value-type="float">
            <text:p>-166.50</text:p>
          </table:table-cell>
          <table:table-cell office:value-type="float" office:value="193.02" calcext:value-type="float">
            <text:p>193.02</text:p>
          </table:table-cell>
          <table:table-cell office:value-type="float" office:value="-513.16" calcext:value-type="float">
            <text:p>-513.16</text:p>
          </table:table-cell>
          <table:table-cell table:formula="of:=SQRT([.B287]^2 + [.C287]^2 + [.D287]^2)" office:value-type="float" office:value="572.985301731205" calcext:value-type="float">
            <text:p>572.99</text:p>
          </table:table-cell>
          <table:table-cell table:formula="of:=[.B287]/[.$E287]" office:value-type="float" office:value="-0.290583370109042" calcext:value-type="float">
            <text:p>-0.29</text:p>
          </table:table-cell>
          <table:table-cell table:formula="of:=[.C287]/[.$E287]" office:value-type="float" office:value="0.336867279870555" calcext:value-type="float">
            <text:p>0.34</text:p>
          </table:table-cell>
          <table:table-cell table:formula="of:=[.D287]/[.$E287]" office:value-type="float" office:value="-0.895590163394331" calcext:value-type="float">
            <text:p>-0.90</text:p>
          </table:table-cell>
          <table:table-cell table:style-name="ce2" table:formula="of:=DEGREES(ATAN2([.G287];[.F287]))" office:value-type="float" office:value="-40.7812164636691" calcext:value-type="float">
            <text:p>-40.7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196.63" calcext:value-type="float">
            <text:p>196.63</text:p>
          </table:table-cell>
          <table:table-cell office:value-type="float" office:value="-520.12" calcext:value-type="float">
            <text:p>-520.12</text:p>
          </table:table-cell>
          <table:table-cell table:formula="of:=SQRT([.B288]^2 + [.C288]^2 + [.D288]^2)" office:value-type="float" office:value="584.758011231997" calcext:value-type="float">
            <text:p>584.76</text:p>
          </table:table-cell>
          <table:table-cell table:formula="of:=[.B288]/[.$E288]" office:value-type="float" office:value="-0.309495546061357" calcext:value-type="float">
            <text:p>-0.31</text:p>
          </table:table-cell>
          <table:table-cell table:formula="of:=[.C288]/[.$E288]" office:value-type="float" office:value="0.336258753575227" calcext:value-type="float">
            <text:p>0.34</text:p>
          </table:table-cell>
          <table:table-cell table:formula="of:=[.D288]/[.$E288]" office:value-type="float" office:value="-0.889461948377904" calcext:value-type="float">
            <text:p>-0.89</text:p>
          </table:table-cell>
          <table:table-cell table:style-name="ce2" table:formula="of:=DEGREES(ATAN2([.G288];[.F288]))" office:value-type="float" office:value="-42.6267416752826" calcext:value-type="float">
            <text:p>-42.63</text:p>
          </table:table-cell>
        </table:table-row>
        <table:table-row table:style-name="ro1">
          <table:table-cell table:number-columns-repeated="4"/>
          <table:table-cell table:formula="of:=SQRT([.B289]^2 + [.C289]^2 + [.D289]^2)" office:value-type="float" office:value="0" calcext:value-type="float">
            <text:p>0.00</text:p>
          </table:table-cell>
          <table:table-cell table:formula="of:=[.B289]/[.$E289]" office:value-type="string" office:string-value="" calcext:value-type="error">
            <text:p>#DIV/0!</text:p>
          </table:table-cell>
          <table:table-cell table:formula="of:=[.C289]/[.$E289]" office:value-type="string" office:string-value="" calcext:value-type="error">
            <text:p>#DIV/0!</text:p>
          </table:table-cell>
          <table:table-cell table:formula="of:=[.D289]/[.$E289]" office:value-type="string" office:string-value="" calcext:value-type="error">
            <text:p>#DIV/0!</text:p>
          </table:table-cell>
          <table:table-cell table:style-name="ce2" table:formula="of:=DEGREES(ATAN2([.G289];[.F28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290]^2 + [.C290]^2 + [.D290]^2)" office:value-type="float" office:value="0" calcext:value-type="float">
            <text:p>0.00</text:p>
          </table:table-cell>
          <table:table-cell table:formula="of:=[.B290]/[.$E290]" office:value-type="string" office:string-value="" calcext:value-type="error">
            <text:p>#DIV/0!</text:p>
          </table:table-cell>
          <table:table-cell table:formula="of:=[.C290]/[.$E290]" office:value-type="string" office:string-value="" calcext:value-type="error">
            <text:p>#DIV/0!</text:p>
          </table:table-cell>
          <table:table-cell table:formula="of:=[.D290]/[.$E290]" office:value-type="string" office:string-value="" calcext:value-type="error">
            <text:p>#DIV/0!</text:p>
          </table:table-cell>
          <table:table-cell table:style-name="ce2" table:formula="of:=DEGREES(ATAN2([.G290];[.F29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291]^2 + [.C291]^2 + [.D291]^2)" office:value-type="float" office:value="0" calcext:value-type="float">
            <text:p>0.00</text:p>
          </table:table-cell>
          <table:table-cell table:formula="of:=[.B291]/[.$E291]" office:value-type="string" office:string-value="" calcext:value-type="error">
            <text:p>#DIV/0!</text:p>
          </table:table-cell>
          <table:table-cell table:formula="of:=[.C291]/[.$E291]" office:value-type="string" office:string-value="" calcext:value-type="error">
            <text:p>#DIV/0!</text:p>
          </table:table-cell>
          <table:table-cell table:formula="of:=[.D291]/[.$E291]" office:value-type="string" office:string-value="" calcext:value-type="error">
            <text:p>#DIV/0!</text:p>
          </table:table-cell>
          <table:table-cell table:style-name="ce2" table:formula="of:=DEGREES(ATAN2([.G291];[.F29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292]^2 + [.C292]^2 + [.D292]^2)" office:value-type="float" office:value="0" calcext:value-type="float">
            <text:p>0.00</text:p>
          </table:table-cell>
          <table:table-cell table:formula="of:=[.B292]/[.$E292]" office:value-type="string" office:string-value="" calcext:value-type="error">
            <text:p>#DIV/0!</text:p>
          </table:table-cell>
          <table:table-cell table:formula="of:=[.C292]/[.$E292]" office:value-type="string" office:string-value="" calcext:value-type="error">
            <text:p>#DIV/0!</text:p>
          </table:table-cell>
          <table:table-cell table:formula="of:=[.D292]/[.$E292]" office:value-type="string" office:string-value="" calcext:value-type="error">
            <text:p>#DIV/0!</text:p>
          </table:table-cell>
          <table:table-cell table:style-name="ce2" table:formula="of:=DEGREES(ATAN2([.G292];[.F29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293]^2 + [.C293]^2 + [.D293]^2)" office:value-type="float" office:value="0" calcext:value-type="float">
            <text:p>0.00</text:p>
          </table:table-cell>
          <table:table-cell table:formula="of:=[.B293]/[.$E293]" office:value-type="string" office:string-value="" calcext:value-type="error">
            <text:p>#DIV/0!</text:p>
          </table:table-cell>
          <table:table-cell table:formula="of:=[.C293]/[.$E293]" office:value-type="string" office:string-value="" calcext:value-type="error">
            <text:p>#DIV/0!</text:p>
          </table:table-cell>
          <table:table-cell table:formula="of:=[.D293]/[.$E293]" office:value-type="string" office:string-value="" calcext:value-type="error">
            <text:p>#DIV/0!</text:p>
          </table:table-cell>
          <table:table-cell table:style-name="ce2" table:formula="of:=DEGREES(ATAN2([.G293];[.F29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294]^2 + [.C294]^2 + [.D294]^2)" office:value-type="float" office:value="0" calcext:value-type="float">
            <text:p>0.00</text:p>
          </table:table-cell>
          <table:table-cell table:formula="of:=[.B294]/[.$E294]" office:value-type="string" office:string-value="" calcext:value-type="error">
            <text:p>#DIV/0!</text:p>
          </table:table-cell>
          <table:table-cell table:formula="of:=[.C294]/[.$E294]" office:value-type="string" office:string-value="" calcext:value-type="error">
            <text:p>#DIV/0!</text:p>
          </table:table-cell>
          <table:table-cell table:formula="of:=[.D294]/[.$E294]" office:value-type="string" office:string-value="" calcext:value-type="error">
            <text:p>#DIV/0!</text:p>
          </table:table-cell>
          <table:table-cell table:style-name="ce2" table:formula="of:=DEGREES(ATAN2([.G294];[.F29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295]^2 + [.C295]^2 + [.D295]^2)" office:value-type="float" office:value="0" calcext:value-type="float">
            <text:p>0.00</text:p>
          </table:table-cell>
          <table:table-cell table:formula="of:=[.B295]/[.$E295]" office:value-type="string" office:string-value="" calcext:value-type="error">
            <text:p>#DIV/0!</text:p>
          </table:table-cell>
          <table:table-cell table:formula="of:=[.C295]/[.$E295]" office:value-type="string" office:string-value="" calcext:value-type="error">
            <text:p>#DIV/0!</text:p>
          </table:table-cell>
          <table:table-cell table:formula="of:=[.D295]/[.$E295]" office:value-type="string" office:string-value="" calcext:value-type="error">
            <text:p>#DIV/0!</text:p>
          </table:table-cell>
          <table:table-cell table:style-name="ce2" table:formula="of:=DEGREES(ATAN2([.G295];[.F29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296]^2 + [.C296]^2 + [.D296]^2)" office:value-type="float" office:value="0" calcext:value-type="float">
            <text:p>0.00</text:p>
          </table:table-cell>
          <table:table-cell table:formula="of:=[.B296]/[.$E296]" office:value-type="string" office:string-value="" calcext:value-type="error">
            <text:p>#DIV/0!</text:p>
          </table:table-cell>
          <table:table-cell table:formula="of:=[.C296]/[.$E296]" office:value-type="string" office:string-value="" calcext:value-type="error">
            <text:p>#DIV/0!</text:p>
          </table:table-cell>
          <table:table-cell table:formula="of:=[.D296]/[.$E296]" office:value-type="string" office:string-value="" calcext:value-type="error">
            <text:p>#DIV/0!</text:p>
          </table:table-cell>
          <table:table-cell table:style-name="ce2" table:formula="of:=DEGREES(ATAN2([.G296];[.F29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297]^2 + [.C297]^2 + [.D297]^2)" office:value-type="float" office:value="0" calcext:value-type="float">
            <text:p>0.00</text:p>
          </table:table-cell>
          <table:table-cell table:formula="of:=[.B297]/[.$E297]" office:value-type="string" office:string-value="" calcext:value-type="error">
            <text:p>#DIV/0!</text:p>
          </table:table-cell>
          <table:table-cell table:formula="of:=[.C297]/[.$E297]" office:value-type="string" office:string-value="" calcext:value-type="error">
            <text:p>#DIV/0!</text:p>
          </table:table-cell>
          <table:table-cell table:formula="of:=[.D297]/[.$E297]" office:value-type="string" office:string-value="" calcext:value-type="error">
            <text:p>#DIV/0!</text:p>
          </table:table-cell>
          <table:table-cell table:style-name="ce2" table:formula="of:=DEGREES(ATAN2([.G297];[.F29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298]^2 + [.C298]^2 + [.D298]^2)" office:value-type="float" office:value="0" calcext:value-type="float">
            <text:p>0.00</text:p>
          </table:table-cell>
          <table:table-cell table:formula="of:=[.B298]/[.$E298]" office:value-type="string" office:string-value="" calcext:value-type="error">
            <text:p>#DIV/0!</text:p>
          </table:table-cell>
          <table:table-cell table:formula="of:=[.C298]/[.$E298]" office:value-type="string" office:string-value="" calcext:value-type="error">
            <text:p>#DIV/0!</text:p>
          </table:table-cell>
          <table:table-cell table:formula="of:=[.D298]/[.$E298]" office:value-type="string" office:string-value="" calcext:value-type="error">
            <text:p>#DIV/0!</text:p>
          </table:table-cell>
          <table:table-cell table:style-name="ce2" table:formula="of:=DEGREES(ATAN2([.G298];[.F29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299]^2 + [.C299]^2 + [.D299]^2)" office:value-type="float" office:value="0" calcext:value-type="float">
            <text:p>0.00</text:p>
          </table:table-cell>
          <table:table-cell table:formula="of:=[.B299]/[.$E299]" office:value-type="string" office:string-value="" calcext:value-type="error">
            <text:p>#DIV/0!</text:p>
          </table:table-cell>
          <table:table-cell table:formula="of:=[.C299]/[.$E299]" office:value-type="string" office:string-value="" calcext:value-type="error">
            <text:p>#DIV/0!</text:p>
          </table:table-cell>
          <table:table-cell table:formula="of:=[.D299]/[.$E299]" office:value-type="string" office:string-value="" calcext:value-type="error">
            <text:p>#DIV/0!</text:p>
          </table:table-cell>
          <table:table-cell table:style-name="ce2" table:formula="of:=DEGREES(ATAN2([.G299];[.F29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00]^2 + [.C300]^2 + [.D300]^2)" office:value-type="float" office:value="0" calcext:value-type="float">
            <text:p>0.00</text:p>
          </table:table-cell>
          <table:table-cell table:formula="of:=[.B300]/[.$E300]" office:value-type="string" office:string-value="" calcext:value-type="error">
            <text:p>#DIV/0!</text:p>
          </table:table-cell>
          <table:table-cell table:formula="of:=[.C300]/[.$E300]" office:value-type="string" office:string-value="" calcext:value-type="error">
            <text:p>#DIV/0!</text:p>
          </table:table-cell>
          <table:table-cell table:formula="of:=[.D300]/[.$E300]" office:value-type="string" office:string-value="" calcext:value-type="error">
            <text:p>#DIV/0!</text:p>
          </table:table-cell>
          <table:table-cell table:style-name="ce2" table:formula="of:=DEGREES(ATAN2([.G300];[.F30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01]^2 + [.C301]^2 + [.D301]^2)" office:value-type="float" office:value="0" calcext:value-type="float">
            <text:p>0.00</text:p>
          </table:table-cell>
          <table:table-cell table:formula="of:=[.B301]/[.$E301]" office:value-type="string" office:string-value="" calcext:value-type="error">
            <text:p>#DIV/0!</text:p>
          </table:table-cell>
          <table:table-cell table:formula="of:=[.C301]/[.$E301]" office:value-type="string" office:string-value="" calcext:value-type="error">
            <text:p>#DIV/0!</text:p>
          </table:table-cell>
          <table:table-cell table:formula="of:=[.D301]/[.$E301]" office:value-type="string" office:string-value="" calcext:value-type="error">
            <text:p>#DIV/0!</text:p>
          </table:table-cell>
          <table:table-cell table:style-name="ce2" table:formula="of:=DEGREES(ATAN2([.G301];[.F30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02]^2 + [.C302]^2 + [.D302]^2)" office:value-type="float" office:value="0" calcext:value-type="float">
            <text:p>0.00</text:p>
          </table:table-cell>
          <table:table-cell table:formula="of:=[.B302]/[.$E302]" office:value-type="string" office:string-value="" calcext:value-type="error">
            <text:p>#DIV/0!</text:p>
          </table:table-cell>
          <table:table-cell table:formula="of:=[.C302]/[.$E302]" office:value-type="string" office:string-value="" calcext:value-type="error">
            <text:p>#DIV/0!</text:p>
          </table:table-cell>
          <table:table-cell table:formula="of:=[.D302]/[.$E302]" office:value-type="string" office:string-value="" calcext:value-type="error">
            <text:p>#DIV/0!</text:p>
          </table:table-cell>
          <table:table-cell table:style-name="ce2" table:formula="of:=DEGREES(ATAN2([.G302];[.F30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03]^2 + [.C303]^2 + [.D303]^2)" office:value-type="float" office:value="0" calcext:value-type="float">
            <text:p>0.00</text:p>
          </table:table-cell>
          <table:table-cell table:formula="of:=[.B303]/[.$E303]" office:value-type="string" office:string-value="" calcext:value-type="error">
            <text:p>#DIV/0!</text:p>
          </table:table-cell>
          <table:table-cell table:formula="of:=[.C303]/[.$E303]" office:value-type="string" office:string-value="" calcext:value-type="error">
            <text:p>#DIV/0!</text:p>
          </table:table-cell>
          <table:table-cell table:formula="of:=[.D303]/[.$E303]" office:value-type="string" office:string-value="" calcext:value-type="error">
            <text:p>#DIV/0!</text:p>
          </table:table-cell>
          <table:table-cell table:style-name="ce2" table:formula="of:=DEGREES(ATAN2([.G303];[.F30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04]^2 + [.C304]^2 + [.D304]^2)" office:value-type="float" office:value="0" calcext:value-type="float">
            <text:p>0.00</text:p>
          </table:table-cell>
          <table:table-cell table:formula="of:=[.B304]/[.$E304]" office:value-type="string" office:string-value="" calcext:value-type="error">
            <text:p>#DIV/0!</text:p>
          </table:table-cell>
          <table:table-cell table:formula="of:=[.C304]/[.$E304]" office:value-type="string" office:string-value="" calcext:value-type="error">
            <text:p>#DIV/0!</text:p>
          </table:table-cell>
          <table:table-cell table:formula="of:=[.D304]/[.$E304]" office:value-type="string" office:string-value="" calcext:value-type="error">
            <text:p>#DIV/0!</text:p>
          </table:table-cell>
          <table:table-cell table:style-name="ce2" table:formula="of:=DEGREES(ATAN2([.G304];[.F30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05]^2 + [.C305]^2 + [.D305]^2)" office:value-type="float" office:value="0" calcext:value-type="float">
            <text:p>0.00</text:p>
          </table:table-cell>
          <table:table-cell table:formula="of:=[.B305]/[.$E305]" office:value-type="string" office:string-value="" calcext:value-type="error">
            <text:p>#DIV/0!</text:p>
          </table:table-cell>
          <table:table-cell table:formula="of:=[.C305]/[.$E305]" office:value-type="string" office:string-value="" calcext:value-type="error">
            <text:p>#DIV/0!</text:p>
          </table:table-cell>
          <table:table-cell table:formula="of:=[.D305]/[.$E305]" office:value-type="string" office:string-value="" calcext:value-type="error">
            <text:p>#DIV/0!</text:p>
          </table:table-cell>
          <table:table-cell table:style-name="ce2" table:formula="of:=DEGREES(ATAN2([.G305];[.F30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06]^2 + [.C306]^2 + [.D306]^2)" office:value-type="float" office:value="0" calcext:value-type="float">
            <text:p>0.00</text:p>
          </table:table-cell>
          <table:table-cell table:formula="of:=[.B306]/[.$E306]" office:value-type="string" office:string-value="" calcext:value-type="error">
            <text:p>#DIV/0!</text:p>
          </table:table-cell>
          <table:table-cell table:formula="of:=[.C306]/[.$E306]" office:value-type="string" office:string-value="" calcext:value-type="error">
            <text:p>#DIV/0!</text:p>
          </table:table-cell>
          <table:table-cell table:formula="of:=[.D306]/[.$E306]" office:value-type="string" office:string-value="" calcext:value-type="error">
            <text:p>#DIV/0!</text:p>
          </table:table-cell>
          <table:table-cell table:style-name="ce2" table:formula="of:=DEGREES(ATAN2([.G306];[.F30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07]^2 + [.C307]^2 + [.D307]^2)" office:value-type="float" office:value="0" calcext:value-type="float">
            <text:p>0.00</text:p>
          </table:table-cell>
          <table:table-cell table:formula="of:=[.B307]/[.$E307]" office:value-type="string" office:string-value="" calcext:value-type="error">
            <text:p>#DIV/0!</text:p>
          </table:table-cell>
          <table:table-cell table:formula="of:=[.C307]/[.$E307]" office:value-type="string" office:string-value="" calcext:value-type="error">
            <text:p>#DIV/0!</text:p>
          </table:table-cell>
          <table:table-cell table:formula="of:=[.D307]/[.$E307]" office:value-type="string" office:string-value="" calcext:value-type="error">
            <text:p>#DIV/0!</text:p>
          </table:table-cell>
          <table:table-cell table:style-name="ce2" table:formula="of:=DEGREES(ATAN2([.G307];[.F30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08]^2 + [.C308]^2 + [.D308]^2)" office:value-type="float" office:value="0" calcext:value-type="float">
            <text:p>0.00</text:p>
          </table:table-cell>
          <table:table-cell table:formula="of:=[.B308]/[.$E308]" office:value-type="string" office:string-value="" calcext:value-type="error">
            <text:p>#DIV/0!</text:p>
          </table:table-cell>
          <table:table-cell table:formula="of:=[.C308]/[.$E308]" office:value-type="string" office:string-value="" calcext:value-type="error">
            <text:p>#DIV/0!</text:p>
          </table:table-cell>
          <table:table-cell table:formula="of:=[.D308]/[.$E308]" office:value-type="string" office:string-value="" calcext:value-type="error">
            <text:p>#DIV/0!</text:p>
          </table:table-cell>
          <table:table-cell table:style-name="ce2" table:formula="of:=DEGREES(ATAN2([.G308];[.F30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09]^2 + [.C309]^2 + [.D309]^2)" office:value-type="float" office:value="0" calcext:value-type="float">
            <text:p>0.00</text:p>
          </table:table-cell>
          <table:table-cell table:formula="of:=[.B309]/[.$E309]" office:value-type="string" office:string-value="" calcext:value-type="error">
            <text:p>#DIV/0!</text:p>
          </table:table-cell>
          <table:table-cell table:formula="of:=[.C309]/[.$E309]" office:value-type="string" office:string-value="" calcext:value-type="error">
            <text:p>#DIV/0!</text:p>
          </table:table-cell>
          <table:table-cell table:formula="of:=[.D309]/[.$E309]" office:value-type="string" office:string-value="" calcext:value-type="error">
            <text:p>#DIV/0!</text:p>
          </table:table-cell>
          <table:table-cell table:style-name="ce2" table:formula="of:=DEGREES(ATAN2([.G309];[.F30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10]^2 + [.C310]^2 + [.D310]^2)" office:value-type="float" office:value="0" calcext:value-type="float">
            <text:p>0.00</text:p>
          </table:table-cell>
          <table:table-cell table:formula="of:=[.B310]/[.$E310]" office:value-type="string" office:string-value="" calcext:value-type="error">
            <text:p>#DIV/0!</text:p>
          </table:table-cell>
          <table:table-cell table:formula="of:=[.C310]/[.$E310]" office:value-type="string" office:string-value="" calcext:value-type="error">
            <text:p>#DIV/0!</text:p>
          </table:table-cell>
          <table:table-cell table:formula="of:=[.D310]/[.$E310]" office:value-type="string" office:string-value="" calcext:value-type="error">
            <text:p>#DIV/0!</text:p>
          </table:table-cell>
          <table:table-cell table:style-name="ce2" table:formula="of:=DEGREES(ATAN2([.G310];[.F31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11]^2 + [.C311]^2 + [.D311]^2)" office:value-type="float" office:value="0" calcext:value-type="float">
            <text:p>0.00</text:p>
          </table:table-cell>
          <table:table-cell table:formula="of:=[.B311]/[.$E311]" office:value-type="string" office:string-value="" calcext:value-type="error">
            <text:p>#DIV/0!</text:p>
          </table:table-cell>
          <table:table-cell table:formula="of:=[.C311]/[.$E311]" office:value-type="string" office:string-value="" calcext:value-type="error">
            <text:p>#DIV/0!</text:p>
          </table:table-cell>
          <table:table-cell table:formula="of:=[.D311]/[.$E311]" office:value-type="string" office:string-value="" calcext:value-type="error">
            <text:p>#DIV/0!</text:p>
          </table:table-cell>
          <table:table-cell table:style-name="ce2" table:formula="of:=DEGREES(ATAN2([.G311];[.F31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12]^2 + [.C312]^2 + [.D312]^2)" office:value-type="float" office:value="0" calcext:value-type="float">
            <text:p>0.00</text:p>
          </table:table-cell>
          <table:table-cell table:formula="of:=[.B312]/[.$E312]" office:value-type="string" office:string-value="" calcext:value-type="error">
            <text:p>#DIV/0!</text:p>
          </table:table-cell>
          <table:table-cell table:formula="of:=[.C312]/[.$E312]" office:value-type="string" office:string-value="" calcext:value-type="error">
            <text:p>#DIV/0!</text:p>
          </table:table-cell>
          <table:table-cell table:formula="of:=[.D312]/[.$E312]" office:value-type="string" office:string-value="" calcext:value-type="error">
            <text:p>#DIV/0!</text:p>
          </table:table-cell>
          <table:table-cell table:style-name="ce2" table:formula="of:=DEGREES(ATAN2([.G312];[.F31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13]^2 + [.C313]^2 + [.D313]^2)" office:value-type="float" office:value="0" calcext:value-type="float">
            <text:p>0.00</text:p>
          </table:table-cell>
          <table:table-cell table:formula="of:=[.B313]/[.$E313]" office:value-type="string" office:string-value="" calcext:value-type="error">
            <text:p>#DIV/0!</text:p>
          </table:table-cell>
          <table:table-cell table:formula="of:=[.C313]/[.$E313]" office:value-type="string" office:string-value="" calcext:value-type="error">
            <text:p>#DIV/0!</text:p>
          </table:table-cell>
          <table:table-cell table:formula="of:=[.D313]/[.$E313]" office:value-type="string" office:string-value="" calcext:value-type="error">
            <text:p>#DIV/0!</text:p>
          </table:table-cell>
          <table:table-cell table:style-name="ce2" table:formula="of:=DEGREES(ATAN2([.G313];[.F31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14]^2 + [.C314]^2 + [.D314]^2)" office:value-type="float" office:value="0" calcext:value-type="float">
            <text:p>0.00</text:p>
          </table:table-cell>
          <table:table-cell table:formula="of:=[.B314]/[.$E314]" office:value-type="string" office:string-value="" calcext:value-type="error">
            <text:p>#DIV/0!</text:p>
          </table:table-cell>
          <table:table-cell table:formula="of:=[.C314]/[.$E314]" office:value-type="string" office:string-value="" calcext:value-type="error">
            <text:p>#DIV/0!</text:p>
          </table:table-cell>
          <table:table-cell table:formula="of:=[.D314]/[.$E314]" office:value-type="string" office:string-value="" calcext:value-type="error">
            <text:p>#DIV/0!</text:p>
          </table:table-cell>
          <table:table-cell table:style-name="ce2" table:formula="of:=DEGREES(ATAN2([.G314];[.F31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15]^2 + [.C315]^2 + [.D315]^2)" office:value-type="float" office:value="0" calcext:value-type="float">
            <text:p>0.00</text:p>
          </table:table-cell>
          <table:table-cell table:formula="of:=[.B315]/[.$E315]" office:value-type="string" office:string-value="" calcext:value-type="error">
            <text:p>#DIV/0!</text:p>
          </table:table-cell>
          <table:table-cell table:formula="of:=[.C315]/[.$E315]" office:value-type="string" office:string-value="" calcext:value-type="error">
            <text:p>#DIV/0!</text:p>
          </table:table-cell>
          <table:table-cell table:formula="of:=[.D315]/[.$E315]" office:value-type="string" office:string-value="" calcext:value-type="error">
            <text:p>#DIV/0!</text:p>
          </table:table-cell>
          <table:table-cell table:style-name="ce2" table:formula="of:=DEGREES(ATAN2([.G315];[.F31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16]^2 + [.C316]^2 + [.D316]^2)" office:value-type="float" office:value="0" calcext:value-type="float">
            <text:p>0.00</text:p>
          </table:table-cell>
          <table:table-cell table:formula="of:=[.B316]/[.$E316]" office:value-type="string" office:string-value="" calcext:value-type="error">
            <text:p>#DIV/0!</text:p>
          </table:table-cell>
          <table:table-cell table:formula="of:=[.C316]/[.$E316]" office:value-type="string" office:string-value="" calcext:value-type="error">
            <text:p>#DIV/0!</text:p>
          </table:table-cell>
          <table:table-cell table:formula="of:=[.D316]/[.$E316]" office:value-type="string" office:string-value="" calcext:value-type="error">
            <text:p>#DIV/0!</text:p>
          </table:table-cell>
          <table:table-cell table:style-name="ce2" table:formula="of:=DEGREES(ATAN2([.G316];[.F31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17]^2 + [.C317]^2 + [.D317]^2)" office:value-type="float" office:value="0" calcext:value-type="float">
            <text:p>0.00</text:p>
          </table:table-cell>
          <table:table-cell table:formula="of:=[.B317]/[.$E317]" office:value-type="string" office:string-value="" calcext:value-type="error">
            <text:p>#DIV/0!</text:p>
          </table:table-cell>
          <table:table-cell table:formula="of:=[.C317]/[.$E317]" office:value-type="string" office:string-value="" calcext:value-type="error">
            <text:p>#DIV/0!</text:p>
          </table:table-cell>
          <table:table-cell table:formula="of:=[.D317]/[.$E317]" office:value-type="string" office:string-value="" calcext:value-type="error">
            <text:p>#DIV/0!</text:p>
          </table:table-cell>
          <table:table-cell table:style-name="ce2" table:formula="of:=DEGREES(ATAN2([.G317];[.F31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18]^2 + [.C318]^2 + [.D318]^2)" office:value-type="float" office:value="0" calcext:value-type="float">
            <text:p>0.00</text:p>
          </table:table-cell>
          <table:table-cell table:formula="of:=[.B318]/[.$E318]" office:value-type="string" office:string-value="" calcext:value-type="error">
            <text:p>#DIV/0!</text:p>
          </table:table-cell>
          <table:table-cell table:formula="of:=[.C318]/[.$E318]" office:value-type="string" office:string-value="" calcext:value-type="error">
            <text:p>#DIV/0!</text:p>
          </table:table-cell>
          <table:table-cell table:formula="of:=[.D318]/[.$E318]" office:value-type="string" office:string-value="" calcext:value-type="error">
            <text:p>#DIV/0!</text:p>
          </table:table-cell>
          <table:table-cell table:style-name="ce2" table:formula="of:=DEGREES(ATAN2([.G318];[.F31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19]^2 + [.C319]^2 + [.D319]^2)" office:value-type="float" office:value="0" calcext:value-type="float">
            <text:p>0.00</text:p>
          </table:table-cell>
          <table:table-cell table:formula="of:=[.B319]/[.$E319]" office:value-type="string" office:string-value="" calcext:value-type="error">
            <text:p>#DIV/0!</text:p>
          </table:table-cell>
          <table:table-cell table:formula="of:=[.C319]/[.$E319]" office:value-type="string" office:string-value="" calcext:value-type="error">
            <text:p>#DIV/0!</text:p>
          </table:table-cell>
          <table:table-cell table:formula="of:=[.D319]/[.$E319]" office:value-type="string" office:string-value="" calcext:value-type="error">
            <text:p>#DIV/0!</text:p>
          </table:table-cell>
          <table:table-cell table:style-name="ce2" table:formula="of:=DEGREES(ATAN2([.G319];[.F31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20]^2 + [.C320]^2 + [.D320]^2)" office:value-type="float" office:value="0" calcext:value-type="float">
            <text:p>0.00</text:p>
          </table:table-cell>
          <table:table-cell table:formula="of:=[.B320]/[.$E320]" office:value-type="string" office:string-value="" calcext:value-type="error">
            <text:p>#DIV/0!</text:p>
          </table:table-cell>
          <table:table-cell table:formula="of:=[.C320]/[.$E320]" office:value-type="string" office:string-value="" calcext:value-type="error">
            <text:p>#DIV/0!</text:p>
          </table:table-cell>
          <table:table-cell table:formula="of:=[.D320]/[.$E320]" office:value-type="string" office:string-value="" calcext:value-type="error">
            <text:p>#DIV/0!</text:p>
          </table:table-cell>
          <table:table-cell table:style-name="ce2" table:formula="of:=DEGREES(ATAN2([.G320];[.F32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21]^2 + [.C321]^2 + [.D321]^2)" office:value-type="float" office:value="0" calcext:value-type="float">
            <text:p>0.00</text:p>
          </table:table-cell>
          <table:table-cell table:formula="of:=[.B321]/[.$E321]" office:value-type="string" office:string-value="" calcext:value-type="error">
            <text:p>#DIV/0!</text:p>
          </table:table-cell>
          <table:table-cell table:formula="of:=[.C321]/[.$E321]" office:value-type="string" office:string-value="" calcext:value-type="error">
            <text:p>#DIV/0!</text:p>
          </table:table-cell>
          <table:table-cell table:formula="of:=[.D321]/[.$E321]" office:value-type="string" office:string-value="" calcext:value-type="error">
            <text:p>#DIV/0!</text:p>
          </table:table-cell>
          <table:table-cell table:style-name="ce2" table:formula="of:=DEGREES(ATAN2([.G321];[.F32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22]^2 + [.C322]^2 + [.D322]^2)" office:value-type="float" office:value="0" calcext:value-type="float">
            <text:p>0.00</text:p>
          </table:table-cell>
          <table:table-cell table:formula="of:=[.B322]/[.$E322]" office:value-type="string" office:string-value="" calcext:value-type="error">
            <text:p>#DIV/0!</text:p>
          </table:table-cell>
          <table:table-cell table:formula="of:=[.C322]/[.$E322]" office:value-type="string" office:string-value="" calcext:value-type="error">
            <text:p>#DIV/0!</text:p>
          </table:table-cell>
          <table:table-cell table:formula="of:=[.D322]/[.$E322]" office:value-type="string" office:string-value="" calcext:value-type="error">
            <text:p>#DIV/0!</text:p>
          </table:table-cell>
          <table:table-cell table:style-name="ce2" table:formula="of:=DEGREES(ATAN2([.G322];[.F32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23]^2 + [.C323]^2 + [.D323]^2)" office:value-type="float" office:value="0" calcext:value-type="float">
            <text:p>0.00</text:p>
          </table:table-cell>
          <table:table-cell table:formula="of:=[.B323]/[.$E323]" office:value-type="string" office:string-value="" calcext:value-type="error">
            <text:p>#DIV/0!</text:p>
          </table:table-cell>
          <table:table-cell table:formula="of:=[.C323]/[.$E323]" office:value-type="string" office:string-value="" calcext:value-type="error">
            <text:p>#DIV/0!</text:p>
          </table:table-cell>
          <table:table-cell table:formula="of:=[.D323]/[.$E323]" office:value-type="string" office:string-value="" calcext:value-type="error">
            <text:p>#DIV/0!</text:p>
          </table:table-cell>
          <table:table-cell table:style-name="ce2" table:formula="of:=DEGREES(ATAN2([.G323];[.F32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24]^2 + [.C324]^2 + [.D324]^2)" office:value-type="float" office:value="0" calcext:value-type="float">
            <text:p>0.00</text:p>
          </table:table-cell>
          <table:table-cell table:formula="of:=[.B324]/[.$E324]" office:value-type="string" office:string-value="" calcext:value-type="error">
            <text:p>#DIV/0!</text:p>
          </table:table-cell>
          <table:table-cell table:formula="of:=[.C324]/[.$E324]" office:value-type="string" office:string-value="" calcext:value-type="error">
            <text:p>#DIV/0!</text:p>
          </table:table-cell>
          <table:table-cell table:formula="of:=[.D324]/[.$E324]" office:value-type="string" office:string-value="" calcext:value-type="error">
            <text:p>#DIV/0!</text:p>
          </table:table-cell>
          <table:table-cell table:style-name="ce2" table:formula="of:=DEGREES(ATAN2([.G324];[.F32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25]^2 + [.C325]^2 + [.D325]^2)" office:value-type="float" office:value="0" calcext:value-type="float">
            <text:p>0.00</text:p>
          </table:table-cell>
          <table:table-cell table:formula="of:=[.B325]/[.$E325]" office:value-type="string" office:string-value="" calcext:value-type="error">
            <text:p>#DIV/0!</text:p>
          </table:table-cell>
          <table:table-cell table:formula="of:=[.C325]/[.$E325]" office:value-type="string" office:string-value="" calcext:value-type="error">
            <text:p>#DIV/0!</text:p>
          </table:table-cell>
          <table:table-cell table:formula="of:=[.D325]/[.$E325]" office:value-type="string" office:string-value="" calcext:value-type="error">
            <text:p>#DIV/0!</text:p>
          </table:table-cell>
          <table:table-cell table:style-name="ce2" table:formula="of:=DEGREES(ATAN2([.G325];[.F32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26]^2 + [.C326]^2 + [.D326]^2)" office:value-type="float" office:value="0" calcext:value-type="float">
            <text:p>0.00</text:p>
          </table:table-cell>
          <table:table-cell table:formula="of:=[.B326]/[.$E326]" office:value-type="string" office:string-value="" calcext:value-type="error">
            <text:p>#DIV/0!</text:p>
          </table:table-cell>
          <table:table-cell table:formula="of:=[.C326]/[.$E326]" office:value-type="string" office:string-value="" calcext:value-type="error">
            <text:p>#DIV/0!</text:p>
          </table:table-cell>
          <table:table-cell table:formula="of:=[.D326]/[.$E326]" office:value-type="string" office:string-value="" calcext:value-type="error">
            <text:p>#DIV/0!</text:p>
          </table:table-cell>
          <table:table-cell table:style-name="ce2" table:formula="of:=DEGREES(ATAN2([.G326];[.F32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27]^2 + [.C327]^2 + [.D327]^2)" office:value-type="float" office:value="0" calcext:value-type="float">
            <text:p>0.00</text:p>
          </table:table-cell>
          <table:table-cell table:formula="of:=[.B327]/[.$E327]" office:value-type="string" office:string-value="" calcext:value-type="error">
            <text:p>#DIV/0!</text:p>
          </table:table-cell>
          <table:table-cell table:formula="of:=[.C327]/[.$E327]" office:value-type="string" office:string-value="" calcext:value-type="error">
            <text:p>#DIV/0!</text:p>
          </table:table-cell>
          <table:table-cell table:formula="of:=[.D327]/[.$E327]" office:value-type="string" office:string-value="" calcext:value-type="error">
            <text:p>#DIV/0!</text:p>
          </table:table-cell>
          <table:table-cell table:style-name="ce2" table:formula="of:=DEGREES(ATAN2([.G327];[.F32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28]^2 + [.C328]^2 + [.D328]^2)" office:value-type="float" office:value="0" calcext:value-type="float">
            <text:p>0.00</text:p>
          </table:table-cell>
          <table:table-cell table:formula="of:=[.B328]/[.$E328]" office:value-type="string" office:string-value="" calcext:value-type="error">
            <text:p>#DIV/0!</text:p>
          </table:table-cell>
          <table:table-cell table:formula="of:=[.C328]/[.$E328]" office:value-type="string" office:string-value="" calcext:value-type="error">
            <text:p>#DIV/0!</text:p>
          </table:table-cell>
          <table:table-cell table:formula="of:=[.D328]/[.$E328]" office:value-type="string" office:string-value="" calcext:value-type="error">
            <text:p>#DIV/0!</text:p>
          </table:table-cell>
          <table:table-cell table:style-name="ce2" table:formula="of:=DEGREES(ATAN2([.G328];[.F32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29]^2 + [.C329]^2 + [.D329]^2)" office:value-type="float" office:value="0" calcext:value-type="float">
            <text:p>0.00</text:p>
          </table:table-cell>
          <table:table-cell table:formula="of:=[.B329]/[.$E329]" office:value-type="string" office:string-value="" calcext:value-type="error">
            <text:p>#DIV/0!</text:p>
          </table:table-cell>
          <table:table-cell table:formula="of:=[.C329]/[.$E329]" office:value-type="string" office:string-value="" calcext:value-type="error">
            <text:p>#DIV/0!</text:p>
          </table:table-cell>
          <table:table-cell table:formula="of:=[.D329]/[.$E329]" office:value-type="string" office:string-value="" calcext:value-type="error">
            <text:p>#DIV/0!</text:p>
          </table:table-cell>
          <table:table-cell table:style-name="ce2" table:formula="of:=DEGREES(ATAN2([.G329];[.F32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30]^2 + [.C330]^2 + [.D330]^2)" office:value-type="float" office:value="0" calcext:value-type="float">
            <text:p>0.00</text:p>
          </table:table-cell>
          <table:table-cell table:formula="of:=[.B330]/[.$E330]" office:value-type="string" office:string-value="" calcext:value-type="error">
            <text:p>#DIV/0!</text:p>
          </table:table-cell>
          <table:table-cell table:formula="of:=[.C330]/[.$E330]" office:value-type="string" office:string-value="" calcext:value-type="error">
            <text:p>#DIV/0!</text:p>
          </table:table-cell>
          <table:table-cell table:formula="of:=[.D330]/[.$E330]" office:value-type="string" office:string-value="" calcext:value-type="error">
            <text:p>#DIV/0!</text:p>
          </table:table-cell>
          <table:table-cell table:style-name="ce2" table:formula="of:=DEGREES(ATAN2([.G330];[.F33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31]^2 + [.C331]^2 + [.D331]^2)" office:value-type="float" office:value="0" calcext:value-type="float">
            <text:p>0.00</text:p>
          </table:table-cell>
          <table:table-cell table:formula="of:=[.B331]/[.$E331]" office:value-type="string" office:string-value="" calcext:value-type="error">
            <text:p>#DIV/0!</text:p>
          </table:table-cell>
          <table:table-cell table:formula="of:=[.C331]/[.$E331]" office:value-type="string" office:string-value="" calcext:value-type="error">
            <text:p>#DIV/0!</text:p>
          </table:table-cell>
          <table:table-cell table:formula="of:=[.D331]/[.$E331]" office:value-type="string" office:string-value="" calcext:value-type="error">
            <text:p>#DIV/0!</text:p>
          </table:table-cell>
          <table:table-cell table:style-name="ce2" table:formula="of:=DEGREES(ATAN2([.G331];[.F33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32]^2 + [.C332]^2 + [.D332]^2)" office:value-type="float" office:value="0" calcext:value-type="float">
            <text:p>0.00</text:p>
          </table:table-cell>
          <table:table-cell table:formula="of:=[.B332]/[.$E332]" office:value-type="string" office:string-value="" calcext:value-type="error">
            <text:p>#DIV/0!</text:p>
          </table:table-cell>
          <table:table-cell table:formula="of:=[.C332]/[.$E332]" office:value-type="string" office:string-value="" calcext:value-type="error">
            <text:p>#DIV/0!</text:p>
          </table:table-cell>
          <table:table-cell table:formula="of:=[.D332]/[.$E332]" office:value-type="string" office:string-value="" calcext:value-type="error">
            <text:p>#DIV/0!</text:p>
          </table:table-cell>
          <table:table-cell table:style-name="ce2" table:formula="of:=DEGREES(ATAN2([.G332];[.F33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33]^2 + [.C333]^2 + [.D333]^2)" office:value-type="float" office:value="0" calcext:value-type="float">
            <text:p>0.00</text:p>
          </table:table-cell>
          <table:table-cell table:formula="of:=[.B333]/[.$E333]" office:value-type="string" office:string-value="" calcext:value-type="error">
            <text:p>#DIV/0!</text:p>
          </table:table-cell>
          <table:table-cell table:formula="of:=[.C333]/[.$E333]" office:value-type="string" office:string-value="" calcext:value-type="error">
            <text:p>#DIV/0!</text:p>
          </table:table-cell>
          <table:table-cell table:formula="of:=[.D333]/[.$E333]" office:value-type="string" office:string-value="" calcext:value-type="error">
            <text:p>#DIV/0!</text:p>
          </table:table-cell>
          <table:table-cell table:style-name="ce2" table:formula="of:=DEGREES(ATAN2([.G333];[.F33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34]^2 + [.C334]^2 + [.D334]^2)" office:value-type="float" office:value="0" calcext:value-type="float">
            <text:p>0.00</text:p>
          </table:table-cell>
          <table:table-cell table:formula="of:=[.B334]/[.$E334]" office:value-type="string" office:string-value="" calcext:value-type="error">
            <text:p>#DIV/0!</text:p>
          </table:table-cell>
          <table:table-cell table:formula="of:=[.C334]/[.$E334]" office:value-type="string" office:string-value="" calcext:value-type="error">
            <text:p>#DIV/0!</text:p>
          </table:table-cell>
          <table:table-cell table:formula="of:=[.D334]/[.$E334]" office:value-type="string" office:string-value="" calcext:value-type="error">
            <text:p>#DIV/0!</text:p>
          </table:table-cell>
          <table:table-cell table:style-name="ce2" table:formula="of:=DEGREES(ATAN2([.G334];[.F33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35]^2 + [.C335]^2 + [.D335]^2)" office:value-type="float" office:value="0" calcext:value-type="float">
            <text:p>0.00</text:p>
          </table:table-cell>
          <table:table-cell table:formula="of:=[.B335]/[.$E335]" office:value-type="string" office:string-value="" calcext:value-type="error">
            <text:p>#DIV/0!</text:p>
          </table:table-cell>
          <table:table-cell table:formula="of:=[.C335]/[.$E335]" office:value-type="string" office:string-value="" calcext:value-type="error">
            <text:p>#DIV/0!</text:p>
          </table:table-cell>
          <table:table-cell table:formula="of:=[.D335]/[.$E335]" office:value-type="string" office:string-value="" calcext:value-type="error">
            <text:p>#DIV/0!</text:p>
          </table:table-cell>
          <table:table-cell table:style-name="ce2" table:formula="of:=DEGREES(ATAN2([.G335];[.F33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36]^2 + [.C336]^2 + [.D336]^2)" office:value-type="float" office:value="0" calcext:value-type="float">
            <text:p>0.00</text:p>
          </table:table-cell>
          <table:table-cell table:formula="of:=[.B336]/[.$E336]" office:value-type="string" office:string-value="" calcext:value-type="error">
            <text:p>#DIV/0!</text:p>
          </table:table-cell>
          <table:table-cell table:formula="of:=[.C336]/[.$E336]" office:value-type="string" office:string-value="" calcext:value-type="error">
            <text:p>#DIV/0!</text:p>
          </table:table-cell>
          <table:table-cell table:formula="of:=[.D336]/[.$E336]" office:value-type="string" office:string-value="" calcext:value-type="error">
            <text:p>#DIV/0!</text:p>
          </table:table-cell>
          <table:table-cell table:style-name="ce2" table:formula="of:=DEGREES(ATAN2([.G336];[.F33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37]^2 + [.C337]^2 + [.D337]^2)" office:value-type="float" office:value="0" calcext:value-type="float">
            <text:p>0.00</text:p>
          </table:table-cell>
          <table:table-cell table:formula="of:=[.B337]/[.$E337]" office:value-type="string" office:string-value="" calcext:value-type="error">
            <text:p>#DIV/0!</text:p>
          </table:table-cell>
          <table:table-cell table:formula="of:=[.C337]/[.$E337]" office:value-type="string" office:string-value="" calcext:value-type="error">
            <text:p>#DIV/0!</text:p>
          </table:table-cell>
          <table:table-cell table:formula="of:=[.D337]/[.$E337]" office:value-type="string" office:string-value="" calcext:value-type="error">
            <text:p>#DIV/0!</text:p>
          </table:table-cell>
          <table:table-cell table:style-name="ce2" table:formula="of:=DEGREES(ATAN2([.G337];[.F33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38]^2 + [.C338]^2 + [.D338]^2)" office:value-type="float" office:value="0" calcext:value-type="float">
            <text:p>0.00</text:p>
          </table:table-cell>
          <table:table-cell table:formula="of:=[.B338]/[.$E338]" office:value-type="string" office:string-value="" calcext:value-type="error">
            <text:p>#DIV/0!</text:p>
          </table:table-cell>
          <table:table-cell table:formula="of:=[.C338]/[.$E338]" office:value-type="string" office:string-value="" calcext:value-type="error">
            <text:p>#DIV/0!</text:p>
          </table:table-cell>
          <table:table-cell table:formula="of:=[.D338]/[.$E338]" office:value-type="string" office:string-value="" calcext:value-type="error">
            <text:p>#DIV/0!</text:p>
          </table:table-cell>
          <table:table-cell table:style-name="ce2" table:formula="of:=DEGREES(ATAN2([.G338];[.F33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39]^2 + [.C339]^2 + [.D339]^2)" office:value-type="float" office:value="0" calcext:value-type="float">
            <text:p>0.00</text:p>
          </table:table-cell>
          <table:table-cell table:formula="of:=[.B339]/[.$E339]" office:value-type="string" office:string-value="" calcext:value-type="error">
            <text:p>#DIV/0!</text:p>
          </table:table-cell>
          <table:table-cell table:formula="of:=[.C339]/[.$E339]" office:value-type="string" office:string-value="" calcext:value-type="error">
            <text:p>#DIV/0!</text:p>
          </table:table-cell>
          <table:table-cell table:formula="of:=[.D339]/[.$E339]" office:value-type="string" office:string-value="" calcext:value-type="error">
            <text:p>#DIV/0!</text:p>
          </table:table-cell>
          <table:table-cell table:style-name="ce2" table:formula="of:=DEGREES(ATAN2([.G339];[.F33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40]^2 + [.C340]^2 + [.D340]^2)" office:value-type="float" office:value="0" calcext:value-type="float">
            <text:p>0.00</text:p>
          </table:table-cell>
          <table:table-cell table:formula="of:=[.B340]/[.$E340]" office:value-type="string" office:string-value="" calcext:value-type="error">
            <text:p>#DIV/0!</text:p>
          </table:table-cell>
          <table:table-cell table:formula="of:=[.C340]/[.$E340]" office:value-type="string" office:string-value="" calcext:value-type="error">
            <text:p>#DIV/0!</text:p>
          </table:table-cell>
          <table:table-cell table:formula="of:=[.D340]/[.$E340]" office:value-type="string" office:string-value="" calcext:value-type="error">
            <text:p>#DIV/0!</text:p>
          </table:table-cell>
          <table:table-cell table:style-name="ce2" table:formula="of:=DEGREES(ATAN2([.G340];[.F34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41]^2 + [.C341]^2 + [.D341]^2)" office:value-type="float" office:value="0" calcext:value-type="float">
            <text:p>0.00</text:p>
          </table:table-cell>
          <table:table-cell table:formula="of:=[.B341]/[.$E341]" office:value-type="string" office:string-value="" calcext:value-type="error">
            <text:p>#DIV/0!</text:p>
          </table:table-cell>
          <table:table-cell table:formula="of:=[.C341]/[.$E341]" office:value-type="string" office:string-value="" calcext:value-type="error">
            <text:p>#DIV/0!</text:p>
          </table:table-cell>
          <table:table-cell table:formula="of:=[.D341]/[.$E341]" office:value-type="string" office:string-value="" calcext:value-type="error">
            <text:p>#DIV/0!</text:p>
          </table:table-cell>
          <table:table-cell table:style-name="ce2" table:formula="of:=DEGREES(ATAN2([.G341];[.F34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42]^2 + [.C342]^2 + [.D342]^2)" office:value-type="float" office:value="0" calcext:value-type="float">
            <text:p>0.00</text:p>
          </table:table-cell>
          <table:table-cell table:formula="of:=[.B342]/[.$E342]" office:value-type="string" office:string-value="" calcext:value-type="error">
            <text:p>#DIV/0!</text:p>
          </table:table-cell>
          <table:table-cell table:formula="of:=[.C342]/[.$E342]" office:value-type="string" office:string-value="" calcext:value-type="error">
            <text:p>#DIV/0!</text:p>
          </table:table-cell>
          <table:table-cell table:formula="of:=[.D342]/[.$E342]" office:value-type="string" office:string-value="" calcext:value-type="error">
            <text:p>#DIV/0!</text:p>
          </table:table-cell>
          <table:table-cell table:style-name="ce2" table:formula="of:=DEGREES(ATAN2([.G342];[.F34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43]^2 + [.C343]^2 + [.D343]^2)" office:value-type="float" office:value="0" calcext:value-type="float">
            <text:p>0.00</text:p>
          </table:table-cell>
          <table:table-cell table:formula="of:=[.B343]/[.$E343]" office:value-type="string" office:string-value="" calcext:value-type="error">
            <text:p>#DIV/0!</text:p>
          </table:table-cell>
          <table:table-cell table:formula="of:=[.C343]/[.$E343]" office:value-type="string" office:string-value="" calcext:value-type="error">
            <text:p>#DIV/0!</text:p>
          </table:table-cell>
          <table:table-cell table:formula="of:=[.D343]/[.$E343]" office:value-type="string" office:string-value="" calcext:value-type="error">
            <text:p>#DIV/0!</text:p>
          </table:table-cell>
          <table:table-cell table:style-name="ce2" table:formula="of:=DEGREES(ATAN2([.G343];[.F34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44]^2 + [.C344]^2 + [.D344]^2)" office:value-type="float" office:value="0" calcext:value-type="float">
            <text:p>0.00</text:p>
          </table:table-cell>
          <table:table-cell table:formula="of:=[.B344]/[.$E344]" office:value-type="string" office:string-value="" calcext:value-type="error">
            <text:p>#DIV/0!</text:p>
          </table:table-cell>
          <table:table-cell table:formula="of:=[.C344]/[.$E344]" office:value-type="string" office:string-value="" calcext:value-type="error">
            <text:p>#DIV/0!</text:p>
          </table:table-cell>
          <table:table-cell table:formula="of:=[.D344]/[.$E344]" office:value-type="string" office:string-value="" calcext:value-type="error">
            <text:p>#DIV/0!</text:p>
          </table:table-cell>
          <table:table-cell table:style-name="ce2" table:formula="of:=DEGREES(ATAN2([.G344];[.F34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45]^2 + [.C345]^2 + [.D345]^2)" office:value-type="float" office:value="0" calcext:value-type="float">
            <text:p>0.00</text:p>
          </table:table-cell>
          <table:table-cell table:formula="of:=[.B345]/[.$E345]" office:value-type="string" office:string-value="" calcext:value-type="error">
            <text:p>#DIV/0!</text:p>
          </table:table-cell>
          <table:table-cell table:formula="of:=[.C345]/[.$E345]" office:value-type="string" office:string-value="" calcext:value-type="error">
            <text:p>#DIV/0!</text:p>
          </table:table-cell>
          <table:table-cell table:formula="of:=[.D345]/[.$E345]" office:value-type="string" office:string-value="" calcext:value-type="error">
            <text:p>#DIV/0!</text:p>
          </table:table-cell>
          <table:table-cell table:style-name="ce2" table:formula="of:=DEGREES(ATAN2([.G345];[.F34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46]^2 + [.C346]^2 + [.D346]^2)" office:value-type="float" office:value="0" calcext:value-type="float">
            <text:p>0.00</text:p>
          </table:table-cell>
          <table:table-cell table:formula="of:=[.B346]/[.$E346]" office:value-type="string" office:string-value="" calcext:value-type="error">
            <text:p>#DIV/0!</text:p>
          </table:table-cell>
          <table:table-cell table:formula="of:=[.C346]/[.$E346]" office:value-type="string" office:string-value="" calcext:value-type="error">
            <text:p>#DIV/0!</text:p>
          </table:table-cell>
          <table:table-cell table:formula="of:=[.D346]/[.$E346]" office:value-type="string" office:string-value="" calcext:value-type="error">
            <text:p>#DIV/0!</text:p>
          </table:table-cell>
          <table:table-cell table:style-name="ce2" table:formula="of:=DEGREES(ATAN2([.G346];[.F34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47]^2 + [.C347]^2 + [.D347]^2)" office:value-type="float" office:value="0" calcext:value-type="float">
            <text:p>0.00</text:p>
          </table:table-cell>
          <table:table-cell table:formula="of:=[.B347]/[.$E347]" office:value-type="string" office:string-value="" calcext:value-type="error">
            <text:p>#DIV/0!</text:p>
          </table:table-cell>
          <table:table-cell table:formula="of:=[.C347]/[.$E347]" office:value-type="string" office:string-value="" calcext:value-type="error">
            <text:p>#DIV/0!</text:p>
          </table:table-cell>
          <table:table-cell table:formula="of:=[.D347]/[.$E347]" office:value-type="string" office:string-value="" calcext:value-type="error">
            <text:p>#DIV/0!</text:p>
          </table:table-cell>
          <table:table-cell table:style-name="ce2" table:formula="of:=DEGREES(ATAN2([.G347];[.F34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48]^2 + [.C348]^2 + [.D348]^2)" office:value-type="float" office:value="0" calcext:value-type="float">
            <text:p>0.00</text:p>
          </table:table-cell>
          <table:table-cell table:formula="of:=[.B348]/[.$E348]" office:value-type="string" office:string-value="" calcext:value-type="error">
            <text:p>#DIV/0!</text:p>
          </table:table-cell>
          <table:table-cell table:formula="of:=[.C348]/[.$E348]" office:value-type="string" office:string-value="" calcext:value-type="error">
            <text:p>#DIV/0!</text:p>
          </table:table-cell>
          <table:table-cell table:formula="of:=[.D348]/[.$E348]" office:value-type="string" office:string-value="" calcext:value-type="error">
            <text:p>#DIV/0!</text:p>
          </table:table-cell>
          <table:table-cell table:style-name="ce2" table:formula="of:=DEGREES(ATAN2([.G348];[.F34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49]^2 + [.C349]^2 + [.D349]^2)" office:value-type="float" office:value="0" calcext:value-type="float">
            <text:p>0.00</text:p>
          </table:table-cell>
          <table:table-cell table:formula="of:=[.B349]/[.$E349]" office:value-type="string" office:string-value="" calcext:value-type="error">
            <text:p>#DIV/0!</text:p>
          </table:table-cell>
          <table:table-cell table:formula="of:=[.C349]/[.$E349]" office:value-type="string" office:string-value="" calcext:value-type="error">
            <text:p>#DIV/0!</text:p>
          </table:table-cell>
          <table:table-cell table:formula="of:=[.D349]/[.$E349]" office:value-type="string" office:string-value="" calcext:value-type="error">
            <text:p>#DIV/0!</text:p>
          </table:table-cell>
          <table:table-cell table:style-name="ce2" table:formula="of:=DEGREES(ATAN2([.G349];[.F34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50]^2 + [.C350]^2 + [.D350]^2)" office:value-type="float" office:value="0" calcext:value-type="float">
            <text:p>0.00</text:p>
          </table:table-cell>
          <table:table-cell table:formula="of:=[.B350]/[.$E350]" office:value-type="string" office:string-value="" calcext:value-type="error">
            <text:p>#DIV/0!</text:p>
          </table:table-cell>
          <table:table-cell table:formula="of:=[.C350]/[.$E350]" office:value-type="string" office:string-value="" calcext:value-type="error">
            <text:p>#DIV/0!</text:p>
          </table:table-cell>
          <table:table-cell table:formula="of:=[.D350]/[.$E350]" office:value-type="string" office:string-value="" calcext:value-type="error">
            <text:p>#DIV/0!</text:p>
          </table:table-cell>
          <table:table-cell table:style-name="ce2" table:formula="of:=DEGREES(ATAN2([.G350];[.F35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51]^2 + [.C351]^2 + [.D351]^2)" office:value-type="float" office:value="0" calcext:value-type="float">
            <text:p>0.00</text:p>
          </table:table-cell>
          <table:table-cell table:formula="of:=[.B351]/[.$E351]" office:value-type="string" office:string-value="" calcext:value-type="error">
            <text:p>#DIV/0!</text:p>
          </table:table-cell>
          <table:table-cell table:formula="of:=[.C351]/[.$E351]" office:value-type="string" office:string-value="" calcext:value-type="error">
            <text:p>#DIV/0!</text:p>
          </table:table-cell>
          <table:table-cell table:formula="of:=[.D351]/[.$E351]" office:value-type="string" office:string-value="" calcext:value-type="error">
            <text:p>#DIV/0!</text:p>
          </table:table-cell>
          <table:table-cell table:style-name="ce2" table:formula="of:=DEGREES(ATAN2([.G351];[.F35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52]^2 + [.C352]^2 + [.D352]^2)" office:value-type="float" office:value="0" calcext:value-type="float">
            <text:p>0.00</text:p>
          </table:table-cell>
          <table:table-cell table:formula="of:=[.B352]/[.$E352]" office:value-type="string" office:string-value="" calcext:value-type="error">
            <text:p>#DIV/0!</text:p>
          </table:table-cell>
          <table:table-cell table:formula="of:=[.C352]/[.$E352]" office:value-type="string" office:string-value="" calcext:value-type="error">
            <text:p>#DIV/0!</text:p>
          </table:table-cell>
          <table:table-cell table:formula="of:=[.D352]/[.$E352]" office:value-type="string" office:string-value="" calcext:value-type="error">
            <text:p>#DIV/0!</text:p>
          </table:table-cell>
          <table:table-cell table:style-name="ce2" table:formula="of:=DEGREES(ATAN2([.G352];[.F35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53]^2 + [.C353]^2 + [.D353]^2)" office:value-type="float" office:value="0" calcext:value-type="float">
            <text:p>0.00</text:p>
          </table:table-cell>
          <table:table-cell table:formula="of:=[.B353]/[.$E353]" office:value-type="string" office:string-value="" calcext:value-type="error">
            <text:p>#DIV/0!</text:p>
          </table:table-cell>
          <table:table-cell table:formula="of:=[.C353]/[.$E353]" office:value-type="string" office:string-value="" calcext:value-type="error">
            <text:p>#DIV/0!</text:p>
          </table:table-cell>
          <table:table-cell table:formula="of:=[.D353]/[.$E353]" office:value-type="string" office:string-value="" calcext:value-type="error">
            <text:p>#DIV/0!</text:p>
          </table:table-cell>
          <table:table-cell table:style-name="ce2" table:formula="of:=DEGREES(ATAN2([.G353];[.F35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54]^2 + [.C354]^2 + [.D354]^2)" office:value-type="float" office:value="0" calcext:value-type="float">
            <text:p>0.00</text:p>
          </table:table-cell>
          <table:table-cell table:formula="of:=[.B354]/[.$E354]" office:value-type="string" office:string-value="" calcext:value-type="error">
            <text:p>#DIV/0!</text:p>
          </table:table-cell>
          <table:table-cell table:formula="of:=[.C354]/[.$E354]" office:value-type="string" office:string-value="" calcext:value-type="error">
            <text:p>#DIV/0!</text:p>
          </table:table-cell>
          <table:table-cell table:formula="of:=[.D354]/[.$E354]" office:value-type="string" office:string-value="" calcext:value-type="error">
            <text:p>#DIV/0!</text:p>
          </table:table-cell>
          <table:table-cell table:style-name="ce2" table:formula="of:=DEGREES(ATAN2([.G354];[.F35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55]^2 + [.C355]^2 + [.D355]^2)" office:value-type="float" office:value="0" calcext:value-type="float">
            <text:p>0.00</text:p>
          </table:table-cell>
          <table:table-cell table:formula="of:=[.B355]/[.$E355]" office:value-type="string" office:string-value="" calcext:value-type="error">
            <text:p>#DIV/0!</text:p>
          </table:table-cell>
          <table:table-cell table:formula="of:=[.C355]/[.$E355]" office:value-type="string" office:string-value="" calcext:value-type="error">
            <text:p>#DIV/0!</text:p>
          </table:table-cell>
          <table:table-cell table:formula="of:=[.D355]/[.$E355]" office:value-type="string" office:string-value="" calcext:value-type="error">
            <text:p>#DIV/0!</text:p>
          </table:table-cell>
          <table:table-cell table:style-name="ce2" table:formula="of:=DEGREES(ATAN2([.G355];[.F35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56]^2 + [.C356]^2 + [.D356]^2)" office:value-type="float" office:value="0" calcext:value-type="float">
            <text:p>0.00</text:p>
          </table:table-cell>
          <table:table-cell table:formula="of:=[.B356]/[.$E356]" office:value-type="string" office:string-value="" calcext:value-type="error">
            <text:p>#DIV/0!</text:p>
          </table:table-cell>
          <table:table-cell table:formula="of:=[.C356]/[.$E356]" office:value-type="string" office:string-value="" calcext:value-type="error">
            <text:p>#DIV/0!</text:p>
          </table:table-cell>
          <table:table-cell table:formula="of:=[.D356]/[.$E356]" office:value-type="string" office:string-value="" calcext:value-type="error">
            <text:p>#DIV/0!</text:p>
          </table:table-cell>
          <table:table-cell table:style-name="ce2" table:formula="of:=DEGREES(ATAN2([.G356];[.F35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57]^2 + [.C357]^2 + [.D357]^2)" office:value-type="float" office:value="0" calcext:value-type="float">
            <text:p>0.00</text:p>
          </table:table-cell>
          <table:table-cell table:formula="of:=[.B357]/[.$E357]" office:value-type="string" office:string-value="" calcext:value-type="error">
            <text:p>#DIV/0!</text:p>
          </table:table-cell>
          <table:table-cell table:formula="of:=[.C357]/[.$E357]" office:value-type="string" office:string-value="" calcext:value-type="error">
            <text:p>#DIV/0!</text:p>
          </table:table-cell>
          <table:table-cell table:formula="of:=[.D357]/[.$E357]" office:value-type="string" office:string-value="" calcext:value-type="error">
            <text:p>#DIV/0!</text:p>
          </table:table-cell>
          <table:table-cell table:style-name="ce2" table:formula="of:=DEGREES(ATAN2([.G357];[.F35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58]^2 + [.C358]^2 + [.D358]^2)" office:value-type="float" office:value="0" calcext:value-type="float">
            <text:p>0.00</text:p>
          </table:table-cell>
          <table:table-cell table:formula="of:=[.B358]/[.$E358]" office:value-type="string" office:string-value="" calcext:value-type="error">
            <text:p>#DIV/0!</text:p>
          </table:table-cell>
          <table:table-cell table:formula="of:=[.C358]/[.$E358]" office:value-type="string" office:string-value="" calcext:value-type="error">
            <text:p>#DIV/0!</text:p>
          </table:table-cell>
          <table:table-cell table:formula="of:=[.D358]/[.$E358]" office:value-type="string" office:string-value="" calcext:value-type="error">
            <text:p>#DIV/0!</text:p>
          </table:table-cell>
          <table:table-cell table:style-name="ce2" table:formula="of:=DEGREES(ATAN2([.G358];[.F35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59]^2 + [.C359]^2 + [.D359]^2)" office:value-type="float" office:value="0" calcext:value-type="float">
            <text:p>0.00</text:p>
          </table:table-cell>
          <table:table-cell table:formula="of:=[.B359]/[.$E359]" office:value-type="string" office:string-value="" calcext:value-type="error">
            <text:p>#DIV/0!</text:p>
          </table:table-cell>
          <table:table-cell table:formula="of:=[.C359]/[.$E359]" office:value-type="string" office:string-value="" calcext:value-type="error">
            <text:p>#DIV/0!</text:p>
          </table:table-cell>
          <table:table-cell table:formula="of:=[.D359]/[.$E359]" office:value-type="string" office:string-value="" calcext:value-type="error">
            <text:p>#DIV/0!</text:p>
          </table:table-cell>
          <table:table-cell table:style-name="ce2" table:formula="of:=DEGREES(ATAN2([.G359];[.F35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60]^2 + [.C360]^2 + [.D360]^2)" office:value-type="float" office:value="0" calcext:value-type="float">
            <text:p>0.00</text:p>
          </table:table-cell>
          <table:table-cell table:formula="of:=[.B360]/[.$E360]" office:value-type="string" office:string-value="" calcext:value-type="error">
            <text:p>#DIV/0!</text:p>
          </table:table-cell>
          <table:table-cell table:formula="of:=[.C360]/[.$E360]" office:value-type="string" office:string-value="" calcext:value-type="error">
            <text:p>#DIV/0!</text:p>
          </table:table-cell>
          <table:table-cell table:formula="of:=[.D360]/[.$E360]" office:value-type="string" office:string-value="" calcext:value-type="error">
            <text:p>#DIV/0!</text:p>
          </table:table-cell>
          <table:table-cell table:style-name="ce2" table:formula="of:=DEGREES(ATAN2([.G360];[.F36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61]^2 + [.C361]^2 + [.D361]^2)" office:value-type="float" office:value="0" calcext:value-type="float">
            <text:p>0.00</text:p>
          </table:table-cell>
          <table:table-cell table:formula="of:=[.B361]/[.$E361]" office:value-type="string" office:string-value="" calcext:value-type="error">
            <text:p>#DIV/0!</text:p>
          </table:table-cell>
          <table:table-cell table:formula="of:=[.C361]/[.$E361]" office:value-type="string" office:string-value="" calcext:value-type="error">
            <text:p>#DIV/0!</text:p>
          </table:table-cell>
          <table:table-cell table:formula="of:=[.D361]/[.$E361]" office:value-type="string" office:string-value="" calcext:value-type="error">
            <text:p>#DIV/0!</text:p>
          </table:table-cell>
          <table:table-cell table:style-name="ce2" table:formula="of:=DEGREES(ATAN2([.G361];[.F36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62]^2 + [.C362]^2 + [.D362]^2)" office:value-type="float" office:value="0" calcext:value-type="float">
            <text:p>0.00</text:p>
          </table:table-cell>
          <table:table-cell table:formula="of:=[.B362]/[.$E362]" office:value-type="string" office:string-value="" calcext:value-type="error">
            <text:p>#DIV/0!</text:p>
          </table:table-cell>
          <table:table-cell table:formula="of:=[.C362]/[.$E362]" office:value-type="string" office:string-value="" calcext:value-type="error">
            <text:p>#DIV/0!</text:p>
          </table:table-cell>
          <table:table-cell table:formula="of:=[.D362]/[.$E362]" office:value-type="string" office:string-value="" calcext:value-type="error">
            <text:p>#DIV/0!</text:p>
          </table:table-cell>
          <table:table-cell table:style-name="ce2" table:formula="of:=DEGREES(ATAN2([.G362];[.F36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63]^2 + [.C363]^2 + [.D363]^2)" office:value-type="float" office:value="0" calcext:value-type="float">
            <text:p>0.00</text:p>
          </table:table-cell>
          <table:table-cell table:formula="of:=[.B363]/[.$E363]" office:value-type="string" office:string-value="" calcext:value-type="error">
            <text:p>#DIV/0!</text:p>
          </table:table-cell>
          <table:table-cell table:formula="of:=[.C363]/[.$E363]" office:value-type="string" office:string-value="" calcext:value-type="error">
            <text:p>#DIV/0!</text:p>
          </table:table-cell>
          <table:table-cell table:formula="of:=[.D363]/[.$E363]" office:value-type="string" office:string-value="" calcext:value-type="error">
            <text:p>#DIV/0!</text:p>
          </table:table-cell>
          <table:table-cell table:style-name="ce2" table:formula="of:=DEGREES(ATAN2([.G363];[.F36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64]^2 + [.C364]^2 + [.D364]^2)" office:value-type="float" office:value="0" calcext:value-type="float">
            <text:p>0.00</text:p>
          </table:table-cell>
          <table:table-cell table:formula="of:=[.B364]/[.$E364]" office:value-type="string" office:string-value="" calcext:value-type="error">
            <text:p>#DIV/0!</text:p>
          </table:table-cell>
          <table:table-cell table:formula="of:=[.C364]/[.$E364]" office:value-type="string" office:string-value="" calcext:value-type="error">
            <text:p>#DIV/0!</text:p>
          </table:table-cell>
          <table:table-cell table:formula="of:=[.D364]/[.$E364]" office:value-type="string" office:string-value="" calcext:value-type="error">
            <text:p>#DIV/0!</text:p>
          </table:table-cell>
          <table:table-cell table:style-name="ce2" table:formula="of:=DEGREES(ATAN2([.G364];[.F36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65]^2 + [.C365]^2 + [.D365]^2)" office:value-type="float" office:value="0" calcext:value-type="float">
            <text:p>0.00</text:p>
          </table:table-cell>
          <table:table-cell table:formula="of:=[.B365]/[.$E365]" office:value-type="string" office:string-value="" calcext:value-type="error">
            <text:p>#DIV/0!</text:p>
          </table:table-cell>
          <table:table-cell table:formula="of:=[.C365]/[.$E365]" office:value-type="string" office:string-value="" calcext:value-type="error">
            <text:p>#DIV/0!</text:p>
          </table:table-cell>
          <table:table-cell table:formula="of:=[.D365]/[.$E365]" office:value-type="string" office:string-value="" calcext:value-type="error">
            <text:p>#DIV/0!</text:p>
          </table:table-cell>
          <table:table-cell table:style-name="ce2" table:formula="of:=DEGREES(ATAN2([.G365];[.F36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66]^2 + [.C366]^2 + [.D366]^2)" office:value-type="float" office:value="0" calcext:value-type="float">
            <text:p>0.00</text:p>
          </table:table-cell>
          <table:table-cell table:formula="of:=[.B366]/[.$E366]" office:value-type="string" office:string-value="" calcext:value-type="error">
            <text:p>#DIV/0!</text:p>
          </table:table-cell>
          <table:table-cell table:formula="of:=[.C366]/[.$E366]" office:value-type="string" office:string-value="" calcext:value-type="error">
            <text:p>#DIV/0!</text:p>
          </table:table-cell>
          <table:table-cell table:formula="of:=[.D366]/[.$E366]" office:value-type="string" office:string-value="" calcext:value-type="error">
            <text:p>#DIV/0!</text:p>
          </table:table-cell>
          <table:table-cell table:style-name="ce2" table:formula="of:=DEGREES(ATAN2([.G366];[.F36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67]^2 + [.C367]^2 + [.D367]^2)" office:value-type="float" office:value="0" calcext:value-type="float">
            <text:p>0.00</text:p>
          </table:table-cell>
          <table:table-cell table:formula="of:=[.B367]/[.$E367]" office:value-type="string" office:string-value="" calcext:value-type="error">
            <text:p>#DIV/0!</text:p>
          </table:table-cell>
          <table:table-cell table:formula="of:=[.C367]/[.$E367]" office:value-type="string" office:string-value="" calcext:value-type="error">
            <text:p>#DIV/0!</text:p>
          </table:table-cell>
          <table:table-cell table:formula="of:=[.D367]/[.$E367]" office:value-type="string" office:string-value="" calcext:value-type="error">
            <text:p>#DIV/0!</text:p>
          </table:table-cell>
          <table:table-cell table:style-name="ce2" table:formula="of:=DEGREES(ATAN2([.G367];[.F36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68]^2 + [.C368]^2 + [.D368]^2)" office:value-type="float" office:value="0" calcext:value-type="float">
            <text:p>0.00</text:p>
          </table:table-cell>
          <table:table-cell table:formula="of:=[.B368]/[.$E368]" office:value-type="string" office:string-value="" calcext:value-type="error">
            <text:p>#DIV/0!</text:p>
          </table:table-cell>
          <table:table-cell table:formula="of:=[.C368]/[.$E368]" office:value-type="string" office:string-value="" calcext:value-type="error">
            <text:p>#DIV/0!</text:p>
          </table:table-cell>
          <table:table-cell table:formula="of:=[.D368]/[.$E368]" office:value-type="string" office:string-value="" calcext:value-type="error">
            <text:p>#DIV/0!</text:p>
          </table:table-cell>
          <table:table-cell table:style-name="ce2" table:formula="of:=DEGREES(ATAN2([.G368];[.F36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69]^2 + [.C369]^2 + [.D369]^2)" office:value-type="float" office:value="0" calcext:value-type="float">
            <text:p>0.00</text:p>
          </table:table-cell>
          <table:table-cell table:formula="of:=[.B369]/[.$E369]" office:value-type="string" office:string-value="" calcext:value-type="error">
            <text:p>#DIV/0!</text:p>
          </table:table-cell>
          <table:table-cell table:formula="of:=[.C369]/[.$E369]" office:value-type="string" office:string-value="" calcext:value-type="error">
            <text:p>#DIV/0!</text:p>
          </table:table-cell>
          <table:table-cell table:formula="of:=[.D369]/[.$E369]" office:value-type="string" office:string-value="" calcext:value-type="error">
            <text:p>#DIV/0!</text:p>
          </table:table-cell>
          <table:table-cell table:style-name="ce2" table:formula="of:=DEGREES(ATAN2([.G369];[.F36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70]^2 + [.C370]^2 + [.D370]^2)" office:value-type="float" office:value="0" calcext:value-type="float">
            <text:p>0.00</text:p>
          </table:table-cell>
          <table:table-cell table:formula="of:=[.B370]/[.$E370]" office:value-type="string" office:string-value="" calcext:value-type="error">
            <text:p>#DIV/0!</text:p>
          </table:table-cell>
          <table:table-cell table:formula="of:=[.C370]/[.$E370]" office:value-type="string" office:string-value="" calcext:value-type="error">
            <text:p>#DIV/0!</text:p>
          </table:table-cell>
          <table:table-cell table:formula="of:=[.D370]/[.$E370]" office:value-type="string" office:string-value="" calcext:value-type="error">
            <text:p>#DIV/0!</text:p>
          </table:table-cell>
          <table:table-cell table:style-name="ce2" table:formula="of:=DEGREES(ATAN2([.G370];[.F37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71]^2 + [.C371]^2 + [.D371]^2)" office:value-type="float" office:value="0" calcext:value-type="float">
            <text:p>0.00</text:p>
          </table:table-cell>
          <table:table-cell table:formula="of:=[.B371]/[.$E371]" office:value-type="string" office:string-value="" calcext:value-type="error">
            <text:p>#DIV/0!</text:p>
          </table:table-cell>
          <table:table-cell table:formula="of:=[.C371]/[.$E371]" office:value-type="string" office:string-value="" calcext:value-type="error">
            <text:p>#DIV/0!</text:p>
          </table:table-cell>
          <table:table-cell table:formula="of:=[.D371]/[.$E371]" office:value-type="string" office:string-value="" calcext:value-type="error">
            <text:p>#DIV/0!</text:p>
          </table:table-cell>
          <table:table-cell table:style-name="ce2" table:formula="of:=DEGREES(ATAN2([.G371];[.F37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72]^2 + [.C372]^2 + [.D372]^2)" office:value-type="float" office:value="0" calcext:value-type="float">
            <text:p>0.00</text:p>
          </table:table-cell>
          <table:table-cell table:formula="of:=[.B372]/[.$E372]" office:value-type="string" office:string-value="" calcext:value-type="error">
            <text:p>#DIV/0!</text:p>
          </table:table-cell>
          <table:table-cell table:formula="of:=[.C372]/[.$E372]" office:value-type="string" office:string-value="" calcext:value-type="error">
            <text:p>#DIV/0!</text:p>
          </table:table-cell>
          <table:table-cell table:formula="of:=[.D372]/[.$E372]" office:value-type="string" office:string-value="" calcext:value-type="error">
            <text:p>#DIV/0!</text:p>
          </table:table-cell>
          <table:table-cell table:style-name="ce2" table:formula="of:=DEGREES(ATAN2([.G372];[.F37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73]^2 + [.C373]^2 + [.D373]^2)" office:value-type="float" office:value="0" calcext:value-type="float">
            <text:p>0.00</text:p>
          </table:table-cell>
          <table:table-cell table:formula="of:=[.B373]/[.$E373]" office:value-type="string" office:string-value="" calcext:value-type="error">
            <text:p>#DIV/0!</text:p>
          </table:table-cell>
          <table:table-cell table:formula="of:=[.C373]/[.$E373]" office:value-type="string" office:string-value="" calcext:value-type="error">
            <text:p>#DIV/0!</text:p>
          </table:table-cell>
          <table:table-cell table:formula="of:=[.D373]/[.$E373]" office:value-type="string" office:string-value="" calcext:value-type="error">
            <text:p>#DIV/0!</text:p>
          </table:table-cell>
          <table:table-cell table:style-name="ce2" table:formula="of:=DEGREES(ATAN2([.G373];[.F37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74]^2 + [.C374]^2 + [.D374]^2)" office:value-type="float" office:value="0" calcext:value-type="float">
            <text:p>0.00</text:p>
          </table:table-cell>
          <table:table-cell table:formula="of:=[.B374]/[.$E374]" office:value-type="string" office:string-value="" calcext:value-type="error">
            <text:p>#DIV/0!</text:p>
          </table:table-cell>
          <table:table-cell table:formula="of:=[.C374]/[.$E374]" office:value-type="string" office:string-value="" calcext:value-type="error">
            <text:p>#DIV/0!</text:p>
          </table:table-cell>
          <table:table-cell table:formula="of:=[.D374]/[.$E374]" office:value-type="string" office:string-value="" calcext:value-type="error">
            <text:p>#DIV/0!</text:p>
          </table:table-cell>
          <table:table-cell table:style-name="ce2" table:formula="of:=DEGREES(ATAN2([.G374];[.F37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75]^2 + [.C375]^2 + [.D375]^2)" office:value-type="float" office:value="0" calcext:value-type="float">
            <text:p>0.00</text:p>
          </table:table-cell>
          <table:table-cell table:formula="of:=[.B375]/[.$E375]" office:value-type="string" office:string-value="" calcext:value-type="error">
            <text:p>#DIV/0!</text:p>
          </table:table-cell>
          <table:table-cell table:formula="of:=[.C375]/[.$E375]" office:value-type="string" office:string-value="" calcext:value-type="error">
            <text:p>#DIV/0!</text:p>
          </table:table-cell>
          <table:table-cell table:formula="of:=[.D375]/[.$E375]" office:value-type="string" office:string-value="" calcext:value-type="error">
            <text:p>#DIV/0!</text:p>
          </table:table-cell>
          <table:table-cell table:style-name="ce2" table:formula="of:=DEGREES(ATAN2([.G375];[.F37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76]^2 + [.C376]^2 + [.D376]^2)" office:value-type="float" office:value="0" calcext:value-type="float">
            <text:p>0.00</text:p>
          </table:table-cell>
          <table:table-cell table:formula="of:=[.B376]/[.$E376]" office:value-type="string" office:string-value="" calcext:value-type="error">
            <text:p>#DIV/0!</text:p>
          </table:table-cell>
          <table:table-cell table:formula="of:=[.C376]/[.$E376]" office:value-type="string" office:string-value="" calcext:value-type="error">
            <text:p>#DIV/0!</text:p>
          </table:table-cell>
          <table:table-cell table:formula="of:=[.D376]/[.$E376]" office:value-type="string" office:string-value="" calcext:value-type="error">
            <text:p>#DIV/0!</text:p>
          </table:table-cell>
          <table:table-cell table:style-name="ce2" table:formula="of:=DEGREES(ATAN2([.G376];[.F37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77]^2 + [.C377]^2 + [.D377]^2)" office:value-type="float" office:value="0" calcext:value-type="float">
            <text:p>0.00</text:p>
          </table:table-cell>
          <table:table-cell table:formula="of:=[.B377]/[.$E377]" office:value-type="string" office:string-value="" calcext:value-type="error">
            <text:p>#DIV/0!</text:p>
          </table:table-cell>
          <table:table-cell table:formula="of:=[.C377]/[.$E377]" office:value-type="string" office:string-value="" calcext:value-type="error">
            <text:p>#DIV/0!</text:p>
          </table:table-cell>
          <table:table-cell table:formula="of:=[.D377]/[.$E377]" office:value-type="string" office:string-value="" calcext:value-type="error">
            <text:p>#DIV/0!</text:p>
          </table:table-cell>
          <table:table-cell table:style-name="ce2" table:formula="of:=DEGREES(ATAN2([.G377];[.F37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78]^2 + [.C378]^2 + [.D378]^2)" office:value-type="float" office:value="0" calcext:value-type="float">
            <text:p>0.00</text:p>
          </table:table-cell>
          <table:table-cell table:formula="of:=[.B378]/[.$E378]" office:value-type="string" office:string-value="" calcext:value-type="error">
            <text:p>#DIV/0!</text:p>
          </table:table-cell>
          <table:table-cell table:formula="of:=[.C378]/[.$E378]" office:value-type="string" office:string-value="" calcext:value-type="error">
            <text:p>#DIV/0!</text:p>
          </table:table-cell>
          <table:table-cell table:formula="of:=[.D378]/[.$E378]" office:value-type="string" office:string-value="" calcext:value-type="error">
            <text:p>#DIV/0!</text:p>
          </table:table-cell>
          <table:table-cell table:style-name="ce2" table:formula="of:=DEGREES(ATAN2([.G378];[.F37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79]^2 + [.C379]^2 + [.D379]^2)" office:value-type="float" office:value="0" calcext:value-type="float">
            <text:p>0.00</text:p>
          </table:table-cell>
          <table:table-cell table:formula="of:=[.B379]/[.$E379]" office:value-type="string" office:string-value="" calcext:value-type="error">
            <text:p>#DIV/0!</text:p>
          </table:table-cell>
          <table:table-cell table:formula="of:=[.C379]/[.$E379]" office:value-type="string" office:string-value="" calcext:value-type="error">
            <text:p>#DIV/0!</text:p>
          </table:table-cell>
          <table:table-cell table:formula="of:=[.D379]/[.$E379]" office:value-type="string" office:string-value="" calcext:value-type="error">
            <text:p>#DIV/0!</text:p>
          </table:table-cell>
          <table:table-cell table:style-name="ce2" table:formula="of:=DEGREES(ATAN2([.G379];[.F37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80]^2 + [.C380]^2 + [.D380]^2)" office:value-type="float" office:value="0" calcext:value-type="float">
            <text:p>0.00</text:p>
          </table:table-cell>
          <table:table-cell table:formula="of:=[.B380]/[.$E380]" office:value-type="string" office:string-value="" calcext:value-type="error">
            <text:p>#DIV/0!</text:p>
          </table:table-cell>
          <table:table-cell table:formula="of:=[.C380]/[.$E380]" office:value-type="string" office:string-value="" calcext:value-type="error">
            <text:p>#DIV/0!</text:p>
          </table:table-cell>
          <table:table-cell table:formula="of:=[.D380]/[.$E380]" office:value-type="string" office:string-value="" calcext:value-type="error">
            <text:p>#DIV/0!</text:p>
          </table:table-cell>
          <table:table-cell table:style-name="ce2" table:formula="of:=DEGREES(ATAN2([.G380];[.F38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81]^2 + [.C381]^2 + [.D381]^2)" office:value-type="float" office:value="0" calcext:value-type="float">
            <text:p>0.00</text:p>
          </table:table-cell>
          <table:table-cell table:formula="of:=[.B381]/[.$E381]" office:value-type="string" office:string-value="" calcext:value-type="error">
            <text:p>#DIV/0!</text:p>
          </table:table-cell>
          <table:table-cell table:formula="of:=[.C381]/[.$E381]" office:value-type="string" office:string-value="" calcext:value-type="error">
            <text:p>#DIV/0!</text:p>
          </table:table-cell>
          <table:table-cell table:formula="of:=[.D381]/[.$E381]" office:value-type="string" office:string-value="" calcext:value-type="error">
            <text:p>#DIV/0!</text:p>
          </table:table-cell>
          <table:table-cell table:style-name="ce2" table:formula="of:=DEGREES(ATAN2([.G381];[.F38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82]^2 + [.C382]^2 + [.D382]^2)" office:value-type="float" office:value="0" calcext:value-type="float">
            <text:p>0.00</text:p>
          </table:table-cell>
          <table:table-cell table:formula="of:=[.B382]/[.$E382]" office:value-type="string" office:string-value="" calcext:value-type="error">
            <text:p>#DIV/0!</text:p>
          </table:table-cell>
          <table:table-cell table:formula="of:=[.C382]/[.$E382]" office:value-type="string" office:string-value="" calcext:value-type="error">
            <text:p>#DIV/0!</text:p>
          </table:table-cell>
          <table:table-cell table:formula="of:=[.D382]/[.$E382]" office:value-type="string" office:string-value="" calcext:value-type="error">
            <text:p>#DIV/0!</text:p>
          </table:table-cell>
          <table:table-cell table:style-name="ce2" table:formula="of:=DEGREES(ATAN2([.G382];[.F38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83]^2 + [.C383]^2 + [.D383]^2)" office:value-type="float" office:value="0" calcext:value-type="float">
            <text:p>0.00</text:p>
          </table:table-cell>
          <table:table-cell table:formula="of:=[.B383]/[.$E383]" office:value-type="string" office:string-value="" calcext:value-type="error">
            <text:p>#DIV/0!</text:p>
          </table:table-cell>
          <table:table-cell table:formula="of:=[.C383]/[.$E383]" office:value-type="string" office:string-value="" calcext:value-type="error">
            <text:p>#DIV/0!</text:p>
          </table:table-cell>
          <table:table-cell table:formula="of:=[.D383]/[.$E383]" office:value-type="string" office:string-value="" calcext:value-type="error">
            <text:p>#DIV/0!</text:p>
          </table:table-cell>
          <table:table-cell table:style-name="ce2" table:formula="of:=DEGREES(ATAN2([.G383];[.F38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84]^2 + [.C384]^2 + [.D384]^2)" office:value-type="float" office:value="0" calcext:value-type="float">
            <text:p>0.00</text:p>
          </table:table-cell>
          <table:table-cell table:formula="of:=[.B384]/[.$E384]" office:value-type="string" office:string-value="" calcext:value-type="error">
            <text:p>#DIV/0!</text:p>
          </table:table-cell>
          <table:table-cell table:formula="of:=[.C384]/[.$E384]" office:value-type="string" office:string-value="" calcext:value-type="error">
            <text:p>#DIV/0!</text:p>
          </table:table-cell>
          <table:table-cell table:formula="of:=[.D384]/[.$E384]" office:value-type="string" office:string-value="" calcext:value-type="error">
            <text:p>#DIV/0!</text:p>
          </table:table-cell>
          <table:table-cell table:style-name="ce2" table:formula="of:=DEGREES(ATAN2([.G384];[.F38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85]^2 + [.C385]^2 + [.D385]^2)" office:value-type="float" office:value="0" calcext:value-type="float">
            <text:p>0.00</text:p>
          </table:table-cell>
          <table:table-cell table:formula="of:=[.B385]/[.$E385]" office:value-type="string" office:string-value="" calcext:value-type="error">
            <text:p>#DIV/0!</text:p>
          </table:table-cell>
          <table:table-cell table:formula="of:=[.C385]/[.$E385]" office:value-type="string" office:string-value="" calcext:value-type="error">
            <text:p>#DIV/0!</text:p>
          </table:table-cell>
          <table:table-cell table:formula="of:=[.D385]/[.$E385]" office:value-type="string" office:string-value="" calcext:value-type="error">
            <text:p>#DIV/0!</text:p>
          </table:table-cell>
          <table:table-cell table:style-name="ce2" table:formula="of:=DEGREES(ATAN2([.G385];[.F38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86]^2 + [.C386]^2 + [.D386]^2)" office:value-type="float" office:value="0" calcext:value-type="float">
            <text:p>0.00</text:p>
          </table:table-cell>
          <table:table-cell table:formula="of:=[.B386]/[.$E386]" office:value-type="string" office:string-value="" calcext:value-type="error">
            <text:p>#DIV/0!</text:p>
          </table:table-cell>
          <table:table-cell table:formula="of:=[.C386]/[.$E386]" office:value-type="string" office:string-value="" calcext:value-type="error">
            <text:p>#DIV/0!</text:p>
          </table:table-cell>
          <table:table-cell table:formula="of:=[.D386]/[.$E386]" office:value-type="string" office:string-value="" calcext:value-type="error">
            <text:p>#DIV/0!</text:p>
          </table:table-cell>
          <table:table-cell table:style-name="ce2" table:formula="of:=DEGREES(ATAN2([.G386];[.F38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87]^2 + [.C387]^2 + [.D387]^2)" office:value-type="float" office:value="0" calcext:value-type="float">
            <text:p>0.00</text:p>
          </table:table-cell>
          <table:table-cell table:formula="of:=[.B387]/[.$E387]" office:value-type="string" office:string-value="" calcext:value-type="error">
            <text:p>#DIV/0!</text:p>
          </table:table-cell>
          <table:table-cell table:formula="of:=[.C387]/[.$E387]" office:value-type="string" office:string-value="" calcext:value-type="error">
            <text:p>#DIV/0!</text:p>
          </table:table-cell>
          <table:table-cell table:formula="of:=[.D387]/[.$E387]" office:value-type="string" office:string-value="" calcext:value-type="error">
            <text:p>#DIV/0!</text:p>
          </table:table-cell>
          <table:table-cell table:style-name="ce2" table:formula="of:=DEGREES(ATAN2([.G387];[.F38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88]^2 + [.C388]^2 + [.D388]^2)" office:value-type="float" office:value="0" calcext:value-type="float">
            <text:p>0.00</text:p>
          </table:table-cell>
          <table:table-cell table:formula="of:=[.B388]/[.$E388]" office:value-type="string" office:string-value="" calcext:value-type="error">
            <text:p>#DIV/0!</text:p>
          </table:table-cell>
          <table:table-cell table:formula="of:=[.C388]/[.$E388]" office:value-type="string" office:string-value="" calcext:value-type="error">
            <text:p>#DIV/0!</text:p>
          </table:table-cell>
          <table:table-cell table:formula="of:=[.D388]/[.$E388]" office:value-type="string" office:string-value="" calcext:value-type="error">
            <text:p>#DIV/0!</text:p>
          </table:table-cell>
          <table:table-cell table:style-name="ce2" table:formula="of:=DEGREES(ATAN2([.G388];[.F38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89]^2 + [.C389]^2 + [.D389]^2)" office:value-type="float" office:value="0" calcext:value-type="float">
            <text:p>0.00</text:p>
          </table:table-cell>
          <table:table-cell table:formula="of:=[.B389]/[.$E389]" office:value-type="string" office:string-value="" calcext:value-type="error">
            <text:p>#DIV/0!</text:p>
          </table:table-cell>
          <table:table-cell table:formula="of:=[.C389]/[.$E389]" office:value-type="string" office:string-value="" calcext:value-type="error">
            <text:p>#DIV/0!</text:p>
          </table:table-cell>
          <table:table-cell table:formula="of:=[.D389]/[.$E389]" office:value-type="string" office:string-value="" calcext:value-type="error">
            <text:p>#DIV/0!</text:p>
          </table:table-cell>
          <table:table-cell table:style-name="ce2" table:formula="of:=DEGREES(ATAN2([.G389];[.F38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90]^2 + [.C390]^2 + [.D390]^2)" office:value-type="float" office:value="0" calcext:value-type="float">
            <text:p>0.00</text:p>
          </table:table-cell>
          <table:table-cell table:formula="of:=[.B390]/[.$E390]" office:value-type="string" office:string-value="" calcext:value-type="error">
            <text:p>#DIV/0!</text:p>
          </table:table-cell>
          <table:table-cell table:formula="of:=[.C390]/[.$E390]" office:value-type="string" office:string-value="" calcext:value-type="error">
            <text:p>#DIV/0!</text:p>
          </table:table-cell>
          <table:table-cell table:formula="of:=[.D390]/[.$E390]" office:value-type="string" office:string-value="" calcext:value-type="error">
            <text:p>#DIV/0!</text:p>
          </table:table-cell>
          <table:table-cell table:style-name="ce2" table:formula="of:=DEGREES(ATAN2([.G390];[.F39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91]^2 + [.C391]^2 + [.D391]^2)" office:value-type="float" office:value="0" calcext:value-type="float">
            <text:p>0.00</text:p>
          </table:table-cell>
          <table:table-cell table:formula="of:=[.B391]/[.$E391]" office:value-type="string" office:string-value="" calcext:value-type="error">
            <text:p>#DIV/0!</text:p>
          </table:table-cell>
          <table:table-cell table:formula="of:=[.C391]/[.$E391]" office:value-type="string" office:string-value="" calcext:value-type="error">
            <text:p>#DIV/0!</text:p>
          </table:table-cell>
          <table:table-cell table:formula="of:=[.D391]/[.$E391]" office:value-type="string" office:string-value="" calcext:value-type="error">
            <text:p>#DIV/0!</text:p>
          </table:table-cell>
          <table:table-cell table:style-name="ce2" table:formula="of:=DEGREES(ATAN2([.G391];[.F39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92]^2 + [.C392]^2 + [.D392]^2)" office:value-type="float" office:value="0" calcext:value-type="float">
            <text:p>0.00</text:p>
          </table:table-cell>
          <table:table-cell table:formula="of:=[.B392]/[.$E392]" office:value-type="string" office:string-value="" calcext:value-type="error">
            <text:p>#DIV/0!</text:p>
          </table:table-cell>
          <table:table-cell table:formula="of:=[.C392]/[.$E392]" office:value-type="string" office:string-value="" calcext:value-type="error">
            <text:p>#DIV/0!</text:p>
          </table:table-cell>
          <table:table-cell table:formula="of:=[.D392]/[.$E392]" office:value-type="string" office:string-value="" calcext:value-type="error">
            <text:p>#DIV/0!</text:p>
          </table:table-cell>
          <table:table-cell table:style-name="ce2" table:formula="of:=DEGREES(ATAN2([.G392];[.F39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93]^2 + [.C393]^2 + [.D393]^2)" office:value-type="float" office:value="0" calcext:value-type="float">
            <text:p>0.00</text:p>
          </table:table-cell>
          <table:table-cell table:formula="of:=[.B393]/[.$E393]" office:value-type="string" office:string-value="" calcext:value-type="error">
            <text:p>#DIV/0!</text:p>
          </table:table-cell>
          <table:table-cell table:formula="of:=[.C393]/[.$E393]" office:value-type="string" office:string-value="" calcext:value-type="error">
            <text:p>#DIV/0!</text:p>
          </table:table-cell>
          <table:table-cell table:formula="of:=[.D393]/[.$E393]" office:value-type="string" office:string-value="" calcext:value-type="error">
            <text:p>#DIV/0!</text:p>
          </table:table-cell>
          <table:table-cell table:style-name="ce2" table:formula="of:=DEGREES(ATAN2([.G393];[.F39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94]^2 + [.C394]^2 + [.D394]^2)" office:value-type="float" office:value="0" calcext:value-type="float">
            <text:p>0.00</text:p>
          </table:table-cell>
          <table:table-cell table:formula="of:=[.B394]/[.$E394]" office:value-type="string" office:string-value="" calcext:value-type="error">
            <text:p>#DIV/0!</text:p>
          </table:table-cell>
          <table:table-cell table:formula="of:=[.C394]/[.$E394]" office:value-type="string" office:string-value="" calcext:value-type="error">
            <text:p>#DIV/0!</text:p>
          </table:table-cell>
          <table:table-cell table:formula="of:=[.D394]/[.$E394]" office:value-type="string" office:string-value="" calcext:value-type="error">
            <text:p>#DIV/0!</text:p>
          </table:table-cell>
          <table:table-cell table:style-name="ce2" table:formula="of:=DEGREES(ATAN2([.G394];[.F39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95]^2 + [.C395]^2 + [.D395]^2)" office:value-type="float" office:value="0" calcext:value-type="float">
            <text:p>0.00</text:p>
          </table:table-cell>
          <table:table-cell table:formula="of:=[.B395]/[.$E395]" office:value-type="string" office:string-value="" calcext:value-type="error">
            <text:p>#DIV/0!</text:p>
          </table:table-cell>
          <table:table-cell table:formula="of:=[.C395]/[.$E395]" office:value-type="string" office:string-value="" calcext:value-type="error">
            <text:p>#DIV/0!</text:p>
          </table:table-cell>
          <table:table-cell table:formula="of:=[.D395]/[.$E395]" office:value-type="string" office:string-value="" calcext:value-type="error">
            <text:p>#DIV/0!</text:p>
          </table:table-cell>
          <table:table-cell table:style-name="ce2" table:formula="of:=DEGREES(ATAN2([.G395];[.F39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96]^2 + [.C396]^2 + [.D396]^2)" office:value-type="float" office:value="0" calcext:value-type="float">
            <text:p>0.00</text:p>
          </table:table-cell>
          <table:table-cell table:formula="of:=[.B396]/[.$E396]" office:value-type="string" office:string-value="" calcext:value-type="error">
            <text:p>#DIV/0!</text:p>
          </table:table-cell>
          <table:table-cell table:formula="of:=[.C396]/[.$E396]" office:value-type="string" office:string-value="" calcext:value-type="error">
            <text:p>#DIV/0!</text:p>
          </table:table-cell>
          <table:table-cell table:formula="of:=[.D396]/[.$E396]" office:value-type="string" office:string-value="" calcext:value-type="error">
            <text:p>#DIV/0!</text:p>
          </table:table-cell>
          <table:table-cell table:style-name="ce2" table:formula="of:=DEGREES(ATAN2([.G396];[.F39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97]^2 + [.C397]^2 + [.D397]^2)" office:value-type="float" office:value="0" calcext:value-type="float">
            <text:p>0.00</text:p>
          </table:table-cell>
          <table:table-cell table:formula="of:=[.B397]/[.$E397]" office:value-type="string" office:string-value="" calcext:value-type="error">
            <text:p>#DIV/0!</text:p>
          </table:table-cell>
          <table:table-cell table:formula="of:=[.C397]/[.$E397]" office:value-type="string" office:string-value="" calcext:value-type="error">
            <text:p>#DIV/0!</text:p>
          </table:table-cell>
          <table:table-cell table:formula="of:=[.D397]/[.$E397]" office:value-type="string" office:string-value="" calcext:value-type="error">
            <text:p>#DIV/0!</text:p>
          </table:table-cell>
          <table:table-cell table:style-name="ce2" table:formula="of:=DEGREES(ATAN2([.G397];[.F39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98]^2 + [.C398]^2 + [.D398]^2)" office:value-type="float" office:value="0" calcext:value-type="float">
            <text:p>0.00</text:p>
          </table:table-cell>
          <table:table-cell table:formula="of:=[.B398]/[.$E398]" office:value-type="string" office:string-value="" calcext:value-type="error">
            <text:p>#DIV/0!</text:p>
          </table:table-cell>
          <table:table-cell table:formula="of:=[.C398]/[.$E398]" office:value-type="string" office:string-value="" calcext:value-type="error">
            <text:p>#DIV/0!</text:p>
          </table:table-cell>
          <table:table-cell table:formula="of:=[.D398]/[.$E398]" office:value-type="string" office:string-value="" calcext:value-type="error">
            <text:p>#DIV/0!</text:p>
          </table:table-cell>
          <table:table-cell table:style-name="ce2" table:formula="of:=DEGREES(ATAN2([.G398];[.F39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399]^2 + [.C399]^2 + [.D399]^2)" office:value-type="float" office:value="0" calcext:value-type="float">
            <text:p>0.00</text:p>
          </table:table-cell>
          <table:table-cell table:formula="of:=[.B399]/[.$E399]" office:value-type="string" office:string-value="" calcext:value-type="error">
            <text:p>#DIV/0!</text:p>
          </table:table-cell>
          <table:table-cell table:formula="of:=[.C399]/[.$E399]" office:value-type="string" office:string-value="" calcext:value-type="error">
            <text:p>#DIV/0!</text:p>
          </table:table-cell>
          <table:table-cell table:formula="of:=[.D399]/[.$E399]" office:value-type="string" office:string-value="" calcext:value-type="error">
            <text:p>#DIV/0!</text:p>
          </table:table-cell>
          <table:table-cell table:style-name="ce2" table:formula="of:=DEGREES(ATAN2([.G399];[.F39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00]^2 + [.C400]^2 + [.D400]^2)" office:value-type="float" office:value="0" calcext:value-type="float">
            <text:p>0.00</text:p>
          </table:table-cell>
          <table:table-cell table:formula="of:=[.B400]/[.$E400]" office:value-type="string" office:string-value="" calcext:value-type="error">
            <text:p>#DIV/0!</text:p>
          </table:table-cell>
          <table:table-cell table:formula="of:=[.C400]/[.$E400]" office:value-type="string" office:string-value="" calcext:value-type="error">
            <text:p>#DIV/0!</text:p>
          </table:table-cell>
          <table:table-cell table:formula="of:=[.D400]/[.$E400]" office:value-type="string" office:string-value="" calcext:value-type="error">
            <text:p>#DIV/0!</text:p>
          </table:table-cell>
          <table:table-cell table:style-name="ce2" table:formula="of:=DEGREES(ATAN2([.G400];[.F40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01]^2 + [.C401]^2 + [.D401]^2)" office:value-type="float" office:value="0" calcext:value-type="float">
            <text:p>0.00</text:p>
          </table:table-cell>
          <table:table-cell table:formula="of:=[.B401]/[.$E401]" office:value-type="string" office:string-value="" calcext:value-type="error">
            <text:p>#DIV/0!</text:p>
          </table:table-cell>
          <table:table-cell table:formula="of:=[.C401]/[.$E401]" office:value-type="string" office:string-value="" calcext:value-type="error">
            <text:p>#DIV/0!</text:p>
          </table:table-cell>
          <table:table-cell table:formula="of:=[.D401]/[.$E401]" office:value-type="string" office:string-value="" calcext:value-type="error">
            <text:p>#DIV/0!</text:p>
          </table:table-cell>
          <table:table-cell table:style-name="ce2" table:formula="of:=DEGREES(ATAN2([.G401];[.F40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02]^2 + [.C402]^2 + [.D402]^2)" office:value-type="float" office:value="0" calcext:value-type="float">
            <text:p>0.00</text:p>
          </table:table-cell>
          <table:table-cell table:formula="of:=[.B402]/[.$E402]" office:value-type="string" office:string-value="" calcext:value-type="error">
            <text:p>#DIV/0!</text:p>
          </table:table-cell>
          <table:table-cell table:formula="of:=[.C402]/[.$E402]" office:value-type="string" office:string-value="" calcext:value-type="error">
            <text:p>#DIV/0!</text:p>
          </table:table-cell>
          <table:table-cell table:formula="of:=[.D402]/[.$E402]" office:value-type="string" office:string-value="" calcext:value-type="error">
            <text:p>#DIV/0!</text:p>
          </table:table-cell>
          <table:table-cell table:style-name="ce2" table:formula="of:=DEGREES(ATAN2([.G402];[.F40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03]^2 + [.C403]^2 + [.D403]^2)" office:value-type="float" office:value="0" calcext:value-type="float">
            <text:p>0.00</text:p>
          </table:table-cell>
          <table:table-cell table:formula="of:=[.B403]/[.$E403]" office:value-type="string" office:string-value="" calcext:value-type="error">
            <text:p>#DIV/0!</text:p>
          </table:table-cell>
          <table:table-cell table:formula="of:=[.C403]/[.$E403]" office:value-type="string" office:string-value="" calcext:value-type="error">
            <text:p>#DIV/0!</text:p>
          </table:table-cell>
          <table:table-cell table:formula="of:=[.D403]/[.$E403]" office:value-type="string" office:string-value="" calcext:value-type="error">
            <text:p>#DIV/0!</text:p>
          </table:table-cell>
          <table:table-cell table:style-name="ce2" table:formula="of:=DEGREES(ATAN2([.G403];[.F40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04]^2 + [.C404]^2 + [.D404]^2)" office:value-type="float" office:value="0" calcext:value-type="float">
            <text:p>0.00</text:p>
          </table:table-cell>
          <table:table-cell table:formula="of:=[.B404]/[.$E404]" office:value-type="string" office:string-value="" calcext:value-type="error">
            <text:p>#DIV/0!</text:p>
          </table:table-cell>
          <table:table-cell table:formula="of:=[.C404]/[.$E404]" office:value-type="string" office:string-value="" calcext:value-type="error">
            <text:p>#DIV/0!</text:p>
          </table:table-cell>
          <table:table-cell table:formula="of:=[.D404]/[.$E404]" office:value-type="string" office:string-value="" calcext:value-type="error">
            <text:p>#DIV/0!</text:p>
          </table:table-cell>
          <table:table-cell table:style-name="ce2" table:formula="of:=DEGREES(ATAN2([.G404];[.F40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05]^2 + [.C405]^2 + [.D405]^2)" office:value-type="float" office:value="0" calcext:value-type="float">
            <text:p>0.00</text:p>
          </table:table-cell>
          <table:table-cell table:formula="of:=[.B405]/[.$E405]" office:value-type="string" office:string-value="" calcext:value-type="error">
            <text:p>#DIV/0!</text:p>
          </table:table-cell>
          <table:table-cell table:formula="of:=[.C405]/[.$E405]" office:value-type="string" office:string-value="" calcext:value-type="error">
            <text:p>#DIV/0!</text:p>
          </table:table-cell>
          <table:table-cell table:formula="of:=[.D405]/[.$E405]" office:value-type="string" office:string-value="" calcext:value-type="error">
            <text:p>#DIV/0!</text:p>
          </table:table-cell>
          <table:table-cell table:style-name="ce2" table:formula="of:=DEGREES(ATAN2([.G405];[.F40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06]^2 + [.C406]^2 + [.D406]^2)" office:value-type="float" office:value="0" calcext:value-type="float">
            <text:p>0.00</text:p>
          </table:table-cell>
          <table:table-cell table:formula="of:=[.B406]/[.$E406]" office:value-type="string" office:string-value="" calcext:value-type="error">
            <text:p>#DIV/0!</text:p>
          </table:table-cell>
          <table:table-cell table:formula="of:=[.C406]/[.$E406]" office:value-type="string" office:string-value="" calcext:value-type="error">
            <text:p>#DIV/0!</text:p>
          </table:table-cell>
          <table:table-cell table:formula="of:=[.D406]/[.$E406]" office:value-type="string" office:string-value="" calcext:value-type="error">
            <text:p>#DIV/0!</text:p>
          </table:table-cell>
          <table:table-cell table:style-name="ce2" table:formula="of:=DEGREES(ATAN2([.G406];[.F40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07]^2 + [.C407]^2 + [.D407]^2)" office:value-type="float" office:value="0" calcext:value-type="float">
            <text:p>0.00</text:p>
          </table:table-cell>
          <table:table-cell table:formula="of:=[.B407]/[.$E407]" office:value-type="string" office:string-value="" calcext:value-type="error">
            <text:p>#DIV/0!</text:p>
          </table:table-cell>
          <table:table-cell table:formula="of:=[.C407]/[.$E407]" office:value-type="string" office:string-value="" calcext:value-type="error">
            <text:p>#DIV/0!</text:p>
          </table:table-cell>
          <table:table-cell table:formula="of:=[.D407]/[.$E407]" office:value-type="string" office:string-value="" calcext:value-type="error">
            <text:p>#DIV/0!</text:p>
          </table:table-cell>
          <table:table-cell table:style-name="ce2" table:formula="of:=DEGREES(ATAN2([.G407];[.F40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08]^2 + [.C408]^2 + [.D408]^2)" office:value-type="float" office:value="0" calcext:value-type="float">
            <text:p>0.00</text:p>
          </table:table-cell>
          <table:table-cell table:formula="of:=[.B408]/[.$E408]" office:value-type="string" office:string-value="" calcext:value-type="error">
            <text:p>#DIV/0!</text:p>
          </table:table-cell>
          <table:table-cell table:formula="of:=[.C408]/[.$E408]" office:value-type="string" office:string-value="" calcext:value-type="error">
            <text:p>#DIV/0!</text:p>
          </table:table-cell>
          <table:table-cell table:formula="of:=[.D408]/[.$E408]" office:value-type="string" office:string-value="" calcext:value-type="error">
            <text:p>#DIV/0!</text:p>
          </table:table-cell>
          <table:table-cell table:style-name="ce2" table:formula="of:=DEGREES(ATAN2([.G408];[.F40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09]^2 + [.C409]^2 + [.D409]^2)" office:value-type="float" office:value="0" calcext:value-type="float">
            <text:p>0.00</text:p>
          </table:table-cell>
          <table:table-cell table:formula="of:=[.B409]/[.$E409]" office:value-type="string" office:string-value="" calcext:value-type="error">
            <text:p>#DIV/0!</text:p>
          </table:table-cell>
          <table:table-cell table:formula="of:=[.C409]/[.$E409]" office:value-type="string" office:string-value="" calcext:value-type="error">
            <text:p>#DIV/0!</text:p>
          </table:table-cell>
          <table:table-cell table:formula="of:=[.D409]/[.$E409]" office:value-type="string" office:string-value="" calcext:value-type="error">
            <text:p>#DIV/0!</text:p>
          </table:table-cell>
          <table:table-cell table:style-name="ce2" table:formula="of:=DEGREES(ATAN2([.G409];[.F40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10]^2 + [.C410]^2 + [.D410]^2)" office:value-type="float" office:value="0" calcext:value-type="float">
            <text:p>0.00</text:p>
          </table:table-cell>
          <table:table-cell table:formula="of:=[.B410]/[.$E410]" office:value-type="string" office:string-value="" calcext:value-type="error">
            <text:p>#DIV/0!</text:p>
          </table:table-cell>
          <table:table-cell table:formula="of:=[.C410]/[.$E410]" office:value-type="string" office:string-value="" calcext:value-type="error">
            <text:p>#DIV/0!</text:p>
          </table:table-cell>
          <table:table-cell table:formula="of:=[.D410]/[.$E410]" office:value-type="string" office:string-value="" calcext:value-type="error">
            <text:p>#DIV/0!</text:p>
          </table:table-cell>
          <table:table-cell table:style-name="ce2" table:formula="of:=DEGREES(ATAN2([.G410];[.F41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11]^2 + [.C411]^2 + [.D411]^2)" office:value-type="float" office:value="0" calcext:value-type="float">
            <text:p>0.00</text:p>
          </table:table-cell>
          <table:table-cell table:formula="of:=[.B411]/[.$E411]" office:value-type="string" office:string-value="" calcext:value-type="error">
            <text:p>#DIV/0!</text:p>
          </table:table-cell>
          <table:table-cell table:formula="of:=[.C411]/[.$E411]" office:value-type="string" office:string-value="" calcext:value-type="error">
            <text:p>#DIV/0!</text:p>
          </table:table-cell>
          <table:table-cell table:formula="of:=[.D411]/[.$E411]" office:value-type="string" office:string-value="" calcext:value-type="error">
            <text:p>#DIV/0!</text:p>
          </table:table-cell>
          <table:table-cell table:style-name="ce2" table:formula="of:=DEGREES(ATAN2([.G411];[.F41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12]^2 + [.C412]^2 + [.D412]^2)" office:value-type="float" office:value="0" calcext:value-type="float">
            <text:p>0.00</text:p>
          </table:table-cell>
          <table:table-cell table:formula="of:=[.B412]/[.$E412]" office:value-type="string" office:string-value="" calcext:value-type="error">
            <text:p>#DIV/0!</text:p>
          </table:table-cell>
          <table:table-cell table:formula="of:=[.C412]/[.$E412]" office:value-type="string" office:string-value="" calcext:value-type="error">
            <text:p>#DIV/0!</text:p>
          </table:table-cell>
          <table:table-cell table:formula="of:=[.D412]/[.$E412]" office:value-type="string" office:string-value="" calcext:value-type="error">
            <text:p>#DIV/0!</text:p>
          </table:table-cell>
          <table:table-cell table:style-name="ce2" table:formula="of:=DEGREES(ATAN2([.G412];[.F41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13]^2 + [.C413]^2 + [.D413]^2)" office:value-type="float" office:value="0" calcext:value-type="float">
            <text:p>0.00</text:p>
          </table:table-cell>
          <table:table-cell table:formula="of:=[.B413]/[.$E413]" office:value-type="string" office:string-value="" calcext:value-type="error">
            <text:p>#DIV/0!</text:p>
          </table:table-cell>
          <table:table-cell table:formula="of:=[.C413]/[.$E413]" office:value-type="string" office:string-value="" calcext:value-type="error">
            <text:p>#DIV/0!</text:p>
          </table:table-cell>
          <table:table-cell table:formula="of:=[.D413]/[.$E413]" office:value-type="string" office:string-value="" calcext:value-type="error">
            <text:p>#DIV/0!</text:p>
          </table:table-cell>
          <table:table-cell table:style-name="ce2" table:formula="of:=DEGREES(ATAN2([.G413];[.F41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14]^2 + [.C414]^2 + [.D414]^2)" office:value-type="float" office:value="0" calcext:value-type="float">
            <text:p>0.00</text:p>
          </table:table-cell>
          <table:table-cell table:formula="of:=[.B414]/[.$E414]" office:value-type="string" office:string-value="" calcext:value-type="error">
            <text:p>#DIV/0!</text:p>
          </table:table-cell>
          <table:table-cell table:formula="of:=[.C414]/[.$E414]" office:value-type="string" office:string-value="" calcext:value-type="error">
            <text:p>#DIV/0!</text:p>
          </table:table-cell>
          <table:table-cell table:formula="of:=[.D414]/[.$E414]" office:value-type="string" office:string-value="" calcext:value-type="error">
            <text:p>#DIV/0!</text:p>
          </table:table-cell>
          <table:table-cell table:style-name="ce2" table:formula="of:=DEGREES(ATAN2([.G414];[.F41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15]^2 + [.C415]^2 + [.D415]^2)" office:value-type="float" office:value="0" calcext:value-type="float">
            <text:p>0.00</text:p>
          </table:table-cell>
          <table:table-cell table:formula="of:=[.B415]/[.$E415]" office:value-type="string" office:string-value="" calcext:value-type="error">
            <text:p>#DIV/0!</text:p>
          </table:table-cell>
          <table:table-cell table:formula="of:=[.C415]/[.$E415]" office:value-type="string" office:string-value="" calcext:value-type="error">
            <text:p>#DIV/0!</text:p>
          </table:table-cell>
          <table:table-cell table:formula="of:=[.D415]/[.$E415]" office:value-type="string" office:string-value="" calcext:value-type="error">
            <text:p>#DIV/0!</text:p>
          </table:table-cell>
          <table:table-cell table:style-name="ce2" table:formula="of:=DEGREES(ATAN2([.G415];[.F41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16]^2 + [.C416]^2 + [.D416]^2)" office:value-type="float" office:value="0" calcext:value-type="float">
            <text:p>0.00</text:p>
          </table:table-cell>
          <table:table-cell table:formula="of:=[.B416]/[.$E416]" office:value-type="string" office:string-value="" calcext:value-type="error">
            <text:p>#DIV/0!</text:p>
          </table:table-cell>
          <table:table-cell table:formula="of:=[.C416]/[.$E416]" office:value-type="string" office:string-value="" calcext:value-type="error">
            <text:p>#DIV/0!</text:p>
          </table:table-cell>
          <table:table-cell table:formula="of:=[.D416]/[.$E416]" office:value-type="string" office:string-value="" calcext:value-type="error">
            <text:p>#DIV/0!</text:p>
          </table:table-cell>
          <table:table-cell table:style-name="ce2" table:formula="of:=DEGREES(ATAN2([.G416];[.F41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17]^2 + [.C417]^2 + [.D417]^2)" office:value-type="float" office:value="0" calcext:value-type="float">
            <text:p>0.00</text:p>
          </table:table-cell>
          <table:table-cell table:formula="of:=[.B417]/[.$E417]" office:value-type="string" office:string-value="" calcext:value-type="error">
            <text:p>#DIV/0!</text:p>
          </table:table-cell>
          <table:table-cell table:formula="of:=[.C417]/[.$E417]" office:value-type="string" office:string-value="" calcext:value-type="error">
            <text:p>#DIV/0!</text:p>
          </table:table-cell>
          <table:table-cell table:formula="of:=[.D417]/[.$E417]" office:value-type="string" office:string-value="" calcext:value-type="error">
            <text:p>#DIV/0!</text:p>
          </table:table-cell>
          <table:table-cell table:style-name="ce2" table:formula="of:=DEGREES(ATAN2([.G417];[.F41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18]^2 + [.C418]^2 + [.D418]^2)" office:value-type="float" office:value="0" calcext:value-type="float">
            <text:p>0.00</text:p>
          </table:table-cell>
          <table:table-cell table:formula="of:=[.B418]/[.$E418]" office:value-type="string" office:string-value="" calcext:value-type="error">
            <text:p>#DIV/0!</text:p>
          </table:table-cell>
          <table:table-cell table:formula="of:=[.C418]/[.$E418]" office:value-type="string" office:string-value="" calcext:value-type="error">
            <text:p>#DIV/0!</text:p>
          </table:table-cell>
          <table:table-cell table:formula="of:=[.D418]/[.$E418]" office:value-type="string" office:string-value="" calcext:value-type="error">
            <text:p>#DIV/0!</text:p>
          </table:table-cell>
          <table:table-cell table:style-name="ce2" table:formula="of:=DEGREES(ATAN2([.G418];[.F41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19]^2 + [.C419]^2 + [.D419]^2)" office:value-type="float" office:value="0" calcext:value-type="float">
            <text:p>0.00</text:p>
          </table:table-cell>
          <table:table-cell table:formula="of:=[.B419]/[.$E419]" office:value-type="string" office:string-value="" calcext:value-type="error">
            <text:p>#DIV/0!</text:p>
          </table:table-cell>
          <table:table-cell table:formula="of:=[.C419]/[.$E419]" office:value-type="string" office:string-value="" calcext:value-type="error">
            <text:p>#DIV/0!</text:p>
          </table:table-cell>
          <table:table-cell table:formula="of:=[.D419]/[.$E419]" office:value-type="string" office:string-value="" calcext:value-type="error">
            <text:p>#DIV/0!</text:p>
          </table:table-cell>
          <table:table-cell table:style-name="ce2" table:formula="of:=DEGREES(ATAN2([.G419];[.F41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20]^2 + [.C420]^2 + [.D420]^2)" office:value-type="float" office:value="0" calcext:value-type="float">
            <text:p>0.00</text:p>
          </table:table-cell>
          <table:table-cell table:formula="of:=[.B420]/[.$E420]" office:value-type="string" office:string-value="" calcext:value-type="error">
            <text:p>#DIV/0!</text:p>
          </table:table-cell>
          <table:table-cell table:formula="of:=[.C420]/[.$E420]" office:value-type="string" office:string-value="" calcext:value-type="error">
            <text:p>#DIV/0!</text:p>
          </table:table-cell>
          <table:table-cell table:formula="of:=[.D420]/[.$E420]" office:value-type="string" office:string-value="" calcext:value-type="error">
            <text:p>#DIV/0!</text:p>
          </table:table-cell>
          <table:table-cell table:style-name="ce2" table:formula="of:=DEGREES(ATAN2([.G420];[.F42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21]^2 + [.C421]^2 + [.D421]^2)" office:value-type="float" office:value="0" calcext:value-type="float">
            <text:p>0.00</text:p>
          </table:table-cell>
          <table:table-cell table:formula="of:=[.B421]/[.$E421]" office:value-type="string" office:string-value="" calcext:value-type="error">
            <text:p>#DIV/0!</text:p>
          </table:table-cell>
          <table:table-cell table:formula="of:=[.C421]/[.$E421]" office:value-type="string" office:string-value="" calcext:value-type="error">
            <text:p>#DIV/0!</text:p>
          </table:table-cell>
          <table:table-cell table:formula="of:=[.D421]/[.$E421]" office:value-type="string" office:string-value="" calcext:value-type="error">
            <text:p>#DIV/0!</text:p>
          </table:table-cell>
          <table:table-cell table:style-name="ce2" table:formula="of:=DEGREES(ATAN2([.G421];[.F42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22]^2 + [.C422]^2 + [.D422]^2)" office:value-type="float" office:value="0" calcext:value-type="float">
            <text:p>0.00</text:p>
          </table:table-cell>
          <table:table-cell table:formula="of:=[.B422]/[.$E422]" office:value-type="string" office:string-value="" calcext:value-type="error">
            <text:p>#DIV/0!</text:p>
          </table:table-cell>
          <table:table-cell table:formula="of:=[.C422]/[.$E422]" office:value-type="string" office:string-value="" calcext:value-type="error">
            <text:p>#DIV/0!</text:p>
          </table:table-cell>
          <table:table-cell table:formula="of:=[.D422]/[.$E422]" office:value-type="string" office:string-value="" calcext:value-type="error">
            <text:p>#DIV/0!</text:p>
          </table:table-cell>
          <table:table-cell table:style-name="ce2" table:formula="of:=DEGREES(ATAN2([.G422];[.F42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23]^2 + [.C423]^2 + [.D423]^2)" office:value-type="float" office:value="0" calcext:value-type="float">
            <text:p>0.00</text:p>
          </table:table-cell>
          <table:table-cell table:formula="of:=[.B423]/[.$E423]" office:value-type="string" office:string-value="" calcext:value-type="error">
            <text:p>#DIV/0!</text:p>
          </table:table-cell>
          <table:table-cell table:formula="of:=[.C423]/[.$E423]" office:value-type="string" office:string-value="" calcext:value-type="error">
            <text:p>#DIV/0!</text:p>
          </table:table-cell>
          <table:table-cell table:formula="of:=[.D423]/[.$E423]" office:value-type="string" office:string-value="" calcext:value-type="error">
            <text:p>#DIV/0!</text:p>
          </table:table-cell>
          <table:table-cell table:style-name="ce2" table:formula="of:=DEGREES(ATAN2([.G423];[.F42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24]^2 + [.C424]^2 + [.D424]^2)" office:value-type="float" office:value="0" calcext:value-type="float">
            <text:p>0.00</text:p>
          </table:table-cell>
          <table:table-cell table:formula="of:=[.B424]/[.$E424]" office:value-type="string" office:string-value="" calcext:value-type="error">
            <text:p>#DIV/0!</text:p>
          </table:table-cell>
          <table:table-cell table:formula="of:=[.C424]/[.$E424]" office:value-type="string" office:string-value="" calcext:value-type="error">
            <text:p>#DIV/0!</text:p>
          </table:table-cell>
          <table:table-cell table:formula="of:=[.D424]/[.$E424]" office:value-type="string" office:string-value="" calcext:value-type="error">
            <text:p>#DIV/0!</text:p>
          </table:table-cell>
          <table:table-cell table:style-name="ce2" table:formula="of:=DEGREES(ATAN2([.G424];[.F42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25]^2 + [.C425]^2 + [.D425]^2)" office:value-type="float" office:value="0" calcext:value-type="float">
            <text:p>0.00</text:p>
          </table:table-cell>
          <table:table-cell table:formula="of:=[.B425]/[.$E425]" office:value-type="string" office:string-value="" calcext:value-type="error">
            <text:p>#DIV/0!</text:p>
          </table:table-cell>
          <table:table-cell table:formula="of:=[.C425]/[.$E425]" office:value-type="string" office:string-value="" calcext:value-type="error">
            <text:p>#DIV/0!</text:p>
          </table:table-cell>
          <table:table-cell table:formula="of:=[.D425]/[.$E425]" office:value-type="string" office:string-value="" calcext:value-type="error">
            <text:p>#DIV/0!</text:p>
          </table:table-cell>
          <table:table-cell table:style-name="ce2" table:formula="of:=DEGREES(ATAN2([.G425];[.F42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26]^2 + [.C426]^2 + [.D426]^2)" office:value-type="float" office:value="0" calcext:value-type="float">
            <text:p>0.00</text:p>
          </table:table-cell>
          <table:table-cell table:formula="of:=[.B426]/[.$E426]" office:value-type="string" office:string-value="" calcext:value-type="error">
            <text:p>#DIV/0!</text:p>
          </table:table-cell>
          <table:table-cell table:formula="of:=[.C426]/[.$E426]" office:value-type="string" office:string-value="" calcext:value-type="error">
            <text:p>#DIV/0!</text:p>
          </table:table-cell>
          <table:table-cell table:formula="of:=[.D426]/[.$E426]" office:value-type="string" office:string-value="" calcext:value-type="error">
            <text:p>#DIV/0!</text:p>
          </table:table-cell>
          <table:table-cell table:style-name="ce2" table:formula="of:=DEGREES(ATAN2([.G426];[.F42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27]^2 + [.C427]^2 + [.D427]^2)" office:value-type="float" office:value="0" calcext:value-type="float">
            <text:p>0.00</text:p>
          </table:table-cell>
          <table:table-cell table:formula="of:=[.B427]/[.$E427]" office:value-type="string" office:string-value="" calcext:value-type="error">
            <text:p>#DIV/0!</text:p>
          </table:table-cell>
          <table:table-cell table:formula="of:=[.C427]/[.$E427]" office:value-type="string" office:string-value="" calcext:value-type="error">
            <text:p>#DIV/0!</text:p>
          </table:table-cell>
          <table:table-cell table:formula="of:=[.D427]/[.$E427]" office:value-type="string" office:string-value="" calcext:value-type="error">
            <text:p>#DIV/0!</text:p>
          </table:table-cell>
          <table:table-cell table:style-name="ce2" table:formula="of:=DEGREES(ATAN2([.G427];[.F42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28]^2 + [.C428]^2 + [.D428]^2)" office:value-type="float" office:value="0" calcext:value-type="float">
            <text:p>0.00</text:p>
          </table:table-cell>
          <table:table-cell table:formula="of:=[.B428]/[.$E428]" office:value-type="string" office:string-value="" calcext:value-type="error">
            <text:p>#DIV/0!</text:p>
          </table:table-cell>
          <table:table-cell table:formula="of:=[.C428]/[.$E428]" office:value-type="string" office:string-value="" calcext:value-type="error">
            <text:p>#DIV/0!</text:p>
          </table:table-cell>
          <table:table-cell table:formula="of:=[.D428]/[.$E428]" office:value-type="string" office:string-value="" calcext:value-type="error">
            <text:p>#DIV/0!</text:p>
          </table:table-cell>
          <table:table-cell table:style-name="ce2" table:formula="of:=DEGREES(ATAN2([.G428];[.F42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29]^2 + [.C429]^2 + [.D429]^2)" office:value-type="float" office:value="0" calcext:value-type="float">
            <text:p>0.00</text:p>
          </table:table-cell>
          <table:table-cell table:formula="of:=[.B429]/[.$E429]" office:value-type="string" office:string-value="" calcext:value-type="error">
            <text:p>#DIV/0!</text:p>
          </table:table-cell>
          <table:table-cell table:formula="of:=[.C429]/[.$E429]" office:value-type="string" office:string-value="" calcext:value-type="error">
            <text:p>#DIV/0!</text:p>
          </table:table-cell>
          <table:table-cell table:formula="of:=[.D429]/[.$E429]" office:value-type="string" office:string-value="" calcext:value-type="error">
            <text:p>#DIV/0!</text:p>
          </table:table-cell>
          <table:table-cell table:style-name="ce2" table:formula="of:=DEGREES(ATAN2([.G429];[.F42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30]^2 + [.C430]^2 + [.D430]^2)" office:value-type="float" office:value="0" calcext:value-type="float">
            <text:p>0.00</text:p>
          </table:table-cell>
          <table:table-cell table:formula="of:=[.B430]/[.$E430]" office:value-type="string" office:string-value="" calcext:value-type="error">
            <text:p>#DIV/0!</text:p>
          </table:table-cell>
          <table:table-cell table:formula="of:=[.C430]/[.$E430]" office:value-type="string" office:string-value="" calcext:value-type="error">
            <text:p>#DIV/0!</text:p>
          </table:table-cell>
          <table:table-cell table:formula="of:=[.D430]/[.$E430]" office:value-type="string" office:string-value="" calcext:value-type="error">
            <text:p>#DIV/0!</text:p>
          </table:table-cell>
          <table:table-cell table:style-name="ce2" table:formula="of:=DEGREES(ATAN2([.G430];[.F43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31]^2 + [.C431]^2 + [.D431]^2)" office:value-type="float" office:value="0" calcext:value-type="float">
            <text:p>0.00</text:p>
          </table:table-cell>
          <table:table-cell table:formula="of:=[.B431]/[.$E431]" office:value-type="string" office:string-value="" calcext:value-type="error">
            <text:p>#DIV/0!</text:p>
          </table:table-cell>
          <table:table-cell table:formula="of:=[.C431]/[.$E431]" office:value-type="string" office:string-value="" calcext:value-type="error">
            <text:p>#DIV/0!</text:p>
          </table:table-cell>
          <table:table-cell table:formula="of:=[.D431]/[.$E431]" office:value-type="string" office:string-value="" calcext:value-type="error">
            <text:p>#DIV/0!</text:p>
          </table:table-cell>
          <table:table-cell table:style-name="ce2" table:formula="of:=DEGREES(ATAN2([.G431];[.F43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32]^2 + [.C432]^2 + [.D432]^2)" office:value-type="float" office:value="0" calcext:value-type="float">
            <text:p>0.00</text:p>
          </table:table-cell>
          <table:table-cell table:formula="of:=[.B432]/[.$E432]" office:value-type="string" office:string-value="" calcext:value-type="error">
            <text:p>#DIV/0!</text:p>
          </table:table-cell>
          <table:table-cell table:formula="of:=[.C432]/[.$E432]" office:value-type="string" office:string-value="" calcext:value-type="error">
            <text:p>#DIV/0!</text:p>
          </table:table-cell>
          <table:table-cell table:formula="of:=[.D432]/[.$E432]" office:value-type="string" office:string-value="" calcext:value-type="error">
            <text:p>#DIV/0!</text:p>
          </table:table-cell>
          <table:table-cell table:style-name="ce2" table:formula="of:=DEGREES(ATAN2([.G432];[.F43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33]^2 + [.C433]^2 + [.D433]^2)" office:value-type="float" office:value="0" calcext:value-type="float">
            <text:p>0.00</text:p>
          </table:table-cell>
          <table:table-cell table:formula="of:=[.B433]/[.$E433]" office:value-type="string" office:string-value="" calcext:value-type="error">
            <text:p>#DIV/0!</text:p>
          </table:table-cell>
          <table:table-cell table:formula="of:=[.C433]/[.$E433]" office:value-type="string" office:string-value="" calcext:value-type="error">
            <text:p>#DIV/0!</text:p>
          </table:table-cell>
          <table:table-cell table:formula="of:=[.D433]/[.$E433]" office:value-type="string" office:string-value="" calcext:value-type="error">
            <text:p>#DIV/0!</text:p>
          </table:table-cell>
          <table:table-cell table:style-name="ce2" table:formula="of:=DEGREES(ATAN2([.G433];[.F43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34]^2 + [.C434]^2 + [.D434]^2)" office:value-type="float" office:value="0" calcext:value-type="float">
            <text:p>0.00</text:p>
          </table:table-cell>
          <table:table-cell table:formula="of:=[.B434]/[.$E434]" office:value-type="string" office:string-value="" calcext:value-type="error">
            <text:p>#DIV/0!</text:p>
          </table:table-cell>
          <table:table-cell table:formula="of:=[.C434]/[.$E434]" office:value-type="string" office:string-value="" calcext:value-type="error">
            <text:p>#DIV/0!</text:p>
          </table:table-cell>
          <table:table-cell table:formula="of:=[.D434]/[.$E434]" office:value-type="string" office:string-value="" calcext:value-type="error">
            <text:p>#DIV/0!</text:p>
          </table:table-cell>
          <table:table-cell table:style-name="ce2" table:formula="of:=DEGREES(ATAN2([.G434];[.F43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35]^2 + [.C435]^2 + [.D435]^2)" office:value-type="float" office:value="0" calcext:value-type="float">
            <text:p>0.00</text:p>
          </table:table-cell>
          <table:table-cell table:formula="of:=[.B435]/[.$E435]" office:value-type="string" office:string-value="" calcext:value-type="error">
            <text:p>#DIV/0!</text:p>
          </table:table-cell>
          <table:table-cell table:formula="of:=[.C435]/[.$E435]" office:value-type="string" office:string-value="" calcext:value-type="error">
            <text:p>#DIV/0!</text:p>
          </table:table-cell>
          <table:table-cell table:formula="of:=[.D435]/[.$E435]" office:value-type="string" office:string-value="" calcext:value-type="error">
            <text:p>#DIV/0!</text:p>
          </table:table-cell>
          <table:table-cell table:style-name="ce2" table:formula="of:=DEGREES(ATAN2([.G435];[.F43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36]^2 + [.C436]^2 + [.D436]^2)" office:value-type="float" office:value="0" calcext:value-type="float">
            <text:p>0.00</text:p>
          </table:table-cell>
          <table:table-cell table:formula="of:=[.B436]/[.$E436]" office:value-type="string" office:string-value="" calcext:value-type="error">
            <text:p>#DIV/0!</text:p>
          </table:table-cell>
          <table:table-cell table:formula="of:=[.C436]/[.$E436]" office:value-type="string" office:string-value="" calcext:value-type="error">
            <text:p>#DIV/0!</text:p>
          </table:table-cell>
          <table:table-cell table:formula="of:=[.D436]/[.$E436]" office:value-type="string" office:string-value="" calcext:value-type="error">
            <text:p>#DIV/0!</text:p>
          </table:table-cell>
          <table:table-cell table:style-name="ce2" table:formula="of:=DEGREES(ATAN2([.G436];[.F43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37]^2 + [.C437]^2 + [.D437]^2)" office:value-type="float" office:value="0" calcext:value-type="float">
            <text:p>0.00</text:p>
          </table:table-cell>
          <table:table-cell table:formula="of:=[.B437]/[.$E437]" office:value-type="string" office:string-value="" calcext:value-type="error">
            <text:p>#DIV/0!</text:p>
          </table:table-cell>
          <table:table-cell table:formula="of:=[.C437]/[.$E437]" office:value-type="string" office:string-value="" calcext:value-type="error">
            <text:p>#DIV/0!</text:p>
          </table:table-cell>
          <table:table-cell table:formula="of:=[.D437]/[.$E437]" office:value-type="string" office:string-value="" calcext:value-type="error">
            <text:p>#DIV/0!</text:p>
          </table:table-cell>
          <table:table-cell table:style-name="ce2" table:formula="of:=DEGREES(ATAN2([.G437];[.F43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38]^2 + [.C438]^2 + [.D438]^2)" office:value-type="float" office:value="0" calcext:value-type="float">
            <text:p>0.00</text:p>
          </table:table-cell>
          <table:table-cell table:formula="of:=[.B438]/[.$E438]" office:value-type="string" office:string-value="" calcext:value-type="error">
            <text:p>#DIV/0!</text:p>
          </table:table-cell>
          <table:table-cell table:formula="of:=[.C438]/[.$E438]" office:value-type="string" office:string-value="" calcext:value-type="error">
            <text:p>#DIV/0!</text:p>
          </table:table-cell>
          <table:table-cell table:formula="of:=[.D438]/[.$E438]" office:value-type="string" office:string-value="" calcext:value-type="error">
            <text:p>#DIV/0!</text:p>
          </table:table-cell>
          <table:table-cell table:style-name="ce2" table:formula="of:=DEGREES(ATAN2([.G438];[.F43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39]^2 + [.C439]^2 + [.D439]^2)" office:value-type="float" office:value="0" calcext:value-type="float">
            <text:p>0.00</text:p>
          </table:table-cell>
          <table:table-cell table:formula="of:=[.B439]/[.$E439]" office:value-type="string" office:string-value="" calcext:value-type="error">
            <text:p>#DIV/0!</text:p>
          </table:table-cell>
          <table:table-cell table:formula="of:=[.C439]/[.$E439]" office:value-type="string" office:string-value="" calcext:value-type="error">
            <text:p>#DIV/0!</text:p>
          </table:table-cell>
          <table:table-cell table:formula="of:=[.D439]/[.$E439]" office:value-type="string" office:string-value="" calcext:value-type="error">
            <text:p>#DIV/0!</text:p>
          </table:table-cell>
          <table:table-cell table:style-name="ce2" table:formula="of:=DEGREES(ATAN2([.G439];[.F43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40]^2 + [.C440]^2 + [.D440]^2)" office:value-type="float" office:value="0" calcext:value-type="float">
            <text:p>0.00</text:p>
          </table:table-cell>
          <table:table-cell table:formula="of:=[.B440]/[.$E440]" office:value-type="string" office:string-value="" calcext:value-type="error">
            <text:p>#DIV/0!</text:p>
          </table:table-cell>
          <table:table-cell table:formula="of:=[.C440]/[.$E440]" office:value-type="string" office:string-value="" calcext:value-type="error">
            <text:p>#DIV/0!</text:p>
          </table:table-cell>
          <table:table-cell table:formula="of:=[.D440]/[.$E440]" office:value-type="string" office:string-value="" calcext:value-type="error">
            <text:p>#DIV/0!</text:p>
          </table:table-cell>
          <table:table-cell table:style-name="ce2" table:formula="of:=DEGREES(ATAN2([.G440];[.F44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41]^2 + [.C441]^2 + [.D441]^2)" office:value-type="float" office:value="0" calcext:value-type="float">
            <text:p>0.00</text:p>
          </table:table-cell>
          <table:table-cell table:formula="of:=[.B441]/[.$E441]" office:value-type="string" office:string-value="" calcext:value-type="error">
            <text:p>#DIV/0!</text:p>
          </table:table-cell>
          <table:table-cell table:formula="of:=[.C441]/[.$E441]" office:value-type="string" office:string-value="" calcext:value-type="error">
            <text:p>#DIV/0!</text:p>
          </table:table-cell>
          <table:table-cell table:formula="of:=[.D441]/[.$E441]" office:value-type="string" office:string-value="" calcext:value-type="error">
            <text:p>#DIV/0!</text:p>
          </table:table-cell>
          <table:table-cell table:style-name="ce2" table:formula="of:=DEGREES(ATAN2([.G441];[.F44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42]^2 + [.C442]^2 + [.D442]^2)" office:value-type="float" office:value="0" calcext:value-type="float">
            <text:p>0.00</text:p>
          </table:table-cell>
          <table:table-cell table:formula="of:=[.B442]/[.$E442]" office:value-type="string" office:string-value="" calcext:value-type="error">
            <text:p>#DIV/0!</text:p>
          </table:table-cell>
          <table:table-cell table:formula="of:=[.C442]/[.$E442]" office:value-type="string" office:string-value="" calcext:value-type="error">
            <text:p>#DIV/0!</text:p>
          </table:table-cell>
          <table:table-cell table:formula="of:=[.D442]/[.$E442]" office:value-type="string" office:string-value="" calcext:value-type="error">
            <text:p>#DIV/0!</text:p>
          </table:table-cell>
          <table:table-cell table:style-name="ce2" table:formula="of:=DEGREES(ATAN2([.G442];[.F44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43]^2 + [.C443]^2 + [.D443]^2)" office:value-type="float" office:value="0" calcext:value-type="float">
            <text:p>0.00</text:p>
          </table:table-cell>
          <table:table-cell table:formula="of:=[.B443]/[.$E443]" office:value-type="string" office:string-value="" calcext:value-type="error">
            <text:p>#DIV/0!</text:p>
          </table:table-cell>
          <table:table-cell table:formula="of:=[.C443]/[.$E443]" office:value-type="string" office:string-value="" calcext:value-type="error">
            <text:p>#DIV/0!</text:p>
          </table:table-cell>
          <table:table-cell table:formula="of:=[.D443]/[.$E443]" office:value-type="string" office:string-value="" calcext:value-type="error">
            <text:p>#DIV/0!</text:p>
          </table:table-cell>
          <table:table-cell table:style-name="ce2" table:formula="of:=DEGREES(ATAN2([.G443];[.F44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44]^2 + [.C444]^2 + [.D444]^2)" office:value-type="float" office:value="0" calcext:value-type="float">
            <text:p>0.00</text:p>
          </table:table-cell>
          <table:table-cell table:formula="of:=[.B444]/[.$E444]" office:value-type="string" office:string-value="" calcext:value-type="error">
            <text:p>#DIV/0!</text:p>
          </table:table-cell>
          <table:table-cell table:formula="of:=[.C444]/[.$E444]" office:value-type="string" office:string-value="" calcext:value-type="error">
            <text:p>#DIV/0!</text:p>
          </table:table-cell>
          <table:table-cell table:formula="of:=[.D444]/[.$E444]" office:value-type="string" office:string-value="" calcext:value-type="error">
            <text:p>#DIV/0!</text:p>
          </table:table-cell>
          <table:table-cell table:style-name="ce2" table:formula="of:=DEGREES(ATAN2([.G444];[.F44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45]^2 + [.C445]^2 + [.D445]^2)" office:value-type="float" office:value="0" calcext:value-type="float">
            <text:p>0.00</text:p>
          </table:table-cell>
          <table:table-cell table:formula="of:=[.B445]/[.$E445]" office:value-type="string" office:string-value="" calcext:value-type="error">
            <text:p>#DIV/0!</text:p>
          </table:table-cell>
          <table:table-cell table:formula="of:=[.C445]/[.$E445]" office:value-type="string" office:string-value="" calcext:value-type="error">
            <text:p>#DIV/0!</text:p>
          </table:table-cell>
          <table:table-cell table:formula="of:=[.D445]/[.$E445]" office:value-type="string" office:string-value="" calcext:value-type="error">
            <text:p>#DIV/0!</text:p>
          </table:table-cell>
          <table:table-cell table:style-name="ce2" table:formula="of:=DEGREES(ATAN2([.G445];[.F44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46]^2 + [.C446]^2 + [.D446]^2)" office:value-type="float" office:value="0" calcext:value-type="float">
            <text:p>0.00</text:p>
          </table:table-cell>
          <table:table-cell table:formula="of:=[.B446]/[.$E446]" office:value-type="string" office:string-value="" calcext:value-type="error">
            <text:p>#DIV/0!</text:p>
          </table:table-cell>
          <table:table-cell table:formula="of:=[.C446]/[.$E446]" office:value-type="string" office:string-value="" calcext:value-type="error">
            <text:p>#DIV/0!</text:p>
          </table:table-cell>
          <table:table-cell table:formula="of:=[.D446]/[.$E446]" office:value-type="string" office:string-value="" calcext:value-type="error">
            <text:p>#DIV/0!</text:p>
          </table:table-cell>
          <table:table-cell table:style-name="ce2" table:formula="of:=DEGREES(ATAN2([.G446];[.F44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47]^2 + [.C447]^2 + [.D447]^2)" office:value-type="float" office:value="0" calcext:value-type="float">
            <text:p>0.00</text:p>
          </table:table-cell>
          <table:table-cell table:formula="of:=[.B447]/[.$E447]" office:value-type="string" office:string-value="" calcext:value-type="error">
            <text:p>#DIV/0!</text:p>
          </table:table-cell>
          <table:table-cell table:formula="of:=[.C447]/[.$E447]" office:value-type="string" office:string-value="" calcext:value-type="error">
            <text:p>#DIV/0!</text:p>
          </table:table-cell>
          <table:table-cell table:formula="of:=[.D447]/[.$E447]" office:value-type="string" office:string-value="" calcext:value-type="error">
            <text:p>#DIV/0!</text:p>
          </table:table-cell>
          <table:table-cell table:style-name="ce2" table:formula="of:=DEGREES(ATAN2([.G447];[.F44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48]^2 + [.C448]^2 + [.D448]^2)" office:value-type="float" office:value="0" calcext:value-type="float">
            <text:p>0.00</text:p>
          </table:table-cell>
          <table:table-cell table:formula="of:=[.B448]/[.$E448]" office:value-type="string" office:string-value="" calcext:value-type="error">
            <text:p>#DIV/0!</text:p>
          </table:table-cell>
          <table:table-cell table:formula="of:=[.C448]/[.$E448]" office:value-type="string" office:string-value="" calcext:value-type="error">
            <text:p>#DIV/0!</text:p>
          </table:table-cell>
          <table:table-cell table:formula="of:=[.D448]/[.$E448]" office:value-type="string" office:string-value="" calcext:value-type="error">
            <text:p>#DIV/0!</text:p>
          </table:table-cell>
          <table:table-cell table:style-name="ce2" table:formula="of:=DEGREES(ATAN2([.G448];[.F44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49]^2 + [.C449]^2 + [.D449]^2)" office:value-type="float" office:value="0" calcext:value-type="float">
            <text:p>0.00</text:p>
          </table:table-cell>
          <table:table-cell table:formula="of:=[.B449]/[.$E449]" office:value-type="string" office:string-value="" calcext:value-type="error">
            <text:p>#DIV/0!</text:p>
          </table:table-cell>
          <table:table-cell table:formula="of:=[.C449]/[.$E449]" office:value-type="string" office:string-value="" calcext:value-type="error">
            <text:p>#DIV/0!</text:p>
          </table:table-cell>
          <table:table-cell table:formula="of:=[.D449]/[.$E449]" office:value-type="string" office:string-value="" calcext:value-type="error">
            <text:p>#DIV/0!</text:p>
          </table:table-cell>
          <table:table-cell table:style-name="ce2" table:formula="of:=DEGREES(ATAN2([.G449];[.F44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50]^2 + [.C450]^2 + [.D450]^2)" office:value-type="float" office:value="0" calcext:value-type="float">
            <text:p>0.00</text:p>
          </table:table-cell>
          <table:table-cell table:formula="of:=[.B450]/[.$E450]" office:value-type="string" office:string-value="" calcext:value-type="error">
            <text:p>#DIV/0!</text:p>
          </table:table-cell>
          <table:table-cell table:formula="of:=[.C450]/[.$E450]" office:value-type="string" office:string-value="" calcext:value-type="error">
            <text:p>#DIV/0!</text:p>
          </table:table-cell>
          <table:table-cell table:formula="of:=[.D450]/[.$E450]" office:value-type="string" office:string-value="" calcext:value-type="error">
            <text:p>#DIV/0!</text:p>
          </table:table-cell>
          <table:table-cell table:style-name="ce2" table:formula="of:=DEGREES(ATAN2([.G450];[.F45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51]^2 + [.C451]^2 + [.D451]^2)" office:value-type="float" office:value="0" calcext:value-type="float">
            <text:p>0.00</text:p>
          </table:table-cell>
          <table:table-cell table:formula="of:=[.B451]/[.$E451]" office:value-type="string" office:string-value="" calcext:value-type="error">
            <text:p>#DIV/0!</text:p>
          </table:table-cell>
          <table:table-cell table:formula="of:=[.C451]/[.$E451]" office:value-type="string" office:string-value="" calcext:value-type="error">
            <text:p>#DIV/0!</text:p>
          </table:table-cell>
          <table:table-cell table:formula="of:=[.D451]/[.$E451]" office:value-type="string" office:string-value="" calcext:value-type="error">
            <text:p>#DIV/0!</text:p>
          </table:table-cell>
          <table:table-cell table:style-name="ce2" table:formula="of:=DEGREES(ATAN2([.G451];[.F45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52]^2 + [.C452]^2 + [.D452]^2)" office:value-type="float" office:value="0" calcext:value-type="float">
            <text:p>0.00</text:p>
          </table:table-cell>
          <table:table-cell table:formula="of:=[.B452]/[.$E452]" office:value-type="string" office:string-value="" calcext:value-type="error">
            <text:p>#DIV/0!</text:p>
          </table:table-cell>
          <table:table-cell table:formula="of:=[.C452]/[.$E452]" office:value-type="string" office:string-value="" calcext:value-type="error">
            <text:p>#DIV/0!</text:p>
          </table:table-cell>
          <table:table-cell table:formula="of:=[.D452]/[.$E452]" office:value-type="string" office:string-value="" calcext:value-type="error">
            <text:p>#DIV/0!</text:p>
          </table:table-cell>
          <table:table-cell table:style-name="ce2" table:formula="of:=DEGREES(ATAN2([.G452];[.F45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53]^2 + [.C453]^2 + [.D453]^2)" office:value-type="float" office:value="0" calcext:value-type="float">
            <text:p>0.00</text:p>
          </table:table-cell>
          <table:table-cell table:formula="of:=[.B453]/[.$E453]" office:value-type="string" office:string-value="" calcext:value-type="error">
            <text:p>#DIV/0!</text:p>
          </table:table-cell>
          <table:table-cell table:formula="of:=[.C453]/[.$E453]" office:value-type="string" office:string-value="" calcext:value-type="error">
            <text:p>#DIV/0!</text:p>
          </table:table-cell>
          <table:table-cell table:formula="of:=[.D453]/[.$E453]" office:value-type="string" office:string-value="" calcext:value-type="error">
            <text:p>#DIV/0!</text:p>
          </table:table-cell>
          <table:table-cell table:style-name="ce2" table:formula="of:=DEGREES(ATAN2([.G453];[.F45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54]^2 + [.C454]^2 + [.D454]^2)" office:value-type="float" office:value="0" calcext:value-type="float">
            <text:p>0.00</text:p>
          </table:table-cell>
          <table:table-cell table:formula="of:=[.B454]/[.$E454]" office:value-type="string" office:string-value="" calcext:value-type="error">
            <text:p>#DIV/0!</text:p>
          </table:table-cell>
          <table:table-cell table:formula="of:=[.C454]/[.$E454]" office:value-type="string" office:string-value="" calcext:value-type="error">
            <text:p>#DIV/0!</text:p>
          </table:table-cell>
          <table:table-cell table:formula="of:=[.D454]/[.$E454]" office:value-type="string" office:string-value="" calcext:value-type="error">
            <text:p>#DIV/0!</text:p>
          </table:table-cell>
          <table:table-cell table:style-name="ce2" table:formula="of:=DEGREES(ATAN2([.G454];[.F45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55]^2 + [.C455]^2 + [.D455]^2)" office:value-type="float" office:value="0" calcext:value-type="float">
            <text:p>0.00</text:p>
          </table:table-cell>
          <table:table-cell table:formula="of:=[.B455]/[.$E455]" office:value-type="string" office:string-value="" calcext:value-type="error">
            <text:p>#DIV/0!</text:p>
          </table:table-cell>
          <table:table-cell table:formula="of:=[.C455]/[.$E455]" office:value-type="string" office:string-value="" calcext:value-type="error">
            <text:p>#DIV/0!</text:p>
          </table:table-cell>
          <table:table-cell table:formula="of:=[.D455]/[.$E455]" office:value-type="string" office:string-value="" calcext:value-type="error">
            <text:p>#DIV/0!</text:p>
          </table:table-cell>
          <table:table-cell table:style-name="ce2" table:formula="of:=DEGREES(ATAN2([.G455];[.F45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56]^2 + [.C456]^2 + [.D456]^2)" office:value-type="float" office:value="0" calcext:value-type="float">
            <text:p>0.00</text:p>
          </table:table-cell>
          <table:table-cell table:formula="of:=[.B456]/[.$E456]" office:value-type="string" office:string-value="" calcext:value-type="error">
            <text:p>#DIV/0!</text:p>
          </table:table-cell>
          <table:table-cell table:formula="of:=[.C456]/[.$E456]" office:value-type="string" office:string-value="" calcext:value-type="error">
            <text:p>#DIV/0!</text:p>
          </table:table-cell>
          <table:table-cell table:formula="of:=[.D456]/[.$E456]" office:value-type="string" office:string-value="" calcext:value-type="error">
            <text:p>#DIV/0!</text:p>
          </table:table-cell>
          <table:table-cell table:style-name="ce2" table:formula="of:=DEGREES(ATAN2([.G456];[.F45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57]^2 + [.C457]^2 + [.D457]^2)" office:value-type="float" office:value="0" calcext:value-type="float">
            <text:p>0.00</text:p>
          </table:table-cell>
          <table:table-cell table:formula="of:=[.B457]/[.$E457]" office:value-type="string" office:string-value="" calcext:value-type="error">
            <text:p>#DIV/0!</text:p>
          </table:table-cell>
          <table:table-cell table:formula="of:=[.C457]/[.$E457]" office:value-type="string" office:string-value="" calcext:value-type="error">
            <text:p>#DIV/0!</text:p>
          </table:table-cell>
          <table:table-cell table:formula="of:=[.D457]/[.$E457]" office:value-type="string" office:string-value="" calcext:value-type="error">
            <text:p>#DIV/0!</text:p>
          </table:table-cell>
          <table:table-cell table:style-name="ce2" table:formula="of:=DEGREES(ATAN2([.G457];[.F45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58]^2 + [.C458]^2 + [.D458]^2)" office:value-type="float" office:value="0" calcext:value-type="float">
            <text:p>0.00</text:p>
          </table:table-cell>
          <table:table-cell table:formula="of:=[.B458]/[.$E458]" office:value-type="string" office:string-value="" calcext:value-type="error">
            <text:p>#DIV/0!</text:p>
          </table:table-cell>
          <table:table-cell table:formula="of:=[.C458]/[.$E458]" office:value-type="string" office:string-value="" calcext:value-type="error">
            <text:p>#DIV/0!</text:p>
          </table:table-cell>
          <table:table-cell table:formula="of:=[.D458]/[.$E458]" office:value-type="string" office:string-value="" calcext:value-type="error">
            <text:p>#DIV/0!</text:p>
          </table:table-cell>
          <table:table-cell table:style-name="ce2" table:formula="of:=DEGREES(ATAN2([.G458];[.F45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59]^2 + [.C459]^2 + [.D459]^2)" office:value-type="float" office:value="0" calcext:value-type="float">
            <text:p>0.00</text:p>
          </table:table-cell>
          <table:table-cell table:formula="of:=[.B459]/[.$E459]" office:value-type="string" office:string-value="" calcext:value-type="error">
            <text:p>#DIV/0!</text:p>
          </table:table-cell>
          <table:table-cell table:formula="of:=[.C459]/[.$E459]" office:value-type="string" office:string-value="" calcext:value-type="error">
            <text:p>#DIV/0!</text:p>
          </table:table-cell>
          <table:table-cell table:formula="of:=[.D459]/[.$E459]" office:value-type="string" office:string-value="" calcext:value-type="error">
            <text:p>#DIV/0!</text:p>
          </table:table-cell>
          <table:table-cell table:style-name="ce2" table:formula="of:=DEGREES(ATAN2([.G459];[.F45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60]^2 + [.C460]^2 + [.D460]^2)" office:value-type="float" office:value="0" calcext:value-type="float">
            <text:p>0.00</text:p>
          </table:table-cell>
          <table:table-cell table:formula="of:=[.B460]/[.$E460]" office:value-type="string" office:string-value="" calcext:value-type="error">
            <text:p>#DIV/0!</text:p>
          </table:table-cell>
          <table:table-cell table:formula="of:=[.C460]/[.$E460]" office:value-type="string" office:string-value="" calcext:value-type="error">
            <text:p>#DIV/0!</text:p>
          </table:table-cell>
          <table:table-cell table:formula="of:=[.D460]/[.$E460]" office:value-type="string" office:string-value="" calcext:value-type="error">
            <text:p>#DIV/0!</text:p>
          </table:table-cell>
          <table:table-cell table:style-name="ce2" table:formula="of:=DEGREES(ATAN2([.G460];[.F46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61]^2 + [.C461]^2 + [.D461]^2)" office:value-type="float" office:value="0" calcext:value-type="float">
            <text:p>0.00</text:p>
          </table:table-cell>
          <table:table-cell table:formula="of:=[.B461]/[.$E461]" office:value-type="string" office:string-value="" calcext:value-type="error">
            <text:p>#DIV/0!</text:p>
          </table:table-cell>
          <table:table-cell table:formula="of:=[.C461]/[.$E461]" office:value-type="string" office:string-value="" calcext:value-type="error">
            <text:p>#DIV/0!</text:p>
          </table:table-cell>
          <table:table-cell table:formula="of:=[.D461]/[.$E461]" office:value-type="string" office:string-value="" calcext:value-type="error">
            <text:p>#DIV/0!</text:p>
          </table:table-cell>
          <table:table-cell table:style-name="ce2" table:formula="of:=DEGREES(ATAN2([.G461];[.F46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62]^2 + [.C462]^2 + [.D462]^2)" office:value-type="float" office:value="0" calcext:value-type="float">
            <text:p>0.00</text:p>
          </table:table-cell>
          <table:table-cell table:formula="of:=[.B462]/[.$E462]" office:value-type="string" office:string-value="" calcext:value-type="error">
            <text:p>#DIV/0!</text:p>
          </table:table-cell>
          <table:table-cell table:formula="of:=[.C462]/[.$E462]" office:value-type="string" office:string-value="" calcext:value-type="error">
            <text:p>#DIV/0!</text:p>
          </table:table-cell>
          <table:table-cell table:formula="of:=[.D462]/[.$E462]" office:value-type="string" office:string-value="" calcext:value-type="error">
            <text:p>#DIV/0!</text:p>
          </table:table-cell>
          <table:table-cell table:style-name="ce2" table:formula="of:=DEGREES(ATAN2([.G462];[.F46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63]^2 + [.C463]^2 + [.D463]^2)" office:value-type="float" office:value="0" calcext:value-type="float">
            <text:p>0.00</text:p>
          </table:table-cell>
          <table:table-cell table:formula="of:=[.B463]/[.$E463]" office:value-type="string" office:string-value="" calcext:value-type="error">
            <text:p>#DIV/0!</text:p>
          </table:table-cell>
          <table:table-cell table:formula="of:=[.C463]/[.$E463]" office:value-type="string" office:string-value="" calcext:value-type="error">
            <text:p>#DIV/0!</text:p>
          </table:table-cell>
          <table:table-cell table:formula="of:=[.D463]/[.$E463]" office:value-type="string" office:string-value="" calcext:value-type="error">
            <text:p>#DIV/0!</text:p>
          </table:table-cell>
          <table:table-cell table:style-name="ce2" table:formula="of:=DEGREES(ATAN2([.G463];[.F46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64]^2 + [.C464]^2 + [.D464]^2)" office:value-type="float" office:value="0" calcext:value-type="float">
            <text:p>0.00</text:p>
          </table:table-cell>
          <table:table-cell table:formula="of:=[.B464]/[.$E464]" office:value-type="string" office:string-value="" calcext:value-type="error">
            <text:p>#DIV/0!</text:p>
          </table:table-cell>
          <table:table-cell table:formula="of:=[.C464]/[.$E464]" office:value-type="string" office:string-value="" calcext:value-type="error">
            <text:p>#DIV/0!</text:p>
          </table:table-cell>
          <table:table-cell table:formula="of:=[.D464]/[.$E464]" office:value-type="string" office:string-value="" calcext:value-type="error">
            <text:p>#DIV/0!</text:p>
          </table:table-cell>
          <table:table-cell table:style-name="ce2" table:formula="of:=DEGREES(ATAN2([.G464];[.F46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65]^2 + [.C465]^2 + [.D465]^2)" office:value-type="float" office:value="0" calcext:value-type="float">
            <text:p>0.00</text:p>
          </table:table-cell>
          <table:table-cell table:formula="of:=[.B465]/[.$E465]" office:value-type="string" office:string-value="" calcext:value-type="error">
            <text:p>#DIV/0!</text:p>
          </table:table-cell>
          <table:table-cell table:formula="of:=[.C465]/[.$E465]" office:value-type="string" office:string-value="" calcext:value-type="error">
            <text:p>#DIV/0!</text:p>
          </table:table-cell>
          <table:table-cell table:formula="of:=[.D465]/[.$E465]" office:value-type="string" office:string-value="" calcext:value-type="error">
            <text:p>#DIV/0!</text:p>
          </table:table-cell>
          <table:table-cell table:style-name="ce2" table:formula="of:=DEGREES(ATAN2([.G465];[.F46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66]^2 + [.C466]^2 + [.D466]^2)" office:value-type="float" office:value="0" calcext:value-type="float">
            <text:p>0.00</text:p>
          </table:table-cell>
          <table:table-cell table:formula="of:=[.B466]/[.$E466]" office:value-type="string" office:string-value="" calcext:value-type="error">
            <text:p>#DIV/0!</text:p>
          </table:table-cell>
          <table:table-cell table:formula="of:=[.C466]/[.$E466]" office:value-type="string" office:string-value="" calcext:value-type="error">
            <text:p>#DIV/0!</text:p>
          </table:table-cell>
          <table:table-cell table:formula="of:=[.D466]/[.$E466]" office:value-type="string" office:string-value="" calcext:value-type="error">
            <text:p>#DIV/0!</text:p>
          </table:table-cell>
          <table:table-cell table:style-name="ce2" table:formula="of:=DEGREES(ATAN2([.G466];[.F46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67]^2 + [.C467]^2 + [.D467]^2)" office:value-type="float" office:value="0" calcext:value-type="float">
            <text:p>0.00</text:p>
          </table:table-cell>
          <table:table-cell table:formula="of:=[.B467]/[.$E467]" office:value-type="string" office:string-value="" calcext:value-type="error">
            <text:p>#DIV/0!</text:p>
          </table:table-cell>
          <table:table-cell table:formula="of:=[.C467]/[.$E467]" office:value-type="string" office:string-value="" calcext:value-type="error">
            <text:p>#DIV/0!</text:p>
          </table:table-cell>
          <table:table-cell table:formula="of:=[.D467]/[.$E467]" office:value-type="string" office:string-value="" calcext:value-type="error">
            <text:p>#DIV/0!</text:p>
          </table:table-cell>
          <table:table-cell table:style-name="ce2" table:formula="of:=DEGREES(ATAN2([.G467];[.F46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68]^2 + [.C468]^2 + [.D468]^2)" office:value-type="float" office:value="0" calcext:value-type="float">
            <text:p>0.00</text:p>
          </table:table-cell>
          <table:table-cell table:formula="of:=[.B468]/[.$E468]" office:value-type="string" office:string-value="" calcext:value-type="error">
            <text:p>#DIV/0!</text:p>
          </table:table-cell>
          <table:table-cell table:formula="of:=[.C468]/[.$E468]" office:value-type="string" office:string-value="" calcext:value-type="error">
            <text:p>#DIV/0!</text:p>
          </table:table-cell>
          <table:table-cell table:formula="of:=[.D468]/[.$E468]" office:value-type="string" office:string-value="" calcext:value-type="error">
            <text:p>#DIV/0!</text:p>
          </table:table-cell>
          <table:table-cell table:style-name="ce2" table:formula="of:=DEGREES(ATAN2([.G468];[.F46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69]^2 + [.C469]^2 + [.D469]^2)" office:value-type="float" office:value="0" calcext:value-type="float">
            <text:p>0.00</text:p>
          </table:table-cell>
          <table:table-cell table:formula="of:=[.B469]/[.$E469]" office:value-type="string" office:string-value="" calcext:value-type="error">
            <text:p>#DIV/0!</text:p>
          </table:table-cell>
          <table:table-cell table:formula="of:=[.C469]/[.$E469]" office:value-type="string" office:string-value="" calcext:value-type="error">
            <text:p>#DIV/0!</text:p>
          </table:table-cell>
          <table:table-cell table:formula="of:=[.D469]/[.$E469]" office:value-type="string" office:string-value="" calcext:value-type="error">
            <text:p>#DIV/0!</text:p>
          </table:table-cell>
          <table:table-cell table:style-name="ce2" table:formula="of:=DEGREES(ATAN2([.G469];[.F46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70]^2 + [.C470]^2 + [.D470]^2)" office:value-type="float" office:value="0" calcext:value-type="float">
            <text:p>0.00</text:p>
          </table:table-cell>
          <table:table-cell table:formula="of:=[.B470]/[.$E470]" office:value-type="string" office:string-value="" calcext:value-type="error">
            <text:p>#DIV/0!</text:p>
          </table:table-cell>
          <table:table-cell table:formula="of:=[.C470]/[.$E470]" office:value-type="string" office:string-value="" calcext:value-type="error">
            <text:p>#DIV/0!</text:p>
          </table:table-cell>
          <table:table-cell table:formula="of:=[.D470]/[.$E470]" office:value-type="string" office:string-value="" calcext:value-type="error">
            <text:p>#DIV/0!</text:p>
          </table:table-cell>
          <table:table-cell table:style-name="ce2" table:formula="of:=DEGREES(ATAN2([.G470];[.F47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71]^2 + [.C471]^2 + [.D471]^2)" office:value-type="float" office:value="0" calcext:value-type="float">
            <text:p>0.00</text:p>
          </table:table-cell>
          <table:table-cell table:formula="of:=[.B471]/[.$E471]" office:value-type="string" office:string-value="" calcext:value-type="error">
            <text:p>#DIV/0!</text:p>
          </table:table-cell>
          <table:table-cell table:formula="of:=[.C471]/[.$E471]" office:value-type="string" office:string-value="" calcext:value-type="error">
            <text:p>#DIV/0!</text:p>
          </table:table-cell>
          <table:table-cell table:formula="of:=[.D471]/[.$E471]" office:value-type="string" office:string-value="" calcext:value-type="error">
            <text:p>#DIV/0!</text:p>
          </table:table-cell>
          <table:table-cell table:style-name="ce2" table:formula="of:=DEGREES(ATAN2([.G471];[.F47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72]^2 + [.C472]^2 + [.D472]^2)" office:value-type="float" office:value="0" calcext:value-type="float">
            <text:p>0.00</text:p>
          </table:table-cell>
          <table:table-cell table:formula="of:=[.B472]/[.$E472]" office:value-type="string" office:string-value="" calcext:value-type="error">
            <text:p>#DIV/0!</text:p>
          </table:table-cell>
          <table:table-cell table:formula="of:=[.C472]/[.$E472]" office:value-type="string" office:string-value="" calcext:value-type="error">
            <text:p>#DIV/0!</text:p>
          </table:table-cell>
          <table:table-cell table:formula="of:=[.D472]/[.$E472]" office:value-type="string" office:string-value="" calcext:value-type="error">
            <text:p>#DIV/0!</text:p>
          </table:table-cell>
          <table:table-cell table:style-name="ce2" table:formula="of:=DEGREES(ATAN2([.G472];[.F47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73]^2 + [.C473]^2 + [.D473]^2)" office:value-type="float" office:value="0" calcext:value-type="float">
            <text:p>0.00</text:p>
          </table:table-cell>
          <table:table-cell table:formula="of:=[.B473]/[.$E473]" office:value-type="string" office:string-value="" calcext:value-type="error">
            <text:p>#DIV/0!</text:p>
          </table:table-cell>
          <table:table-cell table:formula="of:=[.C473]/[.$E473]" office:value-type="string" office:string-value="" calcext:value-type="error">
            <text:p>#DIV/0!</text:p>
          </table:table-cell>
          <table:table-cell table:formula="of:=[.D473]/[.$E473]" office:value-type="string" office:string-value="" calcext:value-type="error">
            <text:p>#DIV/0!</text:p>
          </table:table-cell>
          <table:table-cell table:style-name="ce2" table:formula="of:=DEGREES(ATAN2([.G473];[.F47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74]^2 + [.C474]^2 + [.D474]^2)" office:value-type="float" office:value="0" calcext:value-type="float">
            <text:p>0.00</text:p>
          </table:table-cell>
          <table:table-cell table:formula="of:=[.B474]/[.$E474]" office:value-type="string" office:string-value="" calcext:value-type="error">
            <text:p>#DIV/0!</text:p>
          </table:table-cell>
          <table:table-cell table:formula="of:=[.C474]/[.$E474]" office:value-type="string" office:string-value="" calcext:value-type="error">
            <text:p>#DIV/0!</text:p>
          </table:table-cell>
          <table:table-cell table:formula="of:=[.D474]/[.$E474]" office:value-type="string" office:string-value="" calcext:value-type="error">
            <text:p>#DIV/0!</text:p>
          </table:table-cell>
          <table:table-cell table:style-name="ce2" table:formula="of:=DEGREES(ATAN2([.G474];[.F47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75]^2 + [.C475]^2 + [.D475]^2)" office:value-type="float" office:value="0" calcext:value-type="float">
            <text:p>0.00</text:p>
          </table:table-cell>
          <table:table-cell table:formula="of:=[.B475]/[.$E475]" office:value-type="string" office:string-value="" calcext:value-type="error">
            <text:p>#DIV/0!</text:p>
          </table:table-cell>
          <table:table-cell table:formula="of:=[.C475]/[.$E475]" office:value-type="string" office:string-value="" calcext:value-type="error">
            <text:p>#DIV/0!</text:p>
          </table:table-cell>
          <table:table-cell table:formula="of:=[.D475]/[.$E475]" office:value-type="string" office:string-value="" calcext:value-type="error">
            <text:p>#DIV/0!</text:p>
          </table:table-cell>
          <table:table-cell table:style-name="ce2" table:formula="of:=DEGREES(ATAN2([.G475];[.F47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76]^2 + [.C476]^2 + [.D476]^2)" office:value-type="float" office:value="0" calcext:value-type="float">
            <text:p>0.00</text:p>
          </table:table-cell>
          <table:table-cell table:formula="of:=[.B476]/[.$E476]" office:value-type="string" office:string-value="" calcext:value-type="error">
            <text:p>#DIV/0!</text:p>
          </table:table-cell>
          <table:table-cell table:formula="of:=[.C476]/[.$E476]" office:value-type="string" office:string-value="" calcext:value-type="error">
            <text:p>#DIV/0!</text:p>
          </table:table-cell>
          <table:table-cell table:formula="of:=[.D476]/[.$E476]" office:value-type="string" office:string-value="" calcext:value-type="error">
            <text:p>#DIV/0!</text:p>
          </table:table-cell>
          <table:table-cell table:style-name="ce2" table:formula="of:=DEGREES(ATAN2([.G476];[.F47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77]^2 + [.C477]^2 + [.D477]^2)" office:value-type="float" office:value="0" calcext:value-type="float">
            <text:p>0.00</text:p>
          </table:table-cell>
          <table:table-cell table:formula="of:=[.B477]/[.$E477]" office:value-type="string" office:string-value="" calcext:value-type="error">
            <text:p>#DIV/0!</text:p>
          </table:table-cell>
          <table:table-cell table:formula="of:=[.C477]/[.$E477]" office:value-type="string" office:string-value="" calcext:value-type="error">
            <text:p>#DIV/0!</text:p>
          </table:table-cell>
          <table:table-cell table:formula="of:=[.D477]/[.$E477]" office:value-type="string" office:string-value="" calcext:value-type="error">
            <text:p>#DIV/0!</text:p>
          </table:table-cell>
          <table:table-cell table:style-name="ce2" table:formula="of:=DEGREES(ATAN2([.G477];[.F47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78]^2 + [.C478]^2 + [.D478]^2)" office:value-type="float" office:value="0" calcext:value-type="float">
            <text:p>0.00</text:p>
          </table:table-cell>
          <table:table-cell table:formula="of:=[.B478]/[.$E478]" office:value-type="string" office:string-value="" calcext:value-type="error">
            <text:p>#DIV/0!</text:p>
          </table:table-cell>
          <table:table-cell table:formula="of:=[.C478]/[.$E478]" office:value-type="string" office:string-value="" calcext:value-type="error">
            <text:p>#DIV/0!</text:p>
          </table:table-cell>
          <table:table-cell table:formula="of:=[.D478]/[.$E478]" office:value-type="string" office:string-value="" calcext:value-type="error">
            <text:p>#DIV/0!</text:p>
          </table:table-cell>
          <table:table-cell table:style-name="ce2" table:formula="of:=DEGREES(ATAN2([.G478];[.F47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79]^2 + [.C479]^2 + [.D479]^2)" office:value-type="float" office:value="0" calcext:value-type="float">
            <text:p>0.00</text:p>
          </table:table-cell>
          <table:table-cell table:formula="of:=[.B479]/[.$E479]" office:value-type="string" office:string-value="" calcext:value-type="error">
            <text:p>#DIV/0!</text:p>
          </table:table-cell>
          <table:table-cell table:formula="of:=[.C479]/[.$E479]" office:value-type="string" office:string-value="" calcext:value-type="error">
            <text:p>#DIV/0!</text:p>
          </table:table-cell>
          <table:table-cell table:formula="of:=[.D479]/[.$E479]" office:value-type="string" office:string-value="" calcext:value-type="error">
            <text:p>#DIV/0!</text:p>
          </table:table-cell>
          <table:table-cell table:style-name="ce2" table:formula="of:=DEGREES(ATAN2([.G479];[.F47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80]^2 + [.C480]^2 + [.D480]^2)" office:value-type="float" office:value="0" calcext:value-type="float">
            <text:p>0.00</text:p>
          </table:table-cell>
          <table:table-cell table:formula="of:=[.B480]/[.$E480]" office:value-type="string" office:string-value="" calcext:value-type="error">
            <text:p>#DIV/0!</text:p>
          </table:table-cell>
          <table:table-cell table:formula="of:=[.C480]/[.$E480]" office:value-type="string" office:string-value="" calcext:value-type="error">
            <text:p>#DIV/0!</text:p>
          </table:table-cell>
          <table:table-cell table:formula="of:=[.D480]/[.$E480]" office:value-type="string" office:string-value="" calcext:value-type="error">
            <text:p>#DIV/0!</text:p>
          </table:table-cell>
          <table:table-cell table:style-name="ce2" table:formula="of:=DEGREES(ATAN2([.G480];[.F48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81]^2 + [.C481]^2 + [.D481]^2)" office:value-type="float" office:value="0" calcext:value-type="float">
            <text:p>0.00</text:p>
          </table:table-cell>
          <table:table-cell table:formula="of:=[.B481]/[.$E481]" office:value-type="string" office:string-value="" calcext:value-type="error">
            <text:p>#DIV/0!</text:p>
          </table:table-cell>
          <table:table-cell table:formula="of:=[.C481]/[.$E481]" office:value-type="string" office:string-value="" calcext:value-type="error">
            <text:p>#DIV/0!</text:p>
          </table:table-cell>
          <table:table-cell table:formula="of:=[.D481]/[.$E481]" office:value-type="string" office:string-value="" calcext:value-type="error">
            <text:p>#DIV/0!</text:p>
          </table:table-cell>
          <table:table-cell table:style-name="ce2" table:formula="of:=DEGREES(ATAN2([.G481];[.F48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82]^2 + [.C482]^2 + [.D482]^2)" office:value-type="float" office:value="0" calcext:value-type="float">
            <text:p>0.00</text:p>
          </table:table-cell>
          <table:table-cell table:formula="of:=[.B482]/[.$E482]" office:value-type="string" office:string-value="" calcext:value-type="error">
            <text:p>#DIV/0!</text:p>
          </table:table-cell>
          <table:table-cell table:formula="of:=[.C482]/[.$E482]" office:value-type="string" office:string-value="" calcext:value-type="error">
            <text:p>#DIV/0!</text:p>
          </table:table-cell>
          <table:table-cell table:formula="of:=[.D482]/[.$E482]" office:value-type="string" office:string-value="" calcext:value-type="error">
            <text:p>#DIV/0!</text:p>
          </table:table-cell>
          <table:table-cell table:style-name="ce2" table:formula="of:=DEGREES(ATAN2([.G482];[.F48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83]^2 + [.C483]^2 + [.D483]^2)" office:value-type="float" office:value="0" calcext:value-type="float">
            <text:p>0.00</text:p>
          </table:table-cell>
          <table:table-cell table:formula="of:=[.B483]/[.$E483]" office:value-type="string" office:string-value="" calcext:value-type="error">
            <text:p>#DIV/0!</text:p>
          </table:table-cell>
          <table:table-cell table:formula="of:=[.C483]/[.$E483]" office:value-type="string" office:string-value="" calcext:value-type="error">
            <text:p>#DIV/0!</text:p>
          </table:table-cell>
          <table:table-cell table:formula="of:=[.D483]/[.$E483]" office:value-type="string" office:string-value="" calcext:value-type="error">
            <text:p>#DIV/0!</text:p>
          </table:table-cell>
          <table:table-cell table:style-name="ce2" table:formula="of:=DEGREES(ATAN2([.G483];[.F48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84]^2 + [.C484]^2 + [.D484]^2)" office:value-type="float" office:value="0" calcext:value-type="float">
            <text:p>0.00</text:p>
          </table:table-cell>
          <table:table-cell table:formula="of:=[.B484]/[.$E484]" office:value-type="string" office:string-value="" calcext:value-type="error">
            <text:p>#DIV/0!</text:p>
          </table:table-cell>
          <table:table-cell table:formula="of:=[.C484]/[.$E484]" office:value-type="string" office:string-value="" calcext:value-type="error">
            <text:p>#DIV/0!</text:p>
          </table:table-cell>
          <table:table-cell table:formula="of:=[.D484]/[.$E484]" office:value-type="string" office:string-value="" calcext:value-type="error">
            <text:p>#DIV/0!</text:p>
          </table:table-cell>
          <table:table-cell table:style-name="ce2" table:formula="of:=DEGREES(ATAN2([.G484];[.F48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85]^2 + [.C485]^2 + [.D485]^2)" office:value-type="float" office:value="0" calcext:value-type="float">
            <text:p>0.00</text:p>
          </table:table-cell>
          <table:table-cell table:formula="of:=[.B485]/[.$E485]" office:value-type="string" office:string-value="" calcext:value-type="error">
            <text:p>#DIV/0!</text:p>
          </table:table-cell>
          <table:table-cell table:formula="of:=[.C485]/[.$E485]" office:value-type="string" office:string-value="" calcext:value-type="error">
            <text:p>#DIV/0!</text:p>
          </table:table-cell>
          <table:table-cell table:formula="of:=[.D485]/[.$E485]" office:value-type="string" office:string-value="" calcext:value-type="error">
            <text:p>#DIV/0!</text:p>
          </table:table-cell>
          <table:table-cell table:style-name="ce2" table:formula="of:=DEGREES(ATAN2([.G485];[.F48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86]^2 + [.C486]^2 + [.D486]^2)" office:value-type="float" office:value="0" calcext:value-type="float">
            <text:p>0.00</text:p>
          </table:table-cell>
          <table:table-cell table:formula="of:=[.B486]/[.$E486]" office:value-type="string" office:string-value="" calcext:value-type="error">
            <text:p>#DIV/0!</text:p>
          </table:table-cell>
          <table:table-cell table:formula="of:=[.C486]/[.$E486]" office:value-type="string" office:string-value="" calcext:value-type="error">
            <text:p>#DIV/0!</text:p>
          </table:table-cell>
          <table:table-cell table:formula="of:=[.D486]/[.$E486]" office:value-type="string" office:string-value="" calcext:value-type="error">
            <text:p>#DIV/0!</text:p>
          </table:table-cell>
          <table:table-cell table:style-name="ce2" table:formula="of:=DEGREES(ATAN2([.G486];[.F48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87]^2 + [.C487]^2 + [.D487]^2)" office:value-type="float" office:value="0" calcext:value-type="float">
            <text:p>0.00</text:p>
          </table:table-cell>
          <table:table-cell table:formula="of:=[.B487]/[.$E487]" office:value-type="string" office:string-value="" calcext:value-type="error">
            <text:p>#DIV/0!</text:p>
          </table:table-cell>
          <table:table-cell table:formula="of:=[.C487]/[.$E487]" office:value-type="string" office:string-value="" calcext:value-type="error">
            <text:p>#DIV/0!</text:p>
          </table:table-cell>
          <table:table-cell table:formula="of:=[.D487]/[.$E487]" office:value-type="string" office:string-value="" calcext:value-type="error">
            <text:p>#DIV/0!</text:p>
          </table:table-cell>
          <table:table-cell table:style-name="ce2" table:formula="of:=DEGREES(ATAN2([.G487];[.F48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88]^2 + [.C488]^2 + [.D488]^2)" office:value-type="float" office:value="0" calcext:value-type="float">
            <text:p>0.00</text:p>
          </table:table-cell>
          <table:table-cell table:formula="of:=[.B488]/[.$E488]" office:value-type="string" office:string-value="" calcext:value-type="error">
            <text:p>#DIV/0!</text:p>
          </table:table-cell>
          <table:table-cell table:formula="of:=[.C488]/[.$E488]" office:value-type="string" office:string-value="" calcext:value-type="error">
            <text:p>#DIV/0!</text:p>
          </table:table-cell>
          <table:table-cell table:formula="of:=[.D488]/[.$E488]" office:value-type="string" office:string-value="" calcext:value-type="error">
            <text:p>#DIV/0!</text:p>
          </table:table-cell>
          <table:table-cell table:style-name="ce2" table:formula="of:=DEGREES(ATAN2([.G488];[.F48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89]^2 + [.C489]^2 + [.D489]^2)" office:value-type="float" office:value="0" calcext:value-type="float">
            <text:p>0.00</text:p>
          </table:table-cell>
          <table:table-cell table:formula="of:=[.B489]/[.$E489]" office:value-type="string" office:string-value="" calcext:value-type="error">
            <text:p>#DIV/0!</text:p>
          </table:table-cell>
          <table:table-cell table:formula="of:=[.C489]/[.$E489]" office:value-type="string" office:string-value="" calcext:value-type="error">
            <text:p>#DIV/0!</text:p>
          </table:table-cell>
          <table:table-cell table:formula="of:=[.D489]/[.$E489]" office:value-type="string" office:string-value="" calcext:value-type="error">
            <text:p>#DIV/0!</text:p>
          </table:table-cell>
          <table:table-cell table:style-name="ce2" table:formula="of:=DEGREES(ATAN2([.G489];[.F48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90]^2 + [.C490]^2 + [.D490]^2)" office:value-type="float" office:value="0" calcext:value-type="float">
            <text:p>0.00</text:p>
          </table:table-cell>
          <table:table-cell table:formula="of:=[.B490]/[.$E490]" office:value-type="string" office:string-value="" calcext:value-type="error">
            <text:p>#DIV/0!</text:p>
          </table:table-cell>
          <table:table-cell table:formula="of:=[.C490]/[.$E490]" office:value-type="string" office:string-value="" calcext:value-type="error">
            <text:p>#DIV/0!</text:p>
          </table:table-cell>
          <table:table-cell table:formula="of:=[.D490]/[.$E490]" office:value-type="string" office:string-value="" calcext:value-type="error">
            <text:p>#DIV/0!</text:p>
          </table:table-cell>
          <table:table-cell table:style-name="ce2" table:formula="of:=DEGREES(ATAN2([.G490];[.F49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91]^2 + [.C491]^2 + [.D491]^2)" office:value-type="float" office:value="0" calcext:value-type="float">
            <text:p>0.00</text:p>
          </table:table-cell>
          <table:table-cell table:formula="of:=[.B491]/[.$E491]" office:value-type="string" office:string-value="" calcext:value-type="error">
            <text:p>#DIV/0!</text:p>
          </table:table-cell>
          <table:table-cell table:formula="of:=[.C491]/[.$E491]" office:value-type="string" office:string-value="" calcext:value-type="error">
            <text:p>#DIV/0!</text:p>
          </table:table-cell>
          <table:table-cell table:formula="of:=[.D491]/[.$E491]" office:value-type="string" office:string-value="" calcext:value-type="error">
            <text:p>#DIV/0!</text:p>
          </table:table-cell>
          <table:table-cell table:style-name="ce2" table:formula="of:=DEGREES(ATAN2([.G491];[.F49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92]^2 + [.C492]^2 + [.D492]^2)" office:value-type="float" office:value="0" calcext:value-type="float">
            <text:p>0.00</text:p>
          </table:table-cell>
          <table:table-cell table:formula="of:=[.B492]/[.$E492]" office:value-type="string" office:string-value="" calcext:value-type="error">
            <text:p>#DIV/0!</text:p>
          </table:table-cell>
          <table:table-cell table:formula="of:=[.C492]/[.$E492]" office:value-type="string" office:string-value="" calcext:value-type="error">
            <text:p>#DIV/0!</text:p>
          </table:table-cell>
          <table:table-cell table:formula="of:=[.D492]/[.$E492]" office:value-type="string" office:string-value="" calcext:value-type="error">
            <text:p>#DIV/0!</text:p>
          </table:table-cell>
          <table:table-cell table:style-name="ce2" table:formula="of:=DEGREES(ATAN2([.G492];[.F49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93]^2 + [.C493]^2 + [.D493]^2)" office:value-type="float" office:value="0" calcext:value-type="float">
            <text:p>0.00</text:p>
          </table:table-cell>
          <table:table-cell table:formula="of:=[.B493]/[.$E493]" office:value-type="string" office:string-value="" calcext:value-type="error">
            <text:p>#DIV/0!</text:p>
          </table:table-cell>
          <table:table-cell table:formula="of:=[.C493]/[.$E493]" office:value-type="string" office:string-value="" calcext:value-type="error">
            <text:p>#DIV/0!</text:p>
          </table:table-cell>
          <table:table-cell table:formula="of:=[.D493]/[.$E493]" office:value-type="string" office:string-value="" calcext:value-type="error">
            <text:p>#DIV/0!</text:p>
          </table:table-cell>
          <table:table-cell table:style-name="ce2" table:formula="of:=DEGREES(ATAN2([.G493];[.F49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94]^2 + [.C494]^2 + [.D494]^2)" office:value-type="float" office:value="0" calcext:value-type="float">
            <text:p>0.00</text:p>
          </table:table-cell>
          <table:table-cell table:formula="of:=[.B494]/[.$E494]" office:value-type="string" office:string-value="" calcext:value-type="error">
            <text:p>#DIV/0!</text:p>
          </table:table-cell>
          <table:table-cell table:formula="of:=[.C494]/[.$E494]" office:value-type="string" office:string-value="" calcext:value-type="error">
            <text:p>#DIV/0!</text:p>
          </table:table-cell>
          <table:table-cell table:formula="of:=[.D494]/[.$E494]" office:value-type="string" office:string-value="" calcext:value-type="error">
            <text:p>#DIV/0!</text:p>
          </table:table-cell>
          <table:table-cell table:style-name="ce2" table:formula="of:=DEGREES(ATAN2([.G494];[.F49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95]^2 + [.C495]^2 + [.D495]^2)" office:value-type="float" office:value="0" calcext:value-type="float">
            <text:p>0.00</text:p>
          </table:table-cell>
          <table:table-cell table:formula="of:=[.B495]/[.$E495]" office:value-type="string" office:string-value="" calcext:value-type="error">
            <text:p>#DIV/0!</text:p>
          </table:table-cell>
          <table:table-cell table:formula="of:=[.C495]/[.$E495]" office:value-type="string" office:string-value="" calcext:value-type="error">
            <text:p>#DIV/0!</text:p>
          </table:table-cell>
          <table:table-cell table:formula="of:=[.D495]/[.$E495]" office:value-type="string" office:string-value="" calcext:value-type="error">
            <text:p>#DIV/0!</text:p>
          </table:table-cell>
          <table:table-cell table:style-name="ce2" table:formula="of:=DEGREES(ATAN2([.G495];[.F49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96]^2 + [.C496]^2 + [.D496]^2)" office:value-type="float" office:value="0" calcext:value-type="float">
            <text:p>0.00</text:p>
          </table:table-cell>
          <table:table-cell table:formula="of:=[.B496]/[.$E496]" office:value-type="string" office:string-value="" calcext:value-type="error">
            <text:p>#DIV/0!</text:p>
          </table:table-cell>
          <table:table-cell table:formula="of:=[.C496]/[.$E496]" office:value-type="string" office:string-value="" calcext:value-type="error">
            <text:p>#DIV/0!</text:p>
          </table:table-cell>
          <table:table-cell table:formula="of:=[.D496]/[.$E496]" office:value-type="string" office:string-value="" calcext:value-type="error">
            <text:p>#DIV/0!</text:p>
          </table:table-cell>
          <table:table-cell table:style-name="ce2" table:formula="of:=DEGREES(ATAN2([.G496];[.F49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97]^2 + [.C497]^2 + [.D497]^2)" office:value-type="float" office:value="0" calcext:value-type="float">
            <text:p>0.00</text:p>
          </table:table-cell>
          <table:table-cell table:formula="of:=[.B497]/[.$E497]" office:value-type="string" office:string-value="" calcext:value-type="error">
            <text:p>#DIV/0!</text:p>
          </table:table-cell>
          <table:table-cell table:formula="of:=[.C497]/[.$E497]" office:value-type="string" office:string-value="" calcext:value-type="error">
            <text:p>#DIV/0!</text:p>
          </table:table-cell>
          <table:table-cell table:formula="of:=[.D497]/[.$E497]" office:value-type="string" office:string-value="" calcext:value-type="error">
            <text:p>#DIV/0!</text:p>
          </table:table-cell>
          <table:table-cell table:style-name="ce2" table:formula="of:=DEGREES(ATAN2([.G497];[.F49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98]^2 + [.C498]^2 + [.D498]^2)" office:value-type="float" office:value="0" calcext:value-type="float">
            <text:p>0.00</text:p>
          </table:table-cell>
          <table:table-cell table:formula="of:=[.B498]/[.$E498]" office:value-type="string" office:string-value="" calcext:value-type="error">
            <text:p>#DIV/0!</text:p>
          </table:table-cell>
          <table:table-cell table:formula="of:=[.C498]/[.$E498]" office:value-type="string" office:string-value="" calcext:value-type="error">
            <text:p>#DIV/0!</text:p>
          </table:table-cell>
          <table:table-cell table:formula="of:=[.D498]/[.$E498]" office:value-type="string" office:string-value="" calcext:value-type="error">
            <text:p>#DIV/0!</text:p>
          </table:table-cell>
          <table:table-cell table:style-name="ce2" table:formula="of:=DEGREES(ATAN2([.G498];[.F49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499]^2 + [.C499]^2 + [.D499]^2)" office:value-type="float" office:value="0" calcext:value-type="float">
            <text:p>0.00</text:p>
          </table:table-cell>
          <table:table-cell table:formula="of:=[.B499]/[.$E499]" office:value-type="string" office:string-value="" calcext:value-type="error">
            <text:p>#DIV/0!</text:p>
          </table:table-cell>
          <table:table-cell table:formula="of:=[.C499]/[.$E499]" office:value-type="string" office:string-value="" calcext:value-type="error">
            <text:p>#DIV/0!</text:p>
          </table:table-cell>
          <table:table-cell table:formula="of:=[.D499]/[.$E499]" office:value-type="string" office:string-value="" calcext:value-type="error">
            <text:p>#DIV/0!</text:p>
          </table:table-cell>
          <table:table-cell table:style-name="ce2" table:formula="of:=DEGREES(ATAN2([.G499];[.F49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00]^2 + [.C500]^2 + [.D500]^2)" office:value-type="float" office:value="0" calcext:value-type="float">
            <text:p>0.00</text:p>
          </table:table-cell>
          <table:table-cell table:formula="of:=[.B500]/[.$E500]" office:value-type="string" office:string-value="" calcext:value-type="error">
            <text:p>#DIV/0!</text:p>
          </table:table-cell>
          <table:table-cell table:formula="of:=[.C500]/[.$E500]" office:value-type="string" office:string-value="" calcext:value-type="error">
            <text:p>#DIV/0!</text:p>
          </table:table-cell>
          <table:table-cell table:formula="of:=[.D500]/[.$E500]" office:value-type="string" office:string-value="" calcext:value-type="error">
            <text:p>#DIV/0!</text:p>
          </table:table-cell>
          <table:table-cell table:style-name="ce2" table:formula="of:=DEGREES(ATAN2([.G500];[.F50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01]^2 + [.C501]^2 + [.D501]^2)" office:value-type="float" office:value="0" calcext:value-type="float">
            <text:p>0.00</text:p>
          </table:table-cell>
          <table:table-cell table:formula="of:=[.B501]/[.$E501]" office:value-type="string" office:string-value="" calcext:value-type="error">
            <text:p>#DIV/0!</text:p>
          </table:table-cell>
          <table:table-cell table:formula="of:=[.C501]/[.$E501]" office:value-type="string" office:string-value="" calcext:value-type="error">
            <text:p>#DIV/0!</text:p>
          </table:table-cell>
          <table:table-cell table:formula="of:=[.D501]/[.$E501]" office:value-type="string" office:string-value="" calcext:value-type="error">
            <text:p>#DIV/0!</text:p>
          </table:table-cell>
          <table:table-cell table:style-name="ce2" table:formula="of:=DEGREES(ATAN2([.G501];[.F50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02]^2 + [.C502]^2 + [.D502]^2)" office:value-type="float" office:value="0" calcext:value-type="float">
            <text:p>0.00</text:p>
          </table:table-cell>
          <table:table-cell table:formula="of:=[.B502]/[.$E502]" office:value-type="string" office:string-value="" calcext:value-type="error">
            <text:p>#DIV/0!</text:p>
          </table:table-cell>
          <table:table-cell table:formula="of:=[.C502]/[.$E502]" office:value-type="string" office:string-value="" calcext:value-type="error">
            <text:p>#DIV/0!</text:p>
          </table:table-cell>
          <table:table-cell table:formula="of:=[.D502]/[.$E502]" office:value-type="string" office:string-value="" calcext:value-type="error">
            <text:p>#DIV/0!</text:p>
          </table:table-cell>
          <table:table-cell table:style-name="ce2" table:formula="of:=DEGREES(ATAN2([.G502];[.F50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03]^2 + [.C503]^2 + [.D503]^2)" office:value-type="float" office:value="0" calcext:value-type="float">
            <text:p>0.00</text:p>
          </table:table-cell>
          <table:table-cell table:formula="of:=[.B503]/[.$E503]" office:value-type="string" office:string-value="" calcext:value-type="error">
            <text:p>#DIV/0!</text:p>
          </table:table-cell>
          <table:table-cell table:formula="of:=[.C503]/[.$E503]" office:value-type="string" office:string-value="" calcext:value-type="error">
            <text:p>#DIV/0!</text:p>
          </table:table-cell>
          <table:table-cell table:formula="of:=[.D503]/[.$E503]" office:value-type="string" office:string-value="" calcext:value-type="error">
            <text:p>#DIV/0!</text:p>
          </table:table-cell>
          <table:table-cell table:style-name="ce2" table:formula="of:=DEGREES(ATAN2([.G503];[.F50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04]^2 + [.C504]^2 + [.D504]^2)" office:value-type="float" office:value="0" calcext:value-type="float">
            <text:p>0.00</text:p>
          </table:table-cell>
          <table:table-cell table:formula="of:=[.B504]/[.$E504]" office:value-type="string" office:string-value="" calcext:value-type="error">
            <text:p>#DIV/0!</text:p>
          </table:table-cell>
          <table:table-cell table:formula="of:=[.C504]/[.$E504]" office:value-type="string" office:string-value="" calcext:value-type="error">
            <text:p>#DIV/0!</text:p>
          </table:table-cell>
          <table:table-cell table:formula="of:=[.D504]/[.$E504]" office:value-type="string" office:string-value="" calcext:value-type="error">
            <text:p>#DIV/0!</text:p>
          </table:table-cell>
          <table:table-cell table:style-name="ce2" table:formula="of:=DEGREES(ATAN2([.G504];[.F50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05]^2 + [.C505]^2 + [.D505]^2)" office:value-type="float" office:value="0" calcext:value-type="float">
            <text:p>0.00</text:p>
          </table:table-cell>
          <table:table-cell table:formula="of:=[.B505]/[.$E505]" office:value-type="string" office:string-value="" calcext:value-type="error">
            <text:p>#DIV/0!</text:p>
          </table:table-cell>
          <table:table-cell table:formula="of:=[.C505]/[.$E505]" office:value-type="string" office:string-value="" calcext:value-type="error">
            <text:p>#DIV/0!</text:p>
          </table:table-cell>
          <table:table-cell table:formula="of:=[.D505]/[.$E505]" office:value-type="string" office:string-value="" calcext:value-type="error">
            <text:p>#DIV/0!</text:p>
          </table:table-cell>
          <table:table-cell table:style-name="ce2" table:formula="of:=DEGREES(ATAN2([.G505];[.F50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06]^2 + [.C506]^2 + [.D506]^2)" office:value-type="float" office:value="0" calcext:value-type="float">
            <text:p>0.00</text:p>
          </table:table-cell>
          <table:table-cell table:formula="of:=[.B506]/[.$E506]" office:value-type="string" office:string-value="" calcext:value-type="error">
            <text:p>#DIV/0!</text:p>
          </table:table-cell>
          <table:table-cell table:formula="of:=[.C506]/[.$E506]" office:value-type="string" office:string-value="" calcext:value-type="error">
            <text:p>#DIV/0!</text:p>
          </table:table-cell>
          <table:table-cell table:formula="of:=[.D506]/[.$E506]" office:value-type="string" office:string-value="" calcext:value-type="error">
            <text:p>#DIV/0!</text:p>
          </table:table-cell>
          <table:table-cell table:style-name="ce2" table:formula="of:=DEGREES(ATAN2([.G506];[.F50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07]^2 + [.C507]^2 + [.D507]^2)" office:value-type="float" office:value="0" calcext:value-type="float">
            <text:p>0.00</text:p>
          </table:table-cell>
          <table:table-cell table:formula="of:=[.B507]/[.$E507]" office:value-type="string" office:string-value="" calcext:value-type="error">
            <text:p>#DIV/0!</text:p>
          </table:table-cell>
          <table:table-cell table:formula="of:=[.C507]/[.$E507]" office:value-type="string" office:string-value="" calcext:value-type="error">
            <text:p>#DIV/0!</text:p>
          </table:table-cell>
          <table:table-cell table:formula="of:=[.D507]/[.$E507]" office:value-type="string" office:string-value="" calcext:value-type="error">
            <text:p>#DIV/0!</text:p>
          </table:table-cell>
          <table:table-cell table:style-name="ce2" table:formula="of:=DEGREES(ATAN2([.G507];[.F50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08]^2 + [.C508]^2 + [.D508]^2)" office:value-type="float" office:value="0" calcext:value-type="float">
            <text:p>0.00</text:p>
          </table:table-cell>
          <table:table-cell table:formula="of:=[.B508]/[.$E508]" office:value-type="string" office:string-value="" calcext:value-type="error">
            <text:p>#DIV/0!</text:p>
          </table:table-cell>
          <table:table-cell table:formula="of:=[.C508]/[.$E508]" office:value-type="string" office:string-value="" calcext:value-type="error">
            <text:p>#DIV/0!</text:p>
          </table:table-cell>
          <table:table-cell table:formula="of:=[.D508]/[.$E508]" office:value-type="string" office:string-value="" calcext:value-type="error">
            <text:p>#DIV/0!</text:p>
          </table:table-cell>
          <table:table-cell table:style-name="ce2" table:formula="of:=DEGREES(ATAN2([.G508];[.F50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09]^2 + [.C509]^2 + [.D509]^2)" office:value-type="float" office:value="0" calcext:value-type="float">
            <text:p>0.00</text:p>
          </table:table-cell>
          <table:table-cell table:formula="of:=[.B509]/[.$E509]" office:value-type="string" office:string-value="" calcext:value-type="error">
            <text:p>#DIV/0!</text:p>
          </table:table-cell>
          <table:table-cell table:formula="of:=[.C509]/[.$E509]" office:value-type="string" office:string-value="" calcext:value-type="error">
            <text:p>#DIV/0!</text:p>
          </table:table-cell>
          <table:table-cell table:formula="of:=[.D509]/[.$E509]" office:value-type="string" office:string-value="" calcext:value-type="error">
            <text:p>#DIV/0!</text:p>
          </table:table-cell>
          <table:table-cell table:style-name="ce2" table:formula="of:=DEGREES(ATAN2([.G509];[.F50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10]^2 + [.C510]^2 + [.D510]^2)" office:value-type="float" office:value="0" calcext:value-type="float">
            <text:p>0.00</text:p>
          </table:table-cell>
          <table:table-cell table:formula="of:=[.B510]/[.$E510]" office:value-type="string" office:string-value="" calcext:value-type="error">
            <text:p>#DIV/0!</text:p>
          </table:table-cell>
          <table:table-cell table:formula="of:=[.C510]/[.$E510]" office:value-type="string" office:string-value="" calcext:value-type="error">
            <text:p>#DIV/0!</text:p>
          </table:table-cell>
          <table:table-cell table:formula="of:=[.D510]/[.$E510]" office:value-type="string" office:string-value="" calcext:value-type="error">
            <text:p>#DIV/0!</text:p>
          </table:table-cell>
          <table:table-cell table:style-name="ce2" table:formula="of:=DEGREES(ATAN2([.G510];[.F51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11]^2 + [.C511]^2 + [.D511]^2)" office:value-type="float" office:value="0" calcext:value-type="float">
            <text:p>0.00</text:p>
          </table:table-cell>
          <table:table-cell table:formula="of:=[.B511]/[.$E511]" office:value-type="string" office:string-value="" calcext:value-type="error">
            <text:p>#DIV/0!</text:p>
          </table:table-cell>
          <table:table-cell table:formula="of:=[.C511]/[.$E511]" office:value-type="string" office:string-value="" calcext:value-type="error">
            <text:p>#DIV/0!</text:p>
          </table:table-cell>
          <table:table-cell table:formula="of:=[.D511]/[.$E511]" office:value-type="string" office:string-value="" calcext:value-type="error">
            <text:p>#DIV/0!</text:p>
          </table:table-cell>
          <table:table-cell table:style-name="ce2" table:formula="of:=DEGREES(ATAN2([.G511];[.F51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12]^2 + [.C512]^2 + [.D512]^2)" office:value-type="float" office:value="0" calcext:value-type="float">
            <text:p>0.00</text:p>
          </table:table-cell>
          <table:table-cell table:formula="of:=[.B512]/[.$E512]" office:value-type="string" office:string-value="" calcext:value-type="error">
            <text:p>#DIV/0!</text:p>
          </table:table-cell>
          <table:table-cell table:formula="of:=[.C512]/[.$E512]" office:value-type="string" office:string-value="" calcext:value-type="error">
            <text:p>#DIV/0!</text:p>
          </table:table-cell>
          <table:table-cell table:formula="of:=[.D512]/[.$E512]" office:value-type="string" office:string-value="" calcext:value-type="error">
            <text:p>#DIV/0!</text:p>
          </table:table-cell>
          <table:table-cell table:style-name="ce2" table:formula="of:=DEGREES(ATAN2([.G512];[.F51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13]^2 + [.C513]^2 + [.D513]^2)" office:value-type="float" office:value="0" calcext:value-type="float">
            <text:p>0.00</text:p>
          </table:table-cell>
          <table:table-cell table:formula="of:=[.B513]/[.$E513]" office:value-type="string" office:string-value="" calcext:value-type="error">
            <text:p>#DIV/0!</text:p>
          </table:table-cell>
          <table:table-cell table:formula="of:=[.C513]/[.$E513]" office:value-type="string" office:string-value="" calcext:value-type="error">
            <text:p>#DIV/0!</text:p>
          </table:table-cell>
          <table:table-cell table:formula="of:=[.D513]/[.$E513]" office:value-type="string" office:string-value="" calcext:value-type="error">
            <text:p>#DIV/0!</text:p>
          </table:table-cell>
          <table:table-cell table:style-name="ce2" table:formula="of:=DEGREES(ATAN2([.G513];[.F51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14]^2 + [.C514]^2 + [.D514]^2)" office:value-type="float" office:value="0" calcext:value-type="float">
            <text:p>0.00</text:p>
          </table:table-cell>
          <table:table-cell table:formula="of:=[.B514]/[.$E514]" office:value-type="string" office:string-value="" calcext:value-type="error">
            <text:p>#DIV/0!</text:p>
          </table:table-cell>
          <table:table-cell table:formula="of:=[.C514]/[.$E514]" office:value-type="string" office:string-value="" calcext:value-type="error">
            <text:p>#DIV/0!</text:p>
          </table:table-cell>
          <table:table-cell table:formula="of:=[.D514]/[.$E514]" office:value-type="string" office:string-value="" calcext:value-type="error">
            <text:p>#DIV/0!</text:p>
          </table:table-cell>
          <table:table-cell table:style-name="ce2" table:formula="of:=DEGREES(ATAN2([.G514];[.F51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15]^2 + [.C515]^2 + [.D515]^2)" office:value-type="float" office:value="0" calcext:value-type="float">
            <text:p>0.00</text:p>
          </table:table-cell>
          <table:table-cell table:formula="of:=[.B515]/[.$E515]" office:value-type="string" office:string-value="" calcext:value-type="error">
            <text:p>#DIV/0!</text:p>
          </table:table-cell>
          <table:table-cell table:formula="of:=[.C515]/[.$E515]" office:value-type="string" office:string-value="" calcext:value-type="error">
            <text:p>#DIV/0!</text:p>
          </table:table-cell>
          <table:table-cell table:formula="of:=[.D515]/[.$E515]" office:value-type="string" office:string-value="" calcext:value-type="error">
            <text:p>#DIV/0!</text:p>
          </table:table-cell>
          <table:table-cell table:style-name="ce2" table:formula="of:=DEGREES(ATAN2([.G515];[.F51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16]^2 + [.C516]^2 + [.D516]^2)" office:value-type="float" office:value="0" calcext:value-type="float">
            <text:p>0.00</text:p>
          </table:table-cell>
          <table:table-cell table:formula="of:=[.B516]/[.$E516]" office:value-type="string" office:string-value="" calcext:value-type="error">
            <text:p>#DIV/0!</text:p>
          </table:table-cell>
          <table:table-cell table:formula="of:=[.C516]/[.$E516]" office:value-type="string" office:string-value="" calcext:value-type="error">
            <text:p>#DIV/0!</text:p>
          </table:table-cell>
          <table:table-cell table:formula="of:=[.D516]/[.$E516]" office:value-type="string" office:string-value="" calcext:value-type="error">
            <text:p>#DIV/0!</text:p>
          </table:table-cell>
          <table:table-cell table:style-name="ce2" table:formula="of:=DEGREES(ATAN2([.G516];[.F51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17]^2 + [.C517]^2 + [.D517]^2)" office:value-type="float" office:value="0" calcext:value-type="float">
            <text:p>0.00</text:p>
          </table:table-cell>
          <table:table-cell table:formula="of:=[.B517]/[.$E517]" office:value-type="string" office:string-value="" calcext:value-type="error">
            <text:p>#DIV/0!</text:p>
          </table:table-cell>
          <table:table-cell table:formula="of:=[.C517]/[.$E517]" office:value-type="string" office:string-value="" calcext:value-type="error">
            <text:p>#DIV/0!</text:p>
          </table:table-cell>
          <table:table-cell table:formula="of:=[.D517]/[.$E517]" office:value-type="string" office:string-value="" calcext:value-type="error">
            <text:p>#DIV/0!</text:p>
          </table:table-cell>
          <table:table-cell table:style-name="ce2" table:formula="of:=DEGREES(ATAN2([.G517];[.F51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18]^2 + [.C518]^2 + [.D518]^2)" office:value-type="float" office:value="0" calcext:value-type="float">
            <text:p>0.00</text:p>
          </table:table-cell>
          <table:table-cell table:formula="of:=[.B518]/[.$E518]" office:value-type="string" office:string-value="" calcext:value-type="error">
            <text:p>#DIV/0!</text:p>
          </table:table-cell>
          <table:table-cell table:formula="of:=[.C518]/[.$E518]" office:value-type="string" office:string-value="" calcext:value-type="error">
            <text:p>#DIV/0!</text:p>
          </table:table-cell>
          <table:table-cell table:formula="of:=[.D518]/[.$E518]" office:value-type="string" office:string-value="" calcext:value-type="error">
            <text:p>#DIV/0!</text:p>
          </table:table-cell>
          <table:table-cell table:style-name="ce2" table:formula="of:=DEGREES(ATAN2([.G518];[.F51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19]^2 + [.C519]^2 + [.D519]^2)" office:value-type="float" office:value="0" calcext:value-type="float">
            <text:p>0.00</text:p>
          </table:table-cell>
          <table:table-cell table:formula="of:=[.B519]/[.$E519]" office:value-type="string" office:string-value="" calcext:value-type="error">
            <text:p>#DIV/0!</text:p>
          </table:table-cell>
          <table:table-cell table:formula="of:=[.C519]/[.$E519]" office:value-type="string" office:string-value="" calcext:value-type="error">
            <text:p>#DIV/0!</text:p>
          </table:table-cell>
          <table:table-cell table:formula="of:=[.D519]/[.$E519]" office:value-type="string" office:string-value="" calcext:value-type="error">
            <text:p>#DIV/0!</text:p>
          </table:table-cell>
          <table:table-cell table:style-name="ce2" table:formula="of:=DEGREES(ATAN2([.G519];[.F51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20]^2 + [.C520]^2 + [.D520]^2)" office:value-type="float" office:value="0" calcext:value-type="float">
            <text:p>0.00</text:p>
          </table:table-cell>
          <table:table-cell table:formula="of:=[.B520]/[.$E520]" office:value-type="string" office:string-value="" calcext:value-type="error">
            <text:p>#DIV/0!</text:p>
          </table:table-cell>
          <table:table-cell table:formula="of:=[.C520]/[.$E520]" office:value-type="string" office:string-value="" calcext:value-type="error">
            <text:p>#DIV/0!</text:p>
          </table:table-cell>
          <table:table-cell table:formula="of:=[.D520]/[.$E520]" office:value-type="string" office:string-value="" calcext:value-type="error">
            <text:p>#DIV/0!</text:p>
          </table:table-cell>
          <table:table-cell table:style-name="ce2" table:formula="of:=DEGREES(ATAN2([.G520];[.F52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21]^2 + [.C521]^2 + [.D521]^2)" office:value-type="float" office:value="0" calcext:value-type="float">
            <text:p>0.00</text:p>
          </table:table-cell>
          <table:table-cell table:formula="of:=[.B521]/[.$E521]" office:value-type="string" office:string-value="" calcext:value-type="error">
            <text:p>#DIV/0!</text:p>
          </table:table-cell>
          <table:table-cell table:formula="of:=[.C521]/[.$E521]" office:value-type="string" office:string-value="" calcext:value-type="error">
            <text:p>#DIV/0!</text:p>
          </table:table-cell>
          <table:table-cell table:formula="of:=[.D521]/[.$E521]" office:value-type="string" office:string-value="" calcext:value-type="error">
            <text:p>#DIV/0!</text:p>
          </table:table-cell>
          <table:table-cell table:style-name="ce2" table:formula="of:=DEGREES(ATAN2([.G521];[.F52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22]^2 + [.C522]^2 + [.D522]^2)" office:value-type="float" office:value="0" calcext:value-type="float">
            <text:p>0.00</text:p>
          </table:table-cell>
          <table:table-cell table:formula="of:=[.B522]/[.$E522]" office:value-type="string" office:string-value="" calcext:value-type="error">
            <text:p>#DIV/0!</text:p>
          </table:table-cell>
          <table:table-cell table:formula="of:=[.C522]/[.$E522]" office:value-type="string" office:string-value="" calcext:value-type="error">
            <text:p>#DIV/0!</text:p>
          </table:table-cell>
          <table:table-cell table:formula="of:=[.D522]/[.$E522]" office:value-type="string" office:string-value="" calcext:value-type="error">
            <text:p>#DIV/0!</text:p>
          </table:table-cell>
          <table:table-cell table:style-name="ce2" table:formula="of:=DEGREES(ATAN2([.G522];[.F52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23]^2 + [.C523]^2 + [.D523]^2)" office:value-type="float" office:value="0" calcext:value-type="float">
            <text:p>0.00</text:p>
          </table:table-cell>
          <table:table-cell table:formula="of:=[.B523]/[.$E523]" office:value-type="string" office:string-value="" calcext:value-type="error">
            <text:p>#DIV/0!</text:p>
          </table:table-cell>
          <table:table-cell table:formula="of:=[.C523]/[.$E523]" office:value-type="string" office:string-value="" calcext:value-type="error">
            <text:p>#DIV/0!</text:p>
          </table:table-cell>
          <table:table-cell table:formula="of:=[.D523]/[.$E523]" office:value-type="string" office:string-value="" calcext:value-type="error">
            <text:p>#DIV/0!</text:p>
          </table:table-cell>
          <table:table-cell table:style-name="ce2" table:formula="of:=DEGREES(ATAN2([.G523];[.F52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24]^2 + [.C524]^2 + [.D524]^2)" office:value-type="float" office:value="0" calcext:value-type="float">
            <text:p>0.00</text:p>
          </table:table-cell>
          <table:table-cell table:formula="of:=[.B524]/[.$E524]" office:value-type="string" office:string-value="" calcext:value-type="error">
            <text:p>#DIV/0!</text:p>
          </table:table-cell>
          <table:table-cell table:formula="of:=[.C524]/[.$E524]" office:value-type="string" office:string-value="" calcext:value-type="error">
            <text:p>#DIV/0!</text:p>
          </table:table-cell>
          <table:table-cell table:formula="of:=[.D524]/[.$E524]" office:value-type="string" office:string-value="" calcext:value-type="error">
            <text:p>#DIV/0!</text:p>
          </table:table-cell>
          <table:table-cell table:style-name="ce2" table:formula="of:=DEGREES(ATAN2([.G524];[.F52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25]^2 + [.C525]^2 + [.D525]^2)" office:value-type="float" office:value="0" calcext:value-type="float">
            <text:p>0.00</text:p>
          </table:table-cell>
          <table:table-cell table:formula="of:=[.B525]/[.$E525]" office:value-type="string" office:string-value="" calcext:value-type="error">
            <text:p>#DIV/0!</text:p>
          </table:table-cell>
          <table:table-cell table:formula="of:=[.C525]/[.$E525]" office:value-type="string" office:string-value="" calcext:value-type="error">
            <text:p>#DIV/0!</text:p>
          </table:table-cell>
          <table:table-cell table:formula="of:=[.D525]/[.$E525]" office:value-type="string" office:string-value="" calcext:value-type="error">
            <text:p>#DIV/0!</text:p>
          </table:table-cell>
          <table:table-cell table:style-name="ce2" table:formula="of:=DEGREES(ATAN2([.G525];[.F52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26]^2 + [.C526]^2 + [.D526]^2)" office:value-type="float" office:value="0" calcext:value-type="float">
            <text:p>0.00</text:p>
          </table:table-cell>
          <table:table-cell table:formula="of:=[.B526]/[.$E526]" office:value-type="string" office:string-value="" calcext:value-type="error">
            <text:p>#DIV/0!</text:p>
          </table:table-cell>
          <table:table-cell table:formula="of:=[.C526]/[.$E526]" office:value-type="string" office:string-value="" calcext:value-type="error">
            <text:p>#DIV/0!</text:p>
          </table:table-cell>
          <table:table-cell table:formula="of:=[.D526]/[.$E526]" office:value-type="string" office:string-value="" calcext:value-type="error">
            <text:p>#DIV/0!</text:p>
          </table:table-cell>
          <table:table-cell table:style-name="ce2" table:formula="of:=DEGREES(ATAN2([.G526];[.F52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27]^2 + [.C527]^2 + [.D527]^2)" office:value-type="float" office:value="0" calcext:value-type="float">
            <text:p>0.00</text:p>
          </table:table-cell>
          <table:table-cell table:formula="of:=[.B527]/[.$E527]" office:value-type="string" office:string-value="" calcext:value-type="error">
            <text:p>#DIV/0!</text:p>
          </table:table-cell>
          <table:table-cell table:formula="of:=[.C527]/[.$E527]" office:value-type="string" office:string-value="" calcext:value-type="error">
            <text:p>#DIV/0!</text:p>
          </table:table-cell>
          <table:table-cell table:formula="of:=[.D527]/[.$E527]" office:value-type="string" office:string-value="" calcext:value-type="error">
            <text:p>#DIV/0!</text:p>
          </table:table-cell>
          <table:table-cell table:style-name="ce2" table:formula="of:=DEGREES(ATAN2([.G527];[.F52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28]^2 + [.C528]^2 + [.D528]^2)" office:value-type="float" office:value="0" calcext:value-type="float">
            <text:p>0.00</text:p>
          </table:table-cell>
          <table:table-cell table:formula="of:=[.B528]/[.$E528]" office:value-type="string" office:string-value="" calcext:value-type="error">
            <text:p>#DIV/0!</text:p>
          </table:table-cell>
          <table:table-cell table:formula="of:=[.C528]/[.$E528]" office:value-type="string" office:string-value="" calcext:value-type="error">
            <text:p>#DIV/0!</text:p>
          </table:table-cell>
          <table:table-cell table:formula="of:=[.D528]/[.$E528]" office:value-type="string" office:string-value="" calcext:value-type="error">
            <text:p>#DIV/0!</text:p>
          </table:table-cell>
          <table:table-cell table:style-name="ce2" table:formula="of:=DEGREES(ATAN2([.G528];[.F52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29]^2 + [.C529]^2 + [.D529]^2)" office:value-type="float" office:value="0" calcext:value-type="float">
            <text:p>0.00</text:p>
          </table:table-cell>
          <table:table-cell table:formula="of:=[.B529]/[.$E529]" office:value-type="string" office:string-value="" calcext:value-type="error">
            <text:p>#DIV/0!</text:p>
          </table:table-cell>
          <table:table-cell table:formula="of:=[.C529]/[.$E529]" office:value-type="string" office:string-value="" calcext:value-type="error">
            <text:p>#DIV/0!</text:p>
          </table:table-cell>
          <table:table-cell table:formula="of:=[.D529]/[.$E529]" office:value-type="string" office:string-value="" calcext:value-type="error">
            <text:p>#DIV/0!</text:p>
          </table:table-cell>
          <table:table-cell table:style-name="ce2" table:formula="of:=DEGREES(ATAN2([.G529];[.F52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30]^2 + [.C530]^2 + [.D530]^2)" office:value-type="float" office:value="0" calcext:value-type="float">
            <text:p>0.00</text:p>
          </table:table-cell>
          <table:table-cell table:formula="of:=[.B530]/[.$E530]" office:value-type="string" office:string-value="" calcext:value-type="error">
            <text:p>#DIV/0!</text:p>
          </table:table-cell>
          <table:table-cell table:formula="of:=[.C530]/[.$E530]" office:value-type="string" office:string-value="" calcext:value-type="error">
            <text:p>#DIV/0!</text:p>
          </table:table-cell>
          <table:table-cell table:formula="of:=[.D530]/[.$E530]" office:value-type="string" office:string-value="" calcext:value-type="error">
            <text:p>#DIV/0!</text:p>
          </table:table-cell>
          <table:table-cell table:style-name="ce2" table:formula="of:=DEGREES(ATAN2([.G530];[.F53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31]^2 + [.C531]^2 + [.D531]^2)" office:value-type="float" office:value="0" calcext:value-type="float">
            <text:p>0.00</text:p>
          </table:table-cell>
          <table:table-cell table:formula="of:=[.B531]/[.$E531]" office:value-type="string" office:string-value="" calcext:value-type="error">
            <text:p>#DIV/0!</text:p>
          </table:table-cell>
          <table:table-cell table:formula="of:=[.C531]/[.$E531]" office:value-type="string" office:string-value="" calcext:value-type="error">
            <text:p>#DIV/0!</text:p>
          </table:table-cell>
          <table:table-cell table:formula="of:=[.D531]/[.$E531]" office:value-type="string" office:string-value="" calcext:value-type="error">
            <text:p>#DIV/0!</text:p>
          </table:table-cell>
          <table:table-cell table:style-name="ce2" table:formula="of:=DEGREES(ATAN2([.G531];[.F53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32]^2 + [.C532]^2 + [.D532]^2)" office:value-type="float" office:value="0" calcext:value-type="float">
            <text:p>0.00</text:p>
          </table:table-cell>
          <table:table-cell table:formula="of:=[.B532]/[.$E532]" office:value-type="string" office:string-value="" calcext:value-type="error">
            <text:p>#DIV/0!</text:p>
          </table:table-cell>
          <table:table-cell table:formula="of:=[.C532]/[.$E532]" office:value-type="string" office:string-value="" calcext:value-type="error">
            <text:p>#DIV/0!</text:p>
          </table:table-cell>
          <table:table-cell table:formula="of:=[.D532]/[.$E532]" office:value-type="string" office:string-value="" calcext:value-type="error">
            <text:p>#DIV/0!</text:p>
          </table:table-cell>
          <table:table-cell table:style-name="ce2" table:formula="of:=DEGREES(ATAN2([.G532];[.F53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33]^2 + [.C533]^2 + [.D533]^2)" office:value-type="float" office:value="0" calcext:value-type="float">
            <text:p>0.00</text:p>
          </table:table-cell>
          <table:table-cell table:formula="of:=[.B533]/[.$E533]" office:value-type="string" office:string-value="" calcext:value-type="error">
            <text:p>#DIV/0!</text:p>
          </table:table-cell>
          <table:table-cell table:formula="of:=[.C533]/[.$E533]" office:value-type="string" office:string-value="" calcext:value-type="error">
            <text:p>#DIV/0!</text:p>
          </table:table-cell>
          <table:table-cell table:formula="of:=[.D533]/[.$E533]" office:value-type="string" office:string-value="" calcext:value-type="error">
            <text:p>#DIV/0!</text:p>
          </table:table-cell>
          <table:table-cell table:style-name="ce2" table:formula="of:=DEGREES(ATAN2([.G533];[.F53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34]^2 + [.C534]^2 + [.D534]^2)" office:value-type="float" office:value="0" calcext:value-type="float">
            <text:p>0.00</text:p>
          </table:table-cell>
          <table:table-cell table:formula="of:=[.B534]/[.$E534]" office:value-type="string" office:string-value="" calcext:value-type="error">
            <text:p>#DIV/0!</text:p>
          </table:table-cell>
          <table:table-cell table:formula="of:=[.C534]/[.$E534]" office:value-type="string" office:string-value="" calcext:value-type="error">
            <text:p>#DIV/0!</text:p>
          </table:table-cell>
          <table:table-cell table:formula="of:=[.D534]/[.$E534]" office:value-type="string" office:string-value="" calcext:value-type="error">
            <text:p>#DIV/0!</text:p>
          </table:table-cell>
          <table:table-cell table:style-name="ce2" table:formula="of:=DEGREES(ATAN2([.G534];[.F53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35]^2 + [.C535]^2 + [.D535]^2)" office:value-type="float" office:value="0" calcext:value-type="float">
            <text:p>0.00</text:p>
          </table:table-cell>
          <table:table-cell table:formula="of:=[.B535]/[.$E535]" office:value-type="string" office:string-value="" calcext:value-type="error">
            <text:p>#DIV/0!</text:p>
          </table:table-cell>
          <table:table-cell table:formula="of:=[.C535]/[.$E535]" office:value-type="string" office:string-value="" calcext:value-type="error">
            <text:p>#DIV/0!</text:p>
          </table:table-cell>
          <table:table-cell table:formula="of:=[.D535]/[.$E535]" office:value-type="string" office:string-value="" calcext:value-type="error">
            <text:p>#DIV/0!</text:p>
          </table:table-cell>
          <table:table-cell table:style-name="ce2" table:formula="of:=DEGREES(ATAN2([.G535];[.F53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36]^2 + [.C536]^2 + [.D536]^2)" office:value-type="float" office:value="0" calcext:value-type="float">
            <text:p>0.00</text:p>
          </table:table-cell>
          <table:table-cell table:formula="of:=[.B536]/[.$E536]" office:value-type="string" office:string-value="" calcext:value-type="error">
            <text:p>#DIV/0!</text:p>
          </table:table-cell>
          <table:table-cell table:formula="of:=[.C536]/[.$E536]" office:value-type="string" office:string-value="" calcext:value-type="error">
            <text:p>#DIV/0!</text:p>
          </table:table-cell>
          <table:table-cell table:formula="of:=[.D536]/[.$E536]" office:value-type="string" office:string-value="" calcext:value-type="error">
            <text:p>#DIV/0!</text:p>
          </table:table-cell>
          <table:table-cell table:style-name="ce2" table:formula="of:=DEGREES(ATAN2([.G536];[.F53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37]^2 + [.C537]^2 + [.D537]^2)" office:value-type="float" office:value="0" calcext:value-type="float">
            <text:p>0.00</text:p>
          </table:table-cell>
          <table:table-cell table:formula="of:=[.B537]/[.$E537]" office:value-type="string" office:string-value="" calcext:value-type="error">
            <text:p>#DIV/0!</text:p>
          </table:table-cell>
          <table:table-cell table:formula="of:=[.C537]/[.$E537]" office:value-type="string" office:string-value="" calcext:value-type="error">
            <text:p>#DIV/0!</text:p>
          </table:table-cell>
          <table:table-cell table:formula="of:=[.D537]/[.$E537]" office:value-type="string" office:string-value="" calcext:value-type="error">
            <text:p>#DIV/0!</text:p>
          </table:table-cell>
          <table:table-cell table:style-name="ce2" table:formula="of:=DEGREES(ATAN2([.G537];[.F53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38]^2 + [.C538]^2 + [.D538]^2)" office:value-type="float" office:value="0" calcext:value-type="float">
            <text:p>0.00</text:p>
          </table:table-cell>
          <table:table-cell table:formula="of:=[.B538]/[.$E538]" office:value-type="string" office:string-value="" calcext:value-type="error">
            <text:p>#DIV/0!</text:p>
          </table:table-cell>
          <table:table-cell table:formula="of:=[.C538]/[.$E538]" office:value-type="string" office:string-value="" calcext:value-type="error">
            <text:p>#DIV/0!</text:p>
          </table:table-cell>
          <table:table-cell table:formula="of:=[.D538]/[.$E538]" office:value-type="string" office:string-value="" calcext:value-type="error">
            <text:p>#DIV/0!</text:p>
          </table:table-cell>
          <table:table-cell table:style-name="ce2" table:formula="of:=DEGREES(ATAN2([.G538];[.F53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39]^2 + [.C539]^2 + [.D539]^2)" office:value-type="float" office:value="0" calcext:value-type="float">
            <text:p>0.00</text:p>
          </table:table-cell>
          <table:table-cell table:formula="of:=[.B539]/[.$E539]" office:value-type="string" office:string-value="" calcext:value-type="error">
            <text:p>#DIV/0!</text:p>
          </table:table-cell>
          <table:table-cell table:formula="of:=[.C539]/[.$E539]" office:value-type="string" office:string-value="" calcext:value-type="error">
            <text:p>#DIV/0!</text:p>
          </table:table-cell>
          <table:table-cell table:formula="of:=[.D539]/[.$E539]" office:value-type="string" office:string-value="" calcext:value-type="error">
            <text:p>#DIV/0!</text:p>
          </table:table-cell>
          <table:table-cell table:style-name="ce2" table:formula="of:=DEGREES(ATAN2([.G539];[.F53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40]^2 + [.C540]^2 + [.D540]^2)" office:value-type="float" office:value="0" calcext:value-type="float">
            <text:p>0.00</text:p>
          </table:table-cell>
          <table:table-cell table:formula="of:=[.B540]/[.$E540]" office:value-type="string" office:string-value="" calcext:value-type="error">
            <text:p>#DIV/0!</text:p>
          </table:table-cell>
          <table:table-cell table:formula="of:=[.C540]/[.$E540]" office:value-type="string" office:string-value="" calcext:value-type="error">
            <text:p>#DIV/0!</text:p>
          </table:table-cell>
          <table:table-cell table:formula="of:=[.D540]/[.$E540]" office:value-type="string" office:string-value="" calcext:value-type="error">
            <text:p>#DIV/0!</text:p>
          </table:table-cell>
          <table:table-cell table:style-name="ce2" table:formula="of:=DEGREES(ATAN2([.G540];[.F54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41]^2 + [.C541]^2 + [.D541]^2)" office:value-type="float" office:value="0" calcext:value-type="float">
            <text:p>0.00</text:p>
          </table:table-cell>
          <table:table-cell table:formula="of:=[.B541]/[.$E541]" office:value-type="string" office:string-value="" calcext:value-type="error">
            <text:p>#DIV/0!</text:p>
          </table:table-cell>
          <table:table-cell table:formula="of:=[.C541]/[.$E541]" office:value-type="string" office:string-value="" calcext:value-type="error">
            <text:p>#DIV/0!</text:p>
          </table:table-cell>
          <table:table-cell table:formula="of:=[.D541]/[.$E541]" office:value-type="string" office:string-value="" calcext:value-type="error">
            <text:p>#DIV/0!</text:p>
          </table:table-cell>
          <table:table-cell table:style-name="ce2" table:formula="of:=DEGREES(ATAN2([.G541];[.F54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42]^2 + [.C542]^2 + [.D542]^2)" office:value-type="float" office:value="0" calcext:value-type="float">
            <text:p>0.00</text:p>
          </table:table-cell>
          <table:table-cell table:formula="of:=[.B542]/[.$E542]" office:value-type="string" office:string-value="" calcext:value-type="error">
            <text:p>#DIV/0!</text:p>
          </table:table-cell>
          <table:table-cell table:formula="of:=[.C542]/[.$E542]" office:value-type="string" office:string-value="" calcext:value-type="error">
            <text:p>#DIV/0!</text:p>
          </table:table-cell>
          <table:table-cell table:formula="of:=[.D542]/[.$E542]" office:value-type="string" office:string-value="" calcext:value-type="error">
            <text:p>#DIV/0!</text:p>
          </table:table-cell>
          <table:table-cell table:style-name="ce2" table:formula="of:=DEGREES(ATAN2([.G542];[.F54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43]^2 + [.C543]^2 + [.D543]^2)" office:value-type="float" office:value="0" calcext:value-type="float">
            <text:p>0.00</text:p>
          </table:table-cell>
          <table:table-cell table:formula="of:=[.B543]/[.$E543]" office:value-type="string" office:string-value="" calcext:value-type="error">
            <text:p>#DIV/0!</text:p>
          </table:table-cell>
          <table:table-cell table:formula="of:=[.C543]/[.$E543]" office:value-type="string" office:string-value="" calcext:value-type="error">
            <text:p>#DIV/0!</text:p>
          </table:table-cell>
          <table:table-cell table:formula="of:=[.D543]/[.$E543]" office:value-type="string" office:string-value="" calcext:value-type="error">
            <text:p>#DIV/0!</text:p>
          </table:table-cell>
          <table:table-cell table:style-name="ce2" table:formula="of:=DEGREES(ATAN2([.G543];[.F54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44]^2 + [.C544]^2 + [.D544]^2)" office:value-type="float" office:value="0" calcext:value-type="float">
            <text:p>0.00</text:p>
          </table:table-cell>
          <table:table-cell table:formula="of:=[.B544]/[.$E544]" office:value-type="string" office:string-value="" calcext:value-type="error">
            <text:p>#DIV/0!</text:p>
          </table:table-cell>
          <table:table-cell table:formula="of:=[.C544]/[.$E544]" office:value-type="string" office:string-value="" calcext:value-type="error">
            <text:p>#DIV/0!</text:p>
          </table:table-cell>
          <table:table-cell table:formula="of:=[.D544]/[.$E544]" office:value-type="string" office:string-value="" calcext:value-type="error">
            <text:p>#DIV/0!</text:p>
          </table:table-cell>
          <table:table-cell table:style-name="ce2" table:formula="of:=DEGREES(ATAN2([.G544];[.F54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45]^2 + [.C545]^2 + [.D545]^2)" office:value-type="float" office:value="0" calcext:value-type="float">
            <text:p>0.00</text:p>
          </table:table-cell>
          <table:table-cell table:formula="of:=[.B545]/[.$E545]" office:value-type="string" office:string-value="" calcext:value-type="error">
            <text:p>#DIV/0!</text:p>
          </table:table-cell>
          <table:table-cell table:formula="of:=[.C545]/[.$E545]" office:value-type="string" office:string-value="" calcext:value-type="error">
            <text:p>#DIV/0!</text:p>
          </table:table-cell>
          <table:table-cell table:formula="of:=[.D545]/[.$E545]" office:value-type="string" office:string-value="" calcext:value-type="error">
            <text:p>#DIV/0!</text:p>
          </table:table-cell>
          <table:table-cell table:style-name="ce2" table:formula="of:=DEGREES(ATAN2([.G545];[.F54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46]^2 + [.C546]^2 + [.D546]^2)" office:value-type="float" office:value="0" calcext:value-type="float">
            <text:p>0.00</text:p>
          </table:table-cell>
          <table:table-cell table:formula="of:=[.B546]/[.$E546]" office:value-type="string" office:string-value="" calcext:value-type="error">
            <text:p>#DIV/0!</text:p>
          </table:table-cell>
          <table:table-cell table:formula="of:=[.C546]/[.$E546]" office:value-type="string" office:string-value="" calcext:value-type="error">
            <text:p>#DIV/0!</text:p>
          </table:table-cell>
          <table:table-cell table:formula="of:=[.D546]/[.$E546]" office:value-type="string" office:string-value="" calcext:value-type="error">
            <text:p>#DIV/0!</text:p>
          </table:table-cell>
          <table:table-cell table:style-name="ce2" table:formula="of:=DEGREES(ATAN2([.G546];[.F54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47]^2 + [.C547]^2 + [.D547]^2)" office:value-type="float" office:value="0" calcext:value-type="float">
            <text:p>0.00</text:p>
          </table:table-cell>
          <table:table-cell table:formula="of:=[.B547]/[.$E547]" office:value-type="string" office:string-value="" calcext:value-type="error">
            <text:p>#DIV/0!</text:p>
          </table:table-cell>
          <table:table-cell table:formula="of:=[.C547]/[.$E547]" office:value-type="string" office:string-value="" calcext:value-type="error">
            <text:p>#DIV/0!</text:p>
          </table:table-cell>
          <table:table-cell table:formula="of:=[.D547]/[.$E547]" office:value-type="string" office:string-value="" calcext:value-type="error">
            <text:p>#DIV/0!</text:p>
          </table:table-cell>
          <table:table-cell table:style-name="ce2" table:formula="of:=DEGREES(ATAN2([.G547];[.F54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48]^2 + [.C548]^2 + [.D548]^2)" office:value-type="float" office:value="0" calcext:value-type="float">
            <text:p>0.00</text:p>
          </table:table-cell>
          <table:table-cell table:formula="of:=[.B548]/[.$E548]" office:value-type="string" office:string-value="" calcext:value-type="error">
            <text:p>#DIV/0!</text:p>
          </table:table-cell>
          <table:table-cell table:formula="of:=[.C548]/[.$E548]" office:value-type="string" office:string-value="" calcext:value-type="error">
            <text:p>#DIV/0!</text:p>
          </table:table-cell>
          <table:table-cell table:formula="of:=[.D548]/[.$E548]" office:value-type="string" office:string-value="" calcext:value-type="error">
            <text:p>#DIV/0!</text:p>
          </table:table-cell>
          <table:table-cell table:style-name="ce2" table:formula="of:=DEGREES(ATAN2([.G548];[.F54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49]^2 + [.C549]^2 + [.D549]^2)" office:value-type="float" office:value="0" calcext:value-type="float">
            <text:p>0.00</text:p>
          </table:table-cell>
          <table:table-cell table:formula="of:=[.B549]/[.$E549]" office:value-type="string" office:string-value="" calcext:value-type="error">
            <text:p>#DIV/0!</text:p>
          </table:table-cell>
          <table:table-cell table:formula="of:=[.C549]/[.$E549]" office:value-type="string" office:string-value="" calcext:value-type="error">
            <text:p>#DIV/0!</text:p>
          </table:table-cell>
          <table:table-cell table:formula="of:=[.D549]/[.$E549]" office:value-type="string" office:string-value="" calcext:value-type="error">
            <text:p>#DIV/0!</text:p>
          </table:table-cell>
          <table:table-cell table:style-name="ce2" table:formula="of:=DEGREES(ATAN2([.G549];[.F54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50]^2 + [.C550]^2 + [.D550]^2)" office:value-type="float" office:value="0" calcext:value-type="float">
            <text:p>0.00</text:p>
          </table:table-cell>
          <table:table-cell table:formula="of:=[.B550]/[.$E550]" office:value-type="string" office:string-value="" calcext:value-type="error">
            <text:p>#DIV/0!</text:p>
          </table:table-cell>
          <table:table-cell table:formula="of:=[.C550]/[.$E550]" office:value-type="string" office:string-value="" calcext:value-type="error">
            <text:p>#DIV/0!</text:p>
          </table:table-cell>
          <table:table-cell table:formula="of:=[.D550]/[.$E550]" office:value-type="string" office:string-value="" calcext:value-type="error">
            <text:p>#DIV/0!</text:p>
          </table:table-cell>
          <table:table-cell table:style-name="ce2" table:formula="of:=DEGREES(ATAN2([.G550];[.F55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51]^2 + [.C551]^2 + [.D551]^2)" office:value-type="float" office:value="0" calcext:value-type="float">
            <text:p>0.00</text:p>
          </table:table-cell>
          <table:table-cell table:formula="of:=[.B551]/[.$E551]" office:value-type="string" office:string-value="" calcext:value-type="error">
            <text:p>#DIV/0!</text:p>
          </table:table-cell>
          <table:table-cell table:formula="of:=[.C551]/[.$E551]" office:value-type="string" office:string-value="" calcext:value-type="error">
            <text:p>#DIV/0!</text:p>
          </table:table-cell>
          <table:table-cell table:formula="of:=[.D551]/[.$E551]" office:value-type="string" office:string-value="" calcext:value-type="error">
            <text:p>#DIV/0!</text:p>
          </table:table-cell>
          <table:table-cell table:style-name="ce2" table:formula="of:=DEGREES(ATAN2([.G551];[.F55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52]^2 + [.C552]^2 + [.D552]^2)" office:value-type="float" office:value="0" calcext:value-type="float">
            <text:p>0.00</text:p>
          </table:table-cell>
          <table:table-cell table:formula="of:=[.B552]/[.$E552]" office:value-type="string" office:string-value="" calcext:value-type="error">
            <text:p>#DIV/0!</text:p>
          </table:table-cell>
          <table:table-cell table:formula="of:=[.C552]/[.$E552]" office:value-type="string" office:string-value="" calcext:value-type="error">
            <text:p>#DIV/0!</text:p>
          </table:table-cell>
          <table:table-cell table:formula="of:=[.D552]/[.$E552]" office:value-type="string" office:string-value="" calcext:value-type="error">
            <text:p>#DIV/0!</text:p>
          </table:table-cell>
          <table:table-cell table:style-name="ce2" table:formula="of:=DEGREES(ATAN2([.G552];[.F55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53]^2 + [.C553]^2 + [.D553]^2)" office:value-type="float" office:value="0" calcext:value-type="float">
            <text:p>0.00</text:p>
          </table:table-cell>
          <table:table-cell table:formula="of:=[.B553]/[.$E553]" office:value-type="string" office:string-value="" calcext:value-type="error">
            <text:p>#DIV/0!</text:p>
          </table:table-cell>
          <table:table-cell table:formula="of:=[.C553]/[.$E553]" office:value-type="string" office:string-value="" calcext:value-type="error">
            <text:p>#DIV/0!</text:p>
          </table:table-cell>
          <table:table-cell table:formula="of:=[.D553]/[.$E553]" office:value-type="string" office:string-value="" calcext:value-type="error">
            <text:p>#DIV/0!</text:p>
          </table:table-cell>
          <table:table-cell table:style-name="ce2" table:formula="of:=DEGREES(ATAN2([.G553];[.F55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54]^2 + [.C554]^2 + [.D554]^2)" office:value-type="float" office:value="0" calcext:value-type="float">
            <text:p>0.00</text:p>
          </table:table-cell>
          <table:table-cell table:formula="of:=[.B554]/[.$E554]" office:value-type="string" office:string-value="" calcext:value-type="error">
            <text:p>#DIV/0!</text:p>
          </table:table-cell>
          <table:table-cell table:formula="of:=[.C554]/[.$E554]" office:value-type="string" office:string-value="" calcext:value-type="error">
            <text:p>#DIV/0!</text:p>
          </table:table-cell>
          <table:table-cell table:formula="of:=[.D554]/[.$E554]" office:value-type="string" office:string-value="" calcext:value-type="error">
            <text:p>#DIV/0!</text:p>
          </table:table-cell>
          <table:table-cell table:style-name="ce2" table:formula="of:=DEGREES(ATAN2([.G554];[.F55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55]^2 + [.C555]^2 + [.D555]^2)" office:value-type="float" office:value="0" calcext:value-type="float">
            <text:p>0.00</text:p>
          </table:table-cell>
          <table:table-cell table:formula="of:=[.B555]/[.$E555]" office:value-type="string" office:string-value="" calcext:value-type="error">
            <text:p>#DIV/0!</text:p>
          </table:table-cell>
          <table:table-cell table:formula="of:=[.C555]/[.$E555]" office:value-type="string" office:string-value="" calcext:value-type="error">
            <text:p>#DIV/0!</text:p>
          </table:table-cell>
          <table:table-cell table:formula="of:=[.D555]/[.$E555]" office:value-type="string" office:string-value="" calcext:value-type="error">
            <text:p>#DIV/0!</text:p>
          </table:table-cell>
          <table:table-cell table:style-name="ce2" table:formula="of:=DEGREES(ATAN2([.G555];[.F55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56]^2 + [.C556]^2 + [.D556]^2)" office:value-type="float" office:value="0" calcext:value-type="float">
            <text:p>0.00</text:p>
          </table:table-cell>
          <table:table-cell table:formula="of:=[.B556]/[.$E556]" office:value-type="string" office:string-value="" calcext:value-type="error">
            <text:p>#DIV/0!</text:p>
          </table:table-cell>
          <table:table-cell table:formula="of:=[.C556]/[.$E556]" office:value-type="string" office:string-value="" calcext:value-type="error">
            <text:p>#DIV/0!</text:p>
          </table:table-cell>
          <table:table-cell table:formula="of:=[.D556]/[.$E556]" office:value-type="string" office:string-value="" calcext:value-type="error">
            <text:p>#DIV/0!</text:p>
          </table:table-cell>
          <table:table-cell table:style-name="ce2" table:formula="of:=DEGREES(ATAN2([.G556];[.F55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57]^2 + [.C557]^2 + [.D557]^2)" office:value-type="float" office:value="0" calcext:value-type="float">
            <text:p>0.00</text:p>
          </table:table-cell>
          <table:table-cell table:formula="of:=[.B557]/[.$E557]" office:value-type="string" office:string-value="" calcext:value-type="error">
            <text:p>#DIV/0!</text:p>
          </table:table-cell>
          <table:table-cell table:formula="of:=[.C557]/[.$E557]" office:value-type="string" office:string-value="" calcext:value-type="error">
            <text:p>#DIV/0!</text:p>
          </table:table-cell>
          <table:table-cell table:formula="of:=[.D557]/[.$E557]" office:value-type="string" office:string-value="" calcext:value-type="error">
            <text:p>#DIV/0!</text:p>
          </table:table-cell>
          <table:table-cell table:style-name="ce2" table:formula="of:=DEGREES(ATAN2([.G557];[.F55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58]^2 + [.C558]^2 + [.D558]^2)" office:value-type="float" office:value="0" calcext:value-type="float">
            <text:p>0.00</text:p>
          </table:table-cell>
          <table:table-cell table:formula="of:=[.B558]/[.$E558]" office:value-type="string" office:string-value="" calcext:value-type="error">
            <text:p>#DIV/0!</text:p>
          </table:table-cell>
          <table:table-cell table:formula="of:=[.C558]/[.$E558]" office:value-type="string" office:string-value="" calcext:value-type="error">
            <text:p>#DIV/0!</text:p>
          </table:table-cell>
          <table:table-cell table:formula="of:=[.D558]/[.$E558]" office:value-type="string" office:string-value="" calcext:value-type="error">
            <text:p>#DIV/0!</text:p>
          </table:table-cell>
          <table:table-cell table:style-name="ce2" table:formula="of:=DEGREES(ATAN2([.G558];[.F55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59]^2 + [.C559]^2 + [.D559]^2)" office:value-type="float" office:value="0" calcext:value-type="float">
            <text:p>0.00</text:p>
          </table:table-cell>
          <table:table-cell table:formula="of:=[.B559]/[.$E559]" office:value-type="string" office:string-value="" calcext:value-type="error">
            <text:p>#DIV/0!</text:p>
          </table:table-cell>
          <table:table-cell table:formula="of:=[.C559]/[.$E559]" office:value-type="string" office:string-value="" calcext:value-type="error">
            <text:p>#DIV/0!</text:p>
          </table:table-cell>
          <table:table-cell table:formula="of:=[.D559]/[.$E559]" office:value-type="string" office:string-value="" calcext:value-type="error">
            <text:p>#DIV/0!</text:p>
          </table:table-cell>
          <table:table-cell table:style-name="ce2" table:formula="of:=DEGREES(ATAN2([.G559];[.F55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60]^2 + [.C560]^2 + [.D560]^2)" office:value-type="float" office:value="0" calcext:value-type="float">
            <text:p>0.00</text:p>
          </table:table-cell>
          <table:table-cell table:formula="of:=[.B560]/[.$E560]" office:value-type="string" office:string-value="" calcext:value-type="error">
            <text:p>#DIV/0!</text:p>
          </table:table-cell>
          <table:table-cell table:formula="of:=[.C560]/[.$E560]" office:value-type="string" office:string-value="" calcext:value-type="error">
            <text:p>#DIV/0!</text:p>
          </table:table-cell>
          <table:table-cell table:formula="of:=[.D560]/[.$E560]" office:value-type="string" office:string-value="" calcext:value-type="error">
            <text:p>#DIV/0!</text:p>
          </table:table-cell>
          <table:table-cell table:style-name="ce2" table:formula="of:=DEGREES(ATAN2([.G560];[.F56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61]^2 + [.C561]^2 + [.D561]^2)" office:value-type="float" office:value="0" calcext:value-type="float">
            <text:p>0.00</text:p>
          </table:table-cell>
          <table:table-cell table:formula="of:=[.B561]/[.$E561]" office:value-type="string" office:string-value="" calcext:value-type="error">
            <text:p>#DIV/0!</text:p>
          </table:table-cell>
          <table:table-cell table:formula="of:=[.C561]/[.$E561]" office:value-type="string" office:string-value="" calcext:value-type="error">
            <text:p>#DIV/0!</text:p>
          </table:table-cell>
          <table:table-cell table:formula="of:=[.D561]/[.$E561]" office:value-type="string" office:string-value="" calcext:value-type="error">
            <text:p>#DIV/0!</text:p>
          </table:table-cell>
          <table:table-cell table:style-name="ce2" table:formula="of:=DEGREES(ATAN2([.G561];[.F56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62]^2 + [.C562]^2 + [.D562]^2)" office:value-type="float" office:value="0" calcext:value-type="float">
            <text:p>0.00</text:p>
          </table:table-cell>
          <table:table-cell table:formula="of:=[.B562]/[.$E562]" office:value-type="string" office:string-value="" calcext:value-type="error">
            <text:p>#DIV/0!</text:p>
          </table:table-cell>
          <table:table-cell table:formula="of:=[.C562]/[.$E562]" office:value-type="string" office:string-value="" calcext:value-type="error">
            <text:p>#DIV/0!</text:p>
          </table:table-cell>
          <table:table-cell table:formula="of:=[.D562]/[.$E562]" office:value-type="string" office:string-value="" calcext:value-type="error">
            <text:p>#DIV/0!</text:p>
          </table:table-cell>
          <table:table-cell table:style-name="ce2" table:formula="of:=DEGREES(ATAN2([.G562];[.F56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63]^2 + [.C563]^2 + [.D563]^2)" office:value-type="float" office:value="0" calcext:value-type="float">
            <text:p>0.00</text:p>
          </table:table-cell>
          <table:table-cell table:formula="of:=[.B563]/[.$E563]" office:value-type="string" office:string-value="" calcext:value-type="error">
            <text:p>#DIV/0!</text:p>
          </table:table-cell>
          <table:table-cell table:formula="of:=[.C563]/[.$E563]" office:value-type="string" office:string-value="" calcext:value-type="error">
            <text:p>#DIV/0!</text:p>
          </table:table-cell>
          <table:table-cell table:formula="of:=[.D563]/[.$E563]" office:value-type="string" office:string-value="" calcext:value-type="error">
            <text:p>#DIV/0!</text:p>
          </table:table-cell>
          <table:table-cell table:style-name="ce2" table:formula="of:=DEGREES(ATAN2([.G563];[.F56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64]^2 + [.C564]^2 + [.D564]^2)" office:value-type="float" office:value="0" calcext:value-type="float">
            <text:p>0.00</text:p>
          </table:table-cell>
          <table:table-cell table:formula="of:=[.B564]/[.$E564]" office:value-type="string" office:string-value="" calcext:value-type="error">
            <text:p>#DIV/0!</text:p>
          </table:table-cell>
          <table:table-cell table:formula="of:=[.C564]/[.$E564]" office:value-type="string" office:string-value="" calcext:value-type="error">
            <text:p>#DIV/0!</text:p>
          </table:table-cell>
          <table:table-cell table:formula="of:=[.D564]/[.$E564]" office:value-type="string" office:string-value="" calcext:value-type="error">
            <text:p>#DIV/0!</text:p>
          </table:table-cell>
          <table:table-cell table:style-name="ce2" table:formula="of:=DEGREES(ATAN2([.G564];[.F56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65]^2 + [.C565]^2 + [.D565]^2)" office:value-type="float" office:value="0" calcext:value-type="float">
            <text:p>0.00</text:p>
          </table:table-cell>
          <table:table-cell table:formula="of:=[.B565]/[.$E565]" office:value-type="string" office:string-value="" calcext:value-type="error">
            <text:p>#DIV/0!</text:p>
          </table:table-cell>
          <table:table-cell table:formula="of:=[.C565]/[.$E565]" office:value-type="string" office:string-value="" calcext:value-type="error">
            <text:p>#DIV/0!</text:p>
          </table:table-cell>
          <table:table-cell table:formula="of:=[.D565]/[.$E565]" office:value-type="string" office:string-value="" calcext:value-type="error">
            <text:p>#DIV/0!</text:p>
          </table:table-cell>
          <table:table-cell table:style-name="ce2" table:formula="of:=DEGREES(ATAN2([.G565];[.F56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66]^2 + [.C566]^2 + [.D566]^2)" office:value-type="float" office:value="0" calcext:value-type="float">
            <text:p>0.00</text:p>
          </table:table-cell>
          <table:table-cell table:formula="of:=[.B566]/[.$E566]" office:value-type="string" office:string-value="" calcext:value-type="error">
            <text:p>#DIV/0!</text:p>
          </table:table-cell>
          <table:table-cell table:formula="of:=[.C566]/[.$E566]" office:value-type="string" office:string-value="" calcext:value-type="error">
            <text:p>#DIV/0!</text:p>
          </table:table-cell>
          <table:table-cell table:formula="of:=[.D566]/[.$E566]" office:value-type="string" office:string-value="" calcext:value-type="error">
            <text:p>#DIV/0!</text:p>
          </table:table-cell>
          <table:table-cell table:style-name="ce2" table:formula="of:=DEGREES(ATAN2([.G566];[.F56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67]^2 + [.C567]^2 + [.D567]^2)" office:value-type="float" office:value="0" calcext:value-type="float">
            <text:p>0.00</text:p>
          </table:table-cell>
          <table:table-cell table:formula="of:=[.B567]/[.$E567]" office:value-type="string" office:string-value="" calcext:value-type="error">
            <text:p>#DIV/0!</text:p>
          </table:table-cell>
          <table:table-cell table:formula="of:=[.C567]/[.$E567]" office:value-type="string" office:string-value="" calcext:value-type="error">
            <text:p>#DIV/0!</text:p>
          </table:table-cell>
          <table:table-cell table:formula="of:=[.D567]/[.$E567]" office:value-type="string" office:string-value="" calcext:value-type="error">
            <text:p>#DIV/0!</text:p>
          </table:table-cell>
          <table:table-cell table:style-name="ce2" table:formula="of:=DEGREES(ATAN2([.G567];[.F56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68]^2 + [.C568]^2 + [.D568]^2)" office:value-type="float" office:value="0" calcext:value-type="float">
            <text:p>0.00</text:p>
          </table:table-cell>
          <table:table-cell table:formula="of:=[.B568]/[.$E568]" office:value-type="string" office:string-value="" calcext:value-type="error">
            <text:p>#DIV/0!</text:p>
          </table:table-cell>
          <table:table-cell table:formula="of:=[.C568]/[.$E568]" office:value-type="string" office:string-value="" calcext:value-type="error">
            <text:p>#DIV/0!</text:p>
          </table:table-cell>
          <table:table-cell table:formula="of:=[.D568]/[.$E568]" office:value-type="string" office:string-value="" calcext:value-type="error">
            <text:p>#DIV/0!</text:p>
          </table:table-cell>
          <table:table-cell table:style-name="ce2" table:formula="of:=DEGREES(ATAN2([.G568];[.F56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69]^2 + [.C569]^2 + [.D569]^2)" office:value-type="float" office:value="0" calcext:value-type="float">
            <text:p>0.00</text:p>
          </table:table-cell>
          <table:table-cell table:formula="of:=[.B569]/[.$E569]" office:value-type="string" office:string-value="" calcext:value-type="error">
            <text:p>#DIV/0!</text:p>
          </table:table-cell>
          <table:table-cell table:formula="of:=[.C569]/[.$E569]" office:value-type="string" office:string-value="" calcext:value-type="error">
            <text:p>#DIV/0!</text:p>
          </table:table-cell>
          <table:table-cell table:formula="of:=[.D569]/[.$E569]" office:value-type="string" office:string-value="" calcext:value-type="error">
            <text:p>#DIV/0!</text:p>
          </table:table-cell>
          <table:table-cell table:style-name="ce2" table:formula="of:=DEGREES(ATAN2([.G569];[.F56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70]^2 + [.C570]^2 + [.D570]^2)" office:value-type="float" office:value="0" calcext:value-type="float">
            <text:p>0.00</text:p>
          </table:table-cell>
          <table:table-cell table:formula="of:=[.B570]/[.$E570]" office:value-type="string" office:string-value="" calcext:value-type="error">
            <text:p>#DIV/0!</text:p>
          </table:table-cell>
          <table:table-cell table:formula="of:=[.C570]/[.$E570]" office:value-type="string" office:string-value="" calcext:value-type="error">
            <text:p>#DIV/0!</text:p>
          </table:table-cell>
          <table:table-cell table:formula="of:=[.D570]/[.$E570]" office:value-type="string" office:string-value="" calcext:value-type="error">
            <text:p>#DIV/0!</text:p>
          </table:table-cell>
          <table:table-cell table:style-name="ce2" table:formula="of:=DEGREES(ATAN2([.G570];[.F57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71]^2 + [.C571]^2 + [.D571]^2)" office:value-type="float" office:value="0" calcext:value-type="float">
            <text:p>0.00</text:p>
          </table:table-cell>
          <table:table-cell table:formula="of:=[.B571]/[.$E571]" office:value-type="string" office:string-value="" calcext:value-type="error">
            <text:p>#DIV/0!</text:p>
          </table:table-cell>
          <table:table-cell table:formula="of:=[.C571]/[.$E571]" office:value-type="string" office:string-value="" calcext:value-type="error">
            <text:p>#DIV/0!</text:p>
          </table:table-cell>
          <table:table-cell table:formula="of:=[.D571]/[.$E571]" office:value-type="string" office:string-value="" calcext:value-type="error">
            <text:p>#DIV/0!</text:p>
          </table:table-cell>
          <table:table-cell table:style-name="ce2" table:formula="of:=DEGREES(ATAN2([.G571];[.F57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72]^2 + [.C572]^2 + [.D572]^2)" office:value-type="float" office:value="0" calcext:value-type="float">
            <text:p>0.00</text:p>
          </table:table-cell>
          <table:table-cell table:formula="of:=[.B572]/[.$E572]" office:value-type="string" office:string-value="" calcext:value-type="error">
            <text:p>#DIV/0!</text:p>
          </table:table-cell>
          <table:table-cell table:formula="of:=[.C572]/[.$E572]" office:value-type="string" office:string-value="" calcext:value-type="error">
            <text:p>#DIV/0!</text:p>
          </table:table-cell>
          <table:table-cell table:formula="of:=[.D572]/[.$E572]" office:value-type="string" office:string-value="" calcext:value-type="error">
            <text:p>#DIV/0!</text:p>
          </table:table-cell>
          <table:table-cell table:style-name="ce2" table:formula="of:=DEGREES(ATAN2([.G572];[.F57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73]^2 + [.C573]^2 + [.D573]^2)" office:value-type="float" office:value="0" calcext:value-type="float">
            <text:p>0.00</text:p>
          </table:table-cell>
          <table:table-cell table:formula="of:=[.B573]/[.$E573]" office:value-type="string" office:string-value="" calcext:value-type="error">
            <text:p>#DIV/0!</text:p>
          </table:table-cell>
          <table:table-cell table:formula="of:=[.C573]/[.$E573]" office:value-type="string" office:string-value="" calcext:value-type="error">
            <text:p>#DIV/0!</text:p>
          </table:table-cell>
          <table:table-cell table:formula="of:=[.D573]/[.$E573]" office:value-type="string" office:string-value="" calcext:value-type="error">
            <text:p>#DIV/0!</text:p>
          </table:table-cell>
          <table:table-cell table:style-name="ce2" table:formula="of:=DEGREES(ATAN2([.G573];[.F57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74]^2 + [.C574]^2 + [.D574]^2)" office:value-type="float" office:value="0" calcext:value-type="float">
            <text:p>0.00</text:p>
          </table:table-cell>
          <table:table-cell table:formula="of:=[.B574]/[.$E574]" office:value-type="string" office:string-value="" calcext:value-type="error">
            <text:p>#DIV/0!</text:p>
          </table:table-cell>
          <table:table-cell table:formula="of:=[.C574]/[.$E574]" office:value-type="string" office:string-value="" calcext:value-type="error">
            <text:p>#DIV/0!</text:p>
          </table:table-cell>
          <table:table-cell table:formula="of:=[.D574]/[.$E574]" office:value-type="string" office:string-value="" calcext:value-type="error">
            <text:p>#DIV/0!</text:p>
          </table:table-cell>
          <table:table-cell table:style-name="ce2" table:formula="of:=DEGREES(ATAN2([.G574];[.F57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75]^2 + [.C575]^2 + [.D575]^2)" office:value-type="float" office:value="0" calcext:value-type="float">
            <text:p>0.00</text:p>
          </table:table-cell>
          <table:table-cell table:formula="of:=[.B575]/[.$E575]" office:value-type="string" office:string-value="" calcext:value-type="error">
            <text:p>#DIV/0!</text:p>
          </table:table-cell>
          <table:table-cell table:formula="of:=[.C575]/[.$E575]" office:value-type="string" office:string-value="" calcext:value-type="error">
            <text:p>#DIV/0!</text:p>
          </table:table-cell>
          <table:table-cell table:formula="of:=[.D575]/[.$E575]" office:value-type="string" office:string-value="" calcext:value-type="error">
            <text:p>#DIV/0!</text:p>
          </table:table-cell>
          <table:table-cell table:style-name="ce2" table:formula="of:=DEGREES(ATAN2([.G575];[.F57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76]^2 + [.C576]^2 + [.D576]^2)" office:value-type="float" office:value="0" calcext:value-type="float">
            <text:p>0.00</text:p>
          </table:table-cell>
          <table:table-cell table:formula="of:=[.B576]/[.$E576]" office:value-type="string" office:string-value="" calcext:value-type="error">
            <text:p>#DIV/0!</text:p>
          </table:table-cell>
          <table:table-cell table:formula="of:=[.C576]/[.$E576]" office:value-type="string" office:string-value="" calcext:value-type="error">
            <text:p>#DIV/0!</text:p>
          </table:table-cell>
          <table:table-cell table:formula="of:=[.D576]/[.$E576]" office:value-type="string" office:string-value="" calcext:value-type="error">
            <text:p>#DIV/0!</text:p>
          </table:table-cell>
          <table:table-cell table:style-name="ce2" table:formula="of:=DEGREES(ATAN2([.G576];[.F57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77]^2 + [.C577]^2 + [.D577]^2)" office:value-type="float" office:value="0" calcext:value-type="float">
            <text:p>0.00</text:p>
          </table:table-cell>
          <table:table-cell table:formula="of:=[.B577]/[.$E577]" office:value-type="string" office:string-value="" calcext:value-type="error">
            <text:p>#DIV/0!</text:p>
          </table:table-cell>
          <table:table-cell table:formula="of:=[.C577]/[.$E577]" office:value-type="string" office:string-value="" calcext:value-type="error">
            <text:p>#DIV/0!</text:p>
          </table:table-cell>
          <table:table-cell table:formula="of:=[.D577]/[.$E577]" office:value-type="string" office:string-value="" calcext:value-type="error">
            <text:p>#DIV/0!</text:p>
          </table:table-cell>
          <table:table-cell table:style-name="ce2" table:formula="of:=DEGREES(ATAN2([.G577];[.F57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78]^2 + [.C578]^2 + [.D578]^2)" office:value-type="float" office:value="0" calcext:value-type="float">
            <text:p>0.00</text:p>
          </table:table-cell>
          <table:table-cell table:formula="of:=[.B578]/[.$E578]" office:value-type="string" office:string-value="" calcext:value-type="error">
            <text:p>#DIV/0!</text:p>
          </table:table-cell>
          <table:table-cell table:formula="of:=[.C578]/[.$E578]" office:value-type="string" office:string-value="" calcext:value-type="error">
            <text:p>#DIV/0!</text:p>
          </table:table-cell>
          <table:table-cell table:formula="of:=[.D578]/[.$E578]" office:value-type="string" office:string-value="" calcext:value-type="error">
            <text:p>#DIV/0!</text:p>
          </table:table-cell>
          <table:table-cell table:style-name="ce2" table:formula="of:=DEGREES(ATAN2([.G578];[.F57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79]^2 + [.C579]^2 + [.D579]^2)" office:value-type="float" office:value="0" calcext:value-type="float">
            <text:p>0.00</text:p>
          </table:table-cell>
          <table:table-cell table:formula="of:=[.B579]/[.$E579]" office:value-type="string" office:string-value="" calcext:value-type="error">
            <text:p>#DIV/0!</text:p>
          </table:table-cell>
          <table:table-cell table:formula="of:=[.C579]/[.$E579]" office:value-type="string" office:string-value="" calcext:value-type="error">
            <text:p>#DIV/0!</text:p>
          </table:table-cell>
          <table:table-cell table:formula="of:=[.D579]/[.$E579]" office:value-type="string" office:string-value="" calcext:value-type="error">
            <text:p>#DIV/0!</text:p>
          </table:table-cell>
          <table:table-cell table:style-name="ce2" table:formula="of:=DEGREES(ATAN2([.G579];[.F57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80]^2 + [.C580]^2 + [.D580]^2)" office:value-type="float" office:value="0" calcext:value-type="float">
            <text:p>0.00</text:p>
          </table:table-cell>
          <table:table-cell table:formula="of:=[.B580]/[.$E580]" office:value-type="string" office:string-value="" calcext:value-type="error">
            <text:p>#DIV/0!</text:p>
          </table:table-cell>
          <table:table-cell table:formula="of:=[.C580]/[.$E580]" office:value-type="string" office:string-value="" calcext:value-type="error">
            <text:p>#DIV/0!</text:p>
          </table:table-cell>
          <table:table-cell table:formula="of:=[.D580]/[.$E580]" office:value-type="string" office:string-value="" calcext:value-type="error">
            <text:p>#DIV/0!</text:p>
          </table:table-cell>
          <table:table-cell table:style-name="ce2" table:formula="of:=DEGREES(ATAN2([.G580];[.F58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81]^2 + [.C581]^2 + [.D581]^2)" office:value-type="float" office:value="0" calcext:value-type="float">
            <text:p>0.00</text:p>
          </table:table-cell>
          <table:table-cell table:formula="of:=[.B581]/[.$E581]" office:value-type="string" office:string-value="" calcext:value-type="error">
            <text:p>#DIV/0!</text:p>
          </table:table-cell>
          <table:table-cell table:formula="of:=[.C581]/[.$E581]" office:value-type="string" office:string-value="" calcext:value-type="error">
            <text:p>#DIV/0!</text:p>
          </table:table-cell>
          <table:table-cell table:formula="of:=[.D581]/[.$E581]" office:value-type="string" office:string-value="" calcext:value-type="error">
            <text:p>#DIV/0!</text:p>
          </table:table-cell>
          <table:table-cell table:style-name="ce2" table:formula="of:=DEGREES(ATAN2([.G581];[.F58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82]^2 + [.C582]^2 + [.D582]^2)" office:value-type="float" office:value="0" calcext:value-type="float">
            <text:p>0.00</text:p>
          </table:table-cell>
          <table:table-cell table:formula="of:=[.B582]/[.$E582]" office:value-type="string" office:string-value="" calcext:value-type="error">
            <text:p>#DIV/0!</text:p>
          </table:table-cell>
          <table:table-cell table:formula="of:=[.C582]/[.$E582]" office:value-type="string" office:string-value="" calcext:value-type="error">
            <text:p>#DIV/0!</text:p>
          </table:table-cell>
          <table:table-cell table:formula="of:=[.D582]/[.$E582]" office:value-type="string" office:string-value="" calcext:value-type="error">
            <text:p>#DIV/0!</text:p>
          </table:table-cell>
          <table:table-cell table:style-name="ce2" table:formula="of:=DEGREES(ATAN2([.G582];[.F58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83]^2 + [.C583]^2 + [.D583]^2)" office:value-type="float" office:value="0" calcext:value-type="float">
            <text:p>0.00</text:p>
          </table:table-cell>
          <table:table-cell table:formula="of:=[.B583]/[.$E583]" office:value-type="string" office:string-value="" calcext:value-type="error">
            <text:p>#DIV/0!</text:p>
          </table:table-cell>
          <table:table-cell table:formula="of:=[.C583]/[.$E583]" office:value-type="string" office:string-value="" calcext:value-type="error">
            <text:p>#DIV/0!</text:p>
          </table:table-cell>
          <table:table-cell table:formula="of:=[.D583]/[.$E583]" office:value-type="string" office:string-value="" calcext:value-type="error">
            <text:p>#DIV/0!</text:p>
          </table:table-cell>
          <table:table-cell table:style-name="ce2" table:formula="of:=DEGREES(ATAN2([.G583];[.F58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84]^2 + [.C584]^2 + [.D584]^2)" office:value-type="float" office:value="0" calcext:value-type="float">
            <text:p>0.00</text:p>
          </table:table-cell>
          <table:table-cell table:formula="of:=[.B584]/[.$E584]" office:value-type="string" office:string-value="" calcext:value-type="error">
            <text:p>#DIV/0!</text:p>
          </table:table-cell>
          <table:table-cell table:formula="of:=[.C584]/[.$E584]" office:value-type="string" office:string-value="" calcext:value-type="error">
            <text:p>#DIV/0!</text:p>
          </table:table-cell>
          <table:table-cell table:formula="of:=[.D584]/[.$E584]" office:value-type="string" office:string-value="" calcext:value-type="error">
            <text:p>#DIV/0!</text:p>
          </table:table-cell>
          <table:table-cell table:style-name="ce2" table:formula="of:=DEGREES(ATAN2([.G584];[.F58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85]^2 + [.C585]^2 + [.D585]^2)" office:value-type="float" office:value="0" calcext:value-type="float">
            <text:p>0.00</text:p>
          </table:table-cell>
          <table:table-cell table:formula="of:=[.B585]/[.$E585]" office:value-type="string" office:string-value="" calcext:value-type="error">
            <text:p>#DIV/0!</text:p>
          </table:table-cell>
          <table:table-cell table:formula="of:=[.C585]/[.$E585]" office:value-type="string" office:string-value="" calcext:value-type="error">
            <text:p>#DIV/0!</text:p>
          </table:table-cell>
          <table:table-cell table:formula="of:=[.D585]/[.$E585]" office:value-type="string" office:string-value="" calcext:value-type="error">
            <text:p>#DIV/0!</text:p>
          </table:table-cell>
          <table:table-cell table:style-name="ce2" table:formula="of:=DEGREES(ATAN2([.G585];[.F58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86]^2 + [.C586]^2 + [.D586]^2)" office:value-type="float" office:value="0" calcext:value-type="float">
            <text:p>0.00</text:p>
          </table:table-cell>
          <table:table-cell table:formula="of:=[.B586]/[.$E586]" office:value-type="string" office:string-value="" calcext:value-type="error">
            <text:p>#DIV/0!</text:p>
          </table:table-cell>
          <table:table-cell table:formula="of:=[.C586]/[.$E586]" office:value-type="string" office:string-value="" calcext:value-type="error">
            <text:p>#DIV/0!</text:p>
          </table:table-cell>
          <table:table-cell table:formula="of:=[.D586]/[.$E586]" office:value-type="string" office:string-value="" calcext:value-type="error">
            <text:p>#DIV/0!</text:p>
          </table:table-cell>
          <table:table-cell table:style-name="ce2" table:formula="of:=DEGREES(ATAN2([.G586];[.F58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87]^2 + [.C587]^2 + [.D587]^2)" office:value-type="float" office:value="0" calcext:value-type="float">
            <text:p>0.00</text:p>
          </table:table-cell>
          <table:table-cell table:formula="of:=[.B587]/[.$E587]" office:value-type="string" office:string-value="" calcext:value-type="error">
            <text:p>#DIV/0!</text:p>
          </table:table-cell>
          <table:table-cell table:formula="of:=[.C587]/[.$E587]" office:value-type="string" office:string-value="" calcext:value-type="error">
            <text:p>#DIV/0!</text:p>
          </table:table-cell>
          <table:table-cell table:formula="of:=[.D587]/[.$E587]" office:value-type="string" office:string-value="" calcext:value-type="error">
            <text:p>#DIV/0!</text:p>
          </table:table-cell>
          <table:table-cell table:style-name="ce2" table:formula="of:=DEGREES(ATAN2([.G587];[.F58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88]^2 + [.C588]^2 + [.D588]^2)" office:value-type="float" office:value="0" calcext:value-type="float">
            <text:p>0.00</text:p>
          </table:table-cell>
          <table:table-cell table:formula="of:=[.B588]/[.$E588]" office:value-type="string" office:string-value="" calcext:value-type="error">
            <text:p>#DIV/0!</text:p>
          </table:table-cell>
          <table:table-cell table:formula="of:=[.C588]/[.$E588]" office:value-type="string" office:string-value="" calcext:value-type="error">
            <text:p>#DIV/0!</text:p>
          </table:table-cell>
          <table:table-cell table:formula="of:=[.D588]/[.$E588]" office:value-type="string" office:string-value="" calcext:value-type="error">
            <text:p>#DIV/0!</text:p>
          </table:table-cell>
          <table:table-cell table:style-name="ce2" table:formula="of:=DEGREES(ATAN2([.G588];[.F58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89]^2 + [.C589]^2 + [.D589]^2)" office:value-type="float" office:value="0" calcext:value-type="float">
            <text:p>0.00</text:p>
          </table:table-cell>
          <table:table-cell table:formula="of:=[.B589]/[.$E589]" office:value-type="string" office:string-value="" calcext:value-type="error">
            <text:p>#DIV/0!</text:p>
          </table:table-cell>
          <table:table-cell table:formula="of:=[.C589]/[.$E589]" office:value-type="string" office:string-value="" calcext:value-type="error">
            <text:p>#DIV/0!</text:p>
          </table:table-cell>
          <table:table-cell table:formula="of:=[.D589]/[.$E589]" office:value-type="string" office:string-value="" calcext:value-type="error">
            <text:p>#DIV/0!</text:p>
          </table:table-cell>
          <table:table-cell table:style-name="ce2" table:formula="of:=DEGREES(ATAN2([.G589];[.F58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90]^2 + [.C590]^2 + [.D590]^2)" office:value-type="float" office:value="0" calcext:value-type="float">
            <text:p>0.00</text:p>
          </table:table-cell>
          <table:table-cell table:formula="of:=[.B590]/[.$E590]" office:value-type="string" office:string-value="" calcext:value-type="error">
            <text:p>#DIV/0!</text:p>
          </table:table-cell>
          <table:table-cell table:formula="of:=[.C590]/[.$E590]" office:value-type="string" office:string-value="" calcext:value-type="error">
            <text:p>#DIV/0!</text:p>
          </table:table-cell>
          <table:table-cell table:formula="of:=[.D590]/[.$E590]" office:value-type="string" office:string-value="" calcext:value-type="error">
            <text:p>#DIV/0!</text:p>
          </table:table-cell>
          <table:table-cell table:style-name="ce2" table:formula="of:=DEGREES(ATAN2([.G590];[.F59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91]^2 + [.C591]^2 + [.D591]^2)" office:value-type="float" office:value="0" calcext:value-type="float">
            <text:p>0.00</text:p>
          </table:table-cell>
          <table:table-cell table:formula="of:=[.B591]/[.$E591]" office:value-type="string" office:string-value="" calcext:value-type="error">
            <text:p>#DIV/0!</text:p>
          </table:table-cell>
          <table:table-cell table:formula="of:=[.C591]/[.$E591]" office:value-type="string" office:string-value="" calcext:value-type="error">
            <text:p>#DIV/0!</text:p>
          </table:table-cell>
          <table:table-cell table:formula="of:=[.D591]/[.$E591]" office:value-type="string" office:string-value="" calcext:value-type="error">
            <text:p>#DIV/0!</text:p>
          </table:table-cell>
          <table:table-cell table:style-name="ce2" table:formula="of:=DEGREES(ATAN2([.G591];[.F59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92]^2 + [.C592]^2 + [.D592]^2)" office:value-type="float" office:value="0" calcext:value-type="float">
            <text:p>0.00</text:p>
          </table:table-cell>
          <table:table-cell table:formula="of:=[.B592]/[.$E592]" office:value-type="string" office:string-value="" calcext:value-type="error">
            <text:p>#DIV/0!</text:p>
          </table:table-cell>
          <table:table-cell table:formula="of:=[.C592]/[.$E592]" office:value-type="string" office:string-value="" calcext:value-type="error">
            <text:p>#DIV/0!</text:p>
          </table:table-cell>
          <table:table-cell table:formula="of:=[.D592]/[.$E592]" office:value-type="string" office:string-value="" calcext:value-type="error">
            <text:p>#DIV/0!</text:p>
          </table:table-cell>
          <table:table-cell table:style-name="ce2" table:formula="of:=DEGREES(ATAN2([.G592];[.F59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93]^2 + [.C593]^2 + [.D593]^2)" office:value-type="float" office:value="0" calcext:value-type="float">
            <text:p>0.00</text:p>
          </table:table-cell>
          <table:table-cell table:formula="of:=[.B593]/[.$E593]" office:value-type="string" office:string-value="" calcext:value-type="error">
            <text:p>#DIV/0!</text:p>
          </table:table-cell>
          <table:table-cell table:formula="of:=[.C593]/[.$E593]" office:value-type="string" office:string-value="" calcext:value-type="error">
            <text:p>#DIV/0!</text:p>
          </table:table-cell>
          <table:table-cell table:formula="of:=[.D593]/[.$E593]" office:value-type="string" office:string-value="" calcext:value-type="error">
            <text:p>#DIV/0!</text:p>
          </table:table-cell>
          <table:table-cell table:style-name="ce2" table:formula="of:=DEGREES(ATAN2([.G593];[.F59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94]^2 + [.C594]^2 + [.D594]^2)" office:value-type="float" office:value="0" calcext:value-type="float">
            <text:p>0.00</text:p>
          </table:table-cell>
          <table:table-cell table:formula="of:=[.B594]/[.$E594]" office:value-type="string" office:string-value="" calcext:value-type="error">
            <text:p>#DIV/0!</text:p>
          </table:table-cell>
          <table:table-cell table:formula="of:=[.C594]/[.$E594]" office:value-type="string" office:string-value="" calcext:value-type="error">
            <text:p>#DIV/0!</text:p>
          </table:table-cell>
          <table:table-cell table:formula="of:=[.D594]/[.$E594]" office:value-type="string" office:string-value="" calcext:value-type="error">
            <text:p>#DIV/0!</text:p>
          </table:table-cell>
          <table:table-cell table:style-name="ce2" table:formula="of:=DEGREES(ATAN2([.G594];[.F59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95]^2 + [.C595]^2 + [.D595]^2)" office:value-type="float" office:value="0" calcext:value-type="float">
            <text:p>0.00</text:p>
          </table:table-cell>
          <table:table-cell table:formula="of:=[.B595]/[.$E595]" office:value-type="string" office:string-value="" calcext:value-type="error">
            <text:p>#DIV/0!</text:p>
          </table:table-cell>
          <table:table-cell table:formula="of:=[.C595]/[.$E595]" office:value-type="string" office:string-value="" calcext:value-type="error">
            <text:p>#DIV/0!</text:p>
          </table:table-cell>
          <table:table-cell table:formula="of:=[.D595]/[.$E595]" office:value-type="string" office:string-value="" calcext:value-type="error">
            <text:p>#DIV/0!</text:p>
          </table:table-cell>
          <table:table-cell table:style-name="ce2" table:formula="of:=DEGREES(ATAN2([.G595];[.F59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96]^2 + [.C596]^2 + [.D596]^2)" office:value-type="float" office:value="0" calcext:value-type="float">
            <text:p>0.00</text:p>
          </table:table-cell>
          <table:table-cell table:formula="of:=[.B596]/[.$E596]" office:value-type="string" office:string-value="" calcext:value-type="error">
            <text:p>#DIV/0!</text:p>
          </table:table-cell>
          <table:table-cell table:formula="of:=[.C596]/[.$E596]" office:value-type="string" office:string-value="" calcext:value-type="error">
            <text:p>#DIV/0!</text:p>
          </table:table-cell>
          <table:table-cell table:formula="of:=[.D596]/[.$E596]" office:value-type="string" office:string-value="" calcext:value-type="error">
            <text:p>#DIV/0!</text:p>
          </table:table-cell>
          <table:table-cell table:style-name="ce2" table:formula="of:=DEGREES(ATAN2([.G596];[.F59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97]^2 + [.C597]^2 + [.D597]^2)" office:value-type="float" office:value="0" calcext:value-type="float">
            <text:p>0.00</text:p>
          </table:table-cell>
          <table:table-cell table:formula="of:=[.B597]/[.$E597]" office:value-type="string" office:string-value="" calcext:value-type="error">
            <text:p>#DIV/0!</text:p>
          </table:table-cell>
          <table:table-cell table:formula="of:=[.C597]/[.$E597]" office:value-type="string" office:string-value="" calcext:value-type="error">
            <text:p>#DIV/0!</text:p>
          </table:table-cell>
          <table:table-cell table:formula="of:=[.D597]/[.$E597]" office:value-type="string" office:string-value="" calcext:value-type="error">
            <text:p>#DIV/0!</text:p>
          </table:table-cell>
          <table:table-cell table:style-name="ce2" table:formula="of:=DEGREES(ATAN2([.G597];[.F59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98]^2 + [.C598]^2 + [.D598]^2)" office:value-type="float" office:value="0" calcext:value-type="float">
            <text:p>0.00</text:p>
          </table:table-cell>
          <table:table-cell table:formula="of:=[.B598]/[.$E598]" office:value-type="string" office:string-value="" calcext:value-type="error">
            <text:p>#DIV/0!</text:p>
          </table:table-cell>
          <table:table-cell table:formula="of:=[.C598]/[.$E598]" office:value-type="string" office:string-value="" calcext:value-type="error">
            <text:p>#DIV/0!</text:p>
          </table:table-cell>
          <table:table-cell table:formula="of:=[.D598]/[.$E598]" office:value-type="string" office:string-value="" calcext:value-type="error">
            <text:p>#DIV/0!</text:p>
          </table:table-cell>
          <table:table-cell table:style-name="ce2" table:formula="of:=DEGREES(ATAN2([.G598];[.F59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599]^2 + [.C599]^2 + [.D599]^2)" office:value-type="float" office:value="0" calcext:value-type="float">
            <text:p>0.00</text:p>
          </table:table-cell>
          <table:table-cell table:formula="of:=[.B599]/[.$E599]" office:value-type="string" office:string-value="" calcext:value-type="error">
            <text:p>#DIV/0!</text:p>
          </table:table-cell>
          <table:table-cell table:formula="of:=[.C599]/[.$E599]" office:value-type="string" office:string-value="" calcext:value-type="error">
            <text:p>#DIV/0!</text:p>
          </table:table-cell>
          <table:table-cell table:formula="of:=[.D599]/[.$E599]" office:value-type="string" office:string-value="" calcext:value-type="error">
            <text:p>#DIV/0!</text:p>
          </table:table-cell>
          <table:table-cell table:style-name="ce2" table:formula="of:=DEGREES(ATAN2([.G599];[.F59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00]^2 + [.C600]^2 + [.D600]^2)" office:value-type="float" office:value="0" calcext:value-type="float">
            <text:p>0.00</text:p>
          </table:table-cell>
          <table:table-cell table:formula="of:=[.B600]/[.$E600]" office:value-type="string" office:string-value="" calcext:value-type="error">
            <text:p>#DIV/0!</text:p>
          </table:table-cell>
          <table:table-cell table:formula="of:=[.C600]/[.$E600]" office:value-type="string" office:string-value="" calcext:value-type="error">
            <text:p>#DIV/0!</text:p>
          </table:table-cell>
          <table:table-cell table:formula="of:=[.D600]/[.$E600]" office:value-type="string" office:string-value="" calcext:value-type="error">
            <text:p>#DIV/0!</text:p>
          </table:table-cell>
          <table:table-cell table:style-name="ce2" table:formula="of:=DEGREES(ATAN2([.G600];[.F60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01]^2 + [.C601]^2 + [.D601]^2)" office:value-type="float" office:value="0" calcext:value-type="float">
            <text:p>0.00</text:p>
          </table:table-cell>
          <table:table-cell table:formula="of:=[.B601]/[.$E601]" office:value-type="string" office:string-value="" calcext:value-type="error">
            <text:p>#DIV/0!</text:p>
          </table:table-cell>
          <table:table-cell table:formula="of:=[.C601]/[.$E601]" office:value-type="string" office:string-value="" calcext:value-type="error">
            <text:p>#DIV/0!</text:p>
          </table:table-cell>
          <table:table-cell table:formula="of:=[.D601]/[.$E601]" office:value-type="string" office:string-value="" calcext:value-type="error">
            <text:p>#DIV/0!</text:p>
          </table:table-cell>
          <table:table-cell table:style-name="ce2" table:formula="of:=DEGREES(ATAN2([.G601];[.F60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02]^2 + [.C602]^2 + [.D602]^2)" office:value-type="float" office:value="0" calcext:value-type="float">
            <text:p>0.00</text:p>
          </table:table-cell>
          <table:table-cell table:formula="of:=[.B602]/[.$E602]" office:value-type="string" office:string-value="" calcext:value-type="error">
            <text:p>#DIV/0!</text:p>
          </table:table-cell>
          <table:table-cell table:formula="of:=[.C602]/[.$E602]" office:value-type="string" office:string-value="" calcext:value-type="error">
            <text:p>#DIV/0!</text:p>
          </table:table-cell>
          <table:table-cell table:formula="of:=[.D602]/[.$E602]" office:value-type="string" office:string-value="" calcext:value-type="error">
            <text:p>#DIV/0!</text:p>
          </table:table-cell>
          <table:table-cell table:style-name="ce2" table:formula="of:=DEGREES(ATAN2([.G602];[.F60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03]^2 + [.C603]^2 + [.D603]^2)" office:value-type="float" office:value="0" calcext:value-type="float">
            <text:p>0.00</text:p>
          </table:table-cell>
          <table:table-cell table:formula="of:=[.B603]/[.$E603]" office:value-type="string" office:string-value="" calcext:value-type="error">
            <text:p>#DIV/0!</text:p>
          </table:table-cell>
          <table:table-cell table:formula="of:=[.C603]/[.$E603]" office:value-type="string" office:string-value="" calcext:value-type="error">
            <text:p>#DIV/0!</text:p>
          </table:table-cell>
          <table:table-cell table:formula="of:=[.D603]/[.$E603]" office:value-type="string" office:string-value="" calcext:value-type="error">
            <text:p>#DIV/0!</text:p>
          </table:table-cell>
          <table:table-cell table:style-name="ce2" table:formula="of:=DEGREES(ATAN2([.G603];[.F60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04]^2 + [.C604]^2 + [.D604]^2)" office:value-type="float" office:value="0" calcext:value-type="float">
            <text:p>0.00</text:p>
          </table:table-cell>
          <table:table-cell table:formula="of:=[.B604]/[.$E604]" office:value-type="string" office:string-value="" calcext:value-type="error">
            <text:p>#DIV/0!</text:p>
          </table:table-cell>
          <table:table-cell table:formula="of:=[.C604]/[.$E604]" office:value-type="string" office:string-value="" calcext:value-type="error">
            <text:p>#DIV/0!</text:p>
          </table:table-cell>
          <table:table-cell table:formula="of:=[.D604]/[.$E604]" office:value-type="string" office:string-value="" calcext:value-type="error">
            <text:p>#DIV/0!</text:p>
          </table:table-cell>
          <table:table-cell table:style-name="ce2" table:formula="of:=DEGREES(ATAN2([.G604];[.F60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05]^2 + [.C605]^2 + [.D605]^2)" office:value-type="float" office:value="0" calcext:value-type="float">
            <text:p>0.00</text:p>
          </table:table-cell>
          <table:table-cell table:formula="of:=[.B605]/[.$E605]" office:value-type="string" office:string-value="" calcext:value-type="error">
            <text:p>#DIV/0!</text:p>
          </table:table-cell>
          <table:table-cell table:formula="of:=[.C605]/[.$E605]" office:value-type="string" office:string-value="" calcext:value-type="error">
            <text:p>#DIV/0!</text:p>
          </table:table-cell>
          <table:table-cell table:formula="of:=[.D605]/[.$E605]" office:value-type="string" office:string-value="" calcext:value-type="error">
            <text:p>#DIV/0!</text:p>
          </table:table-cell>
          <table:table-cell table:style-name="ce2" table:formula="of:=DEGREES(ATAN2([.G605];[.F60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06]^2 + [.C606]^2 + [.D606]^2)" office:value-type="float" office:value="0" calcext:value-type="float">
            <text:p>0.00</text:p>
          </table:table-cell>
          <table:table-cell table:formula="of:=[.B606]/[.$E606]" office:value-type="string" office:string-value="" calcext:value-type="error">
            <text:p>#DIV/0!</text:p>
          </table:table-cell>
          <table:table-cell table:formula="of:=[.C606]/[.$E606]" office:value-type="string" office:string-value="" calcext:value-type="error">
            <text:p>#DIV/0!</text:p>
          </table:table-cell>
          <table:table-cell table:formula="of:=[.D606]/[.$E606]" office:value-type="string" office:string-value="" calcext:value-type="error">
            <text:p>#DIV/0!</text:p>
          </table:table-cell>
          <table:table-cell table:style-name="ce2" table:formula="of:=DEGREES(ATAN2([.G606];[.F60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07]^2 + [.C607]^2 + [.D607]^2)" office:value-type="float" office:value="0" calcext:value-type="float">
            <text:p>0.00</text:p>
          </table:table-cell>
          <table:table-cell table:formula="of:=[.B607]/[.$E607]" office:value-type="string" office:string-value="" calcext:value-type="error">
            <text:p>#DIV/0!</text:p>
          </table:table-cell>
          <table:table-cell table:formula="of:=[.C607]/[.$E607]" office:value-type="string" office:string-value="" calcext:value-type="error">
            <text:p>#DIV/0!</text:p>
          </table:table-cell>
          <table:table-cell table:formula="of:=[.D607]/[.$E607]" office:value-type="string" office:string-value="" calcext:value-type="error">
            <text:p>#DIV/0!</text:p>
          </table:table-cell>
          <table:table-cell table:style-name="ce2" table:formula="of:=DEGREES(ATAN2([.G607];[.F60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08]^2 + [.C608]^2 + [.D608]^2)" office:value-type="float" office:value="0" calcext:value-type="float">
            <text:p>0.00</text:p>
          </table:table-cell>
          <table:table-cell table:formula="of:=[.B608]/[.$E608]" office:value-type="string" office:string-value="" calcext:value-type="error">
            <text:p>#DIV/0!</text:p>
          </table:table-cell>
          <table:table-cell table:formula="of:=[.C608]/[.$E608]" office:value-type="string" office:string-value="" calcext:value-type="error">
            <text:p>#DIV/0!</text:p>
          </table:table-cell>
          <table:table-cell table:formula="of:=[.D608]/[.$E608]" office:value-type="string" office:string-value="" calcext:value-type="error">
            <text:p>#DIV/0!</text:p>
          </table:table-cell>
          <table:table-cell table:style-name="ce2" table:formula="of:=DEGREES(ATAN2([.G608];[.F60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09]^2 + [.C609]^2 + [.D609]^2)" office:value-type="float" office:value="0" calcext:value-type="float">
            <text:p>0.00</text:p>
          </table:table-cell>
          <table:table-cell table:formula="of:=[.B609]/[.$E609]" office:value-type="string" office:string-value="" calcext:value-type="error">
            <text:p>#DIV/0!</text:p>
          </table:table-cell>
          <table:table-cell table:formula="of:=[.C609]/[.$E609]" office:value-type="string" office:string-value="" calcext:value-type="error">
            <text:p>#DIV/0!</text:p>
          </table:table-cell>
          <table:table-cell table:formula="of:=[.D609]/[.$E609]" office:value-type="string" office:string-value="" calcext:value-type="error">
            <text:p>#DIV/0!</text:p>
          </table:table-cell>
          <table:table-cell table:style-name="ce2" table:formula="of:=DEGREES(ATAN2([.G609];[.F60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10]^2 + [.C610]^2 + [.D610]^2)" office:value-type="float" office:value="0" calcext:value-type="float">
            <text:p>0.00</text:p>
          </table:table-cell>
          <table:table-cell table:formula="of:=[.B610]/[.$E610]" office:value-type="string" office:string-value="" calcext:value-type="error">
            <text:p>#DIV/0!</text:p>
          </table:table-cell>
          <table:table-cell table:formula="of:=[.C610]/[.$E610]" office:value-type="string" office:string-value="" calcext:value-type="error">
            <text:p>#DIV/0!</text:p>
          </table:table-cell>
          <table:table-cell table:formula="of:=[.D610]/[.$E610]" office:value-type="string" office:string-value="" calcext:value-type="error">
            <text:p>#DIV/0!</text:p>
          </table:table-cell>
          <table:table-cell table:style-name="ce2" table:formula="of:=DEGREES(ATAN2([.G610];[.F61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11]^2 + [.C611]^2 + [.D611]^2)" office:value-type="float" office:value="0" calcext:value-type="float">
            <text:p>0.00</text:p>
          </table:table-cell>
          <table:table-cell table:formula="of:=[.B611]/[.$E611]" office:value-type="string" office:string-value="" calcext:value-type="error">
            <text:p>#DIV/0!</text:p>
          </table:table-cell>
          <table:table-cell table:formula="of:=[.C611]/[.$E611]" office:value-type="string" office:string-value="" calcext:value-type="error">
            <text:p>#DIV/0!</text:p>
          </table:table-cell>
          <table:table-cell table:formula="of:=[.D611]/[.$E611]" office:value-type="string" office:string-value="" calcext:value-type="error">
            <text:p>#DIV/0!</text:p>
          </table:table-cell>
          <table:table-cell table:style-name="ce2" table:formula="of:=DEGREES(ATAN2([.G611];[.F61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12]^2 + [.C612]^2 + [.D612]^2)" office:value-type="float" office:value="0" calcext:value-type="float">
            <text:p>0.00</text:p>
          </table:table-cell>
          <table:table-cell table:formula="of:=[.B612]/[.$E612]" office:value-type="string" office:string-value="" calcext:value-type="error">
            <text:p>#DIV/0!</text:p>
          </table:table-cell>
          <table:table-cell table:formula="of:=[.C612]/[.$E612]" office:value-type="string" office:string-value="" calcext:value-type="error">
            <text:p>#DIV/0!</text:p>
          </table:table-cell>
          <table:table-cell table:formula="of:=[.D612]/[.$E612]" office:value-type="string" office:string-value="" calcext:value-type="error">
            <text:p>#DIV/0!</text:p>
          </table:table-cell>
          <table:table-cell table:style-name="ce2" table:formula="of:=DEGREES(ATAN2([.G612];[.F61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13]^2 + [.C613]^2 + [.D613]^2)" office:value-type="float" office:value="0" calcext:value-type="float">
            <text:p>0.00</text:p>
          </table:table-cell>
          <table:table-cell table:formula="of:=[.B613]/[.$E613]" office:value-type="string" office:string-value="" calcext:value-type="error">
            <text:p>#DIV/0!</text:p>
          </table:table-cell>
          <table:table-cell table:formula="of:=[.C613]/[.$E613]" office:value-type="string" office:string-value="" calcext:value-type="error">
            <text:p>#DIV/0!</text:p>
          </table:table-cell>
          <table:table-cell table:formula="of:=[.D613]/[.$E613]" office:value-type="string" office:string-value="" calcext:value-type="error">
            <text:p>#DIV/0!</text:p>
          </table:table-cell>
          <table:table-cell table:style-name="ce2" table:formula="of:=DEGREES(ATAN2([.G613];[.F61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14]^2 + [.C614]^2 + [.D614]^2)" office:value-type="float" office:value="0" calcext:value-type="float">
            <text:p>0.00</text:p>
          </table:table-cell>
          <table:table-cell table:formula="of:=[.B614]/[.$E614]" office:value-type="string" office:string-value="" calcext:value-type="error">
            <text:p>#DIV/0!</text:p>
          </table:table-cell>
          <table:table-cell table:formula="of:=[.C614]/[.$E614]" office:value-type="string" office:string-value="" calcext:value-type="error">
            <text:p>#DIV/0!</text:p>
          </table:table-cell>
          <table:table-cell table:formula="of:=[.D614]/[.$E614]" office:value-type="string" office:string-value="" calcext:value-type="error">
            <text:p>#DIV/0!</text:p>
          </table:table-cell>
          <table:table-cell table:style-name="ce2" table:formula="of:=DEGREES(ATAN2([.G614];[.F61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15]^2 + [.C615]^2 + [.D615]^2)" office:value-type="float" office:value="0" calcext:value-type="float">
            <text:p>0.00</text:p>
          </table:table-cell>
          <table:table-cell table:formula="of:=[.B615]/[.$E615]" office:value-type="string" office:string-value="" calcext:value-type="error">
            <text:p>#DIV/0!</text:p>
          </table:table-cell>
          <table:table-cell table:formula="of:=[.C615]/[.$E615]" office:value-type="string" office:string-value="" calcext:value-type="error">
            <text:p>#DIV/0!</text:p>
          </table:table-cell>
          <table:table-cell table:formula="of:=[.D615]/[.$E615]" office:value-type="string" office:string-value="" calcext:value-type="error">
            <text:p>#DIV/0!</text:p>
          </table:table-cell>
          <table:table-cell table:style-name="ce2" table:formula="of:=DEGREES(ATAN2([.G615];[.F61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16]^2 + [.C616]^2 + [.D616]^2)" office:value-type="float" office:value="0" calcext:value-type="float">
            <text:p>0.00</text:p>
          </table:table-cell>
          <table:table-cell table:formula="of:=[.B616]/[.$E616]" office:value-type="string" office:string-value="" calcext:value-type="error">
            <text:p>#DIV/0!</text:p>
          </table:table-cell>
          <table:table-cell table:formula="of:=[.C616]/[.$E616]" office:value-type="string" office:string-value="" calcext:value-type="error">
            <text:p>#DIV/0!</text:p>
          </table:table-cell>
          <table:table-cell table:formula="of:=[.D616]/[.$E616]" office:value-type="string" office:string-value="" calcext:value-type="error">
            <text:p>#DIV/0!</text:p>
          </table:table-cell>
          <table:table-cell table:style-name="ce2" table:formula="of:=DEGREES(ATAN2([.G616];[.F61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17]^2 + [.C617]^2 + [.D617]^2)" office:value-type="float" office:value="0" calcext:value-type="float">
            <text:p>0.00</text:p>
          </table:table-cell>
          <table:table-cell table:formula="of:=[.B617]/[.$E617]" office:value-type="string" office:string-value="" calcext:value-type="error">
            <text:p>#DIV/0!</text:p>
          </table:table-cell>
          <table:table-cell table:formula="of:=[.C617]/[.$E617]" office:value-type="string" office:string-value="" calcext:value-type="error">
            <text:p>#DIV/0!</text:p>
          </table:table-cell>
          <table:table-cell table:formula="of:=[.D617]/[.$E617]" office:value-type="string" office:string-value="" calcext:value-type="error">
            <text:p>#DIV/0!</text:p>
          </table:table-cell>
          <table:table-cell table:style-name="ce2" table:formula="of:=DEGREES(ATAN2([.G617];[.F61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18]^2 + [.C618]^2 + [.D618]^2)" office:value-type="float" office:value="0" calcext:value-type="float">
            <text:p>0.00</text:p>
          </table:table-cell>
          <table:table-cell table:formula="of:=[.B618]/[.$E618]" office:value-type="string" office:string-value="" calcext:value-type="error">
            <text:p>#DIV/0!</text:p>
          </table:table-cell>
          <table:table-cell table:formula="of:=[.C618]/[.$E618]" office:value-type="string" office:string-value="" calcext:value-type="error">
            <text:p>#DIV/0!</text:p>
          </table:table-cell>
          <table:table-cell table:formula="of:=[.D618]/[.$E618]" office:value-type="string" office:string-value="" calcext:value-type="error">
            <text:p>#DIV/0!</text:p>
          </table:table-cell>
          <table:table-cell table:style-name="ce2" table:formula="of:=DEGREES(ATAN2([.G618];[.F61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19]^2 + [.C619]^2 + [.D619]^2)" office:value-type="float" office:value="0" calcext:value-type="float">
            <text:p>0.00</text:p>
          </table:table-cell>
          <table:table-cell table:formula="of:=[.B619]/[.$E619]" office:value-type="string" office:string-value="" calcext:value-type="error">
            <text:p>#DIV/0!</text:p>
          </table:table-cell>
          <table:table-cell table:formula="of:=[.C619]/[.$E619]" office:value-type="string" office:string-value="" calcext:value-type="error">
            <text:p>#DIV/0!</text:p>
          </table:table-cell>
          <table:table-cell table:formula="of:=[.D619]/[.$E619]" office:value-type="string" office:string-value="" calcext:value-type="error">
            <text:p>#DIV/0!</text:p>
          </table:table-cell>
          <table:table-cell table:style-name="ce2" table:formula="of:=DEGREES(ATAN2([.G619];[.F61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20]^2 + [.C620]^2 + [.D620]^2)" office:value-type="float" office:value="0" calcext:value-type="float">
            <text:p>0.00</text:p>
          </table:table-cell>
          <table:table-cell table:formula="of:=[.B620]/[.$E620]" office:value-type="string" office:string-value="" calcext:value-type="error">
            <text:p>#DIV/0!</text:p>
          </table:table-cell>
          <table:table-cell table:formula="of:=[.C620]/[.$E620]" office:value-type="string" office:string-value="" calcext:value-type="error">
            <text:p>#DIV/0!</text:p>
          </table:table-cell>
          <table:table-cell table:formula="of:=[.D620]/[.$E620]" office:value-type="string" office:string-value="" calcext:value-type="error">
            <text:p>#DIV/0!</text:p>
          </table:table-cell>
          <table:table-cell table:style-name="ce2" table:formula="of:=DEGREES(ATAN2([.G620];[.F62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21]^2 + [.C621]^2 + [.D621]^2)" office:value-type="float" office:value="0" calcext:value-type="float">
            <text:p>0.00</text:p>
          </table:table-cell>
          <table:table-cell table:formula="of:=[.B621]/[.$E621]" office:value-type="string" office:string-value="" calcext:value-type="error">
            <text:p>#DIV/0!</text:p>
          </table:table-cell>
          <table:table-cell table:formula="of:=[.C621]/[.$E621]" office:value-type="string" office:string-value="" calcext:value-type="error">
            <text:p>#DIV/0!</text:p>
          </table:table-cell>
          <table:table-cell table:formula="of:=[.D621]/[.$E621]" office:value-type="string" office:string-value="" calcext:value-type="error">
            <text:p>#DIV/0!</text:p>
          </table:table-cell>
          <table:table-cell table:style-name="ce2" table:formula="of:=DEGREES(ATAN2([.G621];[.F62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22]^2 + [.C622]^2 + [.D622]^2)" office:value-type="float" office:value="0" calcext:value-type="float">
            <text:p>0.00</text:p>
          </table:table-cell>
          <table:table-cell table:formula="of:=[.B622]/[.$E622]" office:value-type="string" office:string-value="" calcext:value-type="error">
            <text:p>#DIV/0!</text:p>
          </table:table-cell>
          <table:table-cell table:formula="of:=[.C622]/[.$E622]" office:value-type="string" office:string-value="" calcext:value-type="error">
            <text:p>#DIV/0!</text:p>
          </table:table-cell>
          <table:table-cell table:formula="of:=[.D622]/[.$E622]" office:value-type="string" office:string-value="" calcext:value-type="error">
            <text:p>#DIV/0!</text:p>
          </table:table-cell>
          <table:table-cell table:style-name="ce2" table:formula="of:=DEGREES(ATAN2([.G622];[.F62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23]^2 + [.C623]^2 + [.D623]^2)" office:value-type="float" office:value="0" calcext:value-type="float">
            <text:p>0.00</text:p>
          </table:table-cell>
          <table:table-cell table:formula="of:=[.B623]/[.$E623]" office:value-type="string" office:string-value="" calcext:value-type="error">
            <text:p>#DIV/0!</text:p>
          </table:table-cell>
          <table:table-cell table:formula="of:=[.C623]/[.$E623]" office:value-type="string" office:string-value="" calcext:value-type="error">
            <text:p>#DIV/0!</text:p>
          </table:table-cell>
          <table:table-cell table:formula="of:=[.D623]/[.$E623]" office:value-type="string" office:string-value="" calcext:value-type="error">
            <text:p>#DIV/0!</text:p>
          </table:table-cell>
          <table:table-cell table:style-name="ce2" table:formula="of:=DEGREES(ATAN2([.G623];[.F62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24]^2 + [.C624]^2 + [.D624]^2)" office:value-type="float" office:value="0" calcext:value-type="float">
            <text:p>0.00</text:p>
          </table:table-cell>
          <table:table-cell table:formula="of:=[.B624]/[.$E624]" office:value-type="string" office:string-value="" calcext:value-type="error">
            <text:p>#DIV/0!</text:p>
          </table:table-cell>
          <table:table-cell table:formula="of:=[.C624]/[.$E624]" office:value-type="string" office:string-value="" calcext:value-type="error">
            <text:p>#DIV/0!</text:p>
          </table:table-cell>
          <table:table-cell table:formula="of:=[.D624]/[.$E624]" office:value-type="string" office:string-value="" calcext:value-type="error">
            <text:p>#DIV/0!</text:p>
          </table:table-cell>
          <table:table-cell table:style-name="ce2" table:formula="of:=DEGREES(ATAN2([.G624];[.F62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25]^2 + [.C625]^2 + [.D625]^2)" office:value-type="float" office:value="0" calcext:value-type="float">
            <text:p>0.00</text:p>
          </table:table-cell>
          <table:table-cell table:formula="of:=[.B625]/[.$E625]" office:value-type="string" office:string-value="" calcext:value-type="error">
            <text:p>#DIV/0!</text:p>
          </table:table-cell>
          <table:table-cell table:formula="of:=[.C625]/[.$E625]" office:value-type="string" office:string-value="" calcext:value-type="error">
            <text:p>#DIV/0!</text:p>
          </table:table-cell>
          <table:table-cell table:formula="of:=[.D625]/[.$E625]" office:value-type="string" office:string-value="" calcext:value-type="error">
            <text:p>#DIV/0!</text:p>
          </table:table-cell>
          <table:table-cell table:style-name="ce2" table:formula="of:=DEGREES(ATAN2([.G625];[.F62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26]^2 + [.C626]^2 + [.D626]^2)" office:value-type="float" office:value="0" calcext:value-type="float">
            <text:p>0.00</text:p>
          </table:table-cell>
          <table:table-cell table:formula="of:=[.B626]/[.$E626]" office:value-type="string" office:string-value="" calcext:value-type="error">
            <text:p>#DIV/0!</text:p>
          </table:table-cell>
          <table:table-cell table:formula="of:=[.C626]/[.$E626]" office:value-type="string" office:string-value="" calcext:value-type="error">
            <text:p>#DIV/0!</text:p>
          </table:table-cell>
          <table:table-cell table:formula="of:=[.D626]/[.$E626]" office:value-type="string" office:string-value="" calcext:value-type="error">
            <text:p>#DIV/0!</text:p>
          </table:table-cell>
          <table:table-cell table:style-name="ce2" table:formula="of:=DEGREES(ATAN2([.G626];[.F62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27]^2 + [.C627]^2 + [.D627]^2)" office:value-type="float" office:value="0" calcext:value-type="float">
            <text:p>0.00</text:p>
          </table:table-cell>
          <table:table-cell table:formula="of:=[.B627]/[.$E627]" office:value-type="string" office:string-value="" calcext:value-type="error">
            <text:p>#DIV/0!</text:p>
          </table:table-cell>
          <table:table-cell table:formula="of:=[.C627]/[.$E627]" office:value-type="string" office:string-value="" calcext:value-type="error">
            <text:p>#DIV/0!</text:p>
          </table:table-cell>
          <table:table-cell table:formula="of:=[.D627]/[.$E627]" office:value-type="string" office:string-value="" calcext:value-type="error">
            <text:p>#DIV/0!</text:p>
          </table:table-cell>
          <table:table-cell table:style-name="ce2" table:formula="of:=DEGREES(ATAN2([.G627];[.F62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28]^2 + [.C628]^2 + [.D628]^2)" office:value-type="float" office:value="0" calcext:value-type="float">
            <text:p>0.00</text:p>
          </table:table-cell>
          <table:table-cell table:formula="of:=[.B628]/[.$E628]" office:value-type="string" office:string-value="" calcext:value-type="error">
            <text:p>#DIV/0!</text:p>
          </table:table-cell>
          <table:table-cell table:formula="of:=[.C628]/[.$E628]" office:value-type="string" office:string-value="" calcext:value-type="error">
            <text:p>#DIV/0!</text:p>
          </table:table-cell>
          <table:table-cell table:formula="of:=[.D628]/[.$E628]" office:value-type="string" office:string-value="" calcext:value-type="error">
            <text:p>#DIV/0!</text:p>
          </table:table-cell>
          <table:table-cell table:style-name="ce2" table:formula="of:=DEGREES(ATAN2([.G628];[.F62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29]^2 + [.C629]^2 + [.D629]^2)" office:value-type="float" office:value="0" calcext:value-type="float">
            <text:p>0.00</text:p>
          </table:table-cell>
          <table:table-cell table:formula="of:=[.B629]/[.$E629]" office:value-type="string" office:string-value="" calcext:value-type="error">
            <text:p>#DIV/0!</text:p>
          </table:table-cell>
          <table:table-cell table:formula="of:=[.C629]/[.$E629]" office:value-type="string" office:string-value="" calcext:value-type="error">
            <text:p>#DIV/0!</text:p>
          </table:table-cell>
          <table:table-cell table:formula="of:=[.D629]/[.$E629]" office:value-type="string" office:string-value="" calcext:value-type="error">
            <text:p>#DIV/0!</text:p>
          </table:table-cell>
          <table:table-cell table:style-name="ce2" table:formula="of:=DEGREES(ATAN2([.G629];[.F62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30]^2 + [.C630]^2 + [.D630]^2)" office:value-type="float" office:value="0" calcext:value-type="float">
            <text:p>0.00</text:p>
          </table:table-cell>
          <table:table-cell table:formula="of:=[.B630]/[.$E630]" office:value-type="string" office:string-value="" calcext:value-type="error">
            <text:p>#DIV/0!</text:p>
          </table:table-cell>
          <table:table-cell table:formula="of:=[.C630]/[.$E630]" office:value-type="string" office:string-value="" calcext:value-type="error">
            <text:p>#DIV/0!</text:p>
          </table:table-cell>
          <table:table-cell table:formula="of:=[.D630]/[.$E630]" office:value-type="string" office:string-value="" calcext:value-type="error">
            <text:p>#DIV/0!</text:p>
          </table:table-cell>
          <table:table-cell table:style-name="ce2" table:formula="of:=DEGREES(ATAN2([.G630];[.F63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31]^2 + [.C631]^2 + [.D631]^2)" office:value-type="float" office:value="0" calcext:value-type="float">
            <text:p>0.00</text:p>
          </table:table-cell>
          <table:table-cell table:formula="of:=[.B631]/[.$E631]" office:value-type="string" office:string-value="" calcext:value-type="error">
            <text:p>#DIV/0!</text:p>
          </table:table-cell>
          <table:table-cell table:formula="of:=[.C631]/[.$E631]" office:value-type="string" office:string-value="" calcext:value-type="error">
            <text:p>#DIV/0!</text:p>
          </table:table-cell>
          <table:table-cell table:formula="of:=[.D631]/[.$E631]" office:value-type="string" office:string-value="" calcext:value-type="error">
            <text:p>#DIV/0!</text:p>
          </table:table-cell>
          <table:table-cell table:style-name="ce2" table:formula="of:=DEGREES(ATAN2([.G631];[.F63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32]^2 + [.C632]^2 + [.D632]^2)" office:value-type="float" office:value="0" calcext:value-type="float">
            <text:p>0.00</text:p>
          </table:table-cell>
          <table:table-cell table:formula="of:=[.B632]/[.$E632]" office:value-type="string" office:string-value="" calcext:value-type="error">
            <text:p>#DIV/0!</text:p>
          </table:table-cell>
          <table:table-cell table:formula="of:=[.C632]/[.$E632]" office:value-type="string" office:string-value="" calcext:value-type="error">
            <text:p>#DIV/0!</text:p>
          </table:table-cell>
          <table:table-cell table:formula="of:=[.D632]/[.$E632]" office:value-type="string" office:string-value="" calcext:value-type="error">
            <text:p>#DIV/0!</text:p>
          </table:table-cell>
          <table:table-cell table:style-name="ce2" table:formula="of:=DEGREES(ATAN2([.G632];[.F63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33]^2 + [.C633]^2 + [.D633]^2)" office:value-type="float" office:value="0" calcext:value-type="float">
            <text:p>0.00</text:p>
          </table:table-cell>
          <table:table-cell table:formula="of:=[.B633]/[.$E633]" office:value-type="string" office:string-value="" calcext:value-type="error">
            <text:p>#DIV/0!</text:p>
          </table:table-cell>
          <table:table-cell table:formula="of:=[.C633]/[.$E633]" office:value-type="string" office:string-value="" calcext:value-type="error">
            <text:p>#DIV/0!</text:p>
          </table:table-cell>
          <table:table-cell table:formula="of:=[.D633]/[.$E633]" office:value-type="string" office:string-value="" calcext:value-type="error">
            <text:p>#DIV/0!</text:p>
          </table:table-cell>
          <table:table-cell table:style-name="ce2" table:formula="of:=DEGREES(ATAN2([.G633];[.F63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34]^2 + [.C634]^2 + [.D634]^2)" office:value-type="float" office:value="0" calcext:value-type="float">
            <text:p>0.00</text:p>
          </table:table-cell>
          <table:table-cell table:formula="of:=[.B634]/[.$E634]" office:value-type="string" office:string-value="" calcext:value-type="error">
            <text:p>#DIV/0!</text:p>
          </table:table-cell>
          <table:table-cell table:formula="of:=[.C634]/[.$E634]" office:value-type="string" office:string-value="" calcext:value-type="error">
            <text:p>#DIV/0!</text:p>
          </table:table-cell>
          <table:table-cell table:formula="of:=[.D634]/[.$E634]" office:value-type="string" office:string-value="" calcext:value-type="error">
            <text:p>#DIV/0!</text:p>
          </table:table-cell>
          <table:table-cell table:style-name="ce2" table:formula="of:=DEGREES(ATAN2([.G634];[.F63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35]^2 + [.C635]^2 + [.D635]^2)" office:value-type="float" office:value="0" calcext:value-type="float">
            <text:p>0.00</text:p>
          </table:table-cell>
          <table:table-cell table:formula="of:=[.B635]/[.$E635]" office:value-type="string" office:string-value="" calcext:value-type="error">
            <text:p>#DIV/0!</text:p>
          </table:table-cell>
          <table:table-cell table:formula="of:=[.C635]/[.$E635]" office:value-type="string" office:string-value="" calcext:value-type="error">
            <text:p>#DIV/0!</text:p>
          </table:table-cell>
          <table:table-cell table:formula="of:=[.D635]/[.$E635]" office:value-type="string" office:string-value="" calcext:value-type="error">
            <text:p>#DIV/0!</text:p>
          </table:table-cell>
          <table:table-cell table:style-name="ce2" table:formula="of:=DEGREES(ATAN2([.G635];[.F63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36]^2 + [.C636]^2 + [.D636]^2)" office:value-type="float" office:value="0" calcext:value-type="float">
            <text:p>0.00</text:p>
          </table:table-cell>
          <table:table-cell table:formula="of:=[.B636]/[.$E636]" office:value-type="string" office:string-value="" calcext:value-type="error">
            <text:p>#DIV/0!</text:p>
          </table:table-cell>
          <table:table-cell table:formula="of:=[.C636]/[.$E636]" office:value-type="string" office:string-value="" calcext:value-type="error">
            <text:p>#DIV/0!</text:p>
          </table:table-cell>
          <table:table-cell table:formula="of:=[.D636]/[.$E636]" office:value-type="string" office:string-value="" calcext:value-type="error">
            <text:p>#DIV/0!</text:p>
          </table:table-cell>
          <table:table-cell table:style-name="ce2" table:formula="of:=DEGREES(ATAN2([.G636];[.F63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37]^2 + [.C637]^2 + [.D637]^2)" office:value-type="float" office:value="0" calcext:value-type="float">
            <text:p>0.00</text:p>
          </table:table-cell>
          <table:table-cell table:formula="of:=[.B637]/[.$E637]" office:value-type="string" office:string-value="" calcext:value-type="error">
            <text:p>#DIV/0!</text:p>
          </table:table-cell>
          <table:table-cell table:formula="of:=[.C637]/[.$E637]" office:value-type="string" office:string-value="" calcext:value-type="error">
            <text:p>#DIV/0!</text:p>
          </table:table-cell>
          <table:table-cell table:formula="of:=[.D637]/[.$E637]" office:value-type="string" office:string-value="" calcext:value-type="error">
            <text:p>#DIV/0!</text:p>
          </table:table-cell>
          <table:table-cell table:style-name="ce2" table:formula="of:=DEGREES(ATAN2([.G637];[.F63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38]^2 + [.C638]^2 + [.D638]^2)" office:value-type="float" office:value="0" calcext:value-type="float">
            <text:p>0.00</text:p>
          </table:table-cell>
          <table:table-cell table:formula="of:=[.B638]/[.$E638]" office:value-type="string" office:string-value="" calcext:value-type="error">
            <text:p>#DIV/0!</text:p>
          </table:table-cell>
          <table:table-cell table:formula="of:=[.C638]/[.$E638]" office:value-type="string" office:string-value="" calcext:value-type="error">
            <text:p>#DIV/0!</text:p>
          </table:table-cell>
          <table:table-cell table:formula="of:=[.D638]/[.$E638]" office:value-type="string" office:string-value="" calcext:value-type="error">
            <text:p>#DIV/0!</text:p>
          </table:table-cell>
          <table:table-cell table:style-name="ce2" table:formula="of:=DEGREES(ATAN2([.G638];[.F63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39]^2 + [.C639]^2 + [.D639]^2)" office:value-type="float" office:value="0" calcext:value-type="float">
            <text:p>0.00</text:p>
          </table:table-cell>
          <table:table-cell table:formula="of:=[.B639]/[.$E639]" office:value-type="string" office:string-value="" calcext:value-type="error">
            <text:p>#DIV/0!</text:p>
          </table:table-cell>
          <table:table-cell table:formula="of:=[.C639]/[.$E639]" office:value-type="string" office:string-value="" calcext:value-type="error">
            <text:p>#DIV/0!</text:p>
          </table:table-cell>
          <table:table-cell table:formula="of:=[.D639]/[.$E639]" office:value-type="string" office:string-value="" calcext:value-type="error">
            <text:p>#DIV/0!</text:p>
          </table:table-cell>
          <table:table-cell table:style-name="ce2" table:formula="of:=DEGREES(ATAN2([.G639];[.F63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40]^2 + [.C640]^2 + [.D640]^2)" office:value-type="float" office:value="0" calcext:value-type="float">
            <text:p>0.00</text:p>
          </table:table-cell>
          <table:table-cell table:formula="of:=[.B640]/[.$E640]" office:value-type="string" office:string-value="" calcext:value-type="error">
            <text:p>#DIV/0!</text:p>
          </table:table-cell>
          <table:table-cell table:formula="of:=[.C640]/[.$E640]" office:value-type="string" office:string-value="" calcext:value-type="error">
            <text:p>#DIV/0!</text:p>
          </table:table-cell>
          <table:table-cell table:formula="of:=[.D640]/[.$E640]" office:value-type="string" office:string-value="" calcext:value-type="error">
            <text:p>#DIV/0!</text:p>
          </table:table-cell>
          <table:table-cell table:style-name="ce2" table:formula="of:=DEGREES(ATAN2([.G640];[.F64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41]^2 + [.C641]^2 + [.D641]^2)" office:value-type="float" office:value="0" calcext:value-type="float">
            <text:p>0.00</text:p>
          </table:table-cell>
          <table:table-cell table:formula="of:=[.B641]/[.$E641]" office:value-type="string" office:string-value="" calcext:value-type="error">
            <text:p>#DIV/0!</text:p>
          </table:table-cell>
          <table:table-cell table:formula="of:=[.C641]/[.$E641]" office:value-type="string" office:string-value="" calcext:value-type="error">
            <text:p>#DIV/0!</text:p>
          </table:table-cell>
          <table:table-cell table:formula="of:=[.D641]/[.$E641]" office:value-type="string" office:string-value="" calcext:value-type="error">
            <text:p>#DIV/0!</text:p>
          </table:table-cell>
          <table:table-cell table:style-name="ce2" table:formula="of:=DEGREES(ATAN2([.G641];[.F64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42]^2 + [.C642]^2 + [.D642]^2)" office:value-type="float" office:value="0" calcext:value-type="float">
            <text:p>0.00</text:p>
          </table:table-cell>
          <table:table-cell table:formula="of:=[.B642]/[.$E642]" office:value-type="string" office:string-value="" calcext:value-type="error">
            <text:p>#DIV/0!</text:p>
          </table:table-cell>
          <table:table-cell table:formula="of:=[.C642]/[.$E642]" office:value-type="string" office:string-value="" calcext:value-type="error">
            <text:p>#DIV/0!</text:p>
          </table:table-cell>
          <table:table-cell table:formula="of:=[.D642]/[.$E642]" office:value-type="string" office:string-value="" calcext:value-type="error">
            <text:p>#DIV/0!</text:p>
          </table:table-cell>
          <table:table-cell table:style-name="ce2" table:formula="of:=DEGREES(ATAN2([.G642];[.F64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43]^2 + [.C643]^2 + [.D643]^2)" office:value-type="float" office:value="0" calcext:value-type="float">
            <text:p>0.00</text:p>
          </table:table-cell>
          <table:table-cell table:formula="of:=[.B643]/[.$E643]" office:value-type="string" office:string-value="" calcext:value-type="error">
            <text:p>#DIV/0!</text:p>
          </table:table-cell>
          <table:table-cell table:formula="of:=[.C643]/[.$E643]" office:value-type="string" office:string-value="" calcext:value-type="error">
            <text:p>#DIV/0!</text:p>
          </table:table-cell>
          <table:table-cell table:formula="of:=[.D643]/[.$E643]" office:value-type="string" office:string-value="" calcext:value-type="error">
            <text:p>#DIV/0!</text:p>
          </table:table-cell>
          <table:table-cell table:style-name="ce2" table:formula="of:=DEGREES(ATAN2([.G643];[.F64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44]^2 + [.C644]^2 + [.D644]^2)" office:value-type="float" office:value="0" calcext:value-type="float">
            <text:p>0.00</text:p>
          </table:table-cell>
          <table:table-cell table:formula="of:=[.B644]/[.$E644]" office:value-type="string" office:string-value="" calcext:value-type="error">
            <text:p>#DIV/0!</text:p>
          </table:table-cell>
          <table:table-cell table:formula="of:=[.C644]/[.$E644]" office:value-type="string" office:string-value="" calcext:value-type="error">
            <text:p>#DIV/0!</text:p>
          </table:table-cell>
          <table:table-cell table:formula="of:=[.D644]/[.$E644]" office:value-type="string" office:string-value="" calcext:value-type="error">
            <text:p>#DIV/0!</text:p>
          </table:table-cell>
          <table:table-cell table:style-name="ce2" table:formula="of:=DEGREES(ATAN2([.G644];[.F64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45]^2 + [.C645]^2 + [.D645]^2)" office:value-type="float" office:value="0" calcext:value-type="float">
            <text:p>0.00</text:p>
          </table:table-cell>
          <table:table-cell table:formula="of:=[.B645]/[.$E645]" office:value-type="string" office:string-value="" calcext:value-type="error">
            <text:p>#DIV/0!</text:p>
          </table:table-cell>
          <table:table-cell table:formula="of:=[.C645]/[.$E645]" office:value-type="string" office:string-value="" calcext:value-type="error">
            <text:p>#DIV/0!</text:p>
          </table:table-cell>
          <table:table-cell table:formula="of:=[.D645]/[.$E645]" office:value-type="string" office:string-value="" calcext:value-type="error">
            <text:p>#DIV/0!</text:p>
          </table:table-cell>
          <table:table-cell table:style-name="ce2" table:formula="of:=DEGREES(ATAN2([.G645];[.F64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46]^2 + [.C646]^2 + [.D646]^2)" office:value-type="float" office:value="0" calcext:value-type="float">
            <text:p>0.00</text:p>
          </table:table-cell>
          <table:table-cell table:formula="of:=[.B646]/[.$E646]" office:value-type="string" office:string-value="" calcext:value-type="error">
            <text:p>#DIV/0!</text:p>
          </table:table-cell>
          <table:table-cell table:formula="of:=[.C646]/[.$E646]" office:value-type="string" office:string-value="" calcext:value-type="error">
            <text:p>#DIV/0!</text:p>
          </table:table-cell>
          <table:table-cell table:formula="of:=[.D646]/[.$E646]" office:value-type="string" office:string-value="" calcext:value-type="error">
            <text:p>#DIV/0!</text:p>
          </table:table-cell>
          <table:table-cell table:style-name="ce2" table:formula="of:=DEGREES(ATAN2([.G646];[.F64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47]^2 + [.C647]^2 + [.D647]^2)" office:value-type="float" office:value="0" calcext:value-type="float">
            <text:p>0.00</text:p>
          </table:table-cell>
          <table:table-cell table:formula="of:=[.B647]/[.$E647]" office:value-type="string" office:string-value="" calcext:value-type="error">
            <text:p>#DIV/0!</text:p>
          </table:table-cell>
          <table:table-cell table:formula="of:=[.C647]/[.$E647]" office:value-type="string" office:string-value="" calcext:value-type="error">
            <text:p>#DIV/0!</text:p>
          </table:table-cell>
          <table:table-cell table:formula="of:=[.D647]/[.$E647]" office:value-type="string" office:string-value="" calcext:value-type="error">
            <text:p>#DIV/0!</text:p>
          </table:table-cell>
          <table:table-cell table:style-name="ce2" table:formula="of:=DEGREES(ATAN2([.G647];[.F64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48]^2 + [.C648]^2 + [.D648]^2)" office:value-type="float" office:value="0" calcext:value-type="float">
            <text:p>0.00</text:p>
          </table:table-cell>
          <table:table-cell table:formula="of:=[.B648]/[.$E648]" office:value-type="string" office:string-value="" calcext:value-type="error">
            <text:p>#DIV/0!</text:p>
          </table:table-cell>
          <table:table-cell table:formula="of:=[.C648]/[.$E648]" office:value-type="string" office:string-value="" calcext:value-type="error">
            <text:p>#DIV/0!</text:p>
          </table:table-cell>
          <table:table-cell table:formula="of:=[.D648]/[.$E648]" office:value-type="string" office:string-value="" calcext:value-type="error">
            <text:p>#DIV/0!</text:p>
          </table:table-cell>
          <table:table-cell table:style-name="ce2" table:formula="of:=DEGREES(ATAN2([.G648];[.F64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49]^2 + [.C649]^2 + [.D649]^2)" office:value-type="float" office:value="0" calcext:value-type="float">
            <text:p>0.00</text:p>
          </table:table-cell>
          <table:table-cell table:formula="of:=[.B649]/[.$E649]" office:value-type="string" office:string-value="" calcext:value-type="error">
            <text:p>#DIV/0!</text:p>
          </table:table-cell>
          <table:table-cell table:formula="of:=[.C649]/[.$E649]" office:value-type="string" office:string-value="" calcext:value-type="error">
            <text:p>#DIV/0!</text:p>
          </table:table-cell>
          <table:table-cell table:formula="of:=[.D649]/[.$E649]" office:value-type="string" office:string-value="" calcext:value-type="error">
            <text:p>#DIV/0!</text:p>
          </table:table-cell>
          <table:table-cell table:style-name="ce2" table:formula="of:=DEGREES(ATAN2([.G649];[.F64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50]^2 + [.C650]^2 + [.D650]^2)" office:value-type="float" office:value="0" calcext:value-type="float">
            <text:p>0.00</text:p>
          </table:table-cell>
          <table:table-cell table:formula="of:=[.B650]/[.$E650]" office:value-type="string" office:string-value="" calcext:value-type="error">
            <text:p>#DIV/0!</text:p>
          </table:table-cell>
          <table:table-cell table:formula="of:=[.C650]/[.$E650]" office:value-type="string" office:string-value="" calcext:value-type="error">
            <text:p>#DIV/0!</text:p>
          </table:table-cell>
          <table:table-cell table:formula="of:=[.D650]/[.$E650]" office:value-type="string" office:string-value="" calcext:value-type="error">
            <text:p>#DIV/0!</text:p>
          </table:table-cell>
          <table:table-cell table:style-name="ce2" table:formula="of:=DEGREES(ATAN2([.G650];[.F65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51]^2 + [.C651]^2 + [.D651]^2)" office:value-type="float" office:value="0" calcext:value-type="float">
            <text:p>0.00</text:p>
          </table:table-cell>
          <table:table-cell table:formula="of:=[.B651]/[.$E651]" office:value-type="string" office:string-value="" calcext:value-type="error">
            <text:p>#DIV/0!</text:p>
          </table:table-cell>
          <table:table-cell table:formula="of:=[.C651]/[.$E651]" office:value-type="string" office:string-value="" calcext:value-type="error">
            <text:p>#DIV/0!</text:p>
          </table:table-cell>
          <table:table-cell table:formula="of:=[.D651]/[.$E651]" office:value-type="string" office:string-value="" calcext:value-type="error">
            <text:p>#DIV/0!</text:p>
          </table:table-cell>
          <table:table-cell table:style-name="ce2" table:formula="of:=DEGREES(ATAN2([.G651];[.F65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52]^2 + [.C652]^2 + [.D652]^2)" office:value-type="float" office:value="0" calcext:value-type="float">
            <text:p>0.00</text:p>
          </table:table-cell>
          <table:table-cell table:formula="of:=[.B652]/[.$E652]" office:value-type="string" office:string-value="" calcext:value-type="error">
            <text:p>#DIV/0!</text:p>
          </table:table-cell>
          <table:table-cell table:formula="of:=[.C652]/[.$E652]" office:value-type="string" office:string-value="" calcext:value-type="error">
            <text:p>#DIV/0!</text:p>
          </table:table-cell>
          <table:table-cell table:formula="of:=[.D652]/[.$E652]" office:value-type="string" office:string-value="" calcext:value-type="error">
            <text:p>#DIV/0!</text:p>
          </table:table-cell>
          <table:table-cell table:style-name="ce2" table:formula="of:=DEGREES(ATAN2([.G652];[.F65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53]^2 + [.C653]^2 + [.D653]^2)" office:value-type="float" office:value="0" calcext:value-type="float">
            <text:p>0.00</text:p>
          </table:table-cell>
          <table:table-cell table:formula="of:=[.B653]/[.$E653]" office:value-type="string" office:string-value="" calcext:value-type="error">
            <text:p>#DIV/0!</text:p>
          </table:table-cell>
          <table:table-cell table:formula="of:=[.C653]/[.$E653]" office:value-type="string" office:string-value="" calcext:value-type="error">
            <text:p>#DIV/0!</text:p>
          </table:table-cell>
          <table:table-cell table:formula="of:=[.D653]/[.$E653]" office:value-type="string" office:string-value="" calcext:value-type="error">
            <text:p>#DIV/0!</text:p>
          </table:table-cell>
          <table:table-cell table:style-name="ce2" table:formula="of:=DEGREES(ATAN2([.G653];[.F65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54]^2 + [.C654]^2 + [.D654]^2)" office:value-type="float" office:value="0" calcext:value-type="float">
            <text:p>0.00</text:p>
          </table:table-cell>
          <table:table-cell table:formula="of:=[.B654]/[.$E654]" office:value-type="string" office:string-value="" calcext:value-type="error">
            <text:p>#DIV/0!</text:p>
          </table:table-cell>
          <table:table-cell table:formula="of:=[.C654]/[.$E654]" office:value-type="string" office:string-value="" calcext:value-type="error">
            <text:p>#DIV/0!</text:p>
          </table:table-cell>
          <table:table-cell table:formula="of:=[.D654]/[.$E654]" office:value-type="string" office:string-value="" calcext:value-type="error">
            <text:p>#DIV/0!</text:p>
          </table:table-cell>
          <table:table-cell table:style-name="ce2" table:formula="of:=DEGREES(ATAN2([.G654];[.F65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55]^2 + [.C655]^2 + [.D655]^2)" office:value-type="float" office:value="0" calcext:value-type="float">
            <text:p>0.00</text:p>
          </table:table-cell>
          <table:table-cell table:formula="of:=[.B655]/[.$E655]" office:value-type="string" office:string-value="" calcext:value-type="error">
            <text:p>#DIV/0!</text:p>
          </table:table-cell>
          <table:table-cell table:formula="of:=[.C655]/[.$E655]" office:value-type="string" office:string-value="" calcext:value-type="error">
            <text:p>#DIV/0!</text:p>
          </table:table-cell>
          <table:table-cell table:formula="of:=[.D655]/[.$E655]" office:value-type="string" office:string-value="" calcext:value-type="error">
            <text:p>#DIV/0!</text:p>
          </table:table-cell>
          <table:table-cell table:style-name="ce2" table:formula="of:=DEGREES(ATAN2([.G655];[.F65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56]^2 + [.C656]^2 + [.D656]^2)" office:value-type="float" office:value="0" calcext:value-type="float">
            <text:p>0.00</text:p>
          </table:table-cell>
          <table:table-cell table:formula="of:=[.B656]/[.$E656]" office:value-type="string" office:string-value="" calcext:value-type="error">
            <text:p>#DIV/0!</text:p>
          </table:table-cell>
          <table:table-cell table:formula="of:=[.C656]/[.$E656]" office:value-type="string" office:string-value="" calcext:value-type="error">
            <text:p>#DIV/0!</text:p>
          </table:table-cell>
          <table:table-cell table:formula="of:=[.D656]/[.$E656]" office:value-type="string" office:string-value="" calcext:value-type="error">
            <text:p>#DIV/0!</text:p>
          </table:table-cell>
          <table:table-cell table:style-name="ce2" table:formula="of:=DEGREES(ATAN2([.G656];[.F65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57]^2 + [.C657]^2 + [.D657]^2)" office:value-type="float" office:value="0" calcext:value-type="float">
            <text:p>0.00</text:p>
          </table:table-cell>
          <table:table-cell table:formula="of:=[.B657]/[.$E657]" office:value-type="string" office:string-value="" calcext:value-type="error">
            <text:p>#DIV/0!</text:p>
          </table:table-cell>
          <table:table-cell table:formula="of:=[.C657]/[.$E657]" office:value-type="string" office:string-value="" calcext:value-type="error">
            <text:p>#DIV/0!</text:p>
          </table:table-cell>
          <table:table-cell table:formula="of:=[.D657]/[.$E657]" office:value-type="string" office:string-value="" calcext:value-type="error">
            <text:p>#DIV/0!</text:p>
          </table:table-cell>
          <table:table-cell table:style-name="ce2" table:formula="of:=DEGREES(ATAN2([.G657];[.F65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58]^2 + [.C658]^2 + [.D658]^2)" office:value-type="float" office:value="0" calcext:value-type="float">
            <text:p>0.00</text:p>
          </table:table-cell>
          <table:table-cell table:formula="of:=[.B658]/[.$E658]" office:value-type="string" office:string-value="" calcext:value-type="error">
            <text:p>#DIV/0!</text:p>
          </table:table-cell>
          <table:table-cell table:formula="of:=[.C658]/[.$E658]" office:value-type="string" office:string-value="" calcext:value-type="error">
            <text:p>#DIV/0!</text:p>
          </table:table-cell>
          <table:table-cell table:formula="of:=[.D658]/[.$E658]" office:value-type="string" office:string-value="" calcext:value-type="error">
            <text:p>#DIV/0!</text:p>
          </table:table-cell>
          <table:table-cell table:style-name="ce2" table:formula="of:=DEGREES(ATAN2([.G658];[.F65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59]^2 + [.C659]^2 + [.D659]^2)" office:value-type="float" office:value="0" calcext:value-type="float">
            <text:p>0.00</text:p>
          </table:table-cell>
          <table:table-cell table:formula="of:=[.B659]/[.$E659]" office:value-type="string" office:string-value="" calcext:value-type="error">
            <text:p>#DIV/0!</text:p>
          </table:table-cell>
          <table:table-cell table:formula="of:=[.C659]/[.$E659]" office:value-type="string" office:string-value="" calcext:value-type="error">
            <text:p>#DIV/0!</text:p>
          </table:table-cell>
          <table:table-cell table:formula="of:=[.D659]/[.$E659]" office:value-type="string" office:string-value="" calcext:value-type="error">
            <text:p>#DIV/0!</text:p>
          </table:table-cell>
          <table:table-cell table:style-name="ce2" table:formula="of:=DEGREES(ATAN2([.G659];[.F65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60]^2 + [.C660]^2 + [.D660]^2)" office:value-type="float" office:value="0" calcext:value-type="float">
            <text:p>0.00</text:p>
          </table:table-cell>
          <table:table-cell table:formula="of:=[.B660]/[.$E660]" office:value-type="string" office:string-value="" calcext:value-type="error">
            <text:p>#DIV/0!</text:p>
          </table:table-cell>
          <table:table-cell table:formula="of:=[.C660]/[.$E660]" office:value-type="string" office:string-value="" calcext:value-type="error">
            <text:p>#DIV/0!</text:p>
          </table:table-cell>
          <table:table-cell table:formula="of:=[.D660]/[.$E660]" office:value-type="string" office:string-value="" calcext:value-type="error">
            <text:p>#DIV/0!</text:p>
          </table:table-cell>
          <table:table-cell table:style-name="ce2" table:formula="of:=DEGREES(ATAN2([.G660];[.F66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61]^2 + [.C661]^2 + [.D661]^2)" office:value-type="float" office:value="0" calcext:value-type="float">
            <text:p>0.00</text:p>
          </table:table-cell>
          <table:table-cell table:formula="of:=[.B661]/[.$E661]" office:value-type="string" office:string-value="" calcext:value-type="error">
            <text:p>#DIV/0!</text:p>
          </table:table-cell>
          <table:table-cell table:formula="of:=[.C661]/[.$E661]" office:value-type="string" office:string-value="" calcext:value-type="error">
            <text:p>#DIV/0!</text:p>
          </table:table-cell>
          <table:table-cell table:formula="of:=[.D661]/[.$E661]" office:value-type="string" office:string-value="" calcext:value-type="error">
            <text:p>#DIV/0!</text:p>
          </table:table-cell>
          <table:table-cell table:style-name="ce2" table:formula="of:=DEGREES(ATAN2([.G661];[.F66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62]^2 + [.C662]^2 + [.D662]^2)" office:value-type="float" office:value="0" calcext:value-type="float">
            <text:p>0.00</text:p>
          </table:table-cell>
          <table:table-cell table:formula="of:=[.B662]/[.$E662]" office:value-type="string" office:string-value="" calcext:value-type="error">
            <text:p>#DIV/0!</text:p>
          </table:table-cell>
          <table:table-cell table:formula="of:=[.C662]/[.$E662]" office:value-type="string" office:string-value="" calcext:value-type="error">
            <text:p>#DIV/0!</text:p>
          </table:table-cell>
          <table:table-cell table:formula="of:=[.D662]/[.$E662]" office:value-type="string" office:string-value="" calcext:value-type="error">
            <text:p>#DIV/0!</text:p>
          </table:table-cell>
          <table:table-cell table:style-name="ce2" table:formula="of:=DEGREES(ATAN2([.G662];[.F66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63]^2 + [.C663]^2 + [.D663]^2)" office:value-type="float" office:value="0" calcext:value-type="float">
            <text:p>0.00</text:p>
          </table:table-cell>
          <table:table-cell table:formula="of:=[.B663]/[.$E663]" office:value-type="string" office:string-value="" calcext:value-type="error">
            <text:p>#DIV/0!</text:p>
          </table:table-cell>
          <table:table-cell table:formula="of:=[.C663]/[.$E663]" office:value-type="string" office:string-value="" calcext:value-type="error">
            <text:p>#DIV/0!</text:p>
          </table:table-cell>
          <table:table-cell table:formula="of:=[.D663]/[.$E663]" office:value-type="string" office:string-value="" calcext:value-type="error">
            <text:p>#DIV/0!</text:p>
          </table:table-cell>
          <table:table-cell table:style-name="ce2" table:formula="of:=DEGREES(ATAN2([.G663];[.F66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64]^2 + [.C664]^2 + [.D664]^2)" office:value-type="float" office:value="0" calcext:value-type="float">
            <text:p>0.00</text:p>
          </table:table-cell>
          <table:table-cell table:formula="of:=[.B664]/[.$E664]" office:value-type="string" office:string-value="" calcext:value-type="error">
            <text:p>#DIV/0!</text:p>
          </table:table-cell>
          <table:table-cell table:formula="of:=[.C664]/[.$E664]" office:value-type="string" office:string-value="" calcext:value-type="error">
            <text:p>#DIV/0!</text:p>
          </table:table-cell>
          <table:table-cell table:formula="of:=[.D664]/[.$E664]" office:value-type="string" office:string-value="" calcext:value-type="error">
            <text:p>#DIV/0!</text:p>
          </table:table-cell>
          <table:table-cell table:style-name="ce2" table:formula="of:=DEGREES(ATAN2([.G664];[.F66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65]^2 + [.C665]^2 + [.D665]^2)" office:value-type="float" office:value="0" calcext:value-type="float">
            <text:p>0.00</text:p>
          </table:table-cell>
          <table:table-cell table:formula="of:=[.B665]/[.$E665]" office:value-type="string" office:string-value="" calcext:value-type="error">
            <text:p>#DIV/0!</text:p>
          </table:table-cell>
          <table:table-cell table:formula="of:=[.C665]/[.$E665]" office:value-type="string" office:string-value="" calcext:value-type="error">
            <text:p>#DIV/0!</text:p>
          </table:table-cell>
          <table:table-cell table:formula="of:=[.D665]/[.$E665]" office:value-type="string" office:string-value="" calcext:value-type="error">
            <text:p>#DIV/0!</text:p>
          </table:table-cell>
          <table:table-cell table:style-name="ce2" table:formula="of:=DEGREES(ATAN2([.G665];[.F66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66]^2 + [.C666]^2 + [.D666]^2)" office:value-type="float" office:value="0" calcext:value-type="float">
            <text:p>0.00</text:p>
          </table:table-cell>
          <table:table-cell table:formula="of:=[.B666]/[.$E666]" office:value-type="string" office:string-value="" calcext:value-type="error">
            <text:p>#DIV/0!</text:p>
          </table:table-cell>
          <table:table-cell table:formula="of:=[.C666]/[.$E666]" office:value-type="string" office:string-value="" calcext:value-type="error">
            <text:p>#DIV/0!</text:p>
          </table:table-cell>
          <table:table-cell table:formula="of:=[.D666]/[.$E666]" office:value-type="string" office:string-value="" calcext:value-type="error">
            <text:p>#DIV/0!</text:p>
          </table:table-cell>
          <table:table-cell table:style-name="ce2" table:formula="of:=DEGREES(ATAN2([.G666];[.F66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67]^2 + [.C667]^2 + [.D667]^2)" office:value-type="float" office:value="0" calcext:value-type="float">
            <text:p>0.00</text:p>
          </table:table-cell>
          <table:table-cell table:formula="of:=[.B667]/[.$E667]" office:value-type="string" office:string-value="" calcext:value-type="error">
            <text:p>#DIV/0!</text:p>
          </table:table-cell>
          <table:table-cell table:formula="of:=[.C667]/[.$E667]" office:value-type="string" office:string-value="" calcext:value-type="error">
            <text:p>#DIV/0!</text:p>
          </table:table-cell>
          <table:table-cell table:formula="of:=[.D667]/[.$E667]" office:value-type="string" office:string-value="" calcext:value-type="error">
            <text:p>#DIV/0!</text:p>
          </table:table-cell>
          <table:table-cell table:style-name="ce2" table:formula="of:=DEGREES(ATAN2([.G667];[.F66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68]^2 + [.C668]^2 + [.D668]^2)" office:value-type="float" office:value="0" calcext:value-type="float">
            <text:p>0.00</text:p>
          </table:table-cell>
          <table:table-cell table:formula="of:=[.B668]/[.$E668]" office:value-type="string" office:string-value="" calcext:value-type="error">
            <text:p>#DIV/0!</text:p>
          </table:table-cell>
          <table:table-cell table:formula="of:=[.C668]/[.$E668]" office:value-type="string" office:string-value="" calcext:value-type="error">
            <text:p>#DIV/0!</text:p>
          </table:table-cell>
          <table:table-cell table:formula="of:=[.D668]/[.$E668]" office:value-type="string" office:string-value="" calcext:value-type="error">
            <text:p>#DIV/0!</text:p>
          </table:table-cell>
          <table:table-cell table:style-name="ce2" table:formula="of:=DEGREES(ATAN2([.G668];[.F66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69]^2 + [.C669]^2 + [.D669]^2)" office:value-type="float" office:value="0" calcext:value-type="float">
            <text:p>0.00</text:p>
          </table:table-cell>
          <table:table-cell table:formula="of:=[.B669]/[.$E669]" office:value-type="string" office:string-value="" calcext:value-type="error">
            <text:p>#DIV/0!</text:p>
          </table:table-cell>
          <table:table-cell table:formula="of:=[.C669]/[.$E669]" office:value-type="string" office:string-value="" calcext:value-type="error">
            <text:p>#DIV/0!</text:p>
          </table:table-cell>
          <table:table-cell table:formula="of:=[.D669]/[.$E669]" office:value-type="string" office:string-value="" calcext:value-type="error">
            <text:p>#DIV/0!</text:p>
          </table:table-cell>
          <table:table-cell table:style-name="ce2" table:formula="of:=DEGREES(ATAN2([.G669];[.F66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70]^2 + [.C670]^2 + [.D670]^2)" office:value-type="float" office:value="0" calcext:value-type="float">
            <text:p>0.00</text:p>
          </table:table-cell>
          <table:table-cell table:formula="of:=[.B670]/[.$E670]" office:value-type="string" office:string-value="" calcext:value-type="error">
            <text:p>#DIV/0!</text:p>
          </table:table-cell>
          <table:table-cell table:formula="of:=[.C670]/[.$E670]" office:value-type="string" office:string-value="" calcext:value-type="error">
            <text:p>#DIV/0!</text:p>
          </table:table-cell>
          <table:table-cell table:formula="of:=[.D670]/[.$E670]" office:value-type="string" office:string-value="" calcext:value-type="error">
            <text:p>#DIV/0!</text:p>
          </table:table-cell>
          <table:table-cell table:style-name="ce2" table:formula="of:=DEGREES(ATAN2([.G670];[.F67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71]^2 + [.C671]^2 + [.D671]^2)" office:value-type="float" office:value="0" calcext:value-type="float">
            <text:p>0.00</text:p>
          </table:table-cell>
          <table:table-cell table:formula="of:=[.B671]/[.$E671]" office:value-type="string" office:string-value="" calcext:value-type="error">
            <text:p>#DIV/0!</text:p>
          </table:table-cell>
          <table:table-cell table:formula="of:=[.C671]/[.$E671]" office:value-type="string" office:string-value="" calcext:value-type="error">
            <text:p>#DIV/0!</text:p>
          </table:table-cell>
          <table:table-cell table:formula="of:=[.D671]/[.$E671]" office:value-type="string" office:string-value="" calcext:value-type="error">
            <text:p>#DIV/0!</text:p>
          </table:table-cell>
          <table:table-cell table:style-name="ce2" table:formula="of:=DEGREES(ATAN2([.G671];[.F67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72]^2 + [.C672]^2 + [.D672]^2)" office:value-type="float" office:value="0" calcext:value-type="float">
            <text:p>0.00</text:p>
          </table:table-cell>
          <table:table-cell table:formula="of:=[.B672]/[.$E672]" office:value-type="string" office:string-value="" calcext:value-type="error">
            <text:p>#DIV/0!</text:p>
          </table:table-cell>
          <table:table-cell table:formula="of:=[.C672]/[.$E672]" office:value-type="string" office:string-value="" calcext:value-type="error">
            <text:p>#DIV/0!</text:p>
          </table:table-cell>
          <table:table-cell table:formula="of:=[.D672]/[.$E672]" office:value-type="string" office:string-value="" calcext:value-type="error">
            <text:p>#DIV/0!</text:p>
          </table:table-cell>
          <table:table-cell table:style-name="ce2" table:formula="of:=DEGREES(ATAN2([.G672];[.F67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73]^2 + [.C673]^2 + [.D673]^2)" office:value-type="float" office:value="0" calcext:value-type="float">
            <text:p>0.00</text:p>
          </table:table-cell>
          <table:table-cell table:formula="of:=[.B673]/[.$E673]" office:value-type="string" office:string-value="" calcext:value-type="error">
            <text:p>#DIV/0!</text:p>
          </table:table-cell>
          <table:table-cell table:formula="of:=[.C673]/[.$E673]" office:value-type="string" office:string-value="" calcext:value-type="error">
            <text:p>#DIV/0!</text:p>
          </table:table-cell>
          <table:table-cell table:formula="of:=[.D673]/[.$E673]" office:value-type="string" office:string-value="" calcext:value-type="error">
            <text:p>#DIV/0!</text:p>
          </table:table-cell>
          <table:table-cell table:style-name="ce2" table:formula="of:=DEGREES(ATAN2([.G673];[.F67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74]^2 + [.C674]^2 + [.D674]^2)" office:value-type="float" office:value="0" calcext:value-type="float">
            <text:p>0.00</text:p>
          </table:table-cell>
          <table:table-cell table:formula="of:=[.B674]/[.$E674]" office:value-type="string" office:string-value="" calcext:value-type="error">
            <text:p>#DIV/0!</text:p>
          </table:table-cell>
          <table:table-cell table:formula="of:=[.C674]/[.$E674]" office:value-type="string" office:string-value="" calcext:value-type="error">
            <text:p>#DIV/0!</text:p>
          </table:table-cell>
          <table:table-cell table:formula="of:=[.D674]/[.$E674]" office:value-type="string" office:string-value="" calcext:value-type="error">
            <text:p>#DIV/0!</text:p>
          </table:table-cell>
          <table:table-cell table:style-name="ce2" table:formula="of:=DEGREES(ATAN2([.G674];[.F67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75]^2 + [.C675]^2 + [.D675]^2)" office:value-type="float" office:value="0" calcext:value-type="float">
            <text:p>0.00</text:p>
          </table:table-cell>
          <table:table-cell table:formula="of:=[.B675]/[.$E675]" office:value-type="string" office:string-value="" calcext:value-type="error">
            <text:p>#DIV/0!</text:p>
          </table:table-cell>
          <table:table-cell table:formula="of:=[.C675]/[.$E675]" office:value-type="string" office:string-value="" calcext:value-type="error">
            <text:p>#DIV/0!</text:p>
          </table:table-cell>
          <table:table-cell table:formula="of:=[.D675]/[.$E675]" office:value-type="string" office:string-value="" calcext:value-type="error">
            <text:p>#DIV/0!</text:p>
          </table:table-cell>
          <table:table-cell table:style-name="ce2" table:formula="of:=DEGREES(ATAN2([.G675];[.F67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76]^2 + [.C676]^2 + [.D676]^2)" office:value-type="float" office:value="0" calcext:value-type="float">
            <text:p>0.00</text:p>
          </table:table-cell>
          <table:table-cell table:formula="of:=[.B676]/[.$E676]" office:value-type="string" office:string-value="" calcext:value-type="error">
            <text:p>#DIV/0!</text:p>
          </table:table-cell>
          <table:table-cell table:formula="of:=[.C676]/[.$E676]" office:value-type="string" office:string-value="" calcext:value-type="error">
            <text:p>#DIV/0!</text:p>
          </table:table-cell>
          <table:table-cell table:formula="of:=[.D676]/[.$E676]" office:value-type="string" office:string-value="" calcext:value-type="error">
            <text:p>#DIV/0!</text:p>
          </table:table-cell>
          <table:table-cell table:style-name="ce2" table:formula="of:=DEGREES(ATAN2([.G676];[.F67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77]^2 + [.C677]^2 + [.D677]^2)" office:value-type="float" office:value="0" calcext:value-type="float">
            <text:p>0.00</text:p>
          </table:table-cell>
          <table:table-cell table:formula="of:=[.B677]/[.$E677]" office:value-type="string" office:string-value="" calcext:value-type="error">
            <text:p>#DIV/0!</text:p>
          </table:table-cell>
          <table:table-cell table:formula="of:=[.C677]/[.$E677]" office:value-type="string" office:string-value="" calcext:value-type="error">
            <text:p>#DIV/0!</text:p>
          </table:table-cell>
          <table:table-cell table:formula="of:=[.D677]/[.$E677]" office:value-type="string" office:string-value="" calcext:value-type="error">
            <text:p>#DIV/0!</text:p>
          </table:table-cell>
          <table:table-cell table:style-name="ce2" table:formula="of:=DEGREES(ATAN2([.G677];[.F67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78]^2 + [.C678]^2 + [.D678]^2)" office:value-type="float" office:value="0" calcext:value-type="float">
            <text:p>0.00</text:p>
          </table:table-cell>
          <table:table-cell table:formula="of:=[.B678]/[.$E678]" office:value-type="string" office:string-value="" calcext:value-type="error">
            <text:p>#DIV/0!</text:p>
          </table:table-cell>
          <table:table-cell table:formula="of:=[.C678]/[.$E678]" office:value-type="string" office:string-value="" calcext:value-type="error">
            <text:p>#DIV/0!</text:p>
          </table:table-cell>
          <table:table-cell table:formula="of:=[.D678]/[.$E678]" office:value-type="string" office:string-value="" calcext:value-type="error">
            <text:p>#DIV/0!</text:p>
          </table:table-cell>
          <table:table-cell table:style-name="ce2" table:formula="of:=DEGREES(ATAN2([.G678];[.F67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79]^2 + [.C679]^2 + [.D679]^2)" office:value-type="float" office:value="0" calcext:value-type="float">
            <text:p>0.00</text:p>
          </table:table-cell>
          <table:table-cell table:formula="of:=[.B679]/[.$E679]" office:value-type="string" office:string-value="" calcext:value-type="error">
            <text:p>#DIV/0!</text:p>
          </table:table-cell>
          <table:table-cell table:formula="of:=[.C679]/[.$E679]" office:value-type="string" office:string-value="" calcext:value-type="error">
            <text:p>#DIV/0!</text:p>
          </table:table-cell>
          <table:table-cell table:formula="of:=[.D679]/[.$E679]" office:value-type="string" office:string-value="" calcext:value-type="error">
            <text:p>#DIV/0!</text:p>
          </table:table-cell>
          <table:table-cell table:style-name="ce2" table:formula="of:=DEGREES(ATAN2([.G679];[.F67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80]^2 + [.C680]^2 + [.D680]^2)" office:value-type="float" office:value="0" calcext:value-type="float">
            <text:p>0.00</text:p>
          </table:table-cell>
          <table:table-cell table:formula="of:=[.B680]/[.$E680]" office:value-type="string" office:string-value="" calcext:value-type="error">
            <text:p>#DIV/0!</text:p>
          </table:table-cell>
          <table:table-cell table:formula="of:=[.C680]/[.$E680]" office:value-type="string" office:string-value="" calcext:value-type="error">
            <text:p>#DIV/0!</text:p>
          </table:table-cell>
          <table:table-cell table:formula="of:=[.D680]/[.$E680]" office:value-type="string" office:string-value="" calcext:value-type="error">
            <text:p>#DIV/0!</text:p>
          </table:table-cell>
          <table:table-cell table:style-name="ce2" table:formula="of:=DEGREES(ATAN2([.G680];[.F68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81]^2 + [.C681]^2 + [.D681]^2)" office:value-type="float" office:value="0" calcext:value-type="float">
            <text:p>0.00</text:p>
          </table:table-cell>
          <table:table-cell table:formula="of:=[.B681]/[.$E681]" office:value-type="string" office:string-value="" calcext:value-type="error">
            <text:p>#DIV/0!</text:p>
          </table:table-cell>
          <table:table-cell table:formula="of:=[.C681]/[.$E681]" office:value-type="string" office:string-value="" calcext:value-type="error">
            <text:p>#DIV/0!</text:p>
          </table:table-cell>
          <table:table-cell table:formula="of:=[.D681]/[.$E681]" office:value-type="string" office:string-value="" calcext:value-type="error">
            <text:p>#DIV/0!</text:p>
          </table:table-cell>
          <table:table-cell table:style-name="ce2" table:formula="of:=DEGREES(ATAN2([.G681];[.F68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82]^2 + [.C682]^2 + [.D682]^2)" office:value-type="float" office:value="0" calcext:value-type="float">
            <text:p>0.00</text:p>
          </table:table-cell>
          <table:table-cell table:formula="of:=[.B682]/[.$E682]" office:value-type="string" office:string-value="" calcext:value-type="error">
            <text:p>#DIV/0!</text:p>
          </table:table-cell>
          <table:table-cell table:formula="of:=[.C682]/[.$E682]" office:value-type="string" office:string-value="" calcext:value-type="error">
            <text:p>#DIV/0!</text:p>
          </table:table-cell>
          <table:table-cell table:formula="of:=[.D682]/[.$E682]" office:value-type="string" office:string-value="" calcext:value-type="error">
            <text:p>#DIV/0!</text:p>
          </table:table-cell>
          <table:table-cell table:style-name="ce2" table:formula="of:=DEGREES(ATAN2([.G682];[.F68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83]^2 + [.C683]^2 + [.D683]^2)" office:value-type="float" office:value="0" calcext:value-type="float">
            <text:p>0.00</text:p>
          </table:table-cell>
          <table:table-cell table:formula="of:=[.B683]/[.$E683]" office:value-type="string" office:string-value="" calcext:value-type="error">
            <text:p>#DIV/0!</text:p>
          </table:table-cell>
          <table:table-cell table:formula="of:=[.C683]/[.$E683]" office:value-type="string" office:string-value="" calcext:value-type="error">
            <text:p>#DIV/0!</text:p>
          </table:table-cell>
          <table:table-cell table:formula="of:=[.D683]/[.$E683]" office:value-type="string" office:string-value="" calcext:value-type="error">
            <text:p>#DIV/0!</text:p>
          </table:table-cell>
          <table:table-cell table:style-name="ce2" table:formula="of:=DEGREES(ATAN2([.G683];[.F68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84]^2 + [.C684]^2 + [.D684]^2)" office:value-type="float" office:value="0" calcext:value-type="float">
            <text:p>0.00</text:p>
          </table:table-cell>
          <table:table-cell table:formula="of:=[.B684]/[.$E684]" office:value-type="string" office:string-value="" calcext:value-type="error">
            <text:p>#DIV/0!</text:p>
          </table:table-cell>
          <table:table-cell table:formula="of:=[.C684]/[.$E684]" office:value-type="string" office:string-value="" calcext:value-type="error">
            <text:p>#DIV/0!</text:p>
          </table:table-cell>
          <table:table-cell table:formula="of:=[.D684]/[.$E684]" office:value-type="string" office:string-value="" calcext:value-type="error">
            <text:p>#DIV/0!</text:p>
          </table:table-cell>
          <table:table-cell table:style-name="ce2" table:formula="of:=DEGREES(ATAN2([.G684];[.F68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85]^2 + [.C685]^2 + [.D685]^2)" office:value-type="float" office:value="0" calcext:value-type="float">
            <text:p>0.00</text:p>
          </table:table-cell>
          <table:table-cell table:formula="of:=[.B685]/[.$E685]" office:value-type="string" office:string-value="" calcext:value-type="error">
            <text:p>#DIV/0!</text:p>
          </table:table-cell>
          <table:table-cell table:formula="of:=[.C685]/[.$E685]" office:value-type="string" office:string-value="" calcext:value-type="error">
            <text:p>#DIV/0!</text:p>
          </table:table-cell>
          <table:table-cell table:formula="of:=[.D685]/[.$E685]" office:value-type="string" office:string-value="" calcext:value-type="error">
            <text:p>#DIV/0!</text:p>
          </table:table-cell>
          <table:table-cell table:style-name="ce2" table:formula="of:=DEGREES(ATAN2([.G685];[.F68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86]^2 + [.C686]^2 + [.D686]^2)" office:value-type="float" office:value="0" calcext:value-type="float">
            <text:p>0.00</text:p>
          </table:table-cell>
          <table:table-cell table:formula="of:=[.B686]/[.$E686]" office:value-type="string" office:string-value="" calcext:value-type="error">
            <text:p>#DIV/0!</text:p>
          </table:table-cell>
          <table:table-cell table:formula="of:=[.C686]/[.$E686]" office:value-type="string" office:string-value="" calcext:value-type="error">
            <text:p>#DIV/0!</text:p>
          </table:table-cell>
          <table:table-cell table:formula="of:=[.D686]/[.$E686]" office:value-type="string" office:string-value="" calcext:value-type="error">
            <text:p>#DIV/0!</text:p>
          </table:table-cell>
          <table:table-cell table:style-name="ce2" table:formula="of:=DEGREES(ATAN2([.G686];[.F68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87]^2 + [.C687]^2 + [.D687]^2)" office:value-type="float" office:value="0" calcext:value-type="float">
            <text:p>0.00</text:p>
          </table:table-cell>
          <table:table-cell table:formula="of:=[.B687]/[.$E687]" office:value-type="string" office:string-value="" calcext:value-type="error">
            <text:p>#DIV/0!</text:p>
          </table:table-cell>
          <table:table-cell table:formula="of:=[.C687]/[.$E687]" office:value-type="string" office:string-value="" calcext:value-type="error">
            <text:p>#DIV/0!</text:p>
          </table:table-cell>
          <table:table-cell table:formula="of:=[.D687]/[.$E687]" office:value-type="string" office:string-value="" calcext:value-type="error">
            <text:p>#DIV/0!</text:p>
          </table:table-cell>
          <table:table-cell table:style-name="ce2" table:formula="of:=DEGREES(ATAN2([.G687];[.F68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88]^2 + [.C688]^2 + [.D688]^2)" office:value-type="float" office:value="0" calcext:value-type="float">
            <text:p>0.00</text:p>
          </table:table-cell>
          <table:table-cell table:formula="of:=[.B688]/[.$E688]" office:value-type="string" office:string-value="" calcext:value-type="error">
            <text:p>#DIV/0!</text:p>
          </table:table-cell>
          <table:table-cell table:formula="of:=[.C688]/[.$E688]" office:value-type="string" office:string-value="" calcext:value-type="error">
            <text:p>#DIV/0!</text:p>
          </table:table-cell>
          <table:table-cell table:formula="of:=[.D688]/[.$E688]" office:value-type="string" office:string-value="" calcext:value-type="error">
            <text:p>#DIV/0!</text:p>
          </table:table-cell>
          <table:table-cell table:style-name="ce2" table:formula="of:=DEGREES(ATAN2([.G688];[.F68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89]^2 + [.C689]^2 + [.D689]^2)" office:value-type="float" office:value="0" calcext:value-type="float">
            <text:p>0.00</text:p>
          </table:table-cell>
          <table:table-cell table:formula="of:=[.B689]/[.$E689]" office:value-type="string" office:string-value="" calcext:value-type="error">
            <text:p>#DIV/0!</text:p>
          </table:table-cell>
          <table:table-cell table:formula="of:=[.C689]/[.$E689]" office:value-type="string" office:string-value="" calcext:value-type="error">
            <text:p>#DIV/0!</text:p>
          </table:table-cell>
          <table:table-cell table:formula="of:=[.D689]/[.$E689]" office:value-type="string" office:string-value="" calcext:value-type="error">
            <text:p>#DIV/0!</text:p>
          </table:table-cell>
          <table:table-cell table:style-name="ce2" table:formula="of:=DEGREES(ATAN2([.G689];[.F68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90]^2 + [.C690]^2 + [.D690]^2)" office:value-type="float" office:value="0" calcext:value-type="float">
            <text:p>0.00</text:p>
          </table:table-cell>
          <table:table-cell table:formula="of:=[.B690]/[.$E690]" office:value-type="string" office:string-value="" calcext:value-type="error">
            <text:p>#DIV/0!</text:p>
          </table:table-cell>
          <table:table-cell table:formula="of:=[.C690]/[.$E690]" office:value-type="string" office:string-value="" calcext:value-type="error">
            <text:p>#DIV/0!</text:p>
          </table:table-cell>
          <table:table-cell table:formula="of:=[.D690]/[.$E690]" office:value-type="string" office:string-value="" calcext:value-type="error">
            <text:p>#DIV/0!</text:p>
          </table:table-cell>
          <table:table-cell table:style-name="ce2" table:formula="of:=DEGREES(ATAN2([.G690];[.F69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91]^2 + [.C691]^2 + [.D691]^2)" office:value-type="float" office:value="0" calcext:value-type="float">
            <text:p>0.00</text:p>
          </table:table-cell>
          <table:table-cell table:formula="of:=[.B691]/[.$E691]" office:value-type="string" office:string-value="" calcext:value-type="error">
            <text:p>#DIV/0!</text:p>
          </table:table-cell>
          <table:table-cell table:formula="of:=[.C691]/[.$E691]" office:value-type="string" office:string-value="" calcext:value-type="error">
            <text:p>#DIV/0!</text:p>
          </table:table-cell>
          <table:table-cell table:formula="of:=[.D691]/[.$E691]" office:value-type="string" office:string-value="" calcext:value-type="error">
            <text:p>#DIV/0!</text:p>
          </table:table-cell>
          <table:table-cell table:style-name="ce2" table:formula="of:=DEGREES(ATAN2([.G691];[.F69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92]^2 + [.C692]^2 + [.D692]^2)" office:value-type="float" office:value="0" calcext:value-type="float">
            <text:p>0.00</text:p>
          </table:table-cell>
          <table:table-cell table:formula="of:=[.B692]/[.$E692]" office:value-type="string" office:string-value="" calcext:value-type="error">
            <text:p>#DIV/0!</text:p>
          </table:table-cell>
          <table:table-cell table:formula="of:=[.C692]/[.$E692]" office:value-type="string" office:string-value="" calcext:value-type="error">
            <text:p>#DIV/0!</text:p>
          </table:table-cell>
          <table:table-cell table:formula="of:=[.D692]/[.$E692]" office:value-type="string" office:string-value="" calcext:value-type="error">
            <text:p>#DIV/0!</text:p>
          </table:table-cell>
          <table:table-cell table:style-name="ce2" table:formula="of:=DEGREES(ATAN2([.G692];[.F69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93]^2 + [.C693]^2 + [.D693]^2)" office:value-type="float" office:value="0" calcext:value-type="float">
            <text:p>0.00</text:p>
          </table:table-cell>
          <table:table-cell table:formula="of:=[.B693]/[.$E693]" office:value-type="string" office:string-value="" calcext:value-type="error">
            <text:p>#DIV/0!</text:p>
          </table:table-cell>
          <table:table-cell table:formula="of:=[.C693]/[.$E693]" office:value-type="string" office:string-value="" calcext:value-type="error">
            <text:p>#DIV/0!</text:p>
          </table:table-cell>
          <table:table-cell table:formula="of:=[.D693]/[.$E693]" office:value-type="string" office:string-value="" calcext:value-type="error">
            <text:p>#DIV/0!</text:p>
          </table:table-cell>
          <table:table-cell table:style-name="ce2" table:formula="of:=DEGREES(ATAN2([.G693];[.F69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94]^2 + [.C694]^2 + [.D694]^2)" office:value-type="float" office:value="0" calcext:value-type="float">
            <text:p>0.00</text:p>
          </table:table-cell>
          <table:table-cell table:formula="of:=[.B694]/[.$E694]" office:value-type="string" office:string-value="" calcext:value-type="error">
            <text:p>#DIV/0!</text:p>
          </table:table-cell>
          <table:table-cell table:formula="of:=[.C694]/[.$E694]" office:value-type="string" office:string-value="" calcext:value-type="error">
            <text:p>#DIV/0!</text:p>
          </table:table-cell>
          <table:table-cell table:formula="of:=[.D694]/[.$E694]" office:value-type="string" office:string-value="" calcext:value-type="error">
            <text:p>#DIV/0!</text:p>
          </table:table-cell>
          <table:table-cell table:style-name="ce2" table:formula="of:=DEGREES(ATAN2([.G694];[.F69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95]^2 + [.C695]^2 + [.D695]^2)" office:value-type="float" office:value="0" calcext:value-type="float">
            <text:p>0.00</text:p>
          </table:table-cell>
          <table:table-cell table:formula="of:=[.B695]/[.$E695]" office:value-type="string" office:string-value="" calcext:value-type="error">
            <text:p>#DIV/0!</text:p>
          </table:table-cell>
          <table:table-cell table:formula="of:=[.C695]/[.$E695]" office:value-type="string" office:string-value="" calcext:value-type="error">
            <text:p>#DIV/0!</text:p>
          </table:table-cell>
          <table:table-cell table:formula="of:=[.D695]/[.$E695]" office:value-type="string" office:string-value="" calcext:value-type="error">
            <text:p>#DIV/0!</text:p>
          </table:table-cell>
          <table:table-cell table:style-name="ce2" table:formula="of:=DEGREES(ATAN2([.G695];[.F69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96]^2 + [.C696]^2 + [.D696]^2)" office:value-type="float" office:value="0" calcext:value-type="float">
            <text:p>0.00</text:p>
          </table:table-cell>
          <table:table-cell table:formula="of:=[.B696]/[.$E696]" office:value-type="string" office:string-value="" calcext:value-type="error">
            <text:p>#DIV/0!</text:p>
          </table:table-cell>
          <table:table-cell table:formula="of:=[.C696]/[.$E696]" office:value-type="string" office:string-value="" calcext:value-type="error">
            <text:p>#DIV/0!</text:p>
          </table:table-cell>
          <table:table-cell table:formula="of:=[.D696]/[.$E696]" office:value-type="string" office:string-value="" calcext:value-type="error">
            <text:p>#DIV/0!</text:p>
          </table:table-cell>
          <table:table-cell table:style-name="ce2" table:formula="of:=DEGREES(ATAN2([.G696];[.F69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97]^2 + [.C697]^2 + [.D697]^2)" office:value-type="float" office:value="0" calcext:value-type="float">
            <text:p>0.00</text:p>
          </table:table-cell>
          <table:table-cell table:formula="of:=[.B697]/[.$E697]" office:value-type="string" office:string-value="" calcext:value-type="error">
            <text:p>#DIV/0!</text:p>
          </table:table-cell>
          <table:table-cell table:formula="of:=[.C697]/[.$E697]" office:value-type="string" office:string-value="" calcext:value-type="error">
            <text:p>#DIV/0!</text:p>
          </table:table-cell>
          <table:table-cell table:formula="of:=[.D697]/[.$E697]" office:value-type="string" office:string-value="" calcext:value-type="error">
            <text:p>#DIV/0!</text:p>
          </table:table-cell>
          <table:table-cell table:style-name="ce2" table:formula="of:=DEGREES(ATAN2([.G697];[.F69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98]^2 + [.C698]^2 + [.D698]^2)" office:value-type="float" office:value="0" calcext:value-type="float">
            <text:p>0.00</text:p>
          </table:table-cell>
          <table:table-cell table:formula="of:=[.B698]/[.$E698]" office:value-type="string" office:string-value="" calcext:value-type="error">
            <text:p>#DIV/0!</text:p>
          </table:table-cell>
          <table:table-cell table:formula="of:=[.C698]/[.$E698]" office:value-type="string" office:string-value="" calcext:value-type="error">
            <text:p>#DIV/0!</text:p>
          </table:table-cell>
          <table:table-cell table:formula="of:=[.D698]/[.$E698]" office:value-type="string" office:string-value="" calcext:value-type="error">
            <text:p>#DIV/0!</text:p>
          </table:table-cell>
          <table:table-cell table:style-name="ce2" table:formula="of:=DEGREES(ATAN2([.G698];[.F69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699]^2 + [.C699]^2 + [.D699]^2)" office:value-type="float" office:value="0" calcext:value-type="float">
            <text:p>0.00</text:p>
          </table:table-cell>
          <table:table-cell table:formula="of:=[.B699]/[.$E699]" office:value-type="string" office:string-value="" calcext:value-type="error">
            <text:p>#DIV/0!</text:p>
          </table:table-cell>
          <table:table-cell table:formula="of:=[.C699]/[.$E699]" office:value-type="string" office:string-value="" calcext:value-type="error">
            <text:p>#DIV/0!</text:p>
          </table:table-cell>
          <table:table-cell table:formula="of:=[.D699]/[.$E699]" office:value-type="string" office:string-value="" calcext:value-type="error">
            <text:p>#DIV/0!</text:p>
          </table:table-cell>
          <table:table-cell table:style-name="ce2" table:formula="of:=DEGREES(ATAN2([.G699];[.F69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700]^2 + [.C700]^2 + [.D700]^2)" office:value-type="float" office:value="0" calcext:value-type="float">
            <text:p>0.00</text:p>
          </table:table-cell>
          <table:table-cell table:formula="of:=[.B700]/[.$E700]" office:value-type="string" office:string-value="" calcext:value-type="error">
            <text:p>#DIV/0!</text:p>
          </table:table-cell>
          <table:table-cell table:formula="of:=[.C700]/[.$E700]" office:value-type="string" office:string-value="" calcext:value-type="error">
            <text:p>#DIV/0!</text:p>
          </table:table-cell>
          <table:table-cell table:formula="of:=[.D700]/[.$E700]" office:value-type="string" office:string-value="" calcext:value-type="error">
            <text:p>#DIV/0!</text:p>
          </table:table-cell>
          <table:table-cell table:style-name="ce2" table:formula="of:=DEGREES(ATAN2([.G700];[.F70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701]^2 + [.C701]^2 + [.D701]^2)" office:value-type="float" office:value="0" calcext:value-type="float">
            <text:p>0.00</text:p>
          </table:table-cell>
          <table:table-cell table:formula="of:=[.B701]/[.$E701]" office:value-type="string" office:string-value="" calcext:value-type="error">
            <text:p>#DIV/0!</text:p>
          </table:table-cell>
          <table:table-cell table:formula="of:=[.C701]/[.$E701]" office:value-type="string" office:string-value="" calcext:value-type="error">
            <text:p>#DIV/0!</text:p>
          </table:table-cell>
          <table:table-cell table:formula="of:=[.D701]/[.$E701]" office:value-type="string" office:string-value="" calcext:value-type="error">
            <text:p>#DIV/0!</text:p>
          </table:table-cell>
          <table:table-cell table:style-name="ce2" table:formula="of:=DEGREES(ATAN2([.G701];[.F70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702]^2 + [.C702]^2 + [.D702]^2)" office:value-type="float" office:value="0" calcext:value-type="float">
            <text:p>0.00</text:p>
          </table:table-cell>
          <table:table-cell table:formula="of:=[.B702]/[.$E702]" office:value-type="string" office:string-value="" calcext:value-type="error">
            <text:p>#DIV/0!</text:p>
          </table:table-cell>
          <table:table-cell table:formula="of:=[.C702]/[.$E702]" office:value-type="string" office:string-value="" calcext:value-type="error">
            <text:p>#DIV/0!</text:p>
          </table:table-cell>
          <table:table-cell table:formula="of:=[.D702]/[.$E702]" office:value-type="string" office:string-value="" calcext:value-type="error">
            <text:p>#DIV/0!</text:p>
          </table:table-cell>
          <table:table-cell table:style-name="ce2" table:formula="of:=DEGREES(ATAN2([.G702];[.F70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703]^2 + [.C703]^2 + [.D703]^2)" office:value-type="float" office:value="0" calcext:value-type="float">
            <text:p>0.00</text:p>
          </table:table-cell>
          <table:table-cell table:formula="of:=[.B703]/[.$E703]" office:value-type="string" office:string-value="" calcext:value-type="error">
            <text:p>#DIV/0!</text:p>
          </table:table-cell>
          <table:table-cell table:formula="of:=[.C703]/[.$E703]" office:value-type="string" office:string-value="" calcext:value-type="error">
            <text:p>#DIV/0!</text:p>
          </table:table-cell>
          <table:table-cell table:formula="of:=[.D703]/[.$E703]" office:value-type="string" office:string-value="" calcext:value-type="error">
            <text:p>#DIV/0!</text:p>
          </table:table-cell>
          <table:table-cell table:style-name="ce2" table:formula="of:=DEGREES(ATAN2([.G703];[.F70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704]^2 + [.C704]^2 + [.D704]^2)" office:value-type="float" office:value="0" calcext:value-type="float">
            <text:p>0.00</text:p>
          </table:table-cell>
          <table:table-cell table:formula="of:=[.B704]/[.$E704]" office:value-type="string" office:string-value="" calcext:value-type="error">
            <text:p>#DIV/0!</text:p>
          </table:table-cell>
          <table:table-cell table:formula="of:=[.C704]/[.$E704]" office:value-type="string" office:string-value="" calcext:value-type="error">
            <text:p>#DIV/0!</text:p>
          </table:table-cell>
          <table:table-cell table:formula="of:=[.D704]/[.$E704]" office:value-type="string" office:string-value="" calcext:value-type="error">
            <text:p>#DIV/0!</text:p>
          </table:table-cell>
          <table:table-cell table:style-name="ce2" table:formula="of:=DEGREES(ATAN2([.G704];[.F70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705]^2 + [.C705]^2 + [.D705]^2)" office:value-type="float" office:value="0" calcext:value-type="float">
            <text:p>0.00</text:p>
          </table:table-cell>
          <table:table-cell table:formula="of:=[.B705]/[.$E705]" office:value-type="string" office:string-value="" calcext:value-type="error">
            <text:p>#DIV/0!</text:p>
          </table:table-cell>
          <table:table-cell table:formula="of:=[.C705]/[.$E705]" office:value-type="string" office:string-value="" calcext:value-type="error">
            <text:p>#DIV/0!</text:p>
          </table:table-cell>
          <table:table-cell table:formula="of:=[.D705]/[.$E705]" office:value-type="string" office:string-value="" calcext:value-type="error">
            <text:p>#DIV/0!</text:p>
          </table:table-cell>
          <table:table-cell table:style-name="ce2" table:formula="of:=DEGREES(ATAN2([.G705];[.F70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706]^2 + [.C706]^2 + [.D706]^2)" office:value-type="float" office:value="0" calcext:value-type="float">
            <text:p>0.00</text:p>
          </table:table-cell>
          <table:table-cell table:formula="of:=[.B706]/[.$E706]" office:value-type="string" office:string-value="" calcext:value-type="error">
            <text:p>#DIV/0!</text:p>
          </table:table-cell>
          <table:table-cell table:formula="of:=[.C706]/[.$E706]" office:value-type="string" office:string-value="" calcext:value-type="error">
            <text:p>#DIV/0!</text:p>
          </table:table-cell>
          <table:table-cell table:formula="of:=[.D706]/[.$E706]" office:value-type="string" office:string-value="" calcext:value-type="error">
            <text:p>#DIV/0!</text:p>
          </table:table-cell>
          <table:table-cell table:style-name="ce2" table:formula="of:=DEGREES(ATAN2([.G706];[.F70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707]^2 + [.C707]^2 + [.D707]^2)" office:value-type="float" office:value="0" calcext:value-type="float">
            <text:p>0.00</text:p>
          </table:table-cell>
          <table:table-cell table:formula="of:=[.B707]/[.$E707]" office:value-type="string" office:string-value="" calcext:value-type="error">
            <text:p>#DIV/0!</text:p>
          </table:table-cell>
          <table:table-cell table:formula="of:=[.C707]/[.$E707]" office:value-type="string" office:string-value="" calcext:value-type="error">
            <text:p>#DIV/0!</text:p>
          </table:table-cell>
          <table:table-cell table:formula="of:=[.D707]/[.$E707]" office:value-type="string" office:string-value="" calcext:value-type="error">
            <text:p>#DIV/0!</text:p>
          </table:table-cell>
          <table:table-cell table:style-name="ce2" table:formula="of:=DEGREES(ATAN2([.G707];[.F70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708]^2 + [.C708]^2 + [.D708]^2)" office:value-type="float" office:value="0" calcext:value-type="float">
            <text:p>0.00</text:p>
          </table:table-cell>
          <table:table-cell table:formula="of:=[.B708]/[.$E708]" office:value-type="string" office:string-value="" calcext:value-type="error">
            <text:p>#DIV/0!</text:p>
          </table:table-cell>
          <table:table-cell table:formula="of:=[.C708]/[.$E708]" office:value-type="string" office:string-value="" calcext:value-type="error">
            <text:p>#DIV/0!</text:p>
          </table:table-cell>
          <table:table-cell table:formula="of:=[.D708]/[.$E708]" office:value-type="string" office:string-value="" calcext:value-type="error">
            <text:p>#DIV/0!</text:p>
          </table:table-cell>
          <table:table-cell table:style-name="ce2" table:formula="of:=DEGREES(ATAN2([.G708];[.F70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709]^2 + [.C709]^2 + [.D709]^2)" office:value-type="float" office:value="0" calcext:value-type="float">
            <text:p>0.00</text:p>
          </table:table-cell>
          <table:table-cell table:formula="of:=[.B709]/[.$E709]" office:value-type="string" office:string-value="" calcext:value-type="error">
            <text:p>#DIV/0!</text:p>
          </table:table-cell>
          <table:table-cell table:formula="of:=[.C709]/[.$E709]" office:value-type="string" office:string-value="" calcext:value-type="error">
            <text:p>#DIV/0!</text:p>
          </table:table-cell>
          <table:table-cell table:formula="of:=[.D709]/[.$E709]" office:value-type="string" office:string-value="" calcext:value-type="error">
            <text:p>#DIV/0!</text:p>
          </table:table-cell>
          <table:table-cell table:style-name="ce2" table:formula="of:=DEGREES(ATAN2([.G709];[.F70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710]^2 + [.C710]^2 + [.D710]^2)" office:value-type="float" office:value="0" calcext:value-type="float">
            <text:p>0.00</text:p>
          </table:table-cell>
          <table:table-cell table:formula="of:=[.B710]/[.$E710]" office:value-type="string" office:string-value="" calcext:value-type="error">
            <text:p>#DIV/0!</text:p>
          </table:table-cell>
          <table:table-cell table:formula="of:=[.C710]/[.$E710]" office:value-type="string" office:string-value="" calcext:value-type="error">
            <text:p>#DIV/0!</text:p>
          </table:table-cell>
          <table:table-cell table:formula="of:=[.D710]/[.$E710]" office:value-type="string" office:string-value="" calcext:value-type="error">
            <text:p>#DIV/0!</text:p>
          </table:table-cell>
          <table:table-cell table:style-name="ce2" table:formula="of:=DEGREES(ATAN2([.G710];[.F71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711]^2 + [.C711]^2 + [.D711]^2)" office:value-type="float" office:value="0" calcext:value-type="float">
            <text:p>0.00</text:p>
          </table:table-cell>
          <table:table-cell table:formula="of:=[.B711]/[.$E711]" office:value-type="string" office:string-value="" calcext:value-type="error">
            <text:p>#DIV/0!</text:p>
          </table:table-cell>
          <table:table-cell table:formula="of:=[.C711]/[.$E711]" office:value-type="string" office:string-value="" calcext:value-type="error">
            <text:p>#DIV/0!</text:p>
          </table:table-cell>
          <table:table-cell table:formula="of:=[.D711]/[.$E711]" office:value-type="string" office:string-value="" calcext:value-type="error">
            <text:p>#DIV/0!</text:p>
          </table:table-cell>
          <table:table-cell table:style-name="ce2" table:formula="of:=DEGREES(ATAN2([.G711];[.F71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712]^2 + [.C712]^2 + [.D712]^2)" office:value-type="float" office:value="0" calcext:value-type="float">
            <text:p>0.00</text:p>
          </table:table-cell>
          <table:table-cell table:formula="of:=[.B712]/[.$E712]" office:value-type="string" office:string-value="" calcext:value-type="error">
            <text:p>#DIV/0!</text:p>
          </table:table-cell>
          <table:table-cell table:formula="of:=[.C712]/[.$E712]" office:value-type="string" office:string-value="" calcext:value-type="error">
            <text:p>#DIV/0!</text:p>
          </table:table-cell>
          <table:table-cell table:formula="of:=[.D712]/[.$E712]" office:value-type="string" office:string-value="" calcext:value-type="error">
            <text:p>#DIV/0!</text:p>
          </table:table-cell>
          <table:table-cell table:style-name="ce2" table:formula="of:=DEGREES(ATAN2([.G712];[.F71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713]^2 + [.C713]^2 + [.D713]^2)" office:value-type="float" office:value="0" calcext:value-type="float">
            <text:p>0.00</text:p>
          </table:table-cell>
          <table:table-cell table:formula="of:=[.B713]/[.$E713]" office:value-type="string" office:string-value="" calcext:value-type="error">
            <text:p>#DIV/0!</text:p>
          </table:table-cell>
          <table:table-cell table:formula="of:=[.C713]/[.$E713]" office:value-type="string" office:string-value="" calcext:value-type="error">
            <text:p>#DIV/0!</text:p>
          </table:table-cell>
          <table:table-cell table:formula="of:=[.D713]/[.$E713]" office:value-type="string" office:string-value="" calcext:value-type="error">
            <text:p>#DIV/0!</text:p>
          </table:table-cell>
          <table:table-cell table:style-name="ce2" table:formula="of:=DEGREES(ATAN2([.G713];[.F71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714]^2 + [.C714]^2 + [.D714]^2)" office:value-type="float" office:value="0" calcext:value-type="float">
            <text:p>0.00</text:p>
          </table:table-cell>
          <table:table-cell table:formula="of:=[.B714]/[.$E714]" office:value-type="string" office:string-value="" calcext:value-type="error">
            <text:p>#DIV/0!</text:p>
          </table:table-cell>
          <table:table-cell table:formula="of:=[.C714]/[.$E714]" office:value-type="string" office:string-value="" calcext:value-type="error">
            <text:p>#DIV/0!</text:p>
          </table:table-cell>
          <table:table-cell table:formula="of:=[.D714]/[.$E714]" office:value-type="string" office:string-value="" calcext:value-type="error">
            <text:p>#DIV/0!</text:p>
          </table:table-cell>
          <table:table-cell table:style-name="ce2" table:formula="of:=DEGREES(ATAN2([.G714];[.F71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715]^2 + [.C715]^2 + [.D715]^2)" office:value-type="float" office:value="0" calcext:value-type="float">
            <text:p>0.00</text:p>
          </table:table-cell>
          <table:table-cell table:formula="of:=[.B715]/[.$E715]" office:value-type="string" office:string-value="" calcext:value-type="error">
            <text:p>#DIV/0!</text:p>
          </table:table-cell>
          <table:table-cell table:formula="of:=[.C715]/[.$E715]" office:value-type="string" office:string-value="" calcext:value-type="error">
            <text:p>#DIV/0!</text:p>
          </table:table-cell>
          <table:table-cell table:formula="of:=[.D715]/[.$E715]" office:value-type="string" office:string-value="" calcext:value-type="error">
            <text:p>#DIV/0!</text:p>
          </table:table-cell>
          <table:table-cell table:style-name="ce2" table:formula="of:=DEGREES(ATAN2([.G715];[.F71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716]^2 + [.C716]^2 + [.D716]^2)" office:value-type="float" office:value="0" calcext:value-type="float">
            <text:p>0.00</text:p>
          </table:table-cell>
          <table:table-cell table:formula="of:=[.B716]/[.$E716]" office:value-type="string" office:string-value="" calcext:value-type="error">
            <text:p>#DIV/0!</text:p>
          </table:table-cell>
          <table:table-cell table:formula="of:=[.C716]/[.$E716]" office:value-type="string" office:string-value="" calcext:value-type="error">
            <text:p>#DIV/0!</text:p>
          </table:table-cell>
          <table:table-cell table:formula="of:=[.D716]/[.$E716]" office:value-type="string" office:string-value="" calcext:value-type="error">
            <text:p>#DIV/0!</text:p>
          </table:table-cell>
          <table:table-cell table:style-name="ce2" table:formula="of:=DEGREES(ATAN2([.G716];[.F71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717]^2 + [.C717]^2 + [.D717]^2)" office:value-type="float" office:value="0" calcext:value-type="float">
            <text:p>0.00</text:p>
          </table:table-cell>
          <table:table-cell table:formula="of:=[.B717]/[.$E717]" office:value-type="string" office:string-value="" calcext:value-type="error">
            <text:p>#DIV/0!</text:p>
          </table:table-cell>
          <table:table-cell table:formula="of:=[.C717]/[.$E717]" office:value-type="string" office:string-value="" calcext:value-type="error">
            <text:p>#DIV/0!</text:p>
          </table:table-cell>
          <table:table-cell table:formula="of:=[.D717]/[.$E717]" office:value-type="string" office:string-value="" calcext:value-type="error">
            <text:p>#DIV/0!</text:p>
          </table:table-cell>
          <table:table-cell table:style-name="ce2" table:formula="of:=DEGREES(ATAN2([.G717];[.F71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718]^2 + [.C718]^2 + [.D718]^2)" office:value-type="float" office:value="0" calcext:value-type="float">
            <text:p>0.00</text:p>
          </table:table-cell>
          <table:table-cell table:formula="of:=[.B718]/[.$E718]" office:value-type="string" office:string-value="" calcext:value-type="error">
            <text:p>#DIV/0!</text:p>
          </table:table-cell>
          <table:table-cell table:formula="of:=[.C718]/[.$E718]" office:value-type="string" office:string-value="" calcext:value-type="error">
            <text:p>#DIV/0!</text:p>
          </table:table-cell>
          <table:table-cell table:formula="of:=[.D718]/[.$E718]" office:value-type="string" office:string-value="" calcext:value-type="error">
            <text:p>#DIV/0!</text:p>
          </table:table-cell>
          <table:table-cell table:style-name="ce2" table:formula="of:=DEGREES(ATAN2([.G718];[.F71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719]^2 + [.C719]^2 + [.D719]^2)" office:value-type="float" office:value="0" calcext:value-type="float">
            <text:p>0.00</text:p>
          </table:table-cell>
          <table:table-cell table:formula="of:=[.B719]/[.$E719]" office:value-type="string" office:string-value="" calcext:value-type="error">
            <text:p>#DIV/0!</text:p>
          </table:table-cell>
          <table:table-cell table:formula="of:=[.C719]/[.$E719]" office:value-type="string" office:string-value="" calcext:value-type="error">
            <text:p>#DIV/0!</text:p>
          </table:table-cell>
          <table:table-cell table:formula="of:=[.D719]/[.$E719]" office:value-type="string" office:string-value="" calcext:value-type="error">
            <text:p>#DIV/0!</text:p>
          </table:table-cell>
          <table:table-cell table:style-name="ce2" table:formula="of:=DEGREES(ATAN2([.G719];[.F71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720]^2 + [.C720]^2 + [.D720]^2)" office:value-type="float" office:value="0" calcext:value-type="float">
            <text:p>0.00</text:p>
          </table:table-cell>
          <table:table-cell table:formula="of:=[.B720]/[.$E720]" office:value-type="string" office:string-value="" calcext:value-type="error">
            <text:p>#DIV/0!</text:p>
          </table:table-cell>
          <table:table-cell table:formula="of:=[.C720]/[.$E720]" office:value-type="string" office:string-value="" calcext:value-type="error">
            <text:p>#DIV/0!</text:p>
          </table:table-cell>
          <table:table-cell table:formula="of:=[.D720]/[.$E720]" office:value-type="string" office:string-value="" calcext:value-type="error">
            <text:p>#DIV/0!</text:p>
          </table:table-cell>
          <table:table-cell table:style-name="ce2" table:formula="of:=DEGREES(ATAN2([.G720];[.F72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721]^2 + [.C721]^2 + [.D721]^2)" office:value-type="float" office:value="0" calcext:value-type="float">
            <text:p>0.00</text:p>
          </table:table-cell>
          <table:table-cell table:formula="of:=[.B721]/[.$E721]" office:value-type="string" office:string-value="" calcext:value-type="error">
            <text:p>#DIV/0!</text:p>
          </table:table-cell>
          <table:table-cell table:formula="of:=[.C721]/[.$E721]" office:value-type="string" office:string-value="" calcext:value-type="error">
            <text:p>#DIV/0!</text:p>
          </table:table-cell>
          <table:table-cell table:formula="of:=[.D721]/[.$E721]" office:value-type="string" office:string-value="" calcext:value-type="error">
            <text:p>#DIV/0!</text:p>
          </table:table-cell>
          <table:table-cell table:style-name="ce2" table:formula="of:=DEGREES(ATAN2([.G721];[.F72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722]^2 + [.C722]^2 + [.D722]^2)" office:value-type="float" office:value="0" calcext:value-type="float">
            <text:p>0.00</text:p>
          </table:table-cell>
          <table:table-cell table:formula="of:=[.B722]/[.$E722]" office:value-type="string" office:string-value="" calcext:value-type="error">
            <text:p>#DIV/0!</text:p>
          </table:table-cell>
          <table:table-cell table:formula="of:=[.C722]/[.$E722]" office:value-type="string" office:string-value="" calcext:value-type="error">
            <text:p>#DIV/0!</text:p>
          </table:table-cell>
          <table:table-cell table:formula="of:=[.D722]/[.$E722]" office:value-type="string" office:string-value="" calcext:value-type="error">
            <text:p>#DIV/0!</text:p>
          </table:table-cell>
          <table:table-cell table:style-name="ce2" table:formula="of:=DEGREES(ATAN2([.G722];[.F72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723]^2 + [.C723]^2 + [.D723]^2)" office:value-type="float" office:value="0" calcext:value-type="float">
            <text:p>0.00</text:p>
          </table:table-cell>
          <table:table-cell table:formula="of:=[.B723]/[.$E723]" office:value-type="string" office:string-value="" calcext:value-type="error">
            <text:p>#DIV/0!</text:p>
          </table:table-cell>
          <table:table-cell table:formula="of:=[.C723]/[.$E723]" office:value-type="string" office:string-value="" calcext:value-type="error">
            <text:p>#DIV/0!</text:p>
          </table:table-cell>
          <table:table-cell table:formula="of:=[.D723]/[.$E723]" office:value-type="string" office:string-value="" calcext:value-type="error">
            <text:p>#DIV/0!</text:p>
          </table:table-cell>
          <table:table-cell table:style-name="ce2" table:formula="of:=DEGREES(ATAN2([.G723];[.F72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724]^2 + [.C724]^2 + [.D724]^2)" office:value-type="float" office:value="0" calcext:value-type="float">
            <text:p>0.00</text:p>
          </table:table-cell>
          <table:table-cell table:formula="of:=[.B724]/[.$E724]" office:value-type="string" office:string-value="" calcext:value-type="error">
            <text:p>#DIV/0!</text:p>
          </table:table-cell>
          <table:table-cell table:formula="of:=[.C724]/[.$E724]" office:value-type="string" office:string-value="" calcext:value-type="error">
            <text:p>#DIV/0!</text:p>
          </table:table-cell>
          <table:table-cell table:formula="of:=[.D724]/[.$E724]" office:value-type="string" office:string-value="" calcext:value-type="error">
            <text:p>#DIV/0!</text:p>
          </table:table-cell>
          <table:table-cell table:style-name="ce2" table:formula="of:=DEGREES(ATAN2([.G724];[.F72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725]^2 + [.C725]^2 + [.D725]^2)" office:value-type="float" office:value="0" calcext:value-type="float">
            <text:p>0.00</text:p>
          </table:table-cell>
          <table:table-cell table:formula="of:=[.B725]/[.$E725]" office:value-type="string" office:string-value="" calcext:value-type="error">
            <text:p>#DIV/0!</text:p>
          </table:table-cell>
          <table:table-cell table:formula="of:=[.C725]/[.$E725]" office:value-type="string" office:string-value="" calcext:value-type="error">
            <text:p>#DIV/0!</text:p>
          </table:table-cell>
          <table:table-cell table:formula="of:=[.D725]/[.$E725]" office:value-type="string" office:string-value="" calcext:value-type="error">
            <text:p>#DIV/0!</text:p>
          </table:table-cell>
          <table:table-cell table:style-name="ce2" table:formula="of:=DEGREES(ATAN2([.G725];[.F72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726]^2 + [.C726]^2 + [.D726]^2)" office:value-type="float" office:value="0" calcext:value-type="float">
            <text:p>0.00</text:p>
          </table:table-cell>
          <table:table-cell table:formula="of:=[.B726]/[.$E726]" office:value-type="string" office:string-value="" calcext:value-type="error">
            <text:p>#DIV/0!</text:p>
          </table:table-cell>
          <table:table-cell table:formula="of:=[.C726]/[.$E726]" office:value-type="string" office:string-value="" calcext:value-type="error">
            <text:p>#DIV/0!</text:p>
          </table:table-cell>
          <table:table-cell table:formula="of:=[.D726]/[.$E726]" office:value-type="string" office:string-value="" calcext:value-type="error">
            <text:p>#DIV/0!</text:p>
          </table:table-cell>
          <table:table-cell table:style-name="ce2" table:formula="of:=DEGREES(ATAN2([.G726];[.F72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QRT([.B727]^2 + [.C727]^2 + [.D727]^2)" office:value-type="float" office:value="0" calcext:value-type="float">
            <text:p>0.00</text:p>
          </table:table-cell>
          <table:table-cell table:formula="of:=[.B727]/[.$E727]" office:value-type="string" office:string-value="" calcext:value-type="error">
            <text:p>#DIV/0!</text:p>
          </table:table-cell>
          <table:table-cell table:formula="of:=[.C727]/[.$E727]" office:value-type="string" office:string-value="" calcext:value-type="error">
            <text:p>#DIV/0!</text:p>
          </table:table-cell>
          <table:table-cell table:formula="of:=[.D727]/[.$E727]" office:value-type="string" office:string-value="" calcext:value-type="error">
            <text:p>#DIV/0!</text:p>
          </table:table-cell>
          <table:table-cell table:style-name="ce2" table:formula="of:=DEGREES(ATAN2([.G727];[.F727]))" office:value-type="string" office:string-value="" calcext:value-type="error">
            <text:p>#DIV/0!</text:p>
          </table:table-cell>
        </table:table-row>
        <table:table-row table:style-name="ro1" table:number-rows-repeated="104784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uth" table:style-name="ta1">
        <table:table-column table:style-name="co1" table:number-columns-repeated="4" table:default-cell-style-name="Default"/>
        <table:table-column table:style-name="co1" table:number-columns-repeated="4" table:default-cell-style-name="ce2"/>
        <table:table-column table:style-name="co4" table:default-cell-style-name="ce2"/>
        <table:table-row table:style-name="ro1">
          <table:table-cell/>
          <table:table-cell table:style-name="ce1" office:value-type="string" calcext:value-type="string">
            <text:p>Mx</text:p>
          </table:table-cell>
          <table:table-cell table:style-name="ce1" office:value-type="string" calcext:value-type="string">
            <text:p>My</text:p>
          </table:table-cell>
          <table:table-cell table:style-name="ce1" office:value-type="string" calcext:value-type="string">
            <text:p>Mz</text:p>
          </table:table-cell>
          <table:table-cell table:style-name="ce1" office:value-type="string" calcext:value-type="string">
            <text:p>Len</text:p>
          </table:table-cell>
          <table:table-cell table:style-name="ce1" office:value-type="string" calcext:value-type="string">
            <text:p>Mnx</text:p>
          </table:table-cell>
          <table:table-cell table:style-name="ce1" office:value-type="string" calcext:value-type="string">
            <text:p>Mny</text:p>
          </table:table-cell>
          <table:table-cell table:style-name="ce1" office:value-type="string" calcext:value-type="string">
            <text:p>Mnz</text:p>
          </table:table-cell>
          <table:table-cell table:style-name="ce3" office:value-type="string" calcext:value-type="string">
            <text:p>Bearing to North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69.2" calcext:value-type="float">
            <text:p>-369.2</text:p>
          </table:table-cell>
          <table:table-cell office:value-type="float" office:value="1.8" calcext:value-type="float">
            <text:p>1.8</text:p>
          </table:table-cell>
          <table:table-cell office:value-type="float" office:value="-527.08" calcext:value-type="float">
            <text:p>-527.08</text:p>
          </table:table-cell>
          <table:table-cell table:formula="of:=SQRT([.B2]^2 + [.C2]^2 + [.D2]^2)" office:value-type="float" office:value="643.525606638928" calcext:value-type="float">
            <text:p>643.53</text:p>
          </table:table-cell>
          <table:table-cell table:formula="of:=[.B2]/[.$E2]" office:value-type="float" office:value="-0.573714544054115" calcext:value-type="float">
            <text:p>-0.57</text:p>
          </table:table-cell>
          <table:table-cell table:formula="of:=[.C2]/[.$E2]" office:value-type="float" office:value="0.00279709149322158" calcext:value-type="float">
            <text:p>0.00</text:p>
          </table:table-cell>
          <table:table-cell table:formula="of:=[.D2]/[.$E2]" office:value-type="float" office:value="-0.819050546804016" calcext:value-type="float">
            <text:p>-0.82</text:p>
          </table:table-cell>
          <table:table-cell table:formula="of:=DEGREES(ATAN2([.G2];[.F2]))" office:value-type="float" office:value="-89.7206620097589" calcext:value-type="float">
            <text:p>-89.7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69.2" calcext:value-type="float">
            <text:p>-369.2</text:p>
          </table:table-cell>
          <table:table-cell office:value-type="float" office:value="1.8" calcext:value-type="float">
            <text:p>1.8</text:p>
          </table:table-cell>
          <table:table-cell office:value-type="float" office:value="-527.08" calcext:value-type="float">
            <text:p>-527.08</text:p>
          </table:table-cell>
          <table:table-cell table:formula="of:=SQRT([.B3]^2 + [.C3]^2 + [.D3]^2)" office:value-type="float" office:value="643.525606638928" calcext:value-type="float">
            <text:p>643.53</text:p>
          </table:table-cell>
          <table:table-cell table:formula="of:=[.B3]/[.$E3]" office:value-type="float" office:value="-0.573714544054115" calcext:value-type="float">
            <text:p>-0.57</text:p>
          </table:table-cell>
          <table:table-cell table:formula="of:=[.C3]/[.$E3]" office:value-type="float" office:value="0.00279709149322158" calcext:value-type="float">
            <text:p>0.00</text:p>
          </table:table-cell>
          <table:table-cell table:formula="of:=[.D3]/[.$E3]" office:value-type="float" office:value="-0.819050546804016" calcext:value-type="float">
            <text:p>-0.82</text:p>
          </table:table-cell>
          <table:table-cell table:formula="of:=DEGREES(ATAN2([.G3];[.F3]))" office:value-type="float" office:value="-89.7206620097589" calcext:value-type="float">
            <text:p>-89.7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69.2" calcext:value-type="float">
            <text:p>-369.2</text:p>
          </table:table-cell>
          <table:table-cell office:value-type="float" office:value="1.8" calcext:value-type="float">
            <text:p>1.8</text:p>
          </table:table-cell>
          <table:table-cell office:value-type="float" office:value="-527.08" calcext:value-type="float">
            <text:p>-527.08</text:p>
          </table:table-cell>
          <table:table-cell table:formula="of:=SQRT([.B4]^2 + [.C4]^2 + [.D4]^2)" office:value-type="float" office:value="643.525606638928" calcext:value-type="float">
            <text:p>643.53</text:p>
          </table:table-cell>
          <table:table-cell table:formula="of:=[.B4]/[.$E4]" office:value-type="float" office:value="-0.573714544054115" calcext:value-type="float">
            <text:p>-0.57</text:p>
          </table:table-cell>
          <table:table-cell table:formula="of:=[.C4]/[.$E4]" office:value-type="float" office:value="0.00279709149322158" calcext:value-type="float">
            <text:p>0.00</text:p>
          </table:table-cell>
          <table:table-cell table:formula="of:=[.D4]/[.$E4]" office:value-type="float" office:value="-0.819050546804016" calcext:value-type="float">
            <text:p>-0.82</text:p>
          </table:table-cell>
          <table:table-cell table:formula="of:=DEGREES(ATAN2([.G4];[.F4]))" office:value-type="float" office:value="-89.7206620097589" calcext:value-type="float">
            <text:p>-89.7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7.22" calcext:value-type="float">
            <text:p>7.22</text:p>
          </table:table-cell>
          <table:table-cell office:value-type="float" office:value="-504.46" calcext:value-type="float">
            <text:p>-504.46</text:p>
          </table:table-cell>
          <table:table-cell table:formula="of:=SQRT([.B5]^2 + [.C5]^2 + [.D5]^2)" office:value-type="float" office:value="632.737478659199" calcext:value-type="float">
            <text:p>632.74</text:p>
          </table:table-cell>
          <table:table-cell table:formula="of:=[.B5]/[.$E5]" office:value-type="float" office:value="-0.603520437590011" calcext:value-type="float">
            <text:p>-0.60</text:p>
          </table:table-cell>
          <table:table-cell table:formula="of:=[.C5]/[.$E5]" office:value-type="float" office:value="0.0114107354843268" calcext:value-type="float">
            <text:p>0.01</text:p>
          </table:table-cell>
          <table:table-cell table:formula="of:=[.D5]/[.$E5]" office:value-type="float" office:value="-0.797265875681926" calcext:value-type="float">
            <text:p>-0.80</text:p>
          </table:table-cell>
          <table:table-cell table:formula="of:=DEGREES(ATAN2([.G5];[.F5]))" office:value-type="float" office:value="-88.9168401654075" calcext:value-type="float">
            <text:p>-88.9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7.22" calcext:value-type="float">
            <text:p>7.22</text:p>
          </table:table-cell>
          <table:table-cell office:value-type="float" office:value="-504.46" calcext:value-type="float">
            <text:p>-504.46</text:p>
          </table:table-cell>
          <table:table-cell table:formula="of:=SQRT([.B6]^2 + [.C6]^2 + [.D6]^2)" office:value-type="float" office:value="632.737478659199" calcext:value-type="float">
            <text:p>632.74</text:p>
          </table:table-cell>
          <table:table-cell table:formula="of:=[.B6]/[.$E6]" office:value-type="float" office:value="-0.603520437590011" calcext:value-type="float">
            <text:p>-0.60</text:p>
          </table:table-cell>
          <table:table-cell table:formula="of:=[.C6]/[.$E6]" office:value-type="float" office:value="0.0114107354843268" calcext:value-type="float">
            <text:p>0.01</text:p>
          </table:table-cell>
          <table:table-cell table:formula="of:=[.D6]/[.$E6]" office:value-type="float" office:value="-0.797265875681926" calcext:value-type="float">
            <text:p>-0.80</text:p>
          </table:table-cell>
          <table:table-cell table:formula="of:=DEGREES(ATAN2([.G6];[.F6]))" office:value-type="float" office:value="-88.9168401654075" calcext:value-type="float">
            <text:p>-88.9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7.22" calcext:value-type="float">
            <text:p>7.22</text:p>
          </table:table-cell>
          <table:table-cell office:value-type="float" office:value="-504.46" calcext:value-type="float">
            <text:p>-504.46</text:p>
          </table:table-cell>
          <table:table-cell table:formula="of:=SQRT([.B7]^2 + [.C7]^2 + [.D7]^2)" office:value-type="float" office:value="632.737478659199" calcext:value-type="float">
            <text:p>632.74</text:p>
          </table:table-cell>
          <table:table-cell table:formula="of:=[.B7]/[.$E7]" office:value-type="float" office:value="-0.603520437590011" calcext:value-type="float">
            <text:p>-0.60</text:p>
          </table:table-cell>
          <table:table-cell table:formula="of:=[.C7]/[.$E7]" office:value-type="float" office:value="0.0114107354843268" calcext:value-type="float">
            <text:p>0.01</text:p>
          </table:table-cell>
          <table:table-cell table:formula="of:=[.D7]/[.$E7]" office:value-type="float" office:value="-0.797265875681926" calcext:value-type="float">
            <text:p>-0.80</text:p>
          </table:table-cell>
          <table:table-cell table:formula="of:=DEGREES(ATAN2([.G7];[.F7]))" office:value-type="float" office:value="-88.9168401654075" calcext:value-type="float">
            <text:p>-88.9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7.22" calcext:value-type="float">
            <text:p>7.22</text:p>
          </table:table-cell>
          <table:table-cell office:value-type="float" office:value="-504.46" calcext:value-type="float">
            <text:p>-504.46</text:p>
          </table:table-cell>
          <table:table-cell table:formula="of:=SQRT([.B8]^2 + [.C8]^2 + [.D8]^2)" office:value-type="float" office:value="632.737478659199" calcext:value-type="float">
            <text:p>632.74</text:p>
          </table:table-cell>
          <table:table-cell table:formula="of:=[.B8]/[.$E8]" office:value-type="float" office:value="-0.603520437590011" calcext:value-type="float">
            <text:p>-0.60</text:p>
          </table:table-cell>
          <table:table-cell table:formula="of:=[.C8]/[.$E8]" office:value-type="float" office:value="0.0114107354843268" calcext:value-type="float">
            <text:p>0.01</text:p>
          </table:table-cell>
          <table:table-cell table:formula="of:=[.D8]/[.$E8]" office:value-type="float" office:value="-0.797265875681926" calcext:value-type="float">
            <text:p>-0.80</text:p>
          </table:table-cell>
          <table:table-cell table:formula="of:=DEGREES(ATAN2([.G8];[.F8]))" office:value-type="float" office:value="-88.9168401654075" calcext:value-type="float">
            <text:p>-88.9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4.63" calcext:value-type="float">
            <text:p>-374.63</text:p>
          </table:table-cell>
          <table:table-cell office:value-type="float" office:value="-3.61" calcext:value-type="float">
            <text:p>-3.61</text:p>
          </table:table-cell>
          <table:table-cell office:value-type="float" office:value="-507.94" calcext:value-type="float">
            <text:p>-507.94</text:p>
          </table:table-cell>
          <table:table-cell table:formula="of:=SQRT([.B9]^2 + [.C9]^2 + [.D9]^2)" office:value-type="float" office:value="631.16060761109" calcext:value-type="float">
            <text:p>631.16</text:p>
          </table:table-cell>
          <table:table-cell table:formula="of:=[.B9]/[.$E9]" office:value-type="float" office:value="-0.593557321991236" calcext:value-type="float">
            <text:p>-0.59</text:p>
          </table:table-cell>
          <table:table-cell table:formula="of:=[.C9]/[.$E9]" office:value-type="float" office:value="-0.00571962184659094" calcext:value-type="float">
            <text:p>-0.01</text:p>
          </table:table-cell>
          <table:table-cell table:formula="of:=[.D9]/[.$E9]" office:value-type="float" office:value="-0.804771390791524" calcext:value-type="float">
            <text:p>-0.80</text:p>
          </table:table-cell>
          <table:table-cell table:formula="of:=DEGREES(ATAN2([.G9];[.F9]))" office:value-type="float" office:value="-90.5520950334098" calcext:value-type="float">
            <text:p>-90.5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4.63" calcext:value-type="float">
            <text:p>-374.63</text:p>
          </table:table-cell>
          <table:table-cell office:value-type="float" office:value="-3.61" calcext:value-type="float">
            <text:p>-3.61</text:p>
          </table:table-cell>
          <table:table-cell office:value-type="float" office:value="-507.94" calcext:value-type="float">
            <text:p>-507.94</text:p>
          </table:table-cell>
          <table:table-cell table:formula="of:=SQRT([.B10]^2 + [.C10]^2 + [.D10]^2)" office:value-type="float" office:value="631.16060761109" calcext:value-type="float">
            <text:p>631.16</text:p>
          </table:table-cell>
          <table:table-cell table:formula="of:=[.B10]/[.$E10]" office:value-type="float" office:value="-0.593557321991236" calcext:value-type="float">
            <text:p>-0.59</text:p>
          </table:table-cell>
          <table:table-cell table:formula="of:=[.C10]/[.$E10]" office:value-type="float" office:value="-0.00571962184659094" calcext:value-type="float">
            <text:p>-0.01</text:p>
          </table:table-cell>
          <table:table-cell table:formula="of:=[.D10]/[.$E10]" office:value-type="float" office:value="-0.804771390791524" calcext:value-type="float">
            <text:p>-0.80</text:p>
          </table:table-cell>
          <table:table-cell table:formula="of:=DEGREES(ATAN2([.G10];[.F10]))" office:value-type="float" office:value="-90.5520950334098" calcext:value-type="float">
            <text:p>-90.5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4.63" calcext:value-type="float">
            <text:p>-374.63</text:p>
          </table:table-cell>
          <table:table-cell office:value-type="float" office:value="-3.61" calcext:value-type="float">
            <text:p>-3.61</text:p>
          </table:table-cell>
          <table:table-cell office:value-type="float" office:value="-507.94" calcext:value-type="float">
            <text:p>-507.94</text:p>
          </table:table-cell>
          <table:table-cell table:formula="of:=SQRT([.B11]^2 + [.C11]^2 + [.D11]^2)" office:value-type="float" office:value="631.16060761109" calcext:value-type="float">
            <text:p>631.16</text:p>
          </table:table-cell>
          <table:table-cell table:formula="of:=[.B11]/[.$E11]" office:value-type="float" office:value="-0.593557321991236" calcext:value-type="float">
            <text:p>-0.59</text:p>
          </table:table-cell>
          <table:table-cell table:formula="of:=[.C11]/[.$E11]" office:value-type="float" office:value="-0.00571962184659094" calcext:value-type="float">
            <text:p>-0.01</text:p>
          </table:table-cell>
          <table:table-cell table:formula="of:=[.D11]/[.$E11]" office:value-type="float" office:value="-0.804771390791524" calcext:value-type="float">
            <text:p>-0.80</text:p>
          </table:table-cell>
          <table:table-cell table:formula="of:=DEGREES(ATAN2([.G11];[.F11]))" office:value-type="float" office:value="-90.5520950334098" calcext:value-type="float">
            <text:p>-90.5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10.82" calcext:value-type="float">
            <text:p>10.82</text:p>
          </table:table-cell>
          <table:table-cell office:value-type="float" office:value="-518.38" calcext:value-type="float">
            <text:p>-518.38</text:p>
          </table:table-cell>
          <table:table-cell table:formula="of:=SQRT([.B12]^2 + [.C12]^2 + [.D12]^2)" office:value-type="float" office:value="643.940675606069" calcext:value-type="float">
            <text:p>643.94</text:p>
          </table:table-cell>
          <table:table-cell table:formula="of:=[.B12]/[.$E12]" office:value-type="float" office:value="-0.593020466738786" calcext:value-type="float">
            <text:p>-0.59</text:p>
          </table:table-cell>
          <table:table-cell table:formula="of:=[.C12]/[.$E12]" office:value-type="float" office:value="0.0168027900859289" calcext:value-type="float">
            <text:p>0.02</text:p>
          </table:table-cell>
          <table:table-cell table:formula="of:=[.D12]/[.$E12]" office:value-type="float" office:value="-0.805012044800722" calcext:value-type="float">
            <text:p>-0.81</text:p>
          </table:table-cell>
          <table:table-cell table:formula="of:=DEGREES(ATAN2([.G12];[.F12]))" office:value-type="float" office:value="-88.3770013040399" calcext:value-type="float">
            <text:p>-88.3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10.82" calcext:value-type="float">
            <text:p>10.82</text:p>
          </table:table-cell>
          <table:table-cell office:value-type="float" office:value="-518.38" calcext:value-type="float">
            <text:p>-518.38</text:p>
          </table:table-cell>
          <table:table-cell table:formula="of:=SQRT([.B13]^2 + [.C13]^2 + [.D13]^2)" office:value-type="float" office:value="643.940675606069" calcext:value-type="float">
            <text:p>643.94</text:p>
          </table:table-cell>
          <table:table-cell table:formula="of:=[.B13]/[.$E13]" office:value-type="float" office:value="-0.593020466738786" calcext:value-type="float">
            <text:p>-0.59</text:p>
          </table:table-cell>
          <table:table-cell table:formula="of:=[.C13]/[.$E13]" office:value-type="float" office:value="0.0168027900859289" calcext:value-type="float">
            <text:p>0.02</text:p>
          </table:table-cell>
          <table:table-cell table:formula="of:=[.D13]/[.$E13]" office:value-type="float" office:value="-0.805012044800722" calcext:value-type="float">
            <text:p>-0.81</text:p>
          </table:table-cell>
          <table:table-cell table:formula="of:=DEGREES(ATAN2([.G13];[.F13]))" office:value-type="float" office:value="-88.3770013040399" calcext:value-type="float">
            <text:p>-88.3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10.82" calcext:value-type="float">
            <text:p>10.82</text:p>
          </table:table-cell>
          <table:table-cell office:value-type="float" office:value="-518.38" calcext:value-type="float">
            <text:p>-518.38</text:p>
          </table:table-cell>
          <table:table-cell table:formula="of:=SQRT([.B14]^2 + [.C14]^2 + [.D14]^2)" office:value-type="float" office:value="643.940675606069" calcext:value-type="float">
            <text:p>643.94</text:p>
          </table:table-cell>
          <table:table-cell table:formula="of:=[.B14]/[.$E14]" office:value-type="float" office:value="-0.593020466738786" calcext:value-type="float">
            <text:p>-0.59</text:p>
          </table:table-cell>
          <table:table-cell table:formula="of:=[.C14]/[.$E14]" office:value-type="float" office:value="0.0168027900859289" calcext:value-type="float">
            <text:p>0.02</text:p>
          </table:table-cell>
          <table:table-cell table:formula="of:=[.D14]/[.$E14]" office:value-type="float" office:value="-0.805012044800722" calcext:value-type="float">
            <text:p>-0.81</text:p>
          </table:table-cell>
          <table:table-cell table:formula="of:=DEGREES(ATAN2([.G14];[.F14]))" office:value-type="float" office:value="-88.3770013040399" calcext:value-type="float">
            <text:p>-88.3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10.82" calcext:value-type="float">
            <text:p>10.82</text:p>
          </table:table-cell>
          <table:table-cell office:value-type="float" office:value="-518.38" calcext:value-type="float">
            <text:p>-518.38</text:p>
          </table:table-cell>
          <table:table-cell table:formula="of:=SQRT([.B15]^2 + [.C15]^2 + [.D15]^2)" office:value-type="float" office:value="643.940675606069" calcext:value-type="float">
            <text:p>643.94</text:p>
          </table:table-cell>
          <table:table-cell table:formula="of:=[.B15]/[.$E15]" office:value-type="float" office:value="-0.593020466738786" calcext:value-type="float">
            <text:p>-0.59</text:p>
          </table:table-cell>
          <table:table-cell table:formula="of:=[.C15]/[.$E15]" office:value-type="float" office:value="0.0168027900859289" calcext:value-type="float">
            <text:p>0.02</text:p>
          </table:table-cell>
          <table:table-cell table:formula="of:=[.D15]/[.$E15]" office:value-type="float" office:value="-0.805012044800722" calcext:value-type="float">
            <text:p>-0.81</text:p>
          </table:table-cell>
          <table:table-cell table:formula="of:=DEGREES(ATAN2([.G15];[.F15]))" office:value-type="float" office:value="-88.3770013040399" calcext:value-type="float">
            <text:p>-88.3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10.82" calcext:value-type="float">
            <text:p>10.82</text:p>
          </table:table-cell>
          <table:table-cell office:value-type="float" office:value="-518.38" calcext:value-type="float">
            <text:p>-518.38</text:p>
          </table:table-cell>
          <table:table-cell table:formula="of:=SQRT([.B16]^2 + [.C16]^2 + [.D16]^2)" office:value-type="float" office:value="643.940675606069" calcext:value-type="float">
            <text:p>643.94</text:p>
          </table:table-cell>
          <table:table-cell table:formula="of:=[.B16]/[.$E16]" office:value-type="float" office:value="-0.593020466738786" calcext:value-type="float">
            <text:p>-0.59</text:p>
          </table:table-cell>
          <table:table-cell table:formula="of:=[.C16]/[.$E16]" office:value-type="float" office:value="0.0168027900859289" calcext:value-type="float">
            <text:p>0.02</text:p>
          </table:table-cell>
          <table:table-cell table:formula="of:=[.D16]/[.$E16]" office:value-type="float" office:value="-0.805012044800722" calcext:value-type="float">
            <text:p>-0.81</text:p>
          </table:table-cell>
          <table:table-cell table:formula="of:=DEGREES(ATAN2([.G16];[.F16]))" office:value-type="float" office:value="-88.3770013040399" calcext:value-type="float">
            <text:p>-88.3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0" calcext:value-type="float">
            <text:p>0</text:p>
          </table:table-cell>
          <table:table-cell office:value-type="float" office:value="-507.94" calcext:value-type="float">
            <text:p>-507.94</text:p>
          </table:table-cell>
          <table:table-cell table:formula="of:=SQRT([.B17]^2 + [.C17]^2 + [.D17]^2)" office:value-type="float" office:value="637.656320991175" calcext:value-type="float">
            <text:p>637.66</text:p>
          </table:table-cell>
          <table:table-cell table:formula="of:=[.B17]/[.$E17]" office:value-type="float" office:value="-0.604541956709209" calcext:value-type="float">
            <text:p>-0.60</text:p>
          </table:table-cell>
          <table:table-cell table:formula="of:=[.C17]/[.$E17]" office:value-type="float" office:value="0" calcext:value-type="float">
            <text:p>0.00</text:p>
          </table:table-cell>
          <table:table-cell table:formula="of:=[.D17]/[.$E17]" office:value-type="float" office:value="-0.79657330019164" calcext:value-type="float">
            <text:p>-0.80</text:p>
          </table:table-cell>
          <table:table-cell table:formula="of:=DEGREES(ATAN2([.G17];[.F17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0" calcext:value-type="float">
            <text:p>0</text:p>
          </table:table-cell>
          <table:table-cell office:value-type="float" office:value="-507.94" calcext:value-type="float">
            <text:p>-507.94</text:p>
          </table:table-cell>
          <table:table-cell table:formula="of:=SQRT([.B18]^2 + [.C18]^2 + [.D18]^2)" office:value-type="float" office:value="637.656320991175" calcext:value-type="float">
            <text:p>637.66</text:p>
          </table:table-cell>
          <table:table-cell table:formula="of:=[.B18]/[.$E18]" office:value-type="float" office:value="-0.604541956709209" calcext:value-type="float">
            <text:p>-0.60</text:p>
          </table:table-cell>
          <table:table-cell table:formula="of:=[.C18]/[.$E18]" office:value-type="float" office:value="0" calcext:value-type="float">
            <text:p>0.00</text:p>
          </table:table-cell>
          <table:table-cell table:formula="of:=[.D18]/[.$E18]" office:value-type="float" office:value="-0.79657330019164" calcext:value-type="float">
            <text:p>-0.80</text:p>
          </table:table-cell>
          <table:table-cell table:formula="of:=DEGREES(ATAN2([.G18];[.F18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0" calcext:value-type="float">
            <text:p>0</text:p>
          </table:table-cell>
          <table:table-cell office:value-type="float" office:value="-507.94" calcext:value-type="float">
            <text:p>-507.94</text:p>
          </table:table-cell>
          <table:table-cell table:formula="of:=SQRT([.B19]^2 + [.C19]^2 + [.D19]^2)" office:value-type="float" office:value="637.656320991175" calcext:value-type="float">
            <text:p>637.66</text:p>
          </table:table-cell>
          <table:table-cell table:formula="of:=[.B19]/[.$E19]" office:value-type="float" office:value="-0.604541956709209" calcext:value-type="float">
            <text:p>-0.60</text:p>
          </table:table-cell>
          <table:table-cell table:formula="of:=[.C19]/[.$E19]" office:value-type="float" office:value="0" calcext:value-type="float">
            <text:p>0.00</text:p>
          </table:table-cell>
          <table:table-cell table:formula="of:=[.D19]/[.$E19]" office:value-type="float" office:value="-0.79657330019164" calcext:value-type="float">
            <text:p>-0.80</text:p>
          </table:table-cell>
          <table:table-cell table:formula="of:=DEGREES(ATAN2([.G19];[.F19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0" calcext:value-type="float">
            <text:p>0</text:p>
          </table:table-cell>
          <table:table-cell office:value-type="float" office:value="-507.94" calcext:value-type="float">
            <text:p>-507.94</text:p>
          </table:table-cell>
          <table:table-cell table:formula="of:=SQRT([.B20]^2 + [.C20]^2 + [.D20]^2)" office:value-type="float" office:value="637.656320991175" calcext:value-type="float">
            <text:p>637.66</text:p>
          </table:table-cell>
          <table:table-cell table:formula="of:=[.B20]/[.$E20]" office:value-type="float" office:value="-0.604541956709209" calcext:value-type="float">
            <text:p>-0.60</text:p>
          </table:table-cell>
          <table:table-cell table:formula="of:=[.C20]/[.$E20]" office:value-type="float" office:value="0" calcext:value-type="float">
            <text:p>0.00</text:p>
          </table:table-cell>
          <table:table-cell table:formula="of:=[.D20]/[.$E20]" office:value-type="float" office:value="-0.79657330019164" calcext:value-type="float">
            <text:p>-0.80</text:p>
          </table:table-cell>
          <table:table-cell table:formula="of:=DEGREES(ATAN2([.G20];[.F20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0" calcext:value-type="float">
            <text:p>0</text:p>
          </table:table-cell>
          <table:table-cell office:value-type="float" office:value="-518.38" calcext:value-type="float">
            <text:p>-518.38</text:p>
          </table:table-cell>
          <table:table-cell table:formula="of:=SQRT([.B21]^2 + [.C21]^2 + [.D21]^2)" office:value-type="float" office:value="643.849766094545" calcext:value-type="float">
            <text:p>643.85</text:p>
          </table:table-cell>
          <table:table-cell table:formula="of:=[.B21]/[.$E21]" office:value-type="float" office:value="-0.593104199317089" calcext:value-type="float">
            <text:p>-0.59</text:p>
          </table:table-cell>
          <table:table-cell table:formula="of:=[.C21]/[.$E21]" office:value-type="float" office:value="0" calcext:value-type="float">
            <text:p>0.00</text:p>
          </table:table-cell>
          <table:table-cell table:formula="of:=[.D21]/[.$E21]" office:value-type="float" office:value="-0.805125709906493" calcext:value-type="float">
            <text:p>-0.81</text:p>
          </table:table-cell>
          <table:table-cell table:formula="of:=DEGREES(ATAN2([.G21];[.F21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0" calcext:value-type="float">
            <text:p>0</text:p>
          </table:table-cell>
          <table:table-cell office:value-type="float" office:value="-518.38" calcext:value-type="float">
            <text:p>-518.38</text:p>
          </table:table-cell>
          <table:table-cell table:formula="of:=SQRT([.B22]^2 + [.C22]^2 + [.D22]^2)" office:value-type="float" office:value="643.849766094545" calcext:value-type="float">
            <text:p>643.85</text:p>
          </table:table-cell>
          <table:table-cell table:formula="of:=[.B22]/[.$E22]" office:value-type="float" office:value="-0.593104199317089" calcext:value-type="float">
            <text:p>-0.59</text:p>
          </table:table-cell>
          <table:table-cell table:formula="of:=[.C22]/[.$E22]" office:value-type="float" office:value="0" calcext:value-type="float">
            <text:p>0.00</text:p>
          </table:table-cell>
          <table:table-cell table:formula="of:=[.D22]/[.$E22]" office:value-type="float" office:value="-0.805125709906493" calcext:value-type="float">
            <text:p>-0.81</text:p>
          </table:table-cell>
          <table:table-cell table:formula="of:=DEGREES(ATAN2([.G22];[.F22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0" calcext:value-type="float">
            <text:p>0</text:p>
          </table:table-cell>
          <table:table-cell office:value-type="float" office:value="-518.38" calcext:value-type="float">
            <text:p>-518.38</text:p>
          </table:table-cell>
          <table:table-cell table:formula="of:=SQRT([.B23]^2 + [.C23]^2 + [.D23]^2)" office:value-type="float" office:value="643.849766094545" calcext:value-type="float">
            <text:p>643.85</text:p>
          </table:table-cell>
          <table:table-cell table:formula="of:=[.B23]/[.$E23]" office:value-type="float" office:value="-0.593104199317089" calcext:value-type="float">
            <text:p>-0.59</text:p>
          </table:table-cell>
          <table:table-cell table:formula="of:=[.C23]/[.$E23]" office:value-type="float" office:value="0" calcext:value-type="float">
            <text:p>0.00</text:p>
          </table:table-cell>
          <table:table-cell table:formula="of:=[.D23]/[.$E23]" office:value-type="float" office:value="-0.805125709906493" calcext:value-type="float">
            <text:p>-0.81</text:p>
          </table:table-cell>
          <table:table-cell table:formula="of:=DEGREES(ATAN2([.G23];[.F23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-7.22" calcext:value-type="float">
            <text:p>-7.22</text:p>
          </table:table-cell>
          <table:table-cell office:value-type="float" office:value="-500.98" calcext:value-type="float">
            <text:p>-500.98</text:p>
          </table:table-cell>
          <table:table-cell table:formula="of:=SQRT([.B24]^2 + [.C24]^2 + [.D24]^2)" office:value-type="float" office:value="632.167405755786" calcext:value-type="float">
            <text:p>632.17</text:p>
          </table:table-cell>
          <table:table-cell table:formula="of:=[.B24]/[.$E24]" office:value-type="float" office:value="-0.609791008663486" calcext:value-type="float">
            <text:p>-0.61</text:p>
          </table:table-cell>
          <table:table-cell table:formula="of:=[.C24]/[.$E24]" office:value-type="float" office:value="-0.0114210254028649" calcext:value-type="float">
            <text:p>-0.01</text:p>
          </table:table-cell>
          <table:table-cell table:formula="of:=[.D24]/[.$E24]" office:value-type="float" office:value="-0.792479959325102" calcext:value-type="float">
            <text:p>-0.79</text:p>
          </table:table-cell>
          <table:table-cell table:formula="of:=DEGREES(ATAN2([.G24];[.F24]))" office:value-type="float" office:value="-91.0729906536528" calcext:value-type="float">
            <text:p>-91.0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-7.22" calcext:value-type="float">
            <text:p>-7.22</text:p>
          </table:table-cell>
          <table:table-cell office:value-type="float" office:value="-500.98" calcext:value-type="float">
            <text:p>-500.98</text:p>
          </table:table-cell>
          <table:table-cell table:formula="of:=SQRT([.B25]^2 + [.C25]^2 + [.D25]^2)" office:value-type="float" office:value="632.167405755786" calcext:value-type="float">
            <text:p>632.17</text:p>
          </table:table-cell>
          <table:table-cell table:formula="of:=[.B25]/[.$E25]" office:value-type="float" office:value="-0.609791008663486" calcext:value-type="float">
            <text:p>-0.61</text:p>
          </table:table-cell>
          <table:table-cell table:formula="of:=[.C25]/[.$E25]" office:value-type="float" office:value="-0.0114210254028649" calcext:value-type="float">
            <text:p>-0.01</text:p>
          </table:table-cell>
          <table:table-cell table:formula="of:=[.D25]/[.$E25]" office:value-type="float" office:value="-0.792479959325102" calcext:value-type="float">
            <text:p>-0.79</text:p>
          </table:table-cell>
          <table:table-cell table:formula="of:=DEGREES(ATAN2([.G25];[.F25]))" office:value-type="float" office:value="-91.0729906536528" calcext:value-type="float">
            <text:p>-91.0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-7.22" calcext:value-type="float">
            <text:p>-7.22</text:p>
          </table:table-cell>
          <table:table-cell office:value-type="float" office:value="-500.98" calcext:value-type="float">
            <text:p>-500.98</text:p>
          </table:table-cell>
          <table:table-cell table:formula="of:=SQRT([.B26]^2 + [.C26]^2 + [.D26]^2)" office:value-type="float" office:value="632.167405755786" calcext:value-type="float">
            <text:p>632.17</text:p>
          </table:table-cell>
          <table:table-cell table:formula="of:=[.B26]/[.$E26]" office:value-type="float" office:value="-0.609791008663486" calcext:value-type="float">
            <text:p>-0.61</text:p>
          </table:table-cell>
          <table:table-cell table:formula="of:=[.C26]/[.$E26]" office:value-type="float" office:value="-0.0114210254028649" calcext:value-type="float">
            <text:p>-0.01</text:p>
          </table:table-cell>
          <table:table-cell table:formula="of:=[.D26]/[.$E26]" office:value-type="float" office:value="-0.792479959325102" calcext:value-type="float">
            <text:p>-0.79</text:p>
          </table:table-cell>
          <table:table-cell table:formula="of:=DEGREES(ATAN2([.G26];[.F26]))" office:value-type="float" office:value="-91.0729906536528" calcext:value-type="float">
            <text:p>-91.0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2.82" calcext:value-type="float">
            <text:p>-372.82</text:p>
          </table:table-cell>
          <table:table-cell office:value-type="float" office:value="5.41" calcext:value-type="float">
            <text:p>5.41</text:p>
          </table:table-cell>
          <table:table-cell office:value-type="float" office:value="-488.81" calcext:value-type="float">
            <text:p>-488.81</text:p>
          </table:table-cell>
          <table:table-cell table:formula="of:=SQRT([.B27]^2 + [.C27]^2 + [.D27]^2)" office:value-type="float" office:value="614.783894226256" calcext:value-type="float">
            <text:p>614.78</text:p>
          </table:table-cell>
          <table:table-cell table:formula="of:=[.B27]/[.$E27]" office:value-type="float" office:value="-0.606424474520787" calcext:value-type="float">
            <text:p>-0.61</text:p>
          </table:table-cell>
          <table:table-cell table:formula="of:=[.C27]/[.$E27]" office:value-type="float" office:value="0.00879984015652984" calcext:value-type="float">
            <text:p>0.01</text:p>
          </table:table-cell>
          <table:table-cell table:formula="of:=[.D27]/[.$E27]" office:value-type="float" office:value="-0.795092396841655" calcext:value-type="float">
            <text:p>-0.80</text:p>
          </table:table-cell>
          <table:table-cell table:formula="of:=DEGREES(ATAN2([.G27];[.F27]))" office:value-type="float" office:value="-89.1686379133987" calcext:value-type="float">
            <text:p>-89.1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2.82" calcext:value-type="float">
            <text:p>-372.82</text:p>
          </table:table-cell>
          <table:table-cell office:value-type="float" office:value="5.41" calcext:value-type="float">
            <text:p>5.41</text:p>
          </table:table-cell>
          <table:table-cell office:value-type="float" office:value="-488.81" calcext:value-type="float">
            <text:p>-488.81</text:p>
          </table:table-cell>
          <table:table-cell table:formula="of:=SQRT([.B28]^2 + [.C28]^2 + [.D28]^2)" office:value-type="float" office:value="614.783894226256" calcext:value-type="float">
            <text:p>614.78</text:p>
          </table:table-cell>
          <table:table-cell table:formula="of:=[.B28]/[.$E28]" office:value-type="float" office:value="-0.606424474520787" calcext:value-type="float">
            <text:p>-0.61</text:p>
          </table:table-cell>
          <table:table-cell table:formula="of:=[.C28]/[.$E28]" office:value-type="float" office:value="0.00879984015652984" calcext:value-type="float">
            <text:p>0.01</text:p>
          </table:table-cell>
          <table:table-cell table:formula="of:=[.D28]/[.$E28]" office:value-type="float" office:value="-0.795092396841655" calcext:value-type="float">
            <text:p>-0.80</text:p>
          </table:table-cell>
          <table:table-cell table:formula="of:=DEGREES(ATAN2([.G28];[.F28]))" office:value-type="float" office:value="-89.1686379133987" calcext:value-type="float">
            <text:p>-89.1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2.82" calcext:value-type="float">
            <text:p>-372.82</text:p>
          </table:table-cell>
          <table:table-cell office:value-type="float" office:value="5.41" calcext:value-type="float">
            <text:p>5.41</text:p>
          </table:table-cell>
          <table:table-cell office:value-type="float" office:value="-488.81" calcext:value-type="float">
            <text:p>-488.81</text:p>
          </table:table-cell>
          <table:table-cell table:formula="of:=SQRT([.B29]^2 + [.C29]^2 + [.D29]^2)" office:value-type="float" office:value="614.783894226256" calcext:value-type="float">
            <text:p>614.78</text:p>
          </table:table-cell>
          <table:table-cell table:formula="of:=[.B29]/[.$E29]" office:value-type="float" office:value="-0.606424474520787" calcext:value-type="float">
            <text:p>-0.61</text:p>
          </table:table-cell>
          <table:table-cell table:formula="of:=[.C29]/[.$E29]" office:value-type="float" office:value="0.00879984015652984" calcext:value-type="float">
            <text:p>0.01</text:p>
          </table:table-cell>
          <table:table-cell table:formula="of:=[.D29]/[.$E29]" office:value-type="float" office:value="-0.795092396841655" calcext:value-type="float">
            <text:p>-0.80</text:p>
          </table:table-cell>
          <table:table-cell table:formula="of:=DEGREES(ATAN2([.G29];[.F29]))" office:value-type="float" office:value="-89.1686379133987" calcext:value-type="float">
            <text:p>-89.1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2.82" calcext:value-type="float">
            <text:p>-372.82</text:p>
          </table:table-cell>
          <table:table-cell office:value-type="float" office:value="5.41" calcext:value-type="float">
            <text:p>5.41</text:p>
          </table:table-cell>
          <table:table-cell office:value-type="float" office:value="-488.81" calcext:value-type="float">
            <text:p>-488.81</text:p>
          </table:table-cell>
          <table:table-cell table:formula="of:=SQRT([.B30]^2 + [.C30]^2 + [.D30]^2)" office:value-type="float" office:value="614.783894226256" calcext:value-type="float">
            <text:p>614.78</text:p>
          </table:table-cell>
          <table:table-cell table:formula="of:=[.B30]/[.$E30]" office:value-type="float" office:value="-0.606424474520787" calcext:value-type="float">
            <text:p>-0.61</text:p>
          </table:table-cell>
          <table:table-cell table:formula="of:=[.C30]/[.$E30]" office:value-type="float" office:value="0.00879984015652984" calcext:value-type="float">
            <text:p>0.01</text:p>
          </table:table-cell>
          <table:table-cell table:formula="of:=[.D30]/[.$E30]" office:value-type="float" office:value="-0.795092396841655" calcext:value-type="float">
            <text:p>-0.80</text:p>
          </table:table-cell>
          <table:table-cell table:formula="of:=DEGREES(ATAN2([.G30];[.F30]))" office:value-type="float" office:value="-89.1686379133987" calcext:value-type="float">
            <text:p>-89.1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2.82" calcext:value-type="float">
            <text:p>-372.82</text:p>
          </table:table-cell>
          <table:table-cell office:value-type="float" office:value="5.41" calcext:value-type="float">
            <text:p>5.41</text:p>
          </table:table-cell>
          <table:table-cell office:value-type="float" office:value="-488.81" calcext:value-type="float">
            <text:p>-488.81</text:p>
          </table:table-cell>
          <table:table-cell table:formula="of:=SQRT([.B31]^2 + [.C31]^2 + [.D31]^2)" office:value-type="float" office:value="614.783894226256" calcext:value-type="float">
            <text:p>614.78</text:p>
          </table:table-cell>
          <table:table-cell table:formula="of:=[.B31]/[.$E31]" office:value-type="float" office:value="-0.606424474520787" calcext:value-type="float">
            <text:p>-0.61</text:p>
          </table:table-cell>
          <table:table-cell table:formula="of:=[.C31]/[.$E31]" office:value-type="float" office:value="0.00879984015652984" calcext:value-type="float">
            <text:p>0.01</text:p>
          </table:table-cell>
          <table:table-cell table:formula="of:=[.D31]/[.$E31]" office:value-type="float" office:value="-0.795092396841655" calcext:value-type="float">
            <text:p>-0.80</text:p>
          </table:table-cell>
          <table:table-cell table:formula="of:=DEGREES(ATAN2([.G31];[.F31]))" office:value-type="float" office:value="-89.1686379133987" calcext:value-type="float">
            <text:p>-89.1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9.11" calcext:value-type="float">
            <text:p>-389.11</text:p>
          </table:table-cell>
          <table:table-cell office:value-type="float" office:value="0" calcext:value-type="float">
            <text:p>0</text:p>
          </table:table-cell>
          <table:table-cell office:value-type="float" office:value="-518.38" calcext:value-type="float">
            <text:p>-518.38</text:p>
          </table:table-cell>
          <table:table-cell table:formula="of:=SQRT([.B32]^2 + [.C32]^2 + [.D32]^2)" office:value-type="float" office:value="648.170052146811" calcext:value-type="float">
            <text:p>648.17</text:p>
          </table:table-cell>
          <table:table-cell table:formula="of:=[.B32]/[.$E32]" office:value-type="float" office:value="-0.600320855169449" calcext:value-type="float">
            <text:p>-0.60</text:p>
          </table:table-cell>
          <table:table-cell table:formula="of:=[.C32]/[.$E32]" office:value-type="float" office:value="0" calcext:value-type="float">
            <text:p>0.00</text:p>
          </table:table-cell>
          <table:table-cell table:formula="of:=[.D32]/[.$E32]" office:value-type="float" office:value="-0.799759258057462" calcext:value-type="float">
            <text:p>-0.80</text:p>
          </table:table-cell>
          <table:table-cell table:formula="of:=DEGREES(ATAN2([.G32];[.F32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9.11" calcext:value-type="float">
            <text:p>-389.11</text:p>
          </table:table-cell>
          <table:table-cell office:value-type="float" office:value="0" calcext:value-type="float">
            <text:p>0</text:p>
          </table:table-cell>
          <table:table-cell office:value-type="float" office:value="-518.38" calcext:value-type="float">
            <text:p>-518.38</text:p>
          </table:table-cell>
          <table:table-cell table:formula="of:=SQRT([.B33]^2 + [.C33]^2 + [.D33]^2)" office:value-type="float" office:value="648.170052146811" calcext:value-type="float">
            <text:p>648.17</text:p>
          </table:table-cell>
          <table:table-cell table:formula="of:=[.B33]/[.$E33]" office:value-type="float" office:value="-0.600320855169449" calcext:value-type="float">
            <text:p>-0.60</text:p>
          </table:table-cell>
          <table:table-cell table:formula="of:=[.C33]/[.$E33]" office:value-type="float" office:value="0" calcext:value-type="float">
            <text:p>0.00</text:p>
          </table:table-cell>
          <table:table-cell table:formula="of:=[.D33]/[.$E33]" office:value-type="float" office:value="-0.799759258057462" calcext:value-type="float">
            <text:p>-0.80</text:p>
          </table:table-cell>
          <table:table-cell table:formula="of:=DEGREES(ATAN2([.G33];[.F33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9.11" calcext:value-type="float">
            <text:p>-389.11</text:p>
          </table:table-cell>
          <table:table-cell office:value-type="float" office:value="0" calcext:value-type="float">
            <text:p>0</text:p>
          </table:table-cell>
          <table:table-cell office:value-type="float" office:value="-518.38" calcext:value-type="float">
            <text:p>-518.38</text:p>
          </table:table-cell>
          <table:table-cell table:formula="of:=SQRT([.B34]^2 + [.C34]^2 + [.D34]^2)" office:value-type="float" office:value="648.170052146811" calcext:value-type="float">
            <text:p>648.17</text:p>
          </table:table-cell>
          <table:table-cell table:formula="of:=[.B34]/[.$E34]" office:value-type="float" office:value="-0.600320855169449" calcext:value-type="float">
            <text:p>-0.60</text:p>
          </table:table-cell>
          <table:table-cell table:formula="of:=[.C34]/[.$E34]" office:value-type="float" office:value="0" calcext:value-type="float">
            <text:p>0.00</text:p>
          </table:table-cell>
          <table:table-cell table:formula="of:=[.D34]/[.$E34]" office:value-type="float" office:value="-0.799759258057462" calcext:value-type="float">
            <text:p>-0.80</text:p>
          </table:table-cell>
          <table:table-cell table:formula="of:=DEGREES(ATAN2([.G34];[.F34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9.11" calcext:value-type="float">
            <text:p>-389.11</text:p>
          </table:table-cell>
          <table:table-cell office:value-type="float" office:value="0" calcext:value-type="float">
            <text:p>0</text:p>
          </table:table-cell>
          <table:table-cell office:value-type="float" office:value="-518.38" calcext:value-type="float">
            <text:p>-518.38</text:p>
          </table:table-cell>
          <table:table-cell table:formula="of:=SQRT([.B35]^2 + [.C35]^2 + [.D35]^2)" office:value-type="float" office:value="648.170052146811" calcext:value-type="float">
            <text:p>648.17</text:p>
          </table:table-cell>
          <table:table-cell table:formula="of:=[.B35]/[.$E35]" office:value-type="float" office:value="-0.600320855169449" calcext:value-type="float">
            <text:p>-0.60</text:p>
          </table:table-cell>
          <table:table-cell table:formula="of:=[.C35]/[.$E35]" office:value-type="float" office:value="0" calcext:value-type="float">
            <text:p>0.00</text:p>
          </table:table-cell>
          <table:table-cell table:formula="of:=[.D35]/[.$E35]" office:value-type="float" office:value="-0.799759258057462" calcext:value-type="float">
            <text:p>-0.80</text:p>
          </table:table-cell>
          <table:table-cell table:formula="of:=DEGREES(ATAN2([.G35];[.F35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61.96" calcext:value-type="float">
            <text:p>-361.96</text:p>
          </table:table-cell>
          <table:table-cell office:value-type="float" office:value="-5.41" calcext:value-type="float">
            <text:p>-5.41</text:p>
          </table:table-cell>
          <table:table-cell office:value-type="float" office:value="-520.12" calcext:value-type="float">
            <text:p>-520.12</text:p>
          </table:table-cell>
          <table:table-cell table:formula="of:=SQRT([.B36]^2 + [.C36]^2 + [.D36]^2)" office:value-type="float" office:value="633.694819372859" calcext:value-type="float">
            <text:p>633.69</text:p>
          </table:table-cell>
          <table:table-cell table:formula="of:=[.B36]/[.$E36]" office:value-type="float" office:value="-0.571189772954459" calcext:value-type="float">
            <text:p>-0.57</text:p>
          </table:table-cell>
          <table:table-cell table:formula="of:=[.C36]/[.$E36]" office:value-type="float" office:value="-0.00853723248890381" calcext:value-type="float">
            <text:p>-0.01</text:p>
          </table:table-cell>
          <table:table-cell table:formula="of:=[.D36]/[.$E36]" office:value-type="float" office:value="-0.820773634404556" calcext:value-type="float">
            <text:p>-0.82</text:p>
          </table:table-cell>
          <table:table-cell table:formula="of:=DEGREES(ATAN2([.G36];[.F36]))" office:value-type="float" office:value="-90.8563020453496" calcext:value-type="float">
            <text:p>-90.8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61.96" calcext:value-type="float">
            <text:p>-361.96</text:p>
          </table:table-cell>
          <table:table-cell office:value-type="float" office:value="-5.41" calcext:value-type="float">
            <text:p>-5.41</text:p>
          </table:table-cell>
          <table:table-cell office:value-type="float" office:value="-520.12" calcext:value-type="float">
            <text:p>-520.12</text:p>
          </table:table-cell>
          <table:table-cell table:formula="of:=SQRT([.B37]^2 + [.C37]^2 + [.D37]^2)" office:value-type="float" office:value="633.694819372859" calcext:value-type="float">
            <text:p>633.69</text:p>
          </table:table-cell>
          <table:table-cell table:formula="of:=[.B37]/[.$E37]" office:value-type="float" office:value="-0.571189772954459" calcext:value-type="float">
            <text:p>-0.57</text:p>
          </table:table-cell>
          <table:table-cell table:formula="of:=[.C37]/[.$E37]" office:value-type="float" office:value="-0.00853723248890381" calcext:value-type="float">
            <text:p>-0.01</text:p>
          </table:table-cell>
          <table:table-cell table:formula="of:=[.D37]/[.$E37]" office:value-type="float" office:value="-0.820773634404556" calcext:value-type="float">
            <text:p>-0.82</text:p>
          </table:table-cell>
          <table:table-cell table:formula="of:=DEGREES(ATAN2([.G37];[.F37]))" office:value-type="float" office:value="-90.8563020453496" calcext:value-type="float">
            <text:p>-90.8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61.96" calcext:value-type="float">
            <text:p>-361.96</text:p>
          </table:table-cell>
          <table:table-cell office:value-type="float" office:value="-5.41" calcext:value-type="float">
            <text:p>-5.41</text:p>
          </table:table-cell>
          <table:table-cell office:value-type="float" office:value="-520.12" calcext:value-type="float">
            <text:p>-520.12</text:p>
          </table:table-cell>
          <table:table-cell table:formula="of:=SQRT([.B38]^2 + [.C38]^2 + [.D38]^2)" office:value-type="float" office:value="633.694819372859" calcext:value-type="float">
            <text:p>633.69</text:p>
          </table:table-cell>
          <table:table-cell table:formula="of:=[.B38]/[.$E38]" office:value-type="float" office:value="-0.571189772954459" calcext:value-type="float">
            <text:p>-0.57</text:p>
          </table:table-cell>
          <table:table-cell table:formula="of:=[.C38]/[.$E38]" office:value-type="float" office:value="-0.00853723248890381" calcext:value-type="float">
            <text:p>-0.01</text:p>
          </table:table-cell>
          <table:table-cell table:formula="of:=[.D38]/[.$E38]" office:value-type="float" office:value="-0.820773634404556" calcext:value-type="float">
            <text:p>-0.82</text:p>
          </table:table-cell>
          <table:table-cell table:formula="of:=DEGREES(ATAN2([.G38];[.F38]))" office:value-type="float" office:value="-90.8563020453496" calcext:value-type="float">
            <text:p>-90.8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61.96" calcext:value-type="float">
            <text:p>-361.96</text:p>
          </table:table-cell>
          <table:table-cell office:value-type="float" office:value="-5.41" calcext:value-type="float">
            <text:p>-5.41</text:p>
          </table:table-cell>
          <table:table-cell office:value-type="float" office:value="-520.12" calcext:value-type="float">
            <text:p>-520.12</text:p>
          </table:table-cell>
          <table:table-cell table:formula="of:=SQRT([.B39]^2 + [.C39]^2 + [.D39]^2)" office:value-type="float" office:value="633.694819372859" calcext:value-type="float">
            <text:p>633.69</text:p>
          </table:table-cell>
          <table:table-cell table:formula="of:=[.B39]/[.$E39]" office:value-type="float" office:value="-0.571189772954459" calcext:value-type="float">
            <text:p>-0.57</text:p>
          </table:table-cell>
          <table:table-cell table:formula="of:=[.C39]/[.$E39]" office:value-type="float" office:value="-0.00853723248890381" calcext:value-type="float">
            <text:p>-0.01</text:p>
          </table:table-cell>
          <table:table-cell table:formula="of:=[.D39]/[.$E39]" office:value-type="float" office:value="-0.820773634404556" calcext:value-type="float">
            <text:p>-0.82</text:p>
          </table:table-cell>
          <table:table-cell table:formula="of:=DEGREES(ATAN2([.G39];[.F39]))" office:value-type="float" office:value="-90.8563020453496" calcext:value-type="float">
            <text:p>-90.8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9.02" calcext:value-type="float">
            <text:p>9.02</text:p>
          </table:table-cell>
          <table:table-cell office:value-type="float" office:value="-513.16" calcext:value-type="float">
            <text:p>-513.16</text:p>
          </table:table-cell>
          <table:table-cell table:formula="of:=SQRT([.B40]^2 + [.C40]^2 + [.D40]^2)" office:value-type="float" office:value="638.639295377289" calcext:value-type="float">
            <text:p>638.64</text:p>
          </table:table-cell>
          <table:table-cell table:formula="of:=[.B40]/[.$E40]" office:value-type="float" office:value="-0.595109011849125" calcext:value-type="float">
            <text:p>-0.60</text:p>
          </table:table-cell>
          <table:table-cell table:formula="of:=[.C40]/[.$E40]" office:value-type="float" office:value="0.0141237785793799" calcext:value-type="float">
            <text:p>0.01</text:p>
          </table:table-cell>
          <table:table-cell table:formula="of:=[.D40]/[.$E40]" office:value-type="float" office:value="-0.803520866496072" calcext:value-type="float">
            <text:p>-0.80</text:p>
          </table:table-cell>
          <table:table-cell table:formula="of:=DEGREES(ATAN2([.G40];[.F40]))" office:value-type="float" office:value="-88.6404490564324" calcext:value-type="float">
            <text:p>-88.6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9.02" calcext:value-type="float">
            <text:p>9.02</text:p>
          </table:table-cell>
          <table:table-cell office:value-type="float" office:value="-513.16" calcext:value-type="float">
            <text:p>-513.16</text:p>
          </table:table-cell>
          <table:table-cell table:formula="of:=SQRT([.B41]^2 + [.C41]^2 + [.D41]^2)" office:value-type="float" office:value="638.639295377289" calcext:value-type="float">
            <text:p>638.64</text:p>
          </table:table-cell>
          <table:table-cell table:formula="of:=[.B41]/[.$E41]" office:value-type="float" office:value="-0.595109011849125" calcext:value-type="float">
            <text:p>-0.60</text:p>
          </table:table-cell>
          <table:table-cell table:formula="of:=[.C41]/[.$E41]" office:value-type="float" office:value="0.0141237785793799" calcext:value-type="float">
            <text:p>0.01</text:p>
          </table:table-cell>
          <table:table-cell table:formula="of:=[.D41]/[.$E41]" office:value-type="float" office:value="-0.803520866496072" calcext:value-type="float">
            <text:p>-0.80</text:p>
          </table:table-cell>
          <table:table-cell table:formula="of:=DEGREES(ATAN2([.G41];[.F41]))" office:value-type="float" office:value="-88.6404490564324" calcext:value-type="float">
            <text:p>-88.6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9.02" calcext:value-type="float">
            <text:p>9.02</text:p>
          </table:table-cell>
          <table:table-cell office:value-type="float" office:value="-513.16" calcext:value-type="float">
            <text:p>-513.16</text:p>
          </table:table-cell>
          <table:table-cell table:formula="of:=SQRT([.B42]^2 + [.C42]^2 + [.D42]^2)" office:value-type="float" office:value="638.639295377289" calcext:value-type="float">
            <text:p>638.64</text:p>
          </table:table-cell>
          <table:table-cell table:formula="of:=[.B42]/[.$E42]" office:value-type="float" office:value="-0.595109011849125" calcext:value-type="float">
            <text:p>-0.60</text:p>
          </table:table-cell>
          <table:table-cell table:formula="of:=[.C42]/[.$E42]" office:value-type="float" office:value="0.0141237785793799" calcext:value-type="float">
            <text:p>0.01</text:p>
          </table:table-cell>
          <table:table-cell table:formula="of:=[.D42]/[.$E42]" office:value-type="float" office:value="-0.803520866496072" calcext:value-type="float">
            <text:p>-0.80</text:p>
          </table:table-cell>
          <table:table-cell table:formula="of:=DEGREES(ATAN2([.G42];[.F42]))" office:value-type="float" office:value="-88.6404490564324" calcext:value-type="float">
            <text:p>-88.6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7.3" calcext:value-type="float">
            <text:p>-387.3</text:p>
          </table:table-cell>
          <table:table-cell office:value-type="float" office:value="-1.8" calcext:value-type="float">
            <text:p>-1.8</text:p>
          </table:table-cell>
          <table:table-cell office:value-type="float" office:value="-513.16" calcext:value-type="float">
            <text:p>-513.16</text:p>
          </table:table-cell>
          <table:table-cell table:formula="of:=SQRT([.B43]^2 + [.C43]^2 + [.D43]^2)" office:value-type="float" office:value="642.913458872965" calcext:value-type="float">
            <text:p>642.91</text:p>
          </table:table-cell>
          <table:table-cell table:formula="of:=[.B43]/[.$E43]" office:value-type="float" office:value="-0.602413893588324" calcext:value-type="float">
            <text:p>-0.60</text:p>
          </table:table-cell>
          <table:table-cell table:formula="of:=[.C43]/[.$E43]" office:value-type="float" office:value="-0.00279975473395038" calcext:value-type="float">
            <text:p>0.00</text:p>
          </table:table-cell>
          <table:table-cell table:formula="of:=[.D43]/[.$E43]" office:value-type="float" office:value="-0.798178966263322" calcext:value-type="float">
            <text:p>-0.80</text:p>
          </table:table-cell>
          <table:table-cell table:formula="of:=DEGREES(ATAN2([.G43];[.F43]))" office:value-type="float" office:value="-90.2662836575943" calcext:value-type="float">
            <text:p>-90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7.3" calcext:value-type="float">
            <text:p>-387.3</text:p>
          </table:table-cell>
          <table:table-cell office:value-type="float" office:value="-1.8" calcext:value-type="float">
            <text:p>-1.8</text:p>
          </table:table-cell>
          <table:table-cell office:value-type="float" office:value="-513.16" calcext:value-type="float">
            <text:p>-513.16</text:p>
          </table:table-cell>
          <table:table-cell table:formula="of:=SQRT([.B44]^2 + [.C44]^2 + [.D44]^2)" office:value-type="float" office:value="642.913458872965" calcext:value-type="float">
            <text:p>642.91</text:p>
          </table:table-cell>
          <table:table-cell table:formula="of:=[.B44]/[.$E44]" office:value-type="float" office:value="-0.602413893588324" calcext:value-type="float">
            <text:p>-0.60</text:p>
          </table:table-cell>
          <table:table-cell table:formula="of:=[.C44]/[.$E44]" office:value-type="float" office:value="-0.00279975473395038" calcext:value-type="float">
            <text:p>0.00</text:p>
          </table:table-cell>
          <table:table-cell table:formula="of:=[.D44]/[.$E44]" office:value-type="float" office:value="-0.798178966263322" calcext:value-type="float">
            <text:p>-0.80</text:p>
          </table:table-cell>
          <table:table-cell table:formula="of:=DEGREES(ATAN2([.G44];[.F44]))" office:value-type="float" office:value="-90.2662836575943" calcext:value-type="float">
            <text:p>-90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7.3" calcext:value-type="float">
            <text:p>-387.3</text:p>
          </table:table-cell>
          <table:table-cell office:value-type="float" office:value="-1.8" calcext:value-type="float">
            <text:p>-1.8</text:p>
          </table:table-cell>
          <table:table-cell office:value-type="float" office:value="-513.16" calcext:value-type="float">
            <text:p>-513.16</text:p>
          </table:table-cell>
          <table:table-cell table:formula="of:=SQRT([.B45]^2 + [.C45]^2 + [.D45]^2)" office:value-type="float" office:value="642.913458872965" calcext:value-type="float">
            <text:p>642.91</text:p>
          </table:table-cell>
          <table:table-cell table:formula="of:=[.B45]/[.$E45]" office:value-type="float" office:value="-0.602413893588324" calcext:value-type="float">
            <text:p>-0.60</text:p>
          </table:table-cell>
          <table:table-cell table:formula="of:=[.C45]/[.$E45]" office:value-type="float" office:value="-0.00279975473395038" calcext:value-type="float">
            <text:p>0.00</text:p>
          </table:table-cell>
          <table:table-cell table:formula="of:=[.D45]/[.$E45]" office:value-type="float" office:value="-0.798178966263322" calcext:value-type="float">
            <text:p>-0.80</text:p>
          </table:table-cell>
          <table:table-cell table:formula="of:=DEGREES(ATAN2([.G45];[.F45]))" office:value-type="float" office:value="-90.2662836575943" calcext:value-type="float">
            <text:p>-90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7.3" calcext:value-type="float">
            <text:p>-387.3</text:p>
          </table:table-cell>
          <table:table-cell office:value-type="float" office:value="-1.8" calcext:value-type="float">
            <text:p>-1.8</text:p>
          </table:table-cell>
          <table:table-cell office:value-type="float" office:value="-513.16" calcext:value-type="float">
            <text:p>-513.16</text:p>
          </table:table-cell>
          <table:table-cell table:formula="of:=SQRT([.B46]^2 + [.C46]^2 + [.D46]^2)" office:value-type="float" office:value="642.913458872965" calcext:value-type="float">
            <text:p>642.91</text:p>
          </table:table-cell>
          <table:table-cell table:formula="of:=[.B46]/[.$E46]" office:value-type="float" office:value="-0.602413893588324" calcext:value-type="float">
            <text:p>-0.60</text:p>
          </table:table-cell>
          <table:table-cell table:formula="of:=[.C46]/[.$E46]" office:value-type="float" office:value="-0.00279975473395038" calcext:value-type="float">
            <text:p>0.00</text:p>
          </table:table-cell>
          <table:table-cell table:formula="of:=[.D46]/[.$E46]" office:value-type="float" office:value="-0.798178966263322" calcext:value-type="float">
            <text:p>-0.80</text:p>
          </table:table-cell>
          <table:table-cell table:formula="of:=DEGREES(ATAN2([.G46];[.F46]))" office:value-type="float" office:value="-90.2662836575943" calcext:value-type="float">
            <text:p>-90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-3.61" calcext:value-type="float">
            <text:p>-3.61</text:p>
          </table:table-cell>
          <table:table-cell office:value-type="float" office:value="-511.42" calcext:value-type="float">
            <text:p>-511.42</text:p>
          </table:table-cell>
          <table:table-cell table:formula="of:=SQRT([.B47]^2 + [.C47]^2 + [.D47]^2)" office:value-type="float" office:value="640.442025947704" calcext:value-type="float">
            <text:p>640.44</text:p>
          </table:table-cell>
          <table:table-cell table:formula="of:=[.B47]/[.$E47]" office:value-type="float" office:value="-0.601912404841898" calcext:value-type="float">
            <text:p>-0.60</text:p>
          </table:table-cell>
          <table:table-cell table:formula="of:=[.C47]/[.$E47]" office:value-type="float" office:value="-0.0056367319034975" calcext:value-type="float">
            <text:p>-0.01</text:p>
          </table:table-cell>
          <table:table-cell table:formula="of:=[.D47]/[.$E47]" office:value-type="float" office:value="-0.798542224400746" calcext:value-type="float">
            <text:p>-0.80</text:p>
          </table:table-cell>
          <table:table-cell table:formula="of:=DEGREES(ATAN2([.G47];[.F47]))" office:value-type="float" office:value="-90.5365423693535" calcext:value-type="float">
            <text:p>-90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-3.61" calcext:value-type="float">
            <text:p>-3.61</text:p>
          </table:table-cell>
          <table:table-cell office:value-type="float" office:value="-511.42" calcext:value-type="float">
            <text:p>-511.42</text:p>
          </table:table-cell>
          <table:table-cell table:formula="of:=SQRT([.B48]^2 + [.C48]^2 + [.D48]^2)" office:value-type="float" office:value="640.442025947704" calcext:value-type="float">
            <text:p>640.44</text:p>
          </table:table-cell>
          <table:table-cell table:formula="of:=[.B48]/[.$E48]" office:value-type="float" office:value="-0.601912404841898" calcext:value-type="float">
            <text:p>-0.60</text:p>
          </table:table-cell>
          <table:table-cell table:formula="of:=[.C48]/[.$E48]" office:value-type="float" office:value="-0.0056367319034975" calcext:value-type="float">
            <text:p>-0.01</text:p>
          </table:table-cell>
          <table:table-cell table:formula="of:=[.D48]/[.$E48]" office:value-type="float" office:value="-0.798542224400746" calcext:value-type="float">
            <text:p>-0.80</text:p>
          </table:table-cell>
          <table:table-cell table:formula="of:=DEGREES(ATAN2([.G48];[.F48]))" office:value-type="float" office:value="-90.5365423693535" calcext:value-type="float">
            <text:p>-90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-3.61" calcext:value-type="float">
            <text:p>-3.61</text:p>
          </table:table-cell>
          <table:table-cell office:value-type="float" office:value="-511.42" calcext:value-type="float">
            <text:p>-511.42</text:p>
          </table:table-cell>
          <table:table-cell table:formula="of:=SQRT([.B49]^2 + [.C49]^2 + [.D49]^2)" office:value-type="float" office:value="640.442025947704" calcext:value-type="float">
            <text:p>640.44</text:p>
          </table:table-cell>
          <table:table-cell table:formula="of:=[.B49]/[.$E49]" office:value-type="float" office:value="-0.601912404841898" calcext:value-type="float">
            <text:p>-0.60</text:p>
          </table:table-cell>
          <table:table-cell table:formula="of:=[.C49]/[.$E49]" office:value-type="float" office:value="-0.0056367319034975" calcext:value-type="float">
            <text:p>-0.01</text:p>
          </table:table-cell>
          <table:table-cell table:formula="of:=[.D49]/[.$E49]" office:value-type="float" office:value="-0.798542224400746" calcext:value-type="float">
            <text:p>-0.80</text:p>
          </table:table-cell>
          <table:table-cell table:formula="of:=DEGREES(ATAN2([.G49];[.F49]))" office:value-type="float" office:value="-90.5365423693535" calcext:value-type="float">
            <text:p>-90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-3.61" calcext:value-type="float">
            <text:p>-3.61</text:p>
          </table:table-cell>
          <table:table-cell office:value-type="float" office:value="-511.42" calcext:value-type="float">
            <text:p>-511.42</text:p>
          </table:table-cell>
          <table:table-cell table:formula="of:=SQRT([.B50]^2 + [.C50]^2 + [.D50]^2)" office:value-type="float" office:value="640.442025947704" calcext:value-type="float">
            <text:p>640.44</text:p>
          </table:table-cell>
          <table:table-cell table:formula="of:=[.B50]/[.$E50]" office:value-type="float" office:value="-0.601912404841898" calcext:value-type="float">
            <text:p>-0.60</text:p>
          </table:table-cell>
          <table:table-cell table:formula="of:=[.C50]/[.$E50]" office:value-type="float" office:value="-0.0056367319034975" calcext:value-type="float">
            <text:p>-0.01</text:p>
          </table:table-cell>
          <table:table-cell table:formula="of:=[.D50]/[.$E50]" office:value-type="float" office:value="-0.798542224400746" calcext:value-type="float">
            <text:p>-0.80</text:p>
          </table:table-cell>
          <table:table-cell table:formula="of:=DEGREES(ATAN2([.G50];[.F50]))" office:value-type="float" office:value="-90.5365423693535" calcext:value-type="float">
            <text:p>-90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-3.61" calcext:value-type="float">
            <text:p>-3.61</text:p>
          </table:table-cell>
          <table:table-cell office:value-type="float" office:value="-511.42" calcext:value-type="float">
            <text:p>-511.42</text:p>
          </table:table-cell>
          <table:table-cell table:formula="of:=SQRT([.B51]^2 + [.C51]^2 + [.D51]^2)" office:value-type="float" office:value="640.442025947704" calcext:value-type="float">
            <text:p>640.44</text:p>
          </table:table-cell>
          <table:table-cell table:formula="of:=[.B51]/[.$E51]" office:value-type="float" office:value="-0.601912404841898" calcext:value-type="float">
            <text:p>-0.60</text:p>
          </table:table-cell>
          <table:table-cell table:formula="of:=[.C51]/[.$E51]" office:value-type="float" office:value="-0.0056367319034975" calcext:value-type="float">
            <text:p>-0.01</text:p>
          </table:table-cell>
          <table:table-cell table:formula="of:=[.D51]/[.$E51]" office:value-type="float" office:value="-0.798542224400746" calcext:value-type="float">
            <text:p>-0.80</text:p>
          </table:table-cell>
          <table:table-cell table:formula="of:=DEGREES(ATAN2([.G51];[.F51]))" office:value-type="float" office:value="-90.5365423693535" calcext:value-type="float">
            <text:p>-90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8.25" calcext:value-type="float">
            <text:p>-378.25</text:p>
          </table:table-cell>
          <table:table-cell office:value-type="float" office:value="10.82" calcext:value-type="float">
            <text:p>10.82</text:p>
          </table:table-cell>
          <table:table-cell office:value-type="float" office:value="-504.46" calcext:value-type="float">
            <text:p>-504.46</text:p>
          </table:table-cell>
          <table:table-cell table:formula="of:=SQRT([.B52]^2 + [.C52]^2 + [.D52]^2)" office:value-type="float" office:value="630.610836015367" calcext:value-type="float">
            <text:p>630.61</text:p>
          </table:table-cell>
          <table:table-cell table:formula="of:=[.B52]/[.$E52]" office:value-type="float" office:value="-0.599815255935093" calcext:value-type="float">
            <text:p>-0.60</text:p>
          </table:table-cell>
          <table:table-cell table:formula="of:=[.C52]/[.$E52]" office:value-type="float" office:value="0.017157967136068" calcext:value-type="float">
            <text:p>0.02</text:p>
          </table:table-cell>
          <table:table-cell table:formula="of:=[.D52]/[.$E52]" office:value-type="float" office:value="-0.799954538027804" calcext:value-type="float">
            <text:p>-0.80</text:p>
          </table:table-cell>
          <table:table-cell table:formula="of:=DEGREES(ATAN2([.G52];[.F52]))" office:value-type="float" office:value="-88.3614770008336" calcext:value-type="float">
            <text:p>-88.3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8.25" calcext:value-type="float">
            <text:p>-378.25</text:p>
          </table:table-cell>
          <table:table-cell office:value-type="float" office:value="10.82" calcext:value-type="float">
            <text:p>10.82</text:p>
          </table:table-cell>
          <table:table-cell office:value-type="float" office:value="-504.46" calcext:value-type="float">
            <text:p>-504.46</text:p>
          </table:table-cell>
          <table:table-cell table:formula="of:=SQRT([.B53]^2 + [.C53]^2 + [.D53]^2)" office:value-type="float" office:value="630.610836015367" calcext:value-type="float">
            <text:p>630.61</text:p>
          </table:table-cell>
          <table:table-cell table:formula="of:=[.B53]/[.$E53]" office:value-type="float" office:value="-0.599815255935093" calcext:value-type="float">
            <text:p>-0.60</text:p>
          </table:table-cell>
          <table:table-cell table:formula="of:=[.C53]/[.$E53]" office:value-type="float" office:value="0.017157967136068" calcext:value-type="float">
            <text:p>0.02</text:p>
          </table:table-cell>
          <table:table-cell table:formula="of:=[.D53]/[.$E53]" office:value-type="float" office:value="-0.799954538027804" calcext:value-type="float">
            <text:p>-0.80</text:p>
          </table:table-cell>
          <table:table-cell table:formula="of:=DEGREES(ATAN2([.G53];[.F53]))" office:value-type="float" office:value="-88.3614770008336" calcext:value-type="float">
            <text:p>-88.3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8.25" calcext:value-type="float">
            <text:p>-378.25</text:p>
          </table:table-cell>
          <table:table-cell office:value-type="float" office:value="10.82" calcext:value-type="float">
            <text:p>10.82</text:p>
          </table:table-cell>
          <table:table-cell office:value-type="float" office:value="-504.46" calcext:value-type="float">
            <text:p>-504.46</text:p>
          </table:table-cell>
          <table:table-cell table:formula="of:=SQRT([.B54]^2 + [.C54]^2 + [.D54]^2)" office:value-type="float" office:value="630.610836015367" calcext:value-type="float">
            <text:p>630.61</text:p>
          </table:table-cell>
          <table:table-cell table:formula="of:=[.B54]/[.$E54]" office:value-type="float" office:value="-0.599815255935093" calcext:value-type="float">
            <text:p>-0.60</text:p>
          </table:table-cell>
          <table:table-cell table:formula="of:=[.C54]/[.$E54]" office:value-type="float" office:value="0.017157967136068" calcext:value-type="float">
            <text:p>0.02</text:p>
          </table:table-cell>
          <table:table-cell table:formula="of:=[.D54]/[.$E54]" office:value-type="float" office:value="-0.799954538027804" calcext:value-type="float">
            <text:p>-0.80</text:p>
          </table:table-cell>
          <table:table-cell table:formula="of:=DEGREES(ATAN2([.G54];[.F54]))" office:value-type="float" office:value="-88.3614770008336" calcext:value-type="float">
            <text:p>-88.3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5.41" calcext:value-type="float">
            <text:p>5.41</text:p>
          </table:table-cell>
          <table:table-cell office:value-type="float" office:value="-516.64" calcext:value-type="float">
            <text:p>-516.64</text:p>
          </table:table-cell>
          <table:table-cell table:formula="of:=SQRT([.B55]^2 + [.C55]^2 + [.D55]^2)" office:value-type="float" office:value="641.398286012677" calcext:value-type="float">
            <text:p>641.40</text:p>
          </table:table-cell>
          <table:table-cell table:formula="of:=[.B55]/[.$E55]" office:value-type="float" office:value="-0.592549135674628" calcext:value-type="float">
            <text:p>-0.59</text:p>
          </table:table-cell>
          <table:table-cell table:formula="of:=[.C55]/[.$E55]" office:value-type="float" office:value="0.00843469668999563" calcext:value-type="float">
            <text:p>0.01</text:p>
          </table:table-cell>
          <table:table-cell table:formula="of:=[.D55]/[.$E55]" office:value-type="float" office:value="-0.805490147489712" calcext:value-type="float">
            <text:p>-0.81</text:p>
          </table:table-cell>
          <table:table-cell table:formula="of:=DEGREES(ATAN2([.G55];[.F55]))" office:value-type="float" office:value="-89.1844728886356" calcext:value-type="float">
            <text:p>-89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5.41" calcext:value-type="float">
            <text:p>5.41</text:p>
          </table:table-cell>
          <table:table-cell office:value-type="float" office:value="-516.64" calcext:value-type="float">
            <text:p>-516.64</text:p>
          </table:table-cell>
          <table:table-cell table:formula="of:=SQRT([.B56]^2 + [.C56]^2 + [.D56]^2)" office:value-type="float" office:value="641.398286012677" calcext:value-type="float">
            <text:p>641.40</text:p>
          </table:table-cell>
          <table:table-cell table:formula="of:=[.B56]/[.$E56]" office:value-type="float" office:value="-0.592549135674628" calcext:value-type="float">
            <text:p>-0.59</text:p>
          </table:table-cell>
          <table:table-cell table:formula="of:=[.C56]/[.$E56]" office:value-type="float" office:value="0.00843469668999563" calcext:value-type="float">
            <text:p>0.01</text:p>
          </table:table-cell>
          <table:table-cell table:formula="of:=[.D56]/[.$E56]" office:value-type="float" office:value="-0.805490147489712" calcext:value-type="float">
            <text:p>-0.81</text:p>
          </table:table-cell>
          <table:table-cell table:formula="of:=DEGREES(ATAN2([.G56];[.F56]))" office:value-type="float" office:value="-89.1844728886356" calcext:value-type="float">
            <text:p>-89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5.41" calcext:value-type="float">
            <text:p>5.41</text:p>
          </table:table-cell>
          <table:table-cell office:value-type="float" office:value="-516.64" calcext:value-type="float">
            <text:p>-516.64</text:p>
          </table:table-cell>
          <table:table-cell table:formula="of:=SQRT([.B57]^2 + [.C57]^2 + [.D57]^2)" office:value-type="float" office:value="641.398286012677" calcext:value-type="float">
            <text:p>641.40</text:p>
          </table:table-cell>
          <table:table-cell table:formula="of:=[.B57]/[.$E57]" office:value-type="float" office:value="-0.592549135674628" calcext:value-type="float">
            <text:p>-0.59</text:p>
          </table:table-cell>
          <table:table-cell table:formula="of:=[.C57]/[.$E57]" office:value-type="float" office:value="0.00843469668999563" calcext:value-type="float">
            <text:p>0.01</text:p>
          </table:table-cell>
          <table:table-cell table:formula="of:=[.D57]/[.$E57]" office:value-type="float" office:value="-0.805490147489712" calcext:value-type="float">
            <text:p>-0.81</text:p>
          </table:table-cell>
          <table:table-cell table:formula="of:=DEGREES(ATAN2([.G57];[.F57]))" office:value-type="float" office:value="-89.1844728886356" calcext:value-type="float">
            <text:p>-89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5.41" calcext:value-type="float">
            <text:p>5.41</text:p>
          </table:table-cell>
          <table:table-cell office:value-type="float" office:value="-516.64" calcext:value-type="float">
            <text:p>-516.64</text:p>
          </table:table-cell>
          <table:table-cell table:formula="of:=SQRT([.B58]^2 + [.C58]^2 + [.D58]^2)" office:value-type="float" office:value="641.398286012677" calcext:value-type="float">
            <text:p>641.40</text:p>
          </table:table-cell>
          <table:table-cell table:formula="of:=[.B58]/[.$E58]" office:value-type="float" office:value="-0.592549135674628" calcext:value-type="float">
            <text:p>-0.59</text:p>
          </table:table-cell>
          <table:table-cell table:formula="of:=[.C58]/[.$E58]" office:value-type="float" office:value="0.00843469668999563" calcext:value-type="float">
            <text:p>0.01</text:p>
          </table:table-cell>
          <table:table-cell table:formula="of:=[.D58]/[.$E58]" office:value-type="float" office:value="-0.805490147489712" calcext:value-type="float">
            <text:p>-0.81</text:p>
          </table:table-cell>
          <table:table-cell table:formula="of:=DEGREES(ATAN2([.G58];[.F58]))" office:value-type="float" office:value="-89.1844728886356" calcext:value-type="float">
            <text:p>-89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3.68" calcext:value-type="float">
            <text:p>-383.68</text:p>
          </table:table-cell>
          <table:table-cell office:value-type="float" office:value="-9.02" calcext:value-type="float">
            <text:p>-9.02</text:p>
          </table:table-cell>
          <table:table-cell office:value-type="float" office:value="-520.12" calcext:value-type="float">
            <text:p>-520.12</text:p>
          </table:table-cell>
          <table:table-cell table:formula="of:=SQRT([.B59]^2 + [.C59]^2 + [.D59]^2)" office:value-type="float" office:value="646.387281124869" calcext:value-type="float">
            <text:p>646.39</text:p>
          </table:table-cell>
          <table:table-cell table:formula="of:=[.B59]/[.$E59]" office:value-type="float" office:value="-0.593576035921228" calcext:value-type="float">
            <text:p>-0.59</text:p>
          </table:table-cell>
          <table:table-cell table:formula="of:=[.C59]/[.$E59]" office:value-type="float" office:value="-0.0139544824958546" calcext:value-type="float">
            <text:p>-0.01</text:p>
          </table:table-cell>
          <table:table-cell table:formula="of:=[.D59]/[.$E59]" office:value-type="float" office:value="-0.804656921922824" calcext:value-type="float">
            <text:p>-0.80</text:p>
          </table:table-cell>
          <table:table-cell table:formula="of:=DEGREES(ATAN2([.G59];[.F59]))" office:value-type="float" office:value="-91.3467284006088" calcext:value-type="float">
            <text:p>-91.3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3.68" calcext:value-type="float">
            <text:p>-383.68</text:p>
          </table:table-cell>
          <table:table-cell office:value-type="float" office:value="-9.02" calcext:value-type="float">
            <text:p>-9.02</text:p>
          </table:table-cell>
          <table:table-cell office:value-type="float" office:value="-520.12" calcext:value-type="float">
            <text:p>-520.12</text:p>
          </table:table-cell>
          <table:table-cell table:formula="of:=SQRT([.B60]^2 + [.C60]^2 + [.D60]^2)" office:value-type="float" office:value="646.387281124869" calcext:value-type="float">
            <text:p>646.39</text:p>
          </table:table-cell>
          <table:table-cell table:formula="of:=[.B60]/[.$E60]" office:value-type="float" office:value="-0.593576035921228" calcext:value-type="float">
            <text:p>-0.59</text:p>
          </table:table-cell>
          <table:table-cell table:formula="of:=[.C60]/[.$E60]" office:value-type="float" office:value="-0.0139544824958546" calcext:value-type="float">
            <text:p>-0.01</text:p>
          </table:table-cell>
          <table:table-cell table:formula="of:=[.D60]/[.$E60]" office:value-type="float" office:value="-0.804656921922824" calcext:value-type="float">
            <text:p>-0.80</text:p>
          </table:table-cell>
          <table:table-cell table:formula="of:=DEGREES(ATAN2([.G60];[.F60]))" office:value-type="float" office:value="-91.3467284006088" calcext:value-type="float">
            <text:p>-91.3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3.68" calcext:value-type="float">
            <text:p>-383.68</text:p>
          </table:table-cell>
          <table:table-cell office:value-type="float" office:value="-9.02" calcext:value-type="float">
            <text:p>-9.02</text:p>
          </table:table-cell>
          <table:table-cell office:value-type="float" office:value="-520.12" calcext:value-type="float">
            <text:p>-520.12</text:p>
          </table:table-cell>
          <table:table-cell table:formula="of:=SQRT([.B61]^2 + [.C61]^2 + [.D61]^2)" office:value-type="float" office:value="646.387281124869" calcext:value-type="float">
            <text:p>646.39</text:p>
          </table:table-cell>
          <table:table-cell table:formula="of:=[.B61]/[.$E61]" office:value-type="float" office:value="-0.593576035921228" calcext:value-type="float">
            <text:p>-0.59</text:p>
          </table:table-cell>
          <table:table-cell table:formula="of:=[.C61]/[.$E61]" office:value-type="float" office:value="-0.0139544824958546" calcext:value-type="float">
            <text:p>-0.01</text:p>
          </table:table-cell>
          <table:table-cell table:formula="of:=[.D61]/[.$E61]" office:value-type="float" office:value="-0.804656921922824" calcext:value-type="float">
            <text:p>-0.80</text:p>
          </table:table-cell>
          <table:table-cell table:formula="of:=DEGREES(ATAN2([.G61];[.F61]))" office:value-type="float" office:value="-91.3467284006088" calcext:value-type="float">
            <text:p>-91.3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3.68" calcext:value-type="float">
            <text:p>-383.68</text:p>
          </table:table-cell>
          <table:table-cell office:value-type="float" office:value="5.41" calcext:value-type="float">
            <text:p>5.41</text:p>
          </table:table-cell>
          <table:table-cell office:value-type="float" office:value="-516.64" calcext:value-type="float">
            <text:p>-516.64</text:p>
          </table:table-cell>
          <table:table-cell table:formula="of:=SQRT([.B62]^2 + [.C62]^2 + [.D62]^2)" office:value-type="float" office:value="643.549920441297" calcext:value-type="float">
            <text:p>643.55</text:p>
          </table:table-cell>
          <table:table-cell table:formula="of:=[.B62]/[.$E62]" office:value-type="float" office:value="-0.596193065701728" calcext:value-type="float">
            <text:p>-0.60</text:p>
          </table:table-cell>
          <table:table-cell table:formula="of:=[.C62]/[.$E62]" office:value-type="float" office:value="0.00840649626106742" calcext:value-type="float">
            <text:p>0.01</text:p>
          </table:table-cell>
          <table:table-cell table:formula="of:=[.D62]/[.$E62]" office:value-type="float" office:value="-0.802797084716797" calcext:value-type="float">
            <text:p>-0.80</text:p>
          </table:table-cell>
          <table:table-cell table:formula="of:=DEGREES(ATAN2([.G62];[.F62]))" office:value-type="float" office:value="-89.1921663181755" calcext:value-type="float">
            <text:p>-89.1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3.68" calcext:value-type="float">
            <text:p>-383.68</text:p>
          </table:table-cell>
          <table:table-cell office:value-type="float" office:value="5.41" calcext:value-type="float">
            <text:p>5.41</text:p>
          </table:table-cell>
          <table:table-cell office:value-type="float" office:value="-516.64" calcext:value-type="float">
            <text:p>-516.64</text:p>
          </table:table-cell>
          <table:table-cell table:formula="of:=SQRT([.B63]^2 + [.C63]^2 + [.D63]^2)" office:value-type="float" office:value="643.549920441297" calcext:value-type="float">
            <text:p>643.55</text:p>
          </table:table-cell>
          <table:table-cell table:formula="of:=[.B63]/[.$E63]" office:value-type="float" office:value="-0.596193065701728" calcext:value-type="float">
            <text:p>-0.60</text:p>
          </table:table-cell>
          <table:table-cell table:formula="of:=[.C63]/[.$E63]" office:value-type="float" office:value="0.00840649626106742" calcext:value-type="float">
            <text:p>0.01</text:p>
          </table:table-cell>
          <table:table-cell table:formula="of:=[.D63]/[.$E63]" office:value-type="float" office:value="-0.802797084716797" calcext:value-type="float">
            <text:p>-0.80</text:p>
          </table:table-cell>
          <table:table-cell table:formula="of:=DEGREES(ATAN2([.G63];[.F63]))" office:value-type="float" office:value="-89.1921663181755" calcext:value-type="float">
            <text:p>-89.1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3.68" calcext:value-type="float">
            <text:p>-383.68</text:p>
          </table:table-cell>
          <table:table-cell office:value-type="float" office:value="5.41" calcext:value-type="float">
            <text:p>5.41</text:p>
          </table:table-cell>
          <table:table-cell office:value-type="float" office:value="-516.64" calcext:value-type="float">
            <text:p>-516.64</text:p>
          </table:table-cell>
          <table:table-cell table:formula="of:=SQRT([.B64]^2 + [.C64]^2 + [.D64]^2)" office:value-type="float" office:value="643.549920441297" calcext:value-type="float">
            <text:p>643.55</text:p>
          </table:table-cell>
          <table:table-cell table:formula="of:=[.B64]/[.$E64]" office:value-type="float" office:value="-0.596193065701728" calcext:value-type="float">
            <text:p>-0.60</text:p>
          </table:table-cell>
          <table:table-cell table:formula="of:=[.C64]/[.$E64]" office:value-type="float" office:value="0.00840649626106742" calcext:value-type="float">
            <text:p>0.01</text:p>
          </table:table-cell>
          <table:table-cell table:formula="of:=[.D64]/[.$E64]" office:value-type="float" office:value="-0.802797084716797" calcext:value-type="float">
            <text:p>-0.80</text:p>
          </table:table-cell>
          <table:table-cell table:formula="of:=DEGREES(ATAN2([.G64];[.F64]))" office:value-type="float" office:value="-89.1921663181755" calcext:value-type="float">
            <text:p>-89.1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3.68" calcext:value-type="float">
            <text:p>-383.68</text:p>
          </table:table-cell>
          <table:table-cell office:value-type="float" office:value="5.41" calcext:value-type="float">
            <text:p>5.41</text:p>
          </table:table-cell>
          <table:table-cell office:value-type="float" office:value="-516.64" calcext:value-type="float">
            <text:p>-516.64</text:p>
          </table:table-cell>
          <table:table-cell table:formula="of:=SQRT([.B65]^2 + [.C65]^2 + [.D65]^2)" office:value-type="float" office:value="643.549920441297" calcext:value-type="float">
            <text:p>643.55</text:p>
          </table:table-cell>
          <table:table-cell table:formula="of:=[.B65]/[.$E65]" office:value-type="float" office:value="-0.596193065701728" calcext:value-type="float">
            <text:p>-0.60</text:p>
          </table:table-cell>
          <table:table-cell table:formula="of:=[.C65]/[.$E65]" office:value-type="float" office:value="0.00840649626106742" calcext:value-type="float">
            <text:p>0.01</text:p>
          </table:table-cell>
          <table:table-cell table:formula="of:=[.D65]/[.$E65]" office:value-type="float" office:value="-0.802797084716797" calcext:value-type="float">
            <text:p>-0.80</text:p>
          </table:table-cell>
          <table:table-cell table:formula="of:=DEGREES(ATAN2([.G65];[.F65]))" office:value-type="float" office:value="-89.1921663181755" calcext:value-type="float">
            <text:p>-89.1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3.68" calcext:value-type="float">
            <text:p>-383.68</text:p>
          </table:table-cell>
          <table:table-cell office:value-type="float" office:value="5.41" calcext:value-type="float">
            <text:p>5.41</text:p>
          </table:table-cell>
          <table:table-cell office:value-type="float" office:value="-516.64" calcext:value-type="float">
            <text:p>-516.64</text:p>
          </table:table-cell>
          <table:table-cell table:formula="of:=SQRT([.B66]^2 + [.C66]^2 + [.D66]^2)" office:value-type="float" office:value="643.549920441297" calcext:value-type="float">
            <text:p>643.55</text:p>
          </table:table-cell>
          <table:table-cell table:formula="of:=[.B66]/[.$E66]" office:value-type="float" office:value="-0.596193065701728" calcext:value-type="float">
            <text:p>-0.60</text:p>
          </table:table-cell>
          <table:table-cell table:formula="of:=[.C66]/[.$E66]" office:value-type="float" office:value="0.00840649626106742" calcext:value-type="float">
            <text:p>0.01</text:p>
          </table:table-cell>
          <table:table-cell table:formula="of:=[.D66]/[.$E66]" office:value-type="float" office:value="-0.802797084716797" calcext:value-type="float">
            <text:p>-0.80</text:p>
          </table:table-cell>
          <table:table-cell table:formula="of:=DEGREES(ATAN2([.G66];[.F66]))" office:value-type="float" office:value="-89.1921663181755" calcext:value-type="float">
            <text:p>-89.1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6.35" calcext:value-type="float">
            <text:p>-396.35</text:p>
          </table:table-cell>
          <table:table-cell office:value-type="float" office:value="3.61" calcext:value-type="float">
            <text:p>3.61</text:p>
          </table:table-cell>
          <table:table-cell office:value-type="float" office:value="-507.94" calcext:value-type="float">
            <text:p>-507.94</text:p>
          </table:table-cell>
          <table:table-cell table:formula="of:=SQRT([.B67]^2 + [.C67]^2 + [.D67]^2)" office:value-type="float" office:value="644.289840211686" calcext:value-type="float">
            <text:p>644.29</text:p>
          </table:table-cell>
          <table:table-cell table:formula="of:=[.B67]/[.$E67]" office:value-type="float" office:value="-0.615173444097421" calcext:value-type="float">
            <text:p>-0.62</text:p>
          </table:table-cell>
          <table:table-cell table:formula="of:=[.C67]/[.$E67]" office:value-type="float" office:value="0.0056030683315042" calcext:value-type="float">
            <text:p>0.01</text:p>
          </table:table-cell>
          <table:table-cell table:formula="of:=[.D67]/[.$E67]" office:value-type="float" office:value="-0.78837189149702" calcext:value-type="float">
            <text:p>-0.79</text:p>
          </table:table-cell>
          <table:table-cell table:formula="of:=DEGREES(ATAN2([.G67];[.F67]))" office:value-type="float" office:value="-89.4781580806556" calcext:value-type="float">
            <text:p>-89.4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6.35" calcext:value-type="float">
            <text:p>-396.35</text:p>
          </table:table-cell>
          <table:table-cell office:value-type="float" office:value="3.61" calcext:value-type="float">
            <text:p>3.61</text:p>
          </table:table-cell>
          <table:table-cell office:value-type="float" office:value="-507.94" calcext:value-type="float">
            <text:p>-507.94</text:p>
          </table:table-cell>
          <table:table-cell table:formula="of:=SQRT([.B68]^2 + [.C68]^2 + [.D68]^2)" office:value-type="float" office:value="644.289840211686" calcext:value-type="float">
            <text:p>644.29</text:p>
          </table:table-cell>
          <table:table-cell table:formula="of:=[.B68]/[.$E68]" office:value-type="float" office:value="-0.615173444097421" calcext:value-type="float">
            <text:p>-0.62</text:p>
          </table:table-cell>
          <table:table-cell table:formula="of:=[.C68]/[.$E68]" office:value-type="float" office:value="0.0056030683315042" calcext:value-type="float">
            <text:p>0.01</text:p>
          </table:table-cell>
          <table:table-cell table:formula="of:=[.D68]/[.$E68]" office:value-type="float" office:value="-0.78837189149702" calcext:value-type="float">
            <text:p>-0.79</text:p>
          </table:table-cell>
          <table:table-cell table:formula="of:=DEGREES(ATAN2([.G68];[.F68]))" office:value-type="float" office:value="-89.4781580806556" calcext:value-type="float">
            <text:p>-89.4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6.35" calcext:value-type="float">
            <text:p>-396.35</text:p>
          </table:table-cell>
          <table:table-cell office:value-type="float" office:value="3.61" calcext:value-type="float">
            <text:p>3.61</text:p>
          </table:table-cell>
          <table:table-cell office:value-type="float" office:value="-507.94" calcext:value-type="float">
            <text:p>-507.94</text:p>
          </table:table-cell>
          <table:table-cell table:formula="of:=SQRT([.B69]^2 + [.C69]^2 + [.D69]^2)" office:value-type="float" office:value="644.289840211686" calcext:value-type="float">
            <text:p>644.29</text:p>
          </table:table-cell>
          <table:table-cell table:formula="of:=[.B69]/[.$E69]" office:value-type="float" office:value="-0.615173444097421" calcext:value-type="float">
            <text:p>-0.62</text:p>
          </table:table-cell>
          <table:table-cell table:formula="of:=[.C69]/[.$E69]" office:value-type="float" office:value="0.0056030683315042" calcext:value-type="float">
            <text:p>0.01</text:p>
          </table:table-cell>
          <table:table-cell table:formula="of:=[.D69]/[.$E69]" office:value-type="float" office:value="-0.78837189149702" calcext:value-type="float">
            <text:p>-0.79</text:p>
          </table:table-cell>
          <table:table-cell table:formula="of:=DEGREES(ATAN2([.G69];[.F69]))" office:value-type="float" office:value="-89.4781580806556" calcext:value-type="float">
            <text:p>-89.4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6.35" calcext:value-type="float">
            <text:p>-396.35</text:p>
          </table:table-cell>
          <table:table-cell office:value-type="float" office:value="3.61" calcext:value-type="float">
            <text:p>3.61</text:p>
          </table:table-cell>
          <table:table-cell office:value-type="float" office:value="-507.94" calcext:value-type="float">
            <text:p>-507.94</text:p>
          </table:table-cell>
          <table:table-cell table:formula="of:=SQRT([.B70]^2 + [.C70]^2 + [.D70]^2)" office:value-type="float" office:value="644.289840211686" calcext:value-type="float">
            <text:p>644.29</text:p>
          </table:table-cell>
          <table:table-cell table:formula="of:=[.B70]/[.$E70]" office:value-type="float" office:value="-0.615173444097421" calcext:value-type="float">
            <text:p>-0.62</text:p>
          </table:table-cell>
          <table:table-cell table:formula="of:=[.C70]/[.$E70]" office:value-type="float" office:value="0.0056030683315042" calcext:value-type="float">
            <text:p>0.01</text:p>
          </table:table-cell>
          <table:table-cell table:formula="of:=[.D70]/[.$E70]" office:value-type="float" office:value="-0.78837189149702" calcext:value-type="float">
            <text:p>-0.79</text:p>
          </table:table-cell>
          <table:table-cell table:formula="of:=DEGREES(ATAN2([.G70];[.F70]))" office:value-type="float" office:value="-89.4781580806556" calcext:value-type="float">
            <text:p>-89.4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7.22" calcext:value-type="float">
            <text:p>7.22</text:p>
          </table:table-cell>
          <table:table-cell office:value-type="float" office:value="-507.94" calcext:value-type="float">
            <text:p>-507.94</text:p>
          </table:table-cell>
          <table:table-cell table:formula="of:=SQRT([.B71]^2 + [.C71]^2 + [.D71]^2)" office:value-type="float" office:value="637.69719467785" calcext:value-type="float">
            <text:p>637.70</text:p>
          </table:table-cell>
          <table:table-cell table:formula="of:=[.B71]/[.$E71]" office:value-type="float" office:value="-0.604503208132726" calcext:value-type="float">
            <text:p>-0.60</text:p>
          </table:table-cell>
          <table:table-cell table:formula="of:=[.C71]/[.$E71]" office:value-type="float" office:value="0.0113219880223048" calcext:value-type="float">
            <text:p>0.01</text:p>
          </table:table-cell>
          <table:table-cell table:formula="of:=[.D71]/[.$E71]" office:value-type="float" office:value="-0.796522243220153" calcext:value-type="float">
            <text:p>-0.80</text:p>
          </table:table-cell>
          <table:table-cell table:formula="of:=DEGREES(ATAN2([.G71];[.F71]))" office:value-type="float" office:value="-88.9270093463472" calcext:value-type="float">
            <text:p>-88.9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7.22" calcext:value-type="float">
            <text:p>7.22</text:p>
          </table:table-cell>
          <table:table-cell office:value-type="float" office:value="-507.94" calcext:value-type="float">
            <text:p>-507.94</text:p>
          </table:table-cell>
          <table:table-cell table:formula="of:=SQRT([.B72]^2 + [.C72]^2 + [.D72]^2)" office:value-type="float" office:value="637.69719467785" calcext:value-type="float">
            <text:p>637.70</text:p>
          </table:table-cell>
          <table:table-cell table:formula="of:=[.B72]/[.$E72]" office:value-type="float" office:value="-0.604503208132726" calcext:value-type="float">
            <text:p>-0.60</text:p>
          </table:table-cell>
          <table:table-cell table:formula="of:=[.C72]/[.$E72]" office:value-type="float" office:value="0.0113219880223048" calcext:value-type="float">
            <text:p>0.01</text:p>
          </table:table-cell>
          <table:table-cell table:formula="of:=[.D72]/[.$E72]" office:value-type="float" office:value="-0.796522243220153" calcext:value-type="float">
            <text:p>-0.80</text:p>
          </table:table-cell>
          <table:table-cell table:formula="of:=DEGREES(ATAN2([.G72];[.F72]))" office:value-type="float" office:value="-88.9270093463472" calcext:value-type="float">
            <text:p>-88.9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7.22" calcext:value-type="float">
            <text:p>7.22</text:p>
          </table:table-cell>
          <table:table-cell office:value-type="float" office:value="-507.94" calcext:value-type="float">
            <text:p>-507.94</text:p>
          </table:table-cell>
          <table:table-cell table:formula="of:=SQRT([.B73]^2 + [.C73]^2 + [.D73]^2)" office:value-type="float" office:value="637.69719467785" calcext:value-type="float">
            <text:p>637.70</text:p>
          </table:table-cell>
          <table:table-cell table:formula="of:=[.B73]/[.$E73]" office:value-type="float" office:value="-0.604503208132726" calcext:value-type="float">
            <text:p>-0.60</text:p>
          </table:table-cell>
          <table:table-cell table:formula="of:=[.C73]/[.$E73]" office:value-type="float" office:value="0.0113219880223048" calcext:value-type="float">
            <text:p>0.01</text:p>
          </table:table-cell>
          <table:table-cell table:formula="of:=[.D73]/[.$E73]" office:value-type="float" office:value="-0.796522243220153" calcext:value-type="float">
            <text:p>-0.80</text:p>
          </table:table-cell>
          <table:table-cell table:formula="of:=DEGREES(ATAN2([.G73];[.F73]))" office:value-type="float" office:value="-88.9270093463472" calcext:value-type="float">
            <text:p>-88.9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7.22" calcext:value-type="float">
            <text:p>7.22</text:p>
          </table:table-cell>
          <table:table-cell office:value-type="float" office:value="-507.94" calcext:value-type="float">
            <text:p>-507.94</text:p>
          </table:table-cell>
          <table:table-cell table:formula="of:=SQRT([.B74]^2 + [.C74]^2 + [.D74]^2)" office:value-type="float" office:value="637.69719467785" calcext:value-type="float">
            <text:p>637.70</text:p>
          </table:table-cell>
          <table:table-cell table:formula="of:=[.B74]/[.$E74]" office:value-type="float" office:value="-0.604503208132726" calcext:value-type="float">
            <text:p>-0.60</text:p>
          </table:table-cell>
          <table:table-cell table:formula="of:=[.C74]/[.$E74]" office:value-type="float" office:value="0.0113219880223048" calcext:value-type="float">
            <text:p>0.01</text:p>
          </table:table-cell>
          <table:table-cell table:formula="of:=[.D74]/[.$E74]" office:value-type="float" office:value="-0.796522243220153" calcext:value-type="float">
            <text:p>-0.80</text:p>
          </table:table-cell>
          <table:table-cell table:formula="of:=DEGREES(ATAN2([.G74];[.F74]))" office:value-type="float" office:value="-88.9270093463472" calcext:value-type="float">
            <text:p>-88.9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-3.61" calcext:value-type="float">
            <text:p>-3.61</text:p>
          </table:table-cell>
          <table:table-cell office:value-type="float" office:value="-514.9" calcext:value-type="float">
            <text:p>-514.9</text:p>
          </table:table-cell>
          <table:table-cell table:formula="of:=SQRT([.B75]^2 + [.C75]^2 + [.D75]^2)" office:value-type="float" office:value="641.061415934542" calcext:value-type="float">
            <text:p>641.06</text:p>
          </table:table-cell>
          <table:table-cell table:formula="of:=[.B75]/[.$E75]" office:value-type="float" office:value="-0.59568395555878" calcext:value-type="float">
            <text:p>-0.60</text:p>
          </table:table-cell>
          <table:table-cell table:formula="of:=[.C75]/[.$E75]" office:value-type="float" office:value="-0.0056312857243753" calcext:value-type="float">
            <text:p>-0.01</text:p>
          </table:table-cell>
          <table:table-cell table:formula="of:=[.D75]/[.$E75]" office:value-type="float" office:value="-0.803199174371424" calcext:value-type="float">
            <text:p>-0.80</text:p>
          </table:table-cell>
          <table:table-cell table:formula="of:=DEGREES(ATAN2([.G75];[.F75]))" office:value-type="float" office:value="-90.5416283101456" calcext:value-type="float">
            <text:p>-90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-3.61" calcext:value-type="float">
            <text:p>-3.61</text:p>
          </table:table-cell>
          <table:table-cell office:value-type="float" office:value="-514.9" calcext:value-type="float">
            <text:p>-514.9</text:p>
          </table:table-cell>
          <table:table-cell table:formula="of:=SQRT([.B76]^2 + [.C76]^2 + [.D76]^2)" office:value-type="float" office:value="641.061415934542" calcext:value-type="float">
            <text:p>641.06</text:p>
          </table:table-cell>
          <table:table-cell table:formula="of:=[.B76]/[.$E76]" office:value-type="float" office:value="-0.59568395555878" calcext:value-type="float">
            <text:p>-0.60</text:p>
          </table:table-cell>
          <table:table-cell table:formula="of:=[.C76]/[.$E76]" office:value-type="float" office:value="-0.0056312857243753" calcext:value-type="float">
            <text:p>-0.01</text:p>
          </table:table-cell>
          <table:table-cell table:formula="of:=[.D76]/[.$E76]" office:value-type="float" office:value="-0.803199174371424" calcext:value-type="float">
            <text:p>-0.80</text:p>
          </table:table-cell>
          <table:table-cell table:formula="of:=DEGREES(ATAN2([.G76];[.F76]))" office:value-type="float" office:value="-90.5416283101456" calcext:value-type="float">
            <text:p>-90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-3.61" calcext:value-type="float">
            <text:p>-3.61</text:p>
          </table:table-cell>
          <table:table-cell office:value-type="float" office:value="-514.9" calcext:value-type="float">
            <text:p>-514.9</text:p>
          </table:table-cell>
          <table:table-cell table:formula="of:=SQRT([.B77]^2 + [.C77]^2 + [.D77]^2)" office:value-type="float" office:value="641.061415934542" calcext:value-type="float">
            <text:p>641.06</text:p>
          </table:table-cell>
          <table:table-cell table:formula="of:=[.B77]/[.$E77]" office:value-type="float" office:value="-0.59568395555878" calcext:value-type="float">
            <text:p>-0.60</text:p>
          </table:table-cell>
          <table:table-cell table:formula="of:=[.C77]/[.$E77]" office:value-type="float" office:value="-0.0056312857243753" calcext:value-type="float">
            <text:p>-0.01</text:p>
          </table:table-cell>
          <table:table-cell table:formula="of:=[.D77]/[.$E77]" office:value-type="float" office:value="-0.803199174371424" calcext:value-type="float">
            <text:p>-0.80</text:p>
          </table:table-cell>
          <table:table-cell table:formula="of:=DEGREES(ATAN2([.G77];[.F77]))" office:value-type="float" office:value="-90.5416283101456" calcext:value-type="float">
            <text:p>-90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6.44" calcext:value-type="float">
            <text:p>-376.44</text:p>
          </table:table-cell>
          <table:table-cell office:value-type="float" office:value="-1.8" calcext:value-type="float">
            <text:p>-1.8</text:p>
          </table:table-cell>
          <table:table-cell office:value-type="float" office:value="-516.64" calcext:value-type="float">
            <text:p>-516.64</text:p>
          </table:table-cell>
          <table:table-cell table:formula="of:=SQRT([.B78]^2 + [.C78]^2 + [.D78]^2)" office:value-type="float" office:value="639.239550716318" calcext:value-type="float">
            <text:p>639.24</text:p>
          </table:table-cell>
          <table:table-cell table:formula="of:=[.B78]/[.$E78]" office:value-type="float" office:value="-0.588887216972369" calcext:value-type="float">
            <text:p>-0.59</text:p>
          </table:table-cell>
          <table:table-cell table:formula="of:=[.C78]/[.$E78]" office:value-type="float" office:value="-0.00281584579361987" calcext:value-type="float">
            <text:p>0.00</text:p>
          </table:table-cell>
          <table:table-cell table:formula="of:=[.D78]/[.$E78]" office:value-type="float" office:value="-0.808210317119872" calcext:value-type="float">
            <text:p>-0.81</text:p>
          </table:table-cell>
          <table:table-cell table:formula="of:=DEGREES(ATAN2([.G78];[.F78]))" office:value-type="float" office:value="-90.2739656176964" calcext:value-type="float">
            <text:p>-90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6.44" calcext:value-type="float">
            <text:p>-376.44</text:p>
          </table:table-cell>
          <table:table-cell office:value-type="float" office:value="-1.8" calcext:value-type="float">
            <text:p>-1.8</text:p>
          </table:table-cell>
          <table:table-cell office:value-type="float" office:value="-516.64" calcext:value-type="float">
            <text:p>-516.64</text:p>
          </table:table-cell>
          <table:table-cell table:formula="of:=SQRT([.B79]^2 + [.C79]^2 + [.D79]^2)" office:value-type="float" office:value="639.239550716318" calcext:value-type="float">
            <text:p>639.24</text:p>
          </table:table-cell>
          <table:table-cell table:formula="of:=[.B79]/[.$E79]" office:value-type="float" office:value="-0.588887216972369" calcext:value-type="float">
            <text:p>-0.59</text:p>
          </table:table-cell>
          <table:table-cell table:formula="of:=[.C79]/[.$E79]" office:value-type="float" office:value="-0.00281584579361987" calcext:value-type="float">
            <text:p>0.00</text:p>
          </table:table-cell>
          <table:table-cell table:formula="of:=[.D79]/[.$E79]" office:value-type="float" office:value="-0.808210317119872" calcext:value-type="float">
            <text:p>-0.81</text:p>
          </table:table-cell>
          <table:table-cell table:formula="of:=DEGREES(ATAN2([.G79];[.F79]))" office:value-type="float" office:value="-90.2739656176964" calcext:value-type="float">
            <text:p>-90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6.44" calcext:value-type="float">
            <text:p>-376.44</text:p>
          </table:table-cell>
          <table:table-cell office:value-type="float" office:value="-1.8" calcext:value-type="float">
            <text:p>-1.8</text:p>
          </table:table-cell>
          <table:table-cell office:value-type="float" office:value="-516.64" calcext:value-type="float">
            <text:p>-516.64</text:p>
          </table:table-cell>
          <table:table-cell table:formula="of:=SQRT([.B80]^2 + [.C80]^2 + [.D80]^2)" office:value-type="float" office:value="639.239550716318" calcext:value-type="float">
            <text:p>639.24</text:p>
          </table:table-cell>
          <table:table-cell table:formula="of:=[.B80]/[.$E80]" office:value-type="float" office:value="-0.588887216972369" calcext:value-type="float">
            <text:p>-0.59</text:p>
          </table:table-cell>
          <table:table-cell table:formula="of:=[.C80]/[.$E80]" office:value-type="float" office:value="-0.00281584579361987" calcext:value-type="float">
            <text:p>0.00</text:p>
          </table:table-cell>
          <table:table-cell table:formula="of:=[.D80]/[.$E80]" office:value-type="float" office:value="-0.808210317119872" calcext:value-type="float">
            <text:p>-0.81</text:p>
          </table:table-cell>
          <table:table-cell table:formula="of:=DEGREES(ATAN2([.G80];[.F80]))" office:value-type="float" office:value="-90.2739656176964" calcext:value-type="float">
            <text:p>-90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6.44" calcext:value-type="float">
            <text:p>-376.44</text:p>
          </table:table-cell>
          <table:table-cell office:value-type="float" office:value="-1.8" calcext:value-type="float">
            <text:p>-1.8</text:p>
          </table:table-cell>
          <table:table-cell office:value-type="float" office:value="-516.64" calcext:value-type="float">
            <text:p>-516.64</text:p>
          </table:table-cell>
          <table:table-cell table:formula="of:=SQRT([.B81]^2 + [.C81]^2 + [.D81]^2)" office:value-type="float" office:value="639.239550716318" calcext:value-type="float">
            <text:p>639.24</text:p>
          </table:table-cell>
          <table:table-cell table:formula="of:=[.B81]/[.$E81]" office:value-type="float" office:value="-0.588887216972369" calcext:value-type="float">
            <text:p>-0.59</text:p>
          </table:table-cell>
          <table:table-cell table:formula="of:=[.C81]/[.$E81]" office:value-type="float" office:value="-0.00281584579361987" calcext:value-type="float">
            <text:p>0.00</text:p>
          </table:table-cell>
          <table:table-cell table:formula="of:=[.D81]/[.$E81]" office:value-type="float" office:value="-0.808210317119872" calcext:value-type="float">
            <text:p>-0.81</text:p>
          </table:table-cell>
          <table:table-cell table:formula="of:=DEGREES(ATAN2([.G81];[.F81]))" office:value-type="float" office:value="-90.2739656176964" calcext:value-type="float">
            <text:p>-90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-3.61" calcext:value-type="float">
            <text:p>-3.61</text:p>
          </table:table-cell>
          <table:table-cell office:value-type="float" office:value="-511.42" calcext:value-type="float">
            <text:p>-511.42</text:p>
          </table:table-cell>
          <table:table-cell table:formula="of:=SQRT([.B82]^2 + [.C82]^2 + [.D82]^2)" office:value-type="float" office:value="638.269649442929" calcext:value-type="float">
            <text:p>638.27</text:p>
          </table:table-cell>
          <table:table-cell table:formula="of:=[.B82]/[.$E82]" office:value-type="float" office:value="-0.598289453890357" calcext:value-type="float">
            <text:p>-0.60</text:p>
          </table:table-cell>
          <table:table-cell table:formula="of:=[.C82]/[.$E82]" office:value-type="float" office:value="-0.00565591674796184" calcext:value-type="float">
            <text:p>-0.01</text:p>
          </table:table-cell>
          <table:table-cell table:formula="of:=[.D82]/[.$E82]" office:value-type="float" office:value="-0.801260095081065" calcext:value-type="float">
            <text:p>-0.80</text:p>
          </table:table-cell>
          <table:table-cell table:formula="of:=DEGREES(ATAN2([.G82];[.F82]))" office:value-type="float" office:value="-90.5416283101456" calcext:value-type="float">
            <text:p>-90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-3.61" calcext:value-type="float">
            <text:p>-3.61</text:p>
          </table:table-cell>
          <table:table-cell office:value-type="float" office:value="-511.42" calcext:value-type="float">
            <text:p>-511.42</text:p>
          </table:table-cell>
          <table:table-cell table:formula="of:=SQRT([.B83]^2 + [.C83]^2 + [.D83]^2)" office:value-type="float" office:value="638.269649442929" calcext:value-type="float">
            <text:p>638.27</text:p>
          </table:table-cell>
          <table:table-cell table:formula="of:=[.B83]/[.$E83]" office:value-type="float" office:value="-0.598289453890357" calcext:value-type="float">
            <text:p>-0.60</text:p>
          </table:table-cell>
          <table:table-cell table:formula="of:=[.C83]/[.$E83]" office:value-type="float" office:value="-0.00565591674796184" calcext:value-type="float">
            <text:p>-0.01</text:p>
          </table:table-cell>
          <table:table-cell table:formula="of:=[.D83]/[.$E83]" office:value-type="float" office:value="-0.801260095081065" calcext:value-type="float">
            <text:p>-0.80</text:p>
          </table:table-cell>
          <table:table-cell table:formula="of:=DEGREES(ATAN2([.G83];[.F83]))" office:value-type="float" office:value="-90.5416283101456" calcext:value-type="float">
            <text:p>-90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-3.61" calcext:value-type="float">
            <text:p>-3.61</text:p>
          </table:table-cell>
          <table:table-cell office:value-type="float" office:value="-511.42" calcext:value-type="float">
            <text:p>-511.42</text:p>
          </table:table-cell>
          <table:table-cell table:formula="of:=SQRT([.B84]^2 + [.C84]^2 + [.D84]^2)" office:value-type="float" office:value="638.269649442929" calcext:value-type="float">
            <text:p>638.27</text:p>
          </table:table-cell>
          <table:table-cell table:formula="of:=[.B84]/[.$E84]" office:value-type="float" office:value="-0.598289453890357" calcext:value-type="float">
            <text:p>-0.60</text:p>
          </table:table-cell>
          <table:table-cell table:formula="of:=[.C84]/[.$E84]" office:value-type="float" office:value="-0.00565591674796184" calcext:value-type="float">
            <text:p>-0.01</text:p>
          </table:table-cell>
          <table:table-cell table:formula="of:=[.D84]/[.$E84]" office:value-type="float" office:value="-0.801260095081065" calcext:value-type="float">
            <text:p>-0.80</text:p>
          </table:table-cell>
          <table:table-cell table:formula="of:=DEGREES(ATAN2([.G84];[.F84]))" office:value-type="float" office:value="-90.5416283101456" calcext:value-type="float">
            <text:p>-90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-3.61" calcext:value-type="float">
            <text:p>-3.61</text:p>
          </table:table-cell>
          <table:table-cell office:value-type="float" office:value="-511.42" calcext:value-type="float">
            <text:p>-511.42</text:p>
          </table:table-cell>
          <table:table-cell table:formula="of:=SQRT([.B85]^2 + [.C85]^2 + [.D85]^2)" office:value-type="float" office:value="638.269649442929" calcext:value-type="float">
            <text:p>638.27</text:p>
          </table:table-cell>
          <table:table-cell table:formula="of:=[.B85]/[.$E85]" office:value-type="float" office:value="-0.598289453890357" calcext:value-type="float">
            <text:p>-0.60</text:p>
          </table:table-cell>
          <table:table-cell table:formula="of:=[.C85]/[.$E85]" office:value-type="float" office:value="-0.00565591674796184" calcext:value-type="float">
            <text:p>-0.01</text:p>
          </table:table-cell>
          <table:table-cell table:formula="of:=[.D85]/[.$E85]" office:value-type="float" office:value="-0.801260095081065" calcext:value-type="float">
            <text:p>-0.80</text:p>
          </table:table-cell>
          <table:table-cell table:formula="of:=DEGREES(ATAN2([.G85];[.F85]))" office:value-type="float" office:value="-90.5416283101456" calcext:value-type="float">
            <text:p>-90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-3.61" calcext:value-type="float">
            <text:p>-3.61</text:p>
          </table:table-cell>
          <table:table-cell office:value-type="float" office:value="-511.42" calcext:value-type="float">
            <text:p>-511.42</text:p>
          </table:table-cell>
          <table:table-cell table:formula="of:=SQRT([.B86]^2 + [.C86]^2 + [.D86]^2)" office:value-type="float" office:value="638.269649442929" calcext:value-type="float">
            <text:p>638.27</text:p>
          </table:table-cell>
          <table:table-cell table:formula="of:=[.B86]/[.$E86]" office:value-type="float" office:value="-0.598289453890357" calcext:value-type="float">
            <text:p>-0.60</text:p>
          </table:table-cell>
          <table:table-cell table:formula="of:=[.C86]/[.$E86]" office:value-type="float" office:value="-0.00565591674796184" calcext:value-type="float">
            <text:p>-0.01</text:p>
          </table:table-cell>
          <table:table-cell table:formula="of:=[.D86]/[.$E86]" office:value-type="float" office:value="-0.801260095081065" calcext:value-type="float">
            <text:p>-0.80</text:p>
          </table:table-cell>
          <table:table-cell table:formula="of:=DEGREES(ATAN2([.G86];[.F86]))" office:value-type="float" office:value="-90.5416283101456" calcext:value-type="float">
            <text:p>-90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20.12" calcext:value-type="float">
            <text:p>-520.12</text:p>
          </table:table-cell>
          <table:table-cell table:formula="of:=SQRT([.B87]^2 + [.C87]^2 + [.D87]^2)" office:value-type="float" office:value="644.305777484573" calcext:value-type="float">
            <text:p>644.31</text:p>
          </table:table-cell>
          <table:table-cell table:formula="of:=[.B87]/[.$E87]" office:value-type="float" office:value="-0.589875201001282" calcext:value-type="float">
            <text:p>-0.59</text:p>
          </table:table-cell>
          <table:table-cell table:formula="of:=[.C87]/[.$E87]" office:value-type="float" office:value="-0.0196024937868921" calcext:value-type="float">
            <text:p>-0.02</text:p>
          </table:table-cell>
          <table:table-cell table:formula="of:=[.D87]/[.$E87]" office:value-type="float" office:value="-0.807256458308654" calcext:value-type="float">
            <text:p>-0.81</text:p>
          </table:table-cell>
          <table:table-cell table:formula="of:=DEGREES(ATAN2([.G87];[.F87]))" office:value-type="float" office:value="-91.9033297064996" calcext:value-type="float">
            <text:p>-91.9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20.12" calcext:value-type="float">
            <text:p>-520.12</text:p>
          </table:table-cell>
          <table:table-cell table:formula="of:=SQRT([.B88]^2 + [.C88]^2 + [.D88]^2)" office:value-type="float" office:value="644.305777484573" calcext:value-type="float">
            <text:p>644.31</text:p>
          </table:table-cell>
          <table:table-cell table:formula="of:=[.B88]/[.$E88]" office:value-type="float" office:value="-0.589875201001282" calcext:value-type="float">
            <text:p>-0.59</text:p>
          </table:table-cell>
          <table:table-cell table:formula="of:=[.C88]/[.$E88]" office:value-type="float" office:value="-0.0196024937868921" calcext:value-type="float">
            <text:p>-0.02</text:p>
          </table:table-cell>
          <table:table-cell table:formula="of:=[.D88]/[.$E88]" office:value-type="float" office:value="-0.807256458308654" calcext:value-type="float">
            <text:p>-0.81</text:p>
          </table:table-cell>
          <table:table-cell table:formula="of:=DEGREES(ATAN2([.G88];[.F88]))" office:value-type="float" office:value="-91.9033297064996" calcext:value-type="float">
            <text:p>-91.9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20.12" calcext:value-type="float">
            <text:p>-520.12</text:p>
          </table:table-cell>
          <table:table-cell table:formula="of:=SQRT([.B89]^2 + [.C89]^2 + [.D89]^2)" office:value-type="float" office:value="644.305777484573" calcext:value-type="float">
            <text:p>644.31</text:p>
          </table:table-cell>
          <table:table-cell table:formula="of:=[.B89]/[.$E89]" office:value-type="float" office:value="-0.589875201001282" calcext:value-type="float">
            <text:p>-0.59</text:p>
          </table:table-cell>
          <table:table-cell table:formula="of:=[.C89]/[.$E89]" office:value-type="float" office:value="-0.0196024937868921" calcext:value-type="float">
            <text:p>-0.02</text:p>
          </table:table-cell>
          <table:table-cell table:formula="of:=[.D89]/[.$E89]" office:value-type="float" office:value="-0.807256458308654" calcext:value-type="float">
            <text:p>-0.81</text:p>
          </table:table-cell>
          <table:table-cell table:formula="of:=DEGREES(ATAN2([.G89];[.F89]))" office:value-type="float" office:value="-91.9033297064996" calcext:value-type="float">
            <text:p>-91.9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3.61" calcext:value-type="float">
            <text:p>3.61</text:p>
          </table:table-cell>
          <table:table-cell office:value-type="float" office:value="-518.38" calcext:value-type="float">
            <text:p>-518.38</text:p>
          </table:table-cell>
          <table:table-cell table:formula="of:=SQRT([.B90]^2 + [.C90]^2 + [.D90]^2)" office:value-type="float" office:value="643.859886465992" calcext:value-type="float">
            <text:p>643.86</text:p>
          </table:table-cell>
          <table:table-cell table:formula="of:=[.B90]/[.$E90]" office:value-type="float" office:value="-0.59309487673786" calcext:value-type="float">
            <text:p>-0.59</text:p>
          </table:table-cell>
          <table:table-cell table:formula="of:=[.C90]/[.$E90]" office:value-type="float" office:value="0.00560680992228684" calcext:value-type="float">
            <text:p>0.01</text:p>
          </table:table-cell>
          <table:table-cell table:formula="of:=[.D90]/[.$E90]" office:value-type="float" office:value="-0.80511305471331" calcext:value-type="float">
            <text:p>-0.81</text:p>
          </table:table-cell>
          <table:table-cell table:formula="of:=DEGREES(ATAN2([.G90];[.F90]))" office:value-type="float" office:value="-89.4583716898544" calcext:value-type="float">
            <text:p>-89.4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3.61" calcext:value-type="float">
            <text:p>3.61</text:p>
          </table:table-cell>
          <table:table-cell office:value-type="float" office:value="-518.38" calcext:value-type="float">
            <text:p>-518.38</text:p>
          </table:table-cell>
          <table:table-cell table:formula="of:=SQRT([.B91]^2 + [.C91]^2 + [.D91]^2)" office:value-type="float" office:value="643.859886465992" calcext:value-type="float">
            <text:p>643.86</text:p>
          </table:table-cell>
          <table:table-cell table:formula="of:=[.B91]/[.$E91]" office:value-type="float" office:value="-0.59309487673786" calcext:value-type="float">
            <text:p>-0.59</text:p>
          </table:table-cell>
          <table:table-cell table:formula="of:=[.C91]/[.$E91]" office:value-type="float" office:value="0.00560680992228684" calcext:value-type="float">
            <text:p>0.01</text:p>
          </table:table-cell>
          <table:table-cell table:formula="of:=[.D91]/[.$E91]" office:value-type="float" office:value="-0.80511305471331" calcext:value-type="float">
            <text:p>-0.81</text:p>
          </table:table-cell>
          <table:table-cell table:formula="of:=DEGREES(ATAN2([.G91];[.F91]))" office:value-type="float" office:value="-89.4583716898544" calcext:value-type="float">
            <text:p>-89.4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3.61" calcext:value-type="float">
            <text:p>3.61</text:p>
          </table:table-cell>
          <table:table-cell office:value-type="float" office:value="-518.38" calcext:value-type="float">
            <text:p>-518.38</text:p>
          </table:table-cell>
          <table:table-cell table:formula="of:=SQRT([.B92]^2 + [.C92]^2 + [.D92]^2)" office:value-type="float" office:value="643.859886465992" calcext:value-type="float">
            <text:p>643.86</text:p>
          </table:table-cell>
          <table:table-cell table:formula="of:=[.B92]/[.$E92]" office:value-type="float" office:value="-0.59309487673786" calcext:value-type="float">
            <text:p>-0.59</text:p>
          </table:table-cell>
          <table:table-cell table:formula="of:=[.C92]/[.$E92]" office:value-type="float" office:value="0.00560680992228684" calcext:value-type="float">
            <text:p>0.01</text:p>
          </table:table-cell>
          <table:table-cell table:formula="of:=[.D92]/[.$E92]" office:value-type="float" office:value="-0.80511305471331" calcext:value-type="float">
            <text:p>-0.81</text:p>
          </table:table-cell>
          <table:table-cell table:formula="of:=DEGREES(ATAN2([.G92];[.F92]))" office:value-type="float" office:value="-89.4583716898544" calcext:value-type="float">
            <text:p>-89.4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3.61" calcext:value-type="float">
            <text:p>3.61</text:p>
          </table:table-cell>
          <table:table-cell office:value-type="float" office:value="-518.38" calcext:value-type="float">
            <text:p>-518.38</text:p>
          </table:table-cell>
          <table:table-cell table:formula="of:=SQRT([.B93]^2 + [.C93]^2 + [.D93]^2)" office:value-type="float" office:value="643.859886465992" calcext:value-type="float">
            <text:p>643.86</text:p>
          </table:table-cell>
          <table:table-cell table:formula="of:=[.B93]/[.$E93]" office:value-type="float" office:value="-0.59309487673786" calcext:value-type="float">
            <text:p>-0.59</text:p>
          </table:table-cell>
          <table:table-cell table:formula="of:=[.C93]/[.$E93]" office:value-type="float" office:value="0.00560680992228684" calcext:value-type="float">
            <text:p>0.01</text:p>
          </table:table-cell>
          <table:table-cell table:formula="of:=[.D93]/[.$E93]" office:value-type="float" office:value="-0.80511305471331" calcext:value-type="float">
            <text:p>-0.81</text:p>
          </table:table-cell>
          <table:table-cell table:formula="of:=DEGREES(ATAN2([.G93];[.F93]))" office:value-type="float" office:value="-89.4583716898544" calcext:value-type="float">
            <text:p>-89.4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2.73" calcext:value-type="float">
            <text:p>-392.73</text:p>
          </table:table-cell>
          <table:table-cell office:value-type="float" office:value="3.61" calcext:value-type="float">
            <text:p>3.61</text:p>
          </table:table-cell>
          <table:table-cell office:value-type="float" office:value="-528.82" calcext:value-type="float">
            <text:p>-528.82</text:p>
          </table:table-cell>
          <table:table-cell table:formula="of:=SQRT([.B94]^2 + [.C94]^2 + [.D94]^2)" office:value-type="float" office:value="658.711224589349" calcext:value-type="float">
            <text:p>658.71</text:p>
          </table:table-cell>
          <table:table-cell table:formula="of:=[.B94]/[.$E94]" office:value-type="float" office:value="-0.59620966721014" calcext:value-type="float">
            <text:p>-0.60</text:p>
          </table:table-cell>
          <table:table-cell table:formula="of:=[.C94]/[.$E94]" office:value-type="float" office:value="0.00548039848911111" calcext:value-type="float">
            <text:p>0.01</text:p>
          </table:table-cell>
          <table:table-cell table:formula="of:=[.D94]/[.$E94]" office:value-type="float" office:value="-0.802810063438155" calcext:value-type="float">
            <text:p>-0.80</text:p>
          </table:table-cell>
          <table:table-cell table:formula="of:=DEGREES(ATAN2([.G94];[.F94]))" office:value-type="float" office:value="-89.4733482575414" calcext:value-type="float">
            <text:p>-89.4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2.73" calcext:value-type="float">
            <text:p>-392.73</text:p>
          </table:table-cell>
          <table:table-cell office:value-type="float" office:value="3.61" calcext:value-type="float">
            <text:p>3.61</text:p>
          </table:table-cell>
          <table:table-cell office:value-type="float" office:value="-528.82" calcext:value-type="float">
            <text:p>-528.82</text:p>
          </table:table-cell>
          <table:table-cell table:formula="of:=SQRT([.B95]^2 + [.C95]^2 + [.D95]^2)" office:value-type="float" office:value="658.711224589349" calcext:value-type="float">
            <text:p>658.71</text:p>
          </table:table-cell>
          <table:table-cell table:formula="of:=[.B95]/[.$E95]" office:value-type="float" office:value="-0.59620966721014" calcext:value-type="float">
            <text:p>-0.60</text:p>
          </table:table-cell>
          <table:table-cell table:formula="of:=[.C95]/[.$E95]" office:value-type="float" office:value="0.00548039848911111" calcext:value-type="float">
            <text:p>0.01</text:p>
          </table:table-cell>
          <table:table-cell table:formula="of:=[.D95]/[.$E95]" office:value-type="float" office:value="-0.802810063438155" calcext:value-type="float">
            <text:p>-0.80</text:p>
          </table:table-cell>
          <table:table-cell table:formula="of:=DEGREES(ATAN2([.G95];[.F95]))" office:value-type="float" office:value="-89.4733482575414" calcext:value-type="float">
            <text:p>-89.4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2.73" calcext:value-type="float">
            <text:p>-392.73</text:p>
          </table:table-cell>
          <table:table-cell office:value-type="float" office:value="3.61" calcext:value-type="float">
            <text:p>3.61</text:p>
          </table:table-cell>
          <table:table-cell office:value-type="float" office:value="-528.82" calcext:value-type="float">
            <text:p>-528.82</text:p>
          </table:table-cell>
          <table:table-cell table:formula="of:=SQRT([.B96]^2 + [.C96]^2 + [.D96]^2)" office:value-type="float" office:value="658.711224589349" calcext:value-type="float">
            <text:p>658.71</text:p>
          </table:table-cell>
          <table:table-cell table:formula="of:=[.B96]/[.$E96]" office:value-type="float" office:value="-0.59620966721014" calcext:value-type="float">
            <text:p>-0.60</text:p>
          </table:table-cell>
          <table:table-cell table:formula="of:=[.C96]/[.$E96]" office:value-type="float" office:value="0.00548039848911111" calcext:value-type="float">
            <text:p>0.01</text:p>
          </table:table-cell>
          <table:table-cell table:formula="of:=[.D96]/[.$E96]" office:value-type="float" office:value="-0.802810063438155" calcext:value-type="float">
            <text:p>-0.80</text:p>
          </table:table-cell>
          <table:table-cell table:formula="of:=DEGREES(ATAN2([.G96];[.F96]))" office:value-type="float" office:value="-89.4733482575414" calcext:value-type="float">
            <text:p>-89.4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3.61" calcext:value-type="float">
            <text:p>3.61</text:p>
          </table:table-cell>
          <table:table-cell office:value-type="float" office:value="-514.9" calcext:value-type="float">
            <text:p>-514.9</text:p>
          </table:table-cell>
          <table:table-cell table:formula="of:=SQRT([.B97]^2 + [.C97]^2 + [.D97]^2)" office:value-type="float" office:value="643.224363810949" calcext:value-type="float">
            <text:p>643.22</text:p>
          </table:table-cell>
          <table:table-cell table:formula="of:=[.B97]/[.$E97]" office:value-type="float" office:value="-0.599308766409383" calcext:value-type="float">
            <text:p>-0.60</text:p>
          </table:table-cell>
          <table:table-cell table:formula="of:=[.C97]/[.$E97]" office:value-type="float" office:value="0.00561234959853141" calcext:value-type="float">
            <text:p>0.01</text:p>
          </table:table-cell>
          <table:table-cell table:formula="of:=[.D97]/[.$E97]" office:value-type="float" office:value="-0.800498284843164" calcext:value-type="float">
            <text:p>-0.80</text:p>
          </table:table-cell>
          <table:table-cell table:formula="of:=DEGREES(ATAN2([.G97];[.F97]))" office:value-type="float" office:value="-89.4634576306465" calcext:value-type="float">
            <text:p>-89.4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3.61" calcext:value-type="float">
            <text:p>3.61</text:p>
          </table:table-cell>
          <table:table-cell office:value-type="float" office:value="-514.9" calcext:value-type="float">
            <text:p>-514.9</text:p>
          </table:table-cell>
          <table:table-cell table:formula="of:=SQRT([.B98]^2 + [.C98]^2 + [.D98]^2)" office:value-type="float" office:value="643.224363810949" calcext:value-type="float">
            <text:p>643.22</text:p>
          </table:table-cell>
          <table:table-cell table:formula="of:=[.B98]/[.$E98]" office:value-type="float" office:value="-0.599308766409383" calcext:value-type="float">
            <text:p>-0.60</text:p>
          </table:table-cell>
          <table:table-cell table:formula="of:=[.C98]/[.$E98]" office:value-type="float" office:value="0.00561234959853141" calcext:value-type="float">
            <text:p>0.01</text:p>
          </table:table-cell>
          <table:table-cell table:formula="of:=[.D98]/[.$E98]" office:value-type="float" office:value="-0.800498284843164" calcext:value-type="float">
            <text:p>-0.80</text:p>
          </table:table-cell>
          <table:table-cell table:formula="of:=DEGREES(ATAN2([.G98];[.F98]))" office:value-type="float" office:value="-89.4634576306465" calcext:value-type="float">
            <text:p>-89.4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3.61" calcext:value-type="float">
            <text:p>3.61</text:p>
          </table:table-cell>
          <table:table-cell office:value-type="float" office:value="-514.9" calcext:value-type="float">
            <text:p>-514.9</text:p>
          </table:table-cell>
          <table:table-cell table:formula="of:=SQRT([.B99]^2 + [.C99]^2 + [.D99]^2)" office:value-type="float" office:value="643.224363810949" calcext:value-type="float">
            <text:p>643.22</text:p>
          </table:table-cell>
          <table:table-cell table:formula="of:=[.B99]/[.$E99]" office:value-type="float" office:value="-0.599308766409383" calcext:value-type="float">
            <text:p>-0.60</text:p>
          </table:table-cell>
          <table:table-cell table:formula="of:=[.C99]/[.$E99]" office:value-type="float" office:value="0.00561234959853141" calcext:value-type="float">
            <text:p>0.01</text:p>
          </table:table-cell>
          <table:table-cell table:formula="of:=[.D99]/[.$E99]" office:value-type="float" office:value="-0.800498284843164" calcext:value-type="float">
            <text:p>-0.80</text:p>
          </table:table-cell>
          <table:table-cell table:formula="of:=DEGREES(ATAN2([.G99];[.F99]))" office:value-type="float" office:value="-89.4634576306465" calcext:value-type="float">
            <text:p>-89.4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3.61" calcext:value-type="float">
            <text:p>3.61</text:p>
          </table:table-cell>
          <table:table-cell office:value-type="float" office:value="-514.9" calcext:value-type="float">
            <text:p>-514.9</text:p>
          </table:table-cell>
          <table:table-cell table:formula="of:=SQRT([.B100]^2 + [.C100]^2 + [.D100]^2)" office:value-type="float" office:value="643.224363810949" calcext:value-type="float">
            <text:p>643.22</text:p>
          </table:table-cell>
          <table:table-cell table:formula="of:=[.B100]/[.$E100]" office:value-type="float" office:value="-0.599308766409383" calcext:value-type="float">
            <text:p>-0.60</text:p>
          </table:table-cell>
          <table:table-cell table:formula="of:=[.C100]/[.$E100]" office:value-type="float" office:value="0.00561234959853141" calcext:value-type="float">
            <text:p>0.01</text:p>
          </table:table-cell>
          <table:table-cell table:formula="of:=[.D100]/[.$E100]" office:value-type="float" office:value="-0.800498284843164" calcext:value-type="float">
            <text:p>-0.80</text:p>
          </table:table-cell>
          <table:table-cell table:formula="of:=DEGREES(ATAN2([.G100];[.F100]))" office:value-type="float" office:value="-89.4634576306465" calcext:value-type="float">
            <text:p>-89.4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3.61" calcext:value-type="float">
            <text:p>3.61</text:p>
          </table:table-cell>
          <table:table-cell office:value-type="float" office:value="-514.9" calcext:value-type="float">
            <text:p>-514.9</text:p>
          </table:table-cell>
          <table:table-cell table:formula="of:=SQRT([.B101]^2 + [.C101]^2 + [.D101]^2)" office:value-type="float" office:value="643.224363810949" calcext:value-type="float">
            <text:p>643.22</text:p>
          </table:table-cell>
          <table:table-cell table:formula="of:=[.B101]/[.$E101]" office:value-type="float" office:value="-0.599308766409383" calcext:value-type="float">
            <text:p>-0.60</text:p>
          </table:table-cell>
          <table:table-cell table:formula="of:=[.C101]/[.$E101]" office:value-type="float" office:value="0.00561234959853141" calcext:value-type="float">
            <text:p>0.01</text:p>
          </table:table-cell>
          <table:table-cell table:formula="of:=[.D101]/[.$E101]" office:value-type="float" office:value="-0.800498284843164" calcext:value-type="float">
            <text:p>-0.80</text:p>
          </table:table-cell>
          <table:table-cell table:formula="of:=DEGREES(ATAN2([.G101];[.F101]))" office:value-type="float" office:value="-89.4634576306465" calcext:value-type="float">
            <text:p>-89.4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4.63" calcext:value-type="float">
            <text:p>-374.63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102]^2 + [.C102]^2 + [.D102]^2)" office:value-type="float" office:value="634.046627386346" calcext:value-type="float">
            <text:p>634.05</text:p>
          </table:table-cell>
          <table:table-cell table:formula="of:=[.B102]/[.$E102]" office:value-type="float" office:value="-0.590855599286589" calcext:value-type="float">
            <text:p>-0.59</text:p>
          </table:table-cell>
          <table:table-cell table:formula="of:=[.C102]/[.$E102]" office:value-type="float" office:value="-0.0170649910158847" calcext:value-type="float">
            <text:p>-0.02</text:p>
          </table:table-cell>
          <table:table-cell table:formula="of:=[.D102]/[.$E102]" office:value-type="float" office:value="-0.806596830438425" calcext:value-type="float">
            <text:p>-0.81</text:p>
          </table:table-cell>
          <table:table-cell table:formula="of:=DEGREES(ATAN2([.G102];[.F102]))" office:value-type="float" office:value="-91.6543470732593" calcext:value-type="float">
            <text:p>-91.6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4.63" calcext:value-type="float">
            <text:p>-374.63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103]^2 + [.C103]^2 + [.D103]^2)" office:value-type="float" office:value="634.046627386346" calcext:value-type="float">
            <text:p>634.05</text:p>
          </table:table-cell>
          <table:table-cell table:formula="of:=[.B103]/[.$E103]" office:value-type="float" office:value="-0.590855599286589" calcext:value-type="float">
            <text:p>-0.59</text:p>
          </table:table-cell>
          <table:table-cell table:formula="of:=[.C103]/[.$E103]" office:value-type="float" office:value="-0.0170649910158847" calcext:value-type="float">
            <text:p>-0.02</text:p>
          </table:table-cell>
          <table:table-cell table:formula="of:=[.D103]/[.$E103]" office:value-type="float" office:value="-0.806596830438425" calcext:value-type="float">
            <text:p>-0.81</text:p>
          </table:table-cell>
          <table:table-cell table:formula="of:=DEGREES(ATAN2([.G103];[.F103]))" office:value-type="float" office:value="-91.6543470732593" calcext:value-type="float">
            <text:p>-91.6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4.63" calcext:value-type="float">
            <text:p>-374.63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104]^2 + [.C104]^2 + [.D104]^2)" office:value-type="float" office:value="634.046627386346" calcext:value-type="float">
            <text:p>634.05</text:p>
          </table:table-cell>
          <table:table-cell table:formula="of:=[.B104]/[.$E104]" office:value-type="float" office:value="-0.590855599286589" calcext:value-type="float">
            <text:p>-0.59</text:p>
          </table:table-cell>
          <table:table-cell table:formula="of:=[.C104]/[.$E104]" office:value-type="float" office:value="-0.0170649910158847" calcext:value-type="float">
            <text:p>-0.02</text:p>
          </table:table-cell>
          <table:table-cell table:formula="of:=[.D104]/[.$E104]" office:value-type="float" office:value="-0.806596830438425" calcext:value-type="float">
            <text:p>-0.81</text:p>
          </table:table-cell>
          <table:table-cell table:formula="of:=DEGREES(ATAN2([.G104];[.F104]))" office:value-type="float" office:value="-91.6543470732593" calcext:value-type="float">
            <text:p>-91.6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4.63" calcext:value-type="float">
            <text:p>-374.63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105]^2 + [.C105]^2 + [.D105]^2)" office:value-type="float" office:value="634.046627386346" calcext:value-type="float">
            <text:p>634.05</text:p>
          </table:table-cell>
          <table:table-cell table:formula="of:=[.B105]/[.$E105]" office:value-type="float" office:value="-0.590855599286589" calcext:value-type="float">
            <text:p>-0.59</text:p>
          </table:table-cell>
          <table:table-cell table:formula="of:=[.C105]/[.$E105]" office:value-type="float" office:value="-0.0170649910158847" calcext:value-type="float">
            <text:p>-0.02</text:p>
          </table:table-cell>
          <table:table-cell table:formula="of:=[.D105]/[.$E105]" office:value-type="float" office:value="-0.806596830438425" calcext:value-type="float">
            <text:p>-0.81</text:p>
          </table:table-cell>
          <table:table-cell table:formula="of:=DEGREES(ATAN2([.G105];[.F105]))" office:value-type="float" office:value="-91.6543470732593" calcext:value-type="float">
            <text:p>-91.6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67.39" calcext:value-type="float">
            <text:p>-367.39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00.98" calcext:value-type="float">
            <text:p>-500.98</text:p>
          </table:table-cell>
          <table:table-cell table:formula="of:=SQRT([.B106]^2 + [.C106]^2 + [.D106]^2)" office:value-type="float" office:value="621.421433006619" calcext:value-type="float">
            <text:p>621.42</text:p>
          </table:table-cell>
          <table:table-cell table:formula="of:=[.B106]/[.$E106]" office:value-type="float" office:value="-0.591209090137846" calcext:value-type="float">
            <text:p>-0.59</text:p>
          </table:table-cell>
          <table:table-cell table:formula="of:=[.C106]/[.$E106]" office:value-type="float" office:value="-0.0232209563969872" calcext:value-type="float">
            <text:p>-0.02</text:p>
          </table:table-cell>
          <table:table-cell table:formula="of:=[.D106]/[.$E106]" office:value-type="float" office:value="-0.806183973372325" calcext:value-type="float">
            <text:p>-0.81</text:p>
          </table:table-cell>
          <table:table-cell table:formula="of:=DEGREES(ATAN2([.G106];[.F106]))" office:value-type="float" office:value="-92.2492537576331" calcext:value-type="float">
            <text:p>-92.2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67.39" calcext:value-type="float">
            <text:p>-367.39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00.98" calcext:value-type="float">
            <text:p>-500.98</text:p>
          </table:table-cell>
          <table:table-cell table:formula="of:=SQRT([.B107]^2 + [.C107]^2 + [.D107]^2)" office:value-type="float" office:value="621.421433006619" calcext:value-type="float">
            <text:p>621.42</text:p>
          </table:table-cell>
          <table:table-cell table:formula="of:=[.B107]/[.$E107]" office:value-type="float" office:value="-0.591209090137846" calcext:value-type="float">
            <text:p>-0.59</text:p>
          </table:table-cell>
          <table:table-cell table:formula="of:=[.C107]/[.$E107]" office:value-type="float" office:value="-0.0232209563969872" calcext:value-type="float">
            <text:p>-0.02</text:p>
          </table:table-cell>
          <table:table-cell table:formula="of:=[.D107]/[.$E107]" office:value-type="float" office:value="-0.806183973372325" calcext:value-type="float">
            <text:p>-0.81</text:p>
          </table:table-cell>
          <table:table-cell table:formula="of:=DEGREES(ATAN2([.G107];[.F107]))" office:value-type="float" office:value="-92.2492537576331" calcext:value-type="float">
            <text:p>-92.2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67.39" calcext:value-type="float">
            <text:p>-367.39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00.98" calcext:value-type="float">
            <text:p>-500.98</text:p>
          </table:table-cell>
          <table:table-cell table:formula="of:=SQRT([.B108]^2 + [.C108]^2 + [.D108]^2)" office:value-type="float" office:value="621.421433006619" calcext:value-type="float">
            <text:p>621.42</text:p>
          </table:table-cell>
          <table:table-cell table:formula="of:=[.B108]/[.$E108]" office:value-type="float" office:value="-0.591209090137846" calcext:value-type="float">
            <text:p>-0.59</text:p>
          </table:table-cell>
          <table:table-cell table:formula="of:=[.C108]/[.$E108]" office:value-type="float" office:value="-0.0232209563969872" calcext:value-type="float">
            <text:p>-0.02</text:p>
          </table:table-cell>
          <table:table-cell table:formula="of:=[.D108]/[.$E108]" office:value-type="float" office:value="-0.806183973372325" calcext:value-type="float">
            <text:p>-0.81</text:p>
          </table:table-cell>
          <table:table-cell table:formula="of:=DEGREES(ATAN2([.G108];[.F108]))" office:value-type="float" office:value="-92.2492537576331" calcext:value-type="float">
            <text:p>-92.2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67.39" calcext:value-type="float">
            <text:p>-367.39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00.98" calcext:value-type="float">
            <text:p>-500.98</text:p>
          </table:table-cell>
          <table:table-cell table:formula="of:=SQRT([.B109]^2 + [.C109]^2 + [.D109]^2)" office:value-type="float" office:value="621.421433006619" calcext:value-type="float">
            <text:p>621.42</text:p>
          </table:table-cell>
          <table:table-cell table:formula="of:=[.B109]/[.$E109]" office:value-type="float" office:value="-0.591209090137846" calcext:value-type="float">
            <text:p>-0.59</text:p>
          </table:table-cell>
          <table:table-cell table:formula="of:=[.C109]/[.$E109]" office:value-type="float" office:value="-0.0232209563969872" calcext:value-type="float">
            <text:p>-0.02</text:p>
          </table:table-cell>
          <table:table-cell table:formula="of:=[.D109]/[.$E109]" office:value-type="float" office:value="-0.806183973372325" calcext:value-type="float">
            <text:p>-0.81</text:p>
          </table:table-cell>
          <table:table-cell table:formula="of:=DEGREES(ATAN2([.G109];[.F109]))" office:value-type="float" office:value="-92.2492537576331" calcext:value-type="float">
            <text:p>-92.2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12.63" calcext:value-type="float">
            <text:p>12.63</text:p>
          </table:table-cell>
          <table:table-cell office:value-type="float" office:value="-520.12" calcext:value-type="float">
            <text:p>-520.12</text:p>
          </table:table-cell>
          <table:table-cell table:formula="of:=SQRT([.B110]^2 + [.C110]^2 + [.D110]^2)" office:value-type="float" office:value="644.305777484573" calcext:value-type="float">
            <text:p>644.31</text:p>
          </table:table-cell>
          <table:table-cell table:formula="of:=[.B110]/[.$E110]" office:value-type="float" office:value="-0.589875201001282" calcext:value-type="float">
            <text:p>-0.59</text:p>
          </table:table-cell>
          <table:table-cell table:formula="of:=[.C110]/[.$E110]" office:value-type="float" office:value="0.0196024937868921" calcext:value-type="float">
            <text:p>0.02</text:p>
          </table:table-cell>
          <table:table-cell table:formula="of:=[.D110]/[.$E110]" office:value-type="float" office:value="-0.807256458308654" calcext:value-type="float">
            <text:p>-0.81</text:p>
          </table:table-cell>
          <table:table-cell table:formula="of:=DEGREES(ATAN2([.G110];[.F110]))" office:value-type="float" office:value="-88.0966702935004" calcext:value-type="float">
            <text:p>-88.1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12.63" calcext:value-type="float">
            <text:p>12.63</text:p>
          </table:table-cell>
          <table:table-cell office:value-type="float" office:value="-520.12" calcext:value-type="float">
            <text:p>-520.12</text:p>
          </table:table-cell>
          <table:table-cell table:formula="of:=SQRT([.B111]^2 + [.C111]^2 + [.D111]^2)" office:value-type="float" office:value="644.305777484573" calcext:value-type="float">
            <text:p>644.31</text:p>
          </table:table-cell>
          <table:table-cell table:formula="of:=[.B111]/[.$E111]" office:value-type="float" office:value="-0.589875201001282" calcext:value-type="float">
            <text:p>-0.59</text:p>
          </table:table-cell>
          <table:table-cell table:formula="of:=[.C111]/[.$E111]" office:value-type="float" office:value="0.0196024937868921" calcext:value-type="float">
            <text:p>0.02</text:p>
          </table:table-cell>
          <table:table-cell table:formula="of:=[.D111]/[.$E111]" office:value-type="float" office:value="-0.807256458308654" calcext:value-type="float">
            <text:p>-0.81</text:p>
          </table:table-cell>
          <table:table-cell table:formula="of:=DEGREES(ATAN2([.G111];[.F111]))" office:value-type="float" office:value="-88.0966702935004" calcext:value-type="float">
            <text:p>-88.1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12.63" calcext:value-type="float">
            <text:p>12.63</text:p>
          </table:table-cell>
          <table:table-cell office:value-type="float" office:value="-520.12" calcext:value-type="float">
            <text:p>-520.12</text:p>
          </table:table-cell>
          <table:table-cell table:formula="of:=SQRT([.B112]^2 + [.C112]^2 + [.D112]^2)" office:value-type="float" office:value="644.305777484573" calcext:value-type="float">
            <text:p>644.31</text:p>
          </table:table-cell>
          <table:table-cell table:formula="of:=[.B112]/[.$E112]" office:value-type="float" office:value="-0.589875201001282" calcext:value-type="float">
            <text:p>-0.59</text:p>
          </table:table-cell>
          <table:table-cell table:formula="of:=[.C112]/[.$E112]" office:value-type="float" office:value="0.0196024937868921" calcext:value-type="float">
            <text:p>0.02</text:p>
          </table:table-cell>
          <table:table-cell table:formula="of:=[.D112]/[.$E112]" office:value-type="float" office:value="-0.807256458308654" calcext:value-type="float">
            <text:p>-0.81</text:p>
          </table:table-cell>
          <table:table-cell table:formula="of:=DEGREES(ATAN2([.G112];[.F112]))" office:value-type="float" office:value="-88.0966702935004" calcext:value-type="float">
            <text:p>-88.1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4.54" calcext:value-type="float">
            <text:p>-394.54</text:p>
          </table:table-cell>
          <table:table-cell office:value-type="float" office:value="5.41" calcext:value-type="float">
            <text:p>5.41</text:p>
          </table:table-cell>
          <table:table-cell office:value-type="float" office:value="-509.68" calcext:value-type="float">
            <text:p>-509.68</text:p>
          </table:table-cell>
          <table:table-cell table:formula="of:=SQRT([.B113]^2 + [.C113]^2 + [.D113]^2)" office:value-type="float" office:value="644.565576260476" calcext:value-type="float">
            <text:p>644.57</text:p>
          </table:table-cell>
          <table:table-cell table:formula="of:=[.B113]/[.$E113]" office:value-type="float" office:value="-0.612102188715957" calcext:value-type="float">
            <text:p>-0.61</text:p>
          </table:table-cell>
          <table:table-cell table:formula="of:=[.C113]/[.$E113]" office:value-type="float" office:value="0.00839324996439735" calcext:value-type="float">
            <text:p>0.01</text:p>
          </table:table-cell>
          <table:table-cell table:formula="of:=[.D113]/[.$E113]" office:value-type="float" office:value="-0.790734129732725" calcext:value-type="float">
            <text:p>-0.79</text:p>
          </table:table-cell>
          <table:table-cell table:formula="of:=DEGREES(ATAN2([.G113];[.F113]))" office:value-type="float" office:value="-89.2143997006192" calcext:value-type="float">
            <text:p>-89.2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4.54" calcext:value-type="float">
            <text:p>-394.54</text:p>
          </table:table-cell>
          <table:table-cell office:value-type="float" office:value="5.41" calcext:value-type="float">
            <text:p>5.41</text:p>
          </table:table-cell>
          <table:table-cell office:value-type="float" office:value="-509.68" calcext:value-type="float">
            <text:p>-509.68</text:p>
          </table:table-cell>
          <table:table-cell table:formula="of:=SQRT([.B114]^2 + [.C114]^2 + [.D114]^2)" office:value-type="float" office:value="644.565576260476" calcext:value-type="float">
            <text:p>644.57</text:p>
          </table:table-cell>
          <table:table-cell table:formula="of:=[.B114]/[.$E114]" office:value-type="float" office:value="-0.612102188715957" calcext:value-type="float">
            <text:p>-0.61</text:p>
          </table:table-cell>
          <table:table-cell table:formula="of:=[.C114]/[.$E114]" office:value-type="float" office:value="0.00839324996439735" calcext:value-type="float">
            <text:p>0.01</text:p>
          </table:table-cell>
          <table:table-cell table:formula="of:=[.D114]/[.$E114]" office:value-type="float" office:value="-0.790734129732725" calcext:value-type="float">
            <text:p>-0.79</text:p>
          </table:table-cell>
          <table:table-cell table:formula="of:=DEGREES(ATAN2([.G114];[.F114]))" office:value-type="float" office:value="-89.2143997006192" calcext:value-type="float">
            <text:p>-89.2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4.54" calcext:value-type="float">
            <text:p>-394.54</text:p>
          </table:table-cell>
          <table:table-cell office:value-type="float" office:value="5.41" calcext:value-type="float">
            <text:p>5.41</text:p>
          </table:table-cell>
          <table:table-cell office:value-type="float" office:value="-509.68" calcext:value-type="float">
            <text:p>-509.68</text:p>
          </table:table-cell>
          <table:table-cell table:formula="of:=SQRT([.B115]^2 + [.C115]^2 + [.D115]^2)" office:value-type="float" office:value="644.565576260476" calcext:value-type="float">
            <text:p>644.57</text:p>
          </table:table-cell>
          <table:table-cell table:formula="of:=[.B115]/[.$E115]" office:value-type="float" office:value="-0.612102188715957" calcext:value-type="float">
            <text:p>-0.61</text:p>
          </table:table-cell>
          <table:table-cell table:formula="of:=[.C115]/[.$E115]" office:value-type="float" office:value="0.00839324996439735" calcext:value-type="float">
            <text:p>0.01</text:p>
          </table:table-cell>
          <table:table-cell table:formula="of:=[.D115]/[.$E115]" office:value-type="float" office:value="-0.790734129732725" calcext:value-type="float">
            <text:p>-0.79</text:p>
          </table:table-cell>
          <table:table-cell table:formula="of:=DEGREES(ATAN2([.G115];[.F115]))" office:value-type="float" office:value="-89.2143997006192" calcext:value-type="float">
            <text:p>-89.2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4.54" calcext:value-type="float">
            <text:p>-394.54</text:p>
          </table:table-cell>
          <table:table-cell office:value-type="float" office:value="5.41" calcext:value-type="float">
            <text:p>5.41</text:p>
          </table:table-cell>
          <table:table-cell office:value-type="float" office:value="-509.68" calcext:value-type="float">
            <text:p>-509.68</text:p>
          </table:table-cell>
          <table:table-cell table:formula="of:=SQRT([.B116]^2 + [.C116]^2 + [.D116]^2)" office:value-type="float" office:value="644.565576260476" calcext:value-type="float">
            <text:p>644.57</text:p>
          </table:table-cell>
          <table:table-cell table:formula="of:=[.B116]/[.$E116]" office:value-type="float" office:value="-0.612102188715957" calcext:value-type="float">
            <text:p>-0.61</text:p>
          </table:table-cell>
          <table:table-cell table:formula="of:=[.C116]/[.$E116]" office:value-type="float" office:value="0.00839324996439735" calcext:value-type="float">
            <text:p>0.01</text:p>
          </table:table-cell>
          <table:table-cell table:formula="of:=[.D116]/[.$E116]" office:value-type="float" office:value="-0.790734129732725" calcext:value-type="float">
            <text:p>-0.79</text:p>
          </table:table-cell>
          <table:table-cell table:formula="of:=DEGREES(ATAN2([.G116];[.F116]))" office:value-type="float" office:value="-89.2143997006192" calcext:value-type="float">
            <text:p>-89.2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1.01" calcext:value-type="float">
            <text:p>-371.01</text:p>
          </table:table-cell>
          <table:table-cell office:value-type="float" office:value="-3.61" calcext:value-type="float">
            <text:p>-3.61</text:p>
          </table:table-cell>
          <table:table-cell office:value-type="float" office:value="-514.9" calcext:value-type="float">
            <text:p>-514.9</text:p>
          </table:table-cell>
          <table:table-cell table:formula="of:=SQRT([.B117]^2 + [.C117]^2 + [.D117]^2)" office:value-type="float" office:value="634.652237213421" calcext:value-type="float">
            <text:p>634.65</text:p>
          </table:table-cell>
          <table:table-cell table:formula="of:=[.B117]/[.$E117]" office:value-type="float" office:value="-0.584587870719562" calcext:value-type="float">
            <text:p>-0.58</text:p>
          </table:table-cell>
          <table:table-cell table:formula="of:=[.C117]/[.$E117]" office:value-type="float" office:value="-0.00568815453302504" calcext:value-type="float">
            <text:p>-0.01</text:p>
          </table:table-cell>
          <table:table-cell table:formula="of:=[.D117]/[.$E117]" office:value-type="float" office:value="-0.811310462341992" calcext:value-type="float">
            <text:p>-0.81</text:p>
          </table:table-cell>
          <table:table-cell table:formula="of:=DEGREES(ATAN2([.G117];[.F117]))" office:value-type="float" office:value="-90.5574815687981" calcext:value-type="float">
            <text:p>-90.5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1.01" calcext:value-type="float">
            <text:p>-371.01</text:p>
          </table:table-cell>
          <table:table-cell office:value-type="float" office:value="-3.61" calcext:value-type="float">
            <text:p>-3.61</text:p>
          </table:table-cell>
          <table:table-cell office:value-type="float" office:value="-514.9" calcext:value-type="float">
            <text:p>-514.9</text:p>
          </table:table-cell>
          <table:table-cell table:formula="of:=SQRT([.B118]^2 + [.C118]^2 + [.D118]^2)" office:value-type="float" office:value="634.652237213421" calcext:value-type="float">
            <text:p>634.65</text:p>
          </table:table-cell>
          <table:table-cell table:formula="of:=[.B118]/[.$E118]" office:value-type="float" office:value="-0.584587870719562" calcext:value-type="float">
            <text:p>-0.58</text:p>
          </table:table-cell>
          <table:table-cell table:formula="of:=[.C118]/[.$E118]" office:value-type="float" office:value="-0.00568815453302504" calcext:value-type="float">
            <text:p>-0.01</text:p>
          </table:table-cell>
          <table:table-cell table:formula="of:=[.D118]/[.$E118]" office:value-type="float" office:value="-0.811310462341992" calcext:value-type="float">
            <text:p>-0.81</text:p>
          </table:table-cell>
          <table:table-cell table:formula="of:=DEGREES(ATAN2([.G118];[.F118]))" office:value-type="float" office:value="-90.5574815687981" calcext:value-type="float">
            <text:p>-90.5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1.01" calcext:value-type="float">
            <text:p>-371.01</text:p>
          </table:table-cell>
          <table:table-cell office:value-type="float" office:value="-3.61" calcext:value-type="float">
            <text:p>-3.61</text:p>
          </table:table-cell>
          <table:table-cell office:value-type="float" office:value="-514.9" calcext:value-type="float">
            <text:p>-514.9</text:p>
          </table:table-cell>
          <table:table-cell table:formula="of:=SQRT([.B119]^2 + [.C119]^2 + [.D119]^2)" office:value-type="float" office:value="634.652237213421" calcext:value-type="float">
            <text:p>634.65</text:p>
          </table:table-cell>
          <table:table-cell table:formula="of:=[.B119]/[.$E119]" office:value-type="float" office:value="-0.584587870719562" calcext:value-type="float">
            <text:p>-0.58</text:p>
          </table:table-cell>
          <table:table-cell table:formula="of:=[.C119]/[.$E119]" office:value-type="float" office:value="-0.00568815453302504" calcext:value-type="float">
            <text:p>-0.01</text:p>
          </table:table-cell>
          <table:table-cell table:formula="of:=[.D119]/[.$E119]" office:value-type="float" office:value="-0.811310462341992" calcext:value-type="float">
            <text:p>-0.81</text:p>
          </table:table-cell>
          <table:table-cell table:formula="of:=DEGREES(ATAN2([.G119];[.F119]))" office:value-type="float" office:value="-90.5574815687981" calcext:value-type="float">
            <text:p>-90.5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1.01" calcext:value-type="float">
            <text:p>-371.01</text:p>
          </table:table-cell>
          <table:table-cell office:value-type="float" office:value="-3.61" calcext:value-type="float">
            <text:p>-3.61</text:p>
          </table:table-cell>
          <table:table-cell office:value-type="float" office:value="-514.9" calcext:value-type="float">
            <text:p>-514.9</text:p>
          </table:table-cell>
          <table:table-cell table:formula="of:=SQRT([.B120]^2 + [.C120]^2 + [.D120]^2)" office:value-type="float" office:value="634.652237213421" calcext:value-type="float">
            <text:p>634.65</text:p>
          </table:table-cell>
          <table:table-cell table:formula="of:=[.B120]/[.$E120]" office:value-type="float" office:value="-0.584587870719562" calcext:value-type="float">
            <text:p>-0.58</text:p>
          </table:table-cell>
          <table:table-cell table:formula="of:=[.C120]/[.$E120]" office:value-type="float" office:value="-0.00568815453302504" calcext:value-type="float">
            <text:p>-0.01</text:p>
          </table:table-cell>
          <table:table-cell table:formula="of:=[.D120]/[.$E120]" office:value-type="float" office:value="-0.811310462341992" calcext:value-type="float">
            <text:p>-0.81</text:p>
          </table:table-cell>
          <table:table-cell table:formula="of:=DEGREES(ATAN2([.G120];[.F120]))" office:value-type="float" office:value="-90.5574815687981" calcext:value-type="float">
            <text:p>-90.5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1.01" calcext:value-type="float">
            <text:p>-371.01</text:p>
          </table:table-cell>
          <table:table-cell office:value-type="float" office:value="-3.61" calcext:value-type="float">
            <text:p>-3.61</text:p>
          </table:table-cell>
          <table:table-cell office:value-type="float" office:value="-514.9" calcext:value-type="float">
            <text:p>-514.9</text:p>
          </table:table-cell>
          <table:table-cell table:formula="of:=SQRT([.B121]^2 + [.C121]^2 + [.D121]^2)" office:value-type="float" office:value="634.652237213421" calcext:value-type="float">
            <text:p>634.65</text:p>
          </table:table-cell>
          <table:table-cell table:formula="of:=[.B121]/[.$E121]" office:value-type="float" office:value="-0.584587870719562" calcext:value-type="float">
            <text:p>-0.58</text:p>
          </table:table-cell>
          <table:table-cell table:formula="of:=[.C121]/[.$E121]" office:value-type="float" office:value="-0.00568815453302504" calcext:value-type="float">
            <text:p>-0.01</text:p>
          </table:table-cell>
          <table:table-cell table:formula="of:=[.D121]/[.$E121]" office:value-type="float" office:value="-0.811310462341992" calcext:value-type="float">
            <text:p>-0.81</text:p>
          </table:table-cell>
          <table:table-cell table:formula="of:=DEGREES(ATAN2([.G121];[.F121]))" office:value-type="float" office:value="-90.5574815687981" calcext:value-type="float">
            <text:p>-90.5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8.25" calcext:value-type="float">
            <text:p>-378.25</text:p>
          </table:table-cell>
          <table:table-cell office:value-type="float" office:value="0" calcext:value-type="float">
            <text:p>0</text:p>
          </table:table-cell>
          <table:table-cell office:value-type="float" office:value="-504.46" calcext:value-type="float">
            <text:p>-504.46</text:p>
          </table:table-cell>
          <table:table-cell table:formula="of:=SQRT([.B122]^2 + [.C122]^2 + [.D122]^2)" office:value-type="float" office:value="630.518004580361" calcext:value-type="float">
            <text:p>630.52</text:p>
          </table:table-cell>
          <table:table-cell table:formula="of:=[.B122]/[.$E122]" office:value-type="float" office:value="-0.599903566991307" calcext:value-type="float">
            <text:p>-0.60</text:p>
          </table:table-cell>
          <table:table-cell table:formula="of:=[.C122]/[.$E122]" office:value-type="float" office:value="0" calcext:value-type="float">
            <text:p>0.00</text:p>
          </table:table-cell>
          <table:table-cell table:formula="of:=[.D122]/[.$E122]" office:value-type="float" office:value="-0.800072315675968" calcext:value-type="float">
            <text:p>-0.80</text:p>
          </table:table-cell>
          <table:table-cell table:formula="of:=DEGREES(ATAN2([.G122];[.F122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8.25" calcext:value-type="float">
            <text:p>-378.25</text:p>
          </table:table-cell>
          <table:table-cell office:value-type="float" office:value="0" calcext:value-type="float">
            <text:p>0</text:p>
          </table:table-cell>
          <table:table-cell office:value-type="float" office:value="-504.46" calcext:value-type="float">
            <text:p>-504.46</text:p>
          </table:table-cell>
          <table:table-cell table:formula="of:=SQRT([.B123]^2 + [.C123]^2 + [.D123]^2)" office:value-type="float" office:value="630.518004580361" calcext:value-type="float">
            <text:p>630.52</text:p>
          </table:table-cell>
          <table:table-cell table:formula="of:=[.B123]/[.$E123]" office:value-type="float" office:value="-0.599903566991307" calcext:value-type="float">
            <text:p>-0.60</text:p>
          </table:table-cell>
          <table:table-cell table:formula="of:=[.C123]/[.$E123]" office:value-type="float" office:value="0" calcext:value-type="float">
            <text:p>0.00</text:p>
          </table:table-cell>
          <table:table-cell table:formula="of:=[.D123]/[.$E123]" office:value-type="float" office:value="-0.800072315675968" calcext:value-type="float">
            <text:p>-0.80</text:p>
          </table:table-cell>
          <table:table-cell table:formula="of:=DEGREES(ATAN2([.G123];[.F123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8.25" calcext:value-type="float">
            <text:p>-378.25</text:p>
          </table:table-cell>
          <table:table-cell office:value-type="float" office:value="0" calcext:value-type="float">
            <text:p>0</text:p>
          </table:table-cell>
          <table:table-cell office:value-type="float" office:value="-504.46" calcext:value-type="float">
            <text:p>-504.46</text:p>
          </table:table-cell>
          <table:table-cell table:formula="of:=SQRT([.B124]^2 + [.C124]^2 + [.D124]^2)" office:value-type="float" office:value="630.518004580361" calcext:value-type="float">
            <text:p>630.52</text:p>
          </table:table-cell>
          <table:table-cell table:formula="of:=[.B124]/[.$E124]" office:value-type="float" office:value="-0.599903566991307" calcext:value-type="float">
            <text:p>-0.60</text:p>
          </table:table-cell>
          <table:table-cell table:formula="of:=[.C124]/[.$E124]" office:value-type="float" office:value="0" calcext:value-type="float">
            <text:p>0.00</text:p>
          </table:table-cell>
          <table:table-cell table:formula="of:=[.D124]/[.$E124]" office:value-type="float" office:value="-0.800072315675968" calcext:value-type="float">
            <text:p>-0.80</text:p>
          </table:table-cell>
          <table:table-cell table:formula="of:=DEGREES(ATAN2([.G124];[.F124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8.25" calcext:value-type="float">
            <text:p>-378.25</text:p>
          </table:table-cell>
          <table:table-cell office:value-type="float" office:value="0" calcext:value-type="float">
            <text:p>0</text:p>
          </table:table-cell>
          <table:table-cell office:value-type="float" office:value="-504.46" calcext:value-type="float">
            <text:p>-504.46</text:p>
          </table:table-cell>
          <table:table-cell table:formula="of:=SQRT([.B125]^2 + [.C125]^2 + [.D125]^2)" office:value-type="float" office:value="630.518004580361" calcext:value-type="float">
            <text:p>630.52</text:p>
          </table:table-cell>
          <table:table-cell table:formula="of:=[.B125]/[.$E125]" office:value-type="float" office:value="-0.599903566991307" calcext:value-type="float">
            <text:p>-0.60</text:p>
          </table:table-cell>
          <table:table-cell table:formula="of:=[.C125]/[.$E125]" office:value-type="float" office:value="0" calcext:value-type="float">
            <text:p>0.00</text:p>
          </table:table-cell>
          <table:table-cell table:formula="of:=[.D125]/[.$E125]" office:value-type="float" office:value="-0.800072315675968" calcext:value-type="float">
            <text:p>-0.80</text:p>
          </table:table-cell>
          <table:table-cell table:formula="of:=DEGREES(ATAN2([.G125];[.F125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69.2" calcext:value-type="float">
            <text:p>-369.2</text:p>
          </table:table-cell>
          <table:table-cell office:value-type="float" office:value="9.02" calcext:value-type="float">
            <text:p>9.02</text:p>
          </table:table-cell>
          <table:table-cell office:value-type="float" office:value="-516.64" calcext:value-type="float">
            <text:p>-516.64</text:p>
          </table:table-cell>
          <table:table-cell table:formula="of:=SQRT([.B126]^2 + [.C126]^2 + [.D126]^2)" office:value-type="float" office:value="635.064477041505" calcext:value-type="float">
            <text:p>635.06</text:p>
          </table:table-cell>
          <table:table-cell table:formula="of:=[.B126]/[.$E126]" office:value-type="float" office:value="-0.581358292499599" calcext:value-type="float">
            <text:p>-0.58</text:p>
          </table:table-cell>
          <table:table-cell table:formula="of:=[.C126]/[.$E126]" office:value-type="float" office:value="0.0142032822273737" calcext:value-type="float">
            <text:p>0.01</text:p>
          </table:table-cell>
          <table:table-cell table:formula="of:=[.D126]/[.$E126]" office:value-type="float" office:value="-0.813523695116449" calcext:value-type="float">
            <text:p>-0.81</text:p>
          </table:table-cell>
          <table:table-cell table:formula="of:=DEGREES(ATAN2([.G126];[.F126]))" office:value-type="float" office:value="-88.6004736097498" calcext:value-type="float">
            <text:p>-88.6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69.2" calcext:value-type="float">
            <text:p>-369.2</text:p>
          </table:table-cell>
          <table:table-cell office:value-type="float" office:value="9.02" calcext:value-type="float">
            <text:p>9.02</text:p>
          </table:table-cell>
          <table:table-cell office:value-type="float" office:value="-516.64" calcext:value-type="float">
            <text:p>-516.64</text:p>
          </table:table-cell>
          <table:table-cell table:formula="of:=SQRT([.B127]^2 + [.C127]^2 + [.D127]^2)" office:value-type="float" office:value="635.064477041505" calcext:value-type="float">
            <text:p>635.06</text:p>
          </table:table-cell>
          <table:table-cell table:formula="of:=[.B127]/[.$E127]" office:value-type="float" office:value="-0.581358292499599" calcext:value-type="float">
            <text:p>-0.58</text:p>
          </table:table-cell>
          <table:table-cell table:formula="of:=[.C127]/[.$E127]" office:value-type="float" office:value="0.0142032822273737" calcext:value-type="float">
            <text:p>0.01</text:p>
          </table:table-cell>
          <table:table-cell table:formula="of:=[.D127]/[.$E127]" office:value-type="float" office:value="-0.813523695116449" calcext:value-type="float">
            <text:p>-0.81</text:p>
          </table:table-cell>
          <table:table-cell table:formula="of:=DEGREES(ATAN2([.G127];[.F127]))" office:value-type="float" office:value="-88.6004736097498" calcext:value-type="float">
            <text:p>-88.6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69.2" calcext:value-type="float">
            <text:p>-369.2</text:p>
          </table:table-cell>
          <table:table-cell office:value-type="float" office:value="9.02" calcext:value-type="float">
            <text:p>9.02</text:p>
          </table:table-cell>
          <table:table-cell office:value-type="float" office:value="-516.64" calcext:value-type="float">
            <text:p>-516.64</text:p>
          </table:table-cell>
          <table:table-cell table:formula="of:=SQRT([.B128]^2 + [.C128]^2 + [.D128]^2)" office:value-type="float" office:value="635.064477041505" calcext:value-type="float">
            <text:p>635.06</text:p>
          </table:table-cell>
          <table:table-cell table:formula="of:=[.B128]/[.$E128]" office:value-type="float" office:value="-0.581358292499599" calcext:value-type="float">
            <text:p>-0.58</text:p>
          </table:table-cell>
          <table:table-cell table:formula="of:=[.C128]/[.$E128]" office:value-type="float" office:value="0.0142032822273737" calcext:value-type="float">
            <text:p>0.01</text:p>
          </table:table-cell>
          <table:table-cell table:formula="of:=[.D128]/[.$E128]" office:value-type="float" office:value="-0.813523695116449" calcext:value-type="float">
            <text:p>-0.81</text:p>
          </table:table-cell>
          <table:table-cell table:formula="of:=DEGREES(ATAN2([.G128];[.F128]))" office:value-type="float" office:value="-88.6004736097498" calcext:value-type="float">
            <text:p>-88.6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7.3" calcext:value-type="float">
            <text:p>-387.3</text:p>
          </table:table-cell>
          <table:table-cell office:value-type="float" office:value="-9.02" calcext:value-type="float">
            <text:p>-9.02</text:p>
          </table:table-cell>
          <table:table-cell office:value-type="float" office:value="-506.2" calcext:value-type="float">
            <text:p>-506.2</text:p>
          </table:table-cell>
          <table:table-cell table:formula="of:=SQRT([.B129]^2 + [.C129]^2 + [.D129]^2)" office:value-type="float" office:value="637.433204657555" calcext:value-type="float">
            <text:p>637.43</text:p>
          </table:table-cell>
          <table:table-cell table:formula="of:=[.B129]/[.$E129]" office:value-type="float" office:value="-0.607593073548886" calcext:value-type="float">
            <text:p>-0.61</text:p>
          </table:table-cell>
          <table:table-cell table:formula="of:=[.C129]/[.$E129]" office:value-type="float" office:value="-0.0141505022551277" calcext:value-type="float">
            <text:p>-0.01</text:p>
          </table:table-cell>
          <table:table-cell table:formula="of:=[.D129]/[.$E129]" office:value-type="float" office:value="-0.794122421457388" calcext:value-type="float">
            <text:p>-0.79</text:p>
          </table:table-cell>
          <table:table-cell table:formula="of:=DEGREES(ATAN2([.G129];[.F129]))" office:value-type="float" office:value="-91.3341454249289" calcext:value-type="float">
            <text:p>-91.3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7.3" calcext:value-type="float">
            <text:p>-387.3</text:p>
          </table:table-cell>
          <table:table-cell office:value-type="float" office:value="-9.02" calcext:value-type="float">
            <text:p>-9.02</text:p>
          </table:table-cell>
          <table:table-cell office:value-type="float" office:value="-506.2" calcext:value-type="float">
            <text:p>-506.2</text:p>
          </table:table-cell>
          <table:table-cell table:formula="of:=SQRT([.B130]^2 + [.C130]^2 + [.D130]^2)" office:value-type="float" office:value="637.433204657555" calcext:value-type="float">
            <text:p>637.43</text:p>
          </table:table-cell>
          <table:table-cell table:formula="of:=[.B130]/[.$E130]" office:value-type="float" office:value="-0.607593073548886" calcext:value-type="float">
            <text:p>-0.61</text:p>
          </table:table-cell>
          <table:table-cell table:formula="of:=[.C130]/[.$E130]" office:value-type="float" office:value="-0.0141505022551277" calcext:value-type="float">
            <text:p>-0.01</text:p>
          </table:table-cell>
          <table:table-cell table:formula="of:=[.D130]/[.$E130]" office:value-type="float" office:value="-0.794122421457388" calcext:value-type="float">
            <text:p>-0.79</text:p>
          </table:table-cell>
          <table:table-cell table:formula="of:=DEGREES(ATAN2([.G130];[.F130]))" office:value-type="float" office:value="-91.3341454249289" calcext:value-type="float">
            <text:p>-91.3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7.3" calcext:value-type="float">
            <text:p>-387.3</text:p>
          </table:table-cell>
          <table:table-cell office:value-type="float" office:value="-9.02" calcext:value-type="float">
            <text:p>-9.02</text:p>
          </table:table-cell>
          <table:table-cell office:value-type="float" office:value="-506.2" calcext:value-type="float">
            <text:p>-506.2</text:p>
          </table:table-cell>
          <table:table-cell table:formula="of:=SQRT([.B131]^2 + [.C131]^2 + [.D131]^2)" office:value-type="float" office:value="637.433204657555" calcext:value-type="float">
            <text:p>637.43</text:p>
          </table:table-cell>
          <table:table-cell table:formula="of:=[.B131]/[.$E131]" office:value-type="float" office:value="-0.607593073548886" calcext:value-type="float">
            <text:p>-0.61</text:p>
          </table:table-cell>
          <table:table-cell table:formula="of:=[.C131]/[.$E131]" office:value-type="float" office:value="-0.0141505022551277" calcext:value-type="float">
            <text:p>-0.01</text:p>
          </table:table-cell>
          <table:table-cell table:formula="of:=[.D131]/[.$E131]" office:value-type="float" office:value="-0.794122421457388" calcext:value-type="float">
            <text:p>-0.79</text:p>
          </table:table-cell>
          <table:table-cell table:formula="of:=DEGREES(ATAN2([.G131];[.F131]))" office:value-type="float" office:value="-91.3341454249289" calcext:value-type="float">
            <text:p>-91.3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7.3" calcext:value-type="float">
            <text:p>-387.3</text:p>
          </table:table-cell>
          <table:table-cell office:value-type="float" office:value="-9.02" calcext:value-type="float">
            <text:p>-9.02</text:p>
          </table:table-cell>
          <table:table-cell office:value-type="float" office:value="-506.2" calcext:value-type="float">
            <text:p>-506.2</text:p>
          </table:table-cell>
          <table:table-cell table:formula="of:=SQRT([.B132]^2 + [.C132]^2 + [.D132]^2)" office:value-type="float" office:value="637.433204657555" calcext:value-type="float">
            <text:p>637.43</text:p>
          </table:table-cell>
          <table:table-cell table:formula="of:=[.B132]/[.$E132]" office:value-type="float" office:value="-0.607593073548886" calcext:value-type="float">
            <text:p>-0.61</text:p>
          </table:table-cell>
          <table:table-cell table:formula="of:=[.C132]/[.$E132]" office:value-type="float" office:value="-0.0141505022551277" calcext:value-type="float">
            <text:p>-0.01</text:p>
          </table:table-cell>
          <table:table-cell table:formula="of:=[.D132]/[.$E132]" office:value-type="float" office:value="-0.794122421457388" calcext:value-type="float">
            <text:p>-0.79</text:p>
          </table:table-cell>
          <table:table-cell table:formula="of:=DEGREES(ATAN2([.G132];[.F132]))" office:value-type="float" office:value="-91.3341454249289" calcext:value-type="float">
            <text:p>-91.3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3.68" calcext:value-type="float">
            <text:p>-383.68</text:p>
          </table:table-cell>
          <table:table-cell office:value-type="float" office:value="-1.8" calcext:value-type="float">
            <text:p>-1.8</text:p>
          </table:table-cell>
          <table:table-cell office:value-type="float" office:value="-523.6" calcext:value-type="float">
            <text:p>-523.6</text:p>
          </table:table-cell>
          <table:table-cell table:formula="of:=SQRT([.B133]^2 + [.C133]^2 + [.D133]^2)" office:value-type="float" office:value="649.130605040311" calcext:value-type="float">
            <text:p>649.13</text:p>
          </table:table-cell>
          <table:table-cell table:formula="of:=[.B133]/[.$E133]" office:value-type="float" office:value="-0.591067494000184" calcext:value-type="float">
            <text:p>-0.59</text:p>
          </table:table-cell>
          <table:table-cell table:formula="of:=[.C133]/[.$E133]" office:value-type="float" office:value="-0.00277293966117685" calcext:value-type="float">
            <text:p>0.00</text:p>
          </table:table-cell>
          <table:table-cell table:formula="of:=[.D133]/[.$E133]" office:value-type="float" office:value="-0.806617336995665" calcext:value-type="float">
            <text:p>-0.81</text:p>
          </table:table-cell>
          <table:table-cell table:formula="of:=DEGREES(ATAN2([.G133];[.F133]))" office:value-type="float" office:value="-90.2687959927772" calcext:value-type="float">
            <text:p>-90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3.68" calcext:value-type="float">
            <text:p>-383.68</text:p>
          </table:table-cell>
          <table:table-cell office:value-type="float" office:value="-1.8" calcext:value-type="float">
            <text:p>-1.8</text:p>
          </table:table-cell>
          <table:table-cell office:value-type="float" office:value="-523.6" calcext:value-type="float">
            <text:p>-523.6</text:p>
          </table:table-cell>
          <table:table-cell table:formula="of:=SQRT([.B134]^2 + [.C134]^2 + [.D134]^2)" office:value-type="float" office:value="649.130605040311" calcext:value-type="float">
            <text:p>649.13</text:p>
          </table:table-cell>
          <table:table-cell table:formula="of:=[.B134]/[.$E134]" office:value-type="float" office:value="-0.591067494000184" calcext:value-type="float">
            <text:p>-0.59</text:p>
          </table:table-cell>
          <table:table-cell table:formula="of:=[.C134]/[.$E134]" office:value-type="float" office:value="-0.00277293966117685" calcext:value-type="float">
            <text:p>0.00</text:p>
          </table:table-cell>
          <table:table-cell table:formula="of:=[.D134]/[.$E134]" office:value-type="float" office:value="-0.806617336995665" calcext:value-type="float">
            <text:p>-0.81</text:p>
          </table:table-cell>
          <table:table-cell table:formula="of:=DEGREES(ATAN2([.G134];[.F134]))" office:value-type="float" office:value="-90.2687959927772" calcext:value-type="float">
            <text:p>-90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3.68" calcext:value-type="float">
            <text:p>-383.68</text:p>
          </table:table-cell>
          <table:table-cell office:value-type="float" office:value="-1.8" calcext:value-type="float">
            <text:p>-1.8</text:p>
          </table:table-cell>
          <table:table-cell office:value-type="float" office:value="-523.6" calcext:value-type="float">
            <text:p>-523.6</text:p>
          </table:table-cell>
          <table:table-cell table:formula="of:=SQRT([.B135]^2 + [.C135]^2 + [.D135]^2)" office:value-type="float" office:value="649.130605040311" calcext:value-type="float">
            <text:p>649.13</text:p>
          </table:table-cell>
          <table:table-cell table:formula="of:=[.B135]/[.$E135]" office:value-type="float" office:value="-0.591067494000184" calcext:value-type="float">
            <text:p>-0.59</text:p>
          </table:table-cell>
          <table:table-cell table:formula="of:=[.C135]/[.$E135]" office:value-type="float" office:value="-0.00277293966117685" calcext:value-type="float">
            <text:p>0.00</text:p>
          </table:table-cell>
          <table:table-cell table:formula="of:=[.D135]/[.$E135]" office:value-type="float" office:value="-0.806617336995665" calcext:value-type="float">
            <text:p>-0.81</text:p>
          </table:table-cell>
          <table:table-cell table:formula="of:=DEGREES(ATAN2([.G135];[.F135]))" office:value-type="float" office:value="-90.2687959927772" calcext:value-type="float">
            <text:p>-90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3.68" calcext:value-type="float">
            <text:p>-383.68</text:p>
          </table:table-cell>
          <table:table-cell office:value-type="float" office:value="-1.8" calcext:value-type="float">
            <text:p>-1.8</text:p>
          </table:table-cell>
          <table:table-cell office:value-type="float" office:value="-523.6" calcext:value-type="float">
            <text:p>-523.6</text:p>
          </table:table-cell>
          <table:table-cell table:formula="of:=SQRT([.B136]^2 + [.C136]^2 + [.D136]^2)" office:value-type="float" office:value="649.130605040311" calcext:value-type="float">
            <text:p>649.13</text:p>
          </table:table-cell>
          <table:table-cell table:formula="of:=[.B136]/[.$E136]" office:value-type="float" office:value="-0.591067494000184" calcext:value-type="float">
            <text:p>-0.59</text:p>
          </table:table-cell>
          <table:table-cell table:formula="of:=[.C136]/[.$E136]" office:value-type="float" office:value="-0.00277293966117685" calcext:value-type="float">
            <text:p>0.00</text:p>
          </table:table-cell>
          <table:table-cell table:formula="of:=[.D136]/[.$E136]" office:value-type="float" office:value="-0.806617336995665" calcext:value-type="float">
            <text:p>-0.81</text:p>
          </table:table-cell>
          <table:table-cell table:formula="of:=DEGREES(ATAN2([.G136];[.F136]))" office:value-type="float" office:value="-90.2687959927772" calcext:value-type="float">
            <text:p>-90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-3.61" calcext:value-type="float">
            <text:p>-3.61</text:p>
          </table:table-cell>
          <table:table-cell office:value-type="float" office:value="-528.82" calcext:value-type="float">
            <text:p>-528.82</text:p>
          </table:table-cell>
          <table:table-cell table:formula="of:=SQRT([.B137]^2 + [.C137]^2 + [.D137]^2)" office:value-type="float" office:value="652.294658417498" calcext:value-type="float">
            <text:p>652.29</text:p>
          </table:table-cell>
          <table:table-cell table:formula="of:=[.B137]/[.$E137]" office:value-type="float" office:value="-0.585425612600351" calcext:value-type="float">
            <text:p>-0.59</text:p>
          </table:table-cell>
          <table:table-cell table:formula="of:=[.C137]/[.$E137]" office:value-type="float" office:value="-0.00553430869533419" calcext:value-type="float">
            <text:p>-0.01</text:p>
          </table:table-cell>
          <table:table-cell table:formula="of:=[.D137]/[.$E137]" office:value-type="float" office:value="-0.810707236638954" calcext:value-type="float">
            <text:p>-0.81</text:p>
          </table:table-cell>
          <table:table-cell table:formula="of:=DEGREES(ATAN2([.G137];[.F137]))" office:value-type="float" office:value="-90.5416283101456" calcext:value-type="float">
            <text:p>-90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-3.61" calcext:value-type="float">
            <text:p>-3.61</text:p>
          </table:table-cell>
          <table:table-cell office:value-type="float" office:value="-528.82" calcext:value-type="float">
            <text:p>-528.82</text:p>
          </table:table-cell>
          <table:table-cell table:formula="of:=SQRT([.B138]^2 + [.C138]^2 + [.D138]^2)" office:value-type="float" office:value="652.294658417498" calcext:value-type="float">
            <text:p>652.29</text:p>
          </table:table-cell>
          <table:table-cell table:formula="of:=[.B138]/[.$E138]" office:value-type="float" office:value="-0.585425612600351" calcext:value-type="float">
            <text:p>-0.59</text:p>
          </table:table-cell>
          <table:table-cell table:formula="of:=[.C138]/[.$E138]" office:value-type="float" office:value="-0.00553430869533419" calcext:value-type="float">
            <text:p>-0.01</text:p>
          </table:table-cell>
          <table:table-cell table:formula="of:=[.D138]/[.$E138]" office:value-type="float" office:value="-0.810707236638954" calcext:value-type="float">
            <text:p>-0.81</text:p>
          </table:table-cell>
          <table:table-cell table:formula="of:=DEGREES(ATAN2([.G138];[.F138]))" office:value-type="float" office:value="-90.5416283101456" calcext:value-type="float">
            <text:p>-90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-3.61" calcext:value-type="float">
            <text:p>-3.61</text:p>
          </table:table-cell>
          <table:table-cell office:value-type="float" office:value="-528.82" calcext:value-type="float">
            <text:p>-528.82</text:p>
          </table:table-cell>
          <table:table-cell table:formula="of:=SQRT([.B139]^2 + [.C139]^2 + [.D139]^2)" office:value-type="float" office:value="652.294658417498" calcext:value-type="float">
            <text:p>652.29</text:p>
          </table:table-cell>
          <table:table-cell table:formula="of:=[.B139]/[.$E139]" office:value-type="float" office:value="-0.585425612600351" calcext:value-type="float">
            <text:p>-0.59</text:p>
          </table:table-cell>
          <table:table-cell table:formula="of:=[.C139]/[.$E139]" office:value-type="float" office:value="-0.00553430869533419" calcext:value-type="float">
            <text:p>-0.01</text:p>
          </table:table-cell>
          <table:table-cell table:formula="of:=[.D139]/[.$E139]" office:value-type="float" office:value="-0.810707236638954" calcext:value-type="float">
            <text:p>-0.81</text:p>
          </table:table-cell>
          <table:table-cell table:formula="of:=DEGREES(ATAN2([.G139];[.F139]))" office:value-type="float" office:value="-90.5416283101456" calcext:value-type="float">
            <text:p>-90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-3.61" calcext:value-type="float">
            <text:p>-3.61</text:p>
          </table:table-cell>
          <table:table-cell office:value-type="float" office:value="-528.82" calcext:value-type="float">
            <text:p>-528.82</text:p>
          </table:table-cell>
          <table:table-cell table:formula="of:=SQRT([.B140]^2 + [.C140]^2 + [.D140]^2)" office:value-type="float" office:value="652.294658417498" calcext:value-type="float">
            <text:p>652.29</text:p>
          </table:table-cell>
          <table:table-cell table:formula="of:=[.B140]/[.$E140]" office:value-type="float" office:value="-0.585425612600351" calcext:value-type="float">
            <text:p>-0.59</text:p>
          </table:table-cell>
          <table:table-cell table:formula="of:=[.C140]/[.$E140]" office:value-type="float" office:value="-0.00553430869533419" calcext:value-type="float">
            <text:p>-0.01</text:p>
          </table:table-cell>
          <table:table-cell table:formula="of:=[.D140]/[.$E140]" office:value-type="float" office:value="-0.810707236638954" calcext:value-type="float">
            <text:p>-0.81</text:p>
          </table:table-cell>
          <table:table-cell table:formula="of:=DEGREES(ATAN2([.G140];[.F140]))" office:value-type="float" office:value="-90.5416283101456" calcext:value-type="float">
            <text:p>-90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67.39" calcext:value-type="float">
            <text:p>-367.39</text:p>
          </table:table-cell>
          <table:table-cell office:value-type="float" office:value="-3.61" calcext:value-type="float">
            <text:p>-3.61</text:p>
          </table:table-cell>
          <table:table-cell office:value-type="float" office:value="-518.38" calcext:value-type="float">
            <text:p>-518.38</text:p>
          </table:table-cell>
          <table:table-cell table:formula="of:=SQRT([.B141]^2 + [.C141]^2 + [.D141]^2)" office:value-type="float" office:value="635.378838646677" calcext:value-type="float">
            <text:p>635.38</text:p>
          </table:table-cell>
          <table:table-cell table:formula="of:=[.B141]/[.$E141]" office:value-type="float" office:value="-0.578221964053007" calcext:value-type="float">
            <text:p>-0.58</text:p>
          </table:table-cell>
          <table:table-cell table:formula="of:=[.C141]/[.$E141]" office:value-type="float" office:value="-0.00568164971891275" calcext:value-type="float">
            <text:p>-0.01</text:p>
          </table:table-cell>
          <table:table-cell table:formula="of:=[.D141]/[.$E141]" office:value-type="float" office:value="-0.815859717808861" calcext:value-type="float">
            <text:p>-0.82</text:p>
          </table:table-cell>
          <table:table-cell table:formula="of:=DEGREES(ATAN2([.G141];[.F141]))" office:value-type="float" office:value="-90.562974244222" calcext:value-type="float">
            <text:p>-90.5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67.39" calcext:value-type="float">
            <text:p>-367.39</text:p>
          </table:table-cell>
          <table:table-cell office:value-type="float" office:value="-3.61" calcext:value-type="float">
            <text:p>-3.61</text:p>
          </table:table-cell>
          <table:table-cell office:value-type="float" office:value="-518.38" calcext:value-type="float">
            <text:p>-518.38</text:p>
          </table:table-cell>
          <table:table-cell table:formula="of:=SQRT([.B142]^2 + [.C142]^2 + [.D142]^2)" office:value-type="float" office:value="635.378838646677" calcext:value-type="float">
            <text:p>635.38</text:p>
          </table:table-cell>
          <table:table-cell table:formula="of:=[.B142]/[.$E142]" office:value-type="float" office:value="-0.578221964053007" calcext:value-type="float">
            <text:p>-0.58</text:p>
          </table:table-cell>
          <table:table-cell table:formula="of:=[.C142]/[.$E142]" office:value-type="float" office:value="-0.00568164971891275" calcext:value-type="float">
            <text:p>-0.01</text:p>
          </table:table-cell>
          <table:table-cell table:formula="of:=[.D142]/[.$E142]" office:value-type="float" office:value="-0.815859717808861" calcext:value-type="float">
            <text:p>-0.82</text:p>
          </table:table-cell>
          <table:table-cell table:formula="of:=DEGREES(ATAN2([.G142];[.F142]))" office:value-type="float" office:value="-90.562974244222" calcext:value-type="float">
            <text:p>-90.5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67.39" calcext:value-type="float">
            <text:p>-367.39</text:p>
          </table:table-cell>
          <table:table-cell office:value-type="float" office:value="-3.61" calcext:value-type="float">
            <text:p>-3.61</text:p>
          </table:table-cell>
          <table:table-cell office:value-type="float" office:value="-518.38" calcext:value-type="float">
            <text:p>-518.38</text:p>
          </table:table-cell>
          <table:table-cell table:formula="of:=SQRT([.B143]^2 + [.C143]^2 + [.D143]^2)" office:value-type="float" office:value="635.378838646677" calcext:value-type="float">
            <text:p>635.38</text:p>
          </table:table-cell>
          <table:table-cell table:formula="of:=[.B143]/[.$E143]" office:value-type="float" office:value="-0.578221964053007" calcext:value-type="float">
            <text:p>-0.58</text:p>
          </table:table-cell>
          <table:table-cell table:formula="of:=[.C143]/[.$E143]" office:value-type="float" office:value="-0.00568164971891275" calcext:value-type="float">
            <text:p>-0.01</text:p>
          </table:table-cell>
          <table:table-cell table:formula="of:=[.D143]/[.$E143]" office:value-type="float" office:value="-0.815859717808861" calcext:value-type="float">
            <text:p>-0.82</text:p>
          </table:table-cell>
          <table:table-cell table:formula="of:=DEGREES(ATAN2([.G143];[.F143]))" office:value-type="float" office:value="-90.562974244222" calcext:value-type="float">
            <text:p>-90.5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67.39" calcext:value-type="float">
            <text:p>-367.39</text:p>
          </table:table-cell>
          <table:table-cell office:value-type="float" office:value="-3.61" calcext:value-type="float">
            <text:p>-3.61</text:p>
          </table:table-cell>
          <table:table-cell office:value-type="float" office:value="-518.38" calcext:value-type="float">
            <text:p>-518.38</text:p>
          </table:table-cell>
          <table:table-cell table:formula="of:=SQRT([.B144]^2 + [.C144]^2 + [.D144]^2)" office:value-type="float" office:value="635.378838646677" calcext:value-type="float">
            <text:p>635.38</text:p>
          </table:table-cell>
          <table:table-cell table:formula="of:=[.B144]/[.$E144]" office:value-type="float" office:value="-0.578221964053007" calcext:value-type="float">
            <text:p>-0.58</text:p>
          </table:table-cell>
          <table:table-cell table:formula="of:=[.C144]/[.$E144]" office:value-type="float" office:value="-0.00568164971891275" calcext:value-type="float">
            <text:p>-0.01</text:p>
          </table:table-cell>
          <table:table-cell table:formula="of:=[.D144]/[.$E144]" office:value-type="float" office:value="-0.815859717808861" calcext:value-type="float">
            <text:p>-0.82</text:p>
          </table:table-cell>
          <table:table-cell table:formula="of:=DEGREES(ATAN2([.G144];[.F144]))" office:value-type="float" office:value="-90.562974244222" calcext:value-type="float">
            <text:p>-90.5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1.01" calcext:value-type="float">
            <text:p>-371.01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25.34" calcext:value-type="float">
            <text:p>-525.34</text:p>
          </table:table-cell>
          <table:table-cell table:formula="of:=SQRT([.B145]^2 + [.C145]^2 + [.D145]^2)" office:value-type="float" office:value="643.303008387183" calcext:value-type="float">
            <text:p>643.30</text:p>
          </table:table-cell>
          <table:table-cell table:formula="of:=[.B145]/[.$E145]" office:value-type="float" office:value="-0.576726667158225" calcext:value-type="float">
            <text:p>-0.58</text:p>
          </table:table-cell>
          <table:table-cell table:formula="of:=[.C145]/[.$E145]" office:value-type="float" office:value="-0.0224311091536433" calcext:value-type="float">
            <text:p>-0.02</text:p>
          </table:table-cell>
          <table:table-cell table:formula="of:=[.D145]/[.$E145]" office:value-type="float" office:value="-0.816629167205472" calcext:value-type="float">
            <text:p>-0.82</text:p>
          </table:table-cell>
          <table:table-cell table:formula="of:=DEGREES(ATAN2([.G145];[.F145]))" office:value-type="float" office:value="-92.2273296649743" calcext:value-type="float">
            <text:p>-92.2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1.01" calcext:value-type="float">
            <text:p>-371.01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25.34" calcext:value-type="float">
            <text:p>-525.34</text:p>
          </table:table-cell>
          <table:table-cell table:formula="of:=SQRT([.B146]^2 + [.C146]^2 + [.D146]^2)" office:value-type="float" office:value="643.303008387183" calcext:value-type="float">
            <text:p>643.30</text:p>
          </table:table-cell>
          <table:table-cell table:formula="of:=[.B146]/[.$E146]" office:value-type="float" office:value="-0.576726667158225" calcext:value-type="float">
            <text:p>-0.58</text:p>
          </table:table-cell>
          <table:table-cell table:formula="of:=[.C146]/[.$E146]" office:value-type="float" office:value="-0.0224311091536433" calcext:value-type="float">
            <text:p>-0.02</text:p>
          </table:table-cell>
          <table:table-cell table:formula="of:=[.D146]/[.$E146]" office:value-type="float" office:value="-0.816629167205472" calcext:value-type="float">
            <text:p>-0.82</text:p>
          </table:table-cell>
          <table:table-cell table:formula="of:=DEGREES(ATAN2([.G146];[.F146]))" office:value-type="float" office:value="-92.2273296649743" calcext:value-type="float">
            <text:p>-92.2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1.01" calcext:value-type="float">
            <text:p>-371.01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25.34" calcext:value-type="float">
            <text:p>-525.34</text:p>
          </table:table-cell>
          <table:table-cell table:formula="of:=SQRT([.B147]^2 + [.C147]^2 + [.D147]^2)" office:value-type="float" office:value="643.303008387183" calcext:value-type="float">
            <text:p>643.30</text:p>
          </table:table-cell>
          <table:table-cell table:formula="of:=[.B147]/[.$E147]" office:value-type="float" office:value="-0.576726667158225" calcext:value-type="float">
            <text:p>-0.58</text:p>
          </table:table-cell>
          <table:table-cell table:formula="of:=[.C147]/[.$E147]" office:value-type="float" office:value="-0.0224311091536433" calcext:value-type="float">
            <text:p>-0.02</text:p>
          </table:table-cell>
          <table:table-cell table:formula="of:=[.D147]/[.$E147]" office:value-type="float" office:value="-0.816629167205472" calcext:value-type="float">
            <text:p>-0.82</text:p>
          </table:table-cell>
          <table:table-cell table:formula="of:=DEGREES(ATAN2([.G147];[.F147]))" office:value-type="float" office:value="-92.2273296649743" calcext:value-type="float">
            <text:p>-92.2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2.82" calcext:value-type="float">
            <text:p>-372.82</text:p>
          </table:table-cell>
          <table:table-cell office:value-type="float" office:value="9.02" calcext:value-type="float">
            <text:p>9.02</text:p>
          </table:table-cell>
          <table:table-cell office:value-type="float" office:value="-523.6" calcext:value-type="float">
            <text:p>-523.6</text:p>
          </table:table-cell>
          <table:table-cell table:formula="of:=SQRT([.B148]^2 + [.C148]^2 + [.D148]^2)" office:value-type="float" office:value="642.832072006368" calcext:value-type="float">
            <text:p>642.83</text:p>
          </table:table-cell>
          <table:table-cell table:formula="of:=[.B148]/[.$E148]" office:value-type="float" office:value="-0.579964840329726" calcext:value-type="float">
            <text:p>-0.58</text:p>
          </table:table-cell>
          <table:table-cell table:formula="of:=[.C148]/[.$E148]" office:value-type="float" office:value="0.0140316583331745" calcext:value-type="float">
            <text:p>0.01</text:p>
          </table:table-cell>
          <table:table-cell table:formula="of:=[.D148]/[.$E148]" office:value-type="float" office:value="-0.814520654462326" calcext:value-type="float">
            <text:p>-0.81</text:p>
          </table:table-cell>
          <table:table-cell table:formula="of:=DEGREES(ATAN2([.G148];[.F148]))" office:value-type="float" office:value="-88.6140573762447" calcext:value-type="float">
            <text:p>-88.6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2.82" calcext:value-type="float">
            <text:p>-372.82</text:p>
          </table:table-cell>
          <table:table-cell office:value-type="float" office:value="9.02" calcext:value-type="float">
            <text:p>9.02</text:p>
          </table:table-cell>
          <table:table-cell office:value-type="float" office:value="-523.6" calcext:value-type="float">
            <text:p>-523.6</text:p>
          </table:table-cell>
          <table:table-cell table:formula="of:=SQRT([.B149]^2 + [.C149]^2 + [.D149]^2)" office:value-type="float" office:value="642.832072006368" calcext:value-type="float">
            <text:p>642.83</text:p>
          </table:table-cell>
          <table:table-cell table:formula="of:=[.B149]/[.$E149]" office:value-type="float" office:value="-0.579964840329726" calcext:value-type="float">
            <text:p>-0.58</text:p>
          </table:table-cell>
          <table:table-cell table:formula="of:=[.C149]/[.$E149]" office:value-type="float" office:value="0.0140316583331745" calcext:value-type="float">
            <text:p>0.01</text:p>
          </table:table-cell>
          <table:table-cell table:formula="of:=[.D149]/[.$E149]" office:value-type="float" office:value="-0.814520654462326" calcext:value-type="float">
            <text:p>-0.81</text:p>
          </table:table-cell>
          <table:table-cell table:formula="of:=DEGREES(ATAN2([.G149];[.F149]))" office:value-type="float" office:value="-88.6140573762447" calcext:value-type="float">
            <text:p>-88.6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2.82" calcext:value-type="float">
            <text:p>-372.82</text:p>
          </table:table-cell>
          <table:table-cell office:value-type="float" office:value="9.02" calcext:value-type="float">
            <text:p>9.02</text:p>
          </table:table-cell>
          <table:table-cell office:value-type="float" office:value="-523.6" calcext:value-type="float">
            <text:p>-523.6</text:p>
          </table:table-cell>
          <table:table-cell table:formula="of:=SQRT([.B150]^2 + [.C150]^2 + [.D150]^2)" office:value-type="float" office:value="642.832072006368" calcext:value-type="float">
            <text:p>642.83</text:p>
          </table:table-cell>
          <table:table-cell table:formula="of:=[.B150]/[.$E150]" office:value-type="float" office:value="-0.579964840329726" calcext:value-type="float">
            <text:p>-0.58</text:p>
          </table:table-cell>
          <table:table-cell table:formula="of:=[.C150]/[.$E150]" office:value-type="float" office:value="0.0140316583331745" calcext:value-type="float">
            <text:p>0.01</text:p>
          </table:table-cell>
          <table:table-cell table:formula="of:=[.D150]/[.$E150]" office:value-type="float" office:value="-0.814520654462326" calcext:value-type="float">
            <text:p>-0.81</text:p>
          </table:table-cell>
          <table:table-cell table:formula="of:=DEGREES(ATAN2([.G150];[.F150]))" office:value-type="float" office:value="-88.6140573762447" calcext:value-type="float">
            <text:p>-88.6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2.82" calcext:value-type="float">
            <text:p>-372.82</text:p>
          </table:table-cell>
          <table:table-cell office:value-type="float" office:value="9.02" calcext:value-type="float">
            <text:p>9.02</text:p>
          </table:table-cell>
          <table:table-cell office:value-type="float" office:value="-523.6" calcext:value-type="float">
            <text:p>-523.6</text:p>
          </table:table-cell>
          <table:table-cell table:formula="of:=SQRT([.B151]^2 + [.C151]^2 + [.D151]^2)" office:value-type="float" office:value="642.832072006368" calcext:value-type="float">
            <text:p>642.83</text:p>
          </table:table-cell>
          <table:table-cell table:formula="of:=[.B151]/[.$E151]" office:value-type="float" office:value="-0.579964840329726" calcext:value-type="float">
            <text:p>-0.58</text:p>
          </table:table-cell>
          <table:table-cell table:formula="of:=[.C151]/[.$E151]" office:value-type="float" office:value="0.0140316583331745" calcext:value-type="float">
            <text:p>0.01</text:p>
          </table:table-cell>
          <table:table-cell table:formula="of:=[.D151]/[.$E151]" office:value-type="float" office:value="-0.814520654462326" calcext:value-type="float">
            <text:p>-0.81</text:p>
          </table:table-cell>
          <table:table-cell table:formula="of:=DEGREES(ATAN2([.G151];[.F151]))" office:value-type="float" office:value="-88.6140573762447" calcext:value-type="float">
            <text:p>-88.6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-3.61" calcext:value-type="float">
            <text:p>-3.61</text:p>
          </table:table-cell>
          <table:table-cell office:value-type="float" office:value="-514.9" calcext:value-type="float">
            <text:p>-514.9</text:p>
          </table:table-cell>
          <table:table-cell table:formula="of:=SQRT([.B152]^2 + [.C152]^2 + [.D152]^2)" office:value-type="float" office:value="643.224363810949" calcext:value-type="float">
            <text:p>643.22</text:p>
          </table:table-cell>
          <table:table-cell table:formula="of:=[.B152]/[.$E152]" office:value-type="float" office:value="-0.599308766409383" calcext:value-type="float">
            <text:p>-0.60</text:p>
          </table:table-cell>
          <table:table-cell table:formula="of:=[.C152]/[.$E152]" office:value-type="float" office:value="-0.00561234959853141" calcext:value-type="float">
            <text:p>-0.01</text:p>
          </table:table-cell>
          <table:table-cell table:formula="of:=[.D152]/[.$E152]" office:value-type="float" office:value="-0.800498284843164" calcext:value-type="float">
            <text:p>-0.80</text:p>
          </table:table-cell>
          <table:table-cell table:formula="of:=DEGREES(ATAN2([.G152];[.F152]))" office:value-type="float" office:value="-90.5365423693535" calcext:value-type="float">
            <text:p>-90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-3.61" calcext:value-type="float">
            <text:p>-3.61</text:p>
          </table:table-cell>
          <table:table-cell office:value-type="float" office:value="-514.9" calcext:value-type="float">
            <text:p>-514.9</text:p>
          </table:table-cell>
          <table:table-cell table:formula="of:=SQRT([.B153]^2 + [.C153]^2 + [.D153]^2)" office:value-type="float" office:value="643.224363810949" calcext:value-type="float">
            <text:p>643.22</text:p>
          </table:table-cell>
          <table:table-cell table:formula="of:=[.B153]/[.$E153]" office:value-type="float" office:value="-0.599308766409383" calcext:value-type="float">
            <text:p>-0.60</text:p>
          </table:table-cell>
          <table:table-cell table:formula="of:=[.C153]/[.$E153]" office:value-type="float" office:value="-0.00561234959853141" calcext:value-type="float">
            <text:p>-0.01</text:p>
          </table:table-cell>
          <table:table-cell table:formula="of:=[.D153]/[.$E153]" office:value-type="float" office:value="-0.800498284843164" calcext:value-type="float">
            <text:p>-0.80</text:p>
          </table:table-cell>
          <table:table-cell table:formula="of:=DEGREES(ATAN2([.G153];[.F153]))" office:value-type="float" office:value="-90.5365423693535" calcext:value-type="float">
            <text:p>-90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-3.61" calcext:value-type="float">
            <text:p>-3.61</text:p>
          </table:table-cell>
          <table:table-cell office:value-type="float" office:value="-514.9" calcext:value-type="float">
            <text:p>-514.9</text:p>
          </table:table-cell>
          <table:table-cell table:formula="of:=SQRT([.B154]^2 + [.C154]^2 + [.D154]^2)" office:value-type="float" office:value="643.224363810949" calcext:value-type="float">
            <text:p>643.22</text:p>
          </table:table-cell>
          <table:table-cell table:formula="of:=[.B154]/[.$E154]" office:value-type="float" office:value="-0.599308766409383" calcext:value-type="float">
            <text:p>-0.60</text:p>
          </table:table-cell>
          <table:table-cell table:formula="of:=[.C154]/[.$E154]" office:value-type="float" office:value="-0.00561234959853141" calcext:value-type="float">
            <text:p>-0.01</text:p>
          </table:table-cell>
          <table:table-cell table:formula="of:=[.D154]/[.$E154]" office:value-type="float" office:value="-0.800498284843164" calcext:value-type="float">
            <text:p>-0.80</text:p>
          </table:table-cell>
          <table:table-cell table:formula="of:=DEGREES(ATAN2([.G154];[.F154]))" office:value-type="float" office:value="-90.5365423693535" calcext:value-type="float">
            <text:p>-90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-3.61" calcext:value-type="float">
            <text:p>-3.61</text:p>
          </table:table-cell>
          <table:table-cell office:value-type="float" office:value="-514.9" calcext:value-type="float">
            <text:p>-514.9</text:p>
          </table:table-cell>
          <table:table-cell table:formula="of:=SQRT([.B155]^2 + [.C155]^2 + [.D155]^2)" office:value-type="float" office:value="643.224363810949" calcext:value-type="float">
            <text:p>643.22</text:p>
          </table:table-cell>
          <table:table-cell table:formula="of:=[.B155]/[.$E155]" office:value-type="float" office:value="-0.599308766409383" calcext:value-type="float">
            <text:p>-0.60</text:p>
          </table:table-cell>
          <table:table-cell table:formula="of:=[.C155]/[.$E155]" office:value-type="float" office:value="-0.00561234959853141" calcext:value-type="float">
            <text:p>-0.01</text:p>
          </table:table-cell>
          <table:table-cell table:formula="of:=[.D155]/[.$E155]" office:value-type="float" office:value="-0.800498284843164" calcext:value-type="float">
            <text:p>-0.80</text:p>
          </table:table-cell>
          <table:table-cell table:formula="of:=DEGREES(ATAN2([.G155];[.F155]))" office:value-type="float" office:value="-90.5365423693535" calcext:value-type="float">
            <text:p>-90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-3.61" calcext:value-type="float">
            <text:p>-3.61</text:p>
          </table:table-cell>
          <table:table-cell office:value-type="float" office:value="-514.9" calcext:value-type="float">
            <text:p>-514.9</text:p>
          </table:table-cell>
          <table:table-cell table:formula="of:=SQRT([.B156]^2 + [.C156]^2 + [.D156]^2)" office:value-type="float" office:value="643.224363810949" calcext:value-type="float">
            <text:p>643.22</text:p>
          </table:table-cell>
          <table:table-cell table:formula="of:=[.B156]/[.$E156]" office:value-type="float" office:value="-0.599308766409383" calcext:value-type="float">
            <text:p>-0.60</text:p>
          </table:table-cell>
          <table:table-cell table:formula="of:=[.C156]/[.$E156]" office:value-type="float" office:value="-0.00561234959853141" calcext:value-type="float">
            <text:p>-0.01</text:p>
          </table:table-cell>
          <table:table-cell table:formula="of:=[.D156]/[.$E156]" office:value-type="float" office:value="-0.800498284843164" calcext:value-type="float">
            <text:p>-0.80</text:p>
          </table:table-cell>
          <table:table-cell table:formula="of:=DEGREES(ATAN2([.G156];[.F156]))" office:value-type="float" office:value="-90.5365423693535" calcext:value-type="float">
            <text:p>-90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8.25" calcext:value-type="float">
            <text:p>-378.25</text:p>
          </table:table-cell>
          <table:table-cell office:value-type="float" office:value="-3.61" calcext:value-type="float">
            <text:p>-3.61</text:p>
          </table:table-cell>
          <table:table-cell office:value-type="float" office:value="-504.46" calcext:value-type="float">
            <text:p>-504.46</text:p>
          </table:table-cell>
          <table:table-cell table:formula="of:=SQRT([.B157]^2 + [.C157]^2 + [.D157]^2)" office:value-type="float" office:value="630.528338934897" calcext:value-type="float">
            <text:p>630.53</text:p>
          </table:table-cell>
          <table:table-cell table:formula="of:=[.B157]/[.$E157]" office:value-type="float" office:value="-0.599893734576544" calcext:value-type="float">
            <text:p>-0.60</text:p>
          </table:table-cell>
          <table:table-cell table:formula="of:=[.C157]/[.$E157]" office:value-type="float" office:value="-0.00572535725531083" calcext:value-type="float">
            <text:p>-0.01</text:p>
          </table:table-cell>
          <table:table-cell table:formula="of:=[.D157]/[.$E157]" office:value-type="float" office:value="-0.800059202496982" calcext:value-type="float">
            <text:p>-0.80</text:p>
          </table:table-cell>
          <table:table-cell table:formula="of:=DEGREES(ATAN2([.G157];[.F157]))" office:value-type="float" office:value="-90.5468115910281" calcext:value-type="float">
            <text:p>-90.5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8.25" calcext:value-type="float">
            <text:p>-378.25</text:p>
          </table:table-cell>
          <table:table-cell office:value-type="float" office:value="-3.61" calcext:value-type="float">
            <text:p>-3.61</text:p>
          </table:table-cell>
          <table:table-cell office:value-type="float" office:value="-504.46" calcext:value-type="float">
            <text:p>-504.46</text:p>
          </table:table-cell>
          <table:table-cell table:formula="of:=SQRT([.B158]^2 + [.C158]^2 + [.D158]^2)" office:value-type="float" office:value="630.528338934897" calcext:value-type="float">
            <text:p>630.53</text:p>
          </table:table-cell>
          <table:table-cell table:formula="of:=[.B158]/[.$E158]" office:value-type="float" office:value="-0.599893734576544" calcext:value-type="float">
            <text:p>-0.60</text:p>
          </table:table-cell>
          <table:table-cell table:formula="of:=[.C158]/[.$E158]" office:value-type="float" office:value="-0.00572535725531083" calcext:value-type="float">
            <text:p>-0.01</text:p>
          </table:table-cell>
          <table:table-cell table:formula="of:=[.D158]/[.$E158]" office:value-type="float" office:value="-0.800059202496982" calcext:value-type="float">
            <text:p>-0.80</text:p>
          </table:table-cell>
          <table:table-cell table:formula="of:=DEGREES(ATAN2([.G158];[.F158]))" office:value-type="float" office:value="-90.5468115910281" calcext:value-type="float">
            <text:p>-90.5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8.25" calcext:value-type="float">
            <text:p>-378.25</text:p>
          </table:table-cell>
          <table:table-cell office:value-type="float" office:value="-3.61" calcext:value-type="float">
            <text:p>-3.61</text:p>
          </table:table-cell>
          <table:table-cell office:value-type="float" office:value="-504.46" calcext:value-type="float">
            <text:p>-504.46</text:p>
          </table:table-cell>
          <table:table-cell table:formula="of:=SQRT([.B159]^2 + [.C159]^2 + [.D159]^2)" office:value-type="float" office:value="630.528338934897" calcext:value-type="float">
            <text:p>630.53</text:p>
          </table:table-cell>
          <table:table-cell table:formula="of:=[.B159]/[.$E159]" office:value-type="float" office:value="-0.599893734576544" calcext:value-type="float">
            <text:p>-0.60</text:p>
          </table:table-cell>
          <table:table-cell table:formula="of:=[.C159]/[.$E159]" office:value-type="float" office:value="-0.00572535725531083" calcext:value-type="float">
            <text:p>-0.01</text:p>
          </table:table-cell>
          <table:table-cell table:formula="of:=[.D159]/[.$E159]" office:value-type="float" office:value="-0.800059202496982" calcext:value-type="float">
            <text:p>-0.80</text:p>
          </table:table-cell>
          <table:table-cell table:formula="of:=DEGREES(ATAN2([.G159];[.F159]))" office:value-type="float" office:value="-90.5468115910281" calcext:value-type="float">
            <text:p>-90.5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9.11" calcext:value-type="float">
            <text:p>-389.11</text:p>
          </table:table-cell>
          <table:table-cell office:value-type="float" office:value="14.43" calcext:value-type="float">
            <text:p>14.43</text:p>
          </table:table-cell>
          <table:table-cell office:value-type="float" office:value="-514.9" calcext:value-type="float">
            <text:p>-514.9</text:p>
          </table:table-cell>
          <table:table-cell table:formula="of:=SQRT([.B160]^2 + [.C160]^2 + [.D160]^2)" office:value-type="float" office:value="645.55156804085" calcext:value-type="float">
            <text:p>645.55</text:p>
          </table:table-cell>
          <table:table-cell table:formula="of:=[.B160]/[.$E160]" office:value-type="float" office:value="-0.602755874609505" calcext:value-type="float">
            <text:p>-0.60</text:p>
          </table:table-cell>
          <table:table-cell table:formula="of:=[.C160]/[.$E160]" office:value-type="float" office:value="0.0223529780026603" calcext:value-type="float">
            <text:p>0.02</text:p>
          </table:table-cell>
          <table:table-cell table:formula="of:=[.D160]/[.$E160]" office:value-type="float" office:value="-0.797612499900887" calcext:value-type="float">
            <text:p>-0.80</text:p>
          </table:table-cell>
          <table:table-cell table:formula="of:=DEGREES(ATAN2([.G160];[.F160]))" office:value-type="float" office:value="-87.8761805234428" calcext:value-type="float">
            <text:p>-87.8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9.11" calcext:value-type="float">
            <text:p>-389.11</text:p>
          </table:table-cell>
          <table:table-cell office:value-type="float" office:value="14.43" calcext:value-type="float">
            <text:p>14.43</text:p>
          </table:table-cell>
          <table:table-cell office:value-type="float" office:value="-514.9" calcext:value-type="float">
            <text:p>-514.9</text:p>
          </table:table-cell>
          <table:table-cell table:formula="of:=SQRT([.B161]^2 + [.C161]^2 + [.D161]^2)" office:value-type="float" office:value="645.55156804085" calcext:value-type="float">
            <text:p>645.55</text:p>
          </table:table-cell>
          <table:table-cell table:formula="of:=[.B161]/[.$E161]" office:value-type="float" office:value="-0.602755874609505" calcext:value-type="float">
            <text:p>-0.60</text:p>
          </table:table-cell>
          <table:table-cell table:formula="of:=[.C161]/[.$E161]" office:value-type="float" office:value="0.0223529780026603" calcext:value-type="float">
            <text:p>0.02</text:p>
          </table:table-cell>
          <table:table-cell table:formula="of:=[.D161]/[.$E161]" office:value-type="float" office:value="-0.797612499900887" calcext:value-type="float">
            <text:p>-0.80</text:p>
          </table:table-cell>
          <table:table-cell table:formula="of:=DEGREES(ATAN2([.G161];[.F161]))" office:value-type="float" office:value="-87.8761805234428" calcext:value-type="float">
            <text:p>-87.8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9.11" calcext:value-type="float">
            <text:p>-389.11</text:p>
          </table:table-cell>
          <table:table-cell office:value-type="float" office:value="14.43" calcext:value-type="float">
            <text:p>14.43</text:p>
          </table:table-cell>
          <table:table-cell office:value-type="float" office:value="-514.9" calcext:value-type="float">
            <text:p>-514.9</text:p>
          </table:table-cell>
          <table:table-cell table:formula="of:=SQRT([.B162]^2 + [.C162]^2 + [.D162]^2)" office:value-type="float" office:value="645.55156804085" calcext:value-type="float">
            <text:p>645.55</text:p>
          </table:table-cell>
          <table:table-cell table:formula="of:=[.B162]/[.$E162]" office:value-type="float" office:value="-0.602755874609505" calcext:value-type="float">
            <text:p>-0.60</text:p>
          </table:table-cell>
          <table:table-cell table:formula="of:=[.C162]/[.$E162]" office:value-type="float" office:value="0.0223529780026603" calcext:value-type="float">
            <text:p>0.02</text:p>
          </table:table-cell>
          <table:table-cell table:formula="of:=[.D162]/[.$E162]" office:value-type="float" office:value="-0.797612499900887" calcext:value-type="float">
            <text:p>-0.80</text:p>
          </table:table-cell>
          <table:table-cell table:formula="of:=DEGREES(ATAN2([.G162];[.F162]))" office:value-type="float" office:value="-87.8761805234428" calcext:value-type="float">
            <text:p>-87.8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9.11" calcext:value-type="float">
            <text:p>-389.11</text:p>
          </table:table-cell>
          <table:table-cell office:value-type="float" office:value="14.43" calcext:value-type="float">
            <text:p>14.43</text:p>
          </table:table-cell>
          <table:table-cell office:value-type="float" office:value="-514.9" calcext:value-type="float">
            <text:p>-514.9</text:p>
          </table:table-cell>
          <table:table-cell table:formula="of:=SQRT([.B163]^2 + [.C163]^2 + [.D163]^2)" office:value-type="float" office:value="645.55156804085" calcext:value-type="float">
            <text:p>645.55</text:p>
          </table:table-cell>
          <table:table-cell table:formula="of:=[.B163]/[.$E163]" office:value-type="float" office:value="-0.602755874609505" calcext:value-type="float">
            <text:p>-0.60</text:p>
          </table:table-cell>
          <table:table-cell table:formula="of:=[.C163]/[.$E163]" office:value-type="float" office:value="0.0223529780026603" calcext:value-type="float">
            <text:p>0.02</text:p>
          </table:table-cell>
          <table:table-cell table:formula="of:=[.D163]/[.$E163]" office:value-type="float" office:value="-0.797612499900887" calcext:value-type="float">
            <text:p>-0.80</text:p>
          </table:table-cell>
          <table:table-cell table:formula="of:=DEGREES(ATAN2([.G163];[.F163]))" office:value-type="float" office:value="-87.8761805234428" calcext:value-type="float">
            <text:p>-87.8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1.8" calcext:value-type="float">
            <text:p>1.8</text:p>
          </table:table-cell>
          <table:table-cell office:value-type="float" office:value="-516.64" calcext:value-type="float">
            <text:p>-516.64</text:p>
          </table:table-cell>
          <table:table-cell table:formula="of:=SQRT([.B164]^2 + [.C164]^2 + [.D164]^2)" office:value-type="float" office:value="641.377995568916" calcext:value-type="float">
            <text:p>641.38</text:p>
          </table:table-cell>
          <table:table-cell table:formula="of:=[.B164]/[.$E164]" office:value-type="float" office:value="-0.592567881383082" calcext:value-type="float">
            <text:p>-0.59</text:p>
          </table:table-cell>
          <table:table-cell table:formula="of:=[.C164]/[.$E164]" office:value-type="float" office:value="0.00280645736591472" calcext:value-type="float">
            <text:p>0.00</text:p>
          </table:table-cell>
          <table:table-cell table:formula="of:=[.D164]/[.$E164]" office:value-type="float" office:value="-0.805515629736766" calcext:value-type="float">
            <text:p>-0.81</text:p>
          </table:table-cell>
          <table:table-cell table:formula="of:=DEGREES(ATAN2([.G164];[.F164]))" office:value-type="float" office:value="-89.7286438140634" calcext:value-type="float">
            <text:p>-89.7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1.8" calcext:value-type="float">
            <text:p>1.8</text:p>
          </table:table-cell>
          <table:table-cell office:value-type="float" office:value="-516.64" calcext:value-type="float">
            <text:p>-516.64</text:p>
          </table:table-cell>
          <table:table-cell table:formula="of:=SQRT([.B165]^2 + [.C165]^2 + [.D165]^2)" office:value-type="float" office:value="641.377995568916" calcext:value-type="float">
            <text:p>641.38</text:p>
          </table:table-cell>
          <table:table-cell table:formula="of:=[.B165]/[.$E165]" office:value-type="float" office:value="-0.592567881383082" calcext:value-type="float">
            <text:p>-0.59</text:p>
          </table:table-cell>
          <table:table-cell table:formula="of:=[.C165]/[.$E165]" office:value-type="float" office:value="0.00280645736591472" calcext:value-type="float">
            <text:p>0.00</text:p>
          </table:table-cell>
          <table:table-cell table:formula="of:=[.D165]/[.$E165]" office:value-type="float" office:value="-0.805515629736766" calcext:value-type="float">
            <text:p>-0.81</text:p>
          </table:table-cell>
          <table:table-cell table:formula="of:=DEGREES(ATAN2([.G165];[.F165]))" office:value-type="float" office:value="-89.7286438140634" calcext:value-type="float">
            <text:p>-89.7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1.8" calcext:value-type="float">
            <text:p>1.8</text:p>
          </table:table-cell>
          <table:table-cell office:value-type="float" office:value="-516.64" calcext:value-type="float">
            <text:p>-516.64</text:p>
          </table:table-cell>
          <table:table-cell table:formula="of:=SQRT([.B166]^2 + [.C166]^2 + [.D166]^2)" office:value-type="float" office:value="641.377995568916" calcext:value-type="float">
            <text:p>641.38</text:p>
          </table:table-cell>
          <table:table-cell table:formula="of:=[.B166]/[.$E166]" office:value-type="float" office:value="-0.592567881383082" calcext:value-type="float">
            <text:p>-0.59</text:p>
          </table:table-cell>
          <table:table-cell table:formula="of:=[.C166]/[.$E166]" office:value-type="float" office:value="0.00280645736591472" calcext:value-type="float">
            <text:p>0.00</text:p>
          </table:table-cell>
          <table:table-cell table:formula="of:=[.D166]/[.$E166]" office:value-type="float" office:value="-0.805515629736766" calcext:value-type="float">
            <text:p>-0.81</text:p>
          </table:table-cell>
          <table:table-cell table:formula="of:=DEGREES(ATAN2([.G166];[.F166]))" office:value-type="float" office:value="-89.7286438140634" calcext:value-type="float">
            <text:p>-89.7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1.8" calcext:value-type="float">
            <text:p>1.8</text:p>
          </table:table-cell>
          <table:table-cell office:value-type="float" office:value="-516.64" calcext:value-type="float">
            <text:p>-516.64</text:p>
          </table:table-cell>
          <table:table-cell table:formula="of:=SQRT([.B167]^2 + [.C167]^2 + [.D167]^2)" office:value-type="float" office:value="641.377995568916" calcext:value-type="float">
            <text:p>641.38</text:p>
          </table:table-cell>
          <table:table-cell table:formula="of:=[.B167]/[.$E167]" office:value-type="float" office:value="-0.592567881383082" calcext:value-type="float">
            <text:p>-0.59</text:p>
          </table:table-cell>
          <table:table-cell table:formula="of:=[.C167]/[.$E167]" office:value-type="float" office:value="0.00280645736591472" calcext:value-type="float">
            <text:p>0.00</text:p>
          </table:table-cell>
          <table:table-cell table:formula="of:=[.D167]/[.$E167]" office:value-type="float" office:value="-0.805515629736766" calcext:value-type="float">
            <text:p>-0.81</text:p>
          </table:table-cell>
          <table:table-cell table:formula="of:=DEGREES(ATAN2([.G167];[.F167]))" office:value-type="float" office:value="-89.7286438140634" calcext:value-type="float">
            <text:p>-89.7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0" calcext:value-type="float">
            <text:p>0</text:p>
          </table:table-cell>
          <table:table-cell office:value-type="float" office:value="-539.25" calcext:value-type="float">
            <text:p>-539.25</text:p>
          </table:table-cell>
          <table:table-cell table:formula="of:=SQRT([.B168]^2 + [.C168]^2 + [.D168]^2)" office:value-type="float" office:value="660.768688271471" calcext:value-type="float">
            <text:p>660.77</text:p>
          </table:table-cell>
          <table:table-cell table:formula="of:=[.B168]/[.$E168]" office:value-type="float" office:value="-0.577917820226845" calcext:value-type="float">
            <text:p>-0.58</text:p>
          </table:table-cell>
          <table:table-cell table:formula="of:=[.C168]/[.$E168]" office:value-type="float" office:value="0" calcext:value-type="float">
            <text:p>0.00</text:p>
          </table:table-cell>
          <table:table-cell table:formula="of:=[.D168]/[.$E168]" office:value-type="float" office:value="-0.816094965714317" calcext:value-type="float">
            <text:p>-0.82</text:p>
          </table:table-cell>
          <table:table-cell table:formula="of:=DEGREES(ATAN2([.G168];[.F168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0" calcext:value-type="float">
            <text:p>0</text:p>
          </table:table-cell>
          <table:table-cell office:value-type="float" office:value="-539.25" calcext:value-type="float">
            <text:p>-539.25</text:p>
          </table:table-cell>
          <table:table-cell table:formula="of:=SQRT([.B169]^2 + [.C169]^2 + [.D169]^2)" office:value-type="float" office:value="660.768688271471" calcext:value-type="float">
            <text:p>660.77</text:p>
          </table:table-cell>
          <table:table-cell table:formula="of:=[.B169]/[.$E169]" office:value-type="float" office:value="-0.577917820226845" calcext:value-type="float">
            <text:p>-0.58</text:p>
          </table:table-cell>
          <table:table-cell table:formula="of:=[.C169]/[.$E169]" office:value-type="float" office:value="0" calcext:value-type="float">
            <text:p>0.00</text:p>
          </table:table-cell>
          <table:table-cell table:formula="of:=[.D169]/[.$E169]" office:value-type="float" office:value="-0.816094965714317" calcext:value-type="float">
            <text:p>-0.82</text:p>
          </table:table-cell>
          <table:table-cell table:formula="of:=DEGREES(ATAN2([.G169];[.F169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0" calcext:value-type="float">
            <text:p>0</text:p>
          </table:table-cell>
          <table:table-cell office:value-type="float" office:value="-539.25" calcext:value-type="float">
            <text:p>-539.25</text:p>
          </table:table-cell>
          <table:table-cell table:formula="of:=SQRT([.B170]^2 + [.C170]^2 + [.D170]^2)" office:value-type="float" office:value="660.768688271471" calcext:value-type="float">
            <text:p>660.77</text:p>
          </table:table-cell>
          <table:table-cell table:formula="of:=[.B170]/[.$E170]" office:value-type="float" office:value="-0.577917820226845" calcext:value-type="float">
            <text:p>-0.58</text:p>
          </table:table-cell>
          <table:table-cell table:formula="of:=[.C170]/[.$E170]" office:value-type="float" office:value="0" calcext:value-type="float">
            <text:p>0.00</text:p>
          </table:table-cell>
          <table:table-cell table:formula="of:=[.D170]/[.$E170]" office:value-type="float" office:value="-0.816094965714317" calcext:value-type="float">
            <text:p>-0.82</text:p>
          </table:table-cell>
          <table:table-cell table:formula="of:=DEGREES(ATAN2([.G170];[.F170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0" calcext:value-type="float">
            <text:p>0</text:p>
          </table:table-cell>
          <table:table-cell office:value-type="float" office:value="-539.25" calcext:value-type="float">
            <text:p>-539.25</text:p>
          </table:table-cell>
          <table:table-cell table:formula="of:=SQRT([.B171]^2 + [.C171]^2 + [.D171]^2)" office:value-type="float" office:value="660.768688271471" calcext:value-type="float">
            <text:p>660.77</text:p>
          </table:table-cell>
          <table:table-cell table:formula="of:=[.B171]/[.$E171]" office:value-type="float" office:value="-0.577917820226845" calcext:value-type="float">
            <text:p>-0.58</text:p>
          </table:table-cell>
          <table:table-cell table:formula="of:=[.C171]/[.$E171]" office:value-type="float" office:value="0" calcext:value-type="float">
            <text:p>0.00</text:p>
          </table:table-cell>
          <table:table-cell table:formula="of:=[.D171]/[.$E171]" office:value-type="float" office:value="-0.816094965714317" calcext:value-type="float">
            <text:p>-0.82</text:p>
          </table:table-cell>
          <table:table-cell table:formula="of:=DEGREES(ATAN2([.G171];[.F171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8.25" calcext:value-type="float">
            <text:p>-378.25</text:p>
          </table:table-cell>
          <table:table-cell office:value-type="float" office:value="7.22" calcext:value-type="float">
            <text:p>7.22</text:p>
          </table:table-cell>
          <table:table-cell office:value-type="float" office:value="-525.34" calcext:value-type="float">
            <text:p>-525.34</text:p>
          </table:table-cell>
          <table:table-cell table:formula="of:=SQRT([.B172]^2 + [.C172]^2 + [.D172]^2)" office:value-type="float" office:value="647.384975497578" calcext:value-type="float">
            <text:p>647.38</text:p>
          </table:table-cell>
          <table:table-cell table:formula="of:=[.B172]/[.$E172]" office:value-type="float" office:value="-0.584273676894151" calcext:value-type="float">
            <text:p>-0.58</text:p>
          </table:table-cell>
          <table:table-cell table:formula="of:=[.C172]/[.$E172]" office:value-type="float" office:value="0.0111525603362215" calcext:value-type="float">
            <text:p>0.01</text:p>
          </table:table-cell>
          <table:table-cell table:formula="of:=[.D172]/[.$E172]" office:value-type="float" office:value="-0.811480061915594" calcext:value-type="float">
            <text:p>-0.81</text:p>
          </table:table-cell>
          <table:table-cell table:formula="of:=DEGREES(ATAN2([.G172];[.F172]))" office:value-type="float" office:value="-88.906476408639" calcext:value-type="float">
            <text:p>-88.9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8.25" calcext:value-type="float">
            <text:p>-378.25</text:p>
          </table:table-cell>
          <table:table-cell office:value-type="float" office:value="7.22" calcext:value-type="float">
            <text:p>7.22</text:p>
          </table:table-cell>
          <table:table-cell office:value-type="float" office:value="-525.34" calcext:value-type="float">
            <text:p>-525.34</text:p>
          </table:table-cell>
          <table:table-cell table:formula="of:=SQRT([.B173]^2 + [.C173]^2 + [.D173]^2)" office:value-type="float" office:value="647.384975497578" calcext:value-type="float">
            <text:p>647.38</text:p>
          </table:table-cell>
          <table:table-cell table:formula="of:=[.B173]/[.$E173]" office:value-type="float" office:value="-0.584273676894151" calcext:value-type="float">
            <text:p>-0.58</text:p>
          </table:table-cell>
          <table:table-cell table:formula="of:=[.C173]/[.$E173]" office:value-type="float" office:value="0.0111525603362215" calcext:value-type="float">
            <text:p>0.01</text:p>
          </table:table-cell>
          <table:table-cell table:formula="of:=[.D173]/[.$E173]" office:value-type="float" office:value="-0.811480061915594" calcext:value-type="float">
            <text:p>-0.81</text:p>
          </table:table-cell>
          <table:table-cell table:formula="of:=DEGREES(ATAN2([.G173];[.F173]))" office:value-type="float" office:value="-88.906476408639" calcext:value-type="float">
            <text:p>-88.9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8.25" calcext:value-type="float">
            <text:p>-378.25</text:p>
          </table:table-cell>
          <table:table-cell office:value-type="float" office:value="7.22" calcext:value-type="float">
            <text:p>7.22</text:p>
          </table:table-cell>
          <table:table-cell office:value-type="float" office:value="-525.34" calcext:value-type="float">
            <text:p>-525.34</text:p>
          </table:table-cell>
          <table:table-cell table:formula="of:=SQRT([.B174]^2 + [.C174]^2 + [.D174]^2)" office:value-type="float" office:value="647.384975497578" calcext:value-type="float">
            <text:p>647.38</text:p>
          </table:table-cell>
          <table:table-cell table:formula="of:=[.B174]/[.$E174]" office:value-type="float" office:value="-0.584273676894151" calcext:value-type="float">
            <text:p>-0.58</text:p>
          </table:table-cell>
          <table:table-cell table:formula="of:=[.C174]/[.$E174]" office:value-type="float" office:value="0.0111525603362215" calcext:value-type="float">
            <text:p>0.01</text:p>
          </table:table-cell>
          <table:table-cell table:formula="of:=[.D174]/[.$E174]" office:value-type="float" office:value="-0.811480061915594" calcext:value-type="float">
            <text:p>-0.81</text:p>
          </table:table-cell>
          <table:table-cell table:formula="of:=DEGREES(ATAN2([.G174];[.F174]))" office:value-type="float" office:value="-88.906476408639" calcext:value-type="float">
            <text:p>-88.9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8.25" calcext:value-type="float">
            <text:p>-378.25</text:p>
          </table:table-cell>
          <table:table-cell office:value-type="float" office:value="7.22" calcext:value-type="float">
            <text:p>7.22</text:p>
          </table:table-cell>
          <table:table-cell office:value-type="float" office:value="-525.34" calcext:value-type="float">
            <text:p>-525.34</text:p>
          </table:table-cell>
          <table:table-cell table:formula="of:=SQRT([.B175]^2 + [.C175]^2 + [.D175]^2)" office:value-type="float" office:value="647.384975497578" calcext:value-type="float">
            <text:p>647.38</text:p>
          </table:table-cell>
          <table:table-cell table:formula="of:=[.B175]/[.$E175]" office:value-type="float" office:value="-0.584273676894151" calcext:value-type="float">
            <text:p>-0.58</text:p>
          </table:table-cell>
          <table:table-cell table:formula="of:=[.C175]/[.$E175]" office:value-type="float" office:value="0.0111525603362215" calcext:value-type="float">
            <text:p>0.01</text:p>
          </table:table-cell>
          <table:table-cell table:formula="of:=[.D175]/[.$E175]" office:value-type="float" office:value="-0.811480061915594" calcext:value-type="float">
            <text:p>-0.81</text:p>
          </table:table-cell>
          <table:table-cell table:formula="of:=DEGREES(ATAN2([.G175];[.F175]))" office:value-type="float" office:value="-88.906476408639" calcext:value-type="float">
            <text:p>-88.9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8.25" calcext:value-type="float">
            <text:p>-378.25</text:p>
          </table:table-cell>
          <table:table-cell office:value-type="float" office:value="7.22" calcext:value-type="float">
            <text:p>7.22</text:p>
          </table:table-cell>
          <table:table-cell office:value-type="float" office:value="-525.34" calcext:value-type="float">
            <text:p>-525.34</text:p>
          </table:table-cell>
          <table:table-cell table:formula="of:=SQRT([.B176]^2 + [.C176]^2 + [.D176]^2)" office:value-type="float" office:value="647.384975497578" calcext:value-type="float">
            <text:p>647.38</text:p>
          </table:table-cell>
          <table:table-cell table:formula="of:=[.B176]/[.$E176]" office:value-type="float" office:value="-0.584273676894151" calcext:value-type="float">
            <text:p>-0.58</text:p>
          </table:table-cell>
          <table:table-cell table:formula="of:=[.C176]/[.$E176]" office:value-type="float" office:value="0.0111525603362215" calcext:value-type="float">
            <text:p>0.01</text:p>
          </table:table-cell>
          <table:table-cell table:formula="of:=[.D176]/[.$E176]" office:value-type="float" office:value="-0.811480061915594" calcext:value-type="float">
            <text:p>-0.81</text:p>
          </table:table-cell>
          <table:table-cell table:formula="of:=DEGREES(ATAN2([.G176];[.F176]))" office:value-type="float" office:value="-88.906476408639" calcext:value-type="float">
            <text:p>-88.9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3.68" calcext:value-type="float">
            <text:p>-383.68</text:p>
          </table:table-cell>
          <table:table-cell office:value-type="float" office:value="-1.8" calcext:value-type="float">
            <text:p>-1.8</text:p>
          </table:table-cell>
          <table:table-cell office:value-type="float" office:value="-506.2" calcext:value-type="float">
            <text:p>-506.2</text:p>
          </table:table-cell>
          <table:table-cell table:formula="of:=SQRT([.B177]^2 + [.C177]^2 + [.D177]^2)" office:value-type="float" office:value="635.178732641451" calcext:value-type="float">
            <text:p>635.18</text:p>
          </table:table-cell>
          <table:table-cell table:formula="of:=[.B177]/[.$E177]" office:value-type="float" office:value="-0.604050451129606" calcext:value-type="float">
            <text:p>-0.60</text:p>
          </table:table-cell>
          <table:table-cell table:formula="of:=[.C177]/[.$E177]" office:value-type="float" office:value="-0.00283384802969477" calcext:value-type="float">
            <text:p>0.00</text:p>
          </table:table-cell>
          <table:table-cell table:formula="of:=[.D177]/[.$E177]" office:value-type="float" office:value="-0.79694104035083" calcext:value-type="float">
            <text:p>-0.80</text:p>
          </table:table-cell>
          <table:table-cell table:formula="of:=DEGREES(ATAN2([.G177];[.F177]))" office:value-type="float" office:value="-90.2687959927772" calcext:value-type="float">
            <text:p>-90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3.68" calcext:value-type="float">
            <text:p>-383.68</text:p>
          </table:table-cell>
          <table:table-cell office:value-type="float" office:value="-1.8" calcext:value-type="float">
            <text:p>-1.8</text:p>
          </table:table-cell>
          <table:table-cell office:value-type="float" office:value="-506.2" calcext:value-type="float">
            <text:p>-506.2</text:p>
          </table:table-cell>
          <table:table-cell table:formula="of:=SQRT([.B178]^2 + [.C178]^2 + [.D178]^2)" office:value-type="float" office:value="635.178732641451" calcext:value-type="float">
            <text:p>635.18</text:p>
          </table:table-cell>
          <table:table-cell table:formula="of:=[.B178]/[.$E178]" office:value-type="float" office:value="-0.604050451129606" calcext:value-type="float">
            <text:p>-0.60</text:p>
          </table:table-cell>
          <table:table-cell table:formula="of:=[.C178]/[.$E178]" office:value-type="float" office:value="-0.00283384802969477" calcext:value-type="float">
            <text:p>0.00</text:p>
          </table:table-cell>
          <table:table-cell table:formula="of:=[.D178]/[.$E178]" office:value-type="float" office:value="-0.79694104035083" calcext:value-type="float">
            <text:p>-0.80</text:p>
          </table:table-cell>
          <table:table-cell table:formula="of:=DEGREES(ATAN2([.G178];[.F178]))" office:value-type="float" office:value="-90.2687959927772" calcext:value-type="float">
            <text:p>-90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3.68" calcext:value-type="float">
            <text:p>-383.68</text:p>
          </table:table-cell>
          <table:table-cell office:value-type="float" office:value="-1.8" calcext:value-type="float">
            <text:p>-1.8</text:p>
          </table:table-cell>
          <table:table-cell office:value-type="float" office:value="-506.2" calcext:value-type="float">
            <text:p>-506.2</text:p>
          </table:table-cell>
          <table:table-cell table:formula="of:=SQRT([.B179]^2 + [.C179]^2 + [.D179]^2)" office:value-type="float" office:value="635.178732641451" calcext:value-type="float">
            <text:p>635.18</text:p>
          </table:table-cell>
          <table:table-cell table:formula="of:=[.B179]/[.$E179]" office:value-type="float" office:value="-0.604050451129606" calcext:value-type="float">
            <text:p>-0.60</text:p>
          </table:table-cell>
          <table:table-cell table:formula="of:=[.C179]/[.$E179]" office:value-type="float" office:value="-0.00283384802969477" calcext:value-type="float">
            <text:p>0.00</text:p>
          </table:table-cell>
          <table:table-cell table:formula="of:=[.D179]/[.$E179]" office:value-type="float" office:value="-0.79694104035083" calcext:value-type="float">
            <text:p>-0.80</text:p>
          </table:table-cell>
          <table:table-cell table:formula="of:=DEGREES(ATAN2([.G179];[.F179]))" office:value-type="float" office:value="-90.2687959927772" calcext:value-type="float">
            <text:p>-90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0.92" calcext:value-type="float">
            <text:p>-390.92</text:p>
          </table:table-cell>
          <table:table-cell office:value-type="float" office:value="-9.02" calcext:value-type="float">
            <text:p>-9.02</text:p>
          </table:table-cell>
          <table:table-cell office:value-type="float" office:value="-527.08" calcext:value-type="float">
            <text:p>-527.08</text:p>
          </table:table-cell>
          <table:table-cell table:formula="of:=SQRT([.B180]^2 + [.C180]^2 + [.D180]^2)" office:value-type="float" office:value="656.287386135068" calcext:value-type="float">
            <text:p>656.29</text:p>
          </table:table-cell>
          <table:table-cell table:formula="of:=[.B180]/[.$E180]" office:value-type="float" office:value="-0.595653685045146" calcext:value-type="float">
            <text:p>-0.60</text:p>
          </table:table-cell>
          <table:table-cell table:formula="of:=[.C180]/[.$E180]" office:value-type="float" office:value="-0.0137439789192347" calcext:value-type="float">
            <text:p>-0.01</text:p>
          </table:table-cell>
          <table:table-cell table:formula="of:=[.D180]/[.$E180]" office:value-type="float" office:value="-0.80312377037142" calcext:value-type="float">
            <text:p>-0.80</text:p>
          </table:table-cell>
          <table:table-cell table:formula="of:=DEGREES(ATAN2([.G180];[.F180]))" office:value-type="float" office:value="-91.3217953659892" calcext:value-type="float">
            <text:p>-91.3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0.92" calcext:value-type="float">
            <text:p>-390.92</text:p>
          </table:table-cell>
          <table:table-cell office:value-type="float" office:value="-9.02" calcext:value-type="float">
            <text:p>-9.02</text:p>
          </table:table-cell>
          <table:table-cell office:value-type="float" office:value="-527.08" calcext:value-type="float">
            <text:p>-527.08</text:p>
          </table:table-cell>
          <table:table-cell table:formula="of:=SQRT([.B181]^2 + [.C181]^2 + [.D181]^2)" office:value-type="float" office:value="656.287386135068" calcext:value-type="float">
            <text:p>656.29</text:p>
          </table:table-cell>
          <table:table-cell table:formula="of:=[.B181]/[.$E181]" office:value-type="float" office:value="-0.595653685045146" calcext:value-type="float">
            <text:p>-0.60</text:p>
          </table:table-cell>
          <table:table-cell table:formula="of:=[.C181]/[.$E181]" office:value-type="float" office:value="-0.0137439789192347" calcext:value-type="float">
            <text:p>-0.01</text:p>
          </table:table-cell>
          <table:table-cell table:formula="of:=[.D181]/[.$E181]" office:value-type="float" office:value="-0.80312377037142" calcext:value-type="float">
            <text:p>-0.80</text:p>
          </table:table-cell>
          <table:table-cell table:formula="of:=DEGREES(ATAN2([.G181];[.F181]))" office:value-type="float" office:value="-91.3217953659892" calcext:value-type="float">
            <text:p>-91.3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0.92" calcext:value-type="float">
            <text:p>-390.92</text:p>
          </table:table-cell>
          <table:table-cell office:value-type="float" office:value="-9.02" calcext:value-type="float">
            <text:p>-9.02</text:p>
          </table:table-cell>
          <table:table-cell office:value-type="float" office:value="-527.08" calcext:value-type="float">
            <text:p>-527.08</text:p>
          </table:table-cell>
          <table:table-cell table:formula="of:=SQRT([.B182]^2 + [.C182]^2 + [.D182]^2)" office:value-type="float" office:value="656.287386135068" calcext:value-type="float">
            <text:p>656.29</text:p>
          </table:table-cell>
          <table:table-cell table:formula="of:=[.B182]/[.$E182]" office:value-type="float" office:value="-0.595653685045146" calcext:value-type="float">
            <text:p>-0.60</text:p>
          </table:table-cell>
          <table:table-cell table:formula="of:=[.C182]/[.$E182]" office:value-type="float" office:value="-0.0137439789192347" calcext:value-type="float">
            <text:p>-0.01</text:p>
          </table:table-cell>
          <table:table-cell table:formula="of:=[.D182]/[.$E182]" office:value-type="float" office:value="-0.80312377037142" calcext:value-type="float">
            <text:p>-0.80</text:p>
          </table:table-cell>
          <table:table-cell table:formula="of:=DEGREES(ATAN2([.G182];[.F182]))" office:value-type="float" office:value="-91.3217953659892" calcext:value-type="float">
            <text:p>-91.3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-3.61" calcext:value-type="float">
            <text:p>-3.61</text:p>
          </table:table-cell>
          <table:table-cell office:value-type="float" office:value="-507.94" calcext:value-type="float">
            <text:p>-507.94</text:p>
          </table:table-cell>
          <table:table-cell table:formula="of:=SQRT([.B183]^2 + [.C183]^2 + [.D183]^2)" office:value-type="float" office:value="635.484675346306" calcext:value-type="float">
            <text:p>635.48</text:p>
          </table:table-cell>
          <table:table-cell table:formula="of:=[.B183]/[.$E183]" office:value-type="float" office:value="-0.600911422123438" calcext:value-type="float">
            <text:p>-0.60</text:p>
          </table:table-cell>
          <table:table-cell table:formula="of:=[.C183]/[.$E183]" office:value-type="float" office:value="-0.00568070346941527" calcext:value-type="float">
            <text:p>-0.01</text:p>
          </table:table-cell>
          <table:table-cell table:formula="of:=[.D183]/[.$E183]" office:value-type="float" office:value="-0.799295434973627" calcext:value-type="float">
            <text:p>-0.80</text:p>
          </table:table-cell>
          <table:table-cell table:formula="of:=DEGREES(ATAN2([.G183];[.F183]))" office:value-type="float" office:value="-90.5416283101456" calcext:value-type="float">
            <text:p>-90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-3.61" calcext:value-type="float">
            <text:p>-3.61</text:p>
          </table:table-cell>
          <table:table-cell office:value-type="float" office:value="-507.94" calcext:value-type="float">
            <text:p>-507.94</text:p>
          </table:table-cell>
          <table:table-cell table:formula="of:=SQRT([.B184]^2 + [.C184]^2 + [.D184]^2)" office:value-type="float" office:value="635.484675346306" calcext:value-type="float">
            <text:p>635.48</text:p>
          </table:table-cell>
          <table:table-cell table:formula="of:=[.B184]/[.$E184]" office:value-type="float" office:value="-0.600911422123438" calcext:value-type="float">
            <text:p>-0.60</text:p>
          </table:table-cell>
          <table:table-cell table:formula="of:=[.C184]/[.$E184]" office:value-type="float" office:value="-0.00568070346941527" calcext:value-type="float">
            <text:p>-0.01</text:p>
          </table:table-cell>
          <table:table-cell table:formula="of:=[.D184]/[.$E184]" office:value-type="float" office:value="-0.799295434973627" calcext:value-type="float">
            <text:p>-0.80</text:p>
          </table:table-cell>
          <table:table-cell table:formula="of:=DEGREES(ATAN2([.G184];[.F184]))" office:value-type="float" office:value="-90.5416283101456" calcext:value-type="float">
            <text:p>-90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-3.61" calcext:value-type="float">
            <text:p>-3.61</text:p>
          </table:table-cell>
          <table:table-cell office:value-type="float" office:value="-507.94" calcext:value-type="float">
            <text:p>-507.94</text:p>
          </table:table-cell>
          <table:table-cell table:formula="of:=SQRT([.B185]^2 + [.C185]^2 + [.D185]^2)" office:value-type="float" office:value="635.484675346306" calcext:value-type="float">
            <text:p>635.48</text:p>
          </table:table-cell>
          <table:table-cell table:formula="of:=[.B185]/[.$E185]" office:value-type="float" office:value="-0.600911422123438" calcext:value-type="float">
            <text:p>-0.60</text:p>
          </table:table-cell>
          <table:table-cell table:formula="of:=[.C185]/[.$E185]" office:value-type="float" office:value="-0.00568070346941527" calcext:value-type="float">
            <text:p>-0.01</text:p>
          </table:table-cell>
          <table:table-cell table:formula="of:=[.D185]/[.$E185]" office:value-type="float" office:value="-0.799295434973627" calcext:value-type="float">
            <text:p>-0.80</text:p>
          </table:table-cell>
          <table:table-cell table:formula="of:=DEGREES(ATAN2([.G185];[.F185]))" office:value-type="float" office:value="-90.5416283101456" calcext:value-type="float">
            <text:p>-90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-3.61" calcext:value-type="float">
            <text:p>-3.61</text:p>
          </table:table-cell>
          <table:table-cell office:value-type="float" office:value="-507.94" calcext:value-type="float">
            <text:p>-507.94</text:p>
          </table:table-cell>
          <table:table-cell table:formula="of:=SQRT([.B186]^2 + [.C186]^2 + [.D186]^2)" office:value-type="float" office:value="635.484675346306" calcext:value-type="float">
            <text:p>635.48</text:p>
          </table:table-cell>
          <table:table-cell table:formula="of:=[.B186]/[.$E186]" office:value-type="float" office:value="-0.600911422123438" calcext:value-type="float">
            <text:p>-0.60</text:p>
          </table:table-cell>
          <table:table-cell table:formula="of:=[.C186]/[.$E186]" office:value-type="float" office:value="-0.00568070346941527" calcext:value-type="float">
            <text:p>-0.01</text:p>
          </table:table-cell>
          <table:table-cell table:formula="of:=[.D186]/[.$E186]" office:value-type="float" office:value="-0.799295434973627" calcext:value-type="float">
            <text:p>-0.80</text:p>
          </table:table-cell>
          <table:table-cell table:formula="of:=DEGREES(ATAN2([.G186];[.F186]))" office:value-type="float" office:value="-90.5416283101456" calcext:value-type="float">
            <text:p>-90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6.35" calcext:value-type="float">
            <text:p>-396.35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187]^2 + [.C187]^2 + [.D187]^2)" office:value-type="float" office:value="647.117308762484" calcext:value-type="float">
            <text:p>647.12</text:p>
          </table:table-cell>
          <table:table-cell table:formula="of:=[.B187]/[.$E187]" office:value-type="float" office:value="-0.612485548807156" calcext:value-type="float">
            <text:p>-0.61</text:p>
          </table:table-cell>
          <table:table-cell table:formula="of:=[.C187]/[.$E187]" office:value-type="float" office:value="-0.0167203068956564" calcext:value-type="float">
            <text:p>-0.02</text:p>
          </table:table-cell>
          <table:table-cell table:formula="of:=[.D187]/[.$E187]" office:value-type="float" office:value="-0.790304930922053" calcext:value-type="float">
            <text:p>-0.79</text:p>
          </table:table-cell>
          <table:table-cell table:formula="of:=DEGREES(ATAN2([.G187];[.F187]))" office:value-type="float" office:value="-91.563735086374" calcext:value-type="float">
            <text:p>-91.5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6.35" calcext:value-type="float">
            <text:p>-396.35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188]^2 + [.C188]^2 + [.D188]^2)" office:value-type="float" office:value="647.117308762484" calcext:value-type="float">
            <text:p>647.12</text:p>
          </table:table-cell>
          <table:table-cell table:formula="of:=[.B188]/[.$E188]" office:value-type="float" office:value="-0.612485548807156" calcext:value-type="float">
            <text:p>-0.61</text:p>
          </table:table-cell>
          <table:table-cell table:formula="of:=[.C188]/[.$E188]" office:value-type="float" office:value="-0.0167203068956564" calcext:value-type="float">
            <text:p>-0.02</text:p>
          </table:table-cell>
          <table:table-cell table:formula="of:=[.D188]/[.$E188]" office:value-type="float" office:value="-0.790304930922053" calcext:value-type="float">
            <text:p>-0.79</text:p>
          </table:table-cell>
          <table:table-cell table:formula="of:=DEGREES(ATAN2([.G188];[.F188]))" office:value-type="float" office:value="-91.563735086374" calcext:value-type="float">
            <text:p>-91.5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6.35" calcext:value-type="float">
            <text:p>-396.35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189]^2 + [.C189]^2 + [.D189]^2)" office:value-type="float" office:value="647.117308762484" calcext:value-type="float">
            <text:p>647.12</text:p>
          </table:table-cell>
          <table:table-cell table:formula="of:=[.B189]/[.$E189]" office:value-type="float" office:value="-0.612485548807156" calcext:value-type="float">
            <text:p>-0.61</text:p>
          </table:table-cell>
          <table:table-cell table:formula="of:=[.C189]/[.$E189]" office:value-type="float" office:value="-0.0167203068956564" calcext:value-type="float">
            <text:p>-0.02</text:p>
          </table:table-cell>
          <table:table-cell table:formula="of:=[.D189]/[.$E189]" office:value-type="float" office:value="-0.790304930922053" calcext:value-type="float">
            <text:p>-0.79</text:p>
          </table:table-cell>
          <table:table-cell table:formula="of:=DEGREES(ATAN2([.G189];[.F189]))" office:value-type="float" office:value="-91.563735086374" calcext:value-type="float">
            <text:p>-91.5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6.35" calcext:value-type="float">
            <text:p>-396.35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190]^2 + [.C190]^2 + [.D190]^2)" office:value-type="float" office:value="647.117308762484" calcext:value-type="float">
            <text:p>647.12</text:p>
          </table:table-cell>
          <table:table-cell table:formula="of:=[.B190]/[.$E190]" office:value-type="float" office:value="-0.612485548807156" calcext:value-type="float">
            <text:p>-0.61</text:p>
          </table:table-cell>
          <table:table-cell table:formula="of:=[.C190]/[.$E190]" office:value-type="float" office:value="-0.0167203068956564" calcext:value-type="float">
            <text:p>-0.02</text:p>
          </table:table-cell>
          <table:table-cell table:formula="of:=[.D190]/[.$E190]" office:value-type="float" office:value="-0.790304930922053" calcext:value-type="float">
            <text:p>-0.79</text:p>
          </table:table-cell>
          <table:table-cell table:formula="of:=DEGREES(ATAN2([.G190];[.F190]))" office:value-type="float" office:value="-91.563735086374" calcext:value-type="float">
            <text:p>-91.5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6.35" calcext:value-type="float">
            <text:p>-396.35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191]^2 + [.C191]^2 + [.D191]^2)" office:value-type="float" office:value="647.117308762484" calcext:value-type="float">
            <text:p>647.12</text:p>
          </table:table-cell>
          <table:table-cell table:formula="of:=[.B191]/[.$E191]" office:value-type="float" office:value="-0.612485548807156" calcext:value-type="float">
            <text:p>-0.61</text:p>
          </table:table-cell>
          <table:table-cell table:formula="of:=[.C191]/[.$E191]" office:value-type="float" office:value="-0.0167203068956564" calcext:value-type="float">
            <text:p>-0.02</text:p>
          </table:table-cell>
          <table:table-cell table:formula="of:=[.D191]/[.$E191]" office:value-type="float" office:value="-0.790304930922053" calcext:value-type="float">
            <text:p>-0.79</text:p>
          </table:table-cell>
          <table:table-cell table:formula="of:=DEGREES(ATAN2([.G191];[.F191]))" office:value-type="float" office:value="-91.563735086374" calcext:value-type="float">
            <text:p>-91.5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9.11" calcext:value-type="float">
            <text:p>-389.11</text:p>
          </table:table-cell>
          <table:table-cell office:value-type="float" office:value="3.61" calcext:value-type="float">
            <text:p>3.61</text:p>
          </table:table-cell>
          <table:table-cell office:value-type="float" office:value="-521.86" calcext:value-type="float">
            <text:p>-521.86</text:p>
          </table:table-cell>
          <table:table-cell table:formula="of:=SQRT([.B192]^2 + [.C192]^2 + [.D192]^2)" office:value-type="float" office:value="650.966576561347" calcext:value-type="float">
            <text:p>650.97</text:p>
          </table:table-cell>
          <table:table-cell table:formula="of:=[.B192]/[.$E192]" office:value-type="float" office:value="-0.597741902595717" calcext:value-type="float">
            <text:p>-0.60</text:p>
          </table:table-cell>
          <table:table-cell table:formula="of:=[.C192]/[.$E192]" office:value-type="float" office:value="0.0055455996205971" calcext:value-type="float">
            <text:p>0.01</text:p>
          </table:table-cell>
          <table:table-cell table:formula="of:=[.D192]/[.$E192]" office:value-type="float" office:value="-0.801669423270029" calcext:value-type="float">
            <text:p>-0.80</text:p>
          </table:table-cell>
          <table:table-cell table:formula="of:=DEGREES(ATAN2([.G192];[.F192]))" office:value-type="float" office:value="-89.4684489477788" calcext:value-type="float">
            <text:p>-89.4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9.11" calcext:value-type="float">
            <text:p>-389.11</text:p>
          </table:table-cell>
          <table:table-cell office:value-type="float" office:value="3.61" calcext:value-type="float">
            <text:p>3.61</text:p>
          </table:table-cell>
          <table:table-cell office:value-type="float" office:value="-521.86" calcext:value-type="float">
            <text:p>-521.86</text:p>
          </table:table-cell>
          <table:table-cell table:formula="of:=SQRT([.B193]^2 + [.C193]^2 + [.D193]^2)" office:value-type="float" office:value="650.966576561347" calcext:value-type="float">
            <text:p>650.97</text:p>
          </table:table-cell>
          <table:table-cell table:formula="of:=[.B193]/[.$E193]" office:value-type="float" office:value="-0.597741902595717" calcext:value-type="float">
            <text:p>-0.60</text:p>
          </table:table-cell>
          <table:table-cell table:formula="of:=[.C193]/[.$E193]" office:value-type="float" office:value="0.0055455996205971" calcext:value-type="float">
            <text:p>0.01</text:p>
          </table:table-cell>
          <table:table-cell table:formula="of:=[.D193]/[.$E193]" office:value-type="float" office:value="-0.801669423270029" calcext:value-type="float">
            <text:p>-0.80</text:p>
          </table:table-cell>
          <table:table-cell table:formula="of:=DEGREES(ATAN2([.G193];[.F193]))" office:value-type="float" office:value="-89.4684489477788" calcext:value-type="float">
            <text:p>-89.4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9.11" calcext:value-type="float">
            <text:p>-389.11</text:p>
          </table:table-cell>
          <table:table-cell office:value-type="float" office:value="3.61" calcext:value-type="float">
            <text:p>3.61</text:p>
          </table:table-cell>
          <table:table-cell office:value-type="float" office:value="-521.86" calcext:value-type="float">
            <text:p>-521.86</text:p>
          </table:table-cell>
          <table:table-cell table:formula="of:=SQRT([.B194]^2 + [.C194]^2 + [.D194]^2)" office:value-type="float" office:value="650.966576561347" calcext:value-type="float">
            <text:p>650.97</text:p>
          </table:table-cell>
          <table:table-cell table:formula="of:=[.B194]/[.$E194]" office:value-type="float" office:value="-0.597741902595717" calcext:value-type="float">
            <text:p>-0.60</text:p>
          </table:table-cell>
          <table:table-cell table:formula="of:=[.C194]/[.$E194]" office:value-type="float" office:value="0.0055455996205971" calcext:value-type="float">
            <text:p>0.01</text:p>
          </table:table-cell>
          <table:table-cell table:formula="of:=[.D194]/[.$E194]" office:value-type="float" office:value="-0.801669423270029" calcext:value-type="float">
            <text:p>-0.80</text:p>
          </table:table-cell>
          <table:table-cell table:formula="of:=DEGREES(ATAN2([.G194];[.F194]))" office:value-type="float" office:value="-89.4684489477788" calcext:value-type="float">
            <text:p>-89.4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9.11" calcext:value-type="float">
            <text:p>-389.11</text:p>
          </table:table-cell>
          <table:table-cell office:value-type="float" office:value="3.61" calcext:value-type="float">
            <text:p>3.61</text:p>
          </table:table-cell>
          <table:table-cell office:value-type="float" office:value="-521.86" calcext:value-type="float">
            <text:p>-521.86</text:p>
          </table:table-cell>
          <table:table-cell table:formula="of:=SQRT([.B195]^2 + [.C195]^2 + [.D195]^2)" office:value-type="float" office:value="650.966576561347" calcext:value-type="float">
            <text:p>650.97</text:p>
          </table:table-cell>
          <table:table-cell table:formula="of:=[.B195]/[.$E195]" office:value-type="float" office:value="-0.597741902595717" calcext:value-type="float">
            <text:p>-0.60</text:p>
          </table:table-cell>
          <table:table-cell table:formula="of:=[.C195]/[.$E195]" office:value-type="float" office:value="0.0055455996205971" calcext:value-type="float">
            <text:p>0.01</text:p>
          </table:table-cell>
          <table:table-cell table:formula="of:=[.D195]/[.$E195]" office:value-type="float" office:value="-0.801669423270029" calcext:value-type="float">
            <text:p>-0.80</text:p>
          </table:table-cell>
          <table:table-cell table:formula="of:=DEGREES(ATAN2([.G195];[.F195]))" office:value-type="float" office:value="-89.4684489477788" calcext:value-type="float">
            <text:p>-89.4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7.3" calcext:value-type="float">
            <text:p>-387.3</text:p>
          </table:table-cell>
          <table:table-cell office:value-type="float" office:value="-5.41" calcext:value-type="float">
            <text:p>-5.41</text:p>
          </table:table-cell>
          <table:table-cell office:value-type="float" office:value="-527.08" calcext:value-type="float">
            <text:p>-527.08</text:p>
          </table:table-cell>
          <table:table-cell table:formula="of:=SQRT([.B196]^2 + [.C196]^2 + [.D196]^2)" office:value-type="float" office:value="654.097763717321" calcext:value-type="float">
            <text:p>654.10</text:p>
          </table:table-cell>
          <table:table-cell table:formula="of:=[.B196]/[.$E196]" office:value-type="float" office:value="-0.592113322324976" calcext:value-type="float">
            <text:p>-0.59</text:p>
          </table:table-cell>
          <table:table-cell table:formula="of:=[.C196]/[.$E196]" office:value-type="float" office:value="-0.00827093486645525" calcext:value-type="float">
            <text:p>-0.01</text:p>
          </table:table-cell>
          <table:table-cell table:formula="of:=[.D196]/[.$E196]" office:value-type="float" office:value="-0.805812264216495" calcext:value-type="float">
            <text:p>-0.81</text:p>
          </table:table-cell>
          <table:table-cell table:formula="of:=DEGREES(ATAN2([.G196];[.F196]))" office:value-type="float" office:value="-90.8002840412354" calcext:value-type="float">
            <text:p>-90.8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7.3" calcext:value-type="float">
            <text:p>-387.3</text:p>
          </table:table-cell>
          <table:table-cell office:value-type="float" office:value="-5.41" calcext:value-type="float">
            <text:p>-5.41</text:p>
          </table:table-cell>
          <table:table-cell office:value-type="float" office:value="-527.08" calcext:value-type="float">
            <text:p>-527.08</text:p>
          </table:table-cell>
          <table:table-cell table:formula="of:=SQRT([.B197]^2 + [.C197]^2 + [.D197]^2)" office:value-type="float" office:value="654.097763717321" calcext:value-type="float">
            <text:p>654.10</text:p>
          </table:table-cell>
          <table:table-cell table:formula="of:=[.B197]/[.$E197]" office:value-type="float" office:value="-0.592113322324976" calcext:value-type="float">
            <text:p>-0.59</text:p>
          </table:table-cell>
          <table:table-cell table:formula="of:=[.C197]/[.$E197]" office:value-type="float" office:value="-0.00827093486645525" calcext:value-type="float">
            <text:p>-0.01</text:p>
          </table:table-cell>
          <table:table-cell table:formula="of:=[.D197]/[.$E197]" office:value-type="float" office:value="-0.805812264216495" calcext:value-type="float">
            <text:p>-0.81</text:p>
          </table:table-cell>
          <table:table-cell table:formula="of:=DEGREES(ATAN2([.G197];[.F197]))" office:value-type="float" office:value="-90.8002840412354" calcext:value-type="float">
            <text:p>-90.8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7.3" calcext:value-type="float">
            <text:p>-387.3</text:p>
          </table:table-cell>
          <table:table-cell office:value-type="float" office:value="-5.41" calcext:value-type="float">
            <text:p>-5.41</text:p>
          </table:table-cell>
          <table:table-cell office:value-type="float" office:value="-527.08" calcext:value-type="float">
            <text:p>-527.08</text:p>
          </table:table-cell>
          <table:table-cell table:formula="of:=SQRT([.B198]^2 + [.C198]^2 + [.D198]^2)" office:value-type="float" office:value="654.097763717321" calcext:value-type="float">
            <text:p>654.10</text:p>
          </table:table-cell>
          <table:table-cell table:formula="of:=[.B198]/[.$E198]" office:value-type="float" office:value="-0.592113322324976" calcext:value-type="float">
            <text:p>-0.59</text:p>
          </table:table-cell>
          <table:table-cell table:formula="of:=[.C198]/[.$E198]" office:value-type="float" office:value="-0.00827093486645525" calcext:value-type="float">
            <text:p>-0.01</text:p>
          </table:table-cell>
          <table:table-cell table:formula="of:=[.D198]/[.$E198]" office:value-type="float" office:value="-0.805812264216495" calcext:value-type="float">
            <text:p>-0.81</text:p>
          </table:table-cell>
          <table:table-cell table:formula="of:=DEGREES(ATAN2([.G198];[.F198]))" office:value-type="float" office:value="-90.8002840412354" calcext:value-type="float">
            <text:p>-90.8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6.44" calcext:value-type="float">
            <text:p>-376.44</text:p>
          </table:table-cell>
          <table:table-cell office:value-type="float" office:value="1.8" calcext:value-type="float">
            <text:p>1.8</text:p>
          </table:table-cell>
          <table:table-cell office:value-type="float" office:value="-516.64" calcext:value-type="float">
            <text:p>-516.64</text:p>
          </table:table-cell>
          <table:table-cell table:formula="of:=SQRT([.B199]^2 + [.C199]^2 + [.D199]^2)" office:value-type="float" office:value="639.239550716318" calcext:value-type="float">
            <text:p>639.24</text:p>
          </table:table-cell>
          <table:table-cell table:formula="of:=[.B199]/[.$E199]" office:value-type="float" office:value="-0.588887216972369" calcext:value-type="float">
            <text:p>-0.59</text:p>
          </table:table-cell>
          <table:table-cell table:formula="of:=[.C199]/[.$E199]" office:value-type="float" office:value="0.00281584579361987" calcext:value-type="float">
            <text:p>0.00</text:p>
          </table:table-cell>
          <table:table-cell table:formula="of:=[.D199]/[.$E199]" office:value-type="float" office:value="-0.808210317119872" calcext:value-type="float">
            <text:p>-0.81</text:p>
          </table:table-cell>
          <table:table-cell table:formula="of:=DEGREES(ATAN2([.G199];[.F199]))" office:value-type="float" office:value="-89.7260343823037" calcext:value-type="float">
            <text:p>-89.7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6.44" calcext:value-type="float">
            <text:p>-376.44</text:p>
          </table:table-cell>
          <table:table-cell office:value-type="float" office:value="1.8" calcext:value-type="float">
            <text:p>1.8</text:p>
          </table:table-cell>
          <table:table-cell office:value-type="float" office:value="-516.64" calcext:value-type="float">
            <text:p>-516.64</text:p>
          </table:table-cell>
          <table:table-cell table:formula="of:=SQRT([.B200]^2 + [.C200]^2 + [.D200]^2)" office:value-type="float" office:value="639.239550716318" calcext:value-type="float">
            <text:p>639.24</text:p>
          </table:table-cell>
          <table:table-cell table:formula="of:=[.B200]/[.$E200]" office:value-type="float" office:value="-0.588887216972369" calcext:value-type="float">
            <text:p>-0.59</text:p>
          </table:table-cell>
          <table:table-cell table:formula="of:=[.C200]/[.$E200]" office:value-type="float" office:value="0.00281584579361987" calcext:value-type="float">
            <text:p>0.00</text:p>
          </table:table-cell>
          <table:table-cell table:formula="of:=[.D200]/[.$E200]" office:value-type="float" office:value="-0.808210317119872" calcext:value-type="float">
            <text:p>-0.81</text:p>
          </table:table-cell>
          <table:table-cell table:formula="of:=DEGREES(ATAN2([.G200];[.F200]))" office:value-type="float" office:value="-89.7260343823037" calcext:value-type="float">
            <text:p>-89.7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6.44" calcext:value-type="float">
            <text:p>-376.44</text:p>
          </table:table-cell>
          <table:table-cell office:value-type="float" office:value="1.8" calcext:value-type="float">
            <text:p>1.8</text:p>
          </table:table-cell>
          <table:table-cell office:value-type="float" office:value="-516.64" calcext:value-type="float">
            <text:p>-516.64</text:p>
          </table:table-cell>
          <table:table-cell table:formula="of:=SQRT([.B201]^2 + [.C201]^2 + [.D201]^2)" office:value-type="float" office:value="639.239550716318" calcext:value-type="float">
            <text:p>639.24</text:p>
          </table:table-cell>
          <table:table-cell table:formula="of:=[.B201]/[.$E201]" office:value-type="float" office:value="-0.588887216972369" calcext:value-type="float">
            <text:p>-0.59</text:p>
          </table:table-cell>
          <table:table-cell table:formula="of:=[.C201]/[.$E201]" office:value-type="float" office:value="0.00281584579361987" calcext:value-type="float">
            <text:p>0.00</text:p>
          </table:table-cell>
          <table:table-cell table:formula="of:=[.D201]/[.$E201]" office:value-type="float" office:value="-0.808210317119872" calcext:value-type="float">
            <text:p>-0.81</text:p>
          </table:table-cell>
          <table:table-cell table:formula="of:=DEGREES(ATAN2([.G201];[.F201]))" office:value-type="float" office:value="-89.7260343823037" calcext:value-type="float">
            <text:p>-89.7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6.44" calcext:value-type="float">
            <text:p>-376.44</text:p>
          </table:table-cell>
          <table:table-cell office:value-type="float" office:value="1.8" calcext:value-type="float">
            <text:p>1.8</text:p>
          </table:table-cell>
          <table:table-cell office:value-type="float" office:value="-516.64" calcext:value-type="float">
            <text:p>-516.64</text:p>
          </table:table-cell>
          <table:table-cell table:formula="of:=SQRT([.B202]^2 + [.C202]^2 + [.D202]^2)" office:value-type="float" office:value="639.239550716318" calcext:value-type="float">
            <text:p>639.24</text:p>
          </table:table-cell>
          <table:table-cell table:formula="of:=[.B202]/[.$E202]" office:value-type="float" office:value="-0.588887216972369" calcext:value-type="float">
            <text:p>-0.59</text:p>
          </table:table-cell>
          <table:table-cell table:formula="of:=[.C202]/[.$E202]" office:value-type="float" office:value="0.00281584579361987" calcext:value-type="float">
            <text:p>0.00</text:p>
          </table:table-cell>
          <table:table-cell table:formula="of:=[.D202]/[.$E202]" office:value-type="float" office:value="-0.808210317119872" calcext:value-type="float">
            <text:p>-0.81</text:p>
          </table:table-cell>
          <table:table-cell table:formula="of:=DEGREES(ATAN2([.G202];[.F202]))" office:value-type="float" office:value="-89.7260343823037" calcext:value-type="float">
            <text:p>-89.7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9.97" calcext:value-type="float">
            <text:p>-399.97</text:p>
          </table:table-cell>
          <table:table-cell office:value-type="float" office:value="-3.61" calcext:value-type="float">
            <text:p>-3.61</text:p>
          </table:table-cell>
          <table:table-cell office:value-type="float" office:value="-518.38" calcext:value-type="float">
            <text:p>-518.38</text:p>
          </table:table-cell>
          <table:table-cell table:formula="of:=SQRT([.B203]^2 + [.C203]^2 + [.D203]^2)" office:value-type="float" office:value="654.757098014218" calcext:value-type="float">
            <text:p>654.76</text:p>
          </table:table-cell>
          <table:table-cell table:formula="of:=[.B203]/[.$E203]" office:value-type="float" office:value="-0.610867757238601" calcext:value-type="float">
            <text:p>-0.61</text:p>
          </table:table-cell>
          <table:table-cell table:formula="of:=[.C203]/[.$E203]" office:value-type="float" office:value="-0.00551349502120496" calcext:value-type="float">
            <text:p>-0.01</text:p>
          </table:table-cell>
          <table:table-cell table:formula="of:=[.D203]/[.$E203]" office:value-type="float" office:value="-0.791713448502003" calcext:value-type="float">
            <text:p>-0.79</text:p>
          </table:table-cell>
          <table:table-cell table:formula="of:=DEGREES(ATAN2([.G203];[.F203]))" office:value-type="float" office:value="-90.5171191534012" calcext:value-type="float">
            <text:p>-90.5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9.97" calcext:value-type="float">
            <text:p>-399.97</text:p>
          </table:table-cell>
          <table:table-cell office:value-type="float" office:value="-3.61" calcext:value-type="float">
            <text:p>-3.61</text:p>
          </table:table-cell>
          <table:table-cell office:value-type="float" office:value="-518.38" calcext:value-type="float">
            <text:p>-518.38</text:p>
          </table:table-cell>
          <table:table-cell table:formula="of:=SQRT([.B204]^2 + [.C204]^2 + [.D204]^2)" office:value-type="float" office:value="654.757098014218" calcext:value-type="float">
            <text:p>654.76</text:p>
          </table:table-cell>
          <table:table-cell table:formula="of:=[.B204]/[.$E204]" office:value-type="float" office:value="-0.610867757238601" calcext:value-type="float">
            <text:p>-0.61</text:p>
          </table:table-cell>
          <table:table-cell table:formula="of:=[.C204]/[.$E204]" office:value-type="float" office:value="-0.00551349502120496" calcext:value-type="float">
            <text:p>-0.01</text:p>
          </table:table-cell>
          <table:table-cell table:formula="of:=[.D204]/[.$E204]" office:value-type="float" office:value="-0.791713448502003" calcext:value-type="float">
            <text:p>-0.79</text:p>
          </table:table-cell>
          <table:table-cell table:formula="of:=DEGREES(ATAN2([.G204];[.F204]))" office:value-type="float" office:value="-90.5171191534012" calcext:value-type="float">
            <text:p>-90.5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9.97" calcext:value-type="float">
            <text:p>-399.97</text:p>
          </table:table-cell>
          <table:table-cell office:value-type="float" office:value="-3.61" calcext:value-type="float">
            <text:p>-3.61</text:p>
          </table:table-cell>
          <table:table-cell office:value-type="float" office:value="-518.38" calcext:value-type="float">
            <text:p>-518.38</text:p>
          </table:table-cell>
          <table:table-cell table:formula="of:=SQRT([.B205]^2 + [.C205]^2 + [.D205]^2)" office:value-type="float" office:value="654.757098014218" calcext:value-type="float">
            <text:p>654.76</text:p>
          </table:table-cell>
          <table:table-cell table:formula="of:=[.B205]/[.$E205]" office:value-type="float" office:value="-0.610867757238601" calcext:value-type="float">
            <text:p>-0.61</text:p>
          </table:table-cell>
          <table:table-cell table:formula="of:=[.C205]/[.$E205]" office:value-type="float" office:value="-0.00551349502120496" calcext:value-type="float">
            <text:p>-0.01</text:p>
          </table:table-cell>
          <table:table-cell table:formula="of:=[.D205]/[.$E205]" office:value-type="float" office:value="-0.791713448502003" calcext:value-type="float">
            <text:p>-0.79</text:p>
          </table:table-cell>
          <table:table-cell table:formula="of:=DEGREES(ATAN2([.G205];[.F205]))" office:value-type="float" office:value="-90.5171191534012" calcext:value-type="float">
            <text:p>-90.5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9.97" calcext:value-type="float">
            <text:p>-399.97</text:p>
          </table:table-cell>
          <table:table-cell office:value-type="float" office:value="-3.61" calcext:value-type="float">
            <text:p>-3.61</text:p>
          </table:table-cell>
          <table:table-cell office:value-type="float" office:value="-518.38" calcext:value-type="float">
            <text:p>-518.38</text:p>
          </table:table-cell>
          <table:table-cell table:formula="of:=SQRT([.B206]^2 + [.C206]^2 + [.D206]^2)" office:value-type="float" office:value="654.757098014218" calcext:value-type="float">
            <text:p>654.76</text:p>
          </table:table-cell>
          <table:table-cell table:formula="of:=[.B206]/[.$E206]" office:value-type="float" office:value="-0.610867757238601" calcext:value-type="float">
            <text:p>-0.61</text:p>
          </table:table-cell>
          <table:table-cell table:formula="of:=[.C206]/[.$E206]" office:value-type="float" office:value="-0.00551349502120496" calcext:value-type="float">
            <text:p>-0.01</text:p>
          </table:table-cell>
          <table:table-cell table:formula="of:=[.D206]/[.$E206]" office:value-type="float" office:value="-0.791713448502003" calcext:value-type="float">
            <text:p>-0.79</text:p>
          </table:table-cell>
          <table:table-cell table:formula="of:=DEGREES(ATAN2([.G206];[.F206]))" office:value-type="float" office:value="-90.5171191534012" calcext:value-type="float">
            <text:p>-90.5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0" calcext:value-type="float">
            <text:p>0</text:p>
          </table:table-cell>
          <table:table-cell office:value-type="float" office:value="-521.86" calcext:value-type="float">
            <text:p>-521.86</text:p>
          </table:table-cell>
          <table:table-cell table:formula="of:=SQRT([.B207]^2 + [.C207]^2 + [.D207]^2)" office:value-type="float" office:value="648.799198288654" calcext:value-type="float">
            <text:p>648.80</text:p>
          </table:table-cell>
          <table:table-cell table:formula="of:=[.B207]/[.$E207]" office:value-type="float" office:value="-0.594159180555112" calcext:value-type="float">
            <text:p>-0.59</text:p>
          </table:table-cell>
          <table:table-cell table:formula="of:=[.C207]/[.$E207]" office:value-type="float" office:value="0" calcext:value-type="float">
            <text:p>0.00</text:p>
          </table:table-cell>
          <table:table-cell table:formula="of:=[.D207]/[.$E207]" office:value-type="float" office:value="-0.80434747973875" calcext:value-type="float">
            <text:p>-0.80</text:p>
          </table:table-cell>
          <table:table-cell table:formula="of:=DEGREES(ATAN2([.G207];[.F207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0" calcext:value-type="float">
            <text:p>0</text:p>
          </table:table-cell>
          <table:table-cell office:value-type="float" office:value="-521.86" calcext:value-type="float">
            <text:p>-521.86</text:p>
          </table:table-cell>
          <table:table-cell table:formula="of:=SQRT([.B208]^2 + [.C208]^2 + [.D208]^2)" office:value-type="float" office:value="648.799198288654" calcext:value-type="float">
            <text:p>648.80</text:p>
          </table:table-cell>
          <table:table-cell table:formula="of:=[.B208]/[.$E208]" office:value-type="float" office:value="-0.594159180555112" calcext:value-type="float">
            <text:p>-0.59</text:p>
          </table:table-cell>
          <table:table-cell table:formula="of:=[.C208]/[.$E208]" office:value-type="float" office:value="0" calcext:value-type="float">
            <text:p>0.00</text:p>
          </table:table-cell>
          <table:table-cell table:formula="of:=[.D208]/[.$E208]" office:value-type="float" office:value="-0.80434747973875" calcext:value-type="float">
            <text:p>-0.80</text:p>
          </table:table-cell>
          <table:table-cell table:formula="of:=DEGREES(ATAN2([.G208];[.F208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0" calcext:value-type="float">
            <text:p>0</text:p>
          </table:table-cell>
          <table:table-cell office:value-type="float" office:value="-521.86" calcext:value-type="float">
            <text:p>-521.86</text:p>
          </table:table-cell>
          <table:table-cell table:formula="of:=SQRT([.B209]^2 + [.C209]^2 + [.D209]^2)" office:value-type="float" office:value="648.799198288654" calcext:value-type="float">
            <text:p>648.80</text:p>
          </table:table-cell>
          <table:table-cell table:formula="of:=[.B209]/[.$E209]" office:value-type="float" office:value="-0.594159180555112" calcext:value-type="float">
            <text:p>-0.59</text:p>
          </table:table-cell>
          <table:table-cell table:formula="of:=[.C209]/[.$E209]" office:value-type="float" office:value="0" calcext:value-type="float">
            <text:p>0.00</text:p>
          </table:table-cell>
          <table:table-cell table:formula="of:=[.D209]/[.$E209]" office:value-type="float" office:value="-0.80434747973875" calcext:value-type="float">
            <text:p>-0.80</text:p>
          </table:table-cell>
          <table:table-cell table:formula="of:=DEGREES(ATAN2([.G209];[.F209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0" calcext:value-type="float">
            <text:p>0</text:p>
          </table:table-cell>
          <table:table-cell office:value-type="float" office:value="-521.86" calcext:value-type="float">
            <text:p>-521.86</text:p>
          </table:table-cell>
          <table:table-cell table:formula="of:=SQRT([.B210]^2 + [.C210]^2 + [.D210]^2)" office:value-type="float" office:value="648.799198288654" calcext:value-type="float">
            <text:p>648.80</text:p>
          </table:table-cell>
          <table:table-cell table:formula="of:=[.B210]/[.$E210]" office:value-type="float" office:value="-0.594159180555112" calcext:value-type="float">
            <text:p>-0.59</text:p>
          </table:table-cell>
          <table:table-cell table:formula="of:=[.C210]/[.$E210]" office:value-type="float" office:value="0" calcext:value-type="float">
            <text:p>0.00</text:p>
          </table:table-cell>
          <table:table-cell table:formula="of:=[.D210]/[.$E210]" office:value-type="float" office:value="-0.80434747973875" calcext:value-type="float">
            <text:p>-0.80</text:p>
          </table:table-cell>
          <table:table-cell table:formula="of:=DEGREES(ATAN2([.G210];[.F210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0" calcext:value-type="float">
            <text:p>0</text:p>
          </table:table-cell>
          <table:table-cell office:value-type="float" office:value="-521.86" calcext:value-type="float">
            <text:p>-521.86</text:p>
          </table:table-cell>
          <table:table-cell table:formula="of:=SQRT([.B211]^2 + [.C211]^2 + [.D211]^2)" office:value-type="float" office:value="648.799198288654" calcext:value-type="float">
            <text:p>648.80</text:p>
          </table:table-cell>
          <table:table-cell table:formula="of:=[.B211]/[.$E211]" office:value-type="float" office:value="-0.594159180555112" calcext:value-type="float">
            <text:p>-0.59</text:p>
          </table:table-cell>
          <table:table-cell table:formula="of:=[.C211]/[.$E211]" office:value-type="float" office:value="0" calcext:value-type="float">
            <text:p>0.00</text:p>
          </table:table-cell>
          <table:table-cell table:formula="of:=[.D211]/[.$E211]" office:value-type="float" office:value="-0.80434747973875" calcext:value-type="float">
            <text:p>-0.80</text:p>
          </table:table-cell>
          <table:table-cell table:formula="of:=DEGREES(ATAN2([.G211];[.F211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0.92" calcext:value-type="float">
            <text:p>-390.92</text:p>
          </table:table-cell>
          <table:table-cell office:value-type="float" office:value="1.8" calcext:value-type="float">
            <text:p>1.8</text:p>
          </table:table-cell>
          <table:table-cell office:value-type="float" office:value="-516.64" calcext:value-type="float">
            <text:p>-516.64</text:p>
          </table:table-cell>
          <table:table-cell table:formula="of:=SQRT([.B212]^2 + [.C212]^2 + [.D212]^2)" office:value-type="float" office:value="647.872345450861" calcext:value-type="float">
            <text:p>647.87</text:p>
          </table:table-cell>
          <table:table-cell table:formula="of:=[.B212]/[.$E212]" office:value-type="float" office:value="-0.603390471510178" calcext:value-type="float">
            <text:p>-0.60</text:p>
          </table:table-cell>
          <table:table-cell table:formula="of:=[.C212]/[.$E212]" office:value-type="float" office:value="0.00277832510160217" calcext:value-type="float">
            <text:p>0.00</text:p>
          </table:table-cell>
          <table:table-cell table:formula="of:=[.D212]/[.$E212]" office:value-type="float" office:value="-0.797441044717636" calcext:value-type="float">
            <text:p>-0.80</text:p>
          </table:table-cell>
          <table:table-cell table:formula="of:=DEGREES(ATAN2([.G212];[.F212]))" office:value-type="float" office:value="-89.7361821490983" calcext:value-type="float">
            <text:p>-89.7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0.92" calcext:value-type="float">
            <text:p>-390.92</text:p>
          </table:table-cell>
          <table:table-cell office:value-type="float" office:value="1.8" calcext:value-type="float">
            <text:p>1.8</text:p>
          </table:table-cell>
          <table:table-cell office:value-type="float" office:value="-516.64" calcext:value-type="float">
            <text:p>-516.64</text:p>
          </table:table-cell>
          <table:table-cell table:formula="of:=SQRT([.B213]^2 + [.C213]^2 + [.D213]^2)" office:value-type="float" office:value="647.872345450861" calcext:value-type="float">
            <text:p>647.87</text:p>
          </table:table-cell>
          <table:table-cell table:formula="of:=[.B213]/[.$E213]" office:value-type="float" office:value="-0.603390471510178" calcext:value-type="float">
            <text:p>-0.60</text:p>
          </table:table-cell>
          <table:table-cell table:formula="of:=[.C213]/[.$E213]" office:value-type="float" office:value="0.00277832510160217" calcext:value-type="float">
            <text:p>0.00</text:p>
          </table:table-cell>
          <table:table-cell table:formula="of:=[.D213]/[.$E213]" office:value-type="float" office:value="-0.797441044717636" calcext:value-type="float">
            <text:p>-0.80</text:p>
          </table:table-cell>
          <table:table-cell table:formula="of:=DEGREES(ATAN2([.G213];[.F213]))" office:value-type="float" office:value="-89.7361821490983" calcext:value-type="float">
            <text:p>-89.7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0.92" calcext:value-type="float">
            <text:p>-390.92</text:p>
          </table:table-cell>
          <table:table-cell office:value-type="float" office:value="1.8" calcext:value-type="float">
            <text:p>1.8</text:p>
          </table:table-cell>
          <table:table-cell office:value-type="float" office:value="-516.64" calcext:value-type="float">
            <text:p>-516.64</text:p>
          </table:table-cell>
          <table:table-cell table:formula="of:=SQRT([.B214]^2 + [.C214]^2 + [.D214]^2)" office:value-type="float" office:value="647.872345450861" calcext:value-type="float">
            <text:p>647.87</text:p>
          </table:table-cell>
          <table:table-cell table:formula="of:=[.B214]/[.$E214]" office:value-type="float" office:value="-0.603390471510178" calcext:value-type="float">
            <text:p>-0.60</text:p>
          </table:table-cell>
          <table:table-cell table:formula="of:=[.C214]/[.$E214]" office:value-type="float" office:value="0.00277832510160217" calcext:value-type="float">
            <text:p>0.00</text:p>
          </table:table-cell>
          <table:table-cell table:formula="of:=[.D214]/[.$E214]" office:value-type="float" office:value="-0.797441044717636" calcext:value-type="float">
            <text:p>-0.80</text:p>
          </table:table-cell>
          <table:table-cell table:formula="of:=DEGREES(ATAN2([.G214];[.F214]))" office:value-type="float" office:value="-89.7361821490983" calcext:value-type="float">
            <text:p>-89.7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3.68" calcext:value-type="float">
            <text:p>-383.68</text:p>
          </table:table-cell>
          <table:table-cell office:value-type="float" office:value="-5.41" calcext:value-type="float">
            <text:p>-5.41</text:p>
          </table:table-cell>
          <table:table-cell office:value-type="float" office:value="-506.2" calcext:value-type="float">
            <text:p>-506.2</text:p>
          </table:table-cell>
          <table:table-cell table:formula="of:=SQRT([.B215]^2 + [.C215]^2 + [.D215]^2)" office:value-type="float" office:value="635.199221110983" calcext:value-type="float">
            <text:p>635.20</text:p>
          </table:table-cell>
          <table:table-cell table:formula="of:=[.B215]/[.$E215]" office:value-type="float" office:value="-0.604030967369468" calcext:value-type="float">
            <text:p>-0.60</text:p>
          </table:table-cell>
          <table:table-cell table:formula="of:=[.C215]/[.$E215]" office:value-type="float" office:value="-0.00851701296254385" calcext:value-type="float">
            <text:p>-0.01</text:p>
          </table:table-cell>
          <table:table-cell table:formula="of:=[.D215]/[.$E215]" office:value-type="float" office:value="-0.796915334868705" calcext:value-type="float">
            <text:p>-0.80</text:p>
          </table:table-cell>
          <table:table-cell table:formula="of:=DEGREES(ATAN2([.G215];[.F215]))" office:value-type="float" office:value="-90.8078336818246" calcext:value-type="float">
            <text:p>-90.8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3.68" calcext:value-type="float">
            <text:p>-383.68</text:p>
          </table:table-cell>
          <table:table-cell office:value-type="float" office:value="-5.41" calcext:value-type="float">
            <text:p>-5.41</text:p>
          </table:table-cell>
          <table:table-cell office:value-type="float" office:value="-506.2" calcext:value-type="float">
            <text:p>-506.2</text:p>
          </table:table-cell>
          <table:table-cell table:formula="of:=SQRT([.B216]^2 + [.C216]^2 + [.D216]^2)" office:value-type="float" office:value="635.199221110983" calcext:value-type="float">
            <text:p>635.20</text:p>
          </table:table-cell>
          <table:table-cell table:formula="of:=[.B216]/[.$E216]" office:value-type="float" office:value="-0.604030967369468" calcext:value-type="float">
            <text:p>-0.60</text:p>
          </table:table-cell>
          <table:table-cell table:formula="of:=[.C216]/[.$E216]" office:value-type="float" office:value="-0.00851701296254385" calcext:value-type="float">
            <text:p>-0.01</text:p>
          </table:table-cell>
          <table:table-cell table:formula="of:=[.D216]/[.$E216]" office:value-type="float" office:value="-0.796915334868705" calcext:value-type="float">
            <text:p>-0.80</text:p>
          </table:table-cell>
          <table:table-cell table:formula="of:=DEGREES(ATAN2([.G216];[.F216]))" office:value-type="float" office:value="-90.8078336818246" calcext:value-type="float">
            <text:p>-90.8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3.68" calcext:value-type="float">
            <text:p>-383.68</text:p>
          </table:table-cell>
          <table:table-cell office:value-type="float" office:value="-5.41" calcext:value-type="float">
            <text:p>-5.41</text:p>
          </table:table-cell>
          <table:table-cell office:value-type="float" office:value="-506.2" calcext:value-type="float">
            <text:p>-506.2</text:p>
          </table:table-cell>
          <table:table-cell table:formula="of:=SQRT([.B217]^2 + [.C217]^2 + [.D217]^2)" office:value-type="float" office:value="635.199221110983" calcext:value-type="float">
            <text:p>635.20</text:p>
          </table:table-cell>
          <table:table-cell table:formula="of:=[.B217]/[.$E217]" office:value-type="float" office:value="-0.604030967369468" calcext:value-type="float">
            <text:p>-0.60</text:p>
          </table:table-cell>
          <table:table-cell table:formula="of:=[.C217]/[.$E217]" office:value-type="float" office:value="-0.00851701296254385" calcext:value-type="float">
            <text:p>-0.01</text:p>
          </table:table-cell>
          <table:table-cell table:formula="of:=[.D217]/[.$E217]" office:value-type="float" office:value="-0.796915334868705" calcext:value-type="float">
            <text:p>-0.80</text:p>
          </table:table-cell>
          <table:table-cell table:formula="of:=DEGREES(ATAN2([.G217];[.F217]))" office:value-type="float" office:value="-90.8078336818246" calcext:value-type="float">
            <text:p>-90.8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3.68" calcext:value-type="float">
            <text:p>-383.68</text:p>
          </table:table-cell>
          <table:table-cell office:value-type="float" office:value="-5.41" calcext:value-type="float">
            <text:p>-5.41</text:p>
          </table:table-cell>
          <table:table-cell office:value-type="float" office:value="-506.2" calcext:value-type="float">
            <text:p>-506.2</text:p>
          </table:table-cell>
          <table:table-cell table:formula="of:=SQRT([.B218]^2 + [.C218]^2 + [.D218]^2)" office:value-type="float" office:value="635.199221110983" calcext:value-type="float">
            <text:p>635.20</text:p>
          </table:table-cell>
          <table:table-cell table:formula="of:=[.B218]/[.$E218]" office:value-type="float" office:value="-0.604030967369468" calcext:value-type="float">
            <text:p>-0.60</text:p>
          </table:table-cell>
          <table:table-cell table:formula="of:=[.C218]/[.$E218]" office:value-type="float" office:value="-0.00851701296254385" calcext:value-type="float">
            <text:p>-0.01</text:p>
          </table:table-cell>
          <table:table-cell table:formula="of:=[.D218]/[.$E218]" office:value-type="float" office:value="-0.796915334868705" calcext:value-type="float">
            <text:p>-0.80</text:p>
          </table:table-cell>
          <table:table-cell table:formula="of:=DEGREES(ATAN2([.G218];[.F218]))" office:value-type="float" office:value="-90.8078336818246" calcext:value-type="float">
            <text:p>-90.8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1.01" calcext:value-type="float">
            <text:p>-371.01</text:p>
          </table:table-cell>
          <table:table-cell office:value-type="float" office:value="0" calcext:value-type="float">
            <text:p>0</text:p>
          </table:table-cell>
          <table:table-cell office:value-type="float" office:value="-511.42" calcext:value-type="float">
            <text:p>-511.42</text:p>
          </table:table-cell>
          <table:table-cell table:formula="of:=SQRT([.B219]^2 + [.C219]^2 + [.D219]^2)" office:value-type="float" office:value="631.821839207858" calcext:value-type="float">
            <text:p>631.82</text:p>
          </table:table-cell>
          <table:table-cell table:formula="of:=[.B219]/[.$E219]" office:value-type="float" office:value="-0.587206672794266" calcext:value-type="float">
            <text:p>-0.59</text:p>
          </table:table-cell>
          <table:table-cell table:formula="of:=[.C219]/[.$E219]" office:value-type="float" office:value="0" calcext:value-type="float">
            <text:p>0.00</text:p>
          </table:table-cell>
          <table:table-cell table:formula="of:=[.D219]/[.$E219]" office:value-type="float" office:value="-0.809437041051302" calcext:value-type="float">
            <text:p>-0.81</text:p>
          </table:table-cell>
          <table:table-cell table:formula="of:=DEGREES(ATAN2([.G219];[.F219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1.01" calcext:value-type="float">
            <text:p>-371.01</text:p>
          </table:table-cell>
          <table:table-cell office:value-type="float" office:value="0" calcext:value-type="float">
            <text:p>0</text:p>
          </table:table-cell>
          <table:table-cell office:value-type="float" office:value="-511.42" calcext:value-type="float">
            <text:p>-511.42</text:p>
          </table:table-cell>
          <table:table-cell table:formula="of:=SQRT([.B220]^2 + [.C220]^2 + [.D220]^2)" office:value-type="float" office:value="631.821839207858" calcext:value-type="float">
            <text:p>631.82</text:p>
          </table:table-cell>
          <table:table-cell table:formula="of:=[.B220]/[.$E220]" office:value-type="float" office:value="-0.587206672794266" calcext:value-type="float">
            <text:p>-0.59</text:p>
          </table:table-cell>
          <table:table-cell table:formula="of:=[.C220]/[.$E220]" office:value-type="float" office:value="0" calcext:value-type="float">
            <text:p>0.00</text:p>
          </table:table-cell>
          <table:table-cell table:formula="of:=[.D220]/[.$E220]" office:value-type="float" office:value="-0.809437041051302" calcext:value-type="float">
            <text:p>-0.81</text:p>
          </table:table-cell>
          <table:table-cell table:formula="of:=DEGREES(ATAN2([.G220];[.F220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1.01" calcext:value-type="float">
            <text:p>-371.01</text:p>
          </table:table-cell>
          <table:table-cell office:value-type="float" office:value="0" calcext:value-type="float">
            <text:p>0</text:p>
          </table:table-cell>
          <table:table-cell office:value-type="float" office:value="-511.42" calcext:value-type="float">
            <text:p>-511.42</text:p>
          </table:table-cell>
          <table:table-cell table:formula="of:=SQRT([.B221]^2 + [.C221]^2 + [.D221]^2)" office:value-type="float" office:value="631.821839207858" calcext:value-type="float">
            <text:p>631.82</text:p>
          </table:table-cell>
          <table:table-cell table:formula="of:=[.B221]/[.$E221]" office:value-type="float" office:value="-0.587206672794266" calcext:value-type="float">
            <text:p>-0.59</text:p>
          </table:table-cell>
          <table:table-cell table:formula="of:=[.C221]/[.$E221]" office:value-type="float" office:value="0" calcext:value-type="float">
            <text:p>0.00</text:p>
          </table:table-cell>
          <table:table-cell table:formula="of:=[.D221]/[.$E221]" office:value-type="float" office:value="-0.809437041051302" calcext:value-type="float">
            <text:p>-0.81</text:p>
          </table:table-cell>
          <table:table-cell table:formula="of:=DEGREES(ATAN2([.G221];[.F221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0.92" calcext:value-type="float">
            <text:p>-390.92</text:p>
          </table:table-cell>
          <table:table-cell office:value-type="float" office:value="9.02" calcext:value-type="float">
            <text:p>9.02</text:p>
          </table:table-cell>
          <table:table-cell office:value-type="float" office:value="-527.08" calcext:value-type="float">
            <text:p>-527.08</text:p>
          </table:table-cell>
          <table:table-cell table:formula="of:=SQRT([.B222]^2 + [.C222]^2 + [.D222]^2)" office:value-type="float" office:value="656.287386135068" calcext:value-type="float">
            <text:p>656.29</text:p>
          </table:table-cell>
          <table:table-cell table:formula="of:=[.B222]/[.$E222]" office:value-type="float" office:value="-0.595653685045146" calcext:value-type="float">
            <text:p>-0.60</text:p>
          </table:table-cell>
          <table:table-cell table:formula="of:=[.C222]/[.$E222]" office:value-type="float" office:value="0.0137439789192347" calcext:value-type="float">
            <text:p>0.01</text:p>
          </table:table-cell>
          <table:table-cell table:formula="of:=[.D222]/[.$E222]" office:value-type="float" office:value="-0.80312377037142" calcext:value-type="float">
            <text:p>-0.80</text:p>
          </table:table-cell>
          <table:table-cell table:formula="of:=DEGREES(ATAN2([.G222];[.F222]))" office:value-type="float" office:value="-88.6782046340108" calcext:value-type="float">
            <text:p>-88.6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0.92" calcext:value-type="float">
            <text:p>-390.92</text:p>
          </table:table-cell>
          <table:table-cell office:value-type="float" office:value="9.02" calcext:value-type="float">
            <text:p>9.02</text:p>
          </table:table-cell>
          <table:table-cell office:value-type="float" office:value="-527.08" calcext:value-type="float">
            <text:p>-527.08</text:p>
          </table:table-cell>
          <table:table-cell table:formula="of:=SQRT([.B223]^2 + [.C223]^2 + [.D223]^2)" office:value-type="float" office:value="656.287386135068" calcext:value-type="float">
            <text:p>656.29</text:p>
          </table:table-cell>
          <table:table-cell table:formula="of:=[.B223]/[.$E223]" office:value-type="float" office:value="-0.595653685045146" calcext:value-type="float">
            <text:p>-0.60</text:p>
          </table:table-cell>
          <table:table-cell table:formula="of:=[.C223]/[.$E223]" office:value-type="float" office:value="0.0137439789192347" calcext:value-type="float">
            <text:p>0.01</text:p>
          </table:table-cell>
          <table:table-cell table:formula="of:=[.D223]/[.$E223]" office:value-type="float" office:value="-0.80312377037142" calcext:value-type="float">
            <text:p>-0.80</text:p>
          </table:table-cell>
          <table:table-cell table:formula="of:=DEGREES(ATAN2([.G223];[.F223]))" office:value-type="float" office:value="-88.6782046340108" calcext:value-type="float">
            <text:p>-88.6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0.92" calcext:value-type="float">
            <text:p>-390.92</text:p>
          </table:table-cell>
          <table:table-cell office:value-type="float" office:value="9.02" calcext:value-type="float">
            <text:p>9.02</text:p>
          </table:table-cell>
          <table:table-cell office:value-type="float" office:value="-527.08" calcext:value-type="float">
            <text:p>-527.08</text:p>
          </table:table-cell>
          <table:table-cell table:formula="of:=SQRT([.B224]^2 + [.C224]^2 + [.D224]^2)" office:value-type="float" office:value="656.287386135068" calcext:value-type="float">
            <text:p>656.29</text:p>
          </table:table-cell>
          <table:table-cell table:formula="of:=[.B224]/[.$E224]" office:value-type="float" office:value="-0.595653685045146" calcext:value-type="float">
            <text:p>-0.60</text:p>
          </table:table-cell>
          <table:table-cell table:formula="of:=[.C224]/[.$E224]" office:value-type="float" office:value="0.0137439789192347" calcext:value-type="float">
            <text:p>0.01</text:p>
          </table:table-cell>
          <table:table-cell table:formula="of:=[.D224]/[.$E224]" office:value-type="float" office:value="-0.80312377037142" calcext:value-type="float">
            <text:p>-0.80</text:p>
          </table:table-cell>
          <table:table-cell table:formula="of:=DEGREES(ATAN2([.G224];[.F224]))" office:value-type="float" office:value="-88.6782046340108" calcext:value-type="float">
            <text:p>-88.6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0.92" calcext:value-type="float">
            <text:p>-390.92</text:p>
          </table:table-cell>
          <table:table-cell office:value-type="float" office:value="9.02" calcext:value-type="float">
            <text:p>9.02</text:p>
          </table:table-cell>
          <table:table-cell office:value-type="float" office:value="-527.08" calcext:value-type="float">
            <text:p>-527.08</text:p>
          </table:table-cell>
          <table:table-cell table:formula="of:=SQRT([.B225]^2 + [.C225]^2 + [.D225]^2)" office:value-type="float" office:value="656.287386135068" calcext:value-type="float">
            <text:p>656.29</text:p>
          </table:table-cell>
          <table:table-cell table:formula="of:=[.B225]/[.$E225]" office:value-type="float" office:value="-0.595653685045146" calcext:value-type="float">
            <text:p>-0.60</text:p>
          </table:table-cell>
          <table:table-cell table:formula="of:=[.C225]/[.$E225]" office:value-type="float" office:value="0.0137439789192347" calcext:value-type="float">
            <text:p>0.01</text:p>
          </table:table-cell>
          <table:table-cell table:formula="of:=[.D225]/[.$E225]" office:value-type="float" office:value="-0.80312377037142" calcext:value-type="float">
            <text:p>-0.80</text:p>
          </table:table-cell>
          <table:table-cell table:formula="of:=DEGREES(ATAN2([.G225];[.F225]))" office:value-type="float" office:value="-88.6782046340108" calcext:value-type="float">
            <text:p>-88.6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0.92" calcext:value-type="float">
            <text:p>-390.92</text:p>
          </table:table-cell>
          <table:table-cell office:value-type="float" office:value="9.02" calcext:value-type="float">
            <text:p>9.02</text:p>
          </table:table-cell>
          <table:table-cell office:value-type="float" office:value="-527.08" calcext:value-type="float">
            <text:p>-527.08</text:p>
          </table:table-cell>
          <table:table-cell table:formula="of:=SQRT([.B226]^2 + [.C226]^2 + [.D226]^2)" office:value-type="float" office:value="656.287386135068" calcext:value-type="float">
            <text:p>656.29</text:p>
          </table:table-cell>
          <table:table-cell table:formula="of:=[.B226]/[.$E226]" office:value-type="float" office:value="-0.595653685045146" calcext:value-type="float">
            <text:p>-0.60</text:p>
          </table:table-cell>
          <table:table-cell table:formula="of:=[.C226]/[.$E226]" office:value-type="float" office:value="0.0137439789192347" calcext:value-type="float">
            <text:p>0.01</text:p>
          </table:table-cell>
          <table:table-cell table:formula="of:=[.D226]/[.$E226]" office:value-type="float" office:value="-0.80312377037142" calcext:value-type="float">
            <text:p>-0.80</text:p>
          </table:table-cell>
          <table:table-cell table:formula="of:=DEGREES(ATAN2([.G226];[.F226]))" office:value-type="float" office:value="-88.6782046340108" calcext:value-type="float">
            <text:p>-88.6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7.22" calcext:value-type="float">
            <text:p>7.22</text:p>
          </table:table-cell>
          <table:table-cell office:value-type="float" office:value="-525.34" calcext:value-type="float">
            <text:p>-525.34</text:p>
          </table:table-cell>
          <table:table-cell table:formula="of:=SQRT([.B227]^2 + [.C227]^2 + [.D227]^2)" office:value-type="float" office:value="651.64160709703" calcext:value-type="float">
            <text:p>651.64</text:p>
          </table:table-cell>
          <table:table-cell table:formula="of:=[.B227]/[.$E227]" office:value-type="float" office:value="-0.59156750551473" calcext:value-type="float">
            <text:p>-0.59</text:p>
          </table:table-cell>
          <table:table-cell table:formula="of:=[.C227]/[.$E227]" office:value-type="float" office:value="0.0110797099530892" calcext:value-type="float">
            <text:p>0.01</text:p>
          </table:table-cell>
          <table:table-cell table:formula="of:=[.D227]/[.$E227]" office:value-type="float" office:value="-0.806179338885855" calcext:value-type="float">
            <text:p>-0.81</text:p>
          </table:table-cell>
          <table:table-cell table:formula="of:=DEGREES(ATAN2([.G227];[.F227]))" office:value-type="float" office:value="-88.9270093463472" calcext:value-type="float">
            <text:p>-88.9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7.22" calcext:value-type="float">
            <text:p>7.22</text:p>
          </table:table-cell>
          <table:table-cell office:value-type="float" office:value="-525.34" calcext:value-type="float">
            <text:p>-525.34</text:p>
          </table:table-cell>
          <table:table-cell table:formula="of:=SQRT([.B228]^2 + [.C228]^2 + [.D228]^2)" office:value-type="float" office:value="651.64160709703" calcext:value-type="float">
            <text:p>651.64</text:p>
          </table:table-cell>
          <table:table-cell table:formula="of:=[.B228]/[.$E228]" office:value-type="float" office:value="-0.59156750551473" calcext:value-type="float">
            <text:p>-0.59</text:p>
          </table:table-cell>
          <table:table-cell table:formula="of:=[.C228]/[.$E228]" office:value-type="float" office:value="0.0110797099530892" calcext:value-type="float">
            <text:p>0.01</text:p>
          </table:table-cell>
          <table:table-cell table:formula="of:=[.D228]/[.$E228]" office:value-type="float" office:value="-0.806179338885855" calcext:value-type="float">
            <text:p>-0.81</text:p>
          </table:table-cell>
          <table:table-cell table:formula="of:=DEGREES(ATAN2([.G228];[.F228]))" office:value-type="float" office:value="-88.9270093463472" calcext:value-type="float">
            <text:p>-88.9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7.22" calcext:value-type="float">
            <text:p>7.22</text:p>
          </table:table-cell>
          <table:table-cell office:value-type="float" office:value="-525.34" calcext:value-type="float">
            <text:p>-525.34</text:p>
          </table:table-cell>
          <table:table-cell table:formula="of:=SQRT([.B229]^2 + [.C229]^2 + [.D229]^2)" office:value-type="float" office:value="651.64160709703" calcext:value-type="float">
            <text:p>651.64</text:p>
          </table:table-cell>
          <table:table-cell table:formula="of:=[.B229]/[.$E229]" office:value-type="float" office:value="-0.59156750551473" calcext:value-type="float">
            <text:p>-0.59</text:p>
          </table:table-cell>
          <table:table-cell table:formula="of:=[.C229]/[.$E229]" office:value-type="float" office:value="0.0110797099530892" calcext:value-type="float">
            <text:p>0.01</text:p>
          </table:table-cell>
          <table:table-cell table:formula="of:=[.D229]/[.$E229]" office:value-type="float" office:value="-0.806179338885855" calcext:value-type="float">
            <text:p>-0.81</text:p>
          </table:table-cell>
          <table:table-cell table:formula="of:=DEGREES(ATAN2([.G229];[.F229]))" office:value-type="float" office:value="-88.9270093463472" calcext:value-type="float">
            <text:p>-88.9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7.22" calcext:value-type="float">
            <text:p>7.22</text:p>
          </table:table-cell>
          <table:table-cell office:value-type="float" office:value="-525.34" calcext:value-type="float">
            <text:p>-525.34</text:p>
          </table:table-cell>
          <table:table-cell table:formula="of:=SQRT([.B230]^2 + [.C230]^2 + [.D230]^2)" office:value-type="float" office:value="651.64160709703" calcext:value-type="float">
            <text:p>651.64</text:p>
          </table:table-cell>
          <table:table-cell table:formula="of:=[.B230]/[.$E230]" office:value-type="float" office:value="-0.59156750551473" calcext:value-type="float">
            <text:p>-0.59</text:p>
          </table:table-cell>
          <table:table-cell table:formula="of:=[.C230]/[.$E230]" office:value-type="float" office:value="0.0110797099530892" calcext:value-type="float">
            <text:p>0.01</text:p>
          </table:table-cell>
          <table:table-cell table:formula="of:=[.D230]/[.$E230]" office:value-type="float" office:value="-0.806179338885855" calcext:value-type="float">
            <text:p>-0.81</text:p>
          </table:table-cell>
          <table:table-cell table:formula="of:=DEGREES(ATAN2([.G230];[.F230]))" office:value-type="float" office:value="-88.9270093463472" calcext:value-type="float">
            <text:p>-88.9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3.61" calcext:value-type="float">
            <text:p>3.61</text:p>
          </table:table-cell>
          <table:table-cell office:value-type="float" office:value="-525.34" calcext:value-type="float">
            <text:p>-525.34</text:p>
          </table:table-cell>
          <table:table-cell table:formula="of:=SQRT([.B231]^2 + [.C231]^2 + [.D231]^2)" office:value-type="float" office:value="651.611608091814" calcext:value-type="float">
            <text:p>651.61</text:p>
          </table:table-cell>
          <table:table-cell table:formula="of:=[.B231]/[.$E231]" office:value-type="float" office:value="-0.591594740199415" calcext:value-type="float">
            <text:p>-0.59</text:p>
          </table:table-cell>
          <table:table-cell table:formula="of:=[.C231]/[.$E231]" office:value-type="float" office:value="0.00554011002132322" calcext:value-type="float">
            <text:p>0.01</text:p>
          </table:table-cell>
          <table:table-cell table:formula="of:=[.D231]/[.$E231]" office:value-type="float" office:value="-0.806216453906355" calcext:value-type="float">
            <text:p>-0.81</text:p>
          </table:table-cell>
          <table:table-cell table:formula="of:=DEGREES(ATAN2([.G231];[.F231]))" office:value-type="float" office:value="-89.4634576306465" calcext:value-type="float">
            <text:p>-89.4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3.61" calcext:value-type="float">
            <text:p>3.61</text:p>
          </table:table-cell>
          <table:table-cell office:value-type="float" office:value="-525.34" calcext:value-type="float">
            <text:p>-525.34</text:p>
          </table:table-cell>
          <table:table-cell table:formula="of:=SQRT([.B232]^2 + [.C232]^2 + [.D232]^2)" office:value-type="float" office:value="651.611608091814" calcext:value-type="float">
            <text:p>651.61</text:p>
          </table:table-cell>
          <table:table-cell table:formula="of:=[.B232]/[.$E232]" office:value-type="float" office:value="-0.591594740199415" calcext:value-type="float">
            <text:p>-0.59</text:p>
          </table:table-cell>
          <table:table-cell table:formula="of:=[.C232]/[.$E232]" office:value-type="float" office:value="0.00554011002132322" calcext:value-type="float">
            <text:p>0.01</text:p>
          </table:table-cell>
          <table:table-cell table:formula="of:=[.D232]/[.$E232]" office:value-type="float" office:value="-0.806216453906355" calcext:value-type="float">
            <text:p>-0.81</text:p>
          </table:table-cell>
          <table:table-cell table:formula="of:=DEGREES(ATAN2([.G232];[.F232]))" office:value-type="float" office:value="-89.4634576306465" calcext:value-type="float">
            <text:p>-89.4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3.61" calcext:value-type="float">
            <text:p>3.61</text:p>
          </table:table-cell>
          <table:table-cell office:value-type="float" office:value="-525.34" calcext:value-type="float">
            <text:p>-525.34</text:p>
          </table:table-cell>
          <table:table-cell table:formula="of:=SQRT([.B233]^2 + [.C233]^2 + [.D233]^2)" office:value-type="float" office:value="651.611608091814" calcext:value-type="float">
            <text:p>651.61</text:p>
          </table:table-cell>
          <table:table-cell table:formula="of:=[.B233]/[.$E233]" office:value-type="float" office:value="-0.591594740199415" calcext:value-type="float">
            <text:p>-0.59</text:p>
          </table:table-cell>
          <table:table-cell table:formula="of:=[.C233]/[.$E233]" office:value-type="float" office:value="0.00554011002132322" calcext:value-type="float">
            <text:p>0.01</text:p>
          </table:table-cell>
          <table:table-cell table:formula="of:=[.D233]/[.$E233]" office:value-type="float" office:value="-0.806216453906355" calcext:value-type="float">
            <text:p>-0.81</text:p>
          </table:table-cell>
          <table:table-cell table:formula="of:=DEGREES(ATAN2([.G233];[.F233]))" office:value-type="float" office:value="-89.4634576306465" calcext:value-type="float">
            <text:p>-89.4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3.61" calcext:value-type="float">
            <text:p>3.61</text:p>
          </table:table-cell>
          <table:table-cell office:value-type="float" office:value="-525.34" calcext:value-type="float">
            <text:p>-525.34</text:p>
          </table:table-cell>
          <table:table-cell table:formula="of:=SQRT([.B234]^2 + [.C234]^2 + [.D234]^2)" office:value-type="float" office:value="651.611608091814" calcext:value-type="float">
            <text:p>651.61</text:p>
          </table:table-cell>
          <table:table-cell table:formula="of:=[.B234]/[.$E234]" office:value-type="float" office:value="-0.591594740199415" calcext:value-type="float">
            <text:p>-0.59</text:p>
          </table:table-cell>
          <table:table-cell table:formula="of:=[.C234]/[.$E234]" office:value-type="float" office:value="0.00554011002132322" calcext:value-type="float">
            <text:p>0.01</text:p>
          </table:table-cell>
          <table:table-cell table:formula="of:=[.D234]/[.$E234]" office:value-type="float" office:value="-0.806216453906355" calcext:value-type="float">
            <text:p>-0.81</text:p>
          </table:table-cell>
          <table:table-cell table:formula="of:=DEGREES(ATAN2([.G234];[.F234]))" office:value-type="float" office:value="-89.4634576306465" calcext:value-type="float">
            <text:p>-89.4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3.68" calcext:value-type="float">
            <text:p>-383.68</text:p>
          </table:table-cell>
          <table:table-cell office:value-type="float" office:value="-1.8" calcext:value-type="float">
            <text:p>-1.8</text:p>
          </table:table-cell>
          <table:table-cell office:value-type="float" office:value="-506.2" calcext:value-type="float">
            <text:p>-506.2</text:p>
          </table:table-cell>
          <table:table-cell table:formula="of:=SQRT([.B235]^2 + [.C235]^2 + [.D235]^2)" office:value-type="float" office:value="635.178732641451" calcext:value-type="float">
            <text:p>635.18</text:p>
          </table:table-cell>
          <table:table-cell table:formula="of:=[.B235]/[.$E235]" office:value-type="float" office:value="-0.604050451129606" calcext:value-type="float">
            <text:p>-0.60</text:p>
          </table:table-cell>
          <table:table-cell table:formula="of:=[.C235]/[.$E235]" office:value-type="float" office:value="-0.00283384802969477" calcext:value-type="float">
            <text:p>0.00</text:p>
          </table:table-cell>
          <table:table-cell table:formula="of:=[.D235]/[.$E235]" office:value-type="float" office:value="-0.79694104035083" calcext:value-type="float">
            <text:p>-0.80</text:p>
          </table:table-cell>
          <table:table-cell table:formula="of:=DEGREES(ATAN2([.G235];[.F235]))" office:value-type="float" office:value="-90.2687959927772" calcext:value-type="float">
            <text:p>-90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3.68" calcext:value-type="float">
            <text:p>-383.68</text:p>
          </table:table-cell>
          <table:table-cell office:value-type="float" office:value="-1.8" calcext:value-type="float">
            <text:p>-1.8</text:p>
          </table:table-cell>
          <table:table-cell office:value-type="float" office:value="-506.2" calcext:value-type="float">
            <text:p>-506.2</text:p>
          </table:table-cell>
          <table:table-cell table:formula="of:=SQRT([.B236]^2 + [.C236]^2 + [.D236]^2)" office:value-type="float" office:value="635.178732641451" calcext:value-type="float">
            <text:p>635.18</text:p>
          </table:table-cell>
          <table:table-cell table:formula="of:=[.B236]/[.$E236]" office:value-type="float" office:value="-0.604050451129606" calcext:value-type="float">
            <text:p>-0.60</text:p>
          </table:table-cell>
          <table:table-cell table:formula="of:=[.C236]/[.$E236]" office:value-type="float" office:value="-0.00283384802969477" calcext:value-type="float">
            <text:p>0.00</text:p>
          </table:table-cell>
          <table:table-cell table:formula="of:=[.D236]/[.$E236]" office:value-type="float" office:value="-0.79694104035083" calcext:value-type="float">
            <text:p>-0.80</text:p>
          </table:table-cell>
          <table:table-cell table:formula="of:=DEGREES(ATAN2([.G236];[.F236]))" office:value-type="float" office:value="-90.2687959927772" calcext:value-type="float">
            <text:p>-90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3.68" calcext:value-type="float">
            <text:p>-383.68</text:p>
          </table:table-cell>
          <table:table-cell office:value-type="float" office:value="-1.8" calcext:value-type="float">
            <text:p>-1.8</text:p>
          </table:table-cell>
          <table:table-cell office:value-type="float" office:value="-506.2" calcext:value-type="float">
            <text:p>-506.2</text:p>
          </table:table-cell>
          <table:table-cell table:formula="of:=SQRT([.B237]^2 + [.C237]^2 + [.D237]^2)" office:value-type="float" office:value="635.178732641451" calcext:value-type="float">
            <text:p>635.18</text:p>
          </table:table-cell>
          <table:table-cell table:formula="of:=[.B237]/[.$E237]" office:value-type="float" office:value="-0.604050451129606" calcext:value-type="float">
            <text:p>-0.60</text:p>
          </table:table-cell>
          <table:table-cell table:formula="of:=[.C237]/[.$E237]" office:value-type="float" office:value="-0.00283384802969477" calcext:value-type="float">
            <text:p>0.00</text:p>
          </table:table-cell>
          <table:table-cell table:formula="of:=[.D237]/[.$E237]" office:value-type="float" office:value="-0.79694104035083" calcext:value-type="float">
            <text:p>-0.80</text:p>
          </table:table-cell>
          <table:table-cell table:formula="of:=DEGREES(ATAN2([.G237];[.F237]))" office:value-type="float" office:value="-90.2687959927772" calcext:value-type="float">
            <text:p>-90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5.41" calcext:value-type="float">
            <text:p>5.41</text:p>
          </table:table-cell>
          <table:table-cell office:value-type="float" office:value="-516.64" calcext:value-type="float">
            <text:p>-516.64</text:p>
          </table:table-cell>
          <table:table-cell table:formula="of:=SQRT([.B238]^2 + [.C238]^2 + [.D238]^2)" office:value-type="float" office:value="641.398286012677" calcext:value-type="float">
            <text:p>641.40</text:p>
          </table:table-cell>
          <table:table-cell table:formula="of:=[.B238]/[.$E238]" office:value-type="float" office:value="-0.592549135674628" calcext:value-type="float">
            <text:p>-0.59</text:p>
          </table:table-cell>
          <table:table-cell table:formula="of:=[.C238]/[.$E238]" office:value-type="float" office:value="0.00843469668999563" calcext:value-type="float">
            <text:p>0.01</text:p>
          </table:table-cell>
          <table:table-cell table:formula="of:=[.D238]/[.$E238]" office:value-type="float" office:value="-0.805490147489712" calcext:value-type="float">
            <text:p>-0.81</text:p>
          </table:table-cell>
          <table:table-cell table:formula="of:=DEGREES(ATAN2([.G238];[.F238]))" office:value-type="float" office:value="-89.1844728886356" calcext:value-type="float">
            <text:p>-89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5.41" calcext:value-type="float">
            <text:p>5.41</text:p>
          </table:table-cell>
          <table:table-cell office:value-type="float" office:value="-516.64" calcext:value-type="float">
            <text:p>-516.64</text:p>
          </table:table-cell>
          <table:table-cell table:formula="of:=SQRT([.B239]^2 + [.C239]^2 + [.D239]^2)" office:value-type="float" office:value="641.398286012677" calcext:value-type="float">
            <text:p>641.40</text:p>
          </table:table-cell>
          <table:table-cell table:formula="of:=[.B239]/[.$E239]" office:value-type="float" office:value="-0.592549135674628" calcext:value-type="float">
            <text:p>-0.59</text:p>
          </table:table-cell>
          <table:table-cell table:formula="of:=[.C239]/[.$E239]" office:value-type="float" office:value="0.00843469668999563" calcext:value-type="float">
            <text:p>0.01</text:p>
          </table:table-cell>
          <table:table-cell table:formula="of:=[.D239]/[.$E239]" office:value-type="float" office:value="-0.805490147489712" calcext:value-type="float">
            <text:p>-0.81</text:p>
          </table:table-cell>
          <table:table-cell table:formula="of:=DEGREES(ATAN2([.G239];[.F239]))" office:value-type="float" office:value="-89.1844728886356" calcext:value-type="float">
            <text:p>-89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5.41" calcext:value-type="float">
            <text:p>5.41</text:p>
          </table:table-cell>
          <table:table-cell office:value-type="float" office:value="-516.64" calcext:value-type="float">
            <text:p>-516.64</text:p>
          </table:table-cell>
          <table:table-cell table:formula="of:=SQRT([.B240]^2 + [.C240]^2 + [.D240]^2)" office:value-type="float" office:value="641.398286012677" calcext:value-type="float">
            <text:p>641.40</text:p>
          </table:table-cell>
          <table:table-cell table:formula="of:=[.B240]/[.$E240]" office:value-type="float" office:value="-0.592549135674628" calcext:value-type="float">
            <text:p>-0.59</text:p>
          </table:table-cell>
          <table:table-cell table:formula="of:=[.C240]/[.$E240]" office:value-type="float" office:value="0.00843469668999563" calcext:value-type="float">
            <text:p>0.01</text:p>
          </table:table-cell>
          <table:table-cell table:formula="of:=[.D240]/[.$E240]" office:value-type="float" office:value="-0.805490147489712" calcext:value-type="float">
            <text:p>-0.81</text:p>
          </table:table-cell>
          <table:table-cell table:formula="of:=DEGREES(ATAN2([.G240];[.F240]))" office:value-type="float" office:value="-89.1844728886356" calcext:value-type="float">
            <text:p>-89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5.41" calcext:value-type="float">
            <text:p>5.41</text:p>
          </table:table-cell>
          <table:table-cell office:value-type="float" office:value="-516.64" calcext:value-type="float">
            <text:p>-516.64</text:p>
          </table:table-cell>
          <table:table-cell table:formula="of:=SQRT([.B241]^2 + [.C241]^2 + [.D241]^2)" office:value-type="float" office:value="641.398286012677" calcext:value-type="float">
            <text:p>641.40</text:p>
          </table:table-cell>
          <table:table-cell table:formula="of:=[.B241]/[.$E241]" office:value-type="float" office:value="-0.592549135674628" calcext:value-type="float">
            <text:p>-0.59</text:p>
          </table:table-cell>
          <table:table-cell table:formula="of:=[.C241]/[.$E241]" office:value-type="float" office:value="0.00843469668999563" calcext:value-type="float">
            <text:p>0.01</text:p>
          </table:table-cell>
          <table:table-cell table:formula="of:=[.D241]/[.$E241]" office:value-type="float" office:value="-0.805490147489712" calcext:value-type="float">
            <text:p>-0.81</text:p>
          </table:table-cell>
          <table:table-cell table:formula="of:=DEGREES(ATAN2([.G241];[.F241]))" office:value-type="float" office:value="-89.1844728886356" calcext:value-type="float">
            <text:p>-89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4.63" calcext:value-type="float">
            <text:p>-374.63</text:p>
          </table:table-cell>
          <table:table-cell office:value-type="float" office:value="3.61" calcext:value-type="float">
            <text:p>3.61</text:p>
          </table:table-cell>
          <table:table-cell office:value-type="float" office:value="-507.94" calcext:value-type="float">
            <text:p>-507.94</text:p>
          </table:table-cell>
          <table:table-cell table:formula="of:=SQRT([.B242]^2 + [.C242]^2 + [.D242]^2)" office:value-type="float" office:value="631.16060761109" calcext:value-type="float">
            <text:p>631.16</text:p>
          </table:table-cell>
          <table:table-cell table:formula="of:=[.B242]/[.$E242]" office:value-type="float" office:value="-0.593557321991236" calcext:value-type="float">
            <text:p>-0.59</text:p>
          </table:table-cell>
          <table:table-cell table:formula="of:=[.C242]/[.$E242]" office:value-type="float" office:value="0.00571962184659094" calcext:value-type="float">
            <text:p>0.01</text:p>
          </table:table-cell>
          <table:table-cell table:formula="of:=[.D242]/[.$E242]" office:value-type="float" office:value="-0.804771390791524" calcext:value-type="float">
            <text:p>-0.80</text:p>
          </table:table-cell>
          <table:table-cell table:formula="of:=DEGREES(ATAN2([.G242];[.F242]))" office:value-type="float" office:value="-89.4479049665902" calcext:value-type="float">
            <text:p>-89.4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4.63" calcext:value-type="float">
            <text:p>-374.63</text:p>
          </table:table-cell>
          <table:table-cell office:value-type="float" office:value="3.61" calcext:value-type="float">
            <text:p>3.61</text:p>
          </table:table-cell>
          <table:table-cell office:value-type="float" office:value="-507.94" calcext:value-type="float">
            <text:p>-507.94</text:p>
          </table:table-cell>
          <table:table-cell table:formula="of:=SQRT([.B243]^2 + [.C243]^2 + [.D243]^2)" office:value-type="float" office:value="631.16060761109" calcext:value-type="float">
            <text:p>631.16</text:p>
          </table:table-cell>
          <table:table-cell table:formula="of:=[.B243]/[.$E243]" office:value-type="float" office:value="-0.593557321991236" calcext:value-type="float">
            <text:p>-0.59</text:p>
          </table:table-cell>
          <table:table-cell table:formula="of:=[.C243]/[.$E243]" office:value-type="float" office:value="0.00571962184659094" calcext:value-type="float">
            <text:p>0.01</text:p>
          </table:table-cell>
          <table:table-cell table:formula="of:=[.D243]/[.$E243]" office:value-type="float" office:value="-0.804771390791524" calcext:value-type="float">
            <text:p>-0.80</text:p>
          </table:table-cell>
          <table:table-cell table:formula="of:=DEGREES(ATAN2([.G243];[.F243]))" office:value-type="float" office:value="-89.4479049665902" calcext:value-type="float">
            <text:p>-89.4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4.63" calcext:value-type="float">
            <text:p>-374.63</text:p>
          </table:table-cell>
          <table:table-cell office:value-type="float" office:value="3.61" calcext:value-type="float">
            <text:p>3.61</text:p>
          </table:table-cell>
          <table:table-cell office:value-type="float" office:value="-507.94" calcext:value-type="float">
            <text:p>-507.94</text:p>
          </table:table-cell>
          <table:table-cell table:formula="of:=SQRT([.B244]^2 + [.C244]^2 + [.D244]^2)" office:value-type="float" office:value="631.16060761109" calcext:value-type="float">
            <text:p>631.16</text:p>
          </table:table-cell>
          <table:table-cell table:formula="of:=[.B244]/[.$E244]" office:value-type="float" office:value="-0.593557321991236" calcext:value-type="float">
            <text:p>-0.59</text:p>
          </table:table-cell>
          <table:table-cell table:formula="of:=[.C244]/[.$E244]" office:value-type="float" office:value="0.00571962184659094" calcext:value-type="float">
            <text:p>0.01</text:p>
          </table:table-cell>
          <table:table-cell table:formula="of:=[.D244]/[.$E244]" office:value-type="float" office:value="-0.804771390791524" calcext:value-type="float">
            <text:p>-0.80</text:p>
          </table:table-cell>
          <table:table-cell table:formula="of:=DEGREES(ATAN2([.G244];[.F244]))" office:value-type="float" office:value="-89.4479049665902" calcext:value-type="float">
            <text:p>-89.4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4.63" calcext:value-type="float">
            <text:p>-374.63</text:p>
          </table:table-cell>
          <table:table-cell office:value-type="float" office:value="3.61" calcext:value-type="float">
            <text:p>3.61</text:p>
          </table:table-cell>
          <table:table-cell office:value-type="float" office:value="-507.94" calcext:value-type="float">
            <text:p>-507.94</text:p>
          </table:table-cell>
          <table:table-cell table:formula="of:=SQRT([.B245]^2 + [.C245]^2 + [.D245]^2)" office:value-type="float" office:value="631.16060761109" calcext:value-type="float">
            <text:p>631.16</text:p>
          </table:table-cell>
          <table:table-cell table:formula="of:=[.B245]/[.$E245]" office:value-type="float" office:value="-0.593557321991236" calcext:value-type="float">
            <text:p>-0.59</text:p>
          </table:table-cell>
          <table:table-cell table:formula="of:=[.C245]/[.$E245]" office:value-type="float" office:value="0.00571962184659094" calcext:value-type="float">
            <text:p>0.01</text:p>
          </table:table-cell>
          <table:table-cell table:formula="of:=[.D245]/[.$E245]" office:value-type="float" office:value="-0.804771390791524" calcext:value-type="float">
            <text:p>-0.80</text:p>
          </table:table-cell>
          <table:table-cell table:formula="of:=DEGREES(ATAN2([.G245];[.F245]))" office:value-type="float" office:value="-89.4479049665902" calcext:value-type="float">
            <text:p>-89.4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4.63" calcext:value-type="float">
            <text:p>-374.63</text:p>
          </table:table-cell>
          <table:table-cell office:value-type="float" office:value="3.61" calcext:value-type="float">
            <text:p>3.61</text:p>
          </table:table-cell>
          <table:table-cell office:value-type="float" office:value="-507.94" calcext:value-type="float">
            <text:p>-507.94</text:p>
          </table:table-cell>
          <table:table-cell table:formula="of:=SQRT([.B246]^2 + [.C246]^2 + [.D246]^2)" office:value-type="float" office:value="631.16060761109" calcext:value-type="float">
            <text:p>631.16</text:p>
          </table:table-cell>
          <table:table-cell table:formula="of:=[.B246]/[.$E246]" office:value-type="float" office:value="-0.593557321991236" calcext:value-type="float">
            <text:p>-0.59</text:p>
          </table:table-cell>
          <table:table-cell table:formula="of:=[.C246]/[.$E246]" office:value-type="float" office:value="0.00571962184659094" calcext:value-type="float">
            <text:p>0.01</text:p>
          </table:table-cell>
          <table:table-cell table:formula="of:=[.D246]/[.$E246]" office:value-type="float" office:value="-0.804771390791524" calcext:value-type="float">
            <text:p>-0.80</text:p>
          </table:table-cell>
          <table:table-cell table:formula="of:=DEGREES(ATAN2([.G246];[.F246]))" office:value-type="float" office:value="-89.4479049665902" calcext:value-type="float">
            <text:p>-89.4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-25.26" calcext:value-type="float">
            <text:p>-25.26</text:p>
          </table:table-cell>
          <table:table-cell office:value-type="float" office:value="-511.42" calcext:value-type="float">
            <text:p>-511.42</text:p>
          </table:table-cell>
          <table:table-cell table:formula="of:=SQRT([.B247]^2 + [.C247]^2 + [.D247]^2)" office:value-type="float" office:value="638.75909457322" calcext:value-type="float">
            <text:p>638.76</text:p>
          </table:table-cell>
          <table:table-cell table:formula="of:=[.B247]/[.$E247]" office:value-type="float" office:value="-0.597831018367171" calcext:value-type="float">
            <text:p>-0.60</text:p>
          </table:table-cell>
          <table:table-cell table:formula="of:=[.C247]/[.$E247]" office:value-type="float" office:value="-0.0395454252074128" calcext:value-type="float">
            <text:p>-0.04</text:p>
          </table:table-cell>
          <table:table-cell table:formula="of:=[.D247]/[.$E247]" office:value-type="float" office:value="-0.800646134583335" calcext:value-type="float">
            <text:p>-0.80</text:p>
          </table:table-cell>
          <table:table-cell table:formula="of:=DEGREES(ATAN2([.G247];[.F247]))" office:value-type="float" office:value="-93.7844973475848" calcext:value-type="float">
            <text:p>-93.7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-25.26" calcext:value-type="float">
            <text:p>-25.26</text:p>
          </table:table-cell>
          <table:table-cell office:value-type="float" office:value="-511.42" calcext:value-type="float">
            <text:p>-511.42</text:p>
          </table:table-cell>
          <table:table-cell table:formula="of:=SQRT([.B248]^2 + [.C248]^2 + [.D248]^2)" office:value-type="float" office:value="638.75909457322" calcext:value-type="float">
            <text:p>638.76</text:p>
          </table:table-cell>
          <table:table-cell table:formula="of:=[.B248]/[.$E248]" office:value-type="float" office:value="-0.597831018367171" calcext:value-type="float">
            <text:p>-0.60</text:p>
          </table:table-cell>
          <table:table-cell table:formula="of:=[.C248]/[.$E248]" office:value-type="float" office:value="-0.0395454252074128" calcext:value-type="float">
            <text:p>-0.04</text:p>
          </table:table-cell>
          <table:table-cell table:formula="of:=[.D248]/[.$E248]" office:value-type="float" office:value="-0.800646134583335" calcext:value-type="float">
            <text:p>-0.80</text:p>
          </table:table-cell>
          <table:table-cell table:formula="of:=DEGREES(ATAN2([.G248];[.F248]))" office:value-type="float" office:value="-93.7844973475848" calcext:value-type="float">
            <text:p>-93.7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-25.26" calcext:value-type="float">
            <text:p>-25.26</text:p>
          </table:table-cell>
          <table:table-cell office:value-type="float" office:value="-511.42" calcext:value-type="float">
            <text:p>-511.42</text:p>
          </table:table-cell>
          <table:table-cell table:formula="of:=SQRT([.B249]^2 + [.C249]^2 + [.D249]^2)" office:value-type="float" office:value="638.75909457322" calcext:value-type="float">
            <text:p>638.76</text:p>
          </table:table-cell>
          <table:table-cell table:formula="of:=[.B249]/[.$E249]" office:value-type="float" office:value="-0.597831018367171" calcext:value-type="float">
            <text:p>-0.60</text:p>
          </table:table-cell>
          <table:table-cell table:formula="of:=[.C249]/[.$E249]" office:value-type="float" office:value="-0.0395454252074128" calcext:value-type="float">
            <text:p>-0.04</text:p>
          </table:table-cell>
          <table:table-cell table:formula="of:=[.D249]/[.$E249]" office:value-type="float" office:value="-0.800646134583335" calcext:value-type="float">
            <text:p>-0.80</text:p>
          </table:table-cell>
          <table:table-cell table:formula="of:=DEGREES(ATAN2([.G249];[.F249]))" office:value-type="float" office:value="-93.7844973475848" calcext:value-type="float">
            <text:p>-93.7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-25.26" calcext:value-type="float">
            <text:p>-25.26</text:p>
          </table:table-cell>
          <table:table-cell office:value-type="float" office:value="-511.42" calcext:value-type="float">
            <text:p>-511.42</text:p>
          </table:table-cell>
          <table:table-cell table:formula="of:=SQRT([.B250]^2 + [.C250]^2 + [.D250]^2)" office:value-type="float" office:value="638.75909457322" calcext:value-type="float">
            <text:p>638.76</text:p>
          </table:table-cell>
          <table:table-cell table:formula="of:=[.B250]/[.$E250]" office:value-type="float" office:value="-0.597831018367171" calcext:value-type="float">
            <text:p>-0.60</text:p>
          </table:table-cell>
          <table:table-cell table:formula="of:=[.C250]/[.$E250]" office:value-type="float" office:value="-0.0395454252074128" calcext:value-type="float">
            <text:p>-0.04</text:p>
          </table:table-cell>
          <table:table-cell table:formula="of:=[.D250]/[.$E250]" office:value-type="float" office:value="-0.800646134583335" calcext:value-type="float">
            <text:p>-0.80</text:p>
          </table:table-cell>
          <table:table-cell table:formula="of:=DEGREES(ATAN2([.G250];[.F250]))" office:value-type="float" office:value="-93.7844973475848" calcext:value-type="float">
            <text:p>-93.7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7.22" calcext:value-type="float">
            <text:p>7.22</text:p>
          </table:table-cell>
          <table:table-cell office:value-type="float" office:value="-518.38" calcext:value-type="float">
            <text:p>-518.38</text:p>
          </table:table-cell>
          <table:table-cell table:formula="of:=SQRT([.B251]^2 + [.C251]^2 + [.D251]^2)" office:value-type="float" office:value="646.043723675109" calcext:value-type="float">
            <text:p>646.04</text:p>
          </table:table-cell>
          <table:table-cell table:formula="of:=[.B251]/[.$E251]" office:value-type="float" office:value="-0.596693359711146" calcext:value-type="float">
            <text:p>-0.60</text:p>
          </table:table-cell>
          <table:table-cell table:formula="of:=[.C251]/[.$E251]" office:value-type="float" office:value="0.0111757141744649" calcext:value-type="float">
            <text:p>0.01</text:p>
          </table:table-cell>
          <table:table-cell table:formula="of:=[.D251]/[.$E251]" office:value-type="float" office:value="-0.802391511600986" calcext:value-type="float">
            <text:p>-0.80</text:p>
          </table:table-cell>
          <table:table-cell table:formula="of:=DEGREES(ATAN2([.G251];[.F251]))" office:value-type="float" office:value="-88.9270093463472" calcext:value-type="float">
            <text:p>-88.9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7.22" calcext:value-type="float">
            <text:p>7.22</text:p>
          </table:table-cell>
          <table:table-cell office:value-type="float" office:value="-518.38" calcext:value-type="float">
            <text:p>-518.38</text:p>
          </table:table-cell>
          <table:table-cell table:formula="of:=SQRT([.B252]^2 + [.C252]^2 + [.D252]^2)" office:value-type="float" office:value="646.043723675109" calcext:value-type="float">
            <text:p>646.04</text:p>
          </table:table-cell>
          <table:table-cell table:formula="of:=[.B252]/[.$E252]" office:value-type="float" office:value="-0.596693359711146" calcext:value-type="float">
            <text:p>-0.60</text:p>
          </table:table-cell>
          <table:table-cell table:formula="of:=[.C252]/[.$E252]" office:value-type="float" office:value="0.0111757141744649" calcext:value-type="float">
            <text:p>0.01</text:p>
          </table:table-cell>
          <table:table-cell table:formula="of:=[.D252]/[.$E252]" office:value-type="float" office:value="-0.802391511600986" calcext:value-type="float">
            <text:p>-0.80</text:p>
          </table:table-cell>
          <table:table-cell table:formula="of:=DEGREES(ATAN2([.G252];[.F252]))" office:value-type="float" office:value="-88.9270093463472" calcext:value-type="float">
            <text:p>-88.9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7.22" calcext:value-type="float">
            <text:p>7.22</text:p>
          </table:table-cell>
          <table:table-cell office:value-type="float" office:value="-518.38" calcext:value-type="float">
            <text:p>-518.38</text:p>
          </table:table-cell>
          <table:table-cell table:formula="of:=SQRT([.B253]^2 + [.C253]^2 + [.D253]^2)" office:value-type="float" office:value="646.043723675109" calcext:value-type="float">
            <text:p>646.04</text:p>
          </table:table-cell>
          <table:table-cell table:formula="of:=[.B253]/[.$E253]" office:value-type="float" office:value="-0.596693359711146" calcext:value-type="float">
            <text:p>-0.60</text:p>
          </table:table-cell>
          <table:table-cell table:formula="of:=[.C253]/[.$E253]" office:value-type="float" office:value="0.0111757141744649" calcext:value-type="float">
            <text:p>0.01</text:p>
          </table:table-cell>
          <table:table-cell table:formula="of:=[.D253]/[.$E253]" office:value-type="float" office:value="-0.802391511600986" calcext:value-type="float">
            <text:p>-0.80</text:p>
          </table:table-cell>
          <table:table-cell table:formula="of:=DEGREES(ATAN2([.G253];[.F253]))" office:value-type="float" office:value="-88.9270093463472" calcext:value-type="float">
            <text:p>-88.9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7.3" calcext:value-type="float">
            <text:p>-387.3</text:p>
          </table:table-cell>
          <table:table-cell office:value-type="float" office:value="-5.41" calcext:value-type="float">
            <text:p>-5.41</text:p>
          </table:table-cell>
          <table:table-cell office:value-type="float" office:value="-520.12" calcext:value-type="float">
            <text:p>-520.12</text:p>
          </table:table-cell>
          <table:table-cell table:formula="of:=SQRT([.B254]^2 + [.C254]^2 + [.D254]^2)" office:value-type="float" office:value="648.502407474328" calcext:value-type="float">
            <text:p>648.50</text:p>
          </table:table-cell>
          <table:table-cell table:formula="of:=[.B254]/[.$E254]" office:value-type="float" office:value="-0.597222146804955" calcext:value-type="float">
            <text:p>-0.60</text:p>
          </table:table-cell>
          <table:table-cell table:formula="of:=[.C254]/[.$E254]" office:value-type="float" office:value="-0.00834229748054429" calcext:value-type="float">
            <text:p>-0.01</text:p>
          </table:table-cell>
          <table:table-cell table:formula="of:=[.D254]/[.$E254]" office:value-type="float" office:value="-0.802032489016765" calcext:value-type="float">
            <text:p>-0.80</text:p>
          </table:table-cell>
          <table:table-cell table:formula="of:=DEGREES(ATAN2([.G254];[.F254]))" office:value-type="float" office:value="-90.8002840412354" calcext:value-type="float">
            <text:p>-90.8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7.3" calcext:value-type="float">
            <text:p>-387.3</text:p>
          </table:table-cell>
          <table:table-cell office:value-type="float" office:value="-5.41" calcext:value-type="float">
            <text:p>-5.41</text:p>
          </table:table-cell>
          <table:table-cell office:value-type="float" office:value="-520.12" calcext:value-type="float">
            <text:p>-520.12</text:p>
          </table:table-cell>
          <table:table-cell table:formula="of:=SQRT([.B255]^2 + [.C255]^2 + [.D255]^2)" office:value-type="float" office:value="648.502407474328" calcext:value-type="float">
            <text:p>648.50</text:p>
          </table:table-cell>
          <table:table-cell table:formula="of:=[.B255]/[.$E255]" office:value-type="float" office:value="-0.597222146804955" calcext:value-type="float">
            <text:p>-0.60</text:p>
          </table:table-cell>
          <table:table-cell table:formula="of:=[.C255]/[.$E255]" office:value-type="float" office:value="-0.00834229748054429" calcext:value-type="float">
            <text:p>-0.01</text:p>
          </table:table-cell>
          <table:table-cell table:formula="of:=[.D255]/[.$E255]" office:value-type="float" office:value="-0.802032489016765" calcext:value-type="float">
            <text:p>-0.80</text:p>
          </table:table-cell>
          <table:table-cell table:formula="of:=DEGREES(ATAN2([.G255];[.F255]))" office:value-type="float" office:value="-90.8002840412354" calcext:value-type="float">
            <text:p>-90.8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7.3" calcext:value-type="float">
            <text:p>-387.3</text:p>
          </table:table-cell>
          <table:table-cell office:value-type="float" office:value="-5.41" calcext:value-type="float">
            <text:p>-5.41</text:p>
          </table:table-cell>
          <table:table-cell office:value-type="float" office:value="-520.12" calcext:value-type="float">
            <text:p>-520.12</text:p>
          </table:table-cell>
          <table:table-cell table:formula="of:=SQRT([.B256]^2 + [.C256]^2 + [.D256]^2)" office:value-type="float" office:value="648.502407474328" calcext:value-type="float">
            <text:p>648.50</text:p>
          </table:table-cell>
          <table:table-cell table:formula="of:=[.B256]/[.$E256]" office:value-type="float" office:value="-0.597222146804955" calcext:value-type="float">
            <text:p>-0.60</text:p>
          </table:table-cell>
          <table:table-cell table:formula="of:=[.C256]/[.$E256]" office:value-type="float" office:value="-0.00834229748054429" calcext:value-type="float">
            <text:p>-0.01</text:p>
          </table:table-cell>
          <table:table-cell table:formula="of:=[.D256]/[.$E256]" office:value-type="float" office:value="-0.802032489016765" calcext:value-type="float">
            <text:p>-0.80</text:p>
          </table:table-cell>
          <table:table-cell table:formula="of:=DEGREES(ATAN2([.G256];[.F256]))" office:value-type="float" office:value="-90.8002840412354" calcext:value-type="float">
            <text:p>-90.8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67.39" calcext:value-type="float">
            <text:p>-367.39</text:p>
          </table:table-cell>
          <table:table-cell office:value-type="float" office:value="7.22" calcext:value-type="float">
            <text:p>7.22</text:p>
          </table:table-cell>
          <table:table-cell office:value-type="float" office:value="-511.42" calcext:value-type="float">
            <text:p>-511.42</text:p>
          </table:table-cell>
          <table:table-cell table:formula="of:=SQRT([.B257]^2 + [.C257]^2 + [.D257]^2)" office:value-type="float" office:value="629.744358370919" calcext:value-type="float">
            <text:p>629.74</text:p>
          </table:table-cell>
          <table:table-cell table:formula="of:=[.B257]/[.$E257]" office:value-type="float" office:value="-0.58339546058086" calcext:value-type="float">
            <text:p>-0.58</text:p>
          </table:table-cell>
          <table:table-cell table:formula="of:=[.C257]/[.$E257]" office:value-type="float" office:value="0.0114649697198993" calcext:value-type="float">
            <text:p>0.01</text:p>
          </table:table-cell>
          <table:table-cell table:formula="of:=[.D257]/[.$E257]" office:value-type="float" office:value="-0.81210731497935" calcext:value-type="float">
            <text:p>-0.81</text:p>
          </table:table-cell>
          <table:table-cell table:formula="of:=DEGREES(ATAN2([.G257];[.F257]))" office:value-type="float" office:value="-88.8741601957685" calcext:value-type="float">
            <text:p>-88.8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67.39" calcext:value-type="float">
            <text:p>-367.39</text:p>
          </table:table-cell>
          <table:table-cell office:value-type="float" office:value="7.22" calcext:value-type="float">
            <text:p>7.22</text:p>
          </table:table-cell>
          <table:table-cell office:value-type="float" office:value="-511.42" calcext:value-type="float">
            <text:p>-511.42</text:p>
          </table:table-cell>
          <table:table-cell table:formula="of:=SQRT([.B258]^2 + [.C258]^2 + [.D258]^2)" office:value-type="float" office:value="629.744358370919" calcext:value-type="float">
            <text:p>629.74</text:p>
          </table:table-cell>
          <table:table-cell table:formula="of:=[.B258]/[.$E258]" office:value-type="float" office:value="-0.58339546058086" calcext:value-type="float">
            <text:p>-0.58</text:p>
          </table:table-cell>
          <table:table-cell table:formula="of:=[.C258]/[.$E258]" office:value-type="float" office:value="0.0114649697198993" calcext:value-type="float">
            <text:p>0.01</text:p>
          </table:table-cell>
          <table:table-cell table:formula="of:=[.D258]/[.$E258]" office:value-type="float" office:value="-0.81210731497935" calcext:value-type="float">
            <text:p>-0.81</text:p>
          </table:table-cell>
          <table:table-cell table:formula="of:=DEGREES(ATAN2([.G258];[.F258]))" office:value-type="float" office:value="-88.8741601957685" calcext:value-type="float">
            <text:p>-88.8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67.39" calcext:value-type="float">
            <text:p>-367.39</text:p>
          </table:table-cell>
          <table:table-cell office:value-type="float" office:value="7.22" calcext:value-type="float">
            <text:p>7.22</text:p>
          </table:table-cell>
          <table:table-cell office:value-type="float" office:value="-511.42" calcext:value-type="float">
            <text:p>-511.42</text:p>
          </table:table-cell>
          <table:table-cell table:formula="of:=SQRT([.B259]^2 + [.C259]^2 + [.D259]^2)" office:value-type="float" office:value="629.744358370919" calcext:value-type="float">
            <text:p>629.74</text:p>
          </table:table-cell>
          <table:table-cell table:formula="of:=[.B259]/[.$E259]" office:value-type="float" office:value="-0.58339546058086" calcext:value-type="float">
            <text:p>-0.58</text:p>
          </table:table-cell>
          <table:table-cell table:formula="of:=[.C259]/[.$E259]" office:value-type="float" office:value="0.0114649697198993" calcext:value-type="float">
            <text:p>0.01</text:p>
          </table:table-cell>
          <table:table-cell table:formula="of:=[.D259]/[.$E259]" office:value-type="float" office:value="-0.81210731497935" calcext:value-type="float">
            <text:p>-0.81</text:p>
          </table:table-cell>
          <table:table-cell table:formula="of:=DEGREES(ATAN2([.G259];[.F259]))" office:value-type="float" office:value="-88.8741601957685" calcext:value-type="float">
            <text:p>-88.8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67.39" calcext:value-type="float">
            <text:p>-367.39</text:p>
          </table:table-cell>
          <table:table-cell office:value-type="float" office:value="7.22" calcext:value-type="float">
            <text:p>7.22</text:p>
          </table:table-cell>
          <table:table-cell office:value-type="float" office:value="-511.42" calcext:value-type="float">
            <text:p>-511.42</text:p>
          </table:table-cell>
          <table:table-cell table:formula="of:=SQRT([.B260]^2 + [.C260]^2 + [.D260]^2)" office:value-type="float" office:value="629.744358370919" calcext:value-type="float">
            <text:p>629.74</text:p>
          </table:table-cell>
          <table:table-cell table:formula="of:=[.B260]/[.$E260]" office:value-type="float" office:value="-0.58339546058086" calcext:value-type="float">
            <text:p>-0.58</text:p>
          </table:table-cell>
          <table:table-cell table:formula="of:=[.C260]/[.$E260]" office:value-type="float" office:value="0.0114649697198993" calcext:value-type="float">
            <text:p>0.01</text:p>
          </table:table-cell>
          <table:table-cell table:formula="of:=[.D260]/[.$E260]" office:value-type="float" office:value="-0.81210731497935" calcext:value-type="float">
            <text:p>-0.81</text:p>
          </table:table-cell>
          <table:table-cell table:formula="of:=DEGREES(ATAN2([.G260];[.F260]))" office:value-type="float" office:value="-88.8741601957685" calcext:value-type="float">
            <text:p>-88.8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67.39" calcext:value-type="float">
            <text:p>-367.39</text:p>
          </table:table-cell>
          <table:table-cell office:value-type="float" office:value="7.22" calcext:value-type="float">
            <text:p>7.22</text:p>
          </table:table-cell>
          <table:table-cell office:value-type="float" office:value="-511.42" calcext:value-type="float">
            <text:p>-511.42</text:p>
          </table:table-cell>
          <table:table-cell table:formula="of:=SQRT([.B261]^2 + [.C261]^2 + [.D261]^2)" office:value-type="float" office:value="629.744358370919" calcext:value-type="float">
            <text:p>629.74</text:p>
          </table:table-cell>
          <table:table-cell table:formula="of:=[.B261]/[.$E261]" office:value-type="float" office:value="-0.58339546058086" calcext:value-type="float">
            <text:p>-0.58</text:p>
          </table:table-cell>
          <table:table-cell table:formula="of:=[.C261]/[.$E261]" office:value-type="float" office:value="0.0114649697198993" calcext:value-type="float">
            <text:p>0.01</text:p>
          </table:table-cell>
          <table:table-cell table:formula="of:=[.D261]/[.$E261]" office:value-type="float" office:value="-0.81210731497935" calcext:value-type="float">
            <text:p>-0.81</text:p>
          </table:table-cell>
          <table:table-cell table:formula="of:=DEGREES(ATAN2([.G261];[.F261]))" office:value-type="float" office:value="-88.8741601957685" calcext:value-type="float">
            <text:p>-88.8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4.63" calcext:value-type="float">
            <text:p>-374.63</text:p>
          </table:table-cell>
          <table:table-cell office:value-type="float" office:value="18.04" calcext:value-type="float">
            <text:p>18.04</text:p>
          </table:table-cell>
          <table:table-cell office:value-type="float" office:value="-507.94" calcext:value-type="float">
            <text:p>-507.94</text:p>
          </table:table-cell>
          <table:table-cell table:formula="of:=SQRT([.B262]^2 + [.C262]^2 + [.D262]^2)" office:value-type="float" office:value="631.408047224614" calcext:value-type="float">
            <text:p>631.41</text:p>
          </table:table-cell>
          <table:table-cell table:formula="of:=[.B262]/[.$E262]" office:value-type="float" office:value="-0.593324715525412" calcext:value-type="float">
            <text:p>-0.59</text:p>
          </table:table-cell>
          <table:table-cell table:formula="of:=[.C262]/[.$E262]" office:value-type="float" office:value="0.0285710644317819" calcext:value-type="float">
            <text:p>0.03</text:p>
          </table:table-cell>
          <table:table-cell table:formula="of:=[.D262]/[.$E262]" office:value-type="float" office:value="-0.804456012609716" calcext:value-type="float">
            <text:p>-0.80</text:p>
          </table:table-cell>
          <table:table-cell table:formula="of:=DEGREES(ATAN2([.G262];[.F262]))" office:value-type="float" office:value="-87.2430983974234" calcext:value-type="float">
            <text:p>-87.2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4.63" calcext:value-type="float">
            <text:p>-374.63</text:p>
          </table:table-cell>
          <table:table-cell office:value-type="float" office:value="18.04" calcext:value-type="float">
            <text:p>18.04</text:p>
          </table:table-cell>
          <table:table-cell office:value-type="float" office:value="-507.94" calcext:value-type="float">
            <text:p>-507.94</text:p>
          </table:table-cell>
          <table:table-cell table:formula="of:=SQRT([.B263]^2 + [.C263]^2 + [.D263]^2)" office:value-type="float" office:value="631.408047224614" calcext:value-type="float">
            <text:p>631.41</text:p>
          </table:table-cell>
          <table:table-cell table:formula="of:=[.B263]/[.$E263]" office:value-type="float" office:value="-0.593324715525412" calcext:value-type="float">
            <text:p>-0.59</text:p>
          </table:table-cell>
          <table:table-cell table:formula="of:=[.C263]/[.$E263]" office:value-type="float" office:value="0.0285710644317819" calcext:value-type="float">
            <text:p>0.03</text:p>
          </table:table-cell>
          <table:table-cell table:formula="of:=[.D263]/[.$E263]" office:value-type="float" office:value="-0.804456012609716" calcext:value-type="float">
            <text:p>-0.80</text:p>
          </table:table-cell>
          <table:table-cell table:formula="of:=DEGREES(ATAN2([.G263];[.F263]))" office:value-type="float" office:value="-87.2430983974234" calcext:value-type="float">
            <text:p>-87.2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4.63" calcext:value-type="float">
            <text:p>-374.63</text:p>
          </table:table-cell>
          <table:table-cell office:value-type="float" office:value="18.04" calcext:value-type="float">
            <text:p>18.04</text:p>
          </table:table-cell>
          <table:table-cell office:value-type="float" office:value="-507.94" calcext:value-type="float">
            <text:p>-507.94</text:p>
          </table:table-cell>
          <table:table-cell table:formula="of:=SQRT([.B264]^2 + [.C264]^2 + [.D264]^2)" office:value-type="float" office:value="631.408047224614" calcext:value-type="float">
            <text:p>631.41</text:p>
          </table:table-cell>
          <table:table-cell table:formula="of:=[.B264]/[.$E264]" office:value-type="float" office:value="-0.593324715525412" calcext:value-type="float">
            <text:p>-0.59</text:p>
          </table:table-cell>
          <table:table-cell table:formula="of:=[.C264]/[.$E264]" office:value-type="float" office:value="0.0285710644317819" calcext:value-type="float">
            <text:p>0.03</text:p>
          </table:table-cell>
          <table:table-cell table:formula="of:=[.D264]/[.$E264]" office:value-type="float" office:value="-0.804456012609716" calcext:value-type="float">
            <text:p>-0.80</text:p>
          </table:table-cell>
          <table:table-cell table:formula="of:=DEGREES(ATAN2([.G264];[.F264]))" office:value-type="float" office:value="-87.2430983974234" calcext:value-type="float">
            <text:p>-87.2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4.63" calcext:value-type="float">
            <text:p>-374.63</text:p>
          </table:table-cell>
          <table:table-cell office:value-type="float" office:value="18.04" calcext:value-type="float">
            <text:p>18.04</text:p>
          </table:table-cell>
          <table:table-cell office:value-type="float" office:value="-507.94" calcext:value-type="float">
            <text:p>-507.94</text:p>
          </table:table-cell>
          <table:table-cell table:formula="of:=SQRT([.B265]^2 + [.C265]^2 + [.D265]^2)" office:value-type="float" office:value="631.408047224614" calcext:value-type="float">
            <text:p>631.41</text:p>
          </table:table-cell>
          <table:table-cell table:formula="of:=[.B265]/[.$E265]" office:value-type="float" office:value="-0.593324715525412" calcext:value-type="float">
            <text:p>-0.59</text:p>
          </table:table-cell>
          <table:table-cell table:formula="of:=[.C265]/[.$E265]" office:value-type="float" office:value="0.0285710644317819" calcext:value-type="float">
            <text:p>0.03</text:p>
          </table:table-cell>
          <table:table-cell table:formula="of:=[.D265]/[.$E265]" office:value-type="float" office:value="-0.804456012609716" calcext:value-type="float">
            <text:p>-0.80</text:p>
          </table:table-cell>
          <table:table-cell table:formula="of:=DEGREES(ATAN2([.G265];[.F265]))" office:value-type="float" office:value="-87.2430983974234" calcext:value-type="float">
            <text:p>-87.2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1.8" calcext:value-type="float">
            <text:p>1.8</text:p>
          </table:table-cell>
          <table:table-cell office:value-type="float" office:value="-516.64" calcext:value-type="float">
            <text:p>-516.64</text:p>
          </table:table-cell>
          <table:table-cell table:formula="of:=SQRT([.B266]^2 + [.C266]^2 + [.D266]^2)" office:value-type="float" office:value="641.377995568916" calcext:value-type="float">
            <text:p>641.38</text:p>
          </table:table-cell>
          <table:table-cell table:formula="of:=[.B266]/[.$E266]" office:value-type="float" office:value="-0.592567881383082" calcext:value-type="float">
            <text:p>-0.59</text:p>
          </table:table-cell>
          <table:table-cell table:formula="of:=[.C266]/[.$E266]" office:value-type="float" office:value="0.00280645736591472" calcext:value-type="float">
            <text:p>0.00</text:p>
          </table:table-cell>
          <table:table-cell table:formula="of:=[.D266]/[.$E266]" office:value-type="float" office:value="-0.805515629736766" calcext:value-type="float">
            <text:p>-0.81</text:p>
          </table:table-cell>
          <table:table-cell table:formula="of:=DEGREES(ATAN2([.G266];[.F266]))" office:value-type="float" office:value="-89.7286438140634" calcext:value-type="float">
            <text:p>-89.7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1.8" calcext:value-type="float">
            <text:p>1.8</text:p>
          </table:table-cell>
          <table:table-cell office:value-type="float" office:value="-516.64" calcext:value-type="float">
            <text:p>-516.64</text:p>
          </table:table-cell>
          <table:table-cell table:formula="of:=SQRT([.B267]^2 + [.C267]^2 + [.D267]^2)" office:value-type="float" office:value="641.377995568916" calcext:value-type="float">
            <text:p>641.38</text:p>
          </table:table-cell>
          <table:table-cell table:formula="of:=[.B267]/[.$E267]" office:value-type="float" office:value="-0.592567881383082" calcext:value-type="float">
            <text:p>-0.59</text:p>
          </table:table-cell>
          <table:table-cell table:formula="of:=[.C267]/[.$E267]" office:value-type="float" office:value="0.00280645736591472" calcext:value-type="float">
            <text:p>0.00</text:p>
          </table:table-cell>
          <table:table-cell table:formula="of:=[.D267]/[.$E267]" office:value-type="float" office:value="-0.805515629736766" calcext:value-type="float">
            <text:p>-0.81</text:p>
          </table:table-cell>
          <table:table-cell table:formula="of:=DEGREES(ATAN2([.G267];[.F267]))" office:value-type="float" office:value="-89.7286438140634" calcext:value-type="float">
            <text:p>-89.7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1.8" calcext:value-type="float">
            <text:p>1.8</text:p>
          </table:table-cell>
          <table:table-cell office:value-type="float" office:value="-516.64" calcext:value-type="float">
            <text:p>-516.64</text:p>
          </table:table-cell>
          <table:table-cell table:formula="of:=SQRT([.B268]^2 + [.C268]^2 + [.D268]^2)" office:value-type="float" office:value="641.377995568916" calcext:value-type="float">
            <text:p>641.38</text:p>
          </table:table-cell>
          <table:table-cell table:formula="of:=[.B268]/[.$E268]" office:value-type="float" office:value="-0.592567881383082" calcext:value-type="float">
            <text:p>-0.59</text:p>
          </table:table-cell>
          <table:table-cell table:formula="of:=[.C268]/[.$E268]" office:value-type="float" office:value="0.00280645736591472" calcext:value-type="float">
            <text:p>0.00</text:p>
          </table:table-cell>
          <table:table-cell table:formula="of:=[.D268]/[.$E268]" office:value-type="float" office:value="-0.805515629736766" calcext:value-type="float">
            <text:p>-0.81</text:p>
          </table:table-cell>
          <table:table-cell table:formula="of:=DEGREES(ATAN2([.G268];[.F268]))" office:value-type="float" office:value="-89.7286438140634" calcext:value-type="float">
            <text:p>-89.7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1.8" calcext:value-type="float">
            <text:p>1.8</text:p>
          </table:table-cell>
          <table:table-cell office:value-type="float" office:value="-516.64" calcext:value-type="float">
            <text:p>-516.64</text:p>
          </table:table-cell>
          <table:table-cell table:formula="of:=SQRT([.B269]^2 + [.C269]^2 + [.D269]^2)" office:value-type="float" office:value="641.377995568916" calcext:value-type="float">
            <text:p>641.38</text:p>
          </table:table-cell>
          <table:table-cell table:formula="of:=[.B269]/[.$E269]" office:value-type="float" office:value="-0.592567881383082" calcext:value-type="float">
            <text:p>-0.59</text:p>
          </table:table-cell>
          <table:table-cell table:formula="of:=[.C269]/[.$E269]" office:value-type="float" office:value="0.00280645736591472" calcext:value-type="float">
            <text:p>0.00</text:p>
          </table:table-cell>
          <table:table-cell table:formula="of:=[.D269]/[.$E269]" office:value-type="float" office:value="-0.805515629736766" calcext:value-type="float">
            <text:p>-0.81</text:p>
          </table:table-cell>
          <table:table-cell table:formula="of:=DEGREES(ATAN2([.G269];[.F269]))" office:value-type="float" office:value="-89.7286438140634" calcext:value-type="float">
            <text:p>-89.7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0.92" calcext:value-type="float">
            <text:p>-390.92</text:p>
          </table:table-cell>
          <table:table-cell office:value-type="float" office:value="-5.41" calcext:value-type="float">
            <text:p>-5.41</text:p>
          </table:table-cell>
          <table:table-cell office:value-type="float" office:value="-523.6" calcext:value-type="float">
            <text:p>-523.6</text:p>
          </table:table-cell>
          <table:table-cell table:formula="of:=SQRT([.B270]^2 + [.C270]^2 + [.D270]^2)" office:value-type="float" office:value="653.455946870177" calcext:value-type="float">
            <text:p>653.46</text:p>
          </table:table-cell>
          <table:table-cell table:formula="of:=[.B270]/[.$E270]" office:value-type="float" office:value="-0.598234665813921" calcext:value-type="float">
            <text:p>-0.60</text:p>
          </table:table-cell>
          <table:table-cell table:formula="of:=[.C270]/[.$E270]" office:value-type="float" office:value="-0.00827905848269036" calcext:value-type="float">
            <text:p>-0.01</text:p>
          </table:table-cell>
          <table:table-cell table:formula="of:=[.D270]/[.$E270]" office:value-type="float" office:value="-0.801278192520642" calcext:value-type="float">
            <text:p>-0.80</text:p>
          </table:table-cell>
          <table:table-cell table:formula="of:=DEGREES(ATAN2([.G270];[.F270]))" office:value-type="float" office:value="-90.7928741960852" calcext:value-type="float">
            <text:p>-90.7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0.92" calcext:value-type="float">
            <text:p>-390.92</text:p>
          </table:table-cell>
          <table:table-cell office:value-type="float" office:value="-5.41" calcext:value-type="float">
            <text:p>-5.41</text:p>
          </table:table-cell>
          <table:table-cell office:value-type="float" office:value="-523.6" calcext:value-type="float">
            <text:p>-523.6</text:p>
          </table:table-cell>
          <table:table-cell table:formula="of:=SQRT([.B271]^2 + [.C271]^2 + [.D271]^2)" office:value-type="float" office:value="653.455946870177" calcext:value-type="float">
            <text:p>653.46</text:p>
          </table:table-cell>
          <table:table-cell table:formula="of:=[.B271]/[.$E271]" office:value-type="float" office:value="-0.598234665813921" calcext:value-type="float">
            <text:p>-0.60</text:p>
          </table:table-cell>
          <table:table-cell table:formula="of:=[.C271]/[.$E271]" office:value-type="float" office:value="-0.00827905848269036" calcext:value-type="float">
            <text:p>-0.01</text:p>
          </table:table-cell>
          <table:table-cell table:formula="of:=[.D271]/[.$E271]" office:value-type="float" office:value="-0.801278192520642" calcext:value-type="float">
            <text:p>-0.80</text:p>
          </table:table-cell>
          <table:table-cell table:formula="of:=DEGREES(ATAN2([.G271];[.F271]))" office:value-type="float" office:value="-90.7928741960852" calcext:value-type="float">
            <text:p>-90.7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0.92" calcext:value-type="float">
            <text:p>-390.92</text:p>
          </table:table-cell>
          <table:table-cell office:value-type="float" office:value="-5.41" calcext:value-type="float">
            <text:p>-5.41</text:p>
          </table:table-cell>
          <table:table-cell office:value-type="float" office:value="-523.6" calcext:value-type="float">
            <text:p>-523.6</text:p>
          </table:table-cell>
          <table:table-cell table:formula="of:=SQRT([.B272]^2 + [.C272]^2 + [.D272]^2)" office:value-type="float" office:value="653.455946870177" calcext:value-type="float">
            <text:p>653.46</text:p>
          </table:table-cell>
          <table:table-cell table:formula="of:=[.B272]/[.$E272]" office:value-type="float" office:value="-0.598234665813921" calcext:value-type="float">
            <text:p>-0.60</text:p>
          </table:table-cell>
          <table:table-cell table:formula="of:=[.C272]/[.$E272]" office:value-type="float" office:value="-0.00827905848269036" calcext:value-type="float">
            <text:p>-0.01</text:p>
          </table:table-cell>
          <table:table-cell table:formula="of:=[.D272]/[.$E272]" office:value-type="float" office:value="-0.801278192520642" calcext:value-type="float">
            <text:p>-0.80</text:p>
          </table:table-cell>
          <table:table-cell table:formula="of:=DEGREES(ATAN2([.G272];[.F272]))" office:value-type="float" office:value="-90.7928741960852" calcext:value-type="float">
            <text:p>-90.7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-16.24" calcext:value-type="float">
            <text:p>-16.24</text:p>
          </table:table-cell>
          <table:table-cell office:value-type="float" office:value="-520.12" calcext:value-type="float">
            <text:p>-520.12</text:p>
          </table:table-cell>
          <table:table-cell table:formula="of:=SQRT([.B273]^2 + [.C273]^2 + [.D273]^2)" office:value-type="float" office:value="644.386650699718" calcext:value-type="float">
            <text:p>644.39</text:p>
          </table:table-cell>
          <table:table-cell table:formula="of:=[.B273]/[.$E273]" office:value-type="float" office:value="-0.589801169200674" calcext:value-type="float">
            <text:p>-0.59</text:p>
          </table:table-cell>
          <table:table-cell table:formula="of:=[.C273]/[.$E273]" office:value-type="float" office:value="-0.0252022601373966" calcext:value-type="float">
            <text:p>-0.03</text:p>
          </table:table-cell>
          <table:table-cell table:formula="of:=[.D273]/[.$E273]" office:value-type="float" office:value="-0.80715514425263" calcext:value-type="float">
            <text:p>-0.81</text:p>
          </table:table-cell>
          <table:table-cell table:formula="of:=DEGREES(ATAN2([.G273];[.F273]))" office:value-type="float" office:value="-92.4467656888971" calcext:value-type="float">
            <text:p>-92.4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-16.24" calcext:value-type="float">
            <text:p>-16.24</text:p>
          </table:table-cell>
          <table:table-cell office:value-type="float" office:value="-520.12" calcext:value-type="float">
            <text:p>-520.12</text:p>
          </table:table-cell>
          <table:table-cell table:formula="of:=SQRT([.B274]^2 + [.C274]^2 + [.D274]^2)" office:value-type="float" office:value="644.386650699718" calcext:value-type="float">
            <text:p>644.39</text:p>
          </table:table-cell>
          <table:table-cell table:formula="of:=[.B274]/[.$E274]" office:value-type="float" office:value="-0.589801169200674" calcext:value-type="float">
            <text:p>-0.59</text:p>
          </table:table-cell>
          <table:table-cell table:formula="of:=[.C274]/[.$E274]" office:value-type="float" office:value="-0.0252022601373966" calcext:value-type="float">
            <text:p>-0.03</text:p>
          </table:table-cell>
          <table:table-cell table:formula="of:=[.D274]/[.$E274]" office:value-type="float" office:value="-0.80715514425263" calcext:value-type="float">
            <text:p>-0.81</text:p>
          </table:table-cell>
          <table:table-cell table:formula="of:=DEGREES(ATAN2([.G274];[.F274]))" office:value-type="float" office:value="-92.4467656888971" calcext:value-type="float">
            <text:p>-92.4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-16.24" calcext:value-type="float">
            <text:p>-16.24</text:p>
          </table:table-cell>
          <table:table-cell office:value-type="float" office:value="-520.12" calcext:value-type="float">
            <text:p>-520.12</text:p>
          </table:table-cell>
          <table:table-cell table:formula="of:=SQRT([.B275]^2 + [.C275]^2 + [.D275]^2)" office:value-type="float" office:value="644.386650699718" calcext:value-type="float">
            <text:p>644.39</text:p>
          </table:table-cell>
          <table:table-cell table:formula="of:=[.B275]/[.$E275]" office:value-type="float" office:value="-0.589801169200674" calcext:value-type="float">
            <text:p>-0.59</text:p>
          </table:table-cell>
          <table:table-cell table:formula="of:=[.C275]/[.$E275]" office:value-type="float" office:value="-0.0252022601373966" calcext:value-type="float">
            <text:p>-0.03</text:p>
          </table:table-cell>
          <table:table-cell table:formula="of:=[.D275]/[.$E275]" office:value-type="float" office:value="-0.80715514425263" calcext:value-type="float">
            <text:p>-0.81</text:p>
          </table:table-cell>
          <table:table-cell table:formula="of:=DEGREES(ATAN2([.G275];[.F275]))" office:value-type="float" office:value="-92.4467656888971" calcext:value-type="float">
            <text:p>-92.4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-16.24" calcext:value-type="float">
            <text:p>-16.24</text:p>
          </table:table-cell>
          <table:table-cell office:value-type="float" office:value="-520.12" calcext:value-type="float">
            <text:p>-520.12</text:p>
          </table:table-cell>
          <table:table-cell table:formula="of:=SQRT([.B276]^2 + [.C276]^2 + [.D276]^2)" office:value-type="float" office:value="644.386650699718" calcext:value-type="float">
            <text:p>644.39</text:p>
          </table:table-cell>
          <table:table-cell table:formula="of:=[.B276]/[.$E276]" office:value-type="float" office:value="-0.589801169200674" calcext:value-type="float">
            <text:p>-0.59</text:p>
          </table:table-cell>
          <table:table-cell table:formula="of:=[.C276]/[.$E276]" office:value-type="float" office:value="-0.0252022601373966" calcext:value-type="float">
            <text:p>-0.03</text:p>
          </table:table-cell>
          <table:table-cell table:formula="of:=[.D276]/[.$E276]" office:value-type="float" office:value="-0.80715514425263" calcext:value-type="float">
            <text:p>-0.81</text:p>
          </table:table-cell>
          <table:table-cell table:formula="of:=DEGREES(ATAN2([.G276];[.F276]))" office:value-type="float" office:value="-92.4467656888971" calcext:value-type="float">
            <text:p>-92.4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-1.8" calcext:value-type="float">
            <text:p>-1.8</text:p>
          </table:table-cell>
          <table:table-cell office:value-type="float" office:value="-520.12" calcext:value-type="float">
            <text:p>-520.12</text:p>
          </table:table-cell>
          <table:table-cell table:formula="of:=SQRT([.B277]^2 + [.C277]^2 + [.D277]^2)" office:value-type="float" office:value="644.184490654657" calcext:value-type="float">
            <text:p>644.18</text:p>
          </table:table-cell>
          <table:table-cell table:formula="of:=[.B277]/[.$E277]" office:value-type="float" office:value="-0.589986262497194" calcext:value-type="float">
            <text:p>-0.59</text:p>
          </table:table-cell>
          <table:table-cell table:formula="of:=[.C277]/[.$E277]" office:value-type="float" office:value="-0.00279423057542217" calcext:value-type="float">
            <text:p>0.00</text:p>
          </table:table-cell>
          <table:table-cell table:formula="of:=[.D277]/[.$E277]" office:value-type="float" office:value="-0.807408448271433" calcext:value-type="float">
            <text:p>-0.81</text:p>
          </table:table-cell>
          <table:table-cell table:formula="of:=DEGREES(ATAN2([.G277];[.F277]))" office:value-type="float" office:value="-90.2713561859366" calcext:value-type="float">
            <text:p>-90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-1.8" calcext:value-type="float">
            <text:p>-1.8</text:p>
          </table:table-cell>
          <table:table-cell office:value-type="float" office:value="-520.12" calcext:value-type="float">
            <text:p>-520.12</text:p>
          </table:table-cell>
          <table:table-cell table:formula="of:=SQRT([.B278]^2 + [.C278]^2 + [.D278]^2)" office:value-type="float" office:value="644.184490654657" calcext:value-type="float">
            <text:p>644.18</text:p>
          </table:table-cell>
          <table:table-cell table:formula="of:=[.B278]/[.$E278]" office:value-type="float" office:value="-0.589986262497194" calcext:value-type="float">
            <text:p>-0.59</text:p>
          </table:table-cell>
          <table:table-cell table:formula="of:=[.C278]/[.$E278]" office:value-type="float" office:value="-0.00279423057542217" calcext:value-type="float">
            <text:p>0.00</text:p>
          </table:table-cell>
          <table:table-cell table:formula="of:=[.D278]/[.$E278]" office:value-type="float" office:value="-0.807408448271433" calcext:value-type="float">
            <text:p>-0.81</text:p>
          </table:table-cell>
          <table:table-cell table:formula="of:=DEGREES(ATAN2([.G278];[.F278]))" office:value-type="float" office:value="-90.2713561859366" calcext:value-type="float">
            <text:p>-90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-1.8" calcext:value-type="float">
            <text:p>-1.8</text:p>
          </table:table-cell>
          <table:table-cell office:value-type="float" office:value="-520.12" calcext:value-type="float">
            <text:p>-520.12</text:p>
          </table:table-cell>
          <table:table-cell table:formula="of:=SQRT([.B279]^2 + [.C279]^2 + [.D279]^2)" office:value-type="float" office:value="644.184490654657" calcext:value-type="float">
            <text:p>644.18</text:p>
          </table:table-cell>
          <table:table-cell table:formula="of:=[.B279]/[.$E279]" office:value-type="float" office:value="-0.589986262497194" calcext:value-type="float">
            <text:p>-0.59</text:p>
          </table:table-cell>
          <table:table-cell table:formula="of:=[.C279]/[.$E279]" office:value-type="float" office:value="-0.00279423057542217" calcext:value-type="float">
            <text:p>0.00</text:p>
          </table:table-cell>
          <table:table-cell table:formula="of:=[.D279]/[.$E279]" office:value-type="float" office:value="-0.807408448271433" calcext:value-type="float">
            <text:p>-0.81</text:p>
          </table:table-cell>
          <table:table-cell table:formula="of:=DEGREES(ATAN2([.G279];[.F279]))" office:value-type="float" office:value="-90.2713561859366" calcext:value-type="float">
            <text:p>-90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-1.8" calcext:value-type="float">
            <text:p>-1.8</text:p>
          </table:table-cell>
          <table:table-cell office:value-type="float" office:value="-520.12" calcext:value-type="float">
            <text:p>-520.12</text:p>
          </table:table-cell>
          <table:table-cell table:formula="of:=SQRT([.B280]^2 + [.C280]^2 + [.D280]^2)" office:value-type="float" office:value="644.184490654657" calcext:value-type="float">
            <text:p>644.18</text:p>
          </table:table-cell>
          <table:table-cell table:formula="of:=[.B280]/[.$E280]" office:value-type="float" office:value="-0.589986262497194" calcext:value-type="float">
            <text:p>-0.59</text:p>
          </table:table-cell>
          <table:table-cell table:formula="of:=[.C280]/[.$E280]" office:value-type="float" office:value="-0.00279423057542217" calcext:value-type="float">
            <text:p>0.00</text:p>
          </table:table-cell>
          <table:table-cell table:formula="of:=[.D280]/[.$E280]" office:value-type="float" office:value="-0.807408448271433" calcext:value-type="float">
            <text:p>-0.81</text:p>
          </table:table-cell>
          <table:table-cell table:formula="of:=DEGREES(ATAN2([.G280];[.F280]))" office:value-type="float" office:value="-90.2713561859366" calcext:value-type="float">
            <text:p>-90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-1.8" calcext:value-type="float">
            <text:p>-1.8</text:p>
          </table:table-cell>
          <table:table-cell office:value-type="float" office:value="-520.12" calcext:value-type="float">
            <text:p>-520.12</text:p>
          </table:table-cell>
          <table:table-cell table:formula="of:=SQRT([.B281]^2 + [.C281]^2 + [.D281]^2)" office:value-type="float" office:value="644.184490654657" calcext:value-type="float">
            <text:p>644.18</text:p>
          </table:table-cell>
          <table:table-cell table:formula="of:=[.B281]/[.$E281]" office:value-type="float" office:value="-0.589986262497194" calcext:value-type="float">
            <text:p>-0.59</text:p>
          </table:table-cell>
          <table:table-cell table:formula="of:=[.C281]/[.$E281]" office:value-type="float" office:value="-0.00279423057542217" calcext:value-type="float">
            <text:p>0.00</text:p>
          </table:table-cell>
          <table:table-cell table:formula="of:=[.D281]/[.$E281]" office:value-type="float" office:value="-0.807408448271433" calcext:value-type="float">
            <text:p>-0.81</text:p>
          </table:table-cell>
          <table:table-cell table:formula="of:=DEGREES(ATAN2([.G281];[.F281]))" office:value-type="float" office:value="-90.2713561859366" calcext:value-type="float">
            <text:p>-90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0" calcext:value-type="float">
            <text:p>0</text:p>
          </table:table-cell>
          <table:table-cell office:value-type="float" office:value="-518.38" calcext:value-type="float">
            <text:p>-518.38</text:p>
          </table:table-cell>
          <table:table-cell table:formula="of:=SQRT([.B282]^2 + [.C282]^2 + [.D282]^2)" office:value-type="float" office:value="643.849766094545" calcext:value-type="float">
            <text:p>643.85</text:p>
          </table:table-cell>
          <table:table-cell table:formula="of:=[.B282]/[.$E282]" office:value-type="float" office:value="-0.593104199317089" calcext:value-type="float">
            <text:p>-0.59</text:p>
          </table:table-cell>
          <table:table-cell table:formula="of:=[.C282]/[.$E282]" office:value-type="float" office:value="0" calcext:value-type="float">
            <text:p>0.00</text:p>
          </table:table-cell>
          <table:table-cell table:formula="of:=[.D282]/[.$E282]" office:value-type="float" office:value="-0.805125709906493" calcext:value-type="float">
            <text:p>-0.81</text:p>
          </table:table-cell>
          <table:table-cell table:formula="of:=DEGREES(ATAN2([.G282];[.F282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0" calcext:value-type="float">
            <text:p>0</text:p>
          </table:table-cell>
          <table:table-cell office:value-type="float" office:value="-518.38" calcext:value-type="float">
            <text:p>-518.38</text:p>
          </table:table-cell>
          <table:table-cell table:formula="of:=SQRT([.B283]^2 + [.C283]^2 + [.D283]^2)" office:value-type="float" office:value="643.849766094545" calcext:value-type="float">
            <text:p>643.85</text:p>
          </table:table-cell>
          <table:table-cell table:formula="of:=[.B283]/[.$E283]" office:value-type="float" office:value="-0.593104199317089" calcext:value-type="float">
            <text:p>-0.59</text:p>
          </table:table-cell>
          <table:table-cell table:formula="of:=[.C283]/[.$E283]" office:value-type="float" office:value="0" calcext:value-type="float">
            <text:p>0.00</text:p>
          </table:table-cell>
          <table:table-cell table:formula="of:=[.D283]/[.$E283]" office:value-type="float" office:value="-0.805125709906493" calcext:value-type="float">
            <text:p>-0.81</text:p>
          </table:table-cell>
          <table:table-cell table:formula="of:=DEGREES(ATAN2([.G283];[.F283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0" calcext:value-type="float">
            <text:p>0</text:p>
          </table:table-cell>
          <table:table-cell office:value-type="float" office:value="-518.38" calcext:value-type="float">
            <text:p>-518.38</text:p>
          </table:table-cell>
          <table:table-cell table:formula="of:=SQRT([.B284]^2 + [.C284]^2 + [.D284]^2)" office:value-type="float" office:value="643.849766094545" calcext:value-type="float">
            <text:p>643.85</text:p>
          </table:table-cell>
          <table:table-cell table:formula="of:=[.B284]/[.$E284]" office:value-type="float" office:value="-0.593104199317089" calcext:value-type="float">
            <text:p>-0.59</text:p>
          </table:table-cell>
          <table:table-cell table:formula="of:=[.C284]/[.$E284]" office:value-type="float" office:value="0" calcext:value-type="float">
            <text:p>0.00</text:p>
          </table:table-cell>
          <table:table-cell table:formula="of:=[.D284]/[.$E284]" office:value-type="float" office:value="-0.805125709906493" calcext:value-type="float">
            <text:p>-0.81</text:p>
          </table:table-cell>
          <table:table-cell table:formula="of:=DEGREES(ATAN2([.G284];[.F284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1.01" calcext:value-type="float">
            <text:p>-371.01</text:p>
          </table:table-cell>
          <table:table-cell office:value-type="float" office:value="-7.22" calcext:value-type="float">
            <text:p>-7.22</text:p>
          </table:table-cell>
          <table:table-cell office:value-type="float" office:value="-507.94" calcext:value-type="float">
            <text:p>-507.94</text:p>
          </table:table-cell>
          <table:table-cell table:formula="of:=SQRT([.B285]^2 + [.C285]^2 + [.D285]^2)" office:value-type="float" office:value="629.049753278705" calcext:value-type="float">
            <text:p>629.05</text:p>
          </table:table-cell>
          <table:table-cell table:formula="of:=[.B285]/[.$E285]" office:value-type="float" office:value="-0.589794365336348" calcext:value-type="float">
            <text:p>-0.59</text:p>
          </table:table-cell>
          <table:table-cell table:formula="of:=[.C285]/[.$E285]" office:value-type="float" office:value="-0.0114776294917345" calcext:value-type="float">
            <text:p>-0.01</text:p>
          </table:table-cell>
          <table:table-cell table:formula="of:=[.D285]/[.$E285]" office:value-type="float" office:value="-0.807471900835407" calcext:value-type="float">
            <text:p>-0.81</text:p>
          </table:table-cell>
          <table:table-cell table:formula="of:=DEGREES(ATAN2([.G285];[.F285]))" office:value-type="float" office:value="-91.1148576031946" calcext:value-type="float">
            <text:p>-91.1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1.01" calcext:value-type="float">
            <text:p>-371.01</text:p>
          </table:table-cell>
          <table:table-cell office:value-type="float" office:value="-7.22" calcext:value-type="float">
            <text:p>-7.22</text:p>
          </table:table-cell>
          <table:table-cell office:value-type="float" office:value="-507.94" calcext:value-type="float">
            <text:p>-507.94</text:p>
          </table:table-cell>
          <table:table-cell table:formula="of:=SQRT([.B286]^2 + [.C286]^2 + [.D286]^2)" office:value-type="float" office:value="629.049753278705" calcext:value-type="float">
            <text:p>629.05</text:p>
          </table:table-cell>
          <table:table-cell table:formula="of:=[.B286]/[.$E286]" office:value-type="float" office:value="-0.589794365336348" calcext:value-type="float">
            <text:p>-0.59</text:p>
          </table:table-cell>
          <table:table-cell table:formula="of:=[.C286]/[.$E286]" office:value-type="float" office:value="-0.0114776294917345" calcext:value-type="float">
            <text:p>-0.01</text:p>
          </table:table-cell>
          <table:table-cell table:formula="of:=[.D286]/[.$E286]" office:value-type="float" office:value="-0.807471900835407" calcext:value-type="float">
            <text:p>-0.81</text:p>
          </table:table-cell>
          <table:table-cell table:formula="of:=DEGREES(ATAN2([.G286];[.F286]))" office:value-type="float" office:value="-91.1148576031946" calcext:value-type="float">
            <text:p>-91.1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1.01" calcext:value-type="float">
            <text:p>-371.01</text:p>
          </table:table-cell>
          <table:table-cell office:value-type="float" office:value="-7.22" calcext:value-type="float">
            <text:p>-7.22</text:p>
          </table:table-cell>
          <table:table-cell office:value-type="float" office:value="-507.94" calcext:value-type="float">
            <text:p>-507.94</text:p>
          </table:table-cell>
          <table:table-cell table:formula="of:=SQRT([.B287]^2 + [.C287]^2 + [.D287]^2)" office:value-type="float" office:value="629.049753278705" calcext:value-type="float">
            <text:p>629.05</text:p>
          </table:table-cell>
          <table:table-cell table:formula="of:=[.B287]/[.$E287]" office:value-type="float" office:value="-0.589794365336348" calcext:value-type="float">
            <text:p>-0.59</text:p>
          </table:table-cell>
          <table:table-cell table:formula="of:=[.C287]/[.$E287]" office:value-type="float" office:value="-0.0114776294917345" calcext:value-type="float">
            <text:p>-0.01</text:p>
          </table:table-cell>
          <table:table-cell table:formula="of:=[.D287]/[.$E287]" office:value-type="float" office:value="-0.807471900835407" calcext:value-type="float">
            <text:p>-0.81</text:p>
          </table:table-cell>
          <table:table-cell table:formula="of:=DEGREES(ATAN2([.G287];[.F287]))" office:value-type="float" office:value="-91.1148576031946" calcext:value-type="float">
            <text:p>-91.1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1.01" calcext:value-type="float">
            <text:p>-371.01</text:p>
          </table:table-cell>
          <table:table-cell office:value-type="float" office:value="-7.22" calcext:value-type="float">
            <text:p>-7.22</text:p>
          </table:table-cell>
          <table:table-cell office:value-type="float" office:value="-507.94" calcext:value-type="float">
            <text:p>-507.94</text:p>
          </table:table-cell>
          <table:table-cell table:formula="of:=SQRT([.B288]^2 + [.C288]^2 + [.D288]^2)" office:value-type="float" office:value="629.049753278705" calcext:value-type="float">
            <text:p>629.05</text:p>
          </table:table-cell>
          <table:table-cell table:formula="of:=[.B288]/[.$E288]" office:value-type="float" office:value="-0.589794365336348" calcext:value-type="float">
            <text:p>-0.59</text:p>
          </table:table-cell>
          <table:table-cell table:formula="of:=[.C288]/[.$E288]" office:value-type="float" office:value="-0.0114776294917345" calcext:value-type="float">
            <text:p>-0.01</text:p>
          </table:table-cell>
          <table:table-cell table:formula="of:=[.D288]/[.$E288]" office:value-type="float" office:value="-0.807471900835407" calcext:value-type="float">
            <text:p>-0.81</text:p>
          </table:table-cell>
          <table:table-cell table:formula="of:=DEGREES(ATAN2([.G288];[.F288]))" office:value-type="float" office:value="-91.1148576031946" calcext:value-type="float">
            <text:p>-91.1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69.2" calcext:value-type="float">
            <text:p>-369.2</text:p>
          </table:table-cell>
          <table:table-cell office:value-type="float" office:value="-5.41" calcext:value-type="float">
            <text:p>-5.41</text:p>
          </table:table-cell>
          <table:table-cell office:value-type="float" office:value="-520.12" calcext:value-type="float">
            <text:p>-520.12</text:p>
          </table:table-cell>
          <table:table-cell table:formula="of:=SQRT([.B289]^2 + [.C289]^2 + [.D289]^2)" office:value-type="float" office:value="637.857917172782" calcext:value-type="float">
            <text:p>637.86</text:p>
          </table:table-cell>
          <table:table-cell table:formula="of:=[.B289]/[.$E289]" office:value-type="float" office:value="-0.578812287282454" calcext:value-type="float">
            <text:p>-0.58</text:p>
          </table:table-cell>
          <table:table-cell table:formula="of:=[.C289]/[.$E289]" office:value-type="float" office:value="-0.00848151266034148" calcext:value-type="float">
            <text:p>-0.01</text:p>
          </table:table-cell>
          <table:table-cell table:formula="of:=[.D289]/[.$E289]" office:value-type="float" office:value="-0.815416703308098" calcext:value-type="float">
            <text:p>-0.82</text:p>
          </table:table-cell>
          <table:table-cell table:formula="of:=DEGREES(ATAN2([.G289];[.F289]))" office:value-type="float" office:value="-90.8395124173742" calcext:value-type="float">
            <text:p>-90.8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69.2" calcext:value-type="float">
            <text:p>-369.2</text:p>
          </table:table-cell>
          <table:table-cell office:value-type="float" office:value="-5.41" calcext:value-type="float">
            <text:p>-5.41</text:p>
          </table:table-cell>
          <table:table-cell office:value-type="float" office:value="-520.12" calcext:value-type="float">
            <text:p>-520.12</text:p>
          </table:table-cell>
          <table:table-cell table:formula="of:=SQRT([.B290]^2 + [.C290]^2 + [.D290]^2)" office:value-type="float" office:value="637.857917172782" calcext:value-type="float">
            <text:p>637.86</text:p>
          </table:table-cell>
          <table:table-cell table:formula="of:=[.B290]/[.$E290]" office:value-type="float" office:value="-0.578812287282454" calcext:value-type="float">
            <text:p>-0.58</text:p>
          </table:table-cell>
          <table:table-cell table:formula="of:=[.C290]/[.$E290]" office:value-type="float" office:value="-0.00848151266034148" calcext:value-type="float">
            <text:p>-0.01</text:p>
          </table:table-cell>
          <table:table-cell table:formula="of:=[.D290]/[.$E290]" office:value-type="float" office:value="-0.815416703308098" calcext:value-type="float">
            <text:p>-0.82</text:p>
          </table:table-cell>
          <table:table-cell table:formula="of:=DEGREES(ATAN2([.G290];[.F290]))" office:value-type="float" office:value="-90.8395124173742" calcext:value-type="float">
            <text:p>-90.8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69.2" calcext:value-type="float">
            <text:p>-369.2</text:p>
          </table:table-cell>
          <table:table-cell office:value-type="float" office:value="-5.41" calcext:value-type="float">
            <text:p>-5.41</text:p>
          </table:table-cell>
          <table:table-cell office:value-type="float" office:value="-520.12" calcext:value-type="float">
            <text:p>-520.12</text:p>
          </table:table-cell>
          <table:table-cell table:formula="of:=SQRT([.B291]^2 + [.C291]^2 + [.D291]^2)" office:value-type="float" office:value="637.857917172782" calcext:value-type="float">
            <text:p>637.86</text:p>
          </table:table-cell>
          <table:table-cell table:formula="of:=[.B291]/[.$E291]" office:value-type="float" office:value="-0.578812287282454" calcext:value-type="float">
            <text:p>-0.58</text:p>
          </table:table-cell>
          <table:table-cell table:formula="of:=[.C291]/[.$E291]" office:value-type="float" office:value="-0.00848151266034148" calcext:value-type="float">
            <text:p>-0.01</text:p>
          </table:table-cell>
          <table:table-cell table:formula="of:=[.D291]/[.$E291]" office:value-type="float" office:value="-0.815416703308098" calcext:value-type="float">
            <text:p>-0.82</text:p>
          </table:table-cell>
          <table:table-cell table:formula="of:=DEGREES(ATAN2([.G291];[.F291]))" office:value-type="float" office:value="-90.8395124173742" calcext:value-type="float">
            <text:p>-90.8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56.53" calcext:value-type="float">
            <text:p>-356.53</text:p>
          </table:table-cell>
          <table:table-cell office:value-type="float" office:value="0" calcext:value-type="float">
            <text:p>0</text:p>
          </table:table-cell>
          <table:table-cell office:value-type="float" office:value="-507.94" calcext:value-type="float">
            <text:p>-507.94</text:p>
          </table:table-cell>
          <table:table-cell table:formula="of:=SQRT([.B292]^2 + [.C292]^2 + [.D292]^2)" office:value-type="float" office:value="620.577702225918" calcext:value-type="float">
            <text:p>620.58</text:p>
          </table:table-cell>
          <table:table-cell table:formula="of:=[.B292]/[.$E292]" office:value-type="float" office:value="-0.574513068583001" calcext:value-type="float">
            <text:p>-0.57</text:p>
          </table:table-cell>
          <table:table-cell table:formula="of:=[.C292]/[.$E292]" office:value-type="float" office:value="0" calcext:value-type="float">
            <text:p>0.00</text:p>
          </table:table-cell>
          <table:table-cell table:formula="of:=[.D292]/[.$E292]" office:value-type="float" office:value="-0.818495408678231" calcext:value-type="float">
            <text:p>-0.82</text:p>
          </table:table-cell>
          <table:table-cell table:formula="of:=DEGREES(ATAN2([.G292];[.F292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56.53" calcext:value-type="float">
            <text:p>-356.53</text:p>
          </table:table-cell>
          <table:table-cell office:value-type="float" office:value="0" calcext:value-type="float">
            <text:p>0</text:p>
          </table:table-cell>
          <table:table-cell office:value-type="float" office:value="-507.94" calcext:value-type="float">
            <text:p>-507.94</text:p>
          </table:table-cell>
          <table:table-cell table:formula="of:=SQRT([.B293]^2 + [.C293]^2 + [.D293]^2)" office:value-type="float" office:value="620.577702225918" calcext:value-type="float">
            <text:p>620.58</text:p>
          </table:table-cell>
          <table:table-cell table:formula="of:=[.B293]/[.$E293]" office:value-type="float" office:value="-0.574513068583001" calcext:value-type="float">
            <text:p>-0.57</text:p>
          </table:table-cell>
          <table:table-cell table:formula="of:=[.C293]/[.$E293]" office:value-type="float" office:value="0" calcext:value-type="float">
            <text:p>0.00</text:p>
          </table:table-cell>
          <table:table-cell table:formula="of:=[.D293]/[.$E293]" office:value-type="float" office:value="-0.818495408678231" calcext:value-type="float">
            <text:p>-0.82</text:p>
          </table:table-cell>
          <table:table-cell table:formula="of:=DEGREES(ATAN2([.G293];[.F293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56.53" calcext:value-type="float">
            <text:p>-356.53</text:p>
          </table:table-cell>
          <table:table-cell office:value-type="float" office:value="0" calcext:value-type="float">
            <text:p>0</text:p>
          </table:table-cell>
          <table:table-cell office:value-type="float" office:value="-507.94" calcext:value-type="float">
            <text:p>-507.94</text:p>
          </table:table-cell>
          <table:table-cell table:formula="of:=SQRT([.B294]^2 + [.C294]^2 + [.D294]^2)" office:value-type="float" office:value="620.577702225918" calcext:value-type="float">
            <text:p>620.58</text:p>
          </table:table-cell>
          <table:table-cell table:formula="of:=[.B294]/[.$E294]" office:value-type="float" office:value="-0.574513068583001" calcext:value-type="float">
            <text:p>-0.57</text:p>
          </table:table-cell>
          <table:table-cell table:formula="of:=[.C294]/[.$E294]" office:value-type="float" office:value="0" calcext:value-type="float">
            <text:p>0.00</text:p>
          </table:table-cell>
          <table:table-cell table:formula="of:=[.D294]/[.$E294]" office:value-type="float" office:value="-0.818495408678231" calcext:value-type="float">
            <text:p>-0.82</text:p>
          </table:table-cell>
          <table:table-cell table:formula="of:=DEGREES(ATAN2([.G294];[.F294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56.53" calcext:value-type="float">
            <text:p>-356.53</text:p>
          </table:table-cell>
          <table:table-cell office:value-type="float" office:value="0" calcext:value-type="float">
            <text:p>0</text:p>
          </table:table-cell>
          <table:table-cell office:value-type="float" office:value="-507.94" calcext:value-type="float">
            <text:p>-507.94</text:p>
          </table:table-cell>
          <table:table-cell table:formula="of:=SQRT([.B295]^2 + [.C295]^2 + [.D295]^2)" office:value-type="float" office:value="620.577702225918" calcext:value-type="float">
            <text:p>620.58</text:p>
          </table:table-cell>
          <table:table-cell table:formula="of:=[.B295]/[.$E295]" office:value-type="float" office:value="-0.574513068583001" calcext:value-type="float">
            <text:p>-0.57</text:p>
          </table:table-cell>
          <table:table-cell table:formula="of:=[.C295]/[.$E295]" office:value-type="float" office:value="0" calcext:value-type="float">
            <text:p>0.00</text:p>
          </table:table-cell>
          <table:table-cell table:formula="of:=[.D295]/[.$E295]" office:value-type="float" office:value="-0.818495408678231" calcext:value-type="float">
            <text:p>-0.82</text:p>
          </table:table-cell>
          <table:table-cell table:formula="of:=DEGREES(ATAN2([.G295];[.F295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56.53" calcext:value-type="float">
            <text:p>-356.53</text:p>
          </table:table-cell>
          <table:table-cell office:value-type="float" office:value="0" calcext:value-type="float">
            <text:p>0</text:p>
          </table:table-cell>
          <table:table-cell office:value-type="float" office:value="-507.94" calcext:value-type="float">
            <text:p>-507.94</text:p>
          </table:table-cell>
          <table:table-cell table:formula="of:=SQRT([.B296]^2 + [.C296]^2 + [.D296]^2)" office:value-type="float" office:value="620.577702225918" calcext:value-type="float">
            <text:p>620.58</text:p>
          </table:table-cell>
          <table:table-cell table:formula="of:=[.B296]/[.$E296]" office:value-type="float" office:value="-0.574513068583001" calcext:value-type="float">
            <text:p>-0.57</text:p>
          </table:table-cell>
          <table:table-cell table:formula="of:=[.C296]/[.$E296]" office:value-type="float" office:value="0" calcext:value-type="float">
            <text:p>0.00</text:p>
          </table:table-cell>
          <table:table-cell table:formula="of:=[.D296]/[.$E296]" office:value-type="float" office:value="-0.818495408678231" calcext:value-type="float">
            <text:p>-0.82</text:p>
          </table:table-cell>
          <table:table-cell table:formula="of:=DEGREES(ATAN2([.G296];[.F296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6.44" calcext:value-type="float">
            <text:p>-376.44</text:p>
          </table:table-cell>
          <table:table-cell office:value-type="float" office:value="-1.8" calcext:value-type="float">
            <text:p>-1.8</text:p>
          </table:table-cell>
          <table:table-cell office:value-type="float" office:value="-513.16" calcext:value-type="float">
            <text:p>-513.16</text:p>
          </table:table-cell>
          <table:table-cell table:formula="of:=SQRT([.B297]^2 + [.C297]^2 + [.D297]^2)" office:value-type="float" office:value="636.430278349483" calcext:value-type="float">
            <text:p>636.43</text:p>
          </table:table-cell>
          <table:table-cell table:formula="of:=[.B297]/[.$E297]" office:value-type="float" office:value="-0.591486629102969" calcext:value-type="float">
            <text:p>-0.59</text:p>
          </table:table-cell>
          <table:table-cell table:formula="of:=[.C297]/[.$E297]" office:value-type="float" office:value="-0.00282827524276205" calcext:value-type="float">
            <text:p>0.00</text:p>
          </table:table-cell>
          <table:table-cell table:formula="of:=[.D297]/[.$E297]" office:value-type="float" office:value="-0.806309846430984" calcext:value-type="float">
            <text:p>-0.81</text:p>
          </table:table-cell>
          <table:table-cell table:formula="of:=DEGREES(ATAN2([.G297];[.F297]))" office:value-type="float" office:value="-90.2739656176964" calcext:value-type="float">
            <text:p>-90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6.44" calcext:value-type="float">
            <text:p>-376.44</text:p>
          </table:table-cell>
          <table:table-cell office:value-type="float" office:value="-1.8" calcext:value-type="float">
            <text:p>-1.8</text:p>
          </table:table-cell>
          <table:table-cell office:value-type="float" office:value="-513.16" calcext:value-type="float">
            <text:p>-513.16</text:p>
          </table:table-cell>
          <table:table-cell table:formula="of:=SQRT([.B298]^2 + [.C298]^2 + [.D298]^2)" office:value-type="float" office:value="636.430278349483" calcext:value-type="float">
            <text:p>636.43</text:p>
          </table:table-cell>
          <table:table-cell table:formula="of:=[.B298]/[.$E298]" office:value-type="float" office:value="-0.591486629102969" calcext:value-type="float">
            <text:p>-0.59</text:p>
          </table:table-cell>
          <table:table-cell table:formula="of:=[.C298]/[.$E298]" office:value-type="float" office:value="-0.00282827524276205" calcext:value-type="float">
            <text:p>0.00</text:p>
          </table:table-cell>
          <table:table-cell table:formula="of:=[.D298]/[.$E298]" office:value-type="float" office:value="-0.806309846430984" calcext:value-type="float">
            <text:p>-0.81</text:p>
          </table:table-cell>
          <table:table-cell table:formula="of:=DEGREES(ATAN2([.G298];[.F298]))" office:value-type="float" office:value="-90.2739656176964" calcext:value-type="float">
            <text:p>-90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6.44" calcext:value-type="float">
            <text:p>-376.44</text:p>
          </table:table-cell>
          <table:table-cell office:value-type="float" office:value="-1.8" calcext:value-type="float">
            <text:p>-1.8</text:p>
          </table:table-cell>
          <table:table-cell office:value-type="float" office:value="-513.16" calcext:value-type="float">
            <text:p>-513.16</text:p>
          </table:table-cell>
          <table:table-cell table:formula="of:=SQRT([.B299]^2 + [.C299]^2 + [.D299]^2)" office:value-type="float" office:value="636.430278349483" calcext:value-type="float">
            <text:p>636.43</text:p>
          </table:table-cell>
          <table:table-cell table:formula="of:=[.B299]/[.$E299]" office:value-type="float" office:value="-0.591486629102969" calcext:value-type="float">
            <text:p>-0.59</text:p>
          </table:table-cell>
          <table:table-cell table:formula="of:=[.C299]/[.$E299]" office:value-type="float" office:value="-0.00282827524276205" calcext:value-type="float">
            <text:p>0.00</text:p>
          </table:table-cell>
          <table:table-cell table:formula="of:=[.D299]/[.$E299]" office:value-type="float" office:value="-0.806309846430984" calcext:value-type="float">
            <text:p>-0.81</text:p>
          </table:table-cell>
          <table:table-cell table:formula="of:=DEGREES(ATAN2([.G299];[.F299]))" office:value-type="float" office:value="-90.2739656176964" calcext:value-type="float">
            <text:p>-90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6.44" calcext:value-type="float">
            <text:p>-376.44</text:p>
          </table:table-cell>
          <table:table-cell office:value-type="float" office:value="-1.8" calcext:value-type="float">
            <text:p>-1.8</text:p>
          </table:table-cell>
          <table:table-cell office:value-type="float" office:value="-513.16" calcext:value-type="float">
            <text:p>-513.16</text:p>
          </table:table-cell>
          <table:table-cell table:formula="of:=SQRT([.B300]^2 + [.C300]^2 + [.D300]^2)" office:value-type="float" office:value="636.430278349483" calcext:value-type="float">
            <text:p>636.43</text:p>
          </table:table-cell>
          <table:table-cell table:formula="of:=[.B300]/[.$E300]" office:value-type="float" office:value="-0.591486629102969" calcext:value-type="float">
            <text:p>-0.59</text:p>
          </table:table-cell>
          <table:table-cell table:formula="of:=[.C300]/[.$E300]" office:value-type="float" office:value="-0.00282827524276205" calcext:value-type="float">
            <text:p>0.00</text:p>
          </table:table-cell>
          <table:table-cell table:formula="of:=[.D300]/[.$E300]" office:value-type="float" office:value="-0.806309846430984" calcext:value-type="float">
            <text:p>-0.81</text:p>
          </table:table-cell>
          <table:table-cell table:formula="of:=DEGREES(ATAN2([.G300];[.F300]))" office:value-type="float" office:value="-90.2739656176964" calcext:value-type="float">
            <text:p>-90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3.61" calcext:value-type="float">
            <text:p>3.61</text:p>
          </table:table-cell>
          <table:table-cell office:value-type="float" office:value="-504.46" calcext:value-type="float">
            <text:p>-504.46</text:p>
          </table:table-cell>
          <table:table-cell table:formula="of:=SQRT([.B301]^2 + [.C301]^2 + [.D301]^2)" office:value-type="float" office:value="634.897994799165" calcext:value-type="float">
            <text:p>634.90</text:p>
          </table:table-cell>
          <table:table-cell table:formula="of:=[.B301]/[.$E301]" office:value-type="float" office:value="-0.607168400526987" calcext:value-type="float">
            <text:p>-0.61</text:p>
          </table:table-cell>
          <table:table-cell table:formula="of:=[.C301]/[.$E301]" office:value-type="float" office:value="0.005685952750791" calcext:value-type="float">
            <text:p>0.01</text:p>
          </table:table-cell>
          <table:table-cell table:formula="of:=[.D301]/[.$E301]" office:value-type="float" office:value="-0.794552832316905" calcext:value-type="float">
            <text:p>-0.79</text:p>
          </table:table-cell>
          <table:table-cell table:formula="of:=DEGREES(ATAN2([.G301];[.F301]))" office:value-type="float" office:value="-89.4634576306465" calcext:value-type="float">
            <text:p>-89.4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3.61" calcext:value-type="float">
            <text:p>3.61</text:p>
          </table:table-cell>
          <table:table-cell office:value-type="float" office:value="-504.46" calcext:value-type="float">
            <text:p>-504.46</text:p>
          </table:table-cell>
          <table:table-cell table:formula="of:=SQRT([.B302]^2 + [.C302]^2 + [.D302]^2)" office:value-type="float" office:value="634.897994799165" calcext:value-type="float">
            <text:p>634.90</text:p>
          </table:table-cell>
          <table:table-cell table:formula="of:=[.B302]/[.$E302]" office:value-type="float" office:value="-0.607168400526987" calcext:value-type="float">
            <text:p>-0.61</text:p>
          </table:table-cell>
          <table:table-cell table:formula="of:=[.C302]/[.$E302]" office:value-type="float" office:value="0.005685952750791" calcext:value-type="float">
            <text:p>0.01</text:p>
          </table:table-cell>
          <table:table-cell table:formula="of:=[.D302]/[.$E302]" office:value-type="float" office:value="-0.794552832316905" calcext:value-type="float">
            <text:p>-0.79</text:p>
          </table:table-cell>
          <table:table-cell table:formula="of:=DEGREES(ATAN2([.G302];[.F302]))" office:value-type="float" office:value="-89.4634576306465" calcext:value-type="float">
            <text:p>-89.4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3.61" calcext:value-type="float">
            <text:p>3.61</text:p>
          </table:table-cell>
          <table:table-cell office:value-type="float" office:value="-504.46" calcext:value-type="float">
            <text:p>-504.46</text:p>
          </table:table-cell>
          <table:table-cell table:formula="of:=SQRT([.B303]^2 + [.C303]^2 + [.D303]^2)" office:value-type="float" office:value="634.897994799165" calcext:value-type="float">
            <text:p>634.90</text:p>
          </table:table-cell>
          <table:table-cell table:formula="of:=[.B303]/[.$E303]" office:value-type="float" office:value="-0.607168400526987" calcext:value-type="float">
            <text:p>-0.61</text:p>
          </table:table-cell>
          <table:table-cell table:formula="of:=[.C303]/[.$E303]" office:value-type="float" office:value="0.005685952750791" calcext:value-type="float">
            <text:p>0.01</text:p>
          </table:table-cell>
          <table:table-cell table:formula="of:=[.D303]/[.$E303]" office:value-type="float" office:value="-0.794552832316905" calcext:value-type="float">
            <text:p>-0.79</text:p>
          </table:table-cell>
          <table:table-cell table:formula="of:=DEGREES(ATAN2([.G303];[.F303]))" office:value-type="float" office:value="-89.4634576306465" calcext:value-type="float">
            <text:p>-89.4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3.61" calcext:value-type="float">
            <text:p>3.61</text:p>
          </table:table-cell>
          <table:table-cell office:value-type="float" office:value="-504.46" calcext:value-type="float">
            <text:p>-504.46</text:p>
          </table:table-cell>
          <table:table-cell table:formula="of:=SQRT([.B304]^2 + [.C304]^2 + [.D304]^2)" office:value-type="float" office:value="634.897994799165" calcext:value-type="float">
            <text:p>634.90</text:p>
          </table:table-cell>
          <table:table-cell table:formula="of:=[.B304]/[.$E304]" office:value-type="float" office:value="-0.607168400526987" calcext:value-type="float">
            <text:p>-0.61</text:p>
          </table:table-cell>
          <table:table-cell table:formula="of:=[.C304]/[.$E304]" office:value-type="float" office:value="0.005685952750791" calcext:value-type="float">
            <text:p>0.01</text:p>
          </table:table-cell>
          <table:table-cell table:formula="of:=[.D304]/[.$E304]" office:value-type="float" office:value="-0.794552832316905" calcext:value-type="float">
            <text:p>-0.79</text:p>
          </table:table-cell>
          <table:table-cell table:formula="of:=DEGREES(ATAN2([.G304];[.F304]))" office:value-type="float" office:value="-89.4634576306465" calcext:value-type="float">
            <text:p>-89.4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69.2" calcext:value-type="float">
            <text:p>-369.2</text:p>
          </table:table-cell>
          <table:table-cell office:value-type="float" office:value="-9.02" calcext:value-type="float">
            <text:p>-9.02</text:p>
          </table:table-cell>
          <table:table-cell office:value-type="float" office:value="-513.16" calcext:value-type="float">
            <text:p>-513.16</text:p>
          </table:table-cell>
          <table:table-cell table:formula="of:=SQRT([.B305]^2 + [.C305]^2 + [.D305]^2)" office:value-type="float" office:value="632.236653477161" calcext:value-type="float">
            <text:p>632.24</text:p>
          </table:table-cell>
          <table:table-cell table:formula="of:=[.B305]/[.$E305]" office:value-type="float" office:value="-0.583958550915202" calcext:value-type="float">
            <text:p>-0.58</text:p>
          </table:table-cell>
          <table:table-cell table:formula="of:=[.C305]/[.$E305]" office:value-type="float" office:value="-0.0142668096675383" calcext:value-type="float">
            <text:p>-0.01</text:p>
          </table:table-cell>
          <table:table-cell table:formula="of:=[.D305]/[.$E305]" office:value-type="float" office:value="-0.811658098558086" calcext:value-type="float">
            <text:p>-0.81</text:p>
          </table:table-cell>
          <table:table-cell table:formula="of:=DEGREES(ATAN2([.G305];[.F305]))" office:value-type="float" office:value="-91.3995263902502" calcext:value-type="float">
            <text:p>-91.4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69.2" calcext:value-type="float">
            <text:p>-369.2</text:p>
          </table:table-cell>
          <table:table-cell office:value-type="float" office:value="-9.02" calcext:value-type="float">
            <text:p>-9.02</text:p>
          </table:table-cell>
          <table:table-cell office:value-type="float" office:value="-513.16" calcext:value-type="float">
            <text:p>-513.16</text:p>
          </table:table-cell>
          <table:table-cell table:formula="of:=SQRT([.B306]^2 + [.C306]^2 + [.D306]^2)" office:value-type="float" office:value="632.236653477161" calcext:value-type="float">
            <text:p>632.24</text:p>
          </table:table-cell>
          <table:table-cell table:formula="of:=[.B306]/[.$E306]" office:value-type="float" office:value="-0.583958550915202" calcext:value-type="float">
            <text:p>-0.58</text:p>
          </table:table-cell>
          <table:table-cell table:formula="of:=[.C306]/[.$E306]" office:value-type="float" office:value="-0.0142668096675383" calcext:value-type="float">
            <text:p>-0.01</text:p>
          </table:table-cell>
          <table:table-cell table:formula="of:=[.D306]/[.$E306]" office:value-type="float" office:value="-0.811658098558086" calcext:value-type="float">
            <text:p>-0.81</text:p>
          </table:table-cell>
          <table:table-cell table:formula="of:=DEGREES(ATAN2([.G306];[.F306]))" office:value-type="float" office:value="-91.3995263902502" calcext:value-type="float">
            <text:p>-91.4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69.2" calcext:value-type="float">
            <text:p>-369.2</text:p>
          </table:table-cell>
          <table:table-cell office:value-type="float" office:value="-9.02" calcext:value-type="float">
            <text:p>-9.02</text:p>
          </table:table-cell>
          <table:table-cell office:value-type="float" office:value="-513.16" calcext:value-type="float">
            <text:p>-513.16</text:p>
          </table:table-cell>
          <table:table-cell table:formula="of:=SQRT([.B307]^2 + [.C307]^2 + [.D307]^2)" office:value-type="float" office:value="632.236653477161" calcext:value-type="float">
            <text:p>632.24</text:p>
          </table:table-cell>
          <table:table-cell table:formula="of:=[.B307]/[.$E307]" office:value-type="float" office:value="-0.583958550915202" calcext:value-type="float">
            <text:p>-0.58</text:p>
          </table:table-cell>
          <table:table-cell table:formula="of:=[.C307]/[.$E307]" office:value-type="float" office:value="-0.0142668096675383" calcext:value-type="float">
            <text:p>-0.01</text:p>
          </table:table-cell>
          <table:table-cell table:formula="of:=[.D307]/[.$E307]" office:value-type="float" office:value="-0.811658098558086" calcext:value-type="float">
            <text:p>-0.81</text:p>
          </table:table-cell>
          <table:table-cell table:formula="of:=DEGREES(ATAN2([.G307];[.F307]))" office:value-type="float" office:value="-91.3995263902502" calcext:value-type="float">
            <text:p>-91.4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9.11" calcext:value-type="float">
            <text:p>-389.11</text:p>
          </table:table-cell>
          <table:table-cell office:value-type="float" office:value="7.22" calcext:value-type="float">
            <text:p>7.22</text:p>
          </table:table-cell>
          <table:table-cell office:value-type="float" office:value="-511.42" calcext:value-type="float">
            <text:p>-511.42</text:p>
          </table:table-cell>
          <table:table-cell table:formula="of:=SQRT([.B308]^2 + [.C308]^2 + [.D308]^2)" office:value-type="float" office:value="642.657869243037" calcext:value-type="float">
            <text:p>642.66</text:p>
          </table:table-cell>
          <table:table-cell table:formula="of:=[.B308]/[.$E308]" office:value-type="float" office:value="-0.605469906496778" calcext:value-type="float">
            <text:p>-0.61</text:p>
          </table:table-cell>
          <table:table-cell table:formula="of:=[.C308]/[.$E308]" office:value-type="float" office:value="0.0112345936236713" calcext:value-type="float">
            <text:p>0.01</text:p>
          </table:table-cell>
          <table:table-cell table:formula="of:=[.D308]/[.$E308]" office:value-type="float" office:value="-0.795788901803043" calcext:value-type="float">
            <text:p>-0.80</text:p>
          </table:table-cell>
          <table:table-cell table:formula="of:=DEGREES(ATAN2([.G308];[.F308]))" office:value-type="float" office:value="-88.9369893795119" calcext:value-type="float">
            <text:p>-88.9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9.11" calcext:value-type="float">
            <text:p>-389.11</text:p>
          </table:table-cell>
          <table:table-cell office:value-type="float" office:value="7.22" calcext:value-type="float">
            <text:p>7.22</text:p>
          </table:table-cell>
          <table:table-cell office:value-type="float" office:value="-511.42" calcext:value-type="float">
            <text:p>-511.42</text:p>
          </table:table-cell>
          <table:table-cell table:formula="of:=SQRT([.B309]^2 + [.C309]^2 + [.D309]^2)" office:value-type="float" office:value="642.657869243037" calcext:value-type="float">
            <text:p>642.66</text:p>
          </table:table-cell>
          <table:table-cell table:formula="of:=[.B309]/[.$E309]" office:value-type="float" office:value="-0.605469906496778" calcext:value-type="float">
            <text:p>-0.61</text:p>
          </table:table-cell>
          <table:table-cell table:formula="of:=[.C309]/[.$E309]" office:value-type="float" office:value="0.0112345936236713" calcext:value-type="float">
            <text:p>0.01</text:p>
          </table:table-cell>
          <table:table-cell table:formula="of:=[.D309]/[.$E309]" office:value-type="float" office:value="-0.795788901803043" calcext:value-type="float">
            <text:p>-0.80</text:p>
          </table:table-cell>
          <table:table-cell table:formula="of:=DEGREES(ATAN2([.G309];[.F309]))" office:value-type="float" office:value="-88.9369893795119" calcext:value-type="float">
            <text:p>-88.9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9.11" calcext:value-type="float">
            <text:p>-389.11</text:p>
          </table:table-cell>
          <table:table-cell office:value-type="float" office:value="7.22" calcext:value-type="float">
            <text:p>7.22</text:p>
          </table:table-cell>
          <table:table-cell office:value-type="float" office:value="-511.42" calcext:value-type="float">
            <text:p>-511.42</text:p>
          </table:table-cell>
          <table:table-cell table:formula="of:=SQRT([.B310]^2 + [.C310]^2 + [.D310]^2)" office:value-type="float" office:value="642.657869243037" calcext:value-type="float">
            <text:p>642.66</text:p>
          </table:table-cell>
          <table:table-cell table:formula="of:=[.B310]/[.$E310]" office:value-type="float" office:value="-0.605469906496778" calcext:value-type="float">
            <text:p>-0.61</text:p>
          </table:table-cell>
          <table:table-cell table:formula="of:=[.C310]/[.$E310]" office:value-type="float" office:value="0.0112345936236713" calcext:value-type="float">
            <text:p>0.01</text:p>
          </table:table-cell>
          <table:table-cell table:formula="of:=[.D310]/[.$E310]" office:value-type="float" office:value="-0.795788901803043" calcext:value-type="float">
            <text:p>-0.80</text:p>
          </table:table-cell>
          <table:table-cell table:formula="of:=DEGREES(ATAN2([.G310];[.F310]))" office:value-type="float" office:value="-88.9369893795119" calcext:value-type="float">
            <text:p>-88.9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9.11" calcext:value-type="float">
            <text:p>-389.11</text:p>
          </table:table-cell>
          <table:table-cell office:value-type="float" office:value="7.22" calcext:value-type="float">
            <text:p>7.22</text:p>
          </table:table-cell>
          <table:table-cell office:value-type="float" office:value="-511.42" calcext:value-type="float">
            <text:p>-511.42</text:p>
          </table:table-cell>
          <table:table-cell table:formula="of:=SQRT([.B311]^2 + [.C311]^2 + [.D311]^2)" office:value-type="float" office:value="642.657869243037" calcext:value-type="float">
            <text:p>642.66</text:p>
          </table:table-cell>
          <table:table-cell table:formula="of:=[.B311]/[.$E311]" office:value-type="float" office:value="-0.605469906496778" calcext:value-type="float">
            <text:p>-0.61</text:p>
          </table:table-cell>
          <table:table-cell table:formula="of:=[.C311]/[.$E311]" office:value-type="float" office:value="0.0112345936236713" calcext:value-type="float">
            <text:p>0.01</text:p>
          </table:table-cell>
          <table:table-cell table:formula="of:=[.D311]/[.$E311]" office:value-type="float" office:value="-0.795788901803043" calcext:value-type="float">
            <text:p>-0.80</text:p>
          </table:table-cell>
          <table:table-cell table:formula="of:=DEGREES(ATAN2([.G311];[.F311]))" office:value-type="float" office:value="-88.9369893795119" calcext:value-type="float">
            <text:p>-88.9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04.46" calcext:value-type="float">
            <text:p>-504.46</text:p>
          </table:table-cell>
          <table:table-cell table:formula="of:=SQRT([.B312]^2 + [.C312]^2 + [.D312]^2)" office:value-type="float" office:value="632.788796440013" calcext:value-type="float">
            <text:p>632.79</text:p>
          </table:table-cell>
          <table:table-cell table:formula="of:=[.B312]/[.$E312]" office:value-type="float" office:value="-0.603471493408781" calcext:value-type="float">
            <text:p>-0.60</text:p>
          </table:table-cell>
          <table:table-cell table:formula="of:=[.C312]/[.$E312]" office:value-type="float" office:value="-0.0170989120870532" calcext:value-type="float">
            <text:p>-0.02</text:p>
          </table:table-cell>
          <table:table-cell table:formula="of:=[.D312]/[.$E312]" office:value-type="float" office:value="-0.79720121917143" calcext:value-type="float">
            <text:p>-0.80</text:p>
          </table:table-cell>
          <table:table-cell table:formula="of:=DEGREES(ATAN2([.G312];[.F312]))" office:value-type="float" office:value="-91.6229986959601" calcext:value-type="float">
            <text:p>-91.6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04.46" calcext:value-type="float">
            <text:p>-504.46</text:p>
          </table:table-cell>
          <table:table-cell table:formula="of:=SQRT([.B313]^2 + [.C313]^2 + [.D313]^2)" office:value-type="float" office:value="632.788796440013" calcext:value-type="float">
            <text:p>632.79</text:p>
          </table:table-cell>
          <table:table-cell table:formula="of:=[.B313]/[.$E313]" office:value-type="float" office:value="-0.603471493408781" calcext:value-type="float">
            <text:p>-0.60</text:p>
          </table:table-cell>
          <table:table-cell table:formula="of:=[.C313]/[.$E313]" office:value-type="float" office:value="-0.0170989120870532" calcext:value-type="float">
            <text:p>-0.02</text:p>
          </table:table-cell>
          <table:table-cell table:formula="of:=[.D313]/[.$E313]" office:value-type="float" office:value="-0.79720121917143" calcext:value-type="float">
            <text:p>-0.80</text:p>
          </table:table-cell>
          <table:table-cell table:formula="of:=DEGREES(ATAN2([.G313];[.F313]))" office:value-type="float" office:value="-91.6229986959601" calcext:value-type="float">
            <text:p>-91.6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04.46" calcext:value-type="float">
            <text:p>-504.46</text:p>
          </table:table-cell>
          <table:table-cell table:formula="of:=SQRT([.B314]^2 + [.C314]^2 + [.D314]^2)" office:value-type="float" office:value="632.788796440013" calcext:value-type="float">
            <text:p>632.79</text:p>
          </table:table-cell>
          <table:table-cell table:formula="of:=[.B314]/[.$E314]" office:value-type="float" office:value="-0.603471493408781" calcext:value-type="float">
            <text:p>-0.60</text:p>
          </table:table-cell>
          <table:table-cell table:formula="of:=[.C314]/[.$E314]" office:value-type="float" office:value="-0.0170989120870532" calcext:value-type="float">
            <text:p>-0.02</text:p>
          </table:table-cell>
          <table:table-cell table:formula="of:=[.D314]/[.$E314]" office:value-type="float" office:value="-0.79720121917143" calcext:value-type="float">
            <text:p>-0.80</text:p>
          </table:table-cell>
          <table:table-cell table:formula="of:=DEGREES(ATAN2([.G314];[.F314]))" office:value-type="float" office:value="-91.6229986959601" calcext:value-type="float">
            <text:p>-91.6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04.46" calcext:value-type="float">
            <text:p>-504.46</text:p>
          </table:table-cell>
          <table:table-cell table:formula="of:=SQRT([.B315]^2 + [.C315]^2 + [.D315]^2)" office:value-type="float" office:value="632.788796440013" calcext:value-type="float">
            <text:p>632.79</text:p>
          </table:table-cell>
          <table:table-cell table:formula="of:=[.B315]/[.$E315]" office:value-type="float" office:value="-0.603471493408781" calcext:value-type="float">
            <text:p>-0.60</text:p>
          </table:table-cell>
          <table:table-cell table:formula="of:=[.C315]/[.$E315]" office:value-type="float" office:value="-0.0170989120870532" calcext:value-type="float">
            <text:p>-0.02</text:p>
          </table:table-cell>
          <table:table-cell table:formula="of:=[.D315]/[.$E315]" office:value-type="float" office:value="-0.79720121917143" calcext:value-type="float">
            <text:p>-0.80</text:p>
          </table:table-cell>
          <table:table-cell table:formula="of:=DEGREES(ATAN2([.G315];[.F315]))" office:value-type="float" office:value="-91.6229986959601" calcext:value-type="float">
            <text:p>-91.6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04.46" calcext:value-type="float">
            <text:p>-504.46</text:p>
          </table:table-cell>
          <table:table-cell table:formula="of:=SQRT([.B316]^2 + [.C316]^2 + [.D316]^2)" office:value-type="float" office:value="632.788796440013" calcext:value-type="float">
            <text:p>632.79</text:p>
          </table:table-cell>
          <table:table-cell table:formula="of:=[.B316]/[.$E316]" office:value-type="float" office:value="-0.603471493408781" calcext:value-type="float">
            <text:p>-0.60</text:p>
          </table:table-cell>
          <table:table-cell table:formula="of:=[.C316]/[.$E316]" office:value-type="float" office:value="-0.0170989120870532" calcext:value-type="float">
            <text:p>-0.02</text:p>
          </table:table-cell>
          <table:table-cell table:formula="of:=[.D316]/[.$E316]" office:value-type="float" office:value="-0.79720121917143" calcext:value-type="float">
            <text:p>-0.80</text:p>
          </table:table-cell>
          <table:table-cell table:formula="of:=DEGREES(ATAN2([.G316];[.F316]))" office:value-type="float" office:value="-91.6229986959601" calcext:value-type="float">
            <text:p>-91.6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9.11" calcext:value-type="float">
            <text:p>-389.11</text:p>
          </table:table-cell>
          <table:table-cell office:value-type="float" office:value="-3.61" calcext:value-type="float">
            <text:p>-3.61</text:p>
          </table:table-cell>
          <table:table-cell office:value-type="float" office:value="-532.29" calcext:value-type="float">
            <text:p>-532.29</text:p>
          </table:table-cell>
          <table:table-cell table:formula="of:=SQRT([.B317]^2 + [.C317]^2 + [.D317]^2)" office:value-type="float" office:value="659.357466250288" calcext:value-type="float">
            <text:p>659.36</text:p>
          </table:table-cell>
          <table:table-cell table:formula="of:=[.B317]/[.$E317]" office:value-type="float" office:value="-0.590135123839329" calcext:value-type="float">
            <text:p>-0.59</text:p>
          </table:table-cell>
          <table:table-cell table:formula="of:=[.C317]/[.$E317]" office:value-type="float" office:value="-0.0054750271055999" calcext:value-type="float">
            <text:p>-0.01</text:p>
          </table:table-cell>
          <table:table-cell table:formula="of:=[.D317]/[.$E317]" office:value-type="float" office:value="-0.807285921894673" calcext:value-type="float">
            <text:p>-0.81</text:p>
          </table:table-cell>
          <table:table-cell table:formula="of:=DEGREES(ATAN2([.G317];[.F317]))" office:value-type="float" office:value="-90.5315510522212" calcext:value-type="float">
            <text:p>-90.5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9.11" calcext:value-type="float">
            <text:p>-389.11</text:p>
          </table:table-cell>
          <table:table-cell office:value-type="float" office:value="-3.61" calcext:value-type="float">
            <text:p>-3.61</text:p>
          </table:table-cell>
          <table:table-cell office:value-type="float" office:value="-532.29" calcext:value-type="float">
            <text:p>-532.29</text:p>
          </table:table-cell>
          <table:table-cell table:formula="of:=SQRT([.B318]^2 + [.C318]^2 + [.D318]^2)" office:value-type="float" office:value="659.357466250288" calcext:value-type="float">
            <text:p>659.36</text:p>
          </table:table-cell>
          <table:table-cell table:formula="of:=[.B318]/[.$E318]" office:value-type="float" office:value="-0.590135123839329" calcext:value-type="float">
            <text:p>-0.59</text:p>
          </table:table-cell>
          <table:table-cell table:formula="of:=[.C318]/[.$E318]" office:value-type="float" office:value="-0.0054750271055999" calcext:value-type="float">
            <text:p>-0.01</text:p>
          </table:table-cell>
          <table:table-cell table:formula="of:=[.D318]/[.$E318]" office:value-type="float" office:value="-0.807285921894673" calcext:value-type="float">
            <text:p>-0.81</text:p>
          </table:table-cell>
          <table:table-cell table:formula="of:=DEGREES(ATAN2([.G318];[.F318]))" office:value-type="float" office:value="-90.5315510522212" calcext:value-type="float">
            <text:p>-90.5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9.11" calcext:value-type="float">
            <text:p>-389.11</text:p>
          </table:table-cell>
          <table:table-cell office:value-type="float" office:value="-3.61" calcext:value-type="float">
            <text:p>-3.61</text:p>
          </table:table-cell>
          <table:table-cell office:value-type="float" office:value="-532.29" calcext:value-type="float">
            <text:p>-532.29</text:p>
          </table:table-cell>
          <table:table-cell table:formula="of:=SQRT([.B319]^2 + [.C319]^2 + [.D319]^2)" office:value-type="float" office:value="659.357466250288" calcext:value-type="float">
            <text:p>659.36</text:p>
          </table:table-cell>
          <table:table-cell table:formula="of:=[.B319]/[.$E319]" office:value-type="float" office:value="-0.590135123839329" calcext:value-type="float">
            <text:p>-0.59</text:p>
          </table:table-cell>
          <table:table-cell table:formula="of:=[.C319]/[.$E319]" office:value-type="float" office:value="-0.0054750271055999" calcext:value-type="float">
            <text:p>-0.01</text:p>
          </table:table-cell>
          <table:table-cell table:formula="of:=[.D319]/[.$E319]" office:value-type="float" office:value="-0.807285921894673" calcext:value-type="float">
            <text:p>-0.81</text:p>
          </table:table-cell>
          <table:table-cell table:formula="of:=DEGREES(ATAN2([.G319];[.F319]))" office:value-type="float" office:value="-90.5315510522212" calcext:value-type="float">
            <text:p>-90.5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9.11" calcext:value-type="float">
            <text:p>-389.11</text:p>
          </table:table-cell>
          <table:table-cell office:value-type="float" office:value="-3.61" calcext:value-type="float">
            <text:p>-3.61</text:p>
          </table:table-cell>
          <table:table-cell office:value-type="float" office:value="-532.29" calcext:value-type="float">
            <text:p>-532.29</text:p>
          </table:table-cell>
          <table:table-cell table:formula="of:=SQRT([.B320]^2 + [.C320]^2 + [.D320]^2)" office:value-type="float" office:value="659.357466250288" calcext:value-type="float">
            <text:p>659.36</text:p>
          </table:table-cell>
          <table:table-cell table:formula="of:=[.B320]/[.$E320]" office:value-type="float" office:value="-0.590135123839329" calcext:value-type="float">
            <text:p>-0.59</text:p>
          </table:table-cell>
          <table:table-cell table:formula="of:=[.C320]/[.$E320]" office:value-type="float" office:value="-0.0054750271055999" calcext:value-type="float">
            <text:p>-0.01</text:p>
          </table:table-cell>
          <table:table-cell table:formula="of:=[.D320]/[.$E320]" office:value-type="float" office:value="-0.807285921894673" calcext:value-type="float">
            <text:p>-0.81</text:p>
          </table:table-cell>
          <table:table-cell table:formula="of:=DEGREES(ATAN2([.G320];[.F320]))" office:value-type="float" office:value="-90.5315510522212" calcext:value-type="float">
            <text:p>-90.5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0" calcext:value-type="float">
            <text:p>0</text:p>
          </table:table-cell>
          <table:table-cell office:value-type="float" office:value="-521.86" calcext:value-type="float">
            <text:p>-521.86</text:p>
          </table:table-cell>
          <table:table-cell table:formula="of:=SQRT([.B321]^2 + [.C321]^2 + [.D321]^2)" office:value-type="float" office:value="648.799198288654" calcext:value-type="float">
            <text:p>648.80</text:p>
          </table:table-cell>
          <table:table-cell table:formula="of:=[.B321]/[.$E321]" office:value-type="float" office:value="-0.594159180555112" calcext:value-type="float">
            <text:p>-0.59</text:p>
          </table:table-cell>
          <table:table-cell table:formula="of:=[.C321]/[.$E321]" office:value-type="float" office:value="0" calcext:value-type="float">
            <text:p>0.00</text:p>
          </table:table-cell>
          <table:table-cell table:formula="of:=[.D321]/[.$E321]" office:value-type="float" office:value="-0.80434747973875" calcext:value-type="float">
            <text:p>-0.80</text:p>
          </table:table-cell>
          <table:table-cell table:formula="of:=DEGREES(ATAN2([.G321];[.F321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0" calcext:value-type="float">
            <text:p>0</text:p>
          </table:table-cell>
          <table:table-cell office:value-type="float" office:value="-521.86" calcext:value-type="float">
            <text:p>-521.86</text:p>
          </table:table-cell>
          <table:table-cell table:formula="of:=SQRT([.B322]^2 + [.C322]^2 + [.D322]^2)" office:value-type="float" office:value="648.799198288654" calcext:value-type="float">
            <text:p>648.80</text:p>
          </table:table-cell>
          <table:table-cell table:formula="of:=[.B322]/[.$E322]" office:value-type="float" office:value="-0.594159180555112" calcext:value-type="float">
            <text:p>-0.59</text:p>
          </table:table-cell>
          <table:table-cell table:formula="of:=[.C322]/[.$E322]" office:value-type="float" office:value="0" calcext:value-type="float">
            <text:p>0.00</text:p>
          </table:table-cell>
          <table:table-cell table:formula="of:=[.D322]/[.$E322]" office:value-type="float" office:value="-0.80434747973875" calcext:value-type="float">
            <text:p>-0.80</text:p>
          </table:table-cell>
          <table:table-cell table:formula="of:=DEGREES(ATAN2([.G322];[.F322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5.49" calcext:value-type="float">
            <text:p>-385.49</text:p>
          </table:table-cell>
          <table:table-cell office:value-type="float" office:value="0" calcext:value-type="float">
            <text:p>0</text:p>
          </table:table-cell>
          <table:table-cell office:value-type="float" office:value="-521.86" calcext:value-type="float">
            <text:p>-521.86</text:p>
          </table:table-cell>
          <table:table-cell table:formula="of:=SQRT([.B323]^2 + [.C323]^2 + [.D323]^2)" office:value-type="float" office:value="648.799198288654" calcext:value-type="float">
            <text:p>648.80</text:p>
          </table:table-cell>
          <table:table-cell table:formula="of:=[.B323]/[.$E323]" office:value-type="float" office:value="-0.594159180555112" calcext:value-type="float">
            <text:p>-0.59</text:p>
          </table:table-cell>
          <table:table-cell table:formula="of:=[.C323]/[.$E323]" office:value-type="float" office:value="0" calcext:value-type="float">
            <text:p>0.00</text:p>
          </table:table-cell>
          <table:table-cell table:formula="of:=[.D323]/[.$E323]" office:value-type="float" office:value="-0.80434747973875" calcext:value-type="float">
            <text:p>-0.80</text:p>
          </table:table-cell>
          <table:table-cell table:formula="of:=DEGREES(ATAN2([.G323];[.F323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8.25" calcext:value-type="float">
            <text:p>-378.25</text:p>
          </table:table-cell>
          <table:table-cell office:value-type="float" office:value="7.22" calcext:value-type="float">
            <text:p>7.22</text:p>
          </table:table-cell>
          <table:table-cell office:value-type="float" office:value="-521.86" calcext:value-type="float">
            <text:p>-521.86</text:p>
          </table:table-cell>
          <table:table-cell table:formula="of:=SQRT([.B324]^2 + [.C324]^2 + [.D324]^2)" office:value-type="float" office:value="644.564233028796" calcext:value-type="float">
            <text:p>644.56</text:p>
          </table:table-cell>
          <table:table-cell table:formula="of:=[.B324]/[.$E324]" office:value-type="float" office:value="-0.586830575787009" calcext:value-type="float">
            <text:p>-0.59</text:p>
          </table:table-cell>
          <table:table-cell table:formula="of:=[.C324]/[.$E324]" office:value-type="float" office:value="0.0112013661789351" calcext:value-type="float">
            <text:p>0.01</text:p>
          </table:table-cell>
          <table:table-cell table:formula="of:=[.D324]/[.$E324]" office:value-type="float" office:value="-0.809632265116215" calcext:value-type="float">
            <text:p>-0.81</text:p>
          </table:table-cell>
          <table:table-cell table:formula="of:=DEGREES(ATAN2([.G324];[.F324]))" office:value-type="float" office:value="-88.906476408639" calcext:value-type="float">
            <text:p>-88.9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8.25" calcext:value-type="float">
            <text:p>-378.25</text:p>
          </table:table-cell>
          <table:table-cell office:value-type="float" office:value="7.22" calcext:value-type="float">
            <text:p>7.22</text:p>
          </table:table-cell>
          <table:table-cell office:value-type="float" office:value="-521.86" calcext:value-type="float">
            <text:p>-521.86</text:p>
          </table:table-cell>
          <table:table-cell table:formula="of:=SQRT([.B325]^2 + [.C325]^2 + [.D325]^2)" office:value-type="float" office:value="644.564233028796" calcext:value-type="float">
            <text:p>644.56</text:p>
          </table:table-cell>
          <table:table-cell table:formula="of:=[.B325]/[.$E325]" office:value-type="float" office:value="-0.586830575787009" calcext:value-type="float">
            <text:p>-0.59</text:p>
          </table:table-cell>
          <table:table-cell table:formula="of:=[.C325]/[.$E325]" office:value-type="float" office:value="0.0112013661789351" calcext:value-type="float">
            <text:p>0.01</text:p>
          </table:table-cell>
          <table:table-cell table:formula="of:=[.D325]/[.$E325]" office:value-type="float" office:value="-0.809632265116215" calcext:value-type="float">
            <text:p>-0.81</text:p>
          </table:table-cell>
          <table:table-cell table:formula="of:=DEGREES(ATAN2([.G325];[.F325]))" office:value-type="float" office:value="-88.906476408639" calcext:value-type="float">
            <text:p>-88.9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8.25" calcext:value-type="float">
            <text:p>-378.25</text:p>
          </table:table-cell>
          <table:table-cell office:value-type="float" office:value="7.22" calcext:value-type="float">
            <text:p>7.22</text:p>
          </table:table-cell>
          <table:table-cell office:value-type="float" office:value="-521.86" calcext:value-type="float">
            <text:p>-521.86</text:p>
          </table:table-cell>
          <table:table-cell table:formula="of:=SQRT([.B326]^2 + [.C326]^2 + [.D326]^2)" office:value-type="float" office:value="644.564233028796" calcext:value-type="float">
            <text:p>644.56</text:p>
          </table:table-cell>
          <table:table-cell table:formula="of:=[.B326]/[.$E326]" office:value-type="float" office:value="-0.586830575787009" calcext:value-type="float">
            <text:p>-0.59</text:p>
          </table:table-cell>
          <table:table-cell table:formula="of:=[.C326]/[.$E326]" office:value-type="float" office:value="0.0112013661789351" calcext:value-type="float">
            <text:p>0.01</text:p>
          </table:table-cell>
          <table:table-cell table:formula="of:=[.D326]/[.$E326]" office:value-type="float" office:value="-0.809632265116215" calcext:value-type="float">
            <text:p>-0.81</text:p>
          </table:table-cell>
          <table:table-cell table:formula="of:=DEGREES(ATAN2([.G326];[.F326]))" office:value-type="float" office:value="-88.906476408639" calcext:value-type="float">
            <text:p>-88.9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8.25" calcext:value-type="float">
            <text:p>-378.25</text:p>
          </table:table-cell>
          <table:table-cell office:value-type="float" office:value="7.22" calcext:value-type="float">
            <text:p>7.22</text:p>
          </table:table-cell>
          <table:table-cell office:value-type="float" office:value="-521.86" calcext:value-type="float">
            <text:p>-521.86</text:p>
          </table:table-cell>
          <table:table-cell table:formula="of:=SQRT([.B327]^2 + [.C327]^2 + [.D327]^2)" office:value-type="float" office:value="644.564233028796" calcext:value-type="float">
            <text:p>644.56</text:p>
          </table:table-cell>
          <table:table-cell table:formula="of:=[.B327]/[.$E327]" office:value-type="float" office:value="-0.586830575787009" calcext:value-type="float">
            <text:p>-0.59</text:p>
          </table:table-cell>
          <table:table-cell table:formula="of:=[.C327]/[.$E327]" office:value-type="float" office:value="0.0112013661789351" calcext:value-type="float">
            <text:p>0.01</text:p>
          </table:table-cell>
          <table:table-cell table:formula="of:=[.D327]/[.$E327]" office:value-type="float" office:value="-0.809632265116215" calcext:value-type="float">
            <text:p>-0.81</text:p>
          </table:table-cell>
          <table:table-cell table:formula="of:=DEGREES(ATAN2([.G327];[.F327]))" office:value-type="float" office:value="-88.906476408639" calcext:value-type="float">
            <text:p>-88.9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3.68" calcext:value-type="float">
            <text:p>-383.68</text:p>
          </table:table-cell>
          <table:table-cell office:value-type="float" office:value="5.41" calcext:value-type="float">
            <text:p>5.41</text:p>
          </table:table-cell>
          <table:table-cell office:value-type="float" office:value="-520.12" calcext:value-type="float">
            <text:p>-520.12</text:p>
          </table:table-cell>
          <table:table-cell table:formula="of:=SQRT([.B328]^2 + [.C328]^2 + [.D328]^2)" office:value-type="float" office:value="646.346984908261" calcext:value-type="float">
            <text:p>646.35</text:p>
          </table:table-cell>
          <table:table-cell table:formula="of:=[.B328]/[.$E328]" office:value-type="float" office:value="-0.593613042156385" calcext:value-type="float">
            <text:p>-0.59</text:p>
          </table:table-cell>
          <table:table-cell table:formula="of:=[.C328]/[.$E328]" office:value-type="float" office:value="0.00837011717594361" calcext:value-type="float">
            <text:p>0.01</text:p>
          </table:table-cell>
          <table:table-cell table:formula="of:=[.D328]/[.$E328]" office:value-type="float" office:value="-0.804707087902364" calcext:value-type="float">
            <text:p>-0.80</text:p>
          </table:table-cell>
          <table:table-cell table:formula="of:=DEGREES(ATAN2([.G328];[.F328]))" office:value-type="float" office:value="-89.1921663181755" calcext:value-type="float">
            <text:p>-89.1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3.68" calcext:value-type="float">
            <text:p>-383.68</text:p>
          </table:table-cell>
          <table:table-cell office:value-type="float" office:value="5.41" calcext:value-type="float">
            <text:p>5.41</text:p>
          </table:table-cell>
          <table:table-cell office:value-type="float" office:value="-520.12" calcext:value-type="float">
            <text:p>-520.12</text:p>
          </table:table-cell>
          <table:table-cell table:formula="of:=SQRT([.B329]^2 + [.C329]^2 + [.D329]^2)" office:value-type="float" office:value="646.346984908261" calcext:value-type="float">
            <text:p>646.35</text:p>
          </table:table-cell>
          <table:table-cell table:formula="of:=[.B329]/[.$E329]" office:value-type="float" office:value="-0.593613042156385" calcext:value-type="float">
            <text:p>-0.59</text:p>
          </table:table-cell>
          <table:table-cell table:formula="of:=[.C329]/[.$E329]" office:value-type="float" office:value="0.00837011717594361" calcext:value-type="float">
            <text:p>0.01</text:p>
          </table:table-cell>
          <table:table-cell table:formula="of:=[.D329]/[.$E329]" office:value-type="float" office:value="-0.804707087902364" calcext:value-type="float">
            <text:p>-0.80</text:p>
          </table:table-cell>
          <table:table-cell table:formula="of:=DEGREES(ATAN2([.G329];[.F329]))" office:value-type="float" office:value="-89.1921663181755" calcext:value-type="float">
            <text:p>-89.1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3.68" calcext:value-type="float">
            <text:p>-383.68</text:p>
          </table:table-cell>
          <table:table-cell office:value-type="float" office:value="5.41" calcext:value-type="float">
            <text:p>5.41</text:p>
          </table:table-cell>
          <table:table-cell office:value-type="float" office:value="-520.12" calcext:value-type="float">
            <text:p>-520.12</text:p>
          </table:table-cell>
          <table:table-cell table:formula="of:=SQRT([.B330]^2 + [.C330]^2 + [.D330]^2)" office:value-type="float" office:value="646.346984908261" calcext:value-type="float">
            <text:p>646.35</text:p>
          </table:table-cell>
          <table:table-cell table:formula="of:=[.B330]/[.$E330]" office:value-type="float" office:value="-0.593613042156385" calcext:value-type="float">
            <text:p>-0.59</text:p>
          </table:table-cell>
          <table:table-cell table:formula="of:=[.C330]/[.$E330]" office:value-type="float" office:value="0.00837011717594361" calcext:value-type="float">
            <text:p>0.01</text:p>
          </table:table-cell>
          <table:table-cell table:formula="of:=[.D330]/[.$E330]" office:value-type="float" office:value="-0.804707087902364" calcext:value-type="float">
            <text:p>-0.80</text:p>
          </table:table-cell>
          <table:table-cell table:formula="of:=DEGREES(ATAN2([.G330];[.F330]))" office:value-type="float" office:value="-89.1921663181755" calcext:value-type="float">
            <text:p>-89.1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3.68" calcext:value-type="float">
            <text:p>-383.68</text:p>
          </table:table-cell>
          <table:table-cell office:value-type="float" office:value="5.41" calcext:value-type="float">
            <text:p>5.41</text:p>
          </table:table-cell>
          <table:table-cell office:value-type="float" office:value="-520.12" calcext:value-type="float">
            <text:p>-520.12</text:p>
          </table:table-cell>
          <table:table-cell table:formula="of:=SQRT([.B331]^2 + [.C331]^2 + [.D331]^2)" office:value-type="float" office:value="646.346984908261" calcext:value-type="float">
            <text:p>646.35</text:p>
          </table:table-cell>
          <table:table-cell table:formula="of:=[.B331]/[.$E331]" office:value-type="float" office:value="-0.593613042156385" calcext:value-type="float">
            <text:p>-0.59</text:p>
          </table:table-cell>
          <table:table-cell table:formula="of:=[.C331]/[.$E331]" office:value-type="float" office:value="0.00837011717594361" calcext:value-type="float">
            <text:p>0.01</text:p>
          </table:table-cell>
          <table:table-cell table:formula="of:=[.D331]/[.$E331]" office:value-type="float" office:value="-0.804707087902364" calcext:value-type="float">
            <text:p>-0.80</text:p>
          </table:table-cell>
          <table:table-cell table:formula="of:=DEGREES(ATAN2([.G331];[.F331]))" office:value-type="float" office:value="-89.1921663181755" calcext:value-type="float">
            <text:p>-89.1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8.25" calcext:value-type="float">
            <text:p>-378.25</text:p>
          </table:table-cell>
          <table:table-cell office:value-type="float" office:value="10.82" calcext:value-type="float">
            <text:p>10.82</text:p>
          </table:table-cell>
          <table:table-cell office:value-type="float" office:value="-514.9" calcext:value-type="float">
            <text:p>-514.9</text:p>
          </table:table-cell>
          <table:table-cell table:formula="of:=SQRT([.B332]^2 + [.C332]^2 + [.D332]^2)" office:value-type="float" office:value="638.993071089194" calcext:value-type="float">
            <text:p>638.99</text:p>
          </table:table-cell>
          <table:table-cell table:formula="of:=[.B332]/[.$E332]" office:value-type="float" office:value="-0.591946950778754" calcext:value-type="float">
            <text:p>-0.59</text:p>
          </table:table-cell>
          <table:table-cell table:formula="of:=[.C332]/[.$E332]" office:value-type="float" office:value="0.0169328909647749" calcext:value-type="float">
            <text:p>0.02</text:p>
          </table:table-cell>
          <table:table-cell table:formula="of:=[.D332]/[.$E332]" office:value-type="float" office:value="-0.805799034913365" calcext:value-type="float">
            <text:p>-0.81</text:p>
          </table:table-cell>
          <table:table-cell table:formula="of:=DEGREES(ATAN2([.G332];[.F332]))" office:value-type="float" office:value="-88.3614770008336" calcext:value-type="float">
            <text:p>-88.3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8.25" calcext:value-type="float">
            <text:p>-378.25</text:p>
          </table:table-cell>
          <table:table-cell office:value-type="float" office:value="10.82" calcext:value-type="float">
            <text:p>10.82</text:p>
          </table:table-cell>
          <table:table-cell office:value-type="float" office:value="-514.9" calcext:value-type="float">
            <text:p>-514.9</text:p>
          </table:table-cell>
          <table:table-cell table:formula="of:=SQRT([.B333]^2 + [.C333]^2 + [.D333]^2)" office:value-type="float" office:value="638.993071089194" calcext:value-type="float">
            <text:p>638.99</text:p>
          </table:table-cell>
          <table:table-cell table:formula="of:=[.B333]/[.$E333]" office:value-type="float" office:value="-0.591946950778754" calcext:value-type="float">
            <text:p>-0.59</text:p>
          </table:table-cell>
          <table:table-cell table:formula="of:=[.C333]/[.$E333]" office:value-type="float" office:value="0.0169328909647749" calcext:value-type="float">
            <text:p>0.02</text:p>
          </table:table-cell>
          <table:table-cell table:formula="of:=[.D333]/[.$E333]" office:value-type="float" office:value="-0.805799034913365" calcext:value-type="float">
            <text:p>-0.81</text:p>
          </table:table-cell>
          <table:table-cell table:formula="of:=DEGREES(ATAN2([.G333];[.F333]))" office:value-type="float" office:value="-88.3614770008336" calcext:value-type="float">
            <text:p>-88.3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8.25" calcext:value-type="float">
            <text:p>-378.25</text:p>
          </table:table-cell>
          <table:table-cell office:value-type="float" office:value="10.82" calcext:value-type="float">
            <text:p>10.82</text:p>
          </table:table-cell>
          <table:table-cell office:value-type="float" office:value="-514.9" calcext:value-type="float">
            <text:p>-514.9</text:p>
          </table:table-cell>
          <table:table-cell table:formula="of:=SQRT([.B334]^2 + [.C334]^2 + [.D334]^2)" office:value-type="float" office:value="638.993071089194" calcext:value-type="float">
            <text:p>638.99</text:p>
          </table:table-cell>
          <table:table-cell table:formula="of:=[.B334]/[.$E334]" office:value-type="float" office:value="-0.591946950778754" calcext:value-type="float">
            <text:p>-0.59</text:p>
          </table:table-cell>
          <table:table-cell table:formula="of:=[.C334]/[.$E334]" office:value-type="float" office:value="0.0169328909647749" calcext:value-type="float">
            <text:p>0.02</text:p>
          </table:table-cell>
          <table:table-cell table:formula="of:=[.D334]/[.$E334]" office:value-type="float" office:value="-0.805799034913365" calcext:value-type="float">
            <text:p>-0.81</text:p>
          </table:table-cell>
          <table:table-cell table:formula="of:=DEGREES(ATAN2([.G334];[.F334]))" office:value-type="float" office:value="-88.3614770008336" calcext:value-type="float">
            <text:p>-88.3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8.25" calcext:value-type="float">
            <text:p>-378.25</text:p>
          </table:table-cell>
          <table:table-cell office:value-type="float" office:value="10.82" calcext:value-type="float">
            <text:p>10.82</text:p>
          </table:table-cell>
          <table:table-cell office:value-type="float" office:value="-514.9" calcext:value-type="float">
            <text:p>-514.9</text:p>
          </table:table-cell>
          <table:table-cell table:formula="of:=SQRT([.B335]^2 + [.C335]^2 + [.D335]^2)" office:value-type="float" office:value="638.993071089194" calcext:value-type="float">
            <text:p>638.99</text:p>
          </table:table-cell>
          <table:table-cell table:formula="of:=[.B335]/[.$E335]" office:value-type="float" office:value="-0.591946950778754" calcext:value-type="float">
            <text:p>-0.59</text:p>
          </table:table-cell>
          <table:table-cell table:formula="of:=[.C335]/[.$E335]" office:value-type="float" office:value="0.0169328909647749" calcext:value-type="float">
            <text:p>0.02</text:p>
          </table:table-cell>
          <table:table-cell table:formula="of:=[.D335]/[.$E335]" office:value-type="float" office:value="-0.805799034913365" calcext:value-type="float">
            <text:p>-0.81</text:p>
          </table:table-cell>
          <table:table-cell table:formula="of:=DEGREES(ATAN2([.G335];[.F335]))" office:value-type="float" office:value="-88.3614770008336" calcext:value-type="float">
            <text:p>-88.3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8.25" calcext:value-type="float">
            <text:p>-378.25</text:p>
          </table:table-cell>
          <table:table-cell office:value-type="float" office:value="10.82" calcext:value-type="float">
            <text:p>10.82</text:p>
          </table:table-cell>
          <table:table-cell office:value-type="float" office:value="-514.9" calcext:value-type="float">
            <text:p>-514.9</text:p>
          </table:table-cell>
          <table:table-cell table:formula="of:=SQRT([.B336]^2 + [.C336]^2 + [.D336]^2)" office:value-type="float" office:value="638.993071089194" calcext:value-type="float">
            <text:p>638.99</text:p>
          </table:table-cell>
          <table:table-cell table:formula="of:=[.B336]/[.$E336]" office:value-type="float" office:value="-0.591946950778754" calcext:value-type="float">
            <text:p>-0.59</text:p>
          </table:table-cell>
          <table:table-cell table:formula="of:=[.C336]/[.$E336]" office:value-type="float" office:value="0.0169328909647749" calcext:value-type="float">
            <text:p>0.02</text:p>
          </table:table-cell>
          <table:table-cell table:formula="of:=[.D336]/[.$E336]" office:value-type="float" office:value="-0.805799034913365" calcext:value-type="float">
            <text:p>-0.81</text:p>
          </table:table-cell>
          <table:table-cell table:formula="of:=DEGREES(ATAN2([.G336];[.F336]))" office:value-type="float" office:value="-88.3614770008336" calcext:value-type="float">
            <text:p>-88.3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3.61" calcext:value-type="float">
            <text:p>3.61</text:p>
          </table:table-cell>
          <table:table-cell office:value-type="float" office:value="-521.86" calcext:value-type="float">
            <text:p>-521.86</text:p>
          </table:table-cell>
          <table:table-cell table:formula="of:=SQRT([.B337]^2 + [.C337]^2 + [.D337]^2)" office:value-type="float" office:value="646.664974001221" calcext:value-type="float">
            <text:p>646.66</text:p>
          </table:table-cell>
          <table:table-cell table:formula="of:=[.B337]/[.$E337]" office:value-type="float" office:value="-0.590522164262571" calcext:value-type="float">
            <text:p>-0.59</text:p>
          </table:table-cell>
          <table:table-cell table:formula="of:=[.C337]/[.$E337]" office:value-type="float" office:value="0.005582488839102" calcext:value-type="float">
            <text:p>0.01</text:p>
          </table:table-cell>
          <table:table-cell table:formula="of:=[.D337]/[.$E337]" office:value-type="float" office:value="-0.807002112347304" calcext:value-type="float">
            <text:p>-0.81</text:p>
          </table:table-cell>
          <table:table-cell table:formula="of:=DEGREES(ATAN2([.G337];[.F337]))" office:value-type="float" office:value="-89.4583716898544" calcext:value-type="float">
            <text:p>-89.4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3.61" calcext:value-type="float">
            <text:p>3.61</text:p>
          </table:table-cell>
          <table:table-cell office:value-type="float" office:value="-521.86" calcext:value-type="float">
            <text:p>-521.86</text:p>
          </table:table-cell>
          <table:table-cell table:formula="of:=SQRT([.B338]^2 + [.C338]^2 + [.D338]^2)" office:value-type="float" office:value="646.664974001221" calcext:value-type="float">
            <text:p>646.66</text:p>
          </table:table-cell>
          <table:table-cell table:formula="of:=[.B338]/[.$E338]" office:value-type="float" office:value="-0.590522164262571" calcext:value-type="float">
            <text:p>-0.59</text:p>
          </table:table-cell>
          <table:table-cell table:formula="of:=[.C338]/[.$E338]" office:value-type="float" office:value="0.005582488839102" calcext:value-type="float">
            <text:p>0.01</text:p>
          </table:table-cell>
          <table:table-cell table:formula="of:=[.D338]/[.$E338]" office:value-type="float" office:value="-0.807002112347304" calcext:value-type="float">
            <text:p>-0.81</text:p>
          </table:table-cell>
          <table:table-cell table:formula="of:=DEGREES(ATAN2([.G338];[.F338]))" office:value-type="float" office:value="-89.4583716898544" calcext:value-type="float">
            <text:p>-89.4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3.61" calcext:value-type="float">
            <text:p>3.61</text:p>
          </table:table-cell>
          <table:table-cell office:value-type="float" office:value="-521.86" calcext:value-type="float">
            <text:p>-521.86</text:p>
          </table:table-cell>
          <table:table-cell table:formula="of:=SQRT([.B339]^2 + [.C339]^2 + [.D339]^2)" office:value-type="float" office:value="646.664974001221" calcext:value-type="float">
            <text:p>646.66</text:p>
          </table:table-cell>
          <table:table-cell table:formula="of:=[.B339]/[.$E339]" office:value-type="float" office:value="-0.590522164262571" calcext:value-type="float">
            <text:p>-0.59</text:p>
          </table:table-cell>
          <table:table-cell table:formula="of:=[.C339]/[.$E339]" office:value-type="float" office:value="0.005582488839102" calcext:value-type="float">
            <text:p>0.01</text:p>
          </table:table-cell>
          <table:table-cell table:formula="of:=[.D339]/[.$E339]" office:value-type="float" office:value="-0.807002112347304" calcext:value-type="float">
            <text:p>-0.81</text:p>
          </table:table-cell>
          <table:table-cell table:formula="of:=DEGREES(ATAN2([.G339];[.F339]))" office:value-type="float" office:value="-89.4583716898544" calcext:value-type="float">
            <text:p>-89.4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3.61" calcext:value-type="float">
            <text:p>3.61</text:p>
          </table:table-cell>
          <table:table-cell office:value-type="float" office:value="-521.86" calcext:value-type="float">
            <text:p>-521.86</text:p>
          </table:table-cell>
          <table:table-cell table:formula="of:=SQRT([.B340]^2 + [.C340]^2 + [.D340]^2)" office:value-type="float" office:value="646.664974001221" calcext:value-type="float">
            <text:p>646.66</text:p>
          </table:table-cell>
          <table:table-cell table:formula="of:=[.B340]/[.$E340]" office:value-type="float" office:value="-0.590522164262571" calcext:value-type="float">
            <text:p>-0.59</text:p>
          </table:table-cell>
          <table:table-cell table:formula="of:=[.C340]/[.$E340]" office:value-type="float" office:value="0.005582488839102" calcext:value-type="float">
            <text:p>0.01</text:p>
          </table:table-cell>
          <table:table-cell table:formula="of:=[.D340]/[.$E340]" office:value-type="float" office:value="-0.807002112347304" calcext:value-type="float">
            <text:p>-0.81</text:p>
          </table:table-cell>
          <table:table-cell table:formula="of:=DEGREES(ATAN2([.G340];[.F340]))" office:value-type="float" office:value="-89.4583716898544" calcext:value-type="float">
            <text:p>-89.4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0" calcext:value-type="float">
            <text:p>0</text:p>
          </table:table-cell>
          <table:table-cell office:value-type="float" office:value="-518.38" calcext:value-type="float">
            <text:p>-518.38</text:p>
          </table:table-cell>
          <table:table-cell table:formula="of:=SQRT([.B341]^2 + [.C341]^2 + [.D341]^2)" office:value-type="float" office:value="643.849766094545" calcext:value-type="float">
            <text:p>643.85</text:p>
          </table:table-cell>
          <table:table-cell table:formula="of:=[.B341]/[.$E341]" office:value-type="float" office:value="-0.593104199317089" calcext:value-type="float">
            <text:p>-0.59</text:p>
          </table:table-cell>
          <table:table-cell table:formula="of:=[.C341]/[.$E341]" office:value-type="float" office:value="0" calcext:value-type="float">
            <text:p>0.00</text:p>
          </table:table-cell>
          <table:table-cell table:formula="of:=[.D341]/[.$E341]" office:value-type="float" office:value="-0.805125709906493" calcext:value-type="float">
            <text:p>-0.81</text:p>
          </table:table-cell>
          <table:table-cell table:formula="of:=DEGREES(ATAN2([.G341];[.F341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0" calcext:value-type="float">
            <text:p>0</text:p>
          </table:table-cell>
          <table:table-cell office:value-type="float" office:value="-518.38" calcext:value-type="float">
            <text:p>-518.38</text:p>
          </table:table-cell>
          <table:table-cell table:formula="of:=SQRT([.B342]^2 + [.C342]^2 + [.D342]^2)" office:value-type="float" office:value="643.849766094545" calcext:value-type="float">
            <text:p>643.85</text:p>
          </table:table-cell>
          <table:table-cell table:formula="of:=[.B342]/[.$E342]" office:value-type="float" office:value="-0.593104199317089" calcext:value-type="float">
            <text:p>-0.59</text:p>
          </table:table-cell>
          <table:table-cell table:formula="of:=[.C342]/[.$E342]" office:value-type="float" office:value="0" calcext:value-type="float">
            <text:p>0.00</text:p>
          </table:table-cell>
          <table:table-cell table:formula="of:=[.D342]/[.$E342]" office:value-type="float" office:value="-0.805125709906493" calcext:value-type="float">
            <text:p>-0.81</text:p>
          </table:table-cell>
          <table:table-cell table:formula="of:=DEGREES(ATAN2([.G342];[.F342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1.87" calcext:value-type="float">
            <text:p>-381.87</text:p>
          </table:table-cell>
          <table:table-cell office:value-type="float" office:value="0" calcext:value-type="float">
            <text:p>0</text:p>
          </table:table-cell>
          <table:table-cell office:value-type="float" office:value="-518.38" calcext:value-type="float">
            <text:p>-518.38</text:p>
          </table:table-cell>
          <table:table-cell table:formula="of:=SQRT([.B343]^2 + [.C343]^2 + [.D343]^2)" office:value-type="float" office:value="643.849766094545" calcext:value-type="float">
            <text:p>643.85</text:p>
          </table:table-cell>
          <table:table-cell table:formula="of:=[.B343]/[.$E343]" office:value-type="float" office:value="-0.593104199317089" calcext:value-type="float">
            <text:p>-0.59</text:p>
          </table:table-cell>
          <table:table-cell table:formula="of:=[.C343]/[.$E343]" office:value-type="float" office:value="0" calcext:value-type="float">
            <text:p>0.00</text:p>
          </table:table-cell>
          <table:table-cell table:formula="of:=[.D343]/[.$E343]" office:value-type="float" office:value="-0.805125709906493" calcext:value-type="float">
            <text:p>-0.81</text:p>
          </table:table-cell>
          <table:table-cell table:formula="of:=DEGREES(ATAN2([.G343];[.F343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12.63" calcext:value-type="float">
            <text:p>12.63</text:p>
          </table:table-cell>
          <table:table-cell office:value-type="float" office:value="-516.64" calcext:value-type="float">
            <text:p>-516.64</text:p>
          </table:table-cell>
          <table:table-cell table:formula="of:=SQRT([.B344]^2 + [.C344]^2 + [.D344]^2)" office:value-type="float" office:value="641.499813016341" calcext:value-type="float">
            <text:p>641.50</text:p>
          </table:table-cell>
          <table:table-cell table:formula="of:=[.B344]/[.$E344]" office:value-type="float" office:value="-0.592455355852643" calcext:value-type="float">
            <text:p>-0.59</text:p>
          </table:table-cell>
          <table:table-cell table:formula="of:=[.C344]/[.$E344]" office:value-type="float" office:value="0.019688236447979" calcext:value-type="float">
            <text:p>0.02</text:p>
          </table:table-cell>
          <table:table-cell table:formula="of:=[.D344]/[.$E344]" office:value-type="float" office:value="-0.805362666546623" calcext:value-type="float">
            <text:p>-0.81</text:p>
          </table:table-cell>
          <table:table-cell table:formula="of:=DEGREES(ATAN2([.G344];[.F344]))" office:value-type="float" office:value="-88.0966702935004" calcext:value-type="float">
            <text:p>-88.1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12.63" calcext:value-type="float">
            <text:p>12.63</text:p>
          </table:table-cell>
          <table:table-cell office:value-type="float" office:value="-516.64" calcext:value-type="float">
            <text:p>-516.64</text:p>
          </table:table-cell>
          <table:table-cell table:formula="of:=SQRT([.B345]^2 + [.C345]^2 + [.D345]^2)" office:value-type="float" office:value="641.499813016341" calcext:value-type="float">
            <text:p>641.50</text:p>
          </table:table-cell>
          <table:table-cell table:formula="of:=[.B345]/[.$E345]" office:value-type="float" office:value="-0.592455355852643" calcext:value-type="float">
            <text:p>-0.59</text:p>
          </table:table-cell>
          <table:table-cell table:formula="of:=[.C345]/[.$E345]" office:value-type="float" office:value="0.019688236447979" calcext:value-type="float">
            <text:p>0.02</text:p>
          </table:table-cell>
          <table:table-cell table:formula="of:=[.D345]/[.$E345]" office:value-type="float" office:value="-0.805362666546623" calcext:value-type="float">
            <text:p>-0.81</text:p>
          </table:table-cell>
          <table:table-cell table:formula="of:=DEGREES(ATAN2([.G345];[.F345]))" office:value-type="float" office:value="-88.0966702935004" calcext:value-type="float">
            <text:p>-88.1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12.63" calcext:value-type="float">
            <text:p>12.63</text:p>
          </table:table-cell>
          <table:table-cell office:value-type="float" office:value="-516.64" calcext:value-type="float">
            <text:p>-516.64</text:p>
          </table:table-cell>
          <table:table-cell table:formula="of:=SQRT([.B346]^2 + [.C346]^2 + [.D346]^2)" office:value-type="float" office:value="641.499813016341" calcext:value-type="float">
            <text:p>641.50</text:p>
          </table:table-cell>
          <table:table-cell table:formula="of:=[.B346]/[.$E346]" office:value-type="float" office:value="-0.592455355852643" calcext:value-type="float">
            <text:p>-0.59</text:p>
          </table:table-cell>
          <table:table-cell table:formula="of:=[.C346]/[.$E346]" office:value-type="float" office:value="0.019688236447979" calcext:value-type="float">
            <text:p>0.02</text:p>
          </table:table-cell>
          <table:table-cell table:formula="of:=[.D346]/[.$E346]" office:value-type="float" office:value="-0.805362666546623" calcext:value-type="float">
            <text:p>-0.81</text:p>
          </table:table-cell>
          <table:table-cell table:formula="of:=DEGREES(ATAN2([.G346];[.F346]))" office:value-type="float" office:value="-88.0966702935004" calcext:value-type="float">
            <text:p>-88.1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0.06" calcext:value-type="float">
            <text:p>-380.06</text:p>
          </table:table-cell>
          <table:table-cell office:value-type="float" office:value="12.63" calcext:value-type="float">
            <text:p>12.63</text:p>
          </table:table-cell>
          <table:table-cell office:value-type="float" office:value="-516.64" calcext:value-type="float">
            <text:p>-516.64</text:p>
          </table:table-cell>
          <table:table-cell table:formula="of:=SQRT([.B347]^2 + [.C347]^2 + [.D347]^2)" office:value-type="float" office:value="641.499813016341" calcext:value-type="float">
            <text:p>641.50</text:p>
          </table:table-cell>
          <table:table-cell table:formula="of:=[.B347]/[.$E347]" office:value-type="float" office:value="-0.592455355852643" calcext:value-type="float">
            <text:p>-0.59</text:p>
          </table:table-cell>
          <table:table-cell table:formula="of:=[.C347]/[.$E347]" office:value-type="float" office:value="0.019688236447979" calcext:value-type="float">
            <text:p>0.02</text:p>
          </table:table-cell>
          <table:table-cell table:formula="of:=[.D347]/[.$E347]" office:value-type="float" office:value="-0.805362666546623" calcext:value-type="float">
            <text:p>-0.81</text:p>
          </table:table-cell>
          <table:table-cell table:formula="of:=DEGREES(ATAN2([.G347];[.F347]))" office:value-type="float" office:value="-88.0966702935004" calcext:value-type="float">
            <text:p>-88.1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9.11" calcext:value-type="float">
            <text:p>-389.11</text:p>
          </table:table-cell>
          <table:table-cell office:value-type="float" office:value="0" calcext:value-type="float">
            <text:p>0</text:p>
          </table:table-cell>
          <table:table-cell office:value-type="float" office:value="-511.42" calcext:value-type="float">
            <text:p>-511.42</text:p>
          </table:table-cell>
          <table:table-cell table:formula="of:=SQRT([.B348]^2 + [.C348]^2 + [.D348]^2)" office:value-type="float" office:value="642.617311080242" calcext:value-type="float">
            <text:p>642.62</text:p>
          </table:table-cell>
          <table:table-cell table:formula="of:=[.B348]/[.$E348]" office:value-type="float" office:value="-0.605508120137481" calcext:value-type="float">
            <text:p>-0.61</text:p>
          </table:table-cell>
          <table:table-cell table:formula="of:=[.C348]/[.$E348]" office:value-type="float" office:value="0" calcext:value-type="float">
            <text:p>0.00</text:p>
          </table:table-cell>
          <table:table-cell table:formula="of:=[.D348]/[.$E348]" office:value-type="float" office:value="-0.79583912724091" calcext:value-type="float">
            <text:p>-0.80</text:p>
          </table:table-cell>
          <table:table-cell table:formula="of:=DEGREES(ATAN2([.G348];[.F348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9.11" calcext:value-type="float">
            <text:p>-389.11</text:p>
          </table:table-cell>
          <table:table-cell office:value-type="float" office:value="0" calcext:value-type="float">
            <text:p>0</text:p>
          </table:table-cell>
          <table:table-cell office:value-type="float" office:value="-511.42" calcext:value-type="float">
            <text:p>-511.42</text:p>
          </table:table-cell>
          <table:table-cell table:formula="of:=SQRT([.B349]^2 + [.C349]^2 + [.D349]^2)" office:value-type="float" office:value="642.617311080242" calcext:value-type="float">
            <text:p>642.62</text:p>
          </table:table-cell>
          <table:table-cell table:formula="of:=[.B349]/[.$E349]" office:value-type="float" office:value="-0.605508120137481" calcext:value-type="float">
            <text:p>-0.61</text:p>
          </table:table-cell>
          <table:table-cell table:formula="of:=[.C349]/[.$E349]" office:value-type="float" office:value="0" calcext:value-type="float">
            <text:p>0.00</text:p>
          </table:table-cell>
          <table:table-cell table:formula="of:=[.D349]/[.$E349]" office:value-type="float" office:value="-0.79583912724091" calcext:value-type="float">
            <text:p>-0.80</text:p>
          </table:table-cell>
          <table:table-cell table:formula="of:=DEGREES(ATAN2([.G349];[.F349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9.11" calcext:value-type="float">
            <text:p>-389.11</text:p>
          </table:table-cell>
          <table:table-cell office:value-type="float" office:value="0" calcext:value-type="float">
            <text:p>0</text:p>
          </table:table-cell>
          <table:table-cell office:value-type="float" office:value="-511.42" calcext:value-type="float">
            <text:p>-511.42</text:p>
          </table:table-cell>
          <table:table-cell table:formula="of:=SQRT([.B350]^2 + [.C350]^2 + [.D350]^2)" office:value-type="float" office:value="642.617311080242" calcext:value-type="float">
            <text:p>642.62</text:p>
          </table:table-cell>
          <table:table-cell table:formula="of:=[.B350]/[.$E350]" office:value-type="float" office:value="-0.605508120137481" calcext:value-type="float">
            <text:p>-0.61</text:p>
          </table:table-cell>
          <table:table-cell table:formula="of:=[.C350]/[.$E350]" office:value-type="float" office:value="0" calcext:value-type="float">
            <text:p>0.00</text:p>
          </table:table-cell>
          <table:table-cell table:formula="of:=[.D350]/[.$E350]" office:value-type="float" office:value="-0.79583912724091" calcext:value-type="float">
            <text:p>-0.80</text:p>
          </table:table-cell>
          <table:table-cell table:formula="of:=DEGREES(ATAN2([.G350];[.F350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89.11" calcext:value-type="float">
            <text:p>-389.11</text:p>
          </table:table-cell>
          <table:table-cell office:value-type="float" office:value="0" calcext:value-type="float">
            <text:p>0</text:p>
          </table:table-cell>
          <table:table-cell office:value-type="float" office:value="-511.42" calcext:value-type="float">
            <text:p>-511.42</text:p>
          </table:table-cell>
          <table:table-cell table:formula="of:=SQRT([.B351]^2 + [.C351]^2 + [.D351]^2)" office:value-type="float" office:value="642.617311080242" calcext:value-type="float">
            <text:p>642.62</text:p>
          </table:table-cell>
          <table:table-cell table:formula="of:=[.B351]/[.$E351]" office:value-type="float" office:value="-0.605508120137481" calcext:value-type="float">
            <text:p>-0.61</text:p>
          </table:table-cell>
          <table:table-cell table:formula="of:=[.C351]/[.$E351]" office:value-type="float" office:value="0" calcext:value-type="float">
            <text:p>0.00</text:p>
          </table:table-cell>
          <table:table-cell table:formula="of:=[.D351]/[.$E351]" office:value-type="float" office:value="-0.79583912724091" calcext:value-type="float">
            <text:p>-0.80</text:p>
          </table:table-cell>
          <table:table-cell table:formula="of:=DEGREES(ATAN2([.G351];[.F351]))" office:value-type="float" office:value="-90" calcext:value-type="float">
            <text:p>-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4.54" calcext:value-type="float">
            <text:p>-394.54</text:p>
          </table:table-cell>
          <table:table-cell office:value-type="float" office:value="9.02" calcext:value-type="float">
            <text:p>9.02</text:p>
          </table:table-cell>
          <table:table-cell office:value-type="float" office:value="-509.68" calcext:value-type="float">
            <text:p>-509.68</text:p>
          </table:table-cell>
          <table:table-cell table:formula="of:=SQRT([.B352]^2 + [.C352]^2 + [.D352]^2)" office:value-type="float" office:value="644.605983838189" calcext:value-type="float">
            <text:p>644.61</text:p>
          </table:table-cell>
          <table:table-cell table:formula="of:=[.B352]/[.$E352]" office:value-type="float" office:value="-0.612063818661414" calcext:value-type="float">
            <text:p>-0.61</text:p>
          </table:table-cell>
          <table:table-cell table:formula="of:=[.C352]/[.$E352]" office:value-type="float" office:value="0.0139930441636487" calcext:value-type="float">
            <text:p>0.01</text:p>
          </table:table-cell>
          <table:table-cell table:formula="of:=[.D352]/[.$E352]" office:value-type="float" office:value="-0.790684562009808" calcext:value-type="float">
            <text:p>-0.79</text:p>
          </table:table-cell>
          <table:table-cell table:formula="of:=DEGREES(ATAN2([.G352];[.F352]))" office:value-type="float" office:value="-88.6903281828842" calcext:value-type="float">
            <text:p>-88.6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4.54" calcext:value-type="float">
            <text:p>-394.54</text:p>
          </table:table-cell>
          <table:table-cell office:value-type="float" office:value="9.02" calcext:value-type="float">
            <text:p>9.02</text:p>
          </table:table-cell>
          <table:table-cell office:value-type="float" office:value="-509.68" calcext:value-type="float">
            <text:p>-509.68</text:p>
          </table:table-cell>
          <table:table-cell table:formula="of:=SQRT([.B353]^2 + [.C353]^2 + [.D353]^2)" office:value-type="float" office:value="644.605983838189" calcext:value-type="float">
            <text:p>644.61</text:p>
          </table:table-cell>
          <table:table-cell table:formula="of:=[.B353]/[.$E353]" office:value-type="float" office:value="-0.612063818661414" calcext:value-type="float">
            <text:p>-0.61</text:p>
          </table:table-cell>
          <table:table-cell table:formula="of:=[.C353]/[.$E353]" office:value-type="float" office:value="0.0139930441636487" calcext:value-type="float">
            <text:p>0.01</text:p>
          </table:table-cell>
          <table:table-cell table:formula="of:=[.D353]/[.$E353]" office:value-type="float" office:value="-0.790684562009808" calcext:value-type="float">
            <text:p>-0.79</text:p>
          </table:table-cell>
          <table:table-cell table:formula="of:=DEGREES(ATAN2([.G353];[.F353]))" office:value-type="float" office:value="-88.6903281828842" calcext:value-type="float">
            <text:p>-88.6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4.54" calcext:value-type="float">
            <text:p>-394.54</text:p>
          </table:table-cell>
          <table:table-cell office:value-type="float" office:value="9.02" calcext:value-type="float">
            <text:p>9.02</text:p>
          </table:table-cell>
          <table:table-cell office:value-type="float" office:value="-509.68" calcext:value-type="float">
            <text:p>-509.68</text:p>
          </table:table-cell>
          <table:table-cell table:formula="of:=SQRT([.B354]^2 + [.C354]^2 + [.D354]^2)" office:value-type="float" office:value="644.605983838189" calcext:value-type="float">
            <text:p>644.61</text:p>
          </table:table-cell>
          <table:table-cell table:formula="of:=[.B354]/[.$E354]" office:value-type="float" office:value="-0.612063818661414" calcext:value-type="float">
            <text:p>-0.61</text:p>
          </table:table-cell>
          <table:table-cell table:formula="of:=[.C354]/[.$E354]" office:value-type="float" office:value="0.0139930441636487" calcext:value-type="float">
            <text:p>0.01</text:p>
          </table:table-cell>
          <table:table-cell table:formula="of:=[.D354]/[.$E354]" office:value-type="float" office:value="-0.790684562009808" calcext:value-type="float">
            <text:p>-0.79</text:p>
          </table:table-cell>
          <table:table-cell table:formula="of:=DEGREES(ATAN2([.G354];[.F354]))" office:value-type="float" office:value="-88.6903281828842" calcext:value-type="float">
            <text:p>-88.6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4.54" calcext:value-type="float">
            <text:p>-394.54</text:p>
          </table:table-cell>
          <table:table-cell office:value-type="float" office:value="9.02" calcext:value-type="float">
            <text:p>9.02</text:p>
          </table:table-cell>
          <table:table-cell office:value-type="float" office:value="-509.68" calcext:value-type="float">
            <text:p>-509.68</text:p>
          </table:table-cell>
          <table:table-cell table:formula="of:=SQRT([.B355]^2 + [.C355]^2 + [.D355]^2)" office:value-type="float" office:value="644.605983838189" calcext:value-type="float">
            <text:p>644.61</text:p>
          </table:table-cell>
          <table:table-cell table:formula="of:=[.B355]/[.$E355]" office:value-type="float" office:value="-0.612063818661414" calcext:value-type="float">
            <text:p>-0.61</text:p>
          </table:table-cell>
          <table:table-cell table:formula="of:=[.C355]/[.$E355]" office:value-type="float" office:value="0.0139930441636487" calcext:value-type="float">
            <text:p>0.01</text:p>
          </table:table-cell>
          <table:table-cell table:formula="of:=[.D355]/[.$E355]" office:value-type="float" office:value="-0.790684562009808" calcext:value-type="float">
            <text:p>-0.79</text:p>
          </table:table-cell>
          <table:table-cell table:formula="of:=DEGREES(ATAN2([.G355];[.F355]))" office:value-type="float" office:value="-88.6903281828842" calcext:value-type="float">
            <text:p>-88.6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4.54" calcext:value-type="float">
            <text:p>-394.54</text:p>
          </table:table-cell>
          <table:table-cell office:value-type="float" office:value="9.02" calcext:value-type="float">
            <text:p>9.02</text:p>
          </table:table-cell>
          <table:table-cell office:value-type="float" office:value="-509.68" calcext:value-type="float">
            <text:p>-509.68</text:p>
          </table:table-cell>
          <table:table-cell table:formula="of:=SQRT([.B356]^2 + [.C356]^2 + [.D356]^2)" office:value-type="float" office:value="644.605983838189" calcext:value-type="float">
            <text:p>644.61</text:p>
          </table:table-cell>
          <table:table-cell table:formula="of:=[.B356]/[.$E356]" office:value-type="float" office:value="-0.612063818661414" calcext:value-type="float">
            <text:p>-0.61</text:p>
          </table:table-cell>
          <table:table-cell table:formula="of:=[.C356]/[.$E356]" office:value-type="float" office:value="0.0139930441636487" calcext:value-type="float">
            <text:p>0.01</text:p>
          </table:table-cell>
          <table:table-cell table:formula="of:=[.D356]/[.$E356]" office:value-type="float" office:value="-0.790684562009808" calcext:value-type="float">
            <text:p>-0.79</text:p>
          </table:table-cell>
          <table:table-cell table:formula="of:=DEGREES(ATAN2([.G356];[.F356]))" office:value-type="float" office:value="-88.6903281828842" calcext:value-type="float">
            <text:p>-88.6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6.44" calcext:value-type="float">
            <text:p>-376.44</text:p>
          </table:table-cell>
          <table:table-cell office:value-type="float" office:value="-9.02" calcext:value-type="float">
            <text:p>-9.02</text:p>
          </table:table-cell>
          <table:table-cell office:value-type="float" office:value="-516.64" calcext:value-type="float">
            <text:p>-516.64</text:p>
          </table:table-cell>
          <table:table-cell table:formula="of:=SQRT([.B357]^2 + [.C357]^2 + [.D357]^2)" office:value-type="float" office:value="639.300651962752" calcext:value-type="float">
            <text:p>639.30</text:p>
          </table:table-cell>
          <table:table-cell table:formula="of:=[.B357]/[.$E357]" office:value-type="float" office:value="-0.588830933996815" calcext:value-type="float">
            <text:p>-0.59</text:p>
          </table:table-cell>
          <table:table-cell table:formula="of:=[.C357]/[.$E357]" office:value-type="float" office:value="-0.0141091675290917" calcext:value-type="float">
            <text:p>-0.01</text:p>
          </table:table-cell>
          <table:table-cell table:formula="of:=[.D357]/[.$E357]" office:value-type="float" office:value="-0.808133072309304" calcext:value-type="float">
            <text:p>-0.81</text:p>
          </table:table-cell>
          <table:table-cell table:formula="of:=DEGREES(ATAN2([.G357];[.F357]))" office:value-type="float" office:value="-91.3726199599209" calcext:value-type="float">
            <text:p>-91.3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6.44" calcext:value-type="float">
            <text:p>-376.44</text:p>
          </table:table-cell>
          <table:table-cell office:value-type="float" office:value="-9.02" calcext:value-type="float">
            <text:p>-9.02</text:p>
          </table:table-cell>
          <table:table-cell office:value-type="float" office:value="-516.64" calcext:value-type="float">
            <text:p>-516.64</text:p>
          </table:table-cell>
          <table:table-cell table:formula="of:=SQRT([.B358]^2 + [.C358]^2 + [.D358]^2)" office:value-type="float" office:value="639.300651962752" calcext:value-type="float">
            <text:p>639.30</text:p>
          </table:table-cell>
          <table:table-cell table:formula="of:=[.B358]/[.$E358]" office:value-type="float" office:value="-0.588830933996815" calcext:value-type="float">
            <text:p>-0.59</text:p>
          </table:table-cell>
          <table:table-cell table:formula="of:=[.C358]/[.$E358]" office:value-type="float" office:value="-0.0141091675290917" calcext:value-type="float">
            <text:p>-0.01</text:p>
          </table:table-cell>
          <table:table-cell table:formula="of:=[.D358]/[.$E358]" office:value-type="float" office:value="-0.808133072309304" calcext:value-type="float">
            <text:p>-0.81</text:p>
          </table:table-cell>
          <table:table-cell table:formula="of:=DEGREES(ATAN2([.G358];[.F358]))" office:value-type="float" office:value="-91.3726199599209" calcext:value-type="float">
            <text:p>-91.3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6.44" calcext:value-type="float">
            <text:p>-376.44</text:p>
          </table:table-cell>
          <table:table-cell office:value-type="float" office:value="-9.02" calcext:value-type="float">
            <text:p>-9.02</text:p>
          </table:table-cell>
          <table:table-cell office:value-type="float" office:value="-516.64" calcext:value-type="float">
            <text:p>-516.64</text:p>
          </table:table-cell>
          <table:table-cell table:formula="of:=SQRT([.B359]^2 + [.C359]^2 + [.D359]^2)" office:value-type="float" office:value="639.300651962752" calcext:value-type="float">
            <text:p>639.30</text:p>
          </table:table-cell>
          <table:table-cell table:formula="of:=[.B359]/[.$E359]" office:value-type="float" office:value="-0.588830933996815" calcext:value-type="float">
            <text:p>-0.59</text:p>
          </table:table-cell>
          <table:table-cell table:formula="of:=[.C359]/[.$E359]" office:value-type="float" office:value="-0.0141091675290917" calcext:value-type="float">
            <text:p>-0.01</text:p>
          </table:table-cell>
          <table:table-cell table:formula="of:=[.D359]/[.$E359]" office:value-type="float" office:value="-0.808133072309304" calcext:value-type="float">
            <text:p>-0.81</text:p>
          </table:table-cell>
          <table:table-cell table:formula="of:=DEGREES(ATAN2([.G359];[.F359]))" office:value-type="float" office:value="-91.3726199599209" calcext:value-type="float">
            <text:p>-91.3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9.97" calcext:value-type="float">
            <text:p>-399.97</text:p>
          </table:table-cell>
          <table:table-cell office:value-type="float" office:value="-3.61" calcext:value-type="float">
            <text:p>-3.61</text:p>
          </table:table-cell>
          <table:table-cell office:value-type="float" office:value="-514.9" calcext:value-type="float">
            <text:p>-514.9</text:p>
          </table:table-cell>
          <table:table-cell table:formula="of:=SQRT([.B360]^2 + [.C360]^2 + [.D360]^2)" office:value-type="float" office:value="652.005401051249" calcext:value-type="float">
            <text:p>652.01</text:p>
          </table:table-cell>
          <table:table-cell table:formula="of:=[.B360]/[.$E360]" office:value-type="float" office:value="-0.613445838569919" calcext:value-type="float">
            <text:p>-0.61</text:p>
          </table:table-cell>
          <table:table-cell table:formula="of:=[.C360]/[.$E360]" office:value-type="float" office:value="-0.0055367639503898" calcext:value-type="float">
            <text:p>-0.01</text:p>
          </table:table-cell>
          <table:table-cell table:formula="of:=[.D360]/[.$E360]" office:value-type="float" office:value="-0.789717384502966" calcext:value-type="float">
            <text:p>-0.79</text:p>
          </table:table-cell>
          <table:table-cell table:formula="of:=DEGREES(ATAN2([.G360];[.F360]))" office:value-type="float" office:value="-90.5171191534012" calcext:value-type="float">
            <text:p>-90.5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9.97" calcext:value-type="float">
            <text:p>-399.97</text:p>
          </table:table-cell>
          <table:table-cell office:value-type="float" office:value="-3.61" calcext:value-type="float">
            <text:p>-3.61</text:p>
          </table:table-cell>
          <table:table-cell office:value-type="float" office:value="-514.9" calcext:value-type="float">
            <text:p>-514.9</text:p>
          </table:table-cell>
          <table:table-cell table:formula="of:=SQRT([.B361]^2 + [.C361]^2 + [.D361]^2)" office:value-type="float" office:value="652.005401051249" calcext:value-type="float">
            <text:p>652.01</text:p>
          </table:table-cell>
          <table:table-cell table:formula="of:=[.B361]/[.$E361]" office:value-type="float" office:value="-0.613445838569919" calcext:value-type="float">
            <text:p>-0.61</text:p>
          </table:table-cell>
          <table:table-cell table:formula="of:=[.C361]/[.$E361]" office:value-type="float" office:value="-0.0055367639503898" calcext:value-type="float">
            <text:p>-0.01</text:p>
          </table:table-cell>
          <table:table-cell table:formula="of:=[.D361]/[.$E361]" office:value-type="float" office:value="-0.789717384502966" calcext:value-type="float">
            <text:p>-0.79</text:p>
          </table:table-cell>
          <table:table-cell table:formula="of:=DEGREES(ATAN2([.G361];[.F361]))" office:value-type="float" office:value="-90.5171191534012" calcext:value-type="float">
            <text:p>-90.52</text:p>
          </table:table-cell>
        </table:table-row>
      </table:table>
      <table:table table:name="West" table:style-name="ta1">
        <table:table-column table:style-name="co1" table:number-columns-repeated="4" table:default-cell-style-name="Default"/>
        <table:table-column table:style-name="co1" table:number-columns-repeated="4" table:default-cell-style-name="ce2"/>
        <table:table-column table:style-name="co4" table:default-cell-style-name="ce2"/>
        <table:table-row table:style-name="ro1">
          <table:table-cell/>
          <table:table-cell table:style-name="ce1" office:value-type="string" calcext:value-type="string">
            <text:p>Mx</text:p>
          </table:table-cell>
          <table:table-cell table:style-name="ce1" office:value-type="string" calcext:value-type="string">
            <text:p>My</text:p>
          </table:table-cell>
          <table:table-cell table:style-name="ce1" office:value-type="string" calcext:value-type="string">
            <text:p>Mz</text:p>
          </table:table-cell>
          <table:table-cell table:style-name="ce1" office:value-type="string" calcext:value-type="string">
            <text:p>Len</text:p>
          </table:table-cell>
          <table:table-cell table:style-name="ce1" office:value-type="string" calcext:value-type="string">
            <text:p>Mnx</text:p>
          </table:table-cell>
          <table:table-cell table:style-name="ce1" office:value-type="string" calcext:value-type="string">
            <text:p>Mny</text:p>
          </table:table-cell>
          <table:table-cell table:style-name="ce1" office:value-type="string" calcext:value-type="string">
            <text:p>Mnz</text:p>
          </table:table-cell>
          <table:table-cell table:style-name="ce3" office:value-type="string" calcext:value-type="string">
            <text:p>Bearing to North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-214.67" calcext:value-type="float">
            <text:p>-214.67</text:p>
          </table:table-cell>
          <table:table-cell office:value-type="float" office:value="-516.64" calcext:value-type="float">
            <text:p>-516.64</text:p>
          </table:table-cell>
          <table:table-cell table:formula="of:=SQRT([.B2]^2 + [.C2]^2 + [.D2]^2)" office:value-type="float" office:value="588.008383358605" calcext:value-type="float">
            <text:p>588.01</text:p>
          </table:table-cell>
          <table:table-cell table:formula="of:=[.B2]/[.$E2]" office:value-type="float" office:value="-0.30778472743241" calcext:value-type="float">
            <text:p>-0.31</text:p>
          </table:table-cell>
          <table:table-cell table:formula="of:=[.C2]/[.$E2]" office:value-type="float" office:value="-0.365079828919855" calcext:value-type="float">
            <text:p>-0.37</text:p>
          </table:table-cell>
          <table:table-cell table:formula="of:=[.D2]/[.$E2]" office:value-type="float" office:value="-0.878626928835673" calcext:value-type="float">
            <text:p>-0.88</text:p>
          </table:table-cell>
          <table:table-cell table:formula="of:=DEGREES(ATAN2([.G2];[.F2]))" office:value-type="float" office:value="-139.867053397178" calcext:value-type="float">
            <text:p>-139.8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-214.67" calcext:value-type="float">
            <text:p>-214.67</text:p>
          </table:table-cell>
          <table:table-cell office:value-type="float" office:value="-516.64" calcext:value-type="float">
            <text:p>-516.64</text:p>
          </table:table-cell>
          <table:table-cell table:formula="of:=SQRT([.B3]^2 + [.C3]^2 + [.D3]^2)" office:value-type="float" office:value="588.008383358605" calcext:value-type="float">
            <text:p>588.01</text:p>
          </table:table-cell>
          <table:table-cell table:formula="of:=[.B3]/[.$E3]" office:value-type="float" office:value="-0.30778472743241" calcext:value-type="float">
            <text:p>-0.31</text:p>
          </table:table-cell>
          <table:table-cell table:formula="of:=[.C3]/[.$E3]" office:value-type="float" office:value="-0.365079828919855" calcext:value-type="float">
            <text:p>-0.37</text:p>
          </table:table-cell>
          <table:table-cell table:formula="of:=[.D3]/[.$E3]" office:value-type="float" office:value="-0.878626928835673" calcext:value-type="float">
            <text:p>-0.88</text:p>
          </table:table-cell>
          <table:table-cell table:formula="of:=DEGREES(ATAN2([.G3];[.F3]))" office:value-type="float" office:value="-139.867053397178" calcext:value-type="float">
            <text:p>-139.8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</text:p>
          </table:table-cell>
          <table:table-cell office:value-type="float" office:value="-203.85" calcext:value-type="float">
            <text:p>-203.85</text:p>
          </table:table-cell>
          <table:table-cell office:value-type="float" office:value="-523.6" calcext:value-type="float">
            <text:p>-523.6</text:p>
          </table:table-cell>
          <table:table-cell table:formula="of:=SQRT([.B4]^2 + [.C4]^2 + [.D4]^2)" office:value-type="float" office:value="591.429575266574" calcext:value-type="float">
            <text:p>591.43</text:p>
          </table:table-cell>
          <table:table-cell table:formula="of:=[.B4]/[.$E4]" office:value-type="float" office:value="-0.312125074091527" calcext:value-type="float">
            <text:p>-0.31</text:p>
          </table:table-cell>
          <table:table-cell table:formula="of:=[.C4]/[.$E4]" office:value-type="float" office:value="-0.344673328025774" calcext:value-type="float">
            <text:p>-0.34</text:p>
          </table:table-cell>
          <table:table-cell table:formula="of:=[.D4]/[.$E4]" office:value-type="float" office:value="-0.885312507011505" calcext:value-type="float">
            <text:p>-0.89</text:p>
          </table:table-cell>
          <table:table-cell table:formula="of:=DEGREES(ATAN2([.G4];[.F4]))" office:value-type="float" office:value="-137.837024630164" calcext:value-type="float">
            <text:p>-137.8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</text:p>
          </table:table-cell>
          <table:table-cell office:value-type="float" office:value="-203.85" calcext:value-type="float">
            <text:p>-203.85</text:p>
          </table:table-cell>
          <table:table-cell office:value-type="float" office:value="-523.6" calcext:value-type="float">
            <text:p>-523.6</text:p>
          </table:table-cell>
          <table:table-cell table:formula="of:=SQRT([.B5]^2 + [.C5]^2 + [.D5]^2)" office:value-type="float" office:value="591.429575266574" calcext:value-type="float">
            <text:p>591.43</text:p>
          </table:table-cell>
          <table:table-cell table:formula="of:=[.B5]/[.$E5]" office:value-type="float" office:value="-0.312125074091527" calcext:value-type="float">
            <text:p>-0.31</text:p>
          </table:table-cell>
          <table:table-cell table:formula="of:=[.C5]/[.$E5]" office:value-type="float" office:value="-0.344673328025774" calcext:value-type="float">
            <text:p>-0.34</text:p>
          </table:table-cell>
          <table:table-cell table:formula="of:=[.D5]/[.$E5]" office:value-type="float" office:value="-0.885312507011505" calcext:value-type="float">
            <text:p>-0.89</text:p>
          </table:table-cell>
          <table:table-cell table:formula="of:=DEGREES(ATAN2([.G5];[.F5]))" office:value-type="float" office:value="-137.837024630164" calcext:value-type="float">
            <text:p>-137.8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</text:p>
          </table:table-cell>
          <table:table-cell office:value-type="float" office:value="-203.85" calcext:value-type="float">
            <text:p>-203.85</text:p>
          </table:table-cell>
          <table:table-cell office:value-type="float" office:value="-523.6" calcext:value-type="float">
            <text:p>-523.6</text:p>
          </table:table-cell>
          <table:table-cell table:formula="of:=SQRT([.B6]^2 + [.C6]^2 + [.D6]^2)" office:value-type="float" office:value="591.429575266574" calcext:value-type="float">
            <text:p>591.43</text:p>
          </table:table-cell>
          <table:table-cell table:formula="of:=[.B6]/[.$E6]" office:value-type="float" office:value="-0.312125074091527" calcext:value-type="float">
            <text:p>-0.31</text:p>
          </table:table-cell>
          <table:table-cell table:formula="of:=[.C6]/[.$E6]" office:value-type="float" office:value="-0.344673328025774" calcext:value-type="float">
            <text:p>-0.34</text:p>
          </table:table-cell>
          <table:table-cell table:formula="of:=[.D6]/[.$E6]" office:value-type="float" office:value="-0.885312507011505" calcext:value-type="float">
            <text:p>-0.89</text:p>
          </table:table-cell>
          <table:table-cell table:formula="of:=DEGREES(ATAN2([.G6];[.F6]))" office:value-type="float" office:value="-137.837024630164" calcext:value-type="float">
            <text:p>-137.8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</text:p>
          </table:table-cell>
          <table:table-cell office:value-type="float" office:value="-203.85" calcext:value-type="float">
            <text:p>-203.85</text:p>
          </table:table-cell>
          <table:table-cell office:value-type="float" office:value="-523.6" calcext:value-type="float">
            <text:p>-523.6</text:p>
          </table:table-cell>
          <table:table-cell table:formula="of:=SQRT([.B7]^2 + [.C7]^2 + [.D7]^2)" office:value-type="float" office:value="591.429575266574" calcext:value-type="float">
            <text:p>591.43</text:p>
          </table:table-cell>
          <table:table-cell table:formula="of:=[.B7]/[.$E7]" office:value-type="float" office:value="-0.312125074091527" calcext:value-type="float">
            <text:p>-0.31</text:p>
          </table:table-cell>
          <table:table-cell table:formula="of:=[.C7]/[.$E7]" office:value-type="float" office:value="-0.344673328025774" calcext:value-type="float">
            <text:p>-0.34</text:p>
          </table:table-cell>
          <table:table-cell table:formula="of:=[.D7]/[.$E7]" office:value-type="float" office:value="-0.885312507011505" calcext:value-type="float">
            <text:p>-0.89</text:p>
          </table:table-cell>
          <table:table-cell table:formula="of:=DEGREES(ATAN2([.G7];[.F7]))" office:value-type="float" office:value="-137.837024630164" calcext:value-type="float">
            <text:p>-137.8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-218.28" calcext:value-type="float">
            <text:p>-218.28</text:p>
          </table:table-cell>
          <table:table-cell office:value-type="float" office:value="-530.56" calcext:value-type="float">
            <text:p>-530.56</text:p>
          </table:table-cell>
          <table:table-cell table:formula="of:=SQRT([.B8]^2 + [.C8]^2 + [.D8]^2)" office:value-type="float" office:value="601.576123528851" calcext:value-type="float">
            <text:p>601.58</text:p>
          </table:table-cell>
          <table:table-cell table:formula="of:=[.B8]/[.$E8]" office:value-type="float" office:value="-0.300843056965708" calcext:value-type="float">
            <text:p>-0.30</text:p>
          </table:table-cell>
          <table:table-cell table:formula="of:=[.C8]/[.$E8]" office:value-type="float" office:value="-0.362846847576941" calcext:value-type="float">
            <text:p>-0.36</text:p>
          </table:table-cell>
          <table:table-cell table:formula="of:=[.D8]/[.$E8]" office:value-type="float" office:value="-0.881949896694253" calcext:value-type="float">
            <text:p>-0.88</text:p>
          </table:table-cell>
          <table:table-cell table:formula="of:=DEGREES(ATAN2([.G8];[.F8]))" office:value-type="float" office:value="-140.337242465124" calcext:value-type="float">
            <text:p>-140.3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-218.28" calcext:value-type="float">
            <text:p>-218.28</text:p>
          </table:table-cell>
          <table:table-cell office:value-type="float" office:value="-530.56" calcext:value-type="float">
            <text:p>-530.56</text:p>
          </table:table-cell>
          <table:table-cell table:formula="of:=SQRT([.B9]^2 + [.C9]^2 + [.D9]^2)" office:value-type="float" office:value="601.576123528851" calcext:value-type="float">
            <text:p>601.58</text:p>
          </table:table-cell>
          <table:table-cell table:formula="of:=[.B9]/[.$E9]" office:value-type="float" office:value="-0.300843056965708" calcext:value-type="float">
            <text:p>-0.30</text:p>
          </table:table-cell>
          <table:table-cell table:formula="of:=[.C9]/[.$E9]" office:value-type="float" office:value="-0.362846847576941" calcext:value-type="float">
            <text:p>-0.36</text:p>
          </table:table-cell>
          <table:table-cell table:formula="of:=[.D9]/[.$E9]" office:value-type="float" office:value="-0.881949896694253" calcext:value-type="float">
            <text:p>-0.88</text:p>
          </table:table-cell>
          <table:table-cell table:formula="of:=DEGREES(ATAN2([.G9];[.F9]))" office:value-type="float" office:value="-140.337242465124" calcext:value-type="float">
            <text:p>-140.3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-218.28" calcext:value-type="float">
            <text:p>-218.28</text:p>
          </table:table-cell>
          <table:table-cell office:value-type="float" office:value="-530.56" calcext:value-type="float">
            <text:p>-530.56</text:p>
          </table:table-cell>
          <table:table-cell table:formula="of:=SQRT([.B10]^2 + [.C10]^2 + [.D10]^2)" office:value-type="float" office:value="601.576123528851" calcext:value-type="float">
            <text:p>601.58</text:p>
          </table:table-cell>
          <table:table-cell table:formula="of:=[.B10]/[.$E10]" office:value-type="float" office:value="-0.300843056965708" calcext:value-type="float">
            <text:p>-0.30</text:p>
          </table:table-cell>
          <table:table-cell table:formula="of:=[.C10]/[.$E10]" office:value-type="float" office:value="-0.362846847576941" calcext:value-type="float">
            <text:p>-0.36</text:p>
          </table:table-cell>
          <table:table-cell table:formula="of:=[.D10]/[.$E10]" office:value-type="float" office:value="-0.881949896694253" calcext:value-type="float">
            <text:p>-0.88</text:p>
          </table:table-cell>
          <table:table-cell table:formula="of:=DEGREES(ATAN2([.G10];[.F10]))" office:value-type="float" office:value="-140.337242465124" calcext:value-type="float">
            <text:p>-140.3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-218.28" calcext:value-type="float">
            <text:p>-218.28</text:p>
          </table:table-cell>
          <table:table-cell office:value-type="float" office:value="-530.56" calcext:value-type="float">
            <text:p>-530.56</text:p>
          </table:table-cell>
          <table:table-cell table:formula="of:=SQRT([.B11]^2 + [.C11]^2 + [.D11]^2)" office:value-type="float" office:value="601.576123528851" calcext:value-type="float">
            <text:p>601.58</text:p>
          </table:table-cell>
          <table:table-cell table:formula="of:=[.B11]/[.$E11]" office:value-type="float" office:value="-0.300843056965708" calcext:value-type="float">
            <text:p>-0.30</text:p>
          </table:table-cell>
          <table:table-cell table:formula="of:=[.C11]/[.$E11]" office:value-type="float" office:value="-0.362846847576941" calcext:value-type="float">
            <text:p>-0.36</text:p>
          </table:table-cell>
          <table:table-cell table:formula="of:=[.D11]/[.$E11]" office:value-type="float" office:value="-0.881949896694253" calcext:value-type="float">
            <text:p>-0.88</text:p>
          </table:table-cell>
          <table:table-cell table:formula="of:=DEGREES(ATAN2([.G11];[.F11]))" office:value-type="float" office:value="-140.337242465124" calcext:value-type="float">
            <text:p>-140.3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-218.28" calcext:value-type="float">
            <text:p>-218.28</text:p>
          </table:table-cell>
          <table:table-cell office:value-type="float" office:value="-530.56" calcext:value-type="float">
            <text:p>-530.56</text:p>
          </table:table-cell>
          <table:table-cell table:formula="of:=SQRT([.B12]^2 + [.C12]^2 + [.D12]^2)" office:value-type="float" office:value="601.576123528851" calcext:value-type="float">
            <text:p>601.58</text:p>
          </table:table-cell>
          <table:table-cell table:formula="of:=[.B12]/[.$E12]" office:value-type="float" office:value="-0.300843056965708" calcext:value-type="float">
            <text:p>-0.30</text:p>
          </table:table-cell>
          <table:table-cell table:formula="of:=[.C12]/[.$E12]" office:value-type="float" office:value="-0.362846847576941" calcext:value-type="float">
            <text:p>-0.36</text:p>
          </table:table-cell>
          <table:table-cell table:formula="of:=[.D12]/[.$E12]" office:value-type="float" office:value="-0.881949896694253" calcext:value-type="float">
            <text:p>-0.88</text:p>
          </table:table-cell>
          <table:table-cell table:formula="of:=DEGREES(ATAN2([.G12];[.F12]))" office:value-type="float" office:value="-140.337242465124" calcext:value-type="float">
            <text:p>-140.3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.22" calcext:value-type="float">
            <text:p>-188.22</text:p>
          </table:table-cell>
          <table:table-cell office:value-type="float" office:value="-218.28" calcext:value-type="float">
            <text:p>-218.28</text:p>
          </table:table-cell>
          <table:table-cell office:value-type="float" office:value="-527.08" calcext:value-type="float">
            <text:p>-527.08</text:p>
          </table:table-cell>
          <table:table-cell table:formula="of:=SQRT([.B13]^2 + [.C13]^2 + [.D13]^2)" office:value-type="float" office:value="600.738090352193" calcext:value-type="float">
            <text:p>600.74</text:p>
          </table:table-cell>
          <table:table-cell table:formula="of:=[.B13]/[.$E13]" office:value-type="float" office:value="-0.313314575890556" calcext:value-type="float">
            <text:p>-0.31</text:p>
          </table:table-cell>
          <table:table-cell table:formula="of:=[.C13]/[.$E13]" office:value-type="float" office:value="-0.363353021067849" calcext:value-type="float">
            <text:p>-0.36</text:p>
          </table:table-cell>
          <table:table-cell table:formula="of:=[.D13]/[.$E13]" office:value-type="float" office:value="-0.877387348105378" calcext:value-type="float">
            <text:p>-0.88</text:p>
          </table:table-cell>
          <table:table-cell table:formula="of:=DEGREES(ATAN2([.G13];[.F13]))" office:value-type="float" office:value="-139.229229984095" calcext:value-type="float">
            <text:p>-139.2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.22" calcext:value-type="float">
            <text:p>-188.22</text:p>
          </table:table-cell>
          <table:table-cell office:value-type="float" office:value="-218.28" calcext:value-type="float">
            <text:p>-218.28</text:p>
          </table:table-cell>
          <table:table-cell office:value-type="float" office:value="-527.08" calcext:value-type="float">
            <text:p>-527.08</text:p>
          </table:table-cell>
          <table:table-cell table:formula="of:=SQRT([.B14]^2 + [.C14]^2 + [.D14]^2)" office:value-type="float" office:value="600.738090352193" calcext:value-type="float">
            <text:p>600.74</text:p>
          </table:table-cell>
          <table:table-cell table:formula="of:=[.B14]/[.$E14]" office:value-type="float" office:value="-0.313314575890556" calcext:value-type="float">
            <text:p>-0.31</text:p>
          </table:table-cell>
          <table:table-cell table:formula="of:=[.C14]/[.$E14]" office:value-type="float" office:value="-0.363353021067849" calcext:value-type="float">
            <text:p>-0.36</text:p>
          </table:table-cell>
          <table:table-cell table:formula="of:=[.D14]/[.$E14]" office:value-type="float" office:value="-0.877387348105378" calcext:value-type="float">
            <text:p>-0.88</text:p>
          </table:table-cell>
          <table:table-cell table:formula="of:=DEGREES(ATAN2([.G14];[.F14]))" office:value-type="float" office:value="-139.229229984095" calcext:value-type="float">
            <text:p>-139.2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.22" calcext:value-type="float">
            <text:p>-188.22</text:p>
          </table:table-cell>
          <table:table-cell office:value-type="float" office:value="-218.28" calcext:value-type="float">
            <text:p>-218.28</text:p>
          </table:table-cell>
          <table:table-cell office:value-type="float" office:value="-527.08" calcext:value-type="float">
            <text:p>-527.08</text:p>
          </table:table-cell>
          <table:table-cell table:formula="of:=SQRT([.B15]^2 + [.C15]^2 + [.D15]^2)" office:value-type="float" office:value="600.738090352193" calcext:value-type="float">
            <text:p>600.74</text:p>
          </table:table-cell>
          <table:table-cell table:formula="of:=[.B15]/[.$E15]" office:value-type="float" office:value="-0.313314575890556" calcext:value-type="float">
            <text:p>-0.31</text:p>
          </table:table-cell>
          <table:table-cell table:formula="of:=[.C15]/[.$E15]" office:value-type="float" office:value="-0.363353021067849" calcext:value-type="float">
            <text:p>-0.36</text:p>
          </table:table-cell>
          <table:table-cell table:formula="of:=[.D15]/[.$E15]" office:value-type="float" office:value="-0.877387348105378" calcext:value-type="float">
            <text:p>-0.88</text:p>
          </table:table-cell>
          <table:table-cell table:formula="of:=DEGREES(ATAN2([.G15];[.F15]))" office:value-type="float" office:value="-139.229229984095" calcext:value-type="float">
            <text:p>-139.2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-211.06" calcext:value-type="float">
            <text:p>-211.06</text:p>
          </table:table-cell>
          <table:table-cell office:value-type="float" office:value="-527.08" calcext:value-type="float">
            <text:p>-527.08</text:p>
          </table:table-cell>
          <table:table-cell table:formula="of:=SQRT([.B16]^2 + [.C16]^2 + [.D16]^2)" office:value-type="float" office:value="595.913928684336" calcext:value-type="float">
            <text:p>595.91</text:p>
          </table:table-cell>
          <table:table-cell table:formula="of:=[.B16]/[.$E16]" office:value-type="float" office:value="-0.303701577171672" calcext:value-type="float">
            <text:p>-0.30</text:p>
          </table:table-cell>
          <table:table-cell table:formula="of:=[.C16]/[.$E16]" office:value-type="float" office:value="-0.354178665476036" calcext:value-type="float">
            <text:p>-0.35</text:p>
          </table:table-cell>
          <table:table-cell table:formula="of:=[.D16]/[.$E16]" office:value-type="float" office:value="-0.884490149716238" calcext:value-type="float">
            <text:p>-0.88</text:p>
          </table:table-cell>
          <table:table-cell table:formula="of:=DEGREES(ATAN2([.G16];[.F16]))" office:value-type="float" office:value="-139.387529179989" calcext:value-type="float">
            <text:p>-139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-211.06" calcext:value-type="float">
            <text:p>-211.06</text:p>
          </table:table-cell>
          <table:table-cell office:value-type="float" office:value="-527.08" calcext:value-type="float">
            <text:p>-527.08</text:p>
          </table:table-cell>
          <table:table-cell table:formula="of:=SQRT([.B17]^2 + [.C17]^2 + [.D17]^2)" office:value-type="float" office:value="595.913928684336" calcext:value-type="float">
            <text:p>595.91</text:p>
          </table:table-cell>
          <table:table-cell table:formula="of:=[.B17]/[.$E17]" office:value-type="float" office:value="-0.303701577171672" calcext:value-type="float">
            <text:p>-0.30</text:p>
          </table:table-cell>
          <table:table-cell table:formula="of:=[.C17]/[.$E17]" office:value-type="float" office:value="-0.354178665476036" calcext:value-type="float">
            <text:p>-0.35</text:p>
          </table:table-cell>
          <table:table-cell table:formula="of:=[.D17]/[.$E17]" office:value-type="float" office:value="-0.884490149716238" calcext:value-type="float">
            <text:p>-0.88</text:p>
          </table:table-cell>
          <table:table-cell table:formula="of:=DEGREES(ATAN2([.G17];[.F17]))" office:value-type="float" office:value="-139.387529179989" calcext:value-type="float">
            <text:p>-139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-211.06" calcext:value-type="float">
            <text:p>-211.06</text:p>
          </table:table-cell>
          <table:table-cell office:value-type="float" office:value="-527.08" calcext:value-type="float">
            <text:p>-527.08</text:p>
          </table:table-cell>
          <table:table-cell table:formula="of:=SQRT([.B18]^2 + [.C18]^2 + [.D18]^2)" office:value-type="float" office:value="595.913928684336" calcext:value-type="float">
            <text:p>595.91</text:p>
          </table:table-cell>
          <table:table-cell table:formula="of:=[.B18]/[.$E18]" office:value-type="float" office:value="-0.303701577171672" calcext:value-type="float">
            <text:p>-0.30</text:p>
          </table:table-cell>
          <table:table-cell table:formula="of:=[.C18]/[.$E18]" office:value-type="float" office:value="-0.354178665476036" calcext:value-type="float">
            <text:p>-0.35</text:p>
          </table:table-cell>
          <table:table-cell table:formula="of:=[.D18]/[.$E18]" office:value-type="float" office:value="-0.884490149716238" calcext:value-type="float">
            <text:p>-0.88</text:p>
          </table:table-cell>
          <table:table-cell table:formula="of:=DEGREES(ATAN2([.G18];[.F18]))" office:value-type="float" office:value="-139.387529179989" calcext:value-type="float">
            <text:p>-139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-211.06" calcext:value-type="float">
            <text:p>-211.06</text:p>
          </table:table-cell>
          <table:table-cell office:value-type="float" office:value="-527.08" calcext:value-type="float">
            <text:p>-527.08</text:p>
          </table:table-cell>
          <table:table-cell table:formula="of:=SQRT([.B19]^2 + [.C19]^2 + [.D19]^2)" office:value-type="float" office:value="595.913928684336" calcext:value-type="float">
            <text:p>595.91</text:p>
          </table:table-cell>
          <table:table-cell table:formula="of:=[.B19]/[.$E19]" office:value-type="float" office:value="-0.303701577171672" calcext:value-type="float">
            <text:p>-0.30</text:p>
          </table:table-cell>
          <table:table-cell table:formula="of:=[.C19]/[.$E19]" office:value-type="float" office:value="-0.354178665476036" calcext:value-type="float">
            <text:p>-0.35</text:p>
          </table:table-cell>
          <table:table-cell table:formula="of:=[.D19]/[.$E19]" office:value-type="float" office:value="-0.884490149716238" calcext:value-type="float">
            <text:p>-0.88</text:p>
          </table:table-cell>
          <table:table-cell table:formula="of:=DEGREES(ATAN2([.G19];[.F19]))" office:value-type="float" office:value="-139.387529179989" calcext:value-type="float">
            <text:p>-139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</text:p>
          </table:table-cell>
          <table:table-cell office:value-type="float" office:value="-218.28" calcext:value-type="float">
            <text:p>-218.28</text:p>
          </table:table-cell>
          <table:table-cell office:value-type="float" office:value="-527.08" calcext:value-type="float">
            <text:p>-527.08</text:p>
          </table:table-cell>
          <table:table-cell table:formula="of:=SQRT([.B20]^2 + [.C20]^2 + [.D20]^2)" office:value-type="float" office:value="599.613746340092" calcext:value-type="float">
            <text:p>599.61</text:p>
          </table:table-cell>
          <table:table-cell table:formula="of:=[.B20]/[.$E20]" office:value-type="float" office:value="-0.307864856545997" calcext:value-type="float">
            <text:p>-0.31</text:p>
          </table:table-cell>
          <table:table-cell table:formula="of:=[.C20]/[.$E20]" office:value-type="float" office:value="-0.364034349332937" calcext:value-type="float">
            <text:p>-0.36</text:p>
          </table:table-cell>
          <table:table-cell table:formula="of:=[.D20]/[.$E20]" office:value-type="float" office:value="-0.879032549232199" calcext:value-type="float">
            <text:p>-0.88</text:p>
          </table:table-cell>
          <table:table-cell table:formula="of:=DEGREES(ATAN2([.G20];[.F20]))" office:value-type="float" office:value="-139.778706395031" calcext:value-type="float">
            <text:p>-139.7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</text:p>
          </table:table-cell>
          <table:table-cell office:value-type="float" office:value="-218.28" calcext:value-type="float">
            <text:p>-218.28</text:p>
          </table:table-cell>
          <table:table-cell office:value-type="float" office:value="-527.08" calcext:value-type="float">
            <text:p>-527.08</text:p>
          </table:table-cell>
          <table:table-cell table:formula="of:=SQRT([.B21]^2 + [.C21]^2 + [.D21]^2)" office:value-type="float" office:value="599.613746340092" calcext:value-type="float">
            <text:p>599.61</text:p>
          </table:table-cell>
          <table:table-cell table:formula="of:=[.B21]/[.$E21]" office:value-type="float" office:value="-0.307864856545997" calcext:value-type="float">
            <text:p>-0.31</text:p>
          </table:table-cell>
          <table:table-cell table:formula="of:=[.C21]/[.$E21]" office:value-type="float" office:value="-0.364034349332937" calcext:value-type="float">
            <text:p>-0.36</text:p>
          </table:table-cell>
          <table:table-cell table:formula="of:=[.D21]/[.$E21]" office:value-type="float" office:value="-0.879032549232199" calcext:value-type="float">
            <text:p>-0.88</text:p>
          </table:table-cell>
          <table:table-cell table:formula="of:=DEGREES(ATAN2([.G21];[.F21]))" office:value-type="float" office:value="-139.778706395031" calcext:value-type="float">
            <text:p>-139.7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</text:p>
          </table:table-cell>
          <table:table-cell office:value-type="float" office:value="-218.28" calcext:value-type="float">
            <text:p>-218.28</text:p>
          </table:table-cell>
          <table:table-cell office:value-type="float" office:value="-527.08" calcext:value-type="float">
            <text:p>-527.08</text:p>
          </table:table-cell>
          <table:table-cell table:formula="of:=SQRT([.B22]^2 + [.C22]^2 + [.D22]^2)" office:value-type="float" office:value="599.613746340092" calcext:value-type="float">
            <text:p>599.61</text:p>
          </table:table-cell>
          <table:table-cell table:formula="of:=[.B22]/[.$E22]" office:value-type="float" office:value="-0.307864856545997" calcext:value-type="float">
            <text:p>-0.31</text:p>
          </table:table-cell>
          <table:table-cell table:formula="of:=[.C22]/[.$E22]" office:value-type="float" office:value="-0.364034349332937" calcext:value-type="float">
            <text:p>-0.36</text:p>
          </table:table-cell>
          <table:table-cell table:formula="of:=[.D22]/[.$E22]" office:value-type="float" office:value="-0.879032549232199" calcext:value-type="float">
            <text:p>-0.88</text:p>
          </table:table-cell>
          <table:table-cell table:formula="of:=DEGREES(ATAN2([.G22];[.F22]))" office:value-type="float" office:value="-139.778706395031" calcext:value-type="float">
            <text:p>-139.7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-205.65" calcext:value-type="float">
            <text:p>-205.65</text:p>
          </table:table-cell>
          <table:table-cell office:value-type="float" office:value="-511.42" calcext:value-type="float">
            <text:p>-511.42</text:p>
          </table:table-cell>
          <table:table-cell table:formula="of:=SQRT([.B23]^2 + [.C23]^2 + [.D23]^2)" office:value-type="float" office:value="577.409961639042" calcext:value-type="float">
            <text:p>577.41</text:p>
          </table:table-cell>
          <table:table-cell table:formula="of:=[.B23]/[.$E23]" office:value-type="float" office:value="-0.297760709759765" calcext:value-type="float">
            <text:p>-0.30</text:p>
          </table:table-cell>
          <table:table-cell table:formula="of:=[.C23]/[.$E23]" office:value-type="float" office:value="-0.356159425127062" calcext:value-type="float">
            <text:p>-0.36</text:p>
          </table:table-cell>
          <table:table-cell table:formula="of:=[.D23]/[.$E23]" office:value-type="float" office:value="-0.88571384973733" calcext:value-type="float">
            <text:p>-0.89</text:p>
          </table:table-cell>
          <table:table-cell table:formula="of:=DEGREES(ATAN2([.G23];[.F23]))" office:value-type="float" office:value="-140.10329433494" calcext:value-type="float">
            <text:p>-140.1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-205.65" calcext:value-type="float">
            <text:p>-205.65</text:p>
          </table:table-cell>
          <table:table-cell office:value-type="float" office:value="-511.42" calcext:value-type="float">
            <text:p>-511.42</text:p>
          </table:table-cell>
          <table:table-cell table:formula="of:=SQRT([.B24]^2 + [.C24]^2 + [.D24]^2)" office:value-type="float" office:value="577.409961639042" calcext:value-type="float">
            <text:p>577.41</text:p>
          </table:table-cell>
          <table:table-cell table:formula="of:=[.B24]/[.$E24]" office:value-type="float" office:value="-0.297760709759765" calcext:value-type="float">
            <text:p>-0.30</text:p>
          </table:table-cell>
          <table:table-cell table:formula="of:=[.C24]/[.$E24]" office:value-type="float" office:value="-0.356159425127062" calcext:value-type="float">
            <text:p>-0.36</text:p>
          </table:table-cell>
          <table:table-cell table:formula="of:=[.D24]/[.$E24]" office:value-type="float" office:value="-0.88571384973733" calcext:value-type="float">
            <text:p>-0.89</text:p>
          </table:table-cell>
          <table:table-cell table:formula="of:=DEGREES(ATAN2([.G24];[.F24]))" office:value-type="float" office:value="-140.10329433494" calcext:value-type="float">
            <text:p>-140.1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-205.65" calcext:value-type="float">
            <text:p>-205.65</text:p>
          </table:table-cell>
          <table:table-cell office:value-type="float" office:value="-511.42" calcext:value-type="float">
            <text:p>-511.42</text:p>
          </table:table-cell>
          <table:table-cell table:formula="of:=SQRT([.B25]^2 + [.C25]^2 + [.D25]^2)" office:value-type="float" office:value="577.409961639042" calcext:value-type="float">
            <text:p>577.41</text:p>
          </table:table-cell>
          <table:table-cell table:formula="of:=[.B25]/[.$E25]" office:value-type="float" office:value="-0.297760709759765" calcext:value-type="float">
            <text:p>-0.30</text:p>
          </table:table-cell>
          <table:table-cell table:formula="of:=[.C25]/[.$E25]" office:value-type="float" office:value="-0.356159425127062" calcext:value-type="float">
            <text:p>-0.36</text:p>
          </table:table-cell>
          <table:table-cell table:formula="of:=[.D25]/[.$E25]" office:value-type="float" office:value="-0.88571384973733" calcext:value-type="float">
            <text:p>-0.89</text:p>
          </table:table-cell>
          <table:table-cell table:formula="of:=DEGREES(ATAN2([.G25];[.F25]))" office:value-type="float" office:value="-140.10329433494" calcext:value-type="float">
            <text:p>-140.1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-205.65" calcext:value-type="float">
            <text:p>-205.65</text:p>
          </table:table-cell>
          <table:table-cell office:value-type="float" office:value="-511.42" calcext:value-type="float">
            <text:p>-511.42</text:p>
          </table:table-cell>
          <table:table-cell table:formula="of:=SQRT([.B26]^2 + [.C26]^2 + [.D26]^2)" office:value-type="float" office:value="577.409961639042" calcext:value-type="float">
            <text:p>577.41</text:p>
          </table:table-cell>
          <table:table-cell table:formula="of:=[.B26]/[.$E26]" office:value-type="float" office:value="-0.297760709759765" calcext:value-type="float">
            <text:p>-0.30</text:p>
          </table:table-cell>
          <table:table-cell table:formula="of:=[.C26]/[.$E26]" office:value-type="float" office:value="-0.356159425127062" calcext:value-type="float">
            <text:p>-0.36</text:p>
          </table:table-cell>
          <table:table-cell table:formula="of:=[.D26]/[.$E26]" office:value-type="float" office:value="-0.88571384973733" calcext:value-type="float">
            <text:p>-0.89</text:p>
          </table:table-cell>
          <table:table-cell table:formula="of:=DEGREES(ATAN2([.G26];[.F26]))" office:value-type="float" office:value="-140.10329433494" calcext:value-type="float">
            <text:p>-140.1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-205.65" calcext:value-type="float">
            <text:p>-205.65</text:p>
          </table:table-cell>
          <table:table-cell office:value-type="float" office:value="-511.42" calcext:value-type="float">
            <text:p>-511.42</text:p>
          </table:table-cell>
          <table:table-cell table:formula="of:=SQRT([.B27]^2 + [.C27]^2 + [.D27]^2)" office:value-type="float" office:value="577.409961639042" calcext:value-type="float">
            <text:p>577.41</text:p>
          </table:table-cell>
          <table:table-cell table:formula="of:=[.B27]/[.$E27]" office:value-type="float" office:value="-0.297760709759765" calcext:value-type="float">
            <text:p>-0.30</text:p>
          </table:table-cell>
          <table:table-cell table:formula="of:=[.C27]/[.$E27]" office:value-type="float" office:value="-0.356159425127062" calcext:value-type="float">
            <text:p>-0.36</text:p>
          </table:table-cell>
          <table:table-cell table:formula="of:=[.D27]/[.$E27]" office:value-type="float" office:value="-0.88571384973733" calcext:value-type="float">
            <text:p>-0.89</text:p>
          </table:table-cell>
          <table:table-cell table:formula="of:=DEGREES(ATAN2([.G27];[.F27]))" office:value-type="float" office:value="-140.10329433494" calcext:value-type="float">
            <text:p>-140.1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.46" calcext:value-type="float">
            <text:p>-195.46</text:p>
          </table:table-cell>
          <table:table-cell office:value-type="float" office:value="-225.49" calcext:value-type="float">
            <text:p>-225.49</text:p>
          </table:table-cell>
          <table:table-cell office:value-type="float" office:value="-502.72" calcext:value-type="float">
            <text:p>-502.72</text:p>
          </table:table-cell>
          <table:table-cell table:formula="of:=SQRT([.B28]^2 + [.C28]^2 + [.D28]^2)" office:value-type="float" office:value="584.61761015214" calcext:value-type="float">
            <text:p>584.62</text:p>
          </table:table-cell>
          <table:table-cell table:formula="of:=[.B28]/[.$E28]" office:value-type="float" office:value="-0.334338200912445" calcext:value-type="float">
            <text:p>-0.33</text:p>
          </table:table-cell>
          <table:table-cell table:formula="of:=[.C28]/[.$E28]" office:value-type="float" office:value="-0.385705110630038" calcext:value-type="float">
            <text:p>-0.39</text:p>
          </table:table-cell>
          <table:table-cell table:formula="of:=[.D28]/[.$E28]" office:value-type="float" office:value="-0.859912515925021" calcext:value-type="float">
            <text:p>-0.86</text:p>
          </table:table-cell>
          <table:table-cell table:formula="of:=DEGREES(ATAN2([.G28];[.F28]))" office:value-type="float" office:value="-139.080490142921" calcext:value-type="float">
            <text:p>-139.0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.46" calcext:value-type="float">
            <text:p>-195.46</text:p>
          </table:table-cell>
          <table:table-cell office:value-type="float" office:value="-225.49" calcext:value-type="float">
            <text:p>-225.49</text:p>
          </table:table-cell>
          <table:table-cell office:value-type="float" office:value="-502.72" calcext:value-type="float">
            <text:p>-502.72</text:p>
          </table:table-cell>
          <table:table-cell table:formula="of:=SQRT([.B29]^2 + [.C29]^2 + [.D29]^2)" office:value-type="float" office:value="584.61761015214" calcext:value-type="float">
            <text:p>584.62</text:p>
          </table:table-cell>
          <table:table-cell table:formula="of:=[.B29]/[.$E29]" office:value-type="float" office:value="-0.334338200912445" calcext:value-type="float">
            <text:p>-0.33</text:p>
          </table:table-cell>
          <table:table-cell table:formula="of:=[.C29]/[.$E29]" office:value-type="float" office:value="-0.385705110630038" calcext:value-type="float">
            <text:p>-0.39</text:p>
          </table:table-cell>
          <table:table-cell table:formula="of:=[.D29]/[.$E29]" office:value-type="float" office:value="-0.859912515925021" calcext:value-type="float">
            <text:p>-0.86</text:p>
          </table:table-cell>
          <table:table-cell table:formula="of:=DEGREES(ATAN2([.G29];[.F29]))" office:value-type="float" office:value="-139.080490142921" calcext:value-type="float">
            <text:p>-139.0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.46" calcext:value-type="float">
            <text:p>-195.46</text:p>
          </table:table-cell>
          <table:table-cell office:value-type="float" office:value="-225.49" calcext:value-type="float">
            <text:p>-225.49</text:p>
          </table:table-cell>
          <table:table-cell office:value-type="float" office:value="-502.72" calcext:value-type="float">
            <text:p>-502.72</text:p>
          </table:table-cell>
          <table:table-cell table:formula="of:=SQRT([.B30]^2 + [.C30]^2 + [.D30]^2)" office:value-type="float" office:value="584.61761015214" calcext:value-type="float">
            <text:p>584.62</text:p>
          </table:table-cell>
          <table:table-cell table:formula="of:=[.B30]/[.$E30]" office:value-type="float" office:value="-0.334338200912445" calcext:value-type="float">
            <text:p>-0.33</text:p>
          </table:table-cell>
          <table:table-cell table:formula="of:=[.C30]/[.$E30]" office:value-type="float" office:value="-0.385705110630038" calcext:value-type="float">
            <text:p>-0.39</text:p>
          </table:table-cell>
          <table:table-cell table:formula="of:=[.D30]/[.$E30]" office:value-type="float" office:value="-0.859912515925021" calcext:value-type="float">
            <text:p>-0.86</text:p>
          </table:table-cell>
          <table:table-cell table:formula="of:=DEGREES(ATAN2([.G30];[.F30]))" office:value-type="float" office:value="-139.080490142921" calcext:value-type="float">
            <text:p>-139.0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.46" calcext:value-type="float">
            <text:p>-195.46</text:p>
          </table:table-cell>
          <table:table-cell office:value-type="float" office:value="-225.49" calcext:value-type="float">
            <text:p>-225.49</text:p>
          </table:table-cell>
          <table:table-cell office:value-type="float" office:value="-502.72" calcext:value-type="float">
            <text:p>-502.72</text:p>
          </table:table-cell>
          <table:table-cell table:formula="of:=SQRT([.B31]^2 + [.C31]^2 + [.D31]^2)" office:value-type="float" office:value="584.61761015214" calcext:value-type="float">
            <text:p>584.62</text:p>
          </table:table-cell>
          <table:table-cell table:formula="of:=[.B31]/[.$E31]" office:value-type="float" office:value="-0.334338200912445" calcext:value-type="float">
            <text:p>-0.33</text:p>
          </table:table-cell>
          <table:table-cell table:formula="of:=[.C31]/[.$E31]" office:value-type="float" office:value="-0.385705110630038" calcext:value-type="float">
            <text:p>-0.39</text:p>
          </table:table-cell>
          <table:table-cell table:formula="of:=[.D31]/[.$E31]" office:value-type="float" office:value="-0.859912515925021" calcext:value-type="float">
            <text:p>-0.86</text:p>
          </table:table-cell>
          <table:table-cell table:formula="of:=DEGREES(ATAN2([.G31];[.F31]))" office:value-type="float" office:value="-139.080490142921" calcext:value-type="float">
            <text:p>-139.0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.84" calcext:value-type="float">
            <text:p>-191.84</text:p>
          </table:table-cell>
          <table:table-cell office:value-type="float" office:value="-203.85" calcext:value-type="float">
            <text:p>-203.85</text:p>
          </table:table-cell>
          <table:table-cell office:value-type="float" office:value="-513.16" calcext:value-type="float">
            <text:p>-513.16</text:p>
          </table:table-cell>
          <table:table-cell table:formula="of:=SQRT([.B32]^2 + [.C32]^2 + [.D32]^2)" office:value-type="float" office:value="584.543064025226" calcext:value-type="float">
            <text:p>584.54</text:p>
          </table:table-cell>
          <table:table-cell table:formula="of:=[.B32]/[.$E32]" office:value-type="float" office:value="-0.328187967331216" calcext:value-type="float">
            <text:p>-0.33</text:p>
          </table:table-cell>
          <table:table-cell table:formula="of:=[.C32]/[.$E32]" office:value-type="float" office:value="-0.348733930048313" calcext:value-type="float">
            <text:p>-0.35</text:p>
          </table:table-cell>
          <table:table-cell table:formula="of:=[.D32]/[.$E32]" office:value-type="float" office:value="-0.877882283755666" calcext:value-type="float">
            <text:p>-0.88</text:p>
          </table:table-cell>
          <table:table-cell table:formula="of:=DEGREES(ATAN2([.G32];[.F32]))" office:value-type="float" office:value="-136.73851024433" calcext:value-type="float">
            <text:p>-136.7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.84" calcext:value-type="float">
            <text:p>-191.84</text:p>
          </table:table-cell>
          <table:table-cell office:value-type="float" office:value="-203.85" calcext:value-type="float">
            <text:p>-203.85</text:p>
          </table:table-cell>
          <table:table-cell office:value-type="float" office:value="-513.16" calcext:value-type="float">
            <text:p>-513.16</text:p>
          </table:table-cell>
          <table:table-cell table:formula="of:=SQRT([.B33]^2 + [.C33]^2 + [.D33]^2)" office:value-type="float" office:value="584.543064025226" calcext:value-type="float">
            <text:p>584.54</text:p>
          </table:table-cell>
          <table:table-cell table:formula="of:=[.B33]/[.$E33]" office:value-type="float" office:value="-0.328187967331216" calcext:value-type="float">
            <text:p>-0.33</text:p>
          </table:table-cell>
          <table:table-cell table:formula="of:=[.C33]/[.$E33]" office:value-type="float" office:value="-0.348733930048313" calcext:value-type="float">
            <text:p>-0.35</text:p>
          </table:table-cell>
          <table:table-cell table:formula="of:=[.D33]/[.$E33]" office:value-type="float" office:value="-0.877882283755666" calcext:value-type="float">
            <text:p>-0.88</text:p>
          </table:table-cell>
          <table:table-cell table:formula="of:=DEGREES(ATAN2([.G33];[.F33]))" office:value-type="float" office:value="-136.73851024433" calcext:value-type="float">
            <text:p>-136.7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.84" calcext:value-type="float">
            <text:p>-191.84</text:p>
          </table:table-cell>
          <table:table-cell office:value-type="float" office:value="-203.85" calcext:value-type="float">
            <text:p>-203.85</text:p>
          </table:table-cell>
          <table:table-cell office:value-type="float" office:value="-513.16" calcext:value-type="float">
            <text:p>-513.16</text:p>
          </table:table-cell>
          <table:table-cell table:formula="of:=SQRT([.B34]^2 + [.C34]^2 + [.D34]^2)" office:value-type="float" office:value="584.543064025226" calcext:value-type="float">
            <text:p>584.54</text:p>
          </table:table-cell>
          <table:table-cell table:formula="of:=[.B34]/[.$E34]" office:value-type="float" office:value="-0.328187967331216" calcext:value-type="float">
            <text:p>-0.33</text:p>
          </table:table-cell>
          <table:table-cell table:formula="of:=[.C34]/[.$E34]" office:value-type="float" office:value="-0.348733930048313" calcext:value-type="float">
            <text:p>-0.35</text:p>
          </table:table-cell>
          <table:table-cell table:formula="of:=[.D34]/[.$E34]" office:value-type="float" office:value="-0.877882283755666" calcext:value-type="float">
            <text:p>-0.88</text:p>
          </table:table-cell>
          <table:table-cell table:formula="of:=DEGREES(ATAN2([.G34];[.F34]))" office:value-type="float" office:value="-136.73851024433" calcext:value-type="float">
            <text:p>-136.7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.84" calcext:value-type="float">
            <text:p>-191.84</text:p>
          </table:table-cell>
          <table:table-cell office:value-type="float" office:value="-203.85" calcext:value-type="float">
            <text:p>-203.85</text:p>
          </table:table-cell>
          <table:table-cell office:value-type="float" office:value="-513.16" calcext:value-type="float">
            <text:p>-513.16</text:p>
          </table:table-cell>
          <table:table-cell table:formula="of:=SQRT([.B35]^2 + [.C35]^2 + [.D35]^2)" office:value-type="float" office:value="584.543064025226" calcext:value-type="float">
            <text:p>584.54</text:p>
          </table:table-cell>
          <table:table-cell table:formula="of:=[.B35]/[.$E35]" office:value-type="float" office:value="-0.328187967331216" calcext:value-type="float">
            <text:p>-0.33</text:p>
          </table:table-cell>
          <table:table-cell table:formula="of:=[.C35]/[.$E35]" office:value-type="float" office:value="-0.348733930048313" calcext:value-type="float">
            <text:p>-0.35</text:p>
          </table:table-cell>
          <table:table-cell table:formula="of:=[.D35]/[.$E35]" office:value-type="float" office:value="-0.877882283755666" calcext:value-type="float">
            <text:p>-0.88</text:p>
          </table:table-cell>
          <table:table-cell table:formula="of:=DEGREES(ATAN2([.G35];[.F35]))" office:value-type="float" office:value="-136.73851024433" calcext:value-type="float">
            <text:p>-136.7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</text:p>
          </table:table-cell>
          <table:table-cell office:value-type="float" office:value="-211.06" calcext:value-type="float">
            <text:p>-211.06</text:p>
          </table:table-cell>
          <table:table-cell office:value-type="float" office:value="-509.68" calcext:value-type="float">
            <text:p>-509.68</text:p>
          </table:table-cell>
          <table:table-cell table:formula="of:=SQRT([.B36]^2 + [.C36]^2 + [.D36]^2)" office:value-type="float" office:value="581.719164202109" calcext:value-type="float">
            <text:p>581.72</text:p>
          </table:table-cell>
          <table:table-cell table:formula="of:=[.B36]/[.$E36]" office:value-type="float" office:value="-0.317335256185343" calcext:value-type="float">
            <text:p>-0.32</text:p>
          </table:table-cell>
          <table:table-cell table:formula="of:=[.C36]/[.$E36]" office:value-type="float" office:value="-0.362821122266948" calcext:value-type="float">
            <text:p>-0.36</text:p>
          </table:table-cell>
          <table:table-cell table:formula="of:=[.D36]/[.$E36]" office:value-type="float" office:value="-0.876161610902198" calcext:value-type="float">
            <text:p>-0.88</text:p>
          </table:table-cell>
          <table:table-cell table:formula="of:=DEGREES(ATAN2([.G36];[.F36]))" office:value-type="float" office:value="-138.825992713025" calcext:value-type="float">
            <text:p>-138.8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</text:p>
          </table:table-cell>
          <table:table-cell office:value-type="float" office:value="-211.06" calcext:value-type="float">
            <text:p>-211.06</text:p>
          </table:table-cell>
          <table:table-cell office:value-type="float" office:value="-509.68" calcext:value-type="float">
            <text:p>-509.68</text:p>
          </table:table-cell>
          <table:table-cell table:formula="of:=SQRT([.B37]^2 + [.C37]^2 + [.D37]^2)" office:value-type="float" office:value="581.719164202109" calcext:value-type="float">
            <text:p>581.72</text:p>
          </table:table-cell>
          <table:table-cell table:formula="of:=[.B37]/[.$E37]" office:value-type="float" office:value="-0.317335256185343" calcext:value-type="float">
            <text:p>-0.32</text:p>
          </table:table-cell>
          <table:table-cell table:formula="of:=[.C37]/[.$E37]" office:value-type="float" office:value="-0.362821122266948" calcext:value-type="float">
            <text:p>-0.36</text:p>
          </table:table-cell>
          <table:table-cell table:formula="of:=[.D37]/[.$E37]" office:value-type="float" office:value="-0.876161610902198" calcext:value-type="float">
            <text:p>-0.88</text:p>
          </table:table-cell>
          <table:table-cell table:formula="of:=DEGREES(ATAN2([.G37];[.F37]))" office:value-type="float" office:value="-138.825992713025" calcext:value-type="float">
            <text:p>-138.8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</text:p>
          </table:table-cell>
          <table:table-cell office:value-type="float" office:value="-211.06" calcext:value-type="float">
            <text:p>-211.06</text:p>
          </table:table-cell>
          <table:table-cell office:value-type="float" office:value="-509.68" calcext:value-type="float">
            <text:p>-509.68</text:p>
          </table:table-cell>
          <table:table-cell table:formula="of:=SQRT([.B38]^2 + [.C38]^2 + [.D38]^2)" office:value-type="float" office:value="581.719164202109" calcext:value-type="float">
            <text:p>581.72</text:p>
          </table:table-cell>
          <table:table-cell table:formula="of:=[.B38]/[.$E38]" office:value-type="float" office:value="-0.317335256185343" calcext:value-type="float">
            <text:p>-0.32</text:p>
          </table:table-cell>
          <table:table-cell table:formula="of:=[.C38]/[.$E38]" office:value-type="float" office:value="-0.362821122266948" calcext:value-type="float">
            <text:p>-0.36</text:p>
          </table:table-cell>
          <table:table-cell table:formula="of:=[.D38]/[.$E38]" office:value-type="float" office:value="-0.876161610902198" calcext:value-type="float">
            <text:p>-0.88</text:p>
          </table:table-cell>
          <table:table-cell table:formula="of:=DEGREES(ATAN2([.G38];[.F38]))" office:value-type="float" office:value="-138.825992713025" calcext:value-type="float">
            <text:p>-138.8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-221.89" calcext:value-type="float">
            <text:p>-221.89</text:p>
          </table:table-cell>
          <table:table-cell office:value-type="float" office:value="-523.6" calcext:value-type="float">
            <text:p>-523.6</text:p>
          </table:table-cell>
          <table:table-cell table:formula="of:=SQRT([.B39]^2 + [.C39]^2 + [.D39]^2)" office:value-type="float" office:value="594.624015408056" calcext:value-type="float">
            <text:p>594.62</text:p>
          </table:table-cell>
          <table:table-cell table:formula="of:=[.B39]/[.$E39]" office:value-type="float" office:value="-0.292184633479313" calcext:value-type="float">
            <text:p>-0.29</text:p>
          </table:table-cell>
          <table:table-cell table:formula="of:=[.C39]/[.$E39]" office:value-type="float" office:value="-0.373160172227033" calcext:value-type="float">
            <text:p>-0.37</text:p>
          </table:table-cell>
          <table:table-cell table:formula="of:=[.D39]/[.$E39]" office:value-type="float" office:value="-0.880556429663682" calcext:value-type="float">
            <text:p>-0.88</text:p>
          </table:table-cell>
          <table:table-cell table:formula="of:=DEGREES(ATAN2([.G39];[.F39]))" office:value-type="float" office:value="-141.939035164632" calcext:value-type="float">
            <text:p>-141.9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-221.89" calcext:value-type="float">
            <text:p>-221.89</text:p>
          </table:table-cell>
          <table:table-cell office:value-type="float" office:value="-523.6" calcext:value-type="float">
            <text:p>-523.6</text:p>
          </table:table-cell>
          <table:table-cell table:formula="of:=SQRT([.B40]^2 + [.C40]^2 + [.D40]^2)" office:value-type="float" office:value="594.624015408056" calcext:value-type="float">
            <text:p>594.62</text:p>
          </table:table-cell>
          <table:table-cell table:formula="of:=[.B40]/[.$E40]" office:value-type="float" office:value="-0.292184633479313" calcext:value-type="float">
            <text:p>-0.29</text:p>
          </table:table-cell>
          <table:table-cell table:formula="of:=[.C40]/[.$E40]" office:value-type="float" office:value="-0.373160172227033" calcext:value-type="float">
            <text:p>-0.37</text:p>
          </table:table-cell>
          <table:table-cell table:formula="of:=[.D40]/[.$E40]" office:value-type="float" office:value="-0.880556429663682" calcext:value-type="float">
            <text:p>-0.88</text:p>
          </table:table-cell>
          <table:table-cell table:formula="of:=DEGREES(ATAN2([.G40];[.F40]))" office:value-type="float" office:value="-141.939035164632" calcext:value-type="float">
            <text:p>-141.9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-221.89" calcext:value-type="float">
            <text:p>-221.89</text:p>
          </table:table-cell>
          <table:table-cell office:value-type="float" office:value="-523.6" calcext:value-type="float">
            <text:p>-523.6</text:p>
          </table:table-cell>
          <table:table-cell table:formula="of:=SQRT([.B41]^2 + [.C41]^2 + [.D41]^2)" office:value-type="float" office:value="594.624015408056" calcext:value-type="float">
            <text:p>594.62</text:p>
          </table:table-cell>
          <table:table-cell table:formula="of:=[.B41]/[.$E41]" office:value-type="float" office:value="-0.292184633479313" calcext:value-type="float">
            <text:p>-0.29</text:p>
          </table:table-cell>
          <table:table-cell table:formula="of:=[.C41]/[.$E41]" office:value-type="float" office:value="-0.373160172227033" calcext:value-type="float">
            <text:p>-0.37</text:p>
          </table:table-cell>
          <table:table-cell table:formula="of:=[.D41]/[.$E41]" office:value-type="float" office:value="-0.880556429663682" calcext:value-type="float">
            <text:p>-0.88</text:p>
          </table:table-cell>
          <table:table-cell table:formula="of:=DEGREES(ATAN2([.G41];[.F41]))" office:value-type="float" office:value="-141.939035164632" calcext:value-type="float">
            <text:p>-141.9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-221.89" calcext:value-type="float">
            <text:p>-221.89</text:p>
          </table:table-cell>
          <table:table-cell office:value-type="float" office:value="-523.6" calcext:value-type="float">
            <text:p>-523.6</text:p>
          </table:table-cell>
          <table:table-cell table:formula="of:=SQRT([.B42]^2 + [.C42]^2 + [.D42]^2)" office:value-type="float" office:value="594.624015408056" calcext:value-type="float">
            <text:p>594.62</text:p>
          </table:table-cell>
          <table:table-cell table:formula="of:=[.B42]/[.$E42]" office:value-type="float" office:value="-0.292184633479313" calcext:value-type="float">
            <text:p>-0.29</text:p>
          </table:table-cell>
          <table:table-cell table:formula="of:=[.C42]/[.$E42]" office:value-type="float" office:value="-0.373160172227033" calcext:value-type="float">
            <text:p>-0.37</text:p>
          </table:table-cell>
          <table:table-cell table:formula="of:=[.D42]/[.$E42]" office:value-type="float" office:value="-0.880556429663682" calcext:value-type="float">
            <text:p>-0.88</text:p>
          </table:table-cell>
          <table:table-cell table:formula="of:=DEGREES(ATAN2([.G42];[.F42]))" office:value-type="float" office:value="-141.939035164632" calcext:value-type="float">
            <text:p>-141.9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0.03" calcext:value-type="float">
            <text:p>-190.03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521.86" calcext:value-type="float">
            <text:p>-521.86</text:p>
          </table:table-cell>
          <table:table-cell table:formula="of:=SQRT([.B43]^2 + [.C43]^2 + [.D43]^2)" office:value-type="float" office:value="596.077613570582" calcext:value-type="float">
            <text:p>596.08</text:p>
          </table:table-cell>
          <table:table-cell table:formula="of:=[.B43]/[.$E43]" office:value-type="float" office:value="-0.318800766332585" calcext:value-type="float">
            <text:p>-0.32</text:p>
          </table:table-cell>
          <table:table-cell table:formula="of:=[.C43]/[.$E43]" office:value-type="float" office:value="-0.36315740613595" calcext:value-type="float">
            <text:p>-0.36</text:p>
          </table:table-cell>
          <table:table-cell table:formula="of:=[.D43]/[.$E43]" office:value-type="float" office:value="-0.875490016935867" calcext:value-type="float">
            <text:p>-0.88</text:p>
          </table:table-cell>
          <table:table-cell table:formula="of:=DEGREES(ATAN2([.G43];[.F43]))" office:value-type="float" office:value="-138.721450196713" calcext:value-type="float">
            <text:p>-138.7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0.03" calcext:value-type="float">
            <text:p>-190.03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521.86" calcext:value-type="float">
            <text:p>-521.86</text:p>
          </table:table-cell>
          <table:table-cell table:formula="of:=SQRT([.B44]^2 + [.C44]^2 + [.D44]^2)" office:value-type="float" office:value="596.077613570582" calcext:value-type="float">
            <text:p>596.08</text:p>
          </table:table-cell>
          <table:table-cell table:formula="of:=[.B44]/[.$E44]" office:value-type="float" office:value="-0.318800766332585" calcext:value-type="float">
            <text:p>-0.32</text:p>
          </table:table-cell>
          <table:table-cell table:formula="of:=[.C44]/[.$E44]" office:value-type="float" office:value="-0.36315740613595" calcext:value-type="float">
            <text:p>-0.36</text:p>
          </table:table-cell>
          <table:table-cell table:formula="of:=[.D44]/[.$E44]" office:value-type="float" office:value="-0.875490016935867" calcext:value-type="float">
            <text:p>-0.88</text:p>
          </table:table-cell>
          <table:table-cell table:formula="of:=DEGREES(ATAN2([.G44];[.F44]))" office:value-type="float" office:value="-138.721450196713" calcext:value-type="float">
            <text:p>-138.7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0.03" calcext:value-type="float">
            <text:p>-190.03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521.86" calcext:value-type="float">
            <text:p>-521.86</text:p>
          </table:table-cell>
          <table:table-cell table:formula="of:=SQRT([.B45]^2 + [.C45]^2 + [.D45]^2)" office:value-type="float" office:value="596.077613570582" calcext:value-type="float">
            <text:p>596.08</text:p>
          </table:table-cell>
          <table:table-cell table:formula="of:=[.B45]/[.$E45]" office:value-type="float" office:value="-0.318800766332585" calcext:value-type="float">
            <text:p>-0.32</text:p>
          </table:table-cell>
          <table:table-cell table:formula="of:=[.C45]/[.$E45]" office:value-type="float" office:value="-0.36315740613595" calcext:value-type="float">
            <text:p>-0.36</text:p>
          </table:table-cell>
          <table:table-cell table:formula="of:=[.D45]/[.$E45]" office:value-type="float" office:value="-0.875490016935867" calcext:value-type="float">
            <text:p>-0.88</text:p>
          </table:table-cell>
          <table:table-cell table:formula="of:=DEGREES(ATAN2([.G45];[.F45]))" office:value-type="float" office:value="-138.721450196713" calcext:value-type="float">
            <text:p>-138.7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0.03" calcext:value-type="float">
            <text:p>-190.03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521.86" calcext:value-type="float">
            <text:p>-521.86</text:p>
          </table:table-cell>
          <table:table-cell table:formula="of:=SQRT([.B46]^2 + [.C46]^2 + [.D46]^2)" office:value-type="float" office:value="596.077613570582" calcext:value-type="float">
            <text:p>596.08</text:p>
          </table:table-cell>
          <table:table-cell table:formula="of:=[.B46]/[.$E46]" office:value-type="float" office:value="-0.318800766332585" calcext:value-type="float">
            <text:p>-0.32</text:p>
          </table:table-cell>
          <table:table-cell table:formula="of:=[.C46]/[.$E46]" office:value-type="float" office:value="-0.36315740613595" calcext:value-type="float">
            <text:p>-0.36</text:p>
          </table:table-cell>
          <table:table-cell table:formula="of:=[.D46]/[.$E46]" office:value-type="float" office:value="-0.875490016935867" calcext:value-type="float">
            <text:p>-0.88</text:p>
          </table:table-cell>
          <table:table-cell table:formula="of:=DEGREES(ATAN2([.G46];[.F46]))" office:value-type="float" office:value="-138.721450196713" calcext:value-type="float">
            <text:p>-138.7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0.03" calcext:value-type="float">
            <text:p>-190.03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521.86" calcext:value-type="float">
            <text:p>-521.86</text:p>
          </table:table-cell>
          <table:table-cell table:formula="of:=SQRT([.B47]^2 + [.C47]^2 + [.D47]^2)" office:value-type="float" office:value="596.077613570582" calcext:value-type="float">
            <text:p>596.08</text:p>
          </table:table-cell>
          <table:table-cell table:formula="of:=[.B47]/[.$E47]" office:value-type="float" office:value="-0.318800766332585" calcext:value-type="float">
            <text:p>-0.32</text:p>
          </table:table-cell>
          <table:table-cell table:formula="of:=[.C47]/[.$E47]" office:value-type="float" office:value="-0.36315740613595" calcext:value-type="float">
            <text:p>-0.36</text:p>
          </table:table-cell>
          <table:table-cell table:formula="of:=[.D47]/[.$E47]" office:value-type="float" office:value="-0.875490016935867" calcext:value-type="float">
            <text:p>-0.88</text:p>
          </table:table-cell>
          <table:table-cell table:formula="of:=DEGREES(ATAN2([.G47];[.F47]))" office:value-type="float" office:value="-138.721450196713" calcext:value-type="float">
            <text:p>-138.7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.65" calcext:value-type="float">
            <text:p>-193.65</text:p>
          </table:table-cell>
          <table:table-cell office:value-type="float" office:value="-209.26" calcext:value-type="float">
            <text:p>-209.26</text:p>
          </table:table-cell>
          <table:table-cell office:value-type="float" office:value="-507.94" calcext:value-type="float">
            <text:p>-507.94</text:p>
          </table:table-cell>
          <table:table-cell table:formula="of:=SQRT([.B48]^2 + [.C48]^2 + [.D48]^2)" office:value-type="float" office:value="582.48872409687" calcext:value-type="float">
            <text:p>582.49</text:p>
          </table:table-cell>
          <table:table-cell table:formula="of:=[.B48]/[.$E48]" office:value-type="float" office:value="-0.332452787477128" calcext:value-type="float">
            <text:p>-0.33</text:p>
          </table:table-cell>
          <table:table-cell table:formula="of:=[.C48]/[.$E48]" office:value-type="float" office:value="-0.359251589504073" calcext:value-type="float">
            <text:p>-0.36</text:p>
          </table:table-cell>
          <table:table-cell table:formula="of:=[.D48]/[.$E48]" office:value-type="float" office:value="-0.872016880305356" calcext:value-type="float">
            <text:p>-0.87</text:p>
          </table:table-cell>
          <table:table-cell table:formula="of:=DEGREES(ATAN2([.G48];[.F48]))" office:value-type="float" office:value="-137.218708941977" calcext:value-type="float">
            <text:p>-137.2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.65" calcext:value-type="float">
            <text:p>-193.65</text:p>
          </table:table-cell>
          <table:table-cell office:value-type="float" office:value="-209.26" calcext:value-type="float">
            <text:p>-209.26</text:p>
          </table:table-cell>
          <table:table-cell office:value-type="float" office:value="-507.94" calcext:value-type="float">
            <text:p>-507.94</text:p>
          </table:table-cell>
          <table:table-cell table:formula="of:=SQRT([.B49]^2 + [.C49]^2 + [.D49]^2)" office:value-type="float" office:value="582.48872409687" calcext:value-type="float">
            <text:p>582.49</text:p>
          </table:table-cell>
          <table:table-cell table:formula="of:=[.B49]/[.$E49]" office:value-type="float" office:value="-0.332452787477128" calcext:value-type="float">
            <text:p>-0.33</text:p>
          </table:table-cell>
          <table:table-cell table:formula="of:=[.C49]/[.$E49]" office:value-type="float" office:value="-0.359251589504073" calcext:value-type="float">
            <text:p>-0.36</text:p>
          </table:table-cell>
          <table:table-cell table:formula="of:=[.D49]/[.$E49]" office:value-type="float" office:value="-0.872016880305356" calcext:value-type="float">
            <text:p>-0.87</text:p>
          </table:table-cell>
          <table:table-cell table:formula="of:=DEGREES(ATAN2([.G49];[.F49]))" office:value-type="float" office:value="-137.218708941977" calcext:value-type="float">
            <text:p>-137.2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.65" calcext:value-type="float">
            <text:p>-193.65</text:p>
          </table:table-cell>
          <table:table-cell office:value-type="float" office:value="-209.26" calcext:value-type="float">
            <text:p>-209.26</text:p>
          </table:table-cell>
          <table:table-cell office:value-type="float" office:value="-507.94" calcext:value-type="float">
            <text:p>-507.94</text:p>
          </table:table-cell>
          <table:table-cell table:formula="of:=SQRT([.B50]^2 + [.C50]^2 + [.D50]^2)" office:value-type="float" office:value="582.48872409687" calcext:value-type="float">
            <text:p>582.49</text:p>
          </table:table-cell>
          <table:table-cell table:formula="of:=[.B50]/[.$E50]" office:value-type="float" office:value="-0.332452787477128" calcext:value-type="float">
            <text:p>-0.33</text:p>
          </table:table-cell>
          <table:table-cell table:formula="of:=[.C50]/[.$E50]" office:value-type="float" office:value="-0.359251589504073" calcext:value-type="float">
            <text:p>-0.36</text:p>
          </table:table-cell>
          <table:table-cell table:formula="of:=[.D50]/[.$E50]" office:value-type="float" office:value="-0.872016880305356" calcext:value-type="float">
            <text:p>-0.87</text:p>
          </table:table-cell>
          <table:table-cell table:formula="of:=DEGREES(ATAN2([.G50];[.F50]))" office:value-type="float" office:value="-137.218708941977" calcext:value-type="float">
            <text:p>-137.2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</text:p>
          </table:table-cell>
          <table:table-cell office:value-type="float" office:value="-218.28" calcext:value-type="float">
            <text:p>-218.28</text:p>
          </table:table-cell>
          <table:table-cell office:value-type="float" office:value="-516.64" calcext:value-type="float">
            <text:p>-516.64</text:p>
          </table:table-cell>
          <table:table-cell table:formula="of:=SQRT([.B51]^2 + [.C51]^2 + [.D51]^2)" office:value-type="float" office:value="590.457625914002" calcext:value-type="float">
            <text:p>590.46</text:p>
          </table:table-cell>
          <table:table-cell table:formula="of:=[.B51]/[.$E51]" office:value-type="float" office:value="-0.312638861618981" calcext:value-type="float">
            <text:p>-0.31</text:p>
          </table:table-cell>
          <table:table-cell table:formula="of:=[.C51]/[.$E51]" office:value-type="float" office:value="-0.369679364648923" calcext:value-type="float">
            <text:p>-0.37</text:p>
          </table:table-cell>
          <table:table-cell table:formula="of:=[.D51]/[.$E51]" office:value-type="float" office:value="-0.87498234814101" calcext:value-type="float">
            <text:p>-0.87</text:p>
          </table:table-cell>
          <table:table-cell table:formula="of:=DEGREES(ATAN2([.G51];[.F51]))" office:value-type="float" office:value="-139.778706395031" calcext:value-type="float">
            <text:p>-139.7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</text:p>
          </table:table-cell>
          <table:table-cell office:value-type="float" office:value="-218.28" calcext:value-type="float">
            <text:p>-218.28</text:p>
          </table:table-cell>
          <table:table-cell office:value-type="float" office:value="-516.64" calcext:value-type="float">
            <text:p>-516.64</text:p>
          </table:table-cell>
          <table:table-cell table:formula="of:=SQRT([.B52]^2 + [.C52]^2 + [.D52]^2)" office:value-type="float" office:value="590.457625914002" calcext:value-type="float">
            <text:p>590.46</text:p>
          </table:table-cell>
          <table:table-cell table:formula="of:=[.B52]/[.$E52]" office:value-type="float" office:value="-0.312638861618981" calcext:value-type="float">
            <text:p>-0.31</text:p>
          </table:table-cell>
          <table:table-cell table:formula="of:=[.C52]/[.$E52]" office:value-type="float" office:value="-0.369679364648923" calcext:value-type="float">
            <text:p>-0.37</text:p>
          </table:table-cell>
          <table:table-cell table:formula="of:=[.D52]/[.$E52]" office:value-type="float" office:value="-0.87498234814101" calcext:value-type="float">
            <text:p>-0.87</text:p>
          </table:table-cell>
          <table:table-cell table:formula="of:=DEGREES(ATAN2([.G52];[.F52]))" office:value-type="float" office:value="-139.778706395031" calcext:value-type="float">
            <text:p>-139.7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</text:p>
          </table:table-cell>
          <table:table-cell office:value-type="float" office:value="-218.28" calcext:value-type="float">
            <text:p>-218.28</text:p>
          </table:table-cell>
          <table:table-cell office:value-type="float" office:value="-516.64" calcext:value-type="float">
            <text:p>-516.64</text:p>
          </table:table-cell>
          <table:table-cell table:formula="of:=SQRT([.B53]^2 + [.C53]^2 + [.D53]^2)" office:value-type="float" office:value="590.457625914002" calcext:value-type="float">
            <text:p>590.46</text:p>
          </table:table-cell>
          <table:table-cell table:formula="of:=[.B53]/[.$E53]" office:value-type="float" office:value="-0.312638861618981" calcext:value-type="float">
            <text:p>-0.31</text:p>
          </table:table-cell>
          <table:table-cell table:formula="of:=[.C53]/[.$E53]" office:value-type="float" office:value="-0.369679364648923" calcext:value-type="float">
            <text:p>-0.37</text:p>
          </table:table-cell>
          <table:table-cell table:formula="of:=[.D53]/[.$E53]" office:value-type="float" office:value="-0.87498234814101" calcext:value-type="float">
            <text:p>-0.87</text:p>
          </table:table-cell>
          <table:table-cell table:formula="of:=DEGREES(ATAN2([.G53];[.F53]))" office:value-type="float" office:value="-139.778706395031" calcext:value-type="float">
            <text:p>-139.7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</text:p>
          </table:table-cell>
          <table:table-cell office:value-type="float" office:value="-218.28" calcext:value-type="float">
            <text:p>-218.28</text:p>
          </table:table-cell>
          <table:table-cell office:value-type="float" office:value="-516.64" calcext:value-type="float">
            <text:p>-516.64</text:p>
          </table:table-cell>
          <table:table-cell table:formula="of:=SQRT([.B54]^2 + [.C54]^2 + [.D54]^2)" office:value-type="float" office:value="590.457625914002" calcext:value-type="float">
            <text:p>590.46</text:p>
          </table:table-cell>
          <table:table-cell table:formula="of:=[.B54]/[.$E54]" office:value-type="float" office:value="-0.312638861618981" calcext:value-type="float">
            <text:p>-0.31</text:p>
          </table:table-cell>
          <table:table-cell table:formula="of:=[.C54]/[.$E54]" office:value-type="float" office:value="-0.369679364648923" calcext:value-type="float">
            <text:p>-0.37</text:p>
          </table:table-cell>
          <table:table-cell table:formula="of:=[.D54]/[.$E54]" office:value-type="float" office:value="-0.87498234814101" calcext:value-type="float">
            <text:p>-0.87</text:p>
          </table:table-cell>
          <table:table-cell table:formula="of:=DEGREES(ATAN2([.G54];[.F54]))" office:value-type="float" office:value="-139.778706395031" calcext:value-type="float">
            <text:p>-139.7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-223.69" calcext:value-type="float">
            <text:p>-223.69</text:p>
          </table:table-cell>
          <table:table-cell office:value-type="float" office:value="-518.38" calcext:value-type="float">
            <text:p>-518.38</text:p>
          </table:table-cell>
          <table:table-cell table:formula="of:=SQRT([.B55]^2 + [.C55]^2 + [.D55]^2)" office:value-type="float" office:value="592.331773079918" calcext:value-type="float">
            <text:p>592.33</text:p>
          </table:table-cell>
          <table:table-cell table:formula="of:=[.B55]/[.$E55]" office:value-type="float" office:value="-0.30248250751159" calcext:value-type="float">
            <text:p>-0.30</text:p>
          </table:table-cell>
          <table:table-cell table:formula="of:=[.C55]/[.$E55]" office:value-type="float" office:value="-0.377643088157993" calcext:value-type="float">
            <text:p>-0.38</text:p>
          </table:table-cell>
          <table:table-cell table:formula="of:=[.D55]/[.$E55]" office:value-type="float" office:value="-0.875151432962316" calcext:value-type="float">
            <text:p>-0.88</text:p>
          </table:table-cell>
          <table:table-cell table:formula="of:=DEGREES(ATAN2([.G55];[.F55]))" office:value-type="float" office:value="-141.3061601556" calcext:value-type="float">
            <text:p>-141.3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-223.69" calcext:value-type="float">
            <text:p>-223.69</text:p>
          </table:table-cell>
          <table:table-cell office:value-type="float" office:value="-518.38" calcext:value-type="float">
            <text:p>-518.38</text:p>
          </table:table-cell>
          <table:table-cell table:formula="of:=SQRT([.B56]^2 + [.C56]^2 + [.D56]^2)" office:value-type="float" office:value="592.331773079918" calcext:value-type="float">
            <text:p>592.33</text:p>
          </table:table-cell>
          <table:table-cell table:formula="of:=[.B56]/[.$E56]" office:value-type="float" office:value="-0.30248250751159" calcext:value-type="float">
            <text:p>-0.30</text:p>
          </table:table-cell>
          <table:table-cell table:formula="of:=[.C56]/[.$E56]" office:value-type="float" office:value="-0.377643088157993" calcext:value-type="float">
            <text:p>-0.38</text:p>
          </table:table-cell>
          <table:table-cell table:formula="of:=[.D56]/[.$E56]" office:value-type="float" office:value="-0.875151432962316" calcext:value-type="float">
            <text:p>-0.88</text:p>
          </table:table-cell>
          <table:table-cell table:formula="of:=DEGREES(ATAN2([.G56];[.F56]))" office:value-type="float" office:value="-141.3061601556" calcext:value-type="float">
            <text:p>-141.3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-223.69" calcext:value-type="float">
            <text:p>-223.69</text:p>
          </table:table-cell>
          <table:table-cell office:value-type="float" office:value="-518.38" calcext:value-type="float">
            <text:p>-518.38</text:p>
          </table:table-cell>
          <table:table-cell table:formula="of:=SQRT([.B57]^2 + [.C57]^2 + [.D57]^2)" office:value-type="float" office:value="592.331773079918" calcext:value-type="float">
            <text:p>592.33</text:p>
          </table:table-cell>
          <table:table-cell table:formula="of:=[.B57]/[.$E57]" office:value-type="float" office:value="-0.30248250751159" calcext:value-type="float">
            <text:p>-0.30</text:p>
          </table:table-cell>
          <table:table-cell table:formula="of:=[.C57]/[.$E57]" office:value-type="float" office:value="-0.377643088157993" calcext:value-type="float">
            <text:p>-0.38</text:p>
          </table:table-cell>
          <table:table-cell table:formula="of:=[.D57]/[.$E57]" office:value-type="float" office:value="-0.875151432962316" calcext:value-type="float">
            <text:p>-0.88</text:p>
          </table:table-cell>
          <table:table-cell table:formula="of:=DEGREES(ATAN2([.G57];[.F57]))" office:value-type="float" office:value="-141.3061601556" calcext:value-type="float">
            <text:p>-141.3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-209.26" calcext:value-type="float">
            <text:p>-209.26</text:p>
          </table:table-cell>
          <table:table-cell office:value-type="float" office:value="-500.98" calcext:value-type="float">
            <text:p>-500.98</text:p>
          </table:table-cell>
          <table:table-cell table:formula="of:=SQRT([.B58]^2 + [.C58]^2 + [.D58]^2)" office:value-type="float" office:value="569.500336171982" calcext:value-type="float">
            <text:p>569.50</text:p>
          </table:table-cell>
          <table:table-cell table:formula="of:=[.B58]/[.$E58]" office:value-type="float" office:value="-0.301896222143896" calcext:value-type="float">
            <text:p>-0.30</text:p>
          </table:table-cell>
          <table:table-cell table:formula="of:=[.C58]/[.$E58]" office:value-type="float" office:value="-0.367444910404418" calcext:value-type="float">
            <text:p>-0.37</text:p>
          </table:table-cell>
          <table:table-cell table:formula="of:=[.D58]/[.$E58]" office:value-type="float" office:value="-0.879683414003659" calcext:value-type="float">
            <text:p>-0.88</text:p>
          </table:table-cell>
          <table:table-cell table:formula="of:=DEGREES(ATAN2([.G58];[.F58]))" office:value-type="float" office:value="-140.593150670502" calcext:value-type="float">
            <text:p>-140.5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-209.26" calcext:value-type="float">
            <text:p>-209.26</text:p>
          </table:table-cell>
          <table:table-cell office:value-type="float" office:value="-500.98" calcext:value-type="float">
            <text:p>-500.98</text:p>
          </table:table-cell>
          <table:table-cell table:formula="of:=SQRT([.B59]^2 + [.C59]^2 + [.D59]^2)" office:value-type="float" office:value="569.500336171982" calcext:value-type="float">
            <text:p>569.50</text:p>
          </table:table-cell>
          <table:table-cell table:formula="of:=[.B59]/[.$E59]" office:value-type="float" office:value="-0.301896222143896" calcext:value-type="float">
            <text:p>-0.30</text:p>
          </table:table-cell>
          <table:table-cell table:formula="of:=[.C59]/[.$E59]" office:value-type="float" office:value="-0.367444910404418" calcext:value-type="float">
            <text:p>-0.37</text:p>
          </table:table-cell>
          <table:table-cell table:formula="of:=[.D59]/[.$E59]" office:value-type="float" office:value="-0.879683414003659" calcext:value-type="float">
            <text:p>-0.88</text:p>
          </table:table-cell>
          <table:table-cell table:formula="of:=DEGREES(ATAN2([.G59];[.F59]))" office:value-type="float" office:value="-140.593150670502" calcext:value-type="float">
            <text:p>-140.5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-209.26" calcext:value-type="float">
            <text:p>-209.26</text:p>
          </table:table-cell>
          <table:table-cell office:value-type="float" office:value="-500.98" calcext:value-type="float">
            <text:p>-500.98</text:p>
          </table:table-cell>
          <table:table-cell table:formula="of:=SQRT([.B60]^2 + [.C60]^2 + [.D60]^2)" office:value-type="float" office:value="569.500336171982" calcext:value-type="float">
            <text:p>569.50</text:p>
          </table:table-cell>
          <table:table-cell table:formula="of:=[.B60]/[.$E60]" office:value-type="float" office:value="-0.301896222143896" calcext:value-type="float">
            <text:p>-0.30</text:p>
          </table:table-cell>
          <table:table-cell table:formula="of:=[.C60]/[.$E60]" office:value-type="float" office:value="-0.367444910404418" calcext:value-type="float">
            <text:p>-0.37</text:p>
          </table:table-cell>
          <table:table-cell table:formula="of:=[.D60]/[.$E60]" office:value-type="float" office:value="-0.879683414003659" calcext:value-type="float">
            <text:p>-0.88</text:p>
          </table:table-cell>
          <table:table-cell table:formula="of:=DEGREES(ATAN2([.G60];[.F60]))" office:value-type="float" office:value="-140.593150670502" calcext:value-type="float">
            <text:p>-140.5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-209.26" calcext:value-type="float">
            <text:p>-209.26</text:p>
          </table:table-cell>
          <table:table-cell office:value-type="float" office:value="-500.98" calcext:value-type="float">
            <text:p>-500.98</text:p>
          </table:table-cell>
          <table:table-cell table:formula="of:=SQRT([.B61]^2 + [.C61]^2 + [.D61]^2)" office:value-type="float" office:value="569.500336171982" calcext:value-type="float">
            <text:p>569.50</text:p>
          </table:table-cell>
          <table:table-cell table:formula="of:=[.B61]/[.$E61]" office:value-type="float" office:value="-0.301896222143896" calcext:value-type="float">
            <text:p>-0.30</text:p>
          </table:table-cell>
          <table:table-cell table:formula="of:=[.C61]/[.$E61]" office:value-type="float" office:value="-0.367444910404418" calcext:value-type="float">
            <text:p>-0.37</text:p>
          </table:table-cell>
          <table:table-cell table:formula="of:=[.D61]/[.$E61]" office:value-type="float" office:value="-0.879683414003659" calcext:value-type="float">
            <text:p>-0.88</text:p>
          </table:table-cell>
          <table:table-cell table:formula="of:=DEGREES(ATAN2([.G61];[.F61]))" office:value-type="float" office:value="-140.593150670502" calcext:value-type="float">
            <text:p>-140.5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-209.26" calcext:value-type="float">
            <text:p>-209.26</text:p>
          </table:table-cell>
          <table:table-cell office:value-type="float" office:value="-500.98" calcext:value-type="float">
            <text:p>-500.98</text:p>
          </table:table-cell>
          <table:table-cell table:formula="of:=SQRT([.B62]^2 + [.C62]^2 + [.D62]^2)" office:value-type="float" office:value="569.500336171982" calcext:value-type="float">
            <text:p>569.50</text:p>
          </table:table-cell>
          <table:table-cell table:formula="of:=[.B62]/[.$E62]" office:value-type="float" office:value="-0.301896222143896" calcext:value-type="float">
            <text:p>-0.30</text:p>
          </table:table-cell>
          <table:table-cell table:formula="of:=[.C62]/[.$E62]" office:value-type="float" office:value="-0.367444910404418" calcext:value-type="float">
            <text:p>-0.37</text:p>
          </table:table-cell>
          <table:table-cell table:formula="of:=[.D62]/[.$E62]" office:value-type="float" office:value="-0.879683414003659" calcext:value-type="float">
            <text:p>-0.88</text:p>
          </table:table-cell>
          <table:table-cell table:formula="of:=DEGREES(ATAN2([.G62];[.F62]))" office:value-type="float" office:value="-140.593150670502" calcext:value-type="float">
            <text:p>-140.5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5.55" calcext:value-type="float">
            <text:p>-175.55</text:p>
          </table:table-cell>
          <table:table-cell office:value-type="float" office:value="-205.65" calcext:value-type="float">
            <text:p>-205.65</text:p>
          </table:table-cell>
          <table:table-cell office:value-type="float" office:value="-504.46" calcext:value-type="float">
            <text:p>-504.46</text:p>
          </table:table-cell>
          <table:table-cell table:formula="of:=SQRT([.B63]^2 + [.C63]^2 + [.D63]^2)" office:value-type="float" office:value="572.354450144314" calcext:value-type="float">
            <text:p>572.35</text:p>
          </table:table-cell>
          <table:table-cell table:formula="of:=[.B63]/[.$E63]" office:value-type="float" office:value="-0.306715532579046" calcext:value-type="float">
            <text:p>-0.31</text:p>
          </table:table-cell>
          <table:table-cell table:formula="of:=[.C63]/[.$E63]" office:value-type="float" office:value="-0.359305321987358" calcext:value-type="float">
            <text:p>-0.36</text:p>
          </table:table-cell>
          <table:table-cell table:formula="of:=[.D63]/[.$E63]" office:value-type="float" office:value="-0.881376915777985" calcext:value-type="float">
            <text:p>-0.88</text:p>
          </table:table-cell>
          <table:table-cell table:formula="of:=DEGREES(ATAN2([.G63];[.F63]))" office:value-type="float" office:value="-139.514774629414" calcext:value-type="float">
            <text:p>-139.5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5.55" calcext:value-type="float">
            <text:p>-175.55</text:p>
          </table:table-cell>
          <table:table-cell office:value-type="float" office:value="-205.65" calcext:value-type="float">
            <text:p>-205.65</text:p>
          </table:table-cell>
          <table:table-cell office:value-type="float" office:value="-504.46" calcext:value-type="float">
            <text:p>-504.46</text:p>
          </table:table-cell>
          <table:table-cell table:formula="of:=SQRT([.B64]^2 + [.C64]^2 + [.D64]^2)" office:value-type="float" office:value="572.354450144314" calcext:value-type="float">
            <text:p>572.35</text:p>
          </table:table-cell>
          <table:table-cell table:formula="of:=[.B64]/[.$E64]" office:value-type="float" office:value="-0.306715532579046" calcext:value-type="float">
            <text:p>-0.31</text:p>
          </table:table-cell>
          <table:table-cell table:formula="of:=[.C64]/[.$E64]" office:value-type="float" office:value="-0.359305321987358" calcext:value-type="float">
            <text:p>-0.36</text:p>
          </table:table-cell>
          <table:table-cell table:formula="of:=[.D64]/[.$E64]" office:value-type="float" office:value="-0.881376915777985" calcext:value-type="float">
            <text:p>-0.88</text:p>
          </table:table-cell>
          <table:table-cell table:formula="of:=DEGREES(ATAN2([.G64];[.F64]))" office:value-type="float" office:value="-139.514774629414" calcext:value-type="float">
            <text:p>-139.5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5.55" calcext:value-type="float">
            <text:p>-175.55</text:p>
          </table:table-cell>
          <table:table-cell office:value-type="float" office:value="-205.65" calcext:value-type="float">
            <text:p>-205.65</text:p>
          </table:table-cell>
          <table:table-cell office:value-type="float" office:value="-504.46" calcext:value-type="float">
            <text:p>-504.46</text:p>
          </table:table-cell>
          <table:table-cell table:formula="of:=SQRT([.B65]^2 + [.C65]^2 + [.D65]^2)" office:value-type="float" office:value="572.354450144314" calcext:value-type="float">
            <text:p>572.35</text:p>
          </table:table-cell>
          <table:table-cell table:formula="of:=[.B65]/[.$E65]" office:value-type="float" office:value="-0.306715532579046" calcext:value-type="float">
            <text:p>-0.31</text:p>
          </table:table-cell>
          <table:table-cell table:formula="of:=[.C65]/[.$E65]" office:value-type="float" office:value="-0.359305321987358" calcext:value-type="float">
            <text:p>-0.36</text:p>
          </table:table-cell>
          <table:table-cell table:formula="of:=[.D65]/[.$E65]" office:value-type="float" office:value="-0.881376915777985" calcext:value-type="float">
            <text:p>-0.88</text:p>
          </table:table-cell>
          <table:table-cell table:formula="of:=DEGREES(ATAN2([.G65];[.F65]))" office:value-type="float" office:value="-139.514774629414" calcext:value-type="float">
            <text:p>-139.5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5.55" calcext:value-type="float">
            <text:p>-175.55</text:p>
          </table:table-cell>
          <table:table-cell office:value-type="float" office:value="-205.65" calcext:value-type="float">
            <text:p>-205.65</text:p>
          </table:table-cell>
          <table:table-cell office:value-type="float" office:value="-504.46" calcext:value-type="float">
            <text:p>-504.46</text:p>
          </table:table-cell>
          <table:table-cell table:formula="of:=SQRT([.B66]^2 + [.C66]^2 + [.D66]^2)" office:value-type="float" office:value="572.354450144314" calcext:value-type="float">
            <text:p>572.35</text:p>
          </table:table-cell>
          <table:table-cell table:formula="of:=[.B66]/[.$E66]" office:value-type="float" office:value="-0.306715532579046" calcext:value-type="float">
            <text:p>-0.31</text:p>
          </table:table-cell>
          <table:table-cell table:formula="of:=[.C66]/[.$E66]" office:value-type="float" office:value="-0.359305321987358" calcext:value-type="float">
            <text:p>-0.36</text:p>
          </table:table-cell>
          <table:table-cell table:formula="of:=[.D66]/[.$E66]" office:value-type="float" office:value="-0.881376915777985" calcext:value-type="float">
            <text:p>-0.88</text:p>
          </table:table-cell>
          <table:table-cell table:formula="of:=DEGREES(ATAN2([.G66];[.F66]))" office:value-type="float" office:value="-139.514774629414" calcext:value-type="float">
            <text:p>-139.5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.22" calcext:value-type="float">
            <text:p>-188.22</text:p>
          </table:table-cell>
          <table:table-cell office:value-type="float" office:value="-221.89" calcext:value-type="float">
            <text:p>-221.89</text:p>
          </table:table-cell>
          <table:table-cell office:value-type="float" office:value="-509.68" calcext:value-type="float">
            <text:p>-509.68</text:p>
          </table:table-cell>
          <table:table-cell table:formula="of:=SQRT([.B67]^2 + [.C67]^2 + [.D67]^2)" office:value-type="float" office:value="586.886396928741" calcext:value-type="float">
            <text:p>586.89</text:p>
          </table:table-cell>
          <table:table-cell table:formula="of:=[.B67]/[.$E67]" office:value-type="float" office:value="-0.320709426875425" calcext:value-type="float">
            <text:p>-0.32</text:p>
          </table:table-cell>
          <table:table-cell table:formula="of:=[.C67]/[.$E67]" office:value-type="float" office:value="-0.378079984748635" calcext:value-type="float">
            <text:p>-0.38</text:p>
          </table:table-cell>
          <table:table-cell table:formula="of:=[.D67]/[.$E67]" office:value-type="float" office:value="-0.868447458770942" calcext:value-type="float">
            <text:p>-0.87</text:p>
          </table:table-cell>
          <table:table-cell table:formula="of:=DEGREES(ATAN2([.G67];[.F67]))" office:value-type="float" office:value="-139.693452808877" calcext:value-type="float">
            <text:p>-139.6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.22" calcext:value-type="float">
            <text:p>-188.22</text:p>
          </table:table-cell>
          <table:table-cell office:value-type="float" office:value="-221.89" calcext:value-type="float">
            <text:p>-221.89</text:p>
          </table:table-cell>
          <table:table-cell office:value-type="float" office:value="-509.68" calcext:value-type="float">
            <text:p>-509.68</text:p>
          </table:table-cell>
          <table:table-cell table:formula="of:=SQRT([.B68]^2 + [.C68]^2 + [.D68]^2)" office:value-type="float" office:value="586.886396928741" calcext:value-type="float">
            <text:p>586.89</text:p>
          </table:table-cell>
          <table:table-cell table:formula="of:=[.B68]/[.$E68]" office:value-type="float" office:value="-0.320709426875425" calcext:value-type="float">
            <text:p>-0.32</text:p>
          </table:table-cell>
          <table:table-cell table:formula="of:=[.C68]/[.$E68]" office:value-type="float" office:value="-0.378079984748635" calcext:value-type="float">
            <text:p>-0.38</text:p>
          </table:table-cell>
          <table:table-cell table:formula="of:=[.D68]/[.$E68]" office:value-type="float" office:value="-0.868447458770942" calcext:value-type="float">
            <text:p>-0.87</text:p>
          </table:table-cell>
          <table:table-cell table:formula="of:=DEGREES(ATAN2([.G68];[.F68]))" office:value-type="float" office:value="-139.693452808877" calcext:value-type="float">
            <text:p>-139.6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.22" calcext:value-type="float">
            <text:p>-188.22</text:p>
          </table:table-cell>
          <table:table-cell office:value-type="float" office:value="-221.89" calcext:value-type="float">
            <text:p>-221.89</text:p>
          </table:table-cell>
          <table:table-cell office:value-type="float" office:value="-509.68" calcext:value-type="float">
            <text:p>-509.68</text:p>
          </table:table-cell>
          <table:table-cell table:formula="of:=SQRT([.B69]^2 + [.C69]^2 + [.D69]^2)" office:value-type="float" office:value="586.886396928741" calcext:value-type="float">
            <text:p>586.89</text:p>
          </table:table-cell>
          <table:table-cell table:formula="of:=[.B69]/[.$E69]" office:value-type="float" office:value="-0.320709426875425" calcext:value-type="float">
            <text:p>-0.32</text:p>
          </table:table-cell>
          <table:table-cell table:formula="of:=[.C69]/[.$E69]" office:value-type="float" office:value="-0.378079984748635" calcext:value-type="float">
            <text:p>-0.38</text:p>
          </table:table-cell>
          <table:table-cell table:formula="of:=[.D69]/[.$E69]" office:value-type="float" office:value="-0.868447458770942" calcext:value-type="float">
            <text:p>-0.87</text:p>
          </table:table-cell>
          <table:table-cell table:formula="of:=DEGREES(ATAN2([.G69];[.F69]))" office:value-type="float" office:value="-139.693452808877" calcext:value-type="float">
            <text:p>-139.6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.84" calcext:value-type="float">
            <text:p>-191.84</text:p>
          </table:table-cell>
          <table:table-cell office:value-type="float" office:value="-211.06" calcext:value-type="float">
            <text:p>-211.06</text:p>
          </table:table-cell>
          <table:table-cell office:value-type="float" office:value="-516.64" calcext:value-type="float">
            <text:p>-516.64</text:p>
          </table:table-cell>
          <table:table-cell table:formula="of:=SQRT([.B70]^2 + [.C70]^2 + [.D70]^2)" office:value-type="float" office:value="590.140490730809" calcext:value-type="float">
            <text:p>590.14</text:p>
          </table:table-cell>
          <table:table-cell table:formula="of:=[.B70]/[.$E70]" office:value-type="float" office:value="-0.325075135519734" calcext:value-type="float">
            <text:p>-0.33</text:p>
          </table:table-cell>
          <table:table-cell table:formula="of:=[.C70]/[.$E70]" office:value-type="float" office:value="-0.35764365149497" calcext:value-type="float">
            <text:p>-0.36</text:p>
          </table:table-cell>
          <table:table-cell table:formula="of:=[.D70]/[.$E70]" office:value-type="float" office:value="-0.875452554289592" calcext:value-type="float">
            <text:p>-0.88</text:p>
          </table:table-cell>
          <table:table-cell table:formula="of:=DEGREES(ATAN2([.G70];[.F70]))" office:value-type="float" office:value="-137.731175661051" calcext:value-type="float">
            <text:p>-137.7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.84" calcext:value-type="float">
            <text:p>-191.84</text:p>
          </table:table-cell>
          <table:table-cell office:value-type="float" office:value="-211.06" calcext:value-type="float">
            <text:p>-211.06</text:p>
          </table:table-cell>
          <table:table-cell office:value-type="float" office:value="-516.64" calcext:value-type="float">
            <text:p>-516.64</text:p>
          </table:table-cell>
          <table:table-cell table:formula="of:=SQRT([.B71]^2 + [.C71]^2 + [.D71]^2)" office:value-type="float" office:value="590.140490730809" calcext:value-type="float">
            <text:p>590.14</text:p>
          </table:table-cell>
          <table:table-cell table:formula="of:=[.B71]/[.$E71]" office:value-type="float" office:value="-0.325075135519734" calcext:value-type="float">
            <text:p>-0.33</text:p>
          </table:table-cell>
          <table:table-cell table:formula="of:=[.C71]/[.$E71]" office:value-type="float" office:value="-0.35764365149497" calcext:value-type="float">
            <text:p>-0.36</text:p>
          </table:table-cell>
          <table:table-cell table:formula="of:=[.D71]/[.$E71]" office:value-type="float" office:value="-0.875452554289592" calcext:value-type="float">
            <text:p>-0.88</text:p>
          </table:table-cell>
          <table:table-cell table:formula="of:=DEGREES(ATAN2([.G71];[.F71]))" office:value-type="float" office:value="-137.731175661051" calcext:value-type="float">
            <text:p>-137.7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.84" calcext:value-type="float">
            <text:p>-191.84</text:p>
          </table:table-cell>
          <table:table-cell office:value-type="float" office:value="-211.06" calcext:value-type="float">
            <text:p>-211.06</text:p>
          </table:table-cell>
          <table:table-cell office:value-type="float" office:value="-516.64" calcext:value-type="float">
            <text:p>-516.64</text:p>
          </table:table-cell>
          <table:table-cell table:formula="of:=SQRT([.B72]^2 + [.C72]^2 + [.D72]^2)" office:value-type="float" office:value="590.140490730809" calcext:value-type="float">
            <text:p>590.14</text:p>
          </table:table-cell>
          <table:table-cell table:formula="of:=[.B72]/[.$E72]" office:value-type="float" office:value="-0.325075135519734" calcext:value-type="float">
            <text:p>-0.33</text:p>
          </table:table-cell>
          <table:table-cell table:formula="of:=[.C72]/[.$E72]" office:value-type="float" office:value="-0.35764365149497" calcext:value-type="float">
            <text:p>-0.36</text:p>
          </table:table-cell>
          <table:table-cell table:formula="of:=[.D72]/[.$E72]" office:value-type="float" office:value="-0.875452554289592" calcext:value-type="float">
            <text:p>-0.88</text:p>
          </table:table-cell>
          <table:table-cell table:formula="of:=DEGREES(ATAN2([.G72];[.F72]))" office:value-type="float" office:value="-137.731175661051" calcext:value-type="float">
            <text:p>-137.7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</text:p>
          </table:table-cell>
          <table:table-cell office:value-type="float" office:value="-207.45" calcext:value-type="float">
            <text:p>-207.45</text:p>
          </table:table-cell>
          <table:table-cell office:value-type="float" office:value="-502.72" calcext:value-type="float">
            <text:p>-502.72</text:p>
          </table:table-cell>
          <table:table-cell table:formula="of:=SQRT([.B73]^2 + [.C73]^2 + [.D73]^2)" office:value-type="float" office:value="574.317038664186" calcext:value-type="float">
            <text:p>574.32</text:p>
          </table:table-cell>
          <table:table-cell table:formula="of:=[.B73]/[.$E73]" office:value-type="float" office:value="-0.32142525394922" calcext:value-type="float">
            <text:p>-0.32</text:p>
          </table:table-cell>
          <table:table-cell table:formula="of:=[.C73]/[.$E73]" office:value-type="float" office:value="-0.361211641017149" calcext:value-type="float">
            <text:p>-0.36</text:p>
          </table:table-cell>
          <table:table-cell table:formula="of:=[.D73]/[.$E73]" office:value-type="float" office:value="-0.875335339465612" calcext:value-type="float">
            <text:p>-0.88</text:p>
          </table:table-cell>
          <table:table-cell table:formula="of:=DEGREES(ATAN2([.G73];[.F73]))" office:value-type="float" office:value="-138.335618253285" calcext:value-type="float">
            <text:p>-138.3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</text:p>
          </table:table-cell>
          <table:table-cell office:value-type="float" office:value="-207.45" calcext:value-type="float">
            <text:p>-207.45</text:p>
          </table:table-cell>
          <table:table-cell office:value-type="float" office:value="-502.72" calcext:value-type="float">
            <text:p>-502.72</text:p>
          </table:table-cell>
          <table:table-cell table:formula="of:=SQRT([.B74]^2 + [.C74]^2 + [.D74]^2)" office:value-type="float" office:value="574.317038664186" calcext:value-type="float">
            <text:p>574.32</text:p>
          </table:table-cell>
          <table:table-cell table:formula="of:=[.B74]/[.$E74]" office:value-type="float" office:value="-0.32142525394922" calcext:value-type="float">
            <text:p>-0.32</text:p>
          </table:table-cell>
          <table:table-cell table:formula="of:=[.C74]/[.$E74]" office:value-type="float" office:value="-0.361211641017149" calcext:value-type="float">
            <text:p>-0.36</text:p>
          </table:table-cell>
          <table:table-cell table:formula="of:=[.D74]/[.$E74]" office:value-type="float" office:value="-0.875335339465612" calcext:value-type="float">
            <text:p>-0.88</text:p>
          </table:table-cell>
          <table:table-cell table:formula="of:=DEGREES(ATAN2([.G74];[.F74]))" office:value-type="float" office:value="-138.335618253285" calcext:value-type="float">
            <text:p>-138.3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</text:p>
          </table:table-cell>
          <table:table-cell office:value-type="float" office:value="-207.45" calcext:value-type="float">
            <text:p>-207.45</text:p>
          </table:table-cell>
          <table:table-cell office:value-type="float" office:value="-502.72" calcext:value-type="float">
            <text:p>-502.72</text:p>
          </table:table-cell>
          <table:table-cell table:formula="of:=SQRT([.B75]^2 + [.C75]^2 + [.D75]^2)" office:value-type="float" office:value="574.317038664186" calcext:value-type="float">
            <text:p>574.32</text:p>
          </table:table-cell>
          <table:table-cell table:formula="of:=[.B75]/[.$E75]" office:value-type="float" office:value="-0.32142525394922" calcext:value-type="float">
            <text:p>-0.32</text:p>
          </table:table-cell>
          <table:table-cell table:formula="of:=[.C75]/[.$E75]" office:value-type="float" office:value="-0.361211641017149" calcext:value-type="float">
            <text:p>-0.36</text:p>
          </table:table-cell>
          <table:table-cell table:formula="of:=[.D75]/[.$E75]" office:value-type="float" office:value="-0.875335339465612" calcext:value-type="float">
            <text:p>-0.88</text:p>
          </table:table-cell>
          <table:table-cell table:formula="of:=DEGREES(ATAN2([.G75];[.F75]))" office:value-type="float" office:value="-138.335618253285" calcext:value-type="float">
            <text:p>-138.3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</text:p>
          </table:table-cell>
          <table:table-cell office:value-type="float" office:value="-207.45" calcext:value-type="float">
            <text:p>-207.45</text:p>
          </table:table-cell>
          <table:table-cell office:value-type="float" office:value="-502.72" calcext:value-type="float">
            <text:p>-502.72</text:p>
          </table:table-cell>
          <table:table-cell table:formula="of:=SQRT([.B76]^2 + [.C76]^2 + [.D76]^2)" office:value-type="float" office:value="574.317038664186" calcext:value-type="float">
            <text:p>574.32</text:p>
          </table:table-cell>
          <table:table-cell table:formula="of:=[.B76]/[.$E76]" office:value-type="float" office:value="-0.32142525394922" calcext:value-type="float">
            <text:p>-0.32</text:p>
          </table:table-cell>
          <table:table-cell table:formula="of:=[.C76]/[.$E76]" office:value-type="float" office:value="-0.361211641017149" calcext:value-type="float">
            <text:p>-0.36</text:p>
          </table:table-cell>
          <table:table-cell table:formula="of:=[.D76]/[.$E76]" office:value-type="float" office:value="-0.875335339465612" calcext:value-type="float">
            <text:p>-0.88</text:p>
          </table:table-cell>
          <table:table-cell table:formula="of:=DEGREES(ATAN2([.G76];[.F76]))" office:value-type="float" office:value="-138.335618253285" calcext:value-type="float">
            <text:p>-138.3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</text:p>
          </table:table-cell>
          <table:table-cell office:value-type="float" office:value="-207.45" calcext:value-type="float">
            <text:p>-207.45</text:p>
          </table:table-cell>
          <table:table-cell office:value-type="float" office:value="-502.72" calcext:value-type="float">
            <text:p>-502.72</text:p>
          </table:table-cell>
          <table:table-cell table:formula="of:=SQRT([.B77]^2 + [.C77]^2 + [.D77]^2)" office:value-type="float" office:value="574.317038664186" calcext:value-type="float">
            <text:p>574.32</text:p>
          </table:table-cell>
          <table:table-cell table:formula="of:=[.B77]/[.$E77]" office:value-type="float" office:value="-0.32142525394922" calcext:value-type="float">
            <text:p>-0.32</text:p>
          </table:table-cell>
          <table:table-cell table:formula="of:=[.C77]/[.$E77]" office:value-type="float" office:value="-0.361211641017149" calcext:value-type="float">
            <text:p>-0.36</text:p>
          </table:table-cell>
          <table:table-cell table:formula="of:=[.D77]/[.$E77]" office:value-type="float" office:value="-0.875335339465612" calcext:value-type="float">
            <text:p>-0.88</text:p>
          </table:table-cell>
          <table:table-cell table:formula="of:=DEGREES(ATAN2([.G77];[.F77]))" office:value-type="float" office:value="-138.335618253285" calcext:value-type="float">
            <text:p>-138.3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-223.69" calcext:value-type="float">
            <text:p>-223.69</text:p>
          </table:table-cell>
          <table:table-cell office:value-type="float" office:value="-514.9" calcext:value-type="float">
            <text:p>-514.9</text:p>
          </table:table-cell>
          <table:table-cell table:formula="of:=SQRT([.B78]^2 + [.C78]^2 + [.D78]^2)" office:value-type="float" office:value="589.288651680991" calcext:value-type="float">
            <text:p>589.29</text:p>
          </table:table-cell>
          <table:table-cell table:formula="of:=[.B78]/[.$E78]" office:value-type="float" office:value="-0.304044545044103" calcext:value-type="float">
            <text:p>-0.30</text:p>
          </table:table-cell>
          <table:table-cell table:formula="of:=[.C78]/[.$E78]" office:value-type="float" office:value="-0.379593259367726" calcext:value-type="float">
            <text:p>-0.38</text:p>
          </table:table-cell>
          <table:table-cell table:formula="of:=[.D78]/[.$E78]" office:value-type="float" office:value="-0.873765341537137" calcext:value-type="float">
            <text:p>-0.87</text:p>
          </table:table-cell>
          <table:table-cell table:formula="of:=DEGREES(ATAN2([.G78];[.F78]))" office:value-type="float" office:value="-141.3061601556" calcext:value-type="float">
            <text:p>-141.3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-223.69" calcext:value-type="float">
            <text:p>-223.69</text:p>
          </table:table-cell>
          <table:table-cell office:value-type="float" office:value="-514.9" calcext:value-type="float">
            <text:p>-514.9</text:p>
          </table:table-cell>
          <table:table-cell table:formula="of:=SQRT([.B79]^2 + [.C79]^2 + [.D79]^2)" office:value-type="float" office:value="589.288651680991" calcext:value-type="float">
            <text:p>589.29</text:p>
          </table:table-cell>
          <table:table-cell table:formula="of:=[.B79]/[.$E79]" office:value-type="float" office:value="-0.304044545044103" calcext:value-type="float">
            <text:p>-0.30</text:p>
          </table:table-cell>
          <table:table-cell table:formula="of:=[.C79]/[.$E79]" office:value-type="float" office:value="-0.379593259367726" calcext:value-type="float">
            <text:p>-0.38</text:p>
          </table:table-cell>
          <table:table-cell table:formula="of:=[.D79]/[.$E79]" office:value-type="float" office:value="-0.873765341537137" calcext:value-type="float">
            <text:p>-0.87</text:p>
          </table:table-cell>
          <table:table-cell table:formula="of:=DEGREES(ATAN2([.G79];[.F79]))" office:value-type="float" office:value="-141.3061601556" calcext:value-type="float">
            <text:p>-141.3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-223.69" calcext:value-type="float">
            <text:p>-223.69</text:p>
          </table:table-cell>
          <table:table-cell office:value-type="float" office:value="-514.9" calcext:value-type="float">
            <text:p>-514.9</text:p>
          </table:table-cell>
          <table:table-cell table:formula="of:=SQRT([.B80]^2 + [.C80]^2 + [.D80]^2)" office:value-type="float" office:value="589.288651680991" calcext:value-type="float">
            <text:p>589.29</text:p>
          </table:table-cell>
          <table:table-cell table:formula="of:=[.B80]/[.$E80]" office:value-type="float" office:value="-0.304044545044103" calcext:value-type="float">
            <text:p>-0.30</text:p>
          </table:table-cell>
          <table:table-cell table:formula="of:=[.C80]/[.$E80]" office:value-type="float" office:value="-0.379593259367726" calcext:value-type="float">
            <text:p>-0.38</text:p>
          </table:table-cell>
          <table:table-cell table:formula="of:=[.D80]/[.$E80]" office:value-type="float" office:value="-0.873765341537137" calcext:value-type="float">
            <text:p>-0.87</text:p>
          </table:table-cell>
          <table:table-cell table:formula="of:=DEGREES(ATAN2([.G80];[.F80]))" office:value-type="float" office:value="-141.3061601556" calcext:value-type="float">
            <text:p>-141.3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-223.69" calcext:value-type="float">
            <text:p>-223.69</text:p>
          </table:table-cell>
          <table:table-cell office:value-type="float" office:value="-514.9" calcext:value-type="float">
            <text:p>-514.9</text:p>
          </table:table-cell>
          <table:table-cell table:formula="of:=SQRT([.B81]^2 + [.C81]^2 + [.D81]^2)" office:value-type="float" office:value="589.288651680991" calcext:value-type="float">
            <text:p>589.29</text:p>
          </table:table-cell>
          <table:table-cell table:formula="of:=[.B81]/[.$E81]" office:value-type="float" office:value="-0.304044545044103" calcext:value-type="float">
            <text:p>-0.30</text:p>
          </table:table-cell>
          <table:table-cell table:formula="of:=[.C81]/[.$E81]" office:value-type="float" office:value="-0.379593259367726" calcext:value-type="float">
            <text:p>-0.38</text:p>
          </table:table-cell>
          <table:table-cell table:formula="of:=[.D81]/[.$E81]" office:value-type="float" office:value="-0.873765341537137" calcext:value-type="float">
            <text:p>-0.87</text:p>
          </table:table-cell>
          <table:table-cell table:formula="of:=DEGREES(ATAN2([.G81];[.F81]))" office:value-type="float" office:value="-141.3061601556" calcext:value-type="float">
            <text:p>-141.3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0.03" calcext:value-type="float">
            <text:p>-190.03</text:p>
          </table:table-cell>
          <table:table-cell office:value-type="float" office:value="-220.08" calcext:value-type="float">
            <text:p>-220.08</text:p>
          </table:table-cell>
          <table:table-cell office:value-type="float" office:value="-525.34" calcext:value-type="float">
            <text:p>-525.34</text:p>
          </table:table-cell>
          <table:table-cell table:formula="of:=SQRT([.B82]^2 + [.C82]^2 + [.D82]^2)" office:value-type="float" office:value="600.440440759948" calcext:value-type="float">
            <text:p>600.44</text:p>
          </table:table-cell>
          <table:table-cell table:formula="of:=[.B82]/[.$E82]" office:value-type="float" office:value="-0.316484345657145" calcext:value-type="float">
            <text:p>-0.32</text:p>
          </table:table-cell>
          <table:table-cell table:formula="of:=[.C82]/[.$E82]" office:value-type="float" office:value="-0.366530941389384" calcext:value-type="float">
            <text:p>-0.37</text:p>
          </table:table-cell>
          <table:table-cell table:formula="of:=[.D82]/[.$E82]" office:value-type="float" office:value="-0.874924412711281" calcext:value-type="float">
            <text:p>-0.87</text:p>
          </table:table-cell>
          <table:table-cell table:formula="of:=DEGREES(ATAN2([.G82];[.F82]))" office:value-type="float" office:value="-139.19074580406" calcext:value-type="float">
            <text:p>-139.1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0.03" calcext:value-type="float">
            <text:p>-190.03</text:p>
          </table:table-cell>
          <table:table-cell office:value-type="float" office:value="-220.08" calcext:value-type="float">
            <text:p>-220.08</text:p>
          </table:table-cell>
          <table:table-cell office:value-type="float" office:value="-525.34" calcext:value-type="float">
            <text:p>-525.34</text:p>
          </table:table-cell>
          <table:table-cell table:formula="of:=SQRT([.B83]^2 + [.C83]^2 + [.D83]^2)" office:value-type="float" office:value="600.440440759948" calcext:value-type="float">
            <text:p>600.44</text:p>
          </table:table-cell>
          <table:table-cell table:formula="of:=[.B83]/[.$E83]" office:value-type="float" office:value="-0.316484345657145" calcext:value-type="float">
            <text:p>-0.32</text:p>
          </table:table-cell>
          <table:table-cell table:formula="of:=[.C83]/[.$E83]" office:value-type="float" office:value="-0.366530941389384" calcext:value-type="float">
            <text:p>-0.37</text:p>
          </table:table-cell>
          <table:table-cell table:formula="of:=[.D83]/[.$E83]" office:value-type="float" office:value="-0.874924412711281" calcext:value-type="float">
            <text:p>-0.87</text:p>
          </table:table-cell>
          <table:table-cell table:formula="of:=DEGREES(ATAN2([.G83];[.F83]))" office:value-type="float" office:value="-139.19074580406" calcext:value-type="float">
            <text:p>-139.1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0.03" calcext:value-type="float">
            <text:p>-190.03</text:p>
          </table:table-cell>
          <table:table-cell office:value-type="float" office:value="-220.08" calcext:value-type="float">
            <text:p>-220.08</text:p>
          </table:table-cell>
          <table:table-cell office:value-type="float" office:value="-525.34" calcext:value-type="float">
            <text:p>-525.34</text:p>
          </table:table-cell>
          <table:table-cell table:formula="of:=SQRT([.B84]^2 + [.C84]^2 + [.D84]^2)" office:value-type="float" office:value="600.440440759948" calcext:value-type="float">
            <text:p>600.44</text:p>
          </table:table-cell>
          <table:table-cell table:formula="of:=[.B84]/[.$E84]" office:value-type="float" office:value="-0.316484345657145" calcext:value-type="float">
            <text:p>-0.32</text:p>
          </table:table-cell>
          <table:table-cell table:formula="of:=[.C84]/[.$E84]" office:value-type="float" office:value="-0.366530941389384" calcext:value-type="float">
            <text:p>-0.37</text:p>
          </table:table-cell>
          <table:table-cell table:formula="of:=[.D84]/[.$E84]" office:value-type="float" office:value="-0.874924412711281" calcext:value-type="float">
            <text:p>-0.87</text:p>
          </table:table-cell>
          <table:table-cell table:formula="of:=DEGREES(ATAN2([.G84];[.F84]))" office:value-type="float" office:value="-139.19074580406" calcext:value-type="float">
            <text:p>-139.1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0.03" calcext:value-type="float">
            <text:p>-190.03</text:p>
          </table:table-cell>
          <table:table-cell office:value-type="float" office:value="-220.08" calcext:value-type="float">
            <text:p>-220.08</text:p>
          </table:table-cell>
          <table:table-cell office:value-type="float" office:value="-525.34" calcext:value-type="float">
            <text:p>-525.34</text:p>
          </table:table-cell>
          <table:table-cell table:formula="of:=SQRT([.B85]^2 + [.C85]^2 + [.D85]^2)" office:value-type="float" office:value="600.440440759948" calcext:value-type="float">
            <text:p>600.44</text:p>
          </table:table-cell>
          <table:table-cell table:formula="of:=[.B85]/[.$E85]" office:value-type="float" office:value="-0.316484345657145" calcext:value-type="float">
            <text:p>-0.32</text:p>
          </table:table-cell>
          <table:table-cell table:formula="of:=[.C85]/[.$E85]" office:value-type="float" office:value="-0.366530941389384" calcext:value-type="float">
            <text:p>-0.37</text:p>
          </table:table-cell>
          <table:table-cell table:formula="of:=[.D85]/[.$E85]" office:value-type="float" office:value="-0.874924412711281" calcext:value-type="float">
            <text:p>-0.87</text:p>
          </table:table-cell>
          <table:table-cell table:formula="of:=DEGREES(ATAN2([.G85];[.F85]))" office:value-type="float" office:value="-139.19074580406" calcext:value-type="float">
            <text:p>-139.1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.41" calcext:value-type="float">
            <text:p>-186.41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518.38" calcext:value-type="float">
            <text:p>-518.38</text:p>
          </table:table-cell>
          <table:table-cell table:formula="of:=SQRT([.B86]^2 + [.C86]^2 + [.D86]^2)" office:value-type="float" office:value="591.88324304714" calcext:value-type="float">
            <text:p>591.88</text:p>
          </table:table-cell>
          <table:table-cell table:formula="of:=[.B86]/[.$E86]" office:value-type="float" office:value="-0.314943871430321" calcext:value-type="float">
            <text:p>-0.31</text:p>
          </table:table-cell>
          <table:table-cell table:formula="of:=[.C86]/[.$E86]" office:value-type="float" office:value="-0.365730914910797" calcext:value-type="float">
            <text:p>-0.37</text:p>
          </table:table-cell>
          <table:table-cell table:formula="of:=[.D86]/[.$E86]" office:value-type="float" office:value="-0.8758146240655" calcext:value-type="float">
            <text:p>-0.88</text:p>
          </table:table-cell>
          <table:table-cell table:formula="of:=DEGREES(ATAN2([.G86];[.F86]))" office:value-type="float" office:value="-139.267091171283" calcext:value-type="float">
            <text:p>-139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.41" calcext:value-type="float">
            <text:p>-186.41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518.38" calcext:value-type="float">
            <text:p>-518.38</text:p>
          </table:table-cell>
          <table:table-cell table:formula="of:=SQRT([.B87]^2 + [.C87]^2 + [.D87]^2)" office:value-type="float" office:value="591.88324304714" calcext:value-type="float">
            <text:p>591.88</text:p>
          </table:table-cell>
          <table:table-cell table:formula="of:=[.B87]/[.$E87]" office:value-type="float" office:value="-0.314943871430321" calcext:value-type="float">
            <text:p>-0.31</text:p>
          </table:table-cell>
          <table:table-cell table:formula="of:=[.C87]/[.$E87]" office:value-type="float" office:value="-0.365730914910797" calcext:value-type="float">
            <text:p>-0.37</text:p>
          </table:table-cell>
          <table:table-cell table:formula="of:=[.D87]/[.$E87]" office:value-type="float" office:value="-0.8758146240655" calcext:value-type="float">
            <text:p>-0.88</text:p>
          </table:table-cell>
          <table:table-cell table:formula="of:=DEGREES(ATAN2([.G87];[.F87]))" office:value-type="float" office:value="-139.267091171283" calcext:value-type="float">
            <text:p>-139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.41" calcext:value-type="float">
            <text:p>-186.41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518.38" calcext:value-type="float">
            <text:p>-518.38</text:p>
          </table:table-cell>
          <table:table-cell table:formula="of:=SQRT([.B88]^2 + [.C88]^2 + [.D88]^2)" office:value-type="float" office:value="591.88324304714" calcext:value-type="float">
            <text:p>591.88</text:p>
          </table:table-cell>
          <table:table-cell table:formula="of:=[.B88]/[.$E88]" office:value-type="float" office:value="-0.314943871430321" calcext:value-type="float">
            <text:p>-0.31</text:p>
          </table:table-cell>
          <table:table-cell table:formula="of:=[.C88]/[.$E88]" office:value-type="float" office:value="-0.365730914910797" calcext:value-type="float">
            <text:p>-0.37</text:p>
          </table:table-cell>
          <table:table-cell table:formula="of:=[.D88]/[.$E88]" office:value-type="float" office:value="-0.8758146240655" calcext:value-type="float">
            <text:p>-0.88</text:p>
          </table:table-cell>
          <table:table-cell table:formula="of:=DEGREES(ATAN2([.G88];[.F88]))" office:value-type="float" office:value="-139.267091171283" calcext:value-type="float">
            <text:p>-139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-212.87" calcext:value-type="float">
            <text:p>-212.87</text:p>
          </table:table-cell>
          <table:table-cell office:value-type="float" office:value="-521.86" calcext:value-type="float">
            <text:p>-521.86</text:p>
          </table:table-cell>
          <table:table-cell table:formula="of:=SQRT([.B89]^2 + [.C89]^2 + [.D89]^2)" office:value-type="float" office:value="591.399514203385" calcext:value-type="float">
            <text:p>591.40</text:p>
          </table:table-cell>
          <table:table-cell table:formula="of:=[.B89]/[.$E89]" office:value-type="float" office:value="-0.302959329010173" calcext:value-type="float">
            <text:p>-0.30</text:p>
          </table:table-cell>
          <table:table-cell table:formula="of:=[.C89]/[.$E89]" office:value-type="float" office:value="-0.359942804969557" calcext:value-type="float">
            <text:p>-0.36</text:p>
          </table:table-cell>
          <table:table-cell table:formula="of:=[.D89]/[.$E89]" office:value-type="float" office:value="-0.882415334248194" calcext:value-type="float">
            <text:p>-0.88</text:p>
          </table:table-cell>
          <table:table-cell table:formula="of:=DEGREES(ATAN2([.G89];[.F89]))" office:value-type="float" office:value="-139.913102924462" calcext:value-type="float">
            <text:p>-139.9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-212.87" calcext:value-type="float">
            <text:p>-212.87</text:p>
          </table:table-cell>
          <table:table-cell office:value-type="float" office:value="-521.86" calcext:value-type="float">
            <text:p>-521.86</text:p>
          </table:table-cell>
          <table:table-cell table:formula="of:=SQRT([.B90]^2 + [.C90]^2 + [.D90]^2)" office:value-type="float" office:value="591.399514203385" calcext:value-type="float">
            <text:p>591.40</text:p>
          </table:table-cell>
          <table:table-cell table:formula="of:=[.B90]/[.$E90]" office:value-type="float" office:value="-0.302959329010173" calcext:value-type="float">
            <text:p>-0.30</text:p>
          </table:table-cell>
          <table:table-cell table:formula="of:=[.C90]/[.$E90]" office:value-type="float" office:value="-0.359942804969557" calcext:value-type="float">
            <text:p>-0.36</text:p>
          </table:table-cell>
          <table:table-cell table:formula="of:=[.D90]/[.$E90]" office:value-type="float" office:value="-0.882415334248194" calcext:value-type="float">
            <text:p>-0.88</text:p>
          </table:table-cell>
          <table:table-cell table:formula="of:=DEGREES(ATAN2([.G90];[.F90]))" office:value-type="float" office:value="-139.913102924462" calcext:value-type="float">
            <text:p>-139.9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-212.87" calcext:value-type="float">
            <text:p>-212.87</text:p>
          </table:table-cell>
          <table:table-cell office:value-type="float" office:value="-521.86" calcext:value-type="float">
            <text:p>-521.86</text:p>
          </table:table-cell>
          <table:table-cell table:formula="of:=SQRT([.B91]^2 + [.C91]^2 + [.D91]^2)" office:value-type="float" office:value="591.399514203385" calcext:value-type="float">
            <text:p>591.40</text:p>
          </table:table-cell>
          <table:table-cell table:formula="of:=[.B91]/[.$E91]" office:value-type="float" office:value="-0.302959329010173" calcext:value-type="float">
            <text:p>-0.30</text:p>
          </table:table-cell>
          <table:table-cell table:formula="of:=[.C91]/[.$E91]" office:value-type="float" office:value="-0.359942804969557" calcext:value-type="float">
            <text:p>-0.36</text:p>
          </table:table-cell>
          <table:table-cell table:formula="of:=[.D91]/[.$E91]" office:value-type="float" office:value="-0.882415334248194" calcext:value-type="float">
            <text:p>-0.88</text:p>
          </table:table-cell>
          <table:table-cell table:formula="of:=DEGREES(ATAN2([.G91];[.F91]))" office:value-type="float" office:value="-139.913102924462" calcext:value-type="float">
            <text:p>-139.9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-212.87" calcext:value-type="float">
            <text:p>-212.87</text:p>
          </table:table-cell>
          <table:table-cell office:value-type="float" office:value="-521.86" calcext:value-type="float">
            <text:p>-521.86</text:p>
          </table:table-cell>
          <table:table-cell table:formula="of:=SQRT([.B92]^2 + [.C92]^2 + [.D92]^2)" office:value-type="float" office:value="591.399514203385" calcext:value-type="float">
            <text:p>591.40</text:p>
          </table:table-cell>
          <table:table-cell table:formula="of:=[.B92]/[.$E92]" office:value-type="float" office:value="-0.302959329010173" calcext:value-type="float">
            <text:p>-0.30</text:p>
          </table:table-cell>
          <table:table-cell table:formula="of:=[.C92]/[.$E92]" office:value-type="float" office:value="-0.359942804969557" calcext:value-type="float">
            <text:p>-0.36</text:p>
          </table:table-cell>
          <table:table-cell table:formula="of:=[.D92]/[.$E92]" office:value-type="float" office:value="-0.882415334248194" calcext:value-type="float">
            <text:p>-0.88</text:p>
          </table:table-cell>
          <table:table-cell table:formula="of:=DEGREES(ATAN2([.G92];[.F92]))" office:value-type="float" office:value="-139.913102924462" calcext:value-type="float">
            <text:p>-139.9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.65" calcext:value-type="float">
            <text:p>-193.65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514.9" calcext:value-type="float">
            <text:p>-514.9</text:p>
          </table:table-cell>
          <table:table-cell table:formula="of:=SQRT([.B93]^2 + [.C93]^2 + [.D93]^2)" office:value-type="float" office:value="591.169682409374" calcext:value-type="float">
            <text:p>591.17</text:p>
          </table:table-cell>
          <table:table-cell table:formula="of:=[.B93]/[.$E93]" office:value-type="float" office:value="-0.327570925509507" calcext:value-type="float">
            <text:p>-0.33</text:p>
          </table:table-cell>
          <table:table-cell table:formula="of:=[.C93]/[.$E93]" office:value-type="float" office:value="-0.366172363775074" calcext:value-type="float">
            <text:p>-0.37</text:p>
          </table:table-cell>
          <table:table-cell table:formula="of:=[.D93]/[.$E93]" office:value-type="float" office:value="-0.870985125457502" calcext:value-type="float">
            <text:p>-0.87</text:p>
          </table:table-cell>
          <table:table-cell table:formula="of:=DEGREES(ATAN2([.G93];[.F93]))" office:value-type="float" office:value="-138.184782097965" calcext:value-type="float">
            <text:p>-138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.65" calcext:value-type="float">
            <text:p>-193.65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514.9" calcext:value-type="float">
            <text:p>-514.9</text:p>
          </table:table-cell>
          <table:table-cell table:formula="of:=SQRT([.B94]^2 + [.C94]^2 + [.D94]^2)" office:value-type="float" office:value="591.169682409374" calcext:value-type="float">
            <text:p>591.17</text:p>
          </table:table-cell>
          <table:table-cell table:formula="of:=[.B94]/[.$E94]" office:value-type="float" office:value="-0.327570925509507" calcext:value-type="float">
            <text:p>-0.33</text:p>
          </table:table-cell>
          <table:table-cell table:formula="of:=[.C94]/[.$E94]" office:value-type="float" office:value="-0.366172363775074" calcext:value-type="float">
            <text:p>-0.37</text:p>
          </table:table-cell>
          <table:table-cell table:formula="of:=[.D94]/[.$E94]" office:value-type="float" office:value="-0.870985125457502" calcext:value-type="float">
            <text:p>-0.87</text:p>
          </table:table-cell>
          <table:table-cell table:formula="of:=DEGREES(ATAN2([.G94];[.F94]))" office:value-type="float" office:value="-138.184782097965" calcext:value-type="float">
            <text:p>-138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.65" calcext:value-type="float">
            <text:p>-193.65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514.9" calcext:value-type="float">
            <text:p>-514.9</text:p>
          </table:table-cell>
          <table:table-cell table:formula="of:=SQRT([.B95]^2 + [.C95]^2 + [.D95]^2)" office:value-type="float" office:value="591.169682409374" calcext:value-type="float">
            <text:p>591.17</text:p>
          </table:table-cell>
          <table:table-cell table:formula="of:=[.B95]/[.$E95]" office:value-type="float" office:value="-0.327570925509507" calcext:value-type="float">
            <text:p>-0.33</text:p>
          </table:table-cell>
          <table:table-cell table:formula="of:=[.C95]/[.$E95]" office:value-type="float" office:value="-0.366172363775074" calcext:value-type="float">
            <text:p>-0.37</text:p>
          </table:table-cell>
          <table:table-cell table:formula="of:=[.D95]/[.$E95]" office:value-type="float" office:value="-0.870985125457502" calcext:value-type="float">
            <text:p>-0.87</text:p>
          </table:table-cell>
          <table:table-cell table:formula="of:=DEGREES(ATAN2([.G95];[.F95]))" office:value-type="float" office:value="-138.184782097965" calcext:value-type="float">
            <text:p>-138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.65" calcext:value-type="float">
            <text:p>-193.65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514.9" calcext:value-type="float">
            <text:p>-514.9</text:p>
          </table:table-cell>
          <table:table-cell table:formula="of:=SQRT([.B96]^2 + [.C96]^2 + [.D96]^2)" office:value-type="float" office:value="591.169682409374" calcext:value-type="float">
            <text:p>591.17</text:p>
          </table:table-cell>
          <table:table-cell table:formula="of:=[.B96]/[.$E96]" office:value-type="float" office:value="-0.327570925509507" calcext:value-type="float">
            <text:p>-0.33</text:p>
          </table:table-cell>
          <table:table-cell table:formula="of:=[.C96]/[.$E96]" office:value-type="float" office:value="-0.366172363775074" calcext:value-type="float">
            <text:p>-0.37</text:p>
          </table:table-cell>
          <table:table-cell table:formula="of:=[.D96]/[.$E96]" office:value-type="float" office:value="-0.870985125457502" calcext:value-type="float">
            <text:p>-0.87</text:p>
          </table:table-cell>
          <table:table-cell table:formula="of:=DEGREES(ATAN2([.G96];[.F96]))" office:value-type="float" office:value="-138.184782097965" calcext:value-type="float">
            <text:p>-138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.65" calcext:value-type="float">
            <text:p>-193.65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514.9" calcext:value-type="float">
            <text:p>-514.9</text:p>
          </table:table-cell>
          <table:table-cell table:formula="of:=SQRT([.B97]^2 + [.C97]^2 + [.D97]^2)" office:value-type="float" office:value="591.169682409374" calcext:value-type="float">
            <text:p>591.17</text:p>
          </table:table-cell>
          <table:table-cell table:formula="of:=[.B97]/[.$E97]" office:value-type="float" office:value="-0.327570925509507" calcext:value-type="float">
            <text:p>-0.33</text:p>
          </table:table-cell>
          <table:table-cell table:formula="of:=[.C97]/[.$E97]" office:value-type="float" office:value="-0.366172363775074" calcext:value-type="float">
            <text:p>-0.37</text:p>
          </table:table-cell>
          <table:table-cell table:formula="of:=[.D97]/[.$E97]" office:value-type="float" office:value="-0.870985125457502" calcext:value-type="float">
            <text:p>-0.87</text:p>
          </table:table-cell>
          <table:table-cell table:formula="of:=DEGREES(ATAN2([.G97];[.F97]))" office:value-type="float" office:value="-138.184782097965" calcext:value-type="float">
            <text:p>-138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</text:p>
          </table:table-cell>
          <table:table-cell office:value-type="float" office:value="-214.67" calcext:value-type="float">
            <text:p>-214.67</text:p>
          </table:table-cell>
          <table:table-cell office:value-type="float" office:value="-513.16" calcext:value-type="float">
            <text:p>-513.16</text:p>
          </table:table-cell>
          <table:table-cell table:formula="of:=SQRT([.B98]^2 + [.C98]^2 + [.D98]^2)" office:value-type="float" office:value="586.083231717134" calcext:value-type="float">
            <text:p>586.08</text:p>
          </table:table-cell>
          <table:table-cell table:formula="of:=[.B98]/[.$E98]" office:value-type="float" office:value="-0.314972328177945" calcext:value-type="float">
            <text:p>-0.31</text:p>
          </table:table-cell>
          <table:table-cell table:formula="of:=[.C98]/[.$E98]" office:value-type="float" office:value="-0.366279034073454" calcext:value-type="float">
            <text:p>-0.37</text:p>
          </table:table-cell>
          <table:table-cell table:formula="of:=[.D98]/[.$E98]" office:value-type="float" office:value="-0.875575297550349" calcext:value-type="float">
            <text:p>-0.88</text:p>
          </table:table-cell>
          <table:table-cell table:formula="of:=DEGREES(ATAN2([.G98];[.F98]))" office:value-type="float" office:value="-139.306954571118" calcext:value-type="float">
            <text:p>-139.3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</text:p>
          </table:table-cell>
          <table:table-cell office:value-type="float" office:value="-214.67" calcext:value-type="float">
            <text:p>-214.67</text:p>
          </table:table-cell>
          <table:table-cell office:value-type="float" office:value="-513.16" calcext:value-type="float">
            <text:p>-513.16</text:p>
          </table:table-cell>
          <table:table-cell table:formula="of:=SQRT([.B99]^2 + [.C99]^2 + [.D99]^2)" office:value-type="float" office:value="586.083231717134" calcext:value-type="float">
            <text:p>586.08</text:p>
          </table:table-cell>
          <table:table-cell table:formula="of:=[.B99]/[.$E99]" office:value-type="float" office:value="-0.314972328177945" calcext:value-type="float">
            <text:p>-0.31</text:p>
          </table:table-cell>
          <table:table-cell table:formula="of:=[.C99]/[.$E99]" office:value-type="float" office:value="-0.366279034073454" calcext:value-type="float">
            <text:p>-0.37</text:p>
          </table:table-cell>
          <table:table-cell table:formula="of:=[.D99]/[.$E99]" office:value-type="float" office:value="-0.875575297550349" calcext:value-type="float">
            <text:p>-0.88</text:p>
          </table:table-cell>
          <table:table-cell table:formula="of:=DEGREES(ATAN2([.G99];[.F99]))" office:value-type="float" office:value="-139.306954571118" calcext:value-type="float">
            <text:p>-139.3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</text:p>
          </table:table-cell>
          <table:table-cell office:value-type="float" office:value="-214.67" calcext:value-type="float">
            <text:p>-214.67</text:p>
          </table:table-cell>
          <table:table-cell office:value-type="float" office:value="-513.16" calcext:value-type="float">
            <text:p>-513.16</text:p>
          </table:table-cell>
          <table:table-cell table:formula="of:=SQRT([.B100]^2 + [.C100]^2 + [.D100]^2)" office:value-type="float" office:value="586.083231717134" calcext:value-type="float">
            <text:p>586.08</text:p>
          </table:table-cell>
          <table:table-cell table:formula="of:=[.B100]/[.$E100]" office:value-type="float" office:value="-0.314972328177945" calcext:value-type="float">
            <text:p>-0.31</text:p>
          </table:table-cell>
          <table:table-cell table:formula="of:=[.C100]/[.$E100]" office:value-type="float" office:value="-0.366279034073454" calcext:value-type="float">
            <text:p>-0.37</text:p>
          </table:table-cell>
          <table:table-cell table:formula="of:=[.D100]/[.$E100]" office:value-type="float" office:value="-0.875575297550349" calcext:value-type="float">
            <text:p>-0.88</text:p>
          </table:table-cell>
          <table:table-cell table:formula="of:=DEGREES(ATAN2([.G100];[.F100]))" office:value-type="float" office:value="-139.306954571118" calcext:value-type="float">
            <text:p>-139.3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.41" calcext:value-type="float">
            <text:p>-186.41</text:p>
          </table:table-cell>
          <table:table-cell office:value-type="float" office:value="-223.69" calcext:value-type="float">
            <text:p>-223.69</text:p>
          </table:table-cell>
          <table:table-cell office:value-type="float" office:value="-518.38" calcext:value-type="float">
            <text:p>-518.38</text:p>
          </table:table-cell>
          <table:table-cell table:formula="of:=SQRT([.B101]^2 + [.C101]^2 + [.D101]^2)" office:value-type="float" office:value="594.561795442661" calcext:value-type="float">
            <text:p>594.56</text:p>
          </table:table-cell>
          <table:table-cell table:formula="of:=[.B101]/[.$E101]" office:value-type="float" office:value="-0.313525022005854" calcext:value-type="float">
            <text:p>-0.31</text:p>
          </table:table-cell>
          <table:table-cell table:formula="of:=[.C101]/[.$E101]" office:value-type="float" office:value="-0.376226662585105" calcext:value-type="float">
            <text:p>-0.38</text:p>
          </table:table-cell>
          <table:table-cell table:formula="of:=[.D101]/[.$E101]" office:value-type="float" office:value="-0.871869003312024" calcext:value-type="float">
            <text:p>-0.87</text:p>
          </table:table-cell>
          <table:table-cell table:formula="of:=DEGREES(ATAN2([.G101];[.F101]))" office:value-type="float" office:value="-140.194176968453" calcext:value-type="float">
            <text:p>-140.1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.41" calcext:value-type="float">
            <text:p>-186.41</text:p>
          </table:table-cell>
          <table:table-cell office:value-type="float" office:value="-223.69" calcext:value-type="float">
            <text:p>-223.69</text:p>
          </table:table-cell>
          <table:table-cell office:value-type="float" office:value="-518.38" calcext:value-type="float">
            <text:p>-518.38</text:p>
          </table:table-cell>
          <table:table-cell table:formula="of:=SQRT([.B102]^2 + [.C102]^2 + [.D102]^2)" office:value-type="float" office:value="594.561795442661" calcext:value-type="float">
            <text:p>594.56</text:p>
          </table:table-cell>
          <table:table-cell table:formula="of:=[.B102]/[.$E102]" office:value-type="float" office:value="-0.313525022005854" calcext:value-type="float">
            <text:p>-0.31</text:p>
          </table:table-cell>
          <table:table-cell table:formula="of:=[.C102]/[.$E102]" office:value-type="float" office:value="-0.376226662585105" calcext:value-type="float">
            <text:p>-0.38</text:p>
          </table:table-cell>
          <table:table-cell table:formula="of:=[.D102]/[.$E102]" office:value-type="float" office:value="-0.871869003312024" calcext:value-type="float">
            <text:p>-0.87</text:p>
          </table:table-cell>
          <table:table-cell table:formula="of:=DEGREES(ATAN2([.G102];[.F102]))" office:value-type="float" office:value="-140.194176968453" calcext:value-type="float">
            <text:p>-140.1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.41" calcext:value-type="float">
            <text:p>-186.41</text:p>
          </table:table-cell>
          <table:table-cell office:value-type="float" office:value="-223.69" calcext:value-type="float">
            <text:p>-223.69</text:p>
          </table:table-cell>
          <table:table-cell office:value-type="float" office:value="-518.38" calcext:value-type="float">
            <text:p>-518.38</text:p>
          </table:table-cell>
          <table:table-cell table:formula="of:=SQRT([.B103]^2 + [.C103]^2 + [.D103]^2)" office:value-type="float" office:value="594.561795442661" calcext:value-type="float">
            <text:p>594.56</text:p>
          </table:table-cell>
          <table:table-cell table:formula="of:=[.B103]/[.$E103]" office:value-type="float" office:value="-0.313525022005854" calcext:value-type="float">
            <text:p>-0.31</text:p>
          </table:table-cell>
          <table:table-cell table:formula="of:=[.C103]/[.$E103]" office:value-type="float" office:value="-0.376226662585105" calcext:value-type="float">
            <text:p>-0.38</text:p>
          </table:table-cell>
          <table:table-cell table:formula="of:=[.D103]/[.$E103]" office:value-type="float" office:value="-0.871869003312024" calcext:value-type="float">
            <text:p>-0.87</text:p>
          </table:table-cell>
          <table:table-cell table:formula="of:=DEGREES(ATAN2([.G103];[.F103]))" office:value-type="float" office:value="-140.194176968453" calcext:value-type="float">
            <text:p>-140.1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-223.69" calcext:value-type="float">
            <text:p>-223.69</text:p>
          </table:table-cell>
          <table:table-cell office:value-type="float" office:value="-514.9" calcext:value-type="float">
            <text:p>-514.9</text:p>
          </table:table-cell>
          <table:table-cell table:formula="of:=SQRT([.B104]^2 + [.C104]^2 + [.D104]^2)" office:value-type="float" office:value="589.288651680991" calcext:value-type="float">
            <text:p>589.29</text:p>
          </table:table-cell>
          <table:table-cell table:formula="of:=[.B104]/[.$E104]" office:value-type="float" office:value="-0.304044545044103" calcext:value-type="float">
            <text:p>-0.30</text:p>
          </table:table-cell>
          <table:table-cell table:formula="of:=[.C104]/[.$E104]" office:value-type="float" office:value="-0.379593259367726" calcext:value-type="float">
            <text:p>-0.38</text:p>
          </table:table-cell>
          <table:table-cell table:formula="of:=[.D104]/[.$E104]" office:value-type="float" office:value="-0.873765341537137" calcext:value-type="float">
            <text:p>-0.87</text:p>
          </table:table-cell>
          <table:table-cell table:formula="of:=DEGREES(ATAN2([.G104];[.F104]))" office:value-type="float" office:value="-141.3061601556" calcext:value-type="float">
            <text:p>-141.3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-223.69" calcext:value-type="float">
            <text:p>-223.69</text:p>
          </table:table-cell>
          <table:table-cell office:value-type="float" office:value="-514.9" calcext:value-type="float">
            <text:p>-514.9</text:p>
          </table:table-cell>
          <table:table-cell table:formula="of:=SQRT([.B105]^2 + [.C105]^2 + [.D105]^2)" office:value-type="float" office:value="589.288651680991" calcext:value-type="float">
            <text:p>589.29</text:p>
          </table:table-cell>
          <table:table-cell table:formula="of:=[.B105]/[.$E105]" office:value-type="float" office:value="-0.304044545044103" calcext:value-type="float">
            <text:p>-0.30</text:p>
          </table:table-cell>
          <table:table-cell table:formula="of:=[.C105]/[.$E105]" office:value-type="float" office:value="-0.379593259367726" calcext:value-type="float">
            <text:p>-0.38</text:p>
          </table:table-cell>
          <table:table-cell table:formula="of:=[.D105]/[.$E105]" office:value-type="float" office:value="-0.873765341537137" calcext:value-type="float">
            <text:p>-0.87</text:p>
          </table:table-cell>
          <table:table-cell table:formula="of:=DEGREES(ATAN2([.G105];[.F105]))" office:value-type="float" office:value="-141.3061601556" calcext:value-type="float">
            <text:p>-141.3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-223.69" calcext:value-type="float">
            <text:p>-223.69</text:p>
          </table:table-cell>
          <table:table-cell office:value-type="float" office:value="-514.9" calcext:value-type="float">
            <text:p>-514.9</text:p>
          </table:table-cell>
          <table:table-cell table:formula="of:=SQRT([.B106]^2 + [.C106]^2 + [.D106]^2)" office:value-type="float" office:value="589.288651680991" calcext:value-type="float">
            <text:p>589.29</text:p>
          </table:table-cell>
          <table:table-cell table:formula="of:=[.B106]/[.$E106]" office:value-type="float" office:value="-0.304044545044103" calcext:value-type="float">
            <text:p>-0.30</text:p>
          </table:table-cell>
          <table:table-cell table:formula="of:=[.C106]/[.$E106]" office:value-type="float" office:value="-0.379593259367726" calcext:value-type="float">
            <text:p>-0.38</text:p>
          </table:table-cell>
          <table:table-cell table:formula="of:=[.D106]/[.$E106]" office:value-type="float" office:value="-0.873765341537137" calcext:value-type="float">
            <text:p>-0.87</text:p>
          </table:table-cell>
          <table:table-cell table:formula="of:=DEGREES(ATAN2([.G106];[.F106]))" office:value-type="float" office:value="-141.3061601556" calcext:value-type="float">
            <text:p>-141.3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-223.69" calcext:value-type="float">
            <text:p>-223.69</text:p>
          </table:table-cell>
          <table:table-cell office:value-type="float" office:value="-514.9" calcext:value-type="float">
            <text:p>-514.9</text:p>
          </table:table-cell>
          <table:table-cell table:formula="of:=SQRT([.B107]^2 + [.C107]^2 + [.D107]^2)" office:value-type="float" office:value="589.288651680991" calcext:value-type="float">
            <text:p>589.29</text:p>
          </table:table-cell>
          <table:table-cell table:formula="of:=[.B107]/[.$E107]" office:value-type="float" office:value="-0.304044545044103" calcext:value-type="float">
            <text:p>-0.30</text:p>
          </table:table-cell>
          <table:table-cell table:formula="of:=[.C107]/[.$E107]" office:value-type="float" office:value="-0.379593259367726" calcext:value-type="float">
            <text:p>-0.38</text:p>
          </table:table-cell>
          <table:table-cell table:formula="of:=[.D107]/[.$E107]" office:value-type="float" office:value="-0.873765341537137" calcext:value-type="float">
            <text:p>-0.87</text:p>
          </table:table-cell>
          <table:table-cell table:formula="of:=DEGREES(ATAN2([.G107];[.F107]))" office:value-type="float" office:value="-141.3061601556" calcext:value-type="float">
            <text:p>-141.3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-218.28" calcext:value-type="float">
            <text:p>-218.28</text:p>
          </table:table-cell>
          <table:table-cell office:value-type="float" office:value="-509.68" calcext:value-type="float">
            <text:p>-509.68</text:p>
          </table:table-cell>
          <table:table-cell table:formula="of:=SQRT([.B108]^2 + [.C108]^2 + [.D108]^2)" office:value-type="float" office:value="583.244049433854" calcext:value-type="float">
            <text:p>583.24</text:p>
          </table:table-cell>
          <table:table-cell table:formula="of:=[.B108]/[.$E108]" office:value-type="float" office:value="-0.31029892233907" calcext:value-type="float">
            <text:p>-0.31</text:p>
          </table:table-cell>
          <table:table-cell table:formula="of:=[.C108]/[.$E108]" office:value-type="float" office:value="-0.374251567953211" calcext:value-type="float">
            <text:p>-0.37</text:p>
          </table:table-cell>
          <table:table-cell table:formula="of:=[.D108]/[.$E108]" office:value-type="float" office:value="-0.873870895887817" calcext:value-type="float">
            <text:p>-0.87</text:p>
          </table:table-cell>
          <table:table-cell table:formula="of:=DEGREES(ATAN2([.G108];[.F108]))" office:value-type="float" office:value="-140.337242465124" calcext:value-type="float">
            <text:p>-140.3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-218.28" calcext:value-type="float">
            <text:p>-218.28</text:p>
          </table:table-cell>
          <table:table-cell office:value-type="float" office:value="-509.68" calcext:value-type="float">
            <text:p>-509.68</text:p>
          </table:table-cell>
          <table:table-cell table:formula="of:=SQRT([.B109]^2 + [.C109]^2 + [.D109]^2)" office:value-type="float" office:value="583.244049433854" calcext:value-type="float">
            <text:p>583.24</text:p>
          </table:table-cell>
          <table:table-cell table:formula="of:=[.B109]/[.$E109]" office:value-type="float" office:value="-0.31029892233907" calcext:value-type="float">
            <text:p>-0.31</text:p>
          </table:table-cell>
          <table:table-cell table:formula="of:=[.C109]/[.$E109]" office:value-type="float" office:value="-0.374251567953211" calcext:value-type="float">
            <text:p>-0.37</text:p>
          </table:table-cell>
          <table:table-cell table:formula="of:=[.D109]/[.$E109]" office:value-type="float" office:value="-0.873870895887817" calcext:value-type="float">
            <text:p>-0.87</text:p>
          </table:table-cell>
          <table:table-cell table:formula="of:=DEGREES(ATAN2([.G109];[.F109]))" office:value-type="float" office:value="-140.337242465124" calcext:value-type="float">
            <text:p>-140.3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-218.28" calcext:value-type="float">
            <text:p>-218.28</text:p>
          </table:table-cell>
          <table:table-cell office:value-type="float" office:value="-509.68" calcext:value-type="float">
            <text:p>-509.68</text:p>
          </table:table-cell>
          <table:table-cell table:formula="of:=SQRT([.B110]^2 + [.C110]^2 + [.D110]^2)" office:value-type="float" office:value="583.244049433854" calcext:value-type="float">
            <text:p>583.24</text:p>
          </table:table-cell>
          <table:table-cell table:formula="of:=[.B110]/[.$E110]" office:value-type="float" office:value="-0.31029892233907" calcext:value-type="float">
            <text:p>-0.31</text:p>
          </table:table-cell>
          <table:table-cell table:formula="of:=[.C110]/[.$E110]" office:value-type="float" office:value="-0.374251567953211" calcext:value-type="float">
            <text:p>-0.37</text:p>
          </table:table-cell>
          <table:table-cell table:formula="of:=[.D110]/[.$E110]" office:value-type="float" office:value="-0.873870895887817" calcext:value-type="float">
            <text:p>-0.87</text:p>
          </table:table-cell>
          <table:table-cell table:formula="of:=DEGREES(ATAN2([.G110];[.F110]))" office:value-type="float" office:value="-140.337242465124" calcext:value-type="float">
            <text:p>-140.3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-218.28" calcext:value-type="float">
            <text:p>-218.28</text:p>
          </table:table-cell>
          <table:table-cell office:value-type="float" office:value="-509.68" calcext:value-type="float">
            <text:p>-509.68</text:p>
          </table:table-cell>
          <table:table-cell table:formula="of:=SQRT([.B111]^2 + [.C111]^2 + [.D111]^2)" office:value-type="float" office:value="583.244049433854" calcext:value-type="float">
            <text:p>583.24</text:p>
          </table:table-cell>
          <table:table-cell table:formula="of:=[.B111]/[.$E111]" office:value-type="float" office:value="-0.31029892233907" calcext:value-type="float">
            <text:p>-0.31</text:p>
          </table:table-cell>
          <table:table-cell table:formula="of:=[.C111]/[.$E111]" office:value-type="float" office:value="-0.374251567953211" calcext:value-type="float">
            <text:p>-0.37</text:p>
          </table:table-cell>
          <table:table-cell table:formula="of:=[.D111]/[.$E111]" office:value-type="float" office:value="-0.873870895887817" calcext:value-type="float">
            <text:p>-0.87</text:p>
          </table:table-cell>
          <table:table-cell table:formula="of:=DEGREES(ATAN2([.G111];[.F111]))" office:value-type="float" office:value="-140.337242465124" calcext:value-type="float">
            <text:p>-140.3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-218.28" calcext:value-type="float">
            <text:p>-218.28</text:p>
          </table:table-cell>
          <table:table-cell office:value-type="float" office:value="-509.68" calcext:value-type="float">
            <text:p>-509.68</text:p>
          </table:table-cell>
          <table:table-cell table:formula="of:=SQRT([.B112]^2 + [.C112]^2 + [.D112]^2)" office:value-type="float" office:value="583.244049433854" calcext:value-type="float">
            <text:p>583.24</text:p>
          </table:table-cell>
          <table:table-cell table:formula="of:=[.B112]/[.$E112]" office:value-type="float" office:value="-0.31029892233907" calcext:value-type="float">
            <text:p>-0.31</text:p>
          </table:table-cell>
          <table:table-cell table:formula="of:=[.C112]/[.$E112]" office:value-type="float" office:value="-0.374251567953211" calcext:value-type="float">
            <text:p>-0.37</text:p>
          </table:table-cell>
          <table:table-cell table:formula="of:=[.D112]/[.$E112]" office:value-type="float" office:value="-0.873870895887817" calcext:value-type="float">
            <text:p>-0.87</text:p>
          </table:table-cell>
          <table:table-cell table:formula="of:=DEGREES(ATAN2([.G112];[.F112]))" office:value-type="float" office:value="-140.337242465124" calcext:value-type="float">
            <text:p>-140.3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.22" calcext:value-type="float">
            <text:p>-188.22</text:p>
          </table:table-cell>
          <table:table-cell office:value-type="float" office:value="-203.85" calcext:value-type="float">
            <text:p>-203.85</text:p>
          </table:table-cell>
          <table:table-cell office:value-type="float" office:value="-520.12" calcext:value-type="float">
            <text:p>-520.12</text:p>
          </table:table-cell>
          <table:table-cell table:formula="of:=SQRT([.B113]^2 + [.C113]^2 + [.D113]^2)" office:value-type="float" office:value="589.496739007096" calcext:value-type="float">
            <text:p>589.50</text:p>
          </table:table-cell>
          <table:table-cell table:formula="of:=[.B113]/[.$E113]" office:value-type="float" office:value="-0.319289298049424" calcext:value-type="float">
            <text:p>-0.32</text:p>
          </table:table-cell>
          <table:table-cell table:formula="of:=[.C113]/[.$E113]" office:value-type="float" office:value="-0.34580343963115" calcext:value-type="float">
            <text:p>-0.35</text:p>
          </table:table-cell>
          <table:table-cell table:formula="of:=[.D113]/[.$E113]" office:value-type="float" office:value="-0.882311920632591" calcext:value-type="float">
            <text:p>-0.88</text:p>
          </table:table-cell>
          <table:table-cell table:formula="of:=DEGREES(ATAN2([.G113];[.F113]))" office:value-type="float" office:value="-137.282906314302" calcext:value-type="float">
            <text:p>-137.2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.22" calcext:value-type="float">
            <text:p>-188.22</text:p>
          </table:table-cell>
          <table:table-cell office:value-type="float" office:value="-203.85" calcext:value-type="float">
            <text:p>-203.85</text:p>
          </table:table-cell>
          <table:table-cell office:value-type="float" office:value="-520.12" calcext:value-type="float">
            <text:p>-520.12</text:p>
          </table:table-cell>
          <table:table-cell table:formula="of:=SQRT([.B114]^2 + [.C114]^2 + [.D114]^2)" office:value-type="float" office:value="589.496739007096" calcext:value-type="float">
            <text:p>589.50</text:p>
          </table:table-cell>
          <table:table-cell table:formula="of:=[.B114]/[.$E114]" office:value-type="float" office:value="-0.319289298049424" calcext:value-type="float">
            <text:p>-0.32</text:p>
          </table:table-cell>
          <table:table-cell table:formula="of:=[.C114]/[.$E114]" office:value-type="float" office:value="-0.34580343963115" calcext:value-type="float">
            <text:p>-0.35</text:p>
          </table:table-cell>
          <table:table-cell table:formula="of:=[.D114]/[.$E114]" office:value-type="float" office:value="-0.882311920632591" calcext:value-type="float">
            <text:p>-0.88</text:p>
          </table:table-cell>
          <table:table-cell table:formula="of:=DEGREES(ATAN2([.G114];[.F114]))" office:value-type="float" office:value="-137.282906314302" calcext:value-type="float">
            <text:p>-137.2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.22" calcext:value-type="float">
            <text:p>-188.22</text:p>
          </table:table-cell>
          <table:table-cell office:value-type="float" office:value="-203.85" calcext:value-type="float">
            <text:p>-203.85</text:p>
          </table:table-cell>
          <table:table-cell office:value-type="float" office:value="-520.12" calcext:value-type="float">
            <text:p>-520.12</text:p>
          </table:table-cell>
          <table:table-cell table:formula="of:=SQRT([.B115]^2 + [.C115]^2 + [.D115]^2)" office:value-type="float" office:value="589.496739007096" calcext:value-type="float">
            <text:p>589.50</text:p>
          </table:table-cell>
          <table:table-cell table:formula="of:=[.B115]/[.$E115]" office:value-type="float" office:value="-0.319289298049424" calcext:value-type="float">
            <text:p>-0.32</text:p>
          </table:table-cell>
          <table:table-cell table:formula="of:=[.C115]/[.$E115]" office:value-type="float" office:value="-0.34580343963115" calcext:value-type="float">
            <text:p>-0.35</text:p>
          </table:table-cell>
          <table:table-cell table:formula="of:=[.D115]/[.$E115]" office:value-type="float" office:value="-0.882311920632591" calcext:value-type="float">
            <text:p>-0.88</text:p>
          </table:table-cell>
          <table:table-cell table:formula="of:=DEGREES(ATAN2([.G115];[.F115]))" office:value-type="float" office:value="-137.282906314302" calcext:value-type="float">
            <text:p>-137.2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.22" calcext:value-type="float">
            <text:p>-188.22</text:p>
          </table:table-cell>
          <table:table-cell office:value-type="float" office:value="-203.85" calcext:value-type="float">
            <text:p>-203.85</text:p>
          </table:table-cell>
          <table:table-cell office:value-type="float" office:value="-520.12" calcext:value-type="float">
            <text:p>-520.12</text:p>
          </table:table-cell>
          <table:table-cell table:formula="of:=SQRT([.B116]^2 + [.C116]^2 + [.D116]^2)" office:value-type="float" office:value="589.496739007096" calcext:value-type="float">
            <text:p>589.50</text:p>
          </table:table-cell>
          <table:table-cell table:formula="of:=[.B116]/[.$E116]" office:value-type="float" office:value="-0.319289298049424" calcext:value-type="float">
            <text:p>-0.32</text:p>
          </table:table-cell>
          <table:table-cell table:formula="of:=[.C116]/[.$E116]" office:value-type="float" office:value="-0.34580343963115" calcext:value-type="float">
            <text:p>-0.35</text:p>
          </table:table-cell>
          <table:table-cell table:formula="of:=[.D116]/[.$E116]" office:value-type="float" office:value="-0.882311920632591" calcext:value-type="float">
            <text:p>-0.88</text:p>
          </table:table-cell>
          <table:table-cell table:formula="of:=DEGREES(ATAN2([.G116];[.F116]))" office:value-type="float" office:value="-137.282906314302" calcext:value-type="float">
            <text:p>-137.2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497.5" calcext:value-type="float">
            <text:p>-497.5</text:p>
          </table:table-cell>
          <table:table-cell table:formula="of:=SQRT([.B117]^2 + [.C117]^2 + [.D117]^2)" office:value-type="float" office:value="569.144477088199" calcext:value-type="float">
            <text:p>569.14</text:p>
          </table:table-cell>
          <table:table-cell table:formula="of:=[.B117]/[.$E117]" office:value-type="float" office:value="-0.302084983552175" calcext:value-type="float">
            <text:p>-0.30</text:p>
          </table:table-cell>
          <table:table-cell table:formula="of:=[.C117]/[.$E117]" office:value-type="float" office:value="-0.380342792936307" calcext:value-type="float">
            <text:p>-0.38</text:p>
          </table:table-cell>
          <table:table-cell table:formula="of:=[.D117]/[.$E117]" office:value-type="float" office:value="-0.874118997948043" calcext:value-type="float">
            <text:p>-0.87</text:p>
          </table:table-cell>
          <table:table-cell table:formula="of:=DEGREES(ATAN2([.G117];[.F117]))" office:value-type="float" office:value="-141.54185113363" calcext:value-type="float">
            <text:p>-141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497.5" calcext:value-type="float">
            <text:p>-497.5</text:p>
          </table:table-cell>
          <table:table-cell table:formula="of:=SQRT([.B118]^2 + [.C118]^2 + [.D118]^2)" office:value-type="float" office:value="569.144477088199" calcext:value-type="float">
            <text:p>569.14</text:p>
          </table:table-cell>
          <table:table-cell table:formula="of:=[.B118]/[.$E118]" office:value-type="float" office:value="-0.302084983552175" calcext:value-type="float">
            <text:p>-0.30</text:p>
          </table:table-cell>
          <table:table-cell table:formula="of:=[.C118]/[.$E118]" office:value-type="float" office:value="-0.380342792936307" calcext:value-type="float">
            <text:p>-0.38</text:p>
          </table:table-cell>
          <table:table-cell table:formula="of:=[.D118]/[.$E118]" office:value-type="float" office:value="-0.874118997948043" calcext:value-type="float">
            <text:p>-0.87</text:p>
          </table:table-cell>
          <table:table-cell table:formula="of:=DEGREES(ATAN2([.G118];[.F118]))" office:value-type="float" office:value="-141.54185113363" calcext:value-type="float">
            <text:p>-141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497.5" calcext:value-type="float">
            <text:p>-497.5</text:p>
          </table:table-cell>
          <table:table-cell table:formula="of:=SQRT([.B119]^2 + [.C119]^2 + [.D119]^2)" office:value-type="float" office:value="569.144477088199" calcext:value-type="float">
            <text:p>569.14</text:p>
          </table:table-cell>
          <table:table-cell table:formula="of:=[.B119]/[.$E119]" office:value-type="float" office:value="-0.302084983552175" calcext:value-type="float">
            <text:p>-0.30</text:p>
          </table:table-cell>
          <table:table-cell table:formula="of:=[.C119]/[.$E119]" office:value-type="float" office:value="-0.380342792936307" calcext:value-type="float">
            <text:p>-0.38</text:p>
          </table:table-cell>
          <table:table-cell table:formula="of:=[.D119]/[.$E119]" office:value-type="float" office:value="-0.874118997948043" calcext:value-type="float">
            <text:p>-0.87</text:p>
          </table:table-cell>
          <table:table-cell table:formula="of:=DEGREES(ATAN2([.G119];[.F119]))" office:value-type="float" office:value="-141.54185113363" calcext:value-type="float">
            <text:p>-141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-221.89" calcext:value-type="float">
            <text:p>-221.89</text:p>
          </table:table-cell>
          <table:table-cell office:value-type="float" office:value="-506.2" calcext:value-type="float">
            <text:p>-506.2</text:p>
          </table:table-cell>
          <table:table-cell table:formula="of:=SQRT([.B120]^2 + [.C120]^2 + [.D120]^2)" office:value-type="float" office:value="579.361027080697" calcext:value-type="float">
            <text:p>579.36</text:p>
          </table:table-cell>
          <table:table-cell table:formula="of:=[.B120]/[.$E120]" office:value-type="float" office:value="-0.299882097481508" calcext:value-type="float">
            <text:p>-0.30</text:p>
          </table:table-cell>
          <table:table-cell table:formula="of:=[.C120]/[.$E120]" office:value-type="float" office:value="-0.38299089795195" calcext:value-type="float">
            <text:p>-0.38</text:p>
          </table:table-cell>
          <table:table-cell table:formula="of:=[.D120]/[.$E120]" office:value-type="float" office:value="-0.873721179608261" calcext:value-type="float">
            <text:p>-0.87</text:p>
          </table:table-cell>
          <table:table-cell table:formula="of:=DEGREES(ATAN2([.G120];[.F120]))" office:value-type="float" office:value="-141.939035164632" calcext:value-type="float">
            <text:p>-141.9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-221.89" calcext:value-type="float">
            <text:p>-221.89</text:p>
          </table:table-cell>
          <table:table-cell office:value-type="float" office:value="-506.2" calcext:value-type="float">
            <text:p>-506.2</text:p>
          </table:table-cell>
          <table:table-cell table:formula="of:=SQRT([.B121]^2 + [.C121]^2 + [.D121]^2)" office:value-type="float" office:value="579.361027080697" calcext:value-type="float">
            <text:p>579.36</text:p>
          </table:table-cell>
          <table:table-cell table:formula="of:=[.B121]/[.$E121]" office:value-type="float" office:value="-0.299882097481508" calcext:value-type="float">
            <text:p>-0.30</text:p>
          </table:table-cell>
          <table:table-cell table:formula="of:=[.C121]/[.$E121]" office:value-type="float" office:value="-0.38299089795195" calcext:value-type="float">
            <text:p>-0.38</text:p>
          </table:table-cell>
          <table:table-cell table:formula="of:=[.D121]/[.$E121]" office:value-type="float" office:value="-0.873721179608261" calcext:value-type="float">
            <text:p>-0.87</text:p>
          </table:table-cell>
          <table:table-cell table:formula="of:=DEGREES(ATAN2([.G121];[.F121]))" office:value-type="float" office:value="-141.939035164632" calcext:value-type="float">
            <text:p>-141.9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-221.89" calcext:value-type="float">
            <text:p>-221.89</text:p>
          </table:table-cell>
          <table:table-cell office:value-type="float" office:value="-506.2" calcext:value-type="float">
            <text:p>-506.2</text:p>
          </table:table-cell>
          <table:table-cell table:formula="of:=SQRT([.B122]^2 + [.C122]^2 + [.D122]^2)" office:value-type="float" office:value="579.361027080697" calcext:value-type="float">
            <text:p>579.36</text:p>
          </table:table-cell>
          <table:table-cell table:formula="of:=[.B122]/[.$E122]" office:value-type="float" office:value="-0.299882097481508" calcext:value-type="float">
            <text:p>-0.30</text:p>
          </table:table-cell>
          <table:table-cell table:formula="of:=[.C122]/[.$E122]" office:value-type="float" office:value="-0.38299089795195" calcext:value-type="float">
            <text:p>-0.38</text:p>
          </table:table-cell>
          <table:table-cell table:formula="of:=[.D122]/[.$E122]" office:value-type="float" office:value="-0.873721179608261" calcext:value-type="float">
            <text:p>-0.87</text:p>
          </table:table-cell>
          <table:table-cell table:formula="of:=DEGREES(ATAN2([.G122];[.F122]))" office:value-type="float" office:value="-141.939035164632" calcext:value-type="float">
            <text:p>-141.9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7.36" calcext:value-type="float">
            <text:p>-177.36</text:p>
          </table:table-cell>
          <table:table-cell office:value-type="float" office:value="-221.89" calcext:value-type="float">
            <text:p>-221.89</text:p>
          </table:table-cell>
          <table:table-cell office:value-type="float" office:value="-520.12" calcext:value-type="float">
            <text:p>-520.12</text:p>
          </table:table-cell>
          <table:table-cell table:formula="of:=SQRT([.B123]^2 + [.C123]^2 + [.D123]^2)" office:value-type="float" office:value="592.635263969332" calcext:value-type="float">
            <text:p>592.64</text:p>
          </table:table-cell>
          <table:table-cell table:formula="of:=[.B123]/[.$E123]" office:value-type="float" office:value="-0.299273449932905" calcext:value-type="float">
            <text:p>-0.30</text:p>
          </table:table-cell>
          <table:table-cell table:formula="of:=[.C123]/[.$E123]" office:value-type="float" office:value="-0.374412414330245" calcext:value-type="float">
            <text:p>-0.37</text:p>
          </table:table-cell>
          <table:table-cell table:formula="of:=[.D123]/[.$E123]" office:value-type="float" office:value="-0.87763930299449" calcext:value-type="float">
            <text:p>-0.88</text:p>
          </table:table-cell>
          <table:table-cell table:formula="of:=DEGREES(ATAN2([.G123];[.F123]))" office:value-type="float" office:value="-141.364132055602" calcext:value-type="float">
            <text:p>-141.3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7.36" calcext:value-type="float">
            <text:p>-177.36</text:p>
          </table:table-cell>
          <table:table-cell office:value-type="float" office:value="-221.89" calcext:value-type="float">
            <text:p>-221.89</text:p>
          </table:table-cell>
          <table:table-cell office:value-type="float" office:value="-520.12" calcext:value-type="float">
            <text:p>-520.12</text:p>
          </table:table-cell>
          <table:table-cell table:formula="of:=SQRT([.B124]^2 + [.C124]^2 + [.D124]^2)" office:value-type="float" office:value="592.635263969332" calcext:value-type="float">
            <text:p>592.64</text:p>
          </table:table-cell>
          <table:table-cell table:formula="of:=[.B124]/[.$E124]" office:value-type="float" office:value="-0.299273449932905" calcext:value-type="float">
            <text:p>-0.30</text:p>
          </table:table-cell>
          <table:table-cell table:formula="of:=[.C124]/[.$E124]" office:value-type="float" office:value="-0.374412414330245" calcext:value-type="float">
            <text:p>-0.37</text:p>
          </table:table-cell>
          <table:table-cell table:formula="of:=[.D124]/[.$E124]" office:value-type="float" office:value="-0.87763930299449" calcext:value-type="float">
            <text:p>-0.88</text:p>
          </table:table-cell>
          <table:table-cell table:formula="of:=DEGREES(ATAN2([.G124];[.F124]))" office:value-type="float" office:value="-141.364132055602" calcext:value-type="float">
            <text:p>-141.3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7.36" calcext:value-type="float">
            <text:p>-177.36</text:p>
          </table:table-cell>
          <table:table-cell office:value-type="float" office:value="-221.89" calcext:value-type="float">
            <text:p>-221.89</text:p>
          </table:table-cell>
          <table:table-cell office:value-type="float" office:value="-520.12" calcext:value-type="float">
            <text:p>-520.12</text:p>
          </table:table-cell>
          <table:table-cell table:formula="of:=SQRT([.B125]^2 + [.C125]^2 + [.D125]^2)" office:value-type="float" office:value="592.635263969332" calcext:value-type="float">
            <text:p>592.64</text:p>
          </table:table-cell>
          <table:table-cell table:formula="of:=[.B125]/[.$E125]" office:value-type="float" office:value="-0.299273449932905" calcext:value-type="float">
            <text:p>-0.30</text:p>
          </table:table-cell>
          <table:table-cell table:formula="of:=[.C125]/[.$E125]" office:value-type="float" office:value="-0.374412414330245" calcext:value-type="float">
            <text:p>-0.37</text:p>
          </table:table-cell>
          <table:table-cell table:formula="of:=[.D125]/[.$E125]" office:value-type="float" office:value="-0.87763930299449" calcext:value-type="float">
            <text:p>-0.88</text:p>
          </table:table-cell>
          <table:table-cell table:formula="of:=DEGREES(ATAN2([.G125];[.F125]))" office:value-type="float" office:value="-141.364132055602" calcext:value-type="float">
            <text:p>-141.3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7.36" calcext:value-type="float">
            <text:p>-177.36</text:p>
          </table:table-cell>
          <table:table-cell office:value-type="float" office:value="-221.89" calcext:value-type="float">
            <text:p>-221.89</text:p>
          </table:table-cell>
          <table:table-cell office:value-type="float" office:value="-520.12" calcext:value-type="float">
            <text:p>-520.12</text:p>
          </table:table-cell>
          <table:table-cell table:formula="of:=SQRT([.B126]^2 + [.C126]^2 + [.D126]^2)" office:value-type="float" office:value="592.635263969332" calcext:value-type="float">
            <text:p>592.64</text:p>
          </table:table-cell>
          <table:table-cell table:formula="of:=[.B126]/[.$E126]" office:value-type="float" office:value="-0.299273449932905" calcext:value-type="float">
            <text:p>-0.30</text:p>
          </table:table-cell>
          <table:table-cell table:formula="of:=[.C126]/[.$E126]" office:value-type="float" office:value="-0.374412414330245" calcext:value-type="float">
            <text:p>-0.37</text:p>
          </table:table-cell>
          <table:table-cell table:formula="of:=[.D126]/[.$E126]" office:value-type="float" office:value="-0.87763930299449" calcext:value-type="float">
            <text:p>-0.88</text:p>
          </table:table-cell>
          <table:table-cell table:formula="of:=DEGREES(ATAN2([.G126];[.F126]))" office:value-type="float" office:value="-141.364132055602" calcext:value-type="float">
            <text:p>-141.3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7.36" calcext:value-type="float">
            <text:p>-177.36</text:p>
          </table:table-cell>
          <table:table-cell office:value-type="float" office:value="-221.89" calcext:value-type="float">
            <text:p>-221.89</text:p>
          </table:table-cell>
          <table:table-cell office:value-type="float" office:value="-520.12" calcext:value-type="float">
            <text:p>-520.12</text:p>
          </table:table-cell>
          <table:table-cell table:formula="of:=SQRT([.B127]^2 + [.C127]^2 + [.D127]^2)" office:value-type="float" office:value="592.635263969332" calcext:value-type="float">
            <text:p>592.64</text:p>
          </table:table-cell>
          <table:table-cell table:formula="of:=[.B127]/[.$E127]" office:value-type="float" office:value="-0.299273449932905" calcext:value-type="float">
            <text:p>-0.30</text:p>
          </table:table-cell>
          <table:table-cell table:formula="of:=[.C127]/[.$E127]" office:value-type="float" office:value="-0.374412414330245" calcext:value-type="float">
            <text:p>-0.37</text:p>
          </table:table-cell>
          <table:table-cell table:formula="of:=[.D127]/[.$E127]" office:value-type="float" office:value="-0.87763930299449" calcext:value-type="float">
            <text:p>-0.88</text:p>
          </table:table-cell>
          <table:table-cell table:formula="of:=DEGREES(ATAN2([.G127];[.F127]))" office:value-type="float" office:value="-141.364132055602" calcext:value-type="float">
            <text:p>-141.3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521.86" calcext:value-type="float">
            <text:p>-521.86</text:p>
          </table:table-cell>
          <table:table-cell table:formula="of:=SQRT([.B128]^2 + [.C128]^2 + [.D128]^2)" office:value-type="float" office:value="592.704824849604" calcext:value-type="float">
            <text:p>592.70</text:p>
          </table:table-cell>
          <table:table-cell table:formula="of:=[.B128]/[.$E128]" office:value-type="float" office:value="-0.302292123310222" calcext:value-type="float">
            <text:p>-0.30</text:p>
          </table:table-cell>
          <table:table-cell table:formula="of:=[.C128]/[.$E128]" office:value-type="float" office:value="-0.365223954529016" calcext:value-type="float">
            <text:p>-0.37</text:p>
          </table:table-cell>
          <table:table-cell table:formula="of:=[.D128]/[.$E128]" office:value-type="float" office:value="-0.880471995706158" calcext:value-type="float">
            <text:p>-0.88</text:p>
          </table:table-cell>
          <table:table-cell table:formula="of:=DEGREES(ATAN2([.G128];[.F128]))" office:value-type="float" office:value="-140.385790935841" calcext:value-type="float">
            <text:p>-140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521.86" calcext:value-type="float">
            <text:p>-521.86</text:p>
          </table:table-cell>
          <table:table-cell table:formula="of:=SQRT([.B129]^2 + [.C129]^2 + [.D129]^2)" office:value-type="float" office:value="592.704824849604" calcext:value-type="float">
            <text:p>592.70</text:p>
          </table:table-cell>
          <table:table-cell table:formula="of:=[.B129]/[.$E129]" office:value-type="float" office:value="-0.302292123310222" calcext:value-type="float">
            <text:p>-0.30</text:p>
          </table:table-cell>
          <table:table-cell table:formula="of:=[.C129]/[.$E129]" office:value-type="float" office:value="-0.365223954529016" calcext:value-type="float">
            <text:p>-0.37</text:p>
          </table:table-cell>
          <table:table-cell table:formula="of:=[.D129]/[.$E129]" office:value-type="float" office:value="-0.880471995706158" calcext:value-type="float">
            <text:p>-0.88</text:p>
          </table:table-cell>
          <table:table-cell table:formula="of:=DEGREES(ATAN2([.G129];[.F129]))" office:value-type="float" office:value="-140.385790935841" calcext:value-type="float">
            <text:p>-140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521.86" calcext:value-type="float">
            <text:p>-521.86</text:p>
          </table:table-cell>
          <table:table-cell table:formula="of:=SQRT([.B130]^2 + [.C130]^2 + [.D130]^2)" office:value-type="float" office:value="592.704824849604" calcext:value-type="float">
            <text:p>592.70</text:p>
          </table:table-cell>
          <table:table-cell table:formula="of:=[.B130]/[.$E130]" office:value-type="float" office:value="-0.302292123310222" calcext:value-type="float">
            <text:p>-0.30</text:p>
          </table:table-cell>
          <table:table-cell table:formula="of:=[.C130]/[.$E130]" office:value-type="float" office:value="-0.365223954529016" calcext:value-type="float">
            <text:p>-0.37</text:p>
          </table:table-cell>
          <table:table-cell table:formula="of:=[.D130]/[.$E130]" office:value-type="float" office:value="-0.880471995706158" calcext:value-type="float">
            <text:p>-0.88</text:p>
          </table:table-cell>
          <table:table-cell table:formula="of:=DEGREES(ATAN2([.G130];[.F130]))" office:value-type="float" office:value="-140.385790935841" calcext:value-type="float">
            <text:p>-140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521.86" calcext:value-type="float">
            <text:p>-521.86</text:p>
          </table:table-cell>
          <table:table-cell table:formula="of:=SQRT([.B131]^2 + [.C131]^2 + [.D131]^2)" office:value-type="float" office:value="592.704824849604" calcext:value-type="float">
            <text:p>592.70</text:p>
          </table:table-cell>
          <table:table-cell table:formula="of:=[.B131]/[.$E131]" office:value-type="float" office:value="-0.302292123310222" calcext:value-type="float">
            <text:p>-0.30</text:p>
          </table:table-cell>
          <table:table-cell table:formula="of:=[.C131]/[.$E131]" office:value-type="float" office:value="-0.365223954529016" calcext:value-type="float">
            <text:p>-0.37</text:p>
          </table:table-cell>
          <table:table-cell table:formula="of:=[.D131]/[.$E131]" office:value-type="float" office:value="-0.880471995706158" calcext:value-type="float">
            <text:p>-0.88</text:p>
          </table:table-cell>
          <table:table-cell table:formula="of:=DEGREES(ATAN2([.G131];[.F131]))" office:value-type="float" office:value="-140.385790935841" calcext:value-type="float">
            <text:p>-140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.22" calcext:value-type="float">
            <text:p>-188.22</text:p>
          </table:table-cell>
          <table:table-cell office:value-type="float" office:value="-221.89" calcext:value-type="float">
            <text:p>-221.89</text:p>
          </table:table-cell>
          <table:table-cell office:value-type="float" office:value="-513.16" calcext:value-type="float">
            <text:p>-513.16</text:p>
          </table:table-cell>
          <table:table-cell table:formula="of:=SQRT([.B132]^2 + [.C132]^2 + [.D132]^2)" office:value-type="float" office:value="589.911117118503" calcext:value-type="float">
            <text:p>589.91</text:p>
          </table:table-cell>
          <table:table-cell table:formula="of:=[.B132]/[.$E132]" office:value-type="float" office:value="-0.319065015962718" calcext:value-type="float">
            <text:p>-0.32</text:p>
          </table:table-cell>
          <table:table-cell table:formula="of:=[.C132]/[.$E132]" office:value-type="float" office:value="-0.376141411071977" calcext:value-type="float">
            <text:p>-0.38</text:p>
          </table:table-cell>
          <table:table-cell table:formula="of:=[.D132]/[.$E132]" office:value-type="float" office:value="-0.8698937604475" calcext:value-type="float">
            <text:p>-0.87</text:p>
          </table:table-cell>
          <table:table-cell table:formula="of:=DEGREES(ATAN2([.G132];[.F132]))" office:value-type="float" office:value="-139.693452808877" calcext:value-type="float">
            <text:p>-139.6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.22" calcext:value-type="float">
            <text:p>-188.22</text:p>
          </table:table-cell>
          <table:table-cell office:value-type="float" office:value="-221.89" calcext:value-type="float">
            <text:p>-221.89</text:p>
          </table:table-cell>
          <table:table-cell office:value-type="float" office:value="-513.16" calcext:value-type="float">
            <text:p>-513.16</text:p>
          </table:table-cell>
          <table:table-cell table:formula="of:=SQRT([.B133]^2 + [.C133]^2 + [.D133]^2)" office:value-type="float" office:value="589.911117118503" calcext:value-type="float">
            <text:p>589.91</text:p>
          </table:table-cell>
          <table:table-cell table:formula="of:=[.B133]/[.$E133]" office:value-type="float" office:value="-0.319065015962718" calcext:value-type="float">
            <text:p>-0.32</text:p>
          </table:table-cell>
          <table:table-cell table:formula="of:=[.C133]/[.$E133]" office:value-type="float" office:value="-0.376141411071977" calcext:value-type="float">
            <text:p>-0.38</text:p>
          </table:table-cell>
          <table:table-cell table:formula="of:=[.D133]/[.$E133]" office:value-type="float" office:value="-0.8698937604475" calcext:value-type="float">
            <text:p>-0.87</text:p>
          </table:table-cell>
          <table:table-cell table:formula="of:=DEGREES(ATAN2([.G133];[.F133]))" office:value-type="float" office:value="-139.693452808877" calcext:value-type="float">
            <text:p>-139.6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.22" calcext:value-type="float">
            <text:p>-188.22</text:p>
          </table:table-cell>
          <table:table-cell office:value-type="float" office:value="-221.89" calcext:value-type="float">
            <text:p>-221.89</text:p>
          </table:table-cell>
          <table:table-cell office:value-type="float" office:value="-513.16" calcext:value-type="float">
            <text:p>-513.16</text:p>
          </table:table-cell>
          <table:table-cell table:formula="of:=SQRT([.B134]^2 + [.C134]^2 + [.D134]^2)" office:value-type="float" office:value="589.911117118503" calcext:value-type="float">
            <text:p>589.91</text:p>
          </table:table-cell>
          <table:table-cell table:formula="of:=[.B134]/[.$E134]" office:value-type="float" office:value="-0.319065015962718" calcext:value-type="float">
            <text:p>-0.32</text:p>
          </table:table-cell>
          <table:table-cell table:formula="of:=[.C134]/[.$E134]" office:value-type="float" office:value="-0.376141411071977" calcext:value-type="float">
            <text:p>-0.38</text:p>
          </table:table-cell>
          <table:table-cell table:formula="of:=[.D134]/[.$E134]" office:value-type="float" office:value="-0.8698937604475" calcext:value-type="float">
            <text:p>-0.87</text:p>
          </table:table-cell>
          <table:table-cell table:formula="of:=DEGREES(ATAN2([.G134];[.F134]))" office:value-type="float" office:value="-139.693452808877" calcext:value-type="float">
            <text:p>-139.6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7.36" calcext:value-type="float">
            <text:p>-177.36</text:p>
          </table:table-cell>
          <table:table-cell office:value-type="float" office:value="-211.06" calcext:value-type="float">
            <text:p>-211.06</text:p>
          </table:table-cell>
          <table:table-cell office:value-type="float" office:value="-520.12" calcext:value-type="float">
            <text:p>-520.12</text:p>
          </table:table-cell>
          <table:table-cell table:formula="of:=SQRT([.B135]^2 + [.C135]^2 + [.D135]^2)" office:value-type="float" office:value="588.666040807519" calcext:value-type="float">
            <text:p>588.67</text:p>
          </table:table-cell>
          <table:table-cell table:formula="of:=[.B135]/[.$E135]" office:value-type="float" office:value="-0.301291373554862" calcext:value-type="float">
            <text:p>-0.30</text:p>
          </table:table-cell>
          <table:table-cell table:formula="of:=[.C135]/[.$E135]" office:value-type="float" office:value="-0.358539452539971" calcext:value-type="float">
            <text:p>-0.36</text:p>
          </table:table-cell>
          <table:table-cell table:formula="of:=[.D135]/[.$E135]" office:value-type="float" office:value="-0.883556998271058" calcext:value-type="float">
            <text:p>-0.88</text:p>
          </table:table-cell>
          <table:table-cell table:formula="of:=DEGREES(ATAN2([.G135];[.F135]))" office:value-type="float" office:value="-139.958664848702" calcext:value-type="float">
            <text:p>-139.9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7.36" calcext:value-type="float">
            <text:p>-177.36</text:p>
          </table:table-cell>
          <table:table-cell office:value-type="float" office:value="-211.06" calcext:value-type="float">
            <text:p>-211.06</text:p>
          </table:table-cell>
          <table:table-cell office:value-type="float" office:value="-520.12" calcext:value-type="float">
            <text:p>-520.12</text:p>
          </table:table-cell>
          <table:table-cell table:formula="of:=SQRT([.B136]^2 + [.C136]^2 + [.D136]^2)" office:value-type="float" office:value="588.666040807519" calcext:value-type="float">
            <text:p>588.67</text:p>
          </table:table-cell>
          <table:table-cell table:formula="of:=[.B136]/[.$E136]" office:value-type="float" office:value="-0.301291373554862" calcext:value-type="float">
            <text:p>-0.30</text:p>
          </table:table-cell>
          <table:table-cell table:formula="of:=[.C136]/[.$E136]" office:value-type="float" office:value="-0.358539452539971" calcext:value-type="float">
            <text:p>-0.36</text:p>
          </table:table-cell>
          <table:table-cell table:formula="of:=[.D136]/[.$E136]" office:value-type="float" office:value="-0.883556998271058" calcext:value-type="float">
            <text:p>-0.88</text:p>
          </table:table-cell>
          <table:table-cell table:formula="of:=DEGREES(ATAN2([.G136];[.F136]))" office:value-type="float" office:value="-139.958664848702" calcext:value-type="float">
            <text:p>-139.9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7.36" calcext:value-type="float">
            <text:p>-177.36</text:p>
          </table:table-cell>
          <table:table-cell office:value-type="float" office:value="-211.06" calcext:value-type="float">
            <text:p>-211.06</text:p>
          </table:table-cell>
          <table:table-cell office:value-type="float" office:value="-520.12" calcext:value-type="float">
            <text:p>-520.12</text:p>
          </table:table-cell>
          <table:table-cell table:formula="of:=SQRT([.B137]^2 + [.C137]^2 + [.D137]^2)" office:value-type="float" office:value="588.666040807519" calcext:value-type="float">
            <text:p>588.67</text:p>
          </table:table-cell>
          <table:table-cell table:formula="of:=[.B137]/[.$E137]" office:value-type="float" office:value="-0.301291373554862" calcext:value-type="float">
            <text:p>-0.30</text:p>
          </table:table-cell>
          <table:table-cell table:formula="of:=[.C137]/[.$E137]" office:value-type="float" office:value="-0.358539452539971" calcext:value-type="float">
            <text:p>-0.36</text:p>
          </table:table-cell>
          <table:table-cell table:formula="of:=[.D137]/[.$E137]" office:value-type="float" office:value="-0.883556998271058" calcext:value-type="float">
            <text:p>-0.88</text:p>
          </table:table-cell>
          <table:table-cell table:formula="of:=DEGREES(ATAN2([.G137];[.F137]))" office:value-type="float" office:value="-139.958664848702" calcext:value-type="float">
            <text:p>-139.9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7.36" calcext:value-type="float">
            <text:p>-177.36</text:p>
          </table:table-cell>
          <table:table-cell office:value-type="float" office:value="-211.06" calcext:value-type="float">
            <text:p>-211.06</text:p>
          </table:table-cell>
          <table:table-cell office:value-type="float" office:value="-520.12" calcext:value-type="float">
            <text:p>-520.12</text:p>
          </table:table-cell>
          <table:table-cell table:formula="of:=SQRT([.B138]^2 + [.C138]^2 + [.D138]^2)" office:value-type="float" office:value="588.666040807519" calcext:value-type="float">
            <text:p>588.67</text:p>
          </table:table-cell>
          <table:table-cell table:formula="of:=[.B138]/[.$E138]" office:value-type="float" office:value="-0.301291373554862" calcext:value-type="float">
            <text:p>-0.30</text:p>
          </table:table-cell>
          <table:table-cell table:formula="of:=[.C138]/[.$E138]" office:value-type="float" office:value="-0.358539452539971" calcext:value-type="float">
            <text:p>-0.36</text:p>
          </table:table-cell>
          <table:table-cell table:formula="of:=[.D138]/[.$E138]" office:value-type="float" office:value="-0.883556998271058" calcext:value-type="float">
            <text:p>-0.88</text:p>
          </table:table-cell>
          <table:table-cell table:formula="of:=DEGREES(ATAN2([.G138];[.F138]))" office:value-type="float" office:value="-139.958664848702" calcext:value-type="float">
            <text:p>-139.9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.22" calcext:value-type="float">
            <text:p>-188.22</text:p>
          </table:table-cell>
          <table:table-cell office:value-type="float" office:value="-214.67" calcext:value-type="float">
            <text:p>-214.67</text:p>
          </table:table-cell>
          <table:table-cell office:value-type="float" office:value="-513.16" calcext:value-type="float">
            <text:p>-513.16</text:p>
          </table:table-cell>
          <table:table-cell table:formula="of:=SQRT([.B139]^2 + [.C139]^2 + [.D139]^2)" office:value-type="float" office:value="587.233482441184" calcext:value-type="float">
            <text:p>587.23</text:p>
          </table:table-cell>
          <table:table-cell table:formula="of:=[.B139]/[.$E139]" office:value-type="float" office:value="-0.320519870933708" calcext:value-type="float">
            <text:p>-0.32</text:p>
          </table:table-cell>
          <table:table-cell table:formula="of:=[.C139]/[.$E139]" office:value-type="float" office:value="-0.365561580561784" calcext:value-type="float">
            <text:p>-0.37</text:p>
          </table:table-cell>
          <table:table-cell table:formula="of:=[.D139]/[.$E139]" office:value-type="float" office:value="-0.873860253789935" calcext:value-type="float">
            <text:p>-0.87</text:p>
          </table:table-cell>
          <table:table-cell table:formula="of:=DEGREES(ATAN2([.G139];[.F139]))" office:value-type="float" office:value="-138.756116422775" calcext:value-type="float">
            <text:p>-138.7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.22" calcext:value-type="float">
            <text:p>-188.22</text:p>
          </table:table-cell>
          <table:table-cell office:value-type="float" office:value="-214.67" calcext:value-type="float">
            <text:p>-214.67</text:p>
          </table:table-cell>
          <table:table-cell office:value-type="float" office:value="-513.16" calcext:value-type="float">
            <text:p>-513.16</text:p>
          </table:table-cell>
          <table:table-cell table:formula="of:=SQRT([.B140]^2 + [.C140]^2 + [.D140]^2)" office:value-type="float" office:value="587.233482441184" calcext:value-type="float">
            <text:p>587.23</text:p>
          </table:table-cell>
          <table:table-cell table:formula="of:=[.B140]/[.$E140]" office:value-type="float" office:value="-0.320519870933708" calcext:value-type="float">
            <text:p>-0.32</text:p>
          </table:table-cell>
          <table:table-cell table:formula="of:=[.C140]/[.$E140]" office:value-type="float" office:value="-0.365561580561784" calcext:value-type="float">
            <text:p>-0.37</text:p>
          </table:table-cell>
          <table:table-cell table:formula="of:=[.D140]/[.$E140]" office:value-type="float" office:value="-0.873860253789935" calcext:value-type="float">
            <text:p>-0.87</text:p>
          </table:table-cell>
          <table:table-cell table:formula="of:=DEGREES(ATAN2([.G140];[.F140]))" office:value-type="float" office:value="-138.756116422775" calcext:value-type="float">
            <text:p>-138.7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.22" calcext:value-type="float">
            <text:p>-188.22</text:p>
          </table:table-cell>
          <table:table-cell office:value-type="float" office:value="-214.67" calcext:value-type="float">
            <text:p>-214.67</text:p>
          </table:table-cell>
          <table:table-cell office:value-type="float" office:value="-513.16" calcext:value-type="float">
            <text:p>-513.16</text:p>
          </table:table-cell>
          <table:table-cell table:formula="of:=SQRT([.B141]^2 + [.C141]^2 + [.D141]^2)" office:value-type="float" office:value="587.233482441184" calcext:value-type="float">
            <text:p>587.23</text:p>
          </table:table-cell>
          <table:table-cell table:formula="of:=[.B141]/[.$E141]" office:value-type="float" office:value="-0.320519870933708" calcext:value-type="float">
            <text:p>-0.32</text:p>
          </table:table-cell>
          <table:table-cell table:formula="of:=[.C141]/[.$E141]" office:value-type="float" office:value="-0.365561580561784" calcext:value-type="float">
            <text:p>-0.37</text:p>
          </table:table-cell>
          <table:table-cell table:formula="of:=[.D141]/[.$E141]" office:value-type="float" office:value="-0.873860253789935" calcext:value-type="float">
            <text:p>-0.87</text:p>
          </table:table-cell>
          <table:table-cell table:formula="of:=DEGREES(ATAN2([.G141];[.F141]))" office:value-type="float" office:value="-138.756116422775" calcext:value-type="float">
            <text:p>-138.7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.22" calcext:value-type="float">
            <text:p>-188.22</text:p>
          </table:table-cell>
          <table:table-cell office:value-type="float" office:value="-214.67" calcext:value-type="float">
            <text:p>-214.67</text:p>
          </table:table-cell>
          <table:table-cell office:value-type="float" office:value="-513.16" calcext:value-type="float">
            <text:p>-513.16</text:p>
          </table:table-cell>
          <table:table-cell table:formula="of:=SQRT([.B142]^2 + [.C142]^2 + [.D142]^2)" office:value-type="float" office:value="587.233482441184" calcext:value-type="float">
            <text:p>587.23</text:p>
          </table:table-cell>
          <table:table-cell table:formula="of:=[.B142]/[.$E142]" office:value-type="float" office:value="-0.320519870933708" calcext:value-type="float">
            <text:p>-0.32</text:p>
          </table:table-cell>
          <table:table-cell table:formula="of:=[.C142]/[.$E142]" office:value-type="float" office:value="-0.365561580561784" calcext:value-type="float">
            <text:p>-0.37</text:p>
          </table:table-cell>
          <table:table-cell table:formula="of:=[.D142]/[.$E142]" office:value-type="float" office:value="-0.873860253789935" calcext:value-type="float">
            <text:p>-0.87</text:p>
          </table:table-cell>
          <table:table-cell table:formula="of:=DEGREES(ATAN2([.G142];[.F142]))" office:value-type="float" office:value="-138.756116422775" calcext:value-type="float">
            <text:p>-138.7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-211.06" calcext:value-type="float">
            <text:p>-211.06</text:p>
          </table:table-cell>
          <table:table-cell office:value-type="float" office:value="-516.64" calcext:value-type="float">
            <text:p>-516.64</text:p>
          </table:table-cell>
          <table:table-cell table:formula="of:=SQRT([.B143]^2 + [.C143]^2 + [.D143]^2)" office:value-type="float" office:value="586.700071245948" calcext:value-type="float">
            <text:p>586.70</text:p>
          </table:table-cell>
          <table:table-cell table:formula="of:=[.B143]/[.$E143]" office:value-type="float" office:value="-0.308471072136844" calcext:value-type="float">
            <text:p>-0.31</text:p>
          </table:table-cell>
          <table:table-cell table:formula="of:=[.C143]/[.$E143]" office:value-type="float" office:value="-0.359740880125993" calcext:value-type="float">
            <text:p>-0.36</text:p>
          </table:table-cell>
          <table:table-cell table:formula="of:=[.D143]/[.$E143]" office:value-type="float" office:value="-0.880586223388103" calcext:value-type="float">
            <text:p>-0.88</text:p>
          </table:table-cell>
          <table:table-cell table:formula="of:=DEGREES(ATAN2([.G143];[.F143]))" office:value-type="float" office:value="-139.387529179989" calcext:value-type="float">
            <text:p>-139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-211.06" calcext:value-type="float">
            <text:p>-211.06</text:p>
          </table:table-cell>
          <table:table-cell office:value-type="float" office:value="-516.64" calcext:value-type="float">
            <text:p>-516.64</text:p>
          </table:table-cell>
          <table:table-cell table:formula="of:=SQRT([.B144]^2 + [.C144]^2 + [.D144]^2)" office:value-type="float" office:value="586.700071245948" calcext:value-type="float">
            <text:p>586.70</text:p>
          </table:table-cell>
          <table:table-cell table:formula="of:=[.B144]/[.$E144]" office:value-type="float" office:value="-0.308471072136844" calcext:value-type="float">
            <text:p>-0.31</text:p>
          </table:table-cell>
          <table:table-cell table:formula="of:=[.C144]/[.$E144]" office:value-type="float" office:value="-0.359740880125993" calcext:value-type="float">
            <text:p>-0.36</text:p>
          </table:table-cell>
          <table:table-cell table:formula="of:=[.D144]/[.$E144]" office:value-type="float" office:value="-0.880586223388103" calcext:value-type="float">
            <text:p>-0.88</text:p>
          </table:table-cell>
          <table:table-cell table:formula="of:=DEGREES(ATAN2([.G144];[.F144]))" office:value-type="float" office:value="-139.387529179989" calcext:value-type="float">
            <text:p>-139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-211.06" calcext:value-type="float">
            <text:p>-211.06</text:p>
          </table:table-cell>
          <table:table-cell office:value-type="float" office:value="-516.64" calcext:value-type="float">
            <text:p>-516.64</text:p>
          </table:table-cell>
          <table:table-cell table:formula="of:=SQRT([.B145]^2 + [.C145]^2 + [.D145]^2)" office:value-type="float" office:value="586.700071245948" calcext:value-type="float">
            <text:p>586.70</text:p>
          </table:table-cell>
          <table:table-cell table:formula="of:=[.B145]/[.$E145]" office:value-type="float" office:value="-0.308471072136844" calcext:value-type="float">
            <text:p>-0.31</text:p>
          </table:table-cell>
          <table:table-cell table:formula="of:=[.C145]/[.$E145]" office:value-type="float" office:value="-0.359740880125993" calcext:value-type="float">
            <text:p>-0.36</text:p>
          </table:table-cell>
          <table:table-cell table:formula="of:=[.D145]/[.$E145]" office:value-type="float" office:value="-0.880586223388103" calcext:value-type="float">
            <text:p>-0.88</text:p>
          </table:table-cell>
          <table:table-cell table:formula="of:=DEGREES(ATAN2([.G145];[.F145]))" office:value-type="float" office:value="-139.387529179989" calcext:value-type="float">
            <text:p>-139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-211.06" calcext:value-type="float">
            <text:p>-211.06</text:p>
          </table:table-cell>
          <table:table-cell office:value-type="float" office:value="-516.64" calcext:value-type="float">
            <text:p>-516.64</text:p>
          </table:table-cell>
          <table:table-cell table:formula="of:=SQRT([.B146]^2 + [.C146]^2 + [.D146]^2)" office:value-type="float" office:value="586.700071245948" calcext:value-type="float">
            <text:p>586.70</text:p>
          </table:table-cell>
          <table:table-cell table:formula="of:=[.B146]/[.$E146]" office:value-type="float" office:value="-0.308471072136844" calcext:value-type="float">
            <text:p>-0.31</text:p>
          </table:table-cell>
          <table:table-cell table:formula="of:=[.C146]/[.$E146]" office:value-type="float" office:value="-0.359740880125993" calcext:value-type="float">
            <text:p>-0.36</text:p>
          </table:table-cell>
          <table:table-cell table:formula="of:=[.D146]/[.$E146]" office:value-type="float" office:value="-0.880586223388103" calcext:value-type="float">
            <text:p>-0.88</text:p>
          </table:table-cell>
          <table:table-cell table:formula="of:=DEGREES(ATAN2([.G146];[.F146]))" office:value-type="float" office:value="-139.387529179989" calcext:value-type="float">
            <text:p>-139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-211.06" calcext:value-type="float">
            <text:p>-211.06</text:p>
          </table:table-cell>
          <table:table-cell office:value-type="float" office:value="-516.64" calcext:value-type="float">
            <text:p>-516.64</text:p>
          </table:table-cell>
          <table:table-cell table:formula="of:=SQRT([.B147]^2 + [.C147]^2 + [.D147]^2)" office:value-type="float" office:value="586.700071245948" calcext:value-type="float">
            <text:p>586.70</text:p>
          </table:table-cell>
          <table:table-cell table:formula="of:=[.B147]/[.$E147]" office:value-type="float" office:value="-0.308471072136844" calcext:value-type="float">
            <text:p>-0.31</text:p>
          </table:table-cell>
          <table:table-cell table:formula="of:=[.C147]/[.$E147]" office:value-type="float" office:value="-0.359740880125993" calcext:value-type="float">
            <text:p>-0.36</text:p>
          </table:table-cell>
          <table:table-cell table:formula="of:=[.D147]/[.$E147]" office:value-type="float" office:value="-0.880586223388103" calcext:value-type="float">
            <text:p>-0.88</text:p>
          </table:table-cell>
          <table:table-cell table:formula="of:=DEGREES(ATAN2([.G147];[.F147]))" office:value-type="float" office:value="-139.387529179989" calcext:value-type="float">
            <text:p>-139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.65" calcext:value-type="float">
            <text:p>-193.65</text:p>
          </table:table-cell>
          <table:table-cell office:value-type="float" office:value="-205.65" calcext:value-type="float">
            <text:p>-205.65</text:p>
          </table:table-cell>
          <table:table-cell office:value-type="float" office:value="-521.86" calcext:value-type="float">
            <text:p>-521.86</text:p>
          </table:table-cell>
          <table:table-cell table:formula="of:=SQRT([.B148]^2 + [.C148]^2 + [.D148]^2)" office:value-type="float" office:value="593.405514467131" calcext:value-type="float">
            <text:p>593.41</text:p>
          </table:table-cell>
          <table:table-cell table:formula="of:=[.B148]/[.$E148]" office:value-type="float" office:value="-0.326336704460684" calcext:value-type="float">
            <text:p>-0.33</text:p>
          </table:table-cell>
          <table:table-cell table:formula="of:=[.C148]/[.$E148]" office:value-type="float" office:value="-0.346558963451276" calcext:value-type="float">
            <text:p>-0.35</text:p>
          </table:table-cell>
          <table:table-cell table:formula="of:=[.D148]/[.$E148]" office:value-type="float" office:value="-0.879432339735876" calcext:value-type="float">
            <text:p>-0.88</text:p>
          </table:table-cell>
          <table:table-cell table:formula="of:=DEGREES(ATAN2([.G148];[.F148]))" office:value-type="float" office:value="-136.721368589076" calcext:value-type="float">
            <text:p>-136.7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.65" calcext:value-type="float">
            <text:p>-193.65</text:p>
          </table:table-cell>
          <table:table-cell office:value-type="float" office:value="-205.65" calcext:value-type="float">
            <text:p>-205.65</text:p>
          </table:table-cell>
          <table:table-cell office:value-type="float" office:value="-521.86" calcext:value-type="float">
            <text:p>-521.86</text:p>
          </table:table-cell>
          <table:table-cell table:formula="of:=SQRT([.B149]^2 + [.C149]^2 + [.D149]^2)" office:value-type="float" office:value="593.405514467131" calcext:value-type="float">
            <text:p>593.41</text:p>
          </table:table-cell>
          <table:table-cell table:formula="of:=[.B149]/[.$E149]" office:value-type="float" office:value="-0.326336704460684" calcext:value-type="float">
            <text:p>-0.33</text:p>
          </table:table-cell>
          <table:table-cell table:formula="of:=[.C149]/[.$E149]" office:value-type="float" office:value="-0.346558963451276" calcext:value-type="float">
            <text:p>-0.35</text:p>
          </table:table-cell>
          <table:table-cell table:formula="of:=[.D149]/[.$E149]" office:value-type="float" office:value="-0.879432339735876" calcext:value-type="float">
            <text:p>-0.88</text:p>
          </table:table-cell>
          <table:table-cell table:formula="of:=DEGREES(ATAN2([.G149];[.F149]))" office:value-type="float" office:value="-136.721368589076" calcext:value-type="float">
            <text:p>-136.7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.65" calcext:value-type="float">
            <text:p>-193.65</text:p>
          </table:table-cell>
          <table:table-cell office:value-type="float" office:value="-205.65" calcext:value-type="float">
            <text:p>-205.65</text:p>
          </table:table-cell>
          <table:table-cell office:value-type="float" office:value="-521.86" calcext:value-type="float">
            <text:p>-521.86</text:p>
          </table:table-cell>
          <table:table-cell table:formula="of:=SQRT([.B150]^2 + [.C150]^2 + [.D150]^2)" office:value-type="float" office:value="593.405514467131" calcext:value-type="float">
            <text:p>593.41</text:p>
          </table:table-cell>
          <table:table-cell table:formula="of:=[.B150]/[.$E150]" office:value-type="float" office:value="-0.326336704460684" calcext:value-type="float">
            <text:p>-0.33</text:p>
          </table:table-cell>
          <table:table-cell table:formula="of:=[.C150]/[.$E150]" office:value-type="float" office:value="-0.346558963451276" calcext:value-type="float">
            <text:p>-0.35</text:p>
          </table:table-cell>
          <table:table-cell table:formula="of:=[.D150]/[.$E150]" office:value-type="float" office:value="-0.879432339735876" calcext:value-type="float">
            <text:p>-0.88</text:p>
          </table:table-cell>
          <table:table-cell table:formula="of:=DEGREES(ATAN2([.G150];[.F150]))" office:value-type="float" office:value="-136.721368589076" calcext:value-type="float">
            <text:p>-136.7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.46" calcext:value-type="float">
            <text:p>-195.46</text:p>
          </table:table-cell>
          <table:table-cell office:value-type="float" office:value="-211.06" calcext:value-type="float">
            <text:p>-211.06</text:p>
          </table:table-cell>
          <table:table-cell office:value-type="float" office:value="-513.16" calcext:value-type="float">
            <text:p>-513.16</text:p>
          </table:table-cell>
          <table:table-cell table:formula="of:=SQRT([.B151]^2 + [.C151]^2 + [.D151]^2)" office:value-type="float" office:value="588.289147273686" calcext:value-type="float">
            <text:p>588.29</text:p>
          </table:table-cell>
          <table:table-cell table:formula="of:=[.B151]/[.$E151]" office:value-type="float" office:value="-0.332251582246285" calcext:value-type="float">
            <text:p>-0.33</text:p>
          </table:table-cell>
          <table:table-cell table:formula="of:=[.C151]/[.$E151]" office:value-type="float" office:value="-0.358769154552855" calcext:value-type="float">
            <text:p>-0.36</text:p>
          </table:table-cell>
          <table:table-cell table:formula="of:=[.D151]/[.$E151]" office:value-type="float" office:value="-0.872292141335843" calcext:value-type="float">
            <text:p>-0.87</text:p>
          </table:table-cell>
          <table:table-cell table:formula="of:=DEGREES(ATAN2([.G151];[.F151]))" office:value-type="float" office:value="-137.197618329981" calcext:value-type="float">
            <text:p>-137.2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.46" calcext:value-type="float">
            <text:p>-195.46</text:p>
          </table:table-cell>
          <table:table-cell office:value-type="float" office:value="-211.06" calcext:value-type="float">
            <text:p>-211.06</text:p>
          </table:table-cell>
          <table:table-cell office:value-type="float" office:value="-513.16" calcext:value-type="float">
            <text:p>-513.16</text:p>
          </table:table-cell>
          <table:table-cell table:formula="of:=SQRT([.B152]^2 + [.C152]^2 + [.D152]^2)" office:value-type="float" office:value="588.289147273686" calcext:value-type="float">
            <text:p>588.29</text:p>
          </table:table-cell>
          <table:table-cell table:formula="of:=[.B152]/[.$E152]" office:value-type="float" office:value="-0.332251582246285" calcext:value-type="float">
            <text:p>-0.33</text:p>
          </table:table-cell>
          <table:table-cell table:formula="of:=[.C152]/[.$E152]" office:value-type="float" office:value="-0.358769154552855" calcext:value-type="float">
            <text:p>-0.36</text:p>
          </table:table-cell>
          <table:table-cell table:formula="of:=[.D152]/[.$E152]" office:value-type="float" office:value="-0.872292141335843" calcext:value-type="float">
            <text:p>-0.87</text:p>
          </table:table-cell>
          <table:table-cell table:formula="of:=DEGREES(ATAN2([.G152];[.F152]))" office:value-type="float" office:value="-137.197618329981" calcext:value-type="float">
            <text:p>-137.2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.46" calcext:value-type="float">
            <text:p>-195.46</text:p>
          </table:table-cell>
          <table:table-cell office:value-type="float" office:value="-211.06" calcext:value-type="float">
            <text:p>-211.06</text:p>
          </table:table-cell>
          <table:table-cell office:value-type="float" office:value="-513.16" calcext:value-type="float">
            <text:p>-513.16</text:p>
          </table:table-cell>
          <table:table-cell table:formula="of:=SQRT([.B153]^2 + [.C153]^2 + [.D153]^2)" office:value-type="float" office:value="588.289147273686" calcext:value-type="float">
            <text:p>588.29</text:p>
          </table:table-cell>
          <table:table-cell table:formula="of:=[.B153]/[.$E153]" office:value-type="float" office:value="-0.332251582246285" calcext:value-type="float">
            <text:p>-0.33</text:p>
          </table:table-cell>
          <table:table-cell table:formula="of:=[.C153]/[.$E153]" office:value-type="float" office:value="-0.358769154552855" calcext:value-type="float">
            <text:p>-0.36</text:p>
          </table:table-cell>
          <table:table-cell table:formula="of:=[.D153]/[.$E153]" office:value-type="float" office:value="-0.872292141335843" calcext:value-type="float">
            <text:p>-0.87</text:p>
          </table:table-cell>
          <table:table-cell table:formula="of:=DEGREES(ATAN2([.G153];[.F153]))" office:value-type="float" office:value="-137.197618329981" calcext:value-type="float">
            <text:p>-137.2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</text:p>
          </table:table-cell>
          <table:table-cell office:value-type="float" office:value="-225.49" calcext:value-type="float">
            <text:p>-225.49</text:p>
          </table:table-cell>
          <table:table-cell office:value-type="float" office:value="-516.64" calcext:value-type="float">
            <text:p>-516.64</text:p>
          </table:table-cell>
          <table:table-cell table:formula="of:=SQRT([.B154]^2 + [.C154]^2 + [.D154]^2)" office:value-type="float" office:value="593.160846398344" calcext:value-type="float">
            <text:p>593.16</text:p>
          </table:table-cell>
          <table:table-cell table:formula="of:=[.B154]/[.$E154]" office:value-type="float" office:value="-0.311214068023684" calcext:value-type="float">
            <text:p>-0.31</text:p>
          </table:table-cell>
          <table:table-cell table:formula="of:=[.C154]/[.$E154]" office:value-type="float" office:value="-0.380149838562624" calcext:value-type="float">
            <text:p>-0.38</text:p>
          </table:table-cell>
          <table:table-cell table:formula="of:=[.D154]/[.$E154]" office:value-type="float" office:value="-0.870994778460216" calcext:value-type="float">
            <text:p>-0.87</text:p>
          </table:table-cell>
          <table:table-cell table:formula="of:=DEGREES(ATAN2([.G154];[.F154]))" office:value-type="float" office:value="-140.694131178843" calcext:value-type="float">
            <text:p>-140.6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</text:p>
          </table:table-cell>
          <table:table-cell office:value-type="float" office:value="-225.49" calcext:value-type="float">
            <text:p>-225.49</text:p>
          </table:table-cell>
          <table:table-cell office:value-type="float" office:value="-516.64" calcext:value-type="float">
            <text:p>-516.64</text:p>
          </table:table-cell>
          <table:table-cell table:formula="of:=SQRT([.B155]^2 + [.C155]^2 + [.D155]^2)" office:value-type="float" office:value="593.160846398344" calcext:value-type="float">
            <text:p>593.16</text:p>
          </table:table-cell>
          <table:table-cell table:formula="of:=[.B155]/[.$E155]" office:value-type="float" office:value="-0.311214068023684" calcext:value-type="float">
            <text:p>-0.31</text:p>
          </table:table-cell>
          <table:table-cell table:formula="of:=[.C155]/[.$E155]" office:value-type="float" office:value="-0.380149838562624" calcext:value-type="float">
            <text:p>-0.38</text:p>
          </table:table-cell>
          <table:table-cell table:formula="of:=[.D155]/[.$E155]" office:value-type="float" office:value="-0.870994778460216" calcext:value-type="float">
            <text:p>-0.87</text:p>
          </table:table-cell>
          <table:table-cell table:formula="of:=DEGREES(ATAN2([.G155];[.F155]))" office:value-type="float" office:value="-140.694131178843" calcext:value-type="float">
            <text:p>-140.6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</text:p>
          </table:table-cell>
          <table:table-cell office:value-type="float" office:value="-225.49" calcext:value-type="float">
            <text:p>-225.49</text:p>
          </table:table-cell>
          <table:table-cell office:value-type="float" office:value="-516.64" calcext:value-type="float">
            <text:p>-516.64</text:p>
          </table:table-cell>
          <table:table-cell table:formula="of:=SQRT([.B156]^2 + [.C156]^2 + [.D156]^2)" office:value-type="float" office:value="593.160846398344" calcext:value-type="float">
            <text:p>593.16</text:p>
          </table:table-cell>
          <table:table-cell table:formula="of:=[.B156]/[.$E156]" office:value-type="float" office:value="-0.311214068023684" calcext:value-type="float">
            <text:p>-0.31</text:p>
          </table:table-cell>
          <table:table-cell table:formula="of:=[.C156]/[.$E156]" office:value-type="float" office:value="-0.380149838562624" calcext:value-type="float">
            <text:p>-0.38</text:p>
          </table:table-cell>
          <table:table-cell table:formula="of:=[.D156]/[.$E156]" office:value-type="float" office:value="-0.870994778460216" calcext:value-type="float">
            <text:p>-0.87</text:p>
          </table:table-cell>
          <table:table-cell table:formula="of:=DEGREES(ATAN2([.G156];[.F156]))" office:value-type="float" office:value="-140.694131178843" calcext:value-type="float">
            <text:p>-140.6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</text:p>
          </table:table-cell>
          <table:table-cell office:value-type="float" office:value="-225.49" calcext:value-type="float">
            <text:p>-225.49</text:p>
          </table:table-cell>
          <table:table-cell office:value-type="float" office:value="-516.64" calcext:value-type="float">
            <text:p>-516.64</text:p>
          </table:table-cell>
          <table:table-cell table:formula="of:=SQRT([.B157]^2 + [.C157]^2 + [.D157]^2)" office:value-type="float" office:value="593.160846398344" calcext:value-type="float">
            <text:p>593.16</text:p>
          </table:table-cell>
          <table:table-cell table:formula="of:=[.B157]/[.$E157]" office:value-type="float" office:value="-0.311214068023684" calcext:value-type="float">
            <text:p>-0.31</text:p>
          </table:table-cell>
          <table:table-cell table:formula="of:=[.C157]/[.$E157]" office:value-type="float" office:value="-0.380149838562624" calcext:value-type="float">
            <text:p>-0.38</text:p>
          </table:table-cell>
          <table:table-cell table:formula="of:=[.D157]/[.$E157]" office:value-type="float" office:value="-0.870994778460216" calcext:value-type="float">
            <text:p>-0.87</text:p>
          </table:table-cell>
          <table:table-cell table:formula="of:=DEGREES(ATAN2([.G157];[.F157]))" office:value-type="float" office:value="-140.694131178843" calcext:value-type="float">
            <text:p>-140.6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-227.3" calcext:value-type="float">
            <text:p>-227.3</text:p>
          </table:table-cell>
          <table:table-cell office:value-type="float" office:value="-528.82" calcext:value-type="float">
            <text:p>-528.82</text:p>
          </table:table-cell>
          <table:table-cell table:formula="of:=SQRT([.B158]^2 + [.C158]^2 + [.D158]^2)" office:value-type="float" office:value="603.927202980624" calcext:value-type="float">
            <text:p>603.93</text:p>
          </table:table-cell>
          <table:table-cell table:formula="of:=[.B158]/[.$E158]" office:value-type="float" office:value="-0.302668929463448" calcext:value-type="float">
            <text:p>-0.30</text:p>
          </table:table-cell>
          <table:table-cell table:formula="of:=[.C158]/[.$E158]" office:value-type="float" office:value="-0.376369865239027" calcext:value-type="float">
            <text:p>-0.38</text:p>
          </table:table-cell>
          <table:table-cell table:formula="of:=[.D158]/[.$E158]" office:value-type="float" office:value="-0.875635337156631" calcext:value-type="float">
            <text:p>-0.88</text:p>
          </table:table-cell>
          <table:table-cell table:formula="of:=DEGREES(ATAN2([.G158];[.F158]))" office:value-type="float" office:value="-141.194472307739" calcext:value-type="float">
            <text:p>-141.1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-227.3" calcext:value-type="float">
            <text:p>-227.3</text:p>
          </table:table-cell>
          <table:table-cell office:value-type="float" office:value="-528.82" calcext:value-type="float">
            <text:p>-528.82</text:p>
          </table:table-cell>
          <table:table-cell table:formula="of:=SQRT([.B159]^2 + [.C159]^2 + [.D159]^2)" office:value-type="float" office:value="603.927202980624" calcext:value-type="float">
            <text:p>603.93</text:p>
          </table:table-cell>
          <table:table-cell table:formula="of:=[.B159]/[.$E159]" office:value-type="float" office:value="-0.302668929463448" calcext:value-type="float">
            <text:p>-0.30</text:p>
          </table:table-cell>
          <table:table-cell table:formula="of:=[.C159]/[.$E159]" office:value-type="float" office:value="-0.376369865239027" calcext:value-type="float">
            <text:p>-0.38</text:p>
          </table:table-cell>
          <table:table-cell table:formula="of:=[.D159]/[.$E159]" office:value-type="float" office:value="-0.875635337156631" calcext:value-type="float">
            <text:p>-0.88</text:p>
          </table:table-cell>
          <table:table-cell table:formula="of:=DEGREES(ATAN2([.G159];[.F159]))" office:value-type="float" office:value="-141.194472307739" calcext:value-type="float">
            <text:p>-141.1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-227.3" calcext:value-type="float">
            <text:p>-227.3</text:p>
          </table:table-cell>
          <table:table-cell office:value-type="float" office:value="-528.82" calcext:value-type="float">
            <text:p>-528.82</text:p>
          </table:table-cell>
          <table:table-cell table:formula="of:=SQRT([.B160]^2 + [.C160]^2 + [.D160]^2)" office:value-type="float" office:value="603.927202980624" calcext:value-type="float">
            <text:p>603.93</text:p>
          </table:table-cell>
          <table:table-cell table:formula="of:=[.B160]/[.$E160]" office:value-type="float" office:value="-0.302668929463448" calcext:value-type="float">
            <text:p>-0.30</text:p>
          </table:table-cell>
          <table:table-cell table:formula="of:=[.C160]/[.$E160]" office:value-type="float" office:value="-0.376369865239027" calcext:value-type="float">
            <text:p>-0.38</text:p>
          </table:table-cell>
          <table:table-cell table:formula="of:=[.D160]/[.$E160]" office:value-type="float" office:value="-0.875635337156631" calcext:value-type="float">
            <text:p>-0.88</text:p>
          </table:table-cell>
          <table:table-cell table:formula="of:=DEGREES(ATAN2([.G160];[.F160]))" office:value-type="float" office:value="-141.194472307739" calcext:value-type="float">
            <text:p>-141.1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-227.3" calcext:value-type="float">
            <text:p>-227.3</text:p>
          </table:table-cell>
          <table:table-cell office:value-type="float" office:value="-528.82" calcext:value-type="float">
            <text:p>-528.82</text:p>
          </table:table-cell>
          <table:table-cell table:formula="of:=SQRT([.B161]^2 + [.C161]^2 + [.D161]^2)" office:value-type="float" office:value="603.927202980624" calcext:value-type="float">
            <text:p>603.93</text:p>
          </table:table-cell>
          <table:table-cell table:formula="of:=[.B161]/[.$E161]" office:value-type="float" office:value="-0.302668929463448" calcext:value-type="float">
            <text:p>-0.30</text:p>
          </table:table-cell>
          <table:table-cell table:formula="of:=[.C161]/[.$E161]" office:value-type="float" office:value="-0.376369865239027" calcext:value-type="float">
            <text:p>-0.38</text:p>
          </table:table-cell>
          <table:table-cell table:formula="of:=[.D161]/[.$E161]" office:value-type="float" office:value="-0.875635337156631" calcext:value-type="float">
            <text:p>-0.88</text:p>
          </table:table-cell>
          <table:table-cell table:formula="of:=DEGREES(ATAN2([.G161];[.F161]))" office:value-type="float" office:value="-141.194472307739" calcext:value-type="float">
            <text:p>-141.1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-227.3" calcext:value-type="float">
            <text:p>-227.3</text:p>
          </table:table-cell>
          <table:table-cell office:value-type="float" office:value="-528.82" calcext:value-type="float">
            <text:p>-528.82</text:p>
          </table:table-cell>
          <table:table-cell table:formula="of:=SQRT([.B162]^2 + [.C162]^2 + [.D162]^2)" office:value-type="float" office:value="603.927202980624" calcext:value-type="float">
            <text:p>603.93</text:p>
          </table:table-cell>
          <table:table-cell table:formula="of:=[.B162]/[.$E162]" office:value-type="float" office:value="-0.302668929463448" calcext:value-type="float">
            <text:p>-0.30</text:p>
          </table:table-cell>
          <table:table-cell table:formula="of:=[.C162]/[.$E162]" office:value-type="float" office:value="-0.376369865239027" calcext:value-type="float">
            <text:p>-0.38</text:p>
          </table:table-cell>
          <table:table-cell table:formula="of:=[.D162]/[.$E162]" office:value-type="float" office:value="-0.875635337156631" calcext:value-type="float">
            <text:p>-0.88</text:p>
          </table:table-cell>
          <table:table-cell table:formula="of:=DEGREES(ATAN2([.G162];[.F162]))" office:value-type="float" office:value="-141.194472307739" calcext:value-type="float">
            <text:p>-141.1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</text:p>
          </table:table-cell>
          <table:table-cell office:value-type="float" office:value="-214.67" calcext:value-type="float">
            <text:p>-214.67</text:p>
          </table:table-cell>
          <table:table-cell office:value-type="float" office:value="-513.16" calcext:value-type="float">
            <text:p>-513.16</text:p>
          </table:table-cell>
          <table:table-cell table:formula="of:=SQRT([.B163]^2 + [.C163]^2 + [.D163]^2)" office:value-type="float" office:value="586.083231717134" calcext:value-type="float">
            <text:p>586.08</text:p>
          </table:table-cell>
          <table:table-cell table:formula="of:=[.B163]/[.$E163]" office:value-type="float" office:value="-0.314972328177945" calcext:value-type="float">
            <text:p>-0.31</text:p>
          </table:table-cell>
          <table:table-cell table:formula="of:=[.C163]/[.$E163]" office:value-type="float" office:value="-0.366279034073454" calcext:value-type="float">
            <text:p>-0.37</text:p>
          </table:table-cell>
          <table:table-cell table:formula="of:=[.D163]/[.$E163]" office:value-type="float" office:value="-0.875575297550349" calcext:value-type="float">
            <text:p>-0.88</text:p>
          </table:table-cell>
          <table:table-cell table:formula="of:=DEGREES(ATAN2([.G163];[.F163]))" office:value-type="float" office:value="-139.306954571118" calcext:value-type="float">
            <text:p>-139.3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</text:p>
          </table:table-cell>
          <table:table-cell office:value-type="float" office:value="-214.67" calcext:value-type="float">
            <text:p>-214.67</text:p>
          </table:table-cell>
          <table:table-cell office:value-type="float" office:value="-513.16" calcext:value-type="float">
            <text:p>-513.16</text:p>
          </table:table-cell>
          <table:table-cell table:formula="of:=SQRT([.B164]^2 + [.C164]^2 + [.D164]^2)" office:value-type="float" office:value="586.083231717134" calcext:value-type="float">
            <text:p>586.08</text:p>
          </table:table-cell>
          <table:table-cell table:formula="of:=[.B164]/[.$E164]" office:value-type="float" office:value="-0.314972328177945" calcext:value-type="float">
            <text:p>-0.31</text:p>
          </table:table-cell>
          <table:table-cell table:formula="of:=[.C164]/[.$E164]" office:value-type="float" office:value="-0.366279034073454" calcext:value-type="float">
            <text:p>-0.37</text:p>
          </table:table-cell>
          <table:table-cell table:formula="of:=[.D164]/[.$E164]" office:value-type="float" office:value="-0.875575297550349" calcext:value-type="float">
            <text:p>-0.88</text:p>
          </table:table-cell>
          <table:table-cell table:formula="of:=DEGREES(ATAN2([.G164];[.F164]))" office:value-type="float" office:value="-139.306954571118" calcext:value-type="float">
            <text:p>-139.3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</text:p>
          </table:table-cell>
          <table:table-cell office:value-type="float" office:value="-214.67" calcext:value-type="float">
            <text:p>-214.67</text:p>
          </table:table-cell>
          <table:table-cell office:value-type="float" office:value="-513.16" calcext:value-type="float">
            <text:p>-513.16</text:p>
          </table:table-cell>
          <table:table-cell table:formula="of:=SQRT([.B165]^2 + [.C165]^2 + [.D165]^2)" office:value-type="float" office:value="586.083231717134" calcext:value-type="float">
            <text:p>586.08</text:p>
          </table:table-cell>
          <table:table-cell table:formula="of:=[.B165]/[.$E165]" office:value-type="float" office:value="-0.314972328177945" calcext:value-type="float">
            <text:p>-0.31</text:p>
          </table:table-cell>
          <table:table-cell table:formula="of:=[.C165]/[.$E165]" office:value-type="float" office:value="-0.366279034073454" calcext:value-type="float">
            <text:p>-0.37</text:p>
          </table:table-cell>
          <table:table-cell table:formula="of:=[.D165]/[.$E165]" office:value-type="float" office:value="-0.875575297550349" calcext:value-type="float">
            <text:p>-0.88</text:p>
          </table:table-cell>
          <table:table-cell table:formula="of:=DEGREES(ATAN2([.G165];[.F165]))" office:value-type="float" office:value="-139.306954571118" calcext:value-type="float">
            <text:p>-139.3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-212.87" calcext:value-type="float">
            <text:p>-212.87</text:p>
          </table:table-cell>
          <table:table-cell office:value-type="float" office:value="-507.94" calcext:value-type="float">
            <text:p>-507.94</text:p>
          </table:table-cell>
          <table:table-cell table:formula="of:=SQRT([.B166]^2 + [.C166]^2 + [.D166]^2)" office:value-type="float" office:value="576.954595613901" calcext:value-type="float">
            <text:p>576.95</text:p>
          </table:table-cell>
          <table:table-cell table:formula="of:=[.B166]/[.$E166]" office:value-type="float" office:value="-0.297995719779405" calcext:value-type="float">
            <text:p>-0.30</text:p>
          </table:table-cell>
          <table:table-cell table:formula="of:=[.C166]/[.$E166]" office:value-type="float" office:value="-0.368954509797254" calcext:value-type="float">
            <text:p>-0.37</text:p>
          </table:table-cell>
          <table:table-cell table:formula="of:=[.D166]/[.$E166]" office:value-type="float" office:value="-0.88038123599576" calcext:value-type="float">
            <text:p>-0.88</text:p>
          </table:table-cell>
          <table:table-cell table:formula="of:=DEGREES(ATAN2([.G166];[.F166]))" office:value-type="float" office:value="-141.073020271131" calcext:value-type="float">
            <text:p>-141.0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-212.87" calcext:value-type="float">
            <text:p>-212.87</text:p>
          </table:table-cell>
          <table:table-cell office:value-type="float" office:value="-507.94" calcext:value-type="float">
            <text:p>-507.94</text:p>
          </table:table-cell>
          <table:table-cell table:formula="of:=SQRT([.B167]^2 + [.C167]^2 + [.D167]^2)" office:value-type="float" office:value="576.954595613901" calcext:value-type="float">
            <text:p>576.95</text:p>
          </table:table-cell>
          <table:table-cell table:formula="of:=[.B167]/[.$E167]" office:value-type="float" office:value="-0.297995719779405" calcext:value-type="float">
            <text:p>-0.30</text:p>
          </table:table-cell>
          <table:table-cell table:formula="of:=[.C167]/[.$E167]" office:value-type="float" office:value="-0.368954509797254" calcext:value-type="float">
            <text:p>-0.37</text:p>
          </table:table-cell>
          <table:table-cell table:formula="of:=[.D167]/[.$E167]" office:value-type="float" office:value="-0.88038123599576" calcext:value-type="float">
            <text:p>-0.88</text:p>
          </table:table-cell>
          <table:table-cell table:formula="of:=DEGREES(ATAN2([.G167];[.F167]))" office:value-type="float" office:value="-141.073020271131" calcext:value-type="float">
            <text:p>-141.0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-212.87" calcext:value-type="float">
            <text:p>-212.87</text:p>
          </table:table-cell>
          <table:table-cell office:value-type="float" office:value="-507.94" calcext:value-type="float">
            <text:p>-507.94</text:p>
          </table:table-cell>
          <table:table-cell table:formula="of:=SQRT([.B168]^2 + [.C168]^2 + [.D168]^2)" office:value-type="float" office:value="576.954595613901" calcext:value-type="float">
            <text:p>576.95</text:p>
          </table:table-cell>
          <table:table-cell table:formula="of:=[.B168]/[.$E168]" office:value-type="float" office:value="-0.297995719779405" calcext:value-type="float">
            <text:p>-0.30</text:p>
          </table:table-cell>
          <table:table-cell table:formula="of:=[.C168]/[.$E168]" office:value-type="float" office:value="-0.368954509797254" calcext:value-type="float">
            <text:p>-0.37</text:p>
          </table:table-cell>
          <table:table-cell table:formula="of:=[.D168]/[.$E168]" office:value-type="float" office:value="-0.88038123599576" calcext:value-type="float">
            <text:p>-0.88</text:p>
          </table:table-cell>
          <table:table-cell table:formula="of:=DEGREES(ATAN2([.G168];[.F168]))" office:value-type="float" office:value="-141.073020271131" calcext:value-type="float">
            <text:p>-141.0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1.93" calcext:value-type="float">
            <text:p>-171.93</text:p>
          </table:table-cell>
          <table:table-cell office:value-type="float" office:value="-212.87" calcext:value-type="float">
            <text:p>-212.87</text:p>
          </table:table-cell>
          <table:table-cell office:value-type="float" office:value="-507.94" calcext:value-type="float">
            <text:p>-507.94</text:p>
          </table:table-cell>
          <table:table-cell table:formula="of:=SQRT([.B169]^2 + [.C169]^2 + [.D169]^2)" office:value-type="float" office:value="576.954595613901" calcext:value-type="float">
            <text:p>576.95</text:p>
          </table:table-cell>
          <table:table-cell table:formula="of:=[.B169]/[.$E169]" office:value-type="float" office:value="-0.297995719779405" calcext:value-type="float">
            <text:p>-0.30</text:p>
          </table:table-cell>
          <table:table-cell table:formula="of:=[.C169]/[.$E169]" office:value-type="float" office:value="-0.368954509797254" calcext:value-type="float">
            <text:p>-0.37</text:p>
          </table:table-cell>
          <table:table-cell table:formula="of:=[.D169]/[.$E169]" office:value-type="float" office:value="-0.88038123599576" calcext:value-type="float">
            <text:p>-0.88</text:p>
          </table:table-cell>
          <table:table-cell table:formula="of:=DEGREES(ATAN2([.G169];[.F169]))" office:value-type="float" office:value="-141.073020271131" calcext:value-type="float">
            <text:p>-141.0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-223.69" calcext:value-type="float">
            <text:p>-223.69</text:p>
          </table:table-cell>
          <table:table-cell office:value-type="float" office:value="-511.42" calcext:value-type="float">
            <text:p>-511.42</text:p>
          </table:table-cell>
          <table:table-cell table:formula="of:=SQRT([.B170]^2 + [.C170]^2 + [.D170]^2)" office:value-type="float" office:value="586.250391385797" calcext:value-type="float">
            <text:p>586.25</text:p>
          </table:table-cell>
          <table:table-cell table:formula="of:=[.B170]/[.$E170]" office:value-type="float" office:value="-0.305620265048305" calcext:value-type="float">
            <text:p>-0.31</text:p>
          </table:table-cell>
          <table:table-cell table:formula="of:=[.C170]/[.$E170]" office:value-type="float" office:value="-0.381560512857372" calcext:value-type="float">
            <text:p>-0.38</text:p>
          </table:table-cell>
          <table:table-cell table:formula="of:=[.D170]/[.$E170]" office:value-type="float" office:value="-0.87235762656139" calcext:value-type="float">
            <text:p>-0.87</text:p>
          </table:table-cell>
          <table:table-cell table:formula="of:=DEGREES(ATAN2([.G170];[.F170]))" office:value-type="float" office:value="-141.3061601556" calcext:value-type="float">
            <text:p>-141.3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-223.69" calcext:value-type="float">
            <text:p>-223.69</text:p>
          </table:table-cell>
          <table:table-cell office:value-type="float" office:value="-511.42" calcext:value-type="float">
            <text:p>-511.42</text:p>
          </table:table-cell>
          <table:table-cell table:formula="of:=SQRT([.B171]^2 + [.C171]^2 + [.D171]^2)" office:value-type="float" office:value="586.250391385797" calcext:value-type="float">
            <text:p>586.25</text:p>
          </table:table-cell>
          <table:table-cell table:formula="of:=[.B171]/[.$E171]" office:value-type="float" office:value="-0.305620265048305" calcext:value-type="float">
            <text:p>-0.31</text:p>
          </table:table-cell>
          <table:table-cell table:formula="of:=[.C171]/[.$E171]" office:value-type="float" office:value="-0.381560512857372" calcext:value-type="float">
            <text:p>-0.38</text:p>
          </table:table-cell>
          <table:table-cell table:formula="of:=[.D171]/[.$E171]" office:value-type="float" office:value="-0.87235762656139" calcext:value-type="float">
            <text:p>-0.87</text:p>
          </table:table-cell>
          <table:table-cell table:formula="of:=DEGREES(ATAN2([.G171];[.F171]))" office:value-type="float" office:value="-141.3061601556" calcext:value-type="float">
            <text:p>-141.3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-223.69" calcext:value-type="float">
            <text:p>-223.69</text:p>
          </table:table-cell>
          <table:table-cell office:value-type="float" office:value="-511.42" calcext:value-type="float">
            <text:p>-511.42</text:p>
          </table:table-cell>
          <table:table-cell table:formula="of:=SQRT([.B172]^2 + [.C172]^2 + [.D172]^2)" office:value-type="float" office:value="586.250391385797" calcext:value-type="float">
            <text:p>586.25</text:p>
          </table:table-cell>
          <table:table-cell table:formula="of:=[.B172]/[.$E172]" office:value-type="float" office:value="-0.305620265048305" calcext:value-type="float">
            <text:p>-0.31</text:p>
          </table:table-cell>
          <table:table-cell table:formula="of:=[.C172]/[.$E172]" office:value-type="float" office:value="-0.381560512857372" calcext:value-type="float">
            <text:p>-0.38</text:p>
          </table:table-cell>
          <table:table-cell table:formula="of:=[.D172]/[.$E172]" office:value-type="float" office:value="-0.87235762656139" calcext:value-type="float">
            <text:p>-0.87</text:p>
          </table:table-cell>
          <table:table-cell table:formula="of:=DEGREES(ATAN2([.G172];[.F172]))" office:value-type="float" office:value="-141.3061601556" calcext:value-type="float">
            <text:p>-141.3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.65" calcext:value-type="float">
            <text:p>-193.65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511.42" calcext:value-type="float">
            <text:p>-511.42</text:p>
          </table:table-cell>
          <table:table-cell table:formula="of:=SQRT([.B173]^2 + [.C173]^2 + [.D173]^2)" office:value-type="float" office:value="588.141139353472" calcext:value-type="float">
            <text:p>588.14</text:p>
          </table:table-cell>
          <table:table-cell table:formula="of:=[.B173]/[.$E173]" office:value-type="float" office:value="-0.329257702008185" calcext:value-type="float">
            <text:p>-0.33</text:p>
          </table:table-cell>
          <table:table-cell table:formula="of:=[.C173]/[.$E173]" office:value-type="float" office:value="-0.368057912490121" calcext:value-type="float">
            <text:p>-0.37</text:p>
          </table:table-cell>
          <table:table-cell table:formula="of:=[.D173]/[.$E173]" office:value-type="float" office:value="-0.869553183377362" calcext:value-type="float">
            <text:p>-0.87</text:p>
          </table:table-cell>
          <table:table-cell table:formula="of:=DEGREES(ATAN2([.G173];[.F173]))" office:value-type="float" office:value="-138.184782097965" calcext:value-type="float">
            <text:p>-138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.65" calcext:value-type="float">
            <text:p>-193.65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511.42" calcext:value-type="float">
            <text:p>-511.42</text:p>
          </table:table-cell>
          <table:table-cell table:formula="of:=SQRT([.B174]^2 + [.C174]^2 + [.D174]^2)" office:value-type="float" office:value="588.141139353472" calcext:value-type="float">
            <text:p>588.14</text:p>
          </table:table-cell>
          <table:table-cell table:formula="of:=[.B174]/[.$E174]" office:value-type="float" office:value="-0.329257702008185" calcext:value-type="float">
            <text:p>-0.33</text:p>
          </table:table-cell>
          <table:table-cell table:formula="of:=[.C174]/[.$E174]" office:value-type="float" office:value="-0.368057912490121" calcext:value-type="float">
            <text:p>-0.37</text:p>
          </table:table-cell>
          <table:table-cell table:formula="of:=[.D174]/[.$E174]" office:value-type="float" office:value="-0.869553183377362" calcext:value-type="float">
            <text:p>-0.87</text:p>
          </table:table-cell>
          <table:table-cell table:formula="of:=DEGREES(ATAN2([.G174];[.F174]))" office:value-type="float" office:value="-138.184782097965" calcext:value-type="float">
            <text:p>-138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.65" calcext:value-type="float">
            <text:p>-193.65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511.42" calcext:value-type="float">
            <text:p>-511.42</text:p>
          </table:table-cell>
          <table:table-cell table:formula="of:=SQRT([.B175]^2 + [.C175]^2 + [.D175]^2)" office:value-type="float" office:value="588.141139353472" calcext:value-type="float">
            <text:p>588.14</text:p>
          </table:table-cell>
          <table:table-cell table:formula="of:=[.B175]/[.$E175]" office:value-type="float" office:value="-0.329257702008185" calcext:value-type="float">
            <text:p>-0.33</text:p>
          </table:table-cell>
          <table:table-cell table:formula="of:=[.C175]/[.$E175]" office:value-type="float" office:value="-0.368057912490121" calcext:value-type="float">
            <text:p>-0.37</text:p>
          </table:table-cell>
          <table:table-cell table:formula="of:=[.D175]/[.$E175]" office:value-type="float" office:value="-0.869553183377362" calcext:value-type="float">
            <text:p>-0.87</text:p>
          </table:table-cell>
          <table:table-cell table:formula="of:=DEGREES(ATAN2([.G175];[.F175]))" office:value-type="float" office:value="-138.184782097965" calcext:value-type="float">
            <text:p>-138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.65" calcext:value-type="float">
            <text:p>-193.65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511.42" calcext:value-type="float">
            <text:p>-511.42</text:p>
          </table:table-cell>
          <table:table-cell table:formula="of:=SQRT([.B176]^2 + [.C176]^2 + [.D176]^2)" office:value-type="float" office:value="588.141139353472" calcext:value-type="float">
            <text:p>588.14</text:p>
          </table:table-cell>
          <table:table-cell table:formula="of:=[.B176]/[.$E176]" office:value-type="float" office:value="-0.329257702008185" calcext:value-type="float">
            <text:p>-0.33</text:p>
          </table:table-cell>
          <table:table-cell table:formula="of:=[.C176]/[.$E176]" office:value-type="float" office:value="-0.368057912490121" calcext:value-type="float">
            <text:p>-0.37</text:p>
          </table:table-cell>
          <table:table-cell table:formula="of:=[.D176]/[.$E176]" office:value-type="float" office:value="-0.869553183377362" calcext:value-type="float">
            <text:p>-0.87</text:p>
          </table:table-cell>
          <table:table-cell table:formula="of:=DEGREES(ATAN2([.G176];[.F176]))" office:value-type="float" office:value="-138.184782097965" calcext:value-type="float">
            <text:p>-138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.65" calcext:value-type="float">
            <text:p>-193.65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511.42" calcext:value-type="float">
            <text:p>-511.42</text:p>
          </table:table-cell>
          <table:table-cell table:formula="of:=SQRT([.B177]^2 + [.C177]^2 + [.D177]^2)" office:value-type="float" office:value="588.141139353472" calcext:value-type="float">
            <text:p>588.14</text:p>
          </table:table-cell>
          <table:table-cell table:formula="of:=[.B177]/[.$E177]" office:value-type="float" office:value="-0.329257702008185" calcext:value-type="float">
            <text:p>-0.33</text:p>
          </table:table-cell>
          <table:table-cell table:formula="of:=[.C177]/[.$E177]" office:value-type="float" office:value="-0.368057912490121" calcext:value-type="float">
            <text:p>-0.37</text:p>
          </table:table-cell>
          <table:table-cell table:formula="of:=[.D177]/[.$E177]" office:value-type="float" office:value="-0.869553183377362" calcext:value-type="float">
            <text:p>-0.87</text:p>
          </table:table-cell>
          <table:table-cell table:formula="of:=DEGREES(ATAN2([.G177];[.F177]))" office:value-type="float" office:value="-138.184782097965" calcext:value-type="float">
            <text:p>-138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.41" calcext:value-type="float">
            <text:p>-186.41</text:p>
          </table:table-cell>
          <table:table-cell office:value-type="float" office:value="-227.3" calcext:value-type="float">
            <text:p>-227.3</text:p>
          </table:table-cell>
          <table:table-cell office:value-type="float" office:value="-511.42" calcext:value-type="float">
            <text:p>-511.42</text:p>
          </table:table-cell>
          <table:table-cell table:formula="of:=SQRT([.B178]^2 + [.C178]^2 + [.D178]^2)" office:value-type="float" office:value="589.885068890542" calcext:value-type="float">
            <text:p>589.89</text:p>
          </table:table-cell>
          <table:table-cell table:formula="of:=[.B178]/[.$E178]" office:value-type="float" office:value="-0.316010710951882" calcext:value-type="float">
            <text:p>-0.32</text:p>
          </table:table-cell>
          <table:table-cell table:formula="of:=[.C178]/[.$E178]" office:value-type="float" office:value="-0.385329298853939" calcext:value-type="float">
            <text:p>-0.39</text:p>
          </table:table-cell>
          <table:table-cell table:formula="of:=[.D178]/[.$E178]" office:value-type="float" office:value="-0.866982446193934" calcext:value-type="float">
            <text:p>-0.87</text:p>
          </table:table-cell>
          <table:table-cell table:formula="of:=DEGREES(ATAN2([.G178];[.F178]))" office:value-type="float" office:value="-140.644630179786" calcext:value-type="float">
            <text:p>-140.6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.41" calcext:value-type="float">
            <text:p>-186.41</text:p>
          </table:table-cell>
          <table:table-cell office:value-type="float" office:value="-227.3" calcext:value-type="float">
            <text:p>-227.3</text:p>
          </table:table-cell>
          <table:table-cell office:value-type="float" office:value="-511.42" calcext:value-type="float">
            <text:p>-511.42</text:p>
          </table:table-cell>
          <table:table-cell table:formula="of:=SQRT([.B179]^2 + [.C179]^2 + [.D179]^2)" office:value-type="float" office:value="589.885068890542" calcext:value-type="float">
            <text:p>589.89</text:p>
          </table:table-cell>
          <table:table-cell table:formula="of:=[.B179]/[.$E179]" office:value-type="float" office:value="-0.316010710951882" calcext:value-type="float">
            <text:p>-0.32</text:p>
          </table:table-cell>
          <table:table-cell table:formula="of:=[.C179]/[.$E179]" office:value-type="float" office:value="-0.385329298853939" calcext:value-type="float">
            <text:p>-0.39</text:p>
          </table:table-cell>
          <table:table-cell table:formula="of:=[.D179]/[.$E179]" office:value-type="float" office:value="-0.866982446193934" calcext:value-type="float">
            <text:p>-0.87</text:p>
          </table:table-cell>
          <table:table-cell table:formula="of:=DEGREES(ATAN2([.G179];[.F179]))" office:value-type="float" office:value="-140.644630179786" calcext:value-type="float">
            <text:p>-140.6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.41" calcext:value-type="float">
            <text:p>-186.41</text:p>
          </table:table-cell>
          <table:table-cell office:value-type="float" office:value="-227.3" calcext:value-type="float">
            <text:p>-227.3</text:p>
          </table:table-cell>
          <table:table-cell office:value-type="float" office:value="-511.42" calcext:value-type="float">
            <text:p>-511.42</text:p>
          </table:table-cell>
          <table:table-cell table:formula="of:=SQRT([.B180]^2 + [.C180]^2 + [.D180]^2)" office:value-type="float" office:value="589.885068890542" calcext:value-type="float">
            <text:p>589.89</text:p>
          </table:table-cell>
          <table:table-cell table:formula="of:=[.B180]/[.$E180]" office:value-type="float" office:value="-0.316010710951882" calcext:value-type="float">
            <text:p>-0.32</text:p>
          </table:table-cell>
          <table:table-cell table:formula="of:=[.C180]/[.$E180]" office:value-type="float" office:value="-0.385329298853939" calcext:value-type="float">
            <text:p>-0.39</text:p>
          </table:table-cell>
          <table:table-cell table:formula="of:=[.D180]/[.$E180]" office:value-type="float" office:value="-0.866982446193934" calcext:value-type="float">
            <text:p>-0.87</text:p>
          </table:table-cell>
          <table:table-cell table:formula="of:=DEGREES(ATAN2([.G180];[.F180]))" office:value-type="float" office:value="-140.644630179786" calcext:value-type="float">
            <text:p>-140.6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.41" calcext:value-type="float">
            <text:p>-186.41</text:p>
          </table:table-cell>
          <table:table-cell office:value-type="float" office:value="-227.3" calcext:value-type="float">
            <text:p>-227.3</text:p>
          </table:table-cell>
          <table:table-cell office:value-type="float" office:value="-511.42" calcext:value-type="float">
            <text:p>-511.42</text:p>
          </table:table-cell>
          <table:table-cell table:formula="of:=SQRT([.B181]^2 + [.C181]^2 + [.D181]^2)" office:value-type="float" office:value="589.885068890542" calcext:value-type="float">
            <text:p>589.89</text:p>
          </table:table-cell>
          <table:table-cell table:formula="of:=[.B181]/[.$E181]" office:value-type="float" office:value="-0.316010710951882" calcext:value-type="float">
            <text:p>-0.32</text:p>
          </table:table-cell>
          <table:table-cell table:formula="of:=[.C181]/[.$E181]" office:value-type="float" office:value="-0.385329298853939" calcext:value-type="float">
            <text:p>-0.39</text:p>
          </table:table-cell>
          <table:table-cell table:formula="of:=[.D181]/[.$E181]" office:value-type="float" office:value="-0.866982446193934" calcext:value-type="float">
            <text:p>-0.87</text:p>
          </table:table-cell>
          <table:table-cell table:formula="of:=DEGREES(ATAN2([.G181];[.F181]))" office:value-type="float" office:value="-140.644630179786" calcext:value-type="float">
            <text:p>-140.6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.84" calcext:value-type="float">
            <text:p>-191.84</text:p>
          </table:table-cell>
          <table:table-cell office:value-type="float" office:value="-232.71" calcext:value-type="float">
            <text:p>-232.71</text:p>
          </table:table-cell>
          <table:table-cell office:value-type="float" office:value="-499.24" calcext:value-type="float">
            <text:p>-499.24</text:p>
          </table:table-cell>
          <table:table-cell table:formula="of:=SQRT([.B182]^2 + [.C182]^2 + [.D182]^2)" office:value-type="float" office:value="583.264183110878" calcext:value-type="float">
            <text:p>583.26</text:p>
          </table:table-cell>
          <table:table-cell table:formula="of:=[.B182]/[.$E182]" office:value-type="float" office:value="-0.328907561196041" calcext:value-type="float">
            <text:p>-0.33</text:p>
          </table:table-cell>
          <table:table-cell table:formula="of:=[.C182]/[.$E182]" office:value-type="float" office:value="-0.398978724801557" calcext:value-type="float">
            <text:p>-0.40</text:p>
          </table:table-cell>
          <table:table-cell table:formula="of:=[.D182]/[.$E182]" office:value-type="float" office:value="-0.85594146607335" calcext:value-type="float">
            <text:p>-0.86</text:p>
          </table:table-cell>
          <table:table-cell table:formula="of:=DEGREES(ATAN2([.G182];[.F182]))" office:value-type="float" office:value="-140.498727627481" calcext:value-type="float">
            <text:p>-140.5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.84" calcext:value-type="float">
            <text:p>-191.84</text:p>
          </table:table-cell>
          <table:table-cell office:value-type="float" office:value="-232.71" calcext:value-type="float">
            <text:p>-232.71</text:p>
          </table:table-cell>
          <table:table-cell office:value-type="float" office:value="-499.24" calcext:value-type="float">
            <text:p>-499.24</text:p>
          </table:table-cell>
          <table:table-cell table:formula="of:=SQRT([.B183]^2 + [.C183]^2 + [.D183]^2)" office:value-type="float" office:value="583.264183110878" calcext:value-type="float">
            <text:p>583.26</text:p>
          </table:table-cell>
          <table:table-cell table:formula="of:=[.B183]/[.$E183]" office:value-type="float" office:value="-0.328907561196041" calcext:value-type="float">
            <text:p>-0.33</text:p>
          </table:table-cell>
          <table:table-cell table:formula="of:=[.C183]/[.$E183]" office:value-type="float" office:value="-0.398978724801557" calcext:value-type="float">
            <text:p>-0.40</text:p>
          </table:table-cell>
          <table:table-cell table:formula="of:=[.D183]/[.$E183]" office:value-type="float" office:value="-0.85594146607335" calcext:value-type="float">
            <text:p>-0.86</text:p>
          </table:table-cell>
          <table:table-cell table:formula="of:=DEGREES(ATAN2([.G183];[.F183]))" office:value-type="float" office:value="-140.498727627481" calcext:value-type="float">
            <text:p>-140.5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.84" calcext:value-type="float">
            <text:p>-191.84</text:p>
          </table:table-cell>
          <table:table-cell office:value-type="float" office:value="-232.71" calcext:value-type="float">
            <text:p>-232.71</text:p>
          </table:table-cell>
          <table:table-cell office:value-type="float" office:value="-499.24" calcext:value-type="float">
            <text:p>-499.24</text:p>
          </table:table-cell>
          <table:table-cell table:formula="of:=SQRT([.B184]^2 + [.C184]^2 + [.D184]^2)" office:value-type="float" office:value="583.264183110878" calcext:value-type="float">
            <text:p>583.26</text:p>
          </table:table-cell>
          <table:table-cell table:formula="of:=[.B184]/[.$E184]" office:value-type="float" office:value="-0.328907561196041" calcext:value-type="float">
            <text:p>-0.33</text:p>
          </table:table-cell>
          <table:table-cell table:formula="of:=[.C184]/[.$E184]" office:value-type="float" office:value="-0.398978724801557" calcext:value-type="float">
            <text:p>-0.40</text:p>
          </table:table-cell>
          <table:table-cell table:formula="of:=[.D184]/[.$E184]" office:value-type="float" office:value="-0.85594146607335" calcext:value-type="float">
            <text:p>-0.86</text:p>
          </table:table-cell>
          <table:table-cell table:formula="of:=DEGREES(ATAN2([.G184];[.F184]))" office:value-type="float" office:value="-140.498727627481" calcext:value-type="float">
            <text:p>-140.5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.41" calcext:value-type="float">
            <text:p>-186.41</text:p>
          </table:table-cell>
          <table:table-cell office:value-type="float" office:value="-223.69" calcext:value-type="float">
            <text:p>-223.69</text:p>
          </table:table-cell>
          <table:table-cell office:value-type="float" office:value="-521.86" calcext:value-type="float">
            <text:p>-521.86</text:p>
          </table:table-cell>
          <table:table-cell table:formula="of:=SQRT([.B185]^2 + [.C185]^2 + [.D185]^2)" office:value-type="float" office:value="597.598329816943" calcext:value-type="float">
            <text:p>597.60</text:p>
          </table:table-cell>
          <table:table-cell table:formula="of:=[.B185]/[.$E185]" office:value-type="float" office:value="-0.311931929356465" calcext:value-type="float">
            <text:p>-0.31</text:p>
          </table:table-cell>
          <table:table-cell table:formula="of:=[.C185]/[.$E185]" office:value-type="float" office:value="-0.37431496849819" calcext:value-type="float">
            <text:p>-0.37</text:p>
          </table:table-cell>
          <table:table-cell table:formula="of:=[.D185]/[.$E185]" office:value-type="float" office:value="-0.873262146097123" calcext:value-type="float">
            <text:p>-0.87</text:p>
          </table:table-cell>
          <table:table-cell table:formula="of:=DEGREES(ATAN2([.G185];[.F185]))" office:value-type="float" office:value="-140.194176968453" calcext:value-type="float">
            <text:p>-140.1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.41" calcext:value-type="float">
            <text:p>-186.41</text:p>
          </table:table-cell>
          <table:table-cell office:value-type="float" office:value="-223.69" calcext:value-type="float">
            <text:p>-223.69</text:p>
          </table:table-cell>
          <table:table-cell office:value-type="float" office:value="-521.86" calcext:value-type="float">
            <text:p>-521.86</text:p>
          </table:table-cell>
          <table:table-cell table:formula="of:=SQRT([.B186]^2 + [.C186]^2 + [.D186]^2)" office:value-type="float" office:value="597.598329816943" calcext:value-type="float">
            <text:p>597.60</text:p>
          </table:table-cell>
          <table:table-cell table:formula="of:=[.B186]/[.$E186]" office:value-type="float" office:value="-0.311931929356465" calcext:value-type="float">
            <text:p>-0.31</text:p>
          </table:table-cell>
          <table:table-cell table:formula="of:=[.C186]/[.$E186]" office:value-type="float" office:value="-0.37431496849819" calcext:value-type="float">
            <text:p>-0.37</text:p>
          </table:table-cell>
          <table:table-cell table:formula="of:=[.D186]/[.$E186]" office:value-type="float" office:value="-0.873262146097123" calcext:value-type="float">
            <text:p>-0.87</text:p>
          </table:table-cell>
          <table:table-cell table:formula="of:=DEGREES(ATAN2([.G186];[.F186]))" office:value-type="float" office:value="-140.194176968453" calcext:value-type="float">
            <text:p>-140.1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.41" calcext:value-type="float">
            <text:p>-186.41</text:p>
          </table:table-cell>
          <table:table-cell office:value-type="float" office:value="-223.69" calcext:value-type="float">
            <text:p>-223.69</text:p>
          </table:table-cell>
          <table:table-cell office:value-type="float" office:value="-521.86" calcext:value-type="float">
            <text:p>-521.86</text:p>
          </table:table-cell>
          <table:table-cell table:formula="of:=SQRT([.B187]^2 + [.C187]^2 + [.D187]^2)" office:value-type="float" office:value="597.598329816943" calcext:value-type="float">
            <text:p>597.60</text:p>
          </table:table-cell>
          <table:table-cell table:formula="of:=[.B187]/[.$E187]" office:value-type="float" office:value="-0.311931929356465" calcext:value-type="float">
            <text:p>-0.31</text:p>
          </table:table-cell>
          <table:table-cell table:formula="of:=[.C187]/[.$E187]" office:value-type="float" office:value="-0.37431496849819" calcext:value-type="float">
            <text:p>-0.37</text:p>
          </table:table-cell>
          <table:table-cell table:formula="of:=[.D187]/[.$E187]" office:value-type="float" office:value="-0.873262146097123" calcext:value-type="float">
            <text:p>-0.87</text:p>
          </table:table-cell>
          <table:table-cell table:formula="of:=DEGREES(ATAN2([.G187];[.F187]))" office:value-type="float" office:value="-140.194176968453" calcext:value-type="float">
            <text:p>-140.1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.41" calcext:value-type="float">
            <text:p>-186.41</text:p>
          </table:table-cell>
          <table:table-cell office:value-type="float" office:value="-223.69" calcext:value-type="float">
            <text:p>-223.69</text:p>
          </table:table-cell>
          <table:table-cell office:value-type="float" office:value="-521.86" calcext:value-type="float">
            <text:p>-521.86</text:p>
          </table:table-cell>
          <table:table-cell table:formula="of:=SQRT([.B188]^2 + [.C188]^2 + [.D188]^2)" office:value-type="float" office:value="597.598329816943" calcext:value-type="float">
            <text:p>597.60</text:p>
          </table:table-cell>
          <table:table-cell table:formula="of:=[.B188]/[.$E188]" office:value-type="float" office:value="-0.311931929356465" calcext:value-type="float">
            <text:p>-0.31</text:p>
          </table:table-cell>
          <table:table-cell table:formula="of:=[.C188]/[.$E188]" office:value-type="float" office:value="-0.37431496849819" calcext:value-type="float">
            <text:p>-0.37</text:p>
          </table:table-cell>
          <table:table-cell table:formula="of:=[.D188]/[.$E188]" office:value-type="float" office:value="-0.873262146097123" calcext:value-type="float">
            <text:p>-0.87</text:p>
          </table:table-cell>
          <table:table-cell table:formula="of:=DEGREES(ATAN2([.G188];[.F188]))" office:value-type="float" office:value="-140.194176968453" calcext:value-type="float">
            <text:p>-140.1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-220.08" calcext:value-type="float">
            <text:p>-220.08</text:p>
          </table:table-cell>
          <table:table-cell office:value-type="float" office:value="-518.38" calcext:value-type="float">
            <text:p>-518.38</text:p>
          </table:table-cell>
          <table:table-cell table:formula="of:=SQRT([.B189]^2 + [.C189]^2 + [.D189]^2)" office:value-type="float" office:value="592.085479386212" calcext:value-type="float">
            <text:p>592.09</text:p>
          </table:table-cell>
          <table:table-cell table:formula="of:=[.B189]/[.$E189]" office:value-type="float" office:value="-0.308722315212814" calcext:value-type="float">
            <text:p>-0.31</text:p>
          </table:table-cell>
          <table:table-cell table:formula="of:=[.C189]/[.$E189]" office:value-type="float" office:value="-0.371703086230297" calcext:value-type="float">
            <text:p>-0.37</text:p>
          </table:table-cell>
          <table:table-cell table:formula="of:=[.D189]/[.$E189]" office:value-type="float" office:value="-0.875515475463748" calcext:value-type="float">
            <text:p>-0.88</text:p>
          </table:table-cell>
          <table:table-cell table:formula="of:=DEGREES(ATAN2([.G189];[.F189]))" office:value-type="float" office:value="-140.288279404493" calcext:value-type="float">
            <text:p>-140.2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-220.08" calcext:value-type="float">
            <text:p>-220.08</text:p>
          </table:table-cell>
          <table:table-cell office:value-type="float" office:value="-518.38" calcext:value-type="float">
            <text:p>-518.38</text:p>
          </table:table-cell>
          <table:table-cell table:formula="of:=SQRT([.B190]^2 + [.C190]^2 + [.D190]^2)" office:value-type="float" office:value="592.085479386212" calcext:value-type="float">
            <text:p>592.09</text:p>
          </table:table-cell>
          <table:table-cell table:formula="of:=[.B190]/[.$E190]" office:value-type="float" office:value="-0.308722315212814" calcext:value-type="float">
            <text:p>-0.31</text:p>
          </table:table-cell>
          <table:table-cell table:formula="of:=[.C190]/[.$E190]" office:value-type="float" office:value="-0.371703086230297" calcext:value-type="float">
            <text:p>-0.37</text:p>
          </table:table-cell>
          <table:table-cell table:formula="of:=[.D190]/[.$E190]" office:value-type="float" office:value="-0.875515475463748" calcext:value-type="float">
            <text:p>-0.88</text:p>
          </table:table-cell>
          <table:table-cell table:formula="of:=DEGREES(ATAN2([.G190];[.F190]))" office:value-type="float" office:value="-140.288279404493" calcext:value-type="float">
            <text:p>-140.2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-220.08" calcext:value-type="float">
            <text:p>-220.08</text:p>
          </table:table-cell>
          <table:table-cell office:value-type="float" office:value="-518.38" calcext:value-type="float">
            <text:p>-518.38</text:p>
          </table:table-cell>
          <table:table-cell table:formula="of:=SQRT([.B191]^2 + [.C191]^2 + [.D191]^2)" office:value-type="float" office:value="592.085479386212" calcext:value-type="float">
            <text:p>592.09</text:p>
          </table:table-cell>
          <table:table-cell table:formula="of:=[.B191]/[.$E191]" office:value-type="float" office:value="-0.308722315212814" calcext:value-type="float">
            <text:p>-0.31</text:p>
          </table:table-cell>
          <table:table-cell table:formula="of:=[.C191]/[.$E191]" office:value-type="float" office:value="-0.371703086230297" calcext:value-type="float">
            <text:p>-0.37</text:p>
          </table:table-cell>
          <table:table-cell table:formula="of:=[.D191]/[.$E191]" office:value-type="float" office:value="-0.875515475463748" calcext:value-type="float">
            <text:p>-0.88</text:p>
          </table:table-cell>
          <table:table-cell table:formula="of:=DEGREES(ATAN2([.G191];[.F191]))" office:value-type="float" office:value="-140.288279404493" calcext:value-type="float">
            <text:p>-140.2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-220.08" calcext:value-type="float">
            <text:p>-220.08</text:p>
          </table:table-cell>
          <table:table-cell office:value-type="float" office:value="-518.38" calcext:value-type="float">
            <text:p>-518.38</text:p>
          </table:table-cell>
          <table:table-cell table:formula="of:=SQRT([.B192]^2 + [.C192]^2 + [.D192]^2)" office:value-type="float" office:value="592.085479386212" calcext:value-type="float">
            <text:p>592.09</text:p>
          </table:table-cell>
          <table:table-cell table:formula="of:=[.B192]/[.$E192]" office:value-type="float" office:value="-0.308722315212814" calcext:value-type="float">
            <text:p>-0.31</text:p>
          </table:table-cell>
          <table:table-cell table:formula="of:=[.C192]/[.$E192]" office:value-type="float" office:value="-0.371703086230297" calcext:value-type="float">
            <text:p>-0.37</text:p>
          </table:table-cell>
          <table:table-cell table:formula="of:=[.D192]/[.$E192]" office:value-type="float" office:value="-0.875515475463748" calcext:value-type="float">
            <text:p>-0.88</text:p>
          </table:table-cell>
          <table:table-cell table:formula="of:=DEGREES(ATAN2([.G192];[.F192]))" office:value-type="float" office:value="-140.288279404493" calcext:value-type="float">
            <text:p>-140.2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.46" calcext:value-type="float">
            <text:p>-195.46</text:p>
          </table:table-cell>
          <table:table-cell office:value-type="float" office:value="-214.67" calcext:value-type="float">
            <text:p>-214.67</text:p>
          </table:table-cell>
          <table:table-cell office:value-type="float" office:value="-527.08" calcext:value-type="float">
            <text:p>-527.08</text:p>
          </table:table-cell>
          <table:table-cell table:formula="of:=SQRT([.B193]^2 + [.C193]^2 + [.D193]^2)" office:value-type="float" office:value="601.748408306993" calcext:value-type="float">
            <text:p>601.75</text:p>
          </table:table-cell>
          <table:table-cell table:formula="of:=[.B193]/[.$E193]" office:value-type="float" office:value="-0.324820136292379" calcext:value-type="float">
            <text:p>-0.32</text:p>
          </table:table-cell>
          <table:table-cell table:formula="of:=[.C193]/[.$E193]" office:value-type="float" office:value="-0.35674377702796" calcext:value-type="float">
            <text:p>-0.36</text:p>
          </table:table-cell>
          <table:table-cell table:formula="of:=[.D193]/[.$E193]" office:value-type="float" office:value="-0.875914240442993" calcext:value-type="float">
            <text:p>-0.88</text:p>
          </table:table-cell>
          <table:table-cell table:formula="of:=DEGREES(ATAN2([.G193];[.F193]))" office:value-type="float" office:value="-137.681706008174" calcext:value-type="float">
            <text:p>-137.6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.46" calcext:value-type="float">
            <text:p>-195.46</text:p>
          </table:table-cell>
          <table:table-cell office:value-type="float" office:value="-214.67" calcext:value-type="float">
            <text:p>-214.67</text:p>
          </table:table-cell>
          <table:table-cell office:value-type="float" office:value="-527.08" calcext:value-type="float">
            <text:p>-527.08</text:p>
          </table:table-cell>
          <table:table-cell table:formula="of:=SQRT([.B194]^2 + [.C194]^2 + [.D194]^2)" office:value-type="float" office:value="601.748408306993" calcext:value-type="float">
            <text:p>601.75</text:p>
          </table:table-cell>
          <table:table-cell table:formula="of:=[.B194]/[.$E194]" office:value-type="float" office:value="-0.324820136292379" calcext:value-type="float">
            <text:p>-0.32</text:p>
          </table:table-cell>
          <table:table-cell table:formula="of:=[.C194]/[.$E194]" office:value-type="float" office:value="-0.35674377702796" calcext:value-type="float">
            <text:p>-0.36</text:p>
          </table:table-cell>
          <table:table-cell table:formula="of:=[.D194]/[.$E194]" office:value-type="float" office:value="-0.875914240442993" calcext:value-type="float">
            <text:p>-0.88</text:p>
          </table:table-cell>
          <table:table-cell table:formula="of:=DEGREES(ATAN2([.G194];[.F194]))" office:value-type="float" office:value="-137.681706008174" calcext:value-type="float">
            <text:p>-137.6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.46" calcext:value-type="float">
            <text:p>-195.46</text:p>
          </table:table-cell>
          <table:table-cell office:value-type="float" office:value="-214.67" calcext:value-type="float">
            <text:p>-214.67</text:p>
          </table:table-cell>
          <table:table-cell office:value-type="float" office:value="-527.08" calcext:value-type="float">
            <text:p>-527.08</text:p>
          </table:table-cell>
          <table:table-cell table:formula="of:=SQRT([.B195]^2 + [.C195]^2 + [.D195]^2)" office:value-type="float" office:value="601.748408306993" calcext:value-type="float">
            <text:p>601.75</text:p>
          </table:table-cell>
          <table:table-cell table:formula="of:=[.B195]/[.$E195]" office:value-type="float" office:value="-0.324820136292379" calcext:value-type="float">
            <text:p>-0.32</text:p>
          </table:table-cell>
          <table:table-cell table:formula="of:=[.C195]/[.$E195]" office:value-type="float" office:value="-0.35674377702796" calcext:value-type="float">
            <text:p>-0.36</text:p>
          </table:table-cell>
          <table:table-cell table:formula="of:=[.D195]/[.$E195]" office:value-type="float" office:value="-0.875914240442993" calcext:value-type="float">
            <text:p>-0.88</text:p>
          </table:table-cell>
          <table:table-cell table:formula="of:=DEGREES(ATAN2([.G195];[.F195]))" office:value-type="float" office:value="-137.681706008174" calcext:value-type="float">
            <text:p>-137.6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.46" calcext:value-type="float">
            <text:p>-195.46</text:p>
          </table:table-cell>
          <table:table-cell office:value-type="float" office:value="-214.67" calcext:value-type="float">
            <text:p>-214.67</text:p>
          </table:table-cell>
          <table:table-cell office:value-type="float" office:value="-527.08" calcext:value-type="float">
            <text:p>-527.08</text:p>
          </table:table-cell>
          <table:table-cell table:formula="of:=SQRT([.B196]^2 + [.C196]^2 + [.D196]^2)" office:value-type="float" office:value="601.748408306993" calcext:value-type="float">
            <text:p>601.75</text:p>
          </table:table-cell>
          <table:table-cell table:formula="of:=[.B196]/[.$E196]" office:value-type="float" office:value="-0.324820136292379" calcext:value-type="float">
            <text:p>-0.32</text:p>
          </table:table-cell>
          <table:table-cell table:formula="of:=[.C196]/[.$E196]" office:value-type="float" office:value="-0.35674377702796" calcext:value-type="float">
            <text:p>-0.36</text:p>
          </table:table-cell>
          <table:table-cell table:formula="of:=[.D196]/[.$E196]" office:value-type="float" office:value="-0.875914240442993" calcext:value-type="float">
            <text:p>-0.88</text:p>
          </table:table-cell>
          <table:table-cell table:formula="of:=DEGREES(ATAN2([.G196];[.F196]))" office:value-type="float" office:value="-137.681706008174" calcext:value-type="float">
            <text:p>-137.6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</text:p>
          </table:table-cell>
          <table:table-cell office:value-type="float" office:value="-211.06" calcext:value-type="float">
            <text:p>-211.06</text:p>
          </table:table-cell>
          <table:table-cell office:value-type="float" office:value="-516.64" calcext:value-type="float">
            <text:p>-516.64</text:p>
          </table:table-cell>
          <table:table-cell table:formula="of:=SQRT([.B197]^2 + [.C197]^2 + [.D197]^2)" office:value-type="float" office:value="587.826822457091" calcext:value-type="float">
            <text:p>587.83</text:p>
          </table:table-cell>
          <table:table-cell table:formula="of:=[.B197]/[.$E197]" office:value-type="float" office:value="-0.314038068607315" calcext:value-type="float">
            <text:p>-0.31</text:p>
          </table:table-cell>
          <table:table-cell table:formula="of:=[.C197]/[.$E197]" office:value-type="float" office:value="-0.359051325895233" calcext:value-type="float">
            <text:p>-0.36</text:p>
          </table:table-cell>
          <table:table-cell table:formula="of:=[.D197]/[.$E197]" office:value-type="float" office:value="-0.878898308587667" calcext:value-type="float">
            <text:p>-0.88</text:p>
          </table:table-cell>
          <table:table-cell table:formula="of:=DEGREES(ATAN2([.G197];[.F197]))" office:value-type="float" office:value="-138.825992713025" calcext:value-type="float">
            <text:p>-138.8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</text:p>
          </table:table-cell>
          <table:table-cell office:value-type="float" office:value="-211.06" calcext:value-type="float">
            <text:p>-211.06</text:p>
          </table:table-cell>
          <table:table-cell office:value-type="float" office:value="-516.64" calcext:value-type="float">
            <text:p>-516.64</text:p>
          </table:table-cell>
          <table:table-cell table:formula="of:=SQRT([.B198]^2 + [.C198]^2 + [.D198]^2)" office:value-type="float" office:value="587.826822457091" calcext:value-type="float">
            <text:p>587.83</text:p>
          </table:table-cell>
          <table:table-cell table:formula="of:=[.B198]/[.$E198]" office:value-type="float" office:value="-0.314038068607315" calcext:value-type="float">
            <text:p>-0.31</text:p>
          </table:table-cell>
          <table:table-cell table:formula="of:=[.C198]/[.$E198]" office:value-type="float" office:value="-0.359051325895233" calcext:value-type="float">
            <text:p>-0.36</text:p>
          </table:table-cell>
          <table:table-cell table:formula="of:=[.D198]/[.$E198]" office:value-type="float" office:value="-0.878898308587667" calcext:value-type="float">
            <text:p>-0.88</text:p>
          </table:table-cell>
          <table:table-cell table:formula="of:=DEGREES(ATAN2([.G198];[.F198]))" office:value-type="float" office:value="-138.825992713025" calcext:value-type="float">
            <text:p>-138.8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</text:p>
          </table:table-cell>
          <table:table-cell office:value-type="float" office:value="-211.06" calcext:value-type="float">
            <text:p>-211.06</text:p>
          </table:table-cell>
          <table:table-cell office:value-type="float" office:value="-516.64" calcext:value-type="float">
            <text:p>-516.64</text:p>
          </table:table-cell>
          <table:table-cell table:formula="of:=SQRT([.B199]^2 + [.C199]^2 + [.D199]^2)" office:value-type="float" office:value="587.826822457091" calcext:value-type="float">
            <text:p>587.83</text:p>
          </table:table-cell>
          <table:table-cell table:formula="of:=[.B199]/[.$E199]" office:value-type="float" office:value="-0.314038068607315" calcext:value-type="float">
            <text:p>-0.31</text:p>
          </table:table-cell>
          <table:table-cell table:formula="of:=[.C199]/[.$E199]" office:value-type="float" office:value="-0.359051325895233" calcext:value-type="float">
            <text:p>-0.36</text:p>
          </table:table-cell>
          <table:table-cell table:formula="of:=[.D199]/[.$E199]" office:value-type="float" office:value="-0.878898308587667" calcext:value-type="float">
            <text:p>-0.88</text:p>
          </table:table-cell>
          <table:table-cell table:formula="of:=DEGREES(ATAN2([.G199];[.F199]))" office:value-type="float" office:value="-138.825992713025" calcext:value-type="float">
            <text:p>-138.8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4.6" calcext:value-type="float">
            <text:p>-184.6</text:p>
          </table:table-cell>
          <table:table-cell office:value-type="float" office:value="-211.06" calcext:value-type="float">
            <text:p>-211.06</text:p>
          </table:table-cell>
          <table:table-cell office:value-type="float" office:value="-516.64" calcext:value-type="float">
            <text:p>-516.64</text:p>
          </table:table-cell>
          <table:table-cell table:formula="of:=SQRT([.B200]^2 + [.C200]^2 + [.D200]^2)" office:value-type="float" office:value="587.826822457091" calcext:value-type="float">
            <text:p>587.83</text:p>
          </table:table-cell>
          <table:table-cell table:formula="of:=[.B200]/[.$E200]" office:value-type="float" office:value="-0.314038068607315" calcext:value-type="float">
            <text:p>-0.31</text:p>
          </table:table-cell>
          <table:table-cell table:formula="of:=[.C200]/[.$E200]" office:value-type="float" office:value="-0.359051325895233" calcext:value-type="float">
            <text:p>-0.36</text:p>
          </table:table-cell>
          <table:table-cell table:formula="of:=[.D200]/[.$E200]" office:value-type="float" office:value="-0.878898308587667" calcext:value-type="float">
            <text:p>-0.88</text:p>
          </table:table-cell>
          <table:table-cell table:formula="of:=DEGREES(ATAN2([.G200];[.F200]))" office:value-type="float" office:value="-138.825992713025" calcext:value-type="float">
            <text:p>-138.8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204.51" calcext:value-type="float">
            <text:p>-204.51</text:p>
          </table:table-cell>
          <table:table-cell office:value-type="float" office:value="-212.87" calcext:value-type="float">
            <text:p>-212.87</text:p>
          </table:table-cell>
          <table:table-cell office:value-type="float" office:value="-518.38" calcext:value-type="float">
            <text:p>-518.38</text:p>
          </table:table-cell>
          <table:table-cell table:formula="of:=SQRT([.B201]^2 + [.C201]^2 + [.D201]^2)" office:value-type="float" office:value="596.53650466673" calcext:value-type="float">
            <text:p>596.54</text:p>
          </table:table-cell>
          <table:table-cell table:formula="of:=[.B201]/[.$E201]" office:value-type="float" office:value="-0.342828977606751" calcext:value-type="float">
            <text:p>-0.34</text:p>
          </table:table-cell>
          <table:table-cell table:formula="of:=[.C201]/[.$E201]" office:value-type="float" office:value="-0.356843207975889" calcext:value-type="float">
            <text:p>-0.36</text:p>
          </table:table-cell>
          <table:table-cell table:formula="of:=[.D201]/[.$E201]" office:value-type="float" office:value="-0.868982863487299" calcext:value-type="float">
            <text:p>-0.87</text:p>
          </table:table-cell>
          <table:table-cell table:formula="of:=DEGREES(ATAN2([.G201];[.F201]))" office:value-type="float" office:value="-136.147464364771" calcext:value-type="float">
            <text:p>-136.1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204.51" calcext:value-type="float">
            <text:p>-204.51</text:p>
          </table:table-cell>
          <table:table-cell office:value-type="float" office:value="-212.87" calcext:value-type="float">
            <text:p>-212.87</text:p>
          </table:table-cell>
          <table:table-cell office:value-type="float" office:value="-518.38" calcext:value-type="float">
            <text:p>-518.38</text:p>
          </table:table-cell>
          <table:table-cell table:formula="of:=SQRT([.B202]^2 + [.C202]^2 + [.D202]^2)" office:value-type="float" office:value="596.53650466673" calcext:value-type="float">
            <text:p>596.54</text:p>
          </table:table-cell>
          <table:table-cell table:formula="of:=[.B202]/[.$E202]" office:value-type="float" office:value="-0.342828977606751" calcext:value-type="float">
            <text:p>-0.34</text:p>
          </table:table-cell>
          <table:table-cell table:formula="of:=[.C202]/[.$E202]" office:value-type="float" office:value="-0.356843207975889" calcext:value-type="float">
            <text:p>-0.36</text:p>
          </table:table-cell>
          <table:table-cell table:formula="of:=[.D202]/[.$E202]" office:value-type="float" office:value="-0.868982863487299" calcext:value-type="float">
            <text:p>-0.87</text:p>
          </table:table-cell>
          <table:table-cell table:formula="of:=DEGREES(ATAN2([.G202];[.F202]))" office:value-type="float" office:value="-136.147464364771" calcext:value-type="float">
            <text:p>-136.1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204.51" calcext:value-type="float">
            <text:p>-204.51</text:p>
          </table:table-cell>
          <table:table-cell office:value-type="float" office:value="-212.87" calcext:value-type="float">
            <text:p>-212.87</text:p>
          </table:table-cell>
          <table:table-cell office:value-type="float" office:value="-518.38" calcext:value-type="float">
            <text:p>-518.38</text:p>
          </table:table-cell>
          <table:table-cell table:formula="of:=SQRT([.B203]^2 + [.C203]^2 + [.D203]^2)" office:value-type="float" office:value="596.53650466673" calcext:value-type="float">
            <text:p>596.54</text:p>
          </table:table-cell>
          <table:table-cell table:formula="of:=[.B203]/[.$E203]" office:value-type="float" office:value="-0.342828977606751" calcext:value-type="float">
            <text:p>-0.34</text:p>
          </table:table-cell>
          <table:table-cell table:formula="of:=[.C203]/[.$E203]" office:value-type="float" office:value="-0.356843207975889" calcext:value-type="float">
            <text:p>-0.36</text:p>
          </table:table-cell>
          <table:table-cell table:formula="of:=[.D203]/[.$E203]" office:value-type="float" office:value="-0.868982863487299" calcext:value-type="float">
            <text:p>-0.87</text:p>
          </table:table-cell>
          <table:table-cell table:formula="of:=DEGREES(ATAN2([.G203];[.F203]))" office:value-type="float" office:value="-136.147464364771" calcext:value-type="float">
            <text:p>-136.1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.46" calcext:value-type="float">
            <text:p>-195.46</text:p>
          </table:table-cell>
          <table:table-cell office:value-type="float" office:value="-229.1" calcext:value-type="float">
            <text:p>-229.1</text:p>
          </table:table-cell>
          <table:table-cell office:value-type="float" office:value="-516.64" calcext:value-type="float">
            <text:p>-516.64</text:p>
          </table:table-cell>
          <table:table-cell table:formula="of:=SQRT([.B204]^2 + [.C204]^2 + [.D204]^2)" office:value-type="float" office:value="598.00360467141" calcext:value-type="float">
            <text:p>598.00</text:p>
          </table:table-cell>
          <table:table-cell table:formula="of:=[.B204]/[.$E204]" office:value-type="float" office:value="-0.326854217053426" calcext:value-type="float">
            <text:p>-0.33</text:p>
          </table:table-cell>
          <table:table-cell table:formula="of:=[.C204]/[.$E204]" office:value-type="float" office:value="-0.383108058564104" calcext:value-type="float">
            <text:p>-0.38</text:p>
          </table:table-cell>
          <table:table-cell table:formula="of:=[.D204]/[.$E204]" office:value-type="float" office:value="-0.863941280561147" calcext:value-type="float">
            <text:p>-0.86</text:p>
          </table:table-cell>
          <table:table-cell table:formula="of:=DEGREES(ATAN2([.G204];[.F204]))" office:value-type="float" office:value="-139.53036452887" calcext:value-type="float">
            <text:p>-139.5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.46" calcext:value-type="float">
            <text:p>-195.46</text:p>
          </table:table-cell>
          <table:table-cell office:value-type="float" office:value="-229.1" calcext:value-type="float">
            <text:p>-229.1</text:p>
          </table:table-cell>
          <table:table-cell office:value-type="float" office:value="-516.64" calcext:value-type="float">
            <text:p>-516.64</text:p>
          </table:table-cell>
          <table:table-cell table:formula="of:=SQRT([.B205]^2 + [.C205]^2 + [.D205]^2)" office:value-type="float" office:value="598.00360467141" calcext:value-type="float">
            <text:p>598.00</text:p>
          </table:table-cell>
          <table:table-cell table:formula="of:=[.B205]/[.$E205]" office:value-type="float" office:value="-0.326854217053426" calcext:value-type="float">
            <text:p>-0.33</text:p>
          </table:table-cell>
          <table:table-cell table:formula="of:=[.C205]/[.$E205]" office:value-type="float" office:value="-0.383108058564104" calcext:value-type="float">
            <text:p>-0.38</text:p>
          </table:table-cell>
          <table:table-cell table:formula="of:=[.D205]/[.$E205]" office:value-type="float" office:value="-0.863941280561147" calcext:value-type="float">
            <text:p>-0.86</text:p>
          </table:table-cell>
          <table:table-cell table:formula="of:=DEGREES(ATAN2([.G205];[.F205]))" office:value-type="float" office:value="-139.53036452887" calcext:value-type="float">
            <text:p>-139.5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.46" calcext:value-type="float">
            <text:p>-195.46</text:p>
          </table:table-cell>
          <table:table-cell office:value-type="float" office:value="-229.1" calcext:value-type="float">
            <text:p>-229.1</text:p>
          </table:table-cell>
          <table:table-cell office:value-type="float" office:value="-516.64" calcext:value-type="float">
            <text:p>-516.64</text:p>
          </table:table-cell>
          <table:table-cell table:formula="of:=SQRT([.B206]^2 + [.C206]^2 + [.D206]^2)" office:value-type="float" office:value="598.00360467141" calcext:value-type="float">
            <text:p>598.00</text:p>
          </table:table-cell>
          <table:table-cell table:formula="of:=[.B206]/[.$E206]" office:value-type="float" office:value="-0.326854217053426" calcext:value-type="float">
            <text:p>-0.33</text:p>
          </table:table-cell>
          <table:table-cell table:formula="of:=[.C206]/[.$E206]" office:value-type="float" office:value="-0.383108058564104" calcext:value-type="float">
            <text:p>-0.38</text:p>
          </table:table-cell>
          <table:table-cell table:formula="of:=[.D206]/[.$E206]" office:value-type="float" office:value="-0.863941280561147" calcext:value-type="float">
            <text:p>-0.86</text:p>
          </table:table-cell>
          <table:table-cell table:formula="of:=DEGREES(ATAN2([.G206];[.F206]))" office:value-type="float" office:value="-139.53036452887" calcext:value-type="float">
            <text:p>-139.5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.46" calcext:value-type="float">
            <text:p>-195.46</text:p>
          </table:table-cell>
          <table:table-cell office:value-type="float" office:value="-229.1" calcext:value-type="float">
            <text:p>-229.1</text:p>
          </table:table-cell>
          <table:table-cell office:value-type="float" office:value="-516.64" calcext:value-type="float">
            <text:p>-516.64</text:p>
          </table:table-cell>
          <table:table-cell table:formula="of:=SQRT([.B207]^2 + [.C207]^2 + [.D207]^2)" office:value-type="float" office:value="598.00360467141" calcext:value-type="float">
            <text:p>598.00</text:p>
          </table:table-cell>
          <table:table-cell table:formula="of:=[.B207]/[.$E207]" office:value-type="float" office:value="-0.326854217053426" calcext:value-type="float">
            <text:p>-0.33</text:p>
          </table:table-cell>
          <table:table-cell table:formula="of:=[.C207]/[.$E207]" office:value-type="float" office:value="-0.383108058564104" calcext:value-type="float">
            <text:p>-0.38</text:p>
          </table:table-cell>
          <table:table-cell table:formula="of:=[.D207]/[.$E207]" office:value-type="float" office:value="-0.863941280561147" calcext:value-type="float">
            <text:p>-0.86</text:p>
          </table:table-cell>
          <table:table-cell table:formula="of:=DEGREES(ATAN2([.G207];[.F207]))" office:value-type="float" office:value="-139.53036452887" calcext:value-type="float">
            <text:p>-139.5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514.9" calcext:value-type="float">
            <text:p>-514.9</text:p>
          </table:table-cell>
          <table:table-cell table:formula="of:=SQRT([.B208]^2 + [.C208]^2 + [.D208]^2)" office:value-type="float" office:value="586.586020801724" calcext:value-type="float">
            <text:p>586.59</text:p>
          </table:table-cell>
          <table:table-cell table:formula="of:=[.B208]/[.$E208]" office:value-type="float" office:value="-0.305445397002672" calcext:value-type="float">
            <text:p>-0.31</text:p>
          </table:table-cell>
          <table:table-cell table:formula="of:=[.C208]/[.$E208]" office:value-type="float" office:value="-0.369033683591943" calcext:value-type="float">
            <text:p>-0.37</text:p>
          </table:table-cell>
          <table:table-cell table:formula="of:=[.D208]/[.$E208]" office:value-type="float" office:value="-0.877791119700149" calcext:value-type="float">
            <text:p>-0.88</text:p>
          </table:table-cell>
          <table:table-cell table:formula="of:=DEGREES(ATAN2([.G208];[.F208]))" office:value-type="float" office:value="-140.385790935841" calcext:value-type="float">
            <text:p>-140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514.9" calcext:value-type="float">
            <text:p>-514.9</text:p>
          </table:table-cell>
          <table:table-cell table:formula="of:=SQRT([.B209]^2 + [.C209]^2 + [.D209]^2)" office:value-type="float" office:value="586.586020801724" calcext:value-type="float">
            <text:p>586.59</text:p>
          </table:table-cell>
          <table:table-cell table:formula="of:=[.B209]/[.$E209]" office:value-type="float" office:value="-0.305445397002672" calcext:value-type="float">
            <text:p>-0.31</text:p>
          </table:table-cell>
          <table:table-cell table:formula="of:=[.C209]/[.$E209]" office:value-type="float" office:value="-0.369033683591943" calcext:value-type="float">
            <text:p>-0.37</text:p>
          </table:table-cell>
          <table:table-cell table:formula="of:=[.D209]/[.$E209]" office:value-type="float" office:value="-0.877791119700149" calcext:value-type="float">
            <text:p>-0.88</text:p>
          </table:table-cell>
          <table:table-cell table:formula="of:=DEGREES(ATAN2([.G209];[.F209]))" office:value-type="float" office:value="-140.385790935841" calcext:value-type="float">
            <text:p>-140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514.9" calcext:value-type="float">
            <text:p>-514.9</text:p>
          </table:table-cell>
          <table:table-cell table:formula="of:=SQRT([.B210]^2 + [.C210]^2 + [.D210]^2)" office:value-type="float" office:value="586.586020801724" calcext:value-type="float">
            <text:p>586.59</text:p>
          </table:table-cell>
          <table:table-cell table:formula="of:=[.B210]/[.$E210]" office:value-type="float" office:value="-0.305445397002672" calcext:value-type="float">
            <text:p>-0.31</text:p>
          </table:table-cell>
          <table:table-cell table:formula="of:=[.C210]/[.$E210]" office:value-type="float" office:value="-0.369033683591943" calcext:value-type="float">
            <text:p>-0.37</text:p>
          </table:table-cell>
          <table:table-cell table:formula="of:=[.D210]/[.$E210]" office:value-type="float" office:value="-0.877791119700149" calcext:value-type="float">
            <text:p>-0.88</text:p>
          </table:table-cell>
          <table:table-cell table:formula="of:=DEGREES(ATAN2([.G210];[.F210]))" office:value-type="float" office:value="-140.385790935841" calcext:value-type="float">
            <text:p>-140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514.9" calcext:value-type="float">
            <text:p>-514.9</text:p>
          </table:table-cell>
          <table:table-cell table:formula="of:=SQRT([.B211]^2 + [.C211]^2 + [.D211]^2)" office:value-type="float" office:value="586.586020801724" calcext:value-type="float">
            <text:p>586.59</text:p>
          </table:table-cell>
          <table:table-cell table:formula="of:=[.B211]/[.$E211]" office:value-type="float" office:value="-0.305445397002672" calcext:value-type="float">
            <text:p>-0.31</text:p>
          </table:table-cell>
          <table:table-cell table:formula="of:=[.C211]/[.$E211]" office:value-type="float" office:value="-0.369033683591943" calcext:value-type="float">
            <text:p>-0.37</text:p>
          </table:table-cell>
          <table:table-cell table:formula="of:=[.D211]/[.$E211]" office:value-type="float" office:value="-0.877791119700149" calcext:value-type="float">
            <text:p>-0.88</text:p>
          </table:table-cell>
          <table:table-cell table:formula="of:=DEGREES(ATAN2([.G211];[.F211]))" office:value-type="float" office:value="-140.385790935841" calcext:value-type="float">
            <text:p>-140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.17" calcext:value-type="float">
            <text:p>-179.17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514.9" calcext:value-type="float">
            <text:p>-514.9</text:p>
          </table:table-cell>
          <table:table-cell table:formula="of:=SQRT([.B212]^2 + [.C212]^2 + [.D212]^2)" office:value-type="float" office:value="586.586020801724" calcext:value-type="float">
            <text:p>586.59</text:p>
          </table:table-cell>
          <table:table-cell table:formula="of:=[.B212]/[.$E212]" office:value-type="float" office:value="-0.305445397002672" calcext:value-type="float">
            <text:p>-0.31</text:p>
          </table:table-cell>
          <table:table-cell table:formula="of:=[.C212]/[.$E212]" office:value-type="float" office:value="-0.369033683591943" calcext:value-type="float">
            <text:p>-0.37</text:p>
          </table:table-cell>
          <table:table-cell table:formula="of:=[.D212]/[.$E212]" office:value-type="float" office:value="-0.877791119700149" calcext:value-type="float">
            <text:p>-0.88</text:p>
          </table:table-cell>
          <table:table-cell table:formula="of:=DEGREES(ATAN2([.G212];[.F212]))" office:value-type="float" office:value="-140.385790935841" calcext:value-type="float">
            <text:p>-140.3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5.55" calcext:value-type="float">
            <text:p>-175.55</text:p>
          </table:table-cell>
          <table:table-cell office:value-type="float" office:value="-212.87" calcext:value-type="float">
            <text:p>-212.87</text:p>
          </table:table-cell>
          <table:table-cell office:value-type="float" office:value="-518.38" calcext:value-type="float">
            <text:p>-518.38</text:p>
          </table:table-cell>
          <table:table-cell table:formula="of:=SQRT([.B213]^2 + [.C213]^2 + [.D213]^2)" office:value-type="float" office:value="587.238677030047" calcext:value-type="float">
            <text:p>587.24</text:p>
          </table:table-cell>
          <table:table-cell table:formula="of:=[.B213]/[.$E213]" office:value-type="float" office:value="-0.29894148132041" calcext:value-type="float">
            <text:p>-0.30</text:p>
          </table:table-cell>
          <table:table-cell table:formula="of:=[.C213]/[.$E213]" office:value-type="float" office:value="-0.362493153680864" calcext:value-type="float">
            <text:p>-0.36</text:p>
          </table:table-cell>
          <table:table-cell table:formula="of:=[.D213]/[.$E213]" office:value-type="float" office:value="-0.882741584089285" calcext:value-type="float">
            <text:p>-0.88</text:p>
          </table:table-cell>
          <table:table-cell table:formula="of:=DEGREES(ATAN2([.G213];[.F213]))" office:value-type="float" office:value="-140.488220846751" calcext:value-type="float">
            <text:p>-140.4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5.55" calcext:value-type="float">
            <text:p>-175.55</text:p>
          </table:table-cell>
          <table:table-cell office:value-type="float" office:value="-212.87" calcext:value-type="float">
            <text:p>-212.87</text:p>
          </table:table-cell>
          <table:table-cell office:value-type="float" office:value="-518.38" calcext:value-type="float">
            <text:p>-518.38</text:p>
          </table:table-cell>
          <table:table-cell table:formula="of:=SQRT([.B214]^2 + [.C214]^2 + [.D214]^2)" office:value-type="float" office:value="587.238677030047" calcext:value-type="float">
            <text:p>587.24</text:p>
          </table:table-cell>
          <table:table-cell table:formula="of:=[.B214]/[.$E214]" office:value-type="float" office:value="-0.29894148132041" calcext:value-type="float">
            <text:p>-0.30</text:p>
          </table:table-cell>
          <table:table-cell table:formula="of:=[.C214]/[.$E214]" office:value-type="float" office:value="-0.362493153680864" calcext:value-type="float">
            <text:p>-0.36</text:p>
          </table:table-cell>
          <table:table-cell table:formula="of:=[.D214]/[.$E214]" office:value-type="float" office:value="-0.882741584089285" calcext:value-type="float">
            <text:p>-0.88</text:p>
          </table:table-cell>
          <table:table-cell table:formula="of:=DEGREES(ATAN2([.G214];[.F214]))" office:value-type="float" office:value="-140.488220846751" calcext:value-type="float">
            <text:p>-140.4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5.55" calcext:value-type="float">
            <text:p>-175.55</text:p>
          </table:table-cell>
          <table:table-cell office:value-type="float" office:value="-212.87" calcext:value-type="float">
            <text:p>-212.87</text:p>
          </table:table-cell>
          <table:table-cell office:value-type="float" office:value="-518.38" calcext:value-type="float">
            <text:p>-518.38</text:p>
          </table:table-cell>
          <table:table-cell table:formula="of:=SQRT([.B215]^2 + [.C215]^2 + [.D215]^2)" office:value-type="float" office:value="587.238677030047" calcext:value-type="float">
            <text:p>587.24</text:p>
          </table:table-cell>
          <table:table-cell table:formula="of:=[.B215]/[.$E215]" office:value-type="float" office:value="-0.29894148132041" calcext:value-type="float">
            <text:p>-0.30</text:p>
          </table:table-cell>
          <table:table-cell table:formula="of:=[.C215]/[.$E215]" office:value-type="float" office:value="-0.362493153680864" calcext:value-type="float">
            <text:p>-0.36</text:p>
          </table:table-cell>
          <table:table-cell table:formula="of:=[.D215]/[.$E215]" office:value-type="float" office:value="-0.882741584089285" calcext:value-type="float">
            <text:p>-0.88</text:p>
          </table:table-cell>
          <table:table-cell table:formula="of:=DEGREES(ATAN2([.G215];[.F215]))" office:value-type="float" office:value="-140.488220846751" calcext:value-type="float">
            <text:p>-140.4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-218.28" calcext:value-type="float">
            <text:p>-218.28</text:p>
          </table:table-cell>
          <table:table-cell office:value-type="float" office:value="-520.12" calcext:value-type="float">
            <text:p>-520.12</text:p>
          </table:table-cell>
          <table:table-cell table:formula="of:=SQRT([.B216]^2 + [.C216]^2 + [.D216]^2)" office:value-type="float" office:value="592.389004962111" calcext:value-type="float">
            <text:p>592.39</text:p>
          </table:table-cell>
          <table:table-cell table:formula="of:=[.B216]/[.$E216]" office:value-type="float" office:value="-0.305508708777563" calcext:value-type="float">
            <text:p>-0.31</text:p>
          </table:table-cell>
          <table:table-cell table:formula="of:=[.C216]/[.$E216]" office:value-type="float" office:value="-0.368474090794378" calcext:value-type="float">
            <text:p>-0.37</text:p>
          </table:table-cell>
          <table:table-cell table:formula="of:=[.D216]/[.$E216]" office:value-type="float" office:value="-0.878004141945995" calcext:value-type="float">
            <text:p>-0.88</text:p>
          </table:table-cell>
          <table:table-cell table:formula="of:=DEGREES(ATAN2([.G216];[.F216]))" office:value-type="float" office:value="-140.337242465124" calcext:value-type="float">
            <text:p>-140.3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-218.28" calcext:value-type="float">
            <text:p>-218.28</text:p>
          </table:table-cell>
          <table:table-cell office:value-type="float" office:value="-520.12" calcext:value-type="float">
            <text:p>-520.12</text:p>
          </table:table-cell>
          <table:table-cell table:formula="of:=SQRT([.B217]^2 + [.C217]^2 + [.D217]^2)" office:value-type="float" office:value="592.389004962111" calcext:value-type="float">
            <text:p>592.39</text:p>
          </table:table-cell>
          <table:table-cell table:formula="of:=[.B217]/[.$E217]" office:value-type="float" office:value="-0.305508708777563" calcext:value-type="float">
            <text:p>-0.31</text:p>
          </table:table-cell>
          <table:table-cell table:formula="of:=[.C217]/[.$E217]" office:value-type="float" office:value="-0.368474090794378" calcext:value-type="float">
            <text:p>-0.37</text:p>
          </table:table-cell>
          <table:table-cell table:formula="of:=[.D217]/[.$E217]" office:value-type="float" office:value="-0.878004141945995" calcext:value-type="float">
            <text:p>-0.88</text:p>
          </table:table-cell>
          <table:table-cell table:formula="of:=DEGREES(ATAN2([.G217];[.F217]))" office:value-type="float" office:value="-140.337242465124" calcext:value-type="float">
            <text:p>-140.3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-218.28" calcext:value-type="float">
            <text:p>-218.28</text:p>
          </table:table-cell>
          <table:table-cell office:value-type="float" office:value="-520.12" calcext:value-type="float">
            <text:p>-520.12</text:p>
          </table:table-cell>
          <table:table-cell table:formula="of:=SQRT([.B218]^2 + [.C218]^2 + [.D218]^2)" office:value-type="float" office:value="592.389004962111" calcext:value-type="float">
            <text:p>592.39</text:p>
          </table:table-cell>
          <table:table-cell table:formula="of:=[.B218]/[.$E218]" office:value-type="float" office:value="-0.305508708777563" calcext:value-type="float">
            <text:p>-0.31</text:p>
          </table:table-cell>
          <table:table-cell table:formula="of:=[.C218]/[.$E218]" office:value-type="float" office:value="-0.368474090794378" calcext:value-type="float">
            <text:p>-0.37</text:p>
          </table:table-cell>
          <table:table-cell table:formula="of:=[.D218]/[.$E218]" office:value-type="float" office:value="-0.878004141945995" calcext:value-type="float">
            <text:p>-0.88</text:p>
          </table:table-cell>
          <table:table-cell table:formula="of:=DEGREES(ATAN2([.G218];[.F218]))" office:value-type="float" office:value="-140.337242465124" calcext:value-type="float">
            <text:p>-140.3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-218.28" calcext:value-type="float">
            <text:p>-218.28</text:p>
          </table:table-cell>
          <table:table-cell office:value-type="float" office:value="-520.12" calcext:value-type="float">
            <text:p>-520.12</text:p>
          </table:table-cell>
          <table:table-cell table:formula="of:=SQRT([.B219]^2 + [.C219]^2 + [.D219]^2)" office:value-type="float" office:value="592.389004962111" calcext:value-type="float">
            <text:p>592.39</text:p>
          </table:table-cell>
          <table:table-cell table:formula="of:=[.B219]/[.$E219]" office:value-type="float" office:value="-0.305508708777563" calcext:value-type="float">
            <text:p>-0.31</text:p>
          </table:table-cell>
          <table:table-cell table:formula="of:=[.C219]/[.$E219]" office:value-type="float" office:value="-0.368474090794378" calcext:value-type="float">
            <text:p>-0.37</text:p>
          </table:table-cell>
          <table:table-cell table:formula="of:=[.D219]/[.$E219]" office:value-type="float" office:value="-0.878004141945995" calcext:value-type="float">
            <text:p>-0.88</text:p>
          </table:table-cell>
          <table:table-cell table:formula="of:=DEGREES(ATAN2([.G219];[.F219]))" office:value-type="float" office:value="-140.337242465124" calcext:value-type="float">
            <text:p>-140.3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.46" calcext:value-type="float">
            <text:p>-195.46</text:p>
          </table:table-cell>
          <table:table-cell office:value-type="float" office:value="-229.1" calcext:value-type="float">
            <text:p>-229.1</text:p>
          </table:table-cell>
          <table:table-cell office:value-type="float" office:value="-509.68" calcext:value-type="float">
            <text:p>-509.68</text:p>
          </table:table-cell>
          <table:table-cell table:formula="of:=SQRT([.B220]^2 + [.C220]^2 + [.D220]^2)" office:value-type="float" office:value="592.000949323563" calcext:value-type="float">
            <text:p>592.00</text:p>
          </table:table-cell>
          <table:table-cell table:formula="of:=[.B220]/[.$E220]" office:value-type="float" office:value="-0.330168389465149" calcext:value-type="float">
            <text:p>-0.33</text:p>
          </table:table-cell>
          <table:table-cell table:formula="of:=[.C220]/[.$E220]" office:value-type="float" office:value="-0.386992622666866" calcext:value-type="float">
            <text:p>-0.39</text:p>
          </table:table-cell>
          <table:table-cell table:formula="of:=[.D220]/[.$E220]" office:value-type="float" office:value="-0.860944565346347" calcext:value-type="float">
            <text:p>-0.86</text:p>
          </table:table-cell>
          <table:table-cell table:formula="of:=DEGREES(ATAN2([.G220];[.F220]))" office:value-type="float" office:value="-139.53036452887" calcext:value-type="float">
            <text:p>-139.5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.46" calcext:value-type="float">
            <text:p>-195.46</text:p>
          </table:table-cell>
          <table:table-cell office:value-type="float" office:value="-229.1" calcext:value-type="float">
            <text:p>-229.1</text:p>
          </table:table-cell>
          <table:table-cell office:value-type="float" office:value="-509.68" calcext:value-type="float">
            <text:p>-509.68</text:p>
          </table:table-cell>
          <table:table-cell table:formula="of:=SQRT([.B221]^2 + [.C221]^2 + [.D221]^2)" office:value-type="float" office:value="592.000949323563" calcext:value-type="float">
            <text:p>592.00</text:p>
          </table:table-cell>
          <table:table-cell table:formula="of:=[.B221]/[.$E221]" office:value-type="float" office:value="-0.330168389465149" calcext:value-type="float">
            <text:p>-0.33</text:p>
          </table:table-cell>
          <table:table-cell table:formula="of:=[.C221]/[.$E221]" office:value-type="float" office:value="-0.386992622666866" calcext:value-type="float">
            <text:p>-0.39</text:p>
          </table:table-cell>
          <table:table-cell table:formula="of:=[.D221]/[.$E221]" office:value-type="float" office:value="-0.860944565346347" calcext:value-type="float">
            <text:p>-0.86</text:p>
          </table:table-cell>
          <table:table-cell table:formula="of:=DEGREES(ATAN2([.G221];[.F221]))" office:value-type="float" office:value="-139.53036452887" calcext:value-type="float">
            <text:p>-139.5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.46" calcext:value-type="float">
            <text:p>-195.46</text:p>
          </table:table-cell>
          <table:table-cell office:value-type="float" office:value="-229.1" calcext:value-type="float">
            <text:p>-229.1</text:p>
          </table:table-cell>
          <table:table-cell office:value-type="float" office:value="-509.68" calcext:value-type="float">
            <text:p>-509.68</text:p>
          </table:table-cell>
          <table:table-cell table:formula="of:=SQRT([.B222]^2 + [.C222]^2 + [.D222]^2)" office:value-type="float" office:value="592.000949323563" calcext:value-type="float">
            <text:p>592.00</text:p>
          </table:table-cell>
          <table:table-cell table:formula="of:=[.B222]/[.$E222]" office:value-type="float" office:value="-0.330168389465149" calcext:value-type="float">
            <text:p>-0.33</text:p>
          </table:table-cell>
          <table:table-cell table:formula="of:=[.C222]/[.$E222]" office:value-type="float" office:value="-0.386992622666866" calcext:value-type="float">
            <text:p>-0.39</text:p>
          </table:table-cell>
          <table:table-cell table:formula="of:=[.D222]/[.$E222]" office:value-type="float" office:value="-0.860944565346347" calcext:value-type="float">
            <text:p>-0.86</text:p>
          </table:table-cell>
          <table:table-cell table:formula="of:=DEGREES(ATAN2([.G222];[.F222]))" office:value-type="float" office:value="-139.53036452887" calcext:value-type="float">
            <text:p>-139.5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-209.26" calcext:value-type="float">
            <text:p>-209.26</text:p>
          </table:table-cell>
          <table:table-cell office:value-type="float" office:value="-521.86" calcext:value-type="float">
            <text:p>-521.86</text:p>
          </table:table-cell>
          <table:table-cell table:formula="of:=SQRT([.B223]^2 + [.C223]^2 + [.D223]^2)" office:value-type="float" office:value="591.218903030003" calcext:value-type="float">
            <text:p>591.22</text:p>
          </table:table-cell>
          <table:table-cell table:formula="of:=[.B223]/[.$E223]" office:value-type="float" office:value="-0.30917482350987" calcext:value-type="float">
            <text:p>-0.31</text:p>
          </table:table-cell>
          <table:table-cell table:formula="of:=[.C223]/[.$E223]" office:value-type="float" office:value="-0.353946734327235" calcext:value-type="float">
            <text:p>-0.35</text:p>
          </table:table-cell>
          <table:table-cell table:formula="of:=[.D223]/[.$E223]" office:value-type="float" office:value="-0.882684902876857" calcext:value-type="float">
            <text:p>-0.88</text:p>
          </table:table-cell>
          <table:table-cell table:formula="of:=DEGREES(ATAN2([.G223];[.F223]))" office:value-type="float" office:value="-138.862571221618" calcext:value-type="float">
            <text:p>-138.8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-209.26" calcext:value-type="float">
            <text:p>-209.26</text:p>
          </table:table-cell>
          <table:table-cell office:value-type="float" office:value="-521.86" calcext:value-type="float">
            <text:p>-521.86</text:p>
          </table:table-cell>
          <table:table-cell table:formula="of:=SQRT([.B224]^2 + [.C224]^2 + [.D224]^2)" office:value-type="float" office:value="591.218903030003" calcext:value-type="float">
            <text:p>591.22</text:p>
          </table:table-cell>
          <table:table-cell table:formula="of:=[.B224]/[.$E224]" office:value-type="float" office:value="-0.30917482350987" calcext:value-type="float">
            <text:p>-0.31</text:p>
          </table:table-cell>
          <table:table-cell table:formula="of:=[.C224]/[.$E224]" office:value-type="float" office:value="-0.353946734327235" calcext:value-type="float">
            <text:p>-0.35</text:p>
          </table:table-cell>
          <table:table-cell table:formula="of:=[.D224]/[.$E224]" office:value-type="float" office:value="-0.882684902876857" calcext:value-type="float">
            <text:p>-0.88</text:p>
          </table:table-cell>
          <table:table-cell table:formula="of:=DEGREES(ATAN2([.G224];[.F224]))" office:value-type="float" office:value="-138.862571221618" calcext:value-type="float">
            <text:p>-138.8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-209.26" calcext:value-type="float">
            <text:p>-209.26</text:p>
          </table:table-cell>
          <table:table-cell office:value-type="float" office:value="-521.86" calcext:value-type="float">
            <text:p>-521.86</text:p>
          </table:table-cell>
          <table:table-cell table:formula="of:=SQRT([.B225]^2 + [.C225]^2 + [.D225]^2)" office:value-type="float" office:value="591.218903030003" calcext:value-type="float">
            <text:p>591.22</text:p>
          </table:table-cell>
          <table:table-cell table:formula="of:=[.B225]/[.$E225]" office:value-type="float" office:value="-0.30917482350987" calcext:value-type="float">
            <text:p>-0.31</text:p>
          </table:table-cell>
          <table:table-cell table:formula="of:=[.C225]/[.$E225]" office:value-type="float" office:value="-0.353946734327235" calcext:value-type="float">
            <text:p>-0.35</text:p>
          </table:table-cell>
          <table:table-cell table:formula="of:=[.D225]/[.$E225]" office:value-type="float" office:value="-0.882684902876857" calcext:value-type="float">
            <text:p>-0.88</text:p>
          </table:table-cell>
          <table:table-cell table:formula="of:=DEGREES(ATAN2([.G225];[.F225]))" office:value-type="float" office:value="-138.862571221618" calcext:value-type="float">
            <text:p>-138.8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-209.26" calcext:value-type="float">
            <text:p>-209.26</text:p>
          </table:table-cell>
          <table:table-cell office:value-type="float" office:value="-521.86" calcext:value-type="float">
            <text:p>-521.86</text:p>
          </table:table-cell>
          <table:table-cell table:formula="of:=SQRT([.B226]^2 + [.C226]^2 + [.D226]^2)" office:value-type="float" office:value="591.218903030003" calcext:value-type="float">
            <text:p>591.22</text:p>
          </table:table-cell>
          <table:table-cell table:formula="of:=[.B226]/[.$E226]" office:value-type="float" office:value="-0.30917482350987" calcext:value-type="float">
            <text:p>-0.31</text:p>
          </table:table-cell>
          <table:table-cell table:formula="of:=[.C226]/[.$E226]" office:value-type="float" office:value="-0.353946734327235" calcext:value-type="float">
            <text:p>-0.35</text:p>
          </table:table-cell>
          <table:table-cell table:formula="of:=[.D226]/[.$E226]" office:value-type="float" office:value="-0.882684902876857" calcext:value-type="float">
            <text:p>-0.88</text:p>
          </table:table-cell>
          <table:table-cell table:formula="of:=DEGREES(ATAN2([.G226];[.F226]))" office:value-type="float" office:value="-138.862571221618" calcext:value-type="float">
            <text:p>-138.8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-209.26" calcext:value-type="float">
            <text:p>-209.26</text:p>
          </table:table-cell>
          <table:table-cell office:value-type="float" office:value="-521.86" calcext:value-type="float">
            <text:p>-521.86</text:p>
          </table:table-cell>
          <table:table-cell table:formula="of:=SQRT([.B227]^2 + [.C227]^2 + [.D227]^2)" office:value-type="float" office:value="591.218903030003" calcext:value-type="float">
            <text:p>591.22</text:p>
          </table:table-cell>
          <table:table-cell table:formula="of:=[.B227]/[.$E227]" office:value-type="float" office:value="-0.30917482350987" calcext:value-type="float">
            <text:p>-0.31</text:p>
          </table:table-cell>
          <table:table-cell table:formula="of:=[.C227]/[.$E227]" office:value-type="float" office:value="-0.353946734327235" calcext:value-type="float">
            <text:p>-0.35</text:p>
          </table:table-cell>
          <table:table-cell table:formula="of:=[.D227]/[.$E227]" office:value-type="float" office:value="-0.882684902876857" calcext:value-type="float">
            <text:p>-0.88</text:p>
          </table:table-cell>
          <table:table-cell table:formula="of:=DEGREES(ATAN2([.G227];[.F227]))" office:value-type="float" office:value="-138.862571221618" calcext:value-type="float">
            <text:p>-138.8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.22" calcext:value-type="float">
            <text:p>-188.22</text:p>
          </table:table-cell>
          <table:table-cell office:value-type="float" office:value="-211.06" calcext:value-type="float">
            <text:p>-211.06</text:p>
          </table:table-cell>
          <table:table-cell office:value-type="float" office:value="-520.12" calcext:value-type="float">
            <text:p>-520.12</text:p>
          </table:table-cell>
          <table:table-cell table:formula="of:=SQRT([.B228]^2 + [.C228]^2 + [.D228]^2)" office:value-type="float" office:value="592.028636469555" calcext:value-type="float">
            <text:p>592.03</text:p>
          </table:table-cell>
          <table:table-cell table:formula="of:=[.B228]/[.$E228]" office:value-type="float" office:value="-0.317923810446759" calcext:value-type="float">
            <text:p>-0.32</text:p>
          </table:table-cell>
          <table:table-cell table:formula="of:=[.C228]/[.$E228]" office:value-type="float" office:value="-0.356503025358054" calcext:value-type="float">
            <text:p>-0.36</text:p>
          </table:table-cell>
          <table:table-cell table:formula="of:=[.D228]/[.$E228]" office:value-type="float" office:value="-0.878538584048286" calcext:value-type="float">
            <text:p>-0.88</text:p>
          </table:table-cell>
          <table:table-cell table:formula="of:=DEGREES(ATAN2([.G228];[.F228]))" office:value-type="float" office:value="-138.273920648364" calcext:value-type="float">
            <text:p>-138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.22" calcext:value-type="float">
            <text:p>-188.22</text:p>
          </table:table-cell>
          <table:table-cell office:value-type="float" office:value="-211.06" calcext:value-type="float">
            <text:p>-211.06</text:p>
          </table:table-cell>
          <table:table-cell office:value-type="float" office:value="-520.12" calcext:value-type="float">
            <text:p>-520.12</text:p>
          </table:table-cell>
          <table:table-cell table:formula="of:=SQRT([.B229]^2 + [.C229]^2 + [.D229]^2)" office:value-type="float" office:value="592.028636469555" calcext:value-type="float">
            <text:p>592.03</text:p>
          </table:table-cell>
          <table:table-cell table:formula="of:=[.B229]/[.$E229]" office:value-type="float" office:value="-0.317923810446759" calcext:value-type="float">
            <text:p>-0.32</text:p>
          </table:table-cell>
          <table:table-cell table:formula="of:=[.C229]/[.$E229]" office:value-type="float" office:value="-0.356503025358054" calcext:value-type="float">
            <text:p>-0.36</text:p>
          </table:table-cell>
          <table:table-cell table:formula="of:=[.D229]/[.$E229]" office:value-type="float" office:value="-0.878538584048286" calcext:value-type="float">
            <text:p>-0.88</text:p>
          </table:table-cell>
          <table:table-cell table:formula="of:=DEGREES(ATAN2([.G229];[.F229]))" office:value-type="float" office:value="-138.273920648364" calcext:value-type="float">
            <text:p>-138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.22" calcext:value-type="float">
            <text:p>-188.22</text:p>
          </table:table-cell>
          <table:table-cell office:value-type="float" office:value="-211.06" calcext:value-type="float">
            <text:p>-211.06</text:p>
          </table:table-cell>
          <table:table-cell office:value-type="float" office:value="-520.12" calcext:value-type="float">
            <text:p>-520.12</text:p>
          </table:table-cell>
          <table:table-cell table:formula="of:=SQRT([.B230]^2 + [.C230]^2 + [.D230]^2)" office:value-type="float" office:value="592.028636469555" calcext:value-type="float">
            <text:p>592.03</text:p>
          </table:table-cell>
          <table:table-cell table:formula="of:=[.B230]/[.$E230]" office:value-type="float" office:value="-0.317923810446759" calcext:value-type="float">
            <text:p>-0.32</text:p>
          </table:table-cell>
          <table:table-cell table:formula="of:=[.C230]/[.$E230]" office:value-type="float" office:value="-0.356503025358054" calcext:value-type="float">
            <text:p>-0.36</text:p>
          </table:table-cell>
          <table:table-cell table:formula="of:=[.D230]/[.$E230]" office:value-type="float" office:value="-0.878538584048286" calcext:value-type="float">
            <text:p>-0.88</text:p>
          </table:table-cell>
          <table:table-cell table:formula="of:=DEGREES(ATAN2([.G230];[.F230]))" office:value-type="float" office:value="-138.273920648364" calcext:value-type="float">
            <text:p>-138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.22" calcext:value-type="float">
            <text:p>-188.22</text:p>
          </table:table-cell>
          <table:table-cell office:value-type="float" office:value="-211.06" calcext:value-type="float">
            <text:p>-211.06</text:p>
          </table:table-cell>
          <table:table-cell office:value-type="float" office:value="-520.12" calcext:value-type="float">
            <text:p>-520.12</text:p>
          </table:table-cell>
          <table:table-cell table:formula="of:=SQRT([.B231]^2 + [.C231]^2 + [.D231]^2)" office:value-type="float" office:value="592.028636469555" calcext:value-type="float">
            <text:p>592.03</text:p>
          </table:table-cell>
          <table:table-cell table:formula="of:=[.B231]/[.$E231]" office:value-type="float" office:value="-0.317923810446759" calcext:value-type="float">
            <text:p>-0.32</text:p>
          </table:table-cell>
          <table:table-cell table:formula="of:=[.C231]/[.$E231]" office:value-type="float" office:value="-0.356503025358054" calcext:value-type="float">
            <text:p>-0.36</text:p>
          </table:table-cell>
          <table:table-cell table:formula="of:=[.D231]/[.$E231]" office:value-type="float" office:value="-0.878538584048286" calcext:value-type="float">
            <text:p>-0.88</text:p>
          </table:table-cell>
          <table:table-cell table:formula="of:=DEGREES(ATAN2([.G231];[.F231]))" office:value-type="float" office:value="-138.273920648364" calcext:value-type="float">
            <text:p>-138.2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.41" calcext:value-type="float">
            <text:p>-186.41</text:p>
          </table:table-cell>
          <table:table-cell office:value-type="float" office:value="-212.87" calcext:value-type="float">
            <text:p>-212.87</text:p>
          </table:table-cell>
          <table:table-cell office:value-type="float" office:value="-521.86" calcext:value-type="float">
            <text:p>-521.86</text:p>
          </table:table-cell>
          <table:table-cell table:formula="of:=SQRT([.B232]^2 + [.C232]^2 + [.D232]^2)" office:value-type="float" office:value="593.633038669513" calcext:value-type="float">
            <text:p>593.63</text:p>
          </table:table-cell>
          <table:table-cell table:formula="of:=[.B232]/[.$E232]" office:value-type="float" office:value="-0.314015541348227" calcext:value-type="float">
            <text:p>-0.31</text:p>
          </table:table-cell>
          <table:table-cell table:formula="of:=[.C232]/[.$E232]" office:value-type="float" office:value="-0.358588532196754" calcext:value-type="float">
            <text:p>-0.36</text:p>
          </table:table-cell>
          <table:table-cell table:formula="of:=[.D232]/[.$E232]" office:value-type="float" office:value="-0.879095276047345" calcext:value-type="float">
            <text:p>-0.88</text:p>
          </table:table-cell>
          <table:table-cell table:formula="of:=DEGREES(ATAN2([.G232];[.F232]))" office:value-type="float" office:value="-138.791406673502" calcext:value-type="float">
            <text:p>-138.7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.41" calcext:value-type="float">
            <text:p>-186.41</text:p>
          </table:table-cell>
          <table:table-cell office:value-type="float" office:value="-212.87" calcext:value-type="float">
            <text:p>-212.87</text:p>
          </table:table-cell>
          <table:table-cell office:value-type="float" office:value="-521.86" calcext:value-type="float">
            <text:p>-521.86</text:p>
          </table:table-cell>
          <table:table-cell table:formula="of:=SQRT([.B233]^2 + [.C233]^2 + [.D233]^2)" office:value-type="float" office:value="593.633038669513" calcext:value-type="float">
            <text:p>593.63</text:p>
          </table:table-cell>
          <table:table-cell table:formula="of:=[.B233]/[.$E233]" office:value-type="float" office:value="-0.314015541348227" calcext:value-type="float">
            <text:p>-0.31</text:p>
          </table:table-cell>
          <table:table-cell table:formula="of:=[.C233]/[.$E233]" office:value-type="float" office:value="-0.358588532196754" calcext:value-type="float">
            <text:p>-0.36</text:p>
          </table:table-cell>
          <table:table-cell table:formula="of:=[.D233]/[.$E233]" office:value-type="float" office:value="-0.879095276047345" calcext:value-type="float">
            <text:p>-0.88</text:p>
          </table:table-cell>
          <table:table-cell table:formula="of:=DEGREES(ATAN2([.G233];[.F233]))" office:value-type="float" office:value="-138.791406673502" calcext:value-type="float">
            <text:p>-138.7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.41" calcext:value-type="float">
            <text:p>-186.41</text:p>
          </table:table-cell>
          <table:table-cell office:value-type="float" office:value="-212.87" calcext:value-type="float">
            <text:p>-212.87</text:p>
          </table:table-cell>
          <table:table-cell office:value-type="float" office:value="-521.86" calcext:value-type="float">
            <text:p>-521.86</text:p>
          </table:table-cell>
          <table:table-cell table:formula="of:=SQRT([.B234]^2 + [.C234]^2 + [.D234]^2)" office:value-type="float" office:value="593.633038669513" calcext:value-type="float">
            <text:p>593.63</text:p>
          </table:table-cell>
          <table:table-cell table:formula="of:=[.B234]/[.$E234]" office:value-type="float" office:value="-0.314015541348227" calcext:value-type="float">
            <text:p>-0.31</text:p>
          </table:table-cell>
          <table:table-cell table:formula="of:=[.C234]/[.$E234]" office:value-type="float" office:value="-0.358588532196754" calcext:value-type="float">
            <text:p>-0.36</text:p>
          </table:table-cell>
          <table:table-cell table:formula="of:=[.D234]/[.$E234]" office:value-type="float" office:value="-0.879095276047345" calcext:value-type="float">
            <text:p>-0.88</text:p>
          </table:table-cell>
          <table:table-cell table:formula="of:=DEGREES(ATAN2([.G234];[.F234]))" office:value-type="float" office:value="-138.791406673502" calcext:value-type="float">
            <text:p>-138.7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514.9" calcext:value-type="float">
            <text:p>-514.9</text:p>
          </table:table-cell>
          <table:table-cell table:formula="of:=SQRT([.B235]^2 + [.C235]^2 + [.D235]^2)" office:value-type="float" office:value="587.701841923266" calcext:value-type="float">
            <text:p>587.70</text:p>
          </table:table-cell>
          <table:table-cell table:formula="of:=[.B235]/[.$E235]" office:value-type="float" office:value="-0.311025058900302" calcext:value-type="float">
            <text:p>-0.31</text:p>
          </table:table-cell>
          <table:table-cell table:formula="of:=[.C235]/[.$E235]" office:value-type="float" office:value="-0.368333029707032" calcext:value-type="float">
            <text:p>-0.37</text:p>
          </table:table-cell>
          <table:table-cell table:formula="of:=[.D235]/[.$E235]" office:value-type="float" office:value="-0.876124529940181" calcext:value-type="float">
            <text:p>-0.88</text:p>
          </table:table-cell>
          <table:table-cell table:formula="of:=DEGREES(ATAN2([.G235];[.F235]))" office:value-type="float" office:value="-139.821830470176" calcext:value-type="float">
            <text:p>-139.8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514.9" calcext:value-type="float">
            <text:p>-514.9</text:p>
          </table:table-cell>
          <table:table-cell table:formula="of:=SQRT([.B236]^2 + [.C236]^2 + [.D236]^2)" office:value-type="float" office:value="587.701841923266" calcext:value-type="float">
            <text:p>587.70</text:p>
          </table:table-cell>
          <table:table-cell table:formula="of:=[.B236]/[.$E236]" office:value-type="float" office:value="-0.311025058900302" calcext:value-type="float">
            <text:p>-0.31</text:p>
          </table:table-cell>
          <table:table-cell table:formula="of:=[.C236]/[.$E236]" office:value-type="float" office:value="-0.368333029707032" calcext:value-type="float">
            <text:p>-0.37</text:p>
          </table:table-cell>
          <table:table-cell table:formula="of:=[.D236]/[.$E236]" office:value-type="float" office:value="-0.876124529940181" calcext:value-type="float">
            <text:p>-0.88</text:p>
          </table:table-cell>
          <table:table-cell table:formula="of:=DEGREES(ATAN2([.G236];[.F236]))" office:value-type="float" office:value="-139.821830470176" calcext:value-type="float">
            <text:p>-139.8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514.9" calcext:value-type="float">
            <text:p>-514.9</text:p>
          </table:table-cell>
          <table:table-cell table:formula="of:=SQRT([.B237]^2 + [.C237]^2 + [.D237]^2)" office:value-type="float" office:value="587.701841923266" calcext:value-type="float">
            <text:p>587.70</text:p>
          </table:table-cell>
          <table:table-cell table:formula="of:=[.B237]/[.$E237]" office:value-type="float" office:value="-0.311025058900302" calcext:value-type="float">
            <text:p>-0.31</text:p>
          </table:table-cell>
          <table:table-cell table:formula="of:=[.C237]/[.$E237]" office:value-type="float" office:value="-0.368333029707032" calcext:value-type="float">
            <text:p>-0.37</text:p>
          </table:table-cell>
          <table:table-cell table:formula="of:=[.D237]/[.$E237]" office:value-type="float" office:value="-0.876124529940181" calcext:value-type="float">
            <text:p>-0.88</text:p>
          </table:table-cell>
          <table:table-cell table:formula="of:=DEGREES(ATAN2([.G237];[.F237]))" office:value-type="float" office:value="-139.821830470176" calcext:value-type="float">
            <text:p>-139.8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-514.9" calcext:value-type="float">
            <text:p>-514.9</text:p>
          </table:table-cell>
          <table:table-cell table:formula="of:=SQRT([.B238]^2 + [.C238]^2 + [.D238]^2)" office:value-type="float" office:value="587.701841923266" calcext:value-type="float">
            <text:p>587.70</text:p>
          </table:table-cell>
          <table:table-cell table:formula="of:=[.B238]/[.$E238]" office:value-type="float" office:value="-0.311025058900302" calcext:value-type="float">
            <text:p>-0.31</text:p>
          </table:table-cell>
          <table:table-cell table:formula="of:=[.C238]/[.$E238]" office:value-type="float" office:value="-0.368333029707032" calcext:value-type="float">
            <text:p>-0.37</text:p>
          </table:table-cell>
          <table:table-cell table:formula="of:=[.D238]/[.$E238]" office:value-type="float" office:value="-0.876124529940181" calcext:value-type="float">
            <text:p>-0.88</text:p>
          </table:table-cell>
          <table:table-cell table:formula="of:=DEGREES(ATAN2([.G238];[.F238]))" office:value-type="float" office:value="-139.821830470176" calcext:value-type="float">
            <text:p>-139.8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.22" calcext:value-type="float">
            <text:p>-188.22</text:p>
          </table:table-cell>
          <table:table-cell office:value-type="float" office:value="-207.45" calcext:value-type="float">
            <text:p>-207.45</text:p>
          </table:table-cell>
          <table:table-cell office:value-type="float" office:value="-523.6" calcext:value-type="float">
            <text:p>-523.6</text:p>
          </table:table-cell>
          <table:table-cell table:formula="of:=SQRT([.B239]^2 + [.C239]^2 + [.D239]^2)" office:value-type="float" office:value="593.81750639401" calcext:value-type="float">
            <text:p>593.82</text:p>
          </table:table-cell>
          <table:table-cell table:formula="of:=[.B239]/[.$E239]" office:value-type="float" office:value="-0.316966067812612" calcext:value-type="float">
            <text:p>-0.32</text:p>
          </table:table-cell>
          <table:table-cell table:formula="of:=[.C239]/[.$E239]" office:value-type="float" office:value="-0.349349754371089" calcext:value-type="float">
            <text:p>-0.35</text:p>
          </table:table-cell>
          <table:table-cell table:formula="of:=[.D239]/[.$E239]" office:value-type="float" office:value="-0.881752380760194" calcext:value-type="float">
            <text:p>-0.88</text:p>
          </table:table-cell>
          <table:table-cell table:formula="of:=DEGREES(ATAN2([.G239];[.F239]))" office:value-type="float" office:value="-137.782448910554" calcext:value-type="float">
            <text:p>-137.7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.22" calcext:value-type="float">
            <text:p>-188.22</text:p>
          </table:table-cell>
          <table:table-cell office:value-type="float" office:value="-207.45" calcext:value-type="float">
            <text:p>-207.45</text:p>
          </table:table-cell>
          <table:table-cell office:value-type="float" office:value="-523.6" calcext:value-type="float">
            <text:p>-523.6</text:p>
          </table:table-cell>
          <table:table-cell table:formula="of:=SQRT([.B240]^2 + [.C240]^2 + [.D240]^2)" office:value-type="float" office:value="593.81750639401" calcext:value-type="float">
            <text:p>593.82</text:p>
          </table:table-cell>
          <table:table-cell table:formula="of:=[.B240]/[.$E240]" office:value-type="float" office:value="-0.316966067812612" calcext:value-type="float">
            <text:p>-0.32</text:p>
          </table:table-cell>
          <table:table-cell table:formula="of:=[.C240]/[.$E240]" office:value-type="float" office:value="-0.349349754371089" calcext:value-type="float">
            <text:p>-0.35</text:p>
          </table:table-cell>
          <table:table-cell table:formula="of:=[.D240]/[.$E240]" office:value-type="float" office:value="-0.881752380760194" calcext:value-type="float">
            <text:p>-0.88</text:p>
          </table:table-cell>
          <table:table-cell table:formula="of:=DEGREES(ATAN2([.G240];[.F240]))" office:value-type="float" office:value="-137.782448910554" calcext:value-type="float">
            <text:p>-137.7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.22" calcext:value-type="float">
            <text:p>-188.22</text:p>
          </table:table-cell>
          <table:table-cell office:value-type="float" office:value="-207.45" calcext:value-type="float">
            <text:p>-207.45</text:p>
          </table:table-cell>
          <table:table-cell office:value-type="float" office:value="-523.6" calcext:value-type="float">
            <text:p>-523.6</text:p>
          </table:table-cell>
          <table:table-cell table:formula="of:=SQRT([.B241]^2 + [.C241]^2 + [.D241]^2)" office:value-type="float" office:value="593.81750639401" calcext:value-type="float">
            <text:p>593.82</text:p>
          </table:table-cell>
          <table:table-cell table:formula="of:=[.B241]/[.$E241]" office:value-type="float" office:value="-0.316966067812612" calcext:value-type="float">
            <text:p>-0.32</text:p>
          </table:table-cell>
          <table:table-cell table:formula="of:=[.C241]/[.$E241]" office:value-type="float" office:value="-0.349349754371089" calcext:value-type="float">
            <text:p>-0.35</text:p>
          </table:table-cell>
          <table:table-cell table:formula="of:=[.D241]/[.$E241]" office:value-type="float" office:value="-0.881752380760194" calcext:value-type="float">
            <text:p>-0.88</text:p>
          </table:table-cell>
          <table:table-cell table:formula="of:=DEGREES(ATAN2([.G241];[.F241]))" office:value-type="float" office:value="-137.782448910554" calcext:value-type="float">
            <text:p>-137.7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.22" calcext:value-type="float">
            <text:p>-188.22</text:p>
          </table:table-cell>
          <table:table-cell office:value-type="float" office:value="-207.45" calcext:value-type="float">
            <text:p>-207.45</text:p>
          </table:table-cell>
          <table:table-cell office:value-type="float" office:value="-523.6" calcext:value-type="float">
            <text:p>-523.6</text:p>
          </table:table-cell>
          <table:table-cell table:formula="of:=SQRT([.B242]^2 + [.C242]^2 + [.D242]^2)" office:value-type="float" office:value="593.81750639401" calcext:value-type="float">
            <text:p>593.82</text:p>
          </table:table-cell>
          <table:table-cell table:formula="of:=[.B242]/[.$E242]" office:value-type="float" office:value="-0.316966067812612" calcext:value-type="float">
            <text:p>-0.32</text:p>
          </table:table-cell>
          <table:table-cell table:formula="of:=[.C242]/[.$E242]" office:value-type="float" office:value="-0.349349754371089" calcext:value-type="float">
            <text:p>-0.35</text:p>
          </table:table-cell>
          <table:table-cell table:formula="of:=[.D242]/[.$E242]" office:value-type="float" office:value="-0.881752380760194" calcext:value-type="float">
            <text:p>-0.88</text:p>
          </table:table-cell>
          <table:table-cell table:formula="of:=DEGREES(ATAN2([.G242];[.F242]))" office:value-type="float" office:value="-137.782448910554" calcext:value-type="float">
            <text:p>-137.7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.22" calcext:value-type="float">
            <text:p>-188.22</text:p>
          </table:table-cell>
          <table:table-cell office:value-type="float" office:value="-214.67" calcext:value-type="float">
            <text:p>-214.67</text:p>
          </table:table-cell>
          <table:table-cell office:value-type="float" office:value="-516.64" calcext:value-type="float">
            <text:p>-516.64</text:p>
          </table:table-cell>
          <table:table-cell table:formula="of:=SQRT([.B243]^2 + [.C243]^2 + [.D243]^2)" office:value-type="float" office:value="590.276940850649" calcext:value-type="float">
            <text:p>590.28</text:p>
          </table:table-cell>
          <table:table-cell table:formula="of:=[.B243]/[.$E243]" office:value-type="float" office:value="-0.318867275636341" calcext:value-type="float">
            <text:p>-0.32</text:p>
          </table:table-cell>
          <table:table-cell table:formula="of:=[.C243]/[.$E243]" office:value-type="float" office:value="-0.363676750934297" calcext:value-type="float">
            <text:p>-0.36</text:p>
          </table:table-cell>
          <table:table-cell table:formula="of:=[.D243]/[.$E243]" office:value-type="float" office:value="-0.875250182152584" calcext:value-type="float">
            <text:p>-0.88</text:p>
          </table:table-cell>
          <table:table-cell table:formula="of:=DEGREES(ATAN2([.G243];[.F243]))" office:value-type="float" office:value="-138.756116422775" calcext:value-type="float">
            <text:p>-138.7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.22" calcext:value-type="float">
            <text:p>-188.22</text:p>
          </table:table-cell>
          <table:table-cell office:value-type="float" office:value="-214.67" calcext:value-type="float">
            <text:p>-214.67</text:p>
          </table:table-cell>
          <table:table-cell office:value-type="float" office:value="-516.64" calcext:value-type="float">
            <text:p>-516.64</text:p>
          </table:table-cell>
          <table:table-cell table:formula="of:=SQRT([.B244]^2 + [.C244]^2 + [.D244]^2)" office:value-type="float" office:value="590.276940850649" calcext:value-type="float">
            <text:p>590.28</text:p>
          </table:table-cell>
          <table:table-cell table:formula="of:=[.B244]/[.$E244]" office:value-type="float" office:value="-0.318867275636341" calcext:value-type="float">
            <text:p>-0.32</text:p>
          </table:table-cell>
          <table:table-cell table:formula="of:=[.C244]/[.$E244]" office:value-type="float" office:value="-0.363676750934297" calcext:value-type="float">
            <text:p>-0.36</text:p>
          </table:table-cell>
          <table:table-cell table:formula="of:=[.D244]/[.$E244]" office:value-type="float" office:value="-0.875250182152584" calcext:value-type="float">
            <text:p>-0.88</text:p>
          </table:table-cell>
          <table:table-cell table:formula="of:=DEGREES(ATAN2([.G244];[.F244]))" office:value-type="float" office:value="-138.756116422775" calcext:value-type="float">
            <text:p>-138.7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.22" calcext:value-type="float">
            <text:p>-188.22</text:p>
          </table:table-cell>
          <table:table-cell office:value-type="float" office:value="-214.67" calcext:value-type="float">
            <text:p>-214.67</text:p>
          </table:table-cell>
          <table:table-cell office:value-type="float" office:value="-516.64" calcext:value-type="float">
            <text:p>-516.64</text:p>
          </table:table-cell>
          <table:table-cell table:formula="of:=SQRT([.B245]^2 + [.C245]^2 + [.D245]^2)" office:value-type="float" office:value="590.276940850649" calcext:value-type="float">
            <text:p>590.28</text:p>
          </table:table-cell>
          <table:table-cell table:formula="of:=[.B245]/[.$E245]" office:value-type="float" office:value="-0.318867275636341" calcext:value-type="float">
            <text:p>-0.32</text:p>
          </table:table-cell>
          <table:table-cell table:formula="of:=[.C245]/[.$E245]" office:value-type="float" office:value="-0.363676750934297" calcext:value-type="float">
            <text:p>-0.36</text:p>
          </table:table-cell>
          <table:table-cell table:formula="of:=[.D245]/[.$E245]" office:value-type="float" office:value="-0.875250182152584" calcext:value-type="float">
            <text:p>-0.88</text:p>
          </table:table-cell>
          <table:table-cell table:formula="of:=DEGREES(ATAN2([.G245];[.F245]))" office:value-type="float" office:value="-138.756116422775" calcext:value-type="float">
            <text:p>-138.7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.22" calcext:value-type="float">
            <text:p>-188.22</text:p>
          </table:table-cell>
          <table:table-cell office:value-type="float" office:value="-214.67" calcext:value-type="float">
            <text:p>-214.67</text:p>
          </table:table-cell>
          <table:table-cell office:value-type="float" office:value="-516.64" calcext:value-type="float">
            <text:p>-516.64</text:p>
          </table:table-cell>
          <table:table-cell table:formula="of:=SQRT([.B246]^2 + [.C246]^2 + [.D246]^2)" office:value-type="float" office:value="590.276940850649" calcext:value-type="float">
            <text:p>590.28</text:p>
          </table:table-cell>
          <table:table-cell table:formula="of:=[.B246]/[.$E246]" office:value-type="float" office:value="-0.318867275636341" calcext:value-type="float">
            <text:p>-0.32</text:p>
          </table:table-cell>
          <table:table-cell table:formula="of:=[.C246]/[.$E246]" office:value-type="float" office:value="-0.363676750934297" calcext:value-type="float">
            <text:p>-0.36</text:p>
          </table:table-cell>
          <table:table-cell table:formula="of:=[.D246]/[.$E246]" office:value-type="float" office:value="-0.875250182152584" calcext:value-type="float">
            <text:p>-0.88</text:p>
          </table:table-cell>
          <table:table-cell table:formula="of:=DEGREES(ATAN2([.G246];[.F246]))" office:value-type="float" office:value="-138.756116422775" calcext:value-type="float">
            <text:p>-138.7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.22" calcext:value-type="float">
            <text:p>-188.22</text:p>
          </table:table-cell>
          <table:table-cell office:value-type="float" office:value="-214.67" calcext:value-type="float">
            <text:p>-214.67</text:p>
          </table:table-cell>
          <table:table-cell office:value-type="float" office:value="-516.64" calcext:value-type="float">
            <text:p>-516.64</text:p>
          </table:table-cell>
          <table:table-cell table:formula="of:=SQRT([.B247]^2 + [.C247]^2 + [.D247]^2)" office:value-type="float" office:value="590.276940850649" calcext:value-type="float">
            <text:p>590.28</text:p>
          </table:table-cell>
          <table:table-cell table:formula="of:=[.B247]/[.$E247]" office:value-type="float" office:value="-0.318867275636341" calcext:value-type="float">
            <text:p>-0.32</text:p>
          </table:table-cell>
          <table:table-cell table:formula="of:=[.C247]/[.$E247]" office:value-type="float" office:value="-0.363676750934297" calcext:value-type="float">
            <text:p>-0.36</text:p>
          </table:table-cell>
          <table:table-cell table:formula="of:=[.D247]/[.$E247]" office:value-type="float" office:value="-0.875250182152584" calcext:value-type="float">
            <text:p>-0.88</text:p>
          </table:table-cell>
          <table:table-cell table:formula="of:=DEGREES(ATAN2([.G247];[.F247]))" office:value-type="float" office:value="-138.756116422775" calcext:value-type="float">
            <text:p>-138.7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-230.91" calcext:value-type="float">
            <text:p>-230.91</text:p>
          </table:table-cell>
          <table:table-cell office:value-type="float" office:value="-532.29" calcext:value-type="float">
            <text:p>-532.29</text:p>
          </table:table-cell>
          <table:table-cell table:formula="of:=SQRT([.B248]^2 + [.C248]^2 + [.D248]^2)" office:value-type="float" office:value="608.329069090077" calcext:value-type="float">
            <text:p>608.33</text:p>
          </table:table-cell>
          <table:table-cell table:formula="of:=[.B248]/[.$E248]" office:value-type="float" office:value="-0.300478818599631" calcext:value-type="float">
            <text:p>-0.30</text:p>
          </table:table-cell>
          <table:table-cell table:formula="of:=[.C248]/[.$E248]" office:value-type="float" office:value="-0.379580742944586" calcext:value-type="float">
            <text:p>-0.38</text:p>
          </table:table-cell>
          <table:table-cell table:formula="of:=[.D248]/[.$E248]" office:value-type="float" office:value="-0.875003393798336" calcext:value-type="float">
            <text:p>-0.88</text:p>
          </table:table-cell>
          <table:table-cell table:formula="of:=DEGREES(ATAN2([.G248];[.F248]))" office:value-type="float" office:value="-141.634611999702" calcext:value-type="float">
            <text:p>-141.6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-230.91" calcext:value-type="float">
            <text:p>-230.91</text:p>
          </table:table-cell>
          <table:table-cell office:value-type="float" office:value="-532.29" calcext:value-type="float">
            <text:p>-532.29</text:p>
          </table:table-cell>
          <table:table-cell table:formula="of:=SQRT([.B249]^2 + [.C249]^2 + [.D249]^2)" office:value-type="float" office:value="608.329069090077" calcext:value-type="float">
            <text:p>608.33</text:p>
          </table:table-cell>
          <table:table-cell table:formula="of:=[.B249]/[.$E249]" office:value-type="float" office:value="-0.300478818599631" calcext:value-type="float">
            <text:p>-0.30</text:p>
          </table:table-cell>
          <table:table-cell table:formula="of:=[.C249]/[.$E249]" office:value-type="float" office:value="-0.379580742944586" calcext:value-type="float">
            <text:p>-0.38</text:p>
          </table:table-cell>
          <table:table-cell table:formula="of:=[.D249]/[.$E249]" office:value-type="float" office:value="-0.875003393798336" calcext:value-type="float">
            <text:p>-0.88</text:p>
          </table:table-cell>
          <table:table-cell table:formula="of:=DEGREES(ATAN2([.G249];[.F249]))" office:value-type="float" office:value="-141.634611999702" calcext:value-type="float">
            <text:p>-141.6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.79" calcext:value-type="float">
            <text:p>-182.79</text:p>
          </table:table-cell>
          <table:table-cell office:value-type="float" office:value="-230.91" calcext:value-type="float">
            <text:p>-230.91</text:p>
          </table:table-cell>
          <table:table-cell office:value-type="float" office:value="-532.29" calcext:value-type="float">
            <text:p>-532.29</text:p>
          </table:table-cell>
          <table:table-cell table:formula="of:=SQRT([.B250]^2 + [.C250]^2 + [.D250]^2)" office:value-type="float" office:value="608.329069090077" calcext:value-type="float">
            <text:p>608.33</text:p>
          </table:table-cell>
          <table:table-cell table:formula="of:=[.B250]/[.$E250]" office:value-type="float" office:value="-0.300478818599631" calcext:value-type="float">
            <text:p>-0.30</text:p>
          </table:table-cell>
          <table:table-cell table:formula="of:=[.C250]/[.$E250]" office:value-type="float" office:value="-0.379580742944586" calcext:value-type="float">
            <text:p>-0.38</text:p>
          </table:table-cell>
          <table:table-cell table:formula="of:=[.D250]/[.$E250]" office:value-type="float" office:value="-0.875003393798336" calcext:value-type="float">
            <text:p>-0.88</text:p>
          </table:table-cell>
          <table:table-cell table:formula="of:=DEGREES(ATAN2([.G250];[.F250]))" office:value-type="float" office:value="-141.634611999702" calcext:value-type="float">
            <text:p>-141.6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7.36" calcext:value-type="float">
            <text:p>-177.36</text:p>
          </table:table-cell>
          <table:table-cell office:value-type="float" office:value="-221.89" calcext:value-type="float">
            <text:p>-221.89</text:p>
          </table:table-cell>
          <table:table-cell office:value-type="float" office:value="-502.72" calcext:value-type="float">
            <text:p>-502.72</text:p>
          </table:table-cell>
          <table:table-cell table:formula="of:=SQRT([.B251]^2 + [.C251]^2 + [.D251]^2)" office:value-type="float" office:value="577.424575247712" calcext:value-type="float">
            <text:p>577.42</text:p>
          </table:table-cell>
          <table:table-cell table:formula="of:=[.B251]/[.$E251]" office:value-type="float" office:value="-0.307156999550831" calcext:value-type="float">
            <text:p>-0.31</text:p>
          </table:table-cell>
          <table:table-cell table:formula="of:=[.C251]/[.$E251]" office:value-type="float" office:value="-0.384275296742974" calcext:value-type="float">
            <text:p>-0.38</text:p>
          </table:table-cell>
          <table:table-cell table:formula="of:=[.D251]/[.$E251]" office:value-type="float" office:value="-0.870624530977637" calcext:value-type="float">
            <text:p>-0.87</text:p>
          </table:table-cell>
          <table:table-cell table:formula="of:=DEGREES(ATAN2([.G251];[.F251]))" office:value-type="float" office:value="-141.364132055602" calcext:value-type="float">
            <text:p>-141.3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7.36" calcext:value-type="float">
            <text:p>-177.36</text:p>
          </table:table-cell>
          <table:table-cell office:value-type="float" office:value="-221.89" calcext:value-type="float">
            <text:p>-221.89</text:p>
          </table:table-cell>
          <table:table-cell office:value-type="float" office:value="-502.72" calcext:value-type="float">
            <text:p>-502.72</text:p>
          </table:table-cell>
          <table:table-cell table:formula="of:=SQRT([.B252]^2 + [.C252]^2 + [.D252]^2)" office:value-type="float" office:value="577.424575247712" calcext:value-type="float">
            <text:p>577.42</text:p>
          </table:table-cell>
          <table:table-cell table:formula="of:=[.B252]/[.$E252]" office:value-type="float" office:value="-0.307156999550831" calcext:value-type="float">
            <text:p>-0.31</text:p>
          </table:table-cell>
          <table:table-cell table:formula="of:=[.C252]/[.$E252]" office:value-type="float" office:value="-0.384275296742974" calcext:value-type="float">
            <text:p>-0.38</text:p>
          </table:table-cell>
          <table:table-cell table:formula="of:=[.D252]/[.$E252]" office:value-type="float" office:value="-0.870624530977637" calcext:value-type="float">
            <text:p>-0.87</text:p>
          </table:table-cell>
          <table:table-cell table:formula="of:=DEGREES(ATAN2([.G252];[.F252]))" office:value-type="float" office:value="-141.364132055602" calcext:value-type="float">
            <text:p>-141.3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7.36" calcext:value-type="float">
            <text:p>-177.36</text:p>
          </table:table-cell>
          <table:table-cell office:value-type="float" office:value="-221.89" calcext:value-type="float">
            <text:p>-221.89</text:p>
          </table:table-cell>
          <table:table-cell office:value-type="float" office:value="-502.72" calcext:value-type="float">
            <text:p>-502.72</text:p>
          </table:table-cell>
          <table:table-cell table:formula="of:=SQRT([.B253]^2 + [.C253]^2 + [.D253]^2)" office:value-type="float" office:value="577.424575247712" calcext:value-type="float">
            <text:p>577.42</text:p>
          </table:table-cell>
          <table:table-cell table:formula="of:=[.B253]/[.$E253]" office:value-type="float" office:value="-0.307156999550831" calcext:value-type="float">
            <text:p>-0.31</text:p>
          </table:table-cell>
          <table:table-cell table:formula="of:=[.C253]/[.$E253]" office:value-type="float" office:value="-0.384275296742974" calcext:value-type="float">
            <text:p>-0.38</text:p>
          </table:table-cell>
          <table:table-cell table:formula="of:=[.D253]/[.$E253]" office:value-type="float" office:value="-0.870624530977637" calcext:value-type="float">
            <text:p>-0.87</text:p>
          </table:table-cell>
          <table:table-cell table:formula="of:=DEGREES(ATAN2([.G253];[.F253]))" office:value-type="float" office:value="-141.364132055602" calcext:value-type="float">
            <text:p>-141.3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-221.89" calcext:value-type="float">
            <text:p>-221.89</text:p>
          </table:table-cell>
          <table:table-cell office:value-type="float" office:value="-516.64" calcext:value-type="float">
            <text:p>-516.64</text:p>
          </table:table-cell>
          <table:table-cell table:formula="of:=SQRT([.B254]^2 + [.C254]^2 + [.D254]^2)" office:value-type="float" office:value="588.504587322818" calcext:value-type="float">
            <text:p>588.50</text:p>
          </table:table-cell>
          <table:table-cell table:formula="of:=[.B254]/[.$E254]" office:value-type="float" office:value="-0.295222847438395" calcext:value-type="float">
            <text:p>-0.30</text:p>
          </table:table-cell>
          <table:table-cell table:formula="of:=[.C254]/[.$E254]" office:value-type="float" office:value="-0.377040391493643" calcext:value-type="float">
            <text:p>-0.38</text:p>
          </table:table-cell>
          <table:table-cell table:formula="of:=[.D254]/[.$E254]" office:value-type="float" office:value="-0.877886105102869" calcext:value-type="float">
            <text:p>-0.88</text:p>
          </table:table-cell>
          <table:table-cell table:formula="of:=DEGREES(ATAN2([.G254];[.F254]))" office:value-type="float" office:value="-141.939035164632" calcext:value-type="float">
            <text:p>-141.9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-221.89" calcext:value-type="float">
            <text:p>-221.89</text:p>
          </table:table-cell>
          <table:table-cell office:value-type="float" office:value="-516.64" calcext:value-type="float">
            <text:p>-516.64</text:p>
          </table:table-cell>
          <table:table-cell table:formula="of:=SQRT([.B255]^2 + [.C255]^2 + [.D255]^2)" office:value-type="float" office:value="588.504587322818" calcext:value-type="float">
            <text:p>588.50</text:p>
          </table:table-cell>
          <table:table-cell table:formula="of:=[.B255]/[.$E255]" office:value-type="float" office:value="-0.295222847438395" calcext:value-type="float">
            <text:p>-0.30</text:p>
          </table:table-cell>
          <table:table-cell table:formula="of:=[.C255]/[.$E255]" office:value-type="float" office:value="-0.377040391493643" calcext:value-type="float">
            <text:p>-0.38</text:p>
          </table:table-cell>
          <table:table-cell table:formula="of:=[.D255]/[.$E255]" office:value-type="float" office:value="-0.877886105102869" calcext:value-type="float">
            <text:p>-0.88</text:p>
          </table:table-cell>
          <table:table-cell table:formula="of:=DEGREES(ATAN2([.G255];[.F255]))" office:value-type="float" office:value="-141.939035164632" calcext:value-type="float">
            <text:p>-141.9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-221.89" calcext:value-type="float">
            <text:p>-221.89</text:p>
          </table:table-cell>
          <table:table-cell office:value-type="float" office:value="-516.64" calcext:value-type="float">
            <text:p>-516.64</text:p>
          </table:table-cell>
          <table:table-cell table:formula="of:=SQRT([.B256]^2 + [.C256]^2 + [.D256]^2)" office:value-type="float" office:value="588.504587322818" calcext:value-type="float">
            <text:p>588.50</text:p>
          </table:table-cell>
          <table:table-cell table:formula="of:=[.B256]/[.$E256]" office:value-type="float" office:value="-0.295222847438395" calcext:value-type="float">
            <text:p>-0.30</text:p>
          </table:table-cell>
          <table:table-cell table:formula="of:=[.C256]/[.$E256]" office:value-type="float" office:value="-0.377040391493643" calcext:value-type="float">
            <text:p>-0.38</text:p>
          </table:table-cell>
          <table:table-cell table:formula="of:=[.D256]/[.$E256]" office:value-type="float" office:value="-0.877886105102869" calcext:value-type="float">
            <text:p>-0.88</text:p>
          </table:table-cell>
          <table:table-cell table:formula="of:=DEGREES(ATAN2([.G256];[.F256]))" office:value-type="float" office:value="-141.939035164632" calcext:value-type="float">
            <text:p>-141.9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3.74" calcext:value-type="float">
            <text:p>-173.74</text:p>
          </table:table-cell>
          <table:table-cell office:value-type="float" office:value="-221.89" calcext:value-type="float">
            <text:p>-221.89</text:p>
          </table:table-cell>
          <table:table-cell office:value-type="float" office:value="-516.64" calcext:value-type="float">
            <text:p>-516.64</text:p>
          </table:table-cell>
          <table:table-cell table:formula="of:=SQRT([.B257]^2 + [.C257]^2 + [.D257]^2)" office:value-type="float" office:value="588.504587322818" calcext:value-type="float">
            <text:p>588.50</text:p>
          </table:table-cell>
          <table:table-cell table:formula="of:=[.B257]/[.$E257]" office:value-type="float" office:value="-0.295222847438395" calcext:value-type="float">
            <text:p>-0.30</text:p>
          </table:table-cell>
          <table:table-cell table:formula="of:=[.C257]/[.$E257]" office:value-type="float" office:value="-0.377040391493643" calcext:value-type="float">
            <text:p>-0.38</text:p>
          </table:table-cell>
          <table:table-cell table:formula="of:=[.D257]/[.$E257]" office:value-type="float" office:value="-0.877886105102869" calcext:value-type="float">
            <text:p>-0.88</text:p>
          </table:table-cell>
          <table:table-cell table:formula="of:=DEGREES(ATAN2([.G257];[.F257]))" office:value-type="float" office:value="-141.939035164632" calcext:value-type="float">
            <text:p>-141.9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8.31" calcext:value-type="float">
            <text:p>-168.31</text:p>
          </table:table-cell>
          <table:table-cell office:value-type="float" office:value="-212.87" calcext:value-type="float">
            <text:p>-212.87</text:p>
          </table:table-cell>
          <table:table-cell office:value-type="float" office:value="-518.38" calcext:value-type="float">
            <text:p>-518.38</text:p>
          </table:table-cell>
          <table:table-cell table:formula="of:=SQRT([.B258]^2 + [.C258]^2 + [.D258]^2)" office:value-type="float" office:value="585.11513174759" calcext:value-type="float">
            <text:p>585.12</text:p>
          </table:table-cell>
          <table:table-cell table:formula="of:=[.B258]/[.$E258]" office:value-type="float" office:value="-0.287652789797626" calcext:value-type="float">
            <text:p>-0.29</text:p>
          </table:table-cell>
          <table:table-cell table:formula="of:=[.C258]/[.$E258]" office:value-type="float" office:value="-0.36380874198931" calcext:value-type="float">
            <text:p>-0.36</text:p>
          </table:table-cell>
          <table:table-cell table:formula="of:=[.D258]/[.$E258]" office:value-type="float" office:value="-0.885945298409444" calcext:value-type="float">
            <text:p>-0.89</text:p>
          </table:table-cell>
          <table:table-cell table:formula="of:=DEGREES(ATAN2([.G258];[.F258]))" office:value-type="float" office:value="-141.667622783683" calcext:value-type="float">
            <text:p>-141.6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8.31" calcext:value-type="float">
            <text:p>-168.31</text:p>
          </table:table-cell>
          <table:table-cell office:value-type="float" office:value="-212.87" calcext:value-type="float">
            <text:p>-212.87</text:p>
          </table:table-cell>
          <table:table-cell office:value-type="float" office:value="-518.38" calcext:value-type="float">
            <text:p>-518.38</text:p>
          </table:table-cell>
          <table:table-cell table:formula="of:=SQRT([.B259]^2 + [.C259]^2 + [.D259]^2)" office:value-type="float" office:value="585.11513174759" calcext:value-type="float">
            <text:p>585.12</text:p>
          </table:table-cell>
          <table:table-cell table:formula="of:=[.B259]/[.$E259]" office:value-type="float" office:value="-0.287652789797626" calcext:value-type="float">
            <text:p>-0.29</text:p>
          </table:table-cell>
          <table:table-cell table:formula="of:=[.C259]/[.$E259]" office:value-type="float" office:value="-0.36380874198931" calcext:value-type="float">
            <text:p>-0.36</text:p>
          </table:table-cell>
          <table:table-cell table:formula="of:=[.D259]/[.$E259]" office:value-type="float" office:value="-0.885945298409444" calcext:value-type="float">
            <text:p>-0.89</text:p>
          </table:table-cell>
          <table:table-cell table:formula="of:=DEGREES(ATAN2([.G259];[.F259]))" office:value-type="float" office:value="-141.667622783683" calcext:value-type="float">
            <text:p>-141.6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8.31" calcext:value-type="float">
            <text:p>-168.31</text:p>
          </table:table-cell>
          <table:table-cell office:value-type="float" office:value="-212.87" calcext:value-type="float">
            <text:p>-212.87</text:p>
          </table:table-cell>
          <table:table-cell office:value-type="float" office:value="-518.38" calcext:value-type="float">
            <text:p>-518.38</text:p>
          </table:table-cell>
          <table:table-cell table:formula="of:=SQRT([.B260]^2 + [.C260]^2 + [.D260]^2)" office:value-type="float" office:value="585.11513174759" calcext:value-type="float">
            <text:p>585.12</text:p>
          </table:table-cell>
          <table:table-cell table:formula="of:=[.B260]/[.$E260]" office:value-type="float" office:value="-0.287652789797626" calcext:value-type="float">
            <text:p>-0.29</text:p>
          </table:table-cell>
          <table:table-cell table:formula="of:=[.C260]/[.$E260]" office:value-type="float" office:value="-0.36380874198931" calcext:value-type="float">
            <text:p>-0.36</text:p>
          </table:table-cell>
          <table:table-cell table:formula="of:=[.D260]/[.$E260]" office:value-type="float" office:value="-0.885945298409444" calcext:value-type="float">
            <text:p>-0.89</text:p>
          </table:table-cell>
          <table:table-cell table:formula="of:=DEGREES(ATAN2([.G260];[.F260]))" office:value-type="float" office:value="-141.667622783683" calcext:value-type="float">
            <text:p>-141.6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8.31" calcext:value-type="float">
            <text:p>-168.31</text:p>
          </table:table-cell>
          <table:table-cell office:value-type="float" office:value="-212.87" calcext:value-type="float">
            <text:p>-212.87</text:p>
          </table:table-cell>
          <table:table-cell office:value-type="float" office:value="-518.38" calcext:value-type="float">
            <text:p>-518.38</text:p>
          </table:table-cell>
          <table:table-cell table:formula="of:=SQRT([.B261]^2 + [.C261]^2 + [.D261]^2)" office:value-type="float" office:value="585.11513174759" calcext:value-type="float">
            <text:p>585.12</text:p>
          </table:table-cell>
          <table:table-cell table:formula="of:=[.B261]/[.$E261]" office:value-type="float" office:value="-0.287652789797626" calcext:value-type="float">
            <text:p>-0.29</text:p>
          </table:table-cell>
          <table:table-cell table:formula="of:=[.C261]/[.$E261]" office:value-type="float" office:value="-0.36380874198931" calcext:value-type="float">
            <text:p>-0.36</text:p>
          </table:table-cell>
          <table:table-cell table:formula="of:=[.D261]/[.$E261]" office:value-type="float" office:value="-0.885945298409444" calcext:value-type="float">
            <text:p>-0.89</text:p>
          </table:table-cell>
          <table:table-cell table:formula="of:=DEGREES(ATAN2([.G261];[.F261]))" office:value-type="float" office:value="-141.667622783683" calcext:value-type="float">
            <text:p>-141.6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68.31" calcext:value-type="float">
            <text:p>-168.31</text:p>
          </table:table-cell>
          <table:table-cell office:value-type="float" office:value="-212.87" calcext:value-type="float">
            <text:p>-212.87</text:p>
          </table:table-cell>
          <table:table-cell office:value-type="float" office:value="-518.38" calcext:value-type="float">
            <text:p>-518.38</text:p>
          </table:table-cell>
          <table:table-cell table:formula="of:=SQRT([.B262]^2 + [.C262]^2 + [.D262]^2)" office:value-type="float" office:value="585.11513174759" calcext:value-type="float">
            <text:p>585.12</text:p>
          </table:table-cell>
          <table:table-cell table:formula="of:=[.B262]/[.$E262]" office:value-type="float" office:value="-0.287652789797626" calcext:value-type="float">
            <text:p>-0.29</text:p>
          </table:table-cell>
          <table:table-cell table:formula="of:=[.C262]/[.$E262]" office:value-type="float" office:value="-0.36380874198931" calcext:value-type="float">
            <text:p>-0.36</text:p>
          </table:table-cell>
          <table:table-cell table:formula="of:=[.D262]/[.$E262]" office:value-type="float" office:value="-0.885945298409444" calcext:value-type="float">
            <text:p>-0.89</text:p>
          </table:table-cell>
          <table:table-cell table:formula="of:=DEGREES(ATAN2([.G262];[.F262]))" office:value-type="float" office:value="-141.667622783683" calcext:value-type="float">
            <text:p>-141.6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-221.89" calcext:value-type="float">
            <text:p>-221.89</text:p>
          </table:table-cell>
          <table:table-cell office:value-type="float" office:value="-513.16" calcext:value-type="float">
            <text:p>-513.16</text:p>
          </table:table-cell>
          <table:table-cell table:formula="of:=SQRT([.B263]^2 + [.C263]^2 + [.D263]^2)" office:value-type="float" office:value="587.641147385035" calcext:value-type="float">
            <text:p>587.64</text:p>
          </table:table-cell>
          <table:table-cell table:formula="of:=[.B263]/[.$E263]" office:value-type="float" office:value="-0.307977072070854" calcext:value-type="float">
            <text:p>-0.31</text:p>
          </table:table-cell>
          <table:table-cell table:formula="of:=[.C263]/[.$E263]" office:value-type="float" office:value="-0.377594389003214" calcext:value-type="float">
            <text:p>-0.38</text:p>
          </table:table-cell>
          <table:table-cell table:formula="of:=[.D263]/[.$E263]" office:value-type="float" office:value="-0.873254029748477" calcext:value-type="float">
            <text:p>-0.87</text:p>
          </table:table-cell>
          <table:table-cell table:formula="of:=DEGREES(ATAN2([.G263];[.F263]))" office:value-type="float" office:value="-140.798304841453" calcext:value-type="float">
            <text:p>-140.8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-221.89" calcext:value-type="float">
            <text:p>-221.89</text:p>
          </table:table-cell>
          <table:table-cell office:value-type="float" office:value="-513.16" calcext:value-type="float">
            <text:p>-513.16</text:p>
          </table:table-cell>
          <table:table-cell table:formula="of:=SQRT([.B264]^2 + [.C264]^2 + [.D264]^2)" office:value-type="float" office:value="587.641147385035" calcext:value-type="float">
            <text:p>587.64</text:p>
          </table:table-cell>
          <table:table-cell table:formula="of:=[.B264]/[.$E264]" office:value-type="float" office:value="-0.307977072070854" calcext:value-type="float">
            <text:p>-0.31</text:p>
          </table:table-cell>
          <table:table-cell table:formula="of:=[.C264]/[.$E264]" office:value-type="float" office:value="-0.377594389003214" calcext:value-type="float">
            <text:p>-0.38</text:p>
          </table:table-cell>
          <table:table-cell table:formula="of:=[.D264]/[.$E264]" office:value-type="float" office:value="-0.873254029748477" calcext:value-type="float">
            <text:p>-0.87</text:p>
          </table:table-cell>
          <table:table-cell table:formula="of:=DEGREES(ATAN2([.G264];[.F264]))" office:value-type="float" office:value="-140.798304841453" calcext:value-type="float">
            <text:p>-140.8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-221.89" calcext:value-type="float">
            <text:p>-221.89</text:p>
          </table:table-cell>
          <table:table-cell office:value-type="float" office:value="-513.16" calcext:value-type="float">
            <text:p>-513.16</text:p>
          </table:table-cell>
          <table:table-cell table:formula="of:=SQRT([.B265]^2 + [.C265]^2 + [.D265]^2)" office:value-type="float" office:value="587.641147385035" calcext:value-type="float">
            <text:p>587.64</text:p>
          </table:table-cell>
          <table:table-cell table:formula="of:=[.B265]/[.$E265]" office:value-type="float" office:value="-0.307977072070854" calcext:value-type="float">
            <text:p>-0.31</text:p>
          </table:table-cell>
          <table:table-cell table:formula="of:=[.C265]/[.$E265]" office:value-type="float" office:value="-0.377594389003214" calcext:value-type="float">
            <text:p>-0.38</text:p>
          </table:table-cell>
          <table:table-cell table:formula="of:=[.D265]/[.$E265]" office:value-type="float" office:value="-0.873254029748477" calcext:value-type="float">
            <text:p>-0.87</text:p>
          </table:table-cell>
          <table:table-cell table:formula="of:=DEGREES(ATAN2([.G265];[.F265]))" office:value-type="float" office:value="-140.798304841453" calcext:value-type="float">
            <text:p>-140.8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-221.89" calcext:value-type="float">
            <text:p>-221.89</text:p>
          </table:table-cell>
          <table:table-cell office:value-type="float" office:value="-513.16" calcext:value-type="float">
            <text:p>-513.16</text:p>
          </table:table-cell>
          <table:table-cell table:formula="of:=SQRT([.B266]^2 + [.C266]^2 + [.D266]^2)" office:value-type="float" office:value="587.641147385035" calcext:value-type="float">
            <text:p>587.64</text:p>
          </table:table-cell>
          <table:table-cell table:formula="of:=[.B266]/[.$E266]" office:value-type="float" office:value="-0.307977072070854" calcext:value-type="float">
            <text:p>-0.31</text:p>
          </table:table-cell>
          <table:table-cell table:formula="of:=[.C266]/[.$E266]" office:value-type="float" office:value="-0.377594389003214" calcext:value-type="float">
            <text:p>-0.38</text:p>
          </table:table-cell>
          <table:table-cell table:formula="of:=[.D266]/[.$E266]" office:value-type="float" office:value="-0.873254029748477" calcext:value-type="float">
            <text:p>-0.87</text:p>
          </table:table-cell>
          <table:table-cell table:formula="of:=DEGREES(ATAN2([.G266];[.F266]))" office:value-type="float" office:value="-140.798304841453" calcext:value-type="float">
            <text:p>-140.8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.22" calcext:value-type="float">
            <text:p>-188.22</text:p>
          </table:table-cell>
          <table:table-cell office:value-type="float" office:value="-218.28" calcext:value-type="float">
            <text:p>-218.28</text:p>
          </table:table-cell>
          <table:table-cell office:value-type="float" office:value="-520.12" calcext:value-type="float">
            <text:p>-520.12</text:p>
          </table:table-cell>
          <table:table-cell table:formula="of:=SQRT([.B267]^2 + [.C267]^2 + [.D267]^2)" office:value-type="float" office:value="594.640850598073" calcext:value-type="float">
            <text:p>594.64</text:p>
          </table:table-cell>
          <table:table-cell table:formula="of:=[.B267]/[.$E267]" office:value-type="float" office:value="-0.31652719420587" calcext:value-type="float">
            <text:p>-0.32</text:p>
          </table:table-cell>
          <table:table-cell table:formula="of:=[.C267]/[.$E267]" office:value-type="float" office:value="-0.36707871613674" calcext:value-type="float">
            <text:p>-0.37</text:p>
          </table:table-cell>
          <table:table-cell table:formula="of:=[.D267]/[.$E267]" office:value-type="float" office:value="-0.874679227767278" calcext:value-type="float">
            <text:p>-0.87</text:p>
          </table:table-cell>
          <table:table-cell table:formula="of:=DEGREES(ATAN2([.G267];[.F267]))" office:value-type="float" office:value="-139.229229984095" calcext:value-type="float">
            <text:p>-139.2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.22" calcext:value-type="float">
            <text:p>-188.22</text:p>
          </table:table-cell>
          <table:table-cell office:value-type="float" office:value="-218.28" calcext:value-type="float">
            <text:p>-218.28</text:p>
          </table:table-cell>
          <table:table-cell office:value-type="float" office:value="-520.12" calcext:value-type="float">
            <text:p>-520.12</text:p>
          </table:table-cell>
          <table:table-cell table:formula="of:=SQRT([.B268]^2 + [.C268]^2 + [.D268]^2)" office:value-type="float" office:value="594.640850598073" calcext:value-type="float">
            <text:p>594.64</text:p>
          </table:table-cell>
          <table:table-cell table:formula="of:=[.B268]/[.$E268]" office:value-type="float" office:value="-0.31652719420587" calcext:value-type="float">
            <text:p>-0.32</text:p>
          </table:table-cell>
          <table:table-cell table:formula="of:=[.C268]/[.$E268]" office:value-type="float" office:value="-0.36707871613674" calcext:value-type="float">
            <text:p>-0.37</text:p>
          </table:table-cell>
          <table:table-cell table:formula="of:=[.D268]/[.$E268]" office:value-type="float" office:value="-0.874679227767278" calcext:value-type="float">
            <text:p>-0.87</text:p>
          </table:table-cell>
          <table:table-cell table:formula="of:=DEGREES(ATAN2([.G268];[.F268]))" office:value-type="float" office:value="-139.229229984095" calcext:value-type="float">
            <text:p>-139.2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.22" calcext:value-type="float">
            <text:p>-188.22</text:p>
          </table:table-cell>
          <table:table-cell office:value-type="float" office:value="-218.28" calcext:value-type="float">
            <text:p>-218.28</text:p>
          </table:table-cell>
          <table:table-cell office:value-type="float" office:value="-520.12" calcext:value-type="float">
            <text:p>-520.12</text:p>
          </table:table-cell>
          <table:table-cell table:formula="of:=SQRT([.B269]^2 + [.C269]^2 + [.D269]^2)" office:value-type="float" office:value="594.640850598073" calcext:value-type="float">
            <text:p>594.64</text:p>
          </table:table-cell>
          <table:table-cell table:formula="of:=[.B269]/[.$E269]" office:value-type="float" office:value="-0.31652719420587" calcext:value-type="float">
            <text:p>-0.32</text:p>
          </table:table-cell>
          <table:table-cell table:formula="of:=[.C269]/[.$E269]" office:value-type="float" office:value="-0.36707871613674" calcext:value-type="float">
            <text:p>-0.37</text:p>
          </table:table-cell>
          <table:table-cell table:formula="of:=[.D269]/[.$E269]" office:value-type="float" office:value="-0.874679227767278" calcext:value-type="float">
            <text:p>-0.87</text:p>
          </table:table-cell>
          <table:table-cell table:formula="of:=DEGREES(ATAN2([.G269];[.F269]))" office:value-type="float" office:value="-139.229229984095" calcext:value-type="float">
            <text:p>-139.2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5.55" calcext:value-type="float">
            <text:p>-175.55</text:p>
          </table:table-cell>
          <table:table-cell office:value-type="float" office:value="-205.65" calcext:value-type="float">
            <text:p>-205.65</text:p>
          </table:table-cell>
          <table:table-cell office:value-type="float" office:value="-525.34" calcext:value-type="float">
            <text:p>-525.34</text:p>
          </table:table-cell>
          <table:table-cell table:formula="of:=SQRT([.B270]^2 + [.C270]^2 + [.D270]^2)" office:value-type="float" office:value="590.839944993566" calcext:value-type="float">
            <text:p>590.84</text:p>
          </table:table-cell>
          <table:table-cell table:formula="of:=[.B270]/[.$E270]" office:value-type="float" office:value="-0.2971193831553" calcext:value-type="float">
            <text:p>-0.30</text:p>
          </table:table-cell>
          <table:table-cell table:formula="of:=[.C270]/[.$E270]" office:value-type="float" office:value="-0.34806380601474" calcext:value-type="float">
            <text:p>-0.35</text:p>
          </table:table-cell>
          <table:table-cell table:formula="of:=[.D270]/[.$E270]" office:value-type="float" office:value="-0.889140966942783" calcext:value-type="float">
            <text:p>-0.89</text:p>
          </table:table-cell>
          <table:table-cell table:formula="of:=DEGREES(ATAN2([.G270];[.F270]))" office:value-type="float" office:value="-139.514774629414" calcext:value-type="float">
            <text:p>-139.5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5.55" calcext:value-type="float">
            <text:p>-175.55</text:p>
          </table:table-cell>
          <table:table-cell office:value-type="float" office:value="-205.65" calcext:value-type="float">
            <text:p>-205.65</text:p>
          </table:table-cell>
          <table:table-cell office:value-type="float" office:value="-525.34" calcext:value-type="float">
            <text:p>-525.34</text:p>
          </table:table-cell>
          <table:table-cell table:formula="of:=SQRT([.B271]^2 + [.C271]^2 + [.D271]^2)" office:value-type="float" office:value="590.839944993566" calcext:value-type="float">
            <text:p>590.84</text:p>
          </table:table-cell>
          <table:table-cell table:formula="of:=[.B271]/[.$E271]" office:value-type="float" office:value="-0.2971193831553" calcext:value-type="float">
            <text:p>-0.30</text:p>
          </table:table-cell>
          <table:table-cell table:formula="of:=[.C271]/[.$E271]" office:value-type="float" office:value="-0.34806380601474" calcext:value-type="float">
            <text:p>-0.35</text:p>
          </table:table-cell>
          <table:table-cell table:formula="of:=[.D271]/[.$E271]" office:value-type="float" office:value="-0.889140966942783" calcext:value-type="float">
            <text:p>-0.89</text:p>
          </table:table-cell>
          <table:table-cell table:formula="of:=DEGREES(ATAN2([.G271];[.F271]))" office:value-type="float" office:value="-139.514774629414" calcext:value-type="float">
            <text:p>-139.5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5.55" calcext:value-type="float">
            <text:p>-175.55</text:p>
          </table:table-cell>
          <table:table-cell office:value-type="float" office:value="-205.65" calcext:value-type="float">
            <text:p>-205.65</text:p>
          </table:table-cell>
          <table:table-cell office:value-type="float" office:value="-525.34" calcext:value-type="float">
            <text:p>-525.34</text:p>
          </table:table-cell>
          <table:table-cell table:formula="of:=SQRT([.B272]^2 + [.C272]^2 + [.D272]^2)" office:value-type="float" office:value="590.839944993566" calcext:value-type="float">
            <text:p>590.84</text:p>
          </table:table-cell>
          <table:table-cell table:formula="of:=[.B272]/[.$E272]" office:value-type="float" office:value="-0.2971193831553" calcext:value-type="float">
            <text:p>-0.30</text:p>
          </table:table-cell>
          <table:table-cell table:formula="of:=[.C272]/[.$E272]" office:value-type="float" office:value="-0.34806380601474" calcext:value-type="float">
            <text:p>-0.35</text:p>
          </table:table-cell>
          <table:table-cell table:formula="of:=[.D272]/[.$E272]" office:value-type="float" office:value="-0.889140966942783" calcext:value-type="float">
            <text:p>-0.89</text:p>
          </table:table-cell>
          <table:table-cell table:formula="of:=DEGREES(ATAN2([.G272];[.F272]))" office:value-type="float" office:value="-139.514774629414" calcext:value-type="float">
            <text:p>-139.5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.84" calcext:value-type="float">
            <text:p>-191.84</text:p>
          </table:table-cell>
          <table:table-cell office:value-type="float" office:value="-218.28" calcext:value-type="float">
            <text:p>-218.28</text:p>
          </table:table-cell>
          <table:table-cell office:value-type="float" office:value="-516.64" calcext:value-type="float">
            <text:p>-516.64</text:p>
          </table:table-cell>
          <table:table-cell table:formula="of:=SQRT([.B273]^2 + [.C273]^2 + [.D273]^2)" office:value-type="float" office:value="592.761025709349" calcext:value-type="float">
            <text:p>592.76</text:p>
          </table:table-cell>
          <table:table-cell table:formula="of:=[.B273]/[.$E273]" office:value-type="float" office:value="-0.323638012081559" calcext:value-type="float">
            <text:p>-0.32</text:p>
          </table:table-cell>
          <table:table-cell table:formula="of:=[.C273]/[.$E273]" office:value-type="float" office:value="-0.368242834013568" calcext:value-type="float">
            <text:p>-0.37</text:p>
          </table:table-cell>
          <table:table-cell table:formula="of:=[.D273]/[.$E273]" office:value-type="float" office:value="-0.87158226940063" calcext:value-type="float">
            <text:p>-0.87</text:p>
          </table:table-cell>
          <table:table-cell table:formula="of:=DEGREES(ATAN2([.G273];[.F273]))" office:value-type="float" office:value="-138.688693220352" calcext:value-type="float">
            <text:p>-138.6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.84" calcext:value-type="float">
            <text:p>-191.84</text:p>
          </table:table-cell>
          <table:table-cell office:value-type="float" office:value="-218.28" calcext:value-type="float">
            <text:p>-218.28</text:p>
          </table:table-cell>
          <table:table-cell office:value-type="float" office:value="-516.64" calcext:value-type="float">
            <text:p>-516.64</text:p>
          </table:table-cell>
          <table:table-cell table:formula="of:=SQRT([.B274]^2 + [.C274]^2 + [.D274]^2)" office:value-type="float" office:value="592.761025709349" calcext:value-type="float">
            <text:p>592.76</text:p>
          </table:table-cell>
          <table:table-cell table:formula="of:=[.B274]/[.$E274]" office:value-type="float" office:value="-0.323638012081559" calcext:value-type="float">
            <text:p>-0.32</text:p>
          </table:table-cell>
          <table:table-cell table:formula="of:=[.C274]/[.$E274]" office:value-type="float" office:value="-0.368242834013568" calcext:value-type="float">
            <text:p>-0.37</text:p>
          </table:table-cell>
          <table:table-cell table:formula="of:=[.D274]/[.$E274]" office:value-type="float" office:value="-0.87158226940063" calcext:value-type="float">
            <text:p>-0.87</text:p>
          </table:table-cell>
          <table:table-cell table:formula="of:=DEGREES(ATAN2([.G274];[.F274]))" office:value-type="float" office:value="-138.688693220352" calcext:value-type="float">
            <text:p>-138.6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.84" calcext:value-type="float">
            <text:p>-191.84</text:p>
          </table:table-cell>
          <table:table-cell office:value-type="float" office:value="-218.28" calcext:value-type="float">
            <text:p>-218.28</text:p>
          </table:table-cell>
          <table:table-cell office:value-type="float" office:value="-516.64" calcext:value-type="float">
            <text:p>-516.64</text:p>
          </table:table-cell>
          <table:table-cell table:formula="of:=SQRT([.B275]^2 + [.C275]^2 + [.D275]^2)" office:value-type="float" office:value="592.761025709349" calcext:value-type="float">
            <text:p>592.76</text:p>
          </table:table-cell>
          <table:table-cell table:formula="of:=[.B275]/[.$E275]" office:value-type="float" office:value="-0.323638012081559" calcext:value-type="float">
            <text:p>-0.32</text:p>
          </table:table-cell>
          <table:table-cell table:formula="of:=[.C275]/[.$E275]" office:value-type="float" office:value="-0.368242834013568" calcext:value-type="float">
            <text:p>-0.37</text:p>
          </table:table-cell>
          <table:table-cell table:formula="of:=[.D275]/[.$E275]" office:value-type="float" office:value="-0.87158226940063" calcext:value-type="float">
            <text:p>-0.87</text:p>
          </table:table-cell>
          <table:table-cell table:formula="of:=DEGREES(ATAN2([.G275];[.F275]))" office:value-type="float" office:value="-138.688693220352" calcext:value-type="float">
            <text:p>-138.6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.84" calcext:value-type="float">
            <text:p>-191.84</text:p>
          </table:table-cell>
          <table:table-cell office:value-type="float" office:value="-218.28" calcext:value-type="float">
            <text:p>-218.28</text:p>
          </table:table-cell>
          <table:table-cell office:value-type="float" office:value="-516.64" calcext:value-type="float">
            <text:p>-516.64</text:p>
          </table:table-cell>
          <table:table-cell table:formula="of:=SQRT([.B276]^2 + [.C276]^2 + [.D276]^2)" office:value-type="float" office:value="592.761025709349" calcext:value-type="float">
            <text:p>592.76</text:p>
          </table:table-cell>
          <table:table-cell table:formula="of:=[.B276]/[.$E276]" office:value-type="float" office:value="-0.323638012081559" calcext:value-type="float">
            <text:p>-0.32</text:p>
          </table:table-cell>
          <table:table-cell table:formula="of:=[.C276]/[.$E276]" office:value-type="float" office:value="-0.368242834013568" calcext:value-type="float">
            <text:p>-0.37</text:p>
          </table:table-cell>
          <table:table-cell table:formula="of:=[.D276]/[.$E276]" office:value-type="float" office:value="-0.87158226940063" calcext:value-type="float">
            <text:p>-0.87</text:p>
          </table:table-cell>
          <table:table-cell table:formula="of:=DEGREES(ATAN2([.G276];[.F276]))" office:value-type="float" office:value="-138.688693220352" calcext:value-type="float">
            <text:p>-138.6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.84" calcext:value-type="float">
            <text:p>-191.84</text:p>
          </table:table-cell>
          <table:table-cell office:value-type="float" office:value="-218.28" calcext:value-type="float">
            <text:p>-218.28</text:p>
          </table:table-cell>
          <table:table-cell office:value-type="float" office:value="-516.64" calcext:value-type="float">
            <text:p>-516.64</text:p>
          </table:table-cell>
          <table:table-cell table:formula="of:=SQRT([.B277]^2 + [.C277]^2 + [.D277]^2)" office:value-type="float" office:value="592.761025709349" calcext:value-type="float">
            <text:p>592.76</text:p>
          </table:table-cell>
          <table:table-cell table:formula="of:=[.B277]/[.$E277]" office:value-type="float" office:value="-0.323638012081559" calcext:value-type="float">
            <text:p>-0.32</text:p>
          </table:table-cell>
          <table:table-cell table:formula="of:=[.C277]/[.$E277]" office:value-type="float" office:value="-0.368242834013568" calcext:value-type="float">
            <text:p>-0.37</text:p>
          </table:table-cell>
          <table:table-cell table:formula="of:=[.D277]/[.$E277]" office:value-type="float" office:value="-0.87158226940063" calcext:value-type="float">
            <text:p>-0.87</text:p>
          </table:table-cell>
          <table:table-cell table:formula="of:=DEGREES(ATAN2([.G277];[.F277]))" office:value-type="float" office:value="-138.688693220352" calcext:value-type="float">
            <text:p>-138.6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.41" calcext:value-type="float">
            <text:p>-186.41</text:p>
          </table:table-cell>
          <table:table-cell office:value-type="float" office:value="-223.69" calcext:value-type="float">
            <text:p>-223.69</text:p>
          </table:table-cell>
          <table:table-cell office:value-type="float" office:value="-514.9" calcext:value-type="float">
            <text:p>-514.9</text:p>
          </table:table-cell>
          <table:table-cell table:formula="of:=SQRT([.B278]^2 + [.C278]^2 + [.D278]^2)" office:value-type="float" office:value="591.530146484522" calcext:value-type="float">
            <text:p>591.53</text:p>
          </table:table-cell>
          <table:table-cell table:formula="of:=[.B278]/[.$E278]" office:value-type="float" office:value="-0.315131867932411" calcext:value-type="float">
            <text:p>-0.32</text:p>
          </table:table-cell>
          <table:table-cell table:formula="of:=[.C278]/[.$E278]" office:value-type="float" office:value="-0.378154860457062" calcext:value-type="float">
            <text:p>-0.38</text:p>
          </table:table-cell>
          <table:table-cell table:formula="of:=[.D278]/[.$E278]" office:value-type="float" office:value="-0.870454368319287" calcext:value-type="float">
            <text:p>-0.87</text:p>
          </table:table-cell>
          <table:table-cell table:formula="of:=DEGREES(ATAN2([.G278];[.F278]))" office:value-type="float" office:value="-140.194176968453" calcext:value-type="float">
            <text:p>-140.1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.41" calcext:value-type="float">
            <text:p>-186.41</text:p>
          </table:table-cell>
          <table:table-cell office:value-type="float" office:value="-223.69" calcext:value-type="float">
            <text:p>-223.69</text:p>
          </table:table-cell>
          <table:table-cell office:value-type="float" office:value="-514.9" calcext:value-type="float">
            <text:p>-514.9</text:p>
          </table:table-cell>
          <table:table-cell table:formula="of:=SQRT([.B279]^2 + [.C279]^2 + [.D279]^2)" office:value-type="float" office:value="591.530146484522" calcext:value-type="float">
            <text:p>591.53</text:p>
          </table:table-cell>
          <table:table-cell table:formula="of:=[.B279]/[.$E279]" office:value-type="float" office:value="-0.315131867932411" calcext:value-type="float">
            <text:p>-0.32</text:p>
          </table:table-cell>
          <table:table-cell table:formula="of:=[.C279]/[.$E279]" office:value-type="float" office:value="-0.378154860457062" calcext:value-type="float">
            <text:p>-0.38</text:p>
          </table:table-cell>
          <table:table-cell table:formula="of:=[.D279]/[.$E279]" office:value-type="float" office:value="-0.870454368319287" calcext:value-type="float">
            <text:p>-0.87</text:p>
          </table:table-cell>
          <table:table-cell table:formula="of:=DEGREES(ATAN2([.G279];[.F279]))" office:value-type="float" office:value="-140.194176968453" calcext:value-type="float">
            <text:p>-140.1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.41" calcext:value-type="float">
            <text:p>-186.41</text:p>
          </table:table-cell>
          <table:table-cell office:value-type="float" office:value="-223.69" calcext:value-type="float">
            <text:p>-223.69</text:p>
          </table:table-cell>
          <table:table-cell office:value-type="float" office:value="-514.9" calcext:value-type="float">
            <text:p>-514.9</text:p>
          </table:table-cell>
          <table:table-cell table:formula="of:=SQRT([.B280]^2 + [.C280]^2 + [.D280]^2)" office:value-type="float" office:value="591.530146484522" calcext:value-type="float">
            <text:p>591.53</text:p>
          </table:table-cell>
          <table:table-cell table:formula="of:=[.B280]/[.$E280]" office:value-type="float" office:value="-0.315131867932411" calcext:value-type="float">
            <text:p>-0.32</text:p>
          </table:table-cell>
          <table:table-cell table:formula="of:=[.C280]/[.$E280]" office:value-type="float" office:value="-0.378154860457062" calcext:value-type="float">
            <text:p>-0.38</text:p>
          </table:table-cell>
          <table:table-cell table:formula="of:=[.D280]/[.$E280]" office:value-type="float" office:value="-0.870454368319287" calcext:value-type="float">
            <text:p>-0.87</text:p>
          </table:table-cell>
          <table:table-cell table:formula="of:=DEGREES(ATAN2([.G280];[.F280]))" office:value-type="float" office:value="-140.194176968453" calcext:value-type="float">
            <text:p>-140.1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.41" calcext:value-type="float">
            <text:p>-186.41</text:p>
          </table:table-cell>
          <table:table-cell office:value-type="float" office:value="-223.69" calcext:value-type="float">
            <text:p>-223.69</text:p>
          </table:table-cell>
          <table:table-cell office:value-type="float" office:value="-514.9" calcext:value-type="float">
            <text:p>-514.9</text:p>
          </table:table-cell>
          <table:table-cell table:formula="of:=SQRT([.B281]^2 + [.C281]^2 + [.D281]^2)" office:value-type="float" office:value="591.530146484522" calcext:value-type="float">
            <text:p>591.53</text:p>
          </table:table-cell>
          <table:table-cell table:formula="of:=[.B281]/[.$E281]" office:value-type="float" office:value="-0.315131867932411" calcext:value-type="float">
            <text:p>-0.32</text:p>
          </table:table-cell>
          <table:table-cell table:formula="of:=[.C281]/[.$E281]" office:value-type="float" office:value="-0.378154860457062" calcext:value-type="float">
            <text:p>-0.38</text:p>
          </table:table-cell>
          <table:table-cell table:formula="of:=[.D281]/[.$E281]" office:value-type="float" office:value="-0.870454368319287" calcext:value-type="float">
            <text:p>-0.87</text:p>
          </table:table-cell>
          <table:table-cell table:formula="of:=DEGREES(ATAN2([.G281];[.F281]))" office:value-type="float" office:value="-140.194176968453" calcext:value-type="float">
            <text:p>-140.1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.98" calcext:value-type="float">
            <text:p>-180.98</text:p>
          </table:table-cell>
          <table:table-cell office:value-type="float" office:value="-229.1" calcext:value-type="float">
            <text:p>-229.1</text:p>
          </table:table-cell>
          <table:table-cell office:value-type="float" office:value="-516.64" calcext:value-type="float">
            <text:p>-516.64</text:p>
          </table:table-cell>
          <table:table-cell table:formula="of:=SQRT([.B282]^2 + [.C282]^2 + [.D282]^2)" office:value-type="float" office:value="593.428563518811" calcext:value-type="float">
            <text:p>593.43</text:p>
          </table:table-cell>
          <table:table-cell table:formula="of:=[.B282]/[.$E282]" office:value-type="float" office:value="-0.304973523564244" calcext:value-type="float">
            <text:p>-0.30</text:p>
          </table:table-cell>
          <table:table-cell table:formula="of:=[.C282]/[.$E282]" office:value-type="float" office:value="-0.386061632492919" calcext:value-type="float">
            <text:p>-0.39</text:p>
          </table:table-cell>
          <table:table-cell table:formula="of:=[.D282]/[.$E282]" office:value-type="float" office:value="-0.870601841166048" calcext:value-type="float">
            <text:p>-0.87</text:p>
          </table:table-cell>
          <table:table-cell table:formula="of:=DEGREES(ATAN2([.G282];[.F282]))" office:value-type="float" office:value="-141.692650344329" calcext:value-type="float">
            <text:p>-141.69</text:p>
          </table:table-cell>
        </table:table-row>
      </table:table>
      <table:table table:name="North" table:style-name="ta1">
        <table:table-column table:style-name="co1" table:number-columns-repeated="4" table:default-cell-style-name="Default"/>
        <table:table-column table:style-name="co1" table:number-columns-repeated="4" table:default-cell-style-name="ce2"/>
        <table:table-column table:style-name="co4" table:default-cell-style-name="ce2"/>
        <table:table-row table:style-name="ro1">
          <table:table-cell/>
          <table:table-cell table:style-name="ce1" office:value-type="string" calcext:value-type="string">
            <text:p>Mx</text:p>
          </table:table-cell>
          <table:table-cell table:style-name="ce1" office:value-type="string" calcext:value-type="string">
            <text:p>My</text:p>
          </table:table-cell>
          <table:table-cell table:style-name="ce1" office:value-type="string" calcext:value-type="string">
            <text:p>Mz</text:p>
          </table:table-cell>
          <table:table-cell table:style-name="ce1" office:value-type="string" calcext:value-type="string">
            <text:p>Len</text:p>
          </table:table-cell>
          <table:table-cell table:style-name="ce1" office:value-type="string" calcext:value-type="string">
            <text:p>Mnx</text:p>
          </table:table-cell>
          <table:table-cell table:style-name="ce1" office:value-type="string" calcext:value-type="string">
            <text:p>Mny</text:p>
          </table:table-cell>
          <table:table-cell table:style-name="ce1" office:value-type="string" calcext:value-type="string">
            <text:p>Mnz</text:p>
          </table:table-cell>
          <table:table-cell table:style-name="ce3" office:value-type="string" calcext:value-type="string">
            <text:p>Bearing to North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4.48" calcext:value-type="float">
            <text:p>14.48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23.6" calcext:value-type="float">
            <text:p>-523.6</text:p>
          </table:table-cell>
          <table:table-cell table:formula="of:=SQRT([.B2]^2 + [.C2]^2 + [.D2]^2)" office:value-type="float" office:value="523.952428470372" calcext:value-type="float">
            <text:p>523.95</text:p>
          </table:table-cell>
          <table:table-cell table:formula="of:=[.B2]/[.$E2]" office:value-type="float" office:value="0.0276360967393031" calcext:value-type="float">
            <text:p>0.03</text:p>
          </table:table-cell>
          <table:table-cell table:formula="of:=[.C2]/[.$E2]" office:value-type="float" office:value="-0.0241052418382181" calcext:value-type="float">
            <text:p>-0.02</text:p>
          </table:table-cell>
          <table:table-cell table:formula="of:=[.D2]/[.$E2]" office:value-type="float" office:value="-0.999327365517895" calcext:value-type="float">
            <text:p>-1.00</text:p>
          </table:table-cell>
          <table:table-cell table:formula="of:=DEGREES(ATAN2([.G2];[.F2]))" office:value-type="float" office:value="131.096159513602" calcext:value-type="float">
            <text:p>131.1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4.48" calcext:value-type="float">
            <text:p>14.48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23.6" calcext:value-type="float">
            <text:p>-523.6</text:p>
          </table:table-cell>
          <table:table-cell table:formula="of:=SQRT([.B3]^2 + [.C3]^2 + [.D3]^2)" office:value-type="float" office:value="523.952428470372" calcext:value-type="float">
            <text:p>523.95</text:p>
          </table:table-cell>
          <table:table-cell table:formula="of:=[.B3]/[.$E3]" office:value-type="float" office:value="0.0276360967393031" calcext:value-type="float">
            <text:p>0.03</text:p>
          </table:table-cell>
          <table:table-cell table:formula="of:=[.C3]/[.$E3]" office:value-type="float" office:value="-0.0241052418382181" calcext:value-type="float">
            <text:p>-0.02</text:p>
          </table:table-cell>
          <table:table-cell table:formula="of:=[.D3]/[.$E3]" office:value-type="float" office:value="-0.999327365517895" calcext:value-type="float">
            <text:p>-1.00</text:p>
          </table:table-cell>
          <table:table-cell table:formula="of:=DEGREES(ATAN2([.G3];[.F3]))" office:value-type="float" office:value="131.096159513602" calcext:value-type="float">
            <text:p>131.1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9.91" calcext:value-type="float">
            <text:p>19.91</text:p>
          </table:table-cell>
          <table:table-cell office:value-type="float" office:value="10.82" calcext:value-type="float">
            <text:p>10.82</text:p>
          </table:table-cell>
          <table:table-cell office:value-type="float" office:value="-507.94" calcext:value-type="float">
            <text:p>-507.94</text:p>
          </table:table-cell>
          <table:table-cell table:formula="of:=SQRT([.B4]^2 + [.C4]^2 + [.D4]^2)" office:value-type="float" office:value="508.445202652164" calcext:value-type="float">
            <text:p>508.45</text:p>
          </table:table-cell>
          <table:table-cell table:formula="of:=[.B4]/[.$E4]" office:value-type="float" office:value="0.039158595451673" calcext:value-type="float">
            <text:p>0.04</text:p>
          </table:table-cell>
          <table:table-cell table:formula="of:=[.C4]/[.$E4]" office:value-type="float" office:value="0.0212805626713763" calcext:value-type="float">
            <text:p>0.02</text:p>
          </table:table-cell>
          <table:table-cell table:formula="of:=[.D4]/[.$E4]" office:value-type="float" office:value="-0.99900637738437" calcext:value-type="float">
            <text:p>-1.00</text:p>
          </table:table-cell>
          <table:table-cell table:formula="of:=DEGREES(ATAN2([.G4];[.F4]))" office:value-type="float" office:value="61.4783302569209" calcext:value-type="float">
            <text:p>61.4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9.91" calcext:value-type="float">
            <text:p>19.91</text:p>
          </table:table-cell>
          <table:table-cell office:value-type="float" office:value="10.82" calcext:value-type="float">
            <text:p>10.82</text:p>
          </table:table-cell>
          <table:table-cell office:value-type="float" office:value="-507.94" calcext:value-type="float">
            <text:p>-507.94</text:p>
          </table:table-cell>
          <table:table-cell table:formula="of:=SQRT([.B5]^2 + [.C5]^2 + [.D5]^2)" office:value-type="float" office:value="508.445202652164" calcext:value-type="float">
            <text:p>508.45</text:p>
          </table:table-cell>
          <table:table-cell table:formula="of:=[.B5]/[.$E5]" office:value-type="float" office:value="0.039158595451673" calcext:value-type="float">
            <text:p>0.04</text:p>
          </table:table-cell>
          <table:table-cell table:formula="of:=[.C5]/[.$E5]" office:value-type="float" office:value="0.0212805626713763" calcext:value-type="float">
            <text:p>0.02</text:p>
          </table:table-cell>
          <table:table-cell table:formula="of:=[.D5]/[.$E5]" office:value-type="float" office:value="-0.99900637738437" calcext:value-type="float">
            <text:p>-1.00</text:p>
          </table:table-cell>
          <table:table-cell table:formula="of:=DEGREES(ATAN2([.G5];[.F5]))" office:value-type="float" office:value="61.4783302569209" calcext:value-type="float">
            <text:p>61.4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9.91" calcext:value-type="float">
            <text:p>19.91</text:p>
          </table:table-cell>
          <table:table-cell office:value-type="float" office:value="10.82" calcext:value-type="float">
            <text:p>10.82</text:p>
          </table:table-cell>
          <table:table-cell office:value-type="float" office:value="-507.94" calcext:value-type="float">
            <text:p>-507.94</text:p>
          </table:table-cell>
          <table:table-cell table:formula="of:=SQRT([.B6]^2 + [.C6]^2 + [.D6]^2)" office:value-type="float" office:value="508.445202652164" calcext:value-type="float">
            <text:p>508.45</text:p>
          </table:table-cell>
          <table:table-cell table:formula="of:=[.B6]/[.$E6]" office:value-type="float" office:value="0.039158595451673" calcext:value-type="float">
            <text:p>0.04</text:p>
          </table:table-cell>
          <table:table-cell table:formula="of:=[.C6]/[.$E6]" office:value-type="float" office:value="0.0212805626713763" calcext:value-type="float">
            <text:p>0.02</text:p>
          </table:table-cell>
          <table:table-cell table:formula="of:=[.D6]/[.$E6]" office:value-type="float" office:value="-0.99900637738437" calcext:value-type="float">
            <text:p>-1.00</text:p>
          </table:table-cell>
          <table:table-cell table:formula="of:=DEGREES(ATAN2([.G6];[.F6]))" office:value-type="float" office:value="61.4783302569209" calcext:value-type="float">
            <text:p>61.4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9.91" calcext:value-type="float">
            <text:p>19.91</text:p>
          </table:table-cell>
          <table:table-cell office:value-type="float" office:value="10.82" calcext:value-type="float">
            <text:p>10.82</text:p>
          </table:table-cell>
          <table:table-cell office:value-type="float" office:value="-507.94" calcext:value-type="float">
            <text:p>-507.94</text:p>
          </table:table-cell>
          <table:table-cell table:formula="of:=SQRT([.B7]^2 + [.C7]^2 + [.D7]^2)" office:value-type="float" office:value="508.445202652164" calcext:value-type="float">
            <text:p>508.45</text:p>
          </table:table-cell>
          <table:table-cell table:formula="of:=[.B7]/[.$E7]" office:value-type="float" office:value="0.039158595451673" calcext:value-type="float">
            <text:p>0.04</text:p>
          </table:table-cell>
          <table:table-cell table:formula="of:=[.C7]/[.$E7]" office:value-type="float" office:value="0.0212805626713763" calcext:value-type="float">
            <text:p>0.02</text:p>
          </table:table-cell>
          <table:table-cell table:formula="of:=[.D7]/[.$E7]" office:value-type="float" office:value="-0.99900637738437" calcext:value-type="float">
            <text:p>-1.00</text:p>
          </table:table-cell>
          <table:table-cell table:formula="of:=DEGREES(ATAN2([.G7];[.F7]))" office:value-type="float" office:value="61.4783302569209" calcext:value-type="float">
            <text:p>61.4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9.91" calcext:value-type="float">
            <text:p>19.91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00.98" calcext:value-type="float">
            <text:p>-500.98</text:p>
          </table:table-cell>
          <table:table-cell table:formula="of:=SQRT([.B8]^2 + [.C8]^2 + [.D8]^2)" office:value-type="float" office:value="501.492214196791" calcext:value-type="float">
            <text:p>501.49</text:p>
          </table:table-cell>
          <table:table-cell table:formula="of:=[.B8]/[.$E8]" office:value-type="float" office:value="0.0397015136753192" calcext:value-type="float">
            <text:p>0.04</text:p>
          </table:table-cell>
          <table:table-cell table:formula="of:=[.C8]/[.$E8]" office:value-type="float" office:value="-0.0215756091394753" calcext:value-type="float">
            <text:p>-0.02</text:p>
          </table:table-cell>
          <table:table-cell table:formula="of:=[.D8]/[.$E8]" office:value-type="float" office:value="-0.998978619842361" calcext:value-type="float">
            <text:p>-1.00</text:p>
          </table:table-cell>
          <table:table-cell table:formula="of:=DEGREES(ATAN2([.G8];[.F8]))" office:value-type="float" office:value="118.521669743079" calcext:value-type="float">
            <text:p>118.5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9.91" calcext:value-type="float">
            <text:p>19.91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00.98" calcext:value-type="float">
            <text:p>-500.98</text:p>
          </table:table-cell>
          <table:table-cell table:formula="of:=SQRT([.B9]^2 + [.C9]^2 + [.D9]^2)" office:value-type="float" office:value="501.492214196791" calcext:value-type="float">
            <text:p>501.49</text:p>
          </table:table-cell>
          <table:table-cell table:formula="of:=[.B9]/[.$E9]" office:value-type="float" office:value="0.0397015136753192" calcext:value-type="float">
            <text:p>0.04</text:p>
          </table:table-cell>
          <table:table-cell table:formula="of:=[.C9]/[.$E9]" office:value-type="float" office:value="-0.0215756091394753" calcext:value-type="float">
            <text:p>-0.02</text:p>
          </table:table-cell>
          <table:table-cell table:formula="of:=[.D9]/[.$E9]" office:value-type="float" office:value="-0.998978619842361" calcext:value-type="float">
            <text:p>-1.00</text:p>
          </table:table-cell>
          <table:table-cell table:formula="of:=DEGREES(ATAN2([.G9];[.F9]))" office:value-type="float" office:value="118.521669743079" calcext:value-type="float">
            <text:p>118.5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9.91" calcext:value-type="float">
            <text:p>19.91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00.98" calcext:value-type="float">
            <text:p>-500.98</text:p>
          </table:table-cell>
          <table:table-cell table:formula="of:=SQRT([.B10]^2 + [.C10]^2 + [.D10]^2)" office:value-type="float" office:value="501.492214196791" calcext:value-type="float">
            <text:p>501.49</text:p>
          </table:table-cell>
          <table:table-cell table:formula="of:=[.B10]/[.$E10]" office:value-type="float" office:value="0.0397015136753192" calcext:value-type="float">
            <text:p>0.04</text:p>
          </table:table-cell>
          <table:table-cell table:formula="of:=[.C10]/[.$E10]" office:value-type="float" office:value="-0.0215756091394753" calcext:value-type="float">
            <text:p>-0.02</text:p>
          </table:table-cell>
          <table:table-cell table:formula="of:=[.D10]/[.$E10]" office:value-type="float" office:value="-0.998978619842361" calcext:value-type="float">
            <text:p>-1.00</text:p>
          </table:table-cell>
          <table:table-cell table:formula="of:=DEGREES(ATAN2([.G10];[.F10]))" office:value-type="float" office:value="118.521669743079" calcext:value-type="float">
            <text:p>118.5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9.91" calcext:value-type="float">
            <text:p>19.91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00.98" calcext:value-type="float">
            <text:p>-500.98</text:p>
          </table:table-cell>
          <table:table-cell table:formula="of:=SQRT([.B11]^2 + [.C11]^2 + [.D11]^2)" office:value-type="float" office:value="501.492214196791" calcext:value-type="float">
            <text:p>501.49</text:p>
          </table:table-cell>
          <table:table-cell table:formula="of:=[.B11]/[.$E11]" office:value-type="float" office:value="0.0397015136753192" calcext:value-type="float">
            <text:p>0.04</text:p>
          </table:table-cell>
          <table:table-cell table:formula="of:=[.C11]/[.$E11]" office:value-type="float" office:value="-0.0215756091394753" calcext:value-type="float">
            <text:p>-0.02</text:p>
          </table:table-cell>
          <table:table-cell table:formula="of:=[.D11]/[.$E11]" office:value-type="float" office:value="-0.998978619842361" calcext:value-type="float">
            <text:p>-1.00</text:p>
          </table:table-cell>
          <table:table-cell table:formula="of:=DEGREES(ATAN2([.G11];[.F11]))" office:value-type="float" office:value="118.521669743079" calcext:value-type="float">
            <text:p>118.5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9.91" calcext:value-type="float">
            <text:p>19.91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00.98" calcext:value-type="float">
            <text:p>-500.98</text:p>
          </table:table-cell>
          <table:table-cell table:formula="of:=SQRT([.B12]^2 + [.C12]^2 + [.D12]^2)" office:value-type="float" office:value="501.492214196791" calcext:value-type="float">
            <text:p>501.49</text:p>
          </table:table-cell>
          <table:table-cell table:formula="of:=[.B12]/[.$E12]" office:value-type="float" office:value="0.0397015136753192" calcext:value-type="float">
            <text:p>0.04</text:p>
          </table:table-cell>
          <table:table-cell table:formula="of:=[.C12]/[.$E12]" office:value-type="float" office:value="-0.0215756091394753" calcext:value-type="float">
            <text:p>-0.02</text:p>
          </table:table-cell>
          <table:table-cell table:formula="of:=[.D12]/[.$E12]" office:value-type="float" office:value="-0.998978619842361" calcext:value-type="float">
            <text:p>-1.00</text:p>
          </table:table-cell>
          <table:table-cell table:formula="of:=DEGREES(ATAN2([.G12];[.F12]))" office:value-type="float" office:value="118.521669743079" calcext:value-type="float">
            <text:p>118.5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5.34" calcext:value-type="float">
            <text:p>25.34</text:p>
          </table:table-cell>
          <table:table-cell office:value-type="float" office:value="1.8" calcext:value-type="float">
            <text:p>1.8</text:p>
          </table:table-cell>
          <table:table-cell office:value-type="float" office:value="-520.12" calcext:value-type="float">
            <text:p>-520.12</text:p>
          </table:table-cell>
          <table:table-cell table:formula="of:=SQRT([.B13]^2 + [.C13]^2 + [.D13]^2)" office:value-type="float" office:value="520.740021507854" calcext:value-type="float">
            <text:p>520.74</text:p>
          </table:table-cell>
          <table:table-cell table:formula="of:=[.B13]/[.$E13]" office:value-type="float" office:value="0.0486615181345685" calcext:value-type="float">
            <text:p>0.05</text:p>
          </table:table-cell>
          <table:table-cell table:formula="of:=[.C13]/[.$E13]" office:value-type="float" office:value="0.00345661928343422" calcext:value-type="float">
            <text:p>0.00</text:p>
          </table:table-cell>
          <table:table-cell table:formula="of:=[.D13]/[.$E13]" office:value-type="float" office:value="-0.998809345388782" calcext:value-type="float">
            <text:p>-1.00</text:p>
          </table:table-cell>
          <table:table-cell table:formula="of:=DEGREES(ATAN2([.G13];[.F13]))" office:value-type="float" office:value="85.9368798789875" calcext:value-type="float">
            <text:p>85.9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5.34" calcext:value-type="float">
            <text:p>25.34</text:p>
          </table:table-cell>
          <table:table-cell office:value-type="float" office:value="1.8" calcext:value-type="float">
            <text:p>1.8</text:p>
          </table:table-cell>
          <table:table-cell office:value-type="float" office:value="-520.12" calcext:value-type="float">
            <text:p>-520.12</text:p>
          </table:table-cell>
          <table:table-cell table:formula="of:=SQRT([.B14]^2 + [.C14]^2 + [.D14]^2)" office:value-type="float" office:value="520.740021507854" calcext:value-type="float">
            <text:p>520.74</text:p>
          </table:table-cell>
          <table:table-cell table:formula="of:=[.B14]/[.$E14]" office:value-type="float" office:value="0.0486615181345685" calcext:value-type="float">
            <text:p>0.05</text:p>
          </table:table-cell>
          <table:table-cell table:formula="of:=[.C14]/[.$E14]" office:value-type="float" office:value="0.00345661928343422" calcext:value-type="float">
            <text:p>0.00</text:p>
          </table:table-cell>
          <table:table-cell table:formula="of:=[.D14]/[.$E14]" office:value-type="float" office:value="-0.998809345388782" calcext:value-type="float">
            <text:p>-1.00</text:p>
          </table:table-cell>
          <table:table-cell table:formula="of:=DEGREES(ATAN2([.G14];[.F14]))" office:value-type="float" office:value="85.9368798789875" calcext:value-type="float">
            <text:p>85.9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5.34" calcext:value-type="float">
            <text:p>25.34</text:p>
          </table:table-cell>
          <table:table-cell office:value-type="float" office:value="1.8" calcext:value-type="float">
            <text:p>1.8</text:p>
          </table:table-cell>
          <table:table-cell office:value-type="float" office:value="-520.12" calcext:value-type="float">
            <text:p>-520.12</text:p>
          </table:table-cell>
          <table:table-cell table:formula="of:=SQRT([.B15]^2 + [.C15]^2 + [.D15]^2)" office:value-type="float" office:value="520.740021507854" calcext:value-type="float">
            <text:p>520.74</text:p>
          </table:table-cell>
          <table:table-cell table:formula="of:=[.B15]/[.$E15]" office:value-type="float" office:value="0.0486615181345685" calcext:value-type="float">
            <text:p>0.05</text:p>
          </table:table-cell>
          <table:table-cell table:formula="of:=[.C15]/[.$E15]" office:value-type="float" office:value="0.00345661928343422" calcext:value-type="float">
            <text:p>0.00</text:p>
          </table:table-cell>
          <table:table-cell table:formula="of:=[.D15]/[.$E15]" office:value-type="float" office:value="-0.998809345388782" calcext:value-type="float">
            <text:p>-1.00</text:p>
          </table:table-cell>
          <table:table-cell table:formula="of:=DEGREES(ATAN2([.G15];[.F15]))" office:value-type="float" office:value="85.9368798789875" calcext:value-type="float">
            <text:p>85.9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5.34" calcext:value-type="float">
            <text:p>25.34</text:p>
          </table:table-cell>
          <table:table-cell office:value-type="float" office:value="1.8" calcext:value-type="float">
            <text:p>1.8</text:p>
          </table:table-cell>
          <table:table-cell office:value-type="float" office:value="-520.12" calcext:value-type="float">
            <text:p>-520.12</text:p>
          </table:table-cell>
          <table:table-cell table:formula="of:=SQRT([.B16]^2 + [.C16]^2 + [.D16]^2)" office:value-type="float" office:value="520.740021507854" calcext:value-type="float">
            <text:p>520.74</text:p>
          </table:table-cell>
          <table:table-cell table:formula="of:=[.B16]/[.$E16]" office:value-type="float" office:value="0.0486615181345685" calcext:value-type="float">
            <text:p>0.05</text:p>
          </table:table-cell>
          <table:table-cell table:formula="of:=[.C16]/[.$E16]" office:value-type="float" office:value="0.00345661928343422" calcext:value-type="float">
            <text:p>0.00</text:p>
          </table:table-cell>
          <table:table-cell table:formula="of:=[.D16]/[.$E16]" office:value-type="float" office:value="-0.998809345388782" calcext:value-type="float">
            <text:p>-1.00</text:p>
          </table:table-cell>
          <table:table-cell table:formula="of:=DEGREES(ATAN2([.G16];[.F16]))" office:value-type="float" office:value="85.9368798789875" calcext:value-type="float">
            <text:p>85.9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5.34" calcext:value-type="float">
            <text:p>25.34</text:p>
          </table:table-cell>
          <table:table-cell office:value-type="float" office:value="1.8" calcext:value-type="float">
            <text:p>1.8</text:p>
          </table:table-cell>
          <table:table-cell office:value-type="float" office:value="-520.12" calcext:value-type="float">
            <text:p>-520.12</text:p>
          </table:table-cell>
          <table:table-cell table:formula="of:=SQRT([.B17]^2 + [.C17]^2 + [.D17]^2)" office:value-type="float" office:value="520.740021507854" calcext:value-type="float">
            <text:p>520.74</text:p>
          </table:table-cell>
          <table:table-cell table:formula="of:=[.B17]/[.$E17]" office:value-type="float" office:value="0.0486615181345685" calcext:value-type="float">
            <text:p>0.05</text:p>
          </table:table-cell>
          <table:table-cell table:formula="of:=[.C17]/[.$E17]" office:value-type="float" office:value="0.00345661928343422" calcext:value-type="float">
            <text:p>0.00</text:p>
          </table:table-cell>
          <table:table-cell table:formula="of:=[.D17]/[.$E17]" office:value-type="float" office:value="-0.998809345388782" calcext:value-type="float">
            <text:p>-1.00</text:p>
          </table:table-cell>
          <table:table-cell table:formula="of:=DEGREES(ATAN2([.G17];[.F17]))" office:value-type="float" office:value="85.9368798789875" calcext:value-type="float">
            <text:p>85.9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3.61" calcext:value-type="float">
            <text:p>-3.61</text:p>
          </table:table-cell>
          <table:table-cell office:value-type="float" office:value="-507.94" calcext:value-type="float">
            <text:p>-507.94</text:p>
          </table:table-cell>
          <table:table-cell table:formula="of:=SQRT([.B18]^2 + [.C18]^2 + [.D18]^2)" office:value-type="float" office:value="508.110819211715" calcext:value-type="float">
            <text:p>508.11</text:p>
          </table:table-cell>
          <table:table-cell table:formula="of:=[.B18]/[.$E18]" office:value-type="float" office:value="0.0249355052499301" calcext:value-type="float">
            <text:p>0.02</text:p>
          </table:table-cell>
          <table:table-cell table:formula="of:=[.C18]/[.$E18]" office:value-type="float" office:value="-0.00710474932535499" calcext:value-type="float">
            <text:p>-0.01</text:p>
          </table:table-cell>
          <table:table-cell table:formula="of:=[.D18]/[.$E18]" office:value-type="float" office:value="-0.999663815047316" calcext:value-type="float">
            <text:p>-1.00</text:p>
          </table:table-cell>
          <table:table-cell table:formula="of:=DEGREES(ATAN2([.G18];[.F18]))" office:value-type="float" office:value="105.903578531996" calcext:value-type="float">
            <text:p>105.9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3.61" calcext:value-type="float">
            <text:p>-3.61</text:p>
          </table:table-cell>
          <table:table-cell office:value-type="float" office:value="-507.94" calcext:value-type="float">
            <text:p>-507.94</text:p>
          </table:table-cell>
          <table:table-cell table:formula="of:=SQRT([.B19]^2 + [.C19]^2 + [.D19]^2)" office:value-type="float" office:value="508.110819211715" calcext:value-type="float">
            <text:p>508.11</text:p>
          </table:table-cell>
          <table:table-cell table:formula="of:=[.B19]/[.$E19]" office:value-type="float" office:value="0.0249355052499301" calcext:value-type="float">
            <text:p>0.02</text:p>
          </table:table-cell>
          <table:table-cell table:formula="of:=[.C19]/[.$E19]" office:value-type="float" office:value="-0.00710474932535499" calcext:value-type="float">
            <text:p>-0.01</text:p>
          </table:table-cell>
          <table:table-cell table:formula="of:=[.D19]/[.$E19]" office:value-type="float" office:value="-0.999663815047316" calcext:value-type="float">
            <text:p>-1.00</text:p>
          </table:table-cell>
          <table:table-cell table:formula="of:=DEGREES(ATAN2([.G19];[.F19]))" office:value-type="float" office:value="105.903578531996" calcext:value-type="float">
            <text:p>105.9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3.61" calcext:value-type="float">
            <text:p>-3.61</text:p>
          </table:table-cell>
          <table:table-cell office:value-type="float" office:value="-507.94" calcext:value-type="float">
            <text:p>-507.94</text:p>
          </table:table-cell>
          <table:table-cell table:formula="of:=SQRT([.B20]^2 + [.C20]^2 + [.D20]^2)" office:value-type="float" office:value="508.110819211715" calcext:value-type="float">
            <text:p>508.11</text:p>
          </table:table-cell>
          <table:table-cell table:formula="of:=[.B20]/[.$E20]" office:value-type="float" office:value="0.0249355052499301" calcext:value-type="float">
            <text:p>0.02</text:p>
          </table:table-cell>
          <table:table-cell table:formula="of:=[.C20]/[.$E20]" office:value-type="float" office:value="-0.00710474932535499" calcext:value-type="float">
            <text:p>-0.01</text:p>
          </table:table-cell>
          <table:table-cell table:formula="of:=[.D20]/[.$E20]" office:value-type="float" office:value="-0.999663815047316" calcext:value-type="float">
            <text:p>-1.00</text:p>
          </table:table-cell>
          <table:table-cell table:formula="of:=DEGREES(ATAN2([.G20];[.F20]))" office:value-type="float" office:value="105.903578531996" calcext:value-type="float">
            <text:p>105.9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4.48" calcext:value-type="float">
            <text:p>14.48</text:p>
          </table:table-cell>
          <table:table-cell office:value-type="float" office:value="5.41" calcext:value-type="float">
            <text:p>5.41</text:p>
          </table:table-cell>
          <table:table-cell office:value-type="float" office:value="-509.68" calcext:value-type="float">
            <text:p>-509.68</text:p>
          </table:table-cell>
          <table:table-cell table:formula="of:=SQRT([.B21]^2 + [.C21]^2 + [.D21]^2)" office:value-type="float" office:value="509.914346630883" calcext:value-type="float">
            <text:p>509.91</text:p>
          </table:table-cell>
          <table:table-cell table:formula="of:=[.B21]/[.$E21]" office:value-type="float" office:value="0.0283969260635096" calcext:value-type="float">
            <text:p>0.03</text:p>
          </table:table-cell>
          <table:table-cell table:formula="of:=[.C21]/[.$E21]" office:value-type="float" office:value="0.0106096250002477" calcext:value-type="float">
            <text:p>0.01</text:p>
          </table:table-cell>
          <table:table-cell table:formula="of:=[.D21]/[.$E21]" office:value-type="float" office:value="-0.999540419616685" calcext:value-type="float">
            <text:p>-1.00</text:p>
          </table:table-cell>
          <table:table-cell table:formula="of:=DEGREES(ATAN2([.G21];[.F21]))" office:value-type="float" office:value="69.5133673664482" calcext:value-type="float">
            <text:p>69.5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4.48" calcext:value-type="float">
            <text:p>14.48</text:p>
          </table:table-cell>
          <table:table-cell office:value-type="float" office:value="5.41" calcext:value-type="float">
            <text:p>5.41</text:p>
          </table:table-cell>
          <table:table-cell office:value-type="float" office:value="-509.68" calcext:value-type="float">
            <text:p>-509.68</text:p>
          </table:table-cell>
          <table:table-cell table:formula="of:=SQRT([.B22]^2 + [.C22]^2 + [.D22]^2)" office:value-type="float" office:value="509.914346630883" calcext:value-type="float">
            <text:p>509.91</text:p>
          </table:table-cell>
          <table:table-cell table:formula="of:=[.B22]/[.$E22]" office:value-type="float" office:value="0.0283969260635096" calcext:value-type="float">
            <text:p>0.03</text:p>
          </table:table-cell>
          <table:table-cell table:formula="of:=[.C22]/[.$E22]" office:value-type="float" office:value="0.0106096250002477" calcext:value-type="float">
            <text:p>0.01</text:p>
          </table:table-cell>
          <table:table-cell table:formula="of:=[.D22]/[.$E22]" office:value-type="float" office:value="-0.999540419616685" calcext:value-type="float">
            <text:p>-1.00</text:p>
          </table:table-cell>
          <table:table-cell table:formula="of:=DEGREES(ATAN2([.G22];[.F22]))" office:value-type="float" office:value="69.5133673664482" calcext:value-type="float">
            <text:p>69.5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4.48" calcext:value-type="float">
            <text:p>14.48</text:p>
          </table:table-cell>
          <table:table-cell office:value-type="float" office:value="5.41" calcext:value-type="float">
            <text:p>5.41</text:p>
          </table:table-cell>
          <table:table-cell office:value-type="float" office:value="-509.68" calcext:value-type="float">
            <text:p>-509.68</text:p>
          </table:table-cell>
          <table:table-cell table:formula="of:=SQRT([.B23]^2 + [.C23]^2 + [.D23]^2)" office:value-type="float" office:value="509.914346630883" calcext:value-type="float">
            <text:p>509.91</text:p>
          </table:table-cell>
          <table:table-cell table:formula="of:=[.B23]/[.$E23]" office:value-type="float" office:value="0.0283969260635096" calcext:value-type="float">
            <text:p>0.03</text:p>
          </table:table-cell>
          <table:table-cell table:formula="of:=[.C23]/[.$E23]" office:value-type="float" office:value="0.0106096250002477" calcext:value-type="float">
            <text:p>0.01</text:p>
          </table:table-cell>
          <table:table-cell table:formula="of:=[.D23]/[.$E23]" office:value-type="float" office:value="-0.999540419616685" calcext:value-type="float">
            <text:p>-1.00</text:p>
          </table:table-cell>
          <table:table-cell table:formula="of:=DEGREES(ATAN2([.G23];[.F23]))" office:value-type="float" office:value="69.5133673664482" calcext:value-type="float">
            <text:p>69.5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4.48" calcext:value-type="float">
            <text:p>14.48</text:p>
          </table:table-cell>
          <table:table-cell office:value-type="float" office:value="5.41" calcext:value-type="float">
            <text:p>5.41</text:p>
          </table:table-cell>
          <table:table-cell office:value-type="float" office:value="-509.68" calcext:value-type="float">
            <text:p>-509.68</text:p>
          </table:table-cell>
          <table:table-cell table:formula="of:=SQRT([.B24]^2 + [.C24]^2 + [.D24]^2)" office:value-type="float" office:value="509.914346630883" calcext:value-type="float">
            <text:p>509.91</text:p>
          </table:table-cell>
          <table:table-cell table:formula="of:=[.B24]/[.$E24]" office:value-type="float" office:value="0.0283969260635096" calcext:value-type="float">
            <text:p>0.03</text:p>
          </table:table-cell>
          <table:table-cell table:formula="of:=[.C24]/[.$E24]" office:value-type="float" office:value="0.0106096250002477" calcext:value-type="float">
            <text:p>0.01</text:p>
          </table:table-cell>
          <table:table-cell table:formula="of:=[.D24]/[.$E24]" office:value-type="float" office:value="-0.999540419616685" calcext:value-type="float">
            <text:p>-1.00</text:p>
          </table:table-cell>
          <table:table-cell table:formula="of:=DEGREES(ATAN2([.G24];[.F24]))" office:value-type="float" office:value="69.5133673664482" calcext:value-type="float">
            <text:p>69.5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0.86" calcext:value-type="float">
            <text:p>10.86</text:p>
          </table:table-cell>
          <table:table-cell office:value-type="float" office:value="-5.41" calcext:value-type="float">
            <text:p>-5.41</text:p>
          </table:table-cell>
          <table:table-cell office:value-type="float" office:value="-520.12" calcext:value-type="float">
            <text:p>-520.12</text:p>
          </table:table-cell>
          <table:table-cell table:formula="of:=SQRT([.B25]^2 + [.C25]^2 + [.D25]^2)" office:value-type="float" office:value="520.261493962411" calcext:value-type="float">
            <text:p>520.26</text:p>
          </table:table-cell>
          <table:table-cell table:formula="of:=[.B25]/[.$E25]" office:value-type="float" office:value="0.0208741183539996" calcext:value-type="float">
            <text:p>0.02</text:p>
          </table:table-cell>
          <table:table-cell table:formula="of:=[.C25]/[.$E25]" office:value-type="float" office:value="-0.0103986169700863" calcext:value-type="float">
            <text:p>-0.01</text:p>
          </table:table-cell>
          <table:table-cell table:formula="of:=[.D25]/[.$E25]" office:value-type="float" office:value="-0.999728032990999" calcext:value-type="float">
            <text:p>-1.00</text:p>
          </table:table-cell>
          <table:table-cell table:formula="of:=DEGREES(ATAN2([.G25];[.F25]))" office:value-type="float" office:value="116.480575337791" calcext:value-type="float">
            <text:p>116.4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0.86" calcext:value-type="float">
            <text:p>10.86</text:p>
          </table:table-cell>
          <table:table-cell office:value-type="float" office:value="-5.41" calcext:value-type="float">
            <text:p>-5.41</text:p>
          </table:table-cell>
          <table:table-cell office:value-type="float" office:value="-520.12" calcext:value-type="float">
            <text:p>-520.12</text:p>
          </table:table-cell>
          <table:table-cell table:formula="of:=SQRT([.B26]^2 + [.C26]^2 + [.D26]^2)" office:value-type="float" office:value="520.261493962411" calcext:value-type="float">
            <text:p>520.26</text:p>
          </table:table-cell>
          <table:table-cell table:formula="of:=[.B26]/[.$E26]" office:value-type="float" office:value="0.0208741183539996" calcext:value-type="float">
            <text:p>0.02</text:p>
          </table:table-cell>
          <table:table-cell table:formula="of:=[.C26]/[.$E26]" office:value-type="float" office:value="-0.0103986169700863" calcext:value-type="float">
            <text:p>-0.01</text:p>
          </table:table-cell>
          <table:table-cell table:formula="of:=[.D26]/[.$E26]" office:value-type="float" office:value="-0.999728032990999" calcext:value-type="float">
            <text:p>-1.00</text:p>
          </table:table-cell>
          <table:table-cell table:formula="of:=DEGREES(ATAN2([.G26];[.F26]))" office:value-type="float" office:value="116.480575337791" calcext:value-type="float">
            <text:p>116.4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0.86" calcext:value-type="float">
            <text:p>10.86</text:p>
          </table:table-cell>
          <table:table-cell office:value-type="float" office:value="-5.41" calcext:value-type="float">
            <text:p>-5.41</text:p>
          </table:table-cell>
          <table:table-cell office:value-type="float" office:value="-520.12" calcext:value-type="float">
            <text:p>-520.12</text:p>
          </table:table-cell>
          <table:table-cell table:formula="of:=SQRT([.B27]^2 + [.C27]^2 + [.D27]^2)" office:value-type="float" office:value="520.261493962411" calcext:value-type="float">
            <text:p>520.26</text:p>
          </table:table-cell>
          <table:table-cell table:formula="of:=[.B27]/[.$E27]" office:value-type="float" office:value="0.0208741183539996" calcext:value-type="float">
            <text:p>0.02</text:p>
          </table:table-cell>
          <table:table-cell table:formula="of:=[.C27]/[.$E27]" office:value-type="float" office:value="-0.0103986169700863" calcext:value-type="float">
            <text:p>-0.01</text:p>
          </table:table-cell>
          <table:table-cell table:formula="of:=[.D27]/[.$E27]" office:value-type="float" office:value="-0.999728032990999" calcext:value-type="float">
            <text:p>-1.00</text:p>
          </table:table-cell>
          <table:table-cell table:formula="of:=DEGREES(ATAN2([.G27];[.F27]))" office:value-type="float" office:value="116.480575337791" calcext:value-type="float">
            <text:p>116.4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0.86" calcext:value-type="float">
            <text:p>10.86</text:p>
          </table:table-cell>
          <table:table-cell office:value-type="float" office:value="-5.41" calcext:value-type="float">
            <text:p>-5.41</text:p>
          </table:table-cell>
          <table:table-cell office:value-type="float" office:value="-520.12" calcext:value-type="float">
            <text:p>-520.12</text:p>
          </table:table-cell>
          <table:table-cell table:formula="of:=SQRT([.B28]^2 + [.C28]^2 + [.D28]^2)" office:value-type="float" office:value="520.261493962411" calcext:value-type="float">
            <text:p>520.26</text:p>
          </table:table-cell>
          <table:table-cell table:formula="of:=[.B28]/[.$E28]" office:value-type="float" office:value="0.0208741183539996" calcext:value-type="float">
            <text:p>0.02</text:p>
          </table:table-cell>
          <table:table-cell table:formula="of:=[.C28]/[.$E28]" office:value-type="float" office:value="-0.0103986169700863" calcext:value-type="float">
            <text:p>-0.01</text:p>
          </table:table-cell>
          <table:table-cell table:formula="of:=[.D28]/[.$E28]" office:value-type="float" office:value="-0.999728032990999" calcext:value-type="float">
            <text:p>-1.00</text:p>
          </table:table-cell>
          <table:table-cell table:formula="of:=DEGREES(ATAN2([.G28];[.F28]))" office:value-type="float" office:value="116.480575337791" calcext:value-type="float">
            <text:p>116.4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3.53" calcext:value-type="float">
            <text:p>23.53</text:p>
          </table:table-cell>
          <table:table-cell office:value-type="float" office:value="-7.22" calcext:value-type="float">
            <text:p>-7.22</text:p>
          </table:table-cell>
          <table:table-cell office:value-type="float" office:value="-518.38" calcext:value-type="float">
            <text:p>-518.38</text:p>
          </table:table-cell>
          <table:table-cell table:formula="of:=SQRT([.B29]^2 + [.C29]^2 + [.D29]^2)" office:value-type="float" office:value="518.963981120077" calcext:value-type="float">
            <text:p>518.96</text:p>
          </table:table-cell>
          <table:table-cell table:formula="of:=[.B29]/[.$E29]" office:value-type="float" office:value="0.0453403335414826" calcext:value-type="float">
            <text:p>0.05</text:p>
          </table:table-cell>
          <table:table-cell table:formula="of:=[.C29]/[.$E29]" office:value-type="float" office:value="-0.0139123335388655" calcext:value-type="float">
            <text:p>-0.01</text:p>
          </table:table-cell>
          <table:table-cell table:formula="of:=[.D29]/[.$E29]" office:value-type="float" office:value="-0.998874717434499" calcext:value-type="float">
            <text:p>-1.00</text:p>
          </table:table-cell>
          <table:table-cell table:formula="of:=DEGREES(ATAN2([.G29];[.F29]))" office:value-type="float" office:value="107.058230060315" calcext:value-type="float">
            <text:p>107.0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3.53" calcext:value-type="float">
            <text:p>23.53</text:p>
          </table:table-cell>
          <table:table-cell office:value-type="float" office:value="-7.22" calcext:value-type="float">
            <text:p>-7.22</text:p>
          </table:table-cell>
          <table:table-cell office:value-type="float" office:value="-518.38" calcext:value-type="float">
            <text:p>-518.38</text:p>
          </table:table-cell>
          <table:table-cell table:formula="of:=SQRT([.B30]^2 + [.C30]^2 + [.D30]^2)" office:value-type="float" office:value="518.963981120077" calcext:value-type="float">
            <text:p>518.96</text:p>
          </table:table-cell>
          <table:table-cell table:formula="of:=[.B30]/[.$E30]" office:value-type="float" office:value="0.0453403335414826" calcext:value-type="float">
            <text:p>0.05</text:p>
          </table:table-cell>
          <table:table-cell table:formula="of:=[.C30]/[.$E30]" office:value-type="float" office:value="-0.0139123335388655" calcext:value-type="float">
            <text:p>-0.01</text:p>
          </table:table-cell>
          <table:table-cell table:formula="of:=[.D30]/[.$E30]" office:value-type="float" office:value="-0.998874717434499" calcext:value-type="float">
            <text:p>-1.00</text:p>
          </table:table-cell>
          <table:table-cell table:formula="of:=DEGREES(ATAN2([.G30];[.F30]))" office:value-type="float" office:value="107.058230060315" calcext:value-type="float">
            <text:p>107.0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3.53" calcext:value-type="float">
            <text:p>23.53</text:p>
          </table:table-cell>
          <table:table-cell office:value-type="float" office:value="-7.22" calcext:value-type="float">
            <text:p>-7.22</text:p>
          </table:table-cell>
          <table:table-cell office:value-type="float" office:value="-518.38" calcext:value-type="float">
            <text:p>-518.38</text:p>
          </table:table-cell>
          <table:table-cell table:formula="of:=SQRT([.B31]^2 + [.C31]^2 + [.D31]^2)" office:value-type="float" office:value="518.963981120077" calcext:value-type="float">
            <text:p>518.96</text:p>
          </table:table-cell>
          <table:table-cell table:formula="of:=[.B31]/[.$E31]" office:value-type="float" office:value="0.0453403335414826" calcext:value-type="float">
            <text:p>0.05</text:p>
          </table:table-cell>
          <table:table-cell table:formula="of:=[.C31]/[.$E31]" office:value-type="float" office:value="-0.0139123335388655" calcext:value-type="float">
            <text:p>-0.01</text:p>
          </table:table-cell>
          <table:table-cell table:formula="of:=[.D31]/[.$E31]" office:value-type="float" office:value="-0.998874717434499" calcext:value-type="float">
            <text:p>-1.00</text:p>
          </table:table-cell>
          <table:table-cell table:formula="of:=DEGREES(ATAN2([.G31];[.F31]))" office:value-type="float" office:value="107.058230060315" calcext:value-type="float">
            <text:p>107.0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3.53" calcext:value-type="float">
            <text:p>23.53</text:p>
          </table:table-cell>
          <table:table-cell office:value-type="float" office:value="-7.22" calcext:value-type="float">
            <text:p>-7.22</text:p>
          </table:table-cell>
          <table:table-cell office:value-type="float" office:value="-518.38" calcext:value-type="float">
            <text:p>-518.38</text:p>
          </table:table-cell>
          <table:table-cell table:formula="of:=SQRT([.B32]^2 + [.C32]^2 + [.D32]^2)" office:value-type="float" office:value="518.963981120077" calcext:value-type="float">
            <text:p>518.96</text:p>
          </table:table-cell>
          <table:table-cell table:formula="of:=[.B32]/[.$E32]" office:value-type="float" office:value="0.0453403335414826" calcext:value-type="float">
            <text:p>0.05</text:p>
          </table:table-cell>
          <table:table-cell table:formula="of:=[.C32]/[.$E32]" office:value-type="float" office:value="-0.0139123335388655" calcext:value-type="float">
            <text:p>-0.01</text:p>
          </table:table-cell>
          <table:table-cell table:formula="of:=[.D32]/[.$E32]" office:value-type="float" office:value="-0.998874717434499" calcext:value-type="float">
            <text:p>-1.00</text:p>
          </table:table-cell>
          <table:table-cell table:formula="of:=DEGREES(ATAN2([.G32];[.F32]))" office:value-type="float" office:value="107.058230060315" calcext:value-type="float">
            <text:p>107.0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5.43" calcext:value-type="float">
            <text:p>5.43</text:p>
          </table:table-cell>
          <table:table-cell office:value-type="float" office:value="0" calcext:value-type="float">
            <text:p>0</text:p>
          </table:table-cell>
          <table:table-cell office:value-type="float" office:value="-511.42" calcext:value-type="float">
            <text:p>-511.42</text:p>
          </table:table-cell>
          <table:table-cell table:formula="of:=SQRT([.B33]^2 + [.C33]^2 + [.D33]^2)" office:value-type="float" office:value="511.448825690313" calcext:value-type="float">
            <text:p>511.45</text:p>
          </table:table-cell>
          <table:table-cell table:formula="of:=[.B33]/[.$E33]" office:value-type="float" office:value="0.0106168979715048" calcext:value-type="float">
            <text:p>0.01</text:p>
          </table:table-cell>
          <table:table-cell table:formula="of:=[.C33]/[.$E33]" office:value-type="float" office:value="0" calcext:value-type="float">
            <text:p>0.00</text:p>
          </table:table-cell>
          <table:table-cell table:formula="of:=[.D33]/[.$E33]" office:value-type="float" office:value="-0.999943639150459" calcext:value-type="float">
            <text:p>-1.00</text:p>
          </table:table-cell>
          <table:table-cell table:formula="of:=DEGREES(ATAN2([.G33];[.F33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5.43" calcext:value-type="float">
            <text:p>5.43</text:p>
          </table:table-cell>
          <table:table-cell office:value-type="float" office:value="0" calcext:value-type="float">
            <text:p>0</text:p>
          </table:table-cell>
          <table:table-cell office:value-type="float" office:value="-511.42" calcext:value-type="float">
            <text:p>-511.42</text:p>
          </table:table-cell>
          <table:table-cell table:formula="of:=SQRT([.B34]^2 + [.C34]^2 + [.D34]^2)" office:value-type="float" office:value="511.448825690313" calcext:value-type="float">
            <text:p>511.45</text:p>
          </table:table-cell>
          <table:table-cell table:formula="of:=[.B34]/[.$E34]" office:value-type="float" office:value="0.0106168979715048" calcext:value-type="float">
            <text:p>0.01</text:p>
          </table:table-cell>
          <table:table-cell table:formula="of:=[.C34]/[.$E34]" office:value-type="float" office:value="0" calcext:value-type="float">
            <text:p>0.00</text:p>
          </table:table-cell>
          <table:table-cell table:formula="of:=[.D34]/[.$E34]" office:value-type="float" office:value="-0.999943639150459" calcext:value-type="float">
            <text:p>-1.00</text:p>
          </table:table-cell>
          <table:table-cell table:formula="of:=DEGREES(ATAN2([.G34];[.F34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5.43" calcext:value-type="float">
            <text:p>5.43</text:p>
          </table:table-cell>
          <table:table-cell office:value-type="float" office:value="0" calcext:value-type="float">
            <text:p>0</text:p>
          </table:table-cell>
          <table:table-cell office:value-type="float" office:value="-511.42" calcext:value-type="float">
            <text:p>-511.42</text:p>
          </table:table-cell>
          <table:table-cell table:formula="of:=SQRT([.B35]^2 + [.C35]^2 + [.D35]^2)" office:value-type="float" office:value="511.448825690313" calcext:value-type="float">
            <text:p>511.45</text:p>
          </table:table-cell>
          <table:table-cell table:formula="of:=[.B35]/[.$E35]" office:value-type="float" office:value="0.0106168979715048" calcext:value-type="float">
            <text:p>0.01</text:p>
          </table:table-cell>
          <table:table-cell table:formula="of:=[.C35]/[.$E35]" office:value-type="float" office:value="0" calcext:value-type="float">
            <text:p>0.00</text:p>
          </table:table-cell>
          <table:table-cell table:formula="of:=[.D35]/[.$E35]" office:value-type="float" office:value="-0.999943639150459" calcext:value-type="float">
            <text:p>-1.00</text:p>
          </table:table-cell>
          <table:table-cell table:formula="of:=DEGREES(ATAN2([.G35];[.F35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5.43" calcext:value-type="float">
            <text:p>5.43</text:p>
          </table:table-cell>
          <table:table-cell office:value-type="float" office:value="0" calcext:value-type="float">
            <text:p>0</text:p>
          </table:table-cell>
          <table:table-cell office:value-type="float" office:value="-511.42" calcext:value-type="float">
            <text:p>-511.42</text:p>
          </table:table-cell>
          <table:table-cell table:formula="of:=SQRT([.B36]^2 + [.C36]^2 + [.D36]^2)" office:value-type="float" office:value="511.448825690313" calcext:value-type="float">
            <text:p>511.45</text:p>
          </table:table-cell>
          <table:table-cell table:formula="of:=[.B36]/[.$E36]" office:value-type="float" office:value="0.0106168979715048" calcext:value-type="float">
            <text:p>0.01</text:p>
          </table:table-cell>
          <table:table-cell table:formula="of:=[.C36]/[.$E36]" office:value-type="float" office:value="0" calcext:value-type="float">
            <text:p>0.00</text:p>
          </table:table-cell>
          <table:table-cell table:formula="of:=[.D36]/[.$E36]" office:value-type="float" office:value="-0.999943639150459" calcext:value-type="float">
            <text:p>-1.00</text:p>
          </table:table-cell>
          <table:table-cell table:formula="of:=DEGREES(ATAN2([.G36];[.F36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5.43" calcext:value-type="float">
            <text:p>5.43</text:p>
          </table:table-cell>
          <table:table-cell office:value-type="float" office:value="0" calcext:value-type="float">
            <text:p>0</text:p>
          </table:table-cell>
          <table:table-cell office:value-type="float" office:value="-511.42" calcext:value-type="float">
            <text:p>-511.42</text:p>
          </table:table-cell>
          <table:table-cell table:formula="of:=SQRT([.B37]^2 + [.C37]^2 + [.D37]^2)" office:value-type="float" office:value="511.448825690313" calcext:value-type="float">
            <text:p>511.45</text:p>
          </table:table-cell>
          <table:table-cell table:formula="of:=[.B37]/[.$E37]" office:value-type="float" office:value="0.0106168979715048" calcext:value-type="float">
            <text:p>0.01</text:p>
          </table:table-cell>
          <table:table-cell table:formula="of:=[.C37]/[.$E37]" office:value-type="float" office:value="0" calcext:value-type="float">
            <text:p>0.00</text:p>
          </table:table-cell>
          <table:table-cell table:formula="of:=[.D37]/[.$E37]" office:value-type="float" office:value="-0.999943639150459" calcext:value-type="float">
            <text:p>-1.00</text:p>
          </table:table-cell>
          <table:table-cell table:formula="of:=DEGREES(ATAN2([.G37];[.F37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5.34" calcext:value-type="float">
            <text:p>25.34</text:p>
          </table:table-cell>
          <table:table-cell office:value-type="float" office:value="-16.24" calcext:value-type="float">
            <text:p>-16.24</text:p>
          </table:table-cell>
          <table:table-cell office:value-type="float" office:value="-513.16" calcext:value-type="float">
            <text:p>-513.16</text:p>
          </table:table-cell>
          <table:table-cell table:formula="of:=SQRT([.B38]^2 + [.C38]^2 + [.D38]^2)" office:value-type="float" office:value="514.041864832039" calcext:value-type="float">
            <text:p>514.04</text:p>
          </table:table-cell>
          <table:table-cell table:formula="of:=[.B38]/[.$E38]" office:value-type="float" office:value="0.0492955958135428" calcext:value-type="float">
            <text:p>0.05</text:p>
          </table:table-cell>
          <table:table-cell table:formula="of:=[.C38]/[.$E38]" office:value-type="float" office:value="-0.0315927575379611" calcext:value-type="float">
            <text:p>-0.03</text:p>
          </table:table-cell>
          <table:table-cell table:formula="of:=[.D38]/[.$E38]" office:value-type="float" office:value="-0.998284449395329" calcext:value-type="float">
            <text:p>-1.00</text:p>
          </table:table-cell>
          <table:table-cell table:formula="of:=DEGREES(ATAN2([.G38];[.F38]))" office:value-type="float" office:value="122.655159555762" calcext:value-type="float">
            <text:p>122.6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5.34" calcext:value-type="float">
            <text:p>25.34</text:p>
          </table:table-cell>
          <table:table-cell office:value-type="float" office:value="-16.24" calcext:value-type="float">
            <text:p>-16.24</text:p>
          </table:table-cell>
          <table:table-cell office:value-type="float" office:value="-513.16" calcext:value-type="float">
            <text:p>-513.16</text:p>
          </table:table-cell>
          <table:table-cell table:formula="of:=SQRT([.B39]^2 + [.C39]^2 + [.D39]^2)" office:value-type="float" office:value="514.041864832039" calcext:value-type="float">
            <text:p>514.04</text:p>
          </table:table-cell>
          <table:table-cell table:formula="of:=[.B39]/[.$E39]" office:value-type="float" office:value="0.0492955958135428" calcext:value-type="float">
            <text:p>0.05</text:p>
          </table:table-cell>
          <table:table-cell table:formula="of:=[.C39]/[.$E39]" office:value-type="float" office:value="-0.0315927575379611" calcext:value-type="float">
            <text:p>-0.03</text:p>
          </table:table-cell>
          <table:table-cell table:formula="of:=[.D39]/[.$E39]" office:value-type="float" office:value="-0.998284449395329" calcext:value-type="float">
            <text:p>-1.00</text:p>
          </table:table-cell>
          <table:table-cell table:formula="of:=DEGREES(ATAN2([.G39];[.F39]))" office:value-type="float" office:value="122.655159555762" calcext:value-type="float">
            <text:p>122.6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5.34" calcext:value-type="float">
            <text:p>25.34</text:p>
          </table:table-cell>
          <table:table-cell office:value-type="float" office:value="-16.24" calcext:value-type="float">
            <text:p>-16.24</text:p>
          </table:table-cell>
          <table:table-cell office:value-type="float" office:value="-513.16" calcext:value-type="float">
            <text:p>-513.16</text:p>
          </table:table-cell>
          <table:table-cell table:formula="of:=SQRT([.B40]^2 + [.C40]^2 + [.D40]^2)" office:value-type="float" office:value="514.041864832039" calcext:value-type="float">
            <text:p>514.04</text:p>
          </table:table-cell>
          <table:table-cell table:formula="of:=[.B40]/[.$E40]" office:value-type="float" office:value="0.0492955958135428" calcext:value-type="float">
            <text:p>0.05</text:p>
          </table:table-cell>
          <table:table-cell table:formula="of:=[.C40]/[.$E40]" office:value-type="float" office:value="-0.0315927575379611" calcext:value-type="float">
            <text:p>-0.03</text:p>
          </table:table-cell>
          <table:table-cell table:formula="of:=[.D40]/[.$E40]" office:value-type="float" office:value="-0.998284449395329" calcext:value-type="float">
            <text:p>-1.00</text:p>
          </table:table-cell>
          <table:table-cell table:formula="of:=DEGREES(ATAN2([.G40];[.F40]))" office:value-type="float" office:value="122.655159555762" calcext:value-type="float">
            <text:p>122.6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5.34" calcext:value-type="float">
            <text:p>25.34</text:p>
          </table:table-cell>
          <table:table-cell office:value-type="float" office:value="-16.24" calcext:value-type="float">
            <text:p>-16.24</text:p>
          </table:table-cell>
          <table:table-cell office:value-type="float" office:value="-513.16" calcext:value-type="float">
            <text:p>-513.16</text:p>
          </table:table-cell>
          <table:table-cell table:formula="of:=SQRT([.B41]^2 + [.C41]^2 + [.D41]^2)" office:value-type="float" office:value="514.041864832039" calcext:value-type="float">
            <text:p>514.04</text:p>
          </table:table-cell>
          <table:table-cell table:formula="of:=[.B41]/[.$E41]" office:value-type="float" office:value="0.0492955958135428" calcext:value-type="float">
            <text:p>0.05</text:p>
          </table:table-cell>
          <table:table-cell table:formula="of:=[.C41]/[.$E41]" office:value-type="float" office:value="-0.0315927575379611" calcext:value-type="float">
            <text:p>-0.03</text:p>
          </table:table-cell>
          <table:table-cell table:formula="of:=[.D41]/[.$E41]" office:value-type="float" office:value="-0.998284449395329" calcext:value-type="float">
            <text:p>-1.00</text:p>
          </table:table-cell>
          <table:table-cell table:formula="of:=DEGREES(ATAN2([.G41];[.F41]))" office:value-type="float" office:value="122.655159555762" calcext:value-type="float">
            <text:p>122.6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1.72" calcext:value-type="float">
            <text:p>21.72</text:p>
          </table:table-cell>
          <table:table-cell office:value-type="float" office:value="-1.8" calcext:value-type="float">
            <text:p>-1.8</text:p>
          </table:table-cell>
          <table:table-cell office:value-type="float" office:value="-509.68" calcext:value-type="float">
            <text:p>-509.68</text:p>
          </table:table-cell>
          <table:table-cell table:formula="of:=SQRT([.B42]^2 + [.C42]^2 + [.D42]^2)" office:value-type="float" office:value="510.14576426743" calcext:value-type="float">
            <text:p>510.15</text:p>
          </table:table-cell>
          <table:table-cell table:formula="of:=[.B42]/[.$E42]" office:value-type="float" office:value="0.0425760665310825" calcext:value-type="float">
            <text:p>0.04</text:p>
          </table:table-cell>
          <table:table-cell table:formula="of:=[.C42]/[.$E42]" office:value-type="float" office:value="-0.00352840330368087" calcext:value-type="float">
            <text:p>0.00</text:p>
          </table:table-cell>
          <table:table-cell table:formula="of:=[.D42]/[.$E42]" office:value-type="float" office:value="-0.999086997677814" calcext:value-type="float">
            <text:p>-1.00</text:p>
          </table:table-cell>
          <table:table-cell table:formula="of:=DEGREES(ATAN2([.G42];[.F42]))" office:value-type="float" office:value="94.7374433480101" calcext:value-type="float">
            <text:p>94.7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1.72" calcext:value-type="float">
            <text:p>21.72</text:p>
          </table:table-cell>
          <table:table-cell office:value-type="float" office:value="-1.8" calcext:value-type="float">
            <text:p>-1.8</text:p>
          </table:table-cell>
          <table:table-cell office:value-type="float" office:value="-509.68" calcext:value-type="float">
            <text:p>-509.68</text:p>
          </table:table-cell>
          <table:table-cell table:formula="of:=SQRT([.B43]^2 + [.C43]^2 + [.D43]^2)" office:value-type="float" office:value="510.14576426743" calcext:value-type="float">
            <text:p>510.15</text:p>
          </table:table-cell>
          <table:table-cell table:formula="of:=[.B43]/[.$E43]" office:value-type="float" office:value="0.0425760665310825" calcext:value-type="float">
            <text:p>0.04</text:p>
          </table:table-cell>
          <table:table-cell table:formula="of:=[.C43]/[.$E43]" office:value-type="float" office:value="-0.00352840330368087" calcext:value-type="float">
            <text:p>0.00</text:p>
          </table:table-cell>
          <table:table-cell table:formula="of:=[.D43]/[.$E43]" office:value-type="float" office:value="-0.999086997677814" calcext:value-type="float">
            <text:p>-1.00</text:p>
          </table:table-cell>
          <table:table-cell table:formula="of:=DEGREES(ATAN2([.G43];[.F43]))" office:value-type="float" office:value="94.7374433480101" calcext:value-type="float">
            <text:p>94.7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1.72" calcext:value-type="float">
            <text:p>21.72</text:p>
          </table:table-cell>
          <table:table-cell office:value-type="float" office:value="-1.8" calcext:value-type="float">
            <text:p>-1.8</text:p>
          </table:table-cell>
          <table:table-cell office:value-type="float" office:value="-509.68" calcext:value-type="float">
            <text:p>-509.68</text:p>
          </table:table-cell>
          <table:table-cell table:formula="of:=SQRT([.B44]^2 + [.C44]^2 + [.D44]^2)" office:value-type="float" office:value="510.14576426743" calcext:value-type="float">
            <text:p>510.15</text:p>
          </table:table-cell>
          <table:table-cell table:formula="of:=[.B44]/[.$E44]" office:value-type="float" office:value="0.0425760665310825" calcext:value-type="float">
            <text:p>0.04</text:p>
          </table:table-cell>
          <table:table-cell table:formula="of:=[.C44]/[.$E44]" office:value-type="float" office:value="-0.00352840330368087" calcext:value-type="float">
            <text:p>0.00</text:p>
          </table:table-cell>
          <table:table-cell table:formula="of:=[.D44]/[.$E44]" office:value-type="float" office:value="-0.999086997677814" calcext:value-type="float">
            <text:p>-1.00</text:p>
          </table:table-cell>
          <table:table-cell table:formula="of:=DEGREES(ATAN2([.G44];[.F44]))" office:value-type="float" office:value="94.7374433480101" calcext:value-type="float">
            <text:p>94.7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11.42" calcext:value-type="float">
            <text:p>-511.42</text:p>
          </table:table-cell>
          <table:table-cell table:formula="of:=SQRT([.B45]^2 + [.C45]^2 + [.D45]^2)" office:value-type="float" office:value="511.780392551336" calcext:value-type="float">
            <text:p>511.78</text:p>
          </table:table-cell>
          <table:table-cell table:formula="of:=[.B45]/[.$E45]" office:value-type="float" office:value="0.0247567124188508" calcext:value-type="float">
            <text:p>0.02</text:p>
          </table:table-cell>
          <table:table-cell table:formula="of:=[.C45]/[.$E45]" office:value-type="float" office:value="-0.0281956874667732" calcext:value-type="float">
            <text:p>-0.03</text:p>
          </table:table-cell>
          <table:table-cell table:formula="of:=[.D45]/[.$E45]" office:value-type="float" office:value="-0.999295806254828" calcext:value-type="float">
            <text:p>-1.00</text:p>
          </table:table-cell>
          <table:table-cell table:formula="of:=DEGREES(ATAN2([.G45];[.F45]))" office:value-type="float" office:value="138.715835951332" calcext:value-type="float">
            <text:p>138.7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11.42" calcext:value-type="float">
            <text:p>-511.42</text:p>
          </table:table-cell>
          <table:table-cell table:formula="of:=SQRT([.B46]^2 + [.C46]^2 + [.D46]^2)" office:value-type="float" office:value="511.780392551336" calcext:value-type="float">
            <text:p>511.78</text:p>
          </table:table-cell>
          <table:table-cell table:formula="of:=[.B46]/[.$E46]" office:value-type="float" office:value="0.0247567124188508" calcext:value-type="float">
            <text:p>0.02</text:p>
          </table:table-cell>
          <table:table-cell table:formula="of:=[.C46]/[.$E46]" office:value-type="float" office:value="-0.0281956874667732" calcext:value-type="float">
            <text:p>-0.03</text:p>
          </table:table-cell>
          <table:table-cell table:formula="of:=[.D46]/[.$E46]" office:value-type="float" office:value="-0.999295806254828" calcext:value-type="float">
            <text:p>-1.00</text:p>
          </table:table-cell>
          <table:table-cell table:formula="of:=DEGREES(ATAN2([.G46];[.F46]))" office:value-type="float" office:value="138.715835951332" calcext:value-type="float">
            <text:p>138.7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11.42" calcext:value-type="float">
            <text:p>-511.42</text:p>
          </table:table-cell>
          <table:table-cell table:formula="of:=SQRT([.B47]^2 + [.C47]^2 + [.D47]^2)" office:value-type="float" office:value="511.780392551336" calcext:value-type="float">
            <text:p>511.78</text:p>
          </table:table-cell>
          <table:table-cell table:formula="of:=[.B47]/[.$E47]" office:value-type="float" office:value="0.0247567124188508" calcext:value-type="float">
            <text:p>0.02</text:p>
          </table:table-cell>
          <table:table-cell table:formula="of:=[.C47]/[.$E47]" office:value-type="float" office:value="-0.0281956874667732" calcext:value-type="float">
            <text:p>-0.03</text:p>
          </table:table-cell>
          <table:table-cell table:formula="of:=[.D47]/[.$E47]" office:value-type="float" office:value="-0.999295806254828" calcext:value-type="float">
            <text:p>-1.00</text:p>
          </table:table-cell>
          <table:table-cell table:formula="of:=DEGREES(ATAN2([.G47];[.F47]))" office:value-type="float" office:value="138.715835951332" calcext:value-type="float">
            <text:p>138.7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11.42" calcext:value-type="float">
            <text:p>-511.42</text:p>
          </table:table-cell>
          <table:table-cell table:formula="of:=SQRT([.B48]^2 + [.C48]^2 + [.D48]^2)" office:value-type="float" office:value="511.780392551336" calcext:value-type="float">
            <text:p>511.78</text:p>
          </table:table-cell>
          <table:table-cell table:formula="of:=[.B48]/[.$E48]" office:value-type="float" office:value="0.0247567124188508" calcext:value-type="float">
            <text:p>0.02</text:p>
          </table:table-cell>
          <table:table-cell table:formula="of:=[.C48]/[.$E48]" office:value-type="float" office:value="-0.0281956874667732" calcext:value-type="float">
            <text:p>-0.03</text:p>
          </table:table-cell>
          <table:table-cell table:formula="of:=[.D48]/[.$E48]" office:value-type="float" office:value="-0.999295806254828" calcext:value-type="float">
            <text:p>-1.00</text:p>
          </table:table-cell>
          <table:table-cell table:formula="of:=DEGREES(ATAN2([.G48];[.F48]))" office:value-type="float" office:value="138.715835951332" calcext:value-type="float">
            <text:p>138.7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0" calcext:value-type="float">
            <text:p>0</text:p>
          </table:table-cell>
          <table:table-cell office:value-type="float" office:value="-521.86" calcext:value-type="float">
            <text:p>-521.86</text:p>
          </table:table-cell>
          <table:table-cell table:formula="of:=SQRT([.B49]^2 + [.C49]^2 + [.D49]^2)" office:value-type="float" office:value="522.114186457331" calcext:value-type="float">
            <text:p>522.11</text:p>
          </table:table-cell>
          <table:table-cell table:formula="of:=[.B49]/[.$E49]" office:value-type="float" office:value="0.0312000715983826" calcext:value-type="float">
            <text:p>0.03</text:p>
          </table:table-cell>
          <table:table-cell table:formula="of:=[.C49]/[.$E49]" office:value-type="float" office:value="0" calcext:value-type="float">
            <text:p>0.00</text:p>
          </table:table-cell>
          <table:table-cell table:formula="of:=[.D49]/[.$E49]" office:value-type="float" office:value="-0.999513159259174" calcext:value-type="float">
            <text:p>-1.00</text:p>
          </table:table-cell>
          <table:table-cell table:formula="of:=DEGREES(ATAN2([.G49];[.F49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0" calcext:value-type="float">
            <text:p>0</text:p>
          </table:table-cell>
          <table:table-cell office:value-type="float" office:value="-521.86" calcext:value-type="float">
            <text:p>-521.86</text:p>
          </table:table-cell>
          <table:table-cell table:formula="of:=SQRT([.B50]^2 + [.C50]^2 + [.D50]^2)" office:value-type="float" office:value="522.114186457331" calcext:value-type="float">
            <text:p>522.11</text:p>
          </table:table-cell>
          <table:table-cell table:formula="of:=[.B50]/[.$E50]" office:value-type="float" office:value="0.0312000715983826" calcext:value-type="float">
            <text:p>0.03</text:p>
          </table:table-cell>
          <table:table-cell table:formula="of:=[.C50]/[.$E50]" office:value-type="float" office:value="0" calcext:value-type="float">
            <text:p>0.00</text:p>
          </table:table-cell>
          <table:table-cell table:formula="of:=[.D50]/[.$E50]" office:value-type="float" office:value="-0.999513159259174" calcext:value-type="float">
            <text:p>-1.00</text:p>
          </table:table-cell>
          <table:table-cell table:formula="of:=DEGREES(ATAN2([.G50];[.F50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0" calcext:value-type="float">
            <text:p>0</text:p>
          </table:table-cell>
          <table:table-cell office:value-type="float" office:value="-521.86" calcext:value-type="float">
            <text:p>-521.86</text:p>
          </table:table-cell>
          <table:table-cell table:formula="of:=SQRT([.B51]^2 + [.C51]^2 + [.D51]^2)" office:value-type="float" office:value="522.114186457331" calcext:value-type="float">
            <text:p>522.11</text:p>
          </table:table-cell>
          <table:table-cell table:formula="of:=[.B51]/[.$E51]" office:value-type="float" office:value="0.0312000715983826" calcext:value-type="float">
            <text:p>0.03</text:p>
          </table:table-cell>
          <table:table-cell table:formula="of:=[.C51]/[.$E51]" office:value-type="float" office:value="0" calcext:value-type="float">
            <text:p>0.00</text:p>
          </table:table-cell>
          <table:table-cell table:formula="of:=[.D51]/[.$E51]" office:value-type="float" office:value="-0.999513159259174" calcext:value-type="float">
            <text:p>-1.00</text:p>
          </table:table-cell>
          <table:table-cell table:formula="of:=DEGREES(ATAN2([.G51];[.F51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0" calcext:value-type="float">
            <text:p>0</text:p>
          </table:table-cell>
          <table:table-cell office:value-type="float" office:value="-521.86" calcext:value-type="float">
            <text:p>-521.86</text:p>
          </table:table-cell>
          <table:table-cell table:formula="of:=SQRT([.B52]^2 + [.C52]^2 + [.D52]^2)" office:value-type="float" office:value="522.114186457331" calcext:value-type="float">
            <text:p>522.11</text:p>
          </table:table-cell>
          <table:table-cell table:formula="of:=[.B52]/[.$E52]" office:value-type="float" office:value="0.0312000715983826" calcext:value-type="float">
            <text:p>0.03</text:p>
          </table:table-cell>
          <table:table-cell table:formula="of:=[.C52]/[.$E52]" office:value-type="float" office:value="0" calcext:value-type="float">
            <text:p>0.00</text:p>
          </table:table-cell>
          <table:table-cell table:formula="of:=[.D52]/[.$E52]" office:value-type="float" office:value="-0.999513159259174" calcext:value-type="float">
            <text:p>-1.00</text:p>
          </table:table-cell>
          <table:table-cell table:formula="of:=DEGREES(ATAN2([.G52];[.F52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0.86" calcext:value-type="float">
            <text:p>10.86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23.6" calcext:value-type="float">
            <text:p>-523.6</text:p>
          </table:table-cell>
          <table:table-cell table:formula="of:=SQRT([.B53]^2 + [.C53]^2 + [.D53]^2)" office:value-type="float" office:value="523.864883820246" calcext:value-type="float">
            <text:p>523.86</text:p>
          </table:table-cell>
          <table:table-cell table:formula="of:=[.B53]/[.$E53]" office:value-type="float" office:value="0.0207305363184572" calcext:value-type="float">
            <text:p>0.02</text:p>
          </table:table-cell>
          <table:table-cell table:formula="of:=[.C53]/[.$E53]" office:value-type="float" office:value="-0.0241092701383163" calcext:value-type="float">
            <text:p>-0.02</text:p>
          </table:table-cell>
          <table:table-cell table:formula="of:=[.D53]/[.$E53]" office:value-type="float" office:value="-0.999494366145876" calcext:value-type="float">
            <text:p>-1.00</text:p>
          </table:table-cell>
          <table:table-cell table:formula="of:=DEGREES(ATAN2([.G53];[.F53]))" office:value-type="float" office:value="139.309163283704" calcext:value-type="float">
            <text:p>139.3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0.86" calcext:value-type="float">
            <text:p>10.86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23.6" calcext:value-type="float">
            <text:p>-523.6</text:p>
          </table:table-cell>
          <table:table-cell table:formula="of:=SQRT([.B54]^2 + [.C54]^2 + [.D54]^2)" office:value-type="float" office:value="523.864883820246" calcext:value-type="float">
            <text:p>523.86</text:p>
          </table:table-cell>
          <table:table-cell table:formula="of:=[.B54]/[.$E54]" office:value-type="float" office:value="0.0207305363184572" calcext:value-type="float">
            <text:p>0.02</text:p>
          </table:table-cell>
          <table:table-cell table:formula="of:=[.C54]/[.$E54]" office:value-type="float" office:value="-0.0241092701383163" calcext:value-type="float">
            <text:p>-0.02</text:p>
          </table:table-cell>
          <table:table-cell table:formula="of:=[.D54]/[.$E54]" office:value-type="float" office:value="-0.999494366145876" calcext:value-type="float">
            <text:p>-1.00</text:p>
          </table:table-cell>
          <table:table-cell table:formula="of:=DEGREES(ATAN2([.G54];[.F54]))" office:value-type="float" office:value="139.309163283704" calcext:value-type="float">
            <text:p>139.3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0.86" calcext:value-type="float">
            <text:p>10.86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23.6" calcext:value-type="float">
            <text:p>-523.6</text:p>
          </table:table-cell>
          <table:table-cell table:formula="of:=SQRT([.B55]^2 + [.C55]^2 + [.D55]^2)" office:value-type="float" office:value="523.864883820246" calcext:value-type="float">
            <text:p>523.86</text:p>
          </table:table-cell>
          <table:table-cell table:formula="of:=[.B55]/[.$E55]" office:value-type="float" office:value="0.0207305363184572" calcext:value-type="float">
            <text:p>0.02</text:p>
          </table:table-cell>
          <table:table-cell table:formula="of:=[.C55]/[.$E55]" office:value-type="float" office:value="-0.0241092701383163" calcext:value-type="float">
            <text:p>-0.02</text:p>
          </table:table-cell>
          <table:table-cell table:formula="of:=[.D55]/[.$E55]" office:value-type="float" office:value="-0.999494366145876" calcext:value-type="float">
            <text:p>-1.00</text:p>
          </table:table-cell>
          <table:table-cell table:formula="of:=DEGREES(ATAN2([.G55];[.F55]))" office:value-type="float" office:value="139.309163283704" calcext:value-type="float">
            <text:p>139.3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0.86" calcext:value-type="float">
            <text:p>10.86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23.6" calcext:value-type="float">
            <text:p>-523.6</text:p>
          </table:table-cell>
          <table:table-cell table:formula="of:=SQRT([.B56]^2 + [.C56]^2 + [.D56]^2)" office:value-type="float" office:value="523.864883820246" calcext:value-type="float">
            <text:p>523.86</text:p>
          </table:table-cell>
          <table:table-cell table:formula="of:=[.B56]/[.$E56]" office:value-type="float" office:value="0.0207305363184572" calcext:value-type="float">
            <text:p>0.02</text:p>
          </table:table-cell>
          <table:table-cell table:formula="of:=[.C56]/[.$E56]" office:value-type="float" office:value="-0.0241092701383163" calcext:value-type="float">
            <text:p>-0.02</text:p>
          </table:table-cell>
          <table:table-cell table:formula="of:=[.D56]/[.$E56]" office:value-type="float" office:value="-0.999494366145876" calcext:value-type="float">
            <text:p>-1.00</text:p>
          </table:table-cell>
          <table:table-cell table:formula="of:=DEGREES(ATAN2([.G56];[.F56]))" office:value-type="float" office:value="139.309163283704" calcext:value-type="float">
            <text:p>139.3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0.86" calcext:value-type="float">
            <text:p>10.86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23.6" calcext:value-type="float">
            <text:p>-523.6</text:p>
          </table:table-cell>
          <table:table-cell table:formula="of:=SQRT([.B57]^2 + [.C57]^2 + [.D57]^2)" office:value-type="float" office:value="523.864883820246" calcext:value-type="float">
            <text:p>523.86</text:p>
          </table:table-cell>
          <table:table-cell table:formula="of:=[.B57]/[.$E57]" office:value-type="float" office:value="0.0207305363184572" calcext:value-type="float">
            <text:p>0.02</text:p>
          </table:table-cell>
          <table:table-cell table:formula="of:=[.C57]/[.$E57]" office:value-type="float" office:value="-0.0241092701383163" calcext:value-type="float">
            <text:p>-0.02</text:p>
          </table:table-cell>
          <table:table-cell table:formula="of:=[.D57]/[.$E57]" office:value-type="float" office:value="-0.999494366145876" calcext:value-type="float">
            <text:p>-1.00</text:p>
          </table:table-cell>
          <table:table-cell table:formula="of:=DEGREES(ATAN2([.G57];[.F57]))" office:value-type="float" office:value="139.309163283704" calcext:value-type="float">
            <text:p>139.3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5.43" calcext:value-type="float">
            <text:p>5.43</text:p>
          </table:table-cell>
          <table:table-cell office:value-type="float" office:value="-3.61" calcext:value-type="float">
            <text:p>-3.61</text:p>
          </table:table-cell>
          <table:table-cell office:value-type="float" office:value="-521.86" calcext:value-type="float">
            <text:p>-521.86</text:p>
          </table:table-cell>
          <table:table-cell table:formula="of:=SQRT([.B58]^2 + [.C58]^2 + [.D58]^2)" office:value-type="float" office:value="521.900734431367" calcext:value-type="float">
            <text:p>521.90</text:p>
          </table:table-cell>
          <table:table-cell table:formula="of:=[.B58]/[.$E58]" office:value-type="float" office:value="0.0104042773687916" calcext:value-type="float">
            <text:p>0.01</text:p>
          </table:table-cell>
          <table:table-cell table:formula="of:=[.C58]/[.$E58]" office:value-type="float" office:value="-0.00691702418072519" calcext:value-type="float">
            <text:p>-0.01</text:p>
          </table:table-cell>
          <table:table-cell table:formula="of:=[.D58]/[.$E58]" office:value-type="float" office:value="-0.999921949848545" calcext:value-type="float">
            <text:p>-1.00</text:p>
          </table:table-cell>
          <table:table-cell table:formula="of:=DEGREES(ATAN2([.G58];[.F58]))" office:value-type="float" office:value="123.616955129024" calcext:value-type="float">
            <text:p>123.6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5.43" calcext:value-type="float">
            <text:p>5.43</text:p>
          </table:table-cell>
          <table:table-cell office:value-type="float" office:value="-3.61" calcext:value-type="float">
            <text:p>-3.61</text:p>
          </table:table-cell>
          <table:table-cell office:value-type="float" office:value="-521.86" calcext:value-type="float">
            <text:p>-521.86</text:p>
          </table:table-cell>
          <table:table-cell table:formula="of:=SQRT([.B59]^2 + [.C59]^2 + [.D59]^2)" office:value-type="float" office:value="521.900734431367" calcext:value-type="float">
            <text:p>521.90</text:p>
          </table:table-cell>
          <table:table-cell table:formula="of:=[.B59]/[.$E59]" office:value-type="float" office:value="0.0104042773687916" calcext:value-type="float">
            <text:p>0.01</text:p>
          </table:table-cell>
          <table:table-cell table:formula="of:=[.C59]/[.$E59]" office:value-type="float" office:value="-0.00691702418072519" calcext:value-type="float">
            <text:p>-0.01</text:p>
          </table:table-cell>
          <table:table-cell table:formula="of:=[.D59]/[.$E59]" office:value-type="float" office:value="-0.999921949848545" calcext:value-type="float">
            <text:p>-1.00</text:p>
          </table:table-cell>
          <table:table-cell table:formula="of:=DEGREES(ATAN2([.G59];[.F59]))" office:value-type="float" office:value="123.616955129024" calcext:value-type="float">
            <text:p>123.6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5.43" calcext:value-type="float">
            <text:p>5.43</text:p>
          </table:table-cell>
          <table:table-cell office:value-type="float" office:value="-3.61" calcext:value-type="float">
            <text:p>-3.61</text:p>
          </table:table-cell>
          <table:table-cell office:value-type="float" office:value="-521.86" calcext:value-type="float">
            <text:p>-521.86</text:p>
          </table:table-cell>
          <table:table-cell table:formula="of:=SQRT([.B60]^2 + [.C60]^2 + [.D60]^2)" office:value-type="float" office:value="521.900734431367" calcext:value-type="float">
            <text:p>521.90</text:p>
          </table:table-cell>
          <table:table-cell table:formula="of:=[.B60]/[.$E60]" office:value-type="float" office:value="0.0104042773687916" calcext:value-type="float">
            <text:p>0.01</text:p>
          </table:table-cell>
          <table:table-cell table:formula="of:=[.C60]/[.$E60]" office:value-type="float" office:value="-0.00691702418072519" calcext:value-type="float">
            <text:p>-0.01</text:p>
          </table:table-cell>
          <table:table-cell table:formula="of:=[.D60]/[.$E60]" office:value-type="float" office:value="-0.999921949848545" calcext:value-type="float">
            <text:p>-1.00</text:p>
          </table:table-cell>
          <table:table-cell table:formula="of:=DEGREES(ATAN2([.G60];[.F60]))" office:value-type="float" office:value="123.616955129024" calcext:value-type="float">
            <text:p>123.6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5.43" calcext:value-type="float">
            <text:p>5.43</text:p>
          </table:table-cell>
          <table:table-cell office:value-type="float" office:value="-3.61" calcext:value-type="float">
            <text:p>-3.61</text:p>
          </table:table-cell>
          <table:table-cell office:value-type="float" office:value="-521.86" calcext:value-type="float">
            <text:p>-521.86</text:p>
          </table:table-cell>
          <table:table-cell table:formula="of:=SQRT([.B61]^2 + [.C61]^2 + [.D61]^2)" office:value-type="float" office:value="521.900734431367" calcext:value-type="float">
            <text:p>521.90</text:p>
          </table:table-cell>
          <table:table-cell table:formula="of:=[.B61]/[.$E61]" office:value-type="float" office:value="0.0104042773687916" calcext:value-type="float">
            <text:p>0.01</text:p>
          </table:table-cell>
          <table:table-cell table:formula="of:=[.C61]/[.$E61]" office:value-type="float" office:value="-0.00691702418072519" calcext:value-type="float">
            <text:p>-0.01</text:p>
          </table:table-cell>
          <table:table-cell table:formula="of:=[.D61]/[.$E61]" office:value-type="float" office:value="-0.999921949848545" calcext:value-type="float">
            <text:p>-1.00</text:p>
          </table:table-cell>
          <table:table-cell table:formula="of:=DEGREES(ATAN2([.G61];[.F61]))" office:value-type="float" office:value="123.616955129024" calcext:value-type="float">
            <text:p>123.6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4.48" calcext:value-type="float">
            <text:p>14.48</text:p>
          </table:table-cell>
          <table:table-cell office:value-type="float" office:value="-16.24" calcext:value-type="float">
            <text:p>-16.24</text:p>
          </table:table-cell>
          <table:table-cell office:value-type="float" office:value="-513.16" calcext:value-type="float">
            <text:p>-513.16</text:p>
          </table:table-cell>
          <table:table-cell table:formula="of:=SQRT([.B62]^2 + [.C62]^2 + [.D62]^2)" office:value-type="float" office:value="513.621060315871" calcext:value-type="float">
            <text:p>513.62</text:p>
          </table:table-cell>
          <table:table-cell table:formula="of:=[.B62]/[.$E62]" office:value-type="float" office:value="0.0281919903967625" calcext:value-type="float">
            <text:p>0.03</text:p>
          </table:table-cell>
          <table:table-cell table:formula="of:=[.C62]/[.$E62]" office:value-type="float" office:value="-0.0316186411632198" calcext:value-type="float">
            <text:p>-0.03</text:p>
          </table:table-cell>
          <table:table-cell table:formula="of:=[.D62]/[.$E62]" office:value-type="float" office:value="-0.999102333701839" calcext:value-type="float">
            <text:p>-1.00</text:p>
          </table:table-cell>
          <table:table-cell table:formula="of:=DEGREES(ATAN2([.G62];[.F62]))" office:value-type="float" office:value="138.278986258854" calcext:value-type="float">
            <text:p>138.2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4.48" calcext:value-type="float">
            <text:p>14.48</text:p>
          </table:table-cell>
          <table:table-cell office:value-type="float" office:value="-16.24" calcext:value-type="float">
            <text:p>-16.24</text:p>
          </table:table-cell>
          <table:table-cell office:value-type="float" office:value="-513.16" calcext:value-type="float">
            <text:p>-513.16</text:p>
          </table:table-cell>
          <table:table-cell table:formula="of:=SQRT([.B63]^2 + [.C63]^2 + [.D63]^2)" office:value-type="float" office:value="513.621060315871" calcext:value-type="float">
            <text:p>513.62</text:p>
          </table:table-cell>
          <table:table-cell table:formula="of:=[.B63]/[.$E63]" office:value-type="float" office:value="0.0281919903967625" calcext:value-type="float">
            <text:p>0.03</text:p>
          </table:table-cell>
          <table:table-cell table:formula="of:=[.C63]/[.$E63]" office:value-type="float" office:value="-0.0316186411632198" calcext:value-type="float">
            <text:p>-0.03</text:p>
          </table:table-cell>
          <table:table-cell table:formula="of:=[.D63]/[.$E63]" office:value-type="float" office:value="-0.999102333701839" calcext:value-type="float">
            <text:p>-1.00</text:p>
          </table:table-cell>
          <table:table-cell table:formula="of:=DEGREES(ATAN2([.G63];[.F63]))" office:value-type="float" office:value="138.278986258854" calcext:value-type="float">
            <text:p>138.2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4.48" calcext:value-type="float">
            <text:p>14.48</text:p>
          </table:table-cell>
          <table:table-cell office:value-type="float" office:value="-16.24" calcext:value-type="float">
            <text:p>-16.24</text:p>
          </table:table-cell>
          <table:table-cell office:value-type="float" office:value="-513.16" calcext:value-type="float">
            <text:p>-513.16</text:p>
          </table:table-cell>
          <table:table-cell table:formula="of:=SQRT([.B64]^2 + [.C64]^2 + [.D64]^2)" office:value-type="float" office:value="513.621060315871" calcext:value-type="float">
            <text:p>513.62</text:p>
          </table:table-cell>
          <table:table-cell table:formula="of:=[.B64]/[.$E64]" office:value-type="float" office:value="0.0281919903967625" calcext:value-type="float">
            <text:p>0.03</text:p>
          </table:table-cell>
          <table:table-cell table:formula="of:=[.C64]/[.$E64]" office:value-type="float" office:value="-0.0316186411632198" calcext:value-type="float">
            <text:p>-0.03</text:p>
          </table:table-cell>
          <table:table-cell table:formula="of:=[.D64]/[.$E64]" office:value-type="float" office:value="-0.999102333701839" calcext:value-type="float">
            <text:p>-1.00</text:p>
          </table:table-cell>
          <table:table-cell table:formula="of:=DEGREES(ATAN2([.G64];[.F64]))" office:value-type="float" office:value="138.278986258854" calcext:value-type="float">
            <text:p>138.2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0.86" calcext:value-type="float">
            <text:p>10.86</text:p>
          </table:table-cell>
          <table:table-cell office:value-type="float" office:value="-23.45" calcext:value-type="float">
            <text:p>-23.45</text:p>
          </table:table-cell>
          <table:table-cell office:value-type="float" office:value="-513.16" calcext:value-type="float">
            <text:p>-513.16</text:p>
          </table:table-cell>
          <table:table-cell table:formula="of:=SQRT([.B65]^2 + [.C65]^2 + [.D65]^2)" office:value-type="float" office:value="513.810303224838" calcext:value-type="float">
            <text:p>513.81</text:p>
          </table:table-cell>
          <table:table-cell table:formula="of:=[.B65]/[.$E65]" office:value-type="float" office:value="0.0211362051944836" calcext:value-type="float">
            <text:p>0.02</text:p>
          </table:table-cell>
          <table:table-cell table:formula="of:=[.C65]/[.$E65]" office:value-type="float" office:value="-0.0456394117689355" calcext:value-type="float">
            <text:p>-0.05</text:p>
          </table:table-cell>
          <table:table-cell table:formula="of:=[.D65]/[.$E65]" office:value-type="float" office:value="-0.998734351528655" calcext:value-type="float">
            <text:p>-1.00</text:p>
          </table:table-cell>
          <table:table-cell table:formula="of:=DEGREES(ATAN2([.G65];[.F65]))" office:value-type="float" office:value="155.15053182181" calcext:value-type="float">
            <text:p>155.1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0.86" calcext:value-type="float">
            <text:p>10.86</text:p>
          </table:table-cell>
          <table:table-cell office:value-type="float" office:value="-23.45" calcext:value-type="float">
            <text:p>-23.45</text:p>
          </table:table-cell>
          <table:table-cell office:value-type="float" office:value="-513.16" calcext:value-type="float">
            <text:p>-513.16</text:p>
          </table:table-cell>
          <table:table-cell table:formula="of:=SQRT([.B66]^2 + [.C66]^2 + [.D66]^2)" office:value-type="float" office:value="513.810303224838" calcext:value-type="float">
            <text:p>513.81</text:p>
          </table:table-cell>
          <table:table-cell table:formula="of:=[.B66]/[.$E66]" office:value-type="float" office:value="0.0211362051944836" calcext:value-type="float">
            <text:p>0.02</text:p>
          </table:table-cell>
          <table:table-cell table:formula="of:=[.C66]/[.$E66]" office:value-type="float" office:value="-0.0456394117689355" calcext:value-type="float">
            <text:p>-0.05</text:p>
          </table:table-cell>
          <table:table-cell table:formula="of:=[.D66]/[.$E66]" office:value-type="float" office:value="-0.998734351528655" calcext:value-type="float">
            <text:p>-1.00</text:p>
          </table:table-cell>
          <table:table-cell table:formula="of:=DEGREES(ATAN2([.G66];[.F66]))" office:value-type="float" office:value="155.15053182181" calcext:value-type="float">
            <text:p>155.1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0.86" calcext:value-type="float">
            <text:p>10.86</text:p>
          </table:table-cell>
          <table:table-cell office:value-type="float" office:value="-23.45" calcext:value-type="float">
            <text:p>-23.45</text:p>
          </table:table-cell>
          <table:table-cell office:value-type="float" office:value="-513.16" calcext:value-type="float">
            <text:p>-513.16</text:p>
          </table:table-cell>
          <table:table-cell table:formula="of:=SQRT([.B67]^2 + [.C67]^2 + [.D67]^2)" office:value-type="float" office:value="513.810303224838" calcext:value-type="float">
            <text:p>513.81</text:p>
          </table:table-cell>
          <table:table-cell table:formula="of:=[.B67]/[.$E67]" office:value-type="float" office:value="0.0211362051944836" calcext:value-type="float">
            <text:p>0.02</text:p>
          </table:table-cell>
          <table:table-cell table:formula="of:=[.C67]/[.$E67]" office:value-type="float" office:value="-0.0456394117689355" calcext:value-type="float">
            <text:p>-0.05</text:p>
          </table:table-cell>
          <table:table-cell table:formula="of:=[.D67]/[.$E67]" office:value-type="float" office:value="-0.998734351528655" calcext:value-type="float">
            <text:p>-1.00</text:p>
          </table:table-cell>
          <table:table-cell table:formula="of:=DEGREES(ATAN2([.G67];[.F67]))" office:value-type="float" office:value="155.15053182181" calcext:value-type="float">
            <text:p>155.1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0.86" calcext:value-type="float">
            <text:p>10.86</text:p>
          </table:table-cell>
          <table:table-cell office:value-type="float" office:value="-23.45" calcext:value-type="float">
            <text:p>-23.45</text:p>
          </table:table-cell>
          <table:table-cell office:value-type="float" office:value="-513.16" calcext:value-type="float">
            <text:p>-513.16</text:p>
          </table:table-cell>
          <table:table-cell table:formula="of:=SQRT([.B68]^2 + [.C68]^2 + [.D68]^2)" office:value-type="float" office:value="513.810303224838" calcext:value-type="float">
            <text:p>513.81</text:p>
          </table:table-cell>
          <table:table-cell table:formula="of:=[.B68]/[.$E68]" office:value-type="float" office:value="0.0211362051944836" calcext:value-type="float">
            <text:p>0.02</text:p>
          </table:table-cell>
          <table:table-cell table:formula="of:=[.C68]/[.$E68]" office:value-type="float" office:value="-0.0456394117689355" calcext:value-type="float">
            <text:p>-0.05</text:p>
          </table:table-cell>
          <table:table-cell table:formula="of:=[.D68]/[.$E68]" office:value-type="float" office:value="-0.998734351528655" calcext:value-type="float">
            <text:p>-1.00</text:p>
          </table:table-cell>
          <table:table-cell table:formula="of:=DEGREES(ATAN2([.G68];[.F68]))" office:value-type="float" office:value="155.15053182181" calcext:value-type="float">
            <text:p>155.1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-18.04" calcext:value-type="float">
            <text:p>-18.04</text:p>
          </table:table-cell>
          <table:table-cell office:value-type="float" office:value="-507.94" calcext:value-type="float">
            <text:p>-507.94</text:p>
          </table:table-cell>
          <table:table-cell table:formula="of:=SQRT([.B69]^2 + [.C69]^2 + [.D69]^2)" office:value-type="float" office:value="508.521237806249" calcext:value-type="float">
            <text:p>508.52</text:p>
          </table:table-cell>
          <table:table-cell table:formula="of:=[.B69]/[.$E69]" office:value-type="float" office:value="0.0320340603084244" calcext:value-type="float">
            <text:p>0.03</text:p>
          </table:table-cell>
          <table:table-cell table:formula="of:=[.C69]/[.$E69]" office:value-type="float" office:value="-0.035475411170287" calcext:value-type="float">
            <text:p>-0.04</text:p>
          </table:table-cell>
          <table:table-cell table:formula="of:=[.D69]/[.$E69]" office:value-type="float" office:value="-0.998857003871152" calcext:value-type="float">
            <text:p>-1.00</text:p>
          </table:table-cell>
          <table:table-cell table:formula="of:=DEGREES(ATAN2([.G69];[.F69]))" office:value-type="float" office:value="137.918173599978" calcext:value-type="float">
            <text:p>137.9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-18.04" calcext:value-type="float">
            <text:p>-18.04</text:p>
          </table:table-cell>
          <table:table-cell office:value-type="float" office:value="-507.94" calcext:value-type="float">
            <text:p>-507.94</text:p>
          </table:table-cell>
          <table:table-cell table:formula="of:=SQRT([.B70]^2 + [.C70]^2 + [.D70]^2)" office:value-type="float" office:value="508.521237806249" calcext:value-type="float">
            <text:p>508.52</text:p>
          </table:table-cell>
          <table:table-cell table:formula="of:=[.B70]/[.$E70]" office:value-type="float" office:value="0.0320340603084244" calcext:value-type="float">
            <text:p>0.03</text:p>
          </table:table-cell>
          <table:table-cell table:formula="of:=[.C70]/[.$E70]" office:value-type="float" office:value="-0.035475411170287" calcext:value-type="float">
            <text:p>-0.04</text:p>
          </table:table-cell>
          <table:table-cell table:formula="of:=[.D70]/[.$E70]" office:value-type="float" office:value="-0.998857003871152" calcext:value-type="float">
            <text:p>-1.00</text:p>
          </table:table-cell>
          <table:table-cell table:formula="of:=DEGREES(ATAN2([.G70];[.F70]))" office:value-type="float" office:value="137.918173599978" calcext:value-type="float">
            <text:p>137.9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-18.04" calcext:value-type="float">
            <text:p>-18.04</text:p>
          </table:table-cell>
          <table:table-cell office:value-type="float" office:value="-507.94" calcext:value-type="float">
            <text:p>-507.94</text:p>
          </table:table-cell>
          <table:table-cell table:formula="of:=SQRT([.B71]^2 + [.C71]^2 + [.D71]^2)" office:value-type="float" office:value="508.521237806249" calcext:value-type="float">
            <text:p>508.52</text:p>
          </table:table-cell>
          <table:table-cell table:formula="of:=[.B71]/[.$E71]" office:value-type="float" office:value="0.0320340603084244" calcext:value-type="float">
            <text:p>0.03</text:p>
          </table:table-cell>
          <table:table-cell table:formula="of:=[.C71]/[.$E71]" office:value-type="float" office:value="-0.035475411170287" calcext:value-type="float">
            <text:p>-0.04</text:p>
          </table:table-cell>
          <table:table-cell table:formula="of:=[.D71]/[.$E71]" office:value-type="float" office:value="-0.998857003871152" calcext:value-type="float">
            <text:p>-1.00</text:p>
          </table:table-cell>
          <table:table-cell table:formula="of:=DEGREES(ATAN2([.G71];[.F71]))" office:value-type="float" office:value="137.918173599978" calcext:value-type="float">
            <text:p>137.9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-18.04" calcext:value-type="float">
            <text:p>-18.04</text:p>
          </table:table-cell>
          <table:table-cell office:value-type="float" office:value="-507.94" calcext:value-type="float">
            <text:p>-507.94</text:p>
          </table:table-cell>
          <table:table-cell table:formula="of:=SQRT([.B72]^2 + [.C72]^2 + [.D72]^2)" office:value-type="float" office:value="508.521237806249" calcext:value-type="float">
            <text:p>508.52</text:p>
          </table:table-cell>
          <table:table-cell table:formula="of:=[.B72]/[.$E72]" office:value-type="float" office:value="0.0320340603084244" calcext:value-type="float">
            <text:p>0.03</text:p>
          </table:table-cell>
          <table:table-cell table:formula="of:=[.C72]/[.$E72]" office:value-type="float" office:value="-0.035475411170287" calcext:value-type="float">
            <text:p>-0.04</text:p>
          </table:table-cell>
          <table:table-cell table:formula="of:=[.D72]/[.$E72]" office:value-type="float" office:value="-0.998857003871152" calcext:value-type="float">
            <text:p>-1.00</text:p>
          </table:table-cell>
          <table:table-cell table:formula="of:=DEGREES(ATAN2([.G72];[.F72]))" office:value-type="float" office:value="137.918173599978" calcext:value-type="float">
            <text:p>137.9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3.61" calcext:value-type="float">
            <text:p>3.61</text:p>
          </table:table-cell>
          <table:table-cell office:value-type="float" office:value="-504.46" calcext:value-type="float">
            <text:p>-504.46</text:p>
          </table:table-cell>
          <table:table-cell table:formula="of:=SQRT([.B73]^2 + [.C73]^2 + [.D73]^2)" office:value-type="float" office:value="504.631997201921" calcext:value-type="float">
            <text:p>504.63</text:p>
          </table:table-cell>
          <table:table-cell table:formula="of:=[.B73]/[.$E73]" office:value-type="float" office:value="0.0251074051392946" calcext:value-type="float">
            <text:p>0.03</text:p>
          </table:table-cell>
          <table:table-cell table:formula="of:=[.C73]/[.$E73]" office:value-type="float" office:value="0.00715372790472402" calcext:value-type="float">
            <text:p>0.01</text:p>
          </table:table-cell>
          <table:table-cell table:formula="of:=[.D73]/[.$E73]" office:value-type="float" office:value="-0.999659163107224" calcext:value-type="float">
            <text:p>-1.00</text:p>
          </table:table-cell>
          <table:table-cell table:formula="of:=DEGREES(ATAN2([.G73];[.F73]))" office:value-type="float" office:value="74.096421468004" calcext:value-type="float">
            <text:p>74.1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3.61" calcext:value-type="float">
            <text:p>3.61</text:p>
          </table:table-cell>
          <table:table-cell office:value-type="float" office:value="-504.46" calcext:value-type="float">
            <text:p>-504.46</text:p>
          </table:table-cell>
          <table:table-cell table:formula="of:=SQRT([.B74]^2 + [.C74]^2 + [.D74]^2)" office:value-type="float" office:value="504.631997201921" calcext:value-type="float">
            <text:p>504.63</text:p>
          </table:table-cell>
          <table:table-cell table:formula="of:=[.B74]/[.$E74]" office:value-type="float" office:value="0.0251074051392946" calcext:value-type="float">
            <text:p>0.03</text:p>
          </table:table-cell>
          <table:table-cell table:formula="of:=[.C74]/[.$E74]" office:value-type="float" office:value="0.00715372790472402" calcext:value-type="float">
            <text:p>0.01</text:p>
          </table:table-cell>
          <table:table-cell table:formula="of:=[.D74]/[.$E74]" office:value-type="float" office:value="-0.999659163107224" calcext:value-type="float">
            <text:p>-1.00</text:p>
          </table:table-cell>
          <table:table-cell table:formula="of:=DEGREES(ATAN2([.G74];[.F74]))" office:value-type="float" office:value="74.096421468004" calcext:value-type="float">
            <text:p>74.1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3.61" calcext:value-type="float">
            <text:p>3.61</text:p>
          </table:table-cell>
          <table:table-cell office:value-type="float" office:value="-504.46" calcext:value-type="float">
            <text:p>-504.46</text:p>
          </table:table-cell>
          <table:table-cell table:formula="of:=SQRT([.B75]^2 + [.C75]^2 + [.D75]^2)" office:value-type="float" office:value="504.631997201921" calcext:value-type="float">
            <text:p>504.63</text:p>
          </table:table-cell>
          <table:table-cell table:formula="of:=[.B75]/[.$E75]" office:value-type="float" office:value="0.0251074051392946" calcext:value-type="float">
            <text:p>0.03</text:p>
          </table:table-cell>
          <table:table-cell table:formula="of:=[.C75]/[.$E75]" office:value-type="float" office:value="0.00715372790472402" calcext:value-type="float">
            <text:p>0.01</text:p>
          </table:table-cell>
          <table:table-cell table:formula="of:=[.D75]/[.$E75]" office:value-type="float" office:value="-0.999659163107224" calcext:value-type="float">
            <text:p>-1.00</text:p>
          </table:table-cell>
          <table:table-cell table:formula="of:=DEGREES(ATAN2([.G75];[.F75]))" office:value-type="float" office:value="74.096421468004" calcext:value-type="float">
            <text:p>74.1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3.61" calcext:value-type="float">
            <text:p>3.61</text:p>
          </table:table-cell>
          <table:table-cell office:value-type="float" office:value="-504.46" calcext:value-type="float">
            <text:p>-504.46</text:p>
          </table:table-cell>
          <table:table-cell table:formula="of:=SQRT([.B76]^2 + [.C76]^2 + [.D76]^2)" office:value-type="float" office:value="504.631997201921" calcext:value-type="float">
            <text:p>504.63</text:p>
          </table:table-cell>
          <table:table-cell table:formula="of:=[.B76]/[.$E76]" office:value-type="float" office:value="0.0251074051392946" calcext:value-type="float">
            <text:p>0.03</text:p>
          </table:table-cell>
          <table:table-cell table:formula="of:=[.C76]/[.$E76]" office:value-type="float" office:value="0.00715372790472402" calcext:value-type="float">
            <text:p>0.01</text:p>
          </table:table-cell>
          <table:table-cell table:formula="of:=[.D76]/[.$E76]" office:value-type="float" office:value="-0.999659163107224" calcext:value-type="float">
            <text:p>-1.00</text:p>
          </table:table-cell>
          <table:table-cell table:formula="of:=DEGREES(ATAN2([.G76];[.F76]))" office:value-type="float" office:value="74.096421468004" calcext:value-type="float">
            <text:p>74.1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3.61" calcext:value-type="float">
            <text:p>3.61</text:p>
          </table:table-cell>
          <table:table-cell office:value-type="float" office:value="-504.46" calcext:value-type="float">
            <text:p>-504.46</text:p>
          </table:table-cell>
          <table:table-cell table:formula="of:=SQRT([.B77]^2 + [.C77]^2 + [.D77]^2)" office:value-type="float" office:value="504.631997201921" calcext:value-type="float">
            <text:p>504.63</text:p>
          </table:table-cell>
          <table:table-cell table:formula="of:=[.B77]/[.$E77]" office:value-type="float" office:value="0.0251074051392946" calcext:value-type="float">
            <text:p>0.03</text:p>
          </table:table-cell>
          <table:table-cell table:formula="of:=[.C77]/[.$E77]" office:value-type="float" office:value="0.00715372790472402" calcext:value-type="float">
            <text:p>0.01</text:p>
          </table:table-cell>
          <table:table-cell table:formula="of:=[.D77]/[.$E77]" office:value-type="float" office:value="-0.999659163107224" calcext:value-type="float">
            <text:p>-1.00</text:p>
          </table:table-cell>
          <table:table-cell table:formula="of:=DEGREES(ATAN2([.G77];[.F77]))" office:value-type="float" office:value="74.096421468004" calcext:value-type="float">
            <text:p>74.1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4.48" calcext:value-type="float">
            <text:p>14.48</text:p>
          </table:table-cell>
          <table:table-cell office:value-type="float" office:value="-16.24" calcext:value-type="float">
            <text:p>-16.24</text:p>
          </table:table-cell>
          <table:table-cell office:value-type="float" office:value="-509.68" calcext:value-type="float">
            <text:p>-509.68</text:p>
          </table:table-cell>
          <table:table-cell table:formula="of:=SQRT([.B78]^2 + [.C78]^2 + [.D78]^2)" office:value-type="float" office:value="510.144205494878" calcext:value-type="float">
            <text:p>510.14</text:p>
          </table:table-cell>
          <table:table-cell table:formula="of:=[.B78]/[.$E78]" office:value-type="float" office:value="0.028384131083001" calcext:value-type="float">
            <text:p>0.03</text:p>
          </table:table-cell>
          <table:table-cell table:formula="of:=[.C78]/[.$E78]" office:value-type="float" office:value="-0.0318341359660177" calcext:value-type="float">
            <text:p>-0.03</text:p>
          </table:table-cell>
          <table:table-cell table:formula="of:=[.D78]/[.$E78]" office:value-type="float" office:value="-0.99909005044088" calcext:value-type="float">
            <text:p>-1.00</text:p>
          </table:table-cell>
          <table:table-cell table:formula="of:=DEGREES(ATAN2([.G78];[.F78]))" office:value-type="float" office:value="138.278986258854" calcext:value-type="float">
            <text:p>138.2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4.48" calcext:value-type="float">
            <text:p>14.48</text:p>
          </table:table-cell>
          <table:table-cell office:value-type="float" office:value="-16.24" calcext:value-type="float">
            <text:p>-16.24</text:p>
          </table:table-cell>
          <table:table-cell office:value-type="float" office:value="-509.68" calcext:value-type="float">
            <text:p>-509.68</text:p>
          </table:table-cell>
          <table:table-cell table:formula="of:=SQRT([.B79]^2 + [.C79]^2 + [.D79]^2)" office:value-type="float" office:value="510.144205494878" calcext:value-type="float">
            <text:p>510.14</text:p>
          </table:table-cell>
          <table:table-cell table:formula="of:=[.B79]/[.$E79]" office:value-type="float" office:value="0.028384131083001" calcext:value-type="float">
            <text:p>0.03</text:p>
          </table:table-cell>
          <table:table-cell table:formula="of:=[.C79]/[.$E79]" office:value-type="float" office:value="-0.0318341359660177" calcext:value-type="float">
            <text:p>-0.03</text:p>
          </table:table-cell>
          <table:table-cell table:formula="of:=[.D79]/[.$E79]" office:value-type="float" office:value="-0.99909005044088" calcext:value-type="float">
            <text:p>-1.00</text:p>
          </table:table-cell>
          <table:table-cell table:formula="of:=DEGREES(ATAN2([.G79];[.F79]))" office:value-type="float" office:value="138.278986258854" calcext:value-type="float">
            <text:p>138.2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4.48" calcext:value-type="float">
            <text:p>14.48</text:p>
          </table:table-cell>
          <table:table-cell office:value-type="float" office:value="-16.24" calcext:value-type="float">
            <text:p>-16.24</text:p>
          </table:table-cell>
          <table:table-cell office:value-type="float" office:value="-509.68" calcext:value-type="float">
            <text:p>-509.68</text:p>
          </table:table-cell>
          <table:table-cell table:formula="of:=SQRT([.B80]^2 + [.C80]^2 + [.D80]^2)" office:value-type="float" office:value="510.144205494878" calcext:value-type="float">
            <text:p>510.14</text:p>
          </table:table-cell>
          <table:table-cell table:formula="of:=[.B80]/[.$E80]" office:value-type="float" office:value="0.028384131083001" calcext:value-type="float">
            <text:p>0.03</text:p>
          </table:table-cell>
          <table:table-cell table:formula="of:=[.C80]/[.$E80]" office:value-type="float" office:value="-0.0318341359660177" calcext:value-type="float">
            <text:p>-0.03</text:p>
          </table:table-cell>
          <table:table-cell table:formula="of:=[.D80]/[.$E80]" office:value-type="float" office:value="-0.99909005044088" calcext:value-type="float">
            <text:p>-1.00</text:p>
          </table:table-cell>
          <table:table-cell table:formula="of:=DEGREES(ATAN2([.G80];[.F80]))" office:value-type="float" office:value="138.278986258854" calcext:value-type="float">
            <text:p>138.2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4.48" calcext:value-type="float">
            <text:p>14.48</text:p>
          </table:table-cell>
          <table:table-cell office:value-type="float" office:value="-16.24" calcext:value-type="float">
            <text:p>-16.24</text:p>
          </table:table-cell>
          <table:table-cell office:value-type="float" office:value="-509.68" calcext:value-type="float">
            <text:p>-509.68</text:p>
          </table:table-cell>
          <table:table-cell table:formula="of:=SQRT([.B81]^2 + [.C81]^2 + [.D81]^2)" office:value-type="float" office:value="510.144205494878" calcext:value-type="float">
            <text:p>510.14</text:p>
          </table:table-cell>
          <table:table-cell table:formula="of:=[.B81]/[.$E81]" office:value-type="float" office:value="0.028384131083001" calcext:value-type="float">
            <text:p>0.03</text:p>
          </table:table-cell>
          <table:table-cell table:formula="of:=[.C81]/[.$E81]" office:value-type="float" office:value="-0.0318341359660177" calcext:value-type="float">
            <text:p>-0.03</text:p>
          </table:table-cell>
          <table:table-cell table:formula="of:=[.D81]/[.$E81]" office:value-type="float" office:value="-0.99909005044088" calcext:value-type="float">
            <text:p>-1.00</text:p>
          </table:table-cell>
          <table:table-cell table:formula="of:=DEGREES(ATAN2([.G81];[.F81]))" office:value-type="float" office:value="138.278986258854" calcext:value-type="float">
            <text:p>138.2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4.48" calcext:value-type="float">
            <text:p>14.48</text:p>
          </table:table-cell>
          <table:table-cell office:value-type="float" office:value="-9.02" calcext:value-type="float">
            <text:p>-9.02</text:p>
          </table:table-cell>
          <table:table-cell office:value-type="float" office:value="-509.68" calcext:value-type="float">
            <text:p>-509.68</text:p>
          </table:table-cell>
          <table:table-cell table:formula="of:=SQRT([.B82]^2 + [.C82]^2 + [.D82]^2)" office:value-type="float" office:value="509.965423533792" calcext:value-type="float">
            <text:p>509.97</text:p>
          </table:table-cell>
          <table:table-cell table:formula="of:=[.B82]/[.$E82]" office:value-type="float" office:value="0.0283940818961043" calcext:value-type="float">
            <text:p>0.03</text:p>
          </table:table-cell>
          <table:table-cell table:formula="of:=[.C82]/[.$E82]" office:value-type="float" office:value="-0.0176874736673246" calcext:value-type="float">
            <text:p>-0.02</text:p>
          </table:table-cell>
          <table:table-cell table:formula="of:=[.D82]/[.$E82]" office:value-type="float" office:value="-0.999440308066742" calcext:value-type="float">
            <text:p>-1.00</text:p>
          </table:table-cell>
          <table:table-cell table:formula="of:=DEGREES(ATAN2([.G82];[.F82]))" office:value-type="float" office:value="121.919941572132" calcext:value-type="float">
            <text:p>121.9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4.48" calcext:value-type="float">
            <text:p>14.48</text:p>
          </table:table-cell>
          <table:table-cell office:value-type="float" office:value="-9.02" calcext:value-type="float">
            <text:p>-9.02</text:p>
          </table:table-cell>
          <table:table-cell office:value-type="float" office:value="-509.68" calcext:value-type="float">
            <text:p>-509.68</text:p>
          </table:table-cell>
          <table:table-cell table:formula="of:=SQRT([.B83]^2 + [.C83]^2 + [.D83]^2)" office:value-type="float" office:value="509.965423533792" calcext:value-type="float">
            <text:p>509.97</text:p>
          </table:table-cell>
          <table:table-cell table:formula="of:=[.B83]/[.$E83]" office:value-type="float" office:value="0.0283940818961043" calcext:value-type="float">
            <text:p>0.03</text:p>
          </table:table-cell>
          <table:table-cell table:formula="of:=[.C83]/[.$E83]" office:value-type="float" office:value="-0.0176874736673246" calcext:value-type="float">
            <text:p>-0.02</text:p>
          </table:table-cell>
          <table:table-cell table:formula="of:=[.D83]/[.$E83]" office:value-type="float" office:value="-0.999440308066742" calcext:value-type="float">
            <text:p>-1.00</text:p>
          </table:table-cell>
          <table:table-cell table:formula="of:=DEGREES(ATAN2([.G83];[.F83]))" office:value-type="float" office:value="121.919941572132" calcext:value-type="float">
            <text:p>121.9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4.48" calcext:value-type="float">
            <text:p>14.48</text:p>
          </table:table-cell>
          <table:table-cell office:value-type="float" office:value="-9.02" calcext:value-type="float">
            <text:p>-9.02</text:p>
          </table:table-cell>
          <table:table-cell office:value-type="float" office:value="-509.68" calcext:value-type="float">
            <text:p>-509.68</text:p>
          </table:table-cell>
          <table:table-cell table:formula="of:=SQRT([.B84]^2 + [.C84]^2 + [.D84]^2)" office:value-type="float" office:value="509.965423533792" calcext:value-type="float">
            <text:p>509.97</text:p>
          </table:table-cell>
          <table:table-cell table:formula="of:=[.B84]/[.$E84]" office:value-type="float" office:value="0.0283940818961043" calcext:value-type="float">
            <text:p>0.03</text:p>
          </table:table-cell>
          <table:table-cell table:formula="of:=[.C84]/[.$E84]" office:value-type="float" office:value="-0.0176874736673246" calcext:value-type="float">
            <text:p>-0.02</text:p>
          </table:table-cell>
          <table:table-cell table:formula="of:=[.D84]/[.$E84]" office:value-type="float" office:value="-0.999440308066742" calcext:value-type="float">
            <text:p>-1.00</text:p>
          </table:table-cell>
          <table:table-cell table:formula="of:=DEGREES(ATAN2([.G84];[.F84]))" office:value-type="float" office:value="121.919941572132" calcext:value-type="float">
            <text:p>121.9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3.62" calcext:value-type="float">
            <text:p>3.62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20.12" calcext:value-type="float">
            <text:p>-520.12</text:p>
          </table:table-cell>
          <table:table-cell table:formula="of:=SQRT([.B85]^2 + [.C85]^2 + [.D85]^2)" office:value-type="float" office:value="520.285917260885" calcext:value-type="float">
            <text:p>520.29</text:p>
          </table:table-cell>
          <table:table-cell table:formula="of:=[.B85]/[.$E85]" office:value-type="float" office:value="0.00695771282655117" calcext:value-type="float">
            <text:p>0.01</text:p>
          </table:table-cell>
          <table:table-cell table:formula="of:=[.C85]/[.$E85]" office:value-type="float" office:value="-0.0242751140882158" calcext:value-type="float">
            <text:p>-0.02</text:p>
          </table:table-cell>
          <table:table-cell table:formula="of:=[.D85]/[.$E85]" office:value-type="float" office:value="-0.999681103686684" calcext:value-type="float">
            <text:p>-1.00</text:p>
          </table:table-cell>
          <table:table-cell table:formula="of:=DEGREES(ATAN2([.G85];[.F85]))" office:value-type="float" office:value="164.006682914631" calcext:value-type="float">
            <text:p>164.0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3.62" calcext:value-type="float">
            <text:p>3.62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20.12" calcext:value-type="float">
            <text:p>-520.12</text:p>
          </table:table-cell>
          <table:table-cell table:formula="of:=SQRT([.B86]^2 + [.C86]^2 + [.D86]^2)" office:value-type="float" office:value="520.285917260885" calcext:value-type="float">
            <text:p>520.29</text:p>
          </table:table-cell>
          <table:table-cell table:formula="of:=[.B86]/[.$E86]" office:value-type="float" office:value="0.00695771282655117" calcext:value-type="float">
            <text:p>0.01</text:p>
          </table:table-cell>
          <table:table-cell table:formula="of:=[.C86]/[.$E86]" office:value-type="float" office:value="-0.0242751140882158" calcext:value-type="float">
            <text:p>-0.02</text:p>
          </table:table-cell>
          <table:table-cell table:formula="of:=[.D86]/[.$E86]" office:value-type="float" office:value="-0.999681103686684" calcext:value-type="float">
            <text:p>-1.00</text:p>
          </table:table-cell>
          <table:table-cell table:formula="of:=DEGREES(ATAN2([.G86];[.F86]))" office:value-type="float" office:value="164.006682914631" calcext:value-type="float">
            <text:p>164.0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3.62" calcext:value-type="float">
            <text:p>3.62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20.12" calcext:value-type="float">
            <text:p>-520.12</text:p>
          </table:table-cell>
          <table:table-cell table:formula="of:=SQRT([.B87]^2 + [.C87]^2 + [.D87]^2)" office:value-type="float" office:value="520.285917260885" calcext:value-type="float">
            <text:p>520.29</text:p>
          </table:table-cell>
          <table:table-cell table:formula="of:=[.B87]/[.$E87]" office:value-type="float" office:value="0.00695771282655117" calcext:value-type="float">
            <text:p>0.01</text:p>
          </table:table-cell>
          <table:table-cell table:formula="of:=[.C87]/[.$E87]" office:value-type="float" office:value="-0.0242751140882158" calcext:value-type="float">
            <text:p>-0.02</text:p>
          </table:table-cell>
          <table:table-cell table:formula="of:=[.D87]/[.$E87]" office:value-type="float" office:value="-0.999681103686684" calcext:value-type="float">
            <text:p>-1.00</text:p>
          </table:table-cell>
          <table:table-cell table:formula="of:=DEGREES(ATAN2([.G87];[.F87]))" office:value-type="float" office:value="164.006682914631" calcext:value-type="float">
            <text:p>164.0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3.62" calcext:value-type="float">
            <text:p>3.62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20.12" calcext:value-type="float">
            <text:p>-520.12</text:p>
          </table:table-cell>
          <table:table-cell table:formula="of:=SQRT([.B88]^2 + [.C88]^2 + [.D88]^2)" office:value-type="float" office:value="520.285917260885" calcext:value-type="float">
            <text:p>520.29</text:p>
          </table:table-cell>
          <table:table-cell table:formula="of:=[.B88]/[.$E88]" office:value-type="float" office:value="0.00695771282655117" calcext:value-type="float">
            <text:p>0.01</text:p>
          </table:table-cell>
          <table:table-cell table:formula="of:=[.C88]/[.$E88]" office:value-type="float" office:value="-0.0242751140882158" calcext:value-type="float">
            <text:p>-0.02</text:p>
          </table:table-cell>
          <table:table-cell table:formula="of:=[.D88]/[.$E88]" office:value-type="float" office:value="-0.999681103686684" calcext:value-type="float">
            <text:p>-1.00</text:p>
          </table:table-cell>
          <table:table-cell table:formula="of:=DEGREES(ATAN2([.G88];[.F88]))" office:value-type="float" office:value="164.006682914631" calcext:value-type="float">
            <text:p>164.0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1.72" calcext:value-type="float">
            <text:p>21.72</text:p>
          </table:table-cell>
          <table:table-cell office:value-type="float" office:value="-5.41" calcext:value-type="float">
            <text:p>-5.41</text:p>
          </table:table-cell>
          <table:table-cell office:value-type="float" office:value="-520.12" calcext:value-type="float">
            <text:p>-520.12</text:p>
          </table:table-cell>
          <table:table-cell table:formula="of:=SQRT([.B89]^2 + [.C89]^2 + [.D89]^2)" office:value-type="float" office:value="520.601422299248" calcext:value-type="float">
            <text:p>520.60</text:p>
          </table:table-cell>
          <table:table-cell table:formula="of:=[.B89]/[.$E89]" office:value-type="float" office:value="0.0417209770654739" calcext:value-type="float">
            <text:p>0.04</text:p>
          </table:table-cell>
          <table:table-cell table:formula="of:=[.C89]/[.$E89]" office:value-type="float" office:value="-0.010391827160415" calcext:value-type="float">
            <text:p>-0.01</text:p>
          </table:table-cell>
          <table:table-cell table:formula="of:=[.D89]/[.$E89]" office:value-type="float" office:value="-0.999075257426071" calcext:value-type="float">
            <text:p>-1.00</text:p>
          </table:table-cell>
          <table:table-cell table:formula="of:=DEGREES(ATAN2([.G89];[.F89]))" office:value-type="float" office:value="103.986577618831" calcext:value-type="float">
            <text:p>103.9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1.72" calcext:value-type="float">
            <text:p>21.72</text:p>
          </table:table-cell>
          <table:table-cell office:value-type="float" office:value="-5.41" calcext:value-type="float">
            <text:p>-5.41</text:p>
          </table:table-cell>
          <table:table-cell office:value-type="float" office:value="-520.12" calcext:value-type="float">
            <text:p>-520.12</text:p>
          </table:table-cell>
          <table:table-cell table:formula="of:=SQRT([.B90]^2 + [.C90]^2 + [.D90]^2)" office:value-type="float" office:value="520.601422299248" calcext:value-type="float">
            <text:p>520.60</text:p>
          </table:table-cell>
          <table:table-cell table:formula="of:=[.B90]/[.$E90]" office:value-type="float" office:value="0.0417209770654739" calcext:value-type="float">
            <text:p>0.04</text:p>
          </table:table-cell>
          <table:table-cell table:formula="of:=[.C90]/[.$E90]" office:value-type="float" office:value="-0.010391827160415" calcext:value-type="float">
            <text:p>-0.01</text:p>
          </table:table-cell>
          <table:table-cell table:formula="of:=[.D90]/[.$E90]" office:value-type="float" office:value="-0.999075257426071" calcext:value-type="float">
            <text:p>-1.00</text:p>
          </table:table-cell>
          <table:table-cell table:formula="of:=DEGREES(ATAN2([.G90];[.F90]))" office:value-type="float" office:value="103.986577618831" calcext:value-type="float">
            <text:p>103.9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1.72" calcext:value-type="float">
            <text:p>21.72</text:p>
          </table:table-cell>
          <table:table-cell office:value-type="float" office:value="-5.41" calcext:value-type="float">
            <text:p>-5.41</text:p>
          </table:table-cell>
          <table:table-cell office:value-type="float" office:value="-520.12" calcext:value-type="float">
            <text:p>-520.12</text:p>
          </table:table-cell>
          <table:table-cell table:formula="of:=SQRT([.B91]^2 + [.C91]^2 + [.D91]^2)" office:value-type="float" office:value="520.601422299248" calcext:value-type="float">
            <text:p>520.60</text:p>
          </table:table-cell>
          <table:table-cell table:formula="of:=[.B91]/[.$E91]" office:value-type="float" office:value="0.0417209770654739" calcext:value-type="float">
            <text:p>0.04</text:p>
          </table:table-cell>
          <table:table-cell table:formula="of:=[.C91]/[.$E91]" office:value-type="float" office:value="-0.010391827160415" calcext:value-type="float">
            <text:p>-0.01</text:p>
          </table:table-cell>
          <table:table-cell table:formula="of:=[.D91]/[.$E91]" office:value-type="float" office:value="-0.999075257426071" calcext:value-type="float">
            <text:p>-1.00</text:p>
          </table:table-cell>
          <table:table-cell table:formula="of:=DEGREES(ATAN2([.G91];[.F91]))" office:value-type="float" office:value="103.986577618831" calcext:value-type="float">
            <text:p>103.9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1.72" calcext:value-type="float">
            <text:p>21.72</text:p>
          </table:table-cell>
          <table:table-cell office:value-type="float" office:value="-5.41" calcext:value-type="float">
            <text:p>-5.41</text:p>
          </table:table-cell>
          <table:table-cell office:value-type="float" office:value="-520.12" calcext:value-type="float">
            <text:p>-520.12</text:p>
          </table:table-cell>
          <table:table-cell table:formula="of:=SQRT([.B92]^2 + [.C92]^2 + [.D92]^2)" office:value-type="float" office:value="520.601422299248" calcext:value-type="float">
            <text:p>520.60</text:p>
          </table:table-cell>
          <table:table-cell table:formula="of:=[.B92]/[.$E92]" office:value-type="float" office:value="0.0417209770654739" calcext:value-type="float">
            <text:p>0.04</text:p>
          </table:table-cell>
          <table:table-cell table:formula="of:=[.C92]/[.$E92]" office:value-type="float" office:value="-0.010391827160415" calcext:value-type="float">
            <text:p>-0.01</text:p>
          </table:table-cell>
          <table:table-cell table:formula="of:=[.D92]/[.$E92]" office:value-type="float" office:value="-0.999075257426071" calcext:value-type="float">
            <text:p>-1.00</text:p>
          </table:table-cell>
          <table:table-cell table:formula="of:=DEGREES(ATAN2([.G92];[.F92]))" office:value-type="float" office:value="103.986577618831" calcext:value-type="float">
            <text:p>103.9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7.24" calcext:value-type="float">
            <text:p>7.24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13.16" calcext:value-type="float">
            <text:p>-513.16</text:p>
          </table:table-cell>
          <table:table-cell table:formula="of:=SQRT([.B93]^2 + [.C93]^2 + [.D93]^2)" office:value-type="float" office:value="513.366457903124" calcext:value-type="float">
            <text:p>513.37</text:p>
          </table:table-cell>
          <table:table-cell table:formula="of:=[.B93]/[.$E93]" office:value-type="float" office:value="0.0141029860610142" calcext:value-type="float">
            <text:p>0.01</text:p>
          </table:table-cell>
          <table:table-cell table:formula="of:=[.C93]/[.$E93]" office:value-type="float" office:value="-0.024602308556714" calcext:value-type="float">
            <text:p>-0.02</text:p>
          </table:table-cell>
          <table:table-cell table:formula="of:=[.D93]/[.$E93]" office:value-type="float" office:value="-0.999597835230671" calcext:value-type="float">
            <text:p>-1.00</text:p>
          </table:table-cell>
          <table:table-cell table:formula="of:=DEGREES(ATAN2([.G93];[.F93]))" office:value-type="float" office:value="150.177012551201" calcext:value-type="float">
            <text:p>150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7.24" calcext:value-type="float">
            <text:p>7.24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13.16" calcext:value-type="float">
            <text:p>-513.16</text:p>
          </table:table-cell>
          <table:table-cell table:formula="of:=SQRT([.B94]^2 + [.C94]^2 + [.D94]^2)" office:value-type="float" office:value="513.366457903124" calcext:value-type="float">
            <text:p>513.37</text:p>
          </table:table-cell>
          <table:table-cell table:formula="of:=[.B94]/[.$E94]" office:value-type="float" office:value="0.0141029860610142" calcext:value-type="float">
            <text:p>0.01</text:p>
          </table:table-cell>
          <table:table-cell table:formula="of:=[.C94]/[.$E94]" office:value-type="float" office:value="-0.024602308556714" calcext:value-type="float">
            <text:p>-0.02</text:p>
          </table:table-cell>
          <table:table-cell table:formula="of:=[.D94]/[.$E94]" office:value-type="float" office:value="-0.999597835230671" calcext:value-type="float">
            <text:p>-1.00</text:p>
          </table:table-cell>
          <table:table-cell table:formula="of:=DEGREES(ATAN2([.G94];[.F94]))" office:value-type="float" office:value="150.177012551201" calcext:value-type="float">
            <text:p>150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7.24" calcext:value-type="float">
            <text:p>7.24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13.16" calcext:value-type="float">
            <text:p>-513.16</text:p>
          </table:table-cell>
          <table:table-cell table:formula="of:=SQRT([.B95]^2 + [.C95]^2 + [.D95]^2)" office:value-type="float" office:value="513.366457903124" calcext:value-type="float">
            <text:p>513.37</text:p>
          </table:table-cell>
          <table:table-cell table:formula="of:=[.B95]/[.$E95]" office:value-type="float" office:value="0.0141029860610142" calcext:value-type="float">
            <text:p>0.01</text:p>
          </table:table-cell>
          <table:table-cell table:formula="of:=[.C95]/[.$E95]" office:value-type="float" office:value="-0.024602308556714" calcext:value-type="float">
            <text:p>-0.02</text:p>
          </table:table-cell>
          <table:table-cell table:formula="of:=[.D95]/[.$E95]" office:value-type="float" office:value="-0.999597835230671" calcext:value-type="float">
            <text:p>-1.00</text:p>
          </table:table-cell>
          <table:table-cell table:formula="of:=DEGREES(ATAN2([.G95];[.F95]))" office:value-type="float" office:value="150.177012551201" calcext:value-type="float">
            <text:p>150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7.24" calcext:value-type="float">
            <text:p>7.24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13.16" calcext:value-type="float">
            <text:p>-513.16</text:p>
          </table:table-cell>
          <table:table-cell table:formula="of:=SQRT([.B96]^2 + [.C96]^2 + [.D96]^2)" office:value-type="float" office:value="513.366457903124" calcext:value-type="float">
            <text:p>513.37</text:p>
          </table:table-cell>
          <table:table-cell table:formula="of:=[.B96]/[.$E96]" office:value-type="float" office:value="0.0141029860610142" calcext:value-type="float">
            <text:p>0.01</text:p>
          </table:table-cell>
          <table:table-cell table:formula="of:=[.C96]/[.$E96]" office:value-type="float" office:value="-0.024602308556714" calcext:value-type="float">
            <text:p>-0.02</text:p>
          </table:table-cell>
          <table:table-cell table:formula="of:=[.D96]/[.$E96]" office:value-type="float" office:value="-0.999597835230671" calcext:value-type="float">
            <text:p>-1.00</text:p>
          </table:table-cell>
          <table:table-cell table:formula="of:=DEGREES(ATAN2([.G96];[.F96]))" office:value-type="float" office:value="150.177012551201" calcext:value-type="float">
            <text:p>150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7.24" calcext:value-type="float">
            <text:p>7.24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13.16" calcext:value-type="float">
            <text:p>-513.16</text:p>
          </table:table-cell>
          <table:table-cell table:formula="of:=SQRT([.B97]^2 + [.C97]^2 + [.D97]^2)" office:value-type="float" office:value="513.366457903124" calcext:value-type="float">
            <text:p>513.37</text:p>
          </table:table-cell>
          <table:table-cell table:formula="of:=[.B97]/[.$E97]" office:value-type="float" office:value="0.0141029860610142" calcext:value-type="float">
            <text:p>0.01</text:p>
          </table:table-cell>
          <table:table-cell table:formula="of:=[.C97]/[.$E97]" office:value-type="float" office:value="-0.024602308556714" calcext:value-type="float">
            <text:p>-0.02</text:p>
          </table:table-cell>
          <table:table-cell table:formula="of:=[.D97]/[.$E97]" office:value-type="float" office:value="-0.999597835230671" calcext:value-type="float">
            <text:p>-1.00</text:p>
          </table:table-cell>
          <table:table-cell table:formula="of:=DEGREES(ATAN2([.G97];[.F97]))" office:value-type="float" office:value="150.177012551201" calcext:value-type="float">
            <text:p>150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0" calcext:value-type="float">
            <text:p>0</text:p>
          </table:table-cell>
          <table:table-cell office:value-type="float" office:value="-507.94" calcext:value-type="float">
            <text:p>-507.94</text:p>
          </table:table-cell>
          <table:table-cell table:formula="of:=SQRT([.B98]^2 + [.C98]^2 + [.D98]^2)" office:value-type="float" office:value="508.201148857419" calcext:value-type="float">
            <text:p>508.20</text:p>
          </table:table-cell>
          <table:table-cell table:formula="of:=[.B98]/[.$E98]" office:value-type="float" office:value="0.0320542368639358" calcext:value-type="float">
            <text:p>0.03</text:p>
          </table:table-cell>
          <table:table-cell table:formula="of:=[.C98]/[.$E98]" office:value-type="float" office:value="0" calcext:value-type="float">
            <text:p>0.00</text:p>
          </table:table-cell>
          <table:table-cell table:formula="of:=[.D98]/[.$E98]" office:value-type="float" office:value="-0.999486130918819" calcext:value-type="float">
            <text:p>-1.00</text:p>
          </table:table-cell>
          <table:table-cell table:formula="of:=DEGREES(ATAN2([.G98];[.F98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0" calcext:value-type="float">
            <text:p>0</text:p>
          </table:table-cell>
          <table:table-cell office:value-type="float" office:value="-507.94" calcext:value-type="float">
            <text:p>-507.94</text:p>
          </table:table-cell>
          <table:table-cell table:formula="of:=SQRT([.B99]^2 + [.C99]^2 + [.D99]^2)" office:value-type="float" office:value="508.201148857419" calcext:value-type="float">
            <text:p>508.20</text:p>
          </table:table-cell>
          <table:table-cell table:formula="of:=[.B99]/[.$E99]" office:value-type="float" office:value="0.0320542368639358" calcext:value-type="float">
            <text:p>0.03</text:p>
          </table:table-cell>
          <table:table-cell table:formula="of:=[.C99]/[.$E99]" office:value-type="float" office:value="0" calcext:value-type="float">
            <text:p>0.00</text:p>
          </table:table-cell>
          <table:table-cell table:formula="of:=[.D99]/[.$E99]" office:value-type="float" office:value="-0.999486130918819" calcext:value-type="float">
            <text:p>-1.00</text:p>
          </table:table-cell>
          <table:table-cell table:formula="of:=DEGREES(ATAN2([.G99];[.F99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0" calcext:value-type="float">
            <text:p>0</text:p>
          </table:table-cell>
          <table:table-cell office:value-type="float" office:value="-507.94" calcext:value-type="float">
            <text:p>-507.94</text:p>
          </table:table-cell>
          <table:table-cell table:formula="of:=SQRT([.B100]^2 + [.C100]^2 + [.D100]^2)" office:value-type="float" office:value="508.201148857419" calcext:value-type="float">
            <text:p>508.20</text:p>
          </table:table-cell>
          <table:table-cell table:formula="of:=[.B100]/[.$E100]" office:value-type="float" office:value="0.0320542368639358" calcext:value-type="float">
            <text:p>0.03</text:p>
          </table:table-cell>
          <table:table-cell table:formula="of:=[.C100]/[.$E100]" office:value-type="float" office:value="0" calcext:value-type="float">
            <text:p>0.00</text:p>
          </table:table-cell>
          <table:table-cell table:formula="of:=[.D100]/[.$E100]" office:value-type="float" office:value="-0.999486130918819" calcext:value-type="float">
            <text:p>-1.00</text:p>
          </table:table-cell>
          <table:table-cell table:formula="of:=DEGREES(ATAN2([.G100];[.F100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0" calcext:value-type="float">
            <text:p>0</text:p>
          </table:table-cell>
          <table:table-cell office:value-type="float" office:value="-507.94" calcext:value-type="float">
            <text:p>-507.94</text:p>
          </table:table-cell>
          <table:table-cell table:formula="of:=SQRT([.B101]^2 + [.C101]^2 + [.D101]^2)" office:value-type="float" office:value="508.201148857419" calcext:value-type="float">
            <text:p>508.20</text:p>
          </table:table-cell>
          <table:table-cell table:formula="of:=[.B101]/[.$E101]" office:value-type="float" office:value="0.0320542368639358" calcext:value-type="float">
            <text:p>0.03</text:p>
          </table:table-cell>
          <table:table-cell table:formula="of:=[.C101]/[.$E101]" office:value-type="float" office:value="0" calcext:value-type="float">
            <text:p>0.00</text:p>
          </table:table-cell>
          <table:table-cell table:formula="of:=[.D101]/[.$E101]" office:value-type="float" office:value="-0.999486130918819" calcext:value-type="float">
            <text:p>-1.00</text:p>
          </table:table-cell>
          <table:table-cell table:formula="of:=DEGREES(ATAN2([.G101];[.F101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3.53" calcext:value-type="float">
            <text:p>23.53</text:p>
          </table:table-cell>
          <table:table-cell office:value-type="float" office:value="0" calcext:value-type="float">
            <text:p>0</text:p>
          </table:table-cell>
          <table:table-cell office:value-type="float" office:value="-521.86" calcext:value-type="float">
            <text:p>-521.86</text:p>
          </table:table-cell>
          <table:table-cell table:formula="of:=SQRT([.B102]^2 + [.C102]^2 + [.D102]^2)" office:value-type="float" office:value="522.390199467793" calcext:value-type="float">
            <text:p>522.39</text:p>
          </table:table-cell>
          <table:table-cell table:formula="of:=[.B102]/[.$E102]" office:value-type="float" office:value="0.0450429583555974" calcext:value-type="float">
            <text:p>0.05</text:p>
          </table:table-cell>
          <table:table-cell table:formula="of:=[.C102]/[.$E102]" office:value-type="float" office:value="0" calcext:value-type="float">
            <text:p>0.00</text:p>
          </table:table-cell>
          <table:table-cell table:formula="of:=[.D102]/[.$E102]" office:value-type="float" office:value="-0.99898505089044" calcext:value-type="float">
            <text:p>-1.00</text:p>
          </table:table-cell>
          <table:table-cell table:formula="of:=DEGREES(ATAN2([.G102];[.F102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3.53" calcext:value-type="float">
            <text:p>23.53</text:p>
          </table:table-cell>
          <table:table-cell office:value-type="float" office:value="0" calcext:value-type="float">
            <text:p>0</text:p>
          </table:table-cell>
          <table:table-cell office:value-type="float" office:value="-521.86" calcext:value-type="float">
            <text:p>-521.86</text:p>
          </table:table-cell>
          <table:table-cell table:formula="of:=SQRT([.B103]^2 + [.C103]^2 + [.D103]^2)" office:value-type="float" office:value="522.390199467793" calcext:value-type="float">
            <text:p>522.39</text:p>
          </table:table-cell>
          <table:table-cell table:formula="of:=[.B103]/[.$E103]" office:value-type="float" office:value="0.0450429583555974" calcext:value-type="float">
            <text:p>0.05</text:p>
          </table:table-cell>
          <table:table-cell table:formula="of:=[.C103]/[.$E103]" office:value-type="float" office:value="0" calcext:value-type="float">
            <text:p>0.00</text:p>
          </table:table-cell>
          <table:table-cell table:formula="of:=[.D103]/[.$E103]" office:value-type="float" office:value="-0.99898505089044" calcext:value-type="float">
            <text:p>-1.00</text:p>
          </table:table-cell>
          <table:table-cell table:formula="of:=DEGREES(ATAN2([.G103];[.F103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3.53" calcext:value-type="float">
            <text:p>23.53</text:p>
          </table:table-cell>
          <table:table-cell office:value-type="float" office:value="0" calcext:value-type="float">
            <text:p>0</text:p>
          </table:table-cell>
          <table:table-cell office:value-type="float" office:value="-521.86" calcext:value-type="float">
            <text:p>-521.86</text:p>
          </table:table-cell>
          <table:table-cell table:formula="of:=SQRT([.B104]^2 + [.C104]^2 + [.D104]^2)" office:value-type="float" office:value="522.390199467793" calcext:value-type="float">
            <text:p>522.39</text:p>
          </table:table-cell>
          <table:table-cell table:formula="of:=[.B104]/[.$E104]" office:value-type="float" office:value="0.0450429583555974" calcext:value-type="float">
            <text:p>0.05</text:p>
          </table:table-cell>
          <table:table-cell table:formula="of:=[.C104]/[.$E104]" office:value-type="float" office:value="0" calcext:value-type="float">
            <text:p>0.00</text:p>
          </table:table-cell>
          <table:table-cell table:formula="of:=[.D104]/[.$E104]" office:value-type="float" office:value="-0.99898505089044" calcext:value-type="float">
            <text:p>-1.00</text:p>
          </table:table-cell>
          <table:table-cell table:formula="of:=DEGREES(ATAN2([.G104];[.F104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3.53" calcext:value-type="float">
            <text:p>23.53</text:p>
          </table:table-cell>
          <table:table-cell office:value-type="float" office:value="0" calcext:value-type="float">
            <text:p>0</text:p>
          </table:table-cell>
          <table:table-cell office:value-type="float" office:value="-521.86" calcext:value-type="float">
            <text:p>-521.86</text:p>
          </table:table-cell>
          <table:table-cell table:formula="of:=SQRT([.B105]^2 + [.C105]^2 + [.D105]^2)" office:value-type="float" office:value="522.390199467793" calcext:value-type="float">
            <text:p>522.39</text:p>
          </table:table-cell>
          <table:table-cell table:formula="of:=[.B105]/[.$E105]" office:value-type="float" office:value="0.0450429583555974" calcext:value-type="float">
            <text:p>0.05</text:p>
          </table:table-cell>
          <table:table-cell table:formula="of:=[.C105]/[.$E105]" office:value-type="float" office:value="0" calcext:value-type="float">
            <text:p>0.00</text:p>
          </table:table-cell>
          <table:table-cell table:formula="of:=[.D105]/[.$E105]" office:value-type="float" office:value="-0.99898505089044" calcext:value-type="float">
            <text:p>-1.00</text:p>
          </table:table-cell>
          <table:table-cell table:formula="of:=DEGREES(ATAN2([.G105];[.F105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9.05" calcext:value-type="float">
            <text:p>9.05</text:p>
          </table:table-cell>
          <table:table-cell office:value-type="float" office:value="0" calcext:value-type="float">
            <text:p>0</text:p>
          </table:table-cell>
          <table:table-cell office:value-type="float" office:value="-514.9" calcext:value-type="float">
            <text:p>-514.9</text:p>
          </table:table-cell>
          <table:table-cell table:formula="of:=SQRT([.B106]^2 + [.C106]^2 + [.D106]^2)" office:value-type="float" office:value="514.979526292065" calcext:value-type="float">
            <text:p>514.98</text:p>
          </table:table-cell>
          <table:table-cell table:formula="of:=[.B106]/[.$E106]" office:value-type="float" office:value="0.0175735141650416" calcext:value-type="float">
            <text:p>0.02</text:p>
          </table:table-cell>
          <table:table-cell table:formula="of:=[.C106]/[.$E106]" office:value-type="float" office:value="0" calcext:value-type="float">
            <text:p>0.00</text:p>
          </table:table-cell>
          <table:table-cell table:formula="of:=[.D106]/[.$E106]" office:value-type="float" office:value="-0.999845573876232" calcext:value-type="float">
            <text:p>-1.00</text:p>
          </table:table-cell>
          <table:table-cell table:formula="of:=DEGREES(ATAN2([.G106];[.F106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9.05" calcext:value-type="float">
            <text:p>9.05</text:p>
          </table:table-cell>
          <table:table-cell office:value-type="float" office:value="0" calcext:value-type="float">
            <text:p>0</text:p>
          </table:table-cell>
          <table:table-cell office:value-type="float" office:value="-514.9" calcext:value-type="float">
            <text:p>-514.9</text:p>
          </table:table-cell>
          <table:table-cell table:formula="of:=SQRT([.B107]^2 + [.C107]^2 + [.D107]^2)" office:value-type="float" office:value="514.979526292065" calcext:value-type="float">
            <text:p>514.98</text:p>
          </table:table-cell>
          <table:table-cell table:formula="of:=[.B107]/[.$E107]" office:value-type="float" office:value="0.0175735141650416" calcext:value-type="float">
            <text:p>0.02</text:p>
          </table:table-cell>
          <table:table-cell table:formula="of:=[.C107]/[.$E107]" office:value-type="float" office:value="0" calcext:value-type="float">
            <text:p>0.00</text:p>
          </table:table-cell>
          <table:table-cell table:formula="of:=[.D107]/[.$E107]" office:value-type="float" office:value="-0.999845573876232" calcext:value-type="float">
            <text:p>-1.00</text:p>
          </table:table-cell>
          <table:table-cell table:formula="of:=DEGREES(ATAN2([.G107];[.F107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9.05" calcext:value-type="float">
            <text:p>9.05</text:p>
          </table:table-cell>
          <table:table-cell office:value-type="float" office:value="0" calcext:value-type="float">
            <text:p>0</text:p>
          </table:table-cell>
          <table:table-cell office:value-type="float" office:value="-514.9" calcext:value-type="float">
            <text:p>-514.9</text:p>
          </table:table-cell>
          <table:table-cell table:formula="of:=SQRT([.B108]^2 + [.C108]^2 + [.D108]^2)" office:value-type="float" office:value="514.979526292065" calcext:value-type="float">
            <text:p>514.98</text:p>
          </table:table-cell>
          <table:table-cell table:formula="of:=[.B108]/[.$E108]" office:value-type="float" office:value="0.0175735141650416" calcext:value-type="float">
            <text:p>0.02</text:p>
          </table:table-cell>
          <table:table-cell table:formula="of:=[.C108]/[.$E108]" office:value-type="float" office:value="0" calcext:value-type="float">
            <text:p>0.00</text:p>
          </table:table-cell>
          <table:table-cell table:formula="of:=[.D108]/[.$E108]" office:value-type="float" office:value="-0.999845573876232" calcext:value-type="float">
            <text:p>-1.00</text:p>
          </table:table-cell>
          <table:table-cell table:formula="of:=DEGREES(ATAN2([.G108];[.F108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.81" calcext:value-type="float">
            <text:p>1.81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109]^2 + [.C109]^2 + [.D109]^2)" office:value-type="float" office:value="511.537647588132" calcext:value-type="float">
            <text:p>511.54</text:p>
          </table:table-cell>
          <table:table-cell table:formula="of:=[.B109]/[.$E109]" office:value-type="float" office:value="0.00353835149481966" calcext:value-type="float">
            <text:p>0.00</text:p>
          </table:table-cell>
          <table:table-cell table:formula="of:=[.C109]/[.$E109]" office:value-type="float" office:value="-0.0211519133557728" calcext:value-type="float">
            <text:p>-0.02</text:p>
          </table:table-cell>
          <table:table-cell table:formula="of:=[.D109]/[.$E109]" office:value-type="float" office:value="-0.999770011867774" calcext:value-type="float">
            <text:p>-1.00</text:p>
          </table:table-cell>
          <table:table-cell table:formula="of:=DEGREES(ATAN2([.G109];[.F109]))" office:value-type="float" office:value="170.503332955978" calcext:value-type="float">
            <text:p>170.5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.81" calcext:value-type="float">
            <text:p>1.81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110]^2 + [.C110]^2 + [.D110]^2)" office:value-type="float" office:value="511.537647588132" calcext:value-type="float">
            <text:p>511.54</text:p>
          </table:table-cell>
          <table:table-cell table:formula="of:=[.B110]/[.$E110]" office:value-type="float" office:value="0.00353835149481966" calcext:value-type="float">
            <text:p>0.00</text:p>
          </table:table-cell>
          <table:table-cell table:formula="of:=[.C110]/[.$E110]" office:value-type="float" office:value="-0.0211519133557728" calcext:value-type="float">
            <text:p>-0.02</text:p>
          </table:table-cell>
          <table:table-cell table:formula="of:=[.D110]/[.$E110]" office:value-type="float" office:value="-0.999770011867774" calcext:value-type="float">
            <text:p>-1.00</text:p>
          </table:table-cell>
          <table:table-cell table:formula="of:=DEGREES(ATAN2([.G110];[.F110]))" office:value-type="float" office:value="170.503332955978" calcext:value-type="float">
            <text:p>170.5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.81" calcext:value-type="float">
            <text:p>1.81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111]^2 + [.C111]^2 + [.D111]^2)" office:value-type="float" office:value="511.537647588132" calcext:value-type="float">
            <text:p>511.54</text:p>
          </table:table-cell>
          <table:table-cell table:formula="of:=[.B111]/[.$E111]" office:value-type="float" office:value="0.00353835149481966" calcext:value-type="float">
            <text:p>0.00</text:p>
          </table:table-cell>
          <table:table-cell table:formula="of:=[.C111]/[.$E111]" office:value-type="float" office:value="-0.0211519133557728" calcext:value-type="float">
            <text:p>-0.02</text:p>
          </table:table-cell>
          <table:table-cell table:formula="of:=[.D111]/[.$E111]" office:value-type="float" office:value="-0.999770011867774" calcext:value-type="float">
            <text:p>-1.00</text:p>
          </table:table-cell>
          <table:table-cell table:formula="of:=DEGREES(ATAN2([.G111];[.F111]))" office:value-type="float" office:value="170.503332955978" calcext:value-type="float">
            <text:p>170.5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.81" calcext:value-type="float">
            <text:p>1.81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112]^2 + [.C112]^2 + [.D112]^2)" office:value-type="float" office:value="511.537647588132" calcext:value-type="float">
            <text:p>511.54</text:p>
          </table:table-cell>
          <table:table-cell table:formula="of:=[.B112]/[.$E112]" office:value-type="float" office:value="0.00353835149481966" calcext:value-type="float">
            <text:p>0.00</text:p>
          </table:table-cell>
          <table:table-cell table:formula="of:=[.C112]/[.$E112]" office:value-type="float" office:value="-0.0211519133557728" calcext:value-type="float">
            <text:p>-0.02</text:p>
          </table:table-cell>
          <table:table-cell table:formula="of:=[.D112]/[.$E112]" office:value-type="float" office:value="-0.999770011867774" calcext:value-type="float">
            <text:p>-1.00</text:p>
          </table:table-cell>
          <table:table-cell table:formula="of:=DEGREES(ATAN2([.G112];[.F112]))" office:value-type="float" office:value="170.503332955978" calcext:value-type="float">
            <text:p>170.5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0.86" calcext:value-type="float">
            <text:p>10.86</text:p>
          </table:table-cell>
          <table:table-cell office:value-type="float" office:value="-5.41" calcext:value-type="float">
            <text:p>-5.41</text:p>
          </table:table-cell>
          <table:table-cell office:value-type="float" office:value="-513.16" calcext:value-type="float">
            <text:p>-513.16</text:p>
          </table:table-cell>
          <table:table-cell table:formula="of:=SQRT([.B113]^2 + [.C113]^2 + [.D113]^2)" office:value-type="float" office:value="513.303412515444" calcext:value-type="float">
            <text:p>513.30</text:p>
          </table:table-cell>
          <table:table-cell table:formula="of:=[.B113]/[.$E113]" office:value-type="float" office:value="0.0211570773449188" calcext:value-type="float">
            <text:p>0.02</text:p>
          </table:table-cell>
          <table:table-cell table:formula="of:=[.C113]/[.$E113]" office:value-type="float" office:value="-0.0105395753624319" calcext:value-type="float">
            <text:p>-0.01</text:p>
          </table:table-cell>
          <table:table-cell table:formula="of:=[.D113]/[.$E113]" office:value-type="float" office:value="-0.999720608684947" calcext:value-type="float">
            <text:p>-1.00</text:p>
          </table:table-cell>
          <table:table-cell table:formula="of:=DEGREES(ATAN2([.G113];[.F113]))" office:value-type="float" office:value="116.480575337791" calcext:value-type="float">
            <text:p>116.4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0.86" calcext:value-type="float">
            <text:p>10.86</text:p>
          </table:table-cell>
          <table:table-cell office:value-type="float" office:value="-5.41" calcext:value-type="float">
            <text:p>-5.41</text:p>
          </table:table-cell>
          <table:table-cell office:value-type="float" office:value="-513.16" calcext:value-type="float">
            <text:p>-513.16</text:p>
          </table:table-cell>
          <table:table-cell table:formula="of:=SQRT([.B114]^2 + [.C114]^2 + [.D114]^2)" office:value-type="float" office:value="513.303412515444" calcext:value-type="float">
            <text:p>513.30</text:p>
          </table:table-cell>
          <table:table-cell table:formula="of:=[.B114]/[.$E114]" office:value-type="float" office:value="0.0211570773449188" calcext:value-type="float">
            <text:p>0.02</text:p>
          </table:table-cell>
          <table:table-cell table:formula="of:=[.C114]/[.$E114]" office:value-type="float" office:value="-0.0105395753624319" calcext:value-type="float">
            <text:p>-0.01</text:p>
          </table:table-cell>
          <table:table-cell table:formula="of:=[.D114]/[.$E114]" office:value-type="float" office:value="-0.999720608684947" calcext:value-type="float">
            <text:p>-1.00</text:p>
          </table:table-cell>
          <table:table-cell table:formula="of:=DEGREES(ATAN2([.G114];[.F114]))" office:value-type="float" office:value="116.480575337791" calcext:value-type="float">
            <text:p>116.4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0.86" calcext:value-type="float">
            <text:p>10.86</text:p>
          </table:table-cell>
          <table:table-cell office:value-type="float" office:value="-5.41" calcext:value-type="float">
            <text:p>-5.41</text:p>
          </table:table-cell>
          <table:table-cell office:value-type="float" office:value="-513.16" calcext:value-type="float">
            <text:p>-513.16</text:p>
          </table:table-cell>
          <table:table-cell table:formula="of:=SQRT([.B115]^2 + [.C115]^2 + [.D115]^2)" office:value-type="float" office:value="513.303412515444" calcext:value-type="float">
            <text:p>513.30</text:p>
          </table:table-cell>
          <table:table-cell table:formula="of:=[.B115]/[.$E115]" office:value-type="float" office:value="0.0211570773449188" calcext:value-type="float">
            <text:p>0.02</text:p>
          </table:table-cell>
          <table:table-cell table:formula="of:=[.C115]/[.$E115]" office:value-type="float" office:value="-0.0105395753624319" calcext:value-type="float">
            <text:p>-0.01</text:p>
          </table:table-cell>
          <table:table-cell table:formula="of:=[.D115]/[.$E115]" office:value-type="float" office:value="-0.999720608684947" calcext:value-type="float">
            <text:p>-1.00</text:p>
          </table:table-cell>
          <table:table-cell table:formula="of:=DEGREES(ATAN2([.G115];[.F115]))" office:value-type="float" office:value="116.480575337791" calcext:value-type="float">
            <text:p>116.4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0.86" calcext:value-type="float">
            <text:p>10.86</text:p>
          </table:table-cell>
          <table:table-cell office:value-type="float" office:value="-5.41" calcext:value-type="float">
            <text:p>-5.41</text:p>
          </table:table-cell>
          <table:table-cell office:value-type="float" office:value="-513.16" calcext:value-type="float">
            <text:p>-513.16</text:p>
          </table:table-cell>
          <table:table-cell table:formula="of:=SQRT([.B116]^2 + [.C116]^2 + [.D116]^2)" office:value-type="float" office:value="513.303412515444" calcext:value-type="float">
            <text:p>513.30</text:p>
          </table:table-cell>
          <table:table-cell table:formula="of:=[.B116]/[.$E116]" office:value-type="float" office:value="0.0211570773449188" calcext:value-type="float">
            <text:p>0.02</text:p>
          </table:table-cell>
          <table:table-cell table:formula="of:=[.C116]/[.$E116]" office:value-type="float" office:value="-0.0105395753624319" calcext:value-type="float">
            <text:p>-0.01</text:p>
          </table:table-cell>
          <table:table-cell table:formula="of:=[.D116]/[.$E116]" office:value-type="float" office:value="-0.999720608684947" calcext:value-type="float">
            <text:p>-1.00</text:p>
          </table:table-cell>
          <table:table-cell table:formula="of:=DEGREES(ATAN2([.G116];[.F116]))" office:value-type="float" office:value="116.480575337791" calcext:value-type="float">
            <text:p>116.4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0.86" calcext:value-type="float">
            <text:p>10.86</text:p>
          </table:table-cell>
          <table:table-cell office:value-type="float" office:value="-5.41" calcext:value-type="float">
            <text:p>-5.41</text:p>
          </table:table-cell>
          <table:table-cell office:value-type="float" office:value="-513.16" calcext:value-type="float">
            <text:p>-513.16</text:p>
          </table:table-cell>
          <table:table-cell table:formula="of:=SQRT([.B117]^2 + [.C117]^2 + [.D117]^2)" office:value-type="float" office:value="513.303412515444" calcext:value-type="float">
            <text:p>513.30</text:p>
          </table:table-cell>
          <table:table-cell table:formula="of:=[.B117]/[.$E117]" office:value-type="float" office:value="0.0211570773449188" calcext:value-type="float">
            <text:p>0.02</text:p>
          </table:table-cell>
          <table:table-cell table:formula="of:=[.C117]/[.$E117]" office:value-type="float" office:value="-0.0105395753624319" calcext:value-type="float">
            <text:p>-0.01</text:p>
          </table:table-cell>
          <table:table-cell table:formula="of:=[.D117]/[.$E117]" office:value-type="float" office:value="-0.999720608684947" calcext:value-type="float">
            <text:p>-1.00</text:p>
          </table:table-cell>
          <table:table-cell table:formula="of:=DEGREES(ATAN2([.G117];[.F117]))" office:value-type="float" office:value="116.480575337791" calcext:value-type="float">
            <text:p>116.4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21.86" calcext:value-type="float">
            <text:p>-521.86</text:p>
          </table:table-cell>
          <table:table-cell table:formula="of:=SQRT([.B118]^2 + [.C118]^2 + [.D118]^2)" office:value-type="float" office:value="522.213187692536" calcext:value-type="float">
            <text:p>522.21</text:p>
          </table:table-cell>
          <table:table-cell table:formula="of:=[.B118]/[.$E118]" office:value-type="float" office:value="0.0242621218663281" calcext:value-type="float">
            <text:p>0.02</text:p>
          </table:table-cell>
          <table:table-cell table:formula="of:=[.C118]/[.$E118]" office:value-type="float" office:value="-0.0276323929385253" calcext:value-type="float">
            <text:p>-0.03</text:p>
          </table:table-cell>
          <table:table-cell table:formula="of:=[.D118]/[.$E118]" office:value-type="float" office:value="-0.999323671441358" calcext:value-type="float">
            <text:p>-1.00</text:p>
          </table:table-cell>
          <table:table-cell table:formula="of:=DEGREES(ATAN2([.G118];[.F118]))" office:value-type="float" office:value="138.715835951332" calcext:value-type="float">
            <text:p>138.7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21.86" calcext:value-type="float">
            <text:p>-521.86</text:p>
          </table:table-cell>
          <table:table-cell table:formula="of:=SQRT([.B119]^2 + [.C119]^2 + [.D119]^2)" office:value-type="float" office:value="522.213187692536" calcext:value-type="float">
            <text:p>522.21</text:p>
          </table:table-cell>
          <table:table-cell table:formula="of:=[.B119]/[.$E119]" office:value-type="float" office:value="0.0242621218663281" calcext:value-type="float">
            <text:p>0.02</text:p>
          </table:table-cell>
          <table:table-cell table:formula="of:=[.C119]/[.$E119]" office:value-type="float" office:value="-0.0276323929385253" calcext:value-type="float">
            <text:p>-0.03</text:p>
          </table:table-cell>
          <table:table-cell table:formula="of:=[.D119]/[.$E119]" office:value-type="float" office:value="-0.999323671441358" calcext:value-type="float">
            <text:p>-1.00</text:p>
          </table:table-cell>
          <table:table-cell table:formula="of:=DEGREES(ATAN2([.G119];[.F119]))" office:value-type="float" office:value="138.715835951332" calcext:value-type="float">
            <text:p>138.7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21.86" calcext:value-type="float">
            <text:p>-521.86</text:p>
          </table:table-cell>
          <table:table-cell table:formula="of:=SQRT([.B120]^2 + [.C120]^2 + [.D120]^2)" office:value-type="float" office:value="522.213187692536" calcext:value-type="float">
            <text:p>522.21</text:p>
          </table:table-cell>
          <table:table-cell table:formula="of:=[.B120]/[.$E120]" office:value-type="float" office:value="0.0242621218663281" calcext:value-type="float">
            <text:p>0.02</text:p>
          </table:table-cell>
          <table:table-cell table:formula="of:=[.C120]/[.$E120]" office:value-type="float" office:value="-0.0276323929385253" calcext:value-type="float">
            <text:p>-0.03</text:p>
          </table:table-cell>
          <table:table-cell table:formula="of:=[.D120]/[.$E120]" office:value-type="float" office:value="-0.999323671441358" calcext:value-type="float">
            <text:p>-1.00</text:p>
          </table:table-cell>
          <table:table-cell table:formula="of:=DEGREES(ATAN2([.G120];[.F120]))" office:value-type="float" office:value="138.715835951332" calcext:value-type="float">
            <text:p>138.7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21.86" calcext:value-type="float">
            <text:p>-521.86</text:p>
          </table:table-cell>
          <table:table-cell table:formula="of:=SQRT([.B121]^2 + [.C121]^2 + [.D121]^2)" office:value-type="float" office:value="522.213187692536" calcext:value-type="float">
            <text:p>522.21</text:p>
          </table:table-cell>
          <table:table-cell table:formula="of:=[.B121]/[.$E121]" office:value-type="float" office:value="0.0242621218663281" calcext:value-type="float">
            <text:p>0.02</text:p>
          </table:table-cell>
          <table:table-cell table:formula="of:=[.C121]/[.$E121]" office:value-type="float" office:value="-0.0276323929385253" calcext:value-type="float">
            <text:p>-0.03</text:p>
          </table:table-cell>
          <table:table-cell table:formula="of:=[.D121]/[.$E121]" office:value-type="float" office:value="-0.999323671441358" calcext:value-type="float">
            <text:p>-1.00</text:p>
          </table:table-cell>
          <table:table-cell table:formula="of:=DEGREES(ATAN2([.G121];[.F121]))" office:value-type="float" office:value="138.715835951332" calcext:value-type="float">
            <text:p>138.7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5.43" calcext:value-type="float">
            <text:p>5.43</text:p>
          </table:table-cell>
          <table:table-cell office:value-type="float" office:value="0" calcext:value-type="float">
            <text:p>0</text:p>
          </table:table-cell>
          <table:table-cell office:value-type="float" office:value="-507.94" calcext:value-type="float">
            <text:p>-507.94</text:p>
          </table:table-cell>
          <table:table-cell table:formula="of:=SQRT([.B122]^2 + [.C122]^2 + [.D122]^2)" office:value-type="float" office:value="507.969023169721" calcext:value-type="float">
            <text:p>507.97</text:p>
          </table:table-cell>
          <table:table-cell table:formula="of:=[.B122]/[.$E122]" office:value-type="float" office:value="0.0106896282102339" calcext:value-type="float">
            <text:p>0.01</text:p>
          </table:table-cell>
          <table:table-cell table:formula="of:=[.C122]/[.$E122]" office:value-type="float" office:value="0" calcext:value-type="float">
            <text:p>0.00</text:p>
          </table:table-cell>
          <table:table-cell table:formula="of:=[.D122]/[.$E122]" office:value-type="float" office:value="-0.999942864292119" calcext:value-type="float">
            <text:p>-1.00</text:p>
          </table:table-cell>
          <table:table-cell table:formula="of:=DEGREES(ATAN2([.G122];[.F122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5.43" calcext:value-type="float">
            <text:p>5.43</text:p>
          </table:table-cell>
          <table:table-cell office:value-type="float" office:value="0" calcext:value-type="float">
            <text:p>0</text:p>
          </table:table-cell>
          <table:table-cell office:value-type="float" office:value="-507.94" calcext:value-type="float">
            <text:p>-507.94</text:p>
          </table:table-cell>
          <table:table-cell table:formula="of:=SQRT([.B123]^2 + [.C123]^2 + [.D123]^2)" office:value-type="float" office:value="507.969023169721" calcext:value-type="float">
            <text:p>507.97</text:p>
          </table:table-cell>
          <table:table-cell table:formula="of:=[.B123]/[.$E123]" office:value-type="float" office:value="0.0106896282102339" calcext:value-type="float">
            <text:p>0.01</text:p>
          </table:table-cell>
          <table:table-cell table:formula="of:=[.C123]/[.$E123]" office:value-type="float" office:value="0" calcext:value-type="float">
            <text:p>0.00</text:p>
          </table:table-cell>
          <table:table-cell table:formula="of:=[.D123]/[.$E123]" office:value-type="float" office:value="-0.999942864292119" calcext:value-type="float">
            <text:p>-1.00</text:p>
          </table:table-cell>
          <table:table-cell table:formula="of:=DEGREES(ATAN2([.G123];[.F123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5.43" calcext:value-type="float">
            <text:p>5.43</text:p>
          </table:table-cell>
          <table:table-cell office:value-type="float" office:value="0" calcext:value-type="float">
            <text:p>0</text:p>
          </table:table-cell>
          <table:table-cell office:value-type="float" office:value="-507.94" calcext:value-type="float">
            <text:p>-507.94</text:p>
          </table:table-cell>
          <table:table-cell table:formula="of:=SQRT([.B124]^2 + [.C124]^2 + [.D124]^2)" office:value-type="float" office:value="507.969023169721" calcext:value-type="float">
            <text:p>507.97</text:p>
          </table:table-cell>
          <table:table-cell table:formula="of:=[.B124]/[.$E124]" office:value-type="float" office:value="0.0106896282102339" calcext:value-type="float">
            <text:p>0.01</text:p>
          </table:table-cell>
          <table:table-cell table:formula="of:=[.C124]/[.$E124]" office:value-type="float" office:value="0" calcext:value-type="float">
            <text:p>0.00</text:p>
          </table:table-cell>
          <table:table-cell table:formula="of:=[.D124]/[.$E124]" office:value-type="float" office:value="-0.999942864292119" calcext:value-type="float">
            <text:p>-1.00</text:p>
          </table:table-cell>
          <table:table-cell table:formula="of:=DEGREES(ATAN2([.G124];[.F124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5.43" calcext:value-type="float">
            <text:p>5.43</text:p>
          </table:table-cell>
          <table:table-cell office:value-type="float" office:value="0" calcext:value-type="float">
            <text:p>0</text:p>
          </table:table-cell>
          <table:table-cell office:value-type="float" office:value="-507.94" calcext:value-type="float">
            <text:p>-507.94</text:p>
          </table:table-cell>
          <table:table-cell table:formula="of:=SQRT([.B125]^2 + [.C125]^2 + [.D125]^2)" office:value-type="float" office:value="507.969023169721" calcext:value-type="float">
            <text:p>507.97</text:p>
          </table:table-cell>
          <table:table-cell table:formula="of:=[.B125]/[.$E125]" office:value-type="float" office:value="0.0106896282102339" calcext:value-type="float">
            <text:p>0.01</text:p>
          </table:table-cell>
          <table:table-cell table:formula="of:=[.C125]/[.$E125]" office:value-type="float" office:value="0" calcext:value-type="float">
            <text:p>0.00</text:p>
          </table:table-cell>
          <table:table-cell table:formula="of:=[.D125]/[.$E125]" office:value-type="float" office:value="-0.999942864292119" calcext:value-type="float">
            <text:p>-1.00</text:p>
          </table:table-cell>
          <table:table-cell table:formula="of:=DEGREES(ATAN2([.G125];[.F125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3.53" calcext:value-type="float">
            <text:p>23.53</text:p>
          </table:table-cell>
          <table:table-cell office:value-type="float" office:value="-7.22" calcext:value-type="float">
            <text:p>-7.22</text:p>
          </table:table-cell>
          <table:table-cell office:value-type="float" office:value="-511.42" calcext:value-type="float">
            <text:p>-511.42</text:p>
          </table:table-cell>
          <table:table-cell table:formula="of:=SQRT([.B126]^2 + [.C126]^2 + [.D126]^2)" office:value-type="float" office:value="512.011919490162" calcext:value-type="float">
            <text:p>512.01</text:p>
          </table:table-cell>
          <table:table-cell table:formula="of:=[.B126]/[.$E126]" office:value-type="float" office:value="0.045955961383536" calcext:value-type="float">
            <text:p>0.05</text:p>
          </table:table-cell>
          <table:table-cell table:formula="of:=[.C126]/[.$E126]" office:value-type="float" office:value="-0.0141012342196825" calcext:value-type="float">
            <text:p>-0.01</text:p>
          </table:table-cell>
          <table:table-cell table:formula="of:=[.D126]/[.$E126]" office:value-type="float" office:value="-0.998843934159284" calcext:value-type="float">
            <text:p>-1.00</text:p>
          </table:table-cell>
          <table:table-cell table:formula="of:=DEGREES(ATAN2([.G126];[.F126]))" office:value-type="float" office:value="107.058230060315" calcext:value-type="float">
            <text:p>107.0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3.53" calcext:value-type="float">
            <text:p>23.53</text:p>
          </table:table-cell>
          <table:table-cell office:value-type="float" office:value="-7.22" calcext:value-type="float">
            <text:p>-7.22</text:p>
          </table:table-cell>
          <table:table-cell office:value-type="float" office:value="-511.42" calcext:value-type="float">
            <text:p>-511.42</text:p>
          </table:table-cell>
          <table:table-cell table:formula="of:=SQRT([.B127]^2 + [.C127]^2 + [.D127]^2)" office:value-type="float" office:value="512.011919490162" calcext:value-type="float">
            <text:p>512.01</text:p>
          </table:table-cell>
          <table:table-cell table:formula="of:=[.B127]/[.$E127]" office:value-type="float" office:value="0.045955961383536" calcext:value-type="float">
            <text:p>0.05</text:p>
          </table:table-cell>
          <table:table-cell table:formula="of:=[.C127]/[.$E127]" office:value-type="float" office:value="-0.0141012342196825" calcext:value-type="float">
            <text:p>-0.01</text:p>
          </table:table-cell>
          <table:table-cell table:formula="of:=[.D127]/[.$E127]" office:value-type="float" office:value="-0.998843934159284" calcext:value-type="float">
            <text:p>-1.00</text:p>
          </table:table-cell>
          <table:table-cell table:formula="of:=DEGREES(ATAN2([.G127];[.F127]))" office:value-type="float" office:value="107.058230060315" calcext:value-type="float">
            <text:p>107.0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3.53" calcext:value-type="float">
            <text:p>23.53</text:p>
          </table:table-cell>
          <table:table-cell office:value-type="float" office:value="-7.22" calcext:value-type="float">
            <text:p>-7.22</text:p>
          </table:table-cell>
          <table:table-cell office:value-type="float" office:value="-511.42" calcext:value-type="float">
            <text:p>-511.42</text:p>
          </table:table-cell>
          <table:table-cell table:formula="of:=SQRT([.B128]^2 + [.C128]^2 + [.D128]^2)" office:value-type="float" office:value="512.011919490162" calcext:value-type="float">
            <text:p>512.01</text:p>
          </table:table-cell>
          <table:table-cell table:formula="of:=[.B128]/[.$E128]" office:value-type="float" office:value="0.045955961383536" calcext:value-type="float">
            <text:p>0.05</text:p>
          </table:table-cell>
          <table:table-cell table:formula="of:=[.C128]/[.$E128]" office:value-type="float" office:value="-0.0141012342196825" calcext:value-type="float">
            <text:p>-0.01</text:p>
          </table:table-cell>
          <table:table-cell table:formula="of:=[.D128]/[.$E128]" office:value-type="float" office:value="-0.998843934159284" calcext:value-type="float">
            <text:p>-1.00</text:p>
          </table:table-cell>
          <table:table-cell table:formula="of:=DEGREES(ATAN2([.G128];[.F128]))" office:value-type="float" office:value="107.058230060315" calcext:value-type="float">
            <text:p>107.0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07.94" calcext:value-type="float">
            <text:p>-507.94</text:p>
          </table:table-cell>
          <table:table-cell table:formula="of:=SQRT([.B129]^2 + [.C129]^2 + [.D129]^2)" office:value-type="float" office:value="508.213188435719" calcext:value-type="float">
            <text:p>508.21</text:p>
          </table:table-cell>
          <table:table-cell table:formula="of:=[.B129]/[.$E129]" office:value-type="float" office:value="0.0249304824988865" calcext:value-type="float">
            <text:p>0.02</text:p>
          </table:table-cell>
          <table:table-cell table:formula="of:=[.C129]/[.$E129]" office:value-type="float" office:value="-0.0212902778719772" calcext:value-type="float">
            <text:p>-0.02</text:p>
          </table:table-cell>
          <table:table-cell table:formula="of:=[.D129]/[.$E129]" office:value-type="float" office:value="-0.999462453076906" calcext:value-type="float">
            <text:p>-1.00</text:p>
          </table:table-cell>
          <table:table-cell table:formula="of:=DEGREES(ATAN2([.G129];[.F129]))" office:value-type="float" office:value="130.496856128659" calcext:value-type="float">
            <text:p>130.5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07.94" calcext:value-type="float">
            <text:p>-507.94</text:p>
          </table:table-cell>
          <table:table-cell table:formula="of:=SQRT([.B130]^2 + [.C130]^2 + [.D130]^2)" office:value-type="float" office:value="508.213188435719" calcext:value-type="float">
            <text:p>508.21</text:p>
          </table:table-cell>
          <table:table-cell table:formula="of:=[.B130]/[.$E130]" office:value-type="float" office:value="0.0249304824988865" calcext:value-type="float">
            <text:p>0.02</text:p>
          </table:table-cell>
          <table:table-cell table:formula="of:=[.C130]/[.$E130]" office:value-type="float" office:value="-0.0212902778719772" calcext:value-type="float">
            <text:p>-0.02</text:p>
          </table:table-cell>
          <table:table-cell table:formula="of:=[.D130]/[.$E130]" office:value-type="float" office:value="-0.999462453076906" calcext:value-type="float">
            <text:p>-1.00</text:p>
          </table:table-cell>
          <table:table-cell table:formula="of:=DEGREES(ATAN2([.G130];[.F130]))" office:value-type="float" office:value="130.496856128659" calcext:value-type="float">
            <text:p>130.5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07.94" calcext:value-type="float">
            <text:p>-507.94</text:p>
          </table:table-cell>
          <table:table-cell table:formula="of:=SQRT([.B131]^2 + [.C131]^2 + [.D131]^2)" office:value-type="float" office:value="508.213188435719" calcext:value-type="float">
            <text:p>508.21</text:p>
          </table:table-cell>
          <table:table-cell table:formula="of:=[.B131]/[.$E131]" office:value-type="float" office:value="0.0249304824988865" calcext:value-type="float">
            <text:p>0.02</text:p>
          </table:table-cell>
          <table:table-cell table:formula="of:=[.C131]/[.$E131]" office:value-type="float" office:value="-0.0212902778719772" calcext:value-type="float">
            <text:p>-0.02</text:p>
          </table:table-cell>
          <table:table-cell table:formula="of:=[.D131]/[.$E131]" office:value-type="float" office:value="-0.999462453076906" calcext:value-type="float">
            <text:p>-1.00</text:p>
          </table:table-cell>
          <table:table-cell table:formula="of:=DEGREES(ATAN2([.G131];[.F131]))" office:value-type="float" office:value="130.496856128659" calcext:value-type="float">
            <text:p>130.5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07.94" calcext:value-type="float">
            <text:p>-507.94</text:p>
          </table:table-cell>
          <table:table-cell table:formula="of:=SQRT([.B132]^2 + [.C132]^2 + [.D132]^2)" office:value-type="float" office:value="508.213188435719" calcext:value-type="float">
            <text:p>508.21</text:p>
          </table:table-cell>
          <table:table-cell table:formula="of:=[.B132]/[.$E132]" office:value-type="float" office:value="0.0249304824988865" calcext:value-type="float">
            <text:p>0.02</text:p>
          </table:table-cell>
          <table:table-cell table:formula="of:=[.C132]/[.$E132]" office:value-type="float" office:value="-0.0212902778719772" calcext:value-type="float">
            <text:p>-0.02</text:p>
          </table:table-cell>
          <table:table-cell table:formula="of:=[.D132]/[.$E132]" office:value-type="float" office:value="-0.999462453076906" calcext:value-type="float">
            <text:p>-1.00</text:p>
          </table:table-cell>
          <table:table-cell table:formula="of:=DEGREES(ATAN2([.G132];[.F132]))" office:value-type="float" office:value="130.496856128659" calcext:value-type="float">
            <text:p>130.5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1.72" calcext:value-type="float">
            <text:p>21.72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13.16" calcext:value-type="float">
            <text:p>-513.16</text:p>
          </table:table-cell>
          <table:table-cell table:formula="of:=SQRT([.B133]^2 + [.C133]^2 + [.D133]^2)" office:value-type="float" office:value="513.77471804284" calcext:value-type="float">
            <text:p>513.77</text:p>
          </table:table-cell>
          <table:table-cell table:formula="of:=[.B133]/[.$E133]" office:value-type="float" office:value="0.0422753382703213" calcext:value-type="float">
            <text:p>0.04</text:p>
          </table:table-cell>
          <table:table-cell table:formula="of:=[.C133]/[.$E133]" office:value-type="float" office:value="-0.0245827588560846" calcext:value-type="float">
            <text:p>-0.02</text:p>
          </table:table-cell>
          <table:table-cell table:formula="of:=[.D133]/[.$E133]" office:value-type="float" office:value="-0.998803526095675" calcext:value-type="float">
            <text:p>-1.00</text:p>
          </table:table-cell>
          <table:table-cell table:formula="of:=DEGREES(ATAN2([.G133];[.F133]))" office:value-type="float" office:value="120.177646283053" calcext:value-type="float">
            <text:p>120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1.72" calcext:value-type="float">
            <text:p>21.72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13.16" calcext:value-type="float">
            <text:p>-513.16</text:p>
          </table:table-cell>
          <table:table-cell table:formula="of:=SQRT([.B134]^2 + [.C134]^2 + [.D134]^2)" office:value-type="float" office:value="513.77471804284" calcext:value-type="float">
            <text:p>513.77</text:p>
          </table:table-cell>
          <table:table-cell table:formula="of:=[.B134]/[.$E134]" office:value-type="float" office:value="0.0422753382703213" calcext:value-type="float">
            <text:p>0.04</text:p>
          </table:table-cell>
          <table:table-cell table:formula="of:=[.C134]/[.$E134]" office:value-type="float" office:value="-0.0245827588560846" calcext:value-type="float">
            <text:p>-0.02</text:p>
          </table:table-cell>
          <table:table-cell table:formula="of:=[.D134]/[.$E134]" office:value-type="float" office:value="-0.998803526095675" calcext:value-type="float">
            <text:p>-1.00</text:p>
          </table:table-cell>
          <table:table-cell table:formula="of:=DEGREES(ATAN2([.G134];[.F134]))" office:value-type="float" office:value="120.177646283053" calcext:value-type="float">
            <text:p>120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1.72" calcext:value-type="float">
            <text:p>21.72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13.16" calcext:value-type="float">
            <text:p>-513.16</text:p>
          </table:table-cell>
          <table:table-cell table:formula="of:=SQRT([.B135]^2 + [.C135]^2 + [.D135]^2)" office:value-type="float" office:value="513.77471804284" calcext:value-type="float">
            <text:p>513.77</text:p>
          </table:table-cell>
          <table:table-cell table:formula="of:=[.B135]/[.$E135]" office:value-type="float" office:value="0.0422753382703213" calcext:value-type="float">
            <text:p>0.04</text:p>
          </table:table-cell>
          <table:table-cell table:formula="of:=[.C135]/[.$E135]" office:value-type="float" office:value="-0.0245827588560846" calcext:value-type="float">
            <text:p>-0.02</text:p>
          </table:table-cell>
          <table:table-cell table:formula="of:=[.D135]/[.$E135]" office:value-type="float" office:value="-0.998803526095675" calcext:value-type="float">
            <text:p>-1.00</text:p>
          </table:table-cell>
          <table:table-cell table:formula="of:=DEGREES(ATAN2([.G135];[.F135]))" office:value-type="float" office:value="120.177646283053" calcext:value-type="float">
            <text:p>120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1.72" calcext:value-type="float">
            <text:p>21.72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13.16" calcext:value-type="float">
            <text:p>-513.16</text:p>
          </table:table-cell>
          <table:table-cell table:formula="of:=SQRT([.B136]^2 + [.C136]^2 + [.D136]^2)" office:value-type="float" office:value="513.77471804284" calcext:value-type="float">
            <text:p>513.77</text:p>
          </table:table-cell>
          <table:table-cell table:formula="of:=[.B136]/[.$E136]" office:value-type="float" office:value="0.0422753382703213" calcext:value-type="float">
            <text:p>0.04</text:p>
          </table:table-cell>
          <table:table-cell table:formula="of:=[.C136]/[.$E136]" office:value-type="float" office:value="-0.0245827588560846" calcext:value-type="float">
            <text:p>-0.02</text:p>
          </table:table-cell>
          <table:table-cell table:formula="of:=[.D136]/[.$E136]" office:value-type="float" office:value="-0.998803526095675" calcext:value-type="float">
            <text:p>-1.00</text:p>
          </table:table-cell>
          <table:table-cell table:formula="of:=DEGREES(ATAN2([.G136];[.F136]))" office:value-type="float" office:value="120.177646283053" calcext:value-type="float">
            <text:p>120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1.72" calcext:value-type="float">
            <text:p>21.72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13.16" calcext:value-type="float">
            <text:p>-513.16</text:p>
          </table:table-cell>
          <table:table-cell table:formula="of:=SQRT([.B137]^2 + [.C137]^2 + [.D137]^2)" office:value-type="float" office:value="513.77471804284" calcext:value-type="float">
            <text:p>513.77</text:p>
          </table:table-cell>
          <table:table-cell table:formula="of:=[.B137]/[.$E137]" office:value-type="float" office:value="0.0422753382703213" calcext:value-type="float">
            <text:p>0.04</text:p>
          </table:table-cell>
          <table:table-cell table:formula="of:=[.C137]/[.$E137]" office:value-type="float" office:value="-0.0245827588560846" calcext:value-type="float">
            <text:p>-0.02</text:p>
          </table:table-cell>
          <table:table-cell table:formula="of:=[.D137]/[.$E137]" office:value-type="float" office:value="-0.998803526095675" calcext:value-type="float">
            <text:p>-1.00</text:p>
          </table:table-cell>
          <table:table-cell table:formula="of:=DEGREES(ATAN2([.G137];[.F137]))" office:value-type="float" office:value="120.177646283053" calcext:value-type="float">
            <text:p>120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4.48" calcext:value-type="float">
            <text:p>14.48</text:p>
          </table:table-cell>
          <table:table-cell office:value-type="float" office:value="-5.41" calcext:value-type="float">
            <text:p>-5.41</text:p>
          </table:table-cell>
          <table:table-cell office:value-type="float" office:value="-513.16" calcext:value-type="float">
            <text:p>-513.16</text:p>
          </table:table-cell>
          <table:table-cell table:formula="of:=SQRT([.B138]^2 + [.C138]^2 + [.D138]^2)" office:value-type="float" office:value="513.39275812968" calcext:value-type="float">
            <text:p>513.39</text:p>
          </table:table-cell>
          <table:table-cell table:formula="of:=[.B138]/[.$E138]" office:value-type="float" office:value="0.0282045271786682" calcext:value-type="float">
            <text:p>0.03</text:p>
          </table:table-cell>
          <table:table-cell table:formula="of:=[.C138]/[.$E138]" office:value-type="float" office:value="-0.0105377411627483" calcext:value-type="float">
            <text:p>-0.01</text:p>
          </table:table-cell>
          <table:table-cell table:formula="of:=[.D138]/[.$E138]" office:value-type="float" office:value="-0.999546627555621" calcext:value-type="float">
            <text:p>-1.00</text:p>
          </table:table-cell>
          <table:table-cell table:formula="of:=DEGREES(ATAN2([.G138];[.F138]))" office:value-type="float" office:value="110.486632633552" calcext:value-type="float">
            <text:p>110.4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4.48" calcext:value-type="float">
            <text:p>14.48</text:p>
          </table:table-cell>
          <table:table-cell office:value-type="float" office:value="-5.41" calcext:value-type="float">
            <text:p>-5.41</text:p>
          </table:table-cell>
          <table:table-cell office:value-type="float" office:value="-513.16" calcext:value-type="float">
            <text:p>-513.16</text:p>
          </table:table-cell>
          <table:table-cell table:formula="of:=SQRT([.B139]^2 + [.C139]^2 + [.D139]^2)" office:value-type="float" office:value="513.39275812968" calcext:value-type="float">
            <text:p>513.39</text:p>
          </table:table-cell>
          <table:table-cell table:formula="of:=[.B139]/[.$E139]" office:value-type="float" office:value="0.0282045271786682" calcext:value-type="float">
            <text:p>0.03</text:p>
          </table:table-cell>
          <table:table-cell table:formula="of:=[.C139]/[.$E139]" office:value-type="float" office:value="-0.0105377411627483" calcext:value-type="float">
            <text:p>-0.01</text:p>
          </table:table-cell>
          <table:table-cell table:formula="of:=[.D139]/[.$E139]" office:value-type="float" office:value="-0.999546627555621" calcext:value-type="float">
            <text:p>-1.00</text:p>
          </table:table-cell>
          <table:table-cell table:formula="of:=DEGREES(ATAN2([.G139];[.F139]))" office:value-type="float" office:value="110.486632633552" calcext:value-type="float">
            <text:p>110.4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4.48" calcext:value-type="float">
            <text:p>14.48</text:p>
          </table:table-cell>
          <table:table-cell office:value-type="float" office:value="-5.41" calcext:value-type="float">
            <text:p>-5.41</text:p>
          </table:table-cell>
          <table:table-cell office:value-type="float" office:value="-513.16" calcext:value-type="float">
            <text:p>-513.16</text:p>
          </table:table-cell>
          <table:table-cell table:formula="of:=SQRT([.B140]^2 + [.C140]^2 + [.D140]^2)" office:value-type="float" office:value="513.39275812968" calcext:value-type="float">
            <text:p>513.39</text:p>
          </table:table-cell>
          <table:table-cell table:formula="of:=[.B140]/[.$E140]" office:value-type="float" office:value="0.0282045271786682" calcext:value-type="float">
            <text:p>0.03</text:p>
          </table:table-cell>
          <table:table-cell table:formula="of:=[.C140]/[.$E140]" office:value-type="float" office:value="-0.0105377411627483" calcext:value-type="float">
            <text:p>-0.01</text:p>
          </table:table-cell>
          <table:table-cell table:formula="of:=[.D140]/[.$E140]" office:value-type="float" office:value="-0.999546627555621" calcext:value-type="float">
            <text:p>-1.00</text:p>
          </table:table-cell>
          <table:table-cell table:formula="of:=DEGREES(ATAN2([.G140];[.F140]))" office:value-type="float" office:value="110.486632633552" calcext:value-type="float">
            <text:p>110.4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4.48" calcext:value-type="float">
            <text:p>14.48</text:p>
          </table:table-cell>
          <table:table-cell office:value-type="float" office:value="-5.41" calcext:value-type="float">
            <text:p>-5.41</text:p>
          </table:table-cell>
          <table:table-cell office:value-type="float" office:value="-513.16" calcext:value-type="float">
            <text:p>-513.16</text:p>
          </table:table-cell>
          <table:table-cell table:formula="of:=SQRT([.B141]^2 + [.C141]^2 + [.D141]^2)" office:value-type="float" office:value="513.39275812968" calcext:value-type="float">
            <text:p>513.39</text:p>
          </table:table-cell>
          <table:table-cell table:formula="of:=[.B141]/[.$E141]" office:value-type="float" office:value="0.0282045271786682" calcext:value-type="float">
            <text:p>0.03</text:p>
          </table:table-cell>
          <table:table-cell table:formula="of:=[.C141]/[.$E141]" office:value-type="float" office:value="-0.0105377411627483" calcext:value-type="float">
            <text:p>-0.01</text:p>
          </table:table-cell>
          <table:table-cell table:formula="of:=[.D141]/[.$E141]" office:value-type="float" office:value="-0.999546627555621" calcext:value-type="float">
            <text:p>-1.00</text:p>
          </table:table-cell>
          <table:table-cell table:formula="of:=DEGREES(ATAN2([.G141];[.F141]))" office:value-type="float" office:value="110.486632633552" calcext:value-type="float">
            <text:p>110.4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9.91" calcext:value-type="float">
            <text:p>19.91</text:p>
          </table:table-cell>
          <table:table-cell office:value-type="float" office:value="-18.04" calcext:value-type="float">
            <text:p>-18.04</text:p>
          </table:table-cell>
          <table:table-cell office:value-type="float" office:value="-507.94" calcext:value-type="float">
            <text:p>-507.94</text:p>
          </table:table-cell>
          <table:table-cell table:formula="of:=SQRT([.B142]^2 + [.C142]^2 + [.D142]^2)" office:value-type="float" office:value="508.650069595985" calcext:value-type="float">
            <text:p>508.65</text:p>
          </table:table-cell>
          <table:table-cell table:formula="of:=[.B142]/[.$E142]" office:value-type="float" office:value="0.0391428237015957" calcext:value-type="float">
            <text:p>0.04</text:p>
          </table:table-cell>
          <table:table-cell table:formula="of:=[.C142]/[.$E142]" office:value-type="float" office:value="-0.0354664258953685" calcext:value-type="float">
            <text:p>-0.04</text:p>
          </table:table-cell>
          <table:table-cell table:formula="of:=[.D142]/[.$E142]" office:value-type="float" office:value="-0.998604011601633" calcext:value-type="float">
            <text:p>-1.00</text:p>
          </table:table-cell>
          <table:table-cell table:formula="of:=DEGREES(ATAN2([.G142];[.F142]))" office:value-type="float" office:value="132.179011406485" calcext:value-type="float">
            <text:p>132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9.91" calcext:value-type="float">
            <text:p>19.91</text:p>
          </table:table-cell>
          <table:table-cell office:value-type="float" office:value="-18.04" calcext:value-type="float">
            <text:p>-18.04</text:p>
          </table:table-cell>
          <table:table-cell office:value-type="float" office:value="-507.94" calcext:value-type="float">
            <text:p>-507.94</text:p>
          </table:table-cell>
          <table:table-cell table:formula="of:=SQRT([.B143]^2 + [.C143]^2 + [.D143]^2)" office:value-type="float" office:value="508.650069595985" calcext:value-type="float">
            <text:p>508.65</text:p>
          </table:table-cell>
          <table:table-cell table:formula="of:=[.B143]/[.$E143]" office:value-type="float" office:value="0.0391428237015957" calcext:value-type="float">
            <text:p>0.04</text:p>
          </table:table-cell>
          <table:table-cell table:formula="of:=[.C143]/[.$E143]" office:value-type="float" office:value="-0.0354664258953685" calcext:value-type="float">
            <text:p>-0.04</text:p>
          </table:table-cell>
          <table:table-cell table:formula="of:=[.D143]/[.$E143]" office:value-type="float" office:value="-0.998604011601633" calcext:value-type="float">
            <text:p>-1.00</text:p>
          </table:table-cell>
          <table:table-cell table:formula="of:=DEGREES(ATAN2([.G143];[.F143]))" office:value-type="float" office:value="132.179011406485" calcext:value-type="float">
            <text:p>132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9.91" calcext:value-type="float">
            <text:p>19.91</text:p>
          </table:table-cell>
          <table:table-cell office:value-type="float" office:value="-18.04" calcext:value-type="float">
            <text:p>-18.04</text:p>
          </table:table-cell>
          <table:table-cell office:value-type="float" office:value="-507.94" calcext:value-type="float">
            <text:p>-507.94</text:p>
          </table:table-cell>
          <table:table-cell table:formula="of:=SQRT([.B144]^2 + [.C144]^2 + [.D144]^2)" office:value-type="float" office:value="508.650069595985" calcext:value-type="float">
            <text:p>508.65</text:p>
          </table:table-cell>
          <table:table-cell table:formula="of:=[.B144]/[.$E144]" office:value-type="float" office:value="0.0391428237015957" calcext:value-type="float">
            <text:p>0.04</text:p>
          </table:table-cell>
          <table:table-cell table:formula="of:=[.C144]/[.$E144]" office:value-type="float" office:value="-0.0354664258953685" calcext:value-type="float">
            <text:p>-0.04</text:p>
          </table:table-cell>
          <table:table-cell table:formula="of:=[.D144]/[.$E144]" office:value-type="float" office:value="-0.998604011601633" calcext:value-type="float">
            <text:p>-1.00</text:p>
          </table:table-cell>
          <table:table-cell table:formula="of:=DEGREES(ATAN2([.G144];[.F144]))" office:value-type="float" office:value="132.179011406485" calcext:value-type="float">
            <text:p>132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9.91" calcext:value-type="float">
            <text:p>19.91</text:p>
          </table:table-cell>
          <table:table-cell office:value-type="float" office:value="-18.04" calcext:value-type="float">
            <text:p>-18.04</text:p>
          </table:table-cell>
          <table:table-cell office:value-type="float" office:value="-507.94" calcext:value-type="float">
            <text:p>-507.94</text:p>
          </table:table-cell>
          <table:table-cell table:formula="of:=SQRT([.B145]^2 + [.C145]^2 + [.D145]^2)" office:value-type="float" office:value="508.650069595985" calcext:value-type="float">
            <text:p>508.65</text:p>
          </table:table-cell>
          <table:table-cell table:formula="of:=[.B145]/[.$E145]" office:value-type="float" office:value="0.0391428237015957" calcext:value-type="float">
            <text:p>0.04</text:p>
          </table:table-cell>
          <table:table-cell table:formula="of:=[.C145]/[.$E145]" office:value-type="float" office:value="-0.0354664258953685" calcext:value-type="float">
            <text:p>-0.04</text:p>
          </table:table-cell>
          <table:table-cell table:formula="of:=[.D145]/[.$E145]" office:value-type="float" office:value="-0.998604011601633" calcext:value-type="float">
            <text:p>-1.00</text:p>
          </table:table-cell>
          <table:table-cell table:formula="of:=DEGREES(ATAN2([.G145];[.F145]))" office:value-type="float" office:value="132.179011406485" calcext:value-type="float">
            <text:p>132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0" calcext:value-type="float">
            <text:p>0</text:p>
          </table:table-cell>
          <table:table-cell office:value-type="float" office:value="-5.41" calcext:value-type="float">
            <text:p>-5.41</text:p>
          </table:table-cell>
          <table:table-cell office:value-type="float" office:value="-509.68" calcext:value-type="float">
            <text:p>-509.68</text:p>
          </table:table-cell>
          <table:table-cell table:formula="of:=SQRT([.B146]^2 + [.C146]^2 + [.D146]^2)" office:value-type="float" office:value="509.708711422514" calcext:value-type="float">
            <text:p>509.71</text:p>
          </table:table-cell>
          <table:table-cell table:formula="of:=[.B146]/[.$E146]" office:value-type="float" office:value="0" calcext:value-type="float">
            <text:p>0.00</text:p>
          </table:table-cell>
          <table:table-cell table:formula="of:=[.C146]/[.$E146]" office:value-type="float" office:value="-0.0106139053125099" calcext:value-type="float">
            <text:p>-0.01</text:p>
          </table:table-cell>
          <table:table-cell table:formula="of:=[.D146]/[.$E146]" office:value-type="float" office:value="-0.999943670920526" calcext:value-type="float">
            <text:p>-1.00</text:p>
          </table:table-cell>
          <table:table-cell table:formula="of:=DEGREES(ATAN2([.G146];[.F146]))" office:value-type="float" office:value="180" calcext:value-type="float">
            <text:p>18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0" calcext:value-type="float">
            <text:p>0</text:p>
          </table:table-cell>
          <table:table-cell office:value-type="float" office:value="-5.41" calcext:value-type="float">
            <text:p>-5.41</text:p>
          </table:table-cell>
          <table:table-cell office:value-type="float" office:value="-509.68" calcext:value-type="float">
            <text:p>-509.68</text:p>
          </table:table-cell>
          <table:table-cell table:formula="of:=SQRT([.B147]^2 + [.C147]^2 + [.D147]^2)" office:value-type="float" office:value="509.708711422514" calcext:value-type="float">
            <text:p>509.71</text:p>
          </table:table-cell>
          <table:table-cell table:formula="of:=[.B147]/[.$E147]" office:value-type="float" office:value="0" calcext:value-type="float">
            <text:p>0.00</text:p>
          </table:table-cell>
          <table:table-cell table:formula="of:=[.C147]/[.$E147]" office:value-type="float" office:value="-0.0106139053125099" calcext:value-type="float">
            <text:p>-0.01</text:p>
          </table:table-cell>
          <table:table-cell table:formula="of:=[.D147]/[.$E147]" office:value-type="float" office:value="-0.999943670920526" calcext:value-type="float">
            <text:p>-1.00</text:p>
          </table:table-cell>
          <table:table-cell table:formula="of:=DEGREES(ATAN2([.G147];[.F147]))" office:value-type="float" office:value="180" calcext:value-type="float">
            <text:p>18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0" calcext:value-type="float">
            <text:p>0</text:p>
          </table:table-cell>
          <table:table-cell office:value-type="float" office:value="-5.41" calcext:value-type="float">
            <text:p>-5.41</text:p>
          </table:table-cell>
          <table:table-cell office:value-type="float" office:value="-509.68" calcext:value-type="float">
            <text:p>-509.68</text:p>
          </table:table-cell>
          <table:table-cell table:formula="of:=SQRT([.B148]^2 + [.C148]^2 + [.D148]^2)" office:value-type="float" office:value="509.708711422514" calcext:value-type="float">
            <text:p>509.71</text:p>
          </table:table-cell>
          <table:table-cell table:formula="of:=[.B148]/[.$E148]" office:value-type="float" office:value="0" calcext:value-type="float">
            <text:p>0.00</text:p>
          </table:table-cell>
          <table:table-cell table:formula="of:=[.C148]/[.$E148]" office:value-type="float" office:value="-0.0106139053125099" calcext:value-type="float">
            <text:p>-0.01</text:p>
          </table:table-cell>
          <table:table-cell table:formula="of:=[.D148]/[.$E148]" office:value-type="float" office:value="-0.999943670920526" calcext:value-type="float">
            <text:p>-1.00</text:p>
          </table:table-cell>
          <table:table-cell table:formula="of:=DEGREES(ATAN2([.G148];[.F148]))" office:value-type="float" office:value="180" calcext:value-type="float">
            <text:p>18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7.15" calcext:value-type="float">
            <text:p>27.15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149]^2 + [.C149]^2 + [.D149]^2)" office:value-type="float" office:value="512.25444000028" calcext:value-type="float">
            <text:p>512.25</text:p>
          </table:table-cell>
          <table:table-cell table:formula="of:=[.B149]/[.$E149]" office:value-type="float" office:value="0.0530010047350398" calcext:value-type="float">
            <text:p>0.05</text:p>
          </table:table-cell>
          <table:table-cell table:formula="of:=[.C149]/[.$E149]" office:value-type="float" office:value="-0.0211223156991945" calcext:value-type="float">
            <text:p>-0.02</text:p>
          </table:table-cell>
          <table:table-cell table:formula="of:=[.D149]/[.$E149]" office:value-type="float" office:value="-0.998371043889285" calcext:value-type="float">
            <text:p>-1.00</text:p>
          </table:table-cell>
          <table:table-cell table:formula="of:=DEGREES(ATAN2([.G149];[.F149]))" office:value-type="float" office:value="111.728602130518" calcext:value-type="float">
            <text:p>111.7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7.15" calcext:value-type="float">
            <text:p>27.15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150]^2 + [.C150]^2 + [.D150]^2)" office:value-type="float" office:value="512.25444000028" calcext:value-type="float">
            <text:p>512.25</text:p>
          </table:table-cell>
          <table:table-cell table:formula="of:=[.B150]/[.$E150]" office:value-type="float" office:value="0.0530010047350398" calcext:value-type="float">
            <text:p>0.05</text:p>
          </table:table-cell>
          <table:table-cell table:formula="of:=[.C150]/[.$E150]" office:value-type="float" office:value="-0.0211223156991945" calcext:value-type="float">
            <text:p>-0.02</text:p>
          </table:table-cell>
          <table:table-cell table:formula="of:=[.D150]/[.$E150]" office:value-type="float" office:value="-0.998371043889285" calcext:value-type="float">
            <text:p>-1.00</text:p>
          </table:table-cell>
          <table:table-cell table:formula="of:=DEGREES(ATAN2([.G150];[.F150]))" office:value-type="float" office:value="111.728602130518" calcext:value-type="float">
            <text:p>111.7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7.15" calcext:value-type="float">
            <text:p>27.15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151]^2 + [.C151]^2 + [.D151]^2)" office:value-type="float" office:value="512.25444000028" calcext:value-type="float">
            <text:p>512.25</text:p>
          </table:table-cell>
          <table:table-cell table:formula="of:=[.B151]/[.$E151]" office:value-type="float" office:value="0.0530010047350398" calcext:value-type="float">
            <text:p>0.05</text:p>
          </table:table-cell>
          <table:table-cell table:formula="of:=[.C151]/[.$E151]" office:value-type="float" office:value="-0.0211223156991945" calcext:value-type="float">
            <text:p>-0.02</text:p>
          </table:table-cell>
          <table:table-cell table:formula="of:=[.D151]/[.$E151]" office:value-type="float" office:value="-0.998371043889285" calcext:value-type="float">
            <text:p>-1.00</text:p>
          </table:table-cell>
          <table:table-cell table:formula="of:=DEGREES(ATAN2([.G151];[.F151]))" office:value-type="float" office:value="111.728602130518" calcext:value-type="float">
            <text:p>111.7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7.15" calcext:value-type="float">
            <text:p>27.15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152]^2 + [.C152]^2 + [.D152]^2)" office:value-type="float" office:value="512.25444000028" calcext:value-type="float">
            <text:p>512.25</text:p>
          </table:table-cell>
          <table:table-cell table:formula="of:=[.B152]/[.$E152]" office:value-type="float" office:value="0.0530010047350398" calcext:value-type="float">
            <text:p>0.05</text:p>
          </table:table-cell>
          <table:table-cell table:formula="of:=[.C152]/[.$E152]" office:value-type="float" office:value="-0.0211223156991945" calcext:value-type="float">
            <text:p>-0.02</text:p>
          </table:table-cell>
          <table:table-cell table:formula="of:=[.D152]/[.$E152]" office:value-type="float" office:value="-0.998371043889285" calcext:value-type="float">
            <text:p>-1.00</text:p>
          </table:table-cell>
          <table:table-cell table:formula="of:=DEGREES(ATAN2([.G152];[.F152]))" office:value-type="float" office:value="111.728602130518" calcext:value-type="float">
            <text:p>111.7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1.72" calcext:value-type="float">
            <text:p>21.72</text:p>
          </table:table-cell>
          <table:table-cell office:value-type="float" office:value="-5.41" calcext:value-type="float">
            <text:p>-5.41</text:p>
          </table:table-cell>
          <table:table-cell office:value-type="float" office:value="-513.16" calcext:value-type="float">
            <text:p>-513.16</text:p>
          </table:table-cell>
          <table:table-cell table:formula="of:=SQRT([.B153]^2 + [.C153]^2 + [.D153]^2)" office:value-type="float" office:value="513.64794567875" calcext:value-type="float">
            <text:p>513.65</text:p>
          </table:table-cell>
          <table:table-cell table:formula="of:=[.B153]/[.$E153]" office:value-type="float" office:value="0.0422857721572283" calcext:value-type="float">
            <text:p>0.04</text:p>
          </table:table-cell>
          <table:table-cell table:formula="of:=[.C153]/[.$E153]" office:value-type="float" office:value="-0.0105325058642083" calcext:value-type="float">
            <text:p>-0.01</text:p>
          </table:table-cell>
          <table:table-cell table:formula="of:=[.D153]/[.$E153]" office:value-type="float" office:value="-0.999050038683392" calcext:value-type="float">
            <text:p>-1.00</text:p>
          </table:table-cell>
          <table:table-cell table:formula="of:=DEGREES(ATAN2([.G153];[.F153]))" office:value-type="float" office:value="103.986577618831" calcext:value-type="float">
            <text:p>103.9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1.72" calcext:value-type="float">
            <text:p>21.72</text:p>
          </table:table-cell>
          <table:table-cell office:value-type="float" office:value="-5.41" calcext:value-type="float">
            <text:p>-5.41</text:p>
          </table:table-cell>
          <table:table-cell office:value-type="float" office:value="-513.16" calcext:value-type="float">
            <text:p>-513.16</text:p>
          </table:table-cell>
          <table:table-cell table:formula="of:=SQRT([.B154]^2 + [.C154]^2 + [.D154]^2)" office:value-type="float" office:value="513.64794567875" calcext:value-type="float">
            <text:p>513.65</text:p>
          </table:table-cell>
          <table:table-cell table:formula="of:=[.B154]/[.$E154]" office:value-type="float" office:value="0.0422857721572283" calcext:value-type="float">
            <text:p>0.04</text:p>
          </table:table-cell>
          <table:table-cell table:formula="of:=[.C154]/[.$E154]" office:value-type="float" office:value="-0.0105325058642083" calcext:value-type="float">
            <text:p>-0.01</text:p>
          </table:table-cell>
          <table:table-cell table:formula="of:=[.D154]/[.$E154]" office:value-type="float" office:value="-0.999050038683392" calcext:value-type="float">
            <text:p>-1.00</text:p>
          </table:table-cell>
          <table:table-cell table:formula="of:=DEGREES(ATAN2([.G154];[.F154]))" office:value-type="float" office:value="103.986577618831" calcext:value-type="float">
            <text:p>103.9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1.72" calcext:value-type="float">
            <text:p>21.72</text:p>
          </table:table-cell>
          <table:table-cell office:value-type="float" office:value="-5.41" calcext:value-type="float">
            <text:p>-5.41</text:p>
          </table:table-cell>
          <table:table-cell office:value-type="float" office:value="-513.16" calcext:value-type="float">
            <text:p>-513.16</text:p>
          </table:table-cell>
          <table:table-cell table:formula="of:=SQRT([.B155]^2 + [.C155]^2 + [.D155]^2)" office:value-type="float" office:value="513.64794567875" calcext:value-type="float">
            <text:p>513.65</text:p>
          </table:table-cell>
          <table:table-cell table:formula="of:=[.B155]/[.$E155]" office:value-type="float" office:value="0.0422857721572283" calcext:value-type="float">
            <text:p>0.04</text:p>
          </table:table-cell>
          <table:table-cell table:formula="of:=[.C155]/[.$E155]" office:value-type="float" office:value="-0.0105325058642083" calcext:value-type="float">
            <text:p>-0.01</text:p>
          </table:table-cell>
          <table:table-cell table:formula="of:=[.D155]/[.$E155]" office:value-type="float" office:value="-0.999050038683392" calcext:value-type="float">
            <text:p>-1.00</text:p>
          </table:table-cell>
          <table:table-cell table:formula="of:=DEGREES(ATAN2([.G155];[.F155]))" office:value-type="float" office:value="103.986577618831" calcext:value-type="float">
            <text:p>103.9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1.72" calcext:value-type="float">
            <text:p>21.72</text:p>
          </table:table-cell>
          <table:table-cell office:value-type="float" office:value="-5.41" calcext:value-type="float">
            <text:p>-5.41</text:p>
          </table:table-cell>
          <table:table-cell office:value-type="float" office:value="-513.16" calcext:value-type="float">
            <text:p>-513.16</text:p>
          </table:table-cell>
          <table:table-cell table:formula="of:=SQRT([.B156]^2 + [.C156]^2 + [.D156]^2)" office:value-type="float" office:value="513.64794567875" calcext:value-type="float">
            <text:p>513.65</text:p>
          </table:table-cell>
          <table:table-cell table:formula="of:=[.B156]/[.$E156]" office:value-type="float" office:value="0.0422857721572283" calcext:value-type="float">
            <text:p>0.04</text:p>
          </table:table-cell>
          <table:table-cell table:formula="of:=[.C156]/[.$E156]" office:value-type="float" office:value="-0.0105325058642083" calcext:value-type="float">
            <text:p>-0.01</text:p>
          </table:table-cell>
          <table:table-cell table:formula="of:=[.D156]/[.$E156]" office:value-type="float" office:value="-0.999050038683392" calcext:value-type="float">
            <text:p>-1.00</text:p>
          </table:table-cell>
          <table:table-cell table:formula="of:=DEGREES(ATAN2([.G156];[.F156]))" office:value-type="float" office:value="103.986577618831" calcext:value-type="float">
            <text:p>103.9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1.72" calcext:value-type="float">
            <text:p>21.72</text:p>
          </table:table-cell>
          <table:table-cell office:value-type="float" office:value="-5.41" calcext:value-type="float">
            <text:p>-5.41</text:p>
          </table:table-cell>
          <table:table-cell office:value-type="float" office:value="-513.16" calcext:value-type="float">
            <text:p>-513.16</text:p>
          </table:table-cell>
          <table:table-cell table:formula="of:=SQRT([.B157]^2 + [.C157]^2 + [.D157]^2)" office:value-type="float" office:value="513.64794567875" calcext:value-type="float">
            <text:p>513.65</text:p>
          </table:table-cell>
          <table:table-cell table:formula="of:=[.B157]/[.$E157]" office:value-type="float" office:value="0.0422857721572283" calcext:value-type="float">
            <text:p>0.04</text:p>
          </table:table-cell>
          <table:table-cell table:formula="of:=[.C157]/[.$E157]" office:value-type="float" office:value="-0.0105325058642083" calcext:value-type="float">
            <text:p>-0.01</text:p>
          </table:table-cell>
          <table:table-cell table:formula="of:=[.D157]/[.$E157]" office:value-type="float" office:value="-0.999050038683392" calcext:value-type="float">
            <text:p>-1.00</text:p>
          </table:table-cell>
          <table:table-cell table:formula="of:=DEGREES(ATAN2([.G157];[.F157]))" office:value-type="float" office:value="103.986577618831" calcext:value-type="float">
            <text:p>103.9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4.48" calcext:value-type="float">
            <text:p>14.48</text:p>
          </table:table-cell>
          <table:table-cell office:value-type="float" office:value="-16.24" calcext:value-type="float">
            <text:p>-16.24</text:p>
          </table:table-cell>
          <table:table-cell office:value-type="float" office:value="-520.12" calcext:value-type="float">
            <text:p>-520.12</text:p>
          </table:table-cell>
          <table:table-cell table:formula="of:=SQRT([.B158]^2 + [.C158]^2 + [.D158]^2)" office:value-type="float" office:value="520.574896052432" calcext:value-type="float">
            <text:p>520.57</text:p>
          </table:table-cell>
          <table:table-cell table:formula="of:=[.B158]/[.$E158]" office:value-type="float" office:value="0.0278154019907667" calcext:value-type="float">
            <text:p>0.03</text:p>
          </table:table-cell>
          <table:table-cell table:formula="of:=[.C158]/[.$E158]" office:value-type="float" office:value="-0.0311962795808047" calcext:value-type="float">
            <text:p>-0.03</text:p>
          </table:table-cell>
          <table:table-cell table:formula="of:=[.D158]/[.$E158]" office:value-type="float" office:value="-0.99912616598326" calcext:value-type="float">
            <text:p>-1.00</text:p>
          </table:table-cell>
          <table:table-cell table:formula="of:=DEGREES(ATAN2([.G158];[.F158]))" office:value-type="float" office:value="138.278986258854" calcext:value-type="float">
            <text:p>138.2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4.48" calcext:value-type="float">
            <text:p>14.48</text:p>
          </table:table-cell>
          <table:table-cell office:value-type="float" office:value="-16.24" calcext:value-type="float">
            <text:p>-16.24</text:p>
          </table:table-cell>
          <table:table-cell office:value-type="float" office:value="-520.12" calcext:value-type="float">
            <text:p>-520.12</text:p>
          </table:table-cell>
          <table:table-cell table:formula="of:=SQRT([.B159]^2 + [.C159]^2 + [.D159]^2)" office:value-type="float" office:value="520.574896052432" calcext:value-type="float">
            <text:p>520.57</text:p>
          </table:table-cell>
          <table:table-cell table:formula="of:=[.B159]/[.$E159]" office:value-type="float" office:value="0.0278154019907667" calcext:value-type="float">
            <text:p>0.03</text:p>
          </table:table-cell>
          <table:table-cell table:formula="of:=[.C159]/[.$E159]" office:value-type="float" office:value="-0.0311962795808047" calcext:value-type="float">
            <text:p>-0.03</text:p>
          </table:table-cell>
          <table:table-cell table:formula="of:=[.D159]/[.$E159]" office:value-type="float" office:value="-0.99912616598326" calcext:value-type="float">
            <text:p>-1.00</text:p>
          </table:table-cell>
          <table:table-cell table:formula="of:=DEGREES(ATAN2([.G159];[.F159]))" office:value-type="float" office:value="138.278986258854" calcext:value-type="float">
            <text:p>138.2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4.48" calcext:value-type="float">
            <text:p>14.48</text:p>
          </table:table-cell>
          <table:table-cell office:value-type="float" office:value="-16.24" calcext:value-type="float">
            <text:p>-16.24</text:p>
          </table:table-cell>
          <table:table-cell office:value-type="float" office:value="-520.12" calcext:value-type="float">
            <text:p>-520.12</text:p>
          </table:table-cell>
          <table:table-cell table:formula="of:=SQRT([.B160]^2 + [.C160]^2 + [.D160]^2)" office:value-type="float" office:value="520.574896052432" calcext:value-type="float">
            <text:p>520.57</text:p>
          </table:table-cell>
          <table:table-cell table:formula="of:=[.B160]/[.$E160]" office:value-type="float" office:value="0.0278154019907667" calcext:value-type="float">
            <text:p>0.03</text:p>
          </table:table-cell>
          <table:table-cell table:formula="of:=[.C160]/[.$E160]" office:value-type="float" office:value="-0.0311962795808047" calcext:value-type="float">
            <text:p>-0.03</text:p>
          </table:table-cell>
          <table:table-cell table:formula="of:=[.D160]/[.$E160]" office:value-type="float" office:value="-0.99912616598326" calcext:value-type="float">
            <text:p>-1.00</text:p>
          </table:table-cell>
          <table:table-cell table:formula="of:=DEGREES(ATAN2([.G160];[.F160]))" office:value-type="float" office:value="138.278986258854" calcext:value-type="float">
            <text:p>138.2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4.48" calcext:value-type="float">
            <text:p>14.48</text:p>
          </table:table-cell>
          <table:table-cell office:value-type="float" office:value="-16.24" calcext:value-type="float">
            <text:p>-16.24</text:p>
          </table:table-cell>
          <table:table-cell office:value-type="float" office:value="-520.12" calcext:value-type="float">
            <text:p>-520.12</text:p>
          </table:table-cell>
          <table:table-cell table:formula="of:=SQRT([.B161]^2 + [.C161]^2 + [.D161]^2)" office:value-type="float" office:value="520.574896052432" calcext:value-type="float">
            <text:p>520.57</text:p>
          </table:table-cell>
          <table:table-cell table:formula="of:=[.B161]/[.$E161]" office:value-type="float" office:value="0.0278154019907667" calcext:value-type="float">
            <text:p>0.03</text:p>
          </table:table-cell>
          <table:table-cell table:formula="of:=[.C161]/[.$E161]" office:value-type="float" office:value="-0.0311962795808047" calcext:value-type="float">
            <text:p>-0.03</text:p>
          </table:table-cell>
          <table:table-cell table:formula="of:=[.D161]/[.$E161]" office:value-type="float" office:value="-0.99912616598326" calcext:value-type="float">
            <text:p>-1.00</text:p>
          </table:table-cell>
          <table:table-cell table:formula="of:=DEGREES(ATAN2([.G161];[.F161]))" office:value-type="float" office:value="138.278986258854" calcext:value-type="float">
            <text:p>138.2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1.72" calcext:value-type="float">
            <text:p>21.72</text:p>
          </table:table-cell>
          <table:table-cell office:value-type="float" office:value="-9.02" calcext:value-type="float">
            <text:p>-9.02</text:p>
          </table:table-cell>
          <table:table-cell office:value-type="float" office:value="-520.12" calcext:value-type="float">
            <text:p>-520.12</text:p>
          </table:table-cell>
          <table:table-cell table:formula="of:=SQRT([.B162]^2 + [.C162]^2 + [.D162]^2)" office:value-type="float" office:value="520.651450780654" calcext:value-type="float">
            <text:p>520.65</text:p>
          </table:table-cell>
          <table:table-cell table:formula="of:=[.B162]/[.$E162]" office:value-type="float" office:value="0.0417169681702288" calcext:value-type="float">
            <text:p>0.04</text:p>
          </table:table-cell>
          <table:table-cell table:formula="of:=[.C162]/[.$E162]" office:value-type="float" office:value="-0.0173244499491466" calcext:value-type="float">
            <text:p>-0.02</text:p>
          </table:table-cell>
          <table:table-cell table:formula="of:=[.D162]/[.$E162]" office:value-type="float" office:value="-0.998979258043251" calcext:value-type="float">
            <text:p>-1.00</text:p>
          </table:table-cell>
          <table:table-cell table:formula="of:=DEGREES(ATAN2([.G162];[.F162]))" office:value-type="float" office:value="112.552400857335" calcext:value-type="float">
            <text:p>112.5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1.72" calcext:value-type="float">
            <text:p>21.72</text:p>
          </table:table-cell>
          <table:table-cell office:value-type="float" office:value="-9.02" calcext:value-type="float">
            <text:p>-9.02</text:p>
          </table:table-cell>
          <table:table-cell office:value-type="float" office:value="-520.12" calcext:value-type="float">
            <text:p>-520.12</text:p>
          </table:table-cell>
          <table:table-cell table:formula="of:=SQRT([.B163]^2 + [.C163]^2 + [.D163]^2)" office:value-type="float" office:value="520.651450780654" calcext:value-type="float">
            <text:p>520.65</text:p>
          </table:table-cell>
          <table:table-cell table:formula="of:=[.B163]/[.$E163]" office:value-type="float" office:value="0.0417169681702288" calcext:value-type="float">
            <text:p>0.04</text:p>
          </table:table-cell>
          <table:table-cell table:formula="of:=[.C163]/[.$E163]" office:value-type="float" office:value="-0.0173244499491466" calcext:value-type="float">
            <text:p>-0.02</text:p>
          </table:table-cell>
          <table:table-cell table:formula="of:=[.D163]/[.$E163]" office:value-type="float" office:value="-0.998979258043251" calcext:value-type="float">
            <text:p>-1.00</text:p>
          </table:table-cell>
          <table:table-cell table:formula="of:=DEGREES(ATAN2([.G163];[.F163]))" office:value-type="float" office:value="112.552400857335" calcext:value-type="float">
            <text:p>112.5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1.72" calcext:value-type="float">
            <text:p>21.72</text:p>
          </table:table-cell>
          <table:table-cell office:value-type="float" office:value="-9.02" calcext:value-type="float">
            <text:p>-9.02</text:p>
          </table:table-cell>
          <table:table-cell office:value-type="float" office:value="-520.12" calcext:value-type="float">
            <text:p>-520.12</text:p>
          </table:table-cell>
          <table:table-cell table:formula="of:=SQRT([.B164]^2 + [.C164]^2 + [.D164]^2)" office:value-type="float" office:value="520.651450780654" calcext:value-type="float">
            <text:p>520.65</text:p>
          </table:table-cell>
          <table:table-cell table:formula="of:=[.B164]/[.$E164]" office:value-type="float" office:value="0.0417169681702288" calcext:value-type="float">
            <text:p>0.04</text:p>
          </table:table-cell>
          <table:table-cell table:formula="of:=[.C164]/[.$E164]" office:value-type="float" office:value="-0.0173244499491466" calcext:value-type="float">
            <text:p>-0.02</text:p>
          </table:table-cell>
          <table:table-cell table:formula="of:=[.D164]/[.$E164]" office:value-type="float" office:value="-0.998979258043251" calcext:value-type="float">
            <text:p>-1.00</text:p>
          </table:table-cell>
          <table:table-cell table:formula="of:=DEGREES(ATAN2([.G164];[.F164]))" office:value-type="float" office:value="112.552400857335" calcext:value-type="float">
            <text:p>112.55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7.15" calcext:value-type="float">
            <text:p>27.15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00.98" calcext:value-type="float">
            <text:p>-500.98</text:p>
          </table:table-cell>
          <table:table-cell table:formula="of:=SQRT([.B165]^2 + [.C165]^2 + [.D165]^2)" office:value-type="float" office:value="501.831799809458" calcext:value-type="float">
            <text:p>501.83</text:p>
          </table:table-cell>
          <table:table-cell table:formula="of:=[.B165]/[.$E165]" office:value-type="float" office:value="0.0541017926929076" calcext:value-type="float">
            <text:p>0.05</text:p>
          </table:table-cell>
          <table:table-cell table:formula="of:=[.C165]/[.$E165]" office:value-type="float" office:value="-0.021561009095295" calcext:value-type="float">
            <text:p>-0.02</text:p>
          </table:table-cell>
          <table:table-cell table:formula="of:=[.D165]/[.$E165]" office:value-type="float" office:value="-0.998302618905814" calcext:value-type="float">
            <text:p>-1.00</text:p>
          </table:table-cell>
          <table:table-cell table:formula="of:=DEGREES(ATAN2([.G165];[.F165]))" office:value-type="float" office:value="111.728602130518" calcext:value-type="float">
            <text:p>111.7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7.15" calcext:value-type="float">
            <text:p>27.15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00.98" calcext:value-type="float">
            <text:p>-500.98</text:p>
          </table:table-cell>
          <table:table-cell table:formula="of:=SQRT([.B166]^2 + [.C166]^2 + [.D166]^2)" office:value-type="float" office:value="501.831799809458" calcext:value-type="float">
            <text:p>501.83</text:p>
          </table:table-cell>
          <table:table-cell table:formula="of:=[.B166]/[.$E166]" office:value-type="float" office:value="0.0541017926929076" calcext:value-type="float">
            <text:p>0.05</text:p>
          </table:table-cell>
          <table:table-cell table:formula="of:=[.C166]/[.$E166]" office:value-type="float" office:value="-0.021561009095295" calcext:value-type="float">
            <text:p>-0.02</text:p>
          </table:table-cell>
          <table:table-cell table:formula="of:=[.D166]/[.$E166]" office:value-type="float" office:value="-0.998302618905814" calcext:value-type="float">
            <text:p>-1.00</text:p>
          </table:table-cell>
          <table:table-cell table:formula="of:=DEGREES(ATAN2([.G166];[.F166]))" office:value-type="float" office:value="111.728602130518" calcext:value-type="float">
            <text:p>111.7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7.15" calcext:value-type="float">
            <text:p>27.15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00.98" calcext:value-type="float">
            <text:p>-500.98</text:p>
          </table:table-cell>
          <table:table-cell table:formula="of:=SQRT([.B167]^2 + [.C167]^2 + [.D167]^2)" office:value-type="float" office:value="501.831799809458" calcext:value-type="float">
            <text:p>501.83</text:p>
          </table:table-cell>
          <table:table-cell table:formula="of:=[.B167]/[.$E167]" office:value-type="float" office:value="0.0541017926929076" calcext:value-type="float">
            <text:p>0.05</text:p>
          </table:table-cell>
          <table:table-cell table:formula="of:=[.C167]/[.$E167]" office:value-type="float" office:value="-0.021561009095295" calcext:value-type="float">
            <text:p>-0.02</text:p>
          </table:table-cell>
          <table:table-cell table:formula="of:=[.D167]/[.$E167]" office:value-type="float" office:value="-0.998302618905814" calcext:value-type="float">
            <text:p>-1.00</text:p>
          </table:table-cell>
          <table:table-cell table:formula="of:=DEGREES(ATAN2([.G167];[.F167]))" office:value-type="float" office:value="111.728602130518" calcext:value-type="float">
            <text:p>111.7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7.15" calcext:value-type="float">
            <text:p>27.15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00.98" calcext:value-type="float">
            <text:p>-500.98</text:p>
          </table:table-cell>
          <table:table-cell table:formula="of:=SQRT([.B168]^2 + [.C168]^2 + [.D168]^2)" office:value-type="float" office:value="501.831799809458" calcext:value-type="float">
            <text:p>501.83</text:p>
          </table:table-cell>
          <table:table-cell table:formula="of:=[.B168]/[.$E168]" office:value-type="float" office:value="0.0541017926929076" calcext:value-type="float">
            <text:p>0.05</text:p>
          </table:table-cell>
          <table:table-cell table:formula="of:=[.C168]/[.$E168]" office:value-type="float" office:value="-0.021561009095295" calcext:value-type="float">
            <text:p>-0.02</text:p>
          </table:table-cell>
          <table:table-cell table:formula="of:=[.D168]/[.$E168]" office:value-type="float" office:value="-0.998302618905814" calcext:value-type="float">
            <text:p>-1.00</text:p>
          </table:table-cell>
          <table:table-cell table:formula="of:=DEGREES(ATAN2([.G168];[.F168]))" office:value-type="float" office:value="111.728602130518" calcext:value-type="float">
            <text:p>111.7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3.53" calcext:value-type="float">
            <text:p>23.53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169]^2 + [.C169]^2 + [.D169]^2)" office:value-type="float" office:value="512.075335961419" calcext:value-type="float">
            <text:p>512.08</text:p>
          </table:table-cell>
          <table:table-cell table:formula="of:=[.B169]/[.$E169]" office:value-type="float" office:value="0.0459502701020008" calcext:value-type="float">
            <text:p>0.05</text:p>
          </table:table-cell>
          <table:table-cell table:formula="of:=[.C169]/[.$E169]" office:value-type="float" office:value="-0.0211297034638185" calcext:value-type="float">
            <text:p>-0.02</text:p>
          </table:table-cell>
          <table:table-cell table:formula="of:=[.D169]/[.$E169]" office:value-type="float" office:value="-0.998720235255642" calcext:value-type="float">
            <text:p>-1.00</text:p>
          </table:table-cell>
          <table:table-cell table:formula="of:=DEGREES(ATAN2([.G169];[.F169]))" office:value-type="float" office:value="114.694792720024" calcext:value-type="float">
            <text:p>114.6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3.53" calcext:value-type="float">
            <text:p>23.53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170]^2 + [.C170]^2 + [.D170]^2)" office:value-type="float" office:value="512.075335961419" calcext:value-type="float">
            <text:p>512.08</text:p>
          </table:table-cell>
          <table:table-cell table:formula="of:=[.B170]/[.$E170]" office:value-type="float" office:value="0.0459502701020008" calcext:value-type="float">
            <text:p>0.05</text:p>
          </table:table-cell>
          <table:table-cell table:formula="of:=[.C170]/[.$E170]" office:value-type="float" office:value="-0.0211297034638185" calcext:value-type="float">
            <text:p>-0.02</text:p>
          </table:table-cell>
          <table:table-cell table:formula="of:=[.D170]/[.$E170]" office:value-type="float" office:value="-0.998720235255642" calcext:value-type="float">
            <text:p>-1.00</text:p>
          </table:table-cell>
          <table:table-cell table:formula="of:=DEGREES(ATAN2([.G170];[.F170]))" office:value-type="float" office:value="114.694792720024" calcext:value-type="float">
            <text:p>114.6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3.53" calcext:value-type="float">
            <text:p>23.53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171]^2 + [.C171]^2 + [.D171]^2)" office:value-type="float" office:value="512.075335961419" calcext:value-type="float">
            <text:p>512.08</text:p>
          </table:table-cell>
          <table:table-cell table:formula="of:=[.B171]/[.$E171]" office:value-type="float" office:value="0.0459502701020008" calcext:value-type="float">
            <text:p>0.05</text:p>
          </table:table-cell>
          <table:table-cell table:formula="of:=[.C171]/[.$E171]" office:value-type="float" office:value="-0.0211297034638185" calcext:value-type="float">
            <text:p>-0.02</text:p>
          </table:table-cell>
          <table:table-cell table:formula="of:=[.D171]/[.$E171]" office:value-type="float" office:value="-0.998720235255642" calcext:value-type="float">
            <text:p>-1.00</text:p>
          </table:table-cell>
          <table:table-cell table:formula="of:=DEGREES(ATAN2([.G171];[.F171]))" office:value-type="float" office:value="114.694792720024" calcext:value-type="float">
            <text:p>114.6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3.53" calcext:value-type="float">
            <text:p>23.53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172]^2 + [.C172]^2 + [.D172]^2)" office:value-type="float" office:value="512.075335961419" calcext:value-type="float">
            <text:p>512.08</text:p>
          </table:table-cell>
          <table:table-cell table:formula="of:=[.B172]/[.$E172]" office:value-type="float" office:value="0.0459502701020008" calcext:value-type="float">
            <text:p>0.05</text:p>
          </table:table-cell>
          <table:table-cell table:formula="of:=[.C172]/[.$E172]" office:value-type="float" office:value="-0.0211297034638185" calcext:value-type="float">
            <text:p>-0.02</text:p>
          </table:table-cell>
          <table:table-cell table:formula="of:=[.D172]/[.$E172]" office:value-type="float" office:value="-0.998720235255642" calcext:value-type="float">
            <text:p>-1.00</text:p>
          </table:table-cell>
          <table:table-cell table:formula="of:=DEGREES(ATAN2([.G172];[.F172]))" office:value-type="float" office:value="114.694792720024" calcext:value-type="float">
            <text:p>114.6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7.22" calcext:value-type="float">
            <text:p>-7.22</text:p>
          </table:table-cell>
          <table:table-cell office:value-type="float" office:value="-518.38" calcext:value-type="float">
            <text:p>-518.38</text:p>
          </table:table-cell>
          <table:table-cell table:formula="of:=SQRT([.B173]^2 + [.C173]^2 + [.D173]^2)" office:value-type="float" office:value="518.585076626777" calcext:value-type="float">
            <text:p>518.59</text:p>
          </table:table-cell>
          <table:table-cell table:formula="of:=[.B173]/[.$E173]" office:value-type="float" office:value="0.0244318638754785" calcext:value-type="float">
            <text:p>0.02</text:p>
          </table:table-cell>
          <table:table-cell table:formula="of:=[.C173]/[.$E173]" office:value-type="float" office:value="-0.0139224985936034" calcext:value-type="float">
            <text:p>-0.01</text:p>
          </table:table-cell>
          <table:table-cell table:formula="of:=[.D173]/[.$E173]" office:value-type="float" office:value="-0.999604545838244" calcext:value-type="float">
            <text:p>-1.00</text:p>
          </table:table-cell>
          <table:table-cell table:formula="of:=DEGREES(ATAN2([.G173];[.F173]))" office:value-type="float" office:value="119.676654663103" calcext:value-type="float">
            <text:p>119.6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7.22" calcext:value-type="float">
            <text:p>-7.22</text:p>
          </table:table-cell>
          <table:table-cell office:value-type="float" office:value="-518.38" calcext:value-type="float">
            <text:p>-518.38</text:p>
          </table:table-cell>
          <table:table-cell table:formula="of:=SQRT([.B174]^2 + [.C174]^2 + [.D174]^2)" office:value-type="float" office:value="518.585076626777" calcext:value-type="float">
            <text:p>518.59</text:p>
          </table:table-cell>
          <table:table-cell table:formula="of:=[.B174]/[.$E174]" office:value-type="float" office:value="0.0244318638754785" calcext:value-type="float">
            <text:p>0.02</text:p>
          </table:table-cell>
          <table:table-cell table:formula="of:=[.C174]/[.$E174]" office:value-type="float" office:value="-0.0139224985936034" calcext:value-type="float">
            <text:p>-0.01</text:p>
          </table:table-cell>
          <table:table-cell table:formula="of:=[.D174]/[.$E174]" office:value-type="float" office:value="-0.999604545838244" calcext:value-type="float">
            <text:p>-1.00</text:p>
          </table:table-cell>
          <table:table-cell table:formula="of:=DEGREES(ATAN2([.G174];[.F174]))" office:value-type="float" office:value="119.676654663103" calcext:value-type="float">
            <text:p>119.6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7.22" calcext:value-type="float">
            <text:p>-7.22</text:p>
          </table:table-cell>
          <table:table-cell office:value-type="float" office:value="-518.38" calcext:value-type="float">
            <text:p>-518.38</text:p>
          </table:table-cell>
          <table:table-cell table:formula="of:=SQRT([.B175]^2 + [.C175]^2 + [.D175]^2)" office:value-type="float" office:value="518.585076626777" calcext:value-type="float">
            <text:p>518.59</text:p>
          </table:table-cell>
          <table:table-cell table:formula="of:=[.B175]/[.$E175]" office:value-type="float" office:value="0.0244318638754785" calcext:value-type="float">
            <text:p>0.02</text:p>
          </table:table-cell>
          <table:table-cell table:formula="of:=[.C175]/[.$E175]" office:value-type="float" office:value="-0.0139224985936034" calcext:value-type="float">
            <text:p>-0.01</text:p>
          </table:table-cell>
          <table:table-cell table:formula="of:=[.D175]/[.$E175]" office:value-type="float" office:value="-0.999604545838244" calcext:value-type="float">
            <text:p>-1.00</text:p>
          </table:table-cell>
          <table:table-cell table:formula="of:=DEGREES(ATAN2([.G175];[.F175]))" office:value-type="float" office:value="119.676654663103" calcext:value-type="float">
            <text:p>119.6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7.22" calcext:value-type="float">
            <text:p>-7.22</text:p>
          </table:table-cell>
          <table:table-cell office:value-type="float" office:value="-518.38" calcext:value-type="float">
            <text:p>-518.38</text:p>
          </table:table-cell>
          <table:table-cell table:formula="of:=SQRT([.B176]^2 + [.C176]^2 + [.D176]^2)" office:value-type="float" office:value="518.585076626777" calcext:value-type="float">
            <text:p>518.59</text:p>
          </table:table-cell>
          <table:table-cell table:formula="of:=[.B176]/[.$E176]" office:value-type="float" office:value="0.0244318638754785" calcext:value-type="float">
            <text:p>0.02</text:p>
          </table:table-cell>
          <table:table-cell table:formula="of:=[.C176]/[.$E176]" office:value-type="float" office:value="-0.0139224985936034" calcext:value-type="float">
            <text:p>-0.01</text:p>
          </table:table-cell>
          <table:table-cell table:formula="of:=[.D176]/[.$E176]" office:value-type="float" office:value="-0.999604545838244" calcext:value-type="float">
            <text:p>-1.00</text:p>
          </table:table-cell>
          <table:table-cell table:formula="of:=DEGREES(ATAN2([.G176];[.F176]))" office:value-type="float" office:value="119.676654663103" calcext:value-type="float">
            <text:p>119.6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7.22" calcext:value-type="float">
            <text:p>-7.22</text:p>
          </table:table-cell>
          <table:table-cell office:value-type="float" office:value="-518.38" calcext:value-type="float">
            <text:p>-518.38</text:p>
          </table:table-cell>
          <table:table-cell table:formula="of:=SQRT([.B177]^2 + [.C177]^2 + [.D177]^2)" office:value-type="float" office:value="518.585076626777" calcext:value-type="float">
            <text:p>518.59</text:p>
          </table:table-cell>
          <table:table-cell table:formula="of:=[.B177]/[.$E177]" office:value-type="float" office:value="0.0244318638754785" calcext:value-type="float">
            <text:p>0.02</text:p>
          </table:table-cell>
          <table:table-cell table:formula="of:=[.C177]/[.$E177]" office:value-type="float" office:value="-0.0139224985936034" calcext:value-type="float">
            <text:p>-0.01</text:p>
          </table:table-cell>
          <table:table-cell table:formula="of:=[.D177]/[.$E177]" office:value-type="float" office:value="-0.999604545838244" calcext:value-type="float">
            <text:p>-1.00</text:p>
          </table:table-cell>
          <table:table-cell table:formula="of:=DEGREES(ATAN2([.G177];[.F177]))" office:value-type="float" office:value="119.676654663103" calcext:value-type="float">
            <text:p>119.6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178]^2 + [.C178]^2 + [.D178]^2)" office:value-type="float" office:value="511.793760122181" calcext:value-type="float">
            <text:p>511.79</text:p>
          </table:table-cell>
          <table:table-cell table:formula="of:=[.B178]/[.$E178]" office:value-type="float" office:value="0.0318292274530879" calcext:value-type="float">
            <text:p>0.03</text:p>
          </table:table-cell>
          <table:table-cell table:formula="of:=[.C178]/[.$E178]" office:value-type="float" office:value="-0.0211413284863359" calcext:value-type="float">
            <text:p>-0.02</text:p>
          </table:table-cell>
          <table:table-cell table:formula="of:=[.D178]/[.$E178]" office:value-type="float" office:value="-0.999269705589823" calcext:value-type="float">
            <text:p>-1.00</text:p>
          </table:table-cell>
          <table:table-cell table:formula="of:=DEGREES(ATAN2([.G178];[.F178]))" office:value-type="float" office:value="123.592556720371" calcext:value-type="float">
            <text:p>123.5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179]^2 + [.C179]^2 + [.D179]^2)" office:value-type="float" office:value="511.793760122181" calcext:value-type="float">
            <text:p>511.79</text:p>
          </table:table-cell>
          <table:table-cell table:formula="of:=[.B179]/[.$E179]" office:value-type="float" office:value="0.0318292274530879" calcext:value-type="float">
            <text:p>0.03</text:p>
          </table:table-cell>
          <table:table-cell table:formula="of:=[.C179]/[.$E179]" office:value-type="float" office:value="-0.0211413284863359" calcext:value-type="float">
            <text:p>-0.02</text:p>
          </table:table-cell>
          <table:table-cell table:formula="of:=[.D179]/[.$E179]" office:value-type="float" office:value="-0.999269705589823" calcext:value-type="float">
            <text:p>-1.00</text:p>
          </table:table-cell>
          <table:table-cell table:formula="of:=DEGREES(ATAN2([.G179];[.F179]))" office:value-type="float" office:value="123.592556720371" calcext:value-type="float">
            <text:p>123.5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180]^2 + [.C180]^2 + [.D180]^2)" office:value-type="float" office:value="511.793760122181" calcext:value-type="float">
            <text:p>511.79</text:p>
          </table:table-cell>
          <table:table-cell table:formula="of:=[.B180]/[.$E180]" office:value-type="float" office:value="0.0318292274530879" calcext:value-type="float">
            <text:p>0.03</text:p>
          </table:table-cell>
          <table:table-cell table:formula="of:=[.C180]/[.$E180]" office:value-type="float" office:value="-0.0211413284863359" calcext:value-type="float">
            <text:p>-0.02</text:p>
          </table:table-cell>
          <table:table-cell table:formula="of:=[.D180]/[.$E180]" office:value-type="float" office:value="-0.999269705589823" calcext:value-type="float">
            <text:p>-1.00</text:p>
          </table:table-cell>
          <table:table-cell table:formula="of:=DEGREES(ATAN2([.G180];[.F180]))" office:value-type="float" office:value="123.592556720371" calcext:value-type="float">
            <text:p>123.5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181]^2 + [.C181]^2 + [.D181]^2)" office:value-type="float" office:value="511.793760122181" calcext:value-type="float">
            <text:p>511.79</text:p>
          </table:table-cell>
          <table:table-cell table:formula="of:=[.B181]/[.$E181]" office:value-type="float" office:value="0.0318292274530879" calcext:value-type="float">
            <text:p>0.03</text:p>
          </table:table-cell>
          <table:table-cell table:formula="of:=[.C181]/[.$E181]" office:value-type="float" office:value="-0.0211413284863359" calcext:value-type="float">
            <text:p>-0.02</text:p>
          </table:table-cell>
          <table:table-cell table:formula="of:=[.D181]/[.$E181]" office:value-type="float" office:value="-0.999269705589823" calcext:value-type="float">
            <text:p>-1.00</text:p>
          </table:table-cell>
          <table:table-cell table:formula="of:=DEGREES(ATAN2([.G181];[.F181]))" office:value-type="float" office:value="123.592556720371" calcext:value-type="float">
            <text:p>123.5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8.96" calcext:value-type="float">
            <text:p>28.96</text:p>
          </table:table-cell>
          <table:table-cell office:value-type="float" office:value="-5.41" calcext:value-type="float">
            <text:p>-5.41</text:p>
          </table:table-cell>
          <table:table-cell office:value-type="float" office:value="-506.2" calcext:value-type="float">
            <text:p>-506.2</text:p>
          </table:table-cell>
          <table:table-cell table:formula="of:=SQRT([.B182]^2 + [.C182]^2 + [.D182]^2)" office:value-type="float" office:value="507.056594178599" calcext:value-type="float">
            <text:p>507.06</text:p>
          </table:table-cell>
          <table:table-cell table:formula="of:=[.B182]/[.$E182]" office:value-type="float" office:value="0.0571139402040782" calcext:value-type="float">
            <text:p>0.06</text:p>
          </table:table-cell>
          <table:table-cell table:formula="of:=[.C182]/[.$E182]" office:value-type="float" office:value="-0.0106694204593944" calcext:value-type="float">
            <text:p>-0.01</text:p>
          </table:table-cell>
          <table:table-cell table:formula="of:=[.D182]/[.$E182]" office:value-type="float" office:value="-0.998310653705261" calcext:value-type="float">
            <text:p>-1.00</text:p>
          </table:table-cell>
          <table:table-cell table:formula="of:=DEGREES(ATAN2([.G182];[.F182]))" office:value-type="float" office:value="100.581425440831" calcext:value-type="float">
            <text:p>100.5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8.96" calcext:value-type="float">
            <text:p>28.96</text:p>
          </table:table-cell>
          <table:table-cell office:value-type="float" office:value="-5.41" calcext:value-type="float">
            <text:p>-5.41</text:p>
          </table:table-cell>
          <table:table-cell office:value-type="float" office:value="-506.2" calcext:value-type="float">
            <text:p>-506.2</text:p>
          </table:table-cell>
          <table:table-cell table:formula="of:=SQRT([.B183]^2 + [.C183]^2 + [.D183]^2)" office:value-type="float" office:value="507.056594178599" calcext:value-type="float">
            <text:p>507.06</text:p>
          </table:table-cell>
          <table:table-cell table:formula="of:=[.B183]/[.$E183]" office:value-type="float" office:value="0.0571139402040782" calcext:value-type="float">
            <text:p>0.06</text:p>
          </table:table-cell>
          <table:table-cell table:formula="of:=[.C183]/[.$E183]" office:value-type="float" office:value="-0.0106694204593944" calcext:value-type="float">
            <text:p>-0.01</text:p>
          </table:table-cell>
          <table:table-cell table:formula="of:=[.D183]/[.$E183]" office:value-type="float" office:value="-0.998310653705261" calcext:value-type="float">
            <text:p>-1.00</text:p>
          </table:table-cell>
          <table:table-cell table:formula="of:=DEGREES(ATAN2([.G183];[.F183]))" office:value-type="float" office:value="100.581425440831" calcext:value-type="float">
            <text:p>100.5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8.96" calcext:value-type="float">
            <text:p>28.96</text:p>
          </table:table-cell>
          <table:table-cell office:value-type="float" office:value="-5.41" calcext:value-type="float">
            <text:p>-5.41</text:p>
          </table:table-cell>
          <table:table-cell office:value-type="float" office:value="-506.2" calcext:value-type="float">
            <text:p>-506.2</text:p>
          </table:table-cell>
          <table:table-cell table:formula="of:=SQRT([.B184]^2 + [.C184]^2 + [.D184]^2)" office:value-type="float" office:value="507.056594178599" calcext:value-type="float">
            <text:p>507.06</text:p>
          </table:table-cell>
          <table:table-cell table:formula="of:=[.B184]/[.$E184]" office:value-type="float" office:value="0.0571139402040782" calcext:value-type="float">
            <text:p>0.06</text:p>
          </table:table-cell>
          <table:table-cell table:formula="of:=[.C184]/[.$E184]" office:value-type="float" office:value="-0.0106694204593944" calcext:value-type="float">
            <text:p>-0.01</text:p>
          </table:table-cell>
          <table:table-cell table:formula="of:=[.D184]/[.$E184]" office:value-type="float" office:value="-0.998310653705261" calcext:value-type="float">
            <text:p>-1.00</text:p>
          </table:table-cell>
          <table:table-cell table:formula="of:=DEGREES(ATAN2([.G184];[.F184]))" office:value-type="float" office:value="100.581425440831" calcext:value-type="float">
            <text:p>100.5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9.05" calcext:value-type="float">
            <text:p>9.05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07.94" calcext:value-type="float">
            <text:p>-507.94</text:p>
          </table:table-cell>
          <table:table-cell table:formula="of:=SQRT([.B185]^2 + [.C185]^2 + [.D185]^2)" office:value-type="float" office:value="508.225511953109" calcext:value-type="float">
            <text:p>508.23</text:p>
          </table:table-cell>
          <table:table-cell table:formula="of:=[.B185]/[.$E185]" office:value-type="float" office:value="0.0178070557009641" calcext:value-type="float">
            <text:p>0.02</text:p>
          </table:table-cell>
          <table:table-cell table:formula="of:=[.C185]/[.$E185]" office:value-type="float" office:value="-0.0283929075983328" calcext:value-type="float">
            <text:p>-0.03</text:p>
          </table:table-cell>
          <table:table-cell table:formula="of:=[.D185]/[.$E185]" office:value-type="float" office:value="-0.99943821798317" calcext:value-type="float">
            <text:p>-1.00</text:p>
          </table:table-cell>
          <table:table-cell table:formula="of:=DEGREES(ATAN2([.G185];[.F185]))" office:value-type="float" office:value="147.905476625625" calcext:value-type="float">
            <text:p>147.9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9.05" calcext:value-type="float">
            <text:p>9.05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07.94" calcext:value-type="float">
            <text:p>-507.94</text:p>
          </table:table-cell>
          <table:table-cell table:formula="of:=SQRT([.B186]^2 + [.C186]^2 + [.D186]^2)" office:value-type="float" office:value="508.225511953109" calcext:value-type="float">
            <text:p>508.23</text:p>
          </table:table-cell>
          <table:table-cell table:formula="of:=[.B186]/[.$E186]" office:value-type="float" office:value="0.0178070557009641" calcext:value-type="float">
            <text:p>0.02</text:p>
          </table:table-cell>
          <table:table-cell table:formula="of:=[.C186]/[.$E186]" office:value-type="float" office:value="-0.0283929075983328" calcext:value-type="float">
            <text:p>-0.03</text:p>
          </table:table-cell>
          <table:table-cell table:formula="of:=[.D186]/[.$E186]" office:value-type="float" office:value="-0.99943821798317" calcext:value-type="float">
            <text:p>-1.00</text:p>
          </table:table-cell>
          <table:table-cell table:formula="of:=DEGREES(ATAN2([.G186];[.F186]))" office:value-type="float" office:value="147.905476625625" calcext:value-type="float">
            <text:p>147.9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9.05" calcext:value-type="float">
            <text:p>9.05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07.94" calcext:value-type="float">
            <text:p>-507.94</text:p>
          </table:table-cell>
          <table:table-cell table:formula="of:=SQRT([.B187]^2 + [.C187]^2 + [.D187]^2)" office:value-type="float" office:value="508.225511953109" calcext:value-type="float">
            <text:p>508.23</text:p>
          </table:table-cell>
          <table:table-cell table:formula="of:=[.B187]/[.$E187]" office:value-type="float" office:value="0.0178070557009641" calcext:value-type="float">
            <text:p>0.02</text:p>
          </table:table-cell>
          <table:table-cell table:formula="of:=[.C187]/[.$E187]" office:value-type="float" office:value="-0.0283929075983328" calcext:value-type="float">
            <text:p>-0.03</text:p>
          </table:table-cell>
          <table:table-cell table:formula="of:=[.D187]/[.$E187]" office:value-type="float" office:value="-0.99943821798317" calcext:value-type="float">
            <text:p>-1.00</text:p>
          </table:table-cell>
          <table:table-cell table:formula="of:=DEGREES(ATAN2([.G187];[.F187]))" office:value-type="float" office:value="147.905476625625" calcext:value-type="float">
            <text:p>147.9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9.05" calcext:value-type="float">
            <text:p>9.05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07.94" calcext:value-type="float">
            <text:p>-507.94</text:p>
          </table:table-cell>
          <table:table-cell table:formula="of:=SQRT([.B188]^2 + [.C188]^2 + [.D188]^2)" office:value-type="float" office:value="508.225511953109" calcext:value-type="float">
            <text:p>508.23</text:p>
          </table:table-cell>
          <table:table-cell table:formula="of:=[.B188]/[.$E188]" office:value-type="float" office:value="0.0178070557009641" calcext:value-type="float">
            <text:p>0.02</text:p>
          </table:table-cell>
          <table:table-cell table:formula="of:=[.C188]/[.$E188]" office:value-type="float" office:value="-0.0283929075983328" calcext:value-type="float">
            <text:p>-0.03</text:p>
          </table:table-cell>
          <table:table-cell table:formula="of:=[.D188]/[.$E188]" office:value-type="float" office:value="-0.99943821798317" calcext:value-type="float">
            <text:p>-1.00</text:p>
          </table:table-cell>
          <table:table-cell table:formula="of:=DEGREES(ATAN2([.G188];[.F188]))" office:value-type="float" office:value="147.905476625625" calcext:value-type="float">
            <text:p>147.9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1.8" calcext:value-type="float">
            <text:p>1.8</text:p>
          </table:table-cell>
          <table:table-cell office:value-type="float" office:value="-527.08" calcext:value-type="float">
            <text:p>-527.08</text:p>
          </table:table-cell>
          <table:table-cell table:formula="of:=SQRT([.B189]^2 + [.C189]^2 + [.D189]^2)" office:value-type="float" office:value="527.393758400685" calcext:value-type="float">
            <text:p>527.39</text:p>
          </table:table-cell>
          <table:table-cell table:formula="of:=[.B189]/[.$E189]" office:value-type="float" office:value="0.0343197083994472" calcext:value-type="float">
            <text:p>0.03</text:p>
          </table:table-cell>
          <table:table-cell table:formula="of:=[.C189]/[.$E189]" office:value-type="float" office:value="0.00341300967508314" calcext:value-type="float">
            <text:p>0.00</text:p>
          </table:table-cell>
          <table:table-cell table:formula="of:=[.D189]/[.$E189]" office:value-type="float" office:value="-0.999405077523791" calcext:value-type="float">
            <text:p>-1.00</text:p>
          </table:table-cell>
          <table:table-cell table:formula="of:=DEGREES(ATAN2([.G189];[.F189]))" office:value-type="float" office:value="84.320750283615" calcext:value-type="float">
            <text:p>84.3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1.8" calcext:value-type="float">
            <text:p>1.8</text:p>
          </table:table-cell>
          <table:table-cell office:value-type="float" office:value="-527.08" calcext:value-type="float">
            <text:p>-527.08</text:p>
          </table:table-cell>
          <table:table-cell table:formula="of:=SQRT([.B190]^2 + [.C190]^2 + [.D190]^2)" office:value-type="float" office:value="527.393758400685" calcext:value-type="float">
            <text:p>527.39</text:p>
          </table:table-cell>
          <table:table-cell table:formula="of:=[.B190]/[.$E190]" office:value-type="float" office:value="0.0343197083994472" calcext:value-type="float">
            <text:p>0.03</text:p>
          </table:table-cell>
          <table:table-cell table:formula="of:=[.C190]/[.$E190]" office:value-type="float" office:value="0.00341300967508314" calcext:value-type="float">
            <text:p>0.00</text:p>
          </table:table-cell>
          <table:table-cell table:formula="of:=[.D190]/[.$E190]" office:value-type="float" office:value="-0.999405077523791" calcext:value-type="float">
            <text:p>-1.00</text:p>
          </table:table-cell>
          <table:table-cell table:formula="of:=DEGREES(ATAN2([.G190];[.F190]))" office:value-type="float" office:value="84.320750283615" calcext:value-type="float">
            <text:p>84.3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1.8" calcext:value-type="float">
            <text:p>1.8</text:p>
          </table:table-cell>
          <table:table-cell office:value-type="float" office:value="-527.08" calcext:value-type="float">
            <text:p>-527.08</text:p>
          </table:table-cell>
          <table:table-cell table:formula="of:=SQRT([.B191]^2 + [.C191]^2 + [.D191]^2)" office:value-type="float" office:value="527.393758400685" calcext:value-type="float">
            <text:p>527.39</text:p>
          </table:table-cell>
          <table:table-cell table:formula="of:=[.B191]/[.$E191]" office:value-type="float" office:value="0.0343197083994472" calcext:value-type="float">
            <text:p>0.03</text:p>
          </table:table-cell>
          <table:table-cell table:formula="of:=[.C191]/[.$E191]" office:value-type="float" office:value="0.00341300967508314" calcext:value-type="float">
            <text:p>0.00</text:p>
          </table:table-cell>
          <table:table-cell table:formula="of:=[.D191]/[.$E191]" office:value-type="float" office:value="-0.999405077523791" calcext:value-type="float">
            <text:p>-1.00</text:p>
          </table:table-cell>
          <table:table-cell table:formula="of:=DEGREES(ATAN2([.G191];[.F191]))" office:value-type="float" office:value="84.320750283615" calcext:value-type="float">
            <text:p>84.3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1.8" calcext:value-type="float">
            <text:p>1.8</text:p>
          </table:table-cell>
          <table:table-cell office:value-type="float" office:value="-527.08" calcext:value-type="float">
            <text:p>-527.08</text:p>
          </table:table-cell>
          <table:table-cell table:formula="of:=SQRT([.B192]^2 + [.C192]^2 + [.D192]^2)" office:value-type="float" office:value="527.393758400685" calcext:value-type="float">
            <text:p>527.39</text:p>
          </table:table-cell>
          <table:table-cell table:formula="of:=[.B192]/[.$E192]" office:value-type="float" office:value="0.0343197083994472" calcext:value-type="float">
            <text:p>0.03</text:p>
          </table:table-cell>
          <table:table-cell table:formula="of:=[.C192]/[.$E192]" office:value-type="float" office:value="0.00341300967508314" calcext:value-type="float">
            <text:p>0.00</text:p>
          </table:table-cell>
          <table:table-cell table:formula="of:=[.D192]/[.$E192]" office:value-type="float" office:value="-0.999405077523791" calcext:value-type="float">
            <text:p>-1.00</text:p>
          </table:table-cell>
          <table:table-cell table:formula="of:=DEGREES(ATAN2([.G192];[.F192]))" office:value-type="float" office:value="84.320750283615" calcext:value-type="float">
            <text:p>84.3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9.05" calcext:value-type="float">
            <text:p>9.05</text:p>
          </table:table-cell>
          <table:table-cell office:value-type="float" office:value="0" calcext:value-type="float">
            <text:p>0</text:p>
          </table:table-cell>
          <table:table-cell office:value-type="float" office:value="-504.46" calcext:value-type="float">
            <text:p>-504.46</text:p>
          </table:table-cell>
          <table:table-cell table:formula="of:=SQRT([.B193]^2 + [.C193]^2 + [.D193]^2)" office:value-type="float" office:value="504.541171858155" calcext:value-type="float">
            <text:p>504.54</text:p>
          </table:table-cell>
          <table:table-cell table:formula="of:=[.B193]/[.$E193]" office:value-type="float" office:value="0.0179370891907" calcext:value-type="float">
            <text:p>0.02</text:p>
          </table:table-cell>
          <table:table-cell table:formula="of:=[.C193]/[.$E193]" office:value-type="float" office:value="0" calcext:value-type="float">
            <text:p>0.00</text:p>
          </table:table-cell>
          <table:table-cell table:formula="of:=[.D193]/[.$E193]" office:value-type="float" office:value="-0.999839117474089" calcext:value-type="float">
            <text:p>-1.00</text:p>
          </table:table-cell>
          <table:table-cell table:formula="of:=DEGREES(ATAN2([.G193];[.F193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9.05" calcext:value-type="float">
            <text:p>9.05</text:p>
          </table:table-cell>
          <table:table-cell office:value-type="float" office:value="0" calcext:value-type="float">
            <text:p>0</text:p>
          </table:table-cell>
          <table:table-cell office:value-type="float" office:value="-504.46" calcext:value-type="float">
            <text:p>-504.46</text:p>
          </table:table-cell>
          <table:table-cell table:formula="of:=SQRT([.B194]^2 + [.C194]^2 + [.D194]^2)" office:value-type="float" office:value="504.541171858155" calcext:value-type="float">
            <text:p>504.54</text:p>
          </table:table-cell>
          <table:table-cell table:formula="of:=[.B194]/[.$E194]" office:value-type="float" office:value="0.0179370891907" calcext:value-type="float">
            <text:p>0.02</text:p>
          </table:table-cell>
          <table:table-cell table:formula="of:=[.C194]/[.$E194]" office:value-type="float" office:value="0" calcext:value-type="float">
            <text:p>0.00</text:p>
          </table:table-cell>
          <table:table-cell table:formula="of:=[.D194]/[.$E194]" office:value-type="float" office:value="-0.999839117474089" calcext:value-type="float">
            <text:p>-1.00</text:p>
          </table:table-cell>
          <table:table-cell table:formula="of:=DEGREES(ATAN2([.G194];[.F194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9.05" calcext:value-type="float">
            <text:p>9.05</text:p>
          </table:table-cell>
          <table:table-cell office:value-type="float" office:value="0" calcext:value-type="float">
            <text:p>0</text:p>
          </table:table-cell>
          <table:table-cell office:value-type="float" office:value="-504.46" calcext:value-type="float">
            <text:p>-504.46</text:p>
          </table:table-cell>
          <table:table-cell table:formula="of:=SQRT([.B195]^2 + [.C195]^2 + [.D195]^2)" office:value-type="float" office:value="504.541171858155" calcext:value-type="float">
            <text:p>504.54</text:p>
          </table:table-cell>
          <table:table-cell table:formula="of:=[.B195]/[.$E195]" office:value-type="float" office:value="0.0179370891907" calcext:value-type="float">
            <text:p>0.02</text:p>
          </table:table-cell>
          <table:table-cell table:formula="of:=[.C195]/[.$E195]" office:value-type="float" office:value="0" calcext:value-type="float">
            <text:p>0.00</text:p>
          </table:table-cell>
          <table:table-cell table:formula="of:=[.D195]/[.$E195]" office:value-type="float" office:value="-0.999839117474089" calcext:value-type="float">
            <text:p>-1.00</text:p>
          </table:table-cell>
          <table:table-cell table:formula="of:=DEGREES(ATAN2([.G195];[.F195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9.05" calcext:value-type="float">
            <text:p>9.05</text:p>
          </table:table-cell>
          <table:table-cell office:value-type="float" office:value="0" calcext:value-type="float">
            <text:p>0</text:p>
          </table:table-cell>
          <table:table-cell office:value-type="float" office:value="-504.46" calcext:value-type="float">
            <text:p>-504.46</text:p>
          </table:table-cell>
          <table:table-cell table:formula="of:=SQRT([.B196]^2 + [.C196]^2 + [.D196]^2)" office:value-type="float" office:value="504.541171858155" calcext:value-type="float">
            <text:p>504.54</text:p>
          </table:table-cell>
          <table:table-cell table:formula="of:=[.B196]/[.$E196]" office:value-type="float" office:value="0.0179370891907" calcext:value-type="float">
            <text:p>0.02</text:p>
          </table:table-cell>
          <table:table-cell table:formula="of:=[.C196]/[.$E196]" office:value-type="float" office:value="0" calcext:value-type="float">
            <text:p>0.00</text:p>
          </table:table-cell>
          <table:table-cell table:formula="of:=[.D196]/[.$E196]" office:value-type="float" office:value="-0.999839117474089" calcext:value-type="float">
            <text:p>-1.00</text:p>
          </table:table-cell>
          <table:table-cell table:formula="of:=DEGREES(ATAN2([.G196];[.F196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9.05" calcext:value-type="float">
            <text:p>9.05</text:p>
          </table:table-cell>
          <table:table-cell office:value-type="float" office:value="0" calcext:value-type="float">
            <text:p>0</text:p>
          </table:table-cell>
          <table:table-cell office:value-type="float" office:value="-504.46" calcext:value-type="float">
            <text:p>-504.46</text:p>
          </table:table-cell>
          <table:table-cell table:formula="of:=SQRT([.B197]^2 + [.C197]^2 + [.D197]^2)" office:value-type="float" office:value="504.541171858155" calcext:value-type="float">
            <text:p>504.54</text:p>
          </table:table-cell>
          <table:table-cell table:formula="of:=[.B197]/[.$E197]" office:value-type="float" office:value="0.0179370891907" calcext:value-type="float">
            <text:p>0.02</text:p>
          </table:table-cell>
          <table:table-cell table:formula="of:=[.C197]/[.$E197]" office:value-type="float" office:value="0" calcext:value-type="float">
            <text:p>0.00</text:p>
          </table:table-cell>
          <table:table-cell table:formula="of:=[.D197]/[.$E197]" office:value-type="float" office:value="-0.999839117474089" calcext:value-type="float">
            <text:p>-1.00</text:p>
          </table:table-cell>
          <table:table-cell table:formula="of:=DEGREES(ATAN2([.G197];[.F197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1.72" calcext:value-type="float">
            <text:p>21.72</text:p>
          </table:table-cell>
          <table:table-cell office:value-type="float" office:value="1.8" calcext:value-type="float">
            <text:p>1.8</text:p>
          </table:table-cell>
          <table:table-cell office:value-type="float" office:value="-509.68" calcext:value-type="float">
            <text:p>-509.68</text:p>
          </table:table-cell>
          <table:table-cell table:formula="of:=SQRT([.B198]^2 + [.C198]^2 + [.D198]^2)" office:value-type="float" office:value="510.14576426743" calcext:value-type="float">
            <text:p>510.15</text:p>
          </table:table-cell>
          <table:table-cell table:formula="of:=[.B198]/[.$E198]" office:value-type="float" office:value="0.0425760665310825" calcext:value-type="float">
            <text:p>0.04</text:p>
          </table:table-cell>
          <table:table-cell table:formula="of:=[.C198]/[.$E198]" office:value-type="float" office:value="0.00352840330368087" calcext:value-type="float">
            <text:p>0.00</text:p>
          </table:table-cell>
          <table:table-cell table:formula="of:=[.D198]/[.$E198]" office:value-type="float" office:value="-0.999086997677814" calcext:value-type="float">
            <text:p>-1.00</text:p>
          </table:table-cell>
          <table:table-cell table:formula="of:=DEGREES(ATAN2([.G198];[.F198]))" office:value-type="float" office:value="85.2625566519899" calcext:value-type="float">
            <text:p>85.2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1.72" calcext:value-type="float">
            <text:p>21.72</text:p>
          </table:table-cell>
          <table:table-cell office:value-type="float" office:value="1.8" calcext:value-type="float">
            <text:p>1.8</text:p>
          </table:table-cell>
          <table:table-cell office:value-type="float" office:value="-509.68" calcext:value-type="float">
            <text:p>-509.68</text:p>
          </table:table-cell>
          <table:table-cell table:formula="of:=SQRT([.B199]^2 + [.C199]^2 + [.D199]^2)" office:value-type="float" office:value="510.14576426743" calcext:value-type="float">
            <text:p>510.15</text:p>
          </table:table-cell>
          <table:table-cell table:formula="of:=[.B199]/[.$E199]" office:value-type="float" office:value="0.0425760665310825" calcext:value-type="float">
            <text:p>0.04</text:p>
          </table:table-cell>
          <table:table-cell table:formula="of:=[.C199]/[.$E199]" office:value-type="float" office:value="0.00352840330368087" calcext:value-type="float">
            <text:p>0.00</text:p>
          </table:table-cell>
          <table:table-cell table:formula="of:=[.D199]/[.$E199]" office:value-type="float" office:value="-0.999086997677814" calcext:value-type="float">
            <text:p>-1.00</text:p>
          </table:table-cell>
          <table:table-cell table:formula="of:=DEGREES(ATAN2([.G199];[.F199]))" office:value-type="float" office:value="85.2625566519899" calcext:value-type="float">
            <text:p>85.2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1.72" calcext:value-type="float">
            <text:p>21.72</text:p>
          </table:table-cell>
          <table:table-cell office:value-type="float" office:value="1.8" calcext:value-type="float">
            <text:p>1.8</text:p>
          </table:table-cell>
          <table:table-cell office:value-type="float" office:value="-509.68" calcext:value-type="float">
            <text:p>-509.68</text:p>
          </table:table-cell>
          <table:table-cell table:formula="of:=SQRT([.B200]^2 + [.C200]^2 + [.D200]^2)" office:value-type="float" office:value="510.14576426743" calcext:value-type="float">
            <text:p>510.15</text:p>
          </table:table-cell>
          <table:table-cell table:formula="of:=[.B200]/[.$E200]" office:value-type="float" office:value="0.0425760665310825" calcext:value-type="float">
            <text:p>0.04</text:p>
          </table:table-cell>
          <table:table-cell table:formula="of:=[.C200]/[.$E200]" office:value-type="float" office:value="0.00352840330368087" calcext:value-type="float">
            <text:p>0.00</text:p>
          </table:table-cell>
          <table:table-cell table:formula="of:=[.D200]/[.$E200]" office:value-type="float" office:value="-0.999086997677814" calcext:value-type="float">
            <text:p>-1.00</text:p>
          </table:table-cell>
          <table:table-cell table:formula="of:=DEGREES(ATAN2([.G200];[.F200]))" office:value-type="float" office:value="85.2625566519899" calcext:value-type="float">
            <text:p>85.2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1.72" calcext:value-type="float">
            <text:p>21.72</text:p>
          </table:table-cell>
          <table:table-cell office:value-type="float" office:value="1.8" calcext:value-type="float">
            <text:p>1.8</text:p>
          </table:table-cell>
          <table:table-cell office:value-type="float" office:value="-509.68" calcext:value-type="float">
            <text:p>-509.68</text:p>
          </table:table-cell>
          <table:table-cell table:formula="of:=SQRT([.B201]^2 + [.C201]^2 + [.D201]^2)" office:value-type="float" office:value="510.14576426743" calcext:value-type="float">
            <text:p>510.15</text:p>
          </table:table-cell>
          <table:table-cell table:formula="of:=[.B201]/[.$E201]" office:value-type="float" office:value="0.0425760665310825" calcext:value-type="float">
            <text:p>0.04</text:p>
          </table:table-cell>
          <table:table-cell table:formula="of:=[.C201]/[.$E201]" office:value-type="float" office:value="0.00352840330368087" calcext:value-type="float">
            <text:p>0.00</text:p>
          </table:table-cell>
          <table:table-cell table:formula="of:=[.D201]/[.$E201]" office:value-type="float" office:value="-0.999086997677814" calcext:value-type="float">
            <text:p>-1.00</text:p>
          </table:table-cell>
          <table:table-cell table:formula="of:=DEGREES(ATAN2([.G201];[.F201]))" office:value-type="float" office:value="85.2625566519899" calcext:value-type="float">
            <text:p>85.26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9.05" calcext:value-type="float">
            <text:p>9.05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28.82" calcext:value-type="float">
            <text:p>-528.82</text:p>
          </table:table-cell>
          <table:table-cell table:formula="of:=SQRT([.B202]^2 + [.C202]^2 + [.D202]^2)" office:value-type="float" office:value="529.094244723943" calcext:value-type="float">
            <text:p>529.09</text:p>
          </table:table-cell>
          <table:table-cell table:formula="of:=[.B202]/[.$E202]" office:value-type="float" office:value="0.0171047031606285" calcext:value-type="float">
            <text:p>0.02</text:p>
          </table:table-cell>
          <table:table-cell table:formula="of:=[.C202]/[.$E202]" office:value-type="float" office:value="-0.0272730239345712" calcext:value-type="float">
            <text:p>-0.03</text:p>
          </table:table-cell>
          <table:table-cell table:formula="of:=[.D202]/[.$E202]" office:value-type="float" office:value="-0.999481671315313" calcext:value-type="float">
            <text:p>-1.00</text:p>
          </table:table-cell>
          <table:table-cell table:formula="of:=DEGREES(ATAN2([.G202];[.F202]))" office:value-type="float" office:value="147.905476625625" calcext:value-type="float">
            <text:p>147.9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9.05" calcext:value-type="float">
            <text:p>9.05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28.82" calcext:value-type="float">
            <text:p>-528.82</text:p>
          </table:table-cell>
          <table:table-cell table:formula="of:=SQRT([.B203]^2 + [.C203]^2 + [.D203]^2)" office:value-type="float" office:value="529.094244723943" calcext:value-type="float">
            <text:p>529.09</text:p>
          </table:table-cell>
          <table:table-cell table:formula="of:=[.B203]/[.$E203]" office:value-type="float" office:value="0.0171047031606285" calcext:value-type="float">
            <text:p>0.02</text:p>
          </table:table-cell>
          <table:table-cell table:formula="of:=[.C203]/[.$E203]" office:value-type="float" office:value="-0.0272730239345712" calcext:value-type="float">
            <text:p>-0.03</text:p>
          </table:table-cell>
          <table:table-cell table:formula="of:=[.D203]/[.$E203]" office:value-type="float" office:value="-0.999481671315313" calcext:value-type="float">
            <text:p>-1.00</text:p>
          </table:table-cell>
          <table:table-cell table:formula="of:=DEGREES(ATAN2([.G203];[.F203]))" office:value-type="float" office:value="147.905476625625" calcext:value-type="float">
            <text:p>147.9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9.05" calcext:value-type="float">
            <text:p>9.05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28.82" calcext:value-type="float">
            <text:p>-528.82</text:p>
          </table:table-cell>
          <table:table-cell table:formula="of:=SQRT([.B204]^2 + [.C204]^2 + [.D204]^2)" office:value-type="float" office:value="529.094244723943" calcext:value-type="float">
            <text:p>529.09</text:p>
          </table:table-cell>
          <table:table-cell table:formula="of:=[.B204]/[.$E204]" office:value-type="float" office:value="0.0171047031606285" calcext:value-type="float">
            <text:p>0.02</text:p>
          </table:table-cell>
          <table:table-cell table:formula="of:=[.C204]/[.$E204]" office:value-type="float" office:value="-0.0272730239345712" calcext:value-type="float">
            <text:p>-0.03</text:p>
          </table:table-cell>
          <table:table-cell table:formula="of:=[.D204]/[.$E204]" office:value-type="float" office:value="-0.999481671315313" calcext:value-type="float">
            <text:p>-1.00</text:p>
          </table:table-cell>
          <table:table-cell table:formula="of:=DEGREES(ATAN2([.G204];[.F204]))" office:value-type="float" office:value="147.905476625625" calcext:value-type="float">
            <text:p>147.9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9.05" calcext:value-type="float">
            <text:p>9.05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28.82" calcext:value-type="float">
            <text:p>-528.82</text:p>
          </table:table-cell>
          <table:table-cell table:formula="of:=SQRT([.B205]^2 + [.C205]^2 + [.D205]^2)" office:value-type="float" office:value="529.094244723943" calcext:value-type="float">
            <text:p>529.09</text:p>
          </table:table-cell>
          <table:table-cell table:formula="of:=[.B205]/[.$E205]" office:value-type="float" office:value="0.0171047031606285" calcext:value-type="float">
            <text:p>0.02</text:p>
          </table:table-cell>
          <table:table-cell table:formula="of:=[.C205]/[.$E205]" office:value-type="float" office:value="-0.0272730239345712" calcext:value-type="float">
            <text:p>-0.03</text:p>
          </table:table-cell>
          <table:table-cell table:formula="of:=[.D205]/[.$E205]" office:value-type="float" office:value="-0.999481671315313" calcext:value-type="float">
            <text:p>-1.00</text:p>
          </table:table-cell>
          <table:table-cell table:formula="of:=DEGREES(ATAN2([.G205];[.F205]))" office:value-type="float" office:value="147.905476625625" calcext:value-type="float">
            <text:p>147.9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-5.41" calcext:value-type="float">
            <text:p>-5.41</text:p>
          </table:table-cell>
          <table:table-cell office:value-type="float" office:value="-509.68" calcext:value-type="float">
            <text:p>-509.68</text:p>
          </table:table-cell>
          <table:table-cell table:formula="of:=SQRT([.B206]^2 + [.C206]^2 + [.D206]^2)" office:value-type="float" office:value="510.029980001176" calcext:value-type="float">
            <text:p>510.03</text:p>
          </table:table-cell>
          <table:table-cell table:formula="of:=[.B206]/[.$E206]" office:value-type="float" office:value="0.0354881099341616" calcext:value-type="float">
            <text:p>0.04</text:p>
          </table:table-cell>
          <table:table-cell table:formula="of:=[.C206]/[.$E206]" office:value-type="float" office:value="-0.0106072195991058" calcext:value-type="float">
            <text:p>-0.01</text:p>
          </table:table-cell>
          <table:table-cell table:formula="of:=[.D206]/[.$E206]" office:value-type="float" office:value="-0.999313805041078" calcext:value-type="float">
            <text:p>-1.00</text:p>
          </table:table-cell>
          <table:table-cell table:formula="of:=DEGREES(ATAN2([.G206];[.F206]))" office:value-type="float" office:value="106.641143782871" calcext:value-type="float">
            <text:p>106.6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-5.41" calcext:value-type="float">
            <text:p>-5.41</text:p>
          </table:table-cell>
          <table:table-cell office:value-type="float" office:value="-509.68" calcext:value-type="float">
            <text:p>-509.68</text:p>
          </table:table-cell>
          <table:table-cell table:formula="of:=SQRT([.B207]^2 + [.C207]^2 + [.D207]^2)" office:value-type="float" office:value="510.029980001176" calcext:value-type="float">
            <text:p>510.03</text:p>
          </table:table-cell>
          <table:table-cell table:formula="of:=[.B207]/[.$E207]" office:value-type="float" office:value="0.0354881099341616" calcext:value-type="float">
            <text:p>0.04</text:p>
          </table:table-cell>
          <table:table-cell table:formula="of:=[.C207]/[.$E207]" office:value-type="float" office:value="-0.0106072195991058" calcext:value-type="float">
            <text:p>-0.01</text:p>
          </table:table-cell>
          <table:table-cell table:formula="of:=[.D207]/[.$E207]" office:value-type="float" office:value="-0.999313805041078" calcext:value-type="float">
            <text:p>-1.00</text:p>
          </table:table-cell>
          <table:table-cell table:formula="of:=DEGREES(ATAN2([.G207];[.F207]))" office:value-type="float" office:value="106.641143782871" calcext:value-type="float">
            <text:p>106.6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-5.41" calcext:value-type="float">
            <text:p>-5.41</text:p>
          </table:table-cell>
          <table:table-cell office:value-type="float" office:value="-509.68" calcext:value-type="float">
            <text:p>-509.68</text:p>
          </table:table-cell>
          <table:table-cell table:formula="of:=SQRT([.B208]^2 + [.C208]^2 + [.D208]^2)" office:value-type="float" office:value="510.029980001176" calcext:value-type="float">
            <text:p>510.03</text:p>
          </table:table-cell>
          <table:table-cell table:formula="of:=[.B208]/[.$E208]" office:value-type="float" office:value="0.0354881099341616" calcext:value-type="float">
            <text:p>0.04</text:p>
          </table:table-cell>
          <table:table-cell table:formula="of:=[.C208]/[.$E208]" office:value-type="float" office:value="-0.0106072195991058" calcext:value-type="float">
            <text:p>-0.01</text:p>
          </table:table-cell>
          <table:table-cell table:formula="of:=[.D208]/[.$E208]" office:value-type="float" office:value="-0.999313805041078" calcext:value-type="float">
            <text:p>-1.00</text:p>
          </table:table-cell>
          <table:table-cell table:formula="of:=DEGREES(ATAN2([.G208];[.F208]))" office:value-type="float" office:value="106.641143782871" calcext:value-type="float">
            <text:p>106.6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-7.22" calcext:value-type="float">
            <text:p>-7.22</text:p>
          </table:table-cell>
          <table:table-cell office:value-type="float" office:value="-507.94" calcext:value-type="float">
            <text:p>-507.94</text:p>
          </table:table-cell>
          <table:table-cell table:formula="of:=SQRT([.B209]^2 + [.C209]^2 + [.D209]^2)" office:value-type="float" office:value="508.252433442281" calcext:value-type="float">
            <text:p>508.25</text:p>
          </table:table-cell>
          <table:table-cell table:formula="of:=[.B209]/[.$E209]" office:value-type="float" office:value="0.0320510024707043" calcext:value-type="float">
            <text:p>0.03</text:p>
          </table:table-cell>
          <table:table-cell table:formula="of:=[.C209]/[.$E209]" office:value-type="float" office:value="-0.0142055394621538" calcext:value-type="float">
            <text:p>-0.01</text:p>
          </table:table-cell>
          <table:table-cell table:formula="of:=[.D209]/[.$E209]" office:value-type="float" office:value="-0.999385279003654" calcext:value-type="float">
            <text:p>-1.00</text:p>
          </table:table-cell>
          <table:table-cell table:formula="of:=DEGREES(ATAN2([.G209];[.F209]))" office:value-type="float" office:value="113.903720744504" calcext:value-type="float">
            <text:p>113.9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-7.22" calcext:value-type="float">
            <text:p>-7.22</text:p>
          </table:table-cell>
          <table:table-cell office:value-type="float" office:value="-507.94" calcext:value-type="float">
            <text:p>-507.94</text:p>
          </table:table-cell>
          <table:table-cell table:formula="of:=SQRT([.B210]^2 + [.C210]^2 + [.D210]^2)" office:value-type="float" office:value="508.252433442281" calcext:value-type="float">
            <text:p>508.25</text:p>
          </table:table-cell>
          <table:table-cell table:formula="of:=[.B210]/[.$E210]" office:value-type="float" office:value="0.0320510024707043" calcext:value-type="float">
            <text:p>0.03</text:p>
          </table:table-cell>
          <table:table-cell table:formula="of:=[.C210]/[.$E210]" office:value-type="float" office:value="-0.0142055394621538" calcext:value-type="float">
            <text:p>-0.01</text:p>
          </table:table-cell>
          <table:table-cell table:formula="of:=[.D210]/[.$E210]" office:value-type="float" office:value="-0.999385279003654" calcext:value-type="float">
            <text:p>-1.00</text:p>
          </table:table-cell>
          <table:table-cell table:formula="of:=DEGREES(ATAN2([.G210];[.F210]))" office:value-type="float" office:value="113.903720744504" calcext:value-type="float">
            <text:p>113.9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-7.22" calcext:value-type="float">
            <text:p>-7.22</text:p>
          </table:table-cell>
          <table:table-cell office:value-type="float" office:value="-507.94" calcext:value-type="float">
            <text:p>-507.94</text:p>
          </table:table-cell>
          <table:table-cell table:formula="of:=SQRT([.B211]^2 + [.C211]^2 + [.D211]^2)" office:value-type="float" office:value="508.252433442281" calcext:value-type="float">
            <text:p>508.25</text:p>
          </table:table-cell>
          <table:table-cell table:formula="of:=[.B211]/[.$E211]" office:value-type="float" office:value="0.0320510024707043" calcext:value-type="float">
            <text:p>0.03</text:p>
          </table:table-cell>
          <table:table-cell table:formula="of:=[.C211]/[.$E211]" office:value-type="float" office:value="-0.0142055394621538" calcext:value-type="float">
            <text:p>-0.01</text:p>
          </table:table-cell>
          <table:table-cell table:formula="of:=[.D211]/[.$E211]" office:value-type="float" office:value="-0.999385279003654" calcext:value-type="float">
            <text:p>-1.00</text:p>
          </table:table-cell>
          <table:table-cell table:formula="of:=DEGREES(ATAN2([.G211];[.F211]))" office:value-type="float" office:value="113.903720744504" calcext:value-type="float">
            <text:p>113.9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-7.22" calcext:value-type="float">
            <text:p>-7.22</text:p>
          </table:table-cell>
          <table:table-cell office:value-type="float" office:value="-507.94" calcext:value-type="float">
            <text:p>-507.94</text:p>
          </table:table-cell>
          <table:table-cell table:formula="of:=SQRT([.B212]^2 + [.C212]^2 + [.D212]^2)" office:value-type="float" office:value="508.252433442281" calcext:value-type="float">
            <text:p>508.25</text:p>
          </table:table-cell>
          <table:table-cell table:formula="of:=[.B212]/[.$E212]" office:value-type="float" office:value="0.0320510024707043" calcext:value-type="float">
            <text:p>0.03</text:p>
          </table:table-cell>
          <table:table-cell table:formula="of:=[.C212]/[.$E212]" office:value-type="float" office:value="-0.0142055394621538" calcext:value-type="float">
            <text:p>-0.01</text:p>
          </table:table-cell>
          <table:table-cell table:formula="of:=[.D212]/[.$E212]" office:value-type="float" office:value="-0.999385279003654" calcext:value-type="float">
            <text:p>-1.00</text:p>
          </table:table-cell>
          <table:table-cell table:formula="of:=DEGREES(ATAN2([.G212];[.F212]))" office:value-type="float" office:value="113.903720744504" calcext:value-type="float">
            <text:p>113.9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3.53" calcext:value-type="float">
            <text:p>23.53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14.9" calcext:value-type="float">
            <text:p>-514.9</text:p>
          </table:table-cell>
          <table:table-cell table:formula="of:=SQRT([.B213]^2 + [.C213]^2 + [.D213]^2)" office:value-type="float" office:value="515.639307849974" calcext:value-type="float">
            <text:p>515.64</text:p>
          </table:table-cell>
          <table:table-cell table:formula="of:=[.B213]/[.$E213]" office:value-type="float" office:value="0.0456326731530834" calcext:value-type="float">
            <text:p>0.05</text:p>
          </table:table-cell>
          <table:table-cell table:formula="of:=[.C213]/[.$E213]" office:value-type="float" office:value="-0.0279846780110069" calcext:value-type="float">
            <text:p>-0.03</text:p>
          </table:table-cell>
          <table:table-cell table:formula="of:=[.D213]/[.$E213]" office:value-type="float" office:value="-0.998566230621447" calcext:value-type="float">
            <text:p>-1.00</text:p>
          </table:table-cell>
          <table:table-cell table:formula="of:=DEGREES(ATAN2([.G213];[.F213]))" office:value-type="float" office:value="121.519110185067" calcext:value-type="float">
            <text:p>121.5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3.53" calcext:value-type="float">
            <text:p>23.53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14.9" calcext:value-type="float">
            <text:p>-514.9</text:p>
          </table:table-cell>
          <table:table-cell table:formula="of:=SQRT([.B214]^2 + [.C214]^2 + [.D214]^2)" office:value-type="float" office:value="515.639307849974" calcext:value-type="float">
            <text:p>515.64</text:p>
          </table:table-cell>
          <table:table-cell table:formula="of:=[.B214]/[.$E214]" office:value-type="float" office:value="0.0456326731530834" calcext:value-type="float">
            <text:p>0.05</text:p>
          </table:table-cell>
          <table:table-cell table:formula="of:=[.C214]/[.$E214]" office:value-type="float" office:value="-0.0279846780110069" calcext:value-type="float">
            <text:p>-0.03</text:p>
          </table:table-cell>
          <table:table-cell table:formula="of:=[.D214]/[.$E214]" office:value-type="float" office:value="-0.998566230621447" calcext:value-type="float">
            <text:p>-1.00</text:p>
          </table:table-cell>
          <table:table-cell table:formula="of:=DEGREES(ATAN2([.G214];[.F214]))" office:value-type="float" office:value="121.519110185067" calcext:value-type="float">
            <text:p>121.5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3.53" calcext:value-type="float">
            <text:p>23.53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14.9" calcext:value-type="float">
            <text:p>-514.9</text:p>
          </table:table-cell>
          <table:table-cell table:formula="of:=SQRT([.B215]^2 + [.C215]^2 + [.D215]^2)" office:value-type="float" office:value="515.639307849974" calcext:value-type="float">
            <text:p>515.64</text:p>
          </table:table-cell>
          <table:table-cell table:formula="of:=[.B215]/[.$E215]" office:value-type="float" office:value="0.0456326731530834" calcext:value-type="float">
            <text:p>0.05</text:p>
          </table:table-cell>
          <table:table-cell table:formula="of:=[.C215]/[.$E215]" office:value-type="float" office:value="-0.0279846780110069" calcext:value-type="float">
            <text:p>-0.03</text:p>
          </table:table-cell>
          <table:table-cell table:formula="of:=[.D215]/[.$E215]" office:value-type="float" office:value="-0.998566230621447" calcext:value-type="float">
            <text:p>-1.00</text:p>
          </table:table-cell>
          <table:table-cell table:formula="of:=DEGREES(ATAN2([.G215];[.F215]))" office:value-type="float" office:value="121.519110185067" calcext:value-type="float">
            <text:p>121.5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3.53" calcext:value-type="float">
            <text:p>23.53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14.9" calcext:value-type="float">
            <text:p>-514.9</text:p>
          </table:table-cell>
          <table:table-cell table:formula="of:=SQRT([.B216]^2 + [.C216]^2 + [.D216]^2)" office:value-type="float" office:value="515.639307849974" calcext:value-type="float">
            <text:p>515.64</text:p>
          </table:table-cell>
          <table:table-cell table:formula="of:=[.B216]/[.$E216]" office:value-type="float" office:value="0.0456326731530834" calcext:value-type="float">
            <text:p>0.05</text:p>
          </table:table-cell>
          <table:table-cell table:formula="of:=[.C216]/[.$E216]" office:value-type="float" office:value="-0.0279846780110069" calcext:value-type="float">
            <text:p>-0.03</text:p>
          </table:table-cell>
          <table:table-cell table:formula="of:=[.D216]/[.$E216]" office:value-type="float" office:value="-0.998566230621447" calcext:value-type="float">
            <text:p>-1.00</text:p>
          </table:table-cell>
          <table:table-cell table:formula="of:=DEGREES(ATAN2([.G216];[.F216]))" office:value-type="float" office:value="121.519110185067" calcext:value-type="float">
            <text:p>121.5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3.53" calcext:value-type="float">
            <text:p>23.53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14.9" calcext:value-type="float">
            <text:p>-514.9</text:p>
          </table:table-cell>
          <table:table-cell table:formula="of:=SQRT([.B217]^2 + [.C217]^2 + [.D217]^2)" office:value-type="float" office:value="515.639307849974" calcext:value-type="float">
            <text:p>515.64</text:p>
          </table:table-cell>
          <table:table-cell table:formula="of:=[.B217]/[.$E217]" office:value-type="float" office:value="0.0456326731530834" calcext:value-type="float">
            <text:p>0.05</text:p>
          </table:table-cell>
          <table:table-cell table:formula="of:=[.C217]/[.$E217]" office:value-type="float" office:value="-0.0279846780110069" calcext:value-type="float">
            <text:p>-0.03</text:p>
          </table:table-cell>
          <table:table-cell table:formula="of:=[.D217]/[.$E217]" office:value-type="float" office:value="-0.998566230621447" calcext:value-type="float">
            <text:p>-1.00</text:p>
          </table:table-cell>
          <table:table-cell table:formula="of:=DEGREES(ATAN2([.G217];[.F217]))" office:value-type="float" office:value="121.519110185067" calcext:value-type="float">
            <text:p>121.5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4.48" calcext:value-type="float">
            <text:p>14.48</text:p>
          </table:table-cell>
          <table:table-cell office:value-type="float" office:value="-5.41" calcext:value-type="float">
            <text:p>-5.41</text:p>
          </table:table-cell>
          <table:table-cell office:value-type="float" office:value="-523.6" calcext:value-type="float">
            <text:p>-523.6</text:p>
          </table:table-cell>
          <table:table-cell table:formula="of:=SQRT([.B218]^2 + [.C218]^2 + [.D218]^2)" office:value-type="float" office:value="523.828119233781" calcext:value-type="float">
            <text:p>523.83</text:p>
          </table:table-cell>
          <table:table-cell table:formula="of:=[.B218]/[.$E218]" office:value-type="float" office:value="0.0276426550395583" calcext:value-type="float">
            <text:p>0.03</text:p>
          </table:table-cell>
          <table:table-cell table:formula="of:=[.C218]/[.$E218]" office:value-type="float" office:value="-0.0103278151770725" calcext:value-type="float">
            <text:p>-0.01</text:p>
          </table:table-cell>
          <table:table-cell table:formula="of:=[.D218]/[.$E218]" office:value-type="float" office:value="-0.999564515104469" calcext:value-type="float">
            <text:p>-1.00</text:p>
          </table:table-cell>
          <table:table-cell table:formula="of:=DEGREES(ATAN2([.G218];[.F218]))" office:value-type="float" office:value="110.486632633552" calcext:value-type="float">
            <text:p>110.4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4.48" calcext:value-type="float">
            <text:p>14.48</text:p>
          </table:table-cell>
          <table:table-cell office:value-type="float" office:value="-5.41" calcext:value-type="float">
            <text:p>-5.41</text:p>
          </table:table-cell>
          <table:table-cell office:value-type="float" office:value="-523.6" calcext:value-type="float">
            <text:p>-523.6</text:p>
          </table:table-cell>
          <table:table-cell table:formula="of:=SQRT([.B219]^2 + [.C219]^2 + [.D219]^2)" office:value-type="float" office:value="523.828119233781" calcext:value-type="float">
            <text:p>523.83</text:p>
          </table:table-cell>
          <table:table-cell table:formula="of:=[.B219]/[.$E219]" office:value-type="float" office:value="0.0276426550395583" calcext:value-type="float">
            <text:p>0.03</text:p>
          </table:table-cell>
          <table:table-cell table:formula="of:=[.C219]/[.$E219]" office:value-type="float" office:value="-0.0103278151770725" calcext:value-type="float">
            <text:p>-0.01</text:p>
          </table:table-cell>
          <table:table-cell table:formula="of:=[.D219]/[.$E219]" office:value-type="float" office:value="-0.999564515104469" calcext:value-type="float">
            <text:p>-1.00</text:p>
          </table:table-cell>
          <table:table-cell table:formula="of:=DEGREES(ATAN2([.G219];[.F219]))" office:value-type="float" office:value="110.486632633552" calcext:value-type="float">
            <text:p>110.4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4.48" calcext:value-type="float">
            <text:p>14.48</text:p>
          </table:table-cell>
          <table:table-cell office:value-type="float" office:value="-5.41" calcext:value-type="float">
            <text:p>-5.41</text:p>
          </table:table-cell>
          <table:table-cell office:value-type="float" office:value="-523.6" calcext:value-type="float">
            <text:p>-523.6</text:p>
          </table:table-cell>
          <table:table-cell table:formula="of:=SQRT([.B220]^2 + [.C220]^2 + [.D220]^2)" office:value-type="float" office:value="523.828119233781" calcext:value-type="float">
            <text:p>523.83</text:p>
          </table:table-cell>
          <table:table-cell table:formula="of:=[.B220]/[.$E220]" office:value-type="float" office:value="0.0276426550395583" calcext:value-type="float">
            <text:p>0.03</text:p>
          </table:table-cell>
          <table:table-cell table:formula="of:=[.C220]/[.$E220]" office:value-type="float" office:value="-0.0103278151770725" calcext:value-type="float">
            <text:p>-0.01</text:p>
          </table:table-cell>
          <table:table-cell table:formula="of:=[.D220]/[.$E220]" office:value-type="float" office:value="-0.999564515104469" calcext:value-type="float">
            <text:p>-1.00</text:p>
          </table:table-cell>
          <table:table-cell table:formula="of:=DEGREES(ATAN2([.G220];[.F220]))" office:value-type="float" office:value="110.486632633552" calcext:value-type="float">
            <text:p>110.4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4.48" calcext:value-type="float">
            <text:p>14.48</text:p>
          </table:table-cell>
          <table:table-cell office:value-type="float" office:value="-5.41" calcext:value-type="float">
            <text:p>-5.41</text:p>
          </table:table-cell>
          <table:table-cell office:value-type="float" office:value="-523.6" calcext:value-type="float">
            <text:p>-523.6</text:p>
          </table:table-cell>
          <table:table-cell table:formula="of:=SQRT([.B221]^2 + [.C221]^2 + [.D221]^2)" office:value-type="float" office:value="523.828119233781" calcext:value-type="float">
            <text:p>523.83</text:p>
          </table:table-cell>
          <table:table-cell table:formula="of:=[.B221]/[.$E221]" office:value-type="float" office:value="0.0276426550395583" calcext:value-type="float">
            <text:p>0.03</text:p>
          </table:table-cell>
          <table:table-cell table:formula="of:=[.C221]/[.$E221]" office:value-type="float" office:value="-0.0103278151770725" calcext:value-type="float">
            <text:p>-0.01</text:p>
          </table:table-cell>
          <table:table-cell table:formula="of:=[.D221]/[.$E221]" office:value-type="float" office:value="-0.999564515104469" calcext:value-type="float">
            <text:p>-1.00</text:p>
          </table:table-cell>
          <table:table-cell table:formula="of:=DEGREES(ATAN2([.G221];[.F221]))" office:value-type="float" office:value="110.486632633552" calcext:value-type="float">
            <text:p>110.4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0.86" calcext:value-type="float">
            <text:p>10.86</text:p>
          </table:table-cell>
          <table:table-cell office:value-type="float" office:value="-1.8" calcext:value-type="float">
            <text:p>-1.8</text:p>
          </table:table-cell>
          <table:table-cell office:value-type="float" office:value="-523.6" calcext:value-type="float">
            <text:p>-523.6</text:p>
          </table:table-cell>
          <table:table-cell table:formula="of:=SQRT([.B222]^2 + [.C222]^2 + [.D222]^2)" office:value-type="float" office:value="523.715704939235" calcext:value-type="float">
            <text:p>523.72</text:p>
          </table:table-cell>
          <table:table-cell table:formula="of:=[.B222]/[.$E222]" office:value-type="float" office:value="0.0207364413508662" calcext:value-type="float">
            <text:p>0.02</text:p>
          </table:table-cell>
          <table:table-cell table:formula="of:=[.C222]/[.$E222]" office:value-type="float" office:value="-0.00343697922942534" calcext:value-type="float">
            <text:p>0.00</text:p>
          </table:table-cell>
          <table:table-cell table:formula="of:=[.D222]/[.$E222]" office:value-type="float" office:value="-0.999779069181726" calcext:value-type="float">
            <text:p>-1.00</text:p>
          </table:table-cell>
          <table:table-cell table:formula="of:=DEGREES(ATAN2([.G222];[.F222]))" office:value-type="float" office:value="99.4109819175431" calcext:value-type="float">
            <text:p>99.4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0.86" calcext:value-type="float">
            <text:p>10.86</text:p>
          </table:table-cell>
          <table:table-cell office:value-type="float" office:value="-1.8" calcext:value-type="float">
            <text:p>-1.8</text:p>
          </table:table-cell>
          <table:table-cell office:value-type="float" office:value="-523.6" calcext:value-type="float">
            <text:p>-523.6</text:p>
          </table:table-cell>
          <table:table-cell table:formula="of:=SQRT([.B223]^2 + [.C223]^2 + [.D223]^2)" office:value-type="float" office:value="523.715704939235" calcext:value-type="float">
            <text:p>523.72</text:p>
          </table:table-cell>
          <table:table-cell table:formula="of:=[.B223]/[.$E223]" office:value-type="float" office:value="0.0207364413508662" calcext:value-type="float">
            <text:p>0.02</text:p>
          </table:table-cell>
          <table:table-cell table:formula="of:=[.C223]/[.$E223]" office:value-type="float" office:value="-0.00343697922942534" calcext:value-type="float">
            <text:p>0.00</text:p>
          </table:table-cell>
          <table:table-cell table:formula="of:=[.D223]/[.$E223]" office:value-type="float" office:value="-0.999779069181726" calcext:value-type="float">
            <text:p>-1.00</text:p>
          </table:table-cell>
          <table:table-cell table:formula="of:=DEGREES(ATAN2([.G223];[.F223]))" office:value-type="float" office:value="99.4109819175431" calcext:value-type="float">
            <text:p>99.4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0.86" calcext:value-type="float">
            <text:p>10.86</text:p>
          </table:table-cell>
          <table:table-cell office:value-type="float" office:value="-1.8" calcext:value-type="float">
            <text:p>-1.8</text:p>
          </table:table-cell>
          <table:table-cell office:value-type="float" office:value="-523.6" calcext:value-type="float">
            <text:p>-523.6</text:p>
          </table:table-cell>
          <table:table-cell table:formula="of:=SQRT([.B224]^2 + [.C224]^2 + [.D224]^2)" office:value-type="float" office:value="523.715704939235" calcext:value-type="float">
            <text:p>523.72</text:p>
          </table:table-cell>
          <table:table-cell table:formula="of:=[.B224]/[.$E224]" office:value-type="float" office:value="0.0207364413508662" calcext:value-type="float">
            <text:p>0.02</text:p>
          </table:table-cell>
          <table:table-cell table:formula="of:=[.C224]/[.$E224]" office:value-type="float" office:value="-0.00343697922942534" calcext:value-type="float">
            <text:p>0.00</text:p>
          </table:table-cell>
          <table:table-cell table:formula="of:=[.D224]/[.$E224]" office:value-type="float" office:value="-0.999779069181726" calcext:value-type="float">
            <text:p>-1.00</text:p>
          </table:table-cell>
          <table:table-cell table:formula="of:=DEGREES(ATAN2([.G224];[.F224]))" office:value-type="float" office:value="99.4109819175431" calcext:value-type="float">
            <text:p>99.4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7.15" calcext:value-type="float">
            <text:p>27.15</text:p>
          </table:table-cell>
          <table:table-cell office:value-type="float" office:value="3.61" calcext:value-type="float">
            <text:p>3.61</text:p>
          </table:table-cell>
          <table:table-cell office:value-type="float" office:value="-500.98" calcext:value-type="float">
            <text:p>-500.98</text:p>
          </table:table-cell>
          <table:table-cell table:formula="of:=SQRT([.B225]^2 + [.C225]^2 + [.D225]^2)" office:value-type="float" office:value="501.72812857164" calcext:value-type="float">
            <text:p>501.73</text:p>
          </table:table-cell>
          <table:table-cell table:formula="of:=[.B225]/[.$E225]" office:value-type="float" office:value="0.0541129716551727" calcext:value-type="float">
            <text:p>0.05</text:p>
          </table:table-cell>
          <table:table-cell table:formula="of:=[.C225]/[.$E225]" office:value-type="float" office:value="0.00719513177440786" calcext:value-type="float">
            <text:p>0.01</text:p>
          </table:table-cell>
          <table:table-cell table:formula="of:=[.D225]/[.$E225]" office:value-type="float" office:value="-0.998508896493865" calcext:value-type="float">
            <text:p>-1.00</text:p>
          </table:table-cell>
          <table:table-cell table:formula="of:=DEGREES(ATAN2([.G225];[.F225]))" office:value-type="float" office:value="82.4260924302643" calcext:value-type="float">
            <text:p>82.4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7.15" calcext:value-type="float">
            <text:p>27.15</text:p>
          </table:table-cell>
          <table:table-cell office:value-type="float" office:value="3.61" calcext:value-type="float">
            <text:p>3.61</text:p>
          </table:table-cell>
          <table:table-cell office:value-type="float" office:value="-500.98" calcext:value-type="float">
            <text:p>-500.98</text:p>
          </table:table-cell>
          <table:table-cell table:formula="of:=SQRT([.B226]^2 + [.C226]^2 + [.D226]^2)" office:value-type="float" office:value="501.72812857164" calcext:value-type="float">
            <text:p>501.73</text:p>
          </table:table-cell>
          <table:table-cell table:formula="of:=[.B226]/[.$E226]" office:value-type="float" office:value="0.0541129716551727" calcext:value-type="float">
            <text:p>0.05</text:p>
          </table:table-cell>
          <table:table-cell table:formula="of:=[.C226]/[.$E226]" office:value-type="float" office:value="0.00719513177440786" calcext:value-type="float">
            <text:p>0.01</text:p>
          </table:table-cell>
          <table:table-cell table:formula="of:=[.D226]/[.$E226]" office:value-type="float" office:value="-0.998508896493865" calcext:value-type="float">
            <text:p>-1.00</text:p>
          </table:table-cell>
          <table:table-cell table:formula="of:=DEGREES(ATAN2([.G226];[.F226]))" office:value-type="float" office:value="82.4260924302643" calcext:value-type="float">
            <text:p>82.4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7.15" calcext:value-type="float">
            <text:p>27.15</text:p>
          </table:table-cell>
          <table:table-cell office:value-type="float" office:value="3.61" calcext:value-type="float">
            <text:p>3.61</text:p>
          </table:table-cell>
          <table:table-cell office:value-type="float" office:value="-500.98" calcext:value-type="float">
            <text:p>-500.98</text:p>
          </table:table-cell>
          <table:table-cell table:formula="of:=SQRT([.B227]^2 + [.C227]^2 + [.D227]^2)" office:value-type="float" office:value="501.72812857164" calcext:value-type="float">
            <text:p>501.73</text:p>
          </table:table-cell>
          <table:table-cell table:formula="of:=[.B227]/[.$E227]" office:value-type="float" office:value="0.0541129716551727" calcext:value-type="float">
            <text:p>0.05</text:p>
          </table:table-cell>
          <table:table-cell table:formula="of:=[.C227]/[.$E227]" office:value-type="float" office:value="0.00719513177440786" calcext:value-type="float">
            <text:p>0.01</text:p>
          </table:table-cell>
          <table:table-cell table:formula="of:=[.D227]/[.$E227]" office:value-type="float" office:value="-0.998508896493865" calcext:value-type="float">
            <text:p>-1.00</text:p>
          </table:table-cell>
          <table:table-cell table:formula="of:=DEGREES(ATAN2([.G227];[.F227]))" office:value-type="float" office:value="82.4260924302643" calcext:value-type="float">
            <text:p>82.4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7.15" calcext:value-type="float">
            <text:p>27.15</text:p>
          </table:table-cell>
          <table:table-cell office:value-type="float" office:value="3.61" calcext:value-type="float">
            <text:p>3.61</text:p>
          </table:table-cell>
          <table:table-cell office:value-type="float" office:value="-500.98" calcext:value-type="float">
            <text:p>-500.98</text:p>
          </table:table-cell>
          <table:table-cell table:formula="of:=SQRT([.B228]^2 + [.C228]^2 + [.D228]^2)" office:value-type="float" office:value="501.72812857164" calcext:value-type="float">
            <text:p>501.73</text:p>
          </table:table-cell>
          <table:table-cell table:formula="of:=[.B228]/[.$E228]" office:value-type="float" office:value="0.0541129716551727" calcext:value-type="float">
            <text:p>0.05</text:p>
          </table:table-cell>
          <table:table-cell table:formula="of:=[.C228]/[.$E228]" office:value-type="float" office:value="0.00719513177440786" calcext:value-type="float">
            <text:p>0.01</text:p>
          </table:table-cell>
          <table:table-cell table:formula="of:=[.D228]/[.$E228]" office:value-type="float" office:value="-0.998508896493865" calcext:value-type="float">
            <text:p>-1.00</text:p>
          </table:table-cell>
          <table:table-cell table:formula="of:=DEGREES(ATAN2([.G228];[.F228]))" office:value-type="float" office:value="82.4260924302643" calcext:value-type="float">
            <text:p>82.4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0" calcext:value-type="float">
            <text:p>0</text:p>
          </table:table-cell>
          <table:table-cell office:value-type="float" office:value="-497.5" calcext:value-type="float">
            <text:p>-497.5</text:p>
          </table:table-cell>
          <table:table-cell table:formula="of:=SQRT([.B229]^2 + [.C229]^2 + [.D229]^2)" office:value-type="float" office:value="497.766626141207" calcext:value-type="float">
            <text:p>497.77</text:p>
          </table:table-cell>
          <table:table-cell table:formula="of:=[.B229]/[.$E229]" office:value-type="float" office:value="0.0327261795879799" calcext:value-type="float">
            <text:p>0.03</text:p>
          </table:table-cell>
          <table:table-cell table:formula="of:=[.C229]/[.$E229]" office:value-type="float" office:value="0" calcext:value-type="float">
            <text:p>0.00</text:p>
          </table:table-cell>
          <table:table-cell table:formula="of:=[.D229]/[.$E229]" office:value-type="float" office:value="-0.999464355127073" calcext:value-type="float">
            <text:p>-1.00</text:p>
          </table:table-cell>
          <table:table-cell table:formula="of:=DEGREES(ATAN2([.G229];[.F229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0" calcext:value-type="float">
            <text:p>0</text:p>
          </table:table-cell>
          <table:table-cell office:value-type="float" office:value="-497.5" calcext:value-type="float">
            <text:p>-497.5</text:p>
          </table:table-cell>
          <table:table-cell table:formula="of:=SQRT([.B230]^2 + [.C230]^2 + [.D230]^2)" office:value-type="float" office:value="497.766626141207" calcext:value-type="float">
            <text:p>497.77</text:p>
          </table:table-cell>
          <table:table-cell table:formula="of:=[.B230]/[.$E230]" office:value-type="float" office:value="0.0327261795879799" calcext:value-type="float">
            <text:p>0.03</text:p>
          </table:table-cell>
          <table:table-cell table:formula="of:=[.C230]/[.$E230]" office:value-type="float" office:value="0" calcext:value-type="float">
            <text:p>0.00</text:p>
          </table:table-cell>
          <table:table-cell table:formula="of:=[.D230]/[.$E230]" office:value-type="float" office:value="-0.999464355127073" calcext:value-type="float">
            <text:p>-1.00</text:p>
          </table:table-cell>
          <table:table-cell table:formula="of:=DEGREES(ATAN2([.G230];[.F230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0" calcext:value-type="float">
            <text:p>0</text:p>
          </table:table-cell>
          <table:table-cell office:value-type="float" office:value="-497.5" calcext:value-type="float">
            <text:p>-497.5</text:p>
          </table:table-cell>
          <table:table-cell table:formula="of:=SQRT([.B231]^2 + [.C231]^2 + [.D231]^2)" office:value-type="float" office:value="497.766626141207" calcext:value-type="float">
            <text:p>497.77</text:p>
          </table:table-cell>
          <table:table-cell table:formula="of:=[.B231]/[.$E231]" office:value-type="float" office:value="0.0327261795879799" calcext:value-type="float">
            <text:p>0.03</text:p>
          </table:table-cell>
          <table:table-cell table:formula="of:=[.C231]/[.$E231]" office:value-type="float" office:value="0" calcext:value-type="float">
            <text:p>0.00</text:p>
          </table:table-cell>
          <table:table-cell table:formula="of:=[.D231]/[.$E231]" office:value-type="float" office:value="-0.999464355127073" calcext:value-type="float">
            <text:p>-1.00</text:p>
          </table:table-cell>
          <table:table-cell table:formula="of:=DEGREES(ATAN2([.G231];[.F231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0" calcext:value-type="float">
            <text:p>0</text:p>
          </table:table-cell>
          <table:table-cell office:value-type="float" office:value="-497.5" calcext:value-type="float">
            <text:p>-497.5</text:p>
          </table:table-cell>
          <table:table-cell table:formula="of:=SQRT([.B232]^2 + [.C232]^2 + [.D232]^2)" office:value-type="float" office:value="497.766626141207" calcext:value-type="float">
            <text:p>497.77</text:p>
          </table:table-cell>
          <table:table-cell table:formula="of:=[.B232]/[.$E232]" office:value-type="float" office:value="0.0327261795879799" calcext:value-type="float">
            <text:p>0.03</text:p>
          </table:table-cell>
          <table:table-cell table:formula="of:=[.C232]/[.$E232]" office:value-type="float" office:value="0" calcext:value-type="float">
            <text:p>0.00</text:p>
          </table:table-cell>
          <table:table-cell table:formula="of:=[.D232]/[.$E232]" office:value-type="float" office:value="-0.999464355127073" calcext:value-type="float">
            <text:p>-1.00</text:p>
          </table:table-cell>
          <table:table-cell table:formula="of:=DEGREES(ATAN2([.G232];[.F232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.81" calcext:value-type="float">
            <text:p>1.81</text:p>
          </table:table-cell>
          <table:table-cell office:value-type="float" office:value="-7.22" calcext:value-type="float">
            <text:p>-7.22</text:p>
          </table:table-cell>
          <table:table-cell office:value-type="float" office:value="-514.9" calcext:value-type="float">
            <text:p>-514.9</text:p>
          </table:table-cell>
          <table:table-cell table:formula="of:=SQRT([.B233]^2 + [.C233]^2 + [.D233]^2)" office:value-type="float" office:value="514.953798413023" calcext:value-type="float">
            <text:p>514.95</text:p>
          </table:table-cell>
          <table:table-cell table:formula="of:=[.B233]/[.$E233]" office:value-type="float" office:value="0.00351487843293521" calcext:value-type="float">
            <text:p>0.00</text:p>
          </table:table-cell>
          <table:table-cell table:formula="of:=[.C233]/[.$E233]" office:value-type="float" office:value="-0.0140206752960178" calcext:value-type="float">
            <text:p>-0.01</text:p>
          </table:table-cell>
          <table:table-cell table:formula="of:=[.D233]/[.$E233]" office:value-type="float" office:value="-0.999895527689691" calcext:value-type="float">
            <text:p>-1.00</text:p>
          </table:table-cell>
          <table:table-cell table:formula="of:=DEGREES(ATAN2([.G233];[.F233]))" office:value-type="float" office:value="165.926418134288" calcext:value-type="float">
            <text:p>165.9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.81" calcext:value-type="float">
            <text:p>1.81</text:p>
          </table:table-cell>
          <table:table-cell office:value-type="float" office:value="-7.22" calcext:value-type="float">
            <text:p>-7.22</text:p>
          </table:table-cell>
          <table:table-cell office:value-type="float" office:value="-514.9" calcext:value-type="float">
            <text:p>-514.9</text:p>
          </table:table-cell>
          <table:table-cell table:formula="of:=SQRT([.B234]^2 + [.C234]^2 + [.D234]^2)" office:value-type="float" office:value="514.953798413023" calcext:value-type="float">
            <text:p>514.95</text:p>
          </table:table-cell>
          <table:table-cell table:formula="of:=[.B234]/[.$E234]" office:value-type="float" office:value="0.00351487843293521" calcext:value-type="float">
            <text:p>0.00</text:p>
          </table:table-cell>
          <table:table-cell table:formula="of:=[.C234]/[.$E234]" office:value-type="float" office:value="-0.0140206752960178" calcext:value-type="float">
            <text:p>-0.01</text:p>
          </table:table-cell>
          <table:table-cell table:formula="of:=[.D234]/[.$E234]" office:value-type="float" office:value="-0.999895527689691" calcext:value-type="float">
            <text:p>-1.00</text:p>
          </table:table-cell>
          <table:table-cell table:formula="of:=DEGREES(ATAN2([.G234];[.F234]))" office:value-type="float" office:value="165.926418134288" calcext:value-type="float">
            <text:p>165.9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.81" calcext:value-type="float">
            <text:p>1.81</text:p>
          </table:table-cell>
          <table:table-cell office:value-type="float" office:value="-7.22" calcext:value-type="float">
            <text:p>-7.22</text:p>
          </table:table-cell>
          <table:table-cell office:value-type="float" office:value="-514.9" calcext:value-type="float">
            <text:p>-514.9</text:p>
          </table:table-cell>
          <table:table-cell table:formula="of:=SQRT([.B235]^2 + [.C235]^2 + [.D235]^2)" office:value-type="float" office:value="514.953798413023" calcext:value-type="float">
            <text:p>514.95</text:p>
          </table:table-cell>
          <table:table-cell table:formula="of:=[.B235]/[.$E235]" office:value-type="float" office:value="0.00351487843293521" calcext:value-type="float">
            <text:p>0.00</text:p>
          </table:table-cell>
          <table:table-cell table:formula="of:=[.C235]/[.$E235]" office:value-type="float" office:value="-0.0140206752960178" calcext:value-type="float">
            <text:p>-0.01</text:p>
          </table:table-cell>
          <table:table-cell table:formula="of:=[.D235]/[.$E235]" office:value-type="float" office:value="-0.999895527689691" calcext:value-type="float">
            <text:p>-1.00</text:p>
          </table:table-cell>
          <table:table-cell table:formula="of:=DEGREES(ATAN2([.G235];[.F235]))" office:value-type="float" office:value="165.926418134288" calcext:value-type="float">
            <text:p>165.9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.81" calcext:value-type="float">
            <text:p>1.81</text:p>
          </table:table-cell>
          <table:table-cell office:value-type="float" office:value="-7.22" calcext:value-type="float">
            <text:p>-7.22</text:p>
          </table:table-cell>
          <table:table-cell office:value-type="float" office:value="-514.9" calcext:value-type="float">
            <text:p>-514.9</text:p>
          </table:table-cell>
          <table:table-cell table:formula="of:=SQRT([.B236]^2 + [.C236]^2 + [.D236]^2)" office:value-type="float" office:value="514.953798413023" calcext:value-type="float">
            <text:p>514.95</text:p>
          </table:table-cell>
          <table:table-cell table:formula="of:=[.B236]/[.$E236]" office:value-type="float" office:value="0.00351487843293521" calcext:value-type="float">
            <text:p>0.00</text:p>
          </table:table-cell>
          <table:table-cell table:formula="of:=[.C236]/[.$E236]" office:value-type="float" office:value="-0.0140206752960178" calcext:value-type="float">
            <text:p>-0.01</text:p>
          </table:table-cell>
          <table:table-cell table:formula="of:=[.D236]/[.$E236]" office:value-type="float" office:value="-0.999895527689691" calcext:value-type="float">
            <text:p>-1.00</text:p>
          </table:table-cell>
          <table:table-cell table:formula="of:=DEGREES(ATAN2([.G236];[.F236]))" office:value-type="float" office:value="165.926418134288" calcext:value-type="float">
            <text:p>165.9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.81" calcext:value-type="float">
            <text:p>1.81</text:p>
          </table:table-cell>
          <table:table-cell office:value-type="float" office:value="-7.22" calcext:value-type="float">
            <text:p>-7.22</text:p>
          </table:table-cell>
          <table:table-cell office:value-type="float" office:value="-514.9" calcext:value-type="float">
            <text:p>-514.9</text:p>
          </table:table-cell>
          <table:table-cell table:formula="of:=SQRT([.B237]^2 + [.C237]^2 + [.D237]^2)" office:value-type="float" office:value="514.953798413023" calcext:value-type="float">
            <text:p>514.95</text:p>
          </table:table-cell>
          <table:table-cell table:formula="of:=[.B237]/[.$E237]" office:value-type="float" office:value="0.00351487843293521" calcext:value-type="float">
            <text:p>0.00</text:p>
          </table:table-cell>
          <table:table-cell table:formula="of:=[.C237]/[.$E237]" office:value-type="float" office:value="-0.0140206752960178" calcext:value-type="float">
            <text:p>-0.01</text:p>
          </table:table-cell>
          <table:table-cell table:formula="of:=[.D237]/[.$E237]" office:value-type="float" office:value="-0.999895527689691" calcext:value-type="float">
            <text:p>-1.00</text:p>
          </table:table-cell>
          <table:table-cell table:formula="of:=DEGREES(ATAN2([.G237];[.F237]))" office:value-type="float" office:value="165.926418134288" calcext:value-type="float">
            <text:p>165.9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18.04" calcext:value-type="float">
            <text:p>-18.04</text:p>
          </table:table-cell>
          <table:table-cell office:value-type="float" office:value="-507.94" calcext:value-type="float">
            <text:p>-507.94</text:p>
          </table:table-cell>
          <table:table-cell table:formula="of:=SQRT([.B238]^2 + [.C238]^2 + [.D238]^2)" office:value-type="float" office:value="508.418148869609" calcext:value-type="float">
            <text:p>508.42</text:p>
          </table:table-cell>
          <table:table-cell table:formula="of:=[.B238]/[.$E238]" office:value-type="float" office:value="0.0249204321839608" calcext:value-type="float">
            <text:p>0.02</text:p>
          </table:table-cell>
          <table:table-cell table:formula="of:=[.C238]/[.$E238]" office:value-type="float" office:value="-0.035482604309286" calcext:value-type="float">
            <text:p>-0.04</text:p>
          </table:table-cell>
          <table:table-cell table:formula="of:=[.D238]/[.$E238]" office:value-type="float" office:value="-0.999059536189508" calcext:value-type="float">
            <text:p>-1.00</text:p>
          </table:table-cell>
          <table:table-cell table:formula="of:=DEGREES(ATAN2([.G238];[.F238]))" office:value-type="float" office:value="144.918551699861" calcext:value-type="float">
            <text:p>144.9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18.04" calcext:value-type="float">
            <text:p>-18.04</text:p>
          </table:table-cell>
          <table:table-cell office:value-type="float" office:value="-507.94" calcext:value-type="float">
            <text:p>-507.94</text:p>
          </table:table-cell>
          <table:table-cell table:formula="of:=SQRT([.B239]^2 + [.C239]^2 + [.D239]^2)" office:value-type="float" office:value="508.418148869609" calcext:value-type="float">
            <text:p>508.42</text:p>
          </table:table-cell>
          <table:table-cell table:formula="of:=[.B239]/[.$E239]" office:value-type="float" office:value="0.0249204321839608" calcext:value-type="float">
            <text:p>0.02</text:p>
          </table:table-cell>
          <table:table-cell table:formula="of:=[.C239]/[.$E239]" office:value-type="float" office:value="-0.035482604309286" calcext:value-type="float">
            <text:p>-0.04</text:p>
          </table:table-cell>
          <table:table-cell table:formula="of:=[.D239]/[.$E239]" office:value-type="float" office:value="-0.999059536189508" calcext:value-type="float">
            <text:p>-1.00</text:p>
          </table:table-cell>
          <table:table-cell table:formula="of:=DEGREES(ATAN2([.G239];[.F239]))" office:value-type="float" office:value="144.918551699861" calcext:value-type="float">
            <text:p>144.9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18.04" calcext:value-type="float">
            <text:p>-18.04</text:p>
          </table:table-cell>
          <table:table-cell office:value-type="float" office:value="-507.94" calcext:value-type="float">
            <text:p>-507.94</text:p>
          </table:table-cell>
          <table:table-cell table:formula="of:=SQRT([.B240]^2 + [.C240]^2 + [.D240]^2)" office:value-type="float" office:value="508.418148869609" calcext:value-type="float">
            <text:p>508.42</text:p>
          </table:table-cell>
          <table:table-cell table:formula="of:=[.B240]/[.$E240]" office:value-type="float" office:value="0.0249204321839608" calcext:value-type="float">
            <text:p>0.02</text:p>
          </table:table-cell>
          <table:table-cell table:formula="of:=[.C240]/[.$E240]" office:value-type="float" office:value="-0.035482604309286" calcext:value-type="float">
            <text:p>-0.04</text:p>
          </table:table-cell>
          <table:table-cell table:formula="of:=[.D240]/[.$E240]" office:value-type="float" office:value="-0.999059536189508" calcext:value-type="float">
            <text:p>-1.00</text:p>
          </table:table-cell>
          <table:table-cell table:formula="of:=DEGREES(ATAN2([.G240];[.F240]))" office:value-type="float" office:value="144.918551699861" calcext:value-type="float">
            <text:p>144.9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18.04" calcext:value-type="float">
            <text:p>-18.04</text:p>
          </table:table-cell>
          <table:table-cell office:value-type="float" office:value="-507.94" calcext:value-type="float">
            <text:p>-507.94</text:p>
          </table:table-cell>
          <table:table-cell table:formula="of:=SQRT([.B241]^2 + [.C241]^2 + [.D241]^2)" office:value-type="float" office:value="508.418148869609" calcext:value-type="float">
            <text:p>508.42</text:p>
          </table:table-cell>
          <table:table-cell table:formula="of:=[.B241]/[.$E241]" office:value-type="float" office:value="0.0249204321839608" calcext:value-type="float">
            <text:p>0.02</text:p>
          </table:table-cell>
          <table:table-cell table:formula="of:=[.C241]/[.$E241]" office:value-type="float" office:value="-0.035482604309286" calcext:value-type="float">
            <text:p>-0.04</text:p>
          </table:table-cell>
          <table:table-cell table:formula="of:=[.D241]/[.$E241]" office:value-type="float" office:value="-0.999059536189508" calcext:value-type="float">
            <text:p>-1.00</text:p>
          </table:table-cell>
          <table:table-cell table:formula="of:=DEGREES(ATAN2([.G241];[.F241]))" office:value-type="float" office:value="144.918551699861" calcext:value-type="float">
            <text:p>144.9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4.48" calcext:value-type="float">
            <text:p>14.48</text:p>
          </table:table-cell>
          <table:table-cell office:value-type="float" office:value="5.41" calcext:value-type="float">
            <text:p>5.41</text:p>
          </table:table-cell>
          <table:table-cell office:value-type="float" office:value="-516.64" calcext:value-type="float">
            <text:p>-516.64</text:p>
          </table:table-cell>
          <table:table-cell table:formula="of:=SQRT([.B242]^2 + [.C242]^2 + [.D242]^2)" office:value-type="float" office:value="516.871191013777" calcext:value-type="float">
            <text:p>516.87</text:p>
          </table:table-cell>
          <table:table-cell table:formula="of:=[.B242]/[.$E242]" office:value-type="float" office:value="0.0280147167258429" calcext:value-type="float">
            <text:p>0.03</text:p>
          </table:table-cell>
          <table:table-cell table:formula="of:=[.C242]/[.$E242]" office:value-type="float" office:value="0.0104668244120725" calcext:value-type="float">
            <text:p>0.01</text:p>
          </table:table-cell>
          <table:table-cell table:formula="of:=[.D242]/[.$E242]" office:value-type="float" office:value="-0.999552710582837" calcext:value-type="float">
            <text:p>-1.00</text:p>
          </table:table-cell>
          <table:table-cell table:formula="of:=DEGREES(ATAN2([.G242];[.F242]))" office:value-type="float" office:value="69.5133673664482" calcext:value-type="float">
            <text:p>69.5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4.48" calcext:value-type="float">
            <text:p>14.48</text:p>
          </table:table-cell>
          <table:table-cell office:value-type="float" office:value="5.41" calcext:value-type="float">
            <text:p>5.41</text:p>
          </table:table-cell>
          <table:table-cell office:value-type="float" office:value="-516.64" calcext:value-type="float">
            <text:p>-516.64</text:p>
          </table:table-cell>
          <table:table-cell table:formula="of:=SQRT([.B243]^2 + [.C243]^2 + [.D243]^2)" office:value-type="float" office:value="516.871191013777" calcext:value-type="float">
            <text:p>516.87</text:p>
          </table:table-cell>
          <table:table-cell table:formula="of:=[.B243]/[.$E243]" office:value-type="float" office:value="0.0280147167258429" calcext:value-type="float">
            <text:p>0.03</text:p>
          </table:table-cell>
          <table:table-cell table:formula="of:=[.C243]/[.$E243]" office:value-type="float" office:value="0.0104668244120725" calcext:value-type="float">
            <text:p>0.01</text:p>
          </table:table-cell>
          <table:table-cell table:formula="of:=[.D243]/[.$E243]" office:value-type="float" office:value="-0.999552710582837" calcext:value-type="float">
            <text:p>-1.00</text:p>
          </table:table-cell>
          <table:table-cell table:formula="of:=DEGREES(ATAN2([.G243];[.F243]))" office:value-type="float" office:value="69.5133673664482" calcext:value-type="float">
            <text:p>69.5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4.48" calcext:value-type="float">
            <text:p>14.48</text:p>
          </table:table-cell>
          <table:table-cell office:value-type="float" office:value="5.41" calcext:value-type="float">
            <text:p>5.41</text:p>
          </table:table-cell>
          <table:table-cell office:value-type="float" office:value="-516.64" calcext:value-type="float">
            <text:p>-516.64</text:p>
          </table:table-cell>
          <table:table-cell table:formula="of:=SQRT([.B244]^2 + [.C244]^2 + [.D244]^2)" office:value-type="float" office:value="516.871191013777" calcext:value-type="float">
            <text:p>516.87</text:p>
          </table:table-cell>
          <table:table-cell table:formula="of:=[.B244]/[.$E244]" office:value-type="float" office:value="0.0280147167258429" calcext:value-type="float">
            <text:p>0.03</text:p>
          </table:table-cell>
          <table:table-cell table:formula="of:=[.C244]/[.$E244]" office:value-type="float" office:value="0.0104668244120725" calcext:value-type="float">
            <text:p>0.01</text:p>
          </table:table-cell>
          <table:table-cell table:formula="of:=[.D244]/[.$E244]" office:value-type="float" office:value="-0.999552710582837" calcext:value-type="float">
            <text:p>-1.00</text:p>
          </table:table-cell>
          <table:table-cell table:formula="of:=DEGREES(ATAN2([.G244];[.F244]))" office:value-type="float" office:value="69.5133673664482" calcext:value-type="float">
            <text:p>69.5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4.48" calcext:value-type="float">
            <text:p>14.48</text:p>
          </table:table-cell>
          <table:table-cell office:value-type="float" office:value="5.41" calcext:value-type="float">
            <text:p>5.41</text:p>
          </table:table-cell>
          <table:table-cell office:value-type="float" office:value="-516.64" calcext:value-type="float">
            <text:p>-516.64</text:p>
          </table:table-cell>
          <table:table-cell table:formula="of:=SQRT([.B245]^2 + [.C245]^2 + [.D245]^2)" office:value-type="float" office:value="516.871191013777" calcext:value-type="float">
            <text:p>516.87</text:p>
          </table:table-cell>
          <table:table-cell table:formula="of:=[.B245]/[.$E245]" office:value-type="float" office:value="0.0280147167258429" calcext:value-type="float">
            <text:p>0.03</text:p>
          </table:table-cell>
          <table:table-cell table:formula="of:=[.C245]/[.$E245]" office:value-type="float" office:value="0.0104668244120725" calcext:value-type="float">
            <text:p>0.01</text:p>
          </table:table-cell>
          <table:table-cell table:formula="of:=[.D245]/[.$E245]" office:value-type="float" office:value="-0.999552710582837" calcext:value-type="float">
            <text:p>-1.00</text:p>
          </table:table-cell>
          <table:table-cell table:formula="of:=DEGREES(ATAN2([.G245];[.F245]))" office:value-type="float" office:value="69.5133673664482" calcext:value-type="float">
            <text:p>69.5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3.62" calcext:value-type="float">
            <text:p>3.62</text:p>
          </table:table-cell>
          <table:table-cell office:value-type="float" office:value="-27.06" calcext:value-type="float">
            <text:p>-27.06</text:p>
          </table:table-cell>
          <table:table-cell office:value-type="float" office:value="-520.12" calcext:value-type="float">
            <text:p>-520.12</text:p>
          </table:table-cell>
          <table:table-cell table:formula="of:=SQRT([.B246]^2 + [.C246]^2 + [.D246]^2)" office:value-type="float" office:value="520.836022563724" calcext:value-type="float">
            <text:p>520.84</text:p>
          </table:table-cell>
          <table:table-cell table:formula="of:=[.B246]/[.$E246]" office:value-type="float" office:value="0.00695036411302964" calcext:value-type="float">
            <text:p>0.01</text:p>
          </table:table-cell>
          <table:table-cell table:formula="of:=[.C246]/[.$E246]" office:value-type="float" office:value="-0.0519549317399398" calcext:value-type="float">
            <text:p>-0.05</text:p>
          </table:table-cell>
          <table:table-cell table:formula="of:=[.D246]/[.$E246]" office:value-type="float" office:value="-0.998625243775959" calcext:value-type="float">
            <text:p>-1.00</text:p>
          </table:table-cell>
          <table:table-cell table:formula="of:=DEGREES(ATAN2([.G246];[.F246]))" office:value-type="float" office:value="172.380393568864" calcext:value-type="float">
            <text:p>172.3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3.62" calcext:value-type="float">
            <text:p>3.62</text:p>
          </table:table-cell>
          <table:table-cell office:value-type="float" office:value="-27.06" calcext:value-type="float">
            <text:p>-27.06</text:p>
          </table:table-cell>
          <table:table-cell office:value-type="float" office:value="-520.12" calcext:value-type="float">
            <text:p>-520.12</text:p>
          </table:table-cell>
          <table:table-cell table:formula="of:=SQRT([.B247]^2 + [.C247]^2 + [.D247]^2)" office:value-type="float" office:value="520.836022563724" calcext:value-type="float">
            <text:p>520.84</text:p>
          </table:table-cell>
          <table:table-cell table:formula="of:=[.B247]/[.$E247]" office:value-type="float" office:value="0.00695036411302964" calcext:value-type="float">
            <text:p>0.01</text:p>
          </table:table-cell>
          <table:table-cell table:formula="of:=[.C247]/[.$E247]" office:value-type="float" office:value="-0.0519549317399398" calcext:value-type="float">
            <text:p>-0.05</text:p>
          </table:table-cell>
          <table:table-cell table:formula="of:=[.D247]/[.$E247]" office:value-type="float" office:value="-0.998625243775959" calcext:value-type="float">
            <text:p>-1.00</text:p>
          </table:table-cell>
          <table:table-cell table:formula="of:=DEGREES(ATAN2([.G247];[.F247]))" office:value-type="float" office:value="172.380393568864" calcext:value-type="float">
            <text:p>172.3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3.62" calcext:value-type="float">
            <text:p>3.62</text:p>
          </table:table-cell>
          <table:table-cell office:value-type="float" office:value="-27.06" calcext:value-type="float">
            <text:p>-27.06</text:p>
          </table:table-cell>
          <table:table-cell office:value-type="float" office:value="-520.12" calcext:value-type="float">
            <text:p>-520.12</text:p>
          </table:table-cell>
          <table:table-cell table:formula="of:=SQRT([.B248]^2 + [.C248]^2 + [.D248]^2)" office:value-type="float" office:value="520.836022563724" calcext:value-type="float">
            <text:p>520.84</text:p>
          </table:table-cell>
          <table:table-cell table:formula="of:=[.B248]/[.$E248]" office:value-type="float" office:value="0.00695036411302964" calcext:value-type="float">
            <text:p>0.01</text:p>
          </table:table-cell>
          <table:table-cell table:formula="of:=[.C248]/[.$E248]" office:value-type="float" office:value="-0.0519549317399398" calcext:value-type="float">
            <text:p>-0.05</text:p>
          </table:table-cell>
          <table:table-cell table:formula="of:=[.D248]/[.$E248]" office:value-type="float" office:value="-0.998625243775959" calcext:value-type="float">
            <text:p>-1.00</text:p>
          </table:table-cell>
          <table:table-cell table:formula="of:=DEGREES(ATAN2([.G248];[.F248]))" office:value-type="float" office:value="172.380393568864" calcext:value-type="float">
            <text:p>172.3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8.38" calcext:value-type="float">
            <text:p>-518.38</text:p>
          </table:table-cell>
          <table:table-cell table:formula="of:=SQRT([.B249]^2 + [.C249]^2 + [.D249]^2)" office:value-type="float" office:value="518.748745444266" calcext:value-type="float">
            <text:p>518.75</text:p>
          </table:table-cell>
          <table:table-cell table:formula="of:=[.B249]/[.$E249]" office:value-type="float" office:value="0.0314024855829751" calcext:value-type="float">
            <text:p>0.03</text:p>
          </table:table-cell>
          <table:table-cell table:formula="of:=[.C249]/[.$E249]" office:value-type="float" office:value="-0.0208578817684341" calcext:value-type="float">
            <text:p>-0.02</text:p>
          </table:table-cell>
          <table:table-cell table:formula="of:=[.D249]/[.$E249]" office:value-type="float" office:value="-0.999289163689542" calcext:value-type="float">
            <text:p>-1.00</text:p>
          </table:table-cell>
          <table:table-cell table:formula="of:=DEGREES(ATAN2([.G249];[.F249]))" office:value-type="float" office:value="123.592556720371" calcext:value-type="float">
            <text:p>123.5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8.38" calcext:value-type="float">
            <text:p>-518.38</text:p>
          </table:table-cell>
          <table:table-cell table:formula="of:=SQRT([.B250]^2 + [.C250]^2 + [.D250]^2)" office:value-type="float" office:value="518.748745444266" calcext:value-type="float">
            <text:p>518.75</text:p>
          </table:table-cell>
          <table:table-cell table:formula="of:=[.B250]/[.$E250]" office:value-type="float" office:value="0.0314024855829751" calcext:value-type="float">
            <text:p>0.03</text:p>
          </table:table-cell>
          <table:table-cell table:formula="of:=[.C250]/[.$E250]" office:value-type="float" office:value="-0.0208578817684341" calcext:value-type="float">
            <text:p>-0.02</text:p>
          </table:table-cell>
          <table:table-cell table:formula="of:=[.D250]/[.$E250]" office:value-type="float" office:value="-0.999289163689542" calcext:value-type="float">
            <text:p>-1.00</text:p>
          </table:table-cell>
          <table:table-cell table:formula="of:=DEGREES(ATAN2([.G250];[.F250]))" office:value-type="float" office:value="123.592556720371" calcext:value-type="float">
            <text:p>123.5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8.38" calcext:value-type="float">
            <text:p>-518.38</text:p>
          </table:table-cell>
          <table:table-cell table:formula="of:=SQRT([.B251]^2 + [.C251]^2 + [.D251]^2)" office:value-type="float" office:value="518.748745444266" calcext:value-type="float">
            <text:p>518.75</text:p>
          </table:table-cell>
          <table:table-cell table:formula="of:=[.B251]/[.$E251]" office:value-type="float" office:value="0.0314024855829751" calcext:value-type="float">
            <text:p>0.03</text:p>
          </table:table-cell>
          <table:table-cell table:formula="of:=[.C251]/[.$E251]" office:value-type="float" office:value="-0.0208578817684341" calcext:value-type="float">
            <text:p>-0.02</text:p>
          </table:table-cell>
          <table:table-cell table:formula="of:=[.D251]/[.$E251]" office:value-type="float" office:value="-0.999289163689542" calcext:value-type="float">
            <text:p>-1.00</text:p>
          </table:table-cell>
          <table:table-cell table:formula="of:=DEGREES(ATAN2([.G251];[.F251]))" office:value-type="float" office:value="123.592556720371" calcext:value-type="float">
            <text:p>123.5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8.38" calcext:value-type="float">
            <text:p>-518.38</text:p>
          </table:table-cell>
          <table:table-cell table:formula="of:=SQRT([.B252]^2 + [.C252]^2 + [.D252]^2)" office:value-type="float" office:value="518.748745444266" calcext:value-type="float">
            <text:p>518.75</text:p>
          </table:table-cell>
          <table:table-cell table:formula="of:=[.B252]/[.$E252]" office:value-type="float" office:value="0.0314024855829751" calcext:value-type="float">
            <text:p>0.03</text:p>
          </table:table-cell>
          <table:table-cell table:formula="of:=[.C252]/[.$E252]" office:value-type="float" office:value="-0.0208578817684341" calcext:value-type="float">
            <text:p>-0.02</text:p>
          </table:table-cell>
          <table:table-cell table:formula="of:=[.D252]/[.$E252]" office:value-type="float" office:value="-0.999289163689542" calcext:value-type="float">
            <text:p>-1.00</text:p>
          </table:table-cell>
          <table:table-cell table:formula="of:=DEGREES(ATAN2([.G252];[.F252]))" office:value-type="float" office:value="123.592556720371" calcext:value-type="float">
            <text:p>123.5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253]^2 + [.C253]^2 + [.D253]^2)" office:value-type="float" office:value="511.691330491342" calcext:value-type="float">
            <text:p>511.69</text:p>
          </table:table-cell>
          <table:table-cell table:formula="of:=[.B253]/[.$E253]" office:value-type="float" office:value="0.0247610214303101" calcext:value-type="float">
            <text:p>0.02</text:p>
          </table:table-cell>
          <table:table-cell table:formula="of:=[.C253]/[.$E253]" office:value-type="float" office:value="-0.0211455605269104" calcext:value-type="float">
            <text:p>-0.02</text:p>
          </table:table-cell>
          <table:table-cell table:formula="of:=[.D253]/[.$E253]" office:value-type="float" office:value="-0.999469737954947" calcext:value-type="float">
            <text:p>-1.00</text:p>
          </table:table-cell>
          <table:table-cell table:formula="of:=DEGREES(ATAN2([.G253];[.F253]))" office:value-type="float" office:value="130.496856128659" calcext:value-type="float">
            <text:p>130.5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254]^2 + [.C254]^2 + [.D254]^2)" office:value-type="float" office:value="511.691330491342" calcext:value-type="float">
            <text:p>511.69</text:p>
          </table:table-cell>
          <table:table-cell table:formula="of:=[.B254]/[.$E254]" office:value-type="float" office:value="0.0247610214303101" calcext:value-type="float">
            <text:p>0.02</text:p>
          </table:table-cell>
          <table:table-cell table:formula="of:=[.C254]/[.$E254]" office:value-type="float" office:value="-0.0211455605269104" calcext:value-type="float">
            <text:p>-0.02</text:p>
          </table:table-cell>
          <table:table-cell table:formula="of:=[.D254]/[.$E254]" office:value-type="float" office:value="-0.999469737954947" calcext:value-type="float">
            <text:p>-1.00</text:p>
          </table:table-cell>
          <table:table-cell table:formula="of:=DEGREES(ATAN2([.G254];[.F254]))" office:value-type="float" office:value="130.496856128659" calcext:value-type="float">
            <text:p>130.5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255]^2 + [.C255]^2 + [.D255]^2)" office:value-type="float" office:value="511.691330491342" calcext:value-type="float">
            <text:p>511.69</text:p>
          </table:table-cell>
          <table:table-cell table:formula="of:=[.B255]/[.$E255]" office:value-type="float" office:value="0.0247610214303101" calcext:value-type="float">
            <text:p>0.02</text:p>
          </table:table-cell>
          <table:table-cell table:formula="of:=[.C255]/[.$E255]" office:value-type="float" office:value="-0.0211455605269104" calcext:value-type="float">
            <text:p>-0.02</text:p>
          </table:table-cell>
          <table:table-cell table:formula="of:=[.D255]/[.$E255]" office:value-type="float" office:value="-0.999469737954947" calcext:value-type="float">
            <text:p>-1.00</text:p>
          </table:table-cell>
          <table:table-cell table:formula="of:=DEGREES(ATAN2([.G255];[.F255]))" office:value-type="float" office:value="130.496856128659" calcext:value-type="float">
            <text:p>130.5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256]^2 + [.C256]^2 + [.D256]^2)" office:value-type="float" office:value="511.691330491342" calcext:value-type="float">
            <text:p>511.69</text:p>
          </table:table-cell>
          <table:table-cell table:formula="of:=[.B256]/[.$E256]" office:value-type="float" office:value="0.0247610214303101" calcext:value-type="float">
            <text:p>0.02</text:p>
          </table:table-cell>
          <table:table-cell table:formula="of:=[.C256]/[.$E256]" office:value-type="float" office:value="-0.0211455605269104" calcext:value-type="float">
            <text:p>-0.02</text:p>
          </table:table-cell>
          <table:table-cell table:formula="of:=[.D256]/[.$E256]" office:value-type="float" office:value="-0.999469737954947" calcext:value-type="float">
            <text:p>-1.00</text:p>
          </table:table-cell>
          <table:table-cell table:formula="of:=DEGREES(ATAN2([.G256];[.F256]))" office:value-type="float" office:value="130.496856128659" calcext:value-type="float">
            <text:p>130.5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257]^2 + [.C257]^2 + [.D257]^2)" office:value-type="float" office:value="511.691330491342" calcext:value-type="float">
            <text:p>511.69</text:p>
          </table:table-cell>
          <table:table-cell table:formula="of:=[.B257]/[.$E257]" office:value-type="float" office:value="0.0247610214303101" calcext:value-type="float">
            <text:p>0.02</text:p>
          </table:table-cell>
          <table:table-cell table:formula="of:=[.C257]/[.$E257]" office:value-type="float" office:value="-0.0211455605269104" calcext:value-type="float">
            <text:p>-0.02</text:p>
          </table:table-cell>
          <table:table-cell table:formula="of:=[.D257]/[.$E257]" office:value-type="float" office:value="-0.999469737954947" calcext:value-type="float">
            <text:p>-1.00</text:p>
          </table:table-cell>
          <table:table-cell table:formula="of:=DEGREES(ATAN2([.G257];[.F257]))" office:value-type="float" office:value="130.496856128659" calcext:value-type="float">
            <text:p>130.5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30.77" calcext:value-type="float">
            <text:p>30.77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18.38" calcext:value-type="float">
            <text:p>-518.38</text:p>
          </table:table-cell>
          <table:table-cell table:formula="of:=SQRT([.B258]^2 + [.C258]^2 + [.D258]^2)" office:value-type="float" office:value="519.492870210939" calcext:value-type="float">
            <text:p>519.49</text:p>
          </table:table-cell>
          <table:table-cell table:formula="of:=[.B258]/[.$E258]" office:value-type="float" office:value="0.0592308417774933" calcext:value-type="float">
            <text:p>0.06</text:p>
          </table:table-cell>
          <table:table-cell table:formula="of:=[.C258]/[.$E258]" office:value-type="float" office:value="-0.02777708959536" calcext:value-type="float">
            <text:p>-0.03</text:p>
          </table:table-cell>
          <table:table-cell table:formula="of:=[.D258]/[.$E258]" office:value-type="float" office:value="-0.997857775775657" calcext:value-type="float">
            <text:p>-1.00</text:p>
          </table:table-cell>
          <table:table-cell table:formula="of:=DEGREES(ATAN2([.G258];[.F258]))" office:value-type="float" office:value="115.124852548081" calcext:value-type="float">
            <text:p>115.1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30.77" calcext:value-type="float">
            <text:p>30.77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18.38" calcext:value-type="float">
            <text:p>-518.38</text:p>
          </table:table-cell>
          <table:table-cell table:formula="of:=SQRT([.B259]^2 + [.C259]^2 + [.D259]^2)" office:value-type="float" office:value="519.492870210939" calcext:value-type="float">
            <text:p>519.49</text:p>
          </table:table-cell>
          <table:table-cell table:formula="of:=[.B259]/[.$E259]" office:value-type="float" office:value="0.0592308417774933" calcext:value-type="float">
            <text:p>0.06</text:p>
          </table:table-cell>
          <table:table-cell table:formula="of:=[.C259]/[.$E259]" office:value-type="float" office:value="-0.02777708959536" calcext:value-type="float">
            <text:p>-0.03</text:p>
          </table:table-cell>
          <table:table-cell table:formula="of:=[.D259]/[.$E259]" office:value-type="float" office:value="-0.997857775775657" calcext:value-type="float">
            <text:p>-1.00</text:p>
          </table:table-cell>
          <table:table-cell table:formula="of:=DEGREES(ATAN2([.G259];[.F259]))" office:value-type="float" office:value="115.124852548081" calcext:value-type="float">
            <text:p>115.1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30.77" calcext:value-type="float">
            <text:p>30.77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18.38" calcext:value-type="float">
            <text:p>-518.38</text:p>
          </table:table-cell>
          <table:table-cell table:formula="of:=SQRT([.B260]^2 + [.C260]^2 + [.D260]^2)" office:value-type="float" office:value="519.492870210939" calcext:value-type="float">
            <text:p>519.49</text:p>
          </table:table-cell>
          <table:table-cell table:formula="of:=[.B260]/[.$E260]" office:value-type="float" office:value="0.0592308417774933" calcext:value-type="float">
            <text:p>0.06</text:p>
          </table:table-cell>
          <table:table-cell table:formula="of:=[.C260]/[.$E260]" office:value-type="float" office:value="-0.02777708959536" calcext:value-type="float">
            <text:p>-0.03</text:p>
          </table:table-cell>
          <table:table-cell table:formula="of:=[.D260]/[.$E260]" office:value-type="float" office:value="-0.997857775775657" calcext:value-type="float">
            <text:p>-1.00</text:p>
          </table:table-cell>
          <table:table-cell table:formula="of:=DEGREES(ATAN2([.G260];[.F260]))" office:value-type="float" office:value="115.124852548081" calcext:value-type="float">
            <text:p>115.1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30.77" calcext:value-type="float">
            <text:p>30.77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18.38" calcext:value-type="float">
            <text:p>-518.38</text:p>
          </table:table-cell>
          <table:table-cell table:formula="of:=SQRT([.B261]^2 + [.C261]^2 + [.D261]^2)" office:value-type="float" office:value="519.492870210939" calcext:value-type="float">
            <text:p>519.49</text:p>
          </table:table-cell>
          <table:table-cell table:formula="of:=[.B261]/[.$E261]" office:value-type="float" office:value="0.0592308417774933" calcext:value-type="float">
            <text:p>0.06</text:p>
          </table:table-cell>
          <table:table-cell table:formula="of:=[.C261]/[.$E261]" office:value-type="float" office:value="-0.02777708959536" calcext:value-type="float">
            <text:p>-0.03</text:p>
          </table:table-cell>
          <table:table-cell table:formula="of:=[.D261]/[.$E261]" office:value-type="float" office:value="-0.997857775775657" calcext:value-type="float">
            <text:p>-1.00</text:p>
          </table:table-cell>
          <table:table-cell table:formula="of:=DEGREES(ATAN2([.G261];[.F261]))" office:value-type="float" office:value="115.124852548081" calcext:value-type="float">
            <text:p>115.1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18.04" calcext:value-type="float">
            <text:p>-18.04</text:p>
          </table:table-cell>
          <table:table-cell office:value-type="float" office:value="-514.9" calcext:value-type="float">
            <text:p>-514.9</text:p>
          </table:table-cell>
          <table:table-cell table:formula="of:=SQRT([.B262]^2 + [.C262]^2 + [.D262]^2)" office:value-type="float" office:value="515.371691597433" calcext:value-type="float">
            <text:p>515.37</text:p>
          </table:table-cell>
          <table:table-cell table:formula="of:=[.B262]/[.$E262]" office:value-type="float" office:value="0.0245841985630378" calcext:value-type="float">
            <text:p>0.02</text:p>
          </table:table-cell>
          <table:table-cell table:formula="of:=[.C262]/[.$E262]" office:value-type="float" office:value="-0.0350038628316656" calcext:value-type="float">
            <text:p>-0.04</text:p>
          </table:table-cell>
          <table:table-cell table:formula="of:=[.D262]/[.$E262]" office:value-type="float" office:value="-0.999084754546818" calcext:value-type="float">
            <text:p>-1.00</text:p>
          </table:table-cell>
          <table:table-cell table:formula="of:=DEGREES(ATAN2([.G262];[.F262]))" office:value-type="float" office:value="144.918551699861" calcext:value-type="float">
            <text:p>144.9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18.04" calcext:value-type="float">
            <text:p>-18.04</text:p>
          </table:table-cell>
          <table:table-cell office:value-type="float" office:value="-514.9" calcext:value-type="float">
            <text:p>-514.9</text:p>
          </table:table-cell>
          <table:table-cell table:formula="of:=SQRT([.B263]^2 + [.C263]^2 + [.D263]^2)" office:value-type="float" office:value="515.371691597433" calcext:value-type="float">
            <text:p>515.37</text:p>
          </table:table-cell>
          <table:table-cell table:formula="of:=[.B263]/[.$E263]" office:value-type="float" office:value="0.0245841985630378" calcext:value-type="float">
            <text:p>0.02</text:p>
          </table:table-cell>
          <table:table-cell table:formula="of:=[.C263]/[.$E263]" office:value-type="float" office:value="-0.0350038628316656" calcext:value-type="float">
            <text:p>-0.04</text:p>
          </table:table-cell>
          <table:table-cell table:formula="of:=[.D263]/[.$E263]" office:value-type="float" office:value="-0.999084754546818" calcext:value-type="float">
            <text:p>-1.00</text:p>
          </table:table-cell>
          <table:table-cell table:formula="of:=DEGREES(ATAN2([.G263];[.F263]))" office:value-type="float" office:value="144.918551699861" calcext:value-type="float">
            <text:p>144.9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18.04" calcext:value-type="float">
            <text:p>-18.04</text:p>
          </table:table-cell>
          <table:table-cell office:value-type="float" office:value="-514.9" calcext:value-type="float">
            <text:p>-514.9</text:p>
          </table:table-cell>
          <table:table-cell table:formula="of:=SQRT([.B264]^2 + [.C264]^2 + [.D264]^2)" office:value-type="float" office:value="515.371691597433" calcext:value-type="float">
            <text:p>515.37</text:p>
          </table:table-cell>
          <table:table-cell table:formula="of:=[.B264]/[.$E264]" office:value-type="float" office:value="0.0245841985630378" calcext:value-type="float">
            <text:p>0.02</text:p>
          </table:table-cell>
          <table:table-cell table:formula="of:=[.C264]/[.$E264]" office:value-type="float" office:value="-0.0350038628316656" calcext:value-type="float">
            <text:p>-0.04</text:p>
          </table:table-cell>
          <table:table-cell table:formula="of:=[.D264]/[.$E264]" office:value-type="float" office:value="-0.999084754546818" calcext:value-type="float">
            <text:p>-1.00</text:p>
          </table:table-cell>
          <table:table-cell table:formula="of:=DEGREES(ATAN2([.G264];[.F264]))" office:value-type="float" office:value="144.918551699861" calcext:value-type="float">
            <text:p>144.9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0.86" calcext:value-type="float">
            <text:p>10.86</text:p>
          </table:table-cell>
          <table:table-cell office:value-type="float" office:value="5.41" calcext:value-type="float">
            <text:p>5.41</text:p>
          </table:table-cell>
          <table:table-cell office:value-type="float" office:value="-516.64" calcext:value-type="float">
            <text:p>-516.64</text:p>
          </table:table-cell>
          <table:table-cell table:formula="of:=SQRT([.B265]^2 + [.C265]^2 + [.D265]^2)" office:value-type="float" office:value="516.782446780074" calcext:value-type="float">
            <text:p>516.78</text:p>
          </table:table-cell>
          <table:table-cell table:formula="of:=[.B265]/[.$E265]" office:value-type="float" office:value="0.0210146456553732" calcext:value-type="float">
            <text:p>0.02</text:p>
          </table:table-cell>
          <table:table-cell table:formula="of:=[.C265]/[.$E265]" office:value-type="float" office:value="0.0104686218227964" calcext:value-type="float">
            <text:p>0.01</text:p>
          </table:table-cell>
          <table:table-cell table:formula="of:=[.D265]/[.$E265]" office:value-type="float" office:value="-0.999724358323388" calcext:value-type="float">
            <text:p>-1.00</text:p>
          </table:table-cell>
          <table:table-cell table:formula="of:=DEGREES(ATAN2([.G265];[.F265]))" office:value-type="float" office:value="63.5194246622092" calcext:value-type="float">
            <text:p>63.5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0.86" calcext:value-type="float">
            <text:p>10.86</text:p>
          </table:table-cell>
          <table:table-cell office:value-type="float" office:value="5.41" calcext:value-type="float">
            <text:p>5.41</text:p>
          </table:table-cell>
          <table:table-cell office:value-type="float" office:value="-516.64" calcext:value-type="float">
            <text:p>-516.64</text:p>
          </table:table-cell>
          <table:table-cell table:formula="of:=SQRT([.B266]^2 + [.C266]^2 + [.D266]^2)" office:value-type="float" office:value="516.782446780074" calcext:value-type="float">
            <text:p>516.78</text:p>
          </table:table-cell>
          <table:table-cell table:formula="of:=[.B266]/[.$E266]" office:value-type="float" office:value="0.0210146456553732" calcext:value-type="float">
            <text:p>0.02</text:p>
          </table:table-cell>
          <table:table-cell table:formula="of:=[.C266]/[.$E266]" office:value-type="float" office:value="0.0104686218227964" calcext:value-type="float">
            <text:p>0.01</text:p>
          </table:table-cell>
          <table:table-cell table:formula="of:=[.D266]/[.$E266]" office:value-type="float" office:value="-0.999724358323388" calcext:value-type="float">
            <text:p>-1.00</text:p>
          </table:table-cell>
          <table:table-cell table:formula="of:=DEGREES(ATAN2([.G266];[.F266]))" office:value-type="float" office:value="63.5194246622092" calcext:value-type="float">
            <text:p>63.5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0.86" calcext:value-type="float">
            <text:p>10.86</text:p>
          </table:table-cell>
          <table:table-cell office:value-type="float" office:value="5.41" calcext:value-type="float">
            <text:p>5.41</text:p>
          </table:table-cell>
          <table:table-cell office:value-type="float" office:value="-516.64" calcext:value-type="float">
            <text:p>-516.64</text:p>
          </table:table-cell>
          <table:table-cell table:formula="of:=SQRT([.B267]^2 + [.C267]^2 + [.D267]^2)" office:value-type="float" office:value="516.782446780074" calcext:value-type="float">
            <text:p>516.78</text:p>
          </table:table-cell>
          <table:table-cell table:formula="of:=[.B267]/[.$E267]" office:value-type="float" office:value="0.0210146456553732" calcext:value-type="float">
            <text:p>0.02</text:p>
          </table:table-cell>
          <table:table-cell table:formula="of:=[.C267]/[.$E267]" office:value-type="float" office:value="0.0104686218227964" calcext:value-type="float">
            <text:p>0.01</text:p>
          </table:table-cell>
          <table:table-cell table:formula="of:=[.D267]/[.$E267]" office:value-type="float" office:value="-0.999724358323388" calcext:value-type="float">
            <text:p>-1.00</text:p>
          </table:table-cell>
          <table:table-cell table:formula="of:=DEGREES(ATAN2([.G267];[.F267]))" office:value-type="float" office:value="63.5194246622092" calcext:value-type="float">
            <text:p>63.5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0.86" calcext:value-type="float">
            <text:p>10.86</text:p>
          </table:table-cell>
          <table:table-cell office:value-type="float" office:value="5.41" calcext:value-type="float">
            <text:p>5.41</text:p>
          </table:table-cell>
          <table:table-cell office:value-type="float" office:value="-516.64" calcext:value-type="float">
            <text:p>-516.64</text:p>
          </table:table-cell>
          <table:table-cell table:formula="of:=SQRT([.B268]^2 + [.C268]^2 + [.D268]^2)" office:value-type="float" office:value="516.782446780074" calcext:value-type="float">
            <text:p>516.78</text:p>
          </table:table-cell>
          <table:table-cell table:formula="of:=[.B268]/[.$E268]" office:value-type="float" office:value="0.0210146456553732" calcext:value-type="float">
            <text:p>0.02</text:p>
          </table:table-cell>
          <table:table-cell table:formula="of:=[.C268]/[.$E268]" office:value-type="float" office:value="0.0104686218227964" calcext:value-type="float">
            <text:p>0.01</text:p>
          </table:table-cell>
          <table:table-cell table:formula="of:=[.D268]/[.$E268]" office:value-type="float" office:value="-0.999724358323388" calcext:value-type="float">
            <text:p>-1.00</text:p>
          </table:table-cell>
          <table:table-cell table:formula="of:=DEGREES(ATAN2([.G268];[.F268]))" office:value-type="float" office:value="63.5194246622092" calcext:value-type="float">
            <text:p>63.5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18.38" calcext:value-type="float">
            <text:p>-518.38</text:p>
          </table:table-cell>
          <table:table-cell table:formula="of:=SQRT([.B269]^2 + [.C269]^2 + [.D269]^2)" office:value-type="float" office:value="518.836596049276" calcext:value-type="float">
            <text:p>518.84</text:p>
          </table:table-cell>
          <table:table-cell table:formula="of:=[.B269]/[.$E269]" office:value-type="float" office:value="0.0313971684419363" calcext:value-type="float">
            <text:p>0.03</text:p>
          </table:table-cell>
          <table:table-cell table:formula="of:=[.C269]/[.$E269]" office:value-type="float" office:value="-0.027812224715601" calcext:value-type="float">
            <text:p>-0.03</text:p>
          </table:table-cell>
          <table:table-cell table:formula="of:=[.D269]/[.$E269]" office:value-type="float" office:value="-0.999119961751439" calcext:value-type="float">
            <text:p>-1.00</text:p>
          </table:table-cell>
          <table:table-cell table:formula="of:=DEGREES(ATAN2([.G269];[.F269]))" office:value-type="float" office:value="131.535149428395" calcext:value-type="float">
            <text:p>131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18.38" calcext:value-type="float">
            <text:p>-518.38</text:p>
          </table:table-cell>
          <table:table-cell table:formula="of:=SQRT([.B270]^2 + [.C270]^2 + [.D270]^2)" office:value-type="float" office:value="518.836596049276" calcext:value-type="float">
            <text:p>518.84</text:p>
          </table:table-cell>
          <table:table-cell table:formula="of:=[.B270]/[.$E270]" office:value-type="float" office:value="0.0313971684419363" calcext:value-type="float">
            <text:p>0.03</text:p>
          </table:table-cell>
          <table:table-cell table:formula="of:=[.C270]/[.$E270]" office:value-type="float" office:value="-0.027812224715601" calcext:value-type="float">
            <text:p>-0.03</text:p>
          </table:table-cell>
          <table:table-cell table:formula="of:=[.D270]/[.$E270]" office:value-type="float" office:value="-0.999119961751439" calcext:value-type="float">
            <text:p>-1.00</text:p>
          </table:table-cell>
          <table:table-cell table:formula="of:=DEGREES(ATAN2([.G270];[.F270]))" office:value-type="float" office:value="131.535149428395" calcext:value-type="float">
            <text:p>131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18.38" calcext:value-type="float">
            <text:p>-518.38</text:p>
          </table:table-cell>
          <table:table-cell table:formula="of:=SQRT([.B271]^2 + [.C271]^2 + [.D271]^2)" office:value-type="float" office:value="518.836596049276" calcext:value-type="float">
            <text:p>518.84</text:p>
          </table:table-cell>
          <table:table-cell table:formula="of:=[.B271]/[.$E271]" office:value-type="float" office:value="0.0313971684419363" calcext:value-type="float">
            <text:p>0.03</text:p>
          </table:table-cell>
          <table:table-cell table:formula="of:=[.C271]/[.$E271]" office:value-type="float" office:value="-0.027812224715601" calcext:value-type="float">
            <text:p>-0.03</text:p>
          </table:table-cell>
          <table:table-cell table:formula="of:=[.D271]/[.$E271]" office:value-type="float" office:value="-0.999119961751439" calcext:value-type="float">
            <text:p>-1.00</text:p>
          </table:table-cell>
          <table:table-cell table:formula="of:=DEGREES(ATAN2([.G271];[.F271]))" office:value-type="float" office:value="131.535149428395" calcext:value-type="float">
            <text:p>131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18.38" calcext:value-type="float">
            <text:p>-518.38</text:p>
          </table:table-cell>
          <table:table-cell table:formula="of:=SQRT([.B272]^2 + [.C272]^2 + [.D272]^2)" office:value-type="float" office:value="518.836596049276" calcext:value-type="float">
            <text:p>518.84</text:p>
          </table:table-cell>
          <table:table-cell table:formula="of:=[.B272]/[.$E272]" office:value-type="float" office:value="0.0313971684419363" calcext:value-type="float">
            <text:p>0.03</text:p>
          </table:table-cell>
          <table:table-cell table:formula="of:=[.C272]/[.$E272]" office:value-type="float" office:value="-0.027812224715601" calcext:value-type="float">
            <text:p>-0.03</text:p>
          </table:table-cell>
          <table:table-cell table:formula="of:=[.D272]/[.$E272]" office:value-type="float" office:value="-0.999119961751439" calcext:value-type="float">
            <text:p>-1.00</text:p>
          </table:table-cell>
          <table:table-cell table:formula="of:=DEGREES(ATAN2([.G272];[.F272]))" office:value-type="float" office:value="131.535149428395" calcext:value-type="float">
            <text:p>131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-9.02" calcext:value-type="float">
            <text:p>-9.02</text:p>
          </table:table-cell>
          <table:table-cell office:value-type="float" office:value="-516.64" calcext:value-type="float">
            <text:p>-516.64</text:p>
          </table:table-cell>
          <table:table-cell table:formula="of:=SQRT([.B273]^2 + [.C273]^2 + [.D273]^2)" office:value-type="float" office:value="517.035646740145" calcext:value-type="float">
            <text:p>517.04</text:p>
          </table:table-cell>
          <table:table-cell table:formula="of:=[.B273]/[.$E273]" office:value-type="float" office:value="0.0350072574572345" calcext:value-type="float">
            <text:p>0.04</text:p>
          </table:table-cell>
          <table:table-cell table:formula="of:=[.C273]/[.$E273]" office:value-type="float" office:value="-0.0174456056499588" calcext:value-type="float">
            <text:p>-0.02</text:p>
          </table:table-cell>
          <table:table-cell table:formula="of:=[.D273]/[.$E273]" office:value-type="float" office:value="-0.999234778602521" calcext:value-type="float">
            <text:p>-1.00</text:p>
          </table:table-cell>
          <table:table-cell table:formula="of:=DEGREES(ATAN2([.G273];[.F273]))" office:value-type="float" office:value="116.48902851557" calcext:value-type="float">
            <text:p>116.4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-9.02" calcext:value-type="float">
            <text:p>-9.02</text:p>
          </table:table-cell>
          <table:table-cell office:value-type="float" office:value="-516.64" calcext:value-type="float">
            <text:p>-516.64</text:p>
          </table:table-cell>
          <table:table-cell table:formula="of:=SQRT([.B274]^2 + [.C274]^2 + [.D274]^2)" office:value-type="float" office:value="517.035646740145" calcext:value-type="float">
            <text:p>517.04</text:p>
          </table:table-cell>
          <table:table-cell table:formula="of:=[.B274]/[.$E274]" office:value-type="float" office:value="0.0350072574572345" calcext:value-type="float">
            <text:p>0.04</text:p>
          </table:table-cell>
          <table:table-cell table:formula="of:=[.C274]/[.$E274]" office:value-type="float" office:value="-0.0174456056499588" calcext:value-type="float">
            <text:p>-0.02</text:p>
          </table:table-cell>
          <table:table-cell table:formula="of:=[.D274]/[.$E274]" office:value-type="float" office:value="-0.999234778602521" calcext:value-type="float">
            <text:p>-1.00</text:p>
          </table:table-cell>
          <table:table-cell table:formula="of:=DEGREES(ATAN2([.G274];[.F274]))" office:value-type="float" office:value="116.48902851557" calcext:value-type="float">
            <text:p>116.4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-9.02" calcext:value-type="float">
            <text:p>-9.02</text:p>
          </table:table-cell>
          <table:table-cell office:value-type="float" office:value="-516.64" calcext:value-type="float">
            <text:p>-516.64</text:p>
          </table:table-cell>
          <table:table-cell table:formula="of:=SQRT([.B275]^2 + [.C275]^2 + [.D275]^2)" office:value-type="float" office:value="517.035646740145" calcext:value-type="float">
            <text:p>517.04</text:p>
          </table:table-cell>
          <table:table-cell table:formula="of:=[.B275]/[.$E275]" office:value-type="float" office:value="0.0350072574572345" calcext:value-type="float">
            <text:p>0.04</text:p>
          </table:table-cell>
          <table:table-cell table:formula="of:=[.C275]/[.$E275]" office:value-type="float" office:value="-0.0174456056499588" calcext:value-type="float">
            <text:p>-0.02</text:p>
          </table:table-cell>
          <table:table-cell table:formula="of:=[.D275]/[.$E275]" office:value-type="float" office:value="-0.999234778602521" calcext:value-type="float">
            <text:p>-1.00</text:p>
          </table:table-cell>
          <table:table-cell table:formula="of:=DEGREES(ATAN2([.G275];[.F275]))" office:value-type="float" office:value="116.48902851557" calcext:value-type="float">
            <text:p>116.4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-9.02" calcext:value-type="float">
            <text:p>-9.02</text:p>
          </table:table-cell>
          <table:table-cell office:value-type="float" office:value="-516.64" calcext:value-type="float">
            <text:p>-516.64</text:p>
          </table:table-cell>
          <table:table-cell table:formula="of:=SQRT([.B276]^2 + [.C276]^2 + [.D276]^2)" office:value-type="float" office:value="517.035646740145" calcext:value-type="float">
            <text:p>517.04</text:p>
          </table:table-cell>
          <table:table-cell table:formula="of:=[.B276]/[.$E276]" office:value-type="float" office:value="0.0350072574572345" calcext:value-type="float">
            <text:p>0.04</text:p>
          </table:table-cell>
          <table:table-cell table:formula="of:=[.C276]/[.$E276]" office:value-type="float" office:value="-0.0174456056499588" calcext:value-type="float">
            <text:p>-0.02</text:p>
          </table:table-cell>
          <table:table-cell table:formula="of:=[.D276]/[.$E276]" office:value-type="float" office:value="-0.999234778602521" calcext:value-type="float">
            <text:p>-1.00</text:p>
          </table:table-cell>
          <table:table-cell table:formula="of:=DEGREES(ATAN2([.G276];[.F276]))" office:value-type="float" office:value="116.48902851557" calcext:value-type="float">
            <text:p>116.4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-9.02" calcext:value-type="float">
            <text:p>-9.02</text:p>
          </table:table-cell>
          <table:table-cell office:value-type="float" office:value="-516.64" calcext:value-type="float">
            <text:p>-516.64</text:p>
          </table:table-cell>
          <table:table-cell table:formula="of:=SQRT([.B277]^2 + [.C277]^2 + [.D277]^2)" office:value-type="float" office:value="517.035646740145" calcext:value-type="float">
            <text:p>517.04</text:p>
          </table:table-cell>
          <table:table-cell table:formula="of:=[.B277]/[.$E277]" office:value-type="float" office:value="0.0350072574572345" calcext:value-type="float">
            <text:p>0.04</text:p>
          </table:table-cell>
          <table:table-cell table:formula="of:=[.C277]/[.$E277]" office:value-type="float" office:value="-0.0174456056499588" calcext:value-type="float">
            <text:p>-0.02</text:p>
          </table:table-cell>
          <table:table-cell table:formula="of:=[.D277]/[.$E277]" office:value-type="float" office:value="-0.999234778602521" calcext:value-type="float">
            <text:p>-1.00</text:p>
          </table:table-cell>
          <table:table-cell table:formula="of:=DEGREES(ATAN2([.G277];[.F277]))" office:value-type="float" office:value="116.48902851557" calcext:value-type="float">
            <text:p>116.4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9.05" calcext:value-type="float">
            <text:p>9.05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278]^2 + [.C278]^2 + [.D278]^2)" office:value-type="float" office:value="511.614494810302" calcext:value-type="float">
            <text:p>511.61</text:p>
          </table:table-cell>
          <table:table-cell table:formula="of:=[.B278]/[.$E278]" office:value-type="float" office:value="0.0176891000778928" calcext:value-type="float">
            <text:p>0.02</text:p>
          </table:table-cell>
          <table:table-cell table:formula="of:=[.C278]/[.$E278]" office:value-type="float" office:value="-0.0211487362257238" calcext:value-type="float">
            <text:p>-0.02</text:p>
          </table:table-cell>
          <table:table-cell table:formula="of:=[.D278]/[.$E278]" office:value-type="float" office:value="-0.999619841086845" calcext:value-type="float">
            <text:p>-1.00</text:p>
          </table:table-cell>
          <table:table-cell table:formula="of:=DEGREES(ATAN2([.G278];[.F278]))" office:value-type="float" office:value="140.090415625404" calcext:value-type="float">
            <text:p>140.0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9.05" calcext:value-type="float">
            <text:p>9.05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279]^2 + [.C279]^2 + [.D279]^2)" office:value-type="float" office:value="511.614494810302" calcext:value-type="float">
            <text:p>511.61</text:p>
          </table:table-cell>
          <table:table-cell table:formula="of:=[.B279]/[.$E279]" office:value-type="float" office:value="0.0176891000778928" calcext:value-type="float">
            <text:p>0.02</text:p>
          </table:table-cell>
          <table:table-cell table:formula="of:=[.C279]/[.$E279]" office:value-type="float" office:value="-0.0211487362257238" calcext:value-type="float">
            <text:p>-0.02</text:p>
          </table:table-cell>
          <table:table-cell table:formula="of:=[.D279]/[.$E279]" office:value-type="float" office:value="-0.999619841086845" calcext:value-type="float">
            <text:p>-1.00</text:p>
          </table:table-cell>
          <table:table-cell table:formula="of:=DEGREES(ATAN2([.G279];[.F279]))" office:value-type="float" office:value="140.090415625404" calcext:value-type="float">
            <text:p>140.0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9.05" calcext:value-type="float">
            <text:p>9.05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280]^2 + [.C280]^2 + [.D280]^2)" office:value-type="float" office:value="511.614494810302" calcext:value-type="float">
            <text:p>511.61</text:p>
          </table:table-cell>
          <table:table-cell table:formula="of:=[.B280]/[.$E280]" office:value-type="float" office:value="0.0176891000778928" calcext:value-type="float">
            <text:p>0.02</text:p>
          </table:table-cell>
          <table:table-cell table:formula="of:=[.C280]/[.$E280]" office:value-type="float" office:value="-0.0211487362257238" calcext:value-type="float">
            <text:p>-0.02</text:p>
          </table:table-cell>
          <table:table-cell table:formula="of:=[.D280]/[.$E280]" office:value-type="float" office:value="-0.999619841086845" calcext:value-type="float">
            <text:p>-1.00</text:p>
          </table:table-cell>
          <table:table-cell table:formula="of:=DEGREES(ATAN2([.G280];[.F280]))" office:value-type="float" office:value="140.090415625404" calcext:value-type="float">
            <text:p>140.0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9.05" calcext:value-type="float">
            <text:p>9.05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1.42" calcext:value-type="float">
            <text:p>-511.42</text:p>
          </table:table-cell>
          <table:table-cell table:formula="of:=SQRT([.B281]^2 + [.C281]^2 + [.D281]^2)" office:value-type="float" office:value="511.614494810302" calcext:value-type="float">
            <text:p>511.61</text:p>
          </table:table-cell>
          <table:table-cell table:formula="of:=[.B281]/[.$E281]" office:value-type="float" office:value="0.0176891000778928" calcext:value-type="float">
            <text:p>0.02</text:p>
          </table:table-cell>
          <table:table-cell table:formula="of:=[.C281]/[.$E281]" office:value-type="float" office:value="-0.0211487362257238" calcext:value-type="float">
            <text:p>-0.02</text:p>
          </table:table-cell>
          <table:table-cell table:formula="of:=[.D281]/[.$E281]" office:value-type="float" office:value="-0.999619841086845" calcext:value-type="float">
            <text:p>-1.00</text:p>
          </table:table-cell>
          <table:table-cell table:formula="of:=DEGREES(ATAN2([.G281];[.F281]))" office:value-type="float" office:value="140.090415625404" calcext:value-type="float">
            <text:p>140.0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0.86" calcext:value-type="float">
            <text:p>10.86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16.64" calcext:value-type="float">
            <text:p>-516.64</text:p>
          </table:table-cell>
          <table:table-cell table:formula="of:=SQRT([.B282]^2 + [.C282]^2 + [.D282]^2)" office:value-type="float" office:value="516.908450404905" calcext:value-type="float">
            <text:p>516.91</text:p>
          </table:table-cell>
          <table:table-cell table:formula="of:=[.B282]/[.$E282]" office:value-type="float" office:value="0.0210095230431871" calcext:value-type="float">
            <text:p>0.02</text:p>
          </table:table-cell>
          <table:table-cell table:formula="of:=[.C282]/[.$E282]" office:value-type="float" office:value="-0.0244337270750878" calcext:value-type="float">
            <text:p>-0.02</text:p>
          </table:table-cell>
          <table:table-cell table:formula="of:=[.D282]/[.$E282]" office:value-type="float" office:value="-0.999480661605175" calcext:value-type="float">
            <text:p>-1.00</text:p>
          </table:table-cell>
          <table:table-cell table:formula="of:=DEGREES(ATAN2([.G282];[.F282]))" office:value-type="float" office:value="139.309163283704" calcext:value-type="float">
            <text:p>139.3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0.86" calcext:value-type="float">
            <text:p>10.86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16.64" calcext:value-type="float">
            <text:p>-516.64</text:p>
          </table:table-cell>
          <table:table-cell table:formula="of:=SQRT([.B283]^2 + [.C283]^2 + [.D283]^2)" office:value-type="float" office:value="516.908450404905" calcext:value-type="float">
            <text:p>516.91</text:p>
          </table:table-cell>
          <table:table-cell table:formula="of:=[.B283]/[.$E283]" office:value-type="float" office:value="0.0210095230431871" calcext:value-type="float">
            <text:p>0.02</text:p>
          </table:table-cell>
          <table:table-cell table:formula="of:=[.C283]/[.$E283]" office:value-type="float" office:value="-0.0244337270750878" calcext:value-type="float">
            <text:p>-0.02</text:p>
          </table:table-cell>
          <table:table-cell table:formula="of:=[.D283]/[.$E283]" office:value-type="float" office:value="-0.999480661605175" calcext:value-type="float">
            <text:p>-1.00</text:p>
          </table:table-cell>
          <table:table-cell table:formula="of:=DEGREES(ATAN2([.G283];[.F283]))" office:value-type="float" office:value="139.309163283704" calcext:value-type="float">
            <text:p>139.3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0.86" calcext:value-type="float">
            <text:p>10.86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16.64" calcext:value-type="float">
            <text:p>-516.64</text:p>
          </table:table-cell>
          <table:table-cell table:formula="of:=SQRT([.B284]^2 + [.C284]^2 + [.D284]^2)" office:value-type="float" office:value="516.908450404905" calcext:value-type="float">
            <text:p>516.91</text:p>
          </table:table-cell>
          <table:table-cell table:formula="of:=[.B284]/[.$E284]" office:value-type="float" office:value="0.0210095230431871" calcext:value-type="float">
            <text:p>0.02</text:p>
          </table:table-cell>
          <table:table-cell table:formula="of:=[.C284]/[.$E284]" office:value-type="float" office:value="-0.0244337270750878" calcext:value-type="float">
            <text:p>-0.02</text:p>
          </table:table-cell>
          <table:table-cell table:formula="of:=[.D284]/[.$E284]" office:value-type="float" office:value="-0.999480661605175" calcext:value-type="float">
            <text:p>-1.00</text:p>
          </table:table-cell>
          <table:table-cell table:formula="of:=DEGREES(ATAN2([.G284];[.F284]))" office:value-type="float" office:value="139.309163283704" calcext:value-type="float">
            <text:p>139.3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9.05" calcext:value-type="float">
            <text:p>9.05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4.9" calcext:value-type="float">
            <text:p>-514.9</text:p>
          </table:table-cell>
          <table:table-cell table:formula="of:=SQRT([.B285]^2 + [.C285]^2 + [.D285]^2)" office:value-type="float" office:value="515.093180793534" calcext:value-type="float">
            <text:p>515.09</text:p>
          </table:table-cell>
          <table:table-cell table:formula="of:=[.B285]/[.$E285]" office:value-type="float" office:value="0.0175696365967375" calcext:value-type="float">
            <text:p>0.02</text:p>
          </table:table-cell>
          <table:table-cell table:formula="of:=[.C285]/[.$E285]" office:value-type="float" office:value="-0.0210059080637237" calcext:value-type="float">
            <text:p>-0.02</text:p>
          </table:table-cell>
          <table:table-cell table:formula="of:=[.D285]/[.$E285]" office:value-type="float" office:value="-0.999624959520458" calcext:value-type="float">
            <text:p>-1.00</text:p>
          </table:table-cell>
          <table:table-cell table:formula="of:=DEGREES(ATAN2([.G285];[.F285]))" office:value-type="float" office:value="140.090415625404" calcext:value-type="float">
            <text:p>140.0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9.05" calcext:value-type="float">
            <text:p>9.05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4.9" calcext:value-type="float">
            <text:p>-514.9</text:p>
          </table:table-cell>
          <table:table-cell table:formula="of:=SQRT([.B286]^2 + [.C286]^2 + [.D286]^2)" office:value-type="float" office:value="515.093180793534" calcext:value-type="float">
            <text:p>515.09</text:p>
          </table:table-cell>
          <table:table-cell table:formula="of:=[.B286]/[.$E286]" office:value-type="float" office:value="0.0175696365967375" calcext:value-type="float">
            <text:p>0.02</text:p>
          </table:table-cell>
          <table:table-cell table:formula="of:=[.C286]/[.$E286]" office:value-type="float" office:value="-0.0210059080637237" calcext:value-type="float">
            <text:p>-0.02</text:p>
          </table:table-cell>
          <table:table-cell table:formula="of:=[.D286]/[.$E286]" office:value-type="float" office:value="-0.999624959520458" calcext:value-type="float">
            <text:p>-1.00</text:p>
          </table:table-cell>
          <table:table-cell table:formula="of:=DEGREES(ATAN2([.G286];[.F286]))" office:value-type="float" office:value="140.090415625404" calcext:value-type="float">
            <text:p>140.0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9.05" calcext:value-type="float">
            <text:p>9.05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4.9" calcext:value-type="float">
            <text:p>-514.9</text:p>
          </table:table-cell>
          <table:table-cell table:formula="of:=SQRT([.B287]^2 + [.C287]^2 + [.D287]^2)" office:value-type="float" office:value="515.093180793534" calcext:value-type="float">
            <text:p>515.09</text:p>
          </table:table-cell>
          <table:table-cell table:formula="of:=[.B287]/[.$E287]" office:value-type="float" office:value="0.0175696365967375" calcext:value-type="float">
            <text:p>0.02</text:p>
          </table:table-cell>
          <table:table-cell table:formula="of:=[.C287]/[.$E287]" office:value-type="float" office:value="-0.0210059080637237" calcext:value-type="float">
            <text:p>-0.02</text:p>
          </table:table-cell>
          <table:table-cell table:formula="of:=[.D287]/[.$E287]" office:value-type="float" office:value="-0.999624959520458" calcext:value-type="float">
            <text:p>-1.00</text:p>
          </table:table-cell>
          <table:table-cell table:formula="of:=DEGREES(ATAN2([.G287];[.F287]))" office:value-type="float" office:value="140.090415625404" calcext:value-type="float">
            <text:p>140.0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9.05" calcext:value-type="float">
            <text:p>9.05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4.9" calcext:value-type="float">
            <text:p>-514.9</text:p>
          </table:table-cell>
          <table:table-cell table:formula="of:=SQRT([.B288]^2 + [.C288]^2 + [.D288]^2)" office:value-type="float" office:value="515.093180793534" calcext:value-type="float">
            <text:p>515.09</text:p>
          </table:table-cell>
          <table:table-cell table:formula="of:=[.B288]/[.$E288]" office:value-type="float" office:value="0.0175696365967375" calcext:value-type="float">
            <text:p>0.02</text:p>
          </table:table-cell>
          <table:table-cell table:formula="of:=[.C288]/[.$E288]" office:value-type="float" office:value="-0.0210059080637237" calcext:value-type="float">
            <text:p>-0.02</text:p>
          </table:table-cell>
          <table:table-cell table:formula="of:=[.D288]/[.$E288]" office:value-type="float" office:value="-0.999624959520458" calcext:value-type="float">
            <text:p>-1.00</text:p>
          </table:table-cell>
          <table:table-cell table:formula="of:=DEGREES(ATAN2([.G288];[.F288]))" office:value-type="float" office:value="140.090415625404" calcext:value-type="float">
            <text:p>140.0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4.9" calcext:value-type="float">
            <text:p>-514.9</text:p>
          </table:table-cell>
          <table:table-cell table:formula="of:=SQRT([.B289]^2 + [.C289]^2 + [.D289]^2)" office:value-type="float" office:value="515.16949764131" calcext:value-type="float">
            <text:p>515.17</text:p>
          </table:table-cell>
          <table:table-cell table:formula="of:=[.B289]/[.$E289]" office:value-type="float" office:value="0.0245938473803462" calcext:value-type="float">
            <text:p>0.02</text:p>
          </table:table-cell>
          <table:table-cell table:formula="of:=[.C289]/[.$E289]" office:value-type="float" office:value="-0.0210027962632475" calcext:value-type="float">
            <text:p>-0.02</text:p>
          </table:table-cell>
          <table:table-cell table:formula="of:=[.D289]/[.$E289]" office:value-type="float" office:value="-0.999476875780604" calcext:value-type="float">
            <text:p>-1.00</text:p>
          </table:table-cell>
          <table:table-cell table:formula="of:=DEGREES(ATAN2([.G289];[.F289]))" office:value-type="float" office:value="130.496856128659" calcext:value-type="float">
            <text:p>130.5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4.9" calcext:value-type="float">
            <text:p>-514.9</text:p>
          </table:table-cell>
          <table:table-cell table:formula="of:=SQRT([.B290]^2 + [.C290]^2 + [.D290]^2)" office:value-type="float" office:value="515.16949764131" calcext:value-type="float">
            <text:p>515.17</text:p>
          </table:table-cell>
          <table:table-cell table:formula="of:=[.B290]/[.$E290]" office:value-type="float" office:value="0.0245938473803462" calcext:value-type="float">
            <text:p>0.02</text:p>
          </table:table-cell>
          <table:table-cell table:formula="of:=[.C290]/[.$E290]" office:value-type="float" office:value="-0.0210027962632475" calcext:value-type="float">
            <text:p>-0.02</text:p>
          </table:table-cell>
          <table:table-cell table:formula="of:=[.D290]/[.$E290]" office:value-type="float" office:value="-0.999476875780604" calcext:value-type="float">
            <text:p>-1.00</text:p>
          </table:table-cell>
          <table:table-cell table:formula="of:=DEGREES(ATAN2([.G290];[.F290]))" office:value-type="float" office:value="130.496856128659" calcext:value-type="float">
            <text:p>130.5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4.9" calcext:value-type="float">
            <text:p>-514.9</text:p>
          </table:table-cell>
          <table:table-cell table:formula="of:=SQRT([.B291]^2 + [.C291]^2 + [.D291]^2)" office:value-type="float" office:value="515.16949764131" calcext:value-type="float">
            <text:p>515.17</text:p>
          </table:table-cell>
          <table:table-cell table:formula="of:=[.B291]/[.$E291]" office:value-type="float" office:value="0.0245938473803462" calcext:value-type="float">
            <text:p>0.02</text:p>
          </table:table-cell>
          <table:table-cell table:formula="of:=[.C291]/[.$E291]" office:value-type="float" office:value="-0.0210027962632475" calcext:value-type="float">
            <text:p>-0.02</text:p>
          </table:table-cell>
          <table:table-cell table:formula="of:=[.D291]/[.$E291]" office:value-type="float" office:value="-0.999476875780604" calcext:value-type="float">
            <text:p>-1.00</text:p>
          </table:table-cell>
          <table:table-cell table:formula="of:=DEGREES(ATAN2([.G291];[.F291]))" office:value-type="float" office:value="130.496856128659" calcext:value-type="float">
            <text:p>130.5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14.9" calcext:value-type="float">
            <text:p>-514.9</text:p>
          </table:table-cell>
          <table:table-cell table:formula="of:=SQRT([.B292]^2 + [.C292]^2 + [.D292]^2)" office:value-type="float" office:value="515.16949764131" calcext:value-type="float">
            <text:p>515.17</text:p>
          </table:table-cell>
          <table:table-cell table:formula="of:=[.B292]/[.$E292]" office:value-type="float" office:value="0.0245938473803462" calcext:value-type="float">
            <text:p>0.02</text:p>
          </table:table-cell>
          <table:table-cell table:formula="of:=[.C292]/[.$E292]" office:value-type="float" office:value="-0.0210027962632475" calcext:value-type="float">
            <text:p>-0.02</text:p>
          </table:table-cell>
          <table:table-cell table:formula="of:=[.D292]/[.$E292]" office:value-type="float" office:value="-0.999476875780604" calcext:value-type="float">
            <text:p>-1.00</text:p>
          </table:table-cell>
          <table:table-cell table:formula="of:=DEGREES(ATAN2([.G292];[.F292]))" office:value-type="float" office:value="130.496856128659" calcext:value-type="float">
            <text:p>130.5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-16.24" calcext:value-type="float">
            <text:p>-16.24</text:p>
          </table:table-cell>
          <table:table-cell office:value-type="float" office:value="-530.56" calcext:value-type="float">
            <text:p>-530.56</text:p>
          </table:table-cell>
          <table:table-cell table:formula="of:=SQRT([.B293]^2 + [.C293]^2 + [.D293]^2)" office:value-type="float" office:value="531.116993891176" calcext:value-type="float">
            <text:p>531.12</text:p>
          </table:table-cell>
          <table:table-cell table:formula="of:=[.B293]/[.$E293]" office:value-type="float" office:value="0.0340791204352023" calcext:value-type="float">
            <text:p>0.03</text:p>
          </table:table-cell>
          <table:table-cell table:formula="of:=[.C293]/[.$E293]" office:value-type="float" office:value="-0.0305770671750102" calcext:value-type="float">
            <text:p>-0.03</text:p>
          </table:table-cell>
          <table:table-cell table:formula="of:=[.D293]/[.$E293]" office:value-type="float" office:value="-0.998951278348117" calcext:value-type="float">
            <text:p>-1.00</text:p>
          </table:table-cell>
          <table:table-cell table:formula="of:=DEGREES(ATAN2([.G293];[.F293]))" office:value-type="float" office:value="131.899647183883" calcext:value-type="float">
            <text:p>131.9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-16.24" calcext:value-type="float">
            <text:p>-16.24</text:p>
          </table:table-cell>
          <table:table-cell office:value-type="float" office:value="-530.56" calcext:value-type="float">
            <text:p>-530.56</text:p>
          </table:table-cell>
          <table:table-cell table:formula="of:=SQRT([.B294]^2 + [.C294]^2 + [.D294]^2)" office:value-type="float" office:value="531.116993891176" calcext:value-type="float">
            <text:p>531.12</text:p>
          </table:table-cell>
          <table:table-cell table:formula="of:=[.B294]/[.$E294]" office:value-type="float" office:value="0.0340791204352023" calcext:value-type="float">
            <text:p>0.03</text:p>
          </table:table-cell>
          <table:table-cell table:formula="of:=[.C294]/[.$E294]" office:value-type="float" office:value="-0.0305770671750102" calcext:value-type="float">
            <text:p>-0.03</text:p>
          </table:table-cell>
          <table:table-cell table:formula="of:=[.D294]/[.$E294]" office:value-type="float" office:value="-0.998951278348117" calcext:value-type="float">
            <text:p>-1.00</text:p>
          </table:table-cell>
          <table:table-cell table:formula="of:=DEGREES(ATAN2([.G294];[.F294]))" office:value-type="float" office:value="131.899647183883" calcext:value-type="float">
            <text:p>131.9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-16.24" calcext:value-type="float">
            <text:p>-16.24</text:p>
          </table:table-cell>
          <table:table-cell office:value-type="float" office:value="-530.56" calcext:value-type="float">
            <text:p>-530.56</text:p>
          </table:table-cell>
          <table:table-cell table:formula="of:=SQRT([.B295]^2 + [.C295]^2 + [.D295]^2)" office:value-type="float" office:value="531.116993891176" calcext:value-type="float">
            <text:p>531.12</text:p>
          </table:table-cell>
          <table:table-cell table:formula="of:=[.B295]/[.$E295]" office:value-type="float" office:value="0.0340791204352023" calcext:value-type="float">
            <text:p>0.03</text:p>
          </table:table-cell>
          <table:table-cell table:formula="of:=[.C295]/[.$E295]" office:value-type="float" office:value="-0.0305770671750102" calcext:value-type="float">
            <text:p>-0.03</text:p>
          </table:table-cell>
          <table:table-cell table:formula="of:=[.D295]/[.$E295]" office:value-type="float" office:value="-0.998951278348117" calcext:value-type="float">
            <text:p>-1.00</text:p>
          </table:table-cell>
          <table:table-cell table:formula="of:=DEGREES(ATAN2([.G295];[.F295]))" office:value-type="float" office:value="131.899647183883" calcext:value-type="float">
            <text:p>131.9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-16.24" calcext:value-type="float">
            <text:p>-16.24</text:p>
          </table:table-cell>
          <table:table-cell office:value-type="float" office:value="-530.56" calcext:value-type="float">
            <text:p>-530.56</text:p>
          </table:table-cell>
          <table:table-cell table:formula="of:=SQRT([.B296]^2 + [.C296]^2 + [.D296]^2)" office:value-type="float" office:value="531.116993891176" calcext:value-type="float">
            <text:p>531.12</text:p>
          </table:table-cell>
          <table:table-cell table:formula="of:=[.B296]/[.$E296]" office:value-type="float" office:value="0.0340791204352023" calcext:value-type="float">
            <text:p>0.03</text:p>
          </table:table-cell>
          <table:table-cell table:formula="of:=[.C296]/[.$E296]" office:value-type="float" office:value="-0.0305770671750102" calcext:value-type="float">
            <text:p>-0.03</text:p>
          </table:table-cell>
          <table:table-cell table:formula="of:=[.D296]/[.$E296]" office:value-type="float" office:value="-0.998951278348117" calcext:value-type="float">
            <text:p>-1.00</text:p>
          </table:table-cell>
          <table:table-cell table:formula="of:=DEGREES(ATAN2([.G296];[.F296]))" office:value-type="float" office:value="131.899647183883" calcext:value-type="float">
            <text:p>131.9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-16.24" calcext:value-type="float">
            <text:p>-16.24</text:p>
          </table:table-cell>
          <table:table-cell office:value-type="float" office:value="-530.56" calcext:value-type="float">
            <text:p>-530.56</text:p>
          </table:table-cell>
          <table:table-cell table:formula="of:=SQRT([.B297]^2 + [.C297]^2 + [.D297]^2)" office:value-type="float" office:value="531.116993891176" calcext:value-type="float">
            <text:p>531.12</text:p>
          </table:table-cell>
          <table:table-cell table:formula="of:=[.B297]/[.$E297]" office:value-type="float" office:value="0.0340791204352023" calcext:value-type="float">
            <text:p>0.03</text:p>
          </table:table-cell>
          <table:table-cell table:formula="of:=[.C297]/[.$E297]" office:value-type="float" office:value="-0.0305770671750102" calcext:value-type="float">
            <text:p>-0.03</text:p>
          </table:table-cell>
          <table:table-cell table:formula="of:=[.D297]/[.$E297]" office:value-type="float" office:value="-0.998951278348117" calcext:value-type="float">
            <text:p>-1.00</text:p>
          </table:table-cell>
          <table:table-cell table:formula="of:=DEGREES(ATAN2([.G297];[.F297]))" office:value-type="float" office:value="131.899647183883" calcext:value-type="float">
            <text:p>131.9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3.53" calcext:value-type="float">
            <text:p>23.53</text:p>
          </table:table-cell>
          <table:table-cell office:value-type="float" office:value="0" calcext:value-type="float">
            <text:p>0</text:p>
          </table:table-cell>
          <table:table-cell office:value-type="float" office:value="-518.38" calcext:value-type="float">
            <text:p>-518.38</text:p>
          </table:table-cell>
          <table:table-cell table:formula="of:=SQRT([.B298]^2 + [.C298]^2 + [.D298]^2)" office:value-type="float" office:value="518.913755165538" calcext:value-type="float">
            <text:p>518.91</text:p>
          </table:table-cell>
          <table:table-cell table:formula="of:=[.B298]/[.$E298]" office:value-type="float" office:value="0.0453447220578952" calcext:value-type="float">
            <text:p>0.05</text:p>
          </table:table-cell>
          <table:table-cell table:formula="of:=[.C298]/[.$E298]" office:value-type="float" office:value="0" calcext:value-type="float">
            <text:p>0.00</text:p>
          </table:table-cell>
          <table:table-cell table:formula="of:=[.D298]/[.$E298]" office:value-type="float" office:value="-0.998971399080821" calcext:value-type="float">
            <text:p>-1.00</text:p>
          </table:table-cell>
          <table:table-cell table:formula="of:=DEGREES(ATAN2([.G298];[.F298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3.53" calcext:value-type="float">
            <text:p>23.53</text:p>
          </table:table-cell>
          <table:table-cell office:value-type="float" office:value="0" calcext:value-type="float">
            <text:p>0</text:p>
          </table:table-cell>
          <table:table-cell office:value-type="float" office:value="-518.38" calcext:value-type="float">
            <text:p>-518.38</text:p>
          </table:table-cell>
          <table:table-cell table:formula="of:=SQRT([.B299]^2 + [.C299]^2 + [.D299]^2)" office:value-type="float" office:value="518.913755165538" calcext:value-type="float">
            <text:p>518.91</text:p>
          </table:table-cell>
          <table:table-cell table:formula="of:=[.B299]/[.$E299]" office:value-type="float" office:value="0.0453447220578952" calcext:value-type="float">
            <text:p>0.05</text:p>
          </table:table-cell>
          <table:table-cell table:formula="of:=[.C299]/[.$E299]" office:value-type="float" office:value="0" calcext:value-type="float">
            <text:p>0.00</text:p>
          </table:table-cell>
          <table:table-cell table:formula="of:=[.D299]/[.$E299]" office:value-type="float" office:value="-0.998971399080821" calcext:value-type="float">
            <text:p>-1.00</text:p>
          </table:table-cell>
          <table:table-cell table:formula="of:=DEGREES(ATAN2([.G299];[.F299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3.53" calcext:value-type="float">
            <text:p>23.53</text:p>
          </table:table-cell>
          <table:table-cell office:value-type="float" office:value="0" calcext:value-type="float">
            <text:p>0</text:p>
          </table:table-cell>
          <table:table-cell office:value-type="float" office:value="-518.38" calcext:value-type="float">
            <text:p>-518.38</text:p>
          </table:table-cell>
          <table:table-cell table:formula="of:=SQRT([.B300]^2 + [.C300]^2 + [.D300]^2)" office:value-type="float" office:value="518.913755165538" calcext:value-type="float">
            <text:p>518.91</text:p>
          </table:table-cell>
          <table:table-cell table:formula="of:=[.B300]/[.$E300]" office:value-type="float" office:value="0.0453447220578952" calcext:value-type="float">
            <text:p>0.05</text:p>
          </table:table-cell>
          <table:table-cell table:formula="of:=[.C300]/[.$E300]" office:value-type="float" office:value="0" calcext:value-type="float">
            <text:p>0.00</text:p>
          </table:table-cell>
          <table:table-cell table:formula="of:=[.D300]/[.$E300]" office:value-type="float" office:value="-0.998971399080821" calcext:value-type="float">
            <text:p>-1.00</text:p>
          </table:table-cell>
          <table:table-cell table:formula="of:=DEGREES(ATAN2([.G300];[.F300]))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1.8" calcext:value-type="float">
            <text:p>1.8</text:p>
          </table:table-cell>
          <table:table-cell office:value-type="float" office:value="-506.2" calcext:value-type="float">
            <text:p>-506.2</text:p>
          </table:table-cell>
          <table:table-cell table:formula="of:=SQRT([.B301]^2 + [.C301]^2 + [.D301]^2)" office:value-type="float" office:value="506.526692287781" calcext:value-type="float">
            <text:p>506.53</text:p>
          </table:table-cell>
          <table:table-cell table:formula="of:=[.B301]/[.$E301]" office:value-type="float" office:value="0.0357335561493304" calcext:value-type="float">
            <text:p>0.04</text:p>
          </table:table-cell>
          <table:table-cell table:formula="of:=[.C301]/[.$E301]" office:value-type="float" office:value="0.00355361331871794" calcext:value-type="float">
            <text:p>0.00</text:p>
          </table:table-cell>
          <table:table-cell table:formula="of:=[.D301]/[.$E301]" office:value-type="float" office:value="-0.999355034408345" calcext:value-type="float">
            <text:p>-1.00</text:p>
          </table:table-cell>
          <table:table-cell table:formula="of:=DEGREES(ATAN2([.G301];[.F301]))" office:value-type="float" office:value="84.320750283615" calcext:value-type="float">
            <text:p>84.3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1.8" calcext:value-type="float">
            <text:p>1.8</text:p>
          </table:table-cell>
          <table:table-cell office:value-type="float" office:value="-506.2" calcext:value-type="float">
            <text:p>-506.2</text:p>
          </table:table-cell>
          <table:table-cell table:formula="of:=SQRT([.B302]^2 + [.C302]^2 + [.D302]^2)" office:value-type="float" office:value="506.526692287781" calcext:value-type="float">
            <text:p>506.53</text:p>
          </table:table-cell>
          <table:table-cell table:formula="of:=[.B302]/[.$E302]" office:value-type="float" office:value="0.0357335561493304" calcext:value-type="float">
            <text:p>0.04</text:p>
          </table:table-cell>
          <table:table-cell table:formula="of:=[.C302]/[.$E302]" office:value-type="float" office:value="0.00355361331871794" calcext:value-type="float">
            <text:p>0.00</text:p>
          </table:table-cell>
          <table:table-cell table:formula="of:=[.D302]/[.$E302]" office:value-type="float" office:value="-0.999355034408345" calcext:value-type="float">
            <text:p>-1.00</text:p>
          </table:table-cell>
          <table:table-cell table:formula="of:=DEGREES(ATAN2([.G302];[.F302]))" office:value-type="float" office:value="84.320750283615" calcext:value-type="float">
            <text:p>84.3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1.8" calcext:value-type="float">
            <text:p>1.8</text:p>
          </table:table-cell>
          <table:table-cell office:value-type="float" office:value="-506.2" calcext:value-type="float">
            <text:p>-506.2</text:p>
          </table:table-cell>
          <table:table-cell table:formula="of:=SQRT([.B303]^2 + [.C303]^2 + [.D303]^2)" office:value-type="float" office:value="506.526692287781" calcext:value-type="float">
            <text:p>506.53</text:p>
          </table:table-cell>
          <table:table-cell table:formula="of:=[.B303]/[.$E303]" office:value-type="float" office:value="0.0357335561493304" calcext:value-type="float">
            <text:p>0.04</text:p>
          </table:table-cell>
          <table:table-cell table:formula="of:=[.C303]/[.$E303]" office:value-type="float" office:value="0.00355361331871794" calcext:value-type="float">
            <text:p>0.00</text:p>
          </table:table-cell>
          <table:table-cell table:formula="of:=[.D303]/[.$E303]" office:value-type="float" office:value="-0.999355034408345" calcext:value-type="float">
            <text:p>-1.00</text:p>
          </table:table-cell>
          <table:table-cell table:formula="of:=DEGREES(ATAN2([.G303];[.F303]))" office:value-type="float" office:value="84.320750283615" calcext:value-type="float">
            <text:p>84.3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1.8" calcext:value-type="float">
            <text:p>1.8</text:p>
          </table:table-cell>
          <table:table-cell office:value-type="float" office:value="-506.2" calcext:value-type="float">
            <text:p>-506.2</text:p>
          </table:table-cell>
          <table:table-cell table:formula="of:=SQRT([.B304]^2 + [.C304]^2 + [.D304]^2)" office:value-type="float" office:value="506.526692287781" calcext:value-type="float">
            <text:p>506.53</text:p>
          </table:table-cell>
          <table:table-cell table:formula="of:=[.B304]/[.$E304]" office:value-type="float" office:value="0.0357335561493304" calcext:value-type="float">
            <text:p>0.04</text:p>
          </table:table-cell>
          <table:table-cell table:formula="of:=[.C304]/[.$E304]" office:value-type="float" office:value="0.00355361331871794" calcext:value-type="float">
            <text:p>0.00</text:p>
          </table:table-cell>
          <table:table-cell table:formula="of:=[.D304]/[.$E304]" office:value-type="float" office:value="-0.999355034408345" calcext:value-type="float">
            <text:p>-1.00</text:p>
          </table:table-cell>
          <table:table-cell table:formula="of:=DEGREES(ATAN2([.G304];[.F304]))" office:value-type="float" office:value="84.320750283615" calcext:value-type="float">
            <text:p>84.3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9.91" calcext:value-type="float">
            <text:p>19.91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21.86" calcext:value-type="float">
            <text:p>-521.86</text:p>
          </table:table-cell>
          <table:table-cell table:formula="of:=SQRT([.B305]^2 + [.C305]^2 + [.D305]^2)" office:value-type="float" office:value="522.438984571404" calcext:value-type="float">
            <text:p>522.44</text:p>
          </table:table-cell>
          <table:table-cell table:formula="of:=[.B305]/[.$E305]" office:value-type="float" office:value="0.0381097134555027" calcext:value-type="float">
            <text:p>0.04</text:p>
          </table:table-cell>
          <table:table-cell table:formula="of:=[.C305]/[.$E305]" office:value-type="float" office:value="-0.0276204502844251" calcext:value-type="float">
            <text:p>-0.03</text:p>
          </table:table-cell>
          <table:table-cell table:formula="of:=[.D305]/[.$E305]" office:value-type="float" office:value="-0.998891766142071" calcext:value-type="float">
            <text:p>-1.00</text:p>
          </table:table-cell>
          <table:table-cell table:formula="of:=DEGREES(ATAN2([.G305];[.F305]))" office:value-type="float" office:value="125.933151078854" calcext:value-type="float">
            <text:p>125.9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9.91" calcext:value-type="float">
            <text:p>19.91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21.86" calcext:value-type="float">
            <text:p>-521.86</text:p>
          </table:table-cell>
          <table:table-cell table:formula="of:=SQRT([.B306]^2 + [.C306]^2 + [.D306]^2)" office:value-type="float" office:value="522.438984571404" calcext:value-type="float">
            <text:p>522.44</text:p>
          </table:table-cell>
          <table:table-cell table:formula="of:=[.B306]/[.$E306]" office:value-type="float" office:value="0.0381097134555027" calcext:value-type="float">
            <text:p>0.04</text:p>
          </table:table-cell>
          <table:table-cell table:formula="of:=[.C306]/[.$E306]" office:value-type="float" office:value="-0.0276204502844251" calcext:value-type="float">
            <text:p>-0.03</text:p>
          </table:table-cell>
          <table:table-cell table:formula="of:=[.D306]/[.$E306]" office:value-type="float" office:value="-0.998891766142071" calcext:value-type="float">
            <text:p>-1.00</text:p>
          </table:table-cell>
          <table:table-cell table:formula="of:=DEGREES(ATAN2([.G306];[.F306]))" office:value-type="float" office:value="125.933151078854" calcext:value-type="float">
            <text:p>125.9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9.91" calcext:value-type="float">
            <text:p>19.91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21.86" calcext:value-type="float">
            <text:p>-521.86</text:p>
          </table:table-cell>
          <table:table-cell table:formula="of:=SQRT([.B307]^2 + [.C307]^2 + [.D307]^2)" office:value-type="float" office:value="522.438984571404" calcext:value-type="float">
            <text:p>522.44</text:p>
          </table:table-cell>
          <table:table-cell table:formula="of:=[.B307]/[.$E307]" office:value-type="float" office:value="0.0381097134555027" calcext:value-type="float">
            <text:p>0.04</text:p>
          </table:table-cell>
          <table:table-cell table:formula="of:=[.C307]/[.$E307]" office:value-type="float" office:value="-0.0276204502844251" calcext:value-type="float">
            <text:p>-0.03</text:p>
          </table:table-cell>
          <table:table-cell table:formula="of:=[.D307]/[.$E307]" office:value-type="float" office:value="-0.998891766142071" calcext:value-type="float">
            <text:p>-1.00</text:p>
          </table:table-cell>
          <table:table-cell table:formula="of:=DEGREES(ATAN2([.G307];[.F307]))" office:value-type="float" office:value="125.933151078854" calcext:value-type="float">
            <text:p>125.9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9.91" calcext:value-type="float">
            <text:p>19.91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21.86" calcext:value-type="float">
            <text:p>-521.86</text:p>
          </table:table-cell>
          <table:table-cell table:formula="of:=SQRT([.B308]^2 + [.C308]^2 + [.D308]^2)" office:value-type="float" office:value="522.438984571404" calcext:value-type="float">
            <text:p>522.44</text:p>
          </table:table-cell>
          <table:table-cell table:formula="of:=[.B308]/[.$E308]" office:value-type="float" office:value="0.0381097134555027" calcext:value-type="float">
            <text:p>0.04</text:p>
          </table:table-cell>
          <table:table-cell table:formula="of:=[.C308]/[.$E308]" office:value-type="float" office:value="-0.0276204502844251" calcext:value-type="float">
            <text:p>-0.03</text:p>
          </table:table-cell>
          <table:table-cell table:formula="of:=[.D308]/[.$E308]" office:value-type="float" office:value="-0.998891766142071" calcext:value-type="float">
            <text:p>-1.00</text:p>
          </table:table-cell>
          <table:table-cell table:formula="of:=DEGREES(ATAN2([.G308];[.F308]))" office:value-type="float" office:value="125.933151078854" calcext:value-type="float">
            <text:p>125.9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0" calcext:value-type="float">
            <text:p>0</text:p>
          </table:table-cell>
          <table:table-cell office:value-type="float" office:value="-5.41" calcext:value-type="float">
            <text:p>-5.41</text:p>
          </table:table-cell>
          <table:table-cell office:value-type="float" office:value="-513.16" calcext:value-type="float">
            <text:p>-513.16</text:p>
          </table:table-cell>
          <table:table-cell table:formula="of:=SQRT([.B309]^2 + [.C309]^2 + [.D309]^2)" office:value-type="float" office:value="513.188516726553" calcext:value-type="float">
            <text:p>513.19</text:p>
          </table:table-cell>
          <table:table-cell table:formula="of:=[.B309]/[.$E309]" office:value-type="float" office:value="0" calcext:value-type="float">
            <text:p>0.00</text:p>
          </table:table-cell>
          <table:table-cell table:formula="of:=[.C309]/[.$E309]" office:value-type="float" office:value="-0.0105419350271289" calcext:value-type="float">
            <text:p>-0.01</text:p>
          </table:table-cell>
          <table:table-cell table:formula="of:=[.D309]/[.$E309]" office:value-type="float" office:value="-0.999944432259055" calcext:value-type="float">
            <text:p>-1.00</text:p>
          </table:table-cell>
          <table:table-cell table:formula="of:=DEGREES(ATAN2([.G309];[.F309]))" office:value-type="float" office:value="180" calcext:value-type="float">
            <text:p>18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0" calcext:value-type="float">
            <text:p>0</text:p>
          </table:table-cell>
          <table:table-cell office:value-type="float" office:value="-5.41" calcext:value-type="float">
            <text:p>-5.41</text:p>
          </table:table-cell>
          <table:table-cell office:value-type="float" office:value="-513.16" calcext:value-type="float">
            <text:p>-513.16</text:p>
          </table:table-cell>
          <table:table-cell table:formula="of:=SQRT([.B310]^2 + [.C310]^2 + [.D310]^2)" office:value-type="float" office:value="513.188516726553" calcext:value-type="float">
            <text:p>513.19</text:p>
          </table:table-cell>
          <table:table-cell table:formula="of:=[.B310]/[.$E310]" office:value-type="float" office:value="0" calcext:value-type="float">
            <text:p>0.00</text:p>
          </table:table-cell>
          <table:table-cell table:formula="of:=[.C310]/[.$E310]" office:value-type="float" office:value="-0.0105419350271289" calcext:value-type="float">
            <text:p>-0.01</text:p>
          </table:table-cell>
          <table:table-cell table:formula="of:=[.D310]/[.$E310]" office:value-type="float" office:value="-0.999944432259055" calcext:value-type="float">
            <text:p>-1.00</text:p>
          </table:table-cell>
          <table:table-cell table:formula="of:=DEGREES(ATAN2([.G310];[.F310]))" office:value-type="float" office:value="180" calcext:value-type="float">
            <text:p>18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0" calcext:value-type="float">
            <text:p>0</text:p>
          </table:table-cell>
          <table:table-cell office:value-type="float" office:value="-5.41" calcext:value-type="float">
            <text:p>-5.41</text:p>
          </table:table-cell>
          <table:table-cell office:value-type="float" office:value="-513.16" calcext:value-type="float">
            <text:p>-513.16</text:p>
          </table:table-cell>
          <table:table-cell table:formula="of:=SQRT([.B311]^2 + [.C311]^2 + [.D311]^2)" office:value-type="float" office:value="513.188516726553" calcext:value-type="float">
            <text:p>513.19</text:p>
          </table:table-cell>
          <table:table-cell table:formula="of:=[.B311]/[.$E311]" office:value-type="float" office:value="0" calcext:value-type="float">
            <text:p>0.00</text:p>
          </table:table-cell>
          <table:table-cell table:formula="of:=[.C311]/[.$E311]" office:value-type="float" office:value="-0.0105419350271289" calcext:value-type="float">
            <text:p>-0.01</text:p>
          </table:table-cell>
          <table:table-cell table:formula="of:=[.D311]/[.$E311]" office:value-type="float" office:value="-0.999944432259055" calcext:value-type="float">
            <text:p>-1.00</text:p>
          </table:table-cell>
          <table:table-cell table:formula="of:=DEGREES(ATAN2([.G311];[.F311]))" office:value-type="float" office:value="180" calcext:value-type="float">
            <text:p>18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0" calcext:value-type="float">
            <text:p>0</text:p>
          </table:table-cell>
          <table:table-cell office:value-type="float" office:value="-5.41" calcext:value-type="float">
            <text:p>-5.41</text:p>
          </table:table-cell>
          <table:table-cell office:value-type="float" office:value="-513.16" calcext:value-type="float">
            <text:p>-513.16</text:p>
          </table:table-cell>
          <table:table-cell table:formula="of:=SQRT([.B312]^2 + [.C312]^2 + [.D312]^2)" office:value-type="float" office:value="513.188516726553" calcext:value-type="float">
            <text:p>513.19</text:p>
          </table:table-cell>
          <table:table-cell table:formula="of:=[.B312]/[.$E312]" office:value-type="float" office:value="0" calcext:value-type="float">
            <text:p>0.00</text:p>
          </table:table-cell>
          <table:table-cell table:formula="of:=[.C312]/[.$E312]" office:value-type="float" office:value="-0.0105419350271289" calcext:value-type="float">
            <text:p>-0.01</text:p>
          </table:table-cell>
          <table:table-cell table:formula="of:=[.D312]/[.$E312]" office:value-type="float" office:value="-0.999944432259055" calcext:value-type="float">
            <text:p>-1.00</text:p>
          </table:table-cell>
          <table:table-cell table:formula="of:=DEGREES(ATAN2([.G312];[.F312]))" office:value-type="float" office:value="180" calcext:value-type="float">
            <text:p>18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9.05" calcext:value-type="float">
            <text:p>9.05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07.94" calcext:value-type="float">
            <text:p>-507.94</text:p>
          </table:table-cell>
          <table:table-cell table:formula="of:=SQRT([.B313]^2 + [.C313]^2 + [.D313]^2)" office:value-type="float" office:value="508.135826821924" calcext:value-type="float">
            <text:p>508.14</text:p>
          </table:table-cell>
          <table:table-cell table:formula="of:=[.B313]/[.$E313]" office:value-type="float" office:value="0.0178101986167796" calcext:value-type="float">
            <text:p>0.02</text:p>
          </table:table-cell>
          <table:table-cell table:formula="of:=[.C313]/[.$E313]" office:value-type="float" office:value="-0.0212935192302271" calcext:value-type="float">
            <text:p>-0.02</text:p>
          </table:table-cell>
          <table:table-cell table:formula="of:=[.D313]/[.$E313]" office:value-type="float" office:value="-0.999614617172049" calcext:value-type="float">
            <text:p>-1.00</text:p>
          </table:table-cell>
          <table:table-cell table:formula="of:=DEGREES(ATAN2([.G313];[.F313]))" office:value-type="float" office:value="140.090415625404" calcext:value-type="float">
            <text:p>140.0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9.05" calcext:value-type="float">
            <text:p>9.05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07.94" calcext:value-type="float">
            <text:p>-507.94</text:p>
          </table:table-cell>
          <table:table-cell table:formula="of:=SQRT([.B314]^2 + [.C314]^2 + [.D314]^2)" office:value-type="float" office:value="508.135826821924" calcext:value-type="float">
            <text:p>508.14</text:p>
          </table:table-cell>
          <table:table-cell table:formula="of:=[.B314]/[.$E314]" office:value-type="float" office:value="0.0178101986167796" calcext:value-type="float">
            <text:p>0.02</text:p>
          </table:table-cell>
          <table:table-cell table:formula="of:=[.C314]/[.$E314]" office:value-type="float" office:value="-0.0212935192302271" calcext:value-type="float">
            <text:p>-0.02</text:p>
          </table:table-cell>
          <table:table-cell table:formula="of:=[.D314]/[.$E314]" office:value-type="float" office:value="-0.999614617172049" calcext:value-type="float">
            <text:p>-1.00</text:p>
          </table:table-cell>
          <table:table-cell table:formula="of:=DEGREES(ATAN2([.G314];[.F314]))" office:value-type="float" office:value="140.090415625404" calcext:value-type="float">
            <text:p>140.0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9.05" calcext:value-type="float">
            <text:p>9.05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07.94" calcext:value-type="float">
            <text:p>-507.94</text:p>
          </table:table-cell>
          <table:table-cell table:formula="of:=SQRT([.B315]^2 + [.C315]^2 + [.D315]^2)" office:value-type="float" office:value="508.135826821924" calcext:value-type="float">
            <text:p>508.14</text:p>
          </table:table-cell>
          <table:table-cell table:formula="of:=[.B315]/[.$E315]" office:value-type="float" office:value="0.0178101986167796" calcext:value-type="float">
            <text:p>0.02</text:p>
          </table:table-cell>
          <table:table-cell table:formula="of:=[.C315]/[.$E315]" office:value-type="float" office:value="-0.0212935192302271" calcext:value-type="float">
            <text:p>-0.02</text:p>
          </table:table-cell>
          <table:table-cell table:formula="of:=[.D315]/[.$E315]" office:value-type="float" office:value="-0.999614617172049" calcext:value-type="float">
            <text:p>-1.00</text:p>
          </table:table-cell>
          <table:table-cell table:formula="of:=DEGREES(ATAN2([.G315];[.F315]))" office:value-type="float" office:value="140.090415625404" calcext:value-type="float">
            <text:p>140.0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9.05" calcext:value-type="float">
            <text:p>9.05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07.94" calcext:value-type="float">
            <text:p>-507.94</text:p>
          </table:table-cell>
          <table:table-cell table:formula="of:=SQRT([.B316]^2 + [.C316]^2 + [.D316]^2)" office:value-type="float" office:value="508.135826821924" calcext:value-type="float">
            <text:p>508.14</text:p>
          </table:table-cell>
          <table:table-cell table:formula="of:=[.B316]/[.$E316]" office:value-type="float" office:value="0.0178101986167796" calcext:value-type="float">
            <text:p>0.02</text:p>
          </table:table-cell>
          <table:table-cell table:formula="of:=[.C316]/[.$E316]" office:value-type="float" office:value="-0.0212935192302271" calcext:value-type="float">
            <text:p>-0.02</text:p>
          </table:table-cell>
          <table:table-cell table:formula="of:=[.D316]/[.$E316]" office:value-type="float" office:value="-0.999614617172049" calcext:value-type="float">
            <text:p>-1.00</text:p>
          </table:table-cell>
          <table:table-cell table:formula="of:=DEGREES(ATAN2([.G316];[.F316]))" office:value-type="float" office:value="140.090415625404" calcext:value-type="float">
            <text:p>140.0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9.05" calcext:value-type="float">
            <text:p>9.05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07.94" calcext:value-type="float">
            <text:p>-507.94</text:p>
          </table:table-cell>
          <table:table-cell table:formula="of:=SQRT([.B317]^2 + [.C317]^2 + [.D317]^2)" office:value-type="float" office:value="508.135826821924" calcext:value-type="float">
            <text:p>508.14</text:p>
          </table:table-cell>
          <table:table-cell table:formula="of:=[.B317]/[.$E317]" office:value-type="float" office:value="0.0178101986167796" calcext:value-type="float">
            <text:p>0.02</text:p>
          </table:table-cell>
          <table:table-cell table:formula="of:=[.C317]/[.$E317]" office:value-type="float" office:value="-0.0212935192302271" calcext:value-type="float">
            <text:p>-0.02</text:p>
          </table:table-cell>
          <table:table-cell table:formula="of:=[.D317]/[.$E317]" office:value-type="float" office:value="-0.999614617172049" calcext:value-type="float">
            <text:p>-1.00</text:p>
          </table:table-cell>
          <table:table-cell table:formula="of:=DEGREES(ATAN2([.G317];[.F317]))" office:value-type="float" office:value="140.090415625404" calcext:value-type="float">
            <text:p>140.0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35.77" calcext:value-type="float">
            <text:p>-535.77</text:p>
          </table:table-cell>
          <table:table-cell table:formula="of:=SQRT([.B318]^2 + [.C318]^2 + [.D318]^2)" office:value-type="float" office:value="536.029004998797" calcext:value-type="float">
            <text:p>536.03</text:p>
          </table:table-cell>
          <table:table-cell table:formula="of:=[.B318]/[.$E318]" office:value-type="float" office:value="0.0236367806253851" calcext:value-type="float">
            <text:p>0.02</text:p>
          </table:table-cell>
          <table:table-cell table:formula="of:=[.C318]/[.$E318]" office:value-type="float" office:value="-0.0201854748513549" calcext:value-type="float">
            <text:p>-0.02</text:p>
          </table:table-cell>
          <table:table-cell table:formula="of:=[.D318]/[.$E318]" office:value-type="float" office:value="-0.999516807866027" calcext:value-type="float">
            <text:p>-1.00</text:p>
          </table:table-cell>
          <table:table-cell table:formula="of:=DEGREES(ATAN2([.G318];[.F318]))" office:value-type="float" office:value="130.496856128659" calcext:value-type="float">
            <text:p>130.5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35.77" calcext:value-type="float">
            <text:p>-535.77</text:p>
          </table:table-cell>
          <table:table-cell table:formula="of:=SQRT([.B319]^2 + [.C319]^2 + [.D319]^2)" office:value-type="float" office:value="536.029004998797" calcext:value-type="float">
            <text:p>536.03</text:p>
          </table:table-cell>
          <table:table-cell table:formula="of:=[.B319]/[.$E319]" office:value-type="float" office:value="0.0236367806253851" calcext:value-type="float">
            <text:p>0.02</text:p>
          </table:table-cell>
          <table:table-cell table:formula="of:=[.C319]/[.$E319]" office:value-type="float" office:value="-0.0201854748513549" calcext:value-type="float">
            <text:p>-0.02</text:p>
          </table:table-cell>
          <table:table-cell table:formula="of:=[.D319]/[.$E319]" office:value-type="float" office:value="-0.999516807866027" calcext:value-type="float">
            <text:p>-1.00</text:p>
          </table:table-cell>
          <table:table-cell table:formula="of:=DEGREES(ATAN2([.G319];[.F319]))" office:value-type="float" office:value="130.496856128659" calcext:value-type="float">
            <text:p>130.5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2.67" calcext:value-type="float">
            <text:p>12.67</text:p>
          </table:table-cell>
          <table:table-cell office:value-type="float" office:value="-10.82" calcext:value-type="float">
            <text:p>-10.82</text:p>
          </table:table-cell>
          <table:table-cell office:value-type="float" office:value="-535.77" calcext:value-type="float">
            <text:p>-535.77</text:p>
          </table:table-cell>
          <table:table-cell table:formula="of:=SQRT([.B320]^2 + [.C320]^2 + [.D320]^2)" office:value-type="float" office:value="536.029004998797" calcext:value-type="float">
            <text:p>536.03</text:p>
          </table:table-cell>
          <table:table-cell table:formula="of:=[.B320]/[.$E320]" office:value-type="float" office:value="0.0236367806253851" calcext:value-type="float">
            <text:p>0.02</text:p>
          </table:table-cell>
          <table:table-cell table:formula="of:=[.C320]/[.$E320]" office:value-type="float" office:value="-0.0201854748513549" calcext:value-type="float">
            <text:p>-0.02</text:p>
          </table:table-cell>
          <table:table-cell table:formula="of:=[.D320]/[.$E320]" office:value-type="float" office:value="-0.999516807866027" calcext:value-type="float">
            <text:p>-1.00</text:p>
          </table:table-cell>
          <table:table-cell table:formula="of:=DEGREES(ATAN2([.G320];[.F320]))" office:value-type="float" office:value="130.496856128659" calcext:value-type="float">
            <text:p>130.5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09.68" calcext:value-type="float">
            <text:p>-509.68</text:p>
          </table:table-cell>
          <table:table-cell table:formula="of:=SQRT([.B321]^2 + [.C321]^2 + [.D321]^2)" office:value-type="float" office:value="510.157651417677" calcext:value-type="float">
            <text:p>510.16</text:p>
          </table:table-cell>
          <table:table-cell table:formula="of:=[.B321]/[.$E321]" office:value-type="float" office:value="0.035479228724105" calcext:value-type="float">
            <text:p>0.04</text:p>
          </table:table-cell>
          <table:table-cell table:formula="of:=[.C321]/[.$E321]" office:value-type="float" office:value="-0.0247570529715716" calcext:value-type="float">
            <text:p>-0.02</text:p>
          </table:table-cell>
          <table:table-cell table:formula="of:=[.D321]/[.$E321]" office:value-type="float" office:value="-0.999063718016676" calcext:value-type="float">
            <text:p>-1.00</text:p>
          </table:table-cell>
          <table:table-cell table:formula="of:=DEGREES(ATAN2([.G321];[.F321]))" office:value-type="float" office:value="124.906951734267" calcext:value-type="float">
            <text:p>124.9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09.68" calcext:value-type="float">
            <text:p>-509.68</text:p>
          </table:table-cell>
          <table:table-cell table:formula="of:=SQRT([.B322]^2 + [.C322]^2 + [.D322]^2)" office:value-type="float" office:value="510.157651417677" calcext:value-type="float">
            <text:p>510.16</text:p>
          </table:table-cell>
          <table:table-cell table:formula="of:=[.B322]/[.$E322]" office:value-type="float" office:value="0.035479228724105" calcext:value-type="float">
            <text:p>0.04</text:p>
          </table:table-cell>
          <table:table-cell table:formula="of:=[.C322]/[.$E322]" office:value-type="float" office:value="-0.0247570529715716" calcext:value-type="float">
            <text:p>-0.02</text:p>
          </table:table-cell>
          <table:table-cell table:formula="of:=[.D322]/[.$E322]" office:value-type="float" office:value="-0.999063718016676" calcext:value-type="float">
            <text:p>-1.00</text:p>
          </table:table-cell>
          <table:table-cell table:formula="of:=DEGREES(ATAN2([.G322];[.F322]))" office:value-type="float" office:value="124.906951734267" calcext:value-type="float">
            <text:p>124.9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09.68" calcext:value-type="float">
            <text:p>-509.68</text:p>
          </table:table-cell>
          <table:table-cell table:formula="of:=SQRT([.B323]^2 + [.C323]^2 + [.D323]^2)" office:value-type="float" office:value="510.157651417677" calcext:value-type="float">
            <text:p>510.16</text:p>
          </table:table-cell>
          <table:table-cell table:formula="of:=[.B323]/[.$E323]" office:value-type="float" office:value="0.035479228724105" calcext:value-type="float">
            <text:p>0.04</text:p>
          </table:table-cell>
          <table:table-cell table:formula="of:=[.C323]/[.$E323]" office:value-type="float" office:value="-0.0247570529715716" calcext:value-type="float">
            <text:p>-0.02</text:p>
          </table:table-cell>
          <table:table-cell table:formula="of:=[.D323]/[.$E323]" office:value-type="float" office:value="-0.999063718016676" calcext:value-type="float">
            <text:p>-1.00</text:p>
          </table:table-cell>
          <table:table-cell table:formula="of:=DEGREES(ATAN2([.G323];[.F323]))" office:value-type="float" office:value="124.906951734267" calcext:value-type="float">
            <text:p>124.9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09.68" calcext:value-type="float">
            <text:p>-509.68</text:p>
          </table:table-cell>
          <table:table-cell table:formula="of:=SQRT([.B324]^2 + [.C324]^2 + [.D324]^2)" office:value-type="float" office:value="510.157651417677" calcext:value-type="float">
            <text:p>510.16</text:p>
          </table:table-cell>
          <table:table-cell table:formula="of:=[.B324]/[.$E324]" office:value-type="float" office:value="0.035479228724105" calcext:value-type="float">
            <text:p>0.04</text:p>
          </table:table-cell>
          <table:table-cell table:formula="of:=[.C324]/[.$E324]" office:value-type="float" office:value="-0.0247570529715716" calcext:value-type="float">
            <text:p>-0.02</text:p>
          </table:table-cell>
          <table:table-cell table:formula="of:=[.D324]/[.$E324]" office:value-type="float" office:value="-0.999063718016676" calcext:value-type="float">
            <text:p>-1.00</text:p>
          </table:table-cell>
          <table:table-cell table:formula="of:=DEGREES(ATAN2([.G324];[.F324]))" office:value-type="float" office:value="124.906951734267" calcext:value-type="float">
            <text:p>124.9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8.96" calcext:value-type="float">
            <text:p>28.96</text:p>
          </table:table-cell>
          <table:table-cell office:value-type="float" office:value="-9.02" calcext:value-type="float">
            <text:p>-9.02</text:p>
          </table:table-cell>
          <table:table-cell office:value-type="float" office:value="-509.68" calcext:value-type="float">
            <text:p>-509.68</text:p>
          </table:table-cell>
          <table:table-cell table:formula="of:=SQRT([.B325]^2 + [.C325]^2 + [.D325]^2)" office:value-type="float" office:value="510.5817705324" calcext:value-type="float">
            <text:p>510.58</text:p>
          </table:table-cell>
          <table:table-cell table:formula="of:=[.B325]/[.$E325]" office:value-type="float" office:value="0.0567196121588957" calcext:value-type="float">
            <text:p>0.06</text:p>
          </table:table-cell>
          <table:table-cell table:formula="of:=[.C325]/[.$E325]" office:value-type="float" office:value="-0.0176661222953467" calcext:value-type="float">
            <text:p>-0.02</text:p>
          </table:table-cell>
          <table:table-cell table:formula="of:=[.D325]/[.$E325]" office:value-type="float" office:value="-0.998233837194267" calcext:value-type="float">
            <text:p>-1.00</text:p>
          </table:table-cell>
          <table:table-cell table:formula="of:=DEGREES(ATAN2([.G325];[.F325]))" office:value-type="float" office:value="107.299935885924" calcext:value-type="float">
            <text:p>107.3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8.96" calcext:value-type="float">
            <text:p>28.96</text:p>
          </table:table-cell>
          <table:table-cell office:value-type="float" office:value="-9.02" calcext:value-type="float">
            <text:p>-9.02</text:p>
          </table:table-cell>
          <table:table-cell office:value-type="float" office:value="-509.68" calcext:value-type="float">
            <text:p>-509.68</text:p>
          </table:table-cell>
          <table:table-cell table:formula="of:=SQRT([.B326]^2 + [.C326]^2 + [.D326]^2)" office:value-type="float" office:value="510.5817705324" calcext:value-type="float">
            <text:p>510.58</text:p>
          </table:table-cell>
          <table:table-cell table:formula="of:=[.B326]/[.$E326]" office:value-type="float" office:value="0.0567196121588957" calcext:value-type="float">
            <text:p>0.06</text:p>
          </table:table-cell>
          <table:table-cell table:formula="of:=[.C326]/[.$E326]" office:value-type="float" office:value="-0.0176661222953467" calcext:value-type="float">
            <text:p>-0.02</text:p>
          </table:table-cell>
          <table:table-cell table:formula="of:=[.D326]/[.$E326]" office:value-type="float" office:value="-0.998233837194267" calcext:value-type="float">
            <text:p>-1.00</text:p>
          </table:table-cell>
          <table:table-cell table:formula="of:=DEGREES(ATAN2([.G326];[.F326]))" office:value-type="float" office:value="107.299935885924" calcext:value-type="float">
            <text:p>107.3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28.96" calcext:value-type="float">
            <text:p>28.96</text:p>
          </table:table-cell>
          <table:table-cell office:value-type="float" office:value="-9.02" calcext:value-type="float">
            <text:p>-9.02</text:p>
          </table:table-cell>
          <table:table-cell office:value-type="float" office:value="-509.68" calcext:value-type="float">
            <text:p>-509.68</text:p>
          </table:table-cell>
          <table:table-cell table:formula="of:=SQRT([.B327]^2 + [.C327]^2 + [.D327]^2)" office:value-type="float" office:value="510.5817705324" calcext:value-type="float">
            <text:p>510.58</text:p>
          </table:table-cell>
          <table:table-cell table:formula="of:=[.B327]/[.$E327]" office:value-type="float" office:value="0.0567196121588957" calcext:value-type="float">
            <text:p>0.06</text:p>
          </table:table-cell>
          <table:table-cell table:formula="of:=[.C327]/[.$E327]" office:value-type="float" office:value="-0.0176661222953467" calcext:value-type="float">
            <text:p>-0.02</text:p>
          </table:table-cell>
          <table:table-cell table:formula="of:=[.D327]/[.$E327]" office:value-type="float" office:value="-0.998233837194267" calcext:value-type="float">
            <text:p>-1.00</text:p>
          </table:table-cell>
          <table:table-cell table:formula="of:=DEGREES(ATAN2([.G327];[.F327]))" office:value-type="float" office:value="107.299935885924" calcext:value-type="float">
            <text:p>107.3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7.24" calcext:value-type="float">
            <text:p>7.24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16.64" calcext:value-type="float">
            <text:p>-516.64</text:p>
          </table:table-cell>
          <table:table-cell table:formula="of:=SQRT([.B328]^2 + [.C328]^2 + [.D328]^2)" office:value-type="float" office:value="516.845067791113" calcext:value-type="float">
            <text:p>516.85</text:p>
          </table:table-cell>
          <table:table-cell table:formula="of:=[.B328]/[.$E328]" office:value-type="float" office:value="0.0140080663455728" calcext:value-type="float">
            <text:p>0.01</text:p>
          </table:table-cell>
          <table:table-cell table:formula="of:=[.C328]/[.$E328]" office:value-type="float" office:value="-0.024436723473009" calcext:value-type="float">
            <text:p>-0.02</text:p>
          </table:table-cell>
          <table:table-cell table:formula="of:=[.D328]/[.$E328]" office:value-type="float" office:value="-0.999603231598999" calcext:value-type="float">
            <text:p>-1.00</text:p>
          </table:table-cell>
          <table:table-cell table:formula="of:=DEGREES(ATAN2([.G328];[.F328]))" office:value-type="float" office:value="150.177012551201" calcext:value-type="float">
            <text:p>150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7.24" calcext:value-type="float">
            <text:p>7.24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16.64" calcext:value-type="float">
            <text:p>-516.64</text:p>
          </table:table-cell>
          <table:table-cell table:formula="of:=SQRT([.B329]^2 + [.C329]^2 + [.D329]^2)" office:value-type="float" office:value="516.845067791113" calcext:value-type="float">
            <text:p>516.85</text:p>
          </table:table-cell>
          <table:table-cell table:formula="of:=[.B329]/[.$E329]" office:value-type="float" office:value="0.0140080663455728" calcext:value-type="float">
            <text:p>0.01</text:p>
          </table:table-cell>
          <table:table-cell table:formula="of:=[.C329]/[.$E329]" office:value-type="float" office:value="-0.024436723473009" calcext:value-type="float">
            <text:p>-0.02</text:p>
          </table:table-cell>
          <table:table-cell table:formula="of:=[.D329]/[.$E329]" office:value-type="float" office:value="-0.999603231598999" calcext:value-type="float">
            <text:p>-1.00</text:p>
          </table:table-cell>
          <table:table-cell table:formula="of:=DEGREES(ATAN2([.G329];[.F329]))" office:value-type="float" office:value="150.177012551201" calcext:value-type="float">
            <text:p>150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7.24" calcext:value-type="float">
            <text:p>7.24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16.64" calcext:value-type="float">
            <text:p>-516.64</text:p>
          </table:table-cell>
          <table:table-cell table:formula="of:=SQRT([.B330]^2 + [.C330]^2 + [.D330]^2)" office:value-type="float" office:value="516.845067791113" calcext:value-type="float">
            <text:p>516.85</text:p>
          </table:table-cell>
          <table:table-cell table:formula="of:=[.B330]/[.$E330]" office:value-type="float" office:value="0.0140080663455728" calcext:value-type="float">
            <text:p>0.01</text:p>
          </table:table-cell>
          <table:table-cell table:formula="of:=[.C330]/[.$E330]" office:value-type="float" office:value="-0.024436723473009" calcext:value-type="float">
            <text:p>-0.02</text:p>
          </table:table-cell>
          <table:table-cell table:formula="of:=[.D330]/[.$E330]" office:value-type="float" office:value="-0.999603231598999" calcext:value-type="float">
            <text:p>-1.00</text:p>
          </table:table-cell>
          <table:table-cell table:formula="of:=DEGREES(ATAN2([.G330];[.F330]))" office:value-type="float" office:value="150.177012551201" calcext:value-type="float">
            <text:p>150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7.24" calcext:value-type="float">
            <text:p>7.24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16.64" calcext:value-type="float">
            <text:p>-516.64</text:p>
          </table:table-cell>
          <table:table-cell table:formula="of:=SQRT([.B331]^2 + [.C331]^2 + [.D331]^2)" office:value-type="float" office:value="516.845067791113" calcext:value-type="float">
            <text:p>516.85</text:p>
          </table:table-cell>
          <table:table-cell table:formula="of:=[.B331]/[.$E331]" office:value-type="float" office:value="0.0140080663455728" calcext:value-type="float">
            <text:p>0.01</text:p>
          </table:table-cell>
          <table:table-cell table:formula="of:=[.C331]/[.$E331]" office:value-type="float" office:value="-0.024436723473009" calcext:value-type="float">
            <text:p>-0.02</text:p>
          </table:table-cell>
          <table:table-cell table:formula="of:=[.D331]/[.$E331]" office:value-type="float" office:value="-0.999603231598999" calcext:value-type="float">
            <text:p>-1.00</text:p>
          </table:table-cell>
          <table:table-cell table:formula="of:=DEGREES(ATAN2([.G331];[.F331]))" office:value-type="float" office:value="150.177012551201" calcext:value-type="float">
            <text:p>150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7.24" calcext:value-type="float">
            <text:p>7.24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16.64" calcext:value-type="float">
            <text:p>-516.64</text:p>
          </table:table-cell>
          <table:table-cell table:formula="of:=SQRT([.B332]^2 + [.C332]^2 + [.D332]^2)" office:value-type="float" office:value="516.845067791113" calcext:value-type="float">
            <text:p>516.85</text:p>
          </table:table-cell>
          <table:table-cell table:formula="of:=[.B332]/[.$E332]" office:value-type="float" office:value="0.0140080663455728" calcext:value-type="float">
            <text:p>0.01</text:p>
          </table:table-cell>
          <table:table-cell table:formula="of:=[.C332]/[.$E332]" office:value-type="float" office:value="-0.024436723473009" calcext:value-type="float">
            <text:p>-0.02</text:p>
          </table:table-cell>
          <table:table-cell table:formula="of:=[.D332]/[.$E332]" office:value-type="float" office:value="-0.999603231598999" calcext:value-type="float">
            <text:p>-1.00</text:p>
          </table:table-cell>
          <table:table-cell table:formula="of:=DEGREES(ATAN2([.G332];[.F332]))" office:value-type="float" office:value="150.177012551201" calcext:value-type="float">
            <text:p>150.1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11.42" calcext:value-type="float">
            <text:p>-511.42</text:p>
          </table:table-cell>
          <table:table-cell table:formula="of:=SQRT([.B333]^2 + [.C333]^2 + [.D333]^2)" office:value-type="float" office:value="511.882804360529" calcext:value-type="float">
            <text:p>511.88</text:p>
          </table:table-cell>
          <table:table-cell table:formula="of:=[.B333]/[.$E333]" office:value-type="float" office:value="0.0318236906206496" calcext:value-type="float">
            <text:p>0.03</text:p>
          </table:table-cell>
          <table:table-cell table:formula="of:=[.C333]/[.$E333]" office:value-type="float" office:value="-0.0281900463877209" calcext:value-type="float">
            <text:p>-0.03</text:p>
          </table:table-cell>
          <table:table-cell table:formula="of:=[.D333]/[.$E333]" office:value-type="float" office:value="-0.999095878281929" calcext:value-type="float">
            <text:p>-1.00</text:p>
          </table:table-cell>
          <table:table-cell table:formula="of:=DEGREES(ATAN2([.G333];[.F333]))" office:value-type="float" office:value="131.535149428395" calcext:value-type="float">
            <text:p>131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11.42" calcext:value-type="float">
            <text:p>-511.42</text:p>
          </table:table-cell>
          <table:table-cell table:formula="of:=SQRT([.B334]^2 + [.C334]^2 + [.D334]^2)" office:value-type="float" office:value="511.882804360529" calcext:value-type="float">
            <text:p>511.88</text:p>
          </table:table-cell>
          <table:table-cell table:formula="of:=[.B334]/[.$E334]" office:value-type="float" office:value="0.0318236906206496" calcext:value-type="float">
            <text:p>0.03</text:p>
          </table:table-cell>
          <table:table-cell table:formula="of:=[.C334]/[.$E334]" office:value-type="float" office:value="-0.0281900463877209" calcext:value-type="float">
            <text:p>-0.03</text:p>
          </table:table-cell>
          <table:table-cell table:formula="of:=[.D334]/[.$E334]" office:value-type="float" office:value="-0.999095878281929" calcext:value-type="float">
            <text:p>-1.00</text:p>
          </table:table-cell>
          <table:table-cell table:formula="of:=DEGREES(ATAN2([.G334];[.F334]))" office:value-type="float" office:value="131.535149428395" calcext:value-type="float">
            <text:p>131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11.42" calcext:value-type="float">
            <text:p>-511.42</text:p>
          </table:table-cell>
          <table:table-cell table:formula="of:=SQRT([.B335]^2 + [.C335]^2 + [.D335]^2)" office:value-type="float" office:value="511.882804360529" calcext:value-type="float">
            <text:p>511.88</text:p>
          </table:table-cell>
          <table:table-cell table:formula="of:=[.B335]/[.$E335]" office:value-type="float" office:value="0.0318236906206496" calcext:value-type="float">
            <text:p>0.03</text:p>
          </table:table-cell>
          <table:table-cell table:formula="of:=[.C335]/[.$E335]" office:value-type="float" office:value="-0.0281900463877209" calcext:value-type="float">
            <text:p>-0.03</text:p>
          </table:table-cell>
          <table:table-cell table:formula="of:=[.D335]/[.$E335]" office:value-type="float" office:value="-0.999095878281929" calcext:value-type="float">
            <text:p>-1.00</text:p>
          </table:table-cell>
          <table:table-cell table:formula="of:=DEGREES(ATAN2([.G335];[.F335]))" office:value-type="float" office:value="131.535149428395" calcext:value-type="float">
            <text:p>131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-14.43" calcext:value-type="float">
            <text:p>-14.43</text:p>
          </table:table-cell>
          <table:table-cell office:value-type="float" office:value="-511.42" calcext:value-type="float">
            <text:p>-511.42</text:p>
          </table:table-cell>
          <table:table-cell table:formula="of:=SQRT([.B336]^2 + [.C336]^2 + [.D336]^2)" office:value-type="float" office:value="511.882804360529" calcext:value-type="float">
            <text:p>511.88</text:p>
          </table:table-cell>
          <table:table-cell table:formula="of:=[.B336]/[.$E336]" office:value-type="float" office:value="0.0318236906206496" calcext:value-type="float">
            <text:p>0.03</text:p>
          </table:table-cell>
          <table:table-cell table:formula="of:=[.C336]/[.$E336]" office:value-type="float" office:value="-0.0281900463877209" calcext:value-type="float">
            <text:p>-0.03</text:p>
          </table:table-cell>
          <table:table-cell table:formula="of:=[.D336]/[.$E336]" office:value-type="float" office:value="-0.999095878281929" calcext:value-type="float">
            <text:p>-1.00</text:p>
          </table:table-cell>
          <table:table-cell table:formula="of:=DEGREES(ATAN2([.G336];[.F336]))" office:value-type="float" office:value="131.535149428395" calcext:value-type="float">
            <text:p>131.54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9.91" calcext:value-type="float">
            <text:p>19.91</text:p>
          </table:table-cell>
          <table:table-cell office:value-type="float" office:value="-7.22" calcext:value-type="float">
            <text:p>-7.22</text:p>
          </table:table-cell>
          <table:table-cell office:value-type="float" office:value="-518.38" calcext:value-type="float">
            <text:p>-518.38</text:p>
          </table:table-cell>
          <table:table-cell table:formula="of:=SQRT([.B337]^2 + [.C337]^2 + [.D337]^2)" office:value-type="float" office:value="518.812452529814" calcext:value-type="float">
            <text:p>518.81</text:p>
          </table:table-cell>
          <table:table-cell table:formula="of:=[.B337]/[.$E337]" office:value-type="float" office:value="0.0383761027764766" calcext:value-type="float">
            <text:p>0.04</text:p>
          </table:table-cell>
          <table:table-cell table:formula="of:=[.C337]/[.$E337]" office:value-type="float" office:value="-0.0139163968883054" calcext:value-type="float">
            <text:p>-0.01</text:p>
          </table:table-cell>
          <table:table-cell table:formula="of:=[.D337]/[.$E337]" office:value-type="float" office:value="-0.999166456919635" calcext:value-type="float">
            <text:p>-1.00</text:p>
          </table:table-cell>
          <table:table-cell table:formula="of:=DEGREES(ATAN2([.G337];[.F337]))" office:value-type="float" office:value="109.932257079875" calcext:value-type="float">
            <text:p>109.9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9.91" calcext:value-type="float">
            <text:p>19.91</text:p>
          </table:table-cell>
          <table:table-cell office:value-type="float" office:value="-7.22" calcext:value-type="float">
            <text:p>-7.22</text:p>
          </table:table-cell>
          <table:table-cell office:value-type="float" office:value="-518.38" calcext:value-type="float">
            <text:p>-518.38</text:p>
          </table:table-cell>
          <table:table-cell table:formula="of:=SQRT([.B338]^2 + [.C338]^2 + [.D338]^2)" office:value-type="float" office:value="518.812452529814" calcext:value-type="float">
            <text:p>518.81</text:p>
          </table:table-cell>
          <table:table-cell table:formula="of:=[.B338]/[.$E338]" office:value-type="float" office:value="0.0383761027764766" calcext:value-type="float">
            <text:p>0.04</text:p>
          </table:table-cell>
          <table:table-cell table:formula="of:=[.C338]/[.$E338]" office:value-type="float" office:value="-0.0139163968883054" calcext:value-type="float">
            <text:p>-0.01</text:p>
          </table:table-cell>
          <table:table-cell table:formula="of:=[.D338]/[.$E338]" office:value-type="float" office:value="-0.999166456919635" calcext:value-type="float">
            <text:p>-1.00</text:p>
          </table:table-cell>
          <table:table-cell table:formula="of:=DEGREES(ATAN2([.G338];[.F338]))" office:value-type="float" office:value="109.932257079875" calcext:value-type="float">
            <text:p>109.9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9.91" calcext:value-type="float">
            <text:p>19.91</text:p>
          </table:table-cell>
          <table:table-cell office:value-type="float" office:value="-7.22" calcext:value-type="float">
            <text:p>-7.22</text:p>
          </table:table-cell>
          <table:table-cell office:value-type="float" office:value="-518.38" calcext:value-type="float">
            <text:p>-518.38</text:p>
          </table:table-cell>
          <table:table-cell table:formula="of:=SQRT([.B339]^2 + [.C339]^2 + [.D339]^2)" office:value-type="float" office:value="518.812452529814" calcext:value-type="float">
            <text:p>518.81</text:p>
          </table:table-cell>
          <table:table-cell table:formula="of:=[.B339]/[.$E339]" office:value-type="float" office:value="0.0383761027764766" calcext:value-type="float">
            <text:p>0.04</text:p>
          </table:table-cell>
          <table:table-cell table:formula="of:=[.C339]/[.$E339]" office:value-type="float" office:value="-0.0139163968883054" calcext:value-type="float">
            <text:p>-0.01</text:p>
          </table:table-cell>
          <table:table-cell table:formula="of:=[.D339]/[.$E339]" office:value-type="float" office:value="-0.999166456919635" calcext:value-type="float">
            <text:p>-1.00</text:p>
          </table:table-cell>
          <table:table-cell table:formula="of:=DEGREES(ATAN2([.G339];[.F339]))" office:value-type="float" office:value="109.932257079875" calcext:value-type="float">
            <text:p>109.9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9.91" calcext:value-type="float">
            <text:p>19.91</text:p>
          </table:table-cell>
          <table:table-cell office:value-type="float" office:value="-7.22" calcext:value-type="float">
            <text:p>-7.22</text:p>
          </table:table-cell>
          <table:table-cell office:value-type="float" office:value="-518.38" calcext:value-type="float">
            <text:p>-518.38</text:p>
          </table:table-cell>
          <table:table-cell table:formula="of:=SQRT([.B340]^2 + [.C340]^2 + [.D340]^2)" office:value-type="float" office:value="518.812452529814" calcext:value-type="float">
            <text:p>518.81</text:p>
          </table:table-cell>
          <table:table-cell table:formula="of:=[.B340]/[.$E340]" office:value-type="float" office:value="0.0383761027764766" calcext:value-type="float">
            <text:p>0.04</text:p>
          </table:table-cell>
          <table:table-cell table:formula="of:=[.C340]/[.$E340]" office:value-type="float" office:value="-0.0139163968883054" calcext:value-type="float">
            <text:p>-0.01</text:p>
          </table:table-cell>
          <table:table-cell table:formula="of:=[.D340]/[.$E340]" office:value-type="float" office:value="-0.999166456919635" calcext:value-type="float">
            <text:p>-1.00</text:p>
          </table:table-cell>
          <table:table-cell table:formula="of:=DEGREES(ATAN2([.G340];[.F340]))" office:value-type="float" office:value="109.932257079875" calcext:value-type="float">
            <text:p>109.93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0.86" calcext:value-type="float">
            <text:p>10.86</text:p>
          </table:table-cell>
          <table:table-cell office:value-type="float" office:value="-5.41" calcext:value-type="float">
            <text:p>-5.41</text:p>
          </table:table-cell>
          <table:table-cell office:value-type="float" office:value="-513.16" calcext:value-type="float">
            <text:p>-513.16</text:p>
          </table:table-cell>
          <table:table-cell table:formula="of:=SQRT([.B341]^2 + [.C341]^2 + [.D341]^2)" office:value-type="float" office:value="513.303412515444" calcext:value-type="float">
            <text:p>513.30</text:p>
          </table:table-cell>
          <table:table-cell table:formula="of:=[.B341]/[.$E341]" office:value-type="float" office:value="0.0211570773449188" calcext:value-type="float">
            <text:p>0.02</text:p>
          </table:table-cell>
          <table:table-cell table:formula="of:=[.C341]/[.$E341]" office:value-type="float" office:value="-0.0105395753624319" calcext:value-type="float">
            <text:p>-0.01</text:p>
          </table:table-cell>
          <table:table-cell table:formula="of:=[.D341]/[.$E341]" office:value-type="float" office:value="-0.999720608684947" calcext:value-type="float">
            <text:p>-1.00</text:p>
          </table:table-cell>
          <table:table-cell table:formula="of:=DEGREES(ATAN2([.G341];[.F341]))" office:value-type="float" office:value="116.480575337791" calcext:value-type="float">
            <text:p>116.4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0.86" calcext:value-type="float">
            <text:p>10.86</text:p>
          </table:table-cell>
          <table:table-cell office:value-type="float" office:value="-5.41" calcext:value-type="float">
            <text:p>-5.41</text:p>
          </table:table-cell>
          <table:table-cell office:value-type="float" office:value="-513.16" calcext:value-type="float">
            <text:p>-513.16</text:p>
          </table:table-cell>
          <table:table-cell table:formula="of:=SQRT([.B342]^2 + [.C342]^2 + [.D342]^2)" office:value-type="float" office:value="513.303412515444" calcext:value-type="float">
            <text:p>513.30</text:p>
          </table:table-cell>
          <table:table-cell table:formula="of:=[.B342]/[.$E342]" office:value-type="float" office:value="0.0211570773449188" calcext:value-type="float">
            <text:p>0.02</text:p>
          </table:table-cell>
          <table:table-cell table:formula="of:=[.C342]/[.$E342]" office:value-type="float" office:value="-0.0105395753624319" calcext:value-type="float">
            <text:p>-0.01</text:p>
          </table:table-cell>
          <table:table-cell table:formula="of:=[.D342]/[.$E342]" office:value-type="float" office:value="-0.999720608684947" calcext:value-type="float">
            <text:p>-1.00</text:p>
          </table:table-cell>
          <table:table-cell table:formula="of:=DEGREES(ATAN2([.G342];[.F342]))" office:value-type="float" office:value="116.480575337791" calcext:value-type="float">
            <text:p>116.4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0.86" calcext:value-type="float">
            <text:p>10.86</text:p>
          </table:table-cell>
          <table:table-cell office:value-type="float" office:value="-5.41" calcext:value-type="float">
            <text:p>-5.41</text:p>
          </table:table-cell>
          <table:table-cell office:value-type="float" office:value="-513.16" calcext:value-type="float">
            <text:p>-513.16</text:p>
          </table:table-cell>
          <table:table-cell table:formula="of:=SQRT([.B343]^2 + [.C343]^2 + [.D343]^2)" office:value-type="float" office:value="513.303412515444" calcext:value-type="float">
            <text:p>513.30</text:p>
          </table:table-cell>
          <table:table-cell table:formula="of:=[.B343]/[.$E343]" office:value-type="float" office:value="0.0211570773449188" calcext:value-type="float">
            <text:p>0.02</text:p>
          </table:table-cell>
          <table:table-cell table:formula="of:=[.C343]/[.$E343]" office:value-type="float" office:value="-0.0105395753624319" calcext:value-type="float">
            <text:p>-0.01</text:p>
          </table:table-cell>
          <table:table-cell table:formula="of:=[.D343]/[.$E343]" office:value-type="float" office:value="-0.999720608684947" calcext:value-type="float">
            <text:p>-1.00</text:p>
          </table:table-cell>
          <table:table-cell table:formula="of:=DEGREES(ATAN2([.G343];[.F343]))" office:value-type="float" office:value="116.480575337791" calcext:value-type="float">
            <text:p>116.4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0.86" calcext:value-type="float">
            <text:p>10.86</text:p>
          </table:table-cell>
          <table:table-cell office:value-type="float" office:value="-5.41" calcext:value-type="float">
            <text:p>-5.41</text:p>
          </table:table-cell>
          <table:table-cell office:value-type="float" office:value="-513.16" calcext:value-type="float">
            <text:p>-513.16</text:p>
          </table:table-cell>
          <table:table-cell table:formula="of:=SQRT([.B344]^2 + [.C344]^2 + [.D344]^2)" office:value-type="float" office:value="513.303412515444" calcext:value-type="float">
            <text:p>513.30</text:p>
          </table:table-cell>
          <table:table-cell table:formula="of:=[.B344]/[.$E344]" office:value-type="float" office:value="0.0211570773449188" calcext:value-type="float">
            <text:p>0.02</text:p>
          </table:table-cell>
          <table:table-cell table:formula="of:=[.C344]/[.$E344]" office:value-type="float" office:value="-0.0105395753624319" calcext:value-type="float">
            <text:p>-0.01</text:p>
          </table:table-cell>
          <table:table-cell table:formula="of:=[.D344]/[.$E344]" office:value-type="float" office:value="-0.999720608684947" calcext:value-type="float">
            <text:p>-1.00</text:p>
          </table:table-cell>
          <table:table-cell table:formula="of:=DEGREES(ATAN2([.G344];[.F344]))" office:value-type="float" office:value="116.480575337791" calcext:value-type="float">
            <text:p>116.48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-7.22" calcext:value-type="float">
            <text:p>-7.22</text:p>
          </table:table-cell>
          <table:table-cell office:value-type="float" office:value="-500.98" calcext:value-type="float">
            <text:p>-500.98</text:p>
          </table:table-cell>
          <table:table-cell table:formula="of:=SQRT([.B345]^2 + [.C345]^2 + [.D345]^2)" office:value-type="float" office:value="501.296771284236" calcext:value-type="float">
            <text:p>501.30</text:p>
          </table:table-cell>
          <table:table-cell table:formula="of:=[.B345]/[.$E345]" office:value-type="float" office:value="0.0324957209643857" calcext:value-type="float">
            <text:p>0.03</text:p>
          </table:table-cell>
          <table:table-cell table:formula="of:=[.C345]/[.$E345]" office:value-type="float" office:value="-0.0144026461241783" calcext:value-type="float">
            <text:p>-0.01</text:p>
          </table:table-cell>
          <table:table-cell table:formula="of:=[.D345]/[.$E345]" office:value-type="float" office:value="-0.999368096300671" calcext:value-type="float">
            <text:p>-1.00</text:p>
          </table:table-cell>
          <table:table-cell table:formula="of:=DEGREES(ATAN2([.G345];[.F345]))" office:value-type="float" office:value="113.903720744504" calcext:value-type="float">
            <text:p>113.9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-7.22" calcext:value-type="float">
            <text:p>-7.22</text:p>
          </table:table-cell>
          <table:table-cell office:value-type="float" office:value="-500.98" calcext:value-type="float">
            <text:p>-500.98</text:p>
          </table:table-cell>
          <table:table-cell table:formula="of:=SQRT([.B346]^2 + [.C346]^2 + [.D346]^2)" office:value-type="float" office:value="501.296771284236" calcext:value-type="float">
            <text:p>501.30</text:p>
          </table:table-cell>
          <table:table-cell table:formula="of:=[.B346]/[.$E346]" office:value-type="float" office:value="0.0324957209643857" calcext:value-type="float">
            <text:p>0.03</text:p>
          </table:table-cell>
          <table:table-cell table:formula="of:=[.C346]/[.$E346]" office:value-type="float" office:value="-0.0144026461241783" calcext:value-type="float">
            <text:p>-0.01</text:p>
          </table:table-cell>
          <table:table-cell table:formula="of:=[.D346]/[.$E346]" office:value-type="float" office:value="-0.999368096300671" calcext:value-type="float">
            <text:p>-1.00</text:p>
          </table:table-cell>
          <table:table-cell table:formula="of:=DEGREES(ATAN2([.G346];[.F346]))" office:value-type="float" office:value="113.903720744504" calcext:value-type="float">
            <text:p>113.9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6.29" calcext:value-type="float">
            <text:p>16.29</text:p>
          </table:table-cell>
          <table:table-cell office:value-type="float" office:value="-7.22" calcext:value-type="float">
            <text:p>-7.22</text:p>
          </table:table-cell>
          <table:table-cell office:value-type="float" office:value="-500.98" calcext:value-type="float">
            <text:p>-500.98</text:p>
          </table:table-cell>
          <table:table-cell table:formula="of:=SQRT([.B347]^2 + [.C347]^2 + [.D347]^2)" office:value-type="float" office:value="501.296771284236" calcext:value-type="float">
            <text:p>501.30</text:p>
          </table:table-cell>
          <table:table-cell table:formula="of:=[.B347]/[.$E347]" office:value-type="float" office:value="0.0324957209643857" calcext:value-type="float">
            <text:p>0.03</text:p>
          </table:table-cell>
          <table:table-cell table:formula="of:=[.C347]/[.$E347]" office:value-type="float" office:value="-0.0144026461241783" calcext:value-type="float">
            <text:p>-0.01</text:p>
          </table:table-cell>
          <table:table-cell table:formula="of:=[.D347]/[.$E347]" office:value-type="float" office:value="-0.999368096300671" calcext:value-type="float">
            <text:p>-1.00</text:p>
          </table:table-cell>
          <table:table-cell table:formula="of:=DEGREES(ATAN2([.G347];[.F347]))" office:value-type="float" office:value="113.903720744504" calcext:value-type="float">
            <text:p>113.9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-9.02" calcext:value-type="float">
            <text:p>-9.02</text:p>
          </table:table-cell>
          <table:table-cell office:value-type="float" office:value="-516.64" calcext:value-type="float">
            <text:p>-516.64</text:p>
          </table:table-cell>
          <table:table-cell table:formula="of:=SQRT([.B348]^2 + [.C348]^2 + [.D348]^2)" office:value-type="float" office:value="517.035646740145" calcext:value-type="float">
            <text:p>517.04</text:p>
          </table:table-cell>
          <table:table-cell table:formula="of:=[.B348]/[.$E348]" office:value-type="float" office:value="0.0350072574572345" calcext:value-type="float">
            <text:p>0.04</text:p>
          </table:table-cell>
          <table:table-cell table:formula="of:=[.C348]/[.$E348]" office:value-type="float" office:value="-0.0174456056499588" calcext:value-type="float">
            <text:p>-0.02</text:p>
          </table:table-cell>
          <table:table-cell table:formula="of:=[.D348]/[.$E348]" office:value-type="float" office:value="-0.999234778602521" calcext:value-type="float">
            <text:p>-1.00</text:p>
          </table:table-cell>
          <table:table-cell table:formula="of:=DEGREES(ATAN2([.G348];[.F348]))" office:value-type="float" office:value="116.48902851557" calcext:value-type="float">
            <text:p>116.4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-9.02" calcext:value-type="float">
            <text:p>-9.02</text:p>
          </table:table-cell>
          <table:table-cell office:value-type="float" office:value="-516.64" calcext:value-type="float">
            <text:p>-516.64</text:p>
          </table:table-cell>
          <table:table-cell table:formula="of:=SQRT([.B349]^2 + [.C349]^2 + [.D349]^2)" office:value-type="float" office:value="517.035646740145" calcext:value-type="float">
            <text:p>517.04</text:p>
          </table:table-cell>
          <table:table-cell table:formula="of:=[.B349]/[.$E349]" office:value-type="float" office:value="0.0350072574572345" calcext:value-type="float">
            <text:p>0.04</text:p>
          </table:table-cell>
          <table:table-cell table:formula="of:=[.C349]/[.$E349]" office:value-type="float" office:value="-0.0174456056499588" calcext:value-type="float">
            <text:p>-0.02</text:p>
          </table:table-cell>
          <table:table-cell table:formula="of:=[.D349]/[.$E349]" office:value-type="float" office:value="-0.999234778602521" calcext:value-type="float">
            <text:p>-1.00</text:p>
          </table:table-cell>
          <table:table-cell table:formula="of:=DEGREES(ATAN2([.G349];[.F349]))" office:value-type="float" office:value="116.48902851557" calcext:value-type="float">
            <text:p>116.4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-9.02" calcext:value-type="float">
            <text:p>-9.02</text:p>
          </table:table-cell>
          <table:table-cell office:value-type="float" office:value="-516.64" calcext:value-type="float">
            <text:p>-516.64</text:p>
          </table:table-cell>
          <table:table-cell table:formula="of:=SQRT([.B350]^2 + [.C350]^2 + [.D350]^2)" office:value-type="float" office:value="517.035646740145" calcext:value-type="float">
            <text:p>517.04</text:p>
          </table:table-cell>
          <table:table-cell table:formula="of:=[.B350]/[.$E350]" office:value-type="float" office:value="0.0350072574572345" calcext:value-type="float">
            <text:p>0.04</text:p>
          </table:table-cell>
          <table:table-cell table:formula="of:=[.C350]/[.$E350]" office:value-type="float" office:value="-0.0174456056499588" calcext:value-type="float">
            <text:p>-0.02</text:p>
          </table:table-cell>
          <table:table-cell table:formula="of:=[.D350]/[.$E350]" office:value-type="float" office:value="-0.999234778602521" calcext:value-type="float">
            <text:p>-1.00</text:p>
          </table:table-cell>
          <table:table-cell table:formula="of:=DEGREES(ATAN2([.G350];[.F350]))" office:value-type="float" office:value="116.48902851557" calcext:value-type="float">
            <text:p>116.4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-9.02" calcext:value-type="float">
            <text:p>-9.02</text:p>
          </table:table-cell>
          <table:table-cell office:value-type="float" office:value="-516.64" calcext:value-type="float">
            <text:p>-516.64</text:p>
          </table:table-cell>
          <table:table-cell table:formula="of:=SQRT([.B351]^2 + [.C351]^2 + [.D351]^2)" office:value-type="float" office:value="517.035646740145" calcext:value-type="float">
            <text:p>517.04</text:p>
          </table:table-cell>
          <table:table-cell table:formula="of:=[.B351]/[.$E351]" office:value-type="float" office:value="0.0350072574572345" calcext:value-type="float">
            <text:p>0.04</text:p>
          </table:table-cell>
          <table:table-cell table:formula="of:=[.C351]/[.$E351]" office:value-type="float" office:value="-0.0174456056499588" calcext:value-type="float">
            <text:p>-0.02</text:p>
          </table:table-cell>
          <table:table-cell table:formula="of:=[.D351]/[.$E351]" office:value-type="float" office:value="-0.999234778602521" calcext:value-type="float">
            <text:p>-1.00</text:p>
          </table:table-cell>
          <table:table-cell table:formula="of:=DEGREES(ATAN2([.G351];[.F351]))" office:value-type="float" office:value="116.48902851557" calcext:value-type="float">
            <text:p>116.4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-9.02" calcext:value-type="float">
            <text:p>-9.02</text:p>
          </table:table-cell>
          <table:table-cell office:value-type="float" office:value="-516.64" calcext:value-type="float">
            <text:p>-516.64</text:p>
          </table:table-cell>
          <table:table-cell table:formula="of:=SQRT([.B352]^2 + [.C352]^2 + [.D352]^2)" office:value-type="float" office:value="517.035646740145" calcext:value-type="float">
            <text:p>517.04</text:p>
          </table:table-cell>
          <table:table-cell table:formula="of:=[.B352]/[.$E352]" office:value-type="float" office:value="0.0350072574572345" calcext:value-type="float">
            <text:p>0.04</text:p>
          </table:table-cell>
          <table:table-cell table:formula="of:=[.C352]/[.$E352]" office:value-type="float" office:value="-0.0174456056499588" calcext:value-type="float">
            <text:p>-0.02</text:p>
          </table:table-cell>
          <table:table-cell table:formula="of:=[.D352]/[.$E352]" office:value-type="float" office:value="-0.999234778602521" calcext:value-type="float">
            <text:p>-1.00</text:p>
          </table:table-cell>
          <table:table-cell table:formula="of:=DEGREES(ATAN2([.G352];[.F352]))" office:value-type="float" office:value="116.48902851557" calcext:value-type="float">
            <text:p>116.4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-9.02" calcext:value-type="float">
            <text:p>-9.02</text:p>
          </table:table-cell>
          <table:table-cell office:value-type="float" office:value="-509.68" calcext:value-type="float">
            <text:p>-509.68</text:p>
          </table:table-cell>
          <table:table-cell table:formula="of:=SQRT([.B353]^2 + [.C353]^2 + [.D353]^2)" office:value-type="float" office:value="510.081045325152" calcext:value-type="float">
            <text:p>510.08</text:p>
          </table:table-cell>
          <table:table-cell table:formula="of:=[.B353]/[.$E353]" office:value-type="float" office:value="0.0354845571422128" calcext:value-type="float">
            <text:p>0.04</text:p>
          </table:table-cell>
          <table:table-cell table:formula="of:=[.C353]/[.$E353]" office:value-type="float" office:value="-0.0176834643879978" calcext:value-type="float">
            <text:p>-0.02</text:p>
          </table:table-cell>
          <table:table-cell table:formula="of:=[.D353]/[.$E353]" office:value-type="float" office:value="-0.999213761560388" calcext:value-type="float">
            <text:p>-1.00</text:p>
          </table:table-cell>
          <table:table-cell table:formula="of:=DEGREES(ATAN2([.G353];[.F353]))" office:value-type="float" office:value="116.48902851557" calcext:value-type="float">
            <text:p>116.4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-9.02" calcext:value-type="float">
            <text:p>-9.02</text:p>
          </table:table-cell>
          <table:table-cell office:value-type="float" office:value="-509.68" calcext:value-type="float">
            <text:p>-509.68</text:p>
          </table:table-cell>
          <table:table-cell table:formula="of:=SQRT([.B354]^2 + [.C354]^2 + [.D354]^2)" office:value-type="float" office:value="510.081045325152" calcext:value-type="float">
            <text:p>510.08</text:p>
          </table:table-cell>
          <table:table-cell table:formula="of:=[.B354]/[.$E354]" office:value-type="float" office:value="0.0354845571422128" calcext:value-type="float">
            <text:p>0.04</text:p>
          </table:table-cell>
          <table:table-cell table:formula="of:=[.C354]/[.$E354]" office:value-type="float" office:value="-0.0176834643879978" calcext:value-type="float">
            <text:p>-0.02</text:p>
          </table:table-cell>
          <table:table-cell table:formula="of:=[.D354]/[.$E354]" office:value-type="float" office:value="-0.999213761560388" calcext:value-type="float">
            <text:p>-1.00</text:p>
          </table:table-cell>
          <table:table-cell table:formula="of:=DEGREES(ATAN2([.G354];[.F354]))" office:value-type="float" office:value="116.48902851557" calcext:value-type="float">
            <text:p>116.4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-9.02" calcext:value-type="float">
            <text:p>-9.02</text:p>
          </table:table-cell>
          <table:table-cell office:value-type="float" office:value="-509.68" calcext:value-type="float">
            <text:p>-509.68</text:p>
          </table:table-cell>
          <table:table-cell table:formula="of:=SQRT([.B355]^2 + [.C355]^2 + [.D355]^2)" office:value-type="float" office:value="510.081045325152" calcext:value-type="float">
            <text:p>510.08</text:p>
          </table:table-cell>
          <table:table-cell table:formula="of:=[.B355]/[.$E355]" office:value-type="float" office:value="0.0354845571422128" calcext:value-type="float">
            <text:p>0.04</text:p>
          </table:table-cell>
          <table:table-cell table:formula="of:=[.C355]/[.$E355]" office:value-type="float" office:value="-0.0176834643879978" calcext:value-type="float">
            <text:p>-0.02</text:p>
          </table:table-cell>
          <table:table-cell table:formula="of:=[.D355]/[.$E355]" office:value-type="float" office:value="-0.999213761560388" calcext:value-type="float">
            <text:p>-1.00</text:p>
          </table:table-cell>
          <table:table-cell table:formula="of:=DEGREES(ATAN2([.G355];[.F355]))" office:value-type="float" office:value="116.48902851557" calcext:value-type="float">
            <text:p>116.4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-9.02" calcext:value-type="float">
            <text:p>-9.02</text:p>
          </table:table-cell>
          <table:table-cell office:value-type="float" office:value="-509.68" calcext:value-type="float">
            <text:p>-509.68</text:p>
          </table:table-cell>
          <table:table-cell table:formula="of:=SQRT([.B356]^2 + [.C356]^2 + [.D356]^2)" office:value-type="float" office:value="510.081045325152" calcext:value-type="float">
            <text:p>510.08</text:p>
          </table:table-cell>
          <table:table-cell table:formula="of:=[.B356]/[.$E356]" office:value-type="float" office:value="0.0354845571422128" calcext:value-type="float">
            <text:p>0.04</text:p>
          </table:table-cell>
          <table:table-cell table:formula="of:=[.C356]/[.$E356]" office:value-type="float" office:value="-0.0176834643879978" calcext:value-type="float">
            <text:p>-0.02</text:p>
          </table:table-cell>
          <table:table-cell table:formula="of:=[.D356]/[.$E356]" office:value-type="float" office:value="-0.999213761560388" calcext:value-type="float">
            <text:p>-1.00</text:p>
          </table:table-cell>
          <table:table-cell table:formula="of:=DEGREES(ATAN2([.G356];[.F356]))" office:value-type="float" office:value="116.48902851557" calcext:value-type="float">
            <text:p>116.49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06.2" calcext:value-type="float">
            <text:p>-506.2</text:p>
          </table:table-cell>
          <table:table-cell table:formula="of:=SQRT([.B357]^2 + [.C357]^2 + [.D357]^2)" office:value-type="float" office:value="506.680932046984" calcext:value-type="float">
            <text:p>506.68</text:p>
          </table:table-cell>
          <table:table-cell table:formula="of:=[.B357]/[.$E357]" office:value-type="float" office:value="0.0357226784258019" calcext:value-type="float">
            <text:p>0.04</text:p>
          </table:table-cell>
          <table:table-cell table:formula="of:=[.C357]/[.$E357]" office:value-type="float" office:value="-0.024926929752369" calcext:value-type="float">
            <text:p>-0.02</text:p>
          </table:table-cell>
          <table:table-cell table:formula="of:=[.D357]/[.$E357]" office:value-type="float" office:value="-0.999050818737069" calcext:value-type="float">
            <text:p>-1.00</text:p>
          </table:table-cell>
          <table:table-cell table:formula="of:=DEGREES(ATAN2([.G357];[.F357]))" office:value-type="float" office:value="124.906951734267" calcext:value-type="float">
            <text:p>124.9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06.2" calcext:value-type="float">
            <text:p>-506.2</text:p>
          </table:table-cell>
          <table:table-cell table:formula="of:=SQRT([.B358]^2 + [.C358]^2 + [.D358]^2)" office:value-type="float" office:value="506.680932046984" calcext:value-type="float">
            <text:p>506.68</text:p>
          </table:table-cell>
          <table:table-cell table:formula="of:=[.B358]/[.$E358]" office:value-type="float" office:value="0.0357226784258019" calcext:value-type="float">
            <text:p>0.04</text:p>
          </table:table-cell>
          <table:table-cell table:formula="of:=[.C358]/[.$E358]" office:value-type="float" office:value="-0.024926929752369" calcext:value-type="float">
            <text:p>-0.02</text:p>
          </table:table-cell>
          <table:table-cell table:formula="of:=[.D358]/[.$E358]" office:value-type="float" office:value="-0.999050818737069" calcext:value-type="float">
            <text:p>-1.00</text:p>
          </table:table-cell>
          <table:table-cell table:formula="of:=DEGREES(ATAN2([.G358];[.F358]))" office:value-type="float" office:value="124.906951734267" calcext:value-type="float">
            <text:p>124.9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06.2" calcext:value-type="float">
            <text:p>-506.2</text:p>
          </table:table-cell>
          <table:table-cell table:formula="of:=SQRT([.B359]^2 + [.C359]^2 + [.D359]^2)" office:value-type="float" office:value="506.680932046984" calcext:value-type="float">
            <text:p>506.68</text:p>
          </table:table-cell>
          <table:table-cell table:formula="of:=[.B359]/[.$E359]" office:value-type="float" office:value="0.0357226784258019" calcext:value-type="float">
            <text:p>0.04</text:p>
          </table:table-cell>
          <table:table-cell table:formula="of:=[.C359]/[.$E359]" office:value-type="float" office:value="-0.024926929752369" calcext:value-type="float">
            <text:p>-0.02</text:p>
          </table:table-cell>
          <table:table-cell table:formula="of:=[.D359]/[.$E359]" office:value-type="float" office:value="-0.999050818737069" calcext:value-type="float">
            <text:p>-1.00</text:p>
          </table:table-cell>
          <table:table-cell table:formula="of:=DEGREES(ATAN2([.G359];[.F359]))" office:value-type="float" office:value="124.906951734267" calcext:value-type="float">
            <text:p>124.9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18.1" calcext:value-type="float">
            <text:p>18.1</text:p>
          </table:table-cell>
          <table:table-cell office:value-type="float" office:value="-12.63" calcext:value-type="float">
            <text:p>-12.63</text:p>
          </table:table-cell>
          <table:table-cell office:value-type="float" office:value="-506.2" calcext:value-type="float">
            <text:p>-506.2</text:p>
          </table:table-cell>
          <table:table-cell table:formula="of:=SQRT([.B360]^2 + [.C360]^2 + [.D360]^2)" office:value-type="float" office:value="506.680932046984" calcext:value-type="float">
            <text:p>506.68</text:p>
          </table:table-cell>
          <table:table-cell table:formula="of:=[.B360]/[.$E360]" office:value-type="float" office:value="0.0357226784258019" calcext:value-type="float">
            <text:p>0.04</text:p>
          </table:table-cell>
          <table:table-cell table:formula="of:=[.C360]/[.$E360]" office:value-type="float" office:value="-0.024926929752369" calcext:value-type="float">
            <text:p>-0.02</text:p>
          </table:table-cell>
          <table:table-cell table:formula="of:=[.D360]/[.$E360]" office:value-type="float" office:value="-0.999050818737069" calcext:value-type="float">
            <text:p>-1.00</text:p>
          </table:table-cell>
          <table:table-cell table:formula="of:=DEGREES(ATAN2([.G360];[.F360]))" office:value-type="float" office:value="124.906951734267" calcext:value-type="float">
            <text:p>124.91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.43" calcext:value-type="float">
            <text:p>-5.43</text:p>
          </table:table-cell>
          <table:table-cell office:value-type="float" office:value="-25.26" calcext:value-type="float">
            <text:p>-25.26</text:p>
          </table:table-cell>
          <table:table-cell office:value-type="float" office:value="-511.42" calcext:value-type="float">
            <text:p>-511.42</text:p>
          </table:table-cell>
          <table:table-cell table:formula="of:=SQRT([.B361]^2 + [.C361]^2 + [.D361]^2)" office:value-type="float" office:value="512.072230158988" calcext:value-type="float">
            <text:p>512.07</text:p>
          </table:table-cell>
          <table:table-cell table:formula="of:=[.B361]/[.$E361]" office:value-type="float" office:value="-0.0106039727995289" calcext:value-type="float">
            <text:p>-0.01</text:p>
          </table:table-cell>
          <table:table-cell table:formula="of:=[.C361]/[.$E361]" office:value-type="float" office:value="-0.0493289784375873" calcext:value-type="float">
            <text:p>-0.05</text:p>
          </table:table-cell>
          <table:table-cell table:formula="of:=[.D361]/[.$E361]" office:value-type="float" office:value="-0.998726292658389" calcext:value-type="float">
            <text:p>-1.00</text:p>
          </table:table-cell>
          <table:table-cell table:formula="of:=DEGREES(ATAN2([.G361];[.F361]))" office:value-type="float" office:value="-167.868071065734" calcext:value-type="float">
            <text:p>-167.87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.43" calcext:value-type="float">
            <text:p>-5.43</text:p>
          </table:table-cell>
          <table:table-cell office:value-type="float" office:value="-25.26" calcext:value-type="float">
            <text:p>-25.26</text:p>
          </table:table-cell>
          <table:table-cell office:value-type="float" office:value="-511.42" calcext:value-type="float">
            <text:p>-511.42</text:p>
          </table:table-cell>
          <table:table-cell table:formula="of:=SQRT([.B362]^2 + [.C362]^2 + [.D362]^2)" office:value-type="float" office:value="512.072230158988" calcext:value-type="float">
            <text:p>512.07</text:p>
          </table:table-cell>
          <table:table-cell table:formula="of:=[.B362]/[.$E362]" office:value-type="float" office:value="-0.0106039727995289" calcext:value-type="float">
            <text:p>-0.01</text:p>
          </table:table-cell>
          <table:table-cell table:formula="of:=[.C362]/[.$E362]" office:value-type="float" office:value="-0.0493289784375873" calcext:value-type="float">
            <text:p>-0.05</text:p>
          </table:table-cell>
          <table:table-cell table:formula="of:=[.D362]/[.$E362]" office:value-type="float" office:value="-0.998726292658389" calcext:value-type="float">
            <text:p>-1.00</text:p>
          </table:table-cell>
          <table:table-cell table:formula="of:=DEGREES(ATAN2([.G362];[.F362]))" office:value-type="float" office:value="-167.868071065734" calcext:value-type="float">
            <text:p>-167.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8:51:35.578000000</meta:creation-date>
    <dc:date>2018-06-06T19:24:45.543000000</dc:date>
    <meta:editing-duration>PT13M</meta:editing-duration>
    <meta:editing-cycles>6</meta:editing-cycles>
    <meta:generator>LibreOffice/5.2.0.4$Windows_x86 LibreOffice_project/066b007f5ebcc236395c7d282ba488bca6720265</meta:generator>
    <meta:document-statistic meta:table-count="4" meta:cell-count="13828" meta:object-count="0"/>
  </office:meta>
</office:document-meta>
</file>